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08cm" svg:stroke-color="#ffffff" draw:textarea-horizontal-align="center" draw:textarea-vertical-align="middle" fo:padding-top="0.004cm" fo:padding-bottom="0.004cm" fo:padding-left="0.004cm" fo:padding-right="0.004cm"/>
    </style:style>
    <style:style style:name="gr5" style:family="graphic" style:parent-style-name="standard">
      <style:graphic-properties draw:stroke="solid" svg:stroke-width="0.008cm" svg:stroke-color="#0000ff" draw:textarea-horizontal-align="center" draw:textarea-vertical-align="middle" fo:padding-top="0.004cm" fo:padding-bottom="0.004cm" fo:padding-left="0.004cm" fo:padding-right="0.004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24cm" svg:height="1.524cm" svg:x="15.24cm" svg:y="10.871cm">
          <text:p/>
        </draw:rect>
        <draw:rect draw:style-name="gr1" draw:text-style-name="P1" draw:layer="layout" svg:width="1.27cm" svg:height="1.27cm" svg:x="15.367cm" svg:y="10.998cm">
          <text:p/>
        </draw:rect>
        <draw:rect draw:style-name="gr1" draw:text-style-name="P1" draw:layer="layout" svg:width="1.524cm" svg:height="1.524cm" svg:x="16.764cm" svg:y="10.871cm">
          <text:p/>
        </draw:rect>
        <draw:rect draw:style-name="gr1" draw:text-style-name="P1" draw:layer="layout" svg:width="1.27cm" svg:height="1.27cm" svg:x="16.891cm" svg:y="10.998cm">
          <text:p/>
        </draw:rect>
        <draw:rect draw:style-name="gr1" draw:text-style-name="P1" draw:layer="layout" svg:width="1.524cm" svg:height="1.524cm" svg:x="18.288cm" svg:y="10.871cm">
          <text:p/>
        </draw:rect>
        <draw:rect draw:style-name="gr1" draw:text-style-name="P1" draw:layer="layout" svg:width="1.27cm" svg:height="1.27cm" svg:x="18.415cm" svg:y="10.998cm">
          <text:p/>
        </draw:rect>
        <draw:rect draw:style-name="gr1" draw:text-style-name="P1" draw:layer="layout" svg:width="1.524cm" svg:height="1.524cm" svg:x="19.812cm" svg:y="10.871cm">
          <text:p/>
        </draw:rect>
        <draw:rect draw:style-name="gr1" draw:text-style-name="P1" draw:layer="layout" svg:width="1.27cm" svg:height="1.27cm" svg:x="19.939cm" svg:y="10.998cm">
          <text:p/>
        </draw:rect>
        <draw:rect draw:style-name="gr1" draw:text-style-name="P1" draw:layer="layout" svg:width="1.524cm" svg:height="1.524cm" svg:x="21.336cm" svg:y="10.871cm">
          <text:p/>
        </draw:rect>
        <draw:rect draw:style-name="gr1" draw:text-style-name="P1" draw:layer="layout" svg:width="1.27cm" svg:height="1.27cm" svg:x="21.463cm" svg:y="10.998cm">
          <text:p/>
        </draw:rect>
        <draw:rect draw:style-name="gr1" draw:text-style-name="P1" draw:layer="layout" svg:width="1.524cm" svg:height="1.524cm" svg:x="22.86cm" svg:y="10.871cm">
          <text:p/>
        </draw:rect>
        <draw:rect draw:style-name="gr1" draw:text-style-name="P1" draw:layer="layout" svg:width="1.27cm" svg:height="1.27cm" svg:x="22.987cm" svg:y="10.998cm">
          <text:p/>
        </draw:rect>
        <draw:rect draw:style-name="gr1" draw:text-style-name="P1" draw:layer="layout" svg:width="1.524cm" svg:height="1.524cm" svg:x="24.384cm" svg:y="10.871cm">
          <text:p/>
        </draw:rect>
        <draw:rect draw:style-name="gr1" draw:text-style-name="P1" draw:layer="layout" svg:width="1.27cm" svg:height="1.27cm" svg:x="24.511cm" svg:y="10.998cm">
          <text:p/>
        </draw:rect>
        <draw:rect draw:style-name="gr1" draw:text-style-name="P1" draw:layer="layout" svg:width="1.524cm" svg:height="1.524cm" svg:x="25.908cm" svg:y="10.871cm">
          <text:p/>
        </draw:rect>
        <draw:rect draw:style-name="gr1" draw:text-style-name="P1" draw:layer="layout" svg:width="1.27cm" svg:height="1.27cm" svg:x="26.035cm" svg:y="10.998cm">
          <text:p/>
        </draw:rect>
        <draw:rect draw:style-name="gr1" draw:text-style-name="P1" draw:layer="layout" svg:width="1.524cm" svg:height="1.524cm" svg:x="3.048cm" svg:y="10.871cm">
          <text:p/>
        </draw:rect>
        <draw:rect draw:style-name="gr1" draw:text-style-name="P1" draw:layer="layout" svg:width="1.27cm" svg:height="1.27cm" svg:x="3.175cm" svg:y="10.998cm">
          <text:p/>
        </draw:rect>
        <draw:rect draw:style-name="gr1" draw:text-style-name="P1" draw:layer="layout" svg:width="1.524cm" svg:height="1.524cm" svg:x="4.572cm" svg:y="10.871cm">
          <text:p/>
        </draw:rect>
        <draw:rect draw:style-name="gr1" draw:text-style-name="P1" draw:layer="layout" svg:width="1.27cm" svg:height="1.27cm" svg:x="4.699cm" svg:y="10.998cm">
          <text:p/>
        </draw:rect>
        <draw:rect draw:style-name="gr1" draw:text-style-name="P1" draw:layer="layout" svg:width="1.524cm" svg:height="1.524cm" svg:x="6.096cm" svg:y="10.871cm">
          <text:p/>
        </draw:rect>
        <draw:rect draw:style-name="gr1" draw:text-style-name="P1" draw:layer="layout" svg:width="1.27cm" svg:height="1.27cm" svg:x="6.223cm" svg:y="10.998cm">
          <text:p/>
        </draw:rect>
        <draw:rect draw:style-name="gr1" draw:text-style-name="P1" draw:layer="layout" svg:width="1.524cm" svg:height="1.524cm" svg:x="7.62cm" svg:y="10.871cm">
          <text:p/>
        </draw:rect>
        <draw:rect draw:style-name="gr1" draw:text-style-name="P1" draw:layer="layout" svg:width="1.27cm" svg:height="1.27cm" svg:x="7.747cm" svg:y="10.998cm">
          <text:p/>
        </draw:rect>
        <draw:rect draw:style-name="gr1" draw:text-style-name="P1" draw:layer="layout" svg:width="1.524cm" svg:height="1.524cm" svg:x="9.144cm" svg:y="10.871cm">
          <text:p/>
        </draw:rect>
        <draw:rect draw:style-name="gr1" draw:text-style-name="P1" draw:layer="layout" svg:width="1.27cm" svg:height="1.27cm" svg:x="9.271cm" svg:y="10.998cm">
          <text:p/>
        </draw:rect>
        <draw:rect draw:style-name="gr1" draw:text-style-name="P1" draw:layer="layout" svg:width="1.524cm" svg:height="1.524cm" svg:x="10.668cm" svg:y="10.871cm">
          <text:p/>
        </draw:rect>
        <draw:rect draw:style-name="gr1" draw:text-style-name="P1" draw:layer="layout" svg:width="1.27cm" svg:height="1.27cm" svg:x="10.795cm" svg:y="10.998cm">
          <text:p/>
        </draw:rect>
        <draw:rect draw:style-name="gr1" draw:text-style-name="P1" draw:layer="layout" svg:width="1.524cm" svg:height="1.524cm" svg:x="12.192cm" svg:y="10.871cm">
          <text:p/>
        </draw:rect>
        <draw:rect draw:style-name="gr1" draw:text-style-name="P1" draw:layer="layout" svg:width="1.27cm" svg:height="1.27cm" svg:x="12.319cm" svg:y="10.998cm">
          <text:p/>
        </draw:rect>
        <draw:rect draw:style-name="gr1" draw:text-style-name="P1" draw:layer="layout" svg:width="1.524cm" svg:height="1.524cm" svg:x="13.716cm" svg:y="10.871cm">
          <text:p/>
        </draw:rect>
        <draw:rect draw:style-name="gr1" draw:text-style-name="P1" draw:layer="layout" svg:width="1.27cm" svg:height="1.27cm" svg:x="13.843cm" svg:y="10.998cm">
          <text:p/>
        </draw:rect>
        <draw:rect draw:style-name="gr1" draw:text-style-name="P1" draw:layer="layout" svg:width="1.524cm" svg:height="1.524cm" svg:x="15.24cm" svg:y="12.395cm">
          <text:p/>
        </draw:rect>
        <draw:rect draw:style-name="gr1" draw:text-style-name="P1" draw:layer="layout" svg:width="1.27cm" svg:height="1.27cm" svg:x="15.367cm" svg:y="12.522cm">
          <text:p/>
        </draw:rect>
        <draw:rect draw:style-name="gr1" draw:text-style-name="P1" draw:layer="layout" svg:width="1.524cm" svg:height="1.524cm" svg:x="16.764cm" svg:y="12.395cm">
          <text:p/>
        </draw:rect>
        <draw:rect draw:style-name="gr1" draw:text-style-name="P1" draw:layer="layout" svg:width="1.27cm" svg:height="1.27cm" svg:x="16.891cm" svg:y="12.522cm">
          <text:p/>
        </draw:rect>
        <draw:rect draw:style-name="gr1" draw:text-style-name="P1" draw:layer="layout" svg:width="1.524cm" svg:height="1.524cm" svg:x="18.288cm" svg:y="12.395cm">
          <text:p/>
        </draw:rect>
        <draw:rect draw:style-name="gr1" draw:text-style-name="P1" draw:layer="layout" svg:width="1.27cm" svg:height="1.27cm" svg:x="18.415cm" svg:y="12.522cm">
          <text:p/>
        </draw:rect>
        <draw:rect draw:style-name="gr1" draw:text-style-name="P1" draw:layer="layout" svg:width="1.524cm" svg:height="1.524cm" svg:x="19.812cm" svg:y="12.395cm">
          <text:p/>
        </draw:rect>
        <draw:rect draw:style-name="gr1" draw:text-style-name="P1" draw:layer="layout" svg:width="1.27cm" svg:height="1.27cm" svg:x="19.939cm" svg:y="12.522cm">
          <text:p/>
        </draw:rect>
        <draw:rect draw:style-name="gr1" draw:text-style-name="P1" draw:layer="layout" svg:width="1.524cm" svg:height="1.524cm" svg:x="21.336cm" svg:y="12.395cm">
          <text:p/>
        </draw:rect>
        <draw:rect draw:style-name="gr1" draw:text-style-name="P1" draw:layer="layout" svg:width="1.27cm" svg:height="1.27cm" svg:x="21.463cm" svg:y="12.522cm">
          <text:p/>
        </draw:rect>
        <draw:rect draw:style-name="gr1" draw:text-style-name="P1" draw:layer="layout" svg:width="1.524cm" svg:height="1.524cm" svg:x="22.86cm" svg:y="12.395cm">
          <text:p/>
        </draw:rect>
        <draw:rect draw:style-name="gr1" draw:text-style-name="P1" draw:layer="layout" svg:width="1.27cm" svg:height="1.27cm" svg:x="22.987cm" svg:y="12.522cm">
          <text:p/>
        </draw:rect>
        <draw:rect draw:style-name="gr1" draw:text-style-name="P1" draw:layer="layout" svg:width="1.524cm" svg:height="1.524cm" svg:x="24.384cm" svg:y="12.395cm">
          <text:p/>
        </draw:rect>
        <draw:rect draw:style-name="gr1" draw:text-style-name="P1" draw:layer="layout" svg:width="1.27cm" svg:height="1.27cm" svg:x="24.511cm" svg:y="12.522cm">
          <text:p/>
        </draw:rect>
        <draw:rect draw:style-name="gr1" draw:text-style-name="P1" draw:layer="layout" svg:width="1.524cm" svg:height="1.524cm" svg:x="25.908cm" svg:y="12.395cm">
          <text:p/>
        </draw:rect>
        <draw:rect draw:style-name="gr1" draw:text-style-name="P1" draw:layer="layout" svg:width="1.27cm" svg:height="1.27cm" svg:x="26.035cm" svg:y="12.522cm">
          <text:p/>
        </draw:rect>
        <draw:rect draw:style-name="gr1" draw:text-style-name="P1" draw:layer="layout" svg:width="1.524cm" svg:height="1.524cm" svg:x="3.048cm" svg:y="12.395cm">
          <text:p/>
        </draw:rect>
        <draw:rect draw:style-name="gr1" draw:text-style-name="P1" draw:layer="layout" svg:width="1.27cm" svg:height="1.27cm" svg:x="3.175cm" svg:y="12.522cm">
          <text:p/>
        </draw:rect>
        <draw:rect draw:style-name="gr1" draw:text-style-name="P1" draw:layer="layout" svg:width="1.524cm" svg:height="1.524cm" svg:x="4.572cm" svg:y="12.395cm">
          <text:p/>
        </draw:rect>
        <draw:rect draw:style-name="gr1" draw:text-style-name="P1" draw:layer="layout" svg:width="1.27cm" svg:height="1.27cm" svg:x="4.699cm" svg:y="12.522cm">
          <text:p/>
        </draw:rect>
        <draw:rect draw:style-name="gr1" draw:text-style-name="P1" draw:layer="layout" svg:width="1.524cm" svg:height="1.524cm" svg:x="6.096cm" svg:y="12.395cm">
          <text:p/>
        </draw:rect>
        <draw:rect draw:style-name="gr1" draw:text-style-name="P1" draw:layer="layout" svg:width="1.27cm" svg:height="1.27cm" svg:x="6.223cm" svg:y="12.522cm">
          <text:p/>
        </draw:rect>
        <draw:rect draw:style-name="gr1" draw:text-style-name="P1" draw:layer="layout" svg:width="1.524cm" svg:height="1.524cm" svg:x="7.62cm" svg:y="12.395cm">
          <text:p/>
        </draw:rect>
        <draw:rect draw:style-name="gr1" draw:text-style-name="P1" draw:layer="layout" svg:width="1.27cm" svg:height="1.27cm" svg:x="7.747cm" svg:y="12.522cm">
          <text:p/>
        </draw:rect>
        <draw:rect draw:style-name="gr1" draw:text-style-name="P1" draw:layer="layout" svg:width="1.524cm" svg:height="1.524cm" svg:x="9.144cm" svg:y="12.395cm">
          <text:p/>
        </draw:rect>
        <draw:rect draw:style-name="gr1" draw:text-style-name="P1" draw:layer="layout" svg:width="1.27cm" svg:height="1.27cm" svg:x="9.271cm" svg:y="12.522cm">
          <text:p/>
        </draw:rect>
        <draw:rect draw:style-name="gr1" draw:text-style-name="P1" draw:layer="layout" svg:width="1.524cm" svg:height="1.524cm" svg:x="10.668cm" svg:y="12.395cm">
          <text:p/>
        </draw:rect>
        <draw:rect draw:style-name="gr1" draw:text-style-name="P1" draw:layer="layout" svg:width="1.27cm" svg:height="1.27cm" svg:x="10.795cm" svg:y="12.522cm">
          <text:p/>
        </draw:rect>
        <draw:rect draw:style-name="gr1" draw:text-style-name="P1" draw:layer="layout" svg:width="1.524cm" svg:height="1.524cm" svg:x="12.192cm" svg:y="12.395cm">
          <text:p/>
        </draw:rect>
        <draw:rect draw:style-name="gr1" draw:text-style-name="P1" draw:layer="layout" svg:width="1.27cm" svg:height="1.27cm" svg:x="12.319cm" svg:y="12.522cm">
          <text:p/>
        </draw:rect>
        <draw:rect draw:style-name="gr1" draw:text-style-name="P1" draw:layer="layout" svg:width="1.524cm" svg:height="1.524cm" svg:x="13.716cm" svg:y="12.395cm">
          <text:p/>
        </draw:rect>
        <draw:rect draw:style-name="gr1" draw:text-style-name="P1" draw:layer="layout" svg:width="1.27cm" svg:height="1.27cm" svg:x="13.843cm" svg:y="12.522cm">
          <text:p/>
        </draw:rect>
        <draw:rect draw:style-name="gr1" draw:text-style-name="P1" draw:layer="layout" svg:width="1.524cm" svg:height="1.524cm" svg:x="15.24cm" svg:y="13.919cm">
          <text:p/>
        </draw:rect>
        <draw:rect draw:style-name="gr1" draw:text-style-name="P1" draw:layer="layout" svg:width="1.27cm" svg:height="1.27cm" svg:x="15.367cm" svg:y="14.046cm">
          <text:p/>
        </draw:rect>
        <draw:rect draw:style-name="gr1" draw:text-style-name="P1" draw:layer="layout" svg:width="1.524cm" svg:height="1.524cm" svg:x="16.764cm" svg:y="13.919cm">
          <text:p/>
        </draw:rect>
        <draw:rect draw:style-name="gr1" draw:text-style-name="P1" draw:layer="layout" svg:width="1.27cm" svg:height="1.27cm" svg:x="16.891cm" svg:y="14.046cm">
          <text:p/>
        </draw:rect>
        <draw:rect draw:style-name="gr1" draw:text-style-name="P1" draw:layer="layout" svg:width="1.524cm" svg:height="1.524cm" svg:x="18.288cm" svg:y="13.919cm">
          <text:p/>
        </draw:rect>
        <draw:rect draw:style-name="gr1" draw:text-style-name="P1" draw:layer="layout" svg:width="1.27cm" svg:height="1.27cm" svg:x="18.415cm" svg:y="14.046cm">
          <text:p/>
        </draw:rect>
        <draw:rect draw:style-name="gr1" draw:text-style-name="P1" draw:layer="layout" svg:width="1.524cm" svg:height="1.524cm" svg:x="19.812cm" svg:y="13.919cm">
          <text:p/>
        </draw:rect>
        <draw:rect draw:style-name="gr1" draw:text-style-name="P1" draw:layer="layout" svg:width="1.27cm" svg:height="1.27cm" svg:x="19.939cm" svg:y="14.046cm">
          <text:p/>
        </draw:rect>
        <draw:rect draw:style-name="gr1" draw:text-style-name="P1" draw:layer="layout" svg:width="1.524cm" svg:height="1.524cm" svg:x="21.336cm" svg:y="13.919cm">
          <text:p/>
        </draw:rect>
        <draw:rect draw:style-name="gr1" draw:text-style-name="P1" draw:layer="layout" svg:width="1.27cm" svg:height="1.27cm" svg:x="21.463cm" svg:y="14.046cm">
          <text:p/>
        </draw:rect>
        <draw:rect draw:style-name="gr1" draw:text-style-name="P1" draw:layer="layout" svg:width="1.524cm" svg:height="1.524cm" svg:x="22.86cm" svg:y="13.919cm">
          <text:p/>
        </draw:rect>
        <draw:rect draw:style-name="gr1" draw:text-style-name="P1" draw:layer="layout" svg:width="1.27cm" svg:height="1.27cm" svg:x="22.987cm" svg:y="14.046cm">
          <text:p/>
        </draw:rect>
        <draw:rect draw:style-name="gr1" draw:text-style-name="P1" draw:layer="layout" svg:width="1.524cm" svg:height="1.524cm" svg:x="24.384cm" svg:y="13.919cm">
          <text:p/>
        </draw:rect>
        <draw:rect draw:style-name="gr1" draw:text-style-name="P1" draw:layer="layout" svg:width="1.27cm" svg:height="1.27cm" svg:x="24.511cm" svg:y="14.046cm">
          <text:p/>
        </draw:rect>
        <draw:rect draw:style-name="gr1" draw:text-style-name="P1" draw:layer="layout" svg:width="1.524cm" svg:height="1.524cm" svg:x="25.908cm" svg:y="13.919cm">
          <text:p/>
        </draw:rect>
        <draw:rect draw:style-name="gr1" draw:text-style-name="P1" draw:layer="layout" svg:width="1.27cm" svg:height="1.27cm" svg:x="26.035cm" svg:y="14.046cm">
          <text:p/>
        </draw:rect>
        <draw:rect draw:style-name="gr1" draw:text-style-name="P1" draw:layer="layout" svg:width="1.524cm" svg:height="1.524cm" svg:x="3.048cm" svg:y="13.919cm">
          <text:p/>
        </draw:rect>
        <draw:rect draw:style-name="gr1" draw:text-style-name="P1" draw:layer="layout" svg:width="1.27cm" svg:height="1.27cm" svg:x="3.175cm" svg:y="14.046cm">
          <text:p/>
        </draw:rect>
        <draw:rect draw:style-name="gr1" draw:text-style-name="P1" draw:layer="layout" svg:width="1.524cm" svg:height="1.524cm" svg:x="4.572cm" svg:y="13.919cm">
          <text:p/>
        </draw:rect>
        <draw:rect draw:style-name="gr1" draw:text-style-name="P1" draw:layer="layout" svg:width="1.27cm" svg:height="1.27cm" svg:x="4.699cm" svg:y="14.046cm">
          <text:p/>
        </draw:rect>
        <draw:rect draw:style-name="gr1" draw:text-style-name="P1" draw:layer="layout" svg:width="1.524cm" svg:height="1.524cm" svg:x="6.096cm" svg:y="13.919cm">
          <text:p/>
        </draw:rect>
        <draw:rect draw:style-name="gr1" draw:text-style-name="P1" draw:layer="layout" svg:width="1.27cm" svg:height="1.27cm" svg:x="6.223cm" svg:y="14.046cm">
          <text:p/>
        </draw:rect>
        <draw:rect draw:style-name="gr1" draw:text-style-name="P1" draw:layer="layout" svg:width="1.524cm" svg:height="1.524cm" svg:x="7.62cm" svg:y="13.919cm">
          <text:p/>
        </draw:rect>
        <draw:rect draw:style-name="gr1" draw:text-style-name="P1" draw:layer="layout" svg:width="1.27cm" svg:height="1.27cm" svg:x="7.747cm" svg:y="14.046cm">
          <text:p/>
        </draw:rect>
        <draw:rect draw:style-name="gr1" draw:text-style-name="P1" draw:layer="layout" svg:width="1.524cm" svg:height="1.524cm" svg:x="9.144cm" svg:y="13.919cm">
          <text:p/>
        </draw:rect>
        <draw:rect draw:style-name="gr1" draw:text-style-name="P1" draw:layer="layout" svg:width="1.27cm" svg:height="1.27cm" svg:x="9.271cm" svg:y="14.046cm">
          <text:p/>
        </draw:rect>
        <draw:rect draw:style-name="gr1" draw:text-style-name="P1" draw:layer="layout" svg:width="1.524cm" svg:height="1.524cm" svg:x="10.668cm" svg:y="13.919cm">
          <text:p/>
        </draw:rect>
        <draw:rect draw:style-name="gr1" draw:text-style-name="P1" draw:layer="layout" svg:width="1.27cm" svg:height="1.27cm" svg:x="10.795cm" svg:y="14.046cm">
          <text:p/>
        </draw:rect>
        <draw:rect draw:style-name="gr1" draw:text-style-name="P1" draw:layer="layout" svg:width="1.524cm" svg:height="1.524cm" svg:x="12.192cm" svg:y="13.919cm">
          <text:p/>
        </draw:rect>
        <draw:rect draw:style-name="gr1" draw:text-style-name="P1" draw:layer="layout" svg:width="1.27cm" svg:height="1.27cm" svg:x="12.319cm" svg:y="14.046cm">
          <text:p/>
        </draw:rect>
        <draw:rect draw:style-name="gr1" draw:text-style-name="P1" draw:layer="layout" svg:width="1.524cm" svg:height="1.524cm" svg:x="13.716cm" svg:y="13.919cm">
          <text:p/>
        </draw:rect>
        <draw:rect draw:style-name="gr1" draw:text-style-name="P1" draw:layer="layout" svg:width="1.27cm" svg:height="1.27cm" svg:x="13.843cm" svg:y="14.046cm">
          <text:p/>
        </draw:rect>
        <draw:rect draw:style-name="gr1" draw:text-style-name="P1" draw:layer="layout" svg:width="1.524cm" svg:height="1.524cm" svg:x="15.24cm" svg:y="15.443cm">
          <text:p/>
        </draw:rect>
        <draw:rect draw:style-name="gr1" draw:text-style-name="P1" draw:layer="layout" svg:width="1.27cm" svg:height="1.27cm" svg:x="15.367cm" svg:y="15.57cm">
          <text:p/>
        </draw:rect>
        <draw:rect draw:style-name="gr1" draw:text-style-name="P1" draw:layer="layout" svg:width="1.524cm" svg:height="1.524cm" svg:x="16.764cm" svg:y="15.443cm">
          <text:p/>
        </draw:rect>
        <draw:rect draw:style-name="gr1" draw:text-style-name="P1" draw:layer="layout" svg:width="1.27cm" svg:height="1.27cm" svg:x="16.891cm" svg:y="15.57cm">
          <text:p/>
        </draw:rect>
        <draw:rect draw:style-name="gr1" draw:text-style-name="P1" draw:layer="layout" svg:width="1.524cm" svg:height="1.524cm" svg:x="18.288cm" svg:y="15.443cm">
          <text:p/>
        </draw:rect>
        <draw:rect draw:style-name="gr1" draw:text-style-name="P1" draw:layer="layout" svg:width="1.27cm" svg:height="1.27cm" svg:x="18.415cm" svg:y="15.57cm">
          <text:p/>
        </draw:rect>
        <draw:rect draw:style-name="gr1" draw:text-style-name="P1" draw:layer="layout" svg:width="1.524cm" svg:height="1.524cm" svg:x="19.812cm" svg:y="15.443cm">
          <text:p/>
        </draw:rect>
        <draw:rect draw:style-name="gr1" draw:text-style-name="P1" draw:layer="layout" svg:width="1.27cm" svg:height="1.27cm" svg:x="19.939cm" svg:y="15.57cm">
          <text:p/>
        </draw:rect>
        <draw:rect draw:style-name="gr1" draw:text-style-name="P1" draw:layer="layout" svg:width="1.524cm" svg:height="1.524cm" svg:x="21.336cm" svg:y="15.443cm">
          <text:p/>
        </draw:rect>
        <draw:rect draw:style-name="gr1" draw:text-style-name="P1" draw:layer="layout" svg:width="1.27cm" svg:height="1.27cm" svg:x="21.463cm" svg:y="15.57cm">
          <text:p/>
        </draw:rect>
        <draw:rect draw:style-name="gr1" draw:text-style-name="P1" draw:layer="layout" svg:width="1.524cm" svg:height="1.524cm" svg:x="22.86cm" svg:y="15.443cm">
          <text:p/>
        </draw:rect>
        <draw:rect draw:style-name="gr1" draw:text-style-name="P1" draw:layer="layout" svg:width="1.27cm" svg:height="1.27cm" svg:x="22.987cm" svg:y="15.57cm">
          <text:p/>
        </draw:rect>
        <draw:rect draw:style-name="gr1" draw:text-style-name="P1" draw:layer="layout" svg:width="1.524cm" svg:height="1.524cm" svg:x="24.384cm" svg:y="15.443cm">
          <text:p/>
        </draw:rect>
        <draw:rect draw:style-name="gr1" draw:text-style-name="P1" draw:layer="layout" svg:width="1.27cm" svg:height="1.27cm" svg:x="24.511cm" svg:y="15.57cm">
          <text:p/>
        </draw:rect>
        <draw:rect draw:style-name="gr1" draw:text-style-name="P1" draw:layer="layout" svg:width="1.524cm" svg:height="1.524cm" svg:x="25.908cm" svg:y="15.443cm">
          <text:p/>
        </draw:rect>
        <draw:rect draw:style-name="gr1" draw:text-style-name="P1" draw:layer="layout" svg:width="1.27cm" svg:height="1.27cm" svg:x="26.035cm" svg:y="15.57cm">
          <text:p/>
        </draw:rect>
        <draw:rect draw:style-name="gr1" draw:text-style-name="P1" draw:layer="layout" svg:width="1.524cm" svg:height="1.524cm" svg:x="3.048cm" svg:y="15.443cm">
          <text:p/>
        </draw:rect>
        <draw:rect draw:style-name="gr1" draw:text-style-name="P1" draw:layer="layout" svg:width="1.27cm" svg:height="1.27cm" svg:x="3.175cm" svg:y="15.57cm">
          <text:p/>
        </draw:rect>
        <draw:rect draw:style-name="gr1" draw:text-style-name="P1" draw:layer="layout" svg:width="1.524cm" svg:height="1.524cm" svg:x="4.572cm" svg:y="15.443cm">
          <text:p/>
        </draw:rect>
        <draw:rect draw:style-name="gr1" draw:text-style-name="P1" draw:layer="layout" svg:width="1.27cm" svg:height="1.27cm" svg:x="4.699cm" svg:y="15.57cm">
          <text:p/>
        </draw:rect>
        <draw:rect draw:style-name="gr1" draw:text-style-name="P1" draw:layer="layout" svg:width="1.524cm" svg:height="1.524cm" svg:x="6.096cm" svg:y="15.443cm">
          <text:p/>
        </draw:rect>
        <draw:rect draw:style-name="gr1" draw:text-style-name="P1" draw:layer="layout" svg:width="1.27cm" svg:height="1.27cm" svg:x="6.223cm" svg:y="15.57cm">
          <text:p/>
        </draw:rect>
        <draw:rect draw:style-name="gr1" draw:text-style-name="P1" draw:layer="layout" svg:width="1.524cm" svg:height="1.524cm" svg:x="7.62cm" svg:y="15.443cm">
          <text:p/>
        </draw:rect>
        <draw:rect draw:style-name="gr1" draw:text-style-name="P1" draw:layer="layout" svg:width="1.27cm" svg:height="1.27cm" svg:x="7.747cm" svg:y="15.57cm">
          <text:p/>
        </draw:rect>
        <draw:rect draw:style-name="gr1" draw:text-style-name="P1" draw:layer="layout" svg:width="1.524cm" svg:height="1.524cm" svg:x="9.144cm" svg:y="15.443cm">
          <text:p/>
        </draw:rect>
        <draw:rect draw:style-name="gr1" draw:text-style-name="P1" draw:layer="layout" svg:width="1.27cm" svg:height="1.27cm" svg:x="9.271cm" svg:y="15.57cm">
          <text:p/>
        </draw:rect>
        <draw:rect draw:style-name="gr1" draw:text-style-name="P1" draw:layer="layout" svg:width="1.524cm" svg:height="1.524cm" svg:x="10.668cm" svg:y="15.443cm">
          <text:p/>
        </draw:rect>
        <draw:rect draw:style-name="gr1" draw:text-style-name="P1" draw:layer="layout" svg:width="1.27cm" svg:height="1.27cm" svg:x="10.795cm" svg:y="15.57cm">
          <text:p/>
        </draw:rect>
        <draw:rect draw:style-name="gr1" draw:text-style-name="P1" draw:layer="layout" svg:width="1.524cm" svg:height="1.524cm" svg:x="12.192cm" svg:y="15.443cm">
          <text:p/>
        </draw:rect>
        <draw:rect draw:style-name="gr1" draw:text-style-name="P1" draw:layer="layout" svg:width="1.27cm" svg:height="1.27cm" svg:x="12.319cm" svg:y="15.57cm">
          <text:p/>
        </draw:rect>
        <draw:rect draw:style-name="gr1" draw:text-style-name="P1" draw:layer="layout" svg:width="1.524cm" svg:height="1.524cm" svg:x="13.716cm" svg:y="15.443cm">
          <text:p/>
        </draw:rect>
        <draw:rect draw:style-name="gr1" draw:text-style-name="P1" draw:layer="layout" svg:width="1.27cm" svg:height="1.27cm" svg:x="13.843cm" svg:y="15.57cm">
          <text:p/>
        </draw:rect>
        <draw:rect draw:style-name="gr1" draw:text-style-name="P1" draw:layer="layout" svg:width="1.524cm" svg:height="1.524cm" svg:x="15.24cm" svg:y="16.967cm">
          <text:p/>
        </draw:rect>
        <draw:rect draw:style-name="gr1" draw:text-style-name="P1" draw:layer="layout" svg:width="1.27cm" svg:height="1.27cm" svg:x="15.367cm" svg:y="17.094cm">
          <text:p/>
        </draw:rect>
        <draw:rect draw:style-name="gr1" draw:text-style-name="P1" draw:layer="layout" svg:width="1.524cm" svg:height="1.524cm" svg:x="16.764cm" svg:y="16.967cm">
          <text:p/>
        </draw:rect>
        <draw:rect draw:style-name="gr1" draw:text-style-name="P1" draw:layer="layout" svg:width="1.27cm" svg:height="1.27cm" svg:x="16.891cm" svg:y="17.094cm">
          <text:p/>
        </draw:rect>
        <draw:rect draw:style-name="gr1" draw:text-style-name="P1" draw:layer="layout" svg:width="1.524cm" svg:height="1.524cm" svg:x="18.288cm" svg:y="16.967cm">
          <text:p/>
        </draw:rect>
        <draw:rect draw:style-name="gr1" draw:text-style-name="P1" draw:layer="layout" svg:width="1.27cm" svg:height="1.27cm" svg:x="18.415cm" svg:y="17.094cm">
          <text:p/>
        </draw:rect>
        <draw:rect draw:style-name="gr1" draw:text-style-name="P1" draw:layer="layout" svg:width="1.524cm" svg:height="1.524cm" svg:x="19.812cm" svg:y="16.967cm">
          <text:p/>
        </draw:rect>
        <draw:rect draw:style-name="gr1" draw:text-style-name="P1" draw:layer="layout" svg:width="1.27cm" svg:height="1.27cm" svg:x="19.939cm" svg:y="17.094cm">
          <text:p/>
        </draw:rect>
        <draw:rect draw:style-name="gr1" draw:text-style-name="P1" draw:layer="layout" svg:width="1.524cm" svg:height="1.524cm" svg:x="21.336cm" svg:y="16.967cm">
          <text:p/>
        </draw:rect>
        <draw:rect draw:style-name="gr1" draw:text-style-name="P1" draw:layer="layout" svg:width="1.27cm" svg:height="1.27cm" svg:x="21.463cm" svg:y="17.094cm">
          <text:p/>
        </draw:rect>
        <draw:rect draw:style-name="gr1" draw:text-style-name="P1" draw:layer="layout" svg:width="1.524cm" svg:height="1.524cm" svg:x="22.86cm" svg:y="16.967cm">
          <text:p/>
        </draw:rect>
        <draw:rect draw:style-name="gr1" draw:text-style-name="P1" draw:layer="layout" svg:width="1.27cm" svg:height="1.27cm" svg:x="22.987cm" svg:y="17.094cm">
          <text:p/>
        </draw:rect>
        <draw:rect draw:style-name="gr1" draw:text-style-name="P1" draw:layer="layout" svg:width="1.524cm" svg:height="1.524cm" svg:x="24.384cm" svg:y="16.967cm">
          <text:p/>
        </draw:rect>
        <draw:rect draw:style-name="gr1" draw:text-style-name="P1" draw:layer="layout" svg:width="1.27cm" svg:height="1.27cm" svg:x="24.511cm" svg:y="17.094cm">
          <text:p/>
        </draw:rect>
        <draw:rect draw:style-name="gr1" draw:text-style-name="P1" draw:layer="layout" svg:width="1.524cm" svg:height="1.524cm" svg:x="25.908cm" svg:y="16.967cm">
          <text:p/>
        </draw:rect>
        <draw:rect draw:style-name="gr1" draw:text-style-name="P1" draw:layer="layout" svg:width="1.27cm" svg:height="1.27cm" svg:x="26.035cm" svg:y="17.094cm">
          <text:p/>
        </draw:rect>
        <draw:rect draw:style-name="gr1" draw:text-style-name="P1" draw:layer="layout" svg:width="1.524cm" svg:height="1.524cm" svg:x="3.048cm" svg:y="16.967cm">
          <text:p/>
        </draw:rect>
        <draw:rect draw:style-name="gr1" draw:text-style-name="P1" draw:layer="layout" svg:width="1.27cm" svg:height="1.27cm" svg:x="3.175cm" svg:y="17.094cm">
          <text:p/>
        </draw:rect>
        <draw:rect draw:style-name="gr1" draw:text-style-name="P1" draw:layer="layout" svg:width="1.524cm" svg:height="1.524cm" svg:x="4.572cm" svg:y="16.967cm">
          <text:p/>
        </draw:rect>
        <draw:rect draw:style-name="gr1" draw:text-style-name="P1" draw:layer="layout" svg:width="1.27cm" svg:height="1.27cm" svg:x="4.699cm" svg:y="17.094cm">
          <text:p/>
        </draw:rect>
        <draw:rect draw:style-name="gr1" draw:text-style-name="P1" draw:layer="layout" svg:width="1.524cm" svg:height="1.524cm" svg:x="6.096cm" svg:y="16.967cm">
          <text:p/>
        </draw:rect>
        <draw:rect draw:style-name="gr1" draw:text-style-name="P1" draw:layer="layout" svg:width="1.27cm" svg:height="1.27cm" svg:x="6.223cm" svg:y="17.094cm">
          <text:p/>
        </draw:rect>
        <draw:rect draw:style-name="gr1" draw:text-style-name="P1" draw:layer="layout" svg:width="1.524cm" svg:height="1.524cm" svg:x="7.62cm" svg:y="16.967cm">
          <text:p/>
        </draw:rect>
        <draw:rect draw:style-name="gr1" draw:text-style-name="P1" draw:layer="layout" svg:width="1.27cm" svg:height="1.27cm" svg:x="7.747cm" svg:y="17.094cm">
          <text:p/>
        </draw:rect>
        <draw:rect draw:style-name="gr1" draw:text-style-name="P1" draw:layer="layout" svg:width="1.524cm" svg:height="1.524cm" svg:x="9.144cm" svg:y="16.967cm">
          <text:p/>
        </draw:rect>
        <draw:rect draw:style-name="gr1" draw:text-style-name="P1" draw:layer="layout" svg:width="1.27cm" svg:height="1.27cm" svg:x="9.271cm" svg:y="17.094cm">
          <text:p/>
        </draw:rect>
        <draw:rect draw:style-name="gr1" draw:text-style-name="P1" draw:layer="layout" svg:width="1.524cm" svg:height="1.524cm" svg:x="10.668cm" svg:y="16.967cm">
          <text:p/>
        </draw:rect>
        <draw:rect draw:style-name="gr1" draw:text-style-name="P1" draw:layer="layout" svg:width="1.27cm" svg:height="1.27cm" svg:x="10.795cm" svg:y="17.094cm">
          <text:p/>
        </draw:rect>
        <draw:rect draw:style-name="gr1" draw:text-style-name="P1" draw:layer="layout" svg:width="1.524cm" svg:height="1.524cm" svg:x="12.192cm" svg:y="16.967cm">
          <text:p/>
        </draw:rect>
        <draw:rect draw:style-name="gr1" draw:text-style-name="P1" draw:layer="layout" svg:width="1.27cm" svg:height="1.27cm" svg:x="12.319cm" svg:y="17.094cm">
          <text:p/>
        </draw:rect>
        <draw:rect draw:style-name="gr1" draw:text-style-name="P1" draw:layer="layout" svg:width="1.524cm" svg:height="1.524cm" svg:x="13.716cm" svg:y="16.967cm">
          <text:p/>
        </draw:rect>
        <draw:rect draw:style-name="gr1" draw:text-style-name="P1" draw:layer="layout" svg:width="1.27cm" svg:height="1.27cm" svg:x="13.843cm" svg:y="17.094cm">
          <text:p/>
        </draw:rect>
        <draw:rect draw:style-name="gr1" draw:text-style-name="P1" draw:layer="layout" svg:width="1.524cm" svg:height="1.524cm" svg:x="15.24cm" svg:y="18.491cm">
          <text:p/>
        </draw:rect>
        <draw:rect draw:style-name="gr1" draw:text-style-name="P1" draw:layer="layout" svg:width="1.27cm" svg:height="1.27cm" svg:x="15.367cm" svg:y="18.618cm">
          <text:p/>
        </draw:rect>
        <draw:rect draw:style-name="gr1" draw:text-style-name="P1" draw:layer="layout" svg:width="1.524cm" svg:height="1.524cm" svg:x="16.764cm" svg:y="18.491cm">
          <text:p/>
        </draw:rect>
        <draw:rect draw:style-name="gr1" draw:text-style-name="P1" draw:layer="layout" svg:width="1.27cm" svg:height="1.27cm" svg:x="16.891cm" svg:y="18.618cm">
          <text:p/>
        </draw:rect>
        <draw:rect draw:style-name="gr1" draw:text-style-name="P1" draw:layer="layout" svg:width="1.524cm" svg:height="1.524cm" svg:x="18.288cm" svg:y="18.491cm">
          <text:p/>
        </draw:rect>
        <draw:rect draw:style-name="gr1" draw:text-style-name="P1" draw:layer="layout" svg:width="1.27cm" svg:height="1.27cm" svg:x="18.415cm" svg:y="18.618cm">
          <text:p/>
        </draw:rect>
        <draw:rect draw:style-name="gr1" draw:text-style-name="P1" draw:layer="layout" svg:width="1.524cm" svg:height="1.524cm" svg:x="19.812cm" svg:y="18.491cm">
          <text:p/>
        </draw:rect>
        <draw:rect draw:style-name="gr1" draw:text-style-name="P1" draw:layer="layout" svg:width="1.27cm" svg:height="1.27cm" svg:x="19.939cm" svg:y="18.618cm">
          <text:p/>
        </draw:rect>
        <draw:rect draw:style-name="gr1" draw:text-style-name="P1" draw:layer="layout" svg:width="1.524cm" svg:height="1.524cm" svg:x="21.336cm" svg:y="18.491cm">
          <text:p/>
        </draw:rect>
        <draw:rect draw:style-name="gr1" draw:text-style-name="P1" draw:layer="layout" svg:width="1.27cm" svg:height="1.27cm" svg:x="21.463cm" svg:y="18.618cm">
          <text:p/>
        </draw:rect>
        <draw:rect draw:style-name="gr1" draw:text-style-name="P1" draw:layer="layout" svg:width="1.524cm" svg:height="1.524cm" svg:x="22.86cm" svg:y="18.491cm">
          <text:p/>
        </draw:rect>
        <draw:rect draw:style-name="gr1" draw:text-style-name="P1" draw:layer="layout" svg:width="1.27cm" svg:height="1.27cm" svg:x="22.987cm" svg:y="18.618cm">
          <text:p/>
        </draw:rect>
        <draw:rect draw:style-name="gr1" draw:text-style-name="P1" draw:layer="layout" svg:width="1.524cm" svg:height="1.524cm" svg:x="24.384cm" svg:y="18.491cm">
          <text:p/>
        </draw:rect>
        <draw:rect draw:style-name="gr1" draw:text-style-name="P1" draw:layer="layout" svg:width="1.27cm" svg:height="1.27cm" svg:x="24.511cm" svg:y="18.618cm">
          <text:p/>
        </draw:rect>
        <draw:rect draw:style-name="gr1" draw:text-style-name="P1" draw:layer="layout" svg:width="1.524cm" svg:height="1.524cm" svg:x="25.908cm" svg:y="18.491cm">
          <text:p/>
        </draw:rect>
        <draw:rect draw:style-name="gr1" draw:text-style-name="P1" draw:layer="layout" svg:width="1.27cm" svg:height="1.27cm" svg:x="26.035cm" svg:y="18.618cm">
          <text:p/>
        </draw:rect>
        <draw:rect draw:style-name="gr1" draw:text-style-name="P1" draw:layer="layout" svg:width="1.524cm" svg:height="1.524cm" svg:x="3.048cm" svg:y="18.491cm">
          <text:p/>
        </draw:rect>
        <draw:rect draw:style-name="gr1" draw:text-style-name="P1" draw:layer="layout" svg:width="1.27cm" svg:height="1.27cm" svg:x="3.175cm" svg:y="18.618cm">
          <text:p/>
        </draw:rect>
        <draw:rect draw:style-name="gr1" draw:text-style-name="P1" draw:layer="layout" svg:width="1.524cm" svg:height="1.524cm" svg:x="4.572cm" svg:y="18.491cm">
          <text:p/>
        </draw:rect>
        <draw:rect draw:style-name="gr1" draw:text-style-name="P1" draw:layer="layout" svg:width="1.27cm" svg:height="1.27cm" svg:x="4.699cm" svg:y="18.618cm">
          <text:p/>
        </draw:rect>
        <draw:rect draw:style-name="gr1" draw:text-style-name="P1" draw:layer="layout" svg:width="1.524cm" svg:height="1.524cm" svg:x="6.096cm" svg:y="18.491cm">
          <text:p/>
        </draw:rect>
        <draw:rect draw:style-name="gr1" draw:text-style-name="P1" draw:layer="layout" svg:width="1.27cm" svg:height="1.27cm" svg:x="6.223cm" svg:y="18.618cm">
          <text:p/>
        </draw:rect>
        <draw:rect draw:style-name="gr1" draw:text-style-name="P1" draw:layer="layout" svg:width="1.524cm" svg:height="1.524cm" svg:x="7.62cm" svg:y="18.491cm">
          <text:p/>
        </draw:rect>
        <draw:rect draw:style-name="gr1" draw:text-style-name="P1" draw:layer="layout" svg:width="1.27cm" svg:height="1.27cm" svg:x="7.747cm" svg:y="18.618cm">
          <text:p/>
        </draw:rect>
        <draw:rect draw:style-name="gr1" draw:text-style-name="P1" draw:layer="layout" svg:width="1.524cm" svg:height="1.524cm" svg:x="9.144cm" svg:y="18.491cm">
          <text:p/>
        </draw:rect>
        <draw:rect draw:style-name="gr1" draw:text-style-name="P1" draw:layer="layout" svg:width="1.27cm" svg:height="1.27cm" svg:x="9.271cm" svg:y="18.618cm">
          <text:p/>
        </draw:rect>
        <draw:rect draw:style-name="gr1" draw:text-style-name="P1" draw:layer="layout" svg:width="1.524cm" svg:height="1.524cm" svg:x="10.668cm" svg:y="18.491cm">
          <text:p/>
        </draw:rect>
        <draw:rect draw:style-name="gr1" draw:text-style-name="P1" draw:layer="layout" svg:width="1.27cm" svg:height="1.27cm" svg:x="10.795cm" svg:y="18.618cm">
          <text:p/>
        </draw:rect>
        <draw:rect draw:style-name="gr1" draw:text-style-name="P1" draw:layer="layout" svg:width="1.524cm" svg:height="1.524cm" svg:x="12.192cm" svg:y="18.491cm">
          <text:p/>
        </draw:rect>
        <draw:rect draw:style-name="gr1" draw:text-style-name="P1" draw:layer="layout" svg:width="1.27cm" svg:height="1.27cm" svg:x="12.319cm" svg:y="18.618cm">
          <text:p/>
        </draw:rect>
        <draw:rect draw:style-name="gr1" draw:text-style-name="P1" draw:layer="layout" svg:width="1.524cm" svg:height="1.524cm" svg:x="13.716cm" svg:y="18.491cm">
          <text:p/>
        </draw:rect>
        <draw:rect draw:style-name="gr1" draw:text-style-name="P1" draw:layer="layout" svg:width="1.27cm" svg:height="1.27cm" svg:x="13.843cm" svg:y="18.618cm">
          <text:p/>
        </draw:rect>
        <draw:rect draw:style-name="gr1" draw:text-style-name="P1" draw:layer="layout" svg:width="1.524cm" svg:height="1.524cm" svg:x="15.24cm" svg:y="1.727cm">
          <text:p/>
        </draw:rect>
        <draw:rect draw:style-name="gr1" draw:text-style-name="P1" draw:layer="layout" svg:width="1.27cm" svg:height="1.27cm" svg:x="15.367cm" svg:y="1.854cm">
          <text:p/>
        </draw:rect>
        <draw:rect draw:style-name="gr1" draw:text-style-name="P1" draw:layer="layout" svg:width="1.524cm" svg:height="1.524cm" svg:x="16.764cm" svg:y="1.727cm">
          <text:p/>
        </draw:rect>
        <draw:rect draw:style-name="gr1" draw:text-style-name="P1" draw:layer="layout" svg:width="1.27cm" svg:height="1.27cm" svg:x="16.891cm" svg:y="1.854cm">
          <text:p/>
        </draw:rect>
        <draw:rect draw:style-name="gr1" draw:text-style-name="P1" draw:layer="layout" svg:width="1.524cm" svg:height="1.524cm" svg:x="18.288cm" svg:y="1.727cm">
          <text:p/>
        </draw:rect>
        <draw:rect draw:style-name="gr1" draw:text-style-name="P1" draw:layer="layout" svg:width="1.27cm" svg:height="1.27cm" svg:x="18.415cm" svg:y="1.854cm">
          <text:p/>
        </draw:rect>
        <draw:rect draw:style-name="gr1" draw:text-style-name="P1" draw:layer="layout" svg:width="1.524cm" svg:height="1.524cm" svg:x="19.812cm" svg:y="1.727cm">
          <text:p/>
        </draw:rect>
        <draw:rect draw:style-name="gr1" draw:text-style-name="P1" draw:layer="layout" svg:width="1.27cm" svg:height="1.27cm" svg:x="19.939cm" svg:y="1.854cm">
          <text:p/>
        </draw:rect>
        <draw:rect draw:style-name="gr1" draw:text-style-name="P1" draw:layer="layout" svg:width="1.524cm" svg:height="1.524cm" svg:x="21.336cm" svg:y="1.727cm">
          <text:p/>
        </draw:rect>
        <draw:rect draw:style-name="gr1" draw:text-style-name="P1" draw:layer="layout" svg:width="1.27cm" svg:height="1.27cm" svg:x="21.463cm" svg:y="1.854cm">
          <text:p/>
        </draw:rect>
        <draw:rect draw:style-name="gr1" draw:text-style-name="P1" draw:layer="layout" svg:width="1.524cm" svg:height="1.524cm" svg:x="22.86cm" svg:y="1.727cm">
          <text:p/>
        </draw:rect>
        <draw:rect draw:style-name="gr1" draw:text-style-name="P1" draw:layer="layout" svg:width="1.27cm" svg:height="1.27cm" svg:x="22.987cm" svg:y="1.854cm">
          <text:p/>
        </draw:rect>
        <draw:rect draw:style-name="gr1" draw:text-style-name="P1" draw:layer="layout" svg:width="1.524cm" svg:height="1.524cm" svg:x="24.384cm" svg:y="1.727cm">
          <text:p/>
        </draw:rect>
        <draw:rect draw:style-name="gr1" draw:text-style-name="P1" draw:layer="layout" svg:width="1.27cm" svg:height="1.27cm" svg:x="24.511cm" svg:y="1.854cm">
          <text:p/>
        </draw:rect>
        <draw:rect draw:style-name="gr1" draw:text-style-name="P1" draw:layer="layout" svg:width="1.524cm" svg:height="1.524cm" svg:x="25.908cm" svg:y="1.727cm">
          <text:p/>
        </draw:rect>
        <draw:rect draw:style-name="gr1" draw:text-style-name="P1" draw:layer="layout" svg:width="1.27cm" svg:height="1.27cm" svg:x="26.035cm" svg:y="1.854cm">
          <text:p/>
        </draw:rect>
        <draw:rect draw:style-name="gr1" draw:text-style-name="P1" draw:layer="layout" svg:width="1.524cm" svg:height="1.524cm" svg:x="3.048cm" svg:y="1.727cm">
          <text:p/>
        </draw:rect>
        <draw:rect draw:style-name="gr1" draw:text-style-name="P1" draw:layer="layout" svg:width="1.27cm" svg:height="1.27cm" svg:x="3.175cm" svg:y="1.854cm">
          <text:p/>
        </draw:rect>
        <draw:rect draw:style-name="gr1" draw:text-style-name="P1" draw:layer="layout" svg:width="1.524cm" svg:height="1.524cm" svg:x="4.572cm" svg:y="1.727cm">
          <text:p/>
        </draw:rect>
        <draw:rect draw:style-name="gr1" draw:text-style-name="P1" draw:layer="layout" svg:width="1.27cm" svg:height="1.27cm" svg:x="4.699cm" svg:y="1.854cm">
          <text:p/>
        </draw:rect>
        <draw:rect draw:style-name="gr1" draw:text-style-name="P1" draw:layer="layout" svg:width="1.524cm" svg:height="1.524cm" svg:x="6.096cm" svg:y="1.727cm">
          <text:p/>
        </draw:rect>
        <draw:rect draw:style-name="gr1" draw:text-style-name="P1" draw:layer="layout" svg:width="1.27cm" svg:height="1.27cm" svg:x="6.223cm" svg:y="1.854cm">
          <text:p/>
        </draw:rect>
        <draw:rect draw:style-name="gr1" draw:text-style-name="P1" draw:layer="layout" svg:width="1.524cm" svg:height="1.524cm" svg:x="7.62cm" svg:y="1.727cm">
          <text:p/>
        </draw:rect>
        <draw:rect draw:style-name="gr1" draw:text-style-name="P1" draw:layer="layout" svg:width="1.27cm" svg:height="1.27cm" svg:x="7.747cm" svg:y="1.854cm">
          <text:p/>
        </draw:rect>
        <draw:rect draw:style-name="gr1" draw:text-style-name="P1" draw:layer="layout" svg:width="1.524cm" svg:height="1.524cm" svg:x="9.144cm" svg:y="1.727cm">
          <text:p/>
        </draw:rect>
        <draw:rect draw:style-name="gr1" draw:text-style-name="P1" draw:layer="layout" svg:width="1.27cm" svg:height="1.27cm" svg:x="9.271cm" svg:y="1.854cm">
          <text:p/>
        </draw:rect>
        <draw:rect draw:style-name="gr1" draw:text-style-name="P1" draw:layer="layout" svg:width="1.524cm" svg:height="1.524cm" svg:x="10.668cm" svg:y="1.727cm">
          <text:p/>
        </draw:rect>
        <draw:rect draw:style-name="gr1" draw:text-style-name="P1" draw:layer="layout" svg:width="1.27cm" svg:height="1.27cm" svg:x="10.795cm" svg:y="1.854cm">
          <text:p/>
        </draw:rect>
        <draw:rect draw:style-name="gr1" draw:text-style-name="P1" draw:layer="layout" svg:width="1.524cm" svg:height="1.524cm" svg:x="12.192cm" svg:y="1.727cm">
          <text:p/>
        </draw:rect>
        <draw:rect draw:style-name="gr1" draw:text-style-name="P1" draw:layer="layout" svg:width="1.27cm" svg:height="1.27cm" svg:x="12.319cm" svg:y="1.854cm">
          <text:p/>
        </draw:rect>
        <draw:rect draw:style-name="gr1" draw:text-style-name="P1" draw:layer="layout" svg:width="1.524cm" svg:height="1.524cm" svg:x="13.716cm" svg:y="1.727cm">
          <text:p/>
        </draw:rect>
        <draw:rect draw:style-name="gr1" draw:text-style-name="P1" draw:layer="layout" svg:width="1.27cm" svg:height="1.27cm" svg:x="13.843cm" svg:y="1.854cm">
          <text:p/>
        </draw:rect>
        <draw:rect draw:style-name="gr1" draw:text-style-name="P1" draw:layer="layout" svg:width="1.524cm" svg:height="1.524cm" svg:x="15.24cm" svg:y="3.251cm">
          <text:p/>
        </draw:rect>
        <draw:rect draw:style-name="gr1" draw:text-style-name="P1" draw:layer="layout" svg:width="1.27cm" svg:height="1.27cm" svg:x="15.367cm" svg:y="3.378cm">
          <text:p/>
        </draw:rect>
        <draw:rect draw:style-name="gr1" draw:text-style-name="P1" draw:layer="layout" svg:width="1.524cm" svg:height="1.524cm" svg:x="16.764cm" svg:y="3.251cm">
          <text:p/>
        </draw:rect>
        <draw:rect draw:style-name="gr1" draw:text-style-name="P1" draw:layer="layout" svg:width="1.27cm" svg:height="1.27cm" svg:x="16.891cm" svg:y="3.378cm">
          <text:p/>
        </draw:rect>
        <draw:rect draw:style-name="gr1" draw:text-style-name="P1" draw:layer="layout" svg:width="1.524cm" svg:height="1.524cm" svg:x="18.288cm" svg:y="3.251cm">
          <text:p/>
        </draw:rect>
        <draw:rect draw:style-name="gr1" draw:text-style-name="P1" draw:layer="layout" svg:width="1.27cm" svg:height="1.27cm" svg:x="18.415cm" svg:y="3.378cm">
          <text:p/>
        </draw:rect>
        <draw:rect draw:style-name="gr1" draw:text-style-name="P1" draw:layer="layout" svg:width="1.524cm" svg:height="1.524cm" svg:x="19.812cm" svg:y="3.251cm">
          <text:p/>
        </draw:rect>
        <draw:rect draw:style-name="gr1" draw:text-style-name="P1" draw:layer="layout" svg:width="1.27cm" svg:height="1.27cm" svg:x="19.939cm" svg:y="3.378cm">
          <text:p/>
        </draw:rect>
        <draw:rect draw:style-name="gr1" draw:text-style-name="P1" draw:layer="layout" svg:width="1.524cm" svg:height="1.524cm" svg:x="21.336cm" svg:y="3.251cm">
          <text:p/>
        </draw:rect>
        <draw:rect draw:style-name="gr1" draw:text-style-name="P1" draw:layer="layout" svg:width="1.27cm" svg:height="1.27cm" svg:x="21.463cm" svg:y="3.378cm">
          <text:p/>
        </draw:rect>
        <draw:rect draw:style-name="gr1" draw:text-style-name="P1" draw:layer="layout" svg:width="1.524cm" svg:height="1.524cm" svg:x="22.86cm" svg:y="3.251cm">
          <text:p/>
        </draw:rect>
        <draw:rect draw:style-name="gr1" draw:text-style-name="P1" draw:layer="layout" svg:width="1.27cm" svg:height="1.27cm" svg:x="22.987cm" svg:y="3.378cm">
          <text:p/>
        </draw:rect>
        <draw:rect draw:style-name="gr1" draw:text-style-name="P1" draw:layer="layout" svg:width="1.524cm" svg:height="1.524cm" svg:x="24.384cm" svg:y="3.251cm">
          <text:p/>
        </draw:rect>
        <draw:rect draw:style-name="gr1" draw:text-style-name="P1" draw:layer="layout" svg:width="1.27cm" svg:height="1.27cm" svg:x="24.511cm" svg:y="3.378cm">
          <text:p/>
        </draw:rect>
        <draw:rect draw:style-name="gr1" draw:text-style-name="P1" draw:layer="layout" svg:width="1.524cm" svg:height="1.524cm" svg:x="25.908cm" svg:y="3.251cm">
          <text:p/>
        </draw:rect>
        <draw:rect draw:style-name="gr1" draw:text-style-name="P1" draw:layer="layout" svg:width="1.27cm" svg:height="1.27cm" svg:x="26.035cm" svg:y="3.378cm">
          <text:p/>
        </draw:rect>
        <draw:rect draw:style-name="gr1" draw:text-style-name="P1" draw:layer="layout" svg:width="1.524cm" svg:height="1.524cm" svg:x="3.048cm" svg:y="3.251cm">
          <text:p/>
        </draw:rect>
        <draw:rect draw:style-name="gr1" draw:text-style-name="P1" draw:layer="layout" svg:width="1.27cm" svg:height="1.27cm" svg:x="3.175cm" svg:y="3.378cm">
          <text:p/>
        </draw:rect>
        <draw:rect draw:style-name="gr1" draw:text-style-name="P1" draw:layer="layout" svg:width="1.524cm" svg:height="1.524cm" svg:x="4.572cm" svg:y="3.251cm">
          <text:p/>
        </draw:rect>
        <draw:rect draw:style-name="gr1" draw:text-style-name="P1" draw:layer="layout" svg:width="1.27cm" svg:height="1.27cm" svg:x="4.699cm" svg:y="3.378cm">
          <text:p/>
        </draw:rect>
        <draw:rect draw:style-name="gr1" draw:text-style-name="P1" draw:layer="layout" svg:width="1.524cm" svg:height="1.524cm" svg:x="6.096cm" svg:y="3.251cm">
          <text:p/>
        </draw:rect>
        <draw:rect draw:style-name="gr1" draw:text-style-name="P1" draw:layer="layout" svg:width="1.27cm" svg:height="1.27cm" svg:x="6.223cm" svg:y="3.378cm">
          <text:p/>
        </draw:rect>
        <draw:rect draw:style-name="gr1" draw:text-style-name="P1" draw:layer="layout" svg:width="1.524cm" svg:height="1.524cm" svg:x="7.62cm" svg:y="3.251cm">
          <text:p/>
        </draw:rect>
        <draw:rect draw:style-name="gr1" draw:text-style-name="P1" draw:layer="layout" svg:width="1.27cm" svg:height="1.27cm" svg:x="7.747cm" svg:y="3.378cm">
          <text:p/>
        </draw:rect>
        <draw:rect draw:style-name="gr1" draw:text-style-name="P1" draw:layer="layout" svg:width="1.524cm" svg:height="1.524cm" svg:x="9.144cm" svg:y="3.251cm">
          <text:p/>
        </draw:rect>
        <draw:rect draw:style-name="gr1" draw:text-style-name="P1" draw:layer="layout" svg:width="1.27cm" svg:height="1.27cm" svg:x="9.271cm" svg:y="3.378cm">
          <text:p/>
        </draw:rect>
        <draw:rect draw:style-name="gr1" draw:text-style-name="P1" draw:layer="layout" svg:width="1.524cm" svg:height="1.524cm" svg:x="10.668cm" svg:y="3.251cm">
          <text:p/>
        </draw:rect>
        <draw:rect draw:style-name="gr1" draw:text-style-name="P1" draw:layer="layout" svg:width="1.27cm" svg:height="1.27cm" svg:x="10.795cm" svg:y="3.378cm">
          <text:p/>
        </draw:rect>
        <draw:rect draw:style-name="gr1" draw:text-style-name="P1" draw:layer="layout" svg:width="1.524cm" svg:height="1.524cm" svg:x="12.192cm" svg:y="3.251cm">
          <text:p/>
        </draw:rect>
        <draw:rect draw:style-name="gr1" draw:text-style-name="P1" draw:layer="layout" svg:width="1.27cm" svg:height="1.27cm" svg:x="12.319cm" svg:y="3.378cm">
          <text:p/>
        </draw:rect>
        <draw:rect draw:style-name="gr1" draw:text-style-name="P1" draw:layer="layout" svg:width="1.524cm" svg:height="1.524cm" svg:x="13.716cm" svg:y="3.251cm">
          <text:p/>
        </draw:rect>
        <draw:rect draw:style-name="gr1" draw:text-style-name="P1" draw:layer="layout" svg:width="1.27cm" svg:height="1.27cm" svg:x="13.843cm" svg:y="3.378cm">
          <text:p/>
        </draw:rect>
        <draw:rect draw:style-name="gr1" draw:text-style-name="P1" draw:layer="layout" svg:width="1.524cm" svg:height="1.524cm" svg:x="15.24cm" svg:y="4.775cm">
          <text:p/>
        </draw:rect>
        <draw:rect draw:style-name="gr1" draw:text-style-name="P1" draw:layer="layout" svg:width="1.27cm" svg:height="1.27cm" svg:x="15.367cm" svg:y="4.902cm">
          <text:p/>
        </draw:rect>
        <draw:rect draw:style-name="gr1" draw:text-style-name="P1" draw:layer="layout" svg:width="1.524cm" svg:height="1.524cm" svg:x="16.764cm" svg:y="4.775cm">
          <text:p/>
        </draw:rect>
        <draw:rect draw:style-name="gr1" draw:text-style-name="P1" draw:layer="layout" svg:width="1.27cm" svg:height="1.27cm" svg:x="16.891cm" svg:y="4.902cm">
          <text:p/>
        </draw:rect>
        <draw:rect draw:style-name="gr1" draw:text-style-name="P1" draw:layer="layout" svg:width="1.524cm" svg:height="1.524cm" svg:x="18.288cm" svg:y="4.775cm">
          <text:p/>
        </draw:rect>
        <draw:rect draw:style-name="gr1" draw:text-style-name="P1" draw:layer="layout" svg:width="1.27cm" svg:height="1.27cm" svg:x="18.415cm" svg:y="4.902cm">
          <text:p/>
        </draw:rect>
        <draw:rect draw:style-name="gr1" draw:text-style-name="P1" draw:layer="layout" svg:width="1.524cm" svg:height="1.524cm" svg:x="19.812cm" svg:y="4.775cm">
          <text:p/>
        </draw:rect>
        <draw:rect draw:style-name="gr1" draw:text-style-name="P1" draw:layer="layout" svg:width="1.27cm" svg:height="1.27cm" svg:x="19.939cm" svg:y="4.902cm">
          <text:p/>
        </draw:rect>
        <draw:rect draw:style-name="gr1" draw:text-style-name="P1" draw:layer="layout" svg:width="1.524cm" svg:height="1.524cm" svg:x="21.336cm" svg:y="4.775cm">
          <text:p/>
        </draw:rect>
        <draw:rect draw:style-name="gr1" draw:text-style-name="P1" draw:layer="layout" svg:width="1.27cm" svg:height="1.27cm" svg:x="21.463cm" svg:y="4.902cm">
          <text:p/>
        </draw:rect>
        <draw:rect draw:style-name="gr1" draw:text-style-name="P1" draw:layer="layout" svg:width="1.524cm" svg:height="1.524cm" svg:x="22.86cm" svg:y="4.775cm">
          <text:p/>
        </draw:rect>
        <draw:rect draw:style-name="gr1" draw:text-style-name="P1" draw:layer="layout" svg:width="1.27cm" svg:height="1.27cm" svg:x="22.987cm" svg:y="4.902cm">
          <text:p/>
        </draw:rect>
        <draw:rect draw:style-name="gr1" draw:text-style-name="P1" draw:layer="layout" svg:width="1.524cm" svg:height="1.524cm" svg:x="24.384cm" svg:y="4.775cm">
          <text:p/>
        </draw:rect>
        <draw:rect draw:style-name="gr1" draw:text-style-name="P1" draw:layer="layout" svg:width="1.27cm" svg:height="1.27cm" svg:x="24.511cm" svg:y="4.902cm">
          <text:p/>
        </draw:rect>
        <draw:rect draw:style-name="gr1" draw:text-style-name="P1" draw:layer="layout" svg:width="1.524cm" svg:height="1.524cm" svg:x="25.908cm" svg:y="4.775cm">
          <text:p/>
        </draw:rect>
        <draw:rect draw:style-name="gr1" draw:text-style-name="P1" draw:layer="layout" svg:width="1.27cm" svg:height="1.27cm" svg:x="26.035cm" svg:y="4.902cm">
          <text:p/>
        </draw:rect>
        <draw:rect draw:style-name="gr1" draw:text-style-name="P1" draw:layer="layout" svg:width="1.524cm" svg:height="1.524cm" svg:x="3.048cm" svg:y="4.775cm">
          <text:p/>
        </draw:rect>
        <draw:rect draw:style-name="gr1" draw:text-style-name="P1" draw:layer="layout" svg:width="1.27cm" svg:height="1.27cm" svg:x="3.175cm" svg:y="4.902cm">
          <text:p/>
        </draw:rect>
        <draw:rect draw:style-name="gr1" draw:text-style-name="P1" draw:layer="layout" svg:width="1.524cm" svg:height="1.524cm" svg:x="4.572cm" svg:y="4.775cm">
          <text:p/>
        </draw:rect>
        <draw:rect draw:style-name="gr1" draw:text-style-name="P1" draw:layer="layout" svg:width="1.27cm" svg:height="1.27cm" svg:x="4.699cm" svg:y="4.902cm">
          <text:p/>
        </draw:rect>
        <draw:rect draw:style-name="gr1" draw:text-style-name="P1" draw:layer="layout" svg:width="1.524cm" svg:height="1.524cm" svg:x="6.096cm" svg:y="4.775cm">
          <text:p/>
        </draw:rect>
        <draw:rect draw:style-name="gr1" draw:text-style-name="P1" draw:layer="layout" svg:width="1.27cm" svg:height="1.27cm" svg:x="6.223cm" svg:y="4.902cm">
          <text:p/>
        </draw:rect>
        <draw:rect draw:style-name="gr1" draw:text-style-name="P1" draw:layer="layout" svg:width="1.524cm" svg:height="1.524cm" svg:x="7.62cm" svg:y="4.775cm">
          <text:p/>
        </draw:rect>
        <draw:rect draw:style-name="gr1" draw:text-style-name="P1" draw:layer="layout" svg:width="1.27cm" svg:height="1.27cm" svg:x="7.747cm" svg:y="4.902cm">
          <text:p/>
        </draw:rect>
        <draw:rect draw:style-name="gr1" draw:text-style-name="P1" draw:layer="layout" svg:width="1.524cm" svg:height="1.524cm" svg:x="9.144cm" svg:y="4.775cm">
          <text:p/>
        </draw:rect>
        <draw:rect draw:style-name="gr1" draw:text-style-name="P1" draw:layer="layout" svg:width="1.27cm" svg:height="1.27cm" svg:x="9.271cm" svg:y="4.902cm">
          <text:p/>
        </draw:rect>
        <draw:rect draw:style-name="gr1" draw:text-style-name="P1" draw:layer="layout" svg:width="1.524cm" svg:height="1.524cm" svg:x="10.668cm" svg:y="4.775cm">
          <text:p/>
        </draw:rect>
        <draw:rect draw:style-name="gr1" draw:text-style-name="P1" draw:layer="layout" svg:width="1.27cm" svg:height="1.27cm" svg:x="10.795cm" svg:y="4.902cm">
          <text:p/>
        </draw:rect>
        <draw:rect draw:style-name="gr1" draw:text-style-name="P1" draw:layer="layout" svg:width="1.524cm" svg:height="1.524cm" svg:x="12.192cm" svg:y="4.775cm">
          <text:p/>
        </draw:rect>
        <draw:rect draw:style-name="gr1" draw:text-style-name="P1" draw:layer="layout" svg:width="1.27cm" svg:height="1.27cm" svg:x="12.319cm" svg:y="4.902cm">
          <text:p/>
        </draw:rect>
        <draw:rect draw:style-name="gr1" draw:text-style-name="P1" draw:layer="layout" svg:width="1.524cm" svg:height="1.524cm" svg:x="13.716cm" svg:y="4.775cm">
          <text:p/>
        </draw:rect>
        <draw:rect draw:style-name="gr1" draw:text-style-name="P1" draw:layer="layout" svg:width="1.27cm" svg:height="1.27cm" svg:x="13.843cm" svg:y="4.902cm">
          <text:p/>
        </draw:rect>
        <draw:rect draw:style-name="gr1" draw:text-style-name="P1" draw:layer="layout" svg:width="1.524cm" svg:height="1.524cm" svg:x="15.24cm" svg:y="6.299cm">
          <text:p/>
        </draw:rect>
        <draw:rect draw:style-name="gr1" draw:text-style-name="P1" draw:layer="layout" svg:width="1.27cm" svg:height="1.27cm" svg:x="15.367cm" svg:y="6.426cm">
          <text:p/>
        </draw:rect>
        <draw:rect draw:style-name="gr1" draw:text-style-name="P1" draw:layer="layout" svg:width="1.524cm" svg:height="1.524cm" svg:x="16.764cm" svg:y="6.299cm">
          <text:p/>
        </draw:rect>
        <draw:rect draw:style-name="gr1" draw:text-style-name="P1" draw:layer="layout" svg:width="1.27cm" svg:height="1.27cm" svg:x="16.891cm" svg:y="6.426cm">
          <text:p/>
        </draw:rect>
        <draw:rect draw:style-name="gr1" draw:text-style-name="P1" draw:layer="layout" svg:width="1.524cm" svg:height="1.524cm" svg:x="18.288cm" svg:y="6.299cm">
          <text:p/>
        </draw:rect>
        <draw:rect draw:style-name="gr1" draw:text-style-name="P1" draw:layer="layout" svg:width="1.27cm" svg:height="1.27cm" svg:x="18.415cm" svg:y="6.426cm">
          <text:p/>
        </draw:rect>
        <draw:rect draw:style-name="gr1" draw:text-style-name="P1" draw:layer="layout" svg:width="1.524cm" svg:height="1.524cm" svg:x="19.812cm" svg:y="6.299cm">
          <text:p/>
        </draw:rect>
        <draw:rect draw:style-name="gr1" draw:text-style-name="P1" draw:layer="layout" svg:width="1.27cm" svg:height="1.27cm" svg:x="19.939cm" svg:y="6.426cm">
          <text:p/>
        </draw:rect>
        <draw:rect draw:style-name="gr1" draw:text-style-name="P1" draw:layer="layout" svg:width="1.524cm" svg:height="1.524cm" svg:x="21.336cm" svg:y="6.299cm">
          <text:p/>
        </draw:rect>
        <draw:rect draw:style-name="gr1" draw:text-style-name="P1" draw:layer="layout" svg:width="1.27cm" svg:height="1.27cm" svg:x="21.463cm" svg:y="6.426cm">
          <text:p/>
        </draw:rect>
        <draw:rect draw:style-name="gr1" draw:text-style-name="P1" draw:layer="layout" svg:width="1.524cm" svg:height="1.524cm" svg:x="22.86cm" svg:y="6.299cm">
          <text:p/>
        </draw:rect>
        <draw:rect draw:style-name="gr1" draw:text-style-name="P1" draw:layer="layout" svg:width="1.27cm" svg:height="1.27cm" svg:x="22.987cm" svg:y="6.426cm">
          <text:p/>
        </draw:rect>
        <draw:rect draw:style-name="gr1" draw:text-style-name="P1" draw:layer="layout" svg:width="1.524cm" svg:height="1.524cm" svg:x="24.384cm" svg:y="6.299cm">
          <text:p/>
        </draw:rect>
        <draw:rect draw:style-name="gr1" draw:text-style-name="P1" draw:layer="layout" svg:width="1.27cm" svg:height="1.27cm" svg:x="24.511cm" svg:y="6.426cm">
          <text:p/>
        </draw:rect>
        <draw:rect draw:style-name="gr1" draw:text-style-name="P1" draw:layer="layout" svg:width="1.524cm" svg:height="1.524cm" svg:x="25.908cm" svg:y="6.299cm">
          <text:p/>
        </draw:rect>
        <draw:rect draw:style-name="gr1" draw:text-style-name="P1" draw:layer="layout" svg:width="1.27cm" svg:height="1.27cm" svg:x="26.035cm" svg:y="6.426cm">
          <text:p/>
        </draw:rect>
        <draw:rect draw:style-name="gr1" draw:text-style-name="P1" draw:layer="layout" svg:width="1.524cm" svg:height="1.524cm" svg:x="3.048cm" svg:y="6.299cm">
          <text:p/>
        </draw:rect>
        <draw:rect draw:style-name="gr1" draw:text-style-name="P1" draw:layer="layout" svg:width="1.27cm" svg:height="1.27cm" svg:x="3.175cm" svg:y="6.426cm">
          <text:p/>
        </draw:rect>
        <draw:rect draw:style-name="gr1" draw:text-style-name="P1" draw:layer="layout" svg:width="1.524cm" svg:height="1.524cm" svg:x="4.572cm" svg:y="6.299cm">
          <text:p/>
        </draw:rect>
        <draw:rect draw:style-name="gr1" draw:text-style-name="P1" draw:layer="layout" svg:width="1.27cm" svg:height="1.27cm" svg:x="4.699cm" svg:y="6.426cm">
          <text:p/>
        </draw:rect>
        <draw:rect draw:style-name="gr1" draw:text-style-name="P1" draw:layer="layout" svg:width="1.524cm" svg:height="1.524cm" svg:x="6.096cm" svg:y="6.299cm">
          <text:p/>
        </draw:rect>
        <draw:rect draw:style-name="gr1" draw:text-style-name="P1" draw:layer="layout" svg:width="1.27cm" svg:height="1.27cm" svg:x="6.223cm" svg:y="6.426cm">
          <text:p/>
        </draw:rect>
        <draw:rect draw:style-name="gr1" draw:text-style-name="P1" draw:layer="layout" svg:width="1.524cm" svg:height="1.524cm" svg:x="7.62cm" svg:y="6.299cm">
          <text:p/>
        </draw:rect>
        <draw:rect draw:style-name="gr1" draw:text-style-name="P1" draw:layer="layout" svg:width="1.27cm" svg:height="1.27cm" svg:x="7.747cm" svg:y="6.426cm">
          <text:p/>
        </draw:rect>
        <draw:rect draw:style-name="gr1" draw:text-style-name="P1" draw:layer="layout" svg:width="1.524cm" svg:height="1.524cm" svg:x="9.144cm" svg:y="6.299cm">
          <text:p/>
        </draw:rect>
        <draw:rect draw:style-name="gr1" draw:text-style-name="P1" draw:layer="layout" svg:width="1.27cm" svg:height="1.27cm" svg:x="9.271cm" svg:y="6.426cm">
          <text:p/>
        </draw:rect>
        <draw:rect draw:style-name="gr1" draw:text-style-name="P1" draw:layer="layout" svg:width="1.524cm" svg:height="1.524cm" svg:x="10.668cm" svg:y="6.299cm">
          <text:p/>
        </draw:rect>
        <draw:rect draw:style-name="gr1" draw:text-style-name="P1" draw:layer="layout" svg:width="1.27cm" svg:height="1.27cm" svg:x="10.795cm" svg:y="6.426cm">
          <text:p/>
        </draw:rect>
        <draw:rect draw:style-name="gr1" draw:text-style-name="P1" draw:layer="layout" svg:width="1.524cm" svg:height="1.524cm" svg:x="12.192cm" svg:y="6.299cm">
          <text:p/>
        </draw:rect>
        <draw:rect draw:style-name="gr1" draw:text-style-name="P1" draw:layer="layout" svg:width="1.27cm" svg:height="1.27cm" svg:x="12.319cm" svg:y="6.426cm">
          <text:p/>
        </draw:rect>
        <draw:rect draw:style-name="gr1" draw:text-style-name="P1" draw:layer="layout" svg:width="1.524cm" svg:height="1.524cm" svg:x="13.716cm" svg:y="6.299cm">
          <text:p/>
        </draw:rect>
        <draw:rect draw:style-name="gr1" draw:text-style-name="P1" draw:layer="layout" svg:width="1.27cm" svg:height="1.27cm" svg:x="13.843cm" svg:y="6.426cm">
          <text:p/>
        </draw:rect>
        <draw:rect draw:style-name="gr1" draw:text-style-name="P1" draw:layer="layout" svg:width="1.524cm" svg:height="1.524cm" svg:x="15.24cm" svg:y="7.823cm">
          <text:p/>
        </draw:rect>
        <draw:rect draw:style-name="gr1" draw:text-style-name="P1" draw:layer="layout" svg:width="1.27cm" svg:height="1.27cm" svg:x="15.367cm" svg:y="7.95cm">
          <text:p/>
        </draw:rect>
        <draw:rect draw:style-name="gr1" draw:text-style-name="P1" draw:layer="layout" svg:width="1.524cm" svg:height="1.524cm" svg:x="16.764cm" svg:y="7.823cm">
          <text:p/>
        </draw:rect>
        <draw:rect draw:style-name="gr1" draw:text-style-name="P1" draw:layer="layout" svg:width="1.27cm" svg:height="1.27cm" svg:x="16.891cm" svg:y="7.95cm">
          <text:p/>
        </draw:rect>
        <draw:rect draw:style-name="gr1" draw:text-style-name="P1" draw:layer="layout" svg:width="1.524cm" svg:height="1.524cm" svg:x="18.288cm" svg:y="7.823cm">
          <text:p/>
        </draw:rect>
        <draw:rect draw:style-name="gr1" draw:text-style-name="P1" draw:layer="layout" svg:width="1.27cm" svg:height="1.27cm" svg:x="18.415cm" svg:y="7.95cm">
          <text:p/>
        </draw:rect>
        <draw:rect draw:style-name="gr1" draw:text-style-name="P1" draw:layer="layout" svg:width="1.524cm" svg:height="1.524cm" svg:x="19.812cm" svg:y="7.823cm">
          <text:p/>
        </draw:rect>
        <draw:rect draw:style-name="gr1" draw:text-style-name="P1" draw:layer="layout" svg:width="1.27cm" svg:height="1.27cm" svg:x="19.939cm" svg:y="7.95cm">
          <text:p/>
        </draw:rect>
        <draw:rect draw:style-name="gr1" draw:text-style-name="P1" draw:layer="layout" svg:width="1.524cm" svg:height="1.524cm" svg:x="21.336cm" svg:y="7.823cm">
          <text:p/>
        </draw:rect>
        <draw:rect draw:style-name="gr1" draw:text-style-name="P1" draw:layer="layout" svg:width="1.27cm" svg:height="1.27cm" svg:x="21.463cm" svg:y="7.95cm">
          <text:p/>
        </draw:rect>
        <draw:rect draw:style-name="gr1" draw:text-style-name="P1" draw:layer="layout" svg:width="1.524cm" svg:height="1.524cm" svg:x="22.86cm" svg:y="7.823cm">
          <text:p/>
        </draw:rect>
        <draw:rect draw:style-name="gr1" draw:text-style-name="P1" draw:layer="layout" svg:width="1.27cm" svg:height="1.27cm" svg:x="22.987cm" svg:y="7.95cm">
          <text:p/>
        </draw:rect>
        <draw:rect draw:style-name="gr1" draw:text-style-name="P1" draw:layer="layout" svg:width="1.524cm" svg:height="1.524cm" svg:x="24.384cm" svg:y="7.823cm">
          <text:p/>
        </draw:rect>
        <draw:rect draw:style-name="gr1" draw:text-style-name="P1" draw:layer="layout" svg:width="1.27cm" svg:height="1.27cm" svg:x="24.511cm" svg:y="7.95cm">
          <text:p/>
        </draw:rect>
        <draw:rect draw:style-name="gr1" draw:text-style-name="P1" draw:layer="layout" svg:width="1.524cm" svg:height="1.524cm" svg:x="25.908cm" svg:y="7.823cm">
          <text:p/>
        </draw:rect>
        <draw:rect draw:style-name="gr1" draw:text-style-name="P1" draw:layer="layout" svg:width="1.27cm" svg:height="1.27cm" svg:x="26.035cm" svg:y="7.95cm">
          <text:p/>
        </draw:rect>
        <draw:rect draw:style-name="gr1" draw:text-style-name="P1" draw:layer="layout" svg:width="1.524cm" svg:height="1.524cm" svg:x="3.048cm" svg:y="7.823cm">
          <text:p/>
        </draw:rect>
        <draw:rect draw:style-name="gr1" draw:text-style-name="P1" draw:layer="layout" svg:width="1.27cm" svg:height="1.27cm" svg:x="3.175cm" svg:y="7.95cm">
          <text:p/>
        </draw:rect>
        <draw:rect draw:style-name="gr1" draw:text-style-name="P1" draw:layer="layout" svg:width="1.524cm" svg:height="1.524cm" svg:x="4.572cm" svg:y="7.823cm">
          <text:p/>
        </draw:rect>
        <draw:rect draw:style-name="gr1" draw:text-style-name="P1" draw:layer="layout" svg:width="1.27cm" svg:height="1.27cm" svg:x="4.699cm" svg:y="7.95cm">
          <text:p/>
        </draw:rect>
        <draw:rect draw:style-name="gr1" draw:text-style-name="P1" draw:layer="layout" svg:width="1.524cm" svg:height="1.524cm" svg:x="6.096cm" svg:y="7.823cm">
          <text:p/>
        </draw:rect>
        <draw:rect draw:style-name="gr1" draw:text-style-name="P1" draw:layer="layout" svg:width="1.27cm" svg:height="1.27cm" svg:x="6.223cm" svg:y="7.95cm">
          <text:p/>
        </draw:rect>
        <draw:rect draw:style-name="gr1" draw:text-style-name="P1" draw:layer="layout" svg:width="1.524cm" svg:height="1.524cm" svg:x="7.62cm" svg:y="7.823cm">
          <text:p/>
        </draw:rect>
        <draw:rect draw:style-name="gr1" draw:text-style-name="P1" draw:layer="layout" svg:width="1.27cm" svg:height="1.27cm" svg:x="7.747cm" svg:y="7.95cm">
          <text:p/>
        </draw:rect>
        <draw:rect draw:style-name="gr1" draw:text-style-name="P1" draw:layer="layout" svg:width="1.524cm" svg:height="1.524cm" svg:x="9.144cm" svg:y="7.823cm">
          <text:p/>
        </draw:rect>
        <draw:rect draw:style-name="gr1" draw:text-style-name="P1" draw:layer="layout" svg:width="1.27cm" svg:height="1.27cm" svg:x="9.271cm" svg:y="7.95cm">
          <text:p/>
        </draw:rect>
        <draw:rect draw:style-name="gr1" draw:text-style-name="P1" draw:layer="layout" svg:width="1.524cm" svg:height="1.524cm" svg:x="10.668cm" svg:y="7.823cm">
          <text:p/>
        </draw:rect>
        <draw:rect draw:style-name="gr1" draw:text-style-name="P1" draw:layer="layout" svg:width="1.27cm" svg:height="1.27cm" svg:x="10.795cm" svg:y="7.95cm">
          <text:p/>
        </draw:rect>
        <draw:rect draw:style-name="gr1" draw:text-style-name="P1" draw:layer="layout" svg:width="1.524cm" svg:height="1.524cm" svg:x="12.192cm" svg:y="7.823cm">
          <text:p/>
        </draw:rect>
        <draw:rect draw:style-name="gr1" draw:text-style-name="P1" draw:layer="layout" svg:width="1.27cm" svg:height="1.27cm" svg:x="12.319cm" svg:y="7.95cm">
          <text:p/>
        </draw:rect>
        <draw:rect draw:style-name="gr1" draw:text-style-name="P1" draw:layer="layout" svg:width="1.524cm" svg:height="1.524cm" svg:x="13.716cm" svg:y="7.823cm">
          <text:p/>
        </draw:rect>
        <draw:rect draw:style-name="gr1" draw:text-style-name="P1" draw:layer="layout" svg:width="1.27cm" svg:height="1.27cm" svg:x="13.843cm" svg:y="7.95cm">
          <text:p/>
        </draw:rect>
        <draw:rect draw:style-name="gr1" draw:text-style-name="P1" draw:layer="layout" svg:width="1.524cm" svg:height="1.524cm" svg:x="15.24cm" svg:y="9.347cm">
          <text:p/>
        </draw:rect>
        <draw:rect draw:style-name="gr1" draw:text-style-name="P1" draw:layer="layout" svg:width="1.27cm" svg:height="1.27cm" svg:x="15.367cm" svg:y="9.474cm">
          <text:p/>
        </draw:rect>
        <draw:rect draw:style-name="gr1" draw:text-style-name="P1" draw:layer="layout" svg:width="1.524cm" svg:height="1.524cm" svg:x="16.764cm" svg:y="9.347cm">
          <text:p/>
        </draw:rect>
        <draw:rect draw:style-name="gr1" draw:text-style-name="P1" draw:layer="layout" svg:width="1.27cm" svg:height="1.27cm" svg:x="16.891cm" svg:y="9.474cm">
          <text:p/>
        </draw:rect>
        <draw:rect draw:style-name="gr1" draw:text-style-name="P1" draw:layer="layout" svg:width="1.524cm" svg:height="1.524cm" svg:x="18.288cm" svg:y="9.347cm">
          <text:p/>
        </draw:rect>
        <draw:rect draw:style-name="gr1" draw:text-style-name="P1" draw:layer="layout" svg:width="1.27cm" svg:height="1.27cm" svg:x="18.415cm" svg:y="9.474cm">
          <text:p/>
        </draw:rect>
        <draw:rect draw:style-name="gr1" draw:text-style-name="P1" draw:layer="layout" svg:width="1.524cm" svg:height="1.524cm" svg:x="19.812cm" svg:y="9.347cm">
          <text:p/>
        </draw:rect>
        <draw:rect draw:style-name="gr1" draw:text-style-name="P1" draw:layer="layout" svg:width="1.27cm" svg:height="1.27cm" svg:x="19.939cm" svg:y="9.474cm">
          <text:p/>
        </draw:rect>
        <draw:rect draw:style-name="gr1" draw:text-style-name="P1" draw:layer="layout" svg:width="1.524cm" svg:height="1.524cm" svg:x="21.336cm" svg:y="9.347cm">
          <text:p/>
        </draw:rect>
        <draw:rect draw:style-name="gr1" draw:text-style-name="P1" draw:layer="layout" svg:width="1.27cm" svg:height="1.27cm" svg:x="21.463cm" svg:y="9.474cm">
          <text:p/>
        </draw:rect>
        <draw:rect draw:style-name="gr1" draw:text-style-name="P1" draw:layer="layout" svg:width="1.524cm" svg:height="1.524cm" svg:x="22.86cm" svg:y="9.347cm">
          <text:p/>
        </draw:rect>
        <draw:rect draw:style-name="gr1" draw:text-style-name="P1" draw:layer="layout" svg:width="1.27cm" svg:height="1.27cm" svg:x="22.987cm" svg:y="9.474cm">
          <text:p/>
        </draw:rect>
        <draw:rect draw:style-name="gr1" draw:text-style-name="P1" draw:layer="layout" svg:width="1.524cm" svg:height="1.524cm" svg:x="24.384cm" svg:y="9.347cm">
          <text:p/>
        </draw:rect>
        <draw:rect draw:style-name="gr1" draw:text-style-name="P1" draw:layer="layout" svg:width="1.27cm" svg:height="1.27cm" svg:x="24.511cm" svg:y="9.474cm">
          <text:p/>
        </draw:rect>
        <draw:rect draw:style-name="gr1" draw:text-style-name="P1" draw:layer="layout" svg:width="1.524cm" svg:height="1.524cm" svg:x="25.908cm" svg:y="9.347cm">
          <text:p/>
        </draw:rect>
        <draw:rect draw:style-name="gr1" draw:text-style-name="P1" draw:layer="layout" svg:width="1.27cm" svg:height="1.27cm" svg:x="26.035cm" svg:y="9.474cm">
          <text:p/>
        </draw:rect>
        <draw:rect draw:style-name="gr1" draw:text-style-name="P1" draw:layer="layout" svg:width="1.524cm" svg:height="1.524cm" svg:x="3.048cm" svg:y="9.347cm">
          <text:p/>
        </draw:rect>
        <draw:rect draw:style-name="gr1" draw:text-style-name="P1" draw:layer="layout" svg:width="1.27cm" svg:height="1.27cm" svg:x="3.175cm" svg:y="9.474cm">
          <text:p/>
        </draw:rect>
        <draw:rect draw:style-name="gr1" draw:text-style-name="P1" draw:layer="layout" svg:width="1.524cm" svg:height="1.524cm" svg:x="4.572cm" svg:y="9.347cm">
          <text:p/>
        </draw:rect>
        <draw:rect draw:style-name="gr1" draw:text-style-name="P1" draw:layer="layout" svg:width="1.27cm" svg:height="1.27cm" svg:x="4.699cm" svg:y="9.474cm">
          <text:p/>
        </draw:rect>
        <draw:rect draw:style-name="gr1" draw:text-style-name="P1" draw:layer="layout" svg:width="1.524cm" svg:height="1.524cm" svg:x="6.096cm" svg:y="9.347cm">
          <text:p/>
        </draw:rect>
        <draw:rect draw:style-name="gr1" draw:text-style-name="P1" draw:layer="layout" svg:width="1.27cm" svg:height="1.27cm" svg:x="6.223cm" svg:y="9.474cm">
          <text:p/>
        </draw:rect>
        <draw:rect draw:style-name="gr1" draw:text-style-name="P1" draw:layer="layout" svg:width="1.524cm" svg:height="1.524cm" svg:x="7.62cm" svg:y="9.347cm">
          <text:p/>
        </draw:rect>
        <draw:rect draw:style-name="gr1" draw:text-style-name="P1" draw:layer="layout" svg:width="1.27cm" svg:height="1.27cm" svg:x="7.747cm" svg:y="9.474cm">
          <text:p/>
        </draw:rect>
        <draw:rect draw:style-name="gr1" draw:text-style-name="P1" draw:layer="layout" svg:width="1.524cm" svg:height="1.524cm" svg:x="9.144cm" svg:y="9.347cm">
          <text:p/>
        </draw:rect>
        <draw:rect draw:style-name="gr1" draw:text-style-name="P1" draw:layer="layout" svg:width="1.27cm" svg:height="1.27cm" svg:x="9.271cm" svg:y="9.474cm">
          <text:p/>
        </draw:rect>
        <draw:rect draw:style-name="gr1" draw:text-style-name="P1" draw:layer="layout" svg:width="1.524cm" svg:height="1.524cm" svg:x="10.668cm" svg:y="9.347cm">
          <text:p/>
        </draw:rect>
        <draw:rect draw:style-name="gr1" draw:text-style-name="P1" draw:layer="layout" svg:width="1.27cm" svg:height="1.27cm" svg:x="10.795cm" svg:y="9.474cm">
          <text:p/>
        </draw:rect>
        <draw:rect draw:style-name="gr1" draw:text-style-name="P1" draw:layer="layout" svg:width="1.524cm" svg:height="1.524cm" svg:x="12.192cm" svg:y="9.347cm">
          <text:p/>
        </draw:rect>
        <draw:rect draw:style-name="gr1" draw:text-style-name="P1" draw:layer="layout" svg:width="1.27cm" svg:height="1.27cm" svg:x="12.319cm" svg:y="9.474cm">
          <text:p/>
        </draw:rect>
        <draw:rect draw:style-name="gr1" draw:text-style-name="P1" draw:layer="layout" svg:width="1.524cm" svg:height="1.524cm" svg:x="13.716cm" svg:y="9.347cm">
          <text:p/>
        </draw:rect>
        <draw:rect draw:style-name="gr1" draw:text-style-name="P1" draw:layer="layout" svg:width="1.27cm" svg:height="1.27cm" svg:x="13.843cm" svg:y="9.474cm">
          <text:p/>
        </draw:rect>
        <draw:rect draw:style-name="gr1" draw:text-style-name="P1" draw:layer="layout" svg:width="25.146cm" svg:height="19.05cm" svg:x="2.667cm" svg:y="1.346cm">
          <text:p/>
        </draw:rect>
        <draw:circle draw:style-name="gr1" draw:text-style-name="P1" draw:layer="layout" svg:width="0.508cm" svg:height="0.508cm" svg:x="14.986cm" svg:y="0.126cm">
          <text:p/>
        </draw:circle>
        <draw:circle draw:style-name="gr1" draw:text-style-name="P1" draw:layer="layout" svg:width="0.508cm" svg:height="0.508cm" svg:x="7.569cm" svg:y="0.127cm">
          <text:p/>
        </draw:circle>
        <draw:circle draw:style-name="gr1" draw:text-style-name="P1" draw:layer="layout" svg:width="0.508cm" svg:height="0.508cm" svg:x="22.428cm" svg:y="0.127cm">
          <text:p/>
        </draw:circle>
        <draw:circle draw:style-name="gr1" draw:text-style-name="P1" draw:layer="layout" svg:width="0.508cm" svg:height="0.508cm" svg:x="0.127cm" svg:y="0.127cm">
          <text:p/>
        </draw:circle>
        <draw:circle draw:style-name="gr1" draw:text-style-name="P1" draw:layer="layout" svg:width="0.508cm" svg:height="0.508cm" svg:x="29.845cm" svg:y="0.127cm">
          <text:p/>
        </draw:circle>
        <draw:circle draw:style-name="gr1" draw:text-style-name="P1" draw:layer="layout" svg:width="0.508cm" svg:height="0.508cm" svg:x="14.986cm" svg:y="22.225cm">
          <text:p/>
        </draw:circle>
        <draw:circle draw:style-name="gr1" draw:text-style-name="P1" draw:layer="layout" svg:width="0.508cm" svg:height="0.508cm" svg:x="22.428cm" svg:y="22.226cm">
          <text:p/>
        </draw:circle>
        <draw:circle draw:style-name="gr1" draw:text-style-name="P1" draw:layer="layout" svg:width="0.508cm" svg:height="0.508cm" svg:x="0.127cm" svg:y="22.226cm">
          <text:p/>
        </draw:circle>
        <draw:circle draw:style-name="gr1" draw:text-style-name="P1" draw:layer="layout" svg:width="0.508cm" svg:height="0.508cm" svg:x="29.845cm" svg:y="22.226cm">
          <text:p/>
        </draw:circle>
        <draw:circle draw:style-name="gr1" draw:text-style-name="P1" draw:layer="layout" svg:width="0.508cm" svg:height="0.508cm" svg:x="0.127cm" svg:y="7.493cm">
          <text:p/>
        </draw:circle>
        <draw:circle draw:style-name="gr1" draw:text-style-name="P1" draw:layer="layout" svg:width="0.508cm" svg:height="0.508cm" svg:x="29.845cm" svg:y="7.493cm">
          <text:p/>
        </draw:circle>
        <draw:circle draw:style-name="gr1" draw:text-style-name="P1" draw:layer="layout" svg:width="0.508cm" svg:height="0.508cm" svg:x="0.127cm" svg:y="14.859cm">
          <text:p/>
        </draw:circle>
        <draw:circle draw:style-name="gr1" draw:text-style-name="P1" draw:layer="layout" svg:width="0.508cm" svg:height="0.508cm" svg:x="29.845cm" svg:y="14.859cm">
          <text:p/>
        </draw:circle>
        <draw:circle draw:style-name="gr1" draw:text-style-name="P1" draw:layer="layout" svg:width="0.762cm" svg:height="0.762cm" svg:x="0cm" svg:y="0cm">
          <text:p/>
        </draw:circle>
        <draw:circle draw:style-name="gr1" draw:text-style-name="P1" draw:layer="layout" svg:width="0.762cm" svg:height="0.762cm" svg:x="7.442cm" svg:y="0cm">
          <text:p/>
        </draw:circle>
        <draw:circle draw:style-name="gr1" draw:text-style-name="P1" draw:layer="layout" svg:width="0.762cm" svg:height="0.762cm" svg:x="14.859cm" svg:y="-0.001cm">
          <text:p/>
        </draw:circle>
        <draw:circle draw:style-name="gr1" draw:text-style-name="P1" draw:layer="layout" svg:width="0.762cm" svg:height="0.762cm" svg:x="22.301cm" svg:y="0cm">
          <text:p/>
        </draw:circle>
        <draw:circle draw:style-name="gr1" draw:text-style-name="P1" draw:layer="layout" svg:width="0.762cm" svg:height="0.762cm" svg:x="29.718cm" svg:y="0cm">
          <text:p/>
        </draw:circle>
        <draw:circle draw:style-name="gr1" draw:text-style-name="P1" draw:layer="layout" svg:width="0.762cm" svg:height="0.762cm" svg:x="29.718cm" svg:y="7.366cm">
          <text:p/>
        </draw:circle>
        <draw:circle draw:style-name="gr1" draw:text-style-name="P1" draw:layer="layout" svg:width="0.762cm" svg:height="0.762cm" svg:x="29.718cm" svg:y="14.732cm">
          <text:p/>
        </draw:circle>
        <draw:circle draw:style-name="gr1" draw:text-style-name="P1" draw:layer="layout" svg:width="0.762cm" svg:height="0.762cm" svg:x="29.718cm" svg:y="22.099cm">
          <text:p/>
        </draw:circle>
        <draw:circle draw:style-name="gr1" draw:text-style-name="P1" draw:layer="layout" svg:width="0.762cm" svg:height="0.762cm" svg:x="22.301cm" svg:y="22.099cm">
          <text:p/>
        </draw:circle>
        <draw:circle draw:style-name="gr1" draw:text-style-name="P1" draw:layer="layout" svg:width="0.762cm" svg:height="0.762cm" svg:x="14.859cm" svg:y="22.098cm">
          <text:p/>
        </draw:circle>
        <draw:circle draw:style-name="gr1" draw:text-style-name="P1" draw:layer="layout" svg:width="0.762cm" svg:height="0.762cm" svg:x="0cm" svg:y="22.099cm">
          <text:p/>
        </draw:circle>
        <draw:circle draw:style-name="gr1" draw:text-style-name="P1" draw:layer="layout" svg:width="0.762cm" svg:height="0.762cm" svg:x="0cm" svg:y="14.732cm">
          <text:p/>
        </draw:circle>
        <draw:circle draw:style-name="gr1" draw:text-style-name="P1" draw:layer="layout" svg:width="0.762cm" svg:height="0.762cm" svg:x="0cm" svg:y="7.366cm">
          <text:p/>
        </draw:circle>
        <draw:line draw:style-name="gr2" draw:text-style-name="P1" draw:layer="layout" svg:x1="15.247cm" svg:y1="0.376cm" svg:x2="15.247cm" svg:y2="1.346cm">
          <text:p/>
        </draw:line>
        <draw:line draw:style-name="gr2" draw:text-style-name="P1" draw:layer="layout" svg:x1="15.494cm" svg:y1="0.379cm" svg:x2="15.494cm" svg:y2="1.349cm">
          <text:p/>
        </draw:line>
        <draw:line draw:style-name="gr2" draw:text-style-name="P1" draw:layer="layout" svg:x1="14.986cm" svg:y1="0.379cm" svg:x2="14.986cm" svg:y2="1.349cm">
          <text:p/>
        </draw:line>
        <draw:line draw:style-name="gr2" draw:text-style-name="P1" draw:layer="layout" svg:x1="22.689cm" svg:y1="0.378cm" svg:x2="22.689cm" svg:y2="1.348cm">
          <text:p/>
        </draw:line>
        <draw:line draw:style-name="gr2" draw:text-style-name="P1" draw:layer="layout" svg:x1="22.936cm" svg:y1="0.381cm" svg:x2="22.936cm" svg:y2="1.351cm">
          <text:p/>
        </draw:line>
        <draw:line draw:style-name="gr2" draw:text-style-name="P1" draw:layer="layout" svg:x1="22.428cm" svg:y1="0.381cm" svg:x2="22.428cm" svg:y2="1.351cm">
          <text:p/>
        </draw:line>
        <draw:line draw:style-name="gr2" draw:text-style-name="P1" draw:layer="layout" svg:x1="27.813cm" svg:y1="7.74cm" svg:x2="30.092cm" svg:y2="7.74cm">
          <text:p/>
        </draw:line>
        <draw:line draw:style-name="gr2" draw:text-style-name="P1" draw:layer="layout" svg:x1="27.82cm" svg:y1="7.493cm" svg:x2="30.099cm" svg:y2="7.493cm">
          <text:p/>
        </draw:line>
        <draw:line draw:style-name="gr2" draw:text-style-name="P1" draw:layer="layout" svg:x1="27.82cm" svg:y1="8.001cm" svg:x2="30.099cm" svg:y2="8.001cm">
          <text:p/>
        </draw:line>
        <draw:line draw:style-name="gr2" draw:text-style-name="P1" draw:layer="layout" svg:x1="27.813cm" svg:y1="15.106cm" svg:x2="30.092cm" svg:y2="15.106cm">
          <text:p/>
        </draw:line>
        <draw:line draw:style-name="gr2" draw:text-style-name="P1" draw:layer="layout" svg:x1="27.82cm" svg:y1="14.859cm" svg:x2="30.099cm" svg:y2="14.859cm">
          <text:p/>
        </draw:line>
        <draw:line draw:style-name="gr2" draw:text-style-name="P1" draw:layer="layout" svg:x1="27.82cm" svg:y1="15.367cm" svg:x2="30.099cm" svg:y2="15.367cm">
          <text:p/>
        </draw:line>
        <draw:line draw:style-name="gr2" draw:text-style-name="P1" draw:layer="layout" svg:x1="0.381cm" svg:y1="7.74cm" svg:x2="2.66cm" svg:y2="7.74cm">
          <text:p/>
        </draw:line>
        <draw:line draw:style-name="gr2" draw:text-style-name="P1" draw:layer="layout" svg:x1="0.388cm" svg:y1="7.493cm" svg:x2="2.667cm" svg:y2="7.493cm">
          <text:p/>
        </draw:line>
        <draw:line draw:style-name="gr2" draw:text-style-name="P1" draw:layer="layout" svg:x1="0.388cm" svg:y1="8.001cm" svg:x2="2.667cm" svg:y2="8.001cm">
          <text:p/>
        </draw:line>
        <draw:line draw:style-name="gr2" draw:text-style-name="P1" draw:layer="layout" svg:x1="0.381cm" svg:y1="15.106cm" svg:x2="2.66cm" svg:y2="15.106cm">
          <text:p/>
        </draw:line>
        <draw:line draw:style-name="gr2" draw:text-style-name="P1" draw:layer="layout" svg:x1="0.388cm" svg:y1="14.859cm" svg:x2="2.667cm" svg:y2="14.859cm">
          <text:p/>
        </draw:line>
        <draw:line draw:style-name="gr2" draw:text-style-name="P1" draw:layer="layout" svg:x1="0.388cm" svg:y1="15.367cm" svg:x2="2.667cm" svg:y2="15.367cm">
          <text:p/>
        </draw:line>
        <draw:line draw:style-name="gr2" draw:text-style-name="P1" draw:layer="layout" svg:x1="7.83cm" svg:y1="0.381cm" svg:x2="7.83cm" svg:y2="1.351cm">
          <text:p/>
        </draw:line>
        <draw:line draw:style-name="gr2" draw:text-style-name="P1" draw:layer="layout" svg:x1="8.077cm" svg:y1="0.384cm" svg:x2="8.077cm" svg:y2="1.354cm">
          <text:p/>
        </draw:line>
        <draw:line draw:style-name="gr2" draw:text-style-name="P1" draw:layer="layout" svg:x1="7.569cm" svg:y1="0.384cm" svg:x2="7.569cm" svg:y2="1.354cm">
          <text:p/>
        </draw:line>
        <draw:line draw:style-name="gr2" draw:text-style-name="P1" draw:layer="layout" svg:x1="15.247cm" svg:y1="20.396cm" svg:x2="15.247cm" svg:y2="22.473cm">
          <text:p/>
        </draw:line>
        <draw:line draw:style-name="gr2" draw:text-style-name="P1" draw:layer="layout" svg:x1="15.494cm" svg:y1="20.402cm" svg:x2="15.494cm" svg:y2="22.479cm">
          <text:p/>
        </draw:line>
        <draw:line draw:style-name="gr2" draw:text-style-name="P1" draw:layer="layout" svg:x1="14.986cm" svg:y1="20.402cm" svg:x2="14.986cm" svg:y2="22.479cm">
          <text:p/>
        </draw:line>
        <draw:line draw:style-name="gr2" draw:text-style-name="P1" draw:layer="layout" svg:x1="22.689cm" svg:y1="20.396cm" svg:x2="22.689cm" svg:y2="22.473cm">
          <text:p/>
        </draw:line>
        <draw:line draw:style-name="gr2" draw:text-style-name="P1" draw:layer="layout" svg:x1="22.936cm" svg:y1="20.402cm" svg:x2="22.936cm" svg:y2="22.479cm">
          <text:p/>
        </draw:line>
        <draw:line draw:style-name="gr2" draw:text-style-name="P1" draw:layer="layout" svg:x1="22.428cm" svg:y1="20.402cm" svg:x2="22.428cm" svg:y2="22.479cm">
          <text:p/>
        </draw:line>
        <draw:line draw:style-name="gr2" draw:text-style-name="P1" draw:layer="layout" svg:x1="0.381cm" svg:y1="0.381cm" svg:x2="2.667cm" svg:y2="1.346cm">
          <text:p/>
        </draw:line>
        <draw:line draw:style-name="gr2" draw:text-style-name="P1" draw:layer="layout" svg:x1="0.434cm" svg:y1="0.127cm" svg:x2="3.499cm" svg:y2="1.421cm">
          <text:p/>
        </draw:line>
        <draw:line draw:style-name="gr2" draw:text-style-name="P1" draw:layer="layout" svg:x1="0.179cm" svg:y1="0.573cm" svg:x2="2.9cm" svg:y2="1.722cm">
          <text:p/>
        </draw:line>
        <draw:line draw:style-name="gr2" draw:text-style-name="P1" draw:layer="layout" svg:x1="30.044cm" svg:y1="0.128cm" svg:x2="26.979cm" svg:y2="1.422cm">
          <text:p/>
        </draw:line>
        <draw:line draw:style-name="gr2" draw:text-style-name="P1" draw:layer="layout" svg:x1="30.299cm" svg:y1="0.574cm" svg:x2="27.578cm" svg:y2="1.723cm">
          <text:p/>
        </draw:line>
        <draw:frame draw:style-name="gr3" draw:layer="layout" svg:width="6.183cm" svg:height="0.963cm" svg:x="4.719cm" svg:y="21.284cm">
          <draw:text-box>
            <text:p>OpenOffice Drawing</text:p>
          </draw:text-box>
        </draw:frame>
      </draw:page>
      <draw:page draw:name="page2" draw:style-name="dp1" draw:master-page-name="Default">
        <draw:g>
          <draw:polyline draw:style-name="gr4" draw:text-style-name="P1" draw:layer="layout" svg:width="14.344cm" svg:height="6.466cm" svg:x="7.894cm" svg:y="6.912cm" svg:viewBox="0 0 14345 6467" draw:points="0,0 14345,0 14345,6467 0,6467 0,0">
            <text:p/>
          </draw:polyline>
          <draw:g>
            <draw:polyline draw:style-name="gr5" draw:text-style-name="P1" draw:layer="layout" svg:width="0.106cm" svg:height="0.218cm" svg:x="22.808cm" svg:y="0.4cm" svg:viewBox="0 0 107 219" draw:points="107,0 34,185 0,219">
              <text:p/>
            </draw:polyline>
            <draw:polyline draw:style-name="gr5" draw:text-style-name="P1" draw:layer="layout" svg:width="0.218cm" svg:height="0.107cm" svg:x="22.623cm" svg:y="0.585cm" svg:viewBox="0 0 219 108" draw:points="219,0 39,69 0,108">
              <text:p/>
            </draw:polyline>
            <draw:polyline draw:style-name="gr5" draw:text-style-name="P1" draw:layer="layout" svg:width="0.218cm" svg:height="0.107cm" svg:x="22.442cm" svg:y="0.546cm" svg:viewBox="0 0 219 108" draw:points="219,108 34,39 0,0">
              <text:p/>
            </draw:polyline>
            <draw:polyline draw:style-name="gr5" draw:text-style-name="P1" draw:layer="layout" svg:width="0.106cm" svg:height="0.218cm" svg:x="22.369cm" svg:y="0.365cm" svg:viewBox="0 0 107 219" draw:points="107,219 39,34 0,0">
              <text:p/>
            </draw:polyline>
            <draw:polyline draw:style-name="gr5" draw:text-style-name="P1" draw:layer="layout" svg:width="0.106cm" svg:height="0.214cm" svg:x="22.408cm" svg:y="0.185cm" svg:viewBox="0 0 107 215" draw:points="0,215 69,34 107,0">
              <text:p/>
            </draw:polyline>
            <draw:polyline draw:style-name="gr5" draw:text-style-name="P1" draw:layer="layout" svg:width="0.218cm" svg:height="0.107cm" svg:x="22.476cm" svg:y="0.112cm" svg:viewBox="0 0 219 108" draw:points="0,108 185,34 219,0">
              <text:p/>
            </draw:polyline>
            <draw:polyline draw:style-name="gr5" draw:text-style-name="P1" draw:layer="layout" svg:width="0.218cm" svg:height="0.107cm" svg:x="22.661cm" svg:y="0.146cm" svg:viewBox="0 0 219 108" draw:points="0,0 181,73 219,108">
              <text:p/>
            </draw:polyline>
            <draw:polyline draw:style-name="gr5" draw:text-style-name="P1" draw:layer="layout" svg:width="0.106cm" svg:height="0.218cm" svg:x="22.842cm" svg:y="0.219cm" svg:viewBox="0 0 107 219" draw:points="0,0 73,181 107,219">
              <text:p/>
            </draw:polyline>
            <draw:polyline draw:style-name="gr5" draw:text-style-name="P1" draw:layer="layout" svg:width="0.111cm" svg:height="0.218cm" svg:x="30.224cm" svg:y="0.4cm" svg:viewBox="0 0 112 219" draw:points="112,0 39,185 0,219">
              <text:p/>
            </draw:polyline>
            <draw:polyline draw:style-name="gr5" draw:text-style-name="P1" draw:layer="layout" svg:width="0.218cm" svg:height="0.107cm" svg:x="30.043cm" svg:y="0.585cm" svg:viewBox="0 0 219 108" draw:points="219,0 39,69 0,108">
              <text:p/>
            </draw:polyline>
            <draw:polyline draw:style-name="gr5" draw:text-style-name="P1" draw:layer="layout" svg:width="0.218cm" svg:height="0.107cm" svg:x="29.863cm" svg:y="0.546cm" svg:viewBox="0 0 219 108" draw:points="219,108 34,39 0,0">
              <text:p/>
            </draw:polyline>
            <draw:polyline draw:style-name="gr5" draw:text-style-name="P1" draw:layer="layout" svg:width="0.106cm" svg:height="0.218cm" svg:x="29.79cm" svg:y="0.365cm" svg:viewBox="0 0 107 219" draw:points="107,219 34,34 0,0">
              <text:p/>
            </draw:polyline>
            <draw:polyline draw:style-name="gr5" draw:text-style-name="P1" draw:layer="layout" svg:width="0.111cm" svg:height="0.214cm" svg:x="29.824cm" svg:y="0.185cm" svg:viewBox="0 0 112 215" draw:points="0,215 73,34 112,0">
              <text:p/>
            </draw:polyline>
            <draw:polyline draw:style-name="gr5" draw:text-style-name="P1" draw:layer="layout" svg:width="0.218cm" svg:height="0.107cm" svg:x="29.897cm" svg:y="0.112cm" svg:viewBox="0 0 219 108" draw:points="0,108 185,34 219,0">
              <text:p/>
            </draw:polyline>
            <draw:polyline draw:style-name="gr5" draw:text-style-name="P1" draw:layer="layout" svg:width="0.214cm" svg:height="0.107cm" svg:x="30.082cm" svg:y="0.146cm" svg:viewBox="0 0 215 108" draw:points="0,0 181,73 215,108">
              <text:p/>
            </draw:polyline>
            <draw:polyline draw:style-name="gr5" draw:text-style-name="P1" draw:layer="layout" svg:width="0.106cm" svg:height="0.218cm" svg:x="30.263cm" svg:y="0.219cm" svg:viewBox="0 0 107 219" draw:points="0,0 73,181 107,219">
              <text:p/>
            </draw:polyline>
            <draw:polyline draw:style-name="gr5" draw:text-style-name="P1" draw:layer="layout" svg:width="0.106cm" svg:height="0.218cm" svg:x="7.966cm" svg:y="0.4cm" svg:viewBox="0 0 107 219" draw:points="107,0 39,185 0,219">
              <text:p/>
            </draw:polyline>
            <draw:polyline draw:style-name="gr5" draw:text-style-name="P1" draw:layer="layout" svg:width="0.218cm" svg:height="0.107cm" svg:x="7.786cm" svg:y="0.585cm" svg:viewBox="0 0 219 108" draw:points="219,0 34,69 0,108">
              <text:p/>
            </draw:polyline>
            <draw:polyline draw:style-name="gr5" draw:text-style-name="P1" draw:layer="layout" svg:width="0.218cm" svg:height="0.107cm" svg:x="7.601cm" svg:y="0.546cm" svg:viewBox="0 0 219 108" draw:points="219,108 39,39 0,0">
              <text:p/>
            </draw:polyline>
            <draw:polyline draw:style-name="gr5" draw:text-style-name="P1" draw:layer="layout" svg:width="0.106cm" svg:height="0.218cm" svg:x="7.532cm" svg:y="0.365cm" svg:viewBox="0 0 107 219" draw:points="107,219 34,34 0,0">
              <text:p/>
            </draw:polyline>
            <draw:polyline draw:style-name="gr5" draw:text-style-name="P1" draw:layer="layout" svg:width="0.106cm" svg:height="0.214cm" svg:x="7.566cm" svg:y="0.185cm" svg:viewBox="0 0 107 215" draw:points="0,215 73,34 107,0">
              <text:p/>
            </draw:polyline>
            <draw:polyline draw:style-name="gr5" draw:text-style-name="P1" draw:layer="layout" svg:width="0.218cm" svg:height="0.107cm" svg:x="7.64cm" svg:y="0.112cm" svg:viewBox="0 0 219 108" draw:points="0,108 181,34 219,0">
              <text:p/>
            </draw:polyline>
            <draw:polyline draw:style-name="gr5" draw:text-style-name="P1" draw:layer="layout" svg:width="0.218cm" svg:height="0.107cm" svg:x="7.82cm" svg:y="0.146cm" svg:viewBox="0 0 219 108" draw:points="0,0 185,73 219,108">
              <text:p/>
            </draw:polyline>
            <draw:polyline draw:style-name="gr5" draw:text-style-name="P1" draw:layer="layout" svg:width="0.106cm" svg:height="0.218cm" svg:x="8.005cm" svg:y="0.219cm" svg:viewBox="0 0 107 219" draw:points="0,0 69,181 107,219">
              <text:p/>
            </draw:polyline>
            <draw:polyline draw:style-name="gr5" draw:text-style-name="P1" draw:layer="layout" svg:width="0.106cm" svg:height="0.218cm" svg:x="15.387cm" svg:y="0.4cm" svg:viewBox="0 0 107 219" draw:points="107,0 34,185 0,219">
              <text:p/>
            </draw:polyline>
            <draw:polyline draw:style-name="gr5" draw:text-style-name="P1" draw:layer="layout" svg:width="0.214cm" svg:height="0.107cm" svg:x="15.206cm" svg:y="0.585cm" svg:viewBox="0 0 215 108" draw:points="215,0 34,69 0,108">
              <text:p/>
            </draw:polyline>
            <draw:polyline draw:style-name="gr5" draw:text-style-name="P1" draw:layer="layout" svg:width="0.218cm" svg:height="0.107cm" svg:x="15.021cm" svg:y="0.546cm" svg:viewBox="0 0 219 108" draw:points="219,108 39,39 0,0">
              <text:p/>
            </draw:polyline>
            <draw:polyline draw:style-name="gr5" draw:text-style-name="P1" draw:layer="layout" svg:width="0.111cm" svg:height="0.218cm" svg:x="14.948cm" svg:y="0.365cm" svg:viewBox="0 0 112 219" draw:points="112,219 39,34 0,0">
              <text:p/>
            </draw:polyline>
            <draw:polyline draw:style-name="gr5" draw:text-style-name="P1" draw:layer="layout" svg:width="0.106cm" svg:height="0.214cm" svg:x="14.987cm" svg:y="0.185cm" svg:viewBox="0 0 107 215" draw:points="0,215 73,34 107,0">
              <text:p/>
            </draw:polyline>
            <draw:polyline draw:style-name="gr5" draw:text-style-name="P1" draw:layer="layout" svg:width="0.214cm" svg:height="0.107cm" svg:x="15.06cm" svg:y="0.112cm" svg:viewBox="0 0 215 108" draw:points="0,108 181,34 215,0">
              <text:p/>
            </draw:polyline>
            <draw:polyline draw:style-name="gr5" draw:text-style-name="P1" draw:layer="layout" svg:width="0.218cm" svg:height="0.107cm" svg:x="15.241cm" svg:y="0.146cm" svg:viewBox="0 0 219 108" draw:points="0,0 181,73 219,108">
              <text:p/>
            </draw:polyline>
            <draw:polyline draw:style-name="gr5" draw:text-style-name="P1" draw:layer="layout" svg:width="0.111cm" svg:height="0.218cm" svg:x="15.421cm" svg:y="0.219cm" svg:viewBox="0 0 112 219" draw:points="0,0 73,181 112,219">
              <text:p/>
            </draw:polyline>
            <draw:polyline draw:style-name="gr5" draw:text-style-name="P1" draw:layer="layout" svg:width="0.111cm" svg:height="0.218cm" svg:x="0.546cm" svg:y="0.4cm" svg:viewBox="0 0 112 219" draw:points="112,0 39,185 0,219">
              <text:p/>
            </draw:polyline>
            <draw:polyline draw:style-name="gr5" draw:text-style-name="P1" draw:layer="layout" svg:width="0.218cm" svg:height="0.107cm" svg:x="0.365cm" svg:y="0.585cm" svg:viewBox="0 0 219 108" draw:points="219,0 34,69 0,108">
              <text:p/>
            </draw:polyline>
            <draw:polyline draw:style-name="gr5" draw:text-style-name="P1" draw:layer="layout" svg:width="0.214cm" svg:height="0.107cm" svg:x="0.185cm" svg:y="0.546cm" svg:viewBox="0 0 215 108" draw:points="215,108 34,39 0,0">
              <text:p/>
            </draw:polyline>
            <draw:polyline draw:style-name="gr5" draw:text-style-name="P1" draw:layer="layout" svg:width="0.106cm" svg:height="0.218cm" svg:x="0.111cm" svg:y="0.365cm" svg:viewBox="0 0 107 219" draw:points="107,219 34,34 0,0">
              <text:p/>
            </draw:polyline>
            <draw:polyline draw:style-name="gr5" draw:text-style-name="P1" draw:layer="layout" svg:width="0.111cm" svg:height="0.214cm" svg:x="0.146cm" svg:y="0.185cm" svg:viewBox="0 0 112 215" draw:points="0,215 73,34 112,0">
              <text:p/>
            </draw:polyline>
            <draw:polyline draw:style-name="gr5" draw:text-style-name="P1" draw:layer="layout" svg:width="0.218cm" svg:height="0.107cm" svg:x="0.219cm" svg:y="0.112cm" svg:viewBox="0 0 219 108" draw:points="0,108 181,34 219,0">
              <text:p/>
            </draw:polyline>
            <draw:polyline draw:style-name="gr5" draw:text-style-name="P1" draw:layer="layout" svg:width="0.218cm" svg:height="0.107cm" svg:x="0.399cm" svg:y="0.146cm" svg:viewBox="0 0 219 108" draw:points="0,0 185,73 219,108">
              <text:p/>
            </draw:polyline>
            <draw:polyline draw:style-name="gr5" draw:text-style-name="P1" draw:layer="layout" svg:width="0.106cm" svg:height="0.218cm" svg:x="0.584cm" svg:y="0.219cm" svg:viewBox="0 0 107 219" draw:points="0,0 73,181 107,219">
              <text:p/>
            </draw:polyline>
            <draw:polyline draw:style-name="gr5" draw:text-style-name="P1" draw:layer="layout" svg:width="0.106cm" svg:height="0.218cm" svg:x="15.387cm" svg:y="22.451cm" svg:viewBox="0 0 107 219" draw:points="107,0 34,181 0,219">
              <text:p/>
            </draw:polyline>
            <draw:polyline draw:style-name="gr5" draw:text-style-name="P1" draw:layer="layout" svg:width="0.214cm" svg:height="0.107cm" svg:x="15.206cm" svg:y="22.632cm" svg:viewBox="0 0 215 108" draw:points="215,0 34,73 0,108">
              <text:p/>
            </draw:polyline>
            <draw:polyline draw:style-name="gr5" draw:text-style-name="P1" draw:layer="layout" svg:width="0.218cm" svg:height="0.107cm" svg:x="15.021cm" svg:y="22.597cm" svg:viewBox="0 0 219 108" draw:points="219,108 39,34 0,0">
              <text:p/>
            </draw:polyline>
            <draw:polyline draw:style-name="gr5" draw:text-style-name="P1" draw:layer="layout" svg:width="0.111cm" svg:height="0.218cm" svg:x="14.948cm" svg:y="22.412cm" svg:viewBox="0 0 112 219" draw:points="112,219 39,39 0,0">
              <text:p/>
            </draw:polyline>
            <draw:polyline draw:style-name="gr5" draw:text-style-name="P1" draw:layer="layout" svg:width="0.106cm" svg:height="0.218cm" svg:x="14.987cm" svg:y="22.232cm" svg:viewBox="0 0 107 219" draw:points="0,219 73,39 107,0">
              <text:p/>
            </draw:polyline>
            <draw:polyline draw:style-name="gr5" draw:text-style-name="P1" draw:layer="layout" svg:width="0.214cm" svg:height="0.111cm" svg:x="15.06cm" svg:y="22.159cm" svg:viewBox="0 0 215 112" draw:points="0,112 181,39 215,0">
              <text:p/>
            </draw:polyline>
            <draw:polyline draw:style-name="gr5" draw:text-style-name="P1" draw:layer="layout" svg:width="0.218cm" svg:height="0.107cm" svg:x="15.241cm" svg:y="22.197cm" svg:viewBox="0 0 219 108" draw:points="0,0 181,73 219,108">
              <text:p/>
            </draw:polyline>
            <draw:polyline draw:style-name="gr5" draw:text-style-name="P1" draw:layer="layout" svg:width="0.111cm" svg:height="0.214cm" svg:x="15.421cm" svg:y="22.271cm" svg:viewBox="0 0 112 215" draw:points="0,0 73,181 112,215">
              <text:p/>
            </draw:polyline>
            <draw:polyline draw:style-name="gr5" draw:text-style-name="P1" draw:layer="layout" svg:width="0.106cm" svg:height="0.218cm" svg:x="22.808cm" svg:y="22.451cm" svg:viewBox="0 0 107 219" draw:points="107,0 34,181 0,219">
              <text:p/>
            </draw:polyline>
            <draw:polyline draw:style-name="gr5" draw:text-style-name="P1" draw:layer="layout" svg:width="0.218cm" svg:height="0.107cm" svg:x="22.623cm" svg:y="22.632cm" svg:viewBox="0 0 219 108" draw:points="219,0 39,73 0,108">
              <text:p/>
            </draw:polyline>
            <draw:polyline draw:style-name="gr5" draw:text-style-name="P1" draw:layer="layout" svg:width="0.218cm" svg:height="0.107cm" svg:x="22.442cm" svg:y="22.597cm" svg:viewBox="0 0 219 108" draw:points="219,108 34,34 0,0">
              <text:p/>
            </draw:polyline>
            <draw:polyline draw:style-name="gr5" draw:text-style-name="P1" draw:layer="layout" svg:width="0.106cm" svg:height="0.218cm" svg:x="22.369cm" svg:y="22.412cm" svg:viewBox="0 0 107 219" draw:points="107,219 39,39 0,0">
              <text:p/>
            </draw:polyline>
            <draw:polyline draw:style-name="gr5" draw:text-style-name="P1" draw:layer="layout" svg:width="0.106cm" svg:height="0.218cm" svg:x="22.408cm" svg:y="22.232cm" svg:viewBox="0 0 107 219" draw:points="0,219 69,39 107,0">
              <text:p/>
            </draw:polyline>
            <draw:polyline draw:style-name="gr5" draw:text-style-name="P1" draw:layer="layout" svg:width="0.218cm" svg:height="0.111cm" svg:x="22.476cm" svg:y="22.159cm" svg:viewBox="0 0 219 112" draw:points="0,112 185,39 219,0">
              <text:p/>
            </draw:polyline>
            <draw:polyline draw:style-name="gr5" draw:text-style-name="P1" draw:layer="layout" svg:width="0.218cm" svg:height="0.107cm" svg:x="22.661cm" svg:y="22.197cm" svg:viewBox="0 0 219 108" draw:points="0,0 181,73 219,108">
              <text:p/>
            </draw:polyline>
            <draw:polyline draw:style-name="gr5" draw:text-style-name="P1" draw:layer="layout" svg:width="0.106cm" svg:height="0.214cm" svg:x="22.842cm" svg:y="22.271cm" svg:viewBox="0 0 107 215" draw:points="0,0 73,181 107,215">
              <text:p/>
            </draw:polyline>
            <draw:polyline draw:style-name="gr5" draw:text-style-name="P1" draw:layer="layout" svg:width="0.111cm" svg:height="0.218cm" svg:x="30.224cm" svg:y="22.451cm" svg:viewBox="0 0 112 219" draw:points="112,0 39,181 0,219">
              <text:p/>
            </draw:polyline>
            <draw:polyline draw:style-name="gr5" draw:text-style-name="P1" draw:layer="layout" svg:width="0.218cm" svg:height="0.107cm" svg:x="30.043cm" svg:y="22.632cm" svg:viewBox="0 0 219 108" draw:points="219,0 39,73 0,108">
              <text:p/>
            </draw:polyline>
            <draw:polyline draw:style-name="gr5" draw:text-style-name="P1" draw:layer="layout" svg:width="0.218cm" svg:height="0.107cm" svg:x="29.863cm" svg:y="22.597cm" svg:viewBox="0 0 219 108" draw:points="219,108 34,34 0,0">
              <text:p/>
            </draw:polyline>
            <draw:polyline draw:style-name="gr5" draw:text-style-name="P1" draw:layer="layout" svg:width="0.106cm" svg:height="0.218cm" svg:x="29.79cm" svg:y="22.412cm" svg:viewBox="0 0 107 219" draw:points="107,219 34,39 0,0">
              <text:p/>
            </draw:polyline>
            <draw:polyline draw:style-name="gr5" draw:text-style-name="P1" draw:layer="layout" svg:width="0.111cm" svg:height="0.218cm" svg:x="29.824cm" svg:y="22.232cm" svg:viewBox="0 0 112 219" draw:points="0,219 73,39 112,0">
              <text:p/>
            </draw:polyline>
            <draw:polyline draw:style-name="gr5" draw:text-style-name="P1" draw:layer="layout" svg:width="0.218cm" svg:height="0.111cm" svg:x="29.897cm" svg:y="22.159cm" svg:viewBox="0 0 219 112" draw:points="0,112 185,39 219,0">
              <text:p/>
            </draw:polyline>
            <draw:polyline draw:style-name="gr5" draw:text-style-name="P1" draw:layer="layout" svg:width="0.214cm" svg:height="0.107cm" svg:x="30.082cm" svg:y="22.197cm" svg:viewBox="0 0 215 108" draw:points="0,0 181,73 215,108">
              <text:p/>
            </draw:polyline>
            <draw:polyline draw:style-name="gr5" draw:text-style-name="P1" draw:layer="layout" svg:width="0.106cm" svg:height="0.214cm" svg:x="30.263cm" svg:y="22.271cm" svg:viewBox="0 0 107 215" draw:points="0,0 73,181 107,215">
              <text:p/>
            </draw:polyline>
            <draw:polyline draw:style-name="gr5" draw:text-style-name="P1" draw:layer="layout" svg:width="0.106cm" svg:height="0.218cm" svg:x="15.387cm" svg:y="22.451cm" svg:viewBox="0 0 107 219" draw:points="107,0 34,181 0,219">
              <text:p/>
            </draw:polyline>
            <draw:polyline draw:style-name="gr5" draw:text-style-name="P1" draw:layer="layout" svg:width="0.214cm" svg:height="0.107cm" svg:x="15.206cm" svg:y="22.632cm" svg:viewBox="0 0 215 108" draw:points="215,0 34,73 0,108">
              <text:p/>
            </draw:polyline>
            <draw:polyline draw:style-name="gr5" draw:text-style-name="P1" draw:layer="layout" svg:width="0.218cm" svg:height="0.107cm" svg:x="15.021cm" svg:y="22.597cm" svg:viewBox="0 0 219 108" draw:points="219,108 39,34 0,0">
              <text:p/>
            </draw:polyline>
            <draw:polyline draw:style-name="gr5" draw:text-style-name="P1" draw:layer="layout" svg:width="0.111cm" svg:height="0.218cm" svg:x="14.948cm" svg:y="22.412cm" svg:viewBox="0 0 112 219" draw:points="112,219 39,39 0,0">
              <text:p/>
            </draw:polyline>
            <draw:polyline draw:style-name="gr5" draw:text-style-name="P1" draw:layer="layout" svg:width="0.106cm" svg:height="0.218cm" svg:x="14.987cm" svg:y="22.232cm" svg:viewBox="0 0 107 219" draw:points="0,219 73,39 107,0">
              <text:p/>
            </draw:polyline>
            <draw:polyline draw:style-name="gr5" draw:text-style-name="P1" draw:layer="layout" svg:width="0.214cm" svg:height="0.111cm" svg:x="15.06cm" svg:y="22.159cm" svg:viewBox="0 0 215 112" draw:points="0,112 181,39 215,0">
              <text:p/>
            </draw:polyline>
            <draw:polyline draw:style-name="gr5" draw:text-style-name="P1" draw:layer="layout" svg:width="0.218cm" svg:height="0.107cm" svg:x="15.241cm" svg:y="22.197cm" svg:viewBox="0 0 219 108" draw:points="0,0 181,73 219,108">
              <text:p/>
            </draw:polyline>
            <draw:polyline draw:style-name="gr5" draw:text-style-name="P1" draw:layer="layout" svg:width="0.111cm" svg:height="0.214cm" svg:x="15.421cm" svg:y="22.271cm" svg:viewBox="0 0 112 215" draw:points="0,0 73,181 112,215">
              <text:p/>
            </draw:polyline>
            <draw:polyline draw:style-name="gr5" draw:text-style-name="P1" draw:layer="layout" svg:width="0.111cm" svg:height="0.218cm" svg:x="0.546cm" svg:y="22.451cm" svg:viewBox="0 0 112 219" draw:points="112,0 39,181 0,219">
              <text:p/>
            </draw:polyline>
            <draw:polyline draw:style-name="gr5" draw:text-style-name="P1" draw:layer="layout" svg:width="0.218cm" svg:height="0.107cm" svg:x="0.365cm" svg:y="22.632cm" svg:viewBox="0 0 219 108" draw:points="219,0 34,73 0,108">
              <text:p/>
            </draw:polyline>
            <draw:polyline draw:style-name="gr5" draw:text-style-name="P1" draw:layer="layout" svg:width="0.214cm" svg:height="0.107cm" svg:x="0.185cm" svg:y="22.597cm" svg:viewBox="0 0 215 108" draw:points="215,108 34,34 0,0">
              <text:p/>
            </draw:polyline>
            <draw:polyline draw:style-name="gr5" draw:text-style-name="P1" draw:layer="layout" svg:width="0.106cm" svg:height="0.218cm" svg:x="0.111cm" svg:y="22.412cm" svg:viewBox="0 0 107 219" draw:points="107,219 34,39 0,0">
              <text:p/>
            </draw:polyline>
            <draw:polyline draw:style-name="gr5" draw:text-style-name="P1" draw:layer="layout" svg:width="0.111cm" svg:height="0.218cm" svg:x="0.146cm" svg:y="22.232cm" svg:viewBox="0 0 112 219" draw:points="0,219 73,39 112,0">
              <text:p/>
            </draw:polyline>
            <draw:polyline draw:style-name="gr5" draw:text-style-name="P1" draw:layer="layout" svg:width="0.218cm" svg:height="0.111cm" svg:x="0.219cm" svg:y="22.159cm" svg:viewBox="0 0 219 112" draw:points="0,112 181,39 219,0">
              <text:p/>
            </draw:polyline>
            <draw:polyline draw:style-name="gr5" draw:text-style-name="P1" draw:layer="layout" svg:width="0.218cm" svg:height="0.107cm" svg:x="0.399cm" svg:y="22.197cm" svg:viewBox="0 0 219 108" draw:points="0,0 185,73 219,108">
              <text:p/>
            </draw:polyline>
            <draw:polyline draw:style-name="gr5" draw:text-style-name="P1" draw:layer="layout" svg:width="0.106cm" svg:height="0.214cm" svg:x="0.584cm" svg:y="22.271cm" svg:viewBox="0 0 107 215" draw:points="0,0 73,181 107,215">
              <text:p/>
            </draw:polyline>
            <draw:polyline draw:style-name="gr5" draw:text-style-name="P1" draw:layer="layout" svg:width="0.111cm" svg:height="0.214cm" svg:x="30.224cm" svg:y="7.776cm" svg:viewBox="0 0 112 215" draw:points="112,0 39,181 0,215">
              <text:p/>
            </draw:polyline>
            <draw:polyline draw:style-name="gr5" draw:text-style-name="P1" draw:layer="layout" svg:width="0.218cm" svg:height="0.107cm" svg:x="30.043cm" svg:y="7.957cm" svg:viewBox="0 0 219 108" draw:points="219,0 39,73 0,108">
              <text:p/>
            </draw:polyline>
            <draw:polyline draw:style-name="gr5" draw:text-style-name="P1" draw:layer="layout" svg:width="0.218cm" svg:height="0.107cm" svg:x="29.863cm" svg:y="7.922cm" svg:viewBox="0 0 219 108" draw:points="219,108 34,34 0,0">
              <text:p/>
            </draw:polyline>
            <draw:polyline draw:style-name="gr5" draw:text-style-name="P1" draw:layer="layout" svg:width="0.106cm" svg:height="0.218cm" svg:x="29.79cm" svg:y="7.737cm" svg:viewBox="0 0 107 219" draw:points="107,219 34,39 0,0">
              <text:p/>
            </draw:polyline>
            <draw:polyline draw:style-name="gr5" draw:text-style-name="P1" draw:layer="layout" svg:width="0.111cm" svg:height="0.218cm" svg:x="29.824cm" svg:y="7.557cm" svg:viewBox="0 0 112 219" draw:points="0,219 73,39 112,0">
              <text:p/>
            </draw:polyline>
            <draw:polyline draw:style-name="gr5" draw:text-style-name="P1" draw:layer="layout" svg:width="0.218cm" svg:height="0.111cm" svg:x="29.897cm" svg:y="7.484cm" svg:viewBox="0 0 219 112" draw:points="0,112 185,39 219,0">
              <text:p/>
            </draw:polyline>
            <draw:polyline draw:style-name="gr5" draw:text-style-name="P1" draw:layer="layout" svg:width="0.214cm" svg:height="0.107cm" svg:x="30.082cm" svg:y="7.522cm" svg:viewBox="0 0 215 108" draw:points="0,0 181,73 215,108">
              <text:p/>
            </draw:polyline>
            <draw:polyline draw:style-name="gr5" draw:text-style-name="P1" draw:layer="layout" svg:width="0.106cm" svg:height="0.214cm" svg:x="30.263cm" svg:y="7.595cm" svg:viewBox="0 0 107 215" draw:points="0,0 73,181 107,215">
              <text:p/>
            </draw:polyline>
            <draw:polyline draw:style-name="gr5" draw:text-style-name="P1" draw:layer="layout" svg:width="0.111cm" svg:height="0.214cm" svg:x="0.546cm" svg:y="7.776cm" svg:viewBox="0 0 112 215" draw:points="112,0 39,181 0,215">
              <text:p/>
            </draw:polyline>
            <draw:polyline draw:style-name="gr5" draw:text-style-name="P1" draw:layer="layout" svg:width="0.218cm" svg:height="0.107cm" svg:x="0.365cm" svg:y="7.957cm" svg:viewBox="0 0 219 108" draw:points="219,0 34,73 0,108">
              <text:p/>
            </draw:polyline>
            <draw:polyline draw:style-name="gr5" draw:text-style-name="P1" draw:layer="layout" svg:width="0.214cm" svg:height="0.107cm" svg:x="0.185cm" svg:y="7.922cm" svg:viewBox="0 0 215 108" draw:points="215,108 34,34 0,0">
              <text:p/>
            </draw:polyline>
            <draw:polyline draw:style-name="gr5" draw:text-style-name="P1" draw:layer="layout" svg:width="0.106cm" svg:height="0.218cm" svg:x="0.111cm" svg:y="7.737cm" svg:viewBox="0 0 107 219" draw:points="107,219 34,39 0,0">
              <text:p/>
            </draw:polyline>
            <draw:polyline draw:style-name="gr5" draw:text-style-name="P1" draw:layer="layout" svg:width="0.111cm" svg:height="0.218cm" svg:x="0.146cm" svg:y="7.557cm" svg:viewBox="0 0 112 219" draw:points="0,219 73,39 112,0">
              <text:p/>
            </draw:polyline>
            <draw:polyline draw:style-name="gr5" draw:text-style-name="P1" draw:layer="layout" svg:width="0.218cm" svg:height="0.111cm" svg:x="0.219cm" svg:y="7.484cm" svg:viewBox="0 0 219 112" draw:points="0,112 181,39 219,0">
              <text:p/>
            </draw:polyline>
            <draw:polyline draw:style-name="gr5" draw:text-style-name="P1" draw:layer="layout" svg:width="0.218cm" svg:height="0.107cm" svg:x="0.399cm" svg:y="7.522cm" svg:viewBox="0 0 219 108" draw:points="0,0 185,73 219,108">
              <text:p/>
            </draw:polyline>
            <draw:polyline draw:style-name="gr5" draw:text-style-name="P1" draw:layer="layout" svg:width="0.106cm" svg:height="0.214cm" svg:x="0.584cm" svg:y="7.595cm" svg:viewBox="0 0 107 215" draw:points="0,0 73,181 107,215">
              <text:p/>
            </draw:polyline>
            <draw:polyline draw:style-name="gr5" draw:text-style-name="P1" draw:layer="layout" svg:width="0.111cm" svg:height="0.214cm" svg:x="30.224cm" svg:y="15.114cm" svg:viewBox="0 0 112 215" draw:points="112,0 39,181 0,215">
              <text:p/>
            </draw:polyline>
            <draw:polyline draw:style-name="gr5" draw:text-style-name="P1" draw:layer="layout" svg:width="0.218cm" svg:height="0.107cm" svg:x="30.043cm" svg:y="15.294cm" svg:viewBox="0 0 219 108" draw:points="219,0 39,73 0,108">
              <text:p/>
            </draw:polyline>
            <draw:polyline draw:style-name="gr5" draw:text-style-name="P1" draw:layer="layout" svg:width="0.218cm" svg:height="0.107cm" svg:x="29.863cm" svg:y="15.26cm" svg:viewBox="0 0 219 108" draw:points="219,108 34,34 0,0">
              <text:p/>
            </draw:polyline>
            <draw:polyline draw:style-name="gr5" draw:text-style-name="P1" draw:layer="layout" svg:width="0.106cm" svg:height="0.218cm" svg:x="29.79cm" svg:y="15.075cm" svg:viewBox="0 0 107 219" draw:points="107,219 34,39 0,0">
              <text:p/>
            </draw:polyline>
            <draw:polyline draw:style-name="gr5" draw:text-style-name="P1" draw:layer="layout" svg:width="0.111cm" svg:height="0.218cm" svg:x="29.824cm" svg:y="14.894cm" svg:viewBox="0 0 112 219" draw:points="0,219 73,39 112,0">
              <text:p/>
            </draw:polyline>
            <draw:polyline draw:style-name="gr5" draw:text-style-name="P1" draw:layer="layout" svg:width="0.218cm" svg:height="0.111cm" svg:x="29.897cm" svg:y="14.821cm" svg:viewBox="0 0 219 112" draw:points="0,112 185,39 219,0">
              <text:p/>
            </draw:polyline>
            <draw:polyline draw:style-name="gr5" draw:text-style-name="P1" draw:layer="layout" svg:width="0.214cm" svg:height="0.107cm" svg:x="30.082cm" svg:y="14.86cm" svg:viewBox="0 0 215 108" draw:points="0,0 181,73 215,108">
              <text:p/>
            </draw:polyline>
            <draw:polyline draw:style-name="gr5" draw:text-style-name="P1" draw:layer="layout" svg:width="0.106cm" svg:height="0.214cm" svg:x="30.263cm" svg:y="14.933cm" svg:viewBox="0 0 107 215" draw:points="0,0 73,181 107,215">
              <text:p/>
            </draw:polyline>
            <draw:polyline draw:style-name="gr5" draw:text-style-name="P1" draw:layer="layout" svg:width="0.111cm" svg:height="0.214cm" svg:x="0.546cm" svg:y="15.114cm" svg:viewBox="0 0 112 215" draw:points="112,0 39,181 0,215">
              <text:p/>
            </draw:polyline>
            <draw:polyline draw:style-name="gr5" draw:text-style-name="P1" draw:layer="layout" svg:width="0.218cm" svg:height="0.107cm" svg:x="0.365cm" svg:y="15.294cm" svg:viewBox="0 0 219 108" draw:points="219,0 34,73 0,108">
              <text:p/>
            </draw:polyline>
            <draw:polyline draw:style-name="gr5" draw:text-style-name="P1" draw:layer="layout" svg:width="0.214cm" svg:height="0.107cm" svg:x="0.185cm" svg:y="15.26cm" svg:viewBox="0 0 215 108" draw:points="215,108 34,34 0,0">
              <text:p/>
            </draw:polyline>
            <draw:polyline draw:style-name="gr5" draw:text-style-name="P1" draw:layer="layout" svg:width="0.106cm" svg:height="0.218cm" svg:x="0.111cm" svg:y="15.075cm" svg:viewBox="0 0 107 219" draw:points="107,219 34,39 0,0">
              <text:p/>
            </draw:polyline>
            <draw:polyline draw:style-name="gr5" draw:text-style-name="P1" draw:layer="layout" svg:width="0.111cm" svg:height="0.218cm" svg:x="0.146cm" svg:y="14.894cm" svg:viewBox="0 0 112 219" draw:points="0,219 73,39 112,0">
              <text:p/>
            </draw:polyline>
            <draw:polyline draw:style-name="gr5" draw:text-style-name="P1" draw:layer="layout" svg:width="0.218cm" svg:height="0.111cm" svg:x="0.219cm" svg:y="14.821cm" svg:viewBox="0 0 219 112" draw:points="0,112 181,39 219,0">
              <text:p/>
            </draw:polyline>
            <draw:polyline draw:style-name="gr5" draw:text-style-name="P1" draw:layer="layout" svg:width="0.218cm" svg:height="0.107cm" svg:x="0.399cm" svg:y="14.86cm" svg:viewBox="0 0 219 108" draw:points="0,0 185,73 219,108">
              <text:p/>
            </draw:polyline>
            <draw:polyline draw:style-name="gr5" draw:text-style-name="P1" draw:layer="layout" svg:width="0.106cm" svg:height="0.214cm" svg:x="0.584cm" svg:y="14.933cm" svg:viewBox="0 0 107 215" draw:points="0,0 73,181 107,215">
              <text:p/>
            </draw:polyline>
            <draw:polyline draw:style-name="gr5" draw:text-style-name="P1" draw:layer="layout" svg:width="0cm" svg:height="0.907cm" svg:x="14.987cm" svg:y="0.8cm" svg:viewBox="0 0 0 908" draw:points="0,0 0,873 0,908">
              <text:p/>
            </draw:polyline>
            <draw:polyline draw:style-name="gr5" draw:text-style-name="P1" draw:layer="layout" svg:width="0cm" svg:height="0.907cm" svg:x="15.494cm" svg:y="0.8cm" svg:viewBox="0 0 0 908" draw:points="0,0 0,873 0,908">
              <text:p/>
            </draw:polyline>
            <draw:polyline draw:style-name="gr5" draw:text-style-name="P1" draw:layer="layout" svg:width="0cm" svg:height="0.907cm" svg:x="22.408cm" svg:y="0.8cm" svg:viewBox="0 0 0 908" draw:points="0,0 0,873 0,908">
              <text:p/>
            </draw:polyline>
            <draw:polyline draw:style-name="gr5" draw:text-style-name="P1" draw:layer="layout" svg:width="0cm" svg:height="0.907cm" svg:x="22.915cm" svg:y="0.8cm" svg:viewBox="0 0 0 908" draw:points="0,0 0,873 0,908">
              <text:p/>
            </draw:polyline>
            <draw:polyline draw:style-name="gr5" draw:text-style-name="P1" draw:layer="layout" svg:width="1.71cm" svg:height="0cm" svg:x="28.005cm" svg:y="7.522cm" svg:viewBox="0 0 1711 0" draw:points="1711,0 39,0 0,0">
              <text:p/>
            </draw:polyline>
            <draw:polyline draw:style-name="gr5" draw:text-style-name="P1" draw:layer="layout" svg:width="1.71cm" svg:height="0cm" svg:x="28.005cm" svg:y="8.03cm" svg:viewBox="0 0 1711 0" draw:points="1711,0 39,0 0,0">
              <text:p/>
            </draw:polyline>
            <draw:polyline draw:style-name="gr5" draw:text-style-name="P1" draw:layer="layout" svg:width="1.71cm" svg:height="0cm" svg:x="28.005cm" svg:y="14.86cm" svg:viewBox="0 0 1711 0" draw:points="1711,0 39,0 0,0">
              <text:p/>
            </draw:polyline>
            <draw:polyline draw:style-name="gr5" draw:text-style-name="P1" draw:layer="layout" svg:width="1.71cm" svg:height="0cm" svg:x="28.005cm" svg:y="15.367cm" svg:viewBox="0 0 1711 0" draw:points="1711,0 39,0 0,0">
              <text:p/>
            </draw:polyline>
            <draw:polyline draw:style-name="gr5" draw:text-style-name="P1" draw:layer="layout" svg:width="0cm" svg:height="0.941cm" svg:x="22.915cm" svg:y="21.144cm" svg:viewBox="0 0 0 942" draw:points="0,942 0,34 0,0">
              <text:p/>
            </draw:polyline>
            <draw:polyline draw:style-name="gr5" draw:text-style-name="P1" draw:layer="layout" svg:width="0cm" svg:height="0.941cm" svg:x="22.408cm" svg:y="21.144cm" svg:viewBox="0 0 0 942" draw:points="0,942 0,34 0,0">
              <text:p/>
            </draw:polyline>
            <draw:polyline draw:style-name="gr5" draw:text-style-name="P1" draw:layer="layout" svg:width="0cm" svg:height="0.941cm" svg:x="15.494cm" svg:y="21.144cm" svg:viewBox="0 0 0 942" draw:points="0,942 0,34 0,0">
              <text:p/>
            </draw:polyline>
            <draw:polyline draw:style-name="gr5" draw:text-style-name="P1" draw:layer="layout" svg:width="0cm" svg:height="0.941cm" svg:x="14.987cm" svg:y="21.144cm" svg:viewBox="0 0 0 942" draw:points="0,942 0,34 0,0">
              <text:p/>
            </draw:polyline>
            <draw:polyline draw:style-name="gr5" draw:text-style-name="P1" draw:layer="layout" svg:width="1.71cm" svg:height="0cm" svg:x="0.765cm" svg:y="14.86cm" svg:viewBox="0 0 1711 0" draw:points="0,0 1672,0 1711,0">
              <text:p/>
            </draw:polyline>
            <draw:polyline draw:style-name="gr5" draw:text-style-name="P1" draw:layer="layout" svg:width="1.71cm" svg:height="0cm" svg:x="0.765cm" svg:y="15.367cm" svg:viewBox="0 0 1711 0" draw:points="0,0 1672,0 1711,0">
              <text:p/>
            </draw:polyline>
            <draw:polyline draw:style-name="gr5" draw:text-style-name="P1" draw:layer="layout" svg:width="1.71cm" svg:height="0cm" svg:x="0.765cm" svg:y="7.522cm" svg:viewBox="0 0 1711 0" draw:points="0,0 1672,0 1711,0">
              <text:p/>
            </draw:polyline>
            <draw:polyline draw:style-name="gr5" draw:text-style-name="P1" draw:layer="layout" svg:width="1.71cm" svg:height="0cm" svg:x="0.765cm" svg:y="8.03cm" svg:viewBox="0 0 1711 0" draw:points="0,0 1672,0 1711,0">
              <text:p/>
            </draw:polyline>
            <draw:polyline draw:style-name="gr5" draw:text-style-name="P1" draw:layer="layout" svg:width="0cm" svg:height="0.907cm" svg:x="8.074cm" svg:y="0.8cm" svg:viewBox="0 0 0 908" draw:points="0,0 0,873 0,908">
              <text:p/>
            </draw:polyline>
            <draw:polyline draw:style-name="gr5" draw:text-style-name="P1" draw:layer="layout" svg:width="0cm" svg:height="0.907cm" svg:x="7.566cm" svg:y="0.8cm" svg:viewBox="0 0 0 908" draw:points="0,0 0,873 0,908">
              <text:p/>
            </draw:polyline>
            <draw:polyline draw:style-name="gr5" draw:text-style-name="P1" draw:layer="layout" svg:width="2.252cm" svg:height="1.526cm" svg:x="0.804cm" svg:y="0.365cm" svg:viewBox="0 0 2253 1527" draw:points="2253,1527 34,34 0,0">
              <text:p/>
            </draw:polyline>
            <draw:polyline draw:style-name="gr5" draw:text-style-name="P1" draw:layer="layout" svg:width="1.998cm" svg:height="1.38cm" svg:x="0.584cm" svg:y="0.839cm" svg:viewBox="0 0 1999 1381" draw:points="0,0 1965,1342 1999,1381">
              <text:p/>
            </draw:polyline>
            <draw:polyline draw:style-name="gr5" draw:text-style-name="P1" draw:layer="layout" svg:width="2.291cm" svg:height="1.526cm" svg:x="27.386cm" svg:y="0.365cm" svg:viewBox="0 0 2292 1527" draw:points="0,1527 2257,34 2292,0">
              <text:p/>
            </draw:polyline>
            <draw:polyline draw:style-name="gr5" draw:text-style-name="P1" draw:layer="layout" svg:width="2.037cm" svg:height="1.38cm" svg:x="27.859cm" svg:y="0.839cm" svg:viewBox="0 0 2038 1381" draw:points="2038,0 39,1342 0,1381">
              <text:p/>
            </draw:polyline>
            <draw:polyline draw:style-name="gr5" draw:text-style-name="P1" draw:layer="layout" svg:width="2.002cm" svg:height="1.38cm" svg:x="0.546cm" svg:y="20.705cm" svg:viewBox="0 0 2003 1381" draw:points="2003,0 39,1346 0,1381">
              <text:p/>
            </draw:polyline>
            <draw:polyline draw:style-name="gr5" draw:text-style-name="P1" draw:layer="layout" svg:width="2.252cm" svg:height="1.487cm" svg:x="0.838cm" svg:y="20.963cm" svg:viewBox="0 0 2253 1488" draw:points="0,1488 2218,34 2253,0">
              <text:p/>
            </draw:polyline>
            <draw:polyline draw:style-name="gr5" draw:text-style-name="P1" draw:layer="layout" svg:width="2.291cm" svg:height="1.487cm" svg:x="27.386cm" svg:y="20.997cm" svg:viewBox="0 0 2292 1488" draw:points="0,0 2257,1454 2292,1488">
              <text:p/>
            </draw:polyline>
            <draw:polyline draw:style-name="gr5" draw:text-style-name="P1" draw:layer="layout" svg:width="2.037cm" svg:height="1.38cm" svg:x="27.859cm" svg:y="20.671cm" svg:viewBox="0 0 2038 1381" draw:points="2038,1381 39,34 0,0">
              <text:p/>
            </draw:polyline>
            <draw:polyline draw:style-name="gr5" draw:text-style-name="P1" draw:layer="layout" svg:width="0.145cm" svg:height="0.287cm" svg:x="14.802cm" svg:y="0.365cm" svg:viewBox="0 0 146 288" draw:points="146,288 39,34 0,0">
              <text:p/>
            </draw:polyline>
            <draw:polyline draw:style-name="gr5" draw:text-style-name="P1" draw:layer="layout" svg:width="0.106cm" svg:height="0.253cm" svg:x="14.841cm" svg:y="0.146cm" svg:viewBox="0 0 107 254" draw:points="0,254 73,39 107,0">
              <text:p/>
            </draw:polyline>
            <draw:polyline draw:style-name="gr5" draw:text-style-name="P1" draw:layer="layout" svg:width="0.253cm" svg:height="0.184cm" svg:x="14.914cm" svg:y="0cm" svg:viewBox="0 0 254 185" draw:points="0,185 219,39 254,0">
              <text:p/>
            </draw:polyline>
            <draw:polyline draw:style-name="gr5" draw:text-style-name="P1" draw:layer="layout" svg:width="0.253cm" svg:height="0cm" svg:x="15.133cm" svg:y="0.039cm" svg:viewBox="0 0 254 0" draw:points="0,0 215,0 254,0">
              <text:p/>
            </draw:polyline>
            <draw:polyline draw:style-name="gr5" draw:text-style-name="P1" draw:layer="layout" svg:width="0.218cm" svg:height="0.18cm" svg:x="15.348cm" svg:y="0.039cm" svg:viewBox="0 0 219 181" draw:points="0,0 185,146 219,181">
              <text:p/>
            </draw:polyline>
            <draw:polyline draw:style-name="gr5" draw:text-style-name="P1" draw:layer="layout" svg:width="0.106cm" svg:height="0.253cm" svg:x="15.533cm" svg:y="0.185cm" svg:viewBox="0 0 107 254" draw:points="0,0 73,215 107,254">
              <text:p/>
            </draw:polyline>
            <draw:polyline draw:style-name="gr5" draw:text-style-name="P1" draw:layer="layout" svg:width="0.111cm" svg:height="0.291cm" svg:x="15.494cm" svg:y="0.4cm" svg:viewBox="0 0 112 292" draw:points="112,0 39,254 0,292">
              <text:p/>
            </draw:polyline>
            <draw:polyline draw:style-name="gr5" draw:text-style-name="P1" draw:layer="layout" svg:width="0.106cm" svg:height="0.287cm" svg:x="22.262cm" svg:y="0.365cm" svg:viewBox="0 0 107 288" draw:points="107,288 34,34 0,0">
              <text:p/>
            </draw:polyline>
            <draw:polyline draw:style-name="gr5" draw:text-style-name="P1" draw:layer="layout" svg:width="0.038cm" svg:height="0.253cm" svg:x="22.296cm" svg:y="0.146cm" svg:viewBox="0 0 39 254" draw:points="0,254 39,39 39,0">
              <text:p/>
            </draw:polyline>
            <draw:polyline draw:style-name="gr5" draw:text-style-name="P1" draw:layer="layout" svg:width="0.253cm" svg:height="0.184cm" svg:x="22.335cm" svg:y="0cm" svg:viewBox="0 0 254 185" draw:points="0,185 215,39 254,0">
              <text:p/>
            </draw:polyline>
            <draw:polyline draw:style-name="gr5" draw:text-style-name="P1" draw:layer="layout" svg:width="0.257cm" svg:height="0cm" svg:x="22.55cm" svg:y="0.039cm" svg:viewBox="0 0 258 0" draw:points="0,0 219,0 258,0">
              <text:p/>
            </draw:polyline>
            <draw:polyline draw:style-name="gr5" draw:text-style-name="P1" draw:layer="layout" svg:width="0.253cm" svg:height="0.18cm" svg:x="22.769cm" svg:y="0.039cm" svg:viewBox="0 0 254 181" draw:points="0,0 219,146 254,181">
              <text:p/>
            </draw:polyline>
            <draw:polyline draw:style-name="gr5" draw:text-style-name="P1" draw:layer="layout" svg:width="0.033cm" svg:height="0.253cm" svg:x="22.988cm" svg:y="0.185cm" svg:viewBox="0 0 34 254" draw:points="0,0 34,215 34,254">
              <text:p/>
            </draw:polyline>
            <draw:polyline draw:style-name="gr5" draw:text-style-name="P1" draw:layer="layout" svg:width="0.106cm" svg:height="0.291cm" svg:x="22.915cm" svg:y="0.4cm" svg:viewBox="0 0 107 292" draw:points="107,0 34,254 0,292">
              <text:p/>
            </draw:polyline>
            <draw:polyline draw:style-name="gr5" draw:text-style-name="P1" draw:layer="layout" svg:width="6.439cm" svg:height="0cm" svg:x="15.748cm" svg:y="1.927cm" svg:viewBox="0 0 6440 0" draw:points="0,0 6402,0 6440,0">
              <text:p/>
            </draw:polyline>
            <draw:polyline draw:style-name="gr5" draw:text-style-name="P1" draw:layer="layout" svg:width="4.148cm" svg:height="0cm" svg:x="23.169cm" svg:y="1.927cm" svg:viewBox="0 0 4149 0" draw:points="0,0 4110,0 4149,0">
              <text:p/>
            </draw:polyline>
            <draw:polyline draw:style-name="gr5" draw:text-style-name="P1" draw:layer="layout" svg:width="0.18cm" svg:height="0.218cm" svg:x="29.717cm" svg:y="0.073cm" svg:viewBox="0 0 181 219" draw:points="0,219 146,39 181,0">
              <text:p/>
            </draw:polyline>
            <draw:polyline draw:style-name="gr5" draw:text-style-name="P1" draw:layer="layout" svg:width="0.253cm" svg:height="0.111cm" svg:x="29.863cm" svg:y="0cm" svg:viewBox="0 0 254 112" draw:points="0,112 219,39 254,0">
              <text:p/>
            </draw:polyline>
            <draw:polyline draw:style-name="gr5" draw:text-style-name="P1" draw:layer="layout" svg:width="0.287cm" svg:height="0.107cm" svg:x="30.082cm" svg:y="0.039cm" svg:viewBox="0 0 288 108" draw:points="0,0 254,73 288,108">
              <text:p/>
            </draw:polyline>
            <draw:polyline draw:style-name="gr5" draw:text-style-name="P1" draw:layer="layout" svg:width="0.145cm" svg:height="0.253cm" svg:x="30.336cm" svg:y="0.112cm" svg:viewBox="0 0 146 254" draw:points="0,0 107,215 146,254">
              <text:p/>
            </draw:polyline>
            <draw:polyline draw:style-name="gr5" draw:text-style-name="P1" draw:layer="layout" svg:width="0cm" svg:height="0.257cm" svg:x="30.443cm" svg:y="0.327cm" svg:viewBox="0 0 0 258" draw:points="0,0 0,219 0,258">
              <text:p/>
            </draw:polyline>
            <draw:polyline draw:style-name="gr5" draw:text-style-name="P1" draw:layer="layout" svg:width="0.18cm" svg:height="0.218cm" svg:x="30.263cm" svg:y="0.546cm" svg:viewBox="0 0 181 219" draw:points="181,0 34,181 0,219">
              <text:p/>
            </draw:polyline>
            <draw:polyline draw:style-name="gr5" draw:text-style-name="P1" draw:layer="layout" svg:width="0.253cm" svg:height="0.111cm" svg:x="30.043cm" svg:y="0.727cm" svg:viewBox="0 0 254 112" draw:points="254,0 39,73 0,112">
              <text:p/>
            </draw:polyline>
            <draw:polyline draw:style-name="gr5" draw:text-style-name="P1" draw:layer="layout" svg:width="0.253cm" svg:height="0.111cm" svg:x="29.863cm" svg:y="7.337cm" svg:viewBox="0 0 254 112" draw:points="0,112 219,39 254,0">
              <text:p/>
            </draw:polyline>
            <draw:polyline draw:style-name="gr5" draw:text-style-name="P1" draw:layer="layout" svg:width="0.253cm" svg:height="0.107cm" svg:x="30.082cm" svg:y="7.376cm" svg:viewBox="0 0 254 108" draw:points="0,0 215,73 254,108">
              <text:p/>
            </draw:polyline>
            <draw:polyline draw:style-name="gr5" draw:text-style-name="P1" draw:layer="layout" svg:width="0.184cm" svg:height="0.214cm" svg:x="30.297cm" svg:y="7.449cm" svg:viewBox="0 0 185 215" draw:points="0,0 146,181 185,215">
              <text:p/>
            </draw:polyline>
            <draw:polyline draw:style-name="gr5" draw:text-style-name="P1" draw:layer="layout" svg:width="0cm" svg:height="0.291cm" svg:x="30.443cm" svg:y="7.63cm" svg:viewBox="0 0 0 292" draw:points="0,0 0,254 0,292">
              <text:p/>
            </draw:polyline>
            <draw:polyline draw:style-name="gr5" draw:text-style-name="P1" draw:layer="layout" svg:width="0.18cm" svg:height="0.218cm" svg:x="30.263cm" svg:y="7.884cm" svg:viewBox="0 0 181 219" draw:points="181,0 34,181 0,219">
              <text:p/>
            </draw:polyline>
            <draw:polyline draw:style-name="gr5" draw:text-style-name="P1" draw:layer="layout" svg:width="0.253cm" svg:height="0.111cm" svg:x="30.043cm" svg:y="8.064cm" svg:viewBox="0 0 254 112" draw:points="254,0 39,73 0,112">
              <text:p/>
            </draw:polyline>
            <draw:polyline draw:style-name="gr5" draw:text-style-name="P1" draw:layer="layout" svg:width="0.257cm" svg:height="0.107cm" svg:x="29.824cm" svg:y="8.03cm" svg:viewBox="0 0 258 108" draw:points="258,108 39,34 0,0">
              <text:p/>
            </draw:polyline>
            <draw:polyline draw:style-name="gr5" draw:text-style-name="P1" draw:layer="layout" svg:width="0cm" svg:height="4.941cm" svg:x="27.79cm" svg:y="2.361cm" svg:viewBox="0 0 0 4942" draw:points="0,0 0,4907 0,4942">
              <text:p/>
            </draw:polyline>
            <draw:polyline draw:style-name="gr5" draw:text-style-name="P1" draw:layer="layout" svg:width="0.253cm" svg:height="0.107cm" svg:x="29.863cm" svg:y="14.714cm" svg:viewBox="0 0 254 108" draw:points="0,108 219,34 254,0">
              <text:p/>
            </draw:polyline>
            <draw:polyline draw:style-name="gr5" draw:text-style-name="P1" draw:layer="layout" svg:width="0.253cm" svg:height="0.111cm" svg:x="30.082cm" svg:y="14.748cm" svg:viewBox="0 0 254 112" draw:points="0,0 215,73 254,112">
              <text:p/>
            </draw:polyline>
            <draw:polyline draw:style-name="gr5" draw:text-style-name="P1" draw:layer="layout" svg:width="0.184cm" svg:height="0.218cm" svg:x="30.297cm" svg:y="14.821cm" svg:viewBox="0 0 185 219" draw:points="0,0 146,181 185,219">
              <text:p/>
            </draw:polyline>
            <draw:polyline draw:style-name="gr5" draw:text-style-name="P1" draw:layer="layout" svg:width="0cm" svg:height="0.257cm" svg:x="30.443cm" svg:y="15.002cm" svg:viewBox="0 0 0 258" draw:points="0,0 0,219 0,258">
              <text:p/>
            </draw:polyline>
            <draw:polyline draw:style-name="gr5" draw:text-style-name="P1" draw:layer="layout" svg:width="0.18cm" svg:height="0.253cm" svg:x="30.263cm" svg:y="15.221cm" svg:viewBox="0 0 181 254" draw:points="181,0 34,219 0,254">
              <text:p/>
            </draw:polyline>
            <draw:polyline draw:style-name="gr5" draw:text-style-name="P1" draw:layer="layout" svg:width="0.253cm" svg:height="0.033cm" svg:x="30.043cm" svg:y="15.441cm" svg:viewBox="0 0 254 34" draw:points="254,0 39,34 0,34">
              <text:p/>
            </draw:polyline>
            <draw:polyline draw:style-name="gr5" draw:text-style-name="P1" draw:layer="layout" svg:width="0.257cm" svg:height="0.107cm" svg:x="29.824cm" svg:y="15.367cm" svg:viewBox="0 0 258 108" draw:points="258,108 39,34 0,0">
              <text:p/>
            </draw:polyline>
            <draw:polyline draw:style-name="gr5" draw:text-style-name="P1" draw:layer="layout" svg:width="0cm" svg:height="6.356cm" svg:x="27.79cm" svg:y="8.284cm" svg:viewBox="0 0 0 6357" draw:points="0,0 0,6323 0,6357">
              <text:p/>
            </draw:polyline>
            <draw:polyline draw:style-name="gr5" draw:text-style-name="P1" draw:layer="layout" svg:width="0cm" svg:height="4.902cm" svg:x="27.79cm" svg:y="15.621cm" svg:viewBox="0 0 0 4903" draw:points="0,0 0,4869 0,4903">
              <text:p/>
            </draw:polyline>
            <draw:polyline draw:style-name="gr5" draw:text-style-name="P1" draw:layer="layout" svg:width="0.253cm" svg:height="0.111cm" svg:x="30.082cm" svg:y="22.086cm" svg:viewBox="0 0 254 112" draw:points="0,0 215,73 254,112">
              <text:p/>
            </draw:polyline>
            <draw:polyline draw:style-name="gr5" draw:text-style-name="P1" draw:layer="layout" svg:width="0.184cm" svg:height="0.218cm" svg:x="30.297cm" svg:y="22.159cm" svg:viewBox="0 0 185 219" draw:points="0,0 146,185 185,219">
              <text:p/>
            </draw:polyline>
            <draw:polyline draw:style-name="gr5" draw:text-style-name="P1" draw:layer="layout" svg:width="0cm" svg:height="0.253cm" svg:x="30.443cm" svg:y="22.344cm" svg:viewBox="0 0 0 254" draw:points="0,0 0,215 0,254">
              <text:p/>
            </draw:polyline>
            <draw:polyline draw:style-name="gr5" draw:text-style-name="P1" draw:layer="layout" svg:width="0.145cm" svg:height="0.253cm" svg:x="30.297cm" svg:y="22.559cm" svg:viewBox="0 0 146 254" draw:points="146,0 39,219 0,254">
              <text:p/>
            </draw:polyline>
            <draw:polyline draw:style-name="gr5" draw:text-style-name="P1" draw:layer="layout" svg:width="0.291cm" svg:height="0.107cm" svg:x="30.043cm" svg:y="22.778cm" svg:viewBox="0 0 292 108" draw:points="292,0 39,73 0,108">
              <text:p/>
            </draw:polyline>
            <draw:polyline draw:style-name="gr5" draw:text-style-name="P1" draw:layer="layout" svg:width="0.257cm" svg:height="0.111cm" svg:x="29.824cm" svg:y="22.739cm" svg:viewBox="0 0 258 112" draw:points="258,112 39,39 0,0">
              <text:p/>
            </draw:polyline>
            <draw:polyline draw:style-name="gr5" draw:text-style-name="P1" draw:layer="layout" svg:width="0.184cm" svg:height="0.218cm" svg:x="29.678cm" svg:y="22.559cm" svg:viewBox="0 0 185 219" draw:points="185,219 39,39 0,0">
              <text:p/>
            </draw:polyline>
            <draw:polyline draw:style-name="gr5" draw:text-style-name="P1" draw:layer="layout" svg:width="0.111cm" svg:height="0.253cm" svg:x="22.949cm" svg:y="22.232cm" svg:viewBox="0 0 112 254" draw:points="0,0 73,219 112,254">
              <text:p/>
            </draw:polyline>
            <draw:polyline draw:style-name="gr5" draw:text-style-name="P1" draw:layer="layout" svg:width="0.033cm" svg:height="0.253cm" svg:x="22.988cm" svg:y="22.451cm" svg:viewBox="0 0 34 254" draw:points="34,0 0,219 0,254">
              <text:p/>
            </draw:polyline>
            <draw:polyline draw:style-name="gr5" draw:text-style-name="P1" draw:layer="layout" svg:width="0.253cm" svg:height="0.18cm" svg:x="22.734cm" svg:y="22.671cm" svg:viewBox="0 0 254 181" draw:points="254,0 34,142 0,181">
              <text:p/>
            </draw:polyline>
            <draw:polyline draw:style-name="gr5" draw:text-style-name="P1" draw:layer="layout" svg:width="0.253cm" svg:height="0cm" svg:x="22.515cm" svg:y="22.812cm" svg:viewBox="0 0 254 0" draw:points="254,0 34,0 0,0">
              <text:p/>
            </draw:polyline>
            <draw:polyline draw:style-name="gr5" draw:text-style-name="P1" draw:layer="layout" svg:width="0.253cm" svg:height="0.18cm" svg:x="22.296cm" svg:y="22.632cm" svg:viewBox="0 0 254 181" draw:points="254,181 39,39 0,0">
              <text:p/>
            </draw:polyline>
            <draw:polyline draw:style-name="gr5" draw:text-style-name="P1" draw:layer="layout" svg:width="0.038cm" svg:height="0.257cm" svg:x="22.296cm" svg:y="22.412cm" svg:viewBox="0 0 39 258" draw:points="39,258 0,39 0,0">
              <text:p/>
            </draw:polyline>
            <draw:polyline draw:style-name="gr5" draw:text-style-name="P1" draw:layer="layout" svg:width="0.111cm" svg:height="0.253cm" svg:x="22.296cm" svg:y="22.197cm" svg:viewBox="0 0 112 254" draw:points="0,254 73,34 112,0">
              <text:p/>
            </draw:polyline>
            <draw:polyline draw:style-name="gr5" draw:text-style-name="P1" draw:layer="layout" svg:width="4.144cm" svg:height="0cm" svg:x="23.134cm" svg:y="20.963cm" svg:viewBox="0 0 4145 0" draw:points="4145,0 34,0 0,0">
              <text:p/>
            </draw:polyline>
            <draw:polyline draw:style-name="gr5" draw:text-style-name="P1" draw:layer="layout" svg:width="0.106cm" svg:height="0.253cm" svg:x="15.533cm" svg:y="22.232cm" svg:viewBox="0 0 107 254" draw:points="0,0 73,219 107,254">
              <text:p/>
            </draw:polyline>
            <draw:polyline draw:style-name="gr5" draw:text-style-name="P1" draw:layer="layout" svg:width="0.111cm" svg:height="0.253cm" svg:x="15.494cm" svg:y="22.451cm" svg:viewBox="0 0 112 254" draw:points="112,0 39,219 0,254">
              <text:p/>
            </draw:polyline>
            <draw:polyline draw:style-name="gr5" draw:text-style-name="P1" draw:layer="layout" svg:width="0.218cm" svg:height="0.18cm" svg:x="15.314cm" svg:y="22.671cm" svg:viewBox="0 0 219 181" draw:points="219,0 34,142 0,181">
              <text:p/>
            </draw:polyline>
            <draw:polyline draw:style-name="gr5" draw:text-style-name="P1" draw:layer="layout" svg:width="0.253cm" svg:height="0cm" svg:x="15.095cm" svg:y="22.812cm" svg:viewBox="0 0 254 0" draw:points="254,0 39,0 0,0">
              <text:p/>
            </draw:polyline>
            <draw:polyline draw:style-name="gr5" draw:text-style-name="P1" draw:layer="layout" svg:width="0.257cm" svg:height="0.18cm" svg:x="14.875cm" svg:y="22.632cm" svg:viewBox="0 0 258 181" draw:points="258,181 39,39 0,0">
              <text:p/>
            </draw:polyline>
            <draw:polyline draw:style-name="gr5" draw:text-style-name="P1" draw:layer="layout" svg:width="0.111cm" svg:height="0.257cm" svg:x="14.802cm" svg:y="22.412cm" svg:viewBox="0 0 112 258" draw:points="112,258 39,39 0,0">
              <text:p/>
            </draw:polyline>
            <draw:polyline draw:style-name="gr5" draw:text-style-name="P1" draw:layer="layout" svg:width="0.145cm" svg:height="0.253cm" svg:x="14.841cm" svg:y="22.197cm" svg:viewBox="0 0 146 254" draw:points="0,254 107,34 146,0">
              <text:p/>
            </draw:polyline>
            <draw:polyline draw:style-name="gr5" draw:text-style-name="P1" draw:layer="layout" svg:width="6.435cm" svg:height="0cm" svg:x="15.714cm" svg:y="20.963cm" svg:viewBox="0 0 6436 0" draw:points="6436,0 34,0 0,0">
              <text:p/>
            </draw:polyline>
            <draw:polyline draw:style-name="gr5" draw:text-style-name="P1" draw:layer="layout" svg:width="11.568cm" svg:height="0cm" svg:x="3.164cm" svg:y="20.963cm" svg:viewBox="0 0 11569 0" draw:points="11569,0 39,0 0,0">
              <text:p/>
            </draw:polyline>
            <draw:polyline draw:style-name="gr5" draw:text-style-name="P1" draw:layer="layout" svg:width="0.18cm" svg:height="0.214cm" svg:x="0.584cm" svg:y="22.597cm" svg:viewBox="0 0 181 215" draw:points="181,0 34,181 0,215">
              <text:p/>
            </draw:polyline>
            <draw:polyline draw:style-name="gr5" draw:text-style-name="P1" draw:layer="layout" svg:width="0.287cm" svg:height="0.107cm" svg:x="0.331cm" svg:y="22.778cm" svg:viewBox="0 0 288 108" draw:points="288,0 34,73 0,108">
              <text:p/>
            </draw:polyline>
            <draw:polyline draw:style-name="gr5" draw:text-style-name="P1" draw:layer="layout" svg:width="0.253cm" svg:height="0.111cm" svg:x="0.111cm" svg:y="22.739cm" svg:viewBox="0 0 254 112" draw:points="254,112 34,39 0,0">
              <text:p/>
            </draw:polyline>
            <draw:polyline draw:style-name="gr5" draw:text-style-name="P1" draw:layer="layout" svg:width="0.145cm" svg:height="0.253cm" svg:x="0cm" svg:y="22.524cm" svg:viewBox="0 0 146 254" draw:points="146,254 39,34 0,0">
              <text:p/>
            </draw:polyline>
            <draw:polyline draw:style-name="gr5" draw:text-style-name="P1" draw:layer="layout" svg:width="0cm" svg:height="0.253cm" svg:x="0.038cm" svg:y="22.305cm" svg:viewBox="0 0 0 254" draw:points="0,254 0,39 0,0">
              <text:p/>
            </draw:polyline>
            <draw:polyline draw:style-name="gr5" draw:text-style-name="P1" draw:layer="layout" svg:width="0.18cm" svg:height="0.218cm" svg:x="0.038cm" svg:y="22.124cm" svg:viewBox="0 0 181 219" draw:points="0,219 146,34 181,0">
              <text:p/>
            </draw:polyline>
            <draw:polyline draw:style-name="gr5" draw:text-style-name="P1" draw:layer="layout" svg:width="0.253cm" svg:height="0.107cm" svg:x="0.185cm" svg:y="22.051cm" svg:viewBox="0 0 254 108" draw:points="0,108 215,34 254,0">
              <text:p/>
            </draw:polyline>
            <draw:polyline draw:style-name="gr5" draw:text-style-name="P1" draw:layer="layout" svg:width="0.253cm" svg:height="0.111cm" svg:x="0.365cm" svg:y="15.402cm" svg:viewBox="0 0 254 112" draw:points="254,0 34,73 0,112">
              <text:p/>
            </draw:polyline>
            <draw:polyline draw:style-name="gr5" draw:text-style-name="P1" draw:layer="layout" svg:width="0.253cm" svg:height="0.033cm" svg:x="0.146cm" svg:y="15.441cm" svg:viewBox="0 0 254 34" draw:points="254,34 39,0 0,0">
              <text:p/>
            </draw:polyline>
            <draw:polyline draw:style-name="gr5" draw:text-style-name="P1" draw:layer="layout" svg:width="0.184cm" svg:height="0.253cm" svg:x="0cm" svg:y="15.187cm" svg:viewBox="0 0 185 254" draw:points="185,254 39,34 0,0">
              <text:p/>
            </draw:polyline>
            <draw:polyline draw:style-name="gr5" draw:text-style-name="P1" draw:layer="layout" svg:width="0cm" svg:height="0.253cm" svg:x="0.038cm" svg:y="14.967cm" svg:viewBox="0 0 0 254" draw:points="0,254 0,34 0,0">
              <text:p/>
            </draw:polyline>
            <draw:polyline draw:style-name="gr5" draw:text-style-name="P1" draw:layer="layout" svg:width="0.18cm" svg:height="0.214cm" svg:x="0.038cm" svg:y="14.787cm" svg:viewBox="0 0 181 215" draw:points="0,215 146,34 181,0">
              <text:p/>
            </draw:polyline>
            <draw:polyline draw:style-name="gr5" draw:text-style-name="P1" draw:layer="layout" svg:width="0.253cm" svg:height="0.107cm" svg:x="0.185cm" svg:y="14.714cm" svg:viewBox="0 0 254 108" draw:points="0,108 215,34 254,0">
              <text:p/>
            </draw:polyline>
            <draw:polyline draw:style-name="gr5" draw:text-style-name="P1" draw:layer="layout" svg:width="0.257cm" svg:height="0.111cm" svg:x="0.399cm" svg:y="14.748cm" svg:viewBox="0 0 258 112" draw:points="0,0 219,73 258,112">
              <text:p/>
            </draw:polyline>
            <draw:polyline draw:style-name="gr5" draw:text-style-name="P1" draw:layer="layout" svg:width="0cm" svg:height="4.902cm" svg:x="2.691cm" svg:y="15.587cm" svg:viewBox="0 0 0 4903" draw:points="0,4903 0,34 0,0">
              <text:p/>
            </draw:polyline>
            <draw:polyline draw:style-name="gr5" draw:text-style-name="P1" draw:layer="layout" svg:width="0.253cm" svg:height="0.111cm" svg:x="0.365cm" svg:y="8.064cm" svg:viewBox="0 0 254 112" draw:points="254,0 34,73 0,112">
              <text:p/>
            </draw:polyline>
            <draw:polyline draw:style-name="gr5" draw:text-style-name="P1" draw:layer="layout" svg:width="0.253cm" svg:height="0.107cm" svg:x="0.146cm" svg:y="8.03cm" svg:viewBox="0 0 254 108" draw:points="254,108 39,34 0,0">
              <text:p/>
            </draw:polyline>
            <draw:polyline draw:style-name="gr5" draw:text-style-name="P1" draw:layer="layout" svg:width="0.184cm" svg:height="0.214cm" svg:x="0cm" svg:y="7.849cm" svg:viewBox="0 0 185 215" draw:points="185,215 39,34 0,0">
              <text:p/>
            </draw:polyline>
            <draw:polyline draw:style-name="gr5" draw:text-style-name="P1" draw:layer="layout" svg:width="0cm" svg:height="0.287cm" svg:x="0.038cm" svg:y="7.595cm" svg:viewBox="0 0 0 288" draw:points="0,288 0,34 0,0">
              <text:p/>
            </draw:polyline>
            <draw:polyline draw:style-name="gr5" draw:text-style-name="P1" draw:layer="layout" svg:width="0.18cm" svg:height="0.218cm" svg:x="0.038cm" svg:y="7.41cm" svg:viewBox="0 0 181 219" draw:points="0,219 146,39 181,0">
              <text:p/>
            </draw:polyline>
            <draw:polyline draw:style-name="gr5" draw:text-style-name="P1" draw:layer="layout" svg:width="0.253cm" svg:height="0.111cm" svg:x="0.185cm" svg:y="7.337cm" svg:viewBox="0 0 254 112" draw:points="0,112 215,39 254,0">
              <text:p/>
            </draw:polyline>
            <draw:polyline draw:style-name="gr5" draw:text-style-name="P1" draw:layer="layout" svg:width="0.257cm" svg:height="0.107cm" svg:x="0.399cm" svg:y="7.376cm" svg:viewBox="0 0 258 108" draw:points="0,0 219,73 258,108">
              <text:p/>
            </draw:polyline>
            <draw:polyline draw:style-name="gr5" draw:text-style-name="P1" draw:layer="layout" svg:width="0cm" svg:height="6.356cm" svg:x="2.691cm" svg:y="8.249cm" svg:viewBox="0 0 0 6357" draw:points="0,6357 0,34 0,0">
              <text:p/>
            </draw:polyline>
            <draw:polyline draw:style-name="gr5" draw:text-style-name="P1" draw:layer="layout" svg:width="0cm" svg:height="4.941cm" svg:x="2.691cm" svg:y="2.327cm" svg:viewBox="0 0 0 4942" draw:points="0,4942 0,34 0,0">
              <text:p/>
            </draw:polyline>
            <draw:polyline draw:style-name="gr5" draw:text-style-name="P1" draw:layer="layout" svg:width="0.253cm" svg:height="0.107cm" svg:x="0.146cm" svg:y="0.692cm" svg:viewBox="0 0 254 108" draw:points="254,108 39,34 0,0">
              <text:p/>
            </draw:polyline>
            <draw:polyline draw:style-name="gr5" draw:text-style-name="P1" draw:layer="layout" svg:width="0.184cm" svg:height="0.214cm" svg:x="0cm" svg:y="0.512cm" svg:viewBox="0 0 185 215" draw:points="185,215 39,34 0,0">
              <text:p/>
            </draw:polyline>
            <draw:polyline draw:style-name="gr5" draw:text-style-name="P1" draw:layer="layout" svg:width="0cm" svg:height="0.253cm" svg:x="0.038cm" svg:y="0.292cm" svg:viewBox="0 0 0 254" draw:points="0,254 0,34 0,0">
              <text:p/>
            </draw:polyline>
            <draw:polyline draw:style-name="gr5" draw:text-style-name="P1" draw:layer="layout" svg:width="0.145cm" svg:height="0.253cm" svg:x="0.038cm" svg:y="0.073cm" svg:viewBox="0 0 146 254" draw:points="0,254 107,39 146,0">
              <text:p/>
            </draw:polyline>
            <draw:polyline draw:style-name="gr5" draw:text-style-name="P1" draw:layer="layout" svg:width="0.253cm" svg:height="0.111cm" svg:x="0.146cm" svg:y="0cm" svg:viewBox="0 0 254 112" draw:points="0,112 219,39 254,0">
              <text:p/>
            </draw:polyline>
            <draw:polyline draw:style-name="gr5" draw:text-style-name="P1" draw:layer="layout" svg:width="0.291cm" svg:height="0.107cm" svg:x="0.365cm" svg:y="0.039cm" svg:viewBox="0 0 292 108" draw:points="0,0 254,73 292,108">
              <text:p/>
            </draw:polyline>
            <draw:polyline draw:style-name="gr5" draw:text-style-name="P1" draw:layer="layout" svg:width="0.184cm" svg:height="0.214cm" svg:x="0.619cm" svg:y="0.112cm" svg:viewBox="0 0 185 215" draw:points="0,0 146,181 185,215">
              <text:p/>
            </draw:polyline>
            <draw:polyline draw:style-name="gr5" draw:text-style-name="P1" draw:layer="layout" svg:width="0.106cm" svg:height="0.287cm" svg:x="7.386cm" svg:y="0.365cm" svg:viewBox="0 0 107 288" draw:points="107,288 34,34 0,0">
              <text:p/>
            </draw:polyline>
            <draw:polyline draw:style-name="gr5" draw:text-style-name="P1" draw:layer="layout" svg:width="0.111cm" svg:height="0.253cm" svg:x="7.42cm" svg:y="0.146cm" svg:viewBox="0 0 112 254" draw:points="0,254 73,39 112,0">
              <text:p/>
            </draw:polyline>
            <draw:polyline draw:style-name="gr5" draw:text-style-name="P1" draw:layer="layout" svg:width="0.253cm" svg:height="0.184cm" svg:x="7.493cm" svg:y="0cm" svg:viewBox="0 0 254 185" draw:points="0,185 219,39 254,0">
              <text:p/>
            </draw:polyline>
            <draw:polyline draw:style-name="gr5" draw:text-style-name="P1" draw:layer="layout" svg:width="0.253cm" svg:height="0cm" svg:x="7.713cm" svg:y="0.039cm" svg:viewBox="0 0 254 0" draw:points="0,0 219,0 254,0">
              <text:p/>
            </draw:polyline>
            <draw:polyline draw:style-name="gr5" draw:text-style-name="P1" draw:layer="layout" svg:width="0.214cm" svg:height="0.18cm" svg:x="7.932cm" svg:y="0.039cm" svg:viewBox="0 0 215 181" draw:points="0,0 181,146 215,181">
              <text:p/>
            </draw:polyline>
            <draw:polyline draw:style-name="gr5" draw:text-style-name="P1" draw:layer="layout" svg:width="0.106cm" svg:height="0.253cm" svg:x="8.112cm" svg:y="0.185cm" svg:viewBox="0 0 107 254" draw:points="0,0 73,215 107,254">
              <text:p/>
            </draw:polyline>
            <draw:polyline draw:style-name="gr5" draw:text-style-name="P1" draw:layer="layout" svg:width="0.111cm" svg:height="0.291cm" svg:x="8.074cm" svg:y="0.4cm" svg:viewBox="0 0 112 292" draw:points="112,0 39,254 0,292">
              <text:p/>
            </draw:polyline>
            <draw:polyline draw:style-name="gr5" draw:text-style-name="P1" draw:layer="layout" svg:width="4.144cm" svg:height="0cm" svg:x="3.203cm" svg:y="1.927cm" svg:viewBox="0 0 4145 0" draw:points="0,0 4110,0 4145,0">
              <text:p/>
            </draw:polyline>
            <draw:polyline draw:style-name="gr5" draw:text-style-name="P1" draw:layer="layout" svg:width="6.435cm" svg:height="0cm" svg:x="8.332cm" svg:y="1.927cm" svg:viewBox="0 0 6436 0" draw:points="0,0 6402,0 6436,0">
              <text:p/>
            </draw:polyline>
            <draw:polyline draw:style-name="gr5" draw:text-style-name="P1" draw:layer="layout" svg:width="0.111cm" svg:height="0.218cm" svg:x="15.494cm" svg:y="1.673cm" svg:viewBox="0 0 112 219" draw:points="0,0 73,181 112,219">
              <text:p/>
            </draw:polyline>
            <draw:polyline draw:style-name="gr5" draw:text-style-name="P1" draw:layer="layout" svg:width="0.218cm" svg:height="0.107cm" svg:x="15.567cm" svg:y="1.854cm" svg:viewBox="0 0 219 108" draw:points="0,0 181,73 219,108">
              <text:p/>
            </draw:polyline>
            <draw:polyline draw:style-name="gr5" draw:text-style-name="P1" draw:layer="layout" svg:width="0.111cm" svg:height="0.218cm" svg:x="14.875cm" svg:y="1.673cm" svg:viewBox="0 0 112 219" draw:points="112,0 39,181 0,219">
              <text:p/>
            </draw:polyline>
            <draw:polyline draw:style-name="gr5" draw:text-style-name="P1" draw:layer="layout" svg:width="0.218cm" svg:height="0.107cm" svg:x="14.695cm" svg:y="1.854cm" svg:viewBox="0 0 219 108" draw:points="219,0 39,73 0,108">
              <text:p/>
            </draw:polyline>
            <draw:polyline draw:style-name="gr5" draw:text-style-name="P1" draw:layer="layout" svg:width="0.072cm" svg:height="0.18cm" svg:x="14.914cm" svg:y="0.619cm" svg:viewBox="0 0 73 181" draw:points="73,181 34,34 0,0">
              <text:p/>
            </draw:polyline>
            <draw:polyline draw:style-name="gr5" draw:text-style-name="P1" draw:layer="layout" svg:width="0.072cm" svg:height="0.184cm" svg:x="15.46cm" svg:y="0.654cm" svg:viewBox="0 0 73 185" draw:points="73,0 34,146 0,185">
              <text:p/>
            </draw:polyline>
            <draw:polyline draw:style-name="gr5" draw:text-style-name="P1" draw:layer="layout" svg:width="0.068cm" svg:height="0.184cm" svg:x="22.881cm" svg:y="0.654cm" svg:viewBox="0 0 69 185" draw:points="69,0 34,146 0,185">
              <text:p/>
            </draw:polyline>
            <draw:polyline draw:style-name="gr5" draw:text-style-name="P1" draw:layer="layout" svg:width="0.106cm" svg:height="0.218cm" svg:x="22.915cm" svg:y="1.673cm" svg:viewBox="0 0 107 219" draw:points="0,0 73,181 107,219">
              <text:p/>
            </draw:polyline>
            <draw:polyline draw:style-name="gr5" draw:text-style-name="P1" draw:layer="layout" svg:width="0.218cm" svg:height="0.107cm" svg:x="22.988cm" svg:y="1.854cm" svg:viewBox="0 0 219 108" draw:points="0,0 181,73 219,108">
              <text:p/>
            </draw:polyline>
            <draw:polyline draw:style-name="gr5" draw:text-style-name="P1" draw:layer="layout" svg:width="0.111cm" svg:height="0.218cm" svg:x="22.296cm" svg:y="1.673cm" svg:viewBox="0 0 112 219" draw:points="112,0 39,181 0,219">
              <text:p/>
            </draw:polyline>
            <draw:polyline draw:style-name="gr5" draw:text-style-name="P1" draw:layer="layout" svg:width="0.218cm" svg:height="0.107cm" svg:x="22.115cm" svg:y="1.854cm" svg:viewBox="0 0 219 108" draw:points="219,0 34,73 0,108">
              <text:p/>
            </draw:polyline>
            <draw:polyline draw:style-name="gr5" draw:text-style-name="P1" draw:layer="layout" svg:width="0.072cm" svg:height="0.18cm" svg:x="22.335cm" svg:y="0.619cm" svg:viewBox="0 0 73 181" draw:points="73,181 34,34 0,0">
              <text:p/>
            </draw:polyline>
            <draw:polyline draw:style-name="gr5" draw:text-style-name="P1" draw:layer="layout" svg:width="0.141cm" svg:height="0.068cm" svg:x="27.244cm" svg:y="1.892cm" svg:viewBox="0 0 142 69" draw:points="142,0 34,34 0,69">
              <text:p/>
            </draw:polyline>
            <draw:polyline draw:style-name="gr5" draw:text-style-name="P1" draw:layer="layout" svg:width="0.145cm" svg:height="0.218cm" svg:x="27.752cm" svg:y="2.18cm" svg:viewBox="0 0 146 219" draw:points="146,0 39,181 0,219">
              <text:p/>
            </draw:polyline>
            <draw:polyline draw:style-name="gr5" draw:text-style-name="P1" draw:layer="layout" svg:width="0.106cm" svg:height="0.145cm" svg:x="29.643cm" svg:y="0.254cm" svg:viewBox="0 0 107 146" draw:points="0,146 73,39 107,0">
              <text:p/>
            </draw:polyline>
            <draw:polyline draw:style-name="gr5" draw:text-style-name="P1" draw:layer="layout" svg:width="0.218cm" svg:height="0.072cm" svg:x="29.863cm" svg:y="0.8cm" svg:viewBox="0 0 219 73" draw:points="219,0 34,39 0,73">
              <text:p/>
            </draw:polyline>
            <draw:polyline draw:style-name="gr5" draw:text-style-name="P1" draw:layer="layout" svg:width="0.218cm" svg:height="0.111cm" svg:x="27.825cm" svg:y="7.41cm" svg:viewBox="0 0 219 112" draw:points="219,112 34,39 0,0">
              <text:p/>
            </draw:polyline>
            <draw:polyline draw:style-name="gr5" draw:text-style-name="P1" draw:layer="layout" svg:width="0.106cm" svg:height="0.218cm" svg:x="27.752cm" svg:y="7.23cm" svg:viewBox="0 0 107 219" draw:points="107,219 39,39 0,0">
              <text:p/>
            </draw:polyline>
            <draw:polyline draw:style-name="gr5" draw:text-style-name="P1" draw:layer="layout" svg:width="0.218cm" svg:height="0.107cm" svg:x="27.825cm" svg:y="8.03cm" svg:viewBox="0 0 219 108" draw:points="219,0 34,73 0,108">
              <text:p/>
            </draw:polyline>
            <draw:polyline draw:style-name="gr5" draw:text-style-name="P1" draw:layer="layout" svg:width="0.106cm" svg:height="0.214cm" svg:x="27.752cm" svg:y="8.103cm" svg:viewBox="0 0 107 215" draw:points="107,0 39,181 0,215">
              <text:p/>
            </draw:polyline>
            <draw:polyline draw:style-name="gr5" draw:text-style-name="P1" draw:layer="layout" svg:width="0.184cm" svg:height="0.072cm" svg:x="29.678cm" svg:y="7.991cm" svg:viewBox="0 0 185 73" draw:points="185,73 39,39 0,0">
              <text:p/>
            </draw:polyline>
            <draw:polyline draw:style-name="gr5" draw:text-style-name="P1" draw:layer="layout" svg:width="0.18cm" svg:height="0.111cm" svg:x="29.717cm" svg:y="7.41cm" svg:viewBox="0 0 181 112" draw:points="0,112 146,39 181,0">
              <text:p/>
            </draw:polyline>
            <draw:polyline draw:style-name="gr5" draw:text-style-name="P1" draw:layer="layout" svg:width="0.106cm" svg:height="0.214cm" svg:x="27.79cm" svg:y="14.606cm" svg:viewBox="0 0 107 215" draw:points="0,0 69,181 107,215">
              <text:p/>
            </draw:polyline>
            <draw:polyline draw:style-name="gr5" draw:text-style-name="P1" draw:layer="layout" svg:width="0.218cm" svg:height="0.107cm" svg:x="27.859cm" svg:y="14.787cm" svg:viewBox="0 0 219 108" draw:points="0,0 185,73 219,108">
              <text:p/>
            </draw:polyline>
            <draw:polyline draw:style-name="gr5" draw:text-style-name="P1" draw:layer="layout" svg:width="0.18cm" svg:height="0.072cm" svg:x="29.717cm" svg:y="14.787cm" svg:viewBox="0 0 181 73" draw:points="0,73 146,34 181,0">
              <text:p/>
            </draw:polyline>
            <draw:polyline draw:style-name="gr5" draw:text-style-name="P1" draw:layer="layout" svg:width="0.184cm" svg:height="0.072cm" svg:x="29.678cm" svg:y="15.329cm" svg:viewBox="0 0 185 73" draw:points="185,73 39,39 0,0">
              <text:p/>
            </draw:polyline>
            <draw:polyline draw:style-name="gr5" draw:text-style-name="P1" draw:layer="layout" svg:width="0.218cm" svg:height="0.107cm" svg:x="27.825cm" svg:y="15.367cm" svg:viewBox="0 0 219 108" draw:points="219,0 34,73 0,108">
              <text:p/>
            </draw:polyline>
            <draw:polyline draw:style-name="gr5" draw:text-style-name="P1" draw:layer="layout" svg:width="0.106cm" svg:height="0.214cm" svg:x="27.752cm" svg:y="15.441cm" svg:viewBox="0 0 107 215" draw:points="107,0 39,181 0,215">
              <text:p/>
            </draw:polyline>
            <draw:polyline draw:style-name="gr5" draw:text-style-name="P1" draw:layer="layout" svg:width="0.218cm" svg:height="0.072cm" svg:x="29.897cm" svg:y="22.051cm" svg:viewBox="0 0 219 73" draw:points="0,0 185,34 219,73">
              <text:p/>
            </draw:polyline>
            <draw:polyline draw:style-name="gr5" draw:text-style-name="P1" draw:layer="layout" svg:width="0.106cm" svg:height="0.184cm" svg:x="29.609cm" svg:y="22.412cm" svg:viewBox="0 0 107 185" draw:points="107,185 34,39 0,0">
              <text:p/>
            </draw:polyline>
            <draw:polyline draw:style-name="gr5" draw:text-style-name="P1" draw:layer="layout" svg:width="0.141cm" svg:height="0.072cm" svg:x="27.244cm" svg:y="20.924cm" svg:viewBox="0 0 142 73" draw:points="142,73 34,39 0,0">
              <text:p/>
            </draw:polyline>
            <draw:polyline draw:style-name="gr5" draw:text-style-name="P1" draw:layer="layout" svg:width="0.145cm" svg:height="0.253cm" svg:x="27.752cm" svg:y="20.451cm" svg:viewBox="0 0 146 254" draw:points="146,254 39,39 0,0">
              <text:p/>
            </draw:polyline>
            <draw:polyline draw:style-name="gr5" draw:text-style-name="P1" draw:layer="layout" svg:width="0.218cm" svg:height="0.107cm" svg:x="22.949cm" svg:y="20.963cm" svg:viewBox="0 0 219 108" draw:points="219,0 39,69 0,108">
              <text:p/>
            </draw:polyline>
            <draw:polyline draw:style-name="gr5" draw:text-style-name="P1" draw:layer="layout" svg:width="0.106cm" svg:height="0.184cm" svg:x="22.881cm" svg:y="21.032cm" svg:viewBox="0 0 107 185" draw:points="107,0 34,146 0,185">
              <text:p/>
            </draw:polyline>
            <draw:polyline draw:style-name="gr5" draw:text-style-name="P1" draw:layer="layout" svg:width="0.111cm" svg:height="0.18cm" svg:x="22.296cm" svg:y="20.997cm" svg:viewBox="0 0 112 181" draw:points="112,181 39,34 0,0">
              <text:p/>
            </draw:polyline>
            <draw:polyline draw:style-name="gr5" draw:text-style-name="P1" draw:layer="layout" svg:width="0.218cm" svg:height="0.107cm" svg:x="22.115cm" svg:y="20.924cm" svg:viewBox="0 0 219 108" draw:points="219,108 34,39 0,0">
              <text:p/>
            </draw:polyline>
            <draw:polyline draw:style-name="gr5" draw:text-style-name="P1" draw:layer="layout" svg:width="0.072cm" svg:height="0.18cm" svg:x="22.369cm" svg:y="22.051cm" svg:viewBox="0 0 73 181" draw:points="0,181 39,34 73,0">
              <text:p/>
            </draw:polyline>
            <draw:polyline draw:style-name="gr5" draw:text-style-name="P1" draw:layer="layout" svg:width="0.072cm" svg:height="0.184cm" svg:x="22.915cm" svg:y="22.086cm" svg:viewBox="0 0 73 185" draw:points="0,0 34,146 73,185">
              <text:p/>
            </draw:polyline>
            <draw:polyline draw:style-name="gr5" draw:text-style-name="P1" draw:layer="layout" svg:width="0.072cm" svg:height="0.184cm" svg:x="15.494cm" svg:y="22.086cm" svg:viewBox="0 0 73 185" draw:points="0,0 39,146 73,185">
              <text:p/>
            </draw:polyline>
            <draw:polyline draw:style-name="gr5" draw:text-style-name="P1" draw:layer="layout" svg:width="0.072cm" svg:height="0.18cm" svg:x="14.948cm" svg:y="22.051cm" svg:viewBox="0 0 73 181" draw:points="0,181 39,34 73,0">
              <text:p/>
            </draw:polyline>
            <draw:polyline draw:style-name="gr5" draw:text-style-name="P1" draw:layer="layout" svg:width="0.111cm" svg:height="0.18cm" svg:x="14.875cm" svg:y="20.997cm" svg:viewBox="0 0 112 181" draw:points="112,181 39,34 0,0">
              <text:p/>
            </draw:polyline>
            <draw:polyline draw:style-name="gr5" draw:text-style-name="P1" draw:layer="layout" svg:width="0.218cm" svg:height="0.107cm" svg:x="14.695cm" svg:y="20.924cm" svg:viewBox="0 0 219 108" draw:points="219,108 39,39 0,0">
              <text:p/>
            </draw:polyline>
            <draw:polyline draw:style-name="gr5" draw:text-style-name="P1" draw:layer="layout" svg:width="0.111cm" svg:height="0.18cm" svg:x="15.494cm" svg:y="20.997cm" svg:viewBox="0 0 112 181" draw:points="0,181 73,34 112,0">
              <text:p/>
            </draw:polyline>
            <draw:polyline draw:style-name="gr5" draw:text-style-name="P1" draw:layer="layout" svg:width="0.218cm" svg:height="0.107cm" svg:x="15.567cm" svg:y="20.924cm" svg:viewBox="0 0 219 108" draw:points="0,108 181,39 219,0">
              <text:p/>
            </draw:polyline>
            <draw:polyline draw:style-name="gr5" draw:text-style-name="P1" draw:layer="layout" svg:width="0.18cm" svg:height="0.068cm" svg:x="3.022cm" svg:y="20.963cm" svg:viewBox="0 0 181 69" draw:points="181,0 34,34 0,69">
              <text:p/>
            </draw:polyline>
            <draw:polyline draw:style-name="gr5" draw:text-style-name="P1" draw:layer="layout" svg:width="0.18cm" svg:height="0.253cm" svg:x="2.549cm" svg:y="20.451cm" svg:viewBox="0 0 181 254" draw:points="0,254 142,39 181,0">
              <text:p/>
            </draw:polyline>
            <draw:polyline draw:style-name="gr5" draw:text-style-name="P1" draw:layer="layout" svg:width="0.218cm" svg:height="0.072cm" svg:x="0.399cm" svg:y="22.012cm" svg:viewBox="0 0 219 73" draw:points="0,73 185,39 219,0">
              <text:p/>
            </draw:polyline>
            <draw:polyline draw:style-name="gr5" draw:text-style-name="P1" draw:layer="layout" svg:width="0.106cm" svg:height="0.18cm" svg:x="0.731cm" svg:y="22.451cm" svg:viewBox="0 0 107 181" draw:points="107,0 34,146 0,181">
              <text:p/>
            </draw:polyline>
            <draw:polyline draw:style-name="gr5" draw:text-style-name="P1" draw:layer="layout" svg:width="0.141cm" svg:height="0.214cm" svg:x="2.549cm" svg:y="14.606cm" svg:viewBox="0 0 142 215" draw:points="142,0 34,181 0,215">
              <text:p/>
            </draw:polyline>
            <draw:polyline draw:style-name="gr5" draw:text-style-name="P1" draw:layer="layout" svg:width="0.18cm" svg:height="0.107cm" svg:x="2.403cm" svg:y="14.787cm" svg:viewBox="0 0 181 108" draw:points="181,0 34,73 0,108">
              <text:p/>
            </draw:polyline>
            <draw:polyline draw:style-name="gr5" draw:text-style-name="P1" draw:layer="layout" svg:width="0.184cm" svg:height="0.107cm" svg:x="2.437cm" svg:y="15.367cm" svg:viewBox="0 0 185 108" draw:points="0,0 146,73 185,108">
              <text:p/>
            </draw:polyline>
            <draw:polyline draw:style-name="gr5" draw:text-style-name="P1" draw:layer="layout" svg:width="0.145cm" svg:height="0.214cm" svg:x="2.584cm" svg:y="15.441cm" svg:viewBox="0 0 146 215" draw:points="0,0 107,181 146,215">
              <text:p/>
            </draw:polyline>
            <draw:polyline draw:style-name="gr5" draw:text-style-name="P1" draw:layer="layout" svg:width="0.184cm" svg:height="0.072cm" svg:x="0.619cm" svg:y="14.821cm" svg:viewBox="0 0 185 73" draw:points="0,0 146,39 185,73">
              <text:p/>
            </draw:polyline>
            <draw:polyline draw:style-name="gr5" draw:text-style-name="P1" draw:layer="layout" svg:width="0.18cm" svg:height="0.072cm" svg:x="0.584cm" svg:y="15.367cm" svg:viewBox="0 0 181 73" draw:points="181,0 34,34 0,73">
              <text:p/>
            </draw:polyline>
            <draw:polyline draw:style-name="gr5" draw:text-style-name="P1" draw:layer="layout" svg:width="0.184cm" svg:height="0.107cm" svg:x="2.437cm" svg:y="8.03cm" svg:viewBox="0 0 185 108" draw:points="0,0 146,73 185,108">
              <text:p/>
            </draw:polyline>
            <draw:polyline draw:style-name="gr5" draw:text-style-name="P1" draw:layer="layout" svg:width="0.145cm" svg:height="0.214cm" svg:x="2.584cm" svg:y="8.103cm" svg:viewBox="0 0 146 215" draw:points="0,0 107,181 146,215">
              <text:p/>
            </draw:polyline>
            <draw:polyline draw:style-name="gr5" draw:text-style-name="P1" draw:layer="layout" svg:width="0.18cm" svg:height="0.072cm" svg:x="0.584cm" svg:y="8.03cm" svg:viewBox="0 0 181 73" draw:points="181,0 34,34 0,73">
              <text:p/>
            </draw:polyline>
            <draw:polyline draw:style-name="gr5" draw:text-style-name="P1" draw:layer="layout" svg:width="0.184cm" svg:height="0.107cm" svg:x="0.619cm" svg:y="7.449cm" svg:viewBox="0 0 185 108" draw:points="0,0 146,73 185,108">
              <text:p/>
            </draw:polyline>
            <draw:polyline draw:style-name="gr5" draw:text-style-name="P1" draw:layer="layout" svg:width="0.184cm" svg:height="0.111cm" svg:x="2.437cm" svg:y="7.41cm" svg:viewBox="0 0 185 112" draw:points="0,112 146,39 185,0">
              <text:p/>
            </draw:polyline>
            <draw:polyline draw:style-name="gr5" draw:text-style-name="P1" draw:layer="layout" svg:width="0.145cm" svg:height="0.218cm" svg:x="2.584cm" svg:y="7.23cm" svg:viewBox="0 0 146 219" draw:points="0,219 107,39 146,0">
              <text:p/>
            </draw:polyline>
            <draw:polyline draw:style-name="gr5" draw:text-style-name="P1" draw:layer="layout" svg:width="0.18cm" svg:height="0.072cm" svg:x="3.022cm" svg:y="1.854cm" svg:viewBox="0 0 181 73" draw:points="181,73 34,39 0,0">
              <text:p/>
            </draw:polyline>
            <draw:polyline draw:style-name="gr5" draw:text-style-name="P1" draw:layer="layout" svg:width="0.18cm" svg:height="0.214cm" svg:x="2.51cm" svg:y="2.146cm" svg:viewBox="0 0 181 215" draw:points="181,215 39,34 0,0">
              <text:p/>
            </draw:polyline>
            <draw:polyline draw:style-name="gr5" draw:text-style-name="P1" draw:layer="layout" svg:width="0.218cm" svg:height="0.072cm" svg:x="0.365cm" svg:y="0.765cm" svg:viewBox="0 0 219 73" draw:points="219,73 34,34 0,0">
              <text:p/>
            </draw:polyline>
            <draw:polyline draw:style-name="gr5" draw:text-style-name="P1" draw:layer="layout" svg:width="0.106cm" svg:height="0.145cm" svg:x="0.765cm" svg:y="0.292cm" svg:viewBox="0 0 107 146" draw:points="0,0 73,108 107,146">
              <text:p/>
            </draw:polyline>
            <draw:polyline draw:style-name="gr5" draw:text-style-name="P1" draw:layer="layout" svg:width="0.111cm" svg:height="0.218cm" svg:x="8.074cm" svg:y="1.673cm" svg:viewBox="0 0 112 219" draw:points="0,0 73,181 112,219">
              <text:p/>
            </draw:polyline>
            <draw:polyline draw:style-name="gr5" draw:text-style-name="P1" draw:layer="layout" svg:width="0.218cm" svg:height="0.107cm" svg:x="8.147cm" svg:y="1.854cm" svg:viewBox="0 0 219 108" draw:points="0,0 185,73 219,108">
              <text:p/>
            </draw:polyline>
            <draw:polyline draw:style-name="gr5" draw:text-style-name="P1" draw:layer="layout" svg:width="0.106cm" svg:height="0.218cm" svg:x="7.459cm" svg:y="1.673cm" svg:viewBox="0 0 107 219" draw:points="107,0 34,181 0,219">
              <text:p/>
            </draw:polyline>
            <draw:polyline draw:style-name="gr5" draw:text-style-name="P1" draw:layer="layout" svg:width="0.218cm" svg:height="0.107cm" svg:x="7.274cm" svg:y="1.854cm" svg:viewBox="0 0 219 108" draw:points="219,0 39,73 0,108">
              <text:p/>
            </draw:polyline>
            <draw:polyline draw:style-name="gr5" draw:text-style-name="P1" draw:layer="layout" svg:width="0.106cm" svg:height="0.18cm" svg:x="7.459cm" svg:y="0.619cm" svg:viewBox="0 0 107 181" draw:points="107,181 34,34 0,0">
              <text:p/>
            </draw:polyline>
            <draw:polyline draw:style-name="gr5" draw:text-style-name="P1" draw:layer="layout" svg:width="0.072cm" svg:height="0.184cm" svg:x="8.039cm" svg:y="0.654cm" svg:viewBox="0 0 73 185" draw:points="73,0 34,146 0,185">
              <text:p/>
            </draw:polyline>
            <draw:polyline draw:style-name="gr5" draw:text-style-name="P1" draw:layer="layout" svg:width="0.799cm" svg:height="0cm" svg:x="3.422cm" svg:y="3.707cm" svg:viewBox="0 0 800 0" draw:points="0,0 761,0 800,0">
              <text:p/>
            </draw:polyline>
            <draw:polyline draw:style-name="gr5" draw:text-style-name="P1" draw:layer="layout" svg:width="0cm" svg:height="0.799cm" svg:x="4.437cm" svg:y="2.654cm" svg:viewBox="0 0 0 800" draw:points="0,800 0,34 0,0">
              <text:p/>
            </draw:polyline>
            <draw:polyline draw:style-name="gr5" draw:text-style-name="P1" draw:layer="layout" svg:width="0.799cm" svg:height="0cm" svg:x="3.383cm" svg:y="2.434cm" svg:viewBox="0 0 800 0" draw:points="800,0 39,0 0,0">
              <text:p/>
            </draw:polyline>
            <draw:polyline draw:style-name="gr5" draw:text-style-name="P1" draw:layer="layout" svg:width="0cm" svg:height="0.799cm" svg:x="3.164cm" svg:y="2.688cm" svg:viewBox="0 0 0 800" draw:points="0,0 0,766 0,800">
              <text:p/>
            </draw:polyline>
            <draw:polyline draw:style-name="gr5" draw:text-style-name="P1" draw:layer="layout" svg:width="0.106cm" svg:height="0.214cm" svg:x="4.329cm" svg:y="2.473cm" svg:viewBox="0 0 107 215" draw:points="107,215 39,34 0,0">
              <text:p/>
            </draw:polyline>
            <draw:polyline draw:style-name="gr5" draw:text-style-name="P1" draw:layer="layout" svg:width="0.218cm" svg:height="0.107cm" svg:x="4.148cm" svg:y="2.4cm" svg:viewBox="0 0 219 108" draw:points="219,108 34,34 0,0">
              <text:p/>
            </draw:polyline>
            <draw:polyline draw:style-name="gr5" draw:text-style-name="P1" draw:layer="layout" svg:width="0.106cm" svg:height="0.214cm" svg:x="4.329cm" svg:y="3.454cm" svg:viewBox="0 0 107 215" draw:points="107,0 39,181 0,215">
              <text:p/>
            </draw:polyline>
            <draw:polyline draw:style-name="gr5" draw:text-style-name="P1" draw:layer="layout" svg:width="0.218cm" svg:height="0.107cm" svg:x="4.148cm" svg:y="3.634cm" svg:viewBox="0 0 219 108" draw:points="219,0 34,73 0,108">
              <text:p/>
            </draw:polyline>
            <draw:polyline draw:style-name="gr5" draw:text-style-name="P1" draw:layer="layout" svg:width="0.145cm" svg:height="0.214cm" svg:x="3.164cm" svg:y="3.454cm" svg:viewBox="0 0 146 215" draw:points="0,0 112,181 146,215">
              <text:p/>
            </draw:polyline>
            <draw:polyline draw:style-name="gr5" draw:text-style-name="P1" draw:layer="layout" svg:width="0.18cm" svg:height="0.107cm" svg:x="3.276cm" svg:y="3.634cm" svg:viewBox="0 0 181 108" draw:points="0,0 146,73 181,108">
              <text:p/>
            </draw:polyline>
            <draw:polyline draw:style-name="gr5" draw:text-style-name="P1" draw:layer="layout" svg:width="0.184cm" svg:height="0.111cm" svg:x="3.237cm" svg:y="2.434cm" svg:viewBox="0 0 185 112" draw:points="185,0 39,73 0,112">
              <text:p/>
            </draw:polyline>
            <draw:polyline draw:style-name="gr5" draw:text-style-name="P1" draw:layer="layout" svg:width="0.145cm" svg:height="0.218cm" svg:x="3.13cm" svg:y="2.507cm" svg:viewBox="0 0 146 219" draw:points="146,0 34,181 0,219">
              <text:p/>
            </draw:polyline>
            <draw:polyline draw:style-name="gr5" draw:text-style-name="P1" draw:layer="layout" svg:width="0.799cm" svg:height="0cm" svg:x="4.948cm" svg:y="3.707cm" svg:viewBox="0 0 800 0" draw:points="0,0 765,0 800,0">
              <text:p/>
            </draw:polyline>
            <draw:polyline draw:style-name="gr5" draw:text-style-name="P1" draw:layer="layout" svg:width="0cm" svg:height="0.799cm" svg:x="5.967cm" svg:y="2.654cm" svg:viewBox="0 0 0 800" draw:points="0,800 0,34 0,0">
              <text:p/>
            </draw:polyline>
            <draw:polyline draw:style-name="gr5" draw:text-style-name="P1" draw:layer="layout" svg:width="0.803cm" svg:height="0cm" svg:x="4.909cm" svg:y="2.434cm" svg:viewBox="0 0 804 0" draw:points="804,0 39,0 0,0">
              <text:p/>
            </draw:polyline>
            <draw:polyline draw:style-name="gr5" draw:text-style-name="P1" draw:layer="layout" svg:width="0cm" svg:height="0.799cm" svg:x="4.695cm" svg:y="2.688cm" svg:viewBox="0 0 0 800" draw:points="0,0 0,766 0,800">
              <text:p/>
            </draw:polyline>
            <draw:polyline draw:style-name="gr5" draw:text-style-name="P1" draw:layer="layout" svg:width="0.111cm" svg:height="0.214cm" svg:x="5.855cm" svg:y="2.473cm" svg:viewBox="0 0 112 215" draw:points="112,215 39,34 0,0">
              <text:p/>
            </draw:polyline>
            <draw:polyline draw:style-name="gr5" draw:text-style-name="P1" draw:layer="layout" svg:width="0.218cm" svg:height="0.107cm" svg:x="5.675cm" svg:y="2.4cm" svg:viewBox="0 0 219 108" draw:points="219,108 39,34 0,0">
              <text:p/>
            </draw:polyline>
            <draw:polyline draw:style-name="gr5" draw:text-style-name="P1" draw:layer="layout" svg:width="0.111cm" svg:height="0.214cm" svg:x="5.855cm" svg:y="3.454cm" svg:viewBox="0 0 112 215" draw:points="112,0 39,181 0,215">
              <text:p/>
            </draw:polyline>
            <draw:polyline draw:style-name="gr5" draw:text-style-name="P1" draw:layer="layout" svg:width="0.218cm" svg:height="0.107cm" svg:x="5.675cm" svg:y="3.634cm" svg:viewBox="0 0 219 108" draw:points="219,0 39,73 0,108">
              <text:p/>
            </draw:polyline>
            <draw:polyline draw:style-name="gr5" draw:text-style-name="P1" draw:layer="layout" svg:width="0.106cm" svg:height="0.214cm" svg:x="4.695cm" svg:y="3.454cm" svg:viewBox="0 0 107 215" draw:points="0,0 73,181 107,215">
              <text:p/>
            </draw:polyline>
            <draw:polyline draw:style-name="gr5" draw:text-style-name="P1" draw:layer="layout" svg:width="0.214cm" svg:height="0.107cm" svg:x="4.768cm" svg:y="3.634cm" svg:viewBox="0 0 215 108" draw:points="0,0 181,73 215,108">
              <text:p/>
            </draw:polyline>
            <draw:polyline draw:style-name="gr5" draw:text-style-name="P1" draw:layer="layout" svg:width="0.218cm" svg:height="0.111cm" svg:x="4.729cm" svg:y="2.434cm" svg:viewBox="0 0 219 112" draw:points="219,0 39,73 0,112">
              <text:p/>
            </draw:polyline>
            <draw:polyline draw:style-name="gr5" draw:text-style-name="P1" draw:layer="layout" svg:width="0.111cm" svg:height="0.218cm" svg:x="4.656cm" svg:y="2.507cm" svg:viewBox="0 0 112 219" draw:points="112,0 39,181 0,219">
              <text:p/>
            </draw:polyline>
            <draw:polyline draw:style-name="gr5" draw:text-style-name="P1" draw:layer="layout" svg:width="0.799cm" svg:height="0cm" svg:x="6.474cm" svg:y="3.707cm" svg:viewBox="0 0 800 0" draw:points="0,0 765,0 800,0">
              <text:p/>
            </draw:polyline>
            <draw:polyline draw:style-name="gr5" draw:text-style-name="P1" draw:layer="layout" svg:width="0cm" svg:height="0.799cm" svg:x="7.493cm" svg:y="2.654cm" svg:viewBox="0 0 0 800" draw:points="0,800 0,34 0,0">
              <text:p/>
            </draw:polyline>
            <draw:polyline draw:style-name="gr5" draw:text-style-name="P1" draw:layer="layout" svg:width="0.799cm" svg:height="0cm" svg:x="6.44cm" svg:y="2.434cm" svg:viewBox="0 0 800 0" draw:points="800,0 34,0 0,0">
              <text:p/>
            </draw:polyline>
            <draw:polyline draw:style-name="gr5" draw:text-style-name="P1" draw:layer="layout" svg:width="0cm" svg:height="0.799cm" svg:x="6.221cm" svg:y="2.688cm" svg:viewBox="0 0 0 800" draw:points="0,0 0,766 0,800">
              <text:p/>
            </draw:polyline>
            <draw:polyline draw:style-name="gr5" draw:text-style-name="P1" draw:layer="layout" svg:width="0.106cm" svg:height="0.214cm" svg:x="7.386cm" svg:y="2.473cm" svg:viewBox="0 0 107 215" draw:points="107,215 34,34 0,0">
              <text:p/>
            </draw:polyline>
            <draw:polyline draw:style-name="gr5" draw:text-style-name="P1" draw:layer="layout" svg:width="0.218cm" svg:height="0.107cm" svg:x="7.201cm" svg:y="2.4cm" svg:viewBox="0 0 219 108" draw:points="219,108 39,34 0,0">
              <text:p/>
            </draw:polyline>
            <draw:polyline draw:style-name="gr5" draw:text-style-name="P1" draw:layer="layout" svg:width="0.106cm" svg:height="0.214cm" svg:x="7.386cm" svg:y="3.454cm" svg:viewBox="0 0 107 215" draw:points="107,0 34,181 0,215">
              <text:p/>
            </draw:polyline>
            <draw:polyline draw:style-name="gr5" draw:text-style-name="P1" draw:layer="layout" svg:width="0.218cm" svg:height="0.107cm" svg:x="7.201cm" svg:y="3.634cm" svg:viewBox="0 0 219 108" draw:points="219,0 39,73 0,108">
              <text:p/>
            </draw:polyline>
            <draw:polyline draw:style-name="gr5" draw:text-style-name="P1" draw:layer="layout" svg:width="0.106cm" svg:height="0.214cm" svg:x="6.221cm" svg:y="3.454cm" svg:viewBox="0 0 107 215" draw:points="0,0 73,181 107,215">
              <text:p/>
            </draw:polyline>
            <draw:polyline draw:style-name="gr5" draw:text-style-name="P1" draw:layer="layout" svg:width="0.218cm" svg:height="0.107cm" svg:x="6.294cm" svg:y="3.634cm" svg:viewBox="0 0 219 108" draw:points="0,0 181,73 219,108">
              <text:p/>
            </draw:polyline>
            <draw:polyline draw:style-name="gr5" draw:text-style-name="P1" draw:layer="layout" svg:width="0.218cm" svg:height="0.111cm" svg:x="6.255cm" svg:y="2.434cm" svg:viewBox="0 0 219 112" draw:points="219,0 39,73 0,112">
              <text:p/>
            </draw:polyline>
            <draw:polyline draw:style-name="gr5" draw:text-style-name="P1" draw:layer="layout" svg:width="0.106cm" svg:height="0.218cm" svg:x="6.186cm" svg:y="2.507cm" svg:viewBox="0 0 107 219" draw:points="107,0 34,181 0,219">
              <text:p/>
            </draw:polyline>
            <draw:polyline draw:style-name="gr5" draw:text-style-name="P1" draw:layer="layout" svg:width="0.799cm" svg:height="0cm" svg:x="8.005cm" svg:y="3.707cm" svg:viewBox="0 0 800 0" draw:points="0,0 761,0 800,0">
              <text:p/>
            </draw:polyline>
            <draw:polyline draw:style-name="gr5" draw:text-style-name="P1" draw:layer="layout" svg:width="0cm" svg:height="0.799cm" svg:x="9.02cm" svg:y="2.654cm" svg:viewBox="0 0 0 800" draw:points="0,800 0,34 0,0">
              <text:p/>
            </draw:polyline>
            <draw:polyline draw:style-name="gr5" draw:text-style-name="P1" draw:layer="layout" svg:width="0.799cm" svg:height="0cm" svg:x="7.966cm" svg:y="2.434cm" svg:viewBox="0 0 800 0" draw:points="800,0 39,0 0,0">
              <text:p/>
            </draw:polyline>
            <draw:polyline draw:style-name="gr5" draw:text-style-name="P1" draw:layer="layout" svg:width="0cm" svg:height="0.799cm" svg:x="7.747cm" svg:y="2.688cm" svg:viewBox="0 0 0 800" draw:points="0,0 0,766 0,800">
              <text:p/>
            </draw:polyline>
            <draw:polyline draw:style-name="gr5" draw:text-style-name="P1" draw:layer="layout" svg:width="0.106cm" svg:height="0.214cm" svg:x="8.912cm" svg:y="2.473cm" svg:viewBox="0 0 107 215" draw:points="107,215 34,34 0,0">
              <text:p/>
            </draw:polyline>
            <draw:polyline draw:style-name="gr5" draw:text-style-name="P1" draw:layer="layout" svg:width="0.214cm" svg:height="0.107cm" svg:x="8.732cm" svg:y="2.4cm" svg:viewBox="0 0 215 108" draw:points="215,108 34,34 0,0">
              <text:p/>
            </draw:polyline>
            <draw:polyline draw:style-name="gr5" draw:text-style-name="P1" draw:layer="layout" svg:width="0.106cm" svg:height="0.214cm" svg:x="8.912cm" svg:y="3.454cm" svg:viewBox="0 0 107 215" draw:points="107,0 34,181 0,215">
              <text:p/>
            </draw:polyline>
            <draw:polyline draw:style-name="gr5" draw:text-style-name="P1" draw:layer="layout" svg:width="0.214cm" svg:height="0.107cm" svg:x="8.732cm" svg:y="3.634cm" svg:viewBox="0 0 215 108" draw:points="215,0 34,73 0,108">
              <text:p/>
            </draw:polyline>
            <draw:polyline draw:style-name="gr5" draw:text-style-name="P1" draw:layer="layout" svg:width="0.111cm" svg:height="0.214cm" svg:x="7.747cm" svg:y="3.454cm" svg:viewBox="0 0 112 215" draw:points="0,0 73,181 112,215">
              <text:p/>
            </draw:polyline>
            <draw:polyline draw:style-name="gr5" draw:text-style-name="P1" draw:layer="layout" svg:width="0.218cm" svg:height="0.107cm" svg:x="7.82cm" svg:y="3.634cm" svg:viewBox="0 0 219 108" draw:points="0,0 185,73 219,108">
              <text:p/>
            </draw:polyline>
            <draw:polyline draw:style-name="gr5" draw:text-style-name="P1" draw:layer="layout" svg:width="0.218cm" svg:height="0.111cm" svg:x="7.786cm" svg:y="2.434cm" svg:viewBox="0 0 219 112" draw:points="219,0 34,73 0,112">
              <text:p/>
            </draw:polyline>
            <draw:polyline draw:style-name="gr5" draw:text-style-name="P1" draw:layer="layout" svg:width="0.106cm" svg:height="0.218cm" svg:x="7.713cm" svg:y="2.507cm" svg:viewBox="0 0 107 219" draw:points="107,0 34,181 0,219">
              <text:p/>
            </draw:polyline>
            <draw:polyline draw:style-name="gr5" draw:text-style-name="P1" draw:layer="layout" svg:width="0.799cm" svg:height="0cm" svg:x="9.531cm" svg:y="3.707cm" svg:viewBox="0 0 800 0" draw:points="0,0 761,0 800,0">
              <text:p/>
            </draw:polyline>
            <draw:polyline draw:style-name="gr5" draw:text-style-name="P1" draw:layer="layout" svg:width="0cm" svg:height="0.799cm" svg:x="10.55cm" svg:y="2.654cm" svg:viewBox="0 0 0 800" draw:points="0,800 0,34 0,0">
              <text:p/>
            </draw:polyline>
            <draw:polyline draw:style-name="gr5" draw:text-style-name="P1" draw:layer="layout" svg:width="0.799cm" svg:height="0cm" svg:x="9.493cm" svg:y="2.434cm" svg:viewBox="0 0 800 0" draw:points="800,0 39,0 0,0">
              <text:p/>
            </draw:polyline>
            <draw:polyline draw:style-name="gr5" draw:text-style-name="P1" draw:layer="layout" svg:width="0cm" svg:height="0.799cm" svg:x="9.278cm" svg:y="2.688cm" svg:viewBox="0 0 0 800" draw:points="0,0 0,766 0,800">
              <text:p/>
            </draw:polyline>
            <draw:polyline draw:style-name="gr5" draw:text-style-name="P1" draw:layer="layout" svg:width="0.111cm" svg:height="0.214cm" svg:x="10.438cm" svg:y="2.473cm" svg:viewBox="0 0 112 215" draw:points="112,215 39,34 0,0">
              <text:p/>
            </draw:polyline>
            <draw:polyline draw:style-name="gr5" draw:text-style-name="P1" draw:layer="layout" svg:width="0.218cm" svg:height="0.107cm" svg:x="10.258cm" svg:y="2.4cm" svg:viewBox="0 0 219 108" draw:points="219,108 34,34 0,0">
              <text:p/>
            </draw:polyline>
            <draw:polyline draw:style-name="gr5" draw:text-style-name="P1" draw:layer="layout" svg:width="0.111cm" svg:height="0.214cm" svg:x="10.438cm" svg:y="3.454cm" svg:viewBox="0 0 112 215" draw:points="112,0 39,181 0,215">
              <text:p/>
            </draw:polyline>
            <draw:polyline draw:style-name="gr5" draw:text-style-name="P1" draw:layer="layout" svg:width="0.218cm" svg:height="0.107cm" svg:x="10.258cm" svg:y="3.634cm" svg:viewBox="0 0 219 108" draw:points="219,0 34,73 0,108">
              <text:p/>
            </draw:polyline>
            <draw:polyline draw:style-name="gr5" draw:text-style-name="P1" draw:layer="layout" svg:width="0.106cm" svg:height="0.214cm" svg:x="9.278cm" svg:y="3.454cm" svg:viewBox="0 0 107 215" draw:points="0,0 73,181 107,215">
              <text:p/>
            </draw:polyline>
            <draw:polyline draw:style-name="gr5" draw:text-style-name="P1" draw:layer="layout" svg:width="0.214cm" svg:height="0.107cm" svg:x="9.351cm" svg:y="3.634cm" svg:viewBox="0 0 215 108" draw:points="0,0 181,73 215,108">
              <text:p/>
            </draw:polyline>
            <draw:polyline draw:style-name="gr5" draw:text-style-name="P1" draw:layer="layout" svg:width="0.218cm" svg:height="0.111cm" svg:x="9.312cm" svg:y="2.434cm" svg:viewBox="0 0 219 112" draw:points="219,0 39,73 0,112">
              <text:p/>
            </draw:polyline>
            <draw:polyline draw:style-name="gr5" draw:text-style-name="P1" draw:layer="layout" svg:width="0.111cm" svg:height="0.218cm" svg:x="9.239cm" svg:y="2.507cm" svg:viewBox="0 0 112 219" draw:points="112,0 39,181 0,219">
              <text:p/>
            </draw:polyline>
            <draw:polyline draw:style-name="gr5" draw:text-style-name="P1" draw:layer="layout" svg:width="0.799cm" svg:height="0cm" svg:x="11.057cm" svg:y="3.707cm" svg:viewBox="0 0 800 0" draw:points="0,0 765,0 800,0">
              <text:p/>
            </draw:polyline>
            <draw:polyline draw:style-name="gr5" draw:text-style-name="P1" draw:layer="layout" svg:width="0cm" svg:height="0.799cm" svg:x="12.076cm" svg:y="2.654cm" svg:viewBox="0 0 0 800" draw:points="0,800 0,34 0,0">
              <text:p/>
            </draw:polyline>
            <draw:polyline draw:style-name="gr5" draw:text-style-name="P1" draw:layer="layout" svg:width="0.799cm" svg:height="0cm" svg:x="11.023cm" svg:y="2.434cm" svg:viewBox="0 0 800 0" draw:points="800,0 34,0 0,0">
              <text:p/>
            </draw:polyline>
            <draw:polyline draw:style-name="gr5" draw:text-style-name="P1" draw:layer="layout" svg:width="0cm" svg:height="0.799cm" svg:x="10.804cm" svg:y="2.688cm" svg:viewBox="0 0 0 800" draw:points="0,0 0,766 0,800">
              <text:p/>
            </draw:polyline>
            <draw:polyline draw:style-name="gr5" draw:text-style-name="P1" draw:layer="layout" svg:width="0.106cm" svg:height="0.214cm" svg:x="11.969cm" svg:y="2.473cm" svg:viewBox="0 0 107 215" draw:points="107,215 34,34 0,0">
              <text:p/>
            </draw:polyline>
            <draw:polyline draw:style-name="gr5" draw:text-style-name="P1" draw:layer="layout" svg:width="0.218cm" svg:height="0.107cm" svg:x="11.784cm" svg:y="2.4cm" svg:viewBox="0 0 219 108" draw:points="219,108 39,34 0,0">
              <text:p/>
            </draw:polyline>
            <draw:polyline draw:style-name="gr5" draw:text-style-name="P1" draw:layer="layout" svg:width="0.106cm" svg:height="0.214cm" svg:x="11.969cm" svg:y="3.454cm" svg:viewBox="0 0 107 215" draw:points="107,0 34,181 0,215">
              <text:p/>
            </draw:polyline>
            <draw:polyline draw:style-name="gr5" draw:text-style-name="P1" draw:layer="layout" svg:width="0.218cm" svg:height="0.107cm" svg:x="11.784cm" svg:y="3.634cm" svg:viewBox="0 0 219 108" draw:points="219,0 39,73 0,108">
              <text:p/>
            </draw:polyline>
            <draw:polyline draw:style-name="gr5" draw:text-style-name="P1" draw:layer="layout" svg:width="0.106cm" svg:height="0.214cm" svg:x="10.804cm" svg:y="3.454cm" svg:viewBox="0 0 107 215" draw:points="0,0 73,181 107,215">
              <text:p/>
            </draw:polyline>
            <draw:polyline draw:style-name="gr5" draw:text-style-name="P1" draw:layer="layout" svg:width="0.218cm" svg:height="0.107cm" svg:x="10.877cm" svg:y="3.634cm" svg:viewBox="0 0 219 108" draw:points="0,0 181,73 219,108">
              <text:p/>
            </draw:polyline>
            <draw:polyline draw:style-name="gr5" draw:text-style-name="P1" draw:layer="layout" svg:width="0.218cm" svg:height="0.111cm" svg:x="10.838cm" svg:y="2.434cm" svg:viewBox="0 0 219 112" draw:points="219,0 39,73 0,112">
              <text:p/>
            </draw:polyline>
            <draw:polyline draw:style-name="gr5" draw:text-style-name="P1" draw:layer="layout" svg:width="0.111cm" svg:height="0.218cm" svg:x="10.765cm" svg:y="2.507cm" svg:viewBox="0 0 112 219" draw:points="112,0 39,181 0,219">
              <text:p/>
            </draw:polyline>
            <draw:polyline draw:style-name="gr5" draw:text-style-name="P1" draw:layer="layout" svg:width="0.803cm" svg:height="0cm" svg:x="12.584cm" svg:y="3.707cm" svg:viewBox="0 0 804 0" draw:points="0,0 765,0 804,0">
              <text:p/>
            </draw:polyline>
            <draw:polyline draw:style-name="gr5" draw:text-style-name="P1" draw:layer="layout" svg:width="0cm" svg:height="0.799cm" svg:x="13.603cm" svg:y="2.654cm" svg:viewBox="0 0 0 800" draw:points="0,800 0,34 0,0">
              <text:p/>
            </draw:polyline>
            <draw:polyline draw:style-name="gr5" draw:text-style-name="P1" draw:layer="layout" svg:width="0.799cm" svg:height="0cm" svg:x="12.549cm" svg:y="2.434cm" svg:viewBox="0 0 800 0" draw:points="800,0 34,0 0,0">
              <text:p/>
            </draw:polyline>
            <draw:polyline draw:style-name="gr5" draw:text-style-name="P1" draw:layer="layout" svg:width="0cm" svg:height="0.799cm" svg:x="12.33cm" svg:y="2.688cm" svg:viewBox="0 0 0 800" draw:points="0,0 0,766 0,800">
              <text:p/>
            </draw:polyline>
            <draw:polyline draw:style-name="gr5" draw:text-style-name="P1" draw:layer="layout" svg:width="0.106cm" svg:height="0.214cm" svg:x="13.495cm" svg:y="2.473cm" svg:viewBox="0 0 107 215" draw:points="107,215 34,34 0,0">
              <text:p/>
            </draw:polyline>
            <draw:polyline draw:style-name="gr5" draw:text-style-name="P1" draw:layer="layout" svg:width="0.214cm" svg:height="0.107cm" svg:x="13.315cm" svg:y="2.4cm" svg:viewBox="0 0 215 108" draw:points="215,108 34,34 0,0">
              <text:p/>
            </draw:polyline>
            <draw:polyline draw:style-name="gr5" draw:text-style-name="P1" draw:layer="layout" svg:width="0.106cm" svg:height="0.214cm" svg:x="13.495cm" svg:y="3.454cm" svg:viewBox="0 0 107 215" draw:points="107,0 34,181 0,215">
              <text:p/>
            </draw:polyline>
            <draw:polyline draw:style-name="gr5" draw:text-style-name="P1" draw:layer="layout" svg:width="0.214cm" svg:height="0.107cm" svg:x="13.315cm" svg:y="3.634cm" svg:viewBox="0 0 215 108" draw:points="215,0 34,73 0,108">
              <text:p/>
            </draw:polyline>
            <draw:polyline draw:style-name="gr5" draw:text-style-name="P1" draw:layer="layout" svg:width="0.111cm" svg:height="0.214cm" svg:x="12.33cm" svg:y="3.454cm" svg:viewBox="0 0 112 215" draw:points="0,0 73,181 112,215">
              <text:p/>
            </draw:polyline>
            <draw:polyline draw:style-name="gr5" draw:text-style-name="P1" draw:layer="layout" svg:width="0.218cm" svg:height="0.107cm" svg:x="12.403cm" svg:y="3.634cm" svg:viewBox="0 0 219 108" draw:points="0,0 181,73 219,108">
              <text:p/>
            </draw:polyline>
            <draw:polyline draw:style-name="gr5" draw:text-style-name="P1" draw:layer="layout" svg:width="0.214cm" svg:height="0.111cm" svg:x="12.369cm" svg:y="2.434cm" svg:viewBox="0 0 215 112" draw:points="215,0 34,73 0,112">
              <text:p/>
            </draw:polyline>
            <draw:polyline draw:style-name="gr5" draw:text-style-name="P1" draw:layer="layout" svg:width="0.106cm" svg:height="0.218cm" svg:x="12.296cm" svg:y="2.507cm" svg:viewBox="0 0 107 219" draw:points="107,0 34,181 0,219">
              <text:p/>
            </draw:polyline>
            <draw:polyline draw:style-name="gr5" draw:text-style-name="P1" draw:layer="layout" svg:width="0.76cm" svg:height="0cm" svg:x="14.114cm" svg:y="3.707cm" svg:viewBox="0 0 761 0" draw:points="0,0 727,0 761,0">
              <text:p/>
            </draw:polyline>
            <draw:polyline draw:style-name="gr5" draw:text-style-name="P1" draw:layer="layout" svg:width="0cm" svg:height="0.799cm" svg:x="15.095cm" svg:y="2.654cm" svg:viewBox="0 0 0 800" draw:points="0,800 0,34 0,0">
              <text:p/>
            </draw:polyline>
            <draw:polyline draw:style-name="gr5" draw:text-style-name="P1" draw:layer="layout" svg:width="0.764cm" svg:height="0cm" svg:x="14.076cm" svg:y="2.434cm" svg:viewBox="0 0 765 0" draw:points="765,0 39,0 0,0">
              <text:p/>
            </draw:polyline>
            <draw:polyline draw:style-name="gr5" draw:text-style-name="P1" draw:layer="layout" svg:width="0cm" svg:height="0.799cm" svg:x="13.861cm" svg:y="2.688cm" svg:viewBox="0 0 0 800" draw:points="0,0 0,766 0,800">
              <text:p/>
            </draw:polyline>
            <draw:polyline draw:style-name="gr5" draw:text-style-name="P1" draw:layer="layout" svg:width="0.106cm" svg:height="0.214cm" svg:x="14.987cm" svg:y="2.473cm" svg:viewBox="0 0 107 215" draw:points="107,215 34,34 0,0">
              <text:p/>
            </draw:polyline>
            <draw:polyline draw:style-name="gr5" draw:text-style-name="P1" draw:layer="layout" svg:width="0.218cm" svg:height="0.107cm" svg:x="14.802cm" svg:y="2.4cm" svg:viewBox="0 0 219 108" draw:points="219,108 39,34 0,0">
              <text:p/>
            </draw:polyline>
            <draw:polyline draw:style-name="gr5" draw:text-style-name="P1" draw:layer="layout" svg:width="0.106cm" svg:height="0.214cm" svg:x="14.987cm" svg:y="3.454cm" svg:viewBox="0 0 107 215" draw:points="107,0 34,181 0,215">
              <text:p/>
            </draw:polyline>
            <draw:polyline draw:style-name="gr5" draw:text-style-name="P1" draw:layer="layout" svg:width="0.218cm" svg:height="0.107cm" svg:x="14.802cm" svg:y="3.634cm" svg:viewBox="0 0 219 108" draw:points="219,0 39,73 0,108">
              <text:p/>
            </draw:polyline>
            <draw:polyline draw:style-name="gr5" draw:text-style-name="P1" draw:layer="layout" svg:width="0.106cm" svg:height="0.214cm" svg:x="13.861cm" svg:y="3.454cm" svg:viewBox="0 0 107 215" draw:points="0,0 69,181 107,215">
              <text:p/>
            </draw:polyline>
            <draw:polyline draw:style-name="gr5" draw:text-style-name="P1" draw:layer="layout" svg:width="0.218cm" svg:height="0.107cm" svg:x="13.929cm" svg:y="3.634cm" svg:viewBox="0 0 219 108" draw:points="0,0 185,73 219,108">
              <text:p/>
            </draw:polyline>
            <draw:polyline draw:style-name="gr5" draw:text-style-name="P1" draw:layer="layout" svg:width="0.218cm" svg:height="0.111cm" svg:x="13.895cm" svg:y="2.434cm" svg:viewBox="0 0 219 112" draw:points="219,0 34,73 0,112">
              <text:p/>
            </draw:polyline>
            <draw:polyline draw:style-name="gr5" draw:text-style-name="P1" draw:layer="layout" svg:width="0.106cm" svg:height="0.218cm" svg:x="13.822cm" svg:y="2.507cm" svg:viewBox="0 0 107 219" draw:points="107,0 39,181 0,219">
              <text:p/>
            </draw:polyline>
            <draw:polyline draw:style-name="gr5" draw:text-style-name="P1" draw:layer="layout" svg:width="0.799cm" svg:height="0cm" svg:x="15.606cm" svg:y="3.707cm" svg:viewBox="0 0 800 0" draw:points="0,0 761,0 800,0">
              <text:p/>
            </draw:polyline>
            <draw:polyline draw:style-name="gr5" draw:text-style-name="P1" draw:layer="layout" svg:width="0cm" svg:height="0.799cm" svg:x="16.621cm" svg:y="2.654cm" svg:viewBox="0 0 0 800" draw:points="0,800 0,34 0,0">
              <text:p/>
            </draw:polyline>
            <draw:polyline draw:style-name="gr5" draw:text-style-name="P1" draw:layer="layout" svg:width="0.799cm" svg:height="0cm" svg:x="15.567cm" svg:y="2.434cm" svg:viewBox="0 0 800 0" draw:points="800,0 39,0 0,0">
              <text:p/>
            </draw:polyline>
            <draw:polyline draw:style-name="gr5" draw:text-style-name="P1" draw:layer="layout" svg:width="0cm" svg:height="0.799cm" svg:x="15.348cm" svg:y="2.688cm" svg:viewBox="0 0 0 800" draw:points="0,0 0,766 0,800">
              <text:p/>
            </draw:polyline>
            <draw:polyline draw:style-name="gr5" draw:text-style-name="P1" draw:layer="layout" svg:width="0.106cm" svg:height="0.214cm" svg:x="16.513cm" svg:y="2.473cm" svg:viewBox="0 0 107 215" draw:points="107,215 39,34 0,0">
              <text:p/>
            </draw:polyline>
            <draw:polyline draw:style-name="gr5" draw:text-style-name="P1" draw:layer="layout" svg:width="0.218cm" svg:height="0.107cm" svg:x="16.333cm" svg:y="2.4cm" svg:viewBox="0 0 219 108" draw:points="219,108 34,34 0,0">
              <text:p/>
            </draw:polyline>
            <draw:polyline draw:style-name="gr5" draw:text-style-name="P1" draw:layer="layout" svg:width="0.106cm" svg:height="0.214cm" svg:x="16.513cm" svg:y="3.454cm" svg:viewBox="0 0 107 215" draw:points="107,0 39,181 0,215">
              <text:p/>
            </draw:polyline>
            <draw:polyline draw:style-name="gr5" draw:text-style-name="P1" draw:layer="layout" svg:width="0.218cm" svg:height="0.107cm" svg:x="16.333cm" svg:y="3.634cm" svg:viewBox="0 0 219 108" draw:points="219,0 34,73 0,108">
              <text:p/>
            </draw:polyline>
            <draw:polyline draw:style-name="gr5" draw:text-style-name="P1" draw:layer="layout" svg:width="0.111cm" svg:height="0.214cm" svg:x="15.348cm" svg:y="3.454cm" svg:viewBox="0 0 112 215" draw:points="0,0 73,181 112,215">
              <text:p/>
            </draw:polyline>
            <draw:polyline draw:style-name="gr5" draw:text-style-name="P1" draw:layer="layout" svg:width="0.218cm" svg:height="0.107cm" svg:x="15.421cm" svg:y="3.634cm" svg:viewBox="0 0 219 108" draw:points="0,0 185,73 219,108">
              <text:p/>
            </draw:polyline>
            <draw:polyline draw:style-name="gr5" draw:text-style-name="P1" draw:layer="layout" svg:width="0.218cm" svg:height="0.111cm" svg:x="15.387cm" svg:y="2.434cm" svg:viewBox="0 0 219 112" draw:points="219,0 34,73 0,112">
              <text:p/>
            </draw:polyline>
            <draw:polyline draw:style-name="gr5" draw:text-style-name="P1" draw:layer="layout" svg:width="0.106cm" svg:height="0.218cm" svg:x="15.314cm" svg:y="2.507cm" svg:viewBox="0 0 107 219" draw:points="107,0 34,181 0,219">
              <text:p/>
            </draw:polyline>
            <draw:polyline draw:style-name="gr5" draw:text-style-name="P1" draw:layer="layout" svg:width="0.799cm" svg:height="0cm" svg:x="17.132cm" svg:y="3.707cm" svg:viewBox="0 0 800 0" draw:points="0,0 765,0 800,0">
              <text:p/>
            </draw:polyline>
            <draw:polyline draw:style-name="gr5" draw:text-style-name="P1" draw:layer="layout" svg:width="0cm" svg:height="0.799cm" svg:x="18.151cm" svg:y="2.654cm" svg:viewBox="0 0 0 800" draw:points="0,800 0,34 0,0">
              <text:p/>
            </draw:polyline>
            <draw:polyline draw:style-name="gr5" draw:text-style-name="P1" draw:layer="layout" svg:width="0.803cm" svg:height="0cm" svg:x="17.094cm" svg:y="2.434cm" svg:viewBox="0 0 804 0" draw:points="804,0 39,0 0,0">
              <text:p/>
            </draw:polyline>
            <draw:polyline draw:style-name="gr5" draw:text-style-name="P1" draw:layer="layout" svg:width="0cm" svg:height="0.799cm" svg:x="16.879cm" svg:y="2.688cm" svg:viewBox="0 0 0 800" draw:points="0,0 0,766 0,800">
              <text:p/>
            </draw:polyline>
            <draw:polyline draw:style-name="gr5" draw:text-style-name="P1" draw:layer="layout" svg:width="0.111cm" svg:height="0.214cm" svg:x="18.04cm" svg:y="2.473cm" svg:viewBox="0 0 112 215" draw:points="112,215 39,34 0,0">
              <text:p/>
            </draw:polyline>
            <draw:polyline draw:style-name="gr5" draw:text-style-name="P1" draw:layer="layout" svg:width="0.218cm" svg:height="0.107cm" svg:x="17.859cm" svg:y="2.4cm" svg:viewBox="0 0 219 108" draw:points="219,108 39,34 0,0">
              <text:p/>
            </draw:polyline>
            <draw:polyline draw:style-name="gr5" draw:text-style-name="P1" draw:layer="layout" svg:width="0.111cm" svg:height="0.214cm" svg:x="18.04cm" svg:y="3.454cm" svg:viewBox="0 0 112 215" draw:points="112,0 39,181 0,215">
              <text:p/>
            </draw:polyline>
            <draw:polyline draw:style-name="gr5" draw:text-style-name="P1" draw:layer="layout" svg:width="0.218cm" svg:height="0.107cm" svg:x="17.859cm" svg:y="3.634cm" svg:viewBox="0 0 219 108" draw:points="219,0 39,73 0,108">
              <text:p/>
            </draw:polyline>
            <draw:polyline draw:style-name="gr5" draw:text-style-name="P1" draw:layer="layout" svg:width="0.106cm" svg:height="0.214cm" svg:x="16.879cm" svg:y="3.454cm" svg:viewBox="0 0 107 215" draw:points="0,0 73,181 107,215">
              <text:p/>
            </draw:polyline>
            <draw:polyline draw:style-name="gr5" draw:text-style-name="P1" draw:layer="layout" svg:width="0.214cm" svg:height="0.107cm" svg:x="16.952cm" svg:y="3.634cm" svg:viewBox="0 0 215 108" draw:points="0,0 181,73 215,108">
              <text:p/>
            </draw:polyline>
            <draw:polyline draw:style-name="gr5" draw:text-style-name="P1" draw:layer="layout" svg:width="0.218cm" svg:height="0.111cm" svg:x="16.913cm" svg:y="2.434cm" svg:viewBox="0 0 219 112" draw:points="219,0 39,73 0,112">
              <text:p/>
            </draw:polyline>
            <draw:polyline draw:style-name="gr5" draw:text-style-name="P1" draw:layer="layout" svg:width="0.111cm" svg:height="0.218cm" svg:x="16.84cm" svg:y="2.507cm" svg:viewBox="0 0 112 219" draw:points="112,0 39,181 0,219">
              <text:p/>
            </draw:polyline>
            <draw:polyline draw:style-name="gr5" draw:text-style-name="P1" draw:layer="layout" svg:width="0.799cm" svg:height="0cm" svg:x="18.659cm" svg:y="3.707cm" svg:viewBox="0 0 800 0" draw:points="0,0 765,0 800,0">
              <text:p/>
            </draw:polyline>
            <draw:polyline draw:style-name="gr5" draw:text-style-name="P1" draw:layer="layout" svg:width="0cm" svg:height="0.799cm" svg:x="19.678cm" svg:y="2.654cm" svg:viewBox="0 0 0 800" draw:points="0,800 0,34 0,0">
              <text:p/>
            </draw:polyline>
            <draw:polyline draw:style-name="gr5" draw:text-style-name="P1" draw:layer="layout" svg:width="0.799cm" svg:height="0cm" svg:x="18.624cm" svg:y="2.434cm" svg:viewBox="0 0 800 0" draw:points="800,0 34,0 0,0">
              <text:p/>
            </draw:polyline>
            <draw:polyline draw:style-name="gr5" draw:text-style-name="P1" draw:layer="layout" svg:width="0cm" svg:height="0.799cm" svg:x="18.405cm" svg:y="2.688cm" svg:viewBox="0 0 0 800" draw:points="0,0 0,766 0,800">
              <text:p/>
            </draw:polyline>
            <draw:polyline draw:style-name="gr5" draw:text-style-name="P1" draw:layer="layout" svg:width="0.106cm" svg:height="0.214cm" svg:x="19.57cm" svg:y="2.473cm" svg:viewBox="0 0 107 215" draw:points="107,215 34,34 0,0">
              <text:p/>
            </draw:polyline>
            <draw:polyline draw:style-name="gr5" draw:text-style-name="P1" draw:layer="layout" svg:width="0.218cm" svg:height="0.107cm" svg:x="19.385cm" svg:y="2.4cm" svg:viewBox="0 0 219 108" draw:points="219,108 39,34 0,0">
              <text:p/>
            </draw:polyline>
            <draw:polyline draw:style-name="gr5" draw:text-style-name="P1" draw:layer="layout" svg:width="0.106cm" svg:height="0.214cm" svg:x="19.57cm" svg:y="3.454cm" svg:viewBox="0 0 107 215" draw:points="107,0 34,181 0,215">
              <text:p/>
            </draw:polyline>
            <draw:polyline draw:style-name="gr5" draw:text-style-name="P1" draw:layer="layout" svg:width="0.218cm" svg:height="0.107cm" svg:x="19.385cm" svg:y="3.634cm" svg:viewBox="0 0 219 108" draw:points="219,0 39,73 0,108">
              <text:p/>
            </draw:polyline>
            <draw:polyline draw:style-name="gr5" draw:text-style-name="P1" draw:layer="layout" svg:width="0.106cm" svg:height="0.214cm" svg:x="18.405cm" svg:y="3.454cm" svg:viewBox="0 0 107 215" draw:points="0,0 73,181 107,215">
              <text:p/>
            </draw:polyline>
            <draw:polyline draw:style-name="gr5" draw:text-style-name="P1" draw:layer="layout" svg:width="0.218cm" svg:height="0.107cm" svg:x="18.478cm" svg:y="3.634cm" svg:viewBox="0 0 219 108" draw:points="0,0 181,73 219,108">
              <text:p/>
            </draw:polyline>
            <draw:polyline draw:style-name="gr5" draw:text-style-name="P1" draw:layer="layout" svg:width="0.218cm" svg:height="0.111cm" svg:x="18.439cm" svg:y="2.434cm" svg:viewBox="0 0 219 112" draw:points="219,0 39,73 0,112">
              <text:p/>
            </draw:polyline>
            <draw:polyline draw:style-name="gr5" draw:text-style-name="P1" draw:layer="layout" svg:width="0.106cm" svg:height="0.218cm" svg:x="18.371cm" svg:y="2.507cm" svg:viewBox="0 0 107 219" draw:points="107,0 34,181 0,219">
              <text:p/>
            </draw:polyline>
            <draw:polyline draw:style-name="gr5" draw:text-style-name="P1" draw:layer="layout" svg:width="0.803cm" svg:height="0cm" svg:x="20.185cm" svg:y="3.707cm" svg:viewBox="0 0 804 0" draw:points="0,0 765,0 804,0">
              <text:p/>
            </draw:polyline>
            <draw:polyline draw:style-name="gr5" draw:text-style-name="P1" draw:layer="layout" svg:width="0cm" svg:height="0.799cm" svg:x="21.204cm" svg:y="2.654cm" svg:viewBox="0 0 0 800" draw:points="0,800 0,34 0,0">
              <text:p/>
            </draw:polyline>
            <draw:polyline draw:style-name="gr5" draw:text-style-name="P1" draw:layer="layout" svg:width="0.799cm" svg:height="0cm" svg:x="20.151cm" svg:y="2.434cm" svg:viewBox="0 0 800 0" draw:points="800,0 34,0 0,0">
              <text:p/>
            </draw:polyline>
            <draw:polyline draw:style-name="gr5" draw:text-style-name="P1" draw:layer="layout" svg:width="0cm" svg:height="0.799cm" svg:x="19.931cm" svg:y="2.688cm" svg:viewBox="0 0 0 800" draw:points="0,0 0,766 0,800">
              <text:p/>
            </draw:polyline>
            <draw:polyline draw:style-name="gr5" draw:text-style-name="P1" draw:layer="layout" svg:width="0.106cm" svg:height="0.214cm" svg:x="21.096cm" svg:y="2.473cm" svg:viewBox="0 0 107 215" draw:points="107,215 34,34 0,0">
              <text:p/>
            </draw:polyline>
            <draw:polyline draw:style-name="gr5" draw:text-style-name="P1" draw:layer="layout" svg:width="0.214cm" svg:height="0.107cm" svg:x="20.916cm" svg:y="2.4cm" svg:viewBox="0 0 215 108" draw:points="215,108 34,34 0,0">
              <text:p/>
            </draw:polyline>
            <draw:polyline draw:style-name="gr5" draw:text-style-name="P1" draw:layer="layout" svg:width="0.106cm" svg:height="0.214cm" svg:x="21.096cm" svg:y="3.454cm" svg:viewBox="0 0 107 215" draw:points="107,0 34,181 0,215">
              <text:p/>
            </draw:polyline>
            <draw:polyline draw:style-name="gr5" draw:text-style-name="P1" draw:layer="layout" svg:width="0.214cm" svg:height="0.107cm" svg:x="20.916cm" svg:y="3.634cm" svg:viewBox="0 0 215 108" draw:points="215,0 34,73 0,108">
              <text:p/>
            </draw:polyline>
            <draw:polyline draw:style-name="gr5" draw:text-style-name="P1" draw:layer="layout" svg:width="0.111cm" svg:height="0.214cm" svg:x="19.931cm" svg:y="3.454cm" svg:viewBox="0 0 112 215" draw:points="0,0 73,181 112,215">
              <text:p/>
            </draw:polyline>
            <draw:polyline draw:style-name="gr5" draw:text-style-name="P1" draw:layer="layout" svg:width="0.218cm" svg:height="0.107cm" svg:x="20.004cm" svg:y="3.634cm" svg:viewBox="0 0 219 108" draw:points="0,0 181,73 219,108">
              <text:p/>
            </draw:polyline>
            <draw:polyline draw:style-name="gr5" draw:text-style-name="P1" draw:layer="layout" svg:width="0.214cm" svg:height="0.111cm" svg:x="19.97cm" svg:y="2.434cm" svg:viewBox="0 0 215 112" draw:points="215,0 34,73 0,112">
              <text:p/>
            </draw:polyline>
            <draw:polyline draw:style-name="gr5" draw:text-style-name="P1" draw:layer="layout" svg:width="0.106cm" svg:height="0.218cm" svg:x="19.897cm" svg:y="2.507cm" svg:viewBox="0 0 107 219" draw:points="107,0 34,181 0,219">
              <text:p/>
            </draw:polyline>
            <draw:polyline draw:style-name="gr5" draw:text-style-name="P1" draw:layer="layout" svg:width="0.799cm" svg:height="0cm" svg:x="21.716cm" svg:y="3.707cm" svg:viewBox="0 0 800 0" draw:points="0,0 761,0 800,0">
              <text:p/>
            </draw:polyline>
            <draw:polyline draw:style-name="gr5" draw:text-style-name="P1" draw:layer="layout" svg:width="0cm" svg:height="0.799cm" svg:x="22.734cm" svg:y="2.654cm" svg:viewBox="0 0 0 800" draw:points="0,800 0,34 0,0">
              <text:p/>
            </draw:polyline>
            <draw:polyline draw:style-name="gr5" draw:text-style-name="P1" draw:layer="layout" svg:width="0.799cm" svg:height="0cm" svg:x="21.677cm" svg:y="2.434cm" svg:viewBox="0 0 800 0" draw:points="800,0 39,0 0,0">
              <text:p/>
            </draw:polyline>
            <draw:polyline draw:style-name="gr5" draw:text-style-name="P1" draw:layer="layout" svg:width="0cm" svg:height="0.799cm" svg:x="21.462cm" svg:y="2.688cm" svg:viewBox="0 0 0 800" draw:points="0,0 0,766 0,800">
              <text:p/>
            </draw:polyline>
            <draw:polyline draw:style-name="gr5" draw:text-style-name="P1" draw:layer="layout" svg:width="0.111cm" svg:height="0.214cm" svg:x="22.623cm" svg:y="2.473cm" svg:viewBox="0 0 112 215" draw:points="112,215 39,34 0,0">
              <text:p/>
            </draw:polyline>
            <draw:polyline draw:style-name="gr5" draw:text-style-name="P1" draw:layer="layout" svg:width="0.218cm" svg:height="0.107cm" svg:x="22.442cm" svg:y="2.4cm" svg:viewBox="0 0 219 108" draw:points="219,108 34,34 0,0">
              <text:p/>
            </draw:polyline>
            <draw:polyline draw:style-name="gr5" draw:text-style-name="P1" draw:layer="layout" svg:width="0.111cm" svg:height="0.214cm" svg:x="22.623cm" svg:y="3.454cm" svg:viewBox="0 0 112 215" draw:points="112,0 39,181 0,215">
              <text:p/>
            </draw:polyline>
            <draw:polyline draw:style-name="gr5" draw:text-style-name="P1" draw:layer="layout" svg:width="0.218cm" svg:height="0.107cm" svg:x="22.442cm" svg:y="3.634cm" svg:viewBox="0 0 219 108" draw:points="219,0 34,73 0,108">
              <text:p/>
            </draw:polyline>
            <draw:polyline draw:style-name="gr5" draw:text-style-name="P1" draw:layer="layout" svg:width="0.106cm" svg:height="0.214cm" svg:x="21.462cm" svg:y="3.454cm" svg:viewBox="0 0 107 215" draw:points="0,0 69,181 107,215">
              <text:p/>
            </draw:polyline>
            <draw:polyline draw:style-name="gr5" draw:text-style-name="P1" draw:layer="layout" svg:width="0.218cm" svg:height="0.107cm" svg:x="21.531cm" svg:y="3.634cm" svg:viewBox="0 0 219 108" draw:points="0,0 185,73 219,108">
              <text:p/>
            </draw:polyline>
            <draw:polyline draw:style-name="gr5" draw:text-style-name="P1" draw:layer="layout" svg:width="0.218cm" svg:height="0.111cm" svg:x="21.496cm" svg:y="2.434cm" svg:viewBox="0 0 219 112" draw:points="219,0 34,73 0,112">
              <text:p/>
            </draw:polyline>
            <draw:polyline draw:style-name="gr5" draw:text-style-name="P1" draw:layer="layout" svg:width="0.106cm" svg:height="0.218cm" svg:x="21.423cm" svg:y="2.507cm" svg:viewBox="0 0 107 219" draw:points="107,0 39,181 0,219">
              <text:p/>
            </draw:polyline>
            <draw:polyline draw:style-name="gr5" draw:text-style-name="P1" draw:layer="layout" svg:width="0.799cm" svg:height="0cm" svg:x="23.242cm" svg:y="3.707cm" svg:viewBox="0 0 800 0" draw:points="0,0 765,0 800,0">
              <text:p/>
            </draw:polyline>
            <draw:polyline draw:style-name="gr5" draw:text-style-name="P1" draw:layer="layout" svg:width="0cm" svg:height="0.799cm" svg:x="24.261cm" svg:y="2.654cm" svg:viewBox="0 0 0 800" draw:points="0,800 0,34 0,0">
              <text:p/>
            </draw:polyline>
            <draw:polyline draw:style-name="gr5" draw:text-style-name="P1" draw:layer="layout" svg:width="0.799cm" svg:height="0cm" svg:x="23.207cm" svg:y="2.434cm" svg:viewBox="0 0 800 0" draw:points="800,0 34,0 0,0">
              <text:p/>
            </draw:polyline>
            <draw:polyline draw:style-name="gr5" draw:text-style-name="P1" draw:layer="layout" svg:width="0cm" svg:height="0.799cm" svg:x="22.988cm" svg:y="2.688cm" svg:viewBox="0 0 0 800" draw:points="0,0 0,766 0,800">
              <text:p/>
            </draw:polyline>
            <draw:polyline draw:style-name="gr5" draw:text-style-name="P1" draw:layer="layout" svg:width="0.106cm" svg:height="0.214cm" svg:x="24.153cm" svg:y="2.473cm" svg:viewBox="0 0 107 215" draw:points="107,215 34,34 0,0">
              <text:p/>
            </draw:polyline>
            <draw:polyline draw:style-name="gr5" draw:text-style-name="P1" draw:layer="layout" svg:width="0.218cm" svg:height="0.107cm" svg:x="23.968cm" svg:y="2.4cm" svg:viewBox="0 0 219 108" draw:points="219,108 39,34 0,0">
              <text:p/>
            </draw:polyline>
            <draw:polyline draw:style-name="gr5" draw:text-style-name="P1" draw:layer="layout" svg:width="0.106cm" svg:height="0.214cm" svg:x="24.153cm" svg:y="3.454cm" svg:viewBox="0 0 107 215" draw:points="107,0 34,181 0,215">
              <text:p/>
            </draw:polyline>
            <draw:polyline draw:style-name="gr5" draw:text-style-name="P1" draw:layer="layout" svg:width="0.218cm" svg:height="0.107cm" svg:x="23.968cm" svg:y="3.634cm" svg:viewBox="0 0 219 108" draw:points="219,0 39,73 0,108">
              <text:p/>
            </draw:polyline>
            <draw:polyline draw:style-name="gr5" draw:text-style-name="P1" draw:layer="layout" svg:width="0.106cm" svg:height="0.214cm" svg:x="22.988cm" svg:y="3.454cm" svg:viewBox="0 0 107 215" draw:points="0,0 73,181 107,215">
              <text:p/>
            </draw:polyline>
            <draw:polyline draw:style-name="gr5" draw:text-style-name="P1" draw:layer="layout" svg:width="0.218cm" svg:height="0.107cm" svg:x="23.061cm" svg:y="3.634cm" svg:viewBox="0 0 219 108" draw:points="0,0 181,73 219,108">
              <text:p/>
            </draw:polyline>
            <draw:polyline draw:style-name="gr5" draw:text-style-name="P1" draw:layer="layout" svg:width="0.218cm" svg:height="0.111cm" svg:x="23.023cm" svg:y="2.434cm" svg:viewBox="0 0 219 112" draw:points="219,0 39,73 0,112">
              <text:p/>
            </draw:polyline>
            <draw:polyline draw:style-name="gr5" draw:text-style-name="P1" draw:layer="layout" svg:width="0.111cm" svg:height="0.218cm" svg:x="22.949cm" svg:y="2.507cm" svg:viewBox="0 0 112 219" draw:points="112,0 39,181 0,219">
              <text:p/>
            </draw:polyline>
            <draw:polyline draw:style-name="gr5" draw:text-style-name="P1" draw:layer="layout" svg:width="0.764cm" svg:height="0cm" svg:x="24.768cm" svg:y="3.707cm" svg:viewBox="0 0 765 0" draw:points="0,0 731,0 765,0">
              <text:p/>
            </draw:polyline>
            <draw:polyline draw:style-name="gr5" draw:text-style-name="P1" draw:layer="layout" svg:width="0cm" svg:height="0.799cm" svg:x="25.753cm" svg:y="2.654cm" svg:viewBox="0 0 0 800" draw:points="0,800 0,34 0,0">
              <text:p/>
            </draw:polyline>
            <draw:polyline draw:style-name="gr5" draw:text-style-name="P1" draw:layer="layout" svg:width="0.764cm" svg:height="0cm" svg:x="24.734cm" svg:y="2.434cm" svg:viewBox="0 0 765 0" draw:points="765,0 34,0 0,0">
              <text:p/>
            </draw:polyline>
            <draw:polyline draw:style-name="gr5" draw:text-style-name="P1" draw:layer="layout" svg:width="0cm" svg:height="0.799cm" svg:x="24.514cm" svg:y="2.688cm" svg:viewBox="0 0 0 800" draw:points="0,0 0,766 0,800">
              <text:p/>
            </draw:polyline>
            <draw:polyline draw:style-name="gr5" draw:text-style-name="P1" draw:layer="layout" svg:width="0.111cm" svg:height="0.214cm" svg:x="25.641cm" svg:y="2.473cm" svg:viewBox="0 0 112 215" draw:points="112,215 39,34 0,0">
              <text:p/>
            </draw:polyline>
            <draw:polyline draw:style-name="gr5" draw:text-style-name="P1" draw:layer="layout" svg:width="0.218cm" svg:height="0.107cm" svg:x="25.46cm" svg:y="2.4cm" svg:viewBox="0 0 219 108" draw:points="219,108 39,34 0,0">
              <text:p/>
            </draw:polyline>
            <draw:polyline draw:style-name="gr5" draw:text-style-name="P1" draw:layer="layout" svg:width="0.111cm" svg:height="0.214cm" svg:x="25.641cm" svg:y="3.454cm" svg:viewBox="0 0 112 215" draw:points="112,0 39,181 0,215">
              <text:p/>
            </draw:polyline>
            <draw:polyline draw:style-name="gr5" draw:text-style-name="P1" draw:layer="layout" svg:width="0.218cm" svg:height="0.107cm" svg:x="25.46cm" svg:y="3.634cm" svg:viewBox="0 0 219 108" draw:points="219,0 39,73 0,108">
              <text:p/>
            </draw:polyline>
            <draw:polyline draw:style-name="gr5" draw:text-style-name="P1" draw:layer="layout" svg:width="0.111cm" svg:height="0.214cm" svg:x="24.514cm" svg:y="3.454cm" svg:viewBox="0 0 112 215" draw:points="0,0 73,181 112,215">
              <text:p/>
            </draw:polyline>
            <draw:polyline draw:style-name="gr5" draw:text-style-name="P1" draw:layer="layout" svg:width="0.218cm" svg:height="0.107cm" svg:x="24.587cm" svg:y="3.634cm" svg:viewBox="0 0 219 108" draw:points="0,0 181,73 219,108">
              <text:p/>
            </draw:polyline>
            <draw:polyline draw:style-name="gr5" draw:text-style-name="P1" draw:layer="layout" svg:width="0.214cm" svg:height="0.111cm" svg:x="24.553cm" svg:y="2.434cm" svg:viewBox="0 0 215 112" draw:points="215,0 34,73 0,112">
              <text:p/>
            </draw:polyline>
            <draw:polyline draw:style-name="gr5" draw:text-style-name="P1" draw:layer="layout" svg:width="0.106cm" svg:height="0.218cm" svg:x="24.48cm" svg:y="2.507cm" svg:viewBox="0 0 107 219" draw:points="107,0 34,181 0,219">
              <text:p/>
            </draw:polyline>
            <draw:polyline draw:style-name="gr5" draw:text-style-name="P1" draw:layer="layout" svg:width="0.799cm" svg:height="0cm" svg:x="26.26cm" svg:y="3.707cm" svg:viewBox="0 0 800 0" draw:points="0,0 765,0 800,0">
              <text:p/>
            </draw:polyline>
            <draw:polyline draw:style-name="gr5" draw:text-style-name="P1" draw:layer="layout" svg:width="0cm" svg:height="0.799cm" svg:x="27.279cm" svg:y="2.654cm" svg:viewBox="0 0 0 800" draw:points="0,800 0,34 0,0">
              <text:p/>
            </draw:polyline>
            <draw:polyline draw:style-name="gr5" draw:text-style-name="P1" draw:layer="layout" svg:width="0.799cm" svg:height="0cm" svg:x="26.225cm" svg:y="2.434cm" svg:viewBox="0 0 800 0" draw:points="800,0 34,0 0,0">
              <text:p/>
            </draw:polyline>
            <draw:polyline draw:style-name="gr5" draw:text-style-name="P1" draw:layer="layout" svg:width="0cm" svg:height="0.799cm" svg:x="26.006cm" svg:y="2.688cm" svg:viewBox="0 0 0 800" draw:points="0,0 0,766 0,800">
              <text:p/>
            </draw:polyline>
            <draw:polyline draw:style-name="gr5" draw:text-style-name="P1" draw:layer="layout" svg:width="0.106cm" svg:height="0.214cm" svg:x="27.171cm" svg:y="2.473cm" svg:viewBox="0 0 107 215" draw:points="107,215 34,34 0,0">
              <text:p/>
            </draw:polyline>
            <draw:polyline draw:style-name="gr5" draw:text-style-name="P1" draw:layer="layout" svg:width="0.218cm" svg:height="0.107cm" svg:x="26.986cm" svg:y="2.4cm" svg:viewBox="0 0 219 108" draw:points="219,108 39,34 0,0">
              <text:p/>
            </draw:polyline>
            <draw:polyline draw:style-name="gr5" draw:text-style-name="P1" draw:layer="layout" svg:width="0.106cm" svg:height="0.214cm" svg:x="27.171cm" svg:y="3.454cm" svg:viewBox="0 0 107 215" draw:points="107,0 34,181 0,215">
              <text:p/>
            </draw:polyline>
            <draw:polyline draw:style-name="gr5" draw:text-style-name="P1" draw:layer="layout" svg:width="0.218cm" svg:height="0.107cm" svg:x="26.986cm" svg:y="3.634cm" svg:viewBox="0 0 219 108" draw:points="219,0 39,73 0,108">
              <text:p/>
            </draw:polyline>
            <draw:polyline draw:style-name="gr5" draw:text-style-name="P1" draw:layer="layout" svg:width="0.106cm" svg:height="0.214cm" svg:x="26.006cm" svg:y="3.454cm" svg:viewBox="0 0 107 215" draw:points="0,0 73,181 107,215">
              <text:p/>
            </draw:polyline>
            <draw:polyline draw:style-name="gr5" draw:text-style-name="P1" draw:layer="layout" svg:width="0.218cm" svg:height="0.107cm" svg:x="26.079cm" svg:y="3.634cm" svg:viewBox="0 0 219 108" draw:points="0,0 181,73 219,108">
              <text:p/>
            </draw:polyline>
            <draw:polyline draw:style-name="gr5" draw:text-style-name="P1" draw:layer="layout" svg:width="0.218cm" svg:height="0.111cm" svg:x="26.041cm" svg:y="2.434cm" svg:viewBox="0 0 219 112" draw:points="219,0 39,73 0,112">
              <text:p/>
            </draw:polyline>
            <draw:polyline draw:style-name="gr5" draw:text-style-name="P1" draw:layer="layout" svg:width="0.106cm" svg:height="0.218cm" svg:x="25.972cm" svg:y="2.507cm" svg:viewBox="0 0 107 219" draw:points="107,0 34,181 0,219">
              <text:p/>
            </draw:polyline>
            <draw:polyline draw:style-name="gr5" draw:text-style-name="P1" draw:layer="layout" svg:width="0.799cm" svg:height="0cm" svg:x="3.422cm" svg:y="5.234cm" svg:viewBox="0 0 800 0" draw:points="0,0 761,0 800,0">
              <text:p/>
            </draw:polyline>
            <draw:polyline draw:style-name="gr5" draw:text-style-name="P1" draw:layer="layout" svg:width="0cm" svg:height="0.795cm" svg:x="4.437cm" svg:y="4.18cm" svg:viewBox="0 0 0 796" draw:points="0,796 0,34 0,0">
              <text:p/>
            </draw:polyline>
            <draw:polyline draw:style-name="gr5" draw:text-style-name="P1" draw:layer="layout" svg:width="0.799cm" svg:height="0cm" svg:x="3.383cm" svg:y="3.961cm" svg:viewBox="0 0 800 0" draw:points="800,0 39,0 0,0">
              <text:p/>
            </draw:polyline>
            <draw:polyline draw:style-name="gr5" draw:text-style-name="P1" draw:layer="layout" svg:width="0cm" svg:height="0.799cm" svg:x="3.164cm" svg:y="4.215cm" svg:viewBox="0 0 0 800" draw:points="0,0 0,761 0,800">
              <text:p/>
            </draw:polyline>
            <draw:polyline draw:style-name="gr5" draw:text-style-name="P1" draw:layer="layout" svg:width="0.106cm" svg:height="0.218cm" svg:x="4.329cm" svg:y="3.995cm" svg:viewBox="0 0 107 219" draw:points="107,219 39,39 0,0">
              <text:p/>
            </draw:polyline>
            <draw:polyline draw:style-name="gr5" draw:text-style-name="P1" draw:layer="layout" svg:width="0.218cm" svg:height="0.107cm" svg:x="4.148cm" svg:y="3.927cm" svg:viewBox="0 0 219 108" draw:points="219,108 34,34 0,0">
              <text:p/>
            </draw:polyline>
            <draw:polyline draw:style-name="gr5" draw:text-style-name="P1" draw:layer="layout" svg:width="0.106cm" svg:height="0.218cm" svg:x="4.329cm" svg:y="4.976cm" svg:viewBox="0 0 107 219" draw:points="107,0 39,185 0,219">
              <text:p/>
            </draw:polyline>
            <draw:polyline draw:style-name="gr5" draw:text-style-name="P1" draw:layer="layout" svg:width="0.218cm" svg:height="0.107cm" svg:x="4.148cm" svg:y="5.161cm" svg:viewBox="0 0 219 108" draw:points="219,0 34,73 0,108">
              <text:p/>
            </draw:polyline>
            <draw:polyline draw:style-name="gr5" draw:text-style-name="P1" draw:layer="layout" svg:width="0.145cm" svg:height="0.218cm" svg:x="3.164cm" svg:y="4.976cm" svg:viewBox="0 0 146 219" draw:points="0,0 112,185 146,219">
              <text:p/>
            </draw:polyline>
            <draw:polyline draw:style-name="gr5" draw:text-style-name="P1" draw:layer="layout" svg:width="0.18cm" svg:height="0.107cm" svg:x="3.276cm" svg:y="5.161cm" svg:viewBox="0 0 181 108" draw:points="0,0 146,73 181,108">
              <text:p/>
            </draw:polyline>
            <draw:polyline draw:style-name="gr5" draw:text-style-name="P1" draw:layer="layout" svg:width="0.184cm" svg:height="0.107cm" svg:x="3.237cm" svg:y="3.961cm" svg:viewBox="0 0 185 108" draw:points="185,0 39,73 0,108">
              <text:p/>
            </draw:polyline>
            <draw:polyline draw:style-name="gr5" draw:text-style-name="P1" draw:layer="layout" svg:width="0.145cm" svg:height="0.218cm" svg:x="3.13cm" svg:y="4.034cm" svg:viewBox="0 0 146 219" draw:points="146,0 34,181 0,219">
              <text:p/>
            </draw:polyline>
            <draw:polyline draw:style-name="gr5" draw:text-style-name="P1" draw:layer="layout" svg:width="0.799cm" svg:height="0cm" svg:x="4.948cm" svg:y="5.234cm" svg:viewBox="0 0 800 0" draw:points="0,0 765,0 800,0">
              <text:p/>
            </draw:polyline>
            <draw:polyline draw:style-name="gr5" draw:text-style-name="P1" draw:layer="layout" svg:width="0cm" svg:height="0.795cm" svg:x="5.967cm" svg:y="4.18cm" svg:viewBox="0 0 0 796" draw:points="0,796 0,34 0,0">
              <text:p/>
            </draw:polyline>
            <draw:polyline draw:style-name="gr5" draw:text-style-name="P1" draw:layer="layout" svg:width="0.803cm" svg:height="0cm" svg:x="4.909cm" svg:y="3.961cm" svg:viewBox="0 0 804 0" draw:points="804,0 39,0 0,0">
              <text:p/>
            </draw:polyline>
            <draw:polyline draw:style-name="gr5" draw:text-style-name="P1" draw:layer="layout" svg:width="0cm" svg:height="0.799cm" svg:x="4.695cm" svg:y="4.215cm" svg:viewBox="0 0 0 800" draw:points="0,0 0,761 0,800">
              <text:p/>
            </draw:polyline>
            <draw:polyline draw:style-name="gr5" draw:text-style-name="P1" draw:layer="layout" svg:width="0.111cm" svg:height="0.218cm" svg:x="5.855cm" svg:y="3.995cm" svg:viewBox="0 0 112 219" draw:points="112,219 39,39 0,0">
              <text:p/>
            </draw:polyline>
            <draw:polyline draw:style-name="gr5" draw:text-style-name="P1" draw:layer="layout" svg:width="0.218cm" svg:height="0.107cm" svg:x="5.675cm" svg:y="3.927cm" svg:viewBox="0 0 219 108" draw:points="219,108 39,34 0,0">
              <text:p/>
            </draw:polyline>
            <draw:polyline draw:style-name="gr5" draw:text-style-name="P1" draw:layer="layout" svg:width="0.111cm" svg:height="0.218cm" svg:x="5.855cm" svg:y="4.976cm" svg:viewBox="0 0 112 219" draw:points="112,0 39,185 0,219">
              <text:p/>
            </draw:polyline>
            <draw:polyline draw:style-name="gr5" draw:text-style-name="P1" draw:layer="layout" svg:width="0.218cm" svg:height="0.107cm" svg:x="5.675cm" svg:y="5.161cm" svg:viewBox="0 0 219 108" draw:points="219,0 39,73 0,108">
              <text:p/>
            </draw:polyline>
            <draw:polyline draw:style-name="gr5" draw:text-style-name="P1" draw:layer="layout" svg:width="0.106cm" svg:height="0.218cm" svg:x="4.695cm" svg:y="4.976cm" svg:viewBox="0 0 107 219" draw:points="0,0 73,185 107,219">
              <text:p/>
            </draw:polyline>
            <draw:polyline draw:style-name="gr5" draw:text-style-name="P1" draw:layer="layout" svg:width="0.214cm" svg:height="0.107cm" svg:x="4.768cm" svg:y="5.161cm" svg:viewBox="0 0 215 108" draw:points="0,0 181,73 215,108">
              <text:p/>
            </draw:polyline>
            <draw:polyline draw:style-name="gr5" draw:text-style-name="P1" draw:layer="layout" svg:width="0.218cm" svg:height="0.107cm" svg:x="4.729cm" svg:y="3.961cm" svg:viewBox="0 0 219 108" draw:points="219,0 39,73 0,108">
              <text:p/>
            </draw:polyline>
            <draw:polyline draw:style-name="gr5" draw:text-style-name="P1" draw:layer="layout" svg:width="0.111cm" svg:height="0.218cm" svg:x="4.656cm" svg:y="4.034cm" svg:viewBox="0 0 112 219" draw:points="112,0 39,181 0,219">
              <text:p/>
            </draw:polyline>
            <draw:polyline draw:style-name="gr5" draw:text-style-name="P1" draw:layer="layout" svg:width="0.799cm" svg:height="0cm" svg:x="6.474cm" svg:y="5.234cm" svg:viewBox="0 0 800 0" draw:points="0,0 765,0 800,0">
              <text:p/>
            </draw:polyline>
            <draw:polyline draw:style-name="gr5" draw:text-style-name="P1" draw:layer="layout" svg:width="0cm" svg:height="0.795cm" svg:x="7.493cm" svg:y="4.18cm" svg:viewBox="0 0 0 796" draw:points="0,796 0,34 0,0">
              <text:p/>
            </draw:polyline>
            <draw:polyline draw:style-name="gr5" draw:text-style-name="P1" draw:layer="layout" svg:width="0.799cm" svg:height="0cm" svg:x="6.44cm" svg:y="3.961cm" svg:viewBox="0 0 800 0" draw:points="800,0 34,0 0,0">
              <text:p/>
            </draw:polyline>
            <draw:polyline draw:style-name="gr5" draw:text-style-name="P1" draw:layer="layout" svg:width="0cm" svg:height="0.799cm" svg:x="6.221cm" svg:y="4.215cm" svg:viewBox="0 0 0 800" draw:points="0,0 0,761 0,800">
              <text:p/>
            </draw:polyline>
            <draw:polyline draw:style-name="gr5" draw:text-style-name="P1" draw:layer="layout" svg:width="0.106cm" svg:height="0.218cm" svg:x="7.386cm" svg:y="3.995cm" svg:viewBox="0 0 107 219" draw:points="107,219 34,39 0,0">
              <text:p/>
            </draw:polyline>
            <draw:polyline draw:style-name="gr5" draw:text-style-name="P1" draw:layer="layout" svg:width="0.218cm" svg:height="0.107cm" svg:x="7.201cm" svg:y="3.927cm" svg:viewBox="0 0 219 108" draw:points="219,108 39,34 0,0">
              <text:p/>
            </draw:polyline>
            <draw:polyline draw:style-name="gr5" draw:text-style-name="P1" draw:layer="layout" svg:width="0.106cm" svg:height="0.218cm" svg:x="7.386cm" svg:y="4.976cm" svg:viewBox="0 0 107 219" draw:points="107,0 34,185 0,219">
              <text:p/>
            </draw:polyline>
            <draw:polyline draw:style-name="gr5" draw:text-style-name="P1" draw:layer="layout" svg:width="0.218cm" svg:height="0.107cm" svg:x="7.201cm" svg:y="5.161cm" svg:viewBox="0 0 219 108" draw:points="219,0 39,73 0,108">
              <text:p/>
            </draw:polyline>
            <draw:polyline draw:style-name="gr5" draw:text-style-name="P1" draw:layer="layout" svg:width="0.106cm" svg:height="0.218cm" svg:x="6.221cm" svg:y="4.976cm" svg:viewBox="0 0 107 219" draw:points="0,0 73,185 107,219">
              <text:p/>
            </draw:polyline>
            <draw:polyline draw:style-name="gr5" draw:text-style-name="P1" draw:layer="layout" svg:width="0.218cm" svg:height="0.107cm" svg:x="6.294cm" svg:y="5.161cm" svg:viewBox="0 0 219 108" draw:points="0,0 181,73 219,108">
              <text:p/>
            </draw:polyline>
            <draw:polyline draw:style-name="gr5" draw:text-style-name="P1" draw:layer="layout" svg:width="0.218cm" svg:height="0.107cm" svg:x="6.255cm" svg:y="3.961cm" svg:viewBox="0 0 219 108" draw:points="219,0 39,73 0,108">
              <text:p/>
            </draw:polyline>
            <draw:polyline draw:style-name="gr5" draw:text-style-name="P1" draw:layer="layout" svg:width="0.106cm" svg:height="0.218cm" svg:x="6.186cm" svg:y="4.034cm" svg:viewBox="0 0 107 219" draw:points="107,0 34,181 0,219">
              <text:p/>
            </draw:polyline>
            <draw:polyline draw:style-name="gr5" draw:text-style-name="P1" draw:layer="layout" svg:width="0.799cm" svg:height="0cm" svg:x="8.005cm" svg:y="5.234cm" svg:viewBox="0 0 800 0" draw:points="0,0 761,0 800,0">
              <text:p/>
            </draw:polyline>
            <draw:polyline draw:style-name="gr5" draw:text-style-name="P1" draw:layer="layout" svg:width="0cm" svg:height="0.795cm" svg:x="9.02cm" svg:y="4.18cm" svg:viewBox="0 0 0 796" draw:points="0,796 0,34 0,0">
              <text:p/>
            </draw:polyline>
            <draw:polyline draw:style-name="gr5" draw:text-style-name="P1" draw:layer="layout" svg:width="0.799cm" svg:height="0cm" svg:x="7.966cm" svg:y="3.961cm" svg:viewBox="0 0 800 0" draw:points="800,0 39,0 0,0">
              <text:p/>
            </draw:polyline>
            <draw:polyline draw:style-name="gr5" draw:text-style-name="P1" draw:layer="layout" svg:width="0cm" svg:height="0.799cm" svg:x="7.747cm" svg:y="4.215cm" svg:viewBox="0 0 0 800" draw:points="0,0 0,761 0,800">
              <text:p/>
            </draw:polyline>
            <draw:polyline draw:style-name="gr5" draw:text-style-name="P1" draw:layer="layout" svg:width="0.106cm" svg:height="0.218cm" svg:x="8.912cm" svg:y="3.995cm" svg:viewBox="0 0 107 219" draw:points="107,219 34,39 0,0">
              <text:p/>
            </draw:polyline>
            <draw:polyline draw:style-name="gr5" draw:text-style-name="P1" draw:layer="layout" svg:width="0.214cm" svg:height="0.107cm" svg:x="8.732cm" svg:y="3.927cm" svg:viewBox="0 0 215 108" draw:points="215,108 34,34 0,0">
              <text:p/>
            </draw:polyline>
            <draw:polyline draw:style-name="gr5" draw:text-style-name="P1" draw:layer="layout" svg:width="0.106cm" svg:height="0.218cm" svg:x="8.912cm" svg:y="4.976cm" svg:viewBox="0 0 107 219" draw:points="107,0 34,185 0,219">
              <text:p/>
            </draw:polyline>
            <draw:polyline draw:style-name="gr5" draw:text-style-name="P1" draw:layer="layout" svg:width="0.214cm" svg:height="0.107cm" svg:x="8.732cm" svg:y="5.161cm" svg:viewBox="0 0 215 108" draw:points="215,0 34,73 0,108">
              <text:p/>
            </draw:polyline>
            <draw:polyline draw:style-name="gr5" draw:text-style-name="P1" draw:layer="layout" svg:width="0.111cm" svg:height="0.218cm" svg:x="7.747cm" svg:y="4.976cm" svg:viewBox="0 0 112 219" draw:points="0,0 73,185 112,219">
              <text:p/>
            </draw:polyline>
            <draw:polyline draw:style-name="gr5" draw:text-style-name="P1" draw:layer="layout" svg:width="0.218cm" svg:height="0.107cm" svg:x="7.82cm" svg:y="5.161cm" svg:viewBox="0 0 219 108" draw:points="0,0 185,73 219,108">
              <text:p/>
            </draw:polyline>
            <draw:polyline draw:style-name="gr5" draw:text-style-name="P1" draw:layer="layout" svg:width="0.218cm" svg:height="0.107cm" svg:x="7.786cm" svg:y="3.961cm" svg:viewBox="0 0 219 108" draw:points="219,0 34,73 0,108">
              <text:p/>
            </draw:polyline>
            <draw:polyline draw:style-name="gr5" draw:text-style-name="P1" draw:layer="layout" svg:width="0.106cm" svg:height="0.218cm" svg:x="7.713cm" svg:y="4.034cm" svg:viewBox="0 0 107 219" draw:points="107,0 34,181 0,219">
              <text:p/>
            </draw:polyline>
            <draw:polyline draw:style-name="gr5" draw:text-style-name="P1" draw:layer="layout" svg:width="0.799cm" svg:height="0cm" svg:x="9.531cm" svg:y="5.234cm" svg:viewBox="0 0 800 0" draw:points="0,0 761,0 800,0">
              <text:p/>
            </draw:polyline>
            <draw:polyline draw:style-name="gr5" draw:text-style-name="P1" draw:layer="layout" svg:width="0cm" svg:height="0.795cm" svg:x="10.55cm" svg:y="4.18cm" svg:viewBox="0 0 0 796" draw:points="0,796 0,34 0,0">
              <text:p/>
            </draw:polyline>
            <draw:polyline draw:style-name="gr5" draw:text-style-name="P1" draw:layer="layout" svg:width="0.799cm" svg:height="0cm" svg:x="9.493cm" svg:y="3.961cm" svg:viewBox="0 0 800 0" draw:points="800,0 39,0 0,0">
              <text:p/>
            </draw:polyline>
            <draw:polyline draw:style-name="gr5" draw:text-style-name="P1" draw:layer="layout" svg:width="0cm" svg:height="0.799cm" svg:x="9.278cm" svg:y="4.215cm" svg:viewBox="0 0 0 800" draw:points="0,0 0,761 0,800">
              <text:p/>
            </draw:polyline>
            <draw:polyline draw:style-name="gr5" draw:text-style-name="P1" draw:layer="layout" svg:width="0.111cm" svg:height="0.218cm" svg:x="10.438cm" svg:y="3.995cm" svg:viewBox="0 0 112 219" draw:points="112,219 39,39 0,0">
              <text:p/>
            </draw:polyline>
            <draw:polyline draw:style-name="gr5" draw:text-style-name="P1" draw:layer="layout" svg:width="0.218cm" svg:height="0.107cm" svg:x="10.258cm" svg:y="3.927cm" svg:viewBox="0 0 219 108" draw:points="219,108 34,34 0,0">
              <text:p/>
            </draw:polyline>
            <draw:polyline draw:style-name="gr5" draw:text-style-name="P1" draw:layer="layout" svg:width="0.111cm" svg:height="0.218cm" svg:x="10.438cm" svg:y="4.976cm" svg:viewBox="0 0 112 219" draw:points="112,0 39,185 0,219">
              <text:p/>
            </draw:polyline>
            <draw:polyline draw:style-name="gr5" draw:text-style-name="P1" draw:layer="layout" svg:width="0.218cm" svg:height="0.107cm" svg:x="10.258cm" svg:y="5.161cm" svg:viewBox="0 0 219 108" draw:points="219,0 34,73 0,108">
              <text:p/>
            </draw:polyline>
            <draw:polyline draw:style-name="gr5" draw:text-style-name="P1" draw:layer="layout" svg:width="0.106cm" svg:height="0.218cm" svg:x="9.278cm" svg:y="4.976cm" svg:viewBox="0 0 107 219" draw:points="0,0 73,185 107,219">
              <text:p/>
            </draw:polyline>
            <draw:polyline draw:style-name="gr5" draw:text-style-name="P1" draw:layer="layout" svg:width="0.214cm" svg:height="0.107cm" svg:x="9.351cm" svg:y="5.161cm" svg:viewBox="0 0 215 108" draw:points="0,0 181,73 215,108">
              <text:p/>
            </draw:polyline>
            <draw:polyline draw:style-name="gr5" draw:text-style-name="P1" draw:layer="layout" svg:width="0.218cm" svg:height="0.107cm" svg:x="9.312cm" svg:y="3.961cm" svg:viewBox="0 0 219 108" draw:points="219,0 39,73 0,108">
              <text:p/>
            </draw:polyline>
            <draw:polyline draw:style-name="gr5" draw:text-style-name="P1" draw:layer="layout" svg:width="0.111cm" svg:height="0.218cm" svg:x="9.239cm" svg:y="4.034cm" svg:viewBox="0 0 112 219" draw:points="112,0 39,181 0,219">
              <text:p/>
            </draw:polyline>
            <draw:polyline draw:style-name="gr5" draw:text-style-name="P1" draw:layer="layout" svg:width="0.799cm" svg:height="0cm" svg:x="11.057cm" svg:y="5.234cm" svg:viewBox="0 0 800 0" draw:points="0,0 765,0 800,0">
              <text:p/>
            </draw:polyline>
            <draw:polyline draw:style-name="gr5" draw:text-style-name="P1" draw:layer="layout" svg:width="0cm" svg:height="0.795cm" svg:x="12.076cm" svg:y="4.18cm" svg:viewBox="0 0 0 796" draw:points="0,796 0,34 0,0">
              <text:p/>
            </draw:polyline>
            <draw:polyline draw:style-name="gr5" draw:text-style-name="P1" draw:layer="layout" svg:width="0.799cm" svg:height="0cm" svg:x="11.023cm" svg:y="3.961cm" svg:viewBox="0 0 800 0" draw:points="800,0 34,0 0,0">
              <text:p/>
            </draw:polyline>
            <draw:polyline draw:style-name="gr5" draw:text-style-name="P1" draw:layer="layout" svg:width="0cm" svg:height="0.799cm" svg:x="10.804cm" svg:y="4.215cm" svg:viewBox="0 0 0 800" draw:points="0,0 0,761 0,800">
              <text:p/>
            </draw:polyline>
            <draw:polyline draw:style-name="gr5" draw:text-style-name="P1" draw:layer="layout" svg:width="0.106cm" svg:height="0.218cm" svg:x="11.969cm" svg:y="3.995cm" svg:viewBox="0 0 107 219" draw:points="107,219 34,39 0,0">
              <text:p/>
            </draw:polyline>
            <draw:polyline draw:style-name="gr5" draw:text-style-name="P1" draw:layer="layout" svg:width="0.218cm" svg:height="0.107cm" svg:x="11.784cm" svg:y="3.927cm" svg:viewBox="0 0 219 108" draw:points="219,108 39,34 0,0">
              <text:p/>
            </draw:polyline>
            <draw:polyline draw:style-name="gr5" draw:text-style-name="P1" draw:layer="layout" svg:width="0.106cm" svg:height="0.218cm" svg:x="11.969cm" svg:y="4.976cm" svg:viewBox="0 0 107 219" draw:points="107,0 34,185 0,219">
              <text:p/>
            </draw:polyline>
            <draw:polyline draw:style-name="gr5" draw:text-style-name="P1" draw:layer="layout" svg:width="0.218cm" svg:height="0.107cm" svg:x="11.784cm" svg:y="5.161cm" svg:viewBox="0 0 219 108" draw:points="219,0 39,73 0,108">
              <text:p/>
            </draw:polyline>
            <draw:polyline draw:style-name="gr5" draw:text-style-name="P1" draw:layer="layout" svg:width="0.106cm" svg:height="0.218cm" svg:x="10.804cm" svg:y="4.976cm" svg:viewBox="0 0 107 219" draw:points="0,0 73,185 107,219">
              <text:p/>
            </draw:polyline>
            <draw:polyline draw:style-name="gr5" draw:text-style-name="P1" draw:layer="layout" svg:width="0.218cm" svg:height="0.107cm" svg:x="10.877cm" svg:y="5.161cm" svg:viewBox="0 0 219 108" draw:points="0,0 181,73 219,108">
              <text:p/>
            </draw:polyline>
            <draw:polyline draw:style-name="gr5" draw:text-style-name="P1" draw:layer="layout" svg:width="0.218cm" svg:height="0.107cm" svg:x="10.838cm" svg:y="3.961cm" svg:viewBox="0 0 219 108" draw:points="219,0 39,73 0,108">
              <text:p/>
            </draw:polyline>
            <draw:polyline draw:style-name="gr5" draw:text-style-name="P1" draw:layer="layout" svg:width="0.111cm" svg:height="0.218cm" svg:x="10.765cm" svg:y="4.034cm" svg:viewBox="0 0 112 219" draw:points="112,0 39,181 0,219">
              <text:p/>
            </draw:polyline>
            <draw:polyline draw:style-name="gr5" draw:text-style-name="P1" draw:layer="layout" svg:width="0.803cm" svg:height="0cm" svg:x="12.584cm" svg:y="5.234cm" svg:viewBox="0 0 804 0" draw:points="0,0 765,0 804,0">
              <text:p/>
            </draw:polyline>
            <draw:polyline draw:style-name="gr5" draw:text-style-name="P1" draw:layer="layout" svg:width="0cm" svg:height="0.795cm" svg:x="13.603cm" svg:y="4.18cm" svg:viewBox="0 0 0 796" draw:points="0,796 0,34 0,0">
              <text:p/>
            </draw:polyline>
            <draw:polyline draw:style-name="gr5" draw:text-style-name="P1" draw:layer="layout" svg:width="0.799cm" svg:height="0cm" svg:x="12.549cm" svg:y="3.961cm" svg:viewBox="0 0 800 0" draw:points="800,0 34,0 0,0">
              <text:p/>
            </draw:polyline>
            <draw:polyline draw:style-name="gr5" draw:text-style-name="P1" draw:layer="layout" svg:width="0cm" svg:height="0.799cm" svg:x="12.33cm" svg:y="4.215cm" svg:viewBox="0 0 0 800" draw:points="0,0 0,761 0,800">
              <text:p/>
            </draw:polyline>
            <draw:polyline draw:style-name="gr5" draw:text-style-name="P1" draw:layer="layout" svg:width="0.106cm" svg:height="0.218cm" svg:x="13.495cm" svg:y="3.995cm" svg:viewBox="0 0 107 219" draw:points="107,219 34,39 0,0">
              <text:p/>
            </draw:polyline>
            <draw:polyline draw:style-name="gr5" draw:text-style-name="P1" draw:layer="layout" svg:width="0.214cm" svg:height="0.107cm" svg:x="13.315cm" svg:y="3.927cm" svg:viewBox="0 0 215 108" draw:points="215,108 34,34 0,0">
              <text:p/>
            </draw:polyline>
            <draw:polyline draw:style-name="gr5" draw:text-style-name="P1" draw:layer="layout" svg:width="0.106cm" svg:height="0.218cm" svg:x="13.495cm" svg:y="4.976cm" svg:viewBox="0 0 107 219" draw:points="107,0 34,185 0,219">
              <text:p/>
            </draw:polyline>
            <draw:polyline draw:style-name="gr5" draw:text-style-name="P1" draw:layer="layout" svg:width="0.214cm" svg:height="0.107cm" svg:x="13.315cm" svg:y="5.161cm" svg:viewBox="0 0 215 108" draw:points="215,0 34,73 0,108">
              <text:p/>
            </draw:polyline>
            <draw:polyline draw:style-name="gr5" draw:text-style-name="P1" draw:layer="layout" svg:width="0.111cm" svg:height="0.218cm" svg:x="12.33cm" svg:y="4.976cm" svg:viewBox="0 0 112 219" draw:points="0,0 73,185 112,219">
              <text:p/>
            </draw:polyline>
            <draw:polyline draw:style-name="gr5" draw:text-style-name="P1" draw:layer="layout" svg:width="0.218cm" svg:height="0.107cm" svg:x="12.403cm" svg:y="5.161cm" svg:viewBox="0 0 219 108" draw:points="0,0 181,73 219,108">
              <text:p/>
            </draw:polyline>
            <draw:polyline draw:style-name="gr5" draw:text-style-name="P1" draw:layer="layout" svg:width="0.214cm" svg:height="0.107cm" svg:x="12.369cm" svg:y="3.961cm" svg:viewBox="0 0 215 108" draw:points="215,0 34,73 0,108">
              <text:p/>
            </draw:polyline>
            <draw:polyline draw:style-name="gr5" draw:text-style-name="P1" draw:layer="layout" svg:width="0.106cm" svg:height="0.218cm" svg:x="12.296cm" svg:y="4.034cm" svg:viewBox="0 0 107 219" draw:points="107,0 34,181 0,219">
              <text:p/>
            </draw:polyline>
            <draw:polyline draw:style-name="gr5" draw:text-style-name="P1" draw:layer="layout" svg:width="0.76cm" svg:height="0cm" svg:x="14.114cm" svg:y="5.234cm" svg:viewBox="0 0 761 0" draw:points="0,0 727,0 761,0">
              <text:p/>
            </draw:polyline>
            <draw:polyline draw:style-name="gr5" draw:text-style-name="P1" draw:layer="layout" svg:width="0cm" svg:height="0.795cm" svg:x="15.095cm" svg:y="4.18cm" svg:viewBox="0 0 0 796" draw:points="0,796 0,34 0,0">
              <text:p/>
            </draw:polyline>
            <draw:polyline draw:style-name="gr5" draw:text-style-name="P1" draw:layer="layout" svg:width="0.764cm" svg:height="0cm" svg:x="14.076cm" svg:y="3.961cm" svg:viewBox="0 0 765 0" draw:points="765,0 39,0 0,0">
              <text:p/>
            </draw:polyline>
            <draw:polyline draw:style-name="gr5" draw:text-style-name="P1" draw:layer="layout" svg:width="0cm" svg:height="0.799cm" svg:x="13.861cm" svg:y="4.215cm" svg:viewBox="0 0 0 800" draw:points="0,0 0,761 0,800">
              <text:p/>
            </draw:polyline>
            <draw:polyline draw:style-name="gr5" draw:text-style-name="P1" draw:layer="layout" svg:width="0.106cm" svg:height="0.218cm" svg:x="14.987cm" svg:y="3.995cm" svg:viewBox="0 0 107 219" draw:points="107,219 34,39 0,0">
              <text:p/>
            </draw:polyline>
            <draw:polyline draw:style-name="gr5" draw:text-style-name="P1" draw:layer="layout" svg:width="0.218cm" svg:height="0.107cm" svg:x="14.802cm" svg:y="3.927cm" svg:viewBox="0 0 219 108" draw:points="219,108 39,34 0,0">
              <text:p/>
            </draw:polyline>
            <draw:polyline draw:style-name="gr5" draw:text-style-name="P1" draw:layer="layout" svg:width="0.106cm" svg:height="0.218cm" svg:x="14.987cm" svg:y="4.976cm" svg:viewBox="0 0 107 219" draw:points="107,0 34,185 0,219">
              <text:p/>
            </draw:polyline>
            <draw:polyline draw:style-name="gr5" draw:text-style-name="P1" draw:layer="layout" svg:width="0.218cm" svg:height="0.107cm" svg:x="14.802cm" svg:y="5.161cm" svg:viewBox="0 0 219 108" draw:points="219,0 39,73 0,108">
              <text:p/>
            </draw:polyline>
            <draw:polyline draw:style-name="gr5" draw:text-style-name="P1" draw:layer="layout" svg:width="0.106cm" svg:height="0.218cm" svg:x="13.861cm" svg:y="4.976cm" svg:viewBox="0 0 107 219" draw:points="0,0 69,185 107,219">
              <text:p/>
            </draw:polyline>
            <draw:polyline draw:style-name="gr5" draw:text-style-name="P1" draw:layer="layout" svg:width="0.218cm" svg:height="0.107cm" svg:x="13.929cm" svg:y="5.161cm" svg:viewBox="0 0 219 108" draw:points="0,0 185,73 219,108">
              <text:p/>
            </draw:polyline>
            <draw:polyline draw:style-name="gr5" draw:text-style-name="P1" draw:layer="layout" svg:width="0.218cm" svg:height="0.107cm" svg:x="13.895cm" svg:y="3.961cm" svg:viewBox="0 0 219 108" draw:points="219,0 34,73 0,108">
              <text:p/>
            </draw:polyline>
            <draw:polyline draw:style-name="gr5" draw:text-style-name="P1" draw:layer="layout" svg:width="0.106cm" svg:height="0.218cm" svg:x="13.822cm" svg:y="4.034cm" svg:viewBox="0 0 107 219" draw:points="107,0 39,181 0,219">
              <text:p/>
            </draw:polyline>
            <draw:polyline draw:style-name="gr5" draw:text-style-name="P1" draw:layer="layout" svg:width="0.799cm" svg:height="0cm" svg:x="15.606cm" svg:y="5.234cm" svg:viewBox="0 0 800 0" draw:points="0,0 761,0 800,0">
              <text:p/>
            </draw:polyline>
            <draw:polyline draw:style-name="gr5" draw:text-style-name="P1" draw:layer="layout" svg:width="0cm" svg:height="0.795cm" svg:x="16.621cm" svg:y="4.18cm" svg:viewBox="0 0 0 796" draw:points="0,796 0,34 0,0">
              <text:p/>
            </draw:polyline>
            <draw:polyline draw:style-name="gr5" draw:text-style-name="P1" draw:layer="layout" svg:width="0.799cm" svg:height="0cm" svg:x="15.567cm" svg:y="3.961cm" svg:viewBox="0 0 800 0" draw:points="800,0 39,0 0,0">
              <text:p/>
            </draw:polyline>
            <draw:polyline draw:style-name="gr5" draw:text-style-name="P1" draw:layer="layout" svg:width="0cm" svg:height="0.799cm" svg:x="15.348cm" svg:y="4.215cm" svg:viewBox="0 0 0 800" draw:points="0,0 0,761 0,800">
              <text:p/>
            </draw:polyline>
            <draw:polyline draw:style-name="gr5" draw:text-style-name="P1" draw:layer="layout" svg:width="0.106cm" svg:height="0.218cm" svg:x="16.513cm" svg:y="3.995cm" svg:viewBox="0 0 107 219" draw:points="107,219 39,39 0,0">
              <text:p/>
            </draw:polyline>
            <draw:polyline draw:style-name="gr5" draw:text-style-name="P1" draw:layer="layout" svg:width="0.218cm" svg:height="0.107cm" svg:x="16.333cm" svg:y="3.927cm" svg:viewBox="0 0 219 108" draw:points="219,108 34,34 0,0">
              <text:p/>
            </draw:polyline>
            <draw:polyline draw:style-name="gr5" draw:text-style-name="P1" draw:layer="layout" svg:width="0.106cm" svg:height="0.218cm" svg:x="16.513cm" svg:y="4.976cm" svg:viewBox="0 0 107 219" draw:points="107,0 39,185 0,219">
              <text:p/>
            </draw:polyline>
            <draw:polyline draw:style-name="gr5" draw:text-style-name="P1" draw:layer="layout" svg:width="0.218cm" svg:height="0.107cm" svg:x="16.333cm" svg:y="5.161cm" svg:viewBox="0 0 219 108" draw:points="219,0 34,73 0,108">
              <text:p/>
            </draw:polyline>
            <draw:polyline draw:style-name="gr5" draw:text-style-name="P1" draw:layer="layout" svg:width="0.111cm" svg:height="0.218cm" svg:x="15.348cm" svg:y="4.976cm" svg:viewBox="0 0 112 219" draw:points="0,0 73,185 112,219">
              <text:p/>
            </draw:polyline>
            <draw:polyline draw:style-name="gr5" draw:text-style-name="P1" draw:layer="layout" svg:width="0.218cm" svg:height="0.107cm" svg:x="15.421cm" svg:y="5.161cm" svg:viewBox="0 0 219 108" draw:points="0,0 185,73 219,108">
              <text:p/>
            </draw:polyline>
            <draw:polyline draw:style-name="gr5" draw:text-style-name="P1" draw:layer="layout" svg:width="0.218cm" svg:height="0.107cm" svg:x="15.387cm" svg:y="3.961cm" svg:viewBox="0 0 219 108" draw:points="219,0 34,73 0,108">
              <text:p/>
            </draw:polyline>
            <draw:polyline draw:style-name="gr5" draw:text-style-name="P1" draw:layer="layout" svg:width="0.106cm" svg:height="0.218cm" svg:x="15.314cm" svg:y="4.034cm" svg:viewBox="0 0 107 219" draw:points="107,0 34,181 0,219">
              <text:p/>
            </draw:polyline>
            <draw:polyline draw:style-name="gr5" draw:text-style-name="P1" draw:layer="layout" svg:width="0.799cm" svg:height="0cm" svg:x="17.132cm" svg:y="5.234cm" svg:viewBox="0 0 800 0" draw:points="0,0 765,0 800,0">
              <text:p/>
            </draw:polyline>
            <draw:polyline draw:style-name="gr5" draw:text-style-name="P1" draw:layer="layout" svg:width="0cm" svg:height="0.795cm" svg:x="18.151cm" svg:y="4.18cm" svg:viewBox="0 0 0 796" draw:points="0,796 0,34 0,0">
              <text:p/>
            </draw:polyline>
            <draw:polyline draw:style-name="gr5" draw:text-style-name="P1" draw:layer="layout" svg:width="0.803cm" svg:height="0cm" svg:x="17.094cm" svg:y="3.961cm" svg:viewBox="0 0 804 0" draw:points="804,0 39,0 0,0">
              <text:p/>
            </draw:polyline>
            <draw:polyline draw:style-name="gr5" draw:text-style-name="P1" draw:layer="layout" svg:width="0cm" svg:height="0.799cm" svg:x="16.879cm" svg:y="4.215cm" svg:viewBox="0 0 0 800" draw:points="0,0 0,761 0,800">
              <text:p/>
            </draw:polyline>
            <draw:polyline draw:style-name="gr5" draw:text-style-name="P1" draw:layer="layout" svg:width="0.111cm" svg:height="0.218cm" svg:x="18.04cm" svg:y="3.995cm" svg:viewBox="0 0 112 219" draw:points="112,219 39,39 0,0">
              <text:p/>
            </draw:polyline>
            <draw:polyline draw:style-name="gr5" draw:text-style-name="P1" draw:layer="layout" svg:width="0.218cm" svg:height="0.107cm" svg:x="17.859cm" svg:y="3.927cm" svg:viewBox="0 0 219 108" draw:points="219,108 39,34 0,0">
              <text:p/>
            </draw:polyline>
            <draw:polyline draw:style-name="gr5" draw:text-style-name="P1" draw:layer="layout" svg:width="0.111cm" svg:height="0.218cm" svg:x="18.04cm" svg:y="4.976cm" svg:viewBox="0 0 112 219" draw:points="112,0 39,185 0,219">
              <text:p/>
            </draw:polyline>
            <draw:polyline draw:style-name="gr5" draw:text-style-name="P1" draw:layer="layout" svg:width="0.218cm" svg:height="0.107cm" svg:x="17.859cm" svg:y="5.161cm" svg:viewBox="0 0 219 108" draw:points="219,0 39,73 0,108">
              <text:p/>
            </draw:polyline>
            <draw:polyline draw:style-name="gr5" draw:text-style-name="P1" draw:layer="layout" svg:width="0.106cm" svg:height="0.218cm" svg:x="16.879cm" svg:y="4.976cm" svg:viewBox="0 0 107 219" draw:points="0,0 73,185 107,219">
              <text:p/>
            </draw:polyline>
            <draw:polyline draw:style-name="gr5" draw:text-style-name="P1" draw:layer="layout" svg:width="0.214cm" svg:height="0.107cm" svg:x="16.952cm" svg:y="5.161cm" svg:viewBox="0 0 215 108" draw:points="0,0 181,73 215,108">
              <text:p/>
            </draw:polyline>
            <draw:polyline draw:style-name="gr5" draw:text-style-name="P1" draw:layer="layout" svg:width="0.218cm" svg:height="0.107cm" svg:x="16.913cm" svg:y="3.961cm" svg:viewBox="0 0 219 108" draw:points="219,0 39,73 0,108">
              <text:p/>
            </draw:polyline>
            <draw:polyline draw:style-name="gr5" draw:text-style-name="P1" draw:layer="layout" svg:width="0.111cm" svg:height="0.218cm" svg:x="16.84cm" svg:y="4.034cm" svg:viewBox="0 0 112 219" draw:points="112,0 39,181 0,219">
              <text:p/>
            </draw:polyline>
            <draw:polyline draw:style-name="gr5" draw:text-style-name="P1" draw:layer="layout" svg:width="0.799cm" svg:height="0cm" svg:x="18.659cm" svg:y="5.234cm" svg:viewBox="0 0 800 0" draw:points="0,0 765,0 800,0">
              <text:p/>
            </draw:polyline>
            <draw:polyline draw:style-name="gr5" draw:text-style-name="P1" draw:layer="layout" svg:width="0cm" svg:height="0.795cm" svg:x="19.678cm" svg:y="4.18cm" svg:viewBox="0 0 0 796" draw:points="0,796 0,34 0,0">
              <text:p/>
            </draw:polyline>
            <draw:polyline draw:style-name="gr5" draw:text-style-name="P1" draw:layer="layout" svg:width="0.799cm" svg:height="0cm" svg:x="18.624cm" svg:y="3.961cm" svg:viewBox="0 0 800 0" draw:points="800,0 34,0 0,0">
              <text:p/>
            </draw:polyline>
            <draw:polyline draw:style-name="gr5" draw:text-style-name="P1" draw:layer="layout" svg:width="0cm" svg:height="0.799cm" svg:x="18.405cm" svg:y="4.215cm" svg:viewBox="0 0 0 800" draw:points="0,0 0,761 0,800">
              <text:p/>
            </draw:polyline>
            <draw:polyline draw:style-name="gr5" draw:text-style-name="P1" draw:layer="layout" svg:width="0.106cm" svg:height="0.218cm" svg:x="19.57cm" svg:y="3.995cm" svg:viewBox="0 0 107 219" draw:points="107,219 34,39 0,0">
              <text:p/>
            </draw:polyline>
            <draw:polyline draw:style-name="gr5" draw:text-style-name="P1" draw:layer="layout" svg:width="0.218cm" svg:height="0.107cm" svg:x="19.385cm" svg:y="3.927cm" svg:viewBox="0 0 219 108" draw:points="219,108 39,34 0,0">
              <text:p/>
            </draw:polyline>
            <draw:polyline draw:style-name="gr5" draw:text-style-name="P1" draw:layer="layout" svg:width="0.106cm" svg:height="0.218cm" svg:x="19.57cm" svg:y="4.976cm" svg:viewBox="0 0 107 219" draw:points="107,0 34,185 0,219">
              <text:p/>
            </draw:polyline>
            <draw:polyline draw:style-name="gr5" draw:text-style-name="P1" draw:layer="layout" svg:width="0.218cm" svg:height="0.107cm" svg:x="19.385cm" svg:y="5.161cm" svg:viewBox="0 0 219 108" draw:points="219,0 39,73 0,108">
              <text:p/>
            </draw:polyline>
            <draw:polyline draw:style-name="gr5" draw:text-style-name="P1" draw:layer="layout" svg:width="0.106cm" svg:height="0.218cm" svg:x="18.405cm" svg:y="4.976cm" svg:viewBox="0 0 107 219" draw:points="0,0 73,185 107,219">
              <text:p/>
            </draw:polyline>
            <draw:polyline draw:style-name="gr5" draw:text-style-name="P1" draw:layer="layout" svg:width="0.218cm" svg:height="0.107cm" svg:x="18.478cm" svg:y="5.161cm" svg:viewBox="0 0 219 108" draw:points="0,0 181,73 219,108">
              <text:p/>
            </draw:polyline>
            <draw:polyline draw:style-name="gr5" draw:text-style-name="P1" draw:layer="layout" svg:width="0.218cm" svg:height="0.107cm" svg:x="18.439cm" svg:y="3.961cm" svg:viewBox="0 0 219 108" draw:points="219,0 39,73 0,108">
              <text:p/>
            </draw:polyline>
            <draw:polyline draw:style-name="gr5" draw:text-style-name="P1" draw:layer="layout" svg:width="0.106cm" svg:height="0.218cm" svg:x="18.371cm" svg:y="4.034cm" svg:viewBox="0 0 107 219" draw:points="107,0 34,181 0,219">
              <text:p/>
            </draw:polyline>
            <draw:polyline draw:style-name="gr5" draw:text-style-name="P1" draw:layer="layout" svg:width="0.803cm" svg:height="0cm" svg:x="20.185cm" svg:y="5.234cm" svg:viewBox="0 0 804 0" draw:points="0,0 765,0 804,0">
              <text:p/>
            </draw:polyline>
            <draw:polyline draw:style-name="gr5" draw:text-style-name="P1" draw:layer="layout" svg:width="0cm" svg:height="0.795cm" svg:x="21.204cm" svg:y="4.18cm" svg:viewBox="0 0 0 796" draw:points="0,796 0,34 0,0">
              <text:p/>
            </draw:polyline>
            <draw:polyline draw:style-name="gr5" draw:text-style-name="P1" draw:layer="layout" svg:width="0.799cm" svg:height="0cm" svg:x="20.151cm" svg:y="3.961cm" svg:viewBox="0 0 800 0" draw:points="800,0 34,0 0,0">
              <text:p/>
            </draw:polyline>
            <draw:polyline draw:style-name="gr5" draw:text-style-name="P1" draw:layer="layout" svg:width="0cm" svg:height="0.799cm" svg:x="19.931cm" svg:y="4.215cm" svg:viewBox="0 0 0 800" draw:points="0,0 0,761 0,800">
              <text:p/>
            </draw:polyline>
            <draw:polyline draw:style-name="gr5" draw:text-style-name="P1" draw:layer="layout" svg:width="0.106cm" svg:height="0.218cm" svg:x="21.096cm" svg:y="3.995cm" svg:viewBox="0 0 107 219" draw:points="107,219 34,39 0,0">
              <text:p/>
            </draw:polyline>
            <draw:polyline draw:style-name="gr5" draw:text-style-name="P1" draw:layer="layout" svg:width="0.214cm" svg:height="0.107cm" svg:x="20.916cm" svg:y="3.927cm" svg:viewBox="0 0 215 108" draw:points="215,108 34,34 0,0">
              <text:p/>
            </draw:polyline>
            <draw:polyline draw:style-name="gr5" draw:text-style-name="P1" draw:layer="layout" svg:width="0.106cm" svg:height="0.218cm" svg:x="21.096cm" svg:y="4.976cm" svg:viewBox="0 0 107 219" draw:points="107,0 34,185 0,219">
              <text:p/>
            </draw:polyline>
            <draw:polyline draw:style-name="gr5" draw:text-style-name="P1" draw:layer="layout" svg:width="0.214cm" svg:height="0.107cm" svg:x="20.916cm" svg:y="5.161cm" svg:viewBox="0 0 215 108" draw:points="215,0 34,73 0,108">
              <text:p/>
            </draw:polyline>
            <draw:polyline draw:style-name="gr5" draw:text-style-name="P1" draw:layer="layout" svg:width="0.111cm" svg:height="0.218cm" svg:x="19.931cm" svg:y="4.976cm" svg:viewBox="0 0 112 219" draw:points="0,0 73,185 112,219">
              <text:p/>
            </draw:polyline>
            <draw:polyline draw:style-name="gr5" draw:text-style-name="P1" draw:layer="layout" svg:width="0.218cm" svg:height="0.107cm" svg:x="20.004cm" svg:y="5.161cm" svg:viewBox="0 0 219 108" draw:points="0,0 181,73 219,108">
              <text:p/>
            </draw:polyline>
            <draw:polyline draw:style-name="gr5" draw:text-style-name="P1" draw:layer="layout" svg:width="0.214cm" svg:height="0.107cm" svg:x="19.97cm" svg:y="3.961cm" svg:viewBox="0 0 215 108" draw:points="215,0 34,73 0,108">
              <text:p/>
            </draw:polyline>
            <draw:polyline draw:style-name="gr5" draw:text-style-name="P1" draw:layer="layout" svg:width="0.106cm" svg:height="0.218cm" svg:x="19.897cm" svg:y="4.034cm" svg:viewBox="0 0 107 219" draw:points="107,0 34,181 0,219">
              <text:p/>
            </draw:polyline>
            <draw:polyline draw:style-name="gr5" draw:text-style-name="P1" draw:layer="layout" svg:width="0.799cm" svg:height="0cm" svg:x="21.716cm" svg:y="5.234cm" svg:viewBox="0 0 800 0" draw:points="0,0 761,0 800,0">
              <text:p/>
            </draw:polyline>
            <draw:polyline draw:style-name="gr5" draw:text-style-name="P1" draw:layer="layout" svg:width="0cm" svg:height="0.795cm" svg:x="22.734cm" svg:y="4.18cm" svg:viewBox="0 0 0 796" draw:points="0,796 0,34 0,0">
              <text:p/>
            </draw:polyline>
            <draw:polyline draw:style-name="gr5" draw:text-style-name="P1" draw:layer="layout" svg:width="0.799cm" svg:height="0cm" svg:x="21.677cm" svg:y="3.961cm" svg:viewBox="0 0 800 0" draw:points="800,0 39,0 0,0">
              <text:p/>
            </draw:polyline>
            <draw:polyline draw:style-name="gr5" draw:text-style-name="P1" draw:layer="layout" svg:width="0cm" svg:height="0.799cm" svg:x="21.462cm" svg:y="4.215cm" svg:viewBox="0 0 0 800" draw:points="0,0 0,761 0,800">
              <text:p/>
            </draw:polyline>
            <draw:polyline draw:style-name="gr5" draw:text-style-name="P1" draw:layer="layout" svg:width="0.111cm" svg:height="0.218cm" svg:x="22.623cm" svg:y="3.995cm" svg:viewBox="0 0 112 219" draw:points="112,219 39,39 0,0">
              <text:p/>
            </draw:polyline>
            <draw:polyline draw:style-name="gr5" draw:text-style-name="P1" draw:layer="layout" svg:width="0.218cm" svg:height="0.107cm" svg:x="22.442cm" svg:y="3.927cm" svg:viewBox="0 0 219 108" draw:points="219,108 34,34 0,0">
              <text:p/>
            </draw:polyline>
            <draw:polyline draw:style-name="gr5" draw:text-style-name="P1" draw:layer="layout" svg:width="0.111cm" svg:height="0.218cm" svg:x="22.623cm" svg:y="4.976cm" svg:viewBox="0 0 112 219" draw:points="112,0 39,185 0,219">
              <text:p/>
            </draw:polyline>
            <draw:polyline draw:style-name="gr5" draw:text-style-name="P1" draw:layer="layout" svg:width="0.218cm" svg:height="0.107cm" svg:x="22.442cm" svg:y="5.161cm" svg:viewBox="0 0 219 108" draw:points="219,0 34,73 0,108">
              <text:p/>
            </draw:polyline>
            <draw:polyline draw:style-name="gr5" draw:text-style-name="P1" draw:layer="layout" svg:width="0.106cm" svg:height="0.218cm" svg:x="21.462cm" svg:y="4.976cm" svg:viewBox="0 0 107 219" draw:points="0,0 69,185 107,219">
              <text:p/>
            </draw:polyline>
            <draw:polyline draw:style-name="gr5" draw:text-style-name="P1" draw:layer="layout" svg:width="0.218cm" svg:height="0.107cm" svg:x="21.531cm" svg:y="5.161cm" svg:viewBox="0 0 219 108" draw:points="0,0 185,73 219,108">
              <text:p/>
            </draw:polyline>
            <draw:polyline draw:style-name="gr5" draw:text-style-name="P1" draw:layer="layout" svg:width="0.218cm" svg:height="0.107cm" svg:x="21.496cm" svg:y="3.961cm" svg:viewBox="0 0 219 108" draw:points="219,0 34,73 0,108">
              <text:p/>
            </draw:polyline>
            <draw:polyline draw:style-name="gr5" draw:text-style-name="P1" draw:layer="layout" svg:width="0.106cm" svg:height="0.218cm" svg:x="21.423cm" svg:y="4.034cm" svg:viewBox="0 0 107 219" draw:points="107,0 39,181 0,219">
              <text:p/>
            </draw:polyline>
            <draw:polyline draw:style-name="gr5" draw:text-style-name="P1" draw:layer="layout" svg:width="0.799cm" svg:height="0cm" svg:x="23.242cm" svg:y="5.234cm" svg:viewBox="0 0 800 0" draw:points="0,0 765,0 800,0">
              <text:p/>
            </draw:polyline>
            <draw:polyline draw:style-name="gr5" draw:text-style-name="P1" draw:layer="layout" svg:width="0cm" svg:height="0.795cm" svg:x="24.261cm" svg:y="4.18cm" svg:viewBox="0 0 0 796" draw:points="0,796 0,34 0,0">
              <text:p/>
            </draw:polyline>
            <draw:polyline draw:style-name="gr5" draw:text-style-name="P1" draw:layer="layout" svg:width="0.799cm" svg:height="0cm" svg:x="23.207cm" svg:y="3.961cm" svg:viewBox="0 0 800 0" draw:points="800,0 34,0 0,0">
              <text:p/>
            </draw:polyline>
            <draw:polyline draw:style-name="gr5" draw:text-style-name="P1" draw:layer="layout" svg:width="0cm" svg:height="0.799cm" svg:x="22.988cm" svg:y="4.215cm" svg:viewBox="0 0 0 800" draw:points="0,0 0,761 0,800">
              <text:p/>
            </draw:polyline>
            <draw:polyline draw:style-name="gr5" draw:text-style-name="P1" draw:layer="layout" svg:width="0.106cm" svg:height="0.218cm" svg:x="24.153cm" svg:y="3.995cm" svg:viewBox="0 0 107 219" draw:points="107,219 34,39 0,0">
              <text:p/>
            </draw:polyline>
            <draw:polyline draw:style-name="gr5" draw:text-style-name="P1" draw:layer="layout" svg:width="0.218cm" svg:height="0.107cm" svg:x="23.968cm" svg:y="3.927cm" svg:viewBox="0 0 219 108" draw:points="219,108 39,34 0,0">
              <text:p/>
            </draw:polyline>
            <draw:polyline draw:style-name="gr5" draw:text-style-name="P1" draw:layer="layout" svg:width="0.106cm" svg:height="0.218cm" svg:x="24.153cm" svg:y="4.976cm" svg:viewBox="0 0 107 219" draw:points="107,0 34,185 0,219">
              <text:p/>
            </draw:polyline>
            <draw:polyline draw:style-name="gr5" draw:text-style-name="P1" draw:layer="layout" svg:width="0.218cm" svg:height="0.107cm" svg:x="23.968cm" svg:y="5.161cm" svg:viewBox="0 0 219 108" draw:points="219,0 39,73 0,108">
              <text:p/>
            </draw:polyline>
            <draw:polyline draw:style-name="gr5" draw:text-style-name="P1" draw:layer="layout" svg:width="0.106cm" svg:height="0.218cm" svg:x="22.988cm" svg:y="4.976cm" svg:viewBox="0 0 107 219" draw:points="0,0 73,185 107,219">
              <text:p/>
            </draw:polyline>
            <draw:polyline draw:style-name="gr5" draw:text-style-name="P1" draw:layer="layout" svg:width="0.218cm" svg:height="0.107cm" svg:x="23.061cm" svg:y="5.161cm" svg:viewBox="0 0 219 108" draw:points="0,0 181,73 219,108">
              <text:p/>
            </draw:polyline>
            <draw:polyline draw:style-name="gr5" draw:text-style-name="P1" draw:layer="layout" svg:width="0.218cm" svg:height="0.107cm" svg:x="23.023cm" svg:y="3.961cm" svg:viewBox="0 0 219 108" draw:points="219,0 39,73 0,108">
              <text:p/>
            </draw:polyline>
            <draw:polyline draw:style-name="gr5" draw:text-style-name="P1" draw:layer="layout" svg:width="0.111cm" svg:height="0.218cm" svg:x="22.949cm" svg:y="4.034cm" svg:viewBox="0 0 112 219" draw:points="112,0 39,181 0,219">
              <text:p/>
            </draw:polyline>
            <draw:polyline draw:style-name="gr5" draw:text-style-name="P1" draw:layer="layout" svg:width="0.764cm" svg:height="0cm" svg:x="24.768cm" svg:y="5.234cm" svg:viewBox="0 0 765 0" draw:points="0,0 731,0 765,0">
              <text:p/>
            </draw:polyline>
            <draw:polyline draw:style-name="gr5" draw:text-style-name="P1" draw:layer="layout" svg:width="0cm" svg:height="0.795cm" svg:x="25.753cm" svg:y="4.18cm" svg:viewBox="0 0 0 796" draw:points="0,796 0,34 0,0">
              <text:p/>
            </draw:polyline>
            <draw:polyline draw:style-name="gr5" draw:text-style-name="P1" draw:layer="layout" svg:width="0.764cm" svg:height="0cm" svg:x="24.734cm" svg:y="3.961cm" svg:viewBox="0 0 765 0" draw:points="765,0 34,0 0,0">
              <text:p/>
            </draw:polyline>
            <draw:polyline draw:style-name="gr5" draw:text-style-name="P1" draw:layer="layout" svg:width="0cm" svg:height="0.799cm" svg:x="24.514cm" svg:y="4.215cm" svg:viewBox="0 0 0 800" draw:points="0,0 0,761 0,800">
              <text:p/>
            </draw:polyline>
            <draw:polyline draw:style-name="gr5" draw:text-style-name="P1" draw:layer="layout" svg:width="0.111cm" svg:height="0.218cm" svg:x="25.641cm" svg:y="3.995cm" svg:viewBox="0 0 112 219" draw:points="112,219 39,39 0,0">
              <text:p/>
            </draw:polyline>
            <draw:polyline draw:style-name="gr5" draw:text-style-name="P1" draw:layer="layout" svg:width="0.218cm" svg:height="0.107cm" svg:x="25.46cm" svg:y="3.927cm" svg:viewBox="0 0 219 108" draw:points="219,108 39,34 0,0">
              <text:p/>
            </draw:polyline>
            <draw:polyline draw:style-name="gr5" draw:text-style-name="P1" draw:layer="layout" svg:width="0.111cm" svg:height="0.218cm" svg:x="25.641cm" svg:y="4.976cm" svg:viewBox="0 0 112 219" draw:points="112,0 39,185 0,219">
              <text:p/>
            </draw:polyline>
            <draw:polyline draw:style-name="gr5" draw:text-style-name="P1" draw:layer="layout" svg:width="0.218cm" svg:height="0.107cm" svg:x="25.46cm" svg:y="5.161cm" svg:viewBox="0 0 219 108" draw:points="219,0 39,73 0,108">
              <text:p/>
            </draw:polyline>
            <draw:polyline draw:style-name="gr5" draw:text-style-name="P1" draw:layer="layout" svg:width="0.111cm" svg:height="0.218cm" svg:x="24.514cm" svg:y="4.976cm" svg:viewBox="0 0 112 219" draw:points="0,0 73,185 112,219">
              <text:p/>
            </draw:polyline>
            <draw:polyline draw:style-name="gr5" draw:text-style-name="P1" draw:layer="layout" svg:width="0.218cm" svg:height="0.107cm" svg:x="24.587cm" svg:y="5.161cm" svg:viewBox="0 0 219 108" draw:points="0,0 181,73 219,108">
              <text:p/>
            </draw:polyline>
            <draw:polyline draw:style-name="gr5" draw:text-style-name="P1" draw:layer="layout" svg:width="0.214cm" svg:height="0.107cm" svg:x="24.553cm" svg:y="3.961cm" svg:viewBox="0 0 215 108" draw:points="215,0 34,73 0,108">
              <text:p/>
            </draw:polyline>
            <draw:polyline draw:style-name="gr5" draw:text-style-name="P1" draw:layer="layout" svg:width="0.106cm" svg:height="0.218cm" svg:x="24.48cm" svg:y="4.034cm" svg:viewBox="0 0 107 219" draw:points="107,0 34,181 0,219">
              <text:p/>
            </draw:polyline>
            <draw:polyline draw:style-name="gr5" draw:text-style-name="P1" draw:layer="layout" svg:width="0.799cm" svg:height="0cm" svg:x="26.26cm" svg:y="5.234cm" svg:viewBox="0 0 800 0" draw:points="0,0 765,0 800,0">
              <text:p/>
            </draw:polyline>
            <draw:polyline draw:style-name="gr5" draw:text-style-name="P1" draw:layer="layout" svg:width="0cm" svg:height="0.795cm" svg:x="27.279cm" svg:y="4.18cm" svg:viewBox="0 0 0 796" draw:points="0,796 0,34 0,0">
              <text:p/>
            </draw:polyline>
            <draw:polyline draw:style-name="gr5" draw:text-style-name="P1" draw:layer="layout" svg:width="0.799cm" svg:height="0cm" svg:x="26.225cm" svg:y="3.961cm" svg:viewBox="0 0 800 0" draw:points="800,0 34,0 0,0">
              <text:p/>
            </draw:polyline>
            <draw:polyline draw:style-name="gr5" draw:text-style-name="P1" draw:layer="layout" svg:width="0cm" svg:height="0.799cm" svg:x="26.006cm" svg:y="4.215cm" svg:viewBox="0 0 0 800" draw:points="0,0 0,761 0,800">
              <text:p/>
            </draw:polyline>
            <draw:polyline draw:style-name="gr5" draw:text-style-name="P1" draw:layer="layout" svg:width="0.106cm" svg:height="0.218cm" svg:x="27.171cm" svg:y="3.995cm" svg:viewBox="0 0 107 219" draw:points="107,219 34,39 0,0">
              <text:p/>
            </draw:polyline>
            <draw:polyline draw:style-name="gr5" draw:text-style-name="P1" draw:layer="layout" svg:width="0.218cm" svg:height="0.107cm" svg:x="26.986cm" svg:y="3.927cm" svg:viewBox="0 0 219 108" draw:points="219,108 39,34 0,0">
              <text:p/>
            </draw:polyline>
            <draw:polyline draw:style-name="gr5" draw:text-style-name="P1" draw:layer="layout" svg:width="0.106cm" svg:height="0.218cm" svg:x="27.171cm" svg:y="4.976cm" svg:viewBox="0 0 107 219" draw:points="107,0 34,185 0,219">
              <text:p/>
            </draw:polyline>
            <draw:polyline draw:style-name="gr5" draw:text-style-name="P1" draw:layer="layout" svg:width="0.218cm" svg:height="0.107cm" svg:x="26.986cm" svg:y="5.161cm" svg:viewBox="0 0 219 108" draw:points="219,0 39,73 0,108">
              <text:p/>
            </draw:polyline>
            <draw:polyline draw:style-name="gr5" draw:text-style-name="P1" draw:layer="layout" svg:width="0.106cm" svg:height="0.218cm" svg:x="26.006cm" svg:y="4.976cm" svg:viewBox="0 0 107 219" draw:points="0,0 73,185 107,219">
              <text:p/>
            </draw:polyline>
            <draw:polyline draw:style-name="gr5" draw:text-style-name="P1" draw:layer="layout" svg:width="0.218cm" svg:height="0.107cm" svg:x="26.079cm" svg:y="5.161cm" svg:viewBox="0 0 219 108" draw:points="0,0 181,73 219,108">
              <text:p/>
            </draw:polyline>
            <draw:polyline draw:style-name="gr5" draw:text-style-name="P1" draw:layer="layout" svg:width="0.218cm" svg:height="0.107cm" svg:x="26.041cm" svg:y="3.961cm" svg:viewBox="0 0 219 108" draw:points="219,0 39,73 0,108">
              <text:p/>
            </draw:polyline>
            <draw:polyline draw:style-name="gr5" draw:text-style-name="P1" draw:layer="layout" svg:width="0.106cm" svg:height="0.218cm" svg:x="25.972cm" svg:y="4.034cm" svg:viewBox="0 0 107 219" draw:points="107,0 34,181 0,219">
              <text:p/>
            </draw:polyline>
            <draw:polyline draw:style-name="gr5" draw:text-style-name="P1" draw:layer="layout" svg:width="0.799cm" svg:height="0cm" svg:x="3.422cm" svg:y="6.757cm" svg:viewBox="0 0 800 0" draw:points="0,0 761,0 800,0">
              <text:p/>
            </draw:polyline>
            <draw:polyline draw:style-name="gr5" draw:text-style-name="P1" draw:layer="layout" svg:width="0cm" svg:height="0.799cm" svg:x="4.437cm" svg:y="5.703cm" svg:viewBox="0 0 0 800" draw:points="0,800 0,39 0,0">
              <text:p/>
            </draw:polyline>
            <draw:polyline draw:style-name="gr5" draw:text-style-name="P1" draw:layer="layout" svg:width="0.799cm" svg:height="0cm" svg:x="3.383cm" svg:y="5.488cm" svg:viewBox="0 0 800 0" draw:points="800,0 39,0 0,0">
              <text:p/>
            </draw:polyline>
            <draw:polyline draw:style-name="gr5" draw:text-style-name="P1" draw:layer="layout" svg:width="0cm" svg:height="0.799cm" svg:x="3.164cm" svg:y="5.742cm" svg:viewBox="0 0 0 800" draw:points="0,0 0,761 0,800">
              <text:p/>
            </draw:polyline>
            <draw:polyline draw:style-name="gr5" draw:text-style-name="P1" draw:layer="layout" svg:width="0.106cm" svg:height="0.218cm" svg:x="4.329cm" svg:y="5.522cm" svg:viewBox="0 0 107 219" draw:points="107,219 39,39 0,0">
              <text:p/>
            </draw:polyline>
            <draw:polyline draw:style-name="gr5" draw:text-style-name="P1" draw:layer="layout" svg:width="0.218cm" svg:height="0.111cm" svg:x="4.148cm" svg:y="5.449cm" svg:viewBox="0 0 219 112" draw:points="219,112 34,39 0,0">
              <text:p/>
            </draw:polyline>
            <draw:polyline draw:style-name="gr5" draw:text-style-name="P1" draw:layer="layout" svg:width="0.106cm" svg:height="0.218cm" svg:x="4.329cm" svg:y="6.503cm" svg:viewBox="0 0 107 219" draw:points="107,0 39,181 0,219">
              <text:p/>
            </draw:polyline>
            <draw:polyline draw:style-name="gr5" draw:text-style-name="P1" draw:layer="layout" svg:width="0.218cm" svg:height="0.111cm" svg:x="4.148cm" svg:y="6.684cm" svg:viewBox="0 0 219 112" draw:points="219,0 34,73 0,112">
              <text:p/>
            </draw:polyline>
            <draw:polyline draw:style-name="gr5" draw:text-style-name="P1" draw:layer="layout" svg:width="0.145cm" svg:height="0.218cm" svg:x="3.164cm" svg:y="6.503cm" svg:viewBox="0 0 146 219" draw:points="0,0 112,181 146,219">
              <text:p/>
            </draw:polyline>
            <draw:polyline draw:style-name="gr5" draw:text-style-name="P1" draw:layer="layout" svg:width="0.18cm" svg:height="0.111cm" svg:x="3.276cm" svg:y="6.684cm" svg:viewBox="0 0 181 112" draw:points="0,0 146,73 181,112">
              <text:p/>
            </draw:polyline>
            <draw:polyline draw:style-name="gr5" draw:text-style-name="P1" draw:layer="layout" svg:width="0.184cm" svg:height="0.107cm" svg:x="3.237cm" svg:y="5.488cm" svg:viewBox="0 0 185 108" draw:points="185,0 39,73 0,108">
              <text:p/>
            </draw:polyline>
            <draw:polyline draw:style-name="gr5" draw:text-style-name="P1" draw:layer="layout" svg:width="0.145cm" svg:height="0.214cm" svg:x="3.13cm" svg:y="5.561cm" svg:viewBox="0 0 146 215" draw:points="146,0 34,181 0,215">
              <text:p/>
            </draw:polyline>
            <draw:polyline draw:style-name="gr5" draw:text-style-name="P1" draw:layer="layout" svg:width="0.799cm" svg:height="0cm" svg:x="4.948cm" svg:y="6.757cm" svg:viewBox="0 0 800 0" draw:points="0,0 765,0 800,0">
              <text:p/>
            </draw:polyline>
            <draw:polyline draw:style-name="gr5" draw:text-style-name="P1" draw:layer="layout" svg:width="0cm" svg:height="0.799cm" svg:x="5.967cm" svg:y="5.703cm" svg:viewBox="0 0 0 800" draw:points="0,800 0,39 0,0">
              <text:p/>
            </draw:polyline>
            <draw:polyline draw:style-name="gr5" draw:text-style-name="P1" draw:layer="layout" svg:width="0.803cm" svg:height="0cm" svg:x="4.909cm" svg:y="5.488cm" svg:viewBox="0 0 804 0" draw:points="804,0 39,0 0,0">
              <text:p/>
            </draw:polyline>
            <draw:polyline draw:style-name="gr5" draw:text-style-name="P1" draw:layer="layout" svg:width="0cm" svg:height="0.799cm" svg:x="4.695cm" svg:y="5.742cm" svg:viewBox="0 0 0 800" draw:points="0,0 0,761 0,800">
              <text:p/>
            </draw:polyline>
            <draw:polyline draw:style-name="gr5" draw:text-style-name="P1" draw:layer="layout" svg:width="0.111cm" svg:height="0.218cm" svg:x="5.855cm" svg:y="5.522cm" svg:viewBox="0 0 112 219" draw:points="112,219 39,39 0,0">
              <text:p/>
            </draw:polyline>
            <draw:polyline draw:style-name="gr5" draw:text-style-name="P1" draw:layer="layout" svg:width="0.218cm" svg:height="0.111cm" svg:x="5.675cm" svg:y="5.449cm" svg:viewBox="0 0 219 112" draw:points="219,112 39,39 0,0">
              <text:p/>
            </draw:polyline>
            <draw:polyline draw:style-name="gr5" draw:text-style-name="P1" draw:layer="layout" svg:width="0.111cm" svg:height="0.218cm" svg:x="5.855cm" svg:y="6.503cm" svg:viewBox="0 0 112 219" draw:points="112,0 39,181 0,219">
              <text:p/>
            </draw:polyline>
            <draw:polyline draw:style-name="gr5" draw:text-style-name="P1" draw:layer="layout" svg:width="0.218cm" svg:height="0.111cm" svg:x="5.675cm" svg:y="6.684cm" svg:viewBox="0 0 219 112" draw:points="219,0 39,73 0,112">
              <text:p/>
            </draw:polyline>
            <draw:polyline draw:style-name="gr5" draw:text-style-name="P1" draw:layer="layout" svg:width="0.106cm" svg:height="0.218cm" svg:x="4.695cm" svg:y="6.503cm" svg:viewBox="0 0 107 219" draw:points="0,0 73,181 107,219">
              <text:p/>
            </draw:polyline>
            <draw:polyline draw:style-name="gr5" draw:text-style-name="P1" draw:layer="layout" svg:width="0.214cm" svg:height="0.111cm" svg:x="4.768cm" svg:y="6.684cm" svg:viewBox="0 0 215 112" draw:points="0,0 181,73 215,112">
              <text:p/>
            </draw:polyline>
            <draw:polyline draw:style-name="gr5" draw:text-style-name="P1" draw:layer="layout" svg:width="0.218cm" svg:height="0.107cm" svg:x="4.729cm" svg:y="5.488cm" svg:viewBox="0 0 219 108" draw:points="219,0 39,73 0,108">
              <text:p/>
            </draw:polyline>
            <draw:polyline draw:style-name="gr5" draw:text-style-name="P1" draw:layer="layout" svg:width="0.111cm" svg:height="0.214cm" svg:x="4.656cm" svg:y="5.561cm" svg:viewBox="0 0 112 215" draw:points="112,0 39,181 0,215">
              <text:p/>
            </draw:polyline>
            <draw:polyline draw:style-name="gr5" draw:text-style-name="P1" draw:layer="layout" svg:width="0.799cm" svg:height="0cm" svg:x="6.474cm" svg:y="6.757cm" svg:viewBox="0 0 800 0" draw:points="0,0 765,0 800,0">
              <text:p/>
            </draw:polyline>
            <draw:polyline draw:style-name="gr5" draw:text-style-name="P1" draw:layer="layout" svg:width="0cm" svg:height="0.799cm" svg:x="7.493cm" svg:y="5.703cm" svg:viewBox="0 0 0 800" draw:points="0,800 0,39 0,0">
              <text:p/>
            </draw:polyline>
            <draw:polyline draw:style-name="gr5" draw:text-style-name="P1" draw:layer="layout" svg:width="0.799cm" svg:height="0cm" svg:x="6.44cm" svg:y="5.488cm" svg:viewBox="0 0 800 0" draw:points="800,0 34,0 0,0">
              <text:p/>
            </draw:polyline>
            <draw:polyline draw:style-name="gr5" draw:text-style-name="P1" draw:layer="layout" svg:width="0cm" svg:height="0.799cm" svg:x="6.221cm" svg:y="5.742cm" svg:viewBox="0 0 0 800" draw:points="0,0 0,761 0,800">
              <text:p/>
            </draw:polyline>
            <draw:polyline draw:style-name="gr5" draw:text-style-name="P1" draw:layer="layout" svg:width="0.106cm" svg:height="0.218cm" svg:x="7.386cm" svg:y="5.522cm" svg:viewBox="0 0 107 219" draw:points="107,219 34,39 0,0">
              <text:p/>
            </draw:polyline>
            <draw:polyline draw:style-name="gr5" draw:text-style-name="P1" draw:layer="layout" svg:width="0.218cm" svg:height="0.111cm" svg:x="7.201cm" svg:y="5.449cm" svg:viewBox="0 0 219 112" draw:points="219,112 39,39 0,0">
              <text:p/>
            </draw:polyline>
            <draw:polyline draw:style-name="gr5" draw:text-style-name="P1" draw:layer="layout" svg:width="0.106cm" svg:height="0.218cm" svg:x="7.386cm" svg:y="6.503cm" svg:viewBox="0 0 107 219" draw:points="107,0 34,181 0,219">
              <text:p/>
            </draw:polyline>
            <draw:polyline draw:style-name="gr5" draw:text-style-name="P1" draw:layer="layout" svg:width="0.218cm" svg:height="0.111cm" svg:x="7.201cm" svg:y="6.684cm" svg:viewBox="0 0 219 112" draw:points="219,0 39,73 0,112">
              <text:p/>
            </draw:polyline>
            <draw:polyline draw:style-name="gr5" draw:text-style-name="P1" draw:layer="layout" svg:width="0.106cm" svg:height="0.218cm" svg:x="6.221cm" svg:y="6.503cm" svg:viewBox="0 0 107 219" draw:points="0,0 73,181 107,219">
              <text:p/>
            </draw:polyline>
            <draw:polyline draw:style-name="gr5" draw:text-style-name="P1" draw:layer="layout" svg:width="0.218cm" svg:height="0.111cm" svg:x="6.294cm" svg:y="6.684cm" svg:viewBox="0 0 219 112" draw:points="0,0 181,73 219,112">
              <text:p/>
            </draw:polyline>
            <draw:polyline draw:style-name="gr5" draw:text-style-name="P1" draw:layer="layout" svg:width="0.218cm" svg:height="0.107cm" svg:x="6.255cm" svg:y="5.488cm" svg:viewBox="0 0 219 108" draw:points="219,0 39,73 0,108">
              <text:p/>
            </draw:polyline>
            <draw:polyline draw:style-name="gr5" draw:text-style-name="P1" draw:layer="layout" svg:width="0.106cm" svg:height="0.214cm" svg:x="6.186cm" svg:y="5.561cm" svg:viewBox="0 0 107 215" draw:points="107,0 34,181 0,215">
              <text:p/>
            </draw:polyline>
            <draw:polyline draw:style-name="gr5" draw:text-style-name="P1" draw:layer="layout" svg:width="0.799cm" svg:height="0cm" svg:x="8.005cm" svg:y="6.757cm" svg:viewBox="0 0 800 0" draw:points="0,0 761,0 800,0">
              <text:p/>
            </draw:polyline>
            <draw:polyline draw:style-name="gr5" draw:text-style-name="P1" draw:layer="layout" svg:width="0cm" svg:height="0.799cm" svg:x="9.02cm" svg:y="5.703cm" svg:viewBox="0 0 0 800" draw:points="0,800 0,39 0,0">
              <text:p/>
            </draw:polyline>
            <draw:polyline draw:style-name="gr5" draw:text-style-name="P1" draw:layer="layout" svg:width="0.799cm" svg:height="0cm" svg:x="7.966cm" svg:y="5.488cm" svg:viewBox="0 0 800 0" draw:points="800,0 39,0 0,0">
              <text:p/>
            </draw:polyline>
            <draw:polyline draw:style-name="gr5" draw:text-style-name="P1" draw:layer="layout" svg:width="0cm" svg:height="0.799cm" svg:x="7.747cm" svg:y="5.742cm" svg:viewBox="0 0 0 800" draw:points="0,0 0,761 0,800">
              <text:p/>
            </draw:polyline>
            <draw:polyline draw:style-name="gr5" draw:text-style-name="P1" draw:layer="layout" svg:width="0.106cm" svg:height="0.218cm" svg:x="8.912cm" svg:y="5.522cm" svg:viewBox="0 0 107 219" draw:points="107,219 34,39 0,0">
              <text:p/>
            </draw:polyline>
            <draw:polyline draw:style-name="gr5" draw:text-style-name="P1" draw:layer="layout" svg:width="0.214cm" svg:height="0.111cm" svg:x="8.732cm" svg:y="5.449cm" svg:viewBox="0 0 215 112" draw:points="215,112 34,39 0,0">
              <text:p/>
            </draw:polyline>
            <draw:polyline draw:style-name="gr5" draw:text-style-name="P1" draw:layer="layout" svg:width="0.106cm" svg:height="0.218cm" svg:x="8.912cm" svg:y="6.503cm" svg:viewBox="0 0 107 219" draw:points="107,0 34,181 0,219">
              <text:p/>
            </draw:polyline>
            <draw:polyline draw:style-name="gr5" draw:text-style-name="P1" draw:layer="layout" svg:width="0.214cm" svg:height="0.111cm" svg:x="8.732cm" svg:y="6.684cm" svg:viewBox="0 0 215 112" draw:points="215,0 34,73 0,112">
              <text:p/>
            </draw:polyline>
            <draw:polyline draw:style-name="gr5" draw:text-style-name="P1" draw:layer="layout" svg:width="0.111cm" svg:height="0.218cm" svg:x="7.747cm" svg:y="6.503cm" svg:viewBox="0 0 112 219" draw:points="0,0 73,181 112,219">
              <text:p/>
            </draw:polyline>
            <draw:polyline draw:style-name="gr5" draw:text-style-name="P1" draw:layer="layout" svg:width="0.218cm" svg:height="0.111cm" svg:x="7.82cm" svg:y="6.684cm" svg:viewBox="0 0 219 112" draw:points="0,0 185,73 219,112">
              <text:p/>
            </draw:polyline>
            <draw:polyline draw:style-name="gr5" draw:text-style-name="P1" draw:layer="layout" svg:width="0.218cm" svg:height="0.107cm" svg:x="7.786cm" svg:y="5.488cm" svg:viewBox="0 0 219 108" draw:points="219,0 34,73 0,108">
              <text:p/>
            </draw:polyline>
            <draw:polyline draw:style-name="gr5" draw:text-style-name="P1" draw:layer="layout" svg:width="0.106cm" svg:height="0.214cm" svg:x="7.713cm" svg:y="5.561cm" svg:viewBox="0 0 107 215" draw:points="107,0 34,181 0,215">
              <text:p/>
            </draw:polyline>
            <draw:polyline draw:style-name="gr5" draw:text-style-name="P1" draw:layer="layout" svg:width="0.799cm" svg:height="0cm" svg:x="9.531cm" svg:y="6.757cm" svg:viewBox="0 0 800 0" draw:points="0,0 761,0 800,0">
              <text:p/>
            </draw:polyline>
            <draw:polyline draw:style-name="gr5" draw:text-style-name="P1" draw:layer="layout" svg:width="0cm" svg:height="0.799cm" svg:x="10.55cm" svg:y="5.703cm" svg:viewBox="0 0 0 800" draw:points="0,800 0,39 0,0">
              <text:p/>
            </draw:polyline>
            <draw:polyline draw:style-name="gr5" draw:text-style-name="P1" draw:layer="layout" svg:width="0.799cm" svg:height="0cm" svg:x="9.493cm" svg:y="5.488cm" svg:viewBox="0 0 800 0" draw:points="800,0 39,0 0,0">
              <text:p/>
            </draw:polyline>
            <draw:polyline draw:style-name="gr5" draw:text-style-name="P1" draw:layer="layout" svg:width="0cm" svg:height="0.799cm" svg:x="9.278cm" svg:y="5.742cm" svg:viewBox="0 0 0 800" draw:points="0,0 0,761 0,800">
              <text:p/>
            </draw:polyline>
            <draw:polyline draw:style-name="gr5" draw:text-style-name="P1" draw:layer="layout" svg:width="0.111cm" svg:height="0.218cm" svg:x="10.438cm" svg:y="5.522cm" svg:viewBox="0 0 112 219" draw:points="112,219 39,39 0,0">
              <text:p/>
            </draw:polyline>
            <draw:polyline draw:style-name="gr5" draw:text-style-name="P1" draw:layer="layout" svg:width="0.218cm" svg:height="0.111cm" svg:x="10.258cm" svg:y="5.449cm" svg:viewBox="0 0 219 112" draw:points="219,112 34,39 0,0">
              <text:p/>
            </draw:polyline>
            <draw:polyline draw:style-name="gr5" draw:text-style-name="P1" draw:layer="layout" svg:width="0.111cm" svg:height="0.218cm" svg:x="10.438cm" svg:y="6.503cm" svg:viewBox="0 0 112 219" draw:points="112,0 39,181 0,219">
              <text:p/>
            </draw:polyline>
            <draw:polyline draw:style-name="gr5" draw:text-style-name="P1" draw:layer="layout" svg:width="0.218cm" svg:height="0.111cm" svg:x="10.258cm" svg:y="6.684cm" svg:viewBox="0 0 219 112" draw:points="219,0 34,73 0,112">
              <text:p/>
            </draw:polyline>
            <draw:polyline draw:style-name="gr5" draw:text-style-name="P1" draw:layer="layout" svg:width="0.106cm" svg:height="0.218cm" svg:x="9.278cm" svg:y="6.503cm" svg:viewBox="0 0 107 219" draw:points="0,0 73,181 107,219">
              <text:p/>
            </draw:polyline>
            <draw:polyline draw:style-name="gr5" draw:text-style-name="P1" draw:layer="layout" svg:width="0.214cm" svg:height="0.111cm" svg:x="9.351cm" svg:y="6.684cm" svg:viewBox="0 0 215 112" draw:points="0,0 181,73 215,112">
              <text:p/>
            </draw:polyline>
            <draw:polyline draw:style-name="gr5" draw:text-style-name="P1" draw:layer="layout" svg:width="0.218cm" svg:height="0.107cm" svg:x="9.312cm" svg:y="5.488cm" svg:viewBox="0 0 219 108" draw:points="219,0 39,73 0,108">
              <text:p/>
            </draw:polyline>
            <draw:polyline draw:style-name="gr5" draw:text-style-name="P1" draw:layer="layout" svg:width="0.111cm" svg:height="0.214cm" svg:x="9.239cm" svg:y="5.561cm" svg:viewBox="0 0 112 215" draw:points="112,0 39,181 0,215">
              <text:p/>
            </draw:polyline>
            <draw:polyline draw:style-name="gr5" draw:text-style-name="P1" draw:layer="layout" svg:width="0.799cm" svg:height="0cm" svg:x="11.057cm" svg:y="6.757cm" svg:viewBox="0 0 800 0" draw:points="0,0 765,0 800,0">
              <text:p/>
            </draw:polyline>
            <draw:polyline draw:style-name="gr5" draw:text-style-name="P1" draw:layer="layout" svg:width="0cm" svg:height="0.799cm" svg:x="12.076cm" svg:y="5.703cm" svg:viewBox="0 0 0 800" draw:points="0,800 0,39 0,0">
              <text:p/>
            </draw:polyline>
            <draw:polyline draw:style-name="gr5" draw:text-style-name="P1" draw:layer="layout" svg:width="0.799cm" svg:height="0cm" svg:x="11.023cm" svg:y="5.488cm" svg:viewBox="0 0 800 0" draw:points="800,0 34,0 0,0">
              <text:p/>
            </draw:polyline>
            <draw:polyline draw:style-name="gr5" draw:text-style-name="P1" draw:layer="layout" svg:width="0cm" svg:height="0.799cm" svg:x="10.804cm" svg:y="5.742cm" svg:viewBox="0 0 0 800" draw:points="0,0 0,761 0,800">
              <text:p/>
            </draw:polyline>
            <draw:polyline draw:style-name="gr5" draw:text-style-name="P1" draw:layer="layout" svg:width="0.106cm" svg:height="0.218cm" svg:x="11.969cm" svg:y="5.522cm" svg:viewBox="0 0 107 219" draw:points="107,219 34,39 0,0">
              <text:p/>
            </draw:polyline>
            <draw:polyline draw:style-name="gr5" draw:text-style-name="P1" draw:layer="layout" svg:width="0.218cm" svg:height="0.111cm" svg:x="11.784cm" svg:y="5.449cm" svg:viewBox="0 0 219 112" draw:points="219,112 39,39 0,0">
              <text:p/>
            </draw:polyline>
            <draw:polyline draw:style-name="gr5" draw:text-style-name="P1" draw:layer="layout" svg:width="0.106cm" svg:height="0.218cm" svg:x="11.969cm" svg:y="6.503cm" svg:viewBox="0 0 107 219" draw:points="107,0 34,181 0,219">
              <text:p/>
            </draw:polyline>
            <draw:polyline draw:style-name="gr5" draw:text-style-name="P1" draw:layer="layout" svg:width="0.218cm" svg:height="0.111cm" svg:x="11.784cm" svg:y="6.684cm" svg:viewBox="0 0 219 112" draw:points="219,0 39,73 0,112">
              <text:p/>
            </draw:polyline>
            <draw:polyline draw:style-name="gr5" draw:text-style-name="P1" draw:layer="layout" svg:width="0.106cm" svg:height="0.218cm" svg:x="10.804cm" svg:y="6.503cm" svg:viewBox="0 0 107 219" draw:points="0,0 73,181 107,219">
              <text:p/>
            </draw:polyline>
            <draw:polyline draw:style-name="gr5" draw:text-style-name="P1" draw:layer="layout" svg:width="0.218cm" svg:height="0.111cm" svg:x="10.877cm" svg:y="6.684cm" svg:viewBox="0 0 219 112" draw:points="0,0 181,73 219,112">
              <text:p/>
            </draw:polyline>
            <draw:polyline draw:style-name="gr5" draw:text-style-name="P1" draw:layer="layout" svg:width="0.218cm" svg:height="0.107cm" svg:x="10.838cm" svg:y="5.488cm" svg:viewBox="0 0 219 108" draw:points="219,0 39,73 0,108">
              <text:p/>
            </draw:polyline>
            <draw:polyline draw:style-name="gr5" draw:text-style-name="P1" draw:layer="layout" svg:width="0.111cm" svg:height="0.214cm" svg:x="10.765cm" svg:y="5.561cm" svg:viewBox="0 0 112 215" draw:points="112,0 39,181 0,215">
              <text:p/>
            </draw:polyline>
            <draw:polyline draw:style-name="gr5" draw:text-style-name="P1" draw:layer="layout" svg:width="0.803cm" svg:height="0cm" svg:x="12.584cm" svg:y="6.757cm" svg:viewBox="0 0 804 0" draw:points="0,0 765,0 804,0">
              <text:p/>
            </draw:polyline>
            <draw:polyline draw:style-name="gr5" draw:text-style-name="P1" draw:layer="layout" svg:width="0cm" svg:height="0.799cm" svg:x="13.603cm" svg:y="5.703cm" svg:viewBox="0 0 0 800" draw:points="0,800 0,39 0,0">
              <text:p/>
            </draw:polyline>
            <draw:polyline draw:style-name="gr5" draw:text-style-name="P1" draw:layer="layout" svg:width="0.799cm" svg:height="0cm" svg:x="12.549cm" svg:y="5.488cm" svg:viewBox="0 0 800 0" draw:points="800,0 34,0 0,0">
              <text:p/>
            </draw:polyline>
            <draw:polyline draw:style-name="gr5" draw:text-style-name="P1" draw:layer="layout" svg:width="0cm" svg:height="0.799cm" svg:x="12.33cm" svg:y="5.742cm" svg:viewBox="0 0 0 800" draw:points="0,0 0,761 0,800">
              <text:p/>
            </draw:polyline>
            <draw:polyline draw:style-name="gr5" draw:text-style-name="P1" draw:layer="layout" svg:width="0.106cm" svg:height="0.218cm" svg:x="13.495cm" svg:y="5.522cm" svg:viewBox="0 0 107 219" draw:points="107,219 34,39 0,0">
              <text:p/>
            </draw:polyline>
            <draw:polyline draw:style-name="gr5" draw:text-style-name="P1" draw:layer="layout" svg:width="0.214cm" svg:height="0.111cm" svg:x="13.315cm" svg:y="5.449cm" svg:viewBox="0 0 215 112" draw:points="215,112 34,39 0,0">
              <text:p/>
            </draw:polyline>
            <draw:polyline draw:style-name="gr5" draw:text-style-name="P1" draw:layer="layout" svg:width="0.106cm" svg:height="0.218cm" svg:x="13.495cm" svg:y="6.503cm" svg:viewBox="0 0 107 219" draw:points="107,0 34,181 0,219">
              <text:p/>
            </draw:polyline>
            <draw:polyline draw:style-name="gr5" draw:text-style-name="P1" draw:layer="layout" svg:width="0.214cm" svg:height="0.111cm" svg:x="13.315cm" svg:y="6.684cm" svg:viewBox="0 0 215 112" draw:points="215,0 34,73 0,112">
              <text:p/>
            </draw:polyline>
            <draw:polyline draw:style-name="gr5" draw:text-style-name="P1" draw:layer="layout" svg:width="0.111cm" svg:height="0.218cm" svg:x="12.33cm" svg:y="6.503cm" svg:viewBox="0 0 112 219" draw:points="0,0 73,181 112,219">
              <text:p/>
            </draw:polyline>
            <draw:polyline draw:style-name="gr5" draw:text-style-name="P1" draw:layer="layout" svg:width="0.218cm" svg:height="0.111cm" svg:x="12.403cm" svg:y="6.684cm" svg:viewBox="0 0 219 112" draw:points="0,0 181,73 219,112">
              <text:p/>
            </draw:polyline>
            <draw:polyline draw:style-name="gr5" draw:text-style-name="P1" draw:layer="layout" svg:width="0.214cm" svg:height="0.107cm" svg:x="12.369cm" svg:y="5.488cm" svg:viewBox="0 0 215 108" draw:points="215,0 34,73 0,108">
              <text:p/>
            </draw:polyline>
            <draw:polyline draw:style-name="gr5" draw:text-style-name="P1" draw:layer="layout" svg:width="0.106cm" svg:height="0.214cm" svg:x="12.296cm" svg:y="5.561cm" svg:viewBox="0 0 107 215" draw:points="107,0 34,181 0,215">
              <text:p/>
            </draw:polyline>
            <draw:polyline draw:style-name="gr5" draw:text-style-name="P1" draw:layer="layout" svg:width="0.76cm" svg:height="0cm" svg:x="14.114cm" svg:y="6.757cm" svg:viewBox="0 0 761 0" draw:points="0,0 727,0 761,0">
              <text:p/>
            </draw:polyline>
            <draw:polyline draw:style-name="gr5" draw:text-style-name="P1" draw:layer="layout" svg:width="0cm" svg:height="0.799cm" svg:x="15.095cm" svg:y="5.703cm" svg:viewBox="0 0 0 800" draw:points="0,800 0,39 0,0">
              <text:p/>
            </draw:polyline>
            <draw:polyline draw:style-name="gr5" draw:text-style-name="P1" draw:layer="layout" svg:width="0.764cm" svg:height="0cm" svg:x="14.076cm" svg:y="5.488cm" svg:viewBox="0 0 765 0" draw:points="765,0 39,0 0,0">
              <text:p/>
            </draw:polyline>
            <draw:polyline draw:style-name="gr5" draw:text-style-name="P1" draw:layer="layout" svg:width="0cm" svg:height="0.799cm" svg:x="13.861cm" svg:y="5.742cm" svg:viewBox="0 0 0 800" draw:points="0,0 0,761 0,800">
              <text:p/>
            </draw:polyline>
            <draw:polyline draw:style-name="gr5" draw:text-style-name="P1" draw:layer="layout" svg:width="0.106cm" svg:height="0.218cm" svg:x="14.987cm" svg:y="5.522cm" svg:viewBox="0 0 107 219" draw:points="107,219 34,39 0,0">
              <text:p/>
            </draw:polyline>
            <draw:polyline draw:style-name="gr5" draw:text-style-name="P1" draw:layer="layout" svg:width="0.218cm" svg:height="0.111cm" svg:x="14.802cm" svg:y="5.449cm" svg:viewBox="0 0 219 112" draw:points="219,112 39,39 0,0">
              <text:p/>
            </draw:polyline>
            <draw:polyline draw:style-name="gr5" draw:text-style-name="P1" draw:layer="layout" svg:width="0.106cm" svg:height="0.218cm" svg:x="14.987cm" svg:y="6.503cm" svg:viewBox="0 0 107 219" draw:points="107,0 34,181 0,219">
              <text:p/>
            </draw:polyline>
            <draw:polyline draw:style-name="gr5" draw:text-style-name="P1" draw:layer="layout" svg:width="0.218cm" svg:height="0.111cm" svg:x="14.802cm" svg:y="6.684cm" svg:viewBox="0 0 219 112" draw:points="219,0 39,73 0,112">
              <text:p/>
            </draw:polyline>
            <draw:polyline draw:style-name="gr5" draw:text-style-name="P1" draw:layer="layout" svg:width="0.106cm" svg:height="0.218cm" svg:x="13.861cm" svg:y="6.503cm" svg:viewBox="0 0 107 219" draw:points="0,0 69,181 107,219">
              <text:p/>
            </draw:polyline>
            <draw:polyline draw:style-name="gr5" draw:text-style-name="P1" draw:layer="layout" svg:width="0.218cm" svg:height="0.111cm" svg:x="13.929cm" svg:y="6.684cm" svg:viewBox="0 0 219 112" draw:points="0,0 185,73 219,112">
              <text:p/>
            </draw:polyline>
            <draw:polyline draw:style-name="gr5" draw:text-style-name="P1" draw:layer="layout" svg:width="0.218cm" svg:height="0.107cm" svg:x="13.895cm" svg:y="5.488cm" svg:viewBox="0 0 219 108" draw:points="219,0 34,73 0,108">
              <text:p/>
            </draw:polyline>
            <draw:polyline draw:style-name="gr5" draw:text-style-name="P1" draw:layer="layout" svg:width="0.106cm" svg:height="0.214cm" svg:x="13.822cm" svg:y="5.561cm" svg:viewBox="0 0 107 215" draw:points="107,0 39,181 0,215">
              <text:p/>
            </draw:polyline>
            <draw:polyline draw:style-name="gr5" draw:text-style-name="P1" draw:layer="layout" svg:width="0.799cm" svg:height="0cm" svg:x="15.606cm" svg:y="6.757cm" svg:viewBox="0 0 800 0" draw:points="0,0 761,0 800,0">
              <text:p/>
            </draw:polyline>
            <draw:polyline draw:style-name="gr5" draw:text-style-name="P1" draw:layer="layout" svg:width="0cm" svg:height="0.799cm" svg:x="16.621cm" svg:y="5.703cm" svg:viewBox="0 0 0 800" draw:points="0,800 0,39 0,0">
              <text:p/>
            </draw:polyline>
            <draw:polyline draw:style-name="gr5" draw:text-style-name="P1" draw:layer="layout" svg:width="0.799cm" svg:height="0cm" svg:x="15.567cm" svg:y="5.488cm" svg:viewBox="0 0 800 0" draw:points="800,0 39,0 0,0">
              <text:p/>
            </draw:polyline>
            <draw:polyline draw:style-name="gr5" draw:text-style-name="P1" draw:layer="layout" svg:width="0cm" svg:height="0.799cm" svg:x="15.348cm" svg:y="5.742cm" svg:viewBox="0 0 0 800" draw:points="0,0 0,761 0,800">
              <text:p/>
            </draw:polyline>
            <draw:polyline draw:style-name="gr5" draw:text-style-name="P1" draw:layer="layout" svg:width="0.106cm" svg:height="0.218cm" svg:x="16.513cm" svg:y="5.522cm" svg:viewBox="0 0 107 219" draw:points="107,219 39,39 0,0">
              <text:p/>
            </draw:polyline>
            <draw:polyline draw:style-name="gr5" draw:text-style-name="P1" draw:layer="layout" svg:width="0.218cm" svg:height="0.111cm" svg:x="16.333cm" svg:y="5.449cm" svg:viewBox="0 0 219 112" draw:points="219,112 34,39 0,0">
              <text:p/>
            </draw:polyline>
            <draw:polyline draw:style-name="gr5" draw:text-style-name="P1" draw:layer="layout" svg:width="0.106cm" svg:height="0.218cm" svg:x="16.513cm" svg:y="6.503cm" svg:viewBox="0 0 107 219" draw:points="107,0 39,181 0,219">
              <text:p/>
            </draw:polyline>
            <draw:polyline draw:style-name="gr5" draw:text-style-name="P1" draw:layer="layout" svg:width="0.218cm" svg:height="0.111cm" svg:x="16.333cm" svg:y="6.684cm" svg:viewBox="0 0 219 112" draw:points="219,0 34,73 0,112">
              <text:p/>
            </draw:polyline>
            <draw:polyline draw:style-name="gr5" draw:text-style-name="P1" draw:layer="layout" svg:width="0.111cm" svg:height="0.218cm" svg:x="15.348cm" svg:y="6.503cm" svg:viewBox="0 0 112 219" draw:points="0,0 73,181 112,219">
              <text:p/>
            </draw:polyline>
            <draw:polyline draw:style-name="gr5" draw:text-style-name="P1" draw:layer="layout" svg:width="0.218cm" svg:height="0.111cm" svg:x="15.421cm" svg:y="6.684cm" svg:viewBox="0 0 219 112" draw:points="0,0 185,73 219,112">
              <text:p/>
            </draw:polyline>
            <draw:polyline draw:style-name="gr5" draw:text-style-name="P1" draw:layer="layout" svg:width="0.218cm" svg:height="0.107cm" svg:x="15.387cm" svg:y="5.488cm" svg:viewBox="0 0 219 108" draw:points="219,0 34,73 0,108">
              <text:p/>
            </draw:polyline>
            <draw:polyline draw:style-name="gr5" draw:text-style-name="P1" draw:layer="layout" svg:width="0.106cm" svg:height="0.214cm" svg:x="15.314cm" svg:y="5.561cm" svg:viewBox="0 0 107 215" draw:points="107,0 34,181 0,215">
              <text:p/>
            </draw:polyline>
            <draw:polyline draw:style-name="gr5" draw:text-style-name="P1" draw:layer="layout" svg:width="0.799cm" svg:height="0cm" svg:x="17.132cm" svg:y="6.757cm" svg:viewBox="0 0 800 0" draw:points="0,0 765,0 800,0">
              <text:p/>
            </draw:polyline>
            <draw:polyline draw:style-name="gr5" draw:text-style-name="P1" draw:layer="layout" svg:width="0cm" svg:height="0.799cm" svg:x="18.151cm" svg:y="5.703cm" svg:viewBox="0 0 0 800" draw:points="0,800 0,39 0,0">
              <text:p/>
            </draw:polyline>
            <draw:polyline draw:style-name="gr5" draw:text-style-name="P1" draw:layer="layout" svg:width="0.803cm" svg:height="0cm" svg:x="17.094cm" svg:y="5.488cm" svg:viewBox="0 0 804 0" draw:points="804,0 39,0 0,0">
              <text:p/>
            </draw:polyline>
            <draw:polyline draw:style-name="gr5" draw:text-style-name="P1" draw:layer="layout" svg:width="0cm" svg:height="0.799cm" svg:x="16.879cm" svg:y="5.742cm" svg:viewBox="0 0 0 800" draw:points="0,0 0,761 0,800">
              <text:p/>
            </draw:polyline>
            <draw:polyline draw:style-name="gr5" draw:text-style-name="P1" draw:layer="layout" svg:width="0.111cm" svg:height="0.218cm" svg:x="18.04cm" svg:y="5.522cm" svg:viewBox="0 0 112 219" draw:points="112,219 39,39 0,0">
              <text:p/>
            </draw:polyline>
            <draw:polyline draw:style-name="gr5" draw:text-style-name="P1" draw:layer="layout" svg:width="0.218cm" svg:height="0.111cm" svg:x="17.859cm" svg:y="5.449cm" svg:viewBox="0 0 219 112" draw:points="219,112 39,39 0,0">
              <text:p/>
            </draw:polyline>
            <draw:polyline draw:style-name="gr5" draw:text-style-name="P1" draw:layer="layout" svg:width="0.111cm" svg:height="0.218cm" svg:x="18.04cm" svg:y="6.503cm" svg:viewBox="0 0 112 219" draw:points="112,0 39,181 0,219">
              <text:p/>
            </draw:polyline>
            <draw:polyline draw:style-name="gr5" draw:text-style-name="P1" draw:layer="layout" svg:width="0.218cm" svg:height="0.111cm" svg:x="17.859cm" svg:y="6.684cm" svg:viewBox="0 0 219 112" draw:points="219,0 39,73 0,112">
              <text:p/>
            </draw:polyline>
            <draw:polyline draw:style-name="gr5" draw:text-style-name="P1" draw:layer="layout" svg:width="0.106cm" svg:height="0.218cm" svg:x="16.879cm" svg:y="6.503cm" svg:viewBox="0 0 107 219" draw:points="0,0 73,181 107,219">
              <text:p/>
            </draw:polyline>
            <draw:polyline draw:style-name="gr5" draw:text-style-name="P1" draw:layer="layout" svg:width="0.214cm" svg:height="0.111cm" svg:x="16.952cm" svg:y="6.684cm" svg:viewBox="0 0 215 112" draw:points="0,0 181,73 215,112">
              <text:p/>
            </draw:polyline>
            <draw:polyline draw:style-name="gr5" draw:text-style-name="P1" draw:layer="layout" svg:width="0.218cm" svg:height="0.107cm" svg:x="16.913cm" svg:y="5.488cm" svg:viewBox="0 0 219 108" draw:points="219,0 39,73 0,108">
              <text:p/>
            </draw:polyline>
            <draw:polyline draw:style-name="gr5" draw:text-style-name="P1" draw:layer="layout" svg:width="0.111cm" svg:height="0.214cm" svg:x="16.84cm" svg:y="5.561cm" svg:viewBox="0 0 112 215" draw:points="112,0 39,181 0,215">
              <text:p/>
            </draw:polyline>
            <draw:polyline draw:style-name="gr5" draw:text-style-name="P1" draw:layer="layout" svg:width="0.799cm" svg:height="0cm" svg:x="18.659cm" svg:y="6.757cm" svg:viewBox="0 0 800 0" draw:points="0,0 765,0 800,0">
              <text:p/>
            </draw:polyline>
            <draw:polyline draw:style-name="gr5" draw:text-style-name="P1" draw:layer="layout" svg:width="0cm" svg:height="0.799cm" svg:x="19.678cm" svg:y="5.703cm" svg:viewBox="0 0 0 800" draw:points="0,800 0,39 0,0">
              <text:p/>
            </draw:polyline>
            <draw:polyline draw:style-name="gr5" draw:text-style-name="P1" draw:layer="layout" svg:width="0.799cm" svg:height="0cm" svg:x="18.624cm" svg:y="5.488cm" svg:viewBox="0 0 800 0" draw:points="800,0 34,0 0,0">
              <text:p/>
            </draw:polyline>
            <draw:polyline draw:style-name="gr5" draw:text-style-name="P1" draw:layer="layout" svg:width="0cm" svg:height="0.799cm" svg:x="18.405cm" svg:y="5.742cm" svg:viewBox="0 0 0 800" draw:points="0,0 0,761 0,800">
              <text:p/>
            </draw:polyline>
            <draw:polyline draw:style-name="gr5" draw:text-style-name="P1" draw:layer="layout" svg:width="0.106cm" svg:height="0.218cm" svg:x="19.57cm" svg:y="5.522cm" svg:viewBox="0 0 107 219" draw:points="107,219 34,39 0,0">
              <text:p/>
            </draw:polyline>
            <draw:polyline draw:style-name="gr5" draw:text-style-name="P1" draw:layer="layout" svg:width="0.218cm" svg:height="0.111cm" svg:x="19.385cm" svg:y="5.449cm" svg:viewBox="0 0 219 112" draw:points="219,112 39,39 0,0">
              <text:p/>
            </draw:polyline>
            <draw:polyline draw:style-name="gr5" draw:text-style-name="P1" draw:layer="layout" svg:width="0.106cm" svg:height="0.218cm" svg:x="19.57cm" svg:y="6.503cm" svg:viewBox="0 0 107 219" draw:points="107,0 34,181 0,219">
              <text:p/>
            </draw:polyline>
            <draw:polyline draw:style-name="gr5" draw:text-style-name="P1" draw:layer="layout" svg:width="0.218cm" svg:height="0.111cm" svg:x="19.385cm" svg:y="6.684cm" svg:viewBox="0 0 219 112" draw:points="219,0 39,73 0,112">
              <text:p/>
            </draw:polyline>
            <draw:polyline draw:style-name="gr5" draw:text-style-name="P1" draw:layer="layout" svg:width="0.106cm" svg:height="0.218cm" svg:x="18.405cm" svg:y="6.503cm" svg:viewBox="0 0 107 219" draw:points="0,0 73,181 107,219">
              <text:p/>
            </draw:polyline>
            <draw:polyline draw:style-name="gr5" draw:text-style-name="P1" draw:layer="layout" svg:width="0.218cm" svg:height="0.111cm" svg:x="18.478cm" svg:y="6.684cm" svg:viewBox="0 0 219 112" draw:points="0,0 181,73 219,112">
              <text:p/>
            </draw:polyline>
            <draw:polyline draw:style-name="gr5" draw:text-style-name="P1" draw:layer="layout" svg:width="0.218cm" svg:height="0.107cm" svg:x="18.439cm" svg:y="5.488cm" svg:viewBox="0 0 219 108" draw:points="219,0 39,73 0,108">
              <text:p/>
            </draw:polyline>
            <draw:polyline draw:style-name="gr5" draw:text-style-name="P1" draw:layer="layout" svg:width="0.106cm" svg:height="0.214cm" svg:x="18.371cm" svg:y="5.561cm" svg:viewBox="0 0 107 215" draw:points="107,0 34,181 0,215">
              <text:p/>
            </draw:polyline>
            <draw:polyline draw:style-name="gr5" draw:text-style-name="P1" draw:layer="layout" svg:width="0.803cm" svg:height="0cm" svg:x="20.185cm" svg:y="6.757cm" svg:viewBox="0 0 804 0" draw:points="0,0 765,0 804,0">
              <text:p/>
            </draw:polyline>
            <draw:polyline draw:style-name="gr5" draw:text-style-name="P1" draw:layer="layout" svg:width="0cm" svg:height="0.799cm" svg:x="21.204cm" svg:y="5.703cm" svg:viewBox="0 0 0 800" draw:points="0,800 0,39 0,0">
              <text:p/>
            </draw:polyline>
            <draw:polyline draw:style-name="gr5" draw:text-style-name="P1" draw:layer="layout" svg:width="0.799cm" svg:height="0cm" svg:x="20.151cm" svg:y="5.488cm" svg:viewBox="0 0 800 0" draw:points="800,0 34,0 0,0">
              <text:p/>
            </draw:polyline>
            <draw:polyline draw:style-name="gr5" draw:text-style-name="P1" draw:layer="layout" svg:width="0cm" svg:height="0.799cm" svg:x="19.931cm" svg:y="5.742cm" svg:viewBox="0 0 0 800" draw:points="0,0 0,761 0,800">
              <text:p/>
            </draw:polyline>
            <draw:polyline draw:style-name="gr5" draw:text-style-name="P1" draw:layer="layout" svg:width="0.106cm" svg:height="0.218cm" svg:x="21.096cm" svg:y="5.522cm" svg:viewBox="0 0 107 219" draw:points="107,219 34,39 0,0">
              <text:p/>
            </draw:polyline>
            <draw:polyline draw:style-name="gr5" draw:text-style-name="P1" draw:layer="layout" svg:width="0.214cm" svg:height="0.111cm" svg:x="20.916cm" svg:y="5.449cm" svg:viewBox="0 0 215 112" draw:points="215,112 34,39 0,0">
              <text:p/>
            </draw:polyline>
            <draw:polyline draw:style-name="gr5" draw:text-style-name="P1" draw:layer="layout" svg:width="0.106cm" svg:height="0.218cm" svg:x="21.096cm" svg:y="6.503cm" svg:viewBox="0 0 107 219" draw:points="107,0 34,181 0,219">
              <text:p/>
            </draw:polyline>
            <draw:polyline draw:style-name="gr5" draw:text-style-name="P1" draw:layer="layout" svg:width="0.214cm" svg:height="0.111cm" svg:x="20.916cm" svg:y="6.684cm" svg:viewBox="0 0 215 112" draw:points="215,0 34,73 0,112">
              <text:p/>
            </draw:polyline>
            <draw:polyline draw:style-name="gr5" draw:text-style-name="P1" draw:layer="layout" svg:width="0.111cm" svg:height="0.218cm" svg:x="19.931cm" svg:y="6.503cm" svg:viewBox="0 0 112 219" draw:points="0,0 73,181 112,219">
              <text:p/>
            </draw:polyline>
            <draw:polyline draw:style-name="gr5" draw:text-style-name="P1" draw:layer="layout" svg:width="0.218cm" svg:height="0.111cm" svg:x="20.004cm" svg:y="6.684cm" svg:viewBox="0 0 219 112" draw:points="0,0 181,73 219,112">
              <text:p/>
            </draw:polyline>
            <draw:polyline draw:style-name="gr5" draw:text-style-name="P1" draw:layer="layout" svg:width="0.214cm" svg:height="0.107cm" svg:x="19.97cm" svg:y="5.488cm" svg:viewBox="0 0 215 108" draw:points="215,0 34,73 0,108">
              <text:p/>
            </draw:polyline>
            <draw:polyline draw:style-name="gr5" draw:text-style-name="P1" draw:layer="layout" svg:width="0.106cm" svg:height="0.214cm" svg:x="19.897cm" svg:y="5.561cm" svg:viewBox="0 0 107 215" draw:points="107,0 34,181 0,215">
              <text:p/>
            </draw:polyline>
            <draw:polyline draw:style-name="gr5" draw:text-style-name="P1" draw:layer="layout" svg:width="0.799cm" svg:height="0cm" svg:x="21.716cm" svg:y="6.757cm" svg:viewBox="0 0 800 0" draw:points="0,0 761,0 800,0">
              <text:p/>
            </draw:polyline>
            <draw:polyline draw:style-name="gr5" draw:text-style-name="P1" draw:layer="layout" svg:width="0cm" svg:height="0.799cm" svg:x="22.734cm" svg:y="5.703cm" svg:viewBox="0 0 0 800" draw:points="0,800 0,39 0,0">
              <text:p/>
            </draw:polyline>
            <draw:polyline draw:style-name="gr5" draw:text-style-name="P1" draw:layer="layout" svg:width="0.799cm" svg:height="0cm" svg:x="21.677cm" svg:y="5.488cm" svg:viewBox="0 0 800 0" draw:points="800,0 39,0 0,0">
              <text:p/>
            </draw:polyline>
            <draw:polyline draw:style-name="gr5" draw:text-style-name="P1" draw:layer="layout" svg:width="0cm" svg:height="0.799cm" svg:x="21.462cm" svg:y="5.742cm" svg:viewBox="0 0 0 800" draw:points="0,0 0,761 0,800">
              <text:p/>
            </draw:polyline>
            <draw:polyline draw:style-name="gr5" draw:text-style-name="P1" draw:layer="layout" svg:width="0.111cm" svg:height="0.218cm" svg:x="22.623cm" svg:y="5.522cm" svg:viewBox="0 0 112 219" draw:points="112,219 39,39 0,0">
              <text:p/>
            </draw:polyline>
            <draw:polyline draw:style-name="gr5" draw:text-style-name="P1" draw:layer="layout" svg:width="0.218cm" svg:height="0.111cm" svg:x="22.442cm" svg:y="5.449cm" svg:viewBox="0 0 219 112" draw:points="219,112 34,39 0,0">
              <text:p/>
            </draw:polyline>
            <draw:polyline draw:style-name="gr5" draw:text-style-name="P1" draw:layer="layout" svg:width="0.111cm" svg:height="0.218cm" svg:x="22.623cm" svg:y="6.503cm" svg:viewBox="0 0 112 219" draw:points="112,0 39,181 0,219">
              <text:p/>
            </draw:polyline>
            <draw:polyline draw:style-name="gr5" draw:text-style-name="P1" draw:layer="layout" svg:width="0.218cm" svg:height="0.111cm" svg:x="22.442cm" svg:y="6.684cm" svg:viewBox="0 0 219 112" draw:points="219,0 34,73 0,112">
              <text:p/>
            </draw:polyline>
            <draw:polyline draw:style-name="gr5" draw:text-style-name="P1" draw:layer="layout" svg:width="0.106cm" svg:height="0.218cm" svg:x="21.462cm" svg:y="6.503cm" svg:viewBox="0 0 107 219" draw:points="0,0 69,181 107,219">
              <text:p/>
            </draw:polyline>
            <draw:polyline draw:style-name="gr5" draw:text-style-name="P1" draw:layer="layout" svg:width="0.218cm" svg:height="0.111cm" svg:x="21.531cm" svg:y="6.684cm" svg:viewBox="0 0 219 112" draw:points="0,0 185,73 219,112">
              <text:p/>
            </draw:polyline>
            <draw:polyline draw:style-name="gr5" draw:text-style-name="P1" draw:layer="layout" svg:width="0.218cm" svg:height="0.107cm" svg:x="21.496cm" svg:y="5.488cm" svg:viewBox="0 0 219 108" draw:points="219,0 34,73 0,108">
              <text:p/>
            </draw:polyline>
            <draw:polyline draw:style-name="gr5" draw:text-style-name="P1" draw:layer="layout" svg:width="0.106cm" svg:height="0.214cm" svg:x="21.423cm" svg:y="5.561cm" svg:viewBox="0 0 107 215" draw:points="107,0 39,181 0,215">
              <text:p/>
            </draw:polyline>
            <draw:polyline draw:style-name="gr5" draw:text-style-name="P1" draw:layer="layout" svg:width="0.799cm" svg:height="0cm" svg:x="23.242cm" svg:y="6.757cm" svg:viewBox="0 0 800 0" draw:points="0,0 765,0 800,0">
              <text:p/>
            </draw:polyline>
            <draw:polyline draw:style-name="gr5" draw:text-style-name="P1" draw:layer="layout" svg:width="0cm" svg:height="0.799cm" svg:x="24.261cm" svg:y="5.703cm" svg:viewBox="0 0 0 800" draw:points="0,800 0,39 0,0">
              <text:p/>
            </draw:polyline>
            <draw:polyline draw:style-name="gr5" draw:text-style-name="P1" draw:layer="layout" svg:width="0.799cm" svg:height="0cm" svg:x="23.207cm" svg:y="5.488cm" svg:viewBox="0 0 800 0" draw:points="800,0 34,0 0,0">
              <text:p/>
            </draw:polyline>
            <draw:polyline draw:style-name="gr5" draw:text-style-name="P1" draw:layer="layout" svg:width="0cm" svg:height="0.799cm" svg:x="22.988cm" svg:y="5.742cm" svg:viewBox="0 0 0 800" draw:points="0,0 0,761 0,800">
              <text:p/>
            </draw:polyline>
            <draw:polyline draw:style-name="gr5" draw:text-style-name="P1" draw:layer="layout" svg:width="0.106cm" svg:height="0.218cm" svg:x="24.153cm" svg:y="5.522cm" svg:viewBox="0 0 107 219" draw:points="107,219 34,39 0,0">
              <text:p/>
            </draw:polyline>
            <draw:polyline draw:style-name="gr5" draw:text-style-name="P1" draw:layer="layout" svg:width="0.218cm" svg:height="0.111cm" svg:x="23.968cm" svg:y="5.449cm" svg:viewBox="0 0 219 112" draw:points="219,112 39,39 0,0">
              <text:p/>
            </draw:polyline>
            <draw:polyline draw:style-name="gr5" draw:text-style-name="P1" draw:layer="layout" svg:width="0.106cm" svg:height="0.218cm" svg:x="24.153cm" svg:y="6.503cm" svg:viewBox="0 0 107 219" draw:points="107,0 34,181 0,219">
              <text:p/>
            </draw:polyline>
            <draw:polyline draw:style-name="gr5" draw:text-style-name="P1" draw:layer="layout" svg:width="0.218cm" svg:height="0.111cm" svg:x="23.968cm" svg:y="6.684cm" svg:viewBox="0 0 219 112" draw:points="219,0 39,73 0,112">
              <text:p/>
            </draw:polyline>
            <draw:polyline draw:style-name="gr5" draw:text-style-name="P1" draw:layer="layout" svg:width="0.106cm" svg:height="0.218cm" svg:x="22.988cm" svg:y="6.503cm" svg:viewBox="0 0 107 219" draw:points="0,0 73,181 107,219">
              <text:p/>
            </draw:polyline>
            <draw:polyline draw:style-name="gr5" draw:text-style-name="P1" draw:layer="layout" svg:width="0.218cm" svg:height="0.111cm" svg:x="23.061cm" svg:y="6.684cm" svg:viewBox="0 0 219 112" draw:points="0,0 181,73 219,112">
              <text:p/>
            </draw:polyline>
            <draw:polyline draw:style-name="gr5" draw:text-style-name="P1" draw:layer="layout" svg:width="0.218cm" svg:height="0.107cm" svg:x="23.023cm" svg:y="5.488cm" svg:viewBox="0 0 219 108" draw:points="219,0 39,73 0,108">
              <text:p/>
            </draw:polyline>
            <draw:polyline draw:style-name="gr5" draw:text-style-name="P1" draw:layer="layout" svg:width="0.111cm" svg:height="0.214cm" svg:x="22.949cm" svg:y="5.561cm" svg:viewBox="0 0 112 215" draw:points="112,0 39,181 0,215">
              <text:p/>
            </draw:polyline>
            <draw:polyline draw:style-name="gr5" draw:text-style-name="P1" draw:layer="layout" svg:width="0.764cm" svg:height="0cm" svg:x="24.768cm" svg:y="6.757cm" svg:viewBox="0 0 765 0" draw:points="0,0 731,0 765,0">
              <text:p/>
            </draw:polyline>
            <draw:polyline draw:style-name="gr5" draw:text-style-name="P1" draw:layer="layout" svg:width="0cm" svg:height="0.799cm" svg:x="25.753cm" svg:y="5.703cm" svg:viewBox="0 0 0 800" draw:points="0,800 0,39 0,0">
              <text:p/>
            </draw:polyline>
            <draw:polyline draw:style-name="gr5" draw:text-style-name="P1" draw:layer="layout" svg:width="0.764cm" svg:height="0cm" svg:x="24.734cm" svg:y="5.488cm" svg:viewBox="0 0 765 0" draw:points="765,0 34,0 0,0">
              <text:p/>
            </draw:polyline>
            <draw:polyline draw:style-name="gr5" draw:text-style-name="P1" draw:layer="layout" svg:width="0cm" svg:height="0.799cm" svg:x="24.514cm" svg:y="5.742cm" svg:viewBox="0 0 0 800" draw:points="0,0 0,761 0,800">
              <text:p/>
            </draw:polyline>
            <draw:polyline draw:style-name="gr5" draw:text-style-name="P1" draw:layer="layout" svg:width="0.111cm" svg:height="0.218cm" svg:x="25.641cm" svg:y="5.522cm" svg:viewBox="0 0 112 219" draw:points="112,219 39,39 0,0">
              <text:p/>
            </draw:polyline>
            <draw:polyline draw:style-name="gr5" draw:text-style-name="P1" draw:layer="layout" svg:width="0.218cm" svg:height="0.111cm" svg:x="25.46cm" svg:y="5.449cm" svg:viewBox="0 0 219 112" draw:points="219,112 39,39 0,0">
              <text:p/>
            </draw:polyline>
            <draw:polyline draw:style-name="gr5" draw:text-style-name="P1" draw:layer="layout" svg:width="0.111cm" svg:height="0.218cm" svg:x="25.641cm" svg:y="6.503cm" svg:viewBox="0 0 112 219" draw:points="112,0 39,181 0,219">
              <text:p/>
            </draw:polyline>
            <draw:polyline draw:style-name="gr5" draw:text-style-name="P1" draw:layer="layout" svg:width="0.218cm" svg:height="0.111cm" svg:x="25.46cm" svg:y="6.684cm" svg:viewBox="0 0 219 112" draw:points="219,0 39,73 0,112">
              <text:p/>
            </draw:polyline>
            <draw:polyline draw:style-name="gr5" draw:text-style-name="P1" draw:layer="layout" svg:width="0.111cm" svg:height="0.218cm" svg:x="24.514cm" svg:y="6.503cm" svg:viewBox="0 0 112 219" draw:points="0,0 73,181 112,219">
              <text:p/>
            </draw:polyline>
            <draw:polyline draw:style-name="gr5" draw:text-style-name="P1" draw:layer="layout" svg:width="0.218cm" svg:height="0.111cm" svg:x="24.587cm" svg:y="6.684cm" svg:viewBox="0 0 219 112" draw:points="0,0 181,73 219,112">
              <text:p/>
            </draw:polyline>
            <draw:polyline draw:style-name="gr5" draw:text-style-name="P1" draw:layer="layout" svg:width="0.214cm" svg:height="0.107cm" svg:x="24.553cm" svg:y="5.488cm" svg:viewBox="0 0 215 108" draw:points="215,0 34,73 0,108">
              <text:p/>
            </draw:polyline>
            <draw:polyline draw:style-name="gr5" draw:text-style-name="P1" draw:layer="layout" svg:width="0.106cm" svg:height="0.214cm" svg:x="24.48cm" svg:y="5.561cm" svg:viewBox="0 0 107 215" draw:points="107,0 34,181 0,215">
              <text:p/>
            </draw:polyline>
            <draw:polyline draw:style-name="gr5" draw:text-style-name="P1" draw:layer="layout" svg:width="0.799cm" svg:height="0cm" svg:x="26.26cm" svg:y="6.757cm" svg:viewBox="0 0 800 0" draw:points="0,0 765,0 800,0">
              <text:p/>
            </draw:polyline>
            <draw:polyline draw:style-name="gr5" draw:text-style-name="P1" draw:layer="layout" svg:width="0cm" svg:height="0.799cm" svg:x="27.279cm" svg:y="5.703cm" svg:viewBox="0 0 0 800" draw:points="0,800 0,39 0,0">
              <text:p/>
            </draw:polyline>
            <draw:polyline draw:style-name="gr5" draw:text-style-name="P1" draw:layer="layout" svg:width="0.799cm" svg:height="0cm" svg:x="26.225cm" svg:y="5.488cm" svg:viewBox="0 0 800 0" draw:points="800,0 34,0 0,0">
              <text:p/>
            </draw:polyline>
            <draw:polyline draw:style-name="gr5" draw:text-style-name="P1" draw:layer="layout" svg:width="0cm" svg:height="0.799cm" svg:x="26.006cm" svg:y="5.742cm" svg:viewBox="0 0 0 800" draw:points="0,0 0,761 0,800">
              <text:p/>
            </draw:polyline>
            <draw:polyline draw:style-name="gr5" draw:text-style-name="P1" draw:layer="layout" svg:width="0.106cm" svg:height="0.218cm" svg:x="27.171cm" svg:y="5.522cm" svg:viewBox="0 0 107 219" draw:points="107,219 34,39 0,0">
              <text:p/>
            </draw:polyline>
            <draw:polyline draw:style-name="gr5" draw:text-style-name="P1" draw:layer="layout" svg:width="0.218cm" svg:height="0.111cm" svg:x="26.986cm" svg:y="5.449cm" svg:viewBox="0 0 219 112" draw:points="219,112 39,39 0,0">
              <text:p/>
            </draw:polyline>
            <draw:polyline draw:style-name="gr5" draw:text-style-name="P1" draw:layer="layout" svg:width="0.106cm" svg:height="0.218cm" svg:x="27.171cm" svg:y="6.503cm" svg:viewBox="0 0 107 219" draw:points="107,0 34,181 0,219">
              <text:p/>
            </draw:polyline>
            <draw:polyline draw:style-name="gr5" draw:text-style-name="P1" draw:layer="layout" svg:width="0.218cm" svg:height="0.111cm" svg:x="26.986cm" svg:y="6.684cm" svg:viewBox="0 0 219 112" draw:points="219,0 39,73 0,112">
              <text:p/>
            </draw:polyline>
            <draw:polyline draw:style-name="gr5" draw:text-style-name="P1" draw:layer="layout" svg:width="0.106cm" svg:height="0.218cm" svg:x="26.006cm" svg:y="6.503cm" svg:viewBox="0 0 107 219" draw:points="0,0 73,181 107,219">
              <text:p/>
            </draw:polyline>
            <draw:polyline draw:style-name="gr5" draw:text-style-name="P1" draw:layer="layout" svg:width="0.218cm" svg:height="0.111cm" svg:x="26.079cm" svg:y="6.684cm" svg:viewBox="0 0 219 112" draw:points="0,0 181,73 219,112">
              <text:p/>
            </draw:polyline>
            <draw:polyline draw:style-name="gr5" draw:text-style-name="P1" draw:layer="layout" svg:width="0.218cm" svg:height="0.107cm" svg:x="26.041cm" svg:y="5.488cm" svg:viewBox="0 0 219 108" draw:points="219,0 39,73 0,108">
              <text:p/>
            </draw:polyline>
            <draw:polyline draw:style-name="gr5" draw:text-style-name="P1" draw:layer="layout" svg:width="0.106cm" svg:height="0.214cm" svg:x="25.972cm" svg:y="5.561cm" svg:viewBox="0 0 107 215" draw:points="107,0 34,181 0,215">
              <text:p/>
            </draw:polyline>
            <draw:polyline draw:style-name="gr5" draw:text-style-name="P1" draw:layer="layout" svg:width="0.799cm" svg:height="0cm" svg:x="3.422cm" svg:y="8.284cm" svg:viewBox="0 0 800 0" draw:points="0,0 761,0 800,0">
              <text:p/>
            </draw:polyline>
            <draw:polyline draw:style-name="gr5" draw:text-style-name="P1" draw:layer="layout" svg:width="0cm" svg:height="0.799cm" svg:x="4.437cm" svg:y="7.23cm" svg:viewBox="0 0 0 800" draw:points="0,800 0,39 0,0">
              <text:p/>
            </draw:polyline>
            <draw:polyline draw:style-name="gr5" draw:text-style-name="P1" draw:layer="layout" svg:width="0.799cm" svg:height="0cm" svg:x="3.383cm" svg:y="7.011cm" svg:viewBox="0 0 800 0" draw:points="800,0 39,0 0,0">
              <text:p/>
            </draw:polyline>
            <draw:polyline draw:style-name="gr5" draw:text-style-name="P1" draw:layer="layout" svg:width="0cm" svg:height="0.795cm" svg:x="3.164cm" svg:y="7.269cm" svg:viewBox="0 0 0 796" draw:points="0,0 0,761 0,796">
              <text:p/>
            </draw:polyline>
            <draw:polyline draw:style-name="gr5" draw:text-style-name="P1" draw:layer="layout" svg:width="0.106cm" svg:height="0.218cm" svg:x="4.329cm" svg:y="7.049cm" svg:viewBox="0 0 107 219" draw:points="107,219 39,34 0,0">
              <text:p/>
            </draw:polyline>
            <draw:polyline draw:style-name="gr5" draw:text-style-name="P1" draw:layer="layout" svg:width="0.218cm" svg:height="0.107cm" svg:x="4.148cm" svg:y="6.976cm" svg:viewBox="0 0 219 108" draw:points="219,108 34,34 0,0">
              <text:p/>
            </draw:polyline>
            <draw:polyline draw:style-name="gr5" draw:text-style-name="P1" draw:layer="layout" svg:width="0.106cm" svg:height="0.218cm" svg:x="4.329cm" svg:y="8.03cm" svg:viewBox="0 0 107 219" draw:points="107,0 39,181 0,219">
              <text:p/>
            </draw:polyline>
            <draw:polyline draw:style-name="gr5" draw:text-style-name="P1" draw:layer="layout" svg:width="0.218cm" svg:height="0.107cm" svg:x="4.148cm" svg:y="8.21cm" svg:viewBox="0 0 219 108" draw:points="219,0 34,73 0,108">
              <text:p/>
            </draw:polyline>
            <draw:polyline draw:style-name="gr5" draw:text-style-name="P1" draw:layer="layout" svg:width="0.145cm" svg:height="0.218cm" svg:x="3.164cm" svg:y="8.03cm" svg:viewBox="0 0 146 219" draw:points="0,0 112,181 146,219">
              <text:p/>
            </draw:polyline>
            <draw:polyline draw:style-name="gr5" draw:text-style-name="P1" draw:layer="layout" svg:width="0.18cm" svg:height="0.107cm" svg:x="3.276cm" svg:y="8.21cm" svg:viewBox="0 0 181 108" draw:points="0,0 146,73 181,108">
              <text:p/>
            </draw:polyline>
            <draw:polyline draw:style-name="gr5" draw:text-style-name="P1" draw:layer="layout" svg:width="0.184cm" svg:height="0.111cm" svg:x="3.237cm" svg:y="7.011cm" svg:viewBox="0 0 185 112" draw:points="185,0 39,73 0,112">
              <text:p/>
            </draw:polyline>
            <draw:polyline draw:style-name="gr5" draw:text-style-name="P1" draw:layer="layout" svg:width="0.145cm" svg:height="0.218cm" svg:x="3.13cm" svg:y="7.084cm" svg:viewBox="0 0 146 219" draw:points="146,0 34,185 0,219">
              <text:p/>
            </draw:polyline>
            <draw:polyline draw:style-name="gr5" draw:text-style-name="P1" draw:layer="layout" svg:width="0.799cm" svg:height="0cm" svg:x="4.948cm" svg:y="8.284cm" svg:viewBox="0 0 800 0" draw:points="0,0 765,0 800,0">
              <text:p/>
            </draw:polyline>
            <draw:polyline draw:style-name="gr5" draw:text-style-name="P1" draw:layer="layout" svg:width="0cm" svg:height="0.799cm" svg:x="5.967cm" svg:y="7.23cm" svg:viewBox="0 0 0 800" draw:points="0,800 0,39 0,0">
              <text:p/>
            </draw:polyline>
            <draw:polyline draw:style-name="gr5" draw:text-style-name="P1" draw:layer="layout" svg:width="0.803cm" svg:height="0cm" svg:x="4.909cm" svg:y="7.011cm" svg:viewBox="0 0 804 0" draw:points="804,0 39,0 0,0">
              <text:p/>
            </draw:polyline>
            <draw:polyline draw:style-name="gr5" draw:text-style-name="P1" draw:layer="layout" svg:width="0cm" svg:height="0.795cm" svg:x="4.695cm" svg:y="7.269cm" svg:viewBox="0 0 0 796" draw:points="0,0 0,761 0,796">
              <text:p/>
            </draw:polyline>
            <draw:polyline draw:style-name="gr5" draw:text-style-name="P1" draw:layer="layout" svg:width="0.111cm" svg:height="0.218cm" svg:x="5.855cm" svg:y="7.049cm" svg:viewBox="0 0 112 219" draw:points="112,219 39,34 0,0">
              <text:p/>
            </draw:polyline>
            <draw:polyline draw:style-name="gr5" draw:text-style-name="P1" draw:layer="layout" svg:width="0.218cm" svg:height="0.107cm" svg:x="5.675cm" svg:y="6.976cm" svg:viewBox="0 0 219 108" draw:points="219,108 39,34 0,0">
              <text:p/>
            </draw:polyline>
            <draw:polyline draw:style-name="gr5" draw:text-style-name="P1" draw:layer="layout" svg:width="0.111cm" svg:height="0.218cm" svg:x="5.855cm" svg:y="8.03cm" svg:viewBox="0 0 112 219" draw:points="112,0 39,181 0,219">
              <text:p/>
            </draw:polyline>
            <draw:polyline draw:style-name="gr5" draw:text-style-name="P1" draw:layer="layout" svg:width="0.218cm" svg:height="0.107cm" svg:x="5.675cm" svg:y="8.21cm" svg:viewBox="0 0 219 108" draw:points="219,0 39,73 0,108">
              <text:p/>
            </draw:polyline>
            <draw:polyline draw:style-name="gr5" draw:text-style-name="P1" draw:layer="layout" svg:width="0.106cm" svg:height="0.218cm" svg:x="4.695cm" svg:y="8.03cm" svg:viewBox="0 0 107 219" draw:points="0,0 73,181 107,219">
              <text:p/>
            </draw:polyline>
            <draw:polyline draw:style-name="gr5" draw:text-style-name="P1" draw:layer="layout" svg:width="0.214cm" svg:height="0.107cm" svg:x="4.768cm" svg:y="8.21cm" svg:viewBox="0 0 215 108" draw:points="0,0 181,73 215,108">
              <text:p/>
            </draw:polyline>
            <draw:polyline draw:style-name="gr5" draw:text-style-name="P1" draw:layer="layout" svg:width="0.218cm" svg:height="0.111cm" svg:x="4.729cm" svg:y="7.011cm" svg:viewBox="0 0 219 112" draw:points="219,0 39,73 0,112">
              <text:p/>
            </draw:polyline>
            <draw:polyline draw:style-name="gr5" draw:text-style-name="P1" draw:layer="layout" svg:width="0.111cm" svg:height="0.218cm" svg:x="4.656cm" svg:y="7.084cm" svg:viewBox="0 0 112 219" draw:points="112,0 39,185 0,219">
              <text:p/>
            </draw:polyline>
            <draw:polyline draw:style-name="gr5" draw:text-style-name="P1" draw:layer="layout" svg:width="0.799cm" svg:height="0cm" svg:x="6.474cm" svg:y="8.284cm" svg:viewBox="0 0 800 0" draw:points="0,0 765,0 800,0">
              <text:p/>
            </draw:polyline>
            <draw:polyline draw:style-name="gr5" draw:text-style-name="P1" draw:layer="layout" svg:width="0cm" svg:height="0.799cm" svg:x="7.493cm" svg:y="7.23cm" svg:viewBox="0 0 0 800" draw:points="0,800 0,39 0,0">
              <text:p/>
            </draw:polyline>
            <draw:polyline draw:style-name="gr5" draw:text-style-name="P1" draw:layer="layout" svg:width="0.799cm" svg:height="0cm" svg:x="6.44cm" svg:y="7.011cm" svg:viewBox="0 0 800 0" draw:points="800,0 34,0 0,0">
              <text:p/>
            </draw:polyline>
            <draw:polyline draw:style-name="gr5" draw:text-style-name="P1" draw:layer="layout" svg:width="0cm" svg:height="0.795cm" svg:x="6.221cm" svg:y="7.269cm" svg:viewBox="0 0 0 796" draw:points="0,0 0,761 0,796">
              <text:p/>
            </draw:polyline>
            <draw:polyline draw:style-name="gr5" draw:text-style-name="P1" draw:layer="layout" svg:width="0.106cm" svg:height="0.218cm" svg:x="7.386cm" svg:y="7.049cm" svg:viewBox="0 0 107 219" draw:points="107,219 34,34 0,0">
              <text:p/>
            </draw:polyline>
            <draw:polyline draw:style-name="gr5" draw:text-style-name="P1" draw:layer="layout" svg:width="0.218cm" svg:height="0.107cm" svg:x="7.201cm" svg:y="6.976cm" svg:viewBox="0 0 219 108" draw:points="219,108 39,34 0,0">
              <text:p/>
            </draw:polyline>
            <draw:polyline draw:style-name="gr5" draw:text-style-name="P1" draw:layer="layout" svg:width="0.106cm" svg:height="0.218cm" svg:x="7.386cm" svg:y="8.03cm" svg:viewBox="0 0 107 219" draw:points="107,0 34,181 0,219">
              <text:p/>
            </draw:polyline>
            <draw:polyline draw:style-name="gr5" draw:text-style-name="P1" draw:layer="layout" svg:width="0.218cm" svg:height="0.107cm" svg:x="7.201cm" svg:y="8.21cm" svg:viewBox="0 0 219 108" draw:points="219,0 39,73 0,108">
              <text:p/>
            </draw:polyline>
            <draw:polyline draw:style-name="gr5" draw:text-style-name="P1" draw:layer="layout" svg:width="0.106cm" svg:height="0.218cm" svg:x="6.221cm" svg:y="8.03cm" svg:viewBox="0 0 107 219" draw:points="0,0 73,181 107,219">
              <text:p/>
            </draw:polyline>
            <draw:polyline draw:style-name="gr5" draw:text-style-name="P1" draw:layer="layout" svg:width="0.218cm" svg:height="0.107cm" svg:x="6.294cm" svg:y="8.21cm" svg:viewBox="0 0 219 108" draw:points="0,0 181,73 219,108">
              <text:p/>
            </draw:polyline>
            <draw:polyline draw:style-name="gr5" draw:text-style-name="P1" draw:layer="layout" svg:width="0.218cm" svg:height="0.111cm" svg:x="6.255cm" svg:y="7.011cm" svg:viewBox="0 0 219 112" draw:points="219,0 39,73 0,112">
              <text:p/>
            </draw:polyline>
            <draw:polyline draw:style-name="gr5" draw:text-style-name="P1" draw:layer="layout" svg:width="0.106cm" svg:height="0.218cm" svg:x="6.186cm" svg:y="7.084cm" svg:viewBox="0 0 107 219" draw:points="107,0 34,185 0,219">
              <text:p/>
            </draw:polyline>
            <draw:polyline draw:style-name="gr5" draw:text-style-name="P1" draw:layer="layout" svg:width="0.799cm" svg:height="0cm" svg:x="8.005cm" svg:y="8.284cm" svg:viewBox="0 0 800 0" draw:points="0,0 761,0 800,0">
              <text:p/>
            </draw:polyline>
            <draw:polyline draw:style-name="gr5" draw:text-style-name="P1" draw:layer="layout" svg:width="0cm" svg:height="0.799cm" svg:x="9.02cm" svg:y="7.23cm" svg:viewBox="0 0 0 800" draw:points="0,800 0,39 0,0">
              <text:p/>
            </draw:polyline>
            <draw:polyline draw:style-name="gr5" draw:text-style-name="P1" draw:layer="layout" svg:width="0.799cm" svg:height="0cm" svg:x="7.966cm" svg:y="7.011cm" svg:viewBox="0 0 800 0" draw:points="800,0 39,0 0,0">
              <text:p/>
            </draw:polyline>
            <draw:polyline draw:style-name="gr5" draw:text-style-name="P1" draw:layer="layout" svg:width="0cm" svg:height="0.795cm" svg:x="7.747cm" svg:y="7.269cm" svg:viewBox="0 0 0 796" draw:points="0,0 0,761 0,796">
              <text:p/>
            </draw:polyline>
            <draw:polyline draw:style-name="gr5" draw:text-style-name="P1" draw:layer="layout" svg:width="0.106cm" svg:height="0.218cm" svg:x="8.912cm" svg:y="7.049cm" svg:viewBox="0 0 107 219" draw:points="107,219 34,34 0,0">
              <text:p/>
            </draw:polyline>
            <draw:polyline draw:style-name="gr5" draw:text-style-name="P1" draw:layer="layout" svg:width="0.214cm" svg:height="0.107cm" svg:x="8.732cm" svg:y="6.976cm" svg:viewBox="0 0 215 108" draw:points="215,108 34,34 0,0">
              <text:p/>
            </draw:polyline>
            <draw:polyline draw:style-name="gr5" draw:text-style-name="P1" draw:layer="layout" svg:width="0.106cm" svg:height="0.218cm" svg:x="8.912cm" svg:y="8.03cm" svg:viewBox="0 0 107 219" draw:points="107,0 34,181 0,219">
              <text:p/>
            </draw:polyline>
            <draw:polyline draw:style-name="gr5" draw:text-style-name="P1" draw:layer="layout" svg:width="0.214cm" svg:height="0.107cm" svg:x="8.732cm" svg:y="8.21cm" svg:viewBox="0 0 215 108" draw:points="215,0 34,73 0,108">
              <text:p/>
            </draw:polyline>
            <draw:polyline draw:style-name="gr5" draw:text-style-name="P1" draw:layer="layout" svg:width="0.111cm" svg:height="0.218cm" svg:x="7.747cm" svg:y="8.03cm" svg:viewBox="0 0 112 219" draw:points="0,0 73,181 112,219">
              <text:p/>
            </draw:polyline>
            <draw:polyline draw:style-name="gr5" draw:text-style-name="P1" draw:layer="layout" svg:width="0.218cm" svg:height="0.107cm" svg:x="7.82cm" svg:y="8.21cm" svg:viewBox="0 0 219 108" draw:points="0,0 185,73 219,108">
              <text:p/>
            </draw:polyline>
            <draw:polyline draw:style-name="gr5" draw:text-style-name="P1" draw:layer="layout" svg:width="0.218cm" svg:height="0.111cm" svg:x="7.786cm" svg:y="7.011cm" svg:viewBox="0 0 219 112" draw:points="219,0 34,73 0,112">
              <text:p/>
            </draw:polyline>
            <draw:polyline draw:style-name="gr5" draw:text-style-name="P1" draw:layer="layout" svg:width="0.106cm" svg:height="0.218cm" svg:x="7.713cm" svg:y="7.084cm" svg:viewBox="0 0 107 219" draw:points="107,0 34,185 0,219">
              <text:p/>
            </draw:polyline>
            <draw:polyline draw:style-name="gr5" draw:text-style-name="P1" draw:layer="layout" svg:width="0.799cm" svg:height="0cm" svg:x="9.531cm" svg:y="8.284cm" svg:viewBox="0 0 800 0" draw:points="0,0 761,0 800,0">
              <text:p/>
            </draw:polyline>
            <draw:polyline draw:style-name="gr5" draw:text-style-name="P1" draw:layer="layout" svg:width="0cm" svg:height="0.799cm" svg:x="10.55cm" svg:y="7.23cm" svg:viewBox="0 0 0 800" draw:points="0,800 0,39 0,0">
              <text:p/>
            </draw:polyline>
            <draw:polyline draw:style-name="gr5" draw:text-style-name="P1" draw:layer="layout" svg:width="0.799cm" svg:height="0cm" svg:x="9.493cm" svg:y="7.011cm" svg:viewBox="0 0 800 0" draw:points="800,0 39,0 0,0">
              <text:p/>
            </draw:polyline>
            <draw:polyline draw:style-name="gr5" draw:text-style-name="P1" draw:layer="layout" svg:width="0cm" svg:height="0.795cm" svg:x="9.278cm" svg:y="7.269cm" svg:viewBox="0 0 0 796" draw:points="0,0 0,761 0,796">
              <text:p/>
            </draw:polyline>
            <draw:polyline draw:style-name="gr5" draw:text-style-name="P1" draw:layer="layout" svg:width="0.111cm" svg:height="0.218cm" svg:x="10.438cm" svg:y="7.049cm" svg:viewBox="0 0 112 219" draw:points="112,219 39,34 0,0">
              <text:p/>
            </draw:polyline>
            <draw:polyline draw:style-name="gr5" draw:text-style-name="P1" draw:layer="layout" svg:width="0.218cm" svg:height="0.107cm" svg:x="10.258cm" svg:y="6.976cm" svg:viewBox="0 0 219 108" draw:points="219,108 34,34 0,0">
              <text:p/>
            </draw:polyline>
            <draw:polyline draw:style-name="gr5" draw:text-style-name="P1" draw:layer="layout" svg:width="0.111cm" svg:height="0.218cm" svg:x="10.438cm" svg:y="8.03cm" svg:viewBox="0 0 112 219" draw:points="112,0 39,181 0,219">
              <text:p/>
            </draw:polyline>
            <draw:polyline draw:style-name="gr5" draw:text-style-name="P1" draw:layer="layout" svg:width="0.218cm" svg:height="0.107cm" svg:x="10.258cm" svg:y="8.21cm" svg:viewBox="0 0 219 108" draw:points="219,0 34,73 0,108">
              <text:p/>
            </draw:polyline>
            <draw:polyline draw:style-name="gr5" draw:text-style-name="P1" draw:layer="layout" svg:width="0.106cm" svg:height="0.218cm" svg:x="9.278cm" svg:y="8.03cm" svg:viewBox="0 0 107 219" draw:points="0,0 73,181 107,219">
              <text:p/>
            </draw:polyline>
            <draw:polyline draw:style-name="gr5" draw:text-style-name="P1" draw:layer="layout" svg:width="0.214cm" svg:height="0.107cm" svg:x="9.351cm" svg:y="8.21cm" svg:viewBox="0 0 215 108" draw:points="0,0 181,73 215,108">
              <text:p/>
            </draw:polyline>
            <draw:polyline draw:style-name="gr5" draw:text-style-name="P1" draw:layer="layout" svg:width="0.218cm" svg:height="0.111cm" svg:x="9.312cm" svg:y="7.011cm" svg:viewBox="0 0 219 112" draw:points="219,0 39,73 0,112">
              <text:p/>
            </draw:polyline>
            <draw:polyline draw:style-name="gr5" draw:text-style-name="P1" draw:layer="layout" svg:width="0.111cm" svg:height="0.218cm" svg:x="9.239cm" svg:y="7.084cm" svg:viewBox="0 0 112 219" draw:points="112,0 39,185 0,219">
              <text:p/>
            </draw:polyline>
            <draw:polyline draw:style-name="gr5" draw:text-style-name="P1" draw:layer="layout" svg:width="0.799cm" svg:height="0cm" svg:x="11.057cm" svg:y="8.284cm" svg:viewBox="0 0 800 0" draw:points="0,0 765,0 800,0">
              <text:p/>
            </draw:polyline>
            <draw:polyline draw:style-name="gr5" draw:text-style-name="P1" draw:layer="layout" svg:width="0cm" svg:height="0.799cm" svg:x="12.076cm" svg:y="7.23cm" svg:viewBox="0 0 0 800" draw:points="0,800 0,39 0,0">
              <text:p/>
            </draw:polyline>
            <draw:polyline draw:style-name="gr5" draw:text-style-name="P1" draw:layer="layout" svg:width="0.799cm" svg:height="0cm" svg:x="11.023cm" svg:y="7.011cm" svg:viewBox="0 0 800 0" draw:points="800,0 34,0 0,0">
              <text:p/>
            </draw:polyline>
            <draw:polyline draw:style-name="gr5" draw:text-style-name="P1" draw:layer="layout" svg:width="0cm" svg:height="0.795cm" svg:x="10.804cm" svg:y="7.269cm" svg:viewBox="0 0 0 796" draw:points="0,0 0,761 0,796">
              <text:p/>
            </draw:polyline>
            <draw:polyline draw:style-name="gr5" draw:text-style-name="P1" draw:layer="layout" svg:width="0.106cm" svg:height="0.218cm" svg:x="11.969cm" svg:y="7.049cm" svg:viewBox="0 0 107 219" draw:points="107,219 34,34 0,0">
              <text:p/>
            </draw:polyline>
            <draw:polyline draw:style-name="gr5" draw:text-style-name="P1" draw:layer="layout" svg:width="0.218cm" svg:height="0.107cm" svg:x="11.784cm" svg:y="6.976cm" svg:viewBox="0 0 219 108" draw:points="219,108 39,34 0,0">
              <text:p/>
            </draw:polyline>
            <draw:polyline draw:style-name="gr5" draw:text-style-name="P1" draw:layer="layout" svg:width="0.106cm" svg:height="0.218cm" svg:x="11.969cm" svg:y="8.03cm" svg:viewBox="0 0 107 219" draw:points="107,0 34,181 0,219">
              <text:p/>
            </draw:polyline>
            <draw:polyline draw:style-name="gr5" draw:text-style-name="P1" draw:layer="layout" svg:width="0.218cm" svg:height="0.107cm" svg:x="11.784cm" svg:y="8.21cm" svg:viewBox="0 0 219 108" draw:points="219,0 39,73 0,108">
              <text:p/>
            </draw:polyline>
            <draw:polyline draw:style-name="gr5" draw:text-style-name="P1" draw:layer="layout" svg:width="0.106cm" svg:height="0.218cm" svg:x="10.804cm" svg:y="8.03cm" svg:viewBox="0 0 107 219" draw:points="0,0 73,181 107,219">
              <text:p/>
            </draw:polyline>
            <draw:polyline draw:style-name="gr5" draw:text-style-name="P1" draw:layer="layout" svg:width="0.218cm" svg:height="0.107cm" svg:x="10.877cm" svg:y="8.21cm" svg:viewBox="0 0 219 108" draw:points="0,0 181,73 219,108">
              <text:p/>
            </draw:polyline>
            <draw:polyline draw:style-name="gr5" draw:text-style-name="P1" draw:layer="layout" svg:width="0.218cm" svg:height="0.111cm" svg:x="10.838cm" svg:y="7.011cm" svg:viewBox="0 0 219 112" draw:points="219,0 39,73 0,112">
              <text:p/>
            </draw:polyline>
            <draw:polyline draw:style-name="gr5" draw:text-style-name="P1" draw:layer="layout" svg:width="0.111cm" svg:height="0.218cm" svg:x="10.765cm" svg:y="7.084cm" svg:viewBox="0 0 112 219" draw:points="112,0 39,185 0,219">
              <text:p/>
            </draw:polyline>
            <draw:polyline draw:style-name="gr5" draw:text-style-name="P1" draw:layer="layout" svg:width="0.803cm" svg:height="0cm" svg:x="12.584cm" svg:y="8.284cm" svg:viewBox="0 0 804 0" draw:points="0,0 765,0 804,0">
              <text:p/>
            </draw:polyline>
            <draw:polyline draw:style-name="gr5" draw:text-style-name="P1" draw:layer="layout" svg:width="0cm" svg:height="0.799cm" svg:x="13.603cm" svg:y="7.23cm" svg:viewBox="0 0 0 800" draw:points="0,800 0,39 0,0">
              <text:p/>
            </draw:polyline>
            <draw:polyline draw:style-name="gr5" draw:text-style-name="P1" draw:layer="layout" svg:width="0.799cm" svg:height="0cm" svg:x="12.549cm" svg:y="7.011cm" svg:viewBox="0 0 800 0" draw:points="800,0 34,0 0,0">
              <text:p/>
            </draw:polyline>
            <draw:polyline draw:style-name="gr5" draw:text-style-name="P1" draw:layer="layout" svg:width="0cm" svg:height="0.795cm" svg:x="12.33cm" svg:y="7.269cm" svg:viewBox="0 0 0 796" draw:points="0,0 0,761 0,796">
              <text:p/>
            </draw:polyline>
            <draw:polyline draw:style-name="gr5" draw:text-style-name="P1" draw:layer="layout" svg:width="0.106cm" svg:height="0.218cm" svg:x="13.495cm" svg:y="7.049cm" svg:viewBox="0 0 107 219" draw:points="107,219 34,34 0,0">
              <text:p/>
            </draw:polyline>
            <draw:polyline draw:style-name="gr5" draw:text-style-name="P1" draw:layer="layout" svg:width="0.214cm" svg:height="0.107cm" svg:x="13.315cm" svg:y="6.976cm" svg:viewBox="0 0 215 108" draw:points="215,108 34,34 0,0">
              <text:p/>
            </draw:polyline>
            <draw:polyline draw:style-name="gr5" draw:text-style-name="P1" draw:layer="layout" svg:width="0.106cm" svg:height="0.218cm" svg:x="13.495cm" svg:y="8.03cm" svg:viewBox="0 0 107 219" draw:points="107,0 34,181 0,219">
              <text:p/>
            </draw:polyline>
            <draw:polyline draw:style-name="gr5" draw:text-style-name="P1" draw:layer="layout" svg:width="0.214cm" svg:height="0.107cm" svg:x="13.315cm" svg:y="8.21cm" svg:viewBox="0 0 215 108" draw:points="215,0 34,73 0,108">
              <text:p/>
            </draw:polyline>
            <draw:polyline draw:style-name="gr5" draw:text-style-name="P1" draw:layer="layout" svg:width="0.111cm" svg:height="0.218cm" svg:x="12.33cm" svg:y="8.03cm" svg:viewBox="0 0 112 219" draw:points="0,0 73,181 112,219">
              <text:p/>
            </draw:polyline>
            <draw:polyline draw:style-name="gr5" draw:text-style-name="P1" draw:layer="layout" svg:width="0.218cm" svg:height="0.107cm" svg:x="12.403cm" svg:y="8.21cm" svg:viewBox="0 0 219 108" draw:points="0,0 181,73 219,108">
              <text:p/>
            </draw:polyline>
            <draw:polyline draw:style-name="gr5" draw:text-style-name="P1" draw:layer="layout" svg:width="0.214cm" svg:height="0.111cm" svg:x="12.369cm" svg:y="7.011cm" svg:viewBox="0 0 215 112" draw:points="215,0 34,73 0,112">
              <text:p/>
            </draw:polyline>
            <draw:polyline draw:style-name="gr5" draw:text-style-name="P1" draw:layer="layout" svg:width="0.106cm" svg:height="0.218cm" svg:x="12.296cm" svg:y="7.084cm" svg:viewBox="0 0 107 219" draw:points="107,0 34,185 0,219">
              <text:p/>
            </draw:polyline>
            <draw:polyline draw:style-name="gr5" draw:text-style-name="P1" draw:layer="layout" svg:width="0.76cm" svg:height="0cm" svg:x="14.114cm" svg:y="8.284cm" svg:viewBox="0 0 761 0" draw:points="0,0 727,0 761,0">
              <text:p/>
            </draw:polyline>
            <draw:polyline draw:style-name="gr5" draw:text-style-name="P1" draw:layer="layout" svg:width="0cm" svg:height="0.799cm" svg:x="15.095cm" svg:y="7.23cm" svg:viewBox="0 0 0 800" draw:points="0,800 0,39 0,0">
              <text:p/>
            </draw:polyline>
            <draw:polyline draw:style-name="gr5" draw:text-style-name="P1" draw:layer="layout" svg:width="0.764cm" svg:height="0cm" svg:x="14.076cm" svg:y="7.011cm" svg:viewBox="0 0 765 0" draw:points="765,0 39,0 0,0">
              <text:p/>
            </draw:polyline>
            <draw:polyline draw:style-name="gr5" draw:text-style-name="P1" draw:layer="layout" svg:width="0cm" svg:height="0.795cm" svg:x="13.861cm" svg:y="7.269cm" svg:viewBox="0 0 0 796" draw:points="0,0 0,761 0,796">
              <text:p/>
            </draw:polyline>
            <draw:polyline draw:style-name="gr5" draw:text-style-name="P1" draw:layer="layout" svg:width="0.106cm" svg:height="0.218cm" svg:x="14.987cm" svg:y="7.049cm" svg:viewBox="0 0 107 219" draw:points="107,219 34,34 0,0">
              <text:p/>
            </draw:polyline>
            <draw:polyline draw:style-name="gr5" draw:text-style-name="P1" draw:layer="layout" svg:width="0.218cm" svg:height="0.107cm" svg:x="14.802cm" svg:y="6.976cm" svg:viewBox="0 0 219 108" draw:points="219,108 39,34 0,0">
              <text:p/>
            </draw:polyline>
            <draw:polyline draw:style-name="gr5" draw:text-style-name="P1" draw:layer="layout" svg:width="0.106cm" svg:height="0.218cm" svg:x="14.987cm" svg:y="8.03cm" svg:viewBox="0 0 107 219" draw:points="107,0 34,181 0,219">
              <text:p/>
            </draw:polyline>
            <draw:polyline draw:style-name="gr5" draw:text-style-name="P1" draw:layer="layout" svg:width="0.218cm" svg:height="0.107cm" svg:x="14.802cm" svg:y="8.21cm" svg:viewBox="0 0 219 108" draw:points="219,0 39,73 0,108">
              <text:p/>
            </draw:polyline>
            <draw:polyline draw:style-name="gr5" draw:text-style-name="P1" draw:layer="layout" svg:width="0.106cm" svg:height="0.218cm" svg:x="13.861cm" svg:y="8.03cm" svg:viewBox="0 0 107 219" draw:points="0,0 69,181 107,219">
              <text:p/>
            </draw:polyline>
            <draw:polyline draw:style-name="gr5" draw:text-style-name="P1" draw:layer="layout" svg:width="0.218cm" svg:height="0.107cm" svg:x="13.929cm" svg:y="8.21cm" svg:viewBox="0 0 219 108" draw:points="0,0 185,73 219,108">
              <text:p/>
            </draw:polyline>
            <draw:polyline draw:style-name="gr5" draw:text-style-name="P1" draw:layer="layout" svg:width="0.218cm" svg:height="0.111cm" svg:x="13.895cm" svg:y="7.011cm" svg:viewBox="0 0 219 112" draw:points="219,0 34,73 0,112">
              <text:p/>
            </draw:polyline>
            <draw:polyline draw:style-name="gr5" draw:text-style-name="P1" draw:layer="layout" svg:width="0.106cm" svg:height="0.218cm" svg:x="13.822cm" svg:y="7.084cm" svg:viewBox="0 0 107 219" draw:points="107,0 39,185 0,219">
              <text:p/>
            </draw:polyline>
            <draw:polyline draw:style-name="gr5" draw:text-style-name="P1" draw:layer="layout" svg:width="0.799cm" svg:height="0cm" svg:x="15.606cm" svg:y="8.284cm" svg:viewBox="0 0 800 0" draw:points="0,0 761,0 800,0">
              <text:p/>
            </draw:polyline>
            <draw:polyline draw:style-name="gr5" draw:text-style-name="P1" draw:layer="layout" svg:width="0cm" svg:height="0.799cm" svg:x="16.621cm" svg:y="7.23cm" svg:viewBox="0 0 0 800" draw:points="0,800 0,39 0,0">
              <text:p/>
            </draw:polyline>
            <draw:polyline draw:style-name="gr5" draw:text-style-name="P1" draw:layer="layout" svg:width="0.799cm" svg:height="0cm" svg:x="15.567cm" svg:y="7.011cm" svg:viewBox="0 0 800 0" draw:points="800,0 39,0 0,0">
              <text:p/>
            </draw:polyline>
            <draw:polyline draw:style-name="gr5" draw:text-style-name="P1" draw:layer="layout" svg:width="0cm" svg:height="0.795cm" svg:x="15.348cm" svg:y="7.269cm" svg:viewBox="0 0 0 796" draw:points="0,0 0,761 0,796">
              <text:p/>
            </draw:polyline>
            <draw:polyline draw:style-name="gr5" draw:text-style-name="P1" draw:layer="layout" svg:width="0.106cm" svg:height="0.218cm" svg:x="16.513cm" svg:y="7.049cm" svg:viewBox="0 0 107 219" draw:points="107,219 39,34 0,0">
              <text:p/>
            </draw:polyline>
            <draw:polyline draw:style-name="gr5" draw:text-style-name="P1" draw:layer="layout" svg:width="0.218cm" svg:height="0.107cm" svg:x="16.333cm" svg:y="6.976cm" svg:viewBox="0 0 219 108" draw:points="219,108 34,34 0,0">
              <text:p/>
            </draw:polyline>
            <draw:polyline draw:style-name="gr5" draw:text-style-name="P1" draw:layer="layout" svg:width="0.106cm" svg:height="0.218cm" svg:x="16.513cm" svg:y="8.03cm" svg:viewBox="0 0 107 219" draw:points="107,0 39,181 0,219">
              <text:p/>
            </draw:polyline>
            <draw:polyline draw:style-name="gr5" draw:text-style-name="P1" draw:layer="layout" svg:width="0.218cm" svg:height="0.107cm" svg:x="16.333cm" svg:y="8.21cm" svg:viewBox="0 0 219 108" draw:points="219,0 34,73 0,108">
              <text:p/>
            </draw:polyline>
            <draw:polyline draw:style-name="gr5" draw:text-style-name="P1" draw:layer="layout" svg:width="0.111cm" svg:height="0.218cm" svg:x="15.348cm" svg:y="8.03cm" svg:viewBox="0 0 112 219" draw:points="0,0 73,181 112,219">
              <text:p/>
            </draw:polyline>
            <draw:polyline draw:style-name="gr5" draw:text-style-name="P1" draw:layer="layout" svg:width="0.218cm" svg:height="0.107cm" svg:x="15.421cm" svg:y="8.21cm" svg:viewBox="0 0 219 108" draw:points="0,0 185,73 219,108">
              <text:p/>
            </draw:polyline>
            <draw:polyline draw:style-name="gr5" draw:text-style-name="P1" draw:layer="layout" svg:width="0.218cm" svg:height="0.111cm" svg:x="15.387cm" svg:y="7.011cm" svg:viewBox="0 0 219 112" draw:points="219,0 34,73 0,112">
              <text:p/>
            </draw:polyline>
            <draw:polyline draw:style-name="gr5" draw:text-style-name="P1" draw:layer="layout" svg:width="0.106cm" svg:height="0.218cm" svg:x="15.314cm" svg:y="7.084cm" svg:viewBox="0 0 107 219" draw:points="107,0 34,185 0,219">
              <text:p/>
            </draw:polyline>
            <draw:polyline draw:style-name="gr5" draw:text-style-name="P1" draw:layer="layout" svg:width="0.799cm" svg:height="0cm" svg:x="17.132cm" svg:y="8.284cm" svg:viewBox="0 0 800 0" draw:points="0,0 765,0 800,0">
              <text:p/>
            </draw:polyline>
            <draw:polyline draw:style-name="gr5" draw:text-style-name="P1" draw:layer="layout" svg:width="0cm" svg:height="0.799cm" svg:x="18.151cm" svg:y="7.23cm" svg:viewBox="0 0 0 800" draw:points="0,800 0,39 0,0">
              <text:p/>
            </draw:polyline>
            <draw:polyline draw:style-name="gr5" draw:text-style-name="P1" draw:layer="layout" svg:width="0.803cm" svg:height="0cm" svg:x="17.094cm" svg:y="7.011cm" svg:viewBox="0 0 804 0" draw:points="804,0 39,0 0,0">
              <text:p/>
            </draw:polyline>
            <draw:polyline draw:style-name="gr5" draw:text-style-name="P1" draw:layer="layout" svg:width="0cm" svg:height="0.795cm" svg:x="16.879cm" svg:y="7.269cm" svg:viewBox="0 0 0 796" draw:points="0,0 0,761 0,796">
              <text:p/>
            </draw:polyline>
            <draw:polyline draw:style-name="gr5" draw:text-style-name="P1" draw:layer="layout" svg:width="0.111cm" svg:height="0.218cm" svg:x="18.04cm" svg:y="7.049cm" svg:viewBox="0 0 112 219" draw:points="112,219 39,34 0,0">
              <text:p/>
            </draw:polyline>
            <draw:polyline draw:style-name="gr5" draw:text-style-name="P1" draw:layer="layout" svg:width="0.218cm" svg:height="0.107cm" svg:x="17.859cm" svg:y="6.976cm" svg:viewBox="0 0 219 108" draw:points="219,108 39,34 0,0">
              <text:p/>
            </draw:polyline>
            <draw:polyline draw:style-name="gr5" draw:text-style-name="P1" draw:layer="layout" svg:width="0.111cm" svg:height="0.218cm" svg:x="18.04cm" svg:y="8.03cm" svg:viewBox="0 0 112 219" draw:points="112,0 39,181 0,219">
              <text:p/>
            </draw:polyline>
            <draw:polyline draw:style-name="gr5" draw:text-style-name="P1" draw:layer="layout" svg:width="0.218cm" svg:height="0.107cm" svg:x="17.859cm" svg:y="8.21cm" svg:viewBox="0 0 219 108" draw:points="219,0 39,73 0,108">
              <text:p/>
            </draw:polyline>
            <draw:polyline draw:style-name="gr5" draw:text-style-name="P1" draw:layer="layout" svg:width="0.106cm" svg:height="0.218cm" svg:x="16.879cm" svg:y="8.03cm" svg:viewBox="0 0 107 219" draw:points="0,0 73,181 107,219">
              <text:p/>
            </draw:polyline>
            <draw:polyline draw:style-name="gr5" draw:text-style-name="P1" draw:layer="layout" svg:width="0.214cm" svg:height="0.107cm" svg:x="16.952cm" svg:y="8.21cm" svg:viewBox="0 0 215 108" draw:points="0,0 181,73 215,108">
              <text:p/>
            </draw:polyline>
            <draw:polyline draw:style-name="gr5" draw:text-style-name="P1" draw:layer="layout" svg:width="0.218cm" svg:height="0.111cm" svg:x="16.913cm" svg:y="7.011cm" svg:viewBox="0 0 219 112" draw:points="219,0 39,73 0,112">
              <text:p/>
            </draw:polyline>
            <draw:polyline draw:style-name="gr5" draw:text-style-name="P1" draw:layer="layout" svg:width="0.111cm" svg:height="0.218cm" svg:x="16.84cm" svg:y="7.084cm" svg:viewBox="0 0 112 219" draw:points="112,0 39,185 0,219">
              <text:p/>
            </draw:polyline>
            <draw:polyline draw:style-name="gr5" draw:text-style-name="P1" draw:layer="layout" svg:width="0.799cm" svg:height="0cm" svg:x="18.659cm" svg:y="8.284cm" svg:viewBox="0 0 800 0" draw:points="0,0 765,0 800,0">
              <text:p/>
            </draw:polyline>
            <draw:polyline draw:style-name="gr5" draw:text-style-name="P1" draw:layer="layout" svg:width="0cm" svg:height="0.799cm" svg:x="19.678cm" svg:y="7.23cm" svg:viewBox="0 0 0 800" draw:points="0,800 0,39 0,0">
              <text:p/>
            </draw:polyline>
            <draw:polyline draw:style-name="gr5" draw:text-style-name="P1" draw:layer="layout" svg:width="0.799cm" svg:height="0cm" svg:x="18.624cm" svg:y="7.011cm" svg:viewBox="0 0 800 0" draw:points="800,0 34,0 0,0">
              <text:p/>
            </draw:polyline>
            <draw:polyline draw:style-name="gr5" draw:text-style-name="P1" draw:layer="layout" svg:width="0cm" svg:height="0.795cm" svg:x="18.405cm" svg:y="7.269cm" svg:viewBox="0 0 0 796" draw:points="0,0 0,761 0,796">
              <text:p/>
            </draw:polyline>
            <draw:polyline draw:style-name="gr5" draw:text-style-name="P1" draw:layer="layout" svg:width="0.106cm" svg:height="0.218cm" svg:x="19.57cm" svg:y="7.049cm" svg:viewBox="0 0 107 219" draw:points="107,219 34,34 0,0">
              <text:p/>
            </draw:polyline>
            <draw:polyline draw:style-name="gr5" draw:text-style-name="P1" draw:layer="layout" svg:width="0.218cm" svg:height="0.107cm" svg:x="19.385cm" svg:y="6.976cm" svg:viewBox="0 0 219 108" draw:points="219,108 39,34 0,0">
              <text:p/>
            </draw:polyline>
            <draw:polyline draw:style-name="gr5" draw:text-style-name="P1" draw:layer="layout" svg:width="0.106cm" svg:height="0.218cm" svg:x="19.57cm" svg:y="8.03cm" svg:viewBox="0 0 107 219" draw:points="107,0 34,181 0,219">
              <text:p/>
            </draw:polyline>
            <draw:polyline draw:style-name="gr5" draw:text-style-name="P1" draw:layer="layout" svg:width="0.218cm" svg:height="0.107cm" svg:x="19.385cm" svg:y="8.21cm" svg:viewBox="0 0 219 108" draw:points="219,0 39,73 0,108">
              <text:p/>
            </draw:polyline>
            <draw:polyline draw:style-name="gr5" draw:text-style-name="P1" draw:layer="layout" svg:width="0.106cm" svg:height="0.218cm" svg:x="18.405cm" svg:y="8.03cm" svg:viewBox="0 0 107 219" draw:points="0,0 73,181 107,219">
              <text:p/>
            </draw:polyline>
            <draw:polyline draw:style-name="gr5" draw:text-style-name="P1" draw:layer="layout" svg:width="0.218cm" svg:height="0.107cm" svg:x="18.478cm" svg:y="8.21cm" svg:viewBox="0 0 219 108" draw:points="0,0 181,73 219,108">
              <text:p/>
            </draw:polyline>
            <draw:polyline draw:style-name="gr5" draw:text-style-name="P1" draw:layer="layout" svg:width="0.218cm" svg:height="0.111cm" svg:x="18.439cm" svg:y="7.011cm" svg:viewBox="0 0 219 112" draw:points="219,0 39,73 0,112">
              <text:p/>
            </draw:polyline>
            <draw:polyline draw:style-name="gr5" draw:text-style-name="P1" draw:layer="layout" svg:width="0.106cm" svg:height="0.218cm" svg:x="18.371cm" svg:y="7.084cm" svg:viewBox="0 0 107 219" draw:points="107,0 34,185 0,219">
              <text:p/>
            </draw:polyline>
            <draw:polyline draw:style-name="gr5" draw:text-style-name="P1" draw:layer="layout" svg:width="0.803cm" svg:height="0cm" svg:x="20.185cm" svg:y="8.284cm" svg:viewBox="0 0 804 0" draw:points="0,0 765,0 804,0">
              <text:p/>
            </draw:polyline>
            <draw:polyline draw:style-name="gr5" draw:text-style-name="P1" draw:layer="layout" svg:width="0cm" svg:height="0.799cm" svg:x="21.204cm" svg:y="7.23cm" svg:viewBox="0 0 0 800" draw:points="0,800 0,39 0,0">
              <text:p/>
            </draw:polyline>
            <draw:polyline draw:style-name="gr5" draw:text-style-name="P1" draw:layer="layout" svg:width="0.799cm" svg:height="0cm" svg:x="20.151cm" svg:y="7.011cm" svg:viewBox="0 0 800 0" draw:points="800,0 34,0 0,0">
              <text:p/>
            </draw:polyline>
            <draw:polyline draw:style-name="gr5" draw:text-style-name="P1" draw:layer="layout" svg:width="0cm" svg:height="0.795cm" svg:x="19.931cm" svg:y="7.269cm" svg:viewBox="0 0 0 796" draw:points="0,0 0,761 0,796">
              <text:p/>
            </draw:polyline>
            <draw:polyline draw:style-name="gr5" draw:text-style-name="P1" draw:layer="layout" svg:width="0.106cm" svg:height="0.218cm" svg:x="21.096cm" svg:y="7.049cm" svg:viewBox="0 0 107 219" draw:points="107,219 34,34 0,0">
              <text:p/>
            </draw:polyline>
            <draw:polyline draw:style-name="gr5" draw:text-style-name="P1" draw:layer="layout" svg:width="0.214cm" svg:height="0.107cm" svg:x="20.916cm" svg:y="6.976cm" svg:viewBox="0 0 215 108" draw:points="215,108 34,34 0,0">
              <text:p/>
            </draw:polyline>
            <draw:polyline draw:style-name="gr5" draw:text-style-name="P1" draw:layer="layout" svg:width="0.106cm" svg:height="0.218cm" svg:x="21.096cm" svg:y="8.03cm" svg:viewBox="0 0 107 219" draw:points="107,0 34,181 0,219">
              <text:p/>
            </draw:polyline>
            <draw:polyline draw:style-name="gr5" draw:text-style-name="P1" draw:layer="layout" svg:width="0.214cm" svg:height="0.107cm" svg:x="20.916cm" svg:y="8.21cm" svg:viewBox="0 0 215 108" draw:points="215,0 34,73 0,108">
              <text:p/>
            </draw:polyline>
            <draw:polyline draw:style-name="gr5" draw:text-style-name="P1" draw:layer="layout" svg:width="0.111cm" svg:height="0.218cm" svg:x="19.931cm" svg:y="8.03cm" svg:viewBox="0 0 112 219" draw:points="0,0 73,181 112,219">
              <text:p/>
            </draw:polyline>
            <draw:polyline draw:style-name="gr5" draw:text-style-name="P1" draw:layer="layout" svg:width="0.218cm" svg:height="0.107cm" svg:x="20.004cm" svg:y="8.21cm" svg:viewBox="0 0 219 108" draw:points="0,0 181,73 219,108">
              <text:p/>
            </draw:polyline>
            <draw:polyline draw:style-name="gr5" draw:text-style-name="P1" draw:layer="layout" svg:width="0.214cm" svg:height="0.111cm" svg:x="19.97cm" svg:y="7.011cm" svg:viewBox="0 0 215 112" draw:points="215,0 34,73 0,112">
              <text:p/>
            </draw:polyline>
            <draw:polyline draw:style-name="gr5" draw:text-style-name="P1" draw:layer="layout" svg:width="0.106cm" svg:height="0.218cm" svg:x="19.897cm" svg:y="7.084cm" svg:viewBox="0 0 107 219" draw:points="107,0 34,185 0,219">
              <text:p/>
            </draw:polyline>
            <draw:polyline draw:style-name="gr5" draw:text-style-name="P1" draw:layer="layout" svg:width="0.799cm" svg:height="0cm" svg:x="21.716cm" svg:y="8.284cm" svg:viewBox="0 0 800 0" draw:points="0,0 761,0 800,0">
              <text:p/>
            </draw:polyline>
            <draw:polyline draw:style-name="gr5" draw:text-style-name="P1" draw:layer="layout" svg:width="0cm" svg:height="0.799cm" svg:x="22.734cm" svg:y="7.23cm" svg:viewBox="0 0 0 800" draw:points="0,800 0,39 0,0">
              <text:p/>
            </draw:polyline>
            <draw:polyline draw:style-name="gr5" draw:text-style-name="P1" draw:layer="layout" svg:width="0.799cm" svg:height="0cm" svg:x="21.677cm" svg:y="7.011cm" svg:viewBox="0 0 800 0" draw:points="800,0 39,0 0,0">
              <text:p/>
            </draw:polyline>
            <draw:polyline draw:style-name="gr5" draw:text-style-name="P1" draw:layer="layout" svg:width="0cm" svg:height="0.795cm" svg:x="21.462cm" svg:y="7.269cm" svg:viewBox="0 0 0 796" draw:points="0,0 0,761 0,796">
              <text:p/>
            </draw:polyline>
            <draw:polyline draw:style-name="gr5" draw:text-style-name="P1" draw:layer="layout" svg:width="0.111cm" svg:height="0.218cm" svg:x="22.623cm" svg:y="7.049cm" svg:viewBox="0 0 112 219" draw:points="112,219 39,34 0,0">
              <text:p/>
            </draw:polyline>
            <draw:polyline draw:style-name="gr5" draw:text-style-name="P1" draw:layer="layout" svg:width="0.218cm" svg:height="0.107cm" svg:x="22.442cm" svg:y="6.976cm" svg:viewBox="0 0 219 108" draw:points="219,108 34,34 0,0">
              <text:p/>
            </draw:polyline>
            <draw:polyline draw:style-name="gr5" draw:text-style-name="P1" draw:layer="layout" svg:width="0.111cm" svg:height="0.218cm" svg:x="22.623cm" svg:y="8.03cm" svg:viewBox="0 0 112 219" draw:points="112,0 39,181 0,219">
              <text:p/>
            </draw:polyline>
            <draw:polyline draw:style-name="gr5" draw:text-style-name="P1" draw:layer="layout" svg:width="0.218cm" svg:height="0.107cm" svg:x="22.442cm" svg:y="8.21cm" svg:viewBox="0 0 219 108" draw:points="219,0 34,73 0,108">
              <text:p/>
            </draw:polyline>
            <draw:polyline draw:style-name="gr5" draw:text-style-name="P1" draw:layer="layout" svg:width="0.106cm" svg:height="0.218cm" svg:x="21.462cm" svg:y="8.03cm" svg:viewBox="0 0 107 219" draw:points="0,0 69,181 107,219">
              <text:p/>
            </draw:polyline>
            <draw:polyline draw:style-name="gr5" draw:text-style-name="P1" draw:layer="layout" svg:width="0.218cm" svg:height="0.107cm" svg:x="21.531cm" svg:y="8.21cm" svg:viewBox="0 0 219 108" draw:points="0,0 185,73 219,108">
              <text:p/>
            </draw:polyline>
            <draw:polyline draw:style-name="gr5" draw:text-style-name="P1" draw:layer="layout" svg:width="0.218cm" svg:height="0.111cm" svg:x="21.496cm" svg:y="7.011cm" svg:viewBox="0 0 219 112" draw:points="219,0 34,73 0,112">
              <text:p/>
            </draw:polyline>
            <draw:polyline draw:style-name="gr5" draw:text-style-name="P1" draw:layer="layout" svg:width="0.106cm" svg:height="0.218cm" svg:x="21.423cm" svg:y="7.084cm" svg:viewBox="0 0 107 219" draw:points="107,0 39,185 0,219">
              <text:p/>
            </draw:polyline>
            <draw:polyline draw:style-name="gr5" draw:text-style-name="P1" draw:layer="layout" svg:width="0.799cm" svg:height="0cm" svg:x="23.242cm" svg:y="8.284cm" svg:viewBox="0 0 800 0" draw:points="0,0 765,0 800,0">
              <text:p/>
            </draw:polyline>
            <draw:polyline draw:style-name="gr5" draw:text-style-name="P1" draw:layer="layout" svg:width="0cm" svg:height="0.799cm" svg:x="24.261cm" svg:y="7.23cm" svg:viewBox="0 0 0 800" draw:points="0,800 0,39 0,0">
              <text:p/>
            </draw:polyline>
            <draw:polyline draw:style-name="gr5" draw:text-style-name="P1" draw:layer="layout" svg:width="0.799cm" svg:height="0cm" svg:x="23.207cm" svg:y="7.011cm" svg:viewBox="0 0 800 0" draw:points="800,0 34,0 0,0">
              <text:p/>
            </draw:polyline>
            <draw:polyline draw:style-name="gr5" draw:text-style-name="P1" draw:layer="layout" svg:width="0cm" svg:height="0.795cm" svg:x="22.988cm" svg:y="7.269cm" svg:viewBox="0 0 0 796" draw:points="0,0 0,761 0,796">
              <text:p/>
            </draw:polyline>
            <draw:polyline draw:style-name="gr5" draw:text-style-name="P1" draw:layer="layout" svg:width="0.106cm" svg:height="0.218cm" svg:x="24.153cm" svg:y="7.049cm" svg:viewBox="0 0 107 219" draw:points="107,219 34,34 0,0">
              <text:p/>
            </draw:polyline>
            <draw:polyline draw:style-name="gr5" draw:text-style-name="P1" draw:layer="layout" svg:width="0.218cm" svg:height="0.107cm" svg:x="23.968cm" svg:y="6.976cm" svg:viewBox="0 0 219 108" draw:points="219,108 39,34 0,0">
              <text:p/>
            </draw:polyline>
            <draw:polyline draw:style-name="gr5" draw:text-style-name="P1" draw:layer="layout" svg:width="0.106cm" svg:height="0.218cm" svg:x="24.153cm" svg:y="8.03cm" svg:viewBox="0 0 107 219" draw:points="107,0 34,181 0,219">
              <text:p/>
            </draw:polyline>
            <draw:polyline draw:style-name="gr5" draw:text-style-name="P1" draw:layer="layout" svg:width="0.218cm" svg:height="0.107cm" svg:x="23.968cm" svg:y="8.21cm" svg:viewBox="0 0 219 108" draw:points="219,0 39,73 0,108">
              <text:p/>
            </draw:polyline>
            <draw:polyline draw:style-name="gr5" draw:text-style-name="P1" draw:layer="layout" svg:width="0.106cm" svg:height="0.218cm" svg:x="22.988cm" svg:y="8.03cm" svg:viewBox="0 0 107 219" draw:points="0,0 73,181 107,219">
              <text:p/>
            </draw:polyline>
            <draw:polyline draw:style-name="gr5" draw:text-style-name="P1" draw:layer="layout" svg:width="0.218cm" svg:height="0.107cm" svg:x="23.061cm" svg:y="8.21cm" svg:viewBox="0 0 219 108" draw:points="0,0 181,73 219,108">
              <text:p/>
            </draw:polyline>
            <draw:polyline draw:style-name="gr5" draw:text-style-name="P1" draw:layer="layout" svg:width="0.218cm" svg:height="0.111cm" svg:x="23.023cm" svg:y="7.011cm" svg:viewBox="0 0 219 112" draw:points="219,0 39,73 0,112">
              <text:p/>
            </draw:polyline>
            <draw:polyline draw:style-name="gr5" draw:text-style-name="P1" draw:layer="layout" svg:width="0.111cm" svg:height="0.218cm" svg:x="22.949cm" svg:y="7.084cm" svg:viewBox="0 0 112 219" draw:points="112,0 39,185 0,219">
              <text:p/>
            </draw:polyline>
            <draw:polyline draw:style-name="gr5" draw:text-style-name="P1" draw:layer="layout" svg:width="0.764cm" svg:height="0cm" svg:x="24.768cm" svg:y="8.284cm" svg:viewBox="0 0 765 0" draw:points="0,0 731,0 765,0">
              <text:p/>
            </draw:polyline>
            <draw:polyline draw:style-name="gr5" draw:text-style-name="P1" draw:layer="layout" svg:width="0cm" svg:height="0.799cm" svg:x="25.753cm" svg:y="7.23cm" svg:viewBox="0 0 0 800" draw:points="0,800 0,39 0,0">
              <text:p/>
            </draw:polyline>
            <draw:polyline draw:style-name="gr5" draw:text-style-name="P1" draw:layer="layout" svg:width="0.764cm" svg:height="0cm" svg:x="24.734cm" svg:y="7.011cm" svg:viewBox="0 0 765 0" draw:points="765,0 34,0 0,0">
              <text:p/>
            </draw:polyline>
            <draw:polyline draw:style-name="gr5" draw:text-style-name="P1" draw:layer="layout" svg:width="0cm" svg:height="0.795cm" svg:x="24.514cm" svg:y="7.269cm" svg:viewBox="0 0 0 796" draw:points="0,0 0,761 0,796">
              <text:p/>
            </draw:polyline>
            <draw:polyline draw:style-name="gr5" draw:text-style-name="P1" draw:layer="layout" svg:width="0.111cm" svg:height="0.218cm" svg:x="25.641cm" svg:y="7.049cm" svg:viewBox="0 0 112 219" draw:points="112,219 39,34 0,0">
              <text:p/>
            </draw:polyline>
            <draw:polyline draw:style-name="gr5" draw:text-style-name="P1" draw:layer="layout" svg:width="0.218cm" svg:height="0.107cm" svg:x="25.46cm" svg:y="6.976cm" svg:viewBox="0 0 219 108" draw:points="219,108 39,34 0,0">
              <text:p/>
            </draw:polyline>
            <draw:polyline draw:style-name="gr5" draw:text-style-name="P1" draw:layer="layout" svg:width="0.111cm" svg:height="0.218cm" svg:x="25.641cm" svg:y="8.03cm" svg:viewBox="0 0 112 219" draw:points="112,0 39,181 0,219">
              <text:p/>
            </draw:polyline>
            <draw:polyline draw:style-name="gr5" draw:text-style-name="P1" draw:layer="layout" svg:width="0.218cm" svg:height="0.107cm" svg:x="25.46cm" svg:y="8.21cm" svg:viewBox="0 0 219 108" draw:points="219,0 39,73 0,108">
              <text:p/>
            </draw:polyline>
            <draw:polyline draw:style-name="gr5" draw:text-style-name="P1" draw:layer="layout" svg:width="0.111cm" svg:height="0.218cm" svg:x="24.514cm" svg:y="8.03cm" svg:viewBox="0 0 112 219" draw:points="0,0 73,181 112,219">
              <text:p/>
            </draw:polyline>
            <draw:polyline draw:style-name="gr5" draw:text-style-name="P1" draw:layer="layout" svg:width="0.218cm" svg:height="0.107cm" svg:x="24.587cm" svg:y="8.21cm" svg:viewBox="0 0 219 108" draw:points="0,0 181,73 219,108">
              <text:p/>
            </draw:polyline>
            <draw:polyline draw:style-name="gr5" draw:text-style-name="P1" draw:layer="layout" svg:width="0.214cm" svg:height="0.111cm" svg:x="24.553cm" svg:y="7.011cm" svg:viewBox="0 0 215 112" draw:points="215,0 34,73 0,112">
              <text:p/>
            </draw:polyline>
            <draw:polyline draw:style-name="gr5" draw:text-style-name="P1" draw:layer="layout" svg:width="0.106cm" svg:height="0.218cm" svg:x="24.48cm" svg:y="7.084cm" svg:viewBox="0 0 107 219" draw:points="107,0 34,185 0,219">
              <text:p/>
            </draw:polyline>
            <draw:polyline draw:style-name="gr5" draw:text-style-name="P1" draw:layer="layout" svg:width="0.799cm" svg:height="0cm" svg:x="26.26cm" svg:y="8.284cm" svg:viewBox="0 0 800 0" draw:points="0,0 765,0 800,0">
              <text:p/>
            </draw:polyline>
            <draw:polyline draw:style-name="gr5" draw:text-style-name="P1" draw:layer="layout" svg:width="0cm" svg:height="0.799cm" svg:x="27.279cm" svg:y="7.23cm" svg:viewBox="0 0 0 800" draw:points="0,800 0,39 0,0">
              <text:p/>
            </draw:polyline>
            <draw:polyline draw:style-name="gr5" draw:text-style-name="P1" draw:layer="layout" svg:width="0.799cm" svg:height="0cm" svg:x="26.225cm" svg:y="7.011cm" svg:viewBox="0 0 800 0" draw:points="800,0 34,0 0,0">
              <text:p/>
            </draw:polyline>
            <draw:polyline draw:style-name="gr5" draw:text-style-name="P1" draw:layer="layout" svg:width="0cm" svg:height="0.795cm" svg:x="26.006cm" svg:y="7.269cm" svg:viewBox="0 0 0 796" draw:points="0,0 0,761 0,796">
              <text:p/>
            </draw:polyline>
            <draw:polyline draw:style-name="gr5" draw:text-style-name="P1" draw:layer="layout" svg:width="0.106cm" svg:height="0.218cm" svg:x="27.171cm" svg:y="7.049cm" svg:viewBox="0 0 107 219" draw:points="107,219 34,34 0,0">
              <text:p/>
            </draw:polyline>
            <draw:polyline draw:style-name="gr5" draw:text-style-name="P1" draw:layer="layout" svg:width="0.218cm" svg:height="0.107cm" svg:x="26.986cm" svg:y="6.976cm" svg:viewBox="0 0 219 108" draw:points="219,108 39,34 0,0">
              <text:p/>
            </draw:polyline>
            <draw:polyline draw:style-name="gr5" draw:text-style-name="P1" draw:layer="layout" svg:width="0.106cm" svg:height="0.218cm" svg:x="27.171cm" svg:y="8.03cm" svg:viewBox="0 0 107 219" draw:points="107,0 34,181 0,219">
              <text:p/>
            </draw:polyline>
            <draw:polyline draw:style-name="gr5" draw:text-style-name="P1" draw:layer="layout" svg:width="0.218cm" svg:height="0.107cm" svg:x="26.986cm" svg:y="8.21cm" svg:viewBox="0 0 219 108" draw:points="219,0 39,73 0,108">
              <text:p/>
            </draw:polyline>
            <draw:polyline draw:style-name="gr5" draw:text-style-name="P1" draw:layer="layout" svg:width="0.106cm" svg:height="0.218cm" svg:x="26.006cm" svg:y="8.03cm" svg:viewBox="0 0 107 219" draw:points="0,0 73,181 107,219">
              <text:p/>
            </draw:polyline>
            <draw:polyline draw:style-name="gr5" draw:text-style-name="P1" draw:layer="layout" svg:width="0.218cm" svg:height="0.107cm" svg:x="26.079cm" svg:y="8.21cm" svg:viewBox="0 0 219 108" draw:points="0,0 181,73 219,108">
              <text:p/>
            </draw:polyline>
            <draw:polyline draw:style-name="gr5" draw:text-style-name="P1" draw:layer="layout" svg:width="0.218cm" svg:height="0.111cm" svg:x="26.041cm" svg:y="7.011cm" svg:viewBox="0 0 219 112" draw:points="219,0 39,73 0,112">
              <text:p/>
            </draw:polyline>
            <draw:polyline draw:style-name="gr5" draw:text-style-name="P1" draw:layer="layout" svg:width="0.106cm" svg:height="0.218cm" svg:x="25.972cm" svg:y="7.084cm" svg:viewBox="0 0 107 219" draw:points="107,0 34,185 0,219">
              <text:p/>
            </draw:polyline>
            <draw:polyline draw:style-name="gr5" draw:text-style-name="P1" draw:layer="layout" svg:width="0.799cm" svg:height="0cm" svg:x="3.422cm" svg:y="9.81cm" svg:viewBox="0 0 800 0" draw:points="0,0 761,0 800,0">
              <text:p/>
            </draw:polyline>
            <draw:polyline draw:style-name="gr5" draw:text-style-name="P1" draw:layer="layout" svg:width="0cm" svg:height="0.799cm" svg:x="4.437cm" svg:y="8.757cm" svg:viewBox="0 0 0 800" draw:points="0,800 0,34 0,0">
              <text:p/>
            </draw:polyline>
            <draw:polyline draw:style-name="gr5" draw:text-style-name="P1" draw:layer="layout" svg:width="0.799cm" svg:height="0cm" svg:x="3.383cm" svg:y="8.537cm" svg:viewBox="0 0 800 0" draw:points="800,0 39,0 0,0">
              <text:p/>
            </draw:polyline>
            <draw:polyline draw:style-name="gr5" draw:text-style-name="P1" draw:layer="layout" svg:width="0cm" svg:height="0.799cm" svg:x="3.164cm" svg:y="8.791cm" svg:viewBox="0 0 0 800" draw:points="0,0 0,766 0,800">
              <text:p/>
            </draw:polyline>
            <draw:polyline draw:style-name="gr5" draw:text-style-name="P1" draw:layer="layout" svg:width="0.106cm" svg:height="0.214cm" svg:x="4.329cm" svg:y="8.576cm" svg:viewBox="0 0 107 215" draw:points="107,215 39,34 0,0">
              <text:p/>
            </draw:polyline>
            <draw:polyline draw:style-name="gr5" draw:text-style-name="P1" draw:layer="layout" svg:width="0.218cm" svg:height="0.107cm" svg:x="4.148cm" svg:y="8.503cm" svg:viewBox="0 0 219 108" draw:points="219,108 34,34 0,0">
              <text:p/>
            </draw:polyline>
            <draw:polyline draw:style-name="gr5" draw:text-style-name="P1" draw:layer="layout" svg:width="0.106cm" svg:height="0.18cm" svg:x="4.329cm" svg:y="9.557cm" svg:viewBox="0 0 107 181" draw:points="107,0 39,142 0,181">
              <text:p/>
            </draw:polyline>
            <draw:polyline draw:style-name="gr5" draw:text-style-name="P1" draw:layer="layout" svg:width="0.218cm" svg:height="0.145cm" svg:x="4.148cm" svg:y="9.699cm" svg:viewBox="0 0 219 146" draw:points="219,0 34,112 0,146">
              <text:p/>
            </draw:polyline>
            <draw:polyline draw:style-name="gr5" draw:text-style-name="P1" draw:layer="layout" svg:width="0.145cm" svg:height="0.18cm" svg:x="3.164cm" svg:y="9.557cm" svg:viewBox="0 0 146 181" draw:points="0,0 112,142 146,181">
              <text:p/>
            </draw:polyline>
            <draw:polyline draw:style-name="gr5" draw:text-style-name="P1" draw:layer="layout" svg:width="0.18cm" svg:height="0.145cm" svg:x="3.276cm" svg:y="9.699cm" svg:viewBox="0 0 181 146" draw:points="0,0 146,112 181,146">
              <text:p/>
            </draw:polyline>
            <draw:polyline draw:style-name="gr5" draw:text-style-name="P1" draw:layer="layout" svg:width="0.184cm" svg:height="0.107cm" svg:x="3.237cm" svg:y="8.537cm" svg:viewBox="0 0 185 108" draw:points="185,0 39,73 0,108">
              <text:p/>
            </draw:polyline>
            <draw:polyline draw:style-name="gr5" draw:text-style-name="P1" draw:layer="layout" svg:width="0.145cm" svg:height="0.218cm" svg:x="3.13cm" svg:y="8.61cm" svg:viewBox="0 0 146 219" draw:points="146,0 34,181 0,219">
              <text:p/>
            </draw:polyline>
            <draw:polyline draw:style-name="gr5" draw:text-style-name="P1" draw:layer="layout" svg:width="0.799cm" svg:height="0cm" svg:x="4.948cm" svg:y="9.81cm" svg:viewBox="0 0 800 0" draw:points="0,0 765,0 800,0">
              <text:p/>
            </draw:polyline>
            <draw:polyline draw:style-name="gr5" draw:text-style-name="P1" draw:layer="layout" svg:width="0cm" svg:height="0.799cm" svg:x="5.967cm" svg:y="8.757cm" svg:viewBox="0 0 0 800" draw:points="0,800 0,34 0,0">
              <text:p/>
            </draw:polyline>
            <draw:polyline draw:style-name="gr5" draw:text-style-name="P1" draw:layer="layout" svg:width="0.803cm" svg:height="0cm" svg:x="4.909cm" svg:y="8.537cm" svg:viewBox="0 0 804 0" draw:points="804,0 39,0 0,0">
              <text:p/>
            </draw:polyline>
            <draw:polyline draw:style-name="gr5" draw:text-style-name="P1" draw:layer="layout" svg:width="0cm" svg:height="0.799cm" svg:x="4.695cm" svg:y="8.791cm" svg:viewBox="0 0 0 800" draw:points="0,0 0,766 0,800">
              <text:p/>
            </draw:polyline>
            <draw:polyline draw:style-name="gr5" draw:text-style-name="P1" draw:layer="layout" svg:width="0.111cm" svg:height="0.214cm" svg:x="5.855cm" svg:y="8.576cm" svg:viewBox="0 0 112 215" draw:points="112,215 39,34 0,0">
              <text:p/>
            </draw:polyline>
            <draw:polyline draw:style-name="gr5" draw:text-style-name="P1" draw:layer="layout" svg:width="0.218cm" svg:height="0.107cm" svg:x="5.675cm" svg:y="8.503cm" svg:viewBox="0 0 219 108" draw:points="219,108 39,34 0,0">
              <text:p/>
            </draw:polyline>
            <draw:polyline draw:style-name="gr5" draw:text-style-name="P1" draw:layer="layout" svg:width="0.111cm" svg:height="0.18cm" svg:x="5.855cm" svg:y="9.557cm" svg:viewBox="0 0 112 181" draw:points="112,0 39,142 0,181">
              <text:p/>
            </draw:polyline>
            <draw:polyline draw:style-name="gr5" draw:text-style-name="P1" draw:layer="layout" svg:width="0.218cm" svg:height="0.145cm" svg:x="5.675cm" svg:y="9.699cm" svg:viewBox="0 0 219 146" draw:points="219,0 39,112 0,146">
              <text:p/>
            </draw:polyline>
            <draw:polyline draw:style-name="gr5" draw:text-style-name="P1" draw:layer="layout" svg:width="0.106cm" svg:height="0.18cm" svg:x="4.695cm" svg:y="9.557cm" svg:viewBox="0 0 107 181" draw:points="0,0 73,142 107,181">
              <text:p/>
            </draw:polyline>
            <draw:polyline draw:style-name="gr5" draw:text-style-name="P1" draw:layer="layout" svg:width="0.214cm" svg:height="0.145cm" svg:x="4.768cm" svg:y="9.699cm" svg:viewBox="0 0 215 146" draw:points="0,0 181,112 215,146">
              <text:p/>
            </draw:polyline>
            <draw:polyline draw:style-name="gr5" draw:text-style-name="P1" draw:layer="layout" svg:width="0.218cm" svg:height="0.107cm" svg:x="4.729cm" svg:y="8.537cm" svg:viewBox="0 0 219 108" draw:points="219,0 39,73 0,108">
              <text:p/>
            </draw:polyline>
            <draw:polyline draw:style-name="gr5" draw:text-style-name="P1" draw:layer="layout" svg:width="0.111cm" svg:height="0.218cm" svg:x="4.656cm" svg:y="8.61cm" svg:viewBox="0 0 112 219" draw:points="112,0 39,181 0,219">
              <text:p/>
            </draw:polyline>
            <draw:polyline draw:style-name="gr5" draw:text-style-name="P1" draw:layer="layout" svg:width="0.799cm" svg:height="0cm" svg:x="6.474cm" svg:y="9.81cm" svg:viewBox="0 0 800 0" draw:points="0,0 765,0 800,0">
              <text:p/>
            </draw:polyline>
            <draw:polyline draw:style-name="gr5" draw:text-style-name="P1" draw:layer="layout" svg:width="0cm" svg:height="0.799cm" svg:x="7.493cm" svg:y="8.757cm" svg:viewBox="0 0 0 800" draw:points="0,800 0,34 0,0">
              <text:p/>
            </draw:polyline>
            <draw:polyline draw:style-name="gr5" draw:text-style-name="P1" draw:layer="layout" svg:width="0.799cm" svg:height="0cm" svg:x="6.44cm" svg:y="8.537cm" svg:viewBox="0 0 800 0" draw:points="800,0 34,0 0,0">
              <text:p/>
            </draw:polyline>
            <draw:polyline draw:style-name="gr5" draw:text-style-name="P1" draw:layer="layout" svg:width="0cm" svg:height="0.799cm" svg:x="6.221cm" svg:y="8.791cm" svg:viewBox="0 0 0 800" draw:points="0,0 0,766 0,800">
              <text:p/>
            </draw:polyline>
            <draw:polyline draw:style-name="gr5" draw:text-style-name="P1" draw:layer="layout" svg:width="0.106cm" svg:height="0.214cm" svg:x="7.386cm" svg:y="8.576cm" svg:viewBox="0 0 107 215" draw:points="107,215 34,34 0,0">
              <text:p/>
            </draw:polyline>
            <draw:polyline draw:style-name="gr5" draw:text-style-name="P1" draw:layer="layout" svg:width="0.218cm" svg:height="0.107cm" svg:x="7.201cm" svg:y="8.503cm" svg:viewBox="0 0 219 108" draw:points="219,108 39,34 0,0">
              <text:p/>
            </draw:polyline>
            <draw:polyline draw:style-name="gr5" draw:text-style-name="P1" draw:layer="layout" svg:width="0.106cm" svg:height="0.18cm" svg:x="7.386cm" svg:y="9.557cm" svg:viewBox="0 0 107 181" draw:points="107,0 34,142 0,181">
              <text:p/>
            </draw:polyline>
            <draw:polyline draw:style-name="gr5" draw:text-style-name="P1" draw:layer="layout" svg:width="0.218cm" svg:height="0.145cm" svg:x="7.201cm" svg:y="9.699cm" svg:viewBox="0 0 219 146" draw:points="219,0 39,112 0,146">
              <text:p/>
            </draw:polyline>
            <draw:polyline draw:style-name="gr5" draw:text-style-name="P1" draw:layer="layout" svg:width="0.106cm" svg:height="0.18cm" svg:x="6.221cm" svg:y="9.557cm" svg:viewBox="0 0 107 181" draw:points="0,0 73,142 107,181">
              <text:p/>
            </draw:polyline>
            <draw:polyline draw:style-name="gr5" draw:text-style-name="P1" draw:layer="layout" svg:width="0.218cm" svg:height="0.145cm" svg:x="6.294cm" svg:y="9.699cm" svg:viewBox="0 0 219 146" draw:points="0,0 181,112 219,146">
              <text:p/>
            </draw:polyline>
            <draw:polyline draw:style-name="gr5" draw:text-style-name="P1" draw:layer="layout" svg:width="0.218cm" svg:height="0.107cm" svg:x="6.255cm" svg:y="8.537cm" svg:viewBox="0 0 219 108" draw:points="219,0 39,73 0,108">
              <text:p/>
            </draw:polyline>
            <draw:polyline draw:style-name="gr5" draw:text-style-name="P1" draw:layer="layout" svg:width="0.106cm" svg:height="0.218cm" svg:x="6.186cm" svg:y="8.61cm" svg:viewBox="0 0 107 219" draw:points="107,0 34,181 0,219">
              <text:p/>
            </draw:polyline>
            <draw:polyline draw:style-name="gr5" draw:text-style-name="P1" draw:layer="layout" svg:width="0.799cm" svg:height="0cm" svg:x="8.005cm" svg:y="9.81cm" svg:viewBox="0 0 800 0" draw:points="0,0 761,0 800,0">
              <text:p/>
            </draw:polyline>
            <draw:polyline draw:style-name="gr5" draw:text-style-name="P1" draw:layer="layout" svg:width="0cm" svg:height="0.799cm" svg:x="9.02cm" svg:y="8.757cm" svg:viewBox="0 0 0 800" draw:points="0,800 0,34 0,0">
              <text:p/>
            </draw:polyline>
            <draw:polyline draw:style-name="gr5" draw:text-style-name="P1" draw:layer="layout" svg:width="0.799cm" svg:height="0cm" svg:x="7.966cm" svg:y="8.537cm" svg:viewBox="0 0 800 0" draw:points="800,0 39,0 0,0">
              <text:p/>
            </draw:polyline>
            <draw:polyline draw:style-name="gr5" draw:text-style-name="P1" draw:layer="layout" svg:width="0cm" svg:height="0.799cm" svg:x="7.747cm" svg:y="8.791cm" svg:viewBox="0 0 0 800" draw:points="0,0 0,766 0,800">
              <text:p/>
            </draw:polyline>
            <draw:polyline draw:style-name="gr5" draw:text-style-name="P1" draw:layer="layout" svg:width="0.106cm" svg:height="0.214cm" svg:x="8.912cm" svg:y="8.576cm" svg:viewBox="0 0 107 215" draw:points="107,215 34,34 0,0">
              <text:p/>
            </draw:polyline>
            <draw:polyline draw:style-name="gr5" draw:text-style-name="P1" draw:layer="layout" svg:width="0.214cm" svg:height="0.107cm" svg:x="8.732cm" svg:y="8.503cm" svg:viewBox="0 0 215 108" draw:points="215,108 34,34 0,0">
              <text:p/>
            </draw:polyline>
            <draw:polyline draw:style-name="gr5" draw:text-style-name="P1" draw:layer="layout" svg:width="0.106cm" svg:height="0.18cm" svg:x="8.912cm" svg:y="9.557cm" svg:viewBox="0 0 107 181" draw:points="107,0 34,142 0,181">
              <text:p/>
            </draw:polyline>
            <draw:polyline draw:style-name="gr5" draw:text-style-name="P1" draw:layer="layout" svg:width="0.214cm" svg:height="0.145cm" svg:x="8.732cm" svg:y="9.699cm" svg:viewBox="0 0 215 146" draw:points="215,0 34,112 0,146">
              <text:p/>
            </draw:polyline>
            <draw:polyline draw:style-name="gr5" draw:text-style-name="P1" draw:layer="layout" svg:width="0.111cm" svg:height="0.18cm" svg:x="7.747cm" svg:y="9.557cm" svg:viewBox="0 0 112 181" draw:points="0,0 73,142 112,181">
              <text:p/>
            </draw:polyline>
            <draw:polyline draw:style-name="gr5" draw:text-style-name="P1" draw:layer="layout" svg:width="0.218cm" svg:height="0.145cm" svg:x="7.82cm" svg:y="9.699cm" svg:viewBox="0 0 219 146" draw:points="0,0 185,112 219,146">
              <text:p/>
            </draw:polyline>
            <draw:polyline draw:style-name="gr5" draw:text-style-name="P1" draw:layer="layout" svg:width="0.218cm" svg:height="0.107cm" svg:x="7.786cm" svg:y="8.537cm" svg:viewBox="0 0 219 108" draw:points="219,0 34,73 0,108">
              <text:p/>
            </draw:polyline>
            <draw:polyline draw:style-name="gr5" draw:text-style-name="P1" draw:layer="layout" svg:width="0.106cm" svg:height="0.218cm" svg:x="7.713cm" svg:y="8.61cm" svg:viewBox="0 0 107 219" draw:points="107,0 34,181 0,219">
              <text:p/>
            </draw:polyline>
            <draw:polyline draw:style-name="gr5" draw:text-style-name="P1" draw:layer="layout" svg:width="0.799cm" svg:height="0cm" svg:x="9.531cm" svg:y="9.81cm" svg:viewBox="0 0 800 0" draw:points="0,0 761,0 800,0">
              <text:p/>
            </draw:polyline>
            <draw:polyline draw:style-name="gr5" draw:text-style-name="P1" draw:layer="layout" svg:width="0cm" svg:height="0.799cm" svg:x="10.55cm" svg:y="8.757cm" svg:viewBox="0 0 0 800" draw:points="0,800 0,34 0,0">
              <text:p/>
            </draw:polyline>
            <draw:polyline draw:style-name="gr5" draw:text-style-name="P1" draw:layer="layout" svg:width="0.799cm" svg:height="0cm" svg:x="9.493cm" svg:y="8.537cm" svg:viewBox="0 0 800 0" draw:points="800,0 39,0 0,0">
              <text:p/>
            </draw:polyline>
            <draw:polyline draw:style-name="gr5" draw:text-style-name="P1" draw:layer="layout" svg:width="0cm" svg:height="0.799cm" svg:x="9.278cm" svg:y="8.791cm" svg:viewBox="0 0 0 800" draw:points="0,0 0,766 0,800">
              <text:p/>
            </draw:polyline>
            <draw:polyline draw:style-name="gr5" draw:text-style-name="P1" draw:layer="layout" svg:width="0.111cm" svg:height="0.214cm" svg:x="10.438cm" svg:y="8.576cm" svg:viewBox="0 0 112 215" draw:points="112,215 39,34 0,0">
              <text:p/>
            </draw:polyline>
            <draw:polyline draw:style-name="gr5" draw:text-style-name="P1" draw:layer="layout" svg:width="0.218cm" svg:height="0.107cm" svg:x="10.258cm" svg:y="8.503cm" svg:viewBox="0 0 219 108" draw:points="219,108 34,34 0,0">
              <text:p/>
            </draw:polyline>
            <draw:polyline draw:style-name="gr5" draw:text-style-name="P1" draw:layer="layout" svg:width="0.111cm" svg:height="0.18cm" svg:x="10.438cm" svg:y="9.557cm" svg:viewBox="0 0 112 181" draw:points="112,0 39,142 0,181">
              <text:p/>
            </draw:polyline>
            <draw:polyline draw:style-name="gr5" draw:text-style-name="P1" draw:layer="layout" svg:width="0.218cm" svg:height="0.145cm" svg:x="10.258cm" svg:y="9.699cm" svg:viewBox="0 0 219 146" draw:points="219,0 34,112 0,146">
              <text:p/>
            </draw:polyline>
            <draw:polyline draw:style-name="gr5" draw:text-style-name="P1" draw:layer="layout" svg:width="0.106cm" svg:height="0.18cm" svg:x="9.278cm" svg:y="9.557cm" svg:viewBox="0 0 107 181" draw:points="0,0 73,142 107,181">
              <text:p/>
            </draw:polyline>
            <draw:polyline draw:style-name="gr5" draw:text-style-name="P1" draw:layer="layout" svg:width="0.214cm" svg:height="0.145cm" svg:x="9.351cm" svg:y="9.699cm" svg:viewBox="0 0 215 146" draw:points="0,0 181,112 215,146">
              <text:p/>
            </draw:polyline>
            <draw:polyline draw:style-name="gr5" draw:text-style-name="P1" draw:layer="layout" svg:width="0.218cm" svg:height="0.107cm" svg:x="9.312cm" svg:y="8.537cm" svg:viewBox="0 0 219 108" draw:points="219,0 39,73 0,108">
              <text:p/>
            </draw:polyline>
            <draw:polyline draw:style-name="gr5" draw:text-style-name="P1" draw:layer="layout" svg:width="0.111cm" svg:height="0.218cm" svg:x="9.239cm" svg:y="8.61cm" svg:viewBox="0 0 112 219" draw:points="112,0 39,181 0,219">
              <text:p/>
            </draw:polyline>
            <draw:polyline draw:style-name="gr5" draw:text-style-name="P1" draw:layer="layout" svg:width="0.799cm" svg:height="0cm" svg:x="11.057cm" svg:y="9.81cm" svg:viewBox="0 0 800 0" draw:points="0,0 765,0 800,0">
              <text:p/>
            </draw:polyline>
            <draw:polyline draw:style-name="gr5" draw:text-style-name="P1" draw:layer="layout" svg:width="0cm" svg:height="0.799cm" svg:x="12.076cm" svg:y="8.757cm" svg:viewBox="0 0 0 800" draw:points="0,800 0,34 0,0">
              <text:p/>
            </draw:polyline>
            <draw:polyline draw:style-name="gr5" draw:text-style-name="P1" draw:layer="layout" svg:width="0.799cm" svg:height="0cm" svg:x="11.023cm" svg:y="8.537cm" svg:viewBox="0 0 800 0" draw:points="800,0 34,0 0,0">
              <text:p/>
            </draw:polyline>
            <draw:polyline draw:style-name="gr5" draw:text-style-name="P1" draw:layer="layout" svg:width="0cm" svg:height="0.799cm" svg:x="10.804cm" svg:y="8.791cm" svg:viewBox="0 0 0 800" draw:points="0,0 0,766 0,800">
              <text:p/>
            </draw:polyline>
            <draw:polyline draw:style-name="gr5" draw:text-style-name="P1" draw:layer="layout" svg:width="0.106cm" svg:height="0.214cm" svg:x="11.969cm" svg:y="8.576cm" svg:viewBox="0 0 107 215" draw:points="107,215 34,34 0,0">
              <text:p/>
            </draw:polyline>
            <draw:polyline draw:style-name="gr5" draw:text-style-name="P1" draw:layer="layout" svg:width="0.218cm" svg:height="0.107cm" svg:x="11.784cm" svg:y="8.503cm" svg:viewBox="0 0 219 108" draw:points="219,108 39,34 0,0">
              <text:p/>
            </draw:polyline>
            <draw:polyline draw:style-name="gr5" draw:text-style-name="P1" draw:layer="layout" svg:width="0.106cm" svg:height="0.18cm" svg:x="11.969cm" svg:y="9.557cm" svg:viewBox="0 0 107 181" draw:points="107,0 34,142 0,181">
              <text:p/>
            </draw:polyline>
            <draw:polyline draw:style-name="gr5" draw:text-style-name="P1" draw:layer="layout" svg:width="0.218cm" svg:height="0.145cm" svg:x="11.784cm" svg:y="9.699cm" svg:viewBox="0 0 219 146" draw:points="219,0 39,112 0,146">
              <text:p/>
            </draw:polyline>
            <draw:polyline draw:style-name="gr5" draw:text-style-name="P1" draw:layer="layout" svg:width="0.106cm" svg:height="0.18cm" svg:x="10.804cm" svg:y="9.557cm" svg:viewBox="0 0 107 181" draw:points="0,0 73,142 107,181">
              <text:p/>
            </draw:polyline>
            <draw:polyline draw:style-name="gr5" draw:text-style-name="P1" draw:layer="layout" svg:width="0.218cm" svg:height="0.145cm" svg:x="10.877cm" svg:y="9.699cm" svg:viewBox="0 0 219 146" draw:points="0,0 181,112 219,146">
              <text:p/>
            </draw:polyline>
            <draw:polyline draw:style-name="gr5" draw:text-style-name="P1" draw:layer="layout" svg:width="0.218cm" svg:height="0.107cm" svg:x="10.838cm" svg:y="8.537cm" svg:viewBox="0 0 219 108" draw:points="219,0 39,73 0,108">
              <text:p/>
            </draw:polyline>
            <draw:polyline draw:style-name="gr5" draw:text-style-name="P1" draw:layer="layout" svg:width="0.111cm" svg:height="0.218cm" svg:x="10.765cm" svg:y="8.61cm" svg:viewBox="0 0 112 219" draw:points="112,0 39,181 0,219">
              <text:p/>
            </draw:polyline>
            <draw:polyline draw:style-name="gr5" draw:text-style-name="P1" draw:layer="layout" svg:width="0.803cm" svg:height="0cm" svg:x="12.584cm" svg:y="9.81cm" svg:viewBox="0 0 804 0" draw:points="0,0 765,0 804,0">
              <text:p/>
            </draw:polyline>
            <draw:polyline draw:style-name="gr5" draw:text-style-name="P1" draw:layer="layout" svg:width="0cm" svg:height="0.799cm" svg:x="13.603cm" svg:y="8.757cm" svg:viewBox="0 0 0 800" draw:points="0,800 0,34 0,0">
              <text:p/>
            </draw:polyline>
            <draw:polyline draw:style-name="gr5" draw:text-style-name="P1" draw:layer="layout" svg:width="0.799cm" svg:height="0cm" svg:x="12.549cm" svg:y="8.537cm" svg:viewBox="0 0 800 0" draw:points="800,0 34,0 0,0">
              <text:p/>
            </draw:polyline>
            <draw:polyline draw:style-name="gr5" draw:text-style-name="P1" draw:layer="layout" svg:width="0cm" svg:height="0.799cm" svg:x="12.33cm" svg:y="8.791cm" svg:viewBox="0 0 0 800" draw:points="0,0 0,766 0,800">
              <text:p/>
            </draw:polyline>
            <draw:polyline draw:style-name="gr5" draw:text-style-name="P1" draw:layer="layout" svg:width="0.106cm" svg:height="0.214cm" svg:x="13.495cm" svg:y="8.576cm" svg:viewBox="0 0 107 215" draw:points="107,215 34,34 0,0">
              <text:p/>
            </draw:polyline>
            <draw:polyline draw:style-name="gr5" draw:text-style-name="P1" draw:layer="layout" svg:width="0.214cm" svg:height="0.107cm" svg:x="13.315cm" svg:y="8.503cm" svg:viewBox="0 0 215 108" draw:points="215,108 34,34 0,0">
              <text:p/>
            </draw:polyline>
            <draw:polyline draw:style-name="gr5" draw:text-style-name="P1" draw:layer="layout" svg:width="0.106cm" svg:height="0.18cm" svg:x="13.495cm" svg:y="9.557cm" svg:viewBox="0 0 107 181" draw:points="107,0 34,142 0,181">
              <text:p/>
            </draw:polyline>
            <draw:polyline draw:style-name="gr5" draw:text-style-name="P1" draw:layer="layout" svg:width="0.214cm" svg:height="0.145cm" svg:x="13.315cm" svg:y="9.699cm" svg:viewBox="0 0 215 146" draw:points="215,0 34,112 0,146">
              <text:p/>
            </draw:polyline>
            <draw:polyline draw:style-name="gr5" draw:text-style-name="P1" draw:layer="layout" svg:width="0.111cm" svg:height="0.18cm" svg:x="12.33cm" svg:y="9.557cm" svg:viewBox="0 0 112 181" draw:points="0,0 73,142 112,181">
              <text:p/>
            </draw:polyline>
            <draw:polyline draw:style-name="gr5" draw:text-style-name="P1" draw:layer="layout" svg:width="0.218cm" svg:height="0.145cm" svg:x="12.403cm" svg:y="9.699cm" svg:viewBox="0 0 219 146" draw:points="0,0 181,112 219,146">
              <text:p/>
            </draw:polyline>
            <draw:polyline draw:style-name="gr5" draw:text-style-name="P1" draw:layer="layout" svg:width="0.214cm" svg:height="0.107cm" svg:x="12.369cm" svg:y="8.537cm" svg:viewBox="0 0 215 108" draw:points="215,0 34,73 0,108">
              <text:p/>
            </draw:polyline>
            <draw:polyline draw:style-name="gr5" draw:text-style-name="P1" draw:layer="layout" svg:width="0.106cm" svg:height="0.218cm" svg:x="12.296cm" svg:y="8.61cm" svg:viewBox="0 0 107 219" draw:points="107,0 34,181 0,219">
              <text:p/>
            </draw:polyline>
            <draw:polyline draw:style-name="gr5" draw:text-style-name="P1" draw:layer="layout" svg:width="0.76cm" svg:height="0cm" svg:x="14.114cm" svg:y="9.81cm" svg:viewBox="0 0 761 0" draw:points="0,0 727,0 761,0">
              <text:p/>
            </draw:polyline>
            <draw:polyline draw:style-name="gr5" draw:text-style-name="P1" draw:layer="layout" svg:width="0cm" svg:height="0.799cm" svg:x="15.095cm" svg:y="8.757cm" svg:viewBox="0 0 0 800" draw:points="0,800 0,34 0,0">
              <text:p/>
            </draw:polyline>
            <draw:polyline draw:style-name="gr5" draw:text-style-name="P1" draw:layer="layout" svg:width="0.764cm" svg:height="0cm" svg:x="14.076cm" svg:y="8.537cm" svg:viewBox="0 0 765 0" draw:points="765,0 39,0 0,0">
              <text:p/>
            </draw:polyline>
            <draw:polyline draw:style-name="gr5" draw:text-style-name="P1" draw:layer="layout" svg:width="0cm" svg:height="0.799cm" svg:x="13.861cm" svg:y="8.791cm" svg:viewBox="0 0 0 800" draw:points="0,0 0,766 0,800">
              <text:p/>
            </draw:polyline>
            <draw:polyline draw:style-name="gr5" draw:text-style-name="P1" draw:layer="layout" svg:width="0.106cm" svg:height="0.214cm" svg:x="14.987cm" svg:y="8.576cm" svg:viewBox="0 0 107 215" draw:points="107,215 34,34 0,0">
              <text:p/>
            </draw:polyline>
            <draw:polyline draw:style-name="gr5" draw:text-style-name="P1" draw:layer="layout" svg:width="0.218cm" svg:height="0.107cm" svg:x="14.802cm" svg:y="8.503cm" svg:viewBox="0 0 219 108" draw:points="219,108 39,34 0,0">
              <text:p/>
            </draw:polyline>
            <draw:polyline draw:style-name="gr5" draw:text-style-name="P1" draw:layer="layout" svg:width="0.106cm" svg:height="0.18cm" svg:x="14.987cm" svg:y="9.557cm" svg:viewBox="0 0 107 181" draw:points="107,0 34,142 0,181">
              <text:p/>
            </draw:polyline>
            <draw:polyline draw:style-name="gr5" draw:text-style-name="P1" draw:layer="layout" svg:width="0.218cm" svg:height="0.145cm" svg:x="14.802cm" svg:y="9.699cm" svg:viewBox="0 0 219 146" draw:points="219,0 39,112 0,146">
              <text:p/>
            </draw:polyline>
            <draw:polyline draw:style-name="gr5" draw:text-style-name="P1" draw:layer="layout" svg:width="0.106cm" svg:height="0.18cm" svg:x="13.861cm" svg:y="9.557cm" svg:viewBox="0 0 107 181" draw:points="0,0 69,142 107,181">
              <text:p/>
            </draw:polyline>
            <draw:polyline draw:style-name="gr5" draw:text-style-name="P1" draw:layer="layout" svg:width="0.218cm" svg:height="0.145cm" svg:x="13.929cm" svg:y="9.699cm" svg:viewBox="0 0 219 146" draw:points="0,0 185,112 219,146">
              <text:p/>
            </draw:polyline>
            <draw:polyline draw:style-name="gr5" draw:text-style-name="P1" draw:layer="layout" svg:width="0.218cm" svg:height="0.107cm" svg:x="13.895cm" svg:y="8.537cm" svg:viewBox="0 0 219 108" draw:points="219,0 34,73 0,108">
              <text:p/>
            </draw:polyline>
            <draw:polyline draw:style-name="gr5" draw:text-style-name="P1" draw:layer="layout" svg:width="0.106cm" svg:height="0.218cm" svg:x="13.822cm" svg:y="8.61cm" svg:viewBox="0 0 107 219" draw:points="107,0 39,181 0,219">
              <text:p/>
            </draw:polyline>
            <draw:polyline draw:style-name="gr5" draw:text-style-name="P1" draw:layer="layout" svg:width="0.799cm" svg:height="0cm" svg:x="15.606cm" svg:y="9.81cm" svg:viewBox="0 0 800 0" draw:points="0,0 761,0 800,0">
              <text:p/>
            </draw:polyline>
            <draw:polyline draw:style-name="gr5" draw:text-style-name="P1" draw:layer="layout" svg:width="0cm" svg:height="0.799cm" svg:x="16.621cm" svg:y="8.757cm" svg:viewBox="0 0 0 800" draw:points="0,800 0,34 0,0">
              <text:p/>
            </draw:polyline>
            <draw:polyline draw:style-name="gr5" draw:text-style-name="P1" draw:layer="layout" svg:width="0.799cm" svg:height="0cm" svg:x="15.567cm" svg:y="8.537cm" svg:viewBox="0 0 800 0" draw:points="800,0 39,0 0,0">
              <text:p/>
            </draw:polyline>
            <draw:polyline draw:style-name="gr5" draw:text-style-name="P1" draw:layer="layout" svg:width="0cm" svg:height="0.799cm" svg:x="15.348cm" svg:y="8.791cm" svg:viewBox="0 0 0 800" draw:points="0,0 0,766 0,800">
              <text:p/>
            </draw:polyline>
            <draw:polyline draw:style-name="gr5" draw:text-style-name="P1" draw:layer="layout" svg:width="0.106cm" svg:height="0.214cm" svg:x="16.513cm" svg:y="8.576cm" svg:viewBox="0 0 107 215" draw:points="107,215 39,34 0,0">
              <text:p/>
            </draw:polyline>
            <draw:polyline draw:style-name="gr5" draw:text-style-name="P1" draw:layer="layout" svg:width="0.218cm" svg:height="0.107cm" svg:x="16.333cm" svg:y="8.503cm" svg:viewBox="0 0 219 108" draw:points="219,108 34,34 0,0">
              <text:p/>
            </draw:polyline>
            <draw:polyline draw:style-name="gr5" draw:text-style-name="P1" draw:layer="layout" svg:width="0.106cm" svg:height="0.18cm" svg:x="16.513cm" svg:y="9.557cm" svg:viewBox="0 0 107 181" draw:points="107,0 39,142 0,181">
              <text:p/>
            </draw:polyline>
            <draw:polyline draw:style-name="gr5" draw:text-style-name="P1" draw:layer="layout" svg:width="0.218cm" svg:height="0.145cm" svg:x="16.333cm" svg:y="9.699cm" svg:viewBox="0 0 219 146" draw:points="219,0 34,112 0,146">
              <text:p/>
            </draw:polyline>
            <draw:polyline draw:style-name="gr5" draw:text-style-name="P1" draw:layer="layout" svg:width="0.111cm" svg:height="0.18cm" svg:x="15.348cm" svg:y="9.557cm" svg:viewBox="0 0 112 181" draw:points="0,0 73,142 112,181">
              <text:p/>
            </draw:polyline>
            <draw:polyline draw:style-name="gr5" draw:text-style-name="P1" draw:layer="layout" svg:width="0.218cm" svg:height="0.145cm" svg:x="15.421cm" svg:y="9.699cm" svg:viewBox="0 0 219 146" draw:points="0,0 185,112 219,146">
              <text:p/>
            </draw:polyline>
            <draw:polyline draw:style-name="gr5" draw:text-style-name="P1" draw:layer="layout" svg:width="0.218cm" svg:height="0.107cm" svg:x="15.387cm" svg:y="8.537cm" svg:viewBox="0 0 219 108" draw:points="219,0 34,73 0,108">
              <text:p/>
            </draw:polyline>
            <draw:polyline draw:style-name="gr5" draw:text-style-name="P1" draw:layer="layout" svg:width="0.106cm" svg:height="0.218cm" svg:x="15.314cm" svg:y="8.61cm" svg:viewBox="0 0 107 219" draw:points="107,0 34,181 0,219">
              <text:p/>
            </draw:polyline>
            <draw:polyline draw:style-name="gr5" draw:text-style-name="P1" draw:layer="layout" svg:width="0.799cm" svg:height="0cm" svg:x="17.132cm" svg:y="9.81cm" svg:viewBox="0 0 800 0" draw:points="0,0 765,0 800,0">
              <text:p/>
            </draw:polyline>
            <draw:polyline draw:style-name="gr5" draw:text-style-name="P1" draw:layer="layout" svg:width="0cm" svg:height="0.799cm" svg:x="18.151cm" svg:y="8.757cm" svg:viewBox="0 0 0 800" draw:points="0,800 0,34 0,0">
              <text:p/>
            </draw:polyline>
            <draw:polyline draw:style-name="gr5" draw:text-style-name="P1" draw:layer="layout" svg:width="0.803cm" svg:height="0cm" svg:x="17.094cm" svg:y="8.537cm" svg:viewBox="0 0 804 0" draw:points="804,0 39,0 0,0">
              <text:p/>
            </draw:polyline>
            <draw:polyline draw:style-name="gr5" draw:text-style-name="P1" draw:layer="layout" svg:width="0cm" svg:height="0.799cm" svg:x="16.879cm" svg:y="8.791cm" svg:viewBox="0 0 0 800" draw:points="0,0 0,766 0,800">
              <text:p/>
            </draw:polyline>
            <draw:polyline draw:style-name="gr5" draw:text-style-name="P1" draw:layer="layout" svg:width="0.111cm" svg:height="0.214cm" svg:x="18.04cm" svg:y="8.576cm" svg:viewBox="0 0 112 215" draw:points="112,215 39,34 0,0">
              <text:p/>
            </draw:polyline>
            <draw:polyline draw:style-name="gr5" draw:text-style-name="P1" draw:layer="layout" svg:width="0.218cm" svg:height="0.107cm" svg:x="17.859cm" svg:y="8.503cm" svg:viewBox="0 0 219 108" draw:points="219,108 39,34 0,0">
              <text:p/>
            </draw:polyline>
            <draw:polyline draw:style-name="gr5" draw:text-style-name="P1" draw:layer="layout" svg:width="0.111cm" svg:height="0.18cm" svg:x="18.04cm" svg:y="9.557cm" svg:viewBox="0 0 112 181" draw:points="112,0 39,142 0,181">
              <text:p/>
            </draw:polyline>
            <draw:polyline draw:style-name="gr5" draw:text-style-name="P1" draw:layer="layout" svg:width="0.218cm" svg:height="0.145cm" svg:x="17.859cm" svg:y="9.699cm" svg:viewBox="0 0 219 146" draw:points="219,0 39,112 0,146">
              <text:p/>
            </draw:polyline>
            <draw:polyline draw:style-name="gr5" draw:text-style-name="P1" draw:layer="layout" svg:width="0.106cm" svg:height="0.18cm" svg:x="16.879cm" svg:y="9.557cm" svg:viewBox="0 0 107 181" draw:points="0,0 73,142 107,181">
              <text:p/>
            </draw:polyline>
            <draw:polyline draw:style-name="gr5" draw:text-style-name="P1" draw:layer="layout" svg:width="0.214cm" svg:height="0.145cm" svg:x="16.952cm" svg:y="9.699cm" svg:viewBox="0 0 215 146" draw:points="0,0 181,112 215,146">
              <text:p/>
            </draw:polyline>
            <draw:polyline draw:style-name="gr5" draw:text-style-name="P1" draw:layer="layout" svg:width="0.218cm" svg:height="0.107cm" svg:x="16.913cm" svg:y="8.537cm" svg:viewBox="0 0 219 108" draw:points="219,0 39,73 0,108">
              <text:p/>
            </draw:polyline>
            <draw:polyline draw:style-name="gr5" draw:text-style-name="P1" draw:layer="layout" svg:width="0.111cm" svg:height="0.218cm" svg:x="16.84cm" svg:y="8.61cm" svg:viewBox="0 0 112 219" draw:points="112,0 39,181 0,219">
              <text:p/>
            </draw:polyline>
            <draw:polyline draw:style-name="gr5" draw:text-style-name="P1" draw:layer="layout" svg:width="0.799cm" svg:height="0cm" svg:x="18.659cm" svg:y="9.81cm" svg:viewBox="0 0 800 0" draw:points="0,0 765,0 800,0">
              <text:p/>
            </draw:polyline>
            <draw:polyline draw:style-name="gr5" draw:text-style-name="P1" draw:layer="layout" svg:width="0cm" svg:height="0.799cm" svg:x="19.678cm" svg:y="8.757cm" svg:viewBox="0 0 0 800" draw:points="0,800 0,34 0,0">
              <text:p/>
            </draw:polyline>
            <draw:polyline draw:style-name="gr5" draw:text-style-name="P1" draw:layer="layout" svg:width="0.799cm" svg:height="0cm" svg:x="18.624cm" svg:y="8.537cm" svg:viewBox="0 0 800 0" draw:points="800,0 34,0 0,0">
              <text:p/>
            </draw:polyline>
            <draw:polyline draw:style-name="gr5" draw:text-style-name="P1" draw:layer="layout" svg:width="0cm" svg:height="0.799cm" svg:x="18.405cm" svg:y="8.791cm" svg:viewBox="0 0 0 800" draw:points="0,0 0,766 0,800">
              <text:p/>
            </draw:polyline>
            <draw:polyline draw:style-name="gr5" draw:text-style-name="P1" draw:layer="layout" svg:width="0.106cm" svg:height="0.214cm" svg:x="19.57cm" svg:y="8.576cm" svg:viewBox="0 0 107 215" draw:points="107,215 34,34 0,0">
              <text:p/>
            </draw:polyline>
            <draw:polyline draw:style-name="gr5" draw:text-style-name="P1" draw:layer="layout" svg:width="0.218cm" svg:height="0.107cm" svg:x="19.385cm" svg:y="8.503cm" svg:viewBox="0 0 219 108" draw:points="219,108 39,34 0,0">
              <text:p/>
            </draw:polyline>
            <draw:polyline draw:style-name="gr5" draw:text-style-name="P1" draw:layer="layout" svg:width="0.106cm" svg:height="0.18cm" svg:x="19.57cm" svg:y="9.557cm" svg:viewBox="0 0 107 181" draw:points="107,0 34,142 0,181">
              <text:p/>
            </draw:polyline>
            <draw:polyline draw:style-name="gr5" draw:text-style-name="P1" draw:layer="layout" svg:width="0.218cm" svg:height="0.145cm" svg:x="19.385cm" svg:y="9.699cm" svg:viewBox="0 0 219 146" draw:points="219,0 39,112 0,146">
              <text:p/>
            </draw:polyline>
            <draw:polyline draw:style-name="gr5" draw:text-style-name="P1" draw:layer="layout" svg:width="0.106cm" svg:height="0.18cm" svg:x="18.405cm" svg:y="9.557cm" svg:viewBox="0 0 107 181" draw:points="0,0 73,142 107,181">
              <text:p/>
            </draw:polyline>
            <draw:polyline draw:style-name="gr5" draw:text-style-name="P1" draw:layer="layout" svg:width="0.218cm" svg:height="0.145cm" svg:x="18.478cm" svg:y="9.699cm" svg:viewBox="0 0 219 146" draw:points="0,0 181,112 219,146">
              <text:p/>
            </draw:polyline>
            <draw:polyline draw:style-name="gr5" draw:text-style-name="P1" draw:layer="layout" svg:width="0.218cm" svg:height="0.107cm" svg:x="18.439cm" svg:y="8.537cm" svg:viewBox="0 0 219 108" draw:points="219,0 39,73 0,108">
              <text:p/>
            </draw:polyline>
            <draw:polyline draw:style-name="gr5" draw:text-style-name="P1" draw:layer="layout" svg:width="0.106cm" svg:height="0.218cm" svg:x="18.371cm" svg:y="8.61cm" svg:viewBox="0 0 107 219" draw:points="107,0 34,181 0,219">
              <text:p/>
            </draw:polyline>
            <draw:polyline draw:style-name="gr5" draw:text-style-name="P1" draw:layer="layout" svg:width="0.803cm" svg:height="0cm" svg:x="20.185cm" svg:y="9.81cm" svg:viewBox="0 0 804 0" draw:points="0,0 765,0 804,0">
              <text:p/>
            </draw:polyline>
            <draw:polyline draw:style-name="gr5" draw:text-style-name="P1" draw:layer="layout" svg:width="0cm" svg:height="0.799cm" svg:x="21.204cm" svg:y="8.757cm" svg:viewBox="0 0 0 800" draw:points="0,800 0,34 0,0">
              <text:p/>
            </draw:polyline>
            <draw:polyline draw:style-name="gr5" draw:text-style-name="P1" draw:layer="layout" svg:width="0.799cm" svg:height="0cm" svg:x="20.151cm" svg:y="8.537cm" svg:viewBox="0 0 800 0" draw:points="800,0 34,0 0,0">
              <text:p/>
            </draw:polyline>
            <draw:polyline draw:style-name="gr5" draw:text-style-name="P1" draw:layer="layout" svg:width="0cm" svg:height="0.799cm" svg:x="19.931cm" svg:y="8.791cm" svg:viewBox="0 0 0 800" draw:points="0,0 0,766 0,800">
              <text:p/>
            </draw:polyline>
            <draw:polyline draw:style-name="gr5" draw:text-style-name="P1" draw:layer="layout" svg:width="0.106cm" svg:height="0.214cm" svg:x="21.096cm" svg:y="8.576cm" svg:viewBox="0 0 107 215" draw:points="107,215 34,34 0,0">
              <text:p/>
            </draw:polyline>
            <draw:polyline draw:style-name="gr5" draw:text-style-name="P1" draw:layer="layout" svg:width="0.214cm" svg:height="0.107cm" svg:x="20.916cm" svg:y="8.503cm" svg:viewBox="0 0 215 108" draw:points="215,108 34,34 0,0">
              <text:p/>
            </draw:polyline>
            <draw:polyline draw:style-name="gr5" draw:text-style-name="P1" draw:layer="layout" svg:width="0.106cm" svg:height="0.18cm" svg:x="21.096cm" svg:y="9.557cm" svg:viewBox="0 0 107 181" draw:points="107,0 34,142 0,181">
              <text:p/>
            </draw:polyline>
            <draw:polyline draw:style-name="gr5" draw:text-style-name="P1" draw:layer="layout" svg:width="0.214cm" svg:height="0.145cm" svg:x="20.916cm" svg:y="9.699cm" svg:viewBox="0 0 215 146" draw:points="215,0 34,112 0,146">
              <text:p/>
            </draw:polyline>
            <draw:polyline draw:style-name="gr5" draw:text-style-name="P1" draw:layer="layout" svg:width="0.111cm" svg:height="0.18cm" svg:x="19.931cm" svg:y="9.557cm" svg:viewBox="0 0 112 181" draw:points="0,0 73,142 112,181">
              <text:p/>
            </draw:polyline>
            <draw:polyline draw:style-name="gr5" draw:text-style-name="P1" draw:layer="layout" svg:width="0.218cm" svg:height="0.145cm" svg:x="20.004cm" svg:y="9.699cm" svg:viewBox="0 0 219 146" draw:points="0,0 181,112 219,146">
              <text:p/>
            </draw:polyline>
            <draw:polyline draw:style-name="gr5" draw:text-style-name="P1" draw:layer="layout" svg:width="0.214cm" svg:height="0.107cm" svg:x="19.97cm" svg:y="8.537cm" svg:viewBox="0 0 215 108" draw:points="215,0 34,73 0,108">
              <text:p/>
            </draw:polyline>
            <draw:polyline draw:style-name="gr5" draw:text-style-name="P1" draw:layer="layout" svg:width="0.106cm" svg:height="0.218cm" svg:x="19.897cm" svg:y="8.61cm" svg:viewBox="0 0 107 219" draw:points="107,0 34,181 0,219">
              <text:p/>
            </draw:polyline>
            <draw:polyline draw:style-name="gr5" draw:text-style-name="P1" draw:layer="layout" svg:width="0.799cm" svg:height="0cm" svg:x="21.716cm" svg:y="9.81cm" svg:viewBox="0 0 800 0" draw:points="0,0 761,0 800,0">
              <text:p/>
            </draw:polyline>
            <draw:polyline draw:style-name="gr5" draw:text-style-name="P1" draw:layer="layout" svg:width="0cm" svg:height="0.799cm" svg:x="22.734cm" svg:y="8.757cm" svg:viewBox="0 0 0 800" draw:points="0,800 0,34 0,0">
              <text:p/>
            </draw:polyline>
            <draw:polyline draw:style-name="gr5" draw:text-style-name="P1" draw:layer="layout" svg:width="0.799cm" svg:height="0cm" svg:x="21.677cm" svg:y="8.537cm" svg:viewBox="0 0 800 0" draw:points="800,0 39,0 0,0">
              <text:p/>
            </draw:polyline>
            <draw:polyline draw:style-name="gr5" draw:text-style-name="P1" draw:layer="layout" svg:width="0cm" svg:height="0.799cm" svg:x="21.462cm" svg:y="8.791cm" svg:viewBox="0 0 0 800" draw:points="0,0 0,766 0,800">
              <text:p/>
            </draw:polyline>
            <draw:polyline draw:style-name="gr5" draw:text-style-name="P1" draw:layer="layout" svg:width="0.111cm" svg:height="0.214cm" svg:x="22.623cm" svg:y="8.576cm" svg:viewBox="0 0 112 215" draw:points="112,215 39,34 0,0">
              <text:p/>
            </draw:polyline>
            <draw:polyline draw:style-name="gr5" draw:text-style-name="P1" draw:layer="layout" svg:width="0.218cm" svg:height="0.107cm" svg:x="22.442cm" svg:y="8.503cm" svg:viewBox="0 0 219 108" draw:points="219,108 34,34 0,0">
              <text:p/>
            </draw:polyline>
            <draw:polyline draw:style-name="gr5" draw:text-style-name="P1" draw:layer="layout" svg:width="0.111cm" svg:height="0.18cm" svg:x="22.623cm" svg:y="9.557cm" svg:viewBox="0 0 112 181" draw:points="112,0 39,142 0,181">
              <text:p/>
            </draw:polyline>
            <draw:polyline draw:style-name="gr5" draw:text-style-name="P1" draw:layer="layout" svg:width="0.218cm" svg:height="0.145cm" svg:x="22.442cm" svg:y="9.699cm" svg:viewBox="0 0 219 146" draw:points="219,0 34,112 0,146">
              <text:p/>
            </draw:polyline>
            <draw:polyline draw:style-name="gr5" draw:text-style-name="P1" draw:layer="layout" svg:width="0.106cm" svg:height="0.18cm" svg:x="21.462cm" svg:y="9.557cm" svg:viewBox="0 0 107 181" draw:points="0,0 69,142 107,181">
              <text:p/>
            </draw:polyline>
            <draw:polyline draw:style-name="gr5" draw:text-style-name="P1" draw:layer="layout" svg:width="0.218cm" svg:height="0.145cm" svg:x="21.531cm" svg:y="9.699cm" svg:viewBox="0 0 219 146" draw:points="0,0 185,112 219,146">
              <text:p/>
            </draw:polyline>
            <draw:polyline draw:style-name="gr5" draw:text-style-name="P1" draw:layer="layout" svg:width="0.218cm" svg:height="0.107cm" svg:x="21.496cm" svg:y="8.537cm" svg:viewBox="0 0 219 108" draw:points="219,0 34,73 0,108">
              <text:p/>
            </draw:polyline>
            <draw:polyline draw:style-name="gr5" draw:text-style-name="P1" draw:layer="layout" svg:width="0.106cm" svg:height="0.218cm" svg:x="21.423cm" svg:y="8.61cm" svg:viewBox="0 0 107 219" draw:points="107,0 39,181 0,219">
              <text:p/>
            </draw:polyline>
            <draw:polyline draw:style-name="gr5" draw:text-style-name="P1" draw:layer="layout" svg:width="0.799cm" svg:height="0cm" svg:x="23.242cm" svg:y="9.81cm" svg:viewBox="0 0 800 0" draw:points="0,0 765,0 800,0">
              <text:p/>
            </draw:polyline>
            <draw:polyline draw:style-name="gr5" draw:text-style-name="P1" draw:layer="layout" svg:width="0cm" svg:height="0.799cm" svg:x="24.261cm" svg:y="8.757cm" svg:viewBox="0 0 0 800" draw:points="0,800 0,34 0,0">
              <text:p/>
            </draw:polyline>
            <draw:polyline draw:style-name="gr5" draw:text-style-name="P1" draw:layer="layout" svg:width="0.799cm" svg:height="0cm" svg:x="23.207cm" svg:y="8.537cm" svg:viewBox="0 0 800 0" draw:points="800,0 34,0 0,0">
              <text:p/>
            </draw:polyline>
            <draw:polyline draw:style-name="gr5" draw:text-style-name="P1" draw:layer="layout" svg:width="0cm" svg:height="0.799cm" svg:x="22.988cm" svg:y="8.791cm" svg:viewBox="0 0 0 800" draw:points="0,0 0,766 0,800">
              <text:p/>
            </draw:polyline>
            <draw:polyline draw:style-name="gr5" draw:text-style-name="P1" draw:layer="layout" svg:width="0.106cm" svg:height="0.214cm" svg:x="24.153cm" svg:y="8.576cm" svg:viewBox="0 0 107 215" draw:points="107,215 34,34 0,0">
              <text:p/>
            </draw:polyline>
            <draw:polyline draw:style-name="gr5" draw:text-style-name="P1" draw:layer="layout" svg:width="0.218cm" svg:height="0.107cm" svg:x="23.968cm" svg:y="8.503cm" svg:viewBox="0 0 219 108" draw:points="219,108 39,34 0,0">
              <text:p/>
            </draw:polyline>
            <draw:polyline draw:style-name="gr5" draw:text-style-name="P1" draw:layer="layout" svg:width="0.106cm" svg:height="0.18cm" svg:x="24.153cm" svg:y="9.557cm" svg:viewBox="0 0 107 181" draw:points="107,0 34,142 0,181">
              <text:p/>
            </draw:polyline>
            <draw:polyline draw:style-name="gr5" draw:text-style-name="P1" draw:layer="layout" svg:width="0.218cm" svg:height="0.145cm" svg:x="23.968cm" svg:y="9.699cm" svg:viewBox="0 0 219 146" draw:points="219,0 39,112 0,146">
              <text:p/>
            </draw:polyline>
            <draw:polyline draw:style-name="gr5" draw:text-style-name="P1" draw:layer="layout" svg:width="0.106cm" svg:height="0.18cm" svg:x="22.988cm" svg:y="9.557cm" svg:viewBox="0 0 107 181" draw:points="0,0 73,142 107,181">
              <text:p/>
            </draw:polyline>
            <draw:polyline draw:style-name="gr5" draw:text-style-name="P1" draw:layer="layout" svg:width="0.218cm" svg:height="0.145cm" svg:x="23.061cm" svg:y="9.699cm" svg:viewBox="0 0 219 146" draw:points="0,0 181,112 219,146">
              <text:p/>
            </draw:polyline>
            <draw:polyline draw:style-name="gr5" draw:text-style-name="P1" draw:layer="layout" svg:width="0.218cm" svg:height="0.107cm" svg:x="23.023cm" svg:y="8.537cm" svg:viewBox="0 0 219 108" draw:points="219,0 39,73 0,108">
              <text:p/>
            </draw:polyline>
            <draw:polyline draw:style-name="gr5" draw:text-style-name="P1" draw:layer="layout" svg:width="0.111cm" svg:height="0.218cm" svg:x="22.949cm" svg:y="8.61cm" svg:viewBox="0 0 112 219" draw:points="112,0 39,181 0,219">
              <text:p/>
            </draw:polyline>
            <draw:polyline draw:style-name="gr5" draw:text-style-name="P1" draw:layer="layout" svg:width="0.764cm" svg:height="0cm" svg:x="24.768cm" svg:y="9.81cm" svg:viewBox="0 0 765 0" draw:points="0,0 731,0 765,0">
              <text:p/>
            </draw:polyline>
            <draw:polyline draw:style-name="gr5" draw:text-style-name="P1" draw:layer="layout" svg:width="0cm" svg:height="0.799cm" svg:x="25.753cm" svg:y="8.757cm" svg:viewBox="0 0 0 800" draw:points="0,800 0,34 0,0">
              <text:p/>
            </draw:polyline>
            <draw:polyline draw:style-name="gr5" draw:text-style-name="P1" draw:layer="layout" svg:width="0.764cm" svg:height="0cm" svg:x="24.734cm" svg:y="8.537cm" svg:viewBox="0 0 765 0" draw:points="765,0 34,0 0,0">
              <text:p/>
            </draw:polyline>
            <draw:polyline draw:style-name="gr5" draw:text-style-name="P1" draw:layer="layout" svg:width="0cm" svg:height="0.799cm" svg:x="24.514cm" svg:y="8.791cm" svg:viewBox="0 0 0 800" draw:points="0,0 0,766 0,800">
              <text:p/>
            </draw:polyline>
            <draw:polyline draw:style-name="gr5" draw:text-style-name="P1" draw:layer="layout" svg:width="0.111cm" svg:height="0.214cm" svg:x="25.641cm" svg:y="8.576cm" svg:viewBox="0 0 112 215" draw:points="112,215 39,34 0,0">
              <text:p/>
            </draw:polyline>
            <draw:polyline draw:style-name="gr5" draw:text-style-name="P1" draw:layer="layout" svg:width="0.218cm" svg:height="0.107cm" svg:x="25.46cm" svg:y="8.503cm" svg:viewBox="0 0 219 108" draw:points="219,108 39,34 0,0">
              <text:p/>
            </draw:polyline>
            <draw:polyline draw:style-name="gr5" draw:text-style-name="P1" draw:layer="layout" svg:width="0.111cm" svg:height="0.18cm" svg:x="25.641cm" svg:y="9.557cm" svg:viewBox="0 0 112 181" draw:points="112,0 39,142 0,181">
              <text:p/>
            </draw:polyline>
            <draw:polyline draw:style-name="gr5" draw:text-style-name="P1" draw:layer="layout" svg:width="0.218cm" svg:height="0.145cm" svg:x="25.46cm" svg:y="9.699cm" svg:viewBox="0 0 219 146" draw:points="219,0 39,112 0,146">
              <text:p/>
            </draw:polyline>
            <draw:polyline draw:style-name="gr5" draw:text-style-name="P1" draw:layer="layout" svg:width="0.111cm" svg:height="0.18cm" svg:x="24.514cm" svg:y="9.557cm" svg:viewBox="0 0 112 181" draw:points="0,0 73,142 112,181">
              <text:p/>
            </draw:polyline>
            <draw:polyline draw:style-name="gr5" draw:text-style-name="P1" draw:layer="layout" svg:width="0.218cm" svg:height="0.145cm" svg:x="24.587cm" svg:y="9.699cm" svg:viewBox="0 0 219 146" draw:points="0,0 181,112 219,146">
              <text:p/>
            </draw:polyline>
            <draw:polyline draw:style-name="gr5" draw:text-style-name="P1" draw:layer="layout" svg:width="0.214cm" svg:height="0.107cm" svg:x="24.553cm" svg:y="8.537cm" svg:viewBox="0 0 215 108" draw:points="215,0 34,73 0,108">
              <text:p/>
            </draw:polyline>
            <draw:polyline draw:style-name="gr5" draw:text-style-name="P1" draw:layer="layout" svg:width="0.106cm" svg:height="0.218cm" svg:x="24.48cm" svg:y="8.61cm" svg:viewBox="0 0 107 219" draw:points="107,0 34,181 0,219">
              <text:p/>
            </draw:polyline>
            <draw:polyline draw:style-name="gr5" draw:text-style-name="P1" draw:layer="layout" svg:width="0.799cm" svg:height="0cm" svg:x="26.26cm" svg:y="9.81cm" svg:viewBox="0 0 800 0" draw:points="0,0 765,0 800,0">
              <text:p/>
            </draw:polyline>
            <draw:polyline draw:style-name="gr5" draw:text-style-name="P1" draw:layer="layout" svg:width="0cm" svg:height="0.799cm" svg:x="27.279cm" svg:y="8.757cm" svg:viewBox="0 0 0 800" draw:points="0,800 0,34 0,0">
              <text:p/>
            </draw:polyline>
            <draw:polyline draw:style-name="gr5" draw:text-style-name="P1" draw:layer="layout" svg:width="0.799cm" svg:height="0cm" svg:x="26.225cm" svg:y="8.537cm" svg:viewBox="0 0 800 0" draw:points="800,0 34,0 0,0">
              <text:p/>
            </draw:polyline>
            <draw:polyline draw:style-name="gr5" draw:text-style-name="P1" draw:layer="layout" svg:width="0cm" svg:height="0.799cm" svg:x="26.006cm" svg:y="8.791cm" svg:viewBox="0 0 0 800" draw:points="0,0 0,766 0,800">
              <text:p/>
            </draw:polyline>
            <draw:polyline draw:style-name="gr5" draw:text-style-name="P1" draw:layer="layout" svg:width="0.106cm" svg:height="0.214cm" svg:x="27.171cm" svg:y="8.576cm" svg:viewBox="0 0 107 215" draw:points="107,215 34,34 0,0">
              <text:p/>
            </draw:polyline>
            <draw:polyline draw:style-name="gr5" draw:text-style-name="P1" draw:layer="layout" svg:width="0.218cm" svg:height="0.107cm" svg:x="26.986cm" svg:y="8.503cm" svg:viewBox="0 0 219 108" draw:points="219,108 39,34 0,0">
              <text:p/>
            </draw:polyline>
            <draw:polyline draw:style-name="gr5" draw:text-style-name="P1" draw:layer="layout" svg:width="0.106cm" svg:height="0.18cm" svg:x="27.171cm" svg:y="9.557cm" svg:viewBox="0 0 107 181" draw:points="107,0 34,142 0,181">
              <text:p/>
            </draw:polyline>
            <draw:polyline draw:style-name="gr5" draw:text-style-name="P1" draw:layer="layout" svg:width="0.218cm" svg:height="0.145cm" svg:x="26.986cm" svg:y="9.699cm" svg:viewBox="0 0 219 146" draw:points="219,0 39,112 0,146">
              <text:p/>
            </draw:polyline>
            <draw:polyline draw:style-name="gr5" draw:text-style-name="P1" draw:layer="layout" svg:width="0.106cm" svg:height="0.18cm" svg:x="26.006cm" svg:y="9.557cm" svg:viewBox="0 0 107 181" draw:points="0,0 73,142 107,181">
              <text:p/>
            </draw:polyline>
            <draw:polyline draw:style-name="gr5" draw:text-style-name="P1" draw:layer="layout" svg:width="0.218cm" svg:height="0.145cm" svg:x="26.079cm" svg:y="9.699cm" svg:viewBox="0 0 219 146" draw:points="0,0 181,112 219,146">
              <text:p/>
            </draw:polyline>
            <draw:polyline draw:style-name="gr5" draw:text-style-name="P1" draw:layer="layout" svg:width="0.218cm" svg:height="0.107cm" svg:x="26.041cm" svg:y="8.537cm" svg:viewBox="0 0 219 108" draw:points="219,0 39,73 0,108">
              <text:p/>
            </draw:polyline>
            <draw:polyline draw:style-name="gr5" draw:text-style-name="P1" draw:layer="layout" svg:width="0.106cm" svg:height="0.218cm" svg:x="25.972cm" svg:y="8.61cm" svg:viewBox="0 0 107 219" draw:points="107,0 34,181 0,219">
              <text:p/>
            </draw:polyline>
            <draw:polyline draw:style-name="gr5" draw:text-style-name="P1" draw:layer="layout" svg:width="0.799cm" svg:height="0cm" svg:x="3.422cm" svg:y="11.299cm" svg:viewBox="0 0 800 0" draw:points="0,0 761,0 800,0">
              <text:p/>
            </draw:polyline>
            <draw:polyline draw:style-name="gr5" draw:text-style-name="P1" draw:layer="layout" svg:width="0cm" svg:height="0.799cm" svg:x="4.437cm" svg:y="10.245cm" svg:viewBox="0 0 0 800" draw:points="0,800 0,39 0,0">
              <text:p/>
            </draw:polyline>
            <draw:polyline draw:style-name="gr5" draw:text-style-name="P1" draw:layer="layout" svg:width="0.799cm" svg:height="0cm" svg:x="3.383cm" svg:y="10.026cm" svg:viewBox="0 0 800 0" draw:points="800,0 39,0 0,0">
              <text:p/>
            </draw:polyline>
            <draw:polyline draw:style-name="gr5" draw:text-style-name="P1" draw:layer="layout" svg:width="0cm" svg:height="0.795cm" svg:x="3.164cm" svg:y="10.284cm" svg:viewBox="0 0 0 796" draw:points="0,0 0,761 0,796">
              <text:p/>
            </draw:polyline>
            <draw:polyline draw:style-name="gr5" draw:text-style-name="P1" draw:layer="layout" svg:width="0.106cm" svg:height="0.184cm" svg:x="4.329cm" svg:y="10.099cm" svg:viewBox="0 0 107 185" draw:points="107,185 39,39 0,0">
              <text:p/>
            </draw:polyline>
            <draw:polyline draw:style-name="gr5" draw:text-style-name="P1" draw:layer="layout" svg:width="0.218cm" svg:height="0.145cm" svg:x="4.148cm" svg:y="9.991cm" svg:viewBox="0 0 219 146" draw:points="219,146 34,34 0,0">
              <text:p/>
            </draw:polyline>
            <draw:polyline draw:style-name="gr5" draw:text-style-name="P1" draw:layer="layout" svg:width="0.106cm" svg:height="0.218cm" svg:x="4.329cm" svg:y="11.045cm" svg:viewBox="0 0 107 219" draw:points="107,0 39,181 0,219">
              <text:p/>
            </draw:polyline>
            <draw:polyline draw:style-name="gr5" draw:text-style-name="P1" draw:layer="layout" svg:width="0.218cm" svg:height="0.107cm" svg:x="4.148cm" svg:y="11.226cm" svg:viewBox="0 0 219 108" draw:points="219,0 34,73 0,108">
              <text:p/>
            </draw:polyline>
            <draw:polyline draw:style-name="gr5" draw:text-style-name="P1" draw:layer="layout" svg:width="0.145cm" svg:height="0.218cm" svg:x="3.164cm" svg:y="11.045cm" svg:viewBox="0 0 146 219" draw:points="0,0 112,181 146,219">
              <text:p/>
            </draw:polyline>
            <draw:polyline draw:style-name="gr5" draw:text-style-name="P1" draw:layer="layout" svg:width="0.18cm" svg:height="0.107cm" svg:x="3.276cm" svg:y="11.226cm" svg:viewBox="0 0 181 108" draw:points="0,0 146,73 181,108">
              <text:p/>
            </draw:polyline>
            <draw:polyline draw:style-name="gr5" draw:text-style-name="P1" draw:layer="layout" svg:width="0.184cm" svg:height="0.145cm" svg:x="3.237cm" svg:y="10.026cm" svg:viewBox="0 0 185 146" draw:points="185,0 39,112 0,146">
              <text:p/>
            </draw:polyline>
            <draw:polyline draw:style-name="gr5" draw:text-style-name="P1" draw:layer="layout" svg:width="0.145cm" svg:height="0.18cm" svg:x="3.13cm" svg:y="10.137cm" svg:viewBox="0 0 146 181" draw:points="146,0 34,146 0,181">
              <text:p/>
            </draw:polyline>
            <draw:polyline draw:style-name="gr5" draw:text-style-name="P1" draw:layer="layout" svg:width="0.799cm" svg:height="0cm" svg:x="4.948cm" svg:y="11.299cm" svg:viewBox="0 0 800 0" draw:points="0,0 765,0 800,0">
              <text:p/>
            </draw:polyline>
            <draw:polyline draw:style-name="gr5" draw:text-style-name="P1" draw:layer="layout" svg:width="0cm" svg:height="0.799cm" svg:x="5.967cm" svg:y="10.245cm" svg:viewBox="0 0 0 800" draw:points="0,800 0,39 0,0">
              <text:p/>
            </draw:polyline>
            <draw:polyline draw:style-name="gr5" draw:text-style-name="P1" draw:layer="layout" svg:width="0.803cm" svg:height="0cm" svg:x="4.909cm" svg:y="10.026cm" svg:viewBox="0 0 804 0" draw:points="804,0 39,0 0,0">
              <text:p/>
            </draw:polyline>
            <draw:polyline draw:style-name="gr5" draw:text-style-name="P1" draw:layer="layout" svg:width="0cm" svg:height="0.795cm" svg:x="4.695cm" svg:y="10.284cm" svg:viewBox="0 0 0 796" draw:points="0,0 0,761 0,796">
              <text:p/>
            </draw:polyline>
            <draw:polyline draw:style-name="gr5" draw:text-style-name="P1" draw:layer="layout" svg:width="0.111cm" svg:height="0.184cm" svg:x="5.855cm" svg:y="10.099cm" svg:viewBox="0 0 112 185" draw:points="112,185 39,39 0,0">
              <text:p/>
            </draw:polyline>
            <draw:polyline draw:style-name="gr5" draw:text-style-name="P1" draw:layer="layout" svg:width="0.218cm" svg:height="0.145cm" svg:x="5.675cm" svg:y="9.991cm" svg:viewBox="0 0 219 146" draw:points="219,146 39,34 0,0">
              <text:p/>
            </draw:polyline>
            <draw:polyline draw:style-name="gr5" draw:text-style-name="P1" draw:layer="layout" svg:width="0.111cm" svg:height="0.218cm" svg:x="5.855cm" svg:y="11.045cm" svg:viewBox="0 0 112 219" draw:points="112,0 39,181 0,219">
              <text:p/>
            </draw:polyline>
            <draw:polyline draw:style-name="gr5" draw:text-style-name="P1" draw:layer="layout" svg:width="0.218cm" svg:height="0.107cm" svg:x="5.675cm" svg:y="11.226cm" svg:viewBox="0 0 219 108" draw:points="219,0 39,73 0,108">
              <text:p/>
            </draw:polyline>
            <draw:polyline draw:style-name="gr5" draw:text-style-name="P1" draw:layer="layout" svg:width="0.106cm" svg:height="0.218cm" svg:x="4.695cm" svg:y="11.045cm" svg:viewBox="0 0 107 219" draw:points="0,0 73,181 107,219">
              <text:p/>
            </draw:polyline>
            <draw:polyline draw:style-name="gr5" draw:text-style-name="P1" draw:layer="layout" svg:width="0.214cm" svg:height="0.107cm" svg:x="4.768cm" svg:y="11.226cm" svg:viewBox="0 0 215 108" draw:points="0,0 181,73 215,108">
              <text:p/>
            </draw:polyline>
            <draw:polyline draw:style-name="gr5" draw:text-style-name="P1" draw:layer="layout" svg:width="0.218cm" svg:height="0.145cm" svg:x="4.729cm" svg:y="10.026cm" svg:viewBox="0 0 219 146" draw:points="219,0 39,112 0,146">
              <text:p/>
            </draw:polyline>
            <draw:polyline draw:style-name="gr5" draw:text-style-name="P1" draw:layer="layout" svg:width="0.111cm" svg:height="0.18cm" svg:x="4.656cm" svg:y="10.137cm" svg:viewBox="0 0 112 181" draw:points="112,0 39,146 0,181">
              <text:p/>
            </draw:polyline>
            <draw:polyline draw:style-name="gr5" draw:text-style-name="P1" draw:layer="layout" svg:width="0.799cm" svg:height="0cm" svg:x="6.474cm" svg:y="11.299cm" svg:viewBox="0 0 800 0" draw:points="0,0 765,0 800,0">
              <text:p/>
            </draw:polyline>
            <draw:polyline draw:style-name="gr5" draw:text-style-name="P1" draw:layer="layout" svg:width="0cm" svg:height="0.799cm" svg:x="7.493cm" svg:y="10.245cm" svg:viewBox="0 0 0 800" draw:points="0,800 0,39 0,0">
              <text:p/>
            </draw:polyline>
            <draw:polyline draw:style-name="gr5" draw:text-style-name="P1" draw:layer="layout" svg:width="0.799cm" svg:height="0cm" svg:x="6.44cm" svg:y="10.026cm" svg:viewBox="0 0 800 0" draw:points="800,0 34,0 0,0">
              <text:p/>
            </draw:polyline>
            <draw:polyline draw:style-name="gr5" draw:text-style-name="P1" draw:layer="layout" svg:width="0cm" svg:height="0.795cm" svg:x="6.221cm" svg:y="10.284cm" svg:viewBox="0 0 0 796" draw:points="0,0 0,761 0,796">
              <text:p/>
            </draw:polyline>
            <draw:polyline draw:style-name="gr5" draw:text-style-name="P1" draw:layer="layout" svg:width="0.106cm" svg:height="0.184cm" svg:x="7.386cm" svg:y="10.099cm" svg:viewBox="0 0 107 185" draw:points="107,185 34,39 0,0">
              <text:p/>
            </draw:polyline>
            <draw:polyline draw:style-name="gr5" draw:text-style-name="P1" draw:layer="layout" svg:width="0.218cm" svg:height="0.145cm" svg:x="7.201cm" svg:y="9.991cm" svg:viewBox="0 0 219 146" draw:points="219,146 39,34 0,0">
              <text:p/>
            </draw:polyline>
            <draw:polyline draw:style-name="gr5" draw:text-style-name="P1" draw:layer="layout" svg:width="0.106cm" svg:height="0.218cm" svg:x="7.386cm" svg:y="11.045cm" svg:viewBox="0 0 107 219" draw:points="107,0 34,181 0,219">
              <text:p/>
            </draw:polyline>
            <draw:polyline draw:style-name="gr5" draw:text-style-name="P1" draw:layer="layout" svg:width="0.218cm" svg:height="0.107cm" svg:x="7.201cm" svg:y="11.226cm" svg:viewBox="0 0 219 108" draw:points="219,0 39,73 0,108">
              <text:p/>
            </draw:polyline>
            <draw:polyline draw:style-name="gr5" draw:text-style-name="P1" draw:layer="layout" svg:width="0.106cm" svg:height="0.218cm" svg:x="6.221cm" svg:y="11.045cm" svg:viewBox="0 0 107 219" draw:points="0,0 73,181 107,219">
              <text:p/>
            </draw:polyline>
            <draw:polyline draw:style-name="gr5" draw:text-style-name="P1" draw:layer="layout" svg:width="0.218cm" svg:height="0.107cm" svg:x="6.294cm" svg:y="11.226cm" svg:viewBox="0 0 219 108" draw:points="0,0 181,73 219,108">
              <text:p/>
            </draw:polyline>
            <draw:polyline draw:style-name="gr5" draw:text-style-name="P1" draw:layer="layout" svg:width="0.218cm" svg:height="0.145cm" svg:x="6.255cm" svg:y="10.026cm" svg:viewBox="0 0 219 146" draw:points="219,0 39,112 0,146">
              <text:p/>
            </draw:polyline>
            <draw:polyline draw:style-name="gr5" draw:text-style-name="P1" draw:layer="layout" svg:width="0.106cm" svg:height="0.18cm" svg:x="6.186cm" svg:y="10.137cm" svg:viewBox="0 0 107 181" draw:points="107,0 34,146 0,181">
              <text:p/>
            </draw:polyline>
            <draw:polyline draw:style-name="gr5" draw:text-style-name="P1" draw:layer="layout" svg:width="0.799cm" svg:height="0cm" svg:x="8.005cm" svg:y="11.299cm" svg:viewBox="0 0 800 0" draw:points="0,0 761,0 800,0">
              <text:p/>
            </draw:polyline>
            <draw:polyline draw:style-name="gr5" draw:text-style-name="P1" draw:layer="layout" svg:width="0cm" svg:height="0.799cm" svg:x="9.02cm" svg:y="10.245cm" svg:viewBox="0 0 0 800" draw:points="0,800 0,39 0,0">
              <text:p/>
            </draw:polyline>
            <draw:polyline draw:style-name="gr5" draw:text-style-name="P1" draw:layer="layout" svg:width="0.799cm" svg:height="0cm" svg:x="7.966cm" svg:y="10.026cm" svg:viewBox="0 0 800 0" draw:points="800,0 39,0 0,0">
              <text:p/>
            </draw:polyline>
            <draw:polyline draw:style-name="gr5" draw:text-style-name="P1" draw:layer="layout" svg:width="0cm" svg:height="0.795cm" svg:x="7.747cm" svg:y="10.284cm" svg:viewBox="0 0 0 796" draw:points="0,0 0,761 0,796">
              <text:p/>
            </draw:polyline>
            <draw:polyline draw:style-name="gr5" draw:text-style-name="P1" draw:layer="layout" svg:width="0.106cm" svg:height="0.184cm" svg:x="8.912cm" svg:y="10.099cm" svg:viewBox="0 0 107 185" draw:points="107,185 34,39 0,0">
              <text:p/>
            </draw:polyline>
            <draw:polyline draw:style-name="gr5" draw:text-style-name="P1" draw:layer="layout" svg:width="0.214cm" svg:height="0.145cm" svg:x="8.732cm" svg:y="9.991cm" svg:viewBox="0 0 215 146" draw:points="215,146 34,34 0,0">
              <text:p/>
            </draw:polyline>
            <draw:polyline draw:style-name="gr5" draw:text-style-name="P1" draw:layer="layout" svg:width="0.106cm" svg:height="0.218cm" svg:x="8.912cm" svg:y="11.045cm" svg:viewBox="0 0 107 219" draw:points="107,0 34,181 0,219">
              <text:p/>
            </draw:polyline>
            <draw:polyline draw:style-name="gr5" draw:text-style-name="P1" draw:layer="layout" svg:width="0.214cm" svg:height="0.107cm" svg:x="8.732cm" svg:y="11.226cm" svg:viewBox="0 0 215 108" draw:points="215,0 34,73 0,108">
              <text:p/>
            </draw:polyline>
            <draw:polyline draw:style-name="gr5" draw:text-style-name="P1" draw:layer="layout" svg:width="0.111cm" svg:height="0.218cm" svg:x="7.747cm" svg:y="11.045cm" svg:viewBox="0 0 112 219" draw:points="0,0 73,181 112,219">
              <text:p/>
            </draw:polyline>
            <draw:polyline draw:style-name="gr5" draw:text-style-name="P1" draw:layer="layout" svg:width="0.218cm" svg:height="0.107cm" svg:x="7.82cm" svg:y="11.226cm" svg:viewBox="0 0 219 108" draw:points="0,0 185,73 219,108">
              <text:p/>
            </draw:polyline>
            <draw:polyline draw:style-name="gr5" draw:text-style-name="P1" draw:layer="layout" svg:width="0.218cm" svg:height="0.145cm" svg:x="7.786cm" svg:y="10.026cm" svg:viewBox="0 0 219 146" draw:points="219,0 34,112 0,146">
              <text:p/>
            </draw:polyline>
            <draw:polyline draw:style-name="gr5" draw:text-style-name="P1" draw:layer="layout" svg:width="0.106cm" svg:height="0.18cm" svg:x="7.713cm" svg:y="10.137cm" svg:viewBox="0 0 107 181" draw:points="107,0 34,146 0,181">
              <text:p/>
            </draw:polyline>
            <draw:polyline draw:style-name="gr5" draw:text-style-name="P1" draw:layer="layout" svg:width="0.799cm" svg:height="0cm" svg:x="9.531cm" svg:y="11.299cm" svg:viewBox="0 0 800 0" draw:points="0,0 761,0 800,0">
              <text:p/>
            </draw:polyline>
            <draw:polyline draw:style-name="gr5" draw:text-style-name="P1" draw:layer="layout" svg:width="0cm" svg:height="0.799cm" svg:x="10.55cm" svg:y="10.245cm" svg:viewBox="0 0 0 800" draw:points="0,800 0,39 0,0">
              <text:p/>
            </draw:polyline>
            <draw:polyline draw:style-name="gr5" draw:text-style-name="P1" draw:layer="layout" svg:width="0.799cm" svg:height="0cm" svg:x="9.493cm" svg:y="10.026cm" svg:viewBox="0 0 800 0" draw:points="800,0 39,0 0,0">
              <text:p/>
            </draw:polyline>
            <draw:polyline draw:style-name="gr5" draw:text-style-name="P1" draw:layer="layout" svg:width="0cm" svg:height="0.795cm" svg:x="9.278cm" svg:y="10.284cm" svg:viewBox="0 0 0 796" draw:points="0,0 0,761 0,796">
              <text:p/>
            </draw:polyline>
            <draw:polyline draw:style-name="gr5" draw:text-style-name="P1" draw:layer="layout" svg:width="0.111cm" svg:height="0.184cm" svg:x="10.438cm" svg:y="10.099cm" svg:viewBox="0 0 112 185" draw:points="112,185 39,39 0,0">
              <text:p/>
            </draw:polyline>
            <draw:polyline draw:style-name="gr5" draw:text-style-name="P1" draw:layer="layout" svg:width="0.218cm" svg:height="0.145cm" svg:x="10.258cm" svg:y="9.991cm" svg:viewBox="0 0 219 146" draw:points="219,146 34,34 0,0">
              <text:p/>
            </draw:polyline>
            <draw:polyline draw:style-name="gr5" draw:text-style-name="P1" draw:layer="layout" svg:width="0.111cm" svg:height="0.218cm" svg:x="10.438cm" svg:y="11.045cm" svg:viewBox="0 0 112 219" draw:points="112,0 39,181 0,219">
              <text:p/>
            </draw:polyline>
            <draw:polyline draw:style-name="gr5" draw:text-style-name="P1" draw:layer="layout" svg:width="0.218cm" svg:height="0.107cm" svg:x="10.258cm" svg:y="11.226cm" svg:viewBox="0 0 219 108" draw:points="219,0 34,73 0,108">
              <text:p/>
            </draw:polyline>
            <draw:polyline draw:style-name="gr5" draw:text-style-name="P1" draw:layer="layout" svg:width="0.106cm" svg:height="0.218cm" svg:x="9.278cm" svg:y="11.045cm" svg:viewBox="0 0 107 219" draw:points="0,0 73,181 107,219">
              <text:p/>
            </draw:polyline>
            <draw:polyline draw:style-name="gr5" draw:text-style-name="P1" draw:layer="layout" svg:width="0.214cm" svg:height="0.107cm" svg:x="9.351cm" svg:y="11.226cm" svg:viewBox="0 0 215 108" draw:points="0,0 181,73 215,108">
              <text:p/>
            </draw:polyline>
            <draw:polyline draw:style-name="gr5" draw:text-style-name="P1" draw:layer="layout" svg:width="0.218cm" svg:height="0.145cm" svg:x="9.312cm" svg:y="10.026cm" svg:viewBox="0 0 219 146" draw:points="219,0 39,112 0,146">
              <text:p/>
            </draw:polyline>
            <draw:polyline draw:style-name="gr5" draw:text-style-name="P1" draw:layer="layout" svg:width="0.111cm" svg:height="0.18cm" svg:x="9.239cm" svg:y="10.137cm" svg:viewBox="0 0 112 181" draw:points="112,0 39,146 0,181">
              <text:p/>
            </draw:polyline>
            <draw:polyline draw:style-name="gr5" draw:text-style-name="P1" draw:layer="layout" svg:width="0.799cm" svg:height="0cm" svg:x="11.057cm" svg:y="11.299cm" svg:viewBox="0 0 800 0" draw:points="0,0 765,0 800,0">
              <text:p/>
            </draw:polyline>
            <draw:polyline draw:style-name="gr5" draw:text-style-name="P1" draw:layer="layout" svg:width="0cm" svg:height="0.799cm" svg:x="12.076cm" svg:y="10.245cm" svg:viewBox="0 0 0 800" draw:points="0,800 0,39 0,0">
              <text:p/>
            </draw:polyline>
            <draw:polyline draw:style-name="gr5" draw:text-style-name="P1" draw:layer="layout" svg:width="0.799cm" svg:height="0cm" svg:x="11.023cm" svg:y="10.026cm" svg:viewBox="0 0 800 0" draw:points="800,0 34,0 0,0">
              <text:p/>
            </draw:polyline>
            <draw:polyline draw:style-name="gr5" draw:text-style-name="P1" draw:layer="layout" svg:width="0cm" svg:height="0.795cm" svg:x="10.804cm" svg:y="10.284cm" svg:viewBox="0 0 0 796" draw:points="0,0 0,761 0,796">
              <text:p/>
            </draw:polyline>
            <draw:polyline draw:style-name="gr5" draw:text-style-name="P1" draw:layer="layout" svg:width="0.106cm" svg:height="0.184cm" svg:x="11.969cm" svg:y="10.099cm" svg:viewBox="0 0 107 185" draw:points="107,185 34,39 0,0">
              <text:p/>
            </draw:polyline>
            <draw:polyline draw:style-name="gr5" draw:text-style-name="P1" draw:layer="layout" svg:width="0.218cm" svg:height="0.145cm" svg:x="11.784cm" svg:y="9.991cm" svg:viewBox="0 0 219 146" draw:points="219,146 39,34 0,0">
              <text:p/>
            </draw:polyline>
            <draw:polyline draw:style-name="gr5" draw:text-style-name="P1" draw:layer="layout" svg:width="0.106cm" svg:height="0.218cm" svg:x="11.969cm" svg:y="11.045cm" svg:viewBox="0 0 107 219" draw:points="107,0 34,181 0,219">
              <text:p/>
            </draw:polyline>
            <draw:polyline draw:style-name="gr5" draw:text-style-name="P1" draw:layer="layout" svg:width="0.218cm" svg:height="0.107cm" svg:x="11.784cm" svg:y="11.226cm" svg:viewBox="0 0 219 108" draw:points="219,0 39,73 0,108">
              <text:p/>
            </draw:polyline>
            <draw:polyline draw:style-name="gr5" draw:text-style-name="P1" draw:layer="layout" svg:width="0.106cm" svg:height="0.218cm" svg:x="10.804cm" svg:y="11.045cm" svg:viewBox="0 0 107 219" draw:points="0,0 73,181 107,219">
              <text:p/>
            </draw:polyline>
            <draw:polyline draw:style-name="gr5" draw:text-style-name="P1" draw:layer="layout" svg:width="0.218cm" svg:height="0.107cm" svg:x="10.877cm" svg:y="11.226cm" svg:viewBox="0 0 219 108" draw:points="0,0 181,73 219,108">
              <text:p/>
            </draw:polyline>
            <draw:polyline draw:style-name="gr5" draw:text-style-name="P1" draw:layer="layout" svg:width="0.218cm" svg:height="0.145cm" svg:x="10.838cm" svg:y="10.026cm" svg:viewBox="0 0 219 146" draw:points="219,0 39,112 0,146">
              <text:p/>
            </draw:polyline>
            <draw:polyline draw:style-name="gr5" draw:text-style-name="P1" draw:layer="layout" svg:width="0.111cm" svg:height="0.18cm" svg:x="10.765cm" svg:y="10.137cm" svg:viewBox="0 0 112 181" draw:points="112,0 39,146 0,181">
              <text:p/>
            </draw:polyline>
            <draw:polyline draw:style-name="gr5" draw:text-style-name="P1" draw:layer="layout" svg:width="0.803cm" svg:height="0cm" svg:x="12.584cm" svg:y="11.299cm" svg:viewBox="0 0 804 0" draw:points="0,0 765,0 804,0">
              <text:p/>
            </draw:polyline>
            <draw:polyline draw:style-name="gr5" draw:text-style-name="P1" draw:layer="layout" svg:width="0cm" svg:height="0.799cm" svg:x="13.603cm" svg:y="10.245cm" svg:viewBox="0 0 0 800" draw:points="0,800 0,39 0,0">
              <text:p/>
            </draw:polyline>
            <draw:polyline draw:style-name="gr5" draw:text-style-name="P1" draw:layer="layout" svg:width="0.799cm" svg:height="0cm" svg:x="12.549cm" svg:y="10.026cm" svg:viewBox="0 0 800 0" draw:points="800,0 34,0 0,0">
              <text:p/>
            </draw:polyline>
            <draw:polyline draw:style-name="gr5" draw:text-style-name="P1" draw:layer="layout" svg:width="0cm" svg:height="0.795cm" svg:x="12.33cm" svg:y="10.284cm" svg:viewBox="0 0 0 796" draw:points="0,0 0,761 0,796">
              <text:p/>
            </draw:polyline>
            <draw:polyline draw:style-name="gr5" draw:text-style-name="P1" draw:layer="layout" svg:width="0.106cm" svg:height="0.184cm" svg:x="13.495cm" svg:y="10.099cm" svg:viewBox="0 0 107 185" draw:points="107,185 34,39 0,0">
              <text:p/>
            </draw:polyline>
            <draw:polyline draw:style-name="gr5" draw:text-style-name="P1" draw:layer="layout" svg:width="0.214cm" svg:height="0.145cm" svg:x="13.315cm" svg:y="9.991cm" svg:viewBox="0 0 215 146" draw:points="215,146 34,34 0,0">
              <text:p/>
            </draw:polyline>
            <draw:polyline draw:style-name="gr5" draw:text-style-name="P1" draw:layer="layout" svg:width="0.106cm" svg:height="0.218cm" svg:x="13.495cm" svg:y="11.045cm" svg:viewBox="0 0 107 219" draw:points="107,0 34,181 0,219">
              <text:p/>
            </draw:polyline>
            <draw:polyline draw:style-name="gr5" draw:text-style-name="P1" draw:layer="layout" svg:width="0.214cm" svg:height="0.107cm" svg:x="13.315cm" svg:y="11.226cm" svg:viewBox="0 0 215 108" draw:points="215,0 34,73 0,108">
              <text:p/>
            </draw:polyline>
            <draw:polyline draw:style-name="gr5" draw:text-style-name="P1" draw:layer="layout" svg:width="0.111cm" svg:height="0.218cm" svg:x="12.33cm" svg:y="11.045cm" svg:viewBox="0 0 112 219" draw:points="0,0 73,181 112,219">
              <text:p/>
            </draw:polyline>
            <draw:polyline draw:style-name="gr5" draw:text-style-name="P1" draw:layer="layout" svg:width="0.218cm" svg:height="0.107cm" svg:x="12.403cm" svg:y="11.226cm" svg:viewBox="0 0 219 108" draw:points="0,0 181,73 219,108">
              <text:p/>
            </draw:polyline>
            <draw:polyline draw:style-name="gr5" draw:text-style-name="P1" draw:layer="layout" svg:width="0.214cm" svg:height="0.145cm" svg:x="12.369cm" svg:y="10.026cm" svg:viewBox="0 0 215 146" draw:points="215,0 34,112 0,146">
              <text:p/>
            </draw:polyline>
            <draw:polyline draw:style-name="gr5" draw:text-style-name="P1" draw:layer="layout" svg:width="0.106cm" svg:height="0.18cm" svg:x="12.296cm" svg:y="10.137cm" svg:viewBox="0 0 107 181" draw:points="107,0 34,146 0,181">
              <text:p/>
            </draw:polyline>
            <draw:polyline draw:style-name="gr5" draw:text-style-name="P1" draw:layer="layout" svg:width="0.76cm" svg:height="0cm" svg:x="14.114cm" svg:y="11.299cm" svg:viewBox="0 0 761 0" draw:points="0,0 727,0 761,0">
              <text:p/>
            </draw:polyline>
            <draw:polyline draw:style-name="gr5" draw:text-style-name="P1" draw:layer="layout" svg:width="0cm" svg:height="0.799cm" svg:x="15.095cm" svg:y="10.245cm" svg:viewBox="0 0 0 800" draw:points="0,800 0,39 0,0">
              <text:p/>
            </draw:polyline>
            <draw:polyline draw:style-name="gr5" draw:text-style-name="P1" draw:layer="layout" svg:width="0.764cm" svg:height="0cm" svg:x="14.076cm" svg:y="10.026cm" svg:viewBox="0 0 765 0" draw:points="765,0 39,0 0,0">
              <text:p/>
            </draw:polyline>
            <draw:polyline draw:style-name="gr5" draw:text-style-name="P1" draw:layer="layout" svg:width="0cm" svg:height="0.795cm" svg:x="13.861cm" svg:y="10.284cm" svg:viewBox="0 0 0 796" draw:points="0,0 0,761 0,796">
              <text:p/>
            </draw:polyline>
            <draw:polyline draw:style-name="gr5" draw:text-style-name="P1" draw:layer="layout" svg:width="0.106cm" svg:height="0.184cm" svg:x="14.987cm" svg:y="10.099cm" svg:viewBox="0 0 107 185" draw:points="107,185 34,39 0,0">
              <text:p/>
            </draw:polyline>
            <draw:polyline draw:style-name="gr5" draw:text-style-name="P1" draw:layer="layout" svg:width="0.218cm" svg:height="0.145cm" svg:x="14.802cm" svg:y="9.991cm" svg:viewBox="0 0 219 146" draw:points="219,146 39,34 0,0">
              <text:p/>
            </draw:polyline>
            <draw:polyline draw:style-name="gr5" draw:text-style-name="P1" draw:layer="layout" svg:width="0.106cm" svg:height="0.218cm" svg:x="14.987cm" svg:y="11.045cm" svg:viewBox="0 0 107 219" draw:points="107,0 34,181 0,219">
              <text:p/>
            </draw:polyline>
            <draw:polyline draw:style-name="gr5" draw:text-style-name="P1" draw:layer="layout" svg:width="0.218cm" svg:height="0.107cm" svg:x="14.802cm" svg:y="11.226cm" svg:viewBox="0 0 219 108" draw:points="219,0 39,73 0,108">
              <text:p/>
            </draw:polyline>
            <draw:polyline draw:style-name="gr5" draw:text-style-name="P1" draw:layer="layout" svg:width="0.106cm" svg:height="0.218cm" svg:x="13.861cm" svg:y="11.045cm" svg:viewBox="0 0 107 219" draw:points="0,0 69,181 107,219">
              <text:p/>
            </draw:polyline>
            <draw:polyline draw:style-name="gr5" draw:text-style-name="P1" draw:layer="layout" svg:width="0.218cm" svg:height="0.107cm" svg:x="13.929cm" svg:y="11.226cm" svg:viewBox="0 0 219 108" draw:points="0,0 185,73 219,108">
              <text:p/>
            </draw:polyline>
            <draw:polyline draw:style-name="gr5" draw:text-style-name="P1" draw:layer="layout" svg:width="0.218cm" svg:height="0.145cm" svg:x="13.895cm" svg:y="10.026cm" svg:viewBox="0 0 219 146" draw:points="219,0 34,112 0,146">
              <text:p/>
            </draw:polyline>
            <draw:polyline draw:style-name="gr5" draw:text-style-name="P1" draw:layer="layout" svg:width="0.106cm" svg:height="0.18cm" svg:x="13.822cm" svg:y="10.137cm" svg:viewBox="0 0 107 181" draw:points="107,0 39,146 0,181">
              <text:p/>
            </draw:polyline>
            <draw:polyline draw:style-name="gr5" draw:text-style-name="P1" draw:layer="layout" svg:width="0.799cm" svg:height="0cm" svg:x="15.606cm" svg:y="11.299cm" svg:viewBox="0 0 800 0" draw:points="0,0 761,0 800,0">
              <text:p/>
            </draw:polyline>
            <draw:polyline draw:style-name="gr5" draw:text-style-name="P1" draw:layer="layout" svg:width="0cm" svg:height="0.799cm" svg:x="16.621cm" svg:y="10.245cm" svg:viewBox="0 0 0 800" draw:points="0,800 0,39 0,0">
              <text:p/>
            </draw:polyline>
            <draw:polyline draw:style-name="gr5" draw:text-style-name="P1" draw:layer="layout" svg:width="0.799cm" svg:height="0cm" svg:x="15.567cm" svg:y="10.026cm" svg:viewBox="0 0 800 0" draw:points="800,0 39,0 0,0">
              <text:p/>
            </draw:polyline>
            <draw:polyline draw:style-name="gr5" draw:text-style-name="P1" draw:layer="layout" svg:width="0cm" svg:height="0.795cm" svg:x="15.348cm" svg:y="10.284cm" svg:viewBox="0 0 0 796" draw:points="0,0 0,761 0,796">
              <text:p/>
            </draw:polyline>
            <draw:polyline draw:style-name="gr5" draw:text-style-name="P1" draw:layer="layout" svg:width="0.106cm" svg:height="0.184cm" svg:x="16.513cm" svg:y="10.099cm" svg:viewBox="0 0 107 185" draw:points="107,185 39,39 0,0">
              <text:p/>
            </draw:polyline>
            <draw:polyline draw:style-name="gr5" draw:text-style-name="P1" draw:layer="layout" svg:width="0.218cm" svg:height="0.145cm" svg:x="16.333cm" svg:y="9.991cm" svg:viewBox="0 0 219 146" draw:points="219,146 34,34 0,0">
              <text:p/>
            </draw:polyline>
            <draw:polyline draw:style-name="gr5" draw:text-style-name="P1" draw:layer="layout" svg:width="0.106cm" svg:height="0.218cm" svg:x="16.513cm" svg:y="11.045cm" svg:viewBox="0 0 107 219" draw:points="107,0 39,181 0,219">
              <text:p/>
            </draw:polyline>
            <draw:polyline draw:style-name="gr5" draw:text-style-name="P1" draw:layer="layout" svg:width="0.218cm" svg:height="0.107cm" svg:x="16.333cm" svg:y="11.226cm" svg:viewBox="0 0 219 108" draw:points="219,0 34,73 0,108">
              <text:p/>
            </draw:polyline>
            <draw:polyline draw:style-name="gr5" draw:text-style-name="P1" draw:layer="layout" svg:width="0.111cm" svg:height="0.218cm" svg:x="15.348cm" svg:y="11.045cm" svg:viewBox="0 0 112 219" draw:points="0,0 73,181 112,219">
              <text:p/>
            </draw:polyline>
            <draw:polyline draw:style-name="gr5" draw:text-style-name="P1" draw:layer="layout" svg:width="0.218cm" svg:height="0.107cm" svg:x="15.421cm" svg:y="11.226cm" svg:viewBox="0 0 219 108" draw:points="0,0 185,73 219,108">
              <text:p/>
            </draw:polyline>
            <draw:polyline draw:style-name="gr5" draw:text-style-name="P1" draw:layer="layout" svg:width="0.218cm" svg:height="0.145cm" svg:x="15.387cm" svg:y="10.026cm" svg:viewBox="0 0 219 146" draw:points="219,0 34,112 0,146">
              <text:p/>
            </draw:polyline>
            <draw:polyline draw:style-name="gr5" draw:text-style-name="P1" draw:layer="layout" svg:width="0.106cm" svg:height="0.18cm" svg:x="15.314cm" svg:y="10.137cm" svg:viewBox="0 0 107 181" draw:points="107,0 34,146 0,181">
              <text:p/>
            </draw:polyline>
            <draw:polyline draw:style-name="gr5" draw:text-style-name="P1" draw:layer="layout" svg:width="0.799cm" svg:height="0cm" svg:x="17.132cm" svg:y="11.299cm" svg:viewBox="0 0 800 0" draw:points="0,0 765,0 800,0">
              <text:p/>
            </draw:polyline>
            <draw:polyline draw:style-name="gr5" draw:text-style-name="P1" draw:layer="layout" svg:width="0cm" svg:height="0.799cm" svg:x="18.151cm" svg:y="10.245cm" svg:viewBox="0 0 0 800" draw:points="0,800 0,39 0,0">
              <text:p/>
            </draw:polyline>
            <draw:polyline draw:style-name="gr5" draw:text-style-name="P1" draw:layer="layout" svg:width="0.803cm" svg:height="0cm" svg:x="17.094cm" svg:y="10.026cm" svg:viewBox="0 0 804 0" draw:points="804,0 39,0 0,0">
              <text:p/>
            </draw:polyline>
            <draw:polyline draw:style-name="gr5" draw:text-style-name="P1" draw:layer="layout" svg:width="0cm" svg:height="0.795cm" svg:x="16.879cm" svg:y="10.284cm" svg:viewBox="0 0 0 796" draw:points="0,0 0,761 0,796">
              <text:p/>
            </draw:polyline>
            <draw:polyline draw:style-name="gr5" draw:text-style-name="P1" draw:layer="layout" svg:width="0.111cm" svg:height="0.184cm" svg:x="18.04cm" svg:y="10.099cm" svg:viewBox="0 0 112 185" draw:points="112,185 39,39 0,0">
              <text:p/>
            </draw:polyline>
            <draw:polyline draw:style-name="gr5" draw:text-style-name="P1" draw:layer="layout" svg:width="0.218cm" svg:height="0.145cm" svg:x="17.859cm" svg:y="9.991cm" svg:viewBox="0 0 219 146" draw:points="219,146 39,34 0,0">
              <text:p/>
            </draw:polyline>
            <draw:polyline draw:style-name="gr5" draw:text-style-name="P1" draw:layer="layout" svg:width="0.111cm" svg:height="0.218cm" svg:x="18.04cm" svg:y="11.045cm" svg:viewBox="0 0 112 219" draw:points="112,0 39,181 0,219">
              <text:p/>
            </draw:polyline>
            <draw:polyline draw:style-name="gr5" draw:text-style-name="P1" draw:layer="layout" svg:width="0.218cm" svg:height="0.107cm" svg:x="17.859cm" svg:y="11.226cm" svg:viewBox="0 0 219 108" draw:points="219,0 39,73 0,108">
              <text:p/>
            </draw:polyline>
            <draw:polyline draw:style-name="gr5" draw:text-style-name="P1" draw:layer="layout" svg:width="0.106cm" svg:height="0.218cm" svg:x="16.879cm" svg:y="11.045cm" svg:viewBox="0 0 107 219" draw:points="0,0 73,181 107,219">
              <text:p/>
            </draw:polyline>
            <draw:polyline draw:style-name="gr5" draw:text-style-name="P1" draw:layer="layout" svg:width="0.214cm" svg:height="0.107cm" svg:x="16.952cm" svg:y="11.226cm" svg:viewBox="0 0 215 108" draw:points="0,0 181,73 215,108">
              <text:p/>
            </draw:polyline>
            <draw:polyline draw:style-name="gr5" draw:text-style-name="P1" draw:layer="layout" svg:width="0.218cm" svg:height="0.145cm" svg:x="16.913cm" svg:y="10.026cm" svg:viewBox="0 0 219 146" draw:points="219,0 39,112 0,146">
              <text:p/>
            </draw:polyline>
            <draw:polyline draw:style-name="gr5" draw:text-style-name="P1" draw:layer="layout" svg:width="0.111cm" svg:height="0.18cm" svg:x="16.84cm" svg:y="10.137cm" svg:viewBox="0 0 112 181" draw:points="112,0 39,146 0,181">
              <text:p/>
            </draw:polyline>
            <draw:polyline draw:style-name="gr5" draw:text-style-name="P1" draw:layer="layout" svg:width="0.799cm" svg:height="0cm" svg:x="18.659cm" svg:y="11.299cm" svg:viewBox="0 0 800 0" draw:points="0,0 765,0 800,0">
              <text:p/>
            </draw:polyline>
            <draw:polyline draw:style-name="gr5" draw:text-style-name="P1" draw:layer="layout" svg:width="0cm" svg:height="0.799cm" svg:x="19.678cm" svg:y="10.245cm" svg:viewBox="0 0 0 800" draw:points="0,800 0,39 0,0">
              <text:p/>
            </draw:polyline>
            <draw:polyline draw:style-name="gr5" draw:text-style-name="P1" draw:layer="layout" svg:width="0.799cm" svg:height="0cm" svg:x="18.624cm" svg:y="10.026cm" svg:viewBox="0 0 800 0" draw:points="800,0 34,0 0,0">
              <text:p/>
            </draw:polyline>
            <draw:polyline draw:style-name="gr5" draw:text-style-name="P1" draw:layer="layout" svg:width="0cm" svg:height="0.795cm" svg:x="18.405cm" svg:y="10.284cm" svg:viewBox="0 0 0 796" draw:points="0,0 0,761 0,796">
              <text:p/>
            </draw:polyline>
            <draw:polyline draw:style-name="gr5" draw:text-style-name="P1" draw:layer="layout" svg:width="0.106cm" svg:height="0.184cm" svg:x="19.57cm" svg:y="10.099cm" svg:viewBox="0 0 107 185" draw:points="107,185 34,39 0,0">
              <text:p/>
            </draw:polyline>
            <draw:polyline draw:style-name="gr5" draw:text-style-name="P1" draw:layer="layout" svg:width="0.218cm" svg:height="0.145cm" svg:x="19.385cm" svg:y="9.991cm" svg:viewBox="0 0 219 146" draw:points="219,146 39,34 0,0">
              <text:p/>
            </draw:polyline>
            <draw:polyline draw:style-name="gr5" draw:text-style-name="P1" draw:layer="layout" svg:width="0.106cm" svg:height="0.218cm" svg:x="19.57cm" svg:y="11.045cm" svg:viewBox="0 0 107 219" draw:points="107,0 34,181 0,219">
              <text:p/>
            </draw:polyline>
            <draw:polyline draw:style-name="gr5" draw:text-style-name="P1" draw:layer="layout" svg:width="0.218cm" svg:height="0.107cm" svg:x="19.385cm" svg:y="11.226cm" svg:viewBox="0 0 219 108" draw:points="219,0 39,73 0,108">
              <text:p/>
            </draw:polyline>
            <draw:polyline draw:style-name="gr5" draw:text-style-name="P1" draw:layer="layout" svg:width="0.106cm" svg:height="0.218cm" svg:x="18.405cm" svg:y="11.045cm" svg:viewBox="0 0 107 219" draw:points="0,0 73,181 107,219">
              <text:p/>
            </draw:polyline>
            <draw:polyline draw:style-name="gr5" draw:text-style-name="P1" draw:layer="layout" svg:width="0.218cm" svg:height="0.107cm" svg:x="18.478cm" svg:y="11.226cm" svg:viewBox="0 0 219 108" draw:points="0,0 181,73 219,108">
              <text:p/>
            </draw:polyline>
            <draw:polyline draw:style-name="gr5" draw:text-style-name="P1" draw:layer="layout" svg:width="0.218cm" svg:height="0.145cm" svg:x="18.439cm" svg:y="10.026cm" svg:viewBox="0 0 219 146" draw:points="219,0 39,112 0,146">
              <text:p/>
            </draw:polyline>
            <draw:polyline draw:style-name="gr5" draw:text-style-name="P1" draw:layer="layout" svg:width="0.106cm" svg:height="0.18cm" svg:x="18.371cm" svg:y="10.137cm" svg:viewBox="0 0 107 181" draw:points="107,0 34,146 0,181">
              <text:p/>
            </draw:polyline>
            <draw:polyline draw:style-name="gr5" draw:text-style-name="P1" draw:layer="layout" svg:width="0.803cm" svg:height="0cm" svg:x="20.185cm" svg:y="11.299cm" svg:viewBox="0 0 804 0" draw:points="0,0 765,0 804,0">
              <text:p/>
            </draw:polyline>
            <draw:polyline draw:style-name="gr5" draw:text-style-name="P1" draw:layer="layout" svg:width="0cm" svg:height="0.799cm" svg:x="21.204cm" svg:y="10.245cm" svg:viewBox="0 0 0 800" draw:points="0,800 0,39 0,0">
              <text:p/>
            </draw:polyline>
            <draw:polyline draw:style-name="gr5" draw:text-style-name="P1" draw:layer="layout" svg:width="0.799cm" svg:height="0cm" svg:x="20.151cm" svg:y="10.026cm" svg:viewBox="0 0 800 0" draw:points="800,0 34,0 0,0">
              <text:p/>
            </draw:polyline>
            <draw:polyline draw:style-name="gr5" draw:text-style-name="P1" draw:layer="layout" svg:width="0cm" svg:height="0.795cm" svg:x="19.931cm" svg:y="10.284cm" svg:viewBox="0 0 0 796" draw:points="0,0 0,761 0,796">
              <text:p/>
            </draw:polyline>
            <draw:polyline draw:style-name="gr5" draw:text-style-name="P1" draw:layer="layout" svg:width="0.106cm" svg:height="0.184cm" svg:x="21.096cm" svg:y="10.099cm" svg:viewBox="0 0 107 185" draw:points="107,185 34,39 0,0">
              <text:p/>
            </draw:polyline>
            <draw:polyline draw:style-name="gr5" draw:text-style-name="P1" draw:layer="layout" svg:width="0.214cm" svg:height="0.145cm" svg:x="20.916cm" svg:y="9.991cm" svg:viewBox="0 0 215 146" draw:points="215,146 34,34 0,0">
              <text:p/>
            </draw:polyline>
            <draw:polyline draw:style-name="gr5" draw:text-style-name="P1" draw:layer="layout" svg:width="0.106cm" svg:height="0.218cm" svg:x="21.096cm" svg:y="11.045cm" svg:viewBox="0 0 107 219" draw:points="107,0 34,181 0,219">
              <text:p/>
            </draw:polyline>
            <draw:polyline draw:style-name="gr5" draw:text-style-name="P1" draw:layer="layout" svg:width="0.214cm" svg:height="0.107cm" svg:x="20.916cm" svg:y="11.226cm" svg:viewBox="0 0 215 108" draw:points="215,0 34,73 0,108">
              <text:p/>
            </draw:polyline>
            <draw:polyline draw:style-name="gr5" draw:text-style-name="P1" draw:layer="layout" svg:width="0.111cm" svg:height="0.218cm" svg:x="19.931cm" svg:y="11.045cm" svg:viewBox="0 0 112 219" draw:points="0,0 73,181 112,219">
              <text:p/>
            </draw:polyline>
            <draw:polyline draw:style-name="gr5" draw:text-style-name="P1" draw:layer="layout" svg:width="0.218cm" svg:height="0.107cm" svg:x="20.004cm" svg:y="11.226cm" svg:viewBox="0 0 219 108" draw:points="0,0 181,73 219,108">
              <text:p/>
            </draw:polyline>
            <draw:polyline draw:style-name="gr5" draw:text-style-name="P1" draw:layer="layout" svg:width="0.214cm" svg:height="0.145cm" svg:x="19.97cm" svg:y="10.026cm" svg:viewBox="0 0 215 146" draw:points="215,0 34,112 0,146">
              <text:p/>
            </draw:polyline>
            <draw:polyline draw:style-name="gr5" draw:text-style-name="P1" draw:layer="layout" svg:width="0.106cm" svg:height="0.18cm" svg:x="19.897cm" svg:y="10.137cm" svg:viewBox="0 0 107 181" draw:points="107,0 34,146 0,181">
              <text:p/>
            </draw:polyline>
            <draw:polyline draw:style-name="gr5" draw:text-style-name="P1" draw:layer="layout" svg:width="0.799cm" svg:height="0cm" svg:x="21.716cm" svg:y="11.299cm" svg:viewBox="0 0 800 0" draw:points="0,0 761,0 800,0">
              <text:p/>
            </draw:polyline>
            <draw:polyline draw:style-name="gr5" draw:text-style-name="P1" draw:layer="layout" svg:width="0cm" svg:height="0.799cm" svg:x="22.734cm" svg:y="10.245cm" svg:viewBox="0 0 0 800" draw:points="0,800 0,39 0,0">
              <text:p/>
            </draw:polyline>
            <draw:polyline draw:style-name="gr5" draw:text-style-name="P1" draw:layer="layout" svg:width="0.799cm" svg:height="0cm" svg:x="21.677cm" svg:y="10.026cm" svg:viewBox="0 0 800 0" draw:points="800,0 39,0 0,0">
              <text:p/>
            </draw:polyline>
            <draw:polyline draw:style-name="gr5" draw:text-style-name="P1" draw:layer="layout" svg:width="0cm" svg:height="0.795cm" svg:x="21.462cm" svg:y="10.284cm" svg:viewBox="0 0 0 796" draw:points="0,0 0,761 0,796">
              <text:p/>
            </draw:polyline>
            <draw:polyline draw:style-name="gr5" draw:text-style-name="P1" draw:layer="layout" svg:width="0.111cm" svg:height="0.184cm" svg:x="22.623cm" svg:y="10.099cm" svg:viewBox="0 0 112 185" draw:points="112,185 39,39 0,0">
              <text:p/>
            </draw:polyline>
            <draw:polyline draw:style-name="gr5" draw:text-style-name="P1" draw:layer="layout" svg:width="0.218cm" svg:height="0.145cm" svg:x="22.442cm" svg:y="9.991cm" svg:viewBox="0 0 219 146" draw:points="219,146 34,34 0,0">
              <text:p/>
            </draw:polyline>
            <draw:polyline draw:style-name="gr5" draw:text-style-name="P1" draw:layer="layout" svg:width="0.111cm" svg:height="0.218cm" svg:x="22.623cm" svg:y="11.045cm" svg:viewBox="0 0 112 219" draw:points="112,0 39,181 0,219">
              <text:p/>
            </draw:polyline>
            <draw:polyline draw:style-name="gr5" draw:text-style-name="P1" draw:layer="layout" svg:width="0.218cm" svg:height="0.107cm" svg:x="22.442cm" svg:y="11.226cm" svg:viewBox="0 0 219 108" draw:points="219,0 34,73 0,108">
              <text:p/>
            </draw:polyline>
            <draw:polyline draw:style-name="gr5" draw:text-style-name="P1" draw:layer="layout" svg:width="0.106cm" svg:height="0.218cm" svg:x="21.462cm" svg:y="11.045cm" svg:viewBox="0 0 107 219" draw:points="0,0 69,181 107,219">
              <text:p/>
            </draw:polyline>
            <draw:polyline draw:style-name="gr5" draw:text-style-name="P1" draw:layer="layout" svg:width="0.218cm" svg:height="0.107cm" svg:x="21.531cm" svg:y="11.226cm" svg:viewBox="0 0 219 108" draw:points="0,0 185,73 219,108">
              <text:p/>
            </draw:polyline>
            <draw:polyline draw:style-name="gr5" draw:text-style-name="P1" draw:layer="layout" svg:width="0.218cm" svg:height="0.145cm" svg:x="21.496cm" svg:y="10.026cm" svg:viewBox="0 0 219 146" draw:points="219,0 34,112 0,146">
              <text:p/>
            </draw:polyline>
            <draw:polyline draw:style-name="gr5" draw:text-style-name="P1" draw:layer="layout" svg:width="0.106cm" svg:height="0.18cm" svg:x="21.423cm" svg:y="10.137cm" svg:viewBox="0 0 107 181" draw:points="107,0 39,146 0,181">
              <text:p/>
            </draw:polyline>
            <draw:polyline draw:style-name="gr5" draw:text-style-name="P1" draw:layer="layout" svg:width="0.799cm" svg:height="0cm" svg:x="23.242cm" svg:y="11.299cm" svg:viewBox="0 0 800 0" draw:points="0,0 765,0 800,0">
              <text:p/>
            </draw:polyline>
            <draw:polyline draw:style-name="gr5" draw:text-style-name="P1" draw:layer="layout" svg:width="0cm" svg:height="0.799cm" svg:x="24.261cm" svg:y="10.245cm" svg:viewBox="0 0 0 800" draw:points="0,800 0,39 0,0">
              <text:p/>
            </draw:polyline>
            <draw:polyline draw:style-name="gr5" draw:text-style-name="P1" draw:layer="layout" svg:width="0.799cm" svg:height="0cm" svg:x="23.207cm" svg:y="10.026cm" svg:viewBox="0 0 800 0" draw:points="800,0 34,0 0,0">
              <text:p/>
            </draw:polyline>
            <draw:polyline draw:style-name="gr5" draw:text-style-name="P1" draw:layer="layout" svg:width="0cm" svg:height="0.795cm" svg:x="22.988cm" svg:y="10.284cm" svg:viewBox="0 0 0 796" draw:points="0,0 0,761 0,796">
              <text:p/>
            </draw:polyline>
            <draw:polyline draw:style-name="gr5" draw:text-style-name="P1" draw:layer="layout" svg:width="0.106cm" svg:height="0.184cm" svg:x="24.153cm" svg:y="10.099cm" svg:viewBox="0 0 107 185" draw:points="107,185 34,39 0,0">
              <text:p/>
            </draw:polyline>
            <draw:polyline draw:style-name="gr5" draw:text-style-name="P1" draw:layer="layout" svg:width="0.218cm" svg:height="0.145cm" svg:x="23.968cm" svg:y="9.991cm" svg:viewBox="0 0 219 146" draw:points="219,146 39,34 0,0">
              <text:p/>
            </draw:polyline>
            <draw:polyline draw:style-name="gr5" draw:text-style-name="P1" draw:layer="layout" svg:width="0.106cm" svg:height="0.218cm" svg:x="24.153cm" svg:y="11.045cm" svg:viewBox="0 0 107 219" draw:points="107,0 34,181 0,219">
              <text:p/>
            </draw:polyline>
            <draw:polyline draw:style-name="gr5" draw:text-style-name="P1" draw:layer="layout" svg:width="0.218cm" svg:height="0.107cm" svg:x="23.968cm" svg:y="11.226cm" svg:viewBox="0 0 219 108" draw:points="219,0 39,73 0,108">
              <text:p/>
            </draw:polyline>
            <draw:polyline draw:style-name="gr5" draw:text-style-name="P1" draw:layer="layout" svg:width="0.106cm" svg:height="0.218cm" svg:x="22.988cm" svg:y="11.045cm" svg:viewBox="0 0 107 219" draw:points="0,0 73,181 107,219">
              <text:p/>
            </draw:polyline>
            <draw:polyline draw:style-name="gr5" draw:text-style-name="P1" draw:layer="layout" svg:width="0.218cm" svg:height="0.107cm" svg:x="23.061cm" svg:y="11.226cm" svg:viewBox="0 0 219 108" draw:points="0,0 181,73 219,108">
              <text:p/>
            </draw:polyline>
            <draw:polyline draw:style-name="gr5" draw:text-style-name="P1" draw:layer="layout" svg:width="0.218cm" svg:height="0.145cm" svg:x="23.023cm" svg:y="10.026cm" svg:viewBox="0 0 219 146" draw:points="219,0 39,112 0,146">
              <text:p/>
            </draw:polyline>
            <draw:polyline draw:style-name="gr5" draw:text-style-name="P1" draw:layer="layout" svg:width="0.111cm" svg:height="0.18cm" svg:x="22.949cm" svg:y="10.137cm" svg:viewBox="0 0 112 181" draw:points="112,0 39,146 0,181">
              <text:p/>
            </draw:polyline>
            <draw:polyline draw:style-name="gr5" draw:text-style-name="P1" draw:layer="layout" svg:width="0.764cm" svg:height="0cm" svg:x="24.768cm" svg:y="11.299cm" svg:viewBox="0 0 765 0" draw:points="0,0 731,0 765,0">
              <text:p/>
            </draw:polyline>
            <draw:polyline draw:style-name="gr5" draw:text-style-name="P1" draw:layer="layout" svg:width="0cm" svg:height="0.799cm" svg:x="25.753cm" svg:y="10.245cm" svg:viewBox="0 0 0 800" draw:points="0,800 0,39 0,0">
              <text:p/>
            </draw:polyline>
            <draw:polyline draw:style-name="gr5" draw:text-style-name="P1" draw:layer="layout" svg:width="0.764cm" svg:height="0cm" svg:x="24.734cm" svg:y="10.026cm" svg:viewBox="0 0 765 0" draw:points="765,0 34,0 0,0">
              <text:p/>
            </draw:polyline>
            <draw:polyline draw:style-name="gr5" draw:text-style-name="P1" draw:layer="layout" svg:width="0cm" svg:height="0.795cm" svg:x="24.514cm" svg:y="10.284cm" svg:viewBox="0 0 0 796" draw:points="0,0 0,761 0,796">
              <text:p/>
            </draw:polyline>
            <draw:polyline draw:style-name="gr5" draw:text-style-name="P1" draw:layer="layout" svg:width="0.111cm" svg:height="0.184cm" svg:x="25.641cm" svg:y="10.099cm" svg:viewBox="0 0 112 185" draw:points="112,185 39,39 0,0">
              <text:p/>
            </draw:polyline>
            <draw:polyline draw:style-name="gr5" draw:text-style-name="P1" draw:layer="layout" svg:width="0.218cm" svg:height="0.145cm" svg:x="25.46cm" svg:y="9.991cm" svg:viewBox="0 0 219 146" draw:points="219,146 39,34 0,0">
              <text:p/>
            </draw:polyline>
            <draw:polyline draw:style-name="gr5" draw:text-style-name="P1" draw:layer="layout" svg:width="0.111cm" svg:height="0.218cm" svg:x="25.641cm" svg:y="11.045cm" svg:viewBox="0 0 112 219" draw:points="112,0 39,181 0,219">
              <text:p/>
            </draw:polyline>
            <draw:polyline draw:style-name="gr5" draw:text-style-name="P1" draw:layer="layout" svg:width="0.218cm" svg:height="0.107cm" svg:x="25.46cm" svg:y="11.226cm" svg:viewBox="0 0 219 108" draw:points="219,0 39,73 0,108">
              <text:p/>
            </draw:polyline>
            <draw:polyline draw:style-name="gr5" draw:text-style-name="P1" draw:layer="layout" svg:width="0.111cm" svg:height="0.218cm" svg:x="24.514cm" svg:y="11.045cm" svg:viewBox="0 0 112 219" draw:points="0,0 73,181 112,219">
              <text:p/>
            </draw:polyline>
            <draw:polyline draw:style-name="gr5" draw:text-style-name="P1" draw:layer="layout" svg:width="0.218cm" svg:height="0.107cm" svg:x="24.587cm" svg:y="11.226cm" svg:viewBox="0 0 219 108" draw:points="0,0 181,73 219,108">
              <text:p/>
            </draw:polyline>
            <draw:polyline draw:style-name="gr5" draw:text-style-name="P1" draw:layer="layout" svg:width="0.214cm" svg:height="0.145cm" svg:x="24.553cm" svg:y="10.026cm" svg:viewBox="0 0 215 146" draw:points="215,0 34,112 0,146">
              <text:p/>
            </draw:polyline>
            <draw:polyline draw:style-name="gr5" draw:text-style-name="P1" draw:layer="layout" svg:width="0.106cm" svg:height="0.18cm" svg:x="24.48cm" svg:y="10.137cm" svg:viewBox="0 0 107 181" draw:points="107,0 34,146 0,181">
              <text:p/>
            </draw:polyline>
            <draw:polyline draw:style-name="gr5" draw:text-style-name="P1" draw:layer="layout" svg:width="0.799cm" svg:height="0cm" svg:x="26.26cm" svg:y="11.299cm" svg:viewBox="0 0 800 0" draw:points="0,0 765,0 800,0">
              <text:p/>
            </draw:polyline>
            <draw:polyline draw:style-name="gr5" draw:text-style-name="P1" draw:layer="layout" svg:width="0cm" svg:height="0.799cm" svg:x="27.279cm" svg:y="10.245cm" svg:viewBox="0 0 0 800" draw:points="0,800 0,39 0,0">
              <text:p/>
            </draw:polyline>
            <draw:polyline draw:style-name="gr5" draw:text-style-name="P1" draw:layer="layout" svg:width="0.799cm" svg:height="0cm" svg:x="26.225cm" svg:y="10.026cm" svg:viewBox="0 0 800 0" draw:points="800,0 34,0 0,0">
              <text:p/>
            </draw:polyline>
            <draw:polyline draw:style-name="gr5" draw:text-style-name="P1" draw:layer="layout" svg:width="0cm" svg:height="0.795cm" svg:x="26.006cm" svg:y="10.284cm" svg:viewBox="0 0 0 796" draw:points="0,0 0,761 0,796">
              <text:p/>
            </draw:polyline>
            <draw:polyline draw:style-name="gr5" draw:text-style-name="P1" draw:layer="layout" svg:width="0.106cm" svg:height="0.184cm" svg:x="27.171cm" svg:y="10.099cm" svg:viewBox="0 0 107 185" draw:points="107,185 34,39 0,0">
              <text:p/>
            </draw:polyline>
            <draw:polyline draw:style-name="gr5" draw:text-style-name="P1" draw:layer="layout" svg:width="0.218cm" svg:height="0.145cm" svg:x="26.986cm" svg:y="9.991cm" svg:viewBox="0 0 219 146" draw:points="219,146 39,34 0,0">
              <text:p/>
            </draw:polyline>
            <draw:polyline draw:style-name="gr5" draw:text-style-name="P1" draw:layer="layout" svg:width="0.106cm" svg:height="0.218cm" svg:x="27.171cm" svg:y="11.045cm" svg:viewBox="0 0 107 219" draw:points="107,0 34,181 0,219">
              <text:p/>
            </draw:polyline>
            <draw:polyline draw:style-name="gr5" draw:text-style-name="P1" draw:layer="layout" svg:width="0.218cm" svg:height="0.107cm" svg:x="26.986cm" svg:y="11.226cm" svg:viewBox="0 0 219 108" draw:points="219,0 39,73 0,108">
              <text:p/>
            </draw:polyline>
            <draw:polyline draw:style-name="gr5" draw:text-style-name="P1" draw:layer="layout" svg:width="0.106cm" svg:height="0.218cm" svg:x="26.006cm" svg:y="11.045cm" svg:viewBox="0 0 107 219" draw:points="0,0 73,181 107,219">
              <text:p/>
            </draw:polyline>
            <draw:polyline draw:style-name="gr5" draw:text-style-name="P1" draw:layer="layout" svg:width="0.218cm" svg:height="0.107cm" svg:x="26.079cm" svg:y="11.226cm" svg:viewBox="0 0 219 108" draw:points="0,0 181,73 219,108">
              <text:p/>
            </draw:polyline>
            <draw:polyline draw:style-name="gr5" draw:text-style-name="P1" draw:layer="layout" svg:width="0.218cm" svg:height="0.145cm" svg:x="26.041cm" svg:y="10.026cm" svg:viewBox="0 0 219 146" draw:points="219,0 39,112 0,146">
              <text:p/>
            </draw:polyline>
            <draw:polyline draw:style-name="gr5" draw:text-style-name="P1" draw:layer="layout" svg:width="0.106cm" svg:height="0.18cm" svg:x="25.972cm" svg:y="10.137cm" svg:viewBox="0 0 107 181" draw:points="107,0 34,146 0,181">
              <text:p/>
            </draw:polyline>
            <draw:polyline draw:style-name="gr5" draw:text-style-name="P1" draw:layer="layout" svg:width="0.799cm" svg:height="0cm" svg:x="3.422cm" svg:y="12.825cm" svg:viewBox="0 0 800 0" draw:points="0,0 761,0 800,0">
              <text:p/>
            </draw:polyline>
            <draw:polyline draw:style-name="gr5" draw:text-style-name="P1" draw:layer="layout" svg:width="0cm" svg:height="0.799cm" svg:x="4.437cm" svg:y="11.772cm" svg:viewBox="0 0 0 800" draw:points="0,800 0,34 0,0">
              <text:p/>
            </draw:polyline>
            <draw:polyline draw:style-name="gr5" draw:text-style-name="P1" draw:layer="layout" svg:width="0.799cm" svg:height="0cm" svg:x="3.383cm" svg:y="11.552cm" svg:viewBox="0 0 800 0" draw:points="800,0 39,0 0,0">
              <text:p/>
            </draw:polyline>
            <draw:polyline draw:style-name="gr5" draw:text-style-name="P1" draw:layer="layout" svg:width="0cm" svg:height="0.799cm" svg:x="3.164cm" svg:y="11.806cm" svg:viewBox="0 0 0 800" draw:points="0,0 0,766 0,800">
              <text:p/>
            </draw:polyline>
            <draw:polyline draw:style-name="gr5" draw:text-style-name="P1" draw:layer="layout" svg:width="0.106cm" svg:height="0.214cm" svg:x="4.329cm" svg:y="11.591cm" svg:viewBox="0 0 107 215" draw:points="107,215 39,34 0,0">
              <text:p/>
            </draw:polyline>
            <draw:polyline draw:style-name="gr5" draw:text-style-name="P1" draw:layer="layout" svg:width="0.218cm" svg:height="0.107cm" svg:x="4.148cm" svg:y="11.518cm" svg:viewBox="0 0 219 108" draw:points="219,108 34,34 0,0">
              <text:p/>
            </draw:polyline>
            <draw:polyline draw:style-name="gr5" draw:text-style-name="P1" draw:layer="layout" svg:width="0.106cm" svg:height="0.214cm" svg:x="4.329cm" svg:y="12.572cm" svg:viewBox="0 0 107 215" draw:points="107,0 39,181 0,215">
              <text:p/>
            </draw:polyline>
            <draw:polyline draw:style-name="gr5" draw:text-style-name="P1" draw:layer="layout" svg:width="0.218cm" svg:height="0.107cm" svg:x="4.148cm" svg:y="12.752cm" svg:viewBox="0 0 219 108" draw:points="219,0 34,73 0,108">
              <text:p/>
            </draw:polyline>
            <draw:polyline draw:style-name="gr5" draw:text-style-name="P1" draw:layer="layout" svg:width="0.145cm" svg:height="0.214cm" svg:x="3.164cm" svg:y="12.572cm" svg:viewBox="0 0 146 215" draw:points="0,0 112,181 146,215">
              <text:p/>
            </draw:polyline>
            <draw:polyline draw:style-name="gr5" draw:text-style-name="P1" draw:layer="layout" svg:width="0.18cm" svg:height="0.107cm" svg:x="3.276cm" svg:y="12.752cm" svg:viewBox="0 0 181 108" draw:points="0,0 146,73 181,108">
              <text:p/>
            </draw:polyline>
            <draw:polyline draw:style-name="gr5" draw:text-style-name="P1" draw:layer="layout" svg:width="0.184cm" svg:height="0.107cm" svg:x="3.237cm" svg:y="11.552cm" svg:viewBox="0 0 185 108" draw:points="185,0 39,73 0,108">
              <text:p/>
            </draw:polyline>
            <draw:polyline draw:style-name="gr5" draw:text-style-name="P1" draw:layer="layout" svg:width="0.145cm" svg:height="0.218cm" svg:x="3.13cm" svg:y="11.626cm" svg:viewBox="0 0 146 219" draw:points="146,0 34,181 0,219">
              <text:p/>
            </draw:polyline>
            <draw:polyline draw:style-name="gr5" draw:text-style-name="P1" draw:layer="layout" svg:width="0.799cm" svg:height="0cm" svg:x="4.948cm" svg:y="12.825cm" svg:viewBox="0 0 800 0" draw:points="0,0 765,0 800,0">
              <text:p/>
            </draw:polyline>
            <draw:polyline draw:style-name="gr5" draw:text-style-name="P1" draw:layer="layout" svg:width="0cm" svg:height="0.799cm" svg:x="5.967cm" svg:y="11.772cm" svg:viewBox="0 0 0 800" draw:points="0,800 0,34 0,0">
              <text:p/>
            </draw:polyline>
            <draw:polyline draw:style-name="gr5" draw:text-style-name="P1" draw:layer="layout" svg:width="0.803cm" svg:height="0cm" svg:x="4.909cm" svg:y="11.552cm" svg:viewBox="0 0 804 0" draw:points="804,0 39,0 0,0">
              <text:p/>
            </draw:polyline>
            <draw:polyline draw:style-name="gr5" draw:text-style-name="P1" draw:layer="layout" svg:width="0cm" svg:height="0.799cm" svg:x="4.695cm" svg:y="11.806cm" svg:viewBox="0 0 0 800" draw:points="0,0 0,766 0,800">
              <text:p/>
            </draw:polyline>
            <draw:polyline draw:style-name="gr5" draw:text-style-name="P1" draw:layer="layout" svg:width="0.111cm" svg:height="0.214cm" svg:x="5.855cm" svg:y="11.591cm" svg:viewBox="0 0 112 215" draw:points="112,215 39,34 0,0">
              <text:p/>
            </draw:polyline>
            <draw:polyline draw:style-name="gr5" draw:text-style-name="P1" draw:layer="layout" svg:width="0.218cm" svg:height="0.107cm" svg:x="5.675cm" svg:y="11.518cm" svg:viewBox="0 0 219 108" draw:points="219,108 39,34 0,0">
              <text:p/>
            </draw:polyline>
            <draw:polyline draw:style-name="gr5" draw:text-style-name="P1" draw:layer="layout" svg:width="0.111cm" svg:height="0.214cm" svg:x="5.855cm" svg:y="12.572cm" svg:viewBox="0 0 112 215" draw:points="112,0 39,181 0,215">
              <text:p/>
            </draw:polyline>
            <draw:polyline draw:style-name="gr5" draw:text-style-name="P1" draw:layer="layout" svg:width="0.218cm" svg:height="0.107cm" svg:x="5.675cm" svg:y="12.752cm" svg:viewBox="0 0 219 108" draw:points="219,0 39,73 0,108">
              <text:p/>
            </draw:polyline>
            <draw:polyline draw:style-name="gr5" draw:text-style-name="P1" draw:layer="layout" svg:width="0.106cm" svg:height="0.214cm" svg:x="4.695cm" svg:y="12.572cm" svg:viewBox="0 0 107 215" draw:points="0,0 73,181 107,215">
              <text:p/>
            </draw:polyline>
            <draw:polyline draw:style-name="gr5" draw:text-style-name="P1" draw:layer="layout" svg:width="0.214cm" svg:height="0.107cm" svg:x="4.768cm" svg:y="12.752cm" svg:viewBox="0 0 215 108" draw:points="0,0 181,73 215,108">
              <text:p/>
            </draw:polyline>
            <draw:polyline draw:style-name="gr5" draw:text-style-name="P1" draw:layer="layout" svg:width="0.218cm" svg:height="0.107cm" svg:x="4.729cm" svg:y="11.552cm" svg:viewBox="0 0 219 108" draw:points="219,0 39,73 0,108">
              <text:p/>
            </draw:polyline>
            <draw:polyline draw:style-name="gr5" draw:text-style-name="P1" draw:layer="layout" svg:width="0.111cm" svg:height="0.218cm" svg:x="4.656cm" svg:y="11.626cm" svg:viewBox="0 0 112 219" draw:points="112,0 39,181 0,219">
              <text:p/>
            </draw:polyline>
            <draw:polyline draw:style-name="gr5" draw:text-style-name="P1" draw:layer="layout" svg:width="0.799cm" svg:height="0cm" svg:x="6.474cm" svg:y="12.825cm" svg:viewBox="0 0 800 0" draw:points="0,0 765,0 800,0">
              <text:p/>
            </draw:polyline>
            <draw:polyline draw:style-name="gr5" draw:text-style-name="P1" draw:layer="layout" svg:width="0cm" svg:height="0.799cm" svg:x="7.493cm" svg:y="11.772cm" svg:viewBox="0 0 0 800" draw:points="0,800 0,34 0,0">
              <text:p/>
            </draw:polyline>
            <draw:polyline draw:style-name="gr5" draw:text-style-name="P1" draw:layer="layout" svg:width="0.799cm" svg:height="0cm" svg:x="6.44cm" svg:y="11.552cm" svg:viewBox="0 0 800 0" draw:points="800,0 34,0 0,0">
              <text:p/>
            </draw:polyline>
            <draw:polyline draw:style-name="gr5" draw:text-style-name="P1" draw:layer="layout" svg:width="0cm" svg:height="0.799cm" svg:x="6.221cm" svg:y="11.806cm" svg:viewBox="0 0 0 800" draw:points="0,0 0,766 0,800">
              <text:p/>
            </draw:polyline>
            <draw:polyline draw:style-name="gr5" draw:text-style-name="P1" draw:layer="layout" svg:width="0.106cm" svg:height="0.214cm" svg:x="7.386cm" svg:y="11.591cm" svg:viewBox="0 0 107 215" draw:points="107,215 34,34 0,0">
              <text:p/>
            </draw:polyline>
            <draw:polyline draw:style-name="gr5" draw:text-style-name="P1" draw:layer="layout" svg:width="0.218cm" svg:height="0.107cm" svg:x="7.201cm" svg:y="11.518cm" svg:viewBox="0 0 219 108" draw:points="219,108 39,34 0,0">
              <text:p/>
            </draw:polyline>
            <draw:polyline draw:style-name="gr5" draw:text-style-name="P1" draw:layer="layout" svg:width="0.106cm" svg:height="0.214cm" svg:x="7.386cm" svg:y="12.572cm" svg:viewBox="0 0 107 215" draw:points="107,0 34,181 0,215">
              <text:p/>
            </draw:polyline>
            <draw:polyline draw:style-name="gr5" draw:text-style-name="P1" draw:layer="layout" svg:width="0.218cm" svg:height="0.107cm" svg:x="7.201cm" svg:y="12.752cm" svg:viewBox="0 0 219 108" draw:points="219,0 39,73 0,108">
              <text:p/>
            </draw:polyline>
            <draw:polyline draw:style-name="gr5" draw:text-style-name="P1" draw:layer="layout" svg:width="0.106cm" svg:height="0.214cm" svg:x="6.221cm" svg:y="12.572cm" svg:viewBox="0 0 107 215" draw:points="0,0 73,181 107,215">
              <text:p/>
            </draw:polyline>
            <draw:polyline draw:style-name="gr5" draw:text-style-name="P1" draw:layer="layout" svg:width="0.218cm" svg:height="0.107cm" svg:x="6.294cm" svg:y="12.752cm" svg:viewBox="0 0 219 108" draw:points="0,0 181,73 219,108">
              <text:p/>
            </draw:polyline>
            <draw:polyline draw:style-name="gr5" draw:text-style-name="P1" draw:layer="layout" svg:width="0.218cm" svg:height="0.107cm" svg:x="6.255cm" svg:y="11.552cm" svg:viewBox="0 0 219 108" draw:points="219,0 39,73 0,108">
              <text:p/>
            </draw:polyline>
            <draw:polyline draw:style-name="gr5" draw:text-style-name="P1" draw:layer="layout" svg:width="0.106cm" svg:height="0.218cm" svg:x="6.186cm" svg:y="11.626cm" svg:viewBox="0 0 107 219" draw:points="107,0 34,181 0,219">
              <text:p/>
            </draw:polyline>
            <draw:polyline draw:style-name="gr5" draw:text-style-name="P1" draw:layer="layout" svg:width="0.799cm" svg:height="0cm" svg:x="8.005cm" svg:y="12.825cm" svg:viewBox="0 0 800 0" draw:points="0,0 761,0 800,0">
              <text:p/>
            </draw:polyline>
            <draw:polyline draw:style-name="gr5" draw:text-style-name="P1" draw:layer="layout" svg:width="0cm" svg:height="0.799cm" svg:x="9.02cm" svg:y="11.772cm" svg:viewBox="0 0 0 800" draw:points="0,800 0,34 0,0">
              <text:p/>
            </draw:polyline>
            <draw:polyline draw:style-name="gr5" draw:text-style-name="P1" draw:layer="layout" svg:width="0.799cm" svg:height="0cm" svg:x="7.966cm" svg:y="11.552cm" svg:viewBox="0 0 800 0" draw:points="800,0 39,0 0,0">
              <text:p/>
            </draw:polyline>
            <draw:polyline draw:style-name="gr5" draw:text-style-name="P1" draw:layer="layout" svg:width="0cm" svg:height="0.799cm" svg:x="7.747cm" svg:y="11.806cm" svg:viewBox="0 0 0 800" draw:points="0,0 0,766 0,800">
              <text:p/>
            </draw:polyline>
            <draw:polyline draw:style-name="gr5" draw:text-style-name="P1" draw:layer="layout" svg:width="0.106cm" svg:height="0.214cm" svg:x="8.912cm" svg:y="11.591cm" svg:viewBox="0 0 107 215" draw:points="107,215 34,34 0,0">
              <text:p/>
            </draw:polyline>
            <draw:polyline draw:style-name="gr5" draw:text-style-name="P1" draw:layer="layout" svg:width="0.214cm" svg:height="0.107cm" svg:x="8.732cm" svg:y="11.518cm" svg:viewBox="0 0 215 108" draw:points="215,108 34,34 0,0">
              <text:p/>
            </draw:polyline>
            <draw:polyline draw:style-name="gr5" draw:text-style-name="P1" draw:layer="layout" svg:width="0.106cm" svg:height="0.214cm" svg:x="8.912cm" svg:y="12.572cm" svg:viewBox="0 0 107 215" draw:points="107,0 34,181 0,215">
              <text:p/>
            </draw:polyline>
            <draw:polyline draw:style-name="gr5" draw:text-style-name="P1" draw:layer="layout" svg:width="0.214cm" svg:height="0.107cm" svg:x="8.732cm" svg:y="12.752cm" svg:viewBox="0 0 215 108" draw:points="215,0 34,73 0,108">
              <text:p/>
            </draw:polyline>
            <draw:polyline draw:style-name="gr5" draw:text-style-name="P1" draw:layer="layout" svg:width="0.111cm" svg:height="0.214cm" svg:x="7.747cm" svg:y="12.572cm" svg:viewBox="0 0 112 215" draw:points="0,0 73,181 112,215">
              <text:p/>
            </draw:polyline>
            <draw:polyline draw:style-name="gr5" draw:text-style-name="P1" draw:layer="layout" svg:width="0.218cm" svg:height="0.107cm" svg:x="7.82cm" svg:y="12.752cm" svg:viewBox="0 0 219 108" draw:points="0,0 185,73 219,108">
              <text:p/>
            </draw:polyline>
            <draw:polyline draw:style-name="gr5" draw:text-style-name="P1" draw:layer="layout" svg:width="0.218cm" svg:height="0.107cm" svg:x="7.786cm" svg:y="11.552cm" svg:viewBox="0 0 219 108" draw:points="219,0 34,73 0,108">
              <text:p/>
            </draw:polyline>
            <draw:polyline draw:style-name="gr5" draw:text-style-name="P1" draw:layer="layout" svg:width="0.106cm" svg:height="0.218cm" svg:x="7.713cm" svg:y="11.626cm" svg:viewBox="0 0 107 219" draw:points="107,0 34,181 0,219">
              <text:p/>
            </draw:polyline>
            <draw:polyline draw:style-name="gr5" draw:text-style-name="P1" draw:layer="layout" svg:width="0.799cm" svg:height="0cm" svg:x="9.531cm" svg:y="12.825cm" svg:viewBox="0 0 800 0" draw:points="0,0 761,0 800,0">
              <text:p/>
            </draw:polyline>
            <draw:polyline draw:style-name="gr5" draw:text-style-name="P1" draw:layer="layout" svg:width="0cm" svg:height="0.799cm" svg:x="10.55cm" svg:y="11.772cm" svg:viewBox="0 0 0 800" draw:points="0,800 0,34 0,0">
              <text:p/>
            </draw:polyline>
            <draw:polyline draw:style-name="gr5" draw:text-style-name="P1" draw:layer="layout" svg:width="0.799cm" svg:height="0cm" svg:x="9.493cm" svg:y="11.552cm" svg:viewBox="0 0 800 0" draw:points="800,0 39,0 0,0">
              <text:p/>
            </draw:polyline>
            <draw:polyline draw:style-name="gr5" draw:text-style-name="P1" draw:layer="layout" svg:width="0cm" svg:height="0.799cm" svg:x="9.278cm" svg:y="11.806cm" svg:viewBox="0 0 0 800" draw:points="0,0 0,766 0,800">
              <text:p/>
            </draw:polyline>
            <draw:polyline draw:style-name="gr5" draw:text-style-name="P1" draw:layer="layout" svg:width="0.111cm" svg:height="0.214cm" svg:x="10.438cm" svg:y="11.591cm" svg:viewBox="0 0 112 215" draw:points="112,215 39,34 0,0">
              <text:p/>
            </draw:polyline>
            <draw:polyline draw:style-name="gr5" draw:text-style-name="P1" draw:layer="layout" svg:width="0.218cm" svg:height="0.107cm" svg:x="10.258cm" svg:y="11.518cm" svg:viewBox="0 0 219 108" draw:points="219,108 34,34 0,0">
              <text:p/>
            </draw:polyline>
            <draw:polyline draw:style-name="gr5" draw:text-style-name="P1" draw:layer="layout" svg:width="0.111cm" svg:height="0.214cm" svg:x="10.438cm" svg:y="12.572cm" svg:viewBox="0 0 112 215" draw:points="112,0 39,181 0,215">
              <text:p/>
            </draw:polyline>
            <draw:polyline draw:style-name="gr5" draw:text-style-name="P1" draw:layer="layout" svg:width="0.218cm" svg:height="0.107cm" svg:x="10.258cm" svg:y="12.752cm" svg:viewBox="0 0 219 108" draw:points="219,0 34,73 0,108">
              <text:p/>
            </draw:polyline>
            <draw:polyline draw:style-name="gr5" draw:text-style-name="P1" draw:layer="layout" svg:width="0.106cm" svg:height="0.214cm" svg:x="9.278cm" svg:y="12.572cm" svg:viewBox="0 0 107 215" draw:points="0,0 73,181 107,215">
              <text:p/>
            </draw:polyline>
            <draw:polyline draw:style-name="gr5" draw:text-style-name="P1" draw:layer="layout" svg:width="0.214cm" svg:height="0.107cm" svg:x="9.351cm" svg:y="12.752cm" svg:viewBox="0 0 215 108" draw:points="0,0 181,73 215,108">
              <text:p/>
            </draw:polyline>
            <draw:polyline draw:style-name="gr5" draw:text-style-name="P1" draw:layer="layout" svg:width="0.218cm" svg:height="0.107cm" svg:x="9.312cm" svg:y="11.552cm" svg:viewBox="0 0 219 108" draw:points="219,0 39,73 0,108">
              <text:p/>
            </draw:polyline>
            <draw:polyline draw:style-name="gr5" draw:text-style-name="P1" draw:layer="layout" svg:width="0.111cm" svg:height="0.218cm" svg:x="9.239cm" svg:y="11.626cm" svg:viewBox="0 0 112 219" draw:points="112,0 39,181 0,219">
              <text:p/>
            </draw:polyline>
            <draw:polyline draw:style-name="gr5" draw:text-style-name="P1" draw:layer="layout" svg:width="0.799cm" svg:height="0cm" svg:x="11.057cm" svg:y="12.825cm" svg:viewBox="0 0 800 0" draw:points="0,0 765,0 800,0">
              <text:p/>
            </draw:polyline>
            <draw:polyline draw:style-name="gr5" draw:text-style-name="P1" draw:layer="layout" svg:width="0cm" svg:height="0.799cm" svg:x="12.076cm" svg:y="11.772cm" svg:viewBox="0 0 0 800" draw:points="0,800 0,34 0,0">
              <text:p/>
            </draw:polyline>
            <draw:polyline draw:style-name="gr5" draw:text-style-name="P1" draw:layer="layout" svg:width="0.799cm" svg:height="0cm" svg:x="11.023cm" svg:y="11.552cm" svg:viewBox="0 0 800 0" draw:points="800,0 34,0 0,0">
              <text:p/>
            </draw:polyline>
            <draw:polyline draw:style-name="gr5" draw:text-style-name="P1" draw:layer="layout" svg:width="0cm" svg:height="0.799cm" svg:x="10.804cm" svg:y="11.806cm" svg:viewBox="0 0 0 800" draw:points="0,0 0,766 0,800">
              <text:p/>
            </draw:polyline>
            <draw:polyline draw:style-name="gr5" draw:text-style-name="P1" draw:layer="layout" svg:width="0.106cm" svg:height="0.214cm" svg:x="11.969cm" svg:y="11.591cm" svg:viewBox="0 0 107 215" draw:points="107,215 34,34 0,0">
              <text:p/>
            </draw:polyline>
            <draw:polyline draw:style-name="gr5" draw:text-style-name="P1" draw:layer="layout" svg:width="0.218cm" svg:height="0.107cm" svg:x="11.784cm" svg:y="11.518cm" svg:viewBox="0 0 219 108" draw:points="219,108 39,34 0,0">
              <text:p/>
            </draw:polyline>
            <draw:polyline draw:style-name="gr5" draw:text-style-name="P1" draw:layer="layout" svg:width="0.106cm" svg:height="0.214cm" svg:x="11.969cm" svg:y="12.572cm" svg:viewBox="0 0 107 215" draw:points="107,0 34,181 0,215">
              <text:p/>
            </draw:polyline>
            <draw:polyline draw:style-name="gr5" draw:text-style-name="P1" draw:layer="layout" svg:width="0.218cm" svg:height="0.107cm" svg:x="11.784cm" svg:y="12.752cm" svg:viewBox="0 0 219 108" draw:points="219,0 39,73 0,108">
              <text:p/>
            </draw:polyline>
            <draw:polyline draw:style-name="gr5" draw:text-style-name="P1" draw:layer="layout" svg:width="0.106cm" svg:height="0.214cm" svg:x="10.804cm" svg:y="12.572cm" svg:viewBox="0 0 107 215" draw:points="0,0 73,181 107,215">
              <text:p/>
            </draw:polyline>
            <draw:polyline draw:style-name="gr5" draw:text-style-name="P1" draw:layer="layout" svg:width="0.218cm" svg:height="0.107cm" svg:x="10.877cm" svg:y="12.752cm" svg:viewBox="0 0 219 108" draw:points="0,0 181,73 219,108">
              <text:p/>
            </draw:polyline>
            <draw:polyline draw:style-name="gr5" draw:text-style-name="P1" draw:layer="layout" svg:width="0.218cm" svg:height="0.107cm" svg:x="10.838cm" svg:y="11.552cm" svg:viewBox="0 0 219 108" draw:points="219,0 39,73 0,108">
              <text:p/>
            </draw:polyline>
            <draw:polyline draw:style-name="gr5" draw:text-style-name="P1" draw:layer="layout" svg:width="0.111cm" svg:height="0.218cm" svg:x="10.765cm" svg:y="11.626cm" svg:viewBox="0 0 112 219" draw:points="112,0 39,181 0,219">
              <text:p/>
            </draw:polyline>
            <draw:polyline draw:style-name="gr5" draw:text-style-name="P1" draw:layer="layout" svg:width="0.803cm" svg:height="0cm" svg:x="12.584cm" svg:y="12.825cm" svg:viewBox="0 0 804 0" draw:points="0,0 765,0 804,0">
              <text:p/>
            </draw:polyline>
            <draw:polyline draw:style-name="gr5" draw:text-style-name="P1" draw:layer="layout" svg:width="0cm" svg:height="0.799cm" svg:x="13.603cm" svg:y="11.772cm" svg:viewBox="0 0 0 800" draw:points="0,800 0,34 0,0">
              <text:p/>
            </draw:polyline>
            <draw:polyline draw:style-name="gr5" draw:text-style-name="P1" draw:layer="layout" svg:width="0.799cm" svg:height="0cm" svg:x="12.549cm" svg:y="11.552cm" svg:viewBox="0 0 800 0" draw:points="800,0 34,0 0,0">
              <text:p/>
            </draw:polyline>
            <draw:polyline draw:style-name="gr5" draw:text-style-name="P1" draw:layer="layout" svg:width="0cm" svg:height="0.799cm" svg:x="12.33cm" svg:y="11.806cm" svg:viewBox="0 0 0 800" draw:points="0,0 0,766 0,800">
              <text:p/>
            </draw:polyline>
            <draw:polyline draw:style-name="gr5" draw:text-style-name="P1" draw:layer="layout" svg:width="0.106cm" svg:height="0.214cm" svg:x="13.495cm" svg:y="11.591cm" svg:viewBox="0 0 107 215" draw:points="107,215 34,34 0,0">
              <text:p/>
            </draw:polyline>
            <draw:polyline draw:style-name="gr5" draw:text-style-name="P1" draw:layer="layout" svg:width="0.214cm" svg:height="0.107cm" svg:x="13.315cm" svg:y="11.518cm" svg:viewBox="0 0 215 108" draw:points="215,108 34,34 0,0">
              <text:p/>
            </draw:polyline>
            <draw:polyline draw:style-name="gr5" draw:text-style-name="P1" draw:layer="layout" svg:width="0.106cm" svg:height="0.214cm" svg:x="13.495cm" svg:y="12.572cm" svg:viewBox="0 0 107 215" draw:points="107,0 34,181 0,215">
              <text:p/>
            </draw:polyline>
            <draw:polyline draw:style-name="gr5" draw:text-style-name="P1" draw:layer="layout" svg:width="0.214cm" svg:height="0.107cm" svg:x="13.315cm" svg:y="12.752cm" svg:viewBox="0 0 215 108" draw:points="215,0 34,73 0,108">
              <text:p/>
            </draw:polyline>
            <draw:polyline draw:style-name="gr5" draw:text-style-name="P1" draw:layer="layout" svg:width="0.111cm" svg:height="0.214cm" svg:x="12.33cm" svg:y="12.572cm" svg:viewBox="0 0 112 215" draw:points="0,0 73,181 112,215">
              <text:p/>
            </draw:polyline>
            <draw:polyline draw:style-name="gr5" draw:text-style-name="P1" draw:layer="layout" svg:width="0.218cm" svg:height="0.107cm" svg:x="12.403cm" svg:y="12.752cm" svg:viewBox="0 0 219 108" draw:points="0,0 181,73 219,108">
              <text:p/>
            </draw:polyline>
            <draw:polyline draw:style-name="gr5" draw:text-style-name="P1" draw:layer="layout" svg:width="0.214cm" svg:height="0.107cm" svg:x="12.369cm" svg:y="11.552cm" svg:viewBox="0 0 215 108" draw:points="215,0 34,73 0,108">
              <text:p/>
            </draw:polyline>
            <draw:polyline draw:style-name="gr5" draw:text-style-name="P1" draw:layer="layout" svg:width="0.106cm" svg:height="0.218cm" svg:x="12.296cm" svg:y="11.626cm" svg:viewBox="0 0 107 219" draw:points="107,0 34,181 0,219">
              <text:p/>
            </draw:polyline>
            <draw:polyline draw:style-name="gr5" draw:text-style-name="P1" draw:layer="layout" svg:width="0.76cm" svg:height="0cm" svg:x="14.114cm" svg:y="12.825cm" svg:viewBox="0 0 761 0" draw:points="0,0 727,0 761,0">
              <text:p/>
            </draw:polyline>
            <draw:polyline draw:style-name="gr5" draw:text-style-name="P1" draw:layer="layout" svg:width="0cm" svg:height="0.799cm" svg:x="15.095cm" svg:y="11.772cm" svg:viewBox="0 0 0 800" draw:points="0,800 0,34 0,0">
              <text:p/>
            </draw:polyline>
            <draw:polyline draw:style-name="gr5" draw:text-style-name="P1" draw:layer="layout" svg:width="0.764cm" svg:height="0cm" svg:x="14.076cm" svg:y="11.552cm" svg:viewBox="0 0 765 0" draw:points="765,0 39,0 0,0">
              <text:p/>
            </draw:polyline>
            <draw:polyline draw:style-name="gr5" draw:text-style-name="P1" draw:layer="layout" svg:width="0cm" svg:height="0.799cm" svg:x="13.861cm" svg:y="11.806cm" svg:viewBox="0 0 0 800" draw:points="0,0 0,766 0,800">
              <text:p/>
            </draw:polyline>
            <draw:polyline draw:style-name="gr5" draw:text-style-name="P1" draw:layer="layout" svg:width="0.106cm" svg:height="0.214cm" svg:x="14.987cm" svg:y="11.591cm" svg:viewBox="0 0 107 215" draw:points="107,215 34,34 0,0">
              <text:p/>
            </draw:polyline>
            <draw:polyline draw:style-name="gr5" draw:text-style-name="P1" draw:layer="layout" svg:width="0.218cm" svg:height="0.107cm" svg:x="14.802cm" svg:y="11.518cm" svg:viewBox="0 0 219 108" draw:points="219,108 39,34 0,0">
              <text:p/>
            </draw:polyline>
            <draw:polyline draw:style-name="gr5" draw:text-style-name="P1" draw:layer="layout" svg:width="0.106cm" svg:height="0.214cm" svg:x="14.987cm" svg:y="12.572cm" svg:viewBox="0 0 107 215" draw:points="107,0 34,181 0,215">
              <text:p/>
            </draw:polyline>
            <draw:polyline draw:style-name="gr5" draw:text-style-name="P1" draw:layer="layout" svg:width="0.218cm" svg:height="0.107cm" svg:x="14.802cm" svg:y="12.752cm" svg:viewBox="0 0 219 108" draw:points="219,0 39,73 0,108">
              <text:p/>
            </draw:polyline>
            <draw:polyline draw:style-name="gr5" draw:text-style-name="P1" draw:layer="layout" svg:width="0.106cm" svg:height="0.214cm" svg:x="13.861cm" svg:y="12.572cm" svg:viewBox="0 0 107 215" draw:points="0,0 69,181 107,215">
              <text:p/>
            </draw:polyline>
            <draw:polyline draw:style-name="gr5" draw:text-style-name="P1" draw:layer="layout" svg:width="0.218cm" svg:height="0.107cm" svg:x="13.929cm" svg:y="12.752cm" svg:viewBox="0 0 219 108" draw:points="0,0 185,73 219,108">
              <text:p/>
            </draw:polyline>
            <draw:polyline draw:style-name="gr5" draw:text-style-name="P1" draw:layer="layout" svg:width="0.218cm" svg:height="0.107cm" svg:x="13.895cm" svg:y="11.552cm" svg:viewBox="0 0 219 108" draw:points="219,0 34,73 0,108">
              <text:p/>
            </draw:polyline>
            <draw:polyline draw:style-name="gr5" draw:text-style-name="P1" draw:layer="layout" svg:width="0.106cm" svg:height="0.218cm" svg:x="13.822cm" svg:y="11.626cm" svg:viewBox="0 0 107 219" draw:points="107,0 39,181 0,219">
              <text:p/>
            </draw:polyline>
            <draw:polyline draw:style-name="gr5" draw:text-style-name="P1" draw:layer="layout" svg:width="0.799cm" svg:height="0cm" svg:x="15.606cm" svg:y="12.825cm" svg:viewBox="0 0 800 0" draw:points="0,0 761,0 800,0">
              <text:p/>
            </draw:polyline>
            <draw:polyline draw:style-name="gr5" draw:text-style-name="P1" draw:layer="layout" svg:width="0cm" svg:height="0.799cm" svg:x="16.621cm" svg:y="11.772cm" svg:viewBox="0 0 0 800" draw:points="0,800 0,34 0,0">
              <text:p/>
            </draw:polyline>
            <draw:polyline draw:style-name="gr5" draw:text-style-name="P1" draw:layer="layout" svg:width="0.799cm" svg:height="0cm" svg:x="15.567cm" svg:y="11.552cm" svg:viewBox="0 0 800 0" draw:points="800,0 39,0 0,0">
              <text:p/>
            </draw:polyline>
            <draw:polyline draw:style-name="gr5" draw:text-style-name="P1" draw:layer="layout" svg:width="0cm" svg:height="0.799cm" svg:x="15.348cm" svg:y="11.806cm" svg:viewBox="0 0 0 800" draw:points="0,0 0,766 0,800">
              <text:p/>
            </draw:polyline>
            <draw:polyline draw:style-name="gr5" draw:text-style-name="P1" draw:layer="layout" svg:width="0.106cm" svg:height="0.214cm" svg:x="16.513cm" svg:y="11.591cm" svg:viewBox="0 0 107 215" draw:points="107,215 39,34 0,0">
              <text:p/>
            </draw:polyline>
            <draw:polyline draw:style-name="gr5" draw:text-style-name="P1" draw:layer="layout" svg:width="0.218cm" svg:height="0.107cm" svg:x="16.333cm" svg:y="11.518cm" svg:viewBox="0 0 219 108" draw:points="219,108 34,34 0,0">
              <text:p/>
            </draw:polyline>
            <draw:polyline draw:style-name="gr5" draw:text-style-name="P1" draw:layer="layout" svg:width="0.106cm" svg:height="0.214cm" svg:x="16.513cm" svg:y="12.572cm" svg:viewBox="0 0 107 215" draw:points="107,0 39,181 0,215">
              <text:p/>
            </draw:polyline>
            <draw:polyline draw:style-name="gr5" draw:text-style-name="P1" draw:layer="layout" svg:width="0.218cm" svg:height="0.107cm" svg:x="16.333cm" svg:y="12.752cm" svg:viewBox="0 0 219 108" draw:points="219,0 34,73 0,108">
              <text:p/>
            </draw:polyline>
            <draw:polyline draw:style-name="gr5" draw:text-style-name="P1" draw:layer="layout" svg:width="0.111cm" svg:height="0.214cm" svg:x="15.348cm" svg:y="12.572cm" svg:viewBox="0 0 112 215" draw:points="0,0 73,181 112,215">
              <text:p/>
            </draw:polyline>
            <draw:polyline draw:style-name="gr5" draw:text-style-name="P1" draw:layer="layout" svg:width="0.218cm" svg:height="0.107cm" svg:x="15.421cm" svg:y="12.752cm" svg:viewBox="0 0 219 108" draw:points="0,0 185,73 219,108">
              <text:p/>
            </draw:polyline>
            <draw:polyline draw:style-name="gr5" draw:text-style-name="P1" draw:layer="layout" svg:width="0.218cm" svg:height="0.107cm" svg:x="15.387cm" svg:y="11.552cm" svg:viewBox="0 0 219 108" draw:points="219,0 34,73 0,108">
              <text:p/>
            </draw:polyline>
            <draw:polyline draw:style-name="gr5" draw:text-style-name="P1" draw:layer="layout" svg:width="0.106cm" svg:height="0.218cm" svg:x="15.314cm" svg:y="11.626cm" svg:viewBox="0 0 107 219" draw:points="107,0 34,181 0,219">
              <text:p/>
            </draw:polyline>
            <draw:polyline draw:style-name="gr5" draw:text-style-name="P1" draw:layer="layout" svg:width="0.799cm" svg:height="0cm" svg:x="17.132cm" svg:y="12.825cm" svg:viewBox="0 0 800 0" draw:points="0,0 765,0 800,0">
              <text:p/>
            </draw:polyline>
            <draw:polyline draw:style-name="gr5" draw:text-style-name="P1" draw:layer="layout" svg:width="0cm" svg:height="0.799cm" svg:x="18.151cm" svg:y="11.772cm" svg:viewBox="0 0 0 800" draw:points="0,800 0,34 0,0">
              <text:p/>
            </draw:polyline>
            <draw:polyline draw:style-name="gr5" draw:text-style-name="P1" draw:layer="layout" svg:width="0.803cm" svg:height="0cm" svg:x="17.094cm" svg:y="11.552cm" svg:viewBox="0 0 804 0" draw:points="804,0 39,0 0,0">
              <text:p/>
            </draw:polyline>
            <draw:polyline draw:style-name="gr5" draw:text-style-name="P1" draw:layer="layout" svg:width="0cm" svg:height="0.799cm" svg:x="16.879cm" svg:y="11.806cm" svg:viewBox="0 0 0 800" draw:points="0,0 0,766 0,800">
              <text:p/>
            </draw:polyline>
            <draw:polyline draw:style-name="gr5" draw:text-style-name="P1" draw:layer="layout" svg:width="0.111cm" svg:height="0.214cm" svg:x="18.04cm" svg:y="11.591cm" svg:viewBox="0 0 112 215" draw:points="112,215 39,34 0,0">
              <text:p/>
            </draw:polyline>
            <draw:polyline draw:style-name="gr5" draw:text-style-name="P1" draw:layer="layout" svg:width="0.218cm" svg:height="0.107cm" svg:x="17.859cm" svg:y="11.518cm" svg:viewBox="0 0 219 108" draw:points="219,108 39,34 0,0">
              <text:p/>
            </draw:polyline>
            <draw:polyline draw:style-name="gr5" draw:text-style-name="P1" draw:layer="layout" svg:width="0.111cm" svg:height="0.214cm" svg:x="18.04cm" svg:y="12.572cm" svg:viewBox="0 0 112 215" draw:points="112,0 39,181 0,215">
              <text:p/>
            </draw:polyline>
            <draw:polyline draw:style-name="gr5" draw:text-style-name="P1" draw:layer="layout" svg:width="0.218cm" svg:height="0.107cm" svg:x="17.859cm" svg:y="12.752cm" svg:viewBox="0 0 219 108" draw:points="219,0 39,73 0,108">
              <text:p/>
            </draw:polyline>
            <draw:polyline draw:style-name="gr5" draw:text-style-name="P1" draw:layer="layout" svg:width="0.106cm" svg:height="0.214cm" svg:x="16.879cm" svg:y="12.572cm" svg:viewBox="0 0 107 215" draw:points="0,0 73,181 107,215">
              <text:p/>
            </draw:polyline>
            <draw:polyline draw:style-name="gr5" draw:text-style-name="P1" draw:layer="layout" svg:width="0.214cm" svg:height="0.107cm" svg:x="16.952cm" svg:y="12.752cm" svg:viewBox="0 0 215 108" draw:points="0,0 181,73 215,108">
              <text:p/>
            </draw:polyline>
            <draw:polyline draw:style-name="gr5" draw:text-style-name="P1" draw:layer="layout" svg:width="0.218cm" svg:height="0.107cm" svg:x="16.913cm" svg:y="11.552cm" svg:viewBox="0 0 219 108" draw:points="219,0 39,73 0,108">
              <text:p/>
            </draw:polyline>
            <draw:polyline draw:style-name="gr5" draw:text-style-name="P1" draw:layer="layout" svg:width="0.111cm" svg:height="0.218cm" svg:x="16.84cm" svg:y="11.626cm" svg:viewBox="0 0 112 219" draw:points="112,0 39,181 0,219">
              <text:p/>
            </draw:polyline>
            <draw:polyline draw:style-name="gr5" draw:text-style-name="P1" draw:layer="layout" svg:width="0.799cm" svg:height="0cm" svg:x="18.659cm" svg:y="12.825cm" svg:viewBox="0 0 800 0" draw:points="0,0 765,0 800,0">
              <text:p/>
            </draw:polyline>
            <draw:polyline draw:style-name="gr5" draw:text-style-name="P1" draw:layer="layout" svg:width="0cm" svg:height="0.799cm" svg:x="19.678cm" svg:y="11.772cm" svg:viewBox="0 0 0 800" draw:points="0,800 0,34 0,0">
              <text:p/>
            </draw:polyline>
            <draw:polyline draw:style-name="gr5" draw:text-style-name="P1" draw:layer="layout" svg:width="0.799cm" svg:height="0cm" svg:x="18.624cm" svg:y="11.552cm" svg:viewBox="0 0 800 0" draw:points="800,0 34,0 0,0">
              <text:p/>
            </draw:polyline>
            <draw:polyline draw:style-name="gr5" draw:text-style-name="P1" draw:layer="layout" svg:width="0cm" svg:height="0.799cm" svg:x="18.405cm" svg:y="11.806cm" svg:viewBox="0 0 0 800" draw:points="0,0 0,766 0,800">
              <text:p/>
            </draw:polyline>
            <draw:polyline draw:style-name="gr5" draw:text-style-name="P1" draw:layer="layout" svg:width="0.106cm" svg:height="0.214cm" svg:x="19.57cm" svg:y="11.591cm" svg:viewBox="0 0 107 215" draw:points="107,215 34,34 0,0">
              <text:p/>
            </draw:polyline>
            <draw:polyline draw:style-name="gr5" draw:text-style-name="P1" draw:layer="layout" svg:width="0.218cm" svg:height="0.107cm" svg:x="19.385cm" svg:y="11.518cm" svg:viewBox="0 0 219 108" draw:points="219,108 39,34 0,0">
              <text:p/>
            </draw:polyline>
            <draw:polyline draw:style-name="gr5" draw:text-style-name="P1" draw:layer="layout" svg:width="0.106cm" svg:height="0.214cm" svg:x="19.57cm" svg:y="12.572cm" svg:viewBox="0 0 107 215" draw:points="107,0 34,181 0,215">
              <text:p/>
            </draw:polyline>
            <draw:polyline draw:style-name="gr5" draw:text-style-name="P1" draw:layer="layout" svg:width="0.218cm" svg:height="0.107cm" svg:x="19.385cm" svg:y="12.752cm" svg:viewBox="0 0 219 108" draw:points="219,0 39,73 0,108">
              <text:p/>
            </draw:polyline>
            <draw:polyline draw:style-name="gr5" draw:text-style-name="P1" draw:layer="layout" svg:width="0.106cm" svg:height="0.214cm" svg:x="18.405cm" svg:y="12.572cm" svg:viewBox="0 0 107 215" draw:points="0,0 73,181 107,215">
              <text:p/>
            </draw:polyline>
            <draw:polyline draw:style-name="gr5" draw:text-style-name="P1" draw:layer="layout" svg:width="0.218cm" svg:height="0.107cm" svg:x="18.478cm" svg:y="12.752cm" svg:viewBox="0 0 219 108" draw:points="0,0 181,73 219,108">
              <text:p/>
            </draw:polyline>
            <draw:polyline draw:style-name="gr5" draw:text-style-name="P1" draw:layer="layout" svg:width="0.218cm" svg:height="0.107cm" svg:x="18.439cm" svg:y="11.552cm" svg:viewBox="0 0 219 108" draw:points="219,0 39,73 0,108">
              <text:p/>
            </draw:polyline>
            <draw:polyline draw:style-name="gr5" draw:text-style-name="P1" draw:layer="layout" svg:width="0.106cm" svg:height="0.218cm" svg:x="18.371cm" svg:y="11.626cm" svg:viewBox="0 0 107 219" draw:points="107,0 34,181 0,219">
              <text:p/>
            </draw:polyline>
            <draw:polyline draw:style-name="gr5" draw:text-style-name="P1" draw:layer="layout" svg:width="0.803cm" svg:height="0cm" svg:x="20.185cm" svg:y="12.825cm" svg:viewBox="0 0 804 0" draw:points="0,0 765,0 804,0">
              <text:p/>
            </draw:polyline>
            <draw:polyline draw:style-name="gr5" draw:text-style-name="P1" draw:layer="layout" svg:width="0cm" svg:height="0.799cm" svg:x="21.204cm" svg:y="11.772cm" svg:viewBox="0 0 0 800" draw:points="0,800 0,34 0,0">
              <text:p/>
            </draw:polyline>
            <draw:polyline draw:style-name="gr5" draw:text-style-name="P1" draw:layer="layout" svg:width="0.799cm" svg:height="0cm" svg:x="20.151cm" svg:y="11.552cm" svg:viewBox="0 0 800 0" draw:points="800,0 34,0 0,0">
              <text:p/>
            </draw:polyline>
            <draw:polyline draw:style-name="gr5" draw:text-style-name="P1" draw:layer="layout" svg:width="0cm" svg:height="0.799cm" svg:x="19.931cm" svg:y="11.806cm" svg:viewBox="0 0 0 800" draw:points="0,0 0,766 0,800">
              <text:p/>
            </draw:polyline>
            <draw:polyline draw:style-name="gr5" draw:text-style-name="P1" draw:layer="layout" svg:width="0.106cm" svg:height="0.214cm" svg:x="21.096cm" svg:y="11.591cm" svg:viewBox="0 0 107 215" draw:points="107,215 34,34 0,0">
              <text:p/>
            </draw:polyline>
            <draw:polyline draw:style-name="gr5" draw:text-style-name="P1" draw:layer="layout" svg:width="0.214cm" svg:height="0.107cm" svg:x="20.916cm" svg:y="11.518cm" svg:viewBox="0 0 215 108" draw:points="215,108 34,34 0,0">
              <text:p/>
            </draw:polyline>
            <draw:polyline draw:style-name="gr5" draw:text-style-name="P1" draw:layer="layout" svg:width="0.106cm" svg:height="0.214cm" svg:x="21.096cm" svg:y="12.572cm" svg:viewBox="0 0 107 215" draw:points="107,0 34,181 0,215">
              <text:p/>
            </draw:polyline>
            <draw:polyline draw:style-name="gr5" draw:text-style-name="P1" draw:layer="layout" svg:width="0.214cm" svg:height="0.107cm" svg:x="20.916cm" svg:y="12.752cm" svg:viewBox="0 0 215 108" draw:points="215,0 34,73 0,108">
              <text:p/>
            </draw:polyline>
            <draw:polyline draw:style-name="gr5" draw:text-style-name="P1" draw:layer="layout" svg:width="0.111cm" svg:height="0.214cm" svg:x="19.931cm" svg:y="12.572cm" svg:viewBox="0 0 112 215" draw:points="0,0 73,181 112,215">
              <text:p/>
            </draw:polyline>
            <draw:polyline draw:style-name="gr5" draw:text-style-name="P1" draw:layer="layout" svg:width="0.218cm" svg:height="0.107cm" svg:x="20.004cm" svg:y="12.752cm" svg:viewBox="0 0 219 108" draw:points="0,0 181,73 219,108">
              <text:p/>
            </draw:polyline>
            <draw:polyline draw:style-name="gr5" draw:text-style-name="P1" draw:layer="layout" svg:width="0.214cm" svg:height="0.107cm" svg:x="19.97cm" svg:y="11.552cm" svg:viewBox="0 0 215 108" draw:points="215,0 34,73 0,108">
              <text:p/>
            </draw:polyline>
            <draw:polyline draw:style-name="gr5" draw:text-style-name="P1" draw:layer="layout" svg:width="0.106cm" svg:height="0.218cm" svg:x="19.897cm" svg:y="11.626cm" svg:viewBox="0 0 107 219" draw:points="107,0 34,181 0,219">
              <text:p/>
            </draw:polyline>
            <draw:polyline draw:style-name="gr5" draw:text-style-name="P1" draw:layer="layout" svg:width="0.799cm" svg:height="0cm" svg:x="21.716cm" svg:y="12.825cm" svg:viewBox="0 0 800 0" draw:points="0,0 761,0 800,0">
              <text:p/>
            </draw:polyline>
            <draw:polyline draw:style-name="gr5" draw:text-style-name="P1" draw:layer="layout" svg:width="0cm" svg:height="0.799cm" svg:x="22.734cm" svg:y="11.772cm" svg:viewBox="0 0 0 800" draw:points="0,800 0,34 0,0">
              <text:p/>
            </draw:polyline>
            <draw:polyline draw:style-name="gr5" draw:text-style-name="P1" draw:layer="layout" svg:width="0.799cm" svg:height="0cm" svg:x="21.677cm" svg:y="11.552cm" svg:viewBox="0 0 800 0" draw:points="800,0 39,0 0,0">
              <text:p/>
            </draw:polyline>
            <draw:polyline draw:style-name="gr5" draw:text-style-name="P1" draw:layer="layout" svg:width="0cm" svg:height="0.799cm" svg:x="21.462cm" svg:y="11.806cm" svg:viewBox="0 0 0 800" draw:points="0,0 0,766 0,800">
              <text:p/>
            </draw:polyline>
            <draw:polyline draw:style-name="gr5" draw:text-style-name="P1" draw:layer="layout" svg:width="0.111cm" svg:height="0.214cm" svg:x="22.623cm" svg:y="11.591cm" svg:viewBox="0 0 112 215" draw:points="112,215 39,34 0,0">
              <text:p/>
            </draw:polyline>
            <draw:polyline draw:style-name="gr5" draw:text-style-name="P1" draw:layer="layout" svg:width="0.218cm" svg:height="0.107cm" svg:x="22.442cm" svg:y="11.518cm" svg:viewBox="0 0 219 108" draw:points="219,108 34,34 0,0">
              <text:p/>
            </draw:polyline>
            <draw:polyline draw:style-name="gr5" draw:text-style-name="P1" draw:layer="layout" svg:width="0.111cm" svg:height="0.214cm" svg:x="22.623cm" svg:y="12.572cm" svg:viewBox="0 0 112 215" draw:points="112,0 39,181 0,215">
              <text:p/>
            </draw:polyline>
            <draw:polyline draw:style-name="gr5" draw:text-style-name="P1" draw:layer="layout" svg:width="0.218cm" svg:height="0.107cm" svg:x="22.442cm" svg:y="12.752cm" svg:viewBox="0 0 219 108" draw:points="219,0 34,73 0,108">
              <text:p/>
            </draw:polyline>
            <draw:polyline draw:style-name="gr5" draw:text-style-name="P1" draw:layer="layout" svg:width="0.106cm" svg:height="0.214cm" svg:x="21.462cm" svg:y="12.572cm" svg:viewBox="0 0 107 215" draw:points="0,0 69,181 107,215">
              <text:p/>
            </draw:polyline>
            <draw:polyline draw:style-name="gr5" draw:text-style-name="P1" draw:layer="layout" svg:width="0.218cm" svg:height="0.107cm" svg:x="21.531cm" svg:y="12.752cm" svg:viewBox="0 0 219 108" draw:points="0,0 185,73 219,108">
              <text:p/>
            </draw:polyline>
            <draw:polyline draw:style-name="gr5" draw:text-style-name="P1" draw:layer="layout" svg:width="0.218cm" svg:height="0.107cm" svg:x="21.496cm" svg:y="11.552cm" svg:viewBox="0 0 219 108" draw:points="219,0 34,73 0,108">
              <text:p/>
            </draw:polyline>
            <draw:polyline draw:style-name="gr5" draw:text-style-name="P1" draw:layer="layout" svg:width="0.106cm" svg:height="0.218cm" svg:x="21.423cm" svg:y="11.626cm" svg:viewBox="0 0 107 219" draw:points="107,0 39,181 0,219">
              <text:p/>
            </draw:polyline>
            <draw:polyline draw:style-name="gr5" draw:text-style-name="P1" draw:layer="layout" svg:width="0.799cm" svg:height="0cm" svg:x="23.242cm" svg:y="12.825cm" svg:viewBox="0 0 800 0" draw:points="0,0 765,0 800,0">
              <text:p/>
            </draw:polyline>
            <draw:polyline draw:style-name="gr5" draw:text-style-name="P1" draw:layer="layout" svg:width="0cm" svg:height="0.799cm" svg:x="24.261cm" svg:y="11.772cm" svg:viewBox="0 0 0 800" draw:points="0,800 0,34 0,0">
              <text:p/>
            </draw:polyline>
            <draw:polyline draw:style-name="gr5" draw:text-style-name="P1" draw:layer="layout" svg:width="0.799cm" svg:height="0cm" svg:x="23.207cm" svg:y="11.552cm" svg:viewBox="0 0 800 0" draw:points="800,0 34,0 0,0">
              <text:p/>
            </draw:polyline>
            <draw:polyline draw:style-name="gr5" draw:text-style-name="P1" draw:layer="layout" svg:width="0cm" svg:height="0.799cm" svg:x="22.988cm" svg:y="11.806cm" svg:viewBox="0 0 0 800" draw:points="0,0 0,766 0,800">
              <text:p/>
            </draw:polyline>
            <draw:polyline draw:style-name="gr5" draw:text-style-name="P1" draw:layer="layout" svg:width="0.106cm" svg:height="0.214cm" svg:x="24.153cm" svg:y="11.591cm" svg:viewBox="0 0 107 215" draw:points="107,215 34,34 0,0">
              <text:p/>
            </draw:polyline>
            <draw:polyline draw:style-name="gr5" draw:text-style-name="P1" draw:layer="layout" svg:width="0.218cm" svg:height="0.107cm" svg:x="23.968cm" svg:y="11.518cm" svg:viewBox="0 0 219 108" draw:points="219,108 39,34 0,0">
              <text:p/>
            </draw:polyline>
            <draw:polyline draw:style-name="gr5" draw:text-style-name="P1" draw:layer="layout" svg:width="0.106cm" svg:height="0.214cm" svg:x="24.153cm" svg:y="12.572cm" svg:viewBox="0 0 107 215" draw:points="107,0 34,181 0,215">
              <text:p/>
            </draw:polyline>
            <draw:polyline draw:style-name="gr5" draw:text-style-name="P1" draw:layer="layout" svg:width="0.218cm" svg:height="0.107cm" svg:x="23.968cm" svg:y="12.752cm" svg:viewBox="0 0 219 108" draw:points="219,0 39,73 0,108">
              <text:p/>
            </draw:polyline>
            <draw:polyline draw:style-name="gr5" draw:text-style-name="P1" draw:layer="layout" svg:width="0.106cm" svg:height="0.214cm" svg:x="22.988cm" svg:y="12.572cm" svg:viewBox="0 0 107 215" draw:points="0,0 73,181 107,215">
              <text:p/>
            </draw:polyline>
            <draw:polyline draw:style-name="gr5" draw:text-style-name="P1" draw:layer="layout" svg:width="0.218cm" svg:height="0.107cm" svg:x="23.061cm" svg:y="12.752cm" svg:viewBox="0 0 219 108" draw:points="0,0 181,73 219,108">
              <text:p/>
            </draw:polyline>
            <draw:polyline draw:style-name="gr5" draw:text-style-name="P1" draw:layer="layout" svg:width="0.218cm" svg:height="0.107cm" svg:x="23.023cm" svg:y="11.552cm" svg:viewBox="0 0 219 108" draw:points="219,0 39,73 0,108">
              <text:p/>
            </draw:polyline>
            <draw:polyline draw:style-name="gr5" draw:text-style-name="P1" draw:layer="layout" svg:width="0.111cm" svg:height="0.218cm" svg:x="22.949cm" svg:y="11.626cm" svg:viewBox="0 0 112 219" draw:points="112,0 39,181 0,219">
              <text:p/>
            </draw:polyline>
            <draw:polyline draw:style-name="gr5" draw:text-style-name="P1" draw:layer="layout" svg:width="0.764cm" svg:height="0cm" svg:x="24.768cm" svg:y="12.825cm" svg:viewBox="0 0 765 0" draw:points="0,0 731,0 765,0">
              <text:p/>
            </draw:polyline>
            <draw:polyline draw:style-name="gr5" draw:text-style-name="P1" draw:layer="layout" svg:width="0cm" svg:height="0.799cm" svg:x="25.753cm" svg:y="11.772cm" svg:viewBox="0 0 0 800" draw:points="0,800 0,34 0,0">
              <text:p/>
            </draw:polyline>
            <draw:polyline draw:style-name="gr5" draw:text-style-name="P1" draw:layer="layout" svg:width="0.764cm" svg:height="0cm" svg:x="24.734cm" svg:y="11.552cm" svg:viewBox="0 0 765 0" draw:points="765,0 34,0 0,0">
              <text:p/>
            </draw:polyline>
            <draw:polyline draw:style-name="gr5" draw:text-style-name="P1" draw:layer="layout" svg:width="0cm" svg:height="0.799cm" svg:x="24.514cm" svg:y="11.806cm" svg:viewBox="0 0 0 800" draw:points="0,0 0,766 0,800">
              <text:p/>
            </draw:polyline>
            <draw:polyline draw:style-name="gr5" draw:text-style-name="P1" draw:layer="layout" svg:width="0.111cm" svg:height="0.214cm" svg:x="25.641cm" svg:y="11.591cm" svg:viewBox="0 0 112 215" draw:points="112,215 39,34 0,0">
              <text:p/>
            </draw:polyline>
            <draw:polyline draw:style-name="gr5" draw:text-style-name="P1" draw:layer="layout" svg:width="0.218cm" svg:height="0.107cm" svg:x="25.46cm" svg:y="11.518cm" svg:viewBox="0 0 219 108" draw:points="219,108 39,34 0,0">
              <text:p/>
            </draw:polyline>
            <draw:polyline draw:style-name="gr5" draw:text-style-name="P1" draw:layer="layout" svg:width="0.111cm" svg:height="0.214cm" svg:x="25.641cm" svg:y="12.572cm" svg:viewBox="0 0 112 215" draw:points="112,0 39,181 0,215">
              <text:p/>
            </draw:polyline>
            <draw:polyline draw:style-name="gr5" draw:text-style-name="P1" draw:layer="layout" svg:width="0.218cm" svg:height="0.107cm" svg:x="25.46cm" svg:y="12.752cm" svg:viewBox="0 0 219 108" draw:points="219,0 39,73 0,108">
              <text:p/>
            </draw:polyline>
            <draw:polyline draw:style-name="gr5" draw:text-style-name="P1" draw:layer="layout" svg:width="0.111cm" svg:height="0.214cm" svg:x="24.514cm" svg:y="12.572cm" svg:viewBox="0 0 112 215" draw:points="0,0 73,181 112,215">
              <text:p/>
            </draw:polyline>
            <draw:polyline draw:style-name="gr5" draw:text-style-name="P1" draw:layer="layout" svg:width="0.218cm" svg:height="0.107cm" svg:x="24.587cm" svg:y="12.752cm" svg:viewBox="0 0 219 108" draw:points="0,0 181,73 219,108">
              <text:p/>
            </draw:polyline>
            <draw:polyline draw:style-name="gr5" draw:text-style-name="P1" draw:layer="layout" svg:width="0.214cm" svg:height="0.107cm" svg:x="24.553cm" svg:y="11.552cm" svg:viewBox="0 0 215 108" draw:points="215,0 34,73 0,108">
              <text:p/>
            </draw:polyline>
            <draw:polyline draw:style-name="gr5" draw:text-style-name="P1" draw:layer="layout" svg:width="0.106cm" svg:height="0.218cm" svg:x="24.48cm" svg:y="11.626cm" svg:viewBox="0 0 107 219" draw:points="107,0 34,181 0,219">
              <text:p/>
            </draw:polyline>
            <draw:polyline draw:style-name="gr5" draw:text-style-name="P1" draw:layer="layout" svg:width="0.799cm" svg:height="0cm" svg:x="26.26cm" svg:y="12.825cm" svg:viewBox="0 0 800 0" draw:points="0,0 765,0 800,0">
              <text:p/>
            </draw:polyline>
            <draw:polyline draw:style-name="gr5" draw:text-style-name="P1" draw:layer="layout" svg:width="0cm" svg:height="0.799cm" svg:x="27.279cm" svg:y="11.772cm" svg:viewBox="0 0 0 800" draw:points="0,800 0,34 0,0">
              <text:p/>
            </draw:polyline>
            <draw:polyline draw:style-name="gr5" draw:text-style-name="P1" draw:layer="layout" svg:width="0.799cm" svg:height="0cm" svg:x="26.225cm" svg:y="11.552cm" svg:viewBox="0 0 800 0" draw:points="800,0 34,0 0,0">
              <text:p/>
            </draw:polyline>
            <draw:polyline draw:style-name="gr5" draw:text-style-name="P1" draw:layer="layout" svg:width="0cm" svg:height="0.799cm" svg:x="26.006cm" svg:y="11.806cm" svg:viewBox="0 0 0 800" draw:points="0,0 0,766 0,800">
              <text:p/>
            </draw:polyline>
            <draw:polyline draw:style-name="gr5" draw:text-style-name="P1" draw:layer="layout" svg:width="0.106cm" svg:height="0.214cm" svg:x="27.171cm" svg:y="11.591cm" svg:viewBox="0 0 107 215" draw:points="107,215 34,34 0,0">
              <text:p/>
            </draw:polyline>
            <draw:polyline draw:style-name="gr5" draw:text-style-name="P1" draw:layer="layout" svg:width="0.218cm" svg:height="0.107cm" svg:x="26.986cm" svg:y="11.518cm" svg:viewBox="0 0 219 108" draw:points="219,108 39,34 0,0">
              <text:p/>
            </draw:polyline>
            <draw:polyline draw:style-name="gr5" draw:text-style-name="P1" draw:layer="layout" svg:width="0.106cm" svg:height="0.214cm" svg:x="27.171cm" svg:y="12.572cm" svg:viewBox="0 0 107 215" draw:points="107,0 34,181 0,215">
              <text:p/>
            </draw:polyline>
            <draw:polyline draw:style-name="gr5" draw:text-style-name="P1" draw:layer="layout" svg:width="0.218cm" svg:height="0.107cm" svg:x="26.986cm" svg:y="12.752cm" svg:viewBox="0 0 219 108" draw:points="219,0 39,73 0,108">
              <text:p/>
            </draw:polyline>
            <draw:polyline draw:style-name="gr5" draw:text-style-name="P1" draw:layer="layout" svg:width="0.106cm" svg:height="0.214cm" svg:x="26.006cm" svg:y="12.572cm" svg:viewBox="0 0 107 215" draw:points="0,0 73,181 107,215">
              <text:p/>
            </draw:polyline>
            <draw:polyline draw:style-name="gr5" draw:text-style-name="P1" draw:layer="layout" svg:width="0.218cm" svg:height="0.107cm" svg:x="26.079cm" svg:y="12.752cm" svg:viewBox="0 0 219 108" draw:points="0,0 181,73 219,108">
              <text:p/>
            </draw:polyline>
            <draw:polyline draw:style-name="gr5" draw:text-style-name="P1" draw:layer="layout" svg:width="0.218cm" svg:height="0.107cm" svg:x="26.041cm" svg:y="11.552cm" svg:viewBox="0 0 219 108" draw:points="219,0 39,73 0,108">
              <text:p/>
            </draw:polyline>
            <draw:polyline draw:style-name="gr5" draw:text-style-name="P1" draw:layer="layout" svg:width="0.106cm" svg:height="0.218cm" svg:x="25.972cm" svg:y="11.626cm" svg:viewBox="0 0 107 219" draw:points="107,0 34,181 0,219">
              <text:p/>
            </draw:polyline>
            <draw:polyline draw:style-name="gr5" draw:text-style-name="P1" draw:layer="layout" svg:width="0.799cm" svg:height="0cm" svg:x="3.422cm" svg:y="14.348cm" svg:viewBox="0 0 800 0" draw:points="0,0 761,0 800,0">
              <text:p/>
            </draw:polyline>
            <draw:polyline draw:style-name="gr5" draw:text-style-name="P1" draw:layer="layout" svg:width="0cm" svg:height="0.795cm" svg:x="4.437cm" svg:y="13.299cm" svg:viewBox="0 0 0 796" draw:points="0,796 0,34 0,0">
              <text:p/>
            </draw:polyline>
            <draw:polyline draw:style-name="gr5" draw:text-style-name="P1" draw:layer="layout" svg:width="0.799cm" svg:height="0cm" svg:x="3.383cm" svg:y="13.079cm" svg:viewBox="0 0 800 0" draw:points="800,0 39,0 0,0">
              <text:p/>
            </draw:polyline>
            <draw:polyline draw:style-name="gr5" draw:text-style-name="P1" draw:layer="layout" svg:width="0cm" svg:height="0.799cm" svg:x="3.164cm" svg:y="13.333cm" svg:viewBox="0 0 0 800" draw:points="0,0 0,761 0,800">
              <text:p/>
            </draw:polyline>
            <draw:polyline draw:style-name="gr5" draw:text-style-name="P1" draw:layer="layout" svg:width="0.106cm" svg:height="0.218cm" svg:x="4.329cm" svg:y="13.114cm" svg:viewBox="0 0 107 219" draw:points="107,219 39,39 0,0">
              <text:p/>
            </draw:polyline>
            <draw:polyline draw:style-name="gr5" draw:text-style-name="P1" draw:layer="layout" svg:width="0.218cm" svg:height="0.111cm" svg:x="4.148cm" svg:y="13.041cm" svg:viewBox="0 0 219 112" draw:points="219,112 34,39 0,0">
              <text:p/>
            </draw:polyline>
            <draw:polyline draw:style-name="gr5" draw:text-style-name="P1" draw:layer="layout" svg:width="0.106cm" svg:height="0.218cm" svg:x="4.329cm" svg:y="14.094cm" svg:viewBox="0 0 107 219" draw:points="107,0 39,185 0,219">
              <text:p/>
            </draw:polyline>
            <draw:polyline draw:style-name="gr5" draw:text-style-name="P1" draw:layer="layout" svg:width="0.218cm" svg:height="0.107cm" svg:x="4.148cm" svg:y="14.279cm" svg:viewBox="0 0 219 108" draw:points="219,0 34,69 0,108">
              <text:p/>
            </draw:polyline>
            <draw:polyline draw:style-name="gr5" draw:text-style-name="P1" draw:layer="layout" svg:width="0.145cm" svg:height="0.218cm" svg:x="3.164cm" svg:y="14.094cm" svg:viewBox="0 0 146 219" draw:points="0,0 112,185 146,219">
              <text:p/>
            </draw:polyline>
            <draw:polyline draw:style-name="gr5" draw:text-style-name="P1" draw:layer="layout" svg:width="0.18cm" svg:height="0.107cm" svg:x="3.276cm" svg:y="14.279cm" svg:viewBox="0 0 181 108" draw:points="0,0 146,69 181,108">
              <text:p/>
            </draw:polyline>
            <draw:polyline draw:style-name="gr5" draw:text-style-name="P1" draw:layer="layout" svg:width="0.184cm" svg:height="0.107cm" svg:x="3.237cm" svg:y="13.079cm" svg:viewBox="0 0 185 108" draw:points="185,0 39,73 0,108">
              <text:p/>
            </draw:polyline>
            <draw:polyline draw:style-name="gr5" draw:text-style-name="P1" draw:layer="layout" svg:width="0.145cm" svg:height="0.214cm" svg:x="3.13cm" svg:y="13.152cm" svg:viewBox="0 0 146 215" draw:points="146,0 34,181 0,215">
              <text:p/>
            </draw:polyline>
            <draw:polyline draw:style-name="gr5" draw:text-style-name="P1" draw:layer="layout" svg:width="0.799cm" svg:height="0cm" svg:x="4.948cm" svg:y="14.348cm" svg:viewBox="0 0 800 0" draw:points="0,0 765,0 800,0">
              <text:p/>
            </draw:polyline>
            <draw:polyline draw:style-name="gr5" draw:text-style-name="P1" draw:layer="layout" svg:width="0cm" svg:height="0.795cm" svg:x="5.967cm" svg:y="13.299cm" svg:viewBox="0 0 0 796" draw:points="0,796 0,34 0,0">
              <text:p/>
            </draw:polyline>
            <draw:polyline draw:style-name="gr5" draw:text-style-name="P1" draw:layer="layout" svg:width="0.803cm" svg:height="0cm" svg:x="4.909cm" svg:y="13.079cm" svg:viewBox="0 0 804 0" draw:points="804,0 39,0 0,0">
              <text:p/>
            </draw:polyline>
            <draw:polyline draw:style-name="gr5" draw:text-style-name="P1" draw:layer="layout" svg:width="0cm" svg:height="0.799cm" svg:x="4.695cm" svg:y="13.333cm" svg:viewBox="0 0 0 800" draw:points="0,0 0,761 0,800">
              <text:p/>
            </draw:polyline>
            <draw:polyline draw:style-name="gr5" draw:text-style-name="P1" draw:layer="layout" svg:width="0.111cm" svg:height="0.218cm" svg:x="5.855cm" svg:y="13.114cm" svg:viewBox="0 0 112 219" draw:points="112,219 39,39 0,0">
              <text:p/>
            </draw:polyline>
            <draw:polyline draw:style-name="gr5" draw:text-style-name="P1" draw:layer="layout" svg:width="0.218cm" svg:height="0.111cm" svg:x="5.675cm" svg:y="13.041cm" svg:viewBox="0 0 219 112" draw:points="219,112 39,39 0,0">
              <text:p/>
            </draw:polyline>
            <draw:polyline draw:style-name="gr5" draw:text-style-name="P1" draw:layer="layout" svg:width="0.111cm" svg:height="0.218cm" svg:x="5.855cm" svg:y="14.094cm" svg:viewBox="0 0 112 219" draw:points="112,0 39,185 0,219">
              <text:p/>
            </draw:polyline>
            <draw:polyline draw:style-name="gr5" draw:text-style-name="P1" draw:layer="layout" svg:width="0.218cm" svg:height="0.107cm" svg:x="5.675cm" svg:y="14.279cm" svg:viewBox="0 0 219 108" draw:points="219,0 39,69 0,108">
              <text:p/>
            </draw:polyline>
            <draw:polyline draw:style-name="gr5" draw:text-style-name="P1" draw:layer="layout" svg:width="0.106cm" svg:height="0.218cm" svg:x="4.695cm" svg:y="14.094cm" svg:viewBox="0 0 107 219" draw:points="0,0 73,185 107,219">
              <text:p/>
            </draw:polyline>
            <draw:polyline draw:style-name="gr5" draw:text-style-name="P1" draw:layer="layout" svg:width="0.214cm" svg:height="0.107cm" svg:x="4.768cm" svg:y="14.279cm" svg:viewBox="0 0 215 108" draw:points="0,0 181,69 215,108">
              <text:p/>
            </draw:polyline>
            <draw:polyline draw:style-name="gr5" draw:text-style-name="P1" draw:layer="layout" svg:width="0.218cm" svg:height="0.107cm" svg:x="4.729cm" svg:y="13.079cm" svg:viewBox="0 0 219 108" draw:points="219,0 39,73 0,108">
              <text:p/>
            </draw:polyline>
            <draw:polyline draw:style-name="gr5" draw:text-style-name="P1" draw:layer="layout" svg:width="0.111cm" svg:height="0.214cm" svg:x="4.656cm" svg:y="13.152cm" svg:viewBox="0 0 112 215" draw:points="112,0 39,181 0,215">
              <text:p/>
            </draw:polyline>
            <draw:polyline draw:style-name="gr5" draw:text-style-name="P1" draw:layer="layout" svg:width="0.799cm" svg:height="0cm" svg:x="6.474cm" svg:y="14.348cm" svg:viewBox="0 0 800 0" draw:points="0,0 765,0 800,0">
              <text:p/>
            </draw:polyline>
            <draw:polyline draw:style-name="gr5" draw:text-style-name="P1" draw:layer="layout" svg:width="0cm" svg:height="0.795cm" svg:x="7.493cm" svg:y="13.299cm" svg:viewBox="0 0 0 796" draw:points="0,796 0,34 0,0">
              <text:p/>
            </draw:polyline>
            <draw:polyline draw:style-name="gr5" draw:text-style-name="P1" draw:layer="layout" svg:width="0.799cm" svg:height="0cm" svg:x="6.44cm" svg:y="13.079cm" svg:viewBox="0 0 800 0" draw:points="800,0 34,0 0,0">
              <text:p/>
            </draw:polyline>
            <draw:polyline draw:style-name="gr5" draw:text-style-name="P1" draw:layer="layout" svg:width="0cm" svg:height="0.799cm" svg:x="6.221cm" svg:y="13.333cm" svg:viewBox="0 0 0 800" draw:points="0,0 0,761 0,800">
              <text:p/>
            </draw:polyline>
            <draw:polyline draw:style-name="gr5" draw:text-style-name="P1" draw:layer="layout" svg:width="0.106cm" svg:height="0.218cm" svg:x="7.386cm" svg:y="13.114cm" svg:viewBox="0 0 107 219" draw:points="107,219 34,39 0,0">
              <text:p/>
            </draw:polyline>
            <draw:polyline draw:style-name="gr5" draw:text-style-name="P1" draw:layer="layout" svg:width="0.218cm" svg:height="0.111cm" svg:x="7.201cm" svg:y="13.041cm" svg:viewBox="0 0 219 112" draw:points="219,112 39,39 0,0">
              <text:p/>
            </draw:polyline>
            <draw:polyline draw:style-name="gr5" draw:text-style-name="P1" draw:layer="layout" svg:width="0.106cm" svg:height="0.218cm" svg:x="7.386cm" svg:y="14.094cm" svg:viewBox="0 0 107 219" draw:points="107,0 34,185 0,219">
              <text:p/>
            </draw:polyline>
            <draw:polyline draw:style-name="gr5" draw:text-style-name="P1" draw:layer="layout" svg:width="0.218cm" svg:height="0.107cm" svg:x="7.201cm" svg:y="14.279cm" svg:viewBox="0 0 219 108" draw:points="219,0 39,69 0,108">
              <text:p/>
            </draw:polyline>
            <draw:polyline draw:style-name="gr5" draw:text-style-name="P1" draw:layer="layout" svg:width="0.106cm" svg:height="0.218cm" svg:x="6.221cm" svg:y="14.094cm" svg:viewBox="0 0 107 219" draw:points="0,0 73,185 107,219">
              <text:p/>
            </draw:polyline>
            <draw:polyline draw:style-name="gr5" draw:text-style-name="P1" draw:layer="layout" svg:width="0.218cm" svg:height="0.107cm" svg:x="6.294cm" svg:y="14.279cm" svg:viewBox="0 0 219 108" draw:points="0,0 181,69 219,108">
              <text:p/>
            </draw:polyline>
            <draw:polyline draw:style-name="gr5" draw:text-style-name="P1" draw:layer="layout" svg:width="0.218cm" svg:height="0.107cm" svg:x="6.255cm" svg:y="13.079cm" svg:viewBox="0 0 219 108" draw:points="219,0 39,73 0,108">
              <text:p/>
            </draw:polyline>
            <draw:polyline draw:style-name="gr5" draw:text-style-name="P1" draw:layer="layout" svg:width="0.106cm" svg:height="0.214cm" svg:x="6.186cm" svg:y="13.152cm" svg:viewBox="0 0 107 215" draw:points="107,0 34,181 0,215">
              <text:p/>
            </draw:polyline>
            <draw:polyline draw:style-name="gr5" draw:text-style-name="P1" draw:layer="layout" svg:width="0.799cm" svg:height="0cm" svg:x="8.005cm" svg:y="14.348cm" svg:viewBox="0 0 800 0" draw:points="0,0 761,0 800,0">
              <text:p/>
            </draw:polyline>
            <draw:polyline draw:style-name="gr5" draw:text-style-name="P1" draw:layer="layout" svg:width="0cm" svg:height="0.795cm" svg:x="9.02cm" svg:y="13.299cm" svg:viewBox="0 0 0 796" draw:points="0,796 0,34 0,0">
              <text:p/>
            </draw:polyline>
            <draw:polyline draw:style-name="gr5" draw:text-style-name="P1" draw:layer="layout" svg:width="0.799cm" svg:height="0cm" svg:x="7.966cm" svg:y="13.079cm" svg:viewBox="0 0 800 0" draw:points="800,0 39,0 0,0">
              <text:p/>
            </draw:polyline>
            <draw:polyline draw:style-name="gr5" draw:text-style-name="P1" draw:layer="layout" svg:width="0cm" svg:height="0.799cm" svg:x="7.747cm" svg:y="13.333cm" svg:viewBox="0 0 0 800" draw:points="0,0 0,761 0,800">
              <text:p/>
            </draw:polyline>
            <draw:polyline draw:style-name="gr5" draw:text-style-name="P1" draw:layer="layout" svg:width="0.106cm" svg:height="0.218cm" svg:x="8.912cm" svg:y="13.114cm" svg:viewBox="0 0 107 219" draw:points="107,219 34,39 0,0">
              <text:p/>
            </draw:polyline>
            <draw:polyline draw:style-name="gr5" draw:text-style-name="P1" draw:layer="layout" svg:width="0.214cm" svg:height="0.111cm" svg:x="8.732cm" svg:y="13.041cm" svg:viewBox="0 0 215 112" draw:points="215,112 34,39 0,0">
              <text:p/>
            </draw:polyline>
            <draw:polyline draw:style-name="gr5" draw:text-style-name="P1" draw:layer="layout" svg:width="0.106cm" svg:height="0.218cm" svg:x="8.912cm" svg:y="14.094cm" svg:viewBox="0 0 107 219" draw:points="107,0 34,185 0,219">
              <text:p/>
            </draw:polyline>
            <draw:polyline draw:style-name="gr5" draw:text-style-name="P1" draw:layer="layout" svg:width="0.214cm" svg:height="0.107cm" svg:x="8.732cm" svg:y="14.279cm" svg:viewBox="0 0 215 108" draw:points="215,0 34,69 0,108">
              <text:p/>
            </draw:polyline>
            <draw:polyline draw:style-name="gr5" draw:text-style-name="P1" draw:layer="layout" svg:width="0.111cm" svg:height="0.218cm" svg:x="7.747cm" svg:y="14.094cm" svg:viewBox="0 0 112 219" draw:points="0,0 73,185 112,219">
              <text:p/>
            </draw:polyline>
            <draw:polyline draw:style-name="gr5" draw:text-style-name="P1" draw:layer="layout" svg:width="0.218cm" svg:height="0.107cm" svg:x="7.82cm" svg:y="14.279cm" svg:viewBox="0 0 219 108" draw:points="0,0 185,69 219,108">
              <text:p/>
            </draw:polyline>
            <draw:polyline draw:style-name="gr5" draw:text-style-name="P1" draw:layer="layout" svg:width="0.218cm" svg:height="0.107cm" svg:x="7.786cm" svg:y="13.079cm" svg:viewBox="0 0 219 108" draw:points="219,0 34,73 0,108">
              <text:p/>
            </draw:polyline>
            <draw:polyline draw:style-name="gr5" draw:text-style-name="P1" draw:layer="layout" svg:width="0.106cm" svg:height="0.214cm" svg:x="7.713cm" svg:y="13.152cm" svg:viewBox="0 0 107 215" draw:points="107,0 34,181 0,215">
              <text:p/>
            </draw:polyline>
            <draw:polyline draw:style-name="gr5" draw:text-style-name="P1" draw:layer="layout" svg:width="0.799cm" svg:height="0cm" svg:x="9.531cm" svg:y="14.348cm" svg:viewBox="0 0 800 0" draw:points="0,0 761,0 800,0">
              <text:p/>
            </draw:polyline>
            <draw:polyline draw:style-name="gr5" draw:text-style-name="P1" draw:layer="layout" svg:width="0cm" svg:height="0.795cm" svg:x="10.55cm" svg:y="13.299cm" svg:viewBox="0 0 0 796" draw:points="0,796 0,34 0,0">
              <text:p/>
            </draw:polyline>
            <draw:polyline draw:style-name="gr5" draw:text-style-name="P1" draw:layer="layout" svg:width="0.799cm" svg:height="0cm" svg:x="9.493cm" svg:y="13.079cm" svg:viewBox="0 0 800 0" draw:points="800,0 39,0 0,0">
              <text:p/>
            </draw:polyline>
            <draw:polyline draw:style-name="gr5" draw:text-style-name="P1" draw:layer="layout" svg:width="0cm" svg:height="0.799cm" svg:x="9.278cm" svg:y="13.333cm" svg:viewBox="0 0 0 800" draw:points="0,0 0,761 0,800">
              <text:p/>
            </draw:polyline>
            <draw:polyline draw:style-name="gr5" draw:text-style-name="P1" draw:layer="layout" svg:width="0.111cm" svg:height="0.218cm" svg:x="10.438cm" svg:y="13.114cm" svg:viewBox="0 0 112 219" draw:points="112,219 39,39 0,0">
              <text:p/>
            </draw:polyline>
            <draw:polyline draw:style-name="gr5" draw:text-style-name="P1" draw:layer="layout" svg:width="0.218cm" svg:height="0.111cm" svg:x="10.258cm" svg:y="13.041cm" svg:viewBox="0 0 219 112" draw:points="219,112 34,39 0,0">
              <text:p/>
            </draw:polyline>
            <draw:polyline draw:style-name="gr5" draw:text-style-name="P1" draw:layer="layout" svg:width="0.111cm" svg:height="0.218cm" svg:x="10.438cm" svg:y="14.094cm" svg:viewBox="0 0 112 219" draw:points="112,0 39,185 0,219">
              <text:p/>
            </draw:polyline>
            <draw:polyline draw:style-name="gr5" draw:text-style-name="P1" draw:layer="layout" svg:width="0.218cm" svg:height="0.107cm" svg:x="10.258cm" svg:y="14.279cm" svg:viewBox="0 0 219 108" draw:points="219,0 34,69 0,108">
              <text:p/>
            </draw:polyline>
            <draw:polyline draw:style-name="gr5" draw:text-style-name="P1" draw:layer="layout" svg:width="0.106cm" svg:height="0.218cm" svg:x="9.278cm" svg:y="14.094cm" svg:viewBox="0 0 107 219" draw:points="0,0 73,185 107,219">
              <text:p/>
            </draw:polyline>
            <draw:polyline draw:style-name="gr5" draw:text-style-name="P1" draw:layer="layout" svg:width="0.214cm" svg:height="0.107cm" svg:x="9.351cm" svg:y="14.279cm" svg:viewBox="0 0 215 108" draw:points="0,0 181,69 215,108">
              <text:p/>
            </draw:polyline>
            <draw:polyline draw:style-name="gr5" draw:text-style-name="P1" draw:layer="layout" svg:width="0.218cm" svg:height="0.107cm" svg:x="9.312cm" svg:y="13.079cm" svg:viewBox="0 0 219 108" draw:points="219,0 39,73 0,108">
              <text:p/>
            </draw:polyline>
            <draw:polyline draw:style-name="gr5" draw:text-style-name="P1" draw:layer="layout" svg:width="0.111cm" svg:height="0.214cm" svg:x="9.239cm" svg:y="13.152cm" svg:viewBox="0 0 112 215" draw:points="112,0 39,181 0,215">
              <text:p/>
            </draw:polyline>
            <draw:polyline draw:style-name="gr5" draw:text-style-name="P1" draw:layer="layout" svg:width="0.799cm" svg:height="0cm" svg:x="11.057cm" svg:y="14.348cm" svg:viewBox="0 0 800 0" draw:points="0,0 765,0 800,0">
              <text:p/>
            </draw:polyline>
            <draw:polyline draw:style-name="gr5" draw:text-style-name="P1" draw:layer="layout" svg:width="0cm" svg:height="0.795cm" svg:x="12.076cm" svg:y="13.299cm" svg:viewBox="0 0 0 796" draw:points="0,796 0,34 0,0">
              <text:p/>
            </draw:polyline>
            <draw:polyline draw:style-name="gr5" draw:text-style-name="P1" draw:layer="layout" svg:width="0.799cm" svg:height="0cm" svg:x="11.023cm" svg:y="13.079cm" svg:viewBox="0 0 800 0" draw:points="800,0 34,0 0,0">
              <text:p/>
            </draw:polyline>
            <draw:polyline draw:style-name="gr5" draw:text-style-name="P1" draw:layer="layout" svg:width="0cm" svg:height="0.799cm" svg:x="10.804cm" svg:y="13.333cm" svg:viewBox="0 0 0 800" draw:points="0,0 0,761 0,800">
              <text:p/>
            </draw:polyline>
            <draw:polyline draw:style-name="gr5" draw:text-style-name="P1" draw:layer="layout" svg:width="0.106cm" svg:height="0.218cm" svg:x="11.969cm" svg:y="13.114cm" svg:viewBox="0 0 107 219" draw:points="107,219 34,39 0,0">
              <text:p/>
            </draw:polyline>
            <draw:polyline draw:style-name="gr5" draw:text-style-name="P1" draw:layer="layout" svg:width="0.218cm" svg:height="0.111cm" svg:x="11.784cm" svg:y="13.041cm" svg:viewBox="0 0 219 112" draw:points="219,112 39,39 0,0">
              <text:p/>
            </draw:polyline>
            <draw:polyline draw:style-name="gr5" draw:text-style-name="P1" draw:layer="layout" svg:width="0.106cm" svg:height="0.218cm" svg:x="11.969cm" svg:y="14.094cm" svg:viewBox="0 0 107 219" draw:points="107,0 34,185 0,219">
              <text:p/>
            </draw:polyline>
            <draw:polyline draw:style-name="gr5" draw:text-style-name="P1" draw:layer="layout" svg:width="0.218cm" svg:height="0.107cm" svg:x="11.784cm" svg:y="14.279cm" svg:viewBox="0 0 219 108" draw:points="219,0 39,69 0,108">
              <text:p/>
            </draw:polyline>
            <draw:polyline draw:style-name="gr5" draw:text-style-name="P1" draw:layer="layout" svg:width="0.106cm" svg:height="0.218cm" svg:x="10.804cm" svg:y="14.094cm" svg:viewBox="0 0 107 219" draw:points="0,0 73,185 107,219">
              <text:p/>
            </draw:polyline>
            <draw:polyline draw:style-name="gr5" draw:text-style-name="P1" draw:layer="layout" svg:width="0.218cm" svg:height="0.107cm" svg:x="10.877cm" svg:y="14.279cm" svg:viewBox="0 0 219 108" draw:points="0,0 181,69 219,108">
              <text:p/>
            </draw:polyline>
            <draw:polyline draw:style-name="gr5" draw:text-style-name="P1" draw:layer="layout" svg:width="0.218cm" svg:height="0.107cm" svg:x="10.838cm" svg:y="13.079cm" svg:viewBox="0 0 219 108" draw:points="219,0 39,73 0,108">
              <text:p/>
            </draw:polyline>
            <draw:polyline draw:style-name="gr5" draw:text-style-name="P1" draw:layer="layout" svg:width="0.111cm" svg:height="0.214cm" svg:x="10.765cm" svg:y="13.152cm" svg:viewBox="0 0 112 215" draw:points="112,0 39,181 0,215">
              <text:p/>
            </draw:polyline>
            <draw:polyline draw:style-name="gr5" draw:text-style-name="P1" draw:layer="layout" svg:width="0.803cm" svg:height="0cm" svg:x="12.584cm" svg:y="14.348cm" svg:viewBox="0 0 804 0" draw:points="0,0 765,0 804,0">
              <text:p/>
            </draw:polyline>
            <draw:polyline draw:style-name="gr5" draw:text-style-name="P1" draw:layer="layout" svg:width="0cm" svg:height="0.795cm" svg:x="13.603cm" svg:y="13.299cm" svg:viewBox="0 0 0 796" draw:points="0,796 0,34 0,0">
              <text:p/>
            </draw:polyline>
            <draw:polyline draw:style-name="gr5" draw:text-style-name="P1" draw:layer="layout" svg:width="0.799cm" svg:height="0cm" svg:x="12.549cm" svg:y="13.079cm" svg:viewBox="0 0 800 0" draw:points="800,0 34,0 0,0">
              <text:p/>
            </draw:polyline>
            <draw:polyline draw:style-name="gr5" draw:text-style-name="P1" draw:layer="layout" svg:width="0cm" svg:height="0.799cm" svg:x="12.33cm" svg:y="13.333cm" svg:viewBox="0 0 0 800" draw:points="0,0 0,761 0,800">
              <text:p/>
            </draw:polyline>
            <draw:polyline draw:style-name="gr5" draw:text-style-name="P1" draw:layer="layout" svg:width="0.106cm" svg:height="0.218cm" svg:x="13.495cm" svg:y="13.114cm" svg:viewBox="0 0 107 219" draw:points="107,219 34,39 0,0">
              <text:p/>
            </draw:polyline>
            <draw:polyline draw:style-name="gr5" draw:text-style-name="P1" draw:layer="layout" svg:width="0.214cm" svg:height="0.111cm" svg:x="13.315cm" svg:y="13.041cm" svg:viewBox="0 0 215 112" draw:points="215,112 34,39 0,0">
              <text:p/>
            </draw:polyline>
            <draw:polyline draw:style-name="gr5" draw:text-style-name="P1" draw:layer="layout" svg:width="0.106cm" svg:height="0.218cm" svg:x="13.495cm" svg:y="14.094cm" svg:viewBox="0 0 107 219" draw:points="107,0 34,185 0,219">
              <text:p/>
            </draw:polyline>
            <draw:polyline draw:style-name="gr5" draw:text-style-name="P1" draw:layer="layout" svg:width="0.214cm" svg:height="0.107cm" svg:x="13.315cm" svg:y="14.279cm" svg:viewBox="0 0 215 108" draw:points="215,0 34,69 0,108">
              <text:p/>
            </draw:polyline>
            <draw:polyline draw:style-name="gr5" draw:text-style-name="P1" draw:layer="layout" svg:width="0.111cm" svg:height="0.218cm" svg:x="12.33cm" svg:y="14.094cm" svg:viewBox="0 0 112 219" draw:points="0,0 73,185 112,219">
              <text:p/>
            </draw:polyline>
            <draw:polyline draw:style-name="gr5" draw:text-style-name="P1" draw:layer="layout" svg:width="0.218cm" svg:height="0.107cm" svg:x="12.403cm" svg:y="14.279cm" svg:viewBox="0 0 219 108" draw:points="0,0 181,69 219,108">
              <text:p/>
            </draw:polyline>
            <draw:polyline draw:style-name="gr5" draw:text-style-name="P1" draw:layer="layout" svg:width="0.214cm" svg:height="0.107cm" svg:x="12.369cm" svg:y="13.079cm" svg:viewBox="0 0 215 108" draw:points="215,0 34,73 0,108">
              <text:p/>
            </draw:polyline>
            <draw:polyline draw:style-name="gr5" draw:text-style-name="P1" draw:layer="layout" svg:width="0.106cm" svg:height="0.214cm" svg:x="12.296cm" svg:y="13.152cm" svg:viewBox="0 0 107 215" draw:points="107,0 34,181 0,215">
              <text:p/>
            </draw:polyline>
            <draw:polyline draw:style-name="gr5" draw:text-style-name="P1" draw:layer="layout" svg:width="0.76cm" svg:height="0cm" svg:x="14.114cm" svg:y="14.348cm" svg:viewBox="0 0 761 0" draw:points="0,0 727,0 761,0">
              <text:p/>
            </draw:polyline>
            <draw:polyline draw:style-name="gr5" draw:text-style-name="P1" draw:layer="layout" svg:width="0cm" svg:height="0.795cm" svg:x="15.095cm" svg:y="13.299cm" svg:viewBox="0 0 0 796" draw:points="0,796 0,34 0,0">
              <text:p/>
            </draw:polyline>
            <draw:polyline draw:style-name="gr5" draw:text-style-name="P1" draw:layer="layout" svg:width="0.764cm" svg:height="0cm" svg:x="14.076cm" svg:y="13.079cm" svg:viewBox="0 0 765 0" draw:points="765,0 39,0 0,0">
              <text:p/>
            </draw:polyline>
            <draw:polyline draw:style-name="gr5" draw:text-style-name="P1" draw:layer="layout" svg:width="0cm" svg:height="0.799cm" svg:x="13.861cm" svg:y="13.333cm" svg:viewBox="0 0 0 800" draw:points="0,0 0,761 0,800">
              <text:p/>
            </draw:polyline>
            <draw:polyline draw:style-name="gr5" draw:text-style-name="P1" draw:layer="layout" svg:width="0.106cm" svg:height="0.218cm" svg:x="14.987cm" svg:y="13.114cm" svg:viewBox="0 0 107 219" draw:points="107,219 34,39 0,0">
              <text:p/>
            </draw:polyline>
            <draw:polyline draw:style-name="gr5" draw:text-style-name="P1" draw:layer="layout" svg:width="0.218cm" svg:height="0.111cm" svg:x="14.802cm" svg:y="13.041cm" svg:viewBox="0 0 219 112" draw:points="219,112 39,39 0,0">
              <text:p/>
            </draw:polyline>
            <draw:polyline draw:style-name="gr5" draw:text-style-name="P1" draw:layer="layout" svg:width="0.106cm" svg:height="0.218cm" svg:x="14.987cm" svg:y="14.094cm" svg:viewBox="0 0 107 219" draw:points="107,0 34,185 0,219">
              <text:p/>
            </draw:polyline>
            <draw:polyline draw:style-name="gr5" draw:text-style-name="P1" draw:layer="layout" svg:width="0.218cm" svg:height="0.107cm" svg:x="14.802cm" svg:y="14.279cm" svg:viewBox="0 0 219 108" draw:points="219,0 39,69 0,108">
              <text:p/>
            </draw:polyline>
            <draw:polyline draw:style-name="gr5" draw:text-style-name="P1" draw:layer="layout" svg:width="0.106cm" svg:height="0.218cm" svg:x="13.861cm" svg:y="14.094cm" svg:viewBox="0 0 107 219" draw:points="0,0 69,185 107,219">
              <text:p/>
            </draw:polyline>
            <draw:polyline draw:style-name="gr5" draw:text-style-name="P1" draw:layer="layout" svg:width="0.218cm" svg:height="0.107cm" svg:x="13.929cm" svg:y="14.279cm" svg:viewBox="0 0 219 108" draw:points="0,0 185,69 219,108">
              <text:p/>
            </draw:polyline>
            <draw:polyline draw:style-name="gr5" draw:text-style-name="P1" draw:layer="layout" svg:width="0.218cm" svg:height="0.107cm" svg:x="13.895cm" svg:y="13.079cm" svg:viewBox="0 0 219 108" draw:points="219,0 34,73 0,108">
              <text:p/>
            </draw:polyline>
            <draw:polyline draw:style-name="gr5" draw:text-style-name="P1" draw:layer="layout" svg:width="0.106cm" svg:height="0.214cm" svg:x="13.822cm" svg:y="13.152cm" svg:viewBox="0 0 107 215" draw:points="107,0 39,181 0,215">
              <text:p/>
            </draw:polyline>
            <draw:polyline draw:style-name="gr5" draw:text-style-name="P1" draw:layer="layout" svg:width="0.799cm" svg:height="0cm" svg:x="15.606cm" svg:y="14.348cm" svg:viewBox="0 0 800 0" draw:points="0,0 761,0 800,0">
              <text:p/>
            </draw:polyline>
            <draw:polyline draw:style-name="gr5" draw:text-style-name="P1" draw:layer="layout" svg:width="0cm" svg:height="0.795cm" svg:x="16.621cm" svg:y="13.299cm" svg:viewBox="0 0 0 796" draw:points="0,796 0,34 0,0">
              <text:p/>
            </draw:polyline>
            <draw:polyline draw:style-name="gr5" draw:text-style-name="P1" draw:layer="layout" svg:width="0.799cm" svg:height="0cm" svg:x="15.567cm" svg:y="13.079cm" svg:viewBox="0 0 800 0" draw:points="800,0 39,0 0,0">
              <text:p/>
            </draw:polyline>
            <draw:polyline draw:style-name="gr5" draw:text-style-name="P1" draw:layer="layout" svg:width="0cm" svg:height="0.799cm" svg:x="15.348cm" svg:y="13.333cm" svg:viewBox="0 0 0 800" draw:points="0,0 0,761 0,800">
              <text:p/>
            </draw:polyline>
            <draw:polyline draw:style-name="gr5" draw:text-style-name="P1" draw:layer="layout" svg:width="0.106cm" svg:height="0.218cm" svg:x="16.513cm" svg:y="13.114cm" svg:viewBox="0 0 107 219" draw:points="107,219 39,39 0,0">
              <text:p/>
            </draw:polyline>
            <draw:polyline draw:style-name="gr5" draw:text-style-name="P1" draw:layer="layout" svg:width="0.218cm" svg:height="0.111cm" svg:x="16.333cm" svg:y="13.041cm" svg:viewBox="0 0 219 112" draw:points="219,112 34,39 0,0">
              <text:p/>
            </draw:polyline>
            <draw:polyline draw:style-name="gr5" draw:text-style-name="P1" draw:layer="layout" svg:width="0.106cm" svg:height="0.218cm" svg:x="16.513cm" svg:y="14.094cm" svg:viewBox="0 0 107 219" draw:points="107,0 39,185 0,219">
              <text:p/>
            </draw:polyline>
            <draw:polyline draw:style-name="gr5" draw:text-style-name="P1" draw:layer="layout" svg:width="0.218cm" svg:height="0.107cm" svg:x="16.333cm" svg:y="14.279cm" svg:viewBox="0 0 219 108" draw:points="219,0 34,69 0,108">
              <text:p/>
            </draw:polyline>
            <draw:polyline draw:style-name="gr5" draw:text-style-name="P1" draw:layer="layout" svg:width="0.111cm" svg:height="0.218cm" svg:x="15.348cm" svg:y="14.094cm" svg:viewBox="0 0 112 219" draw:points="0,0 73,185 112,219">
              <text:p/>
            </draw:polyline>
            <draw:polyline draw:style-name="gr5" draw:text-style-name="P1" draw:layer="layout" svg:width="0.218cm" svg:height="0.107cm" svg:x="15.421cm" svg:y="14.279cm" svg:viewBox="0 0 219 108" draw:points="0,0 185,69 219,108">
              <text:p/>
            </draw:polyline>
            <draw:polyline draw:style-name="gr5" draw:text-style-name="P1" draw:layer="layout" svg:width="0.218cm" svg:height="0.107cm" svg:x="15.387cm" svg:y="13.079cm" svg:viewBox="0 0 219 108" draw:points="219,0 34,73 0,108">
              <text:p/>
            </draw:polyline>
            <draw:polyline draw:style-name="gr5" draw:text-style-name="P1" draw:layer="layout" svg:width="0.106cm" svg:height="0.214cm" svg:x="15.314cm" svg:y="13.152cm" svg:viewBox="0 0 107 215" draw:points="107,0 34,181 0,215">
              <text:p/>
            </draw:polyline>
            <draw:polyline draw:style-name="gr5" draw:text-style-name="P1" draw:layer="layout" svg:width="0.799cm" svg:height="0cm" svg:x="17.132cm" svg:y="14.348cm" svg:viewBox="0 0 800 0" draw:points="0,0 765,0 800,0">
              <text:p/>
            </draw:polyline>
            <draw:polyline draw:style-name="gr5" draw:text-style-name="P1" draw:layer="layout" svg:width="0cm" svg:height="0.795cm" svg:x="18.151cm" svg:y="13.299cm" svg:viewBox="0 0 0 796" draw:points="0,796 0,34 0,0">
              <text:p/>
            </draw:polyline>
            <draw:polyline draw:style-name="gr5" draw:text-style-name="P1" draw:layer="layout" svg:width="0.803cm" svg:height="0cm" svg:x="17.094cm" svg:y="13.079cm" svg:viewBox="0 0 804 0" draw:points="804,0 39,0 0,0">
              <text:p/>
            </draw:polyline>
            <draw:polyline draw:style-name="gr5" draw:text-style-name="P1" draw:layer="layout" svg:width="0cm" svg:height="0.799cm" svg:x="16.879cm" svg:y="13.333cm" svg:viewBox="0 0 0 800" draw:points="0,0 0,761 0,800">
              <text:p/>
            </draw:polyline>
            <draw:polyline draw:style-name="gr5" draw:text-style-name="P1" draw:layer="layout" svg:width="0.111cm" svg:height="0.218cm" svg:x="18.04cm" svg:y="13.114cm" svg:viewBox="0 0 112 219" draw:points="112,219 39,39 0,0">
              <text:p/>
            </draw:polyline>
            <draw:polyline draw:style-name="gr5" draw:text-style-name="P1" draw:layer="layout" svg:width="0.218cm" svg:height="0.111cm" svg:x="17.859cm" svg:y="13.041cm" svg:viewBox="0 0 219 112" draw:points="219,112 39,39 0,0">
              <text:p/>
            </draw:polyline>
            <draw:polyline draw:style-name="gr5" draw:text-style-name="P1" draw:layer="layout" svg:width="0.111cm" svg:height="0.218cm" svg:x="18.04cm" svg:y="14.094cm" svg:viewBox="0 0 112 219" draw:points="112,0 39,185 0,219">
              <text:p/>
            </draw:polyline>
            <draw:polyline draw:style-name="gr5" draw:text-style-name="P1" draw:layer="layout" svg:width="0.218cm" svg:height="0.107cm" svg:x="17.859cm" svg:y="14.279cm" svg:viewBox="0 0 219 108" draw:points="219,0 39,69 0,108">
              <text:p/>
            </draw:polyline>
            <draw:polyline draw:style-name="gr5" draw:text-style-name="P1" draw:layer="layout" svg:width="0.106cm" svg:height="0.218cm" svg:x="16.879cm" svg:y="14.094cm" svg:viewBox="0 0 107 219" draw:points="0,0 73,185 107,219">
              <text:p/>
            </draw:polyline>
            <draw:polyline draw:style-name="gr5" draw:text-style-name="P1" draw:layer="layout" svg:width="0.214cm" svg:height="0.107cm" svg:x="16.952cm" svg:y="14.279cm" svg:viewBox="0 0 215 108" draw:points="0,0 181,69 215,108">
              <text:p/>
            </draw:polyline>
            <draw:polyline draw:style-name="gr5" draw:text-style-name="P1" draw:layer="layout" svg:width="0.218cm" svg:height="0.107cm" svg:x="16.913cm" svg:y="13.079cm" svg:viewBox="0 0 219 108" draw:points="219,0 39,73 0,108">
              <text:p/>
            </draw:polyline>
            <draw:polyline draw:style-name="gr5" draw:text-style-name="P1" draw:layer="layout" svg:width="0.111cm" svg:height="0.214cm" svg:x="16.84cm" svg:y="13.152cm" svg:viewBox="0 0 112 215" draw:points="112,0 39,181 0,215">
              <text:p/>
            </draw:polyline>
            <draw:polyline draw:style-name="gr5" draw:text-style-name="P1" draw:layer="layout" svg:width="0.799cm" svg:height="0cm" svg:x="18.659cm" svg:y="14.348cm" svg:viewBox="0 0 800 0" draw:points="0,0 765,0 800,0">
              <text:p/>
            </draw:polyline>
            <draw:polyline draw:style-name="gr5" draw:text-style-name="P1" draw:layer="layout" svg:width="0cm" svg:height="0.795cm" svg:x="19.678cm" svg:y="13.299cm" svg:viewBox="0 0 0 796" draw:points="0,796 0,34 0,0">
              <text:p/>
            </draw:polyline>
            <draw:polyline draw:style-name="gr5" draw:text-style-name="P1" draw:layer="layout" svg:width="0.799cm" svg:height="0cm" svg:x="18.624cm" svg:y="13.079cm" svg:viewBox="0 0 800 0" draw:points="800,0 34,0 0,0">
              <text:p/>
            </draw:polyline>
            <draw:polyline draw:style-name="gr5" draw:text-style-name="P1" draw:layer="layout" svg:width="0cm" svg:height="0.799cm" svg:x="18.405cm" svg:y="13.333cm" svg:viewBox="0 0 0 800" draw:points="0,0 0,761 0,800">
              <text:p/>
            </draw:polyline>
            <draw:polyline draw:style-name="gr5" draw:text-style-name="P1" draw:layer="layout" svg:width="0.106cm" svg:height="0.218cm" svg:x="19.57cm" svg:y="13.114cm" svg:viewBox="0 0 107 219" draw:points="107,219 34,39 0,0">
              <text:p/>
            </draw:polyline>
            <draw:polyline draw:style-name="gr5" draw:text-style-name="P1" draw:layer="layout" svg:width="0.218cm" svg:height="0.111cm" svg:x="19.385cm" svg:y="13.041cm" svg:viewBox="0 0 219 112" draw:points="219,112 39,39 0,0">
              <text:p/>
            </draw:polyline>
            <draw:polyline draw:style-name="gr5" draw:text-style-name="P1" draw:layer="layout" svg:width="0.106cm" svg:height="0.218cm" svg:x="19.57cm" svg:y="14.094cm" svg:viewBox="0 0 107 219" draw:points="107,0 34,185 0,219">
              <text:p/>
            </draw:polyline>
            <draw:polyline draw:style-name="gr5" draw:text-style-name="P1" draw:layer="layout" svg:width="0.218cm" svg:height="0.107cm" svg:x="19.385cm" svg:y="14.279cm" svg:viewBox="0 0 219 108" draw:points="219,0 39,69 0,108">
              <text:p/>
            </draw:polyline>
            <draw:polyline draw:style-name="gr5" draw:text-style-name="P1" draw:layer="layout" svg:width="0.106cm" svg:height="0.218cm" svg:x="18.405cm" svg:y="14.094cm" svg:viewBox="0 0 107 219" draw:points="0,0 73,185 107,219">
              <text:p/>
            </draw:polyline>
            <draw:polyline draw:style-name="gr5" draw:text-style-name="P1" draw:layer="layout" svg:width="0.218cm" svg:height="0.107cm" svg:x="18.478cm" svg:y="14.279cm" svg:viewBox="0 0 219 108" draw:points="0,0 181,69 219,108">
              <text:p/>
            </draw:polyline>
            <draw:polyline draw:style-name="gr5" draw:text-style-name="P1" draw:layer="layout" svg:width="0.218cm" svg:height="0.107cm" svg:x="18.439cm" svg:y="13.079cm" svg:viewBox="0 0 219 108" draw:points="219,0 39,73 0,108">
              <text:p/>
            </draw:polyline>
            <draw:polyline draw:style-name="gr5" draw:text-style-name="P1" draw:layer="layout" svg:width="0.106cm" svg:height="0.214cm" svg:x="18.371cm" svg:y="13.152cm" svg:viewBox="0 0 107 215" draw:points="107,0 34,181 0,215">
              <text:p/>
            </draw:polyline>
            <draw:polyline draw:style-name="gr5" draw:text-style-name="P1" draw:layer="layout" svg:width="0.803cm" svg:height="0cm" svg:x="20.185cm" svg:y="14.348cm" svg:viewBox="0 0 804 0" draw:points="0,0 765,0 804,0">
              <text:p/>
            </draw:polyline>
            <draw:polyline draw:style-name="gr5" draw:text-style-name="P1" draw:layer="layout" svg:width="0cm" svg:height="0.795cm" svg:x="21.204cm" svg:y="13.299cm" svg:viewBox="0 0 0 796" draw:points="0,796 0,34 0,0">
              <text:p/>
            </draw:polyline>
            <draw:polyline draw:style-name="gr5" draw:text-style-name="P1" draw:layer="layout" svg:width="0.799cm" svg:height="0cm" svg:x="20.151cm" svg:y="13.079cm" svg:viewBox="0 0 800 0" draw:points="800,0 34,0 0,0">
              <text:p/>
            </draw:polyline>
            <draw:polyline draw:style-name="gr5" draw:text-style-name="P1" draw:layer="layout" svg:width="0cm" svg:height="0.799cm" svg:x="19.931cm" svg:y="13.333cm" svg:viewBox="0 0 0 800" draw:points="0,0 0,761 0,800">
              <text:p/>
            </draw:polyline>
            <draw:polyline draw:style-name="gr5" draw:text-style-name="P1" draw:layer="layout" svg:width="0.106cm" svg:height="0.218cm" svg:x="21.096cm" svg:y="13.114cm" svg:viewBox="0 0 107 219" draw:points="107,219 34,39 0,0">
              <text:p/>
            </draw:polyline>
            <draw:polyline draw:style-name="gr5" draw:text-style-name="P1" draw:layer="layout" svg:width="0.214cm" svg:height="0.111cm" svg:x="20.916cm" svg:y="13.041cm" svg:viewBox="0 0 215 112" draw:points="215,112 34,39 0,0">
              <text:p/>
            </draw:polyline>
            <draw:polyline draw:style-name="gr5" draw:text-style-name="P1" draw:layer="layout" svg:width="0.106cm" svg:height="0.218cm" svg:x="21.096cm" svg:y="14.094cm" svg:viewBox="0 0 107 219" draw:points="107,0 34,185 0,219">
              <text:p/>
            </draw:polyline>
            <draw:polyline draw:style-name="gr5" draw:text-style-name="P1" draw:layer="layout" svg:width="0.214cm" svg:height="0.107cm" svg:x="20.916cm" svg:y="14.279cm" svg:viewBox="0 0 215 108" draw:points="215,0 34,69 0,108">
              <text:p/>
            </draw:polyline>
            <draw:polyline draw:style-name="gr5" draw:text-style-name="P1" draw:layer="layout" svg:width="0.111cm" svg:height="0.218cm" svg:x="19.931cm" svg:y="14.094cm" svg:viewBox="0 0 112 219" draw:points="0,0 73,185 112,219">
              <text:p/>
            </draw:polyline>
            <draw:polyline draw:style-name="gr5" draw:text-style-name="P1" draw:layer="layout" svg:width="0.218cm" svg:height="0.107cm" svg:x="20.004cm" svg:y="14.279cm" svg:viewBox="0 0 219 108" draw:points="0,0 181,69 219,108">
              <text:p/>
            </draw:polyline>
            <draw:polyline draw:style-name="gr5" draw:text-style-name="P1" draw:layer="layout" svg:width="0.214cm" svg:height="0.107cm" svg:x="19.97cm" svg:y="13.079cm" svg:viewBox="0 0 215 108" draw:points="215,0 34,73 0,108">
              <text:p/>
            </draw:polyline>
            <draw:polyline draw:style-name="gr5" draw:text-style-name="P1" draw:layer="layout" svg:width="0.106cm" svg:height="0.214cm" svg:x="19.897cm" svg:y="13.152cm" svg:viewBox="0 0 107 215" draw:points="107,0 34,181 0,215">
              <text:p/>
            </draw:polyline>
            <draw:polyline draw:style-name="gr5" draw:text-style-name="P1" draw:layer="layout" svg:width="0.799cm" svg:height="0cm" svg:x="21.716cm" svg:y="14.348cm" svg:viewBox="0 0 800 0" draw:points="0,0 761,0 800,0">
              <text:p/>
            </draw:polyline>
            <draw:polyline draw:style-name="gr5" draw:text-style-name="P1" draw:layer="layout" svg:width="0cm" svg:height="0.795cm" svg:x="22.734cm" svg:y="13.299cm" svg:viewBox="0 0 0 796" draw:points="0,796 0,34 0,0">
              <text:p/>
            </draw:polyline>
            <draw:polyline draw:style-name="gr5" draw:text-style-name="P1" draw:layer="layout" svg:width="0.799cm" svg:height="0cm" svg:x="21.677cm" svg:y="13.079cm" svg:viewBox="0 0 800 0" draw:points="800,0 39,0 0,0">
              <text:p/>
            </draw:polyline>
            <draw:polyline draw:style-name="gr5" draw:text-style-name="P1" draw:layer="layout" svg:width="0cm" svg:height="0.799cm" svg:x="21.462cm" svg:y="13.333cm" svg:viewBox="0 0 0 800" draw:points="0,0 0,761 0,800">
              <text:p/>
            </draw:polyline>
            <draw:polyline draw:style-name="gr5" draw:text-style-name="P1" draw:layer="layout" svg:width="0.111cm" svg:height="0.218cm" svg:x="22.623cm" svg:y="13.114cm" svg:viewBox="0 0 112 219" draw:points="112,219 39,39 0,0">
              <text:p/>
            </draw:polyline>
            <draw:polyline draw:style-name="gr5" draw:text-style-name="P1" draw:layer="layout" svg:width="0.218cm" svg:height="0.111cm" svg:x="22.442cm" svg:y="13.041cm" svg:viewBox="0 0 219 112" draw:points="219,112 34,39 0,0">
              <text:p/>
            </draw:polyline>
            <draw:polyline draw:style-name="gr5" draw:text-style-name="P1" draw:layer="layout" svg:width="0.111cm" svg:height="0.218cm" svg:x="22.623cm" svg:y="14.094cm" svg:viewBox="0 0 112 219" draw:points="112,0 39,185 0,219">
              <text:p/>
            </draw:polyline>
            <draw:polyline draw:style-name="gr5" draw:text-style-name="P1" draw:layer="layout" svg:width="0.218cm" svg:height="0.107cm" svg:x="22.442cm" svg:y="14.279cm" svg:viewBox="0 0 219 108" draw:points="219,0 34,69 0,108">
              <text:p/>
            </draw:polyline>
            <draw:polyline draw:style-name="gr5" draw:text-style-name="P1" draw:layer="layout" svg:width="0.106cm" svg:height="0.218cm" svg:x="21.462cm" svg:y="14.094cm" svg:viewBox="0 0 107 219" draw:points="0,0 69,185 107,219">
              <text:p/>
            </draw:polyline>
            <draw:polyline draw:style-name="gr5" draw:text-style-name="P1" draw:layer="layout" svg:width="0.218cm" svg:height="0.107cm" svg:x="21.531cm" svg:y="14.279cm" svg:viewBox="0 0 219 108" draw:points="0,0 185,69 219,108">
              <text:p/>
            </draw:polyline>
            <draw:polyline draw:style-name="gr5" draw:text-style-name="P1" draw:layer="layout" svg:width="0.218cm" svg:height="0.107cm" svg:x="21.496cm" svg:y="13.079cm" svg:viewBox="0 0 219 108" draw:points="219,0 34,73 0,108">
              <text:p/>
            </draw:polyline>
            <draw:polyline draw:style-name="gr5" draw:text-style-name="P1" draw:layer="layout" svg:width="0.106cm" svg:height="0.214cm" svg:x="21.423cm" svg:y="13.152cm" svg:viewBox="0 0 107 215" draw:points="107,0 39,181 0,215">
              <text:p/>
            </draw:polyline>
            <draw:polyline draw:style-name="gr5" draw:text-style-name="P1" draw:layer="layout" svg:width="0.799cm" svg:height="0cm" svg:x="23.242cm" svg:y="14.348cm" svg:viewBox="0 0 800 0" draw:points="0,0 765,0 800,0">
              <text:p/>
            </draw:polyline>
            <draw:polyline draw:style-name="gr5" draw:text-style-name="P1" draw:layer="layout" svg:width="0cm" svg:height="0.795cm" svg:x="24.261cm" svg:y="13.299cm" svg:viewBox="0 0 0 796" draw:points="0,796 0,34 0,0">
              <text:p/>
            </draw:polyline>
            <draw:polyline draw:style-name="gr5" draw:text-style-name="P1" draw:layer="layout" svg:width="0.799cm" svg:height="0cm" svg:x="23.207cm" svg:y="13.079cm" svg:viewBox="0 0 800 0" draw:points="800,0 34,0 0,0">
              <text:p/>
            </draw:polyline>
            <draw:polyline draw:style-name="gr5" draw:text-style-name="P1" draw:layer="layout" svg:width="0cm" svg:height="0.799cm" svg:x="22.988cm" svg:y="13.333cm" svg:viewBox="0 0 0 800" draw:points="0,0 0,761 0,800">
              <text:p/>
            </draw:polyline>
            <draw:polyline draw:style-name="gr5" draw:text-style-name="P1" draw:layer="layout" svg:width="0.106cm" svg:height="0.218cm" svg:x="24.153cm" svg:y="13.114cm" svg:viewBox="0 0 107 219" draw:points="107,219 34,39 0,0">
              <text:p/>
            </draw:polyline>
            <draw:polyline draw:style-name="gr5" draw:text-style-name="P1" draw:layer="layout" svg:width="0.218cm" svg:height="0.111cm" svg:x="23.968cm" svg:y="13.041cm" svg:viewBox="0 0 219 112" draw:points="219,112 39,39 0,0">
              <text:p/>
            </draw:polyline>
            <draw:polyline draw:style-name="gr5" draw:text-style-name="P1" draw:layer="layout" svg:width="0.106cm" svg:height="0.218cm" svg:x="24.153cm" svg:y="14.094cm" svg:viewBox="0 0 107 219" draw:points="107,0 34,185 0,219">
              <text:p/>
            </draw:polyline>
            <draw:polyline draw:style-name="gr5" draw:text-style-name="P1" draw:layer="layout" svg:width="0.218cm" svg:height="0.107cm" svg:x="23.968cm" svg:y="14.279cm" svg:viewBox="0 0 219 108" draw:points="219,0 39,69 0,108">
              <text:p/>
            </draw:polyline>
            <draw:polyline draw:style-name="gr5" draw:text-style-name="P1" draw:layer="layout" svg:width="0.106cm" svg:height="0.218cm" svg:x="22.988cm" svg:y="14.094cm" svg:viewBox="0 0 107 219" draw:points="0,0 73,185 107,219">
              <text:p/>
            </draw:polyline>
            <draw:polyline draw:style-name="gr5" draw:text-style-name="P1" draw:layer="layout" svg:width="0.218cm" svg:height="0.107cm" svg:x="23.061cm" svg:y="14.279cm" svg:viewBox="0 0 219 108" draw:points="0,0 181,69 219,108">
              <text:p/>
            </draw:polyline>
            <draw:polyline draw:style-name="gr5" draw:text-style-name="P1" draw:layer="layout" svg:width="0.218cm" svg:height="0.107cm" svg:x="23.023cm" svg:y="13.079cm" svg:viewBox="0 0 219 108" draw:points="219,0 39,73 0,108">
              <text:p/>
            </draw:polyline>
            <draw:polyline draw:style-name="gr5" draw:text-style-name="P1" draw:layer="layout" svg:width="0.111cm" svg:height="0.214cm" svg:x="22.949cm" svg:y="13.152cm" svg:viewBox="0 0 112 215" draw:points="112,0 39,181 0,215">
              <text:p/>
            </draw:polyline>
            <draw:polyline draw:style-name="gr5" draw:text-style-name="P1" draw:layer="layout" svg:width="0.764cm" svg:height="0cm" svg:x="24.768cm" svg:y="14.348cm" svg:viewBox="0 0 765 0" draw:points="0,0 731,0 765,0">
              <text:p/>
            </draw:polyline>
            <draw:polyline draw:style-name="gr5" draw:text-style-name="P1" draw:layer="layout" svg:width="0cm" svg:height="0.795cm" svg:x="25.753cm" svg:y="13.299cm" svg:viewBox="0 0 0 796" draw:points="0,796 0,34 0,0">
              <text:p/>
            </draw:polyline>
            <draw:polyline draw:style-name="gr5" draw:text-style-name="P1" draw:layer="layout" svg:width="0.764cm" svg:height="0cm" svg:x="24.734cm" svg:y="13.079cm" svg:viewBox="0 0 765 0" draw:points="765,0 34,0 0,0">
              <text:p/>
            </draw:polyline>
            <draw:polyline draw:style-name="gr5" draw:text-style-name="P1" draw:layer="layout" svg:width="0cm" svg:height="0.799cm" svg:x="24.514cm" svg:y="13.333cm" svg:viewBox="0 0 0 800" draw:points="0,0 0,761 0,800">
              <text:p/>
            </draw:polyline>
            <draw:polyline draw:style-name="gr5" draw:text-style-name="P1" draw:layer="layout" svg:width="0.111cm" svg:height="0.218cm" svg:x="25.641cm" svg:y="13.114cm" svg:viewBox="0 0 112 219" draw:points="112,219 39,39 0,0">
              <text:p/>
            </draw:polyline>
            <draw:polyline draw:style-name="gr5" draw:text-style-name="P1" draw:layer="layout" svg:width="0.218cm" svg:height="0.111cm" svg:x="25.46cm" svg:y="13.041cm" svg:viewBox="0 0 219 112" draw:points="219,112 39,39 0,0">
              <text:p/>
            </draw:polyline>
            <draw:polyline draw:style-name="gr5" draw:text-style-name="P1" draw:layer="layout" svg:width="0.111cm" svg:height="0.218cm" svg:x="25.641cm" svg:y="14.094cm" svg:viewBox="0 0 112 219" draw:points="112,0 39,185 0,219">
              <text:p/>
            </draw:polyline>
            <draw:polyline draw:style-name="gr5" draw:text-style-name="P1" draw:layer="layout" svg:width="0.218cm" svg:height="0.107cm" svg:x="25.46cm" svg:y="14.279cm" svg:viewBox="0 0 219 108" draw:points="219,0 39,69 0,108">
              <text:p/>
            </draw:polyline>
            <draw:polyline draw:style-name="gr5" draw:text-style-name="P1" draw:layer="layout" svg:width="0.111cm" svg:height="0.218cm" svg:x="24.514cm" svg:y="14.094cm" svg:viewBox="0 0 112 219" draw:points="0,0 73,185 112,219">
              <text:p/>
            </draw:polyline>
            <draw:polyline draw:style-name="gr5" draw:text-style-name="P1" draw:layer="layout" svg:width="0.218cm" svg:height="0.107cm" svg:x="24.587cm" svg:y="14.279cm" svg:viewBox="0 0 219 108" draw:points="0,0 181,69 219,108">
              <text:p/>
            </draw:polyline>
            <draw:polyline draw:style-name="gr5" draw:text-style-name="P1" draw:layer="layout" svg:width="0.214cm" svg:height="0.107cm" svg:x="24.553cm" svg:y="13.079cm" svg:viewBox="0 0 215 108" draw:points="215,0 34,73 0,108">
              <text:p/>
            </draw:polyline>
            <draw:polyline draw:style-name="gr5" draw:text-style-name="P1" draw:layer="layout" svg:width="0.106cm" svg:height="0.214cm" svg:x="24.48cm" svg:y="13.152cm" svg:viewBox="0 0 107 215" draw:points="107,0 34,181 0,215">
              <text:p/>
            </draw:polyline>
            <draw:polyline draw:style-name="gr5" draw:text-style-name="P1" draw:layer="layout" svg:width="0.799cm" svg:height="0cm" svg:x="26.26cm" svg:y="14.348cm" svg:viewBox="0 0 800 0" draw:points="0,0 765,0 800,0">
              <text:p/>
            </draw:polyline>
            <draw:polyline draw:style-name="gr5" draw:text-style-name="P1" draw:layer="layout" svg:width="0cm" svg:height="0.795cm" svg:x="27.279cm" svg:y="13.299cm" svg:viewBox="0 0 0 796" draw:points="0,796 0,34 0,0">
              <text:p/>
            </draw:polyline>
            <draw:polyline draw:style-name="gr5" draw:text-style-name="P1" draw:layer="layout" svg:width="0.799cm" svg:height="0cm" svg:x="26.225cm" svg:y="13.079cm" svg:viewBox="0 0 800 0" draw:points="800,0 34,0 0,0">
              <text:p/>
            </draw:polyline>
            <draw:polyline draw:style-name="gr5" draw:text-style-name="P1" draw:layer="layout" svg:width="0cm" svg:height="0.799cm" svg:x="26.006cm" svg:y="13.333cm" svg:viewBox="0 0 0 800" draw:points="0,0 0,761 0,800">
              <text:p/>
            </draw:polyline>
            <draw:polyline draw:style-name="gr5" draw:text-style-name="P1" draw:layer="layout" svg:width="0.106cm" svg:height="0.218cm" svg:x="27.171cm" svg:y="13.114cm" svg:viewBox="0 0 107 219" draw:points="107,219 34,39 0,0">
              <text:p/>
            </draw:polyline>
            <draw:polyline draw:style-name="gr5" draw:text-style-name="P1" draw:layer="layout" svg:width="0.218cm" svg:height="0.111cm" svg:x="26.986cm" svg:y="13.041cm" svg:viewBox="0 0 219 112" draw:points="219,112 39,39 0,0">
              <text:p/>
            </draw:polyline>
            <draw:polyline draw:style-name="gr5" draw:text-style-name="P1" draw:layer="layout" svg:width="0.106cm" svg:height="0.218cm" svg:x="27.171cm" svg:y="14.094cm" svg:viewBox="0 0 107 219" draw:points="107,0 34,185 0,219">
              <text:p/>
            </draw:polyline>
            <draw:polyline draw:style-name="gr5" draw:text-style-name="P1" draw:layer="layout" svg:width="0.218cm" svg:height="0.107cm" svg:x="26.986cm" svg:y="14.279cm" svg:viewBox="0 0 219 108" draw:points="219,0 39,69 0,108">
              <text:p/>
            </draw:polyline>
            <draw:polyline draw:style-name="gr5" draw:text-style-name="P1" draw:layer="layout" svg:width="0.106cm" svg:height="0.218cm" svg:x="26.006cm" svg:y="14.094cm" svg:viewBox="0 0 107 219" draw:points="0,0 73,185 107,219">
              <text:p/>
            </draw:polyline>
            <draw:polyline draw:style-name="gr5" draw:text-style-name="P1" draw:layer="layout" svg:width="0.218cm" svg:height="0.107cm" svg:x="26.079cm" svg:y="14.279cm" svg:viewBox="0 0 219 108" draw:points="0,0 181,69 219,108">
              <text:p/>
            </draw:polyline>
            <draw:polyline draw:style-name="gr5" draw:text-style-name="P1" draw:layer="layout" svg:width="0.218cm" svg:height="0.107cm" svg:x="26.041cm" svg:y="13.079cm" svg:viewBox="0 0 219 108" draw:points="219,0 39,73 0,108">
              <text:p/>
            </draw:polyline>
            <draw:polyline draw:style-name="gr5" draw:text-style-name="P1" draw:layer="layout" svg:width="0.106cm" svg:height="0.214cm" svg:x="25.972cm" svg:y="13.152cm" svg:viewBox="0 0 107 215" draw:points="107,0 34,181 0,215">
              <text:p/>
            </draw:polyline>
            <draw:polyline draw:style-name="gr5" draw:text-style-name="P1" draw:layer="layout" svg:width="0.799cm" svg:height="0cm" svg:x="3.422cm" svg:y="15.875cm" svg:viewBox="0 0 800 0" draw:points="0,0 761,0 800,0">
              <text:p/>
            </draw:polyline>
            <draw:polyline draw:style-name="gr5" draw:text-style-name="P1" draw:layer="layout" svg:width="0cm" svg:height="0.799cm" svg:x="4.437cm" svg:y="14.821cm" svg:viewBox="0 0 0 800" draw:points="0,800 0,39 0,0">
              <text:p/>
            </draw:polyline>
            <draw:polyline draw:style-name="gr5" draw:text-style-name="P1" draw:layer="layout" svg:width="0.799cm" svg:height="0cm" svg:x="3.383cm" svg:y="14.606cm" svg:viewBox="0 0 800 0" draw:points="800,0 39,0 0,0">
              <text:p/>
            </draw:polyline>
            <draw:polyline draw:style-name="gr5" draw:text-style-name="P1" draw:layer="layout" svg:width="0cm" svg:height="0.795cm" svg:x="3.164cm" svg:y="14.86cm" svg:viewBox="0 0 0 796" draw:points="0,0 0,761 0,796">
              <text:p/>
            </draw:polyline>
            <draw:polyline draw:style-name="gr5" draw:text-style-name="P1" draw:layer="layout" svg:width="0.106cm" svg:height="0.218cm" svg:x="4.329cm" svg:y="14.641cm" svg:viewBox="0 0 107 219" draw:points="107,219 39,34 0,0">
              <text:p/>
            </draw:polyline>
            <draw:polyline draw:style-name="gr5" draw:text-style-name="P1" draw:layer="layout" svg:width="0.218cm" svg:height="0.107cm" svg:x="4.148cm" svg:y="14.567cm" svg:viewBox="0 0 219 108" draw:points="219,108 34,39 0,0">
              <text:p/>
            </draw:polyline>
            <draw:polyline draw:style-name="gr5" draw:text-style-name="P1" draw:layer="layout" svg:width="0.106cm" svg:height="0.218cm" svg:x="4.329cm" svg:y="15.621cm" svg:viewBox="0 0 107 219" draw:points="107,0 39,181 0,219">
              <text:p/>
            </draw:polyline>
            <draw:polyline draw:style-name="gr5" draw:text-style-name="P1" draw:layer="layout" svg:width="0.218cm" svg:height="0.111cm" svg:x="4.148cm" svg:y="15.802cm" svg:viewBox="0 0 219 112" draw:points="219,0 34,73 0,112">
              <text:p/>
            </draw:polyline>
            <draw:polyline draw:style-name="gr5" draw:text-style-name="P1" draw:layer="layout" svg:width="0.145cm" svg:height="0.218cm" svg:x="3.164cm" svg:y="15.621cm" svg:viewBox="0 0 146 219" draw:points="0,0 112,181 146,219">
              <text:p/>
            </draw:polyline>
            <draw:polyline draw:style-name="gr5" draw:text-style-name="P1" draw:layer="layout" svg:width="0.18cm" svg:height="0.111cm" svg:x="3.276cm" svg:y="15.802cm" svg:viewBox="0 0 181 112" draw:points="0,0 146,73 181,112">
              <text:p/>
            </draw:polyline>
            <draw:polyline draw:style-name="gr5" draw:text-style-name="P1" draw:layer="layout" svg:width="0.184cm" svg:height="0.107cm" svg:x="3.237cm" svg:y="14.606cm" svg:viewBox="0 0 185 108" draw:points="185,0 39,69 0,108">
              <text:p/>
            </draw:polyline>
            <draw:polyline draw:style-name="gr5" draw:text-style-name="P1" draw:layer="layout" svg:width="0.145cm" svg:height="0.218cm" svg:x="3.13cm" svg:y="14.675cm" svg:viewBox="0 0 146 219" draw:points="146,0 34,185 0,219">
              <text:p/>
            </draw:polyline>
            <draw:polyline draw:style-name="gr5" draw:text-style-name="P1" draw:layer="layout" svg:width="0.799cm" svg:height="0cm" svg:x="4.948cm" svg:y="15.875cm" svg:viewBox="0 0 800 0" draw:points="0,0 765,0 800,0">
              <text:p/>
            </draw:polyline>
            <draw:polyline draw:style-name="gr5" draw:text-style-name="P1" draw:layer="layout" svg:width="0cm" svg:height="0.799cm" svg:x="5.967cm" svg:y="14.821cm" svg:viewBox="0 0 0 800" draw:points="0,800 0,39 0,0">
              <text:p/>
            </draw:polyline>
            <draw:polyline draw:style-name="gr5" draw:text-style-name="P1" draw:layer="layout" svg:width="0.803cm" svg:height="0cm" svg:x="4.909cm" svg:y="14.606cm" svg:viewBox="0 0 804 0" draw:points="804,0 39,0 0,0">
              <text:p/>
            </draw:polyline>
            <draw:polyline draw:style-name="gr5" draw:text-style-name="P1" draw:layer="layout" svg:width="0cm" svg:height="0.795cm" svg:x="4.695cm" svg:y="14.86cm" svg:viewBox="0 0 0 796" draw:points="0,0 0,761 0,796">
              <text:p/>
            </draw:polyline>
            <draw:polyline draw:style-name="gr5" draw:text-style-name="P1" draw:layer="layout" svg:width="0.111cm" svg:height="0.218cm" svg:x="5.855cm" svg:y="14.641cm" svg:viewBox="0 0 112 219" draw:points="112,219 39,34 0,0">
              <text:p/>
            </draw:polyline>
            <draw:polyline draw:style-name="gr5" draw:text-style-name="P1" draw:layer="layout" svg:width="0.218cm" svg:height="0.107cm" svg:x="5.675cm" svg:y="14.567cm" svg:viewBox="0 0 219 108" draw:points="219,108 39,39 0,0">
              <text:p/>
            </draw:polyline>
            <draw:polyline draw:style-name="gr5" draw:text-style-name="P1" draw:layer="layout" svg:width="0.111cm" svg:height="0.218cm" svg:x="5.855cm" svg:y="15.621cm" svg:viewBox="0 0 112 219" draw:points="112,0 39,181 0,219">
              <text:p/>
            </draw:polyline>
            <draw:polyline draw:style-name="gr5" draw:text-style-name="P1" draw:layer="layout" svg:width="0.218cm" svg:height="0.111cm" svg:x="5.675cm" svg:y="15.802cm" svg:viewBox="0 0 219 112" draw:points="219,0 39,73 0,112">
              <text:p/>
            </draw:polyline>
            <draw:polyline draw:style-name="gr5" draw:text-style-name="P1" draw:layer="layout" svg:width="0.106cm" svg:height="0.218cm" svg:x="4.695cm" svg:y="15.621cm" svg:viewBox="0 0 107 219" draw:points="0,0 73,181 107,219">
              <text:p/>
            </draw:polyline>
            <draw:polyline draw:style-name="gr5" draw:text-style-name="P1" draw:layer="layout" svg:width="0.214cm" svg:height="0.111cm" svg:x="4.768cm" svg:y="15.802cm" svg:viewBox="0 0 215 112" draw:points="0,0 181,73 215,112">
              <text:p/>
            </draw:polyline>
            <draw:polyline draw:style-name="gr5" draw:text-style-name="P1" draw:layer="layout" svg:width="0.218cm" svg:height="0.107cm" svg:x="4.729cm" svg:y="14.606cm" svg:viewBox="0 0 219 108" draw:points="219,0 39,69 0,108">
              <text:p/>
            </draw:polyline>
            <draw:polyline draw:style-name="gr5" draw:text-style-name="P1" draw:layer="layout" svg:width="0.111cm" svg:height="0.218cm" svg:x="4.656cm" svg:y="14.675cm" svg:viewBox="0 0 112 219" draw:points="112,0 39,185 0,219">
              <text:p/>
            </draw:polyline>
            <draw:polyline draw:style-name="gr5" draw:text-style-name="P1" draw:layer="layout" svg:width="0.799cm" svg:height="0cm" svg:x="6.474cm" svg:y="15.875cm" svg:viewBox="0 0 800 0" draw:points="0,0 765,0 800,0">
              <text:p/>
            </draw:polyline>
            <draw:polyline draw:style-name="gr5" draw:text-style-name="P1" draw:layer="layout" svg:width="0cm" svg:height="0.799cm" svg:x="7.493cm" svg:y="14.821cm" svg:viewBox="0 0 0 800" draw:points="0,800 0,39 0,0">
              <text:p/>
            </draw:polyline>
            <draw:polyline draw:style-name="gr5" draw:text-style-name="P1" draw:layer="layout" svg:width="0.799cm" svg:height="0cm" svg:x="6.44cm" svg:y="14.606cm" svg:viewBox="0 0 800 0" draw:points="800,0 34,0 0,0">
              <text:p/>
            </draw:polyline>
            <draw:polyline draw:style-name="gr5" draw:text-style-name="P1" draw:layer="layout" svg:width="0cm" svg:height="0.795cm" svg:x="6.221cm" svg:y="14.86cm" svg:viewBox="0 0 0 796" draw:points="0,0 0,761 0,796">
              <text:p/>
            </draw:polyline>
            <draw:polyline draw:style-name="gr5" draw:text-style-name="P1" draw:layer="layout" svg:width="0.106cm" svg:height="0.218cm" svg:x="7.386cm" svg:y="14.641cm" svg:viewBox="0 0 107 219" draw:points="107,219 34,34 0,0">
              <text:p/>
            </draw:polyline>
            <draw:polyline draw:style-name="gr5" draw:text-style-name="P1" draw:layer="layout" svg:width="0.218cm" svg:height="0.107cm" svg:x="7.201cm" svg:y="14.567cm" svg:viewBox="0 0 219 108" draw:points="219,108 39,39 0,0">
              <text:p/>
            </draw:polyline>
            <draw:polyline draw:style-name="gr5" draw:text-style-name="P1" draw:layer="layout" svg:width="0.106cm" svg:height="0.218cm" svg:x="7.386cm" svg:y="15.621cm" svg:viewBox="0 0 107 219" draw:points="107,0 34,181 0,219">
              <text:p/>
            </draw:polyline>
            <draw:polyline draw:style-name="gr5" draw:text-style-name="P1" draw:layer="layout" svg:width="0.218cm" svg:height="0.111cm" svg:x="7.201cm" svg:y="15.802cm" svg:viewBox="0 0 219 112" draw:points="219,0 39,73 0,112">
              <text:p/>
            </draw:polyline>
            <draw:polyline draw:style-name="gr5" draw:text-style-name="P1" draw:layer="layout" svg:width="0.106cm" svg:height="0.218cm" svg:x="6.221cm" svg:y="15.621cm" svg:viewBox="0 0 107 219" draw:points="0,0 73,181 107,219">
              <text:p/>
            </draw:polyline>
            <draw:polyline draw:style-name="gr5" draw:text-style-name="P1" draw:layer="layout" svg:width="0.218cm" svg:height="0.111cm" svg:x="6.294cm" svg:y="15.802cm" svg:viewBox="0 0 219 112" draw:points="0,0 181,73 219,112">
              <text:p/>
            </draw:polyline>
            <draw:polyline draw:style-name="gr5" draw:text-style-name="P1" draw:layer="layout" svg:width="0.218cm" svg:height="0.107cm" svg:x="6.255cm" svg:y="14.606cm" svg:viewBox="0 0 219 108" draw:points="219,0 39,69 0,108">
              <text:p/>
            </draw:polyline>
            <draw:polyline draw:style-name="gr5" draw:text-style-name="P1" draw:layer="layout" svg:width="0.106cm" svg:height="0.218cm" svg:x="6.186cm" svg:y="14.675cm" svg:viewBox="0 0 107 219" draw:points="107,0 34,185 0,219">
              <text:p/>
            </draw:polyline>
            <draw:polyline draw:style-name="gr5" draw:text-style-name="P1" draw:layer="layout" svg:width="0.799cm" svg:height="0cm" svg:x="8.005cm" svg:y="15.875cm" svg:viewBox="0 0 800 0" draw:points="0,0 761,0 800,0">
              <text:p/>
            </draw:polyline>
            <draw:polyline draw:style-name="gr5" draw:text-style-name="P1" draw:layer="layout" svg:width="0cm" svg:height="0.799cm" svg:x="9.02cm" svg:y="14.821cm" svg:viewBox="0 0 0 800" draw:points="0,800 0,39 0,0">
              <text:p/>
            </draw:polyline>
            <draw:polyline draw:style-name="gr5" draw:text-style-name="P1" draw:layer="layout" svg:width="0.799cm" svg:height="0cm" svg:x="7.966cm" svg:y="14.606cm" svg:viewBox="0 0 800 0" draw:points="800,0 39,0 0,0">
              <text:p/>
            </draw:polyline>
            <draw:polyline draw:style-name="gr5" draw:text-style-name="P1" draw:layer="layout" svg:width="0cm" svg:height="0.795cm" svg:x="7.747cm" svg:y="14.86cm" svg:viewBox="0 0 0 796" draw:points="0,0 0,761 0,796">
              <text:p/>
            </draw:polyline>
            <draw:polyline draw:style-name="gr5" draw:text-style-name="P1" draw:layer="layout" svg:width="0.106cm" svg:height="0.218cm" svg:x="8.912cm" svg:y="14.641cm" svg:viewBox="0 0 107 219" draw:points="107,219 34,34 0,0">
              <text:p/>
            </draw:polyline>
            <draw:polyline draw:style-name="gr5" draw:text-style-name="P1" draw:layer="layout" svg:width="0.214cm" svg:height="0.107cm" svg:x="8.732cm" svg:y="14.567cm" svg:viewBox="0 0 215 108" draw:points="215,108 34,39 0,0">
              <text:p/>
            </draw:polyline>
            <draw:polyline draw:style-name="gr5" draw:text-style-name="P1" draw:layer="layout" svg:width="0.106cm" svg:height="0.218cm" svg:x="8.912cm" svg:y="15.621cm" svg:viewBox="0 0 107 219" draw:points="107,0 34,181 0,219">
              <text:p/>
            </draw:polyline>
            <draw:polyline draw:style-name="gr5" draw:text-style-name="P1" draw:layer="layout" svg:width="0.214cm" svg:height="0.111cm" svg:x="8.732cm" svg:y="15.802cm" svg:viewBox="0 0 215 112" draw:points="215,0 34,73 0,112">
              <text:p/>
            </draw:polyline>
            <draw:polyline draw:style-name="gr5" draw:text-style-name="P1" draw:layer="layout" svg:width="0.111cm" svg:height="0.218cm" svg:x="7.747cm" svg:y="15.621cm" svg:viewBox="0 0 112 219" draw:points="0,0 73,181 112,219">
              <text:p/>
            </draw:polyline>
            <draw:polyline draw:style-name="gr5" draw:text-style-name="P1" draw:layer="layout" svg:width="0.218cm" svg:height="0.111cm" svg:x="7.82cm" svg:y="15.802cm" svg:viewBox="0 0 219 112" draw:points="0,0 185,73 219,112">
              <text:p/>
            </draw:polyline>
            <draw:polyline draw:style-name="gr5" draw:text-style-name="P1" draw:layer="layout" svg:width="0.218cm" svg:height="0.107cm" svg:x="7.786cm" svg:y="14.606cm" svg:viewBox="0 0 219 108" draw:points="219,0 34,69 0,108">
              <text:p/>
            </draw:polyline>
            <draw:polyline draw:style-name="gr5" draw:text-style-name="P1" draw:layer="layout" svg:width="0.106cm" svg:height="0.218cm" svg:x="7.713cm" svg:y="14.675cm" svg:viewBox="0 0 107 219" draw:points="107,0 34,185 0,219">
              <text:p/>
            </draw:polyline>
            <draw:polyline draw:style-name="gr5" draw:text-style-name="P1" draw:layer="layout" svg:width="0.799cm" svg:height="0cm" svg:x="9.531cm" svg:y="15.875cm" svg:viewBox="0 0 800 0" draw:points="0,0 761,0 800,0">
              <text:p/>
            </draw:polyline>
            <draw:polyline draw:style-name="gr5" draw:text-style-name="P1" draw:layer="layout" svg:width="0cm" svg:height="0.799cm" svg:x="10.55cm" svg:y="14.821cm" svg:viewBox="0 0 0 800" draw:points="0,800 0,39 0,0">
              <text:p/>
            </draw:polyline>
            <draw:polyline draw:style-name="gr5" draw:text-style-name="P1" draw:layer="layout" svg:width="0.799cm" svg:height="0cm" svg:x="9.493cm" svg:y="14.606cm" svg:viewBox="0 0 800 0" draw:points="800,0 39,0 0,0">
              <text:p/>
            </draw:polyline>
            <draw:polyline draw:style-name="gr5" draw:text-style-name="P1" draw:layer="layout" svg:width="0cm" svg:height="0.795cm" svg:x="9.278cm" svg:y="14.86cm" svg:viewBox="0 0 0 796" draw:points="0,0 0,761 0,796">
              <text:p/>
            </draw:polyline>
            <draw:polyline draw:style-name="gr5" draw:text-style-name="P1" draw:layer="layout" svg:width="0.111cm" svg:height="0.218cm" svg:x="10.438cm" svg:y="14.641cm" svg:viewBox="0 0 112 219" draw:points="112,219 39,34 0,0">
              <text:p/>
            </draw:polyline>
            <draw:polyline draw:style-name="gr5" draw:text-style-name="P1" draw:layer="layout" svg:width="0.218cm" svg:height="0.107cm" svg:x="10.258cm" svg:y="14.567cm" svg:viewBox="0 0 219 108" draw:points="219,108 34,39 0,0">
              <text:p/>
            </draw:polyline>
            <draw:polyline draw:style-name="gr5" draw:text-style-name="P1" draw:layer="layout" svg:width="0.111cm" svg:height="0.218cm" svg:x="10.438cm" svg:y="15.621cm" svg:viewBox="0 0 112 219" draw:points="112,0 39,181 0,219">
              <text:p/>
            </draw:polyline>
            <draw:polyline draw:style-name="gr5" draw:text-style-name="P1" draw:layer="layout" svg:width="0.218cm" svg:height="0.111cm" svg:x="10.258cm" svg:y="15.802cm" svg:viewBox="0 0 219 112" draw:points="219,0 34,73 0,112">
              <text:p/>
            </draw:polyline>
            <draw:polyline draw:style-name="gr5" draw:text-style-name="P1" draw:layer="layout" svg:width="0.106cm" svg:height="0.218cm" svg:x="9.278cm" svg:y="15.621cm" svg:viewBox="0 0 107 219" draw:points="0,0 73,181 107,219">
              <text:p/>
            </draw:polyline>
            <draw:polyline draw:style-name="gr5" draw:text-style-name="P1" draw:layer="layout" svg:width="0.214cm" svg:height="0.111cm" svg:x="9.351cm" svg:y="15.802cm" svg:viewBox="0 0 215 112" draw:points="0,0 181,73 215,112">
              <text:p/>
            </draw:polyline>
            <draw:polyline draw:style-name="gr5" draw:text-style-name="P1" draw:layer="layout" svg:width="0.218cm" svg:height="0.107cm" svg:x="9.312cm" svg:y="14.606cm" svg:viewBox="0 0 219 108" draw:points="219,0 39,69 0,108">
              <text:p/>
            </draw:polyline>
            <draw:polyline draw:style-name="gr5" draw:text-style-name="P1" draw:layer="layout" svg:width="0.111cm" svg:height="0.218cm" svg:x="9.239cm" svg:y="14.675cm" svg:viewBox="0 0 112 219" draw:points="112,0 39,185 0,219">
              <text:p/>
            </draw:polyline>
            <draw:polyline draw:style-name="gr5" draw:text-style-name="P1" draw:layer="layout" svg:width="0.799cm" svg:height="0cm" svg:x="11.057cm" svg:y="15.875cm" svg:viewBox="0 0 800 0" draw:points="0,0 765,0 800,0">
              <text:p/>
            </draw:polyline>
            <draw:polyline draw:style-name="gr5" draw:text-style-name="P1" draw:layer="layout" svg:width="0cm" svg:height="0.799cm" svg:x="12.076cm" svg:y="14.821cm" svg:viewBox="0 0 0 800" draw:points="0,800 0,39 0,0">
              <text:p/>
            </draw:polyline>
            <draw:polyline draw:style-name="gr5" draw:text-style-name="P1" draw:layer="layout" svg:width="0.799cm" svg:height="0cm" svg:x="11.023cm" svg:y="14.606cm" svg:viewBox="0 0 800 0" draw:points="800,0 34,0 0,0">
              <text:p/>
            </draw:polyline>
            <draw:polyline draw:style-name="gr5" draw:text-style-name="P1" draw:layer="layout" svg:width="0cm" svg:height="0.795cm" svg:x="10.804cm" svg:y="14.86cm" svg:viewBox="0 0 0 796" draw:points="0,0 0,761 0,796">
              <text:p/>
            </draw:polyline>
            <draw:polyline draw:style-name="gr5" draw:text-style-name="P1" draw:layer="layout" svg:width="0.106cm" svg:height="0.218cm" svg:x="11.969cm" svg:y="14.641cm" svg:viewBox="0 0 107 219" draw:points="107,219 34,34 0,0">
              <text:p/>
            </draw:polyline>
            <draw:polyline draw:style-name="gr5" draw:text-style-name="P1" draw:layer="layout" svg:width="0.218cm" svg:height="0.107cm" svg:x="11.784cm" svg:y="14.567cm" svg:viewBox="0 0 219 108" draw:points="219,108 39,39 0,0">
              <text:p/>
            </draw:polyline>
            <draw:polyline draw:style-name="gr5" draw:text-style-name="P1" draw:layer="layout" svg:width="0.106cm" svg:height="0.218cm" svg:x="11.969cm" svg:y="15.621cm" svg:viewBox="0 0 107 219" draw:points="107,0 34,181 0,219">
              <text:p/>
            </draw:polyline>
            <draw:polyline draw:style-name="gr5" draw:text-style-name="P1" draw:layer="layout" svg:width="0.218cm" svg:height="0.111cm" svg:x="11.784cm" svg:y="15.802cm" svg:viewBox="0 0 219 112" draw:points="219,0 39,73 0,112">
              <text:p/>
            </draw:polyline>
            <draw:polyline draw:style-name="gr5" draw:text-style-name="P1" draw:layer="layout" svg:width="0.106cm" svg:height="0.218cm" svg:x="10.804cm" svg:y="15.621cm" svg:viewBox="0 0 107 219" draw:points="0,0 73,181 107,219">
              <text:p/>
            </draw:polyline>
            <draw:polyline draw:style-name="gr5" draw:text-style-name="P1" draw:layer="layout" svg:width="0.218cm" svg:height="0.111cm" svg:x="10.877cm" svg:y="15.802cm" svg:viewBox="0 0 219 112" draw:points="0,0 181,73 219,112">
              <text:p/>
            </draw:polyline>
            <draw:polyline draw:style-name="gr5" draw:text-style-name="P1" draw:layer="layout" svg:width="0.218cm" svg:height="0.107cm" svg:x="10.838cm" svg:y="14.606cm" svg:viewBox="0 0 219 108" draw:points="219,0 39,69 0,108">
              <text:p/>
            </draw:polyline>
            <draw:polyline draw:style-name="gr5" draw:text-style-name="P1" draw:layer="layout" svg:width="0.111cm" svg:height="0.218cm" svg:x="10.765cm" svg:y="14.675cm" svg:viewBox="0 0 112 219" draw:points="112,0 39,185 0,219">
              <text:p/>
            </draw:polyline>
            <draw:polyline draw:style-name="gr5" draw:text-style-name="P1" draw:layer="layout" svg:width="0.803cm" svg:height="0cm" svg:x="12.584cm" svg:y="15.875cm" svg:viewBox="0 0 804 0" draw:points="0,0 765,0 804,0">
              <text:p/>
            </draw:polyline>
            <draw:polyline draw:style-name="gr5" draw:text-style-name="P1" draw:layer="layout" svg:width="0cm" svg:height="0.799cm" svg:x="13.603cm" svg:y="14.821cm" svg:viewBox="0 0 0 800" draw:points="0,800 0,39 0,0">
              <text:p/>
            </draw:polyline>
            <draw:polyline draw:style-name="gr5" draw:text-style-name="P1" draw:layer="layout" svg:width="0.799cm" svg:height="0cm" svg:x="12.549cm" svg:y="14.606cm" svg:viewBox="0 0 800 0" draw:points="800,0 34,0 0,0">
              <text:p/>
            </draw:polyline>
            <draw:polyline draw:style-name="gr5" draw:text-style-name="P1" draw:layer="layout" svg:width="0cm" svg:height="0.795cm" svg:x="12.33cm" svg:y="14.86cm" svg:viewBox="0 0 0 796" draw:points="0,0 0,761 0,796">
              <text:p/>
            </draw:polyline>
            <draw:polyline draw:style-name="gr5" draw:text-style-name="P1" draw:layer="layout" svg:width="0.106cm" svg:height="0.218cm" svg:x="13.495cm" svg:y="14.641cm" svg:viewBox="0 0 107 219" draw:points="107,219 34,34 0,0">
              <text:p/>
            </draw:polyline>
            <draw:polyline draw:style-name="gr5" draw:text-style-name="P1" draw:layer="layout" svg:width="0.214cm" svg:height="0.107cm" svg:x="13.315cm" svg:y="14.567cm" svg:viewBox="0 0 215 108" draw:points="215,108 34,39 0,0">
              <text:p/>
            </draw:polyline>
            <draw:polyline draw:style-name="gr5" draw:text-style-name="P1" draw:layer="layout" svg:width="0.106cm" svg:height="0.218cm" svg:x="13.495cm" svg:y="15.621cm" svg:viewBox="0 0 107 219" draw:points="107,0 34,181 0,219">
              <text:p/>
            </draw:polyline>
            <draw:polyline draw:style-name="gr5" draw:text-style-name="P1" draw:layer="layout" svg:width="0.214cm" svg:height="0.111cm" svg:x="13.315cm" svg:y="15.802cm" svg:viewBox="0 0 215 112" draw:points="215,0 34,73 0,112">
              <text:p/>
            </draw:polyline>
            <draw:polyline draw:style-name="gr5" draw:text-style-name="P1" draw:layer="layout" svg:width="0.111cm" svg:height="0.218cm" svg:x="12.33cm" svg:y="15.621cm" svg:viewBox="0 0 112 219" draw:points="0,0 73,181 112,219">
              <text:p/>
            </draw:polyline>
            <draw:polyline draw:style-name="gr5" draw:text-style-name="P1" draw:layer="layout" svg:width="0.218cm" svg:height="0.111cm" svg:x="12.403cm" svg:y="15.802cm" svg:viewBox="0 0 219 112" draw:points="0,0 181,73 219,112">
              <text:p/>
            </draw:polyline>
            <draw:polyline draw:style-name="gr5" draw:text-style-name="P1" draw:layer="layout" svg:width="0.214cm" svg:height="0.107cm" svg:x="12.369cm" svg:y="14.606cm" svg:viewBox="0 0 215 108" draw:points="215,0 34,69 0,108">
              <text:p/>
            </draw:polyline>
            <draw:polyline draw:style-name="gr5" draw:text-style-name="P1" draw:layer="layout" svg:width="0.106cm" svg:height="0.218cm" svg:x="12.296cm" svg:y="14.675cm" svg:viewBox="0 0 107 219" draw:points="107,0 34,185 0,219">
              <text:p/>
            </draw:polyline>
            <draw:polyline draw:style-name="gr5" draw:text-style-name="P1" draw:layer="layout" svg:width="0.76cm" svg:height="0cm" svg:x="14.114cm" svg:y="15.875cm" svg:viewBox="0 0 761 0" draw:points="0,0 727,0 761,0">
              <text:p/>
            </draw:polyline>
            <draw:polyline draw:style-name="gr5" draw:text-style-name="P1" draw:layer="layout" svg:width="0cm" svg:height="0.799cm" svg:x="15.095cm" svg:y="14.821cm" svg:viewBox="0 0 0 800" draw:points="0,800 0,39 0,0">
              <text:p/>
            </draw:polyline>
            <draw:polyline draw:style-name="gr5" draw:text-style-name="P1" draw:layer="layout" svg:width="0.764cm" svg:height="0cm" svg:x="14.076cm" svg:y="14.606cm" svg:viewBox="0 0 765 0" draw:points="765,0 39,0 0,0">
              <text:p/>
            </draw:polyline>
            <draw:polyline draw:style-name="gr5" draw:text-style-name="P1" draw:layer="layout" svg:width="0cm" svg:height="0.795cm" svg:x="13.861cm" svg:y="14.86cm" svg:viewBox="0 0 0 796" draw:points="0,0 0,761 0,796">
              <text:p/>
            </draw:polyline>
            <draw:polyline draw:style-name="gr5" draw:text-style-name="P1" draw:layer="layout" svg:width="0.106cm" svg:height="0.218cm" svg:x="14.987cm" svg:y="14.641cm" svg:viewBox="0 0 107 219" draw:points="107,219 34,34 0,0">
              <text:p/>
            </draw:polyline>
            <draw:polyline draw:style-name="gr5" draw:text-style-name="P1" draw:layer="layout" svg:width="0.218cm" svg:height="0.107cm" svg:x="14.802cm" svg:y="14.567cm" svg:viewBox="0 0 219 108" draw:points="219,108 39,39 0,0">
              <text:p/>
            </draw:polyline>
            <draw:polyline draw:style-name="gr5" draw:text-style-name="P1" draw:layer="layout" svg:width="0.106cm" svg:height="0.218cm" svg:x="14.987cm" svg:y="15.621cm" svg:viewBox="0 0 107 219" draw:points="107,0 34,181 0,219">
              <text:p/>
            </draw:polyline>
            <draw:polyline draw:style-name="gr5" draw:text-style-name="P1" draw:layer="layout" svg:width="0.218cm" svg:height="0.111cm" svg:x="14.802cm" svg:y="15.802cm" svg:viewBox="0 0 219 112" draw:points="219,0 39,73 0,112">
              <text:p/>
            </draw:polyline>
            <draw:polyline draw:style-name="gr5" draw:text-style-name="P1" draw:layer="layout" svg:width="0.106cm" svg:height="0.218cm" svg:x="13.861cm" svg:y="15.621cm" svg:viewBox="0 0 107 219" draw:points="0,0 69,181 107,219">
              <text:p/>
            </draw:polyline>
            <draw:polyline draw:style-name="gr5" draw:text-style-name="P1" draw:layer="layout" svg:width="0.218cm" svg:height="0.111cm" svg:x="13.929cm" svg:y="15.802cm" svg:viewBox="0 0 219 112" draw:points="0,0 185,73 219,112">
              <text:p/>
            </draw:polyline>
            <draw:polyline draw:style-name="gr5" draw:text-style-name="P1" draw:layer="layout" svg:width="0.218cm" svg:height="0.107cm" svg:x="13.895cm" svg:y="14.606cm" svg:viewBox="0 0 219 108" draw:points="219,0 34,69 0,108">
              <text:p/>
            </draw:polyline>
            <draw:polyline draw:style-name="gr5" draw:text-style-name="P1" draw:layer="layout" svg:width="0.106cm" svg:height="0.218cm" svg:x="13.822cm" svg:y="14.675cm" svg:viewBox="0 0 107 219" draw:points="107,0 39,185 0,219">
              <text:p/>
            </draw:polyline>
            <draw:polyline draw:style-name="gr5" draw:text-style-name="P1" draw:layer="layout" svg:width="0.799cm" svg:height="0cm" svg:x="15.606cm" svg:y="15.875cm" svg:viewBox="0 0 800 0" draw:points="0,0 761,0 800,0">
              <text:p/>
            </draw:polyline>
            <draw:polyline draw:style-name="gr5" draw:text-style-name="P1" draw:layer="layout" svg:width="0cm" svg:height="0.799cm" svg:x="16.621cm" svg:y="14.821cm" svg:viewBox="0 0 0 800" draw:points="0,800 0,39 0,0">
              <text:p/>
            </draw:polyline>
            <draw:polyline draw:style-name="gr5" draw:text-style-name="P1" draw:layer="layout" svg:width="0.799cm" svg:height="0cm" svg:x="15.567cm" svg:y="14.606cm" svg:viewBox="0 0 800 0" draw:points="800,0 39,0 0,0">
              <text:p/>
            </draw:polyline>
            <draw:polyline draw:style-name="gr5" draw:text-style-name="P1" draw:layer="layout" svg:width="0cm" svg:height="0.795cm" svg:x="15.348cm" svg:y="14.86cm" svg:viewBox="0 0 0 796" draw:points="0,0 0,761 0,796">
              <text:p/>
            </draw:polyline>
            <draw:polyline draw:style-name="gr5" draw:text-style-name="P1" draw:layer="layout" svg:width="0.106cm" svg:height="0.218cm" svg:x="16.513cm" svg:y="14.641cm" svg:viewBox="0 0 107 219" draw:points="107,219 39,34 0,0">
              <text:p/>
            </draw:polyline>
            <draw:polyline draw:style-name="gr5" draw:text-style-name="P1" draw:layer="layout" svg:width="0.218cm" svg:height="0.107cm" svg:x="16.333cm" svg:y="14.567cm" svg:viewBox="0 0 219 108" draw:points="219,108 34,39 0,0">
              <text:p/>
            </draw:polyline>
            <draw:polyline draw:style-name="gr5" draw:text-style-name="P1" draw:layer="layout" svg:width="0.106cm" svg:height="0.218cm" svg:x="16.513cm" svg:y="15.621cm" svg:viewBox="0 0 107 219" draw:points="107,0 39,181 0,219">
              <text:p/>
            </draw:polyline>
            <draw:polyline draw:style-name="gr5" draw:text-style-name="P1" draw:layer="layout" svg:width="0.218cm" svg:height="0.111cm" svg:x="16.333cm" svg:y="15.802cm" svg:viewBox="0 0 219 112" draw:points="219,0 34,73 0,112">
              <text:p/>
            </draw:polyline>
            <draw:polyline draw:style-name="gr5" draw:text-style-name="P1" draw:layer="layout" svg:width="0.111cm" svg:height="0.218cm" svg:x="15.348cm" svg:y="15.621cm" svg:viewBox="0 0 112 219" draw:points="0,0 73,181 112,219">
              <text:p/>
            </draw:polyline>
            <draw:polyline draw:style-name="gr5" draw:text-style-name="P1" draw:layer="layout" svg:width="0.218cm" svg:height="0.111cm" svg:x="15.421cm" svg:y="15.802cm" svg:viewBox="0 0 219 112" draw:points="0,0 185,73 219,112">
              <text:p/>
            </draw:polyline>
            <draw:polyline draw:style-name="gr5" draw:text-style-name="P1" draw:layer="layout" svg:width="0.218cm" svg:height="0.107cm" svg:x="15.387cm" svg:y="14.606cm" svg:viewBox="0 0 219 108" draw:points="219,0 34,69 0,108">
              <text:p/>
            </draw:polyline>
            <draw:polyline draw:style-name="gr5" draw:text-style-name="P1" draw:layer="layout" svg:width="0.106cm" svg:height="0.218cm" svg:x="15.314cm" svg:y="14.675cm" svg:viewBox="0 0 107 219" draw:points="107,0 34,185 0,219">
              <text:p/>
            </draw:polyline>
            <draw:polyline draw:style-name="gr5" draw:text-style-name="P1" draw:layer="layout" svg:width="0.799cm" svg:height="0cm" svg:x="17.132cm" svg:y="15.875cm" svg:viewBox="0 0 800 0" draw:points="0,0 765,0 800,0">
              <text:p/>
            </draw:polyline>
            <draw:polyline draw:style-name="gr5" draw:text-style-name="P1" draw:layer="layout" svg:width="0cm" svg:height="0.799cm" svg:x="18.151cm" svg:y="14.821cm" svg:viewBox="0 0 0 800" draw:points="0,800 0,39 0,0">
              <text:p/>
            </draw:polyline>
            <draw:polyline draw:style-name="gr5" draw:text-style-name="P1" draw:layer="layout" svg:width="0.803cm" svg:height="0cm" svg:x="17.094cm" svg:y="14.606cm" svg:viewBox="0 0 804 0" draw:points="804,0 39,0 0,0">
              <text:p/>
            </draw:polyline>
            <draw:polyline draw:style-name="gr5" draw:text-style-name="P1" draw:layer="layout" svg:width="0cm" svg:height="0.795cm" svg:x="16.879cm" svg:y="14.86cm" svg:viewBox="0 0 0 796" draw:points="0,0 0,761 0,796">
              <text:p/>
            </draw:polyline>
            <draw:polyline draw:style-name="gr5" draw:text-style-name="P1" draw:layer="layout" svg:width="0.111cm" svg:height="0.218cm" svg:x="18.04cm" svg:y="14.641cm" svg:viewBox="0 0 112 219" draw:points="112,219 39,34 0,0">
              <text:p/>
            </draw:polyline>
            <draw:polyline draw:style-name="gr5" draw:text-style-name="P1" draw:layer="layout" svg:width="0.218cm" svg:height="0.107cm" svg:x="17.859cm" svg:y="14.567cm" svg:viewBox="0 0 219 108" draw:points="219,108 39,39 0,0">
              <text:p/>
            </draw:polyline>
            <draw:polyline draw:style-name="gr5" draw:text-style-name="P1" draw:layer="layout" svg:width="0.111cm" svg:height="0.218cm" svg:x="18.04cm" svg:y="15.621cm" svg:viewBox="0 0 112 219" draw:points="112,0 39,181 0,219">
              <text:p/>
            </draw:polyline>
            <draw:polyline draw:style-name="gr5" draw:text-style-name="P1" draw:layer="layout" svg:width="0.218cm" svg:height="0.111cm" svg:x="17.859cm" svg:y="15.802cm" svg:viewBox="0 0 219 112" draw:points="219,0 39,73 0,112">
              <text:p/>
            </draw:polyline>
            <draw:polyline draw:style-name="gr5" draw:text-style-name="P1" draw:layer="layout" svg:width="0.106cm" svg:height="0.218cm" svg:x="16.879cm" svg:y="15.621cm" svg:viewBox="0 0 107 219" draw:points="0,0 73,181 107,219">
              <text:p/>
            </draw:polyline>
            <draw:polyline draw:style-name="gr5" draw:text-style-name="P1" draw:layer="layout" svg:width="0.214cm" svg:height="0.111cm" svg:x="16.952cm" svg:y="15.802cm" svg:viewBox="0 0 215 112" draw:points="0,0 181,73 215,112">
              <text:p/>
            </draw:polyline>
            <draw:polyline draw:style-name="gr5" draw:text-style-name="P1" draw:layer="layout" svg:width="0.218cm" svg:height="0.107cm" svg:x="16.913cm" svg:y="14.606cm" svg:viewBox="0 0 219 108" draw:points="219,0 39,69 0,108">
              <text:p/>
            </draw:polyline>
            <draw:polyline draw:style-name="gr5" draw:text-style-name="P1" draw:layer="layout" svg:width="0.111cm" svg:height="0.218cm" svg:x="16.84cm" svg:y="14.675cm" svg:viewBox="0 0 112 219" draw:points="112,0 39,185 0,219">
              <text:p/>
            </draw:polyline>
            <draw:polyline draw:style-name="gr5" draw:text-style-name="P1" draw:layer="layout" svg:width="0.799cm" svg:height="0cm" svg:x="18.659cm" svg:y="15.875cm" svg:viewBox="0 0 800 0" draw:points="0,0 765,0 800,0">
              <text:p/>
            </draw:polyline>
            <draw:polyline draw:style-name="gr5" draw:text-style-name="P1" draw:layer="layout" svg:width="0cm" svg:height="0.799cm" svg:x="19.678cm" svg:y="14.821cm" svg:viewBox="0 0 0 800" draw:points="0,800 0,39 0,0">
              <text:p/>
            </draw:polyline>
            <draw:polyline draw:style-name="gr5" draw:text-style-name="P1" draw:layer="layout" svg:width="0.799cm" svg:height="0cm" svg:x="18.624cm" svg:y="14.606cm" svg:viewBox="0 0 800 0" draw:points="800,0 34,0 0,0">
              <text:p/>
            </draw:polyline>
            <draw:polyline draw:style-name="gr5" draw:text-style-name="P1" draw:layer="layout" svg:width="0cm" svg:height="0.795cm" svg:x="18.405cm" svg:y="14.86cm" svg:viewBox="0 0 0 796" draw:points="0,0 0,761 0,796">
              <text:p/>
            </draw:polyline>
            <draw:polyline draw:style-name="gr5" draw:text-style-name="P1" draw:layer="layout" svg:width="0.106cm" svg:height="0.218cm" svg:x="19.57cm" svg:y="14.641cm" svg:viewBox="0 0 107 219" draw:points="107,219 34,34 0,0">
              <text:p/>
            </draw:polyline>
            <draw:polyline draw:style-name="gr5" draw:text-style-name="P1" draw:layer="layout" svg:width="0.218cm" svg:height="0.107cm" svg:x="19.385cm" svg:y="14.567cm" svg:viewBox="0 0 219 108" draw:points="219,108 39,39 0,0">
              <text:p/>
            </draw:polyline>
            <draw:polyline draw:style-name="gr5" draw:text-style-name="P1" draw:layer="layout" svg:width="0.106cm" svg:height="0.218cm" svg:x="19.57cm" svg:y="15.621cm" svg:viewBox="0 0 107 219" draw:points="107,0 34,181 0,219">
              <text:p/>
            </draw:polyline>
            <draw:polyline draw:style-name="gr5" draw:text-style-name="P1" draw:layer="layout" svg:width="0.218cm" svg:height="0.111cm" svg:x="19.385cm" svg:y="15.802cm" svg:viewBox="0 0 219 112" draw:points="219,0 39,73 0,112">
              <text:p/>
            </draw:polyline>
            <draw:polyline draw:style-name="gr5" draw:text-style-name="P1" draw:layer="layout" svg:width="0.106cm" svg:height="0.218cm" svg:x="18.405cm" svg:y="15.621cm" svg:viewBox="0 0 107 219" draw:points="0,0 73,181 107,219">
              <text:p/>
            </draw:polyline>
            <draw:polyline draw:style-name="gr5" draw:text-style-name="P1" draw:layer="layout" svg:width="0.218cm" svg:height="0.111cm" svg:x="18.478cm" svg:y="15.802cm" svg:viewBox="0 0 219 112" draw:points="0,0 181,73 219,112">
              <text:p/>
            </draw:polyline>
            <draw:polyline draw:style-name="gr5" draw:text-style-name="P1" draw:layer="layout" svg:width="0.218cm" svg:height="0.107cm" svg:x="18.439cm" svg:y="14.606cm" svg:viewBox="0 0 219 108" draw:points="219,0 39,69 0,108">
              <text:p/>
            </draw:polyline>
            <draw:polyline draw:style-name="gr5" draw:text-style-name="P1" draw:layer="layout" svg:width="0.106cm" svg:height="0.218cm" svg:x="18.371cm" svg:y="14.675cm" svg:viewBox="0 0 107 219" draw:points="107,0 34,185 0,219">
              <text:p/>
            </draw:polyline>
            <draw:polyline draw:style-name="gr5" draw:text-style-name="P1" draw:layer="layout" svg:width="0.803cm" svg:height="0cm" svg:x="20.185cm" svg:y="15.875cm" svg:viewBox="0 0 804 0" draw:points="0,0 765,0 804,0">
              <text:p/>
            </draw:polyline>
            <draw:polyline draw:style-name="gr5" draw:text-style-name="P1" draw:layer="layout" svg:width="0cm" svg:height="0.799cm" svg:x="21.204cm" svg:y="14.821cm" svg:viewBox="0 0 0 800" draw:points="0,800 0,39 0,0">
              <text:p/>
            </draw:polyline>
            <draw:polyline draw:style-name="gr5" draw:text-style-name="P1" draw:layer="layout" svg:width="0.799cm" svg:height="0cm" svg:x="20.151cm" svg:y="14.606cm" svg:viewBox="0 0 800 0" draw:points="800,0 34,0 0,0">
              <text:p/>
            </draw:polyline>
            <draw:polyline draw:style-name="gr5" draw:text-style-name="P1" draw:layer="layout" svg:width="0cm" svg:height="0.795cm" svg:x="19.931cm" svg:y="14.86cm" svg:viewBox="0 0 0 796" draw:points="0,0 0,761 0,796">
              <text:p/>
            </draw:polyline>
            <draw:polyline draw:style-name="gr5" draw:text-style-name="P1" draw:layer="layout" svg:width="0.106cm" svg:height="0.218cm" svg:x="21.096cm" svg:y="14.641cm" svg:viewBox="0 0 107 219" draw:points="107,219 34,34 0,0">
              <text:p/>
            </draw:polyline>
            <draw:polyline draw:style-name="gr5" draw:text-style-name="P1" draw:layer="layout" svg:width="0.214cm" svg:height="0.107cm" svg:x="20.916cm" svg:y="14.567cm" svg:viewBox="0 0 215 108" draw:points="215,108 34,39 0,0">
              <text:p/>
            </draw:polyline>
            <draw:polyline draw:style-name="gr5" draw:text-style-name="P1" draw:layer="layout" svg:width="0.106cm" svg:height="0.218cm" svg:x="21.096cm" svg:y="15.621cm" svg:viewBox="0 0 107 219" draw:points="107,0 34,181 0,219">
              <text:p/>
            </draw:polyline>
            <draw:polyline draw:style-name="gr5" draw:text-style-name="P1" draw:layer="layout" svg:width="0.214cm" svg:height="0.111cm" svg:x="20.916cm" svg:y="15.802cm" svg:viewBox="0 0 215 112" draw:points="215,0 34,73 0,112">
              <text:p/>
            </draw:polyline>
            <draw:polyline draw:style-name="gr5" draw:text-style-name="P1" draw:layer="layout" svg:width="0.111cm" svg:height="0.218cm" svg:x="19.931cm" svg:y="15.621cm" svg:viewBox="0 0 112 219" draw:points="0,0 73,181 112,219">
              <text:p/>
            </draw:polyline>
            <draw:polyline draw:style-name="gr5" draw:text-style-name="P1" draw:layer="layout" svg:width="0.218cm" svg:height="0.111cm" svg:x="20.004cm" svg:y="15.802cm" svg:viewBox="0 0 219 112" draw:points="0,0 181,73 219,112">
              <text:p/>
            </draw:polyline>
            <draw:polyline draw:style-name="gr5" draw:text-style-name="P1" draw:layer="layout" svg:width="0.214cm" svg:height="0.107cm" svg:x="19.97cm" svg:y="14.606cm" svg:viewBox="0 0 215 108" draw:points="215,0 34,69 0,108">
              <text:p/>
            </draw:polyline>
            <draw:polyline draw:style-name="gr5" draw:text-style-name="P1" draw:layer="layout" svg:width="0.106cm" svg:height="0.218cm" svg:x="19.897cm" svg:y="14.675cm" svg:viewBox="0 0 107 219" draw:points="107,0 34,185 0,219">
              <text:p/>
            </draw:polyline>
            <draw:polyline draw:style-name="gr5" draw:text-style-name="P1" draw:layer="layout" svg:width="0.799cm" svg:height="0cm" svg:x="21.716cm" svg:y="15.875cm" svg:viewBox="0 0 800 0" draw:points="0,0 761,0 800,0">
              <text:p/>
            </draw:polyline>
            <draw:polyline draw:style-name="gr5" draw:text-style-name="P1" draw:layer="layout" svg:width="0cm" svg:height="0.799cm" svg:x="22.734cm" svg:y="14.821cm" svg:viewBox="0 0 0 800" draw:points="0,800 0,39 0,0">
              <text:p/>
            </draw:polyline>
            <draw:polyline draw:style-name="gr5" draw:text-style-name="P1" draw:layer="layout" svg:width="0.799cm" svg:height="0cm" svg:x="21.677cm" svg:y="14.606cm" svg:viewBox="0 0 800 0" draw:points="800,0 39,0 0,0">
              <text:p/>
            </draw:polyline>
            <draw:polyline draw:style-name="gr5" draw:text-style-name="P1" draw:layer="layout" svg:width="0cm" svg:height="0.795cm" svg:x="21.462cm" svg:y="14.86cm" svg:viewBox="0 0 0 796" draw:points="0,0 0,761 0,796">
              <text:p/>
            </draw:polyline>
            <draw:polyline draw:style-name="gr5" draw:text-style-name="P1" draw:layer="layout" svg:width="0.111cm" svg:height="0.218cm" svg:x="22.623cm" svg:y="14.641cm" svg:viewBox="0 0 112 219" draw:points="112,219 39,34 0,0">
              <text:p/>
            </draw:polyline>
            <draw:polyline draw:style-name="gr5" draw:text-style-name="P1" draw:layer="layout" svg:width="0.218cm" svg:height="0.107cm" svg:x="22.442cm" svg:y="14.567cm" svg:viewBox="0 0 219 108" draw:points="219,108 34,39 0,0">
              <text:p/>
            </draw:polyline>
            <draw:polyline draw:style-name="gr5" draw:text-style-name="P1" draw:layer="layout" svg:width="0.111cm" svg:height="0.218cm" svg:x="22.623cm" svg:y="15.621cm" svg:viewBox="0 0 112 219" draw:points="112,0 39,181 0,219">
              <text:p/>
            </draw:polyline>
            <draw:polyline draw:style-name="gr5" draw:text-style-name="P1" draw:layer="layout" svg:width="0.218cm" svg:height="0.111cm" svg:x="22.442cm" svg:y="15.802cm" svg:viewBox="0 0 219 112" draw:points="219,0 34,73 0,112">
              <text:p/>
            </draw:polyline>
            <draw:polyline draw:style-name="gr5" draw:text-style-name="P1" draw:layer="layout" svg:width="0.106cm" svg:height="0.218cm" svg:x="21.462cm" svg:y="15.621cm" svg:viewBox="0 0 107 219" draw:points="0,0 69,181 107,219">
              <text:p/>
            </draw:polyline>
            <draw:polyline draw:style-name="gr5" draw:text-style-name="P1" draw:layer="layout" svg:width="0.218cm" svg:height="0.111cm" svg:x="21.531cm" svg:y="15.802cm" svg:viewBox="0 0 219 112" draw:points="0,0 185,73 219,112">
              <text:p/>
            </draw:polyline>
            <draw:polyline draw:style-name="gr5" draw:text-style-name="P1" draw:layer="layout" svg:width="0.218cm" svg:height="0.107cm" svg:x="21.496cm" svg:y="14.606cm" svg:viewBox="0 0 219 108" draw:points="219,0 34,69 0,108">
              <text:p/>
            </draw:polyline>
            <draw:polyline draw:style-name="gr5" draw:text-style-name="P1" draw:layer="layout" svg:width="0.106cm" svg:height="0.218cm" svg:x="21.423cm" svg:y="14.675cm" svg:viewBox="0 0 107 219" draw:points="107,0 39,185 0,219">
              <text:p/>
            </draw:polyline>
            <draw:polyline draw:style-name="gr5" draw:text-style-name="P1" draw:layer="layout" svg:width="0.799cm" svg:height="0cm" svg:x="23.242cm" svg:y="15.875cm" svg:viewBox="0 0 800 0" draw:points="0,0 765,0 800,0">
              <text:p/>
            </draw:polyline>
            <draw:polyline draw:style-name="gr5" draw:text-style-name="P1" draw:layer="layout" svg:width="0cm" svg:height="0.799cm" svg:x="24.261cm" svg:y="14.821cm" svg:viewBox="0 0 0 800" draw:points="0,800 0,39 0,0">
              <text:p/>
            </draw:polyline>
            <draw:polyline draw:style-name="gr5" draw:text-style-name="P1" draw:layer="layout" svg:width="0.799cm" svg:height="0cm" svg:x="23.207cm" svg:y="14.606cm" svg:viewBox="0 0 800 0" draw:points="800,0 34,0 0,0">
              <text:p/>
            </draw:polyline>
            <draw:polyline draw:style-name="gr5" draw:text-style-name="P1" draw:layer="layout" svg:width="0cm" svg:height="0.795cm" svg:x="22.988cm" svg:y="14.86cm" svg:viewBox="0 0 0 796" draw:points="0,0 0,761 0,796">
              <text:p/>
            </draw:polyline>
            <draw:polyline draw:style-name="gr5" draw:text-style-name="P1" draw:layer="layout" svg:width="0.106cm" svg:height="0.218cm" svg:x="24.153cm" svg:y="14.641cm" svg:viewBox="0 0 107 219" draw:points="107,219 34,34 0,0">
              <text:p/>
            </draw:polyline>
            <draw:polyline draw:style-name="gr5" draw:text-style-name="P1" draw:layer="layout" svg:width="0.218cm" svg:height="0.107cm" svg:x="23.968cm" svg:y="14.567cm" svg:viewBox="0 0 219 108" draw:points="219,108 39,39 0,0">
              <text:p/>
            </draw:polyline>
            <draw:polyline draw:style-name="gr5" draw:text-style-name="P1" draw:layer="layout" svg:width="0.106cm" svg:height="0.218cm" svg:x="24.153cm" svg:y="15.621cm" svg:viewBox="0 0 107 219" draw:points="107,0 34,181 0,219">
              <text:p/>
            </draw:polyline>
            <draw:polyline draw:style-name="gr5" draw:text-style-name="P1" draw:layer="layout" svg:width="0.218cm" svg:height="0.111cm" svg:x="23.968cm" svg:y="15.802cm" svg:viewBox="0 0 219 112" draw:points="219,0 39,73 0,112">
              <text:p/>
            </draw:polyline>
            <draw:polyline draw:style-name="gr5" draw:text-style-name="P1" draw:layer="layout" svg:width="0.106cm" svg:height="0.218cm" svg:x="22.988cm" svg:y="15.621cm" svg:viewBox="0 0 107 219" draw:points="0,0 73,181 107,219">
              <text:p/>
            </draw:polyline>
            <draw:polyline draw:style-name="gr5" draw:text-style-name="P1" draw:layer="layout" svg:width="0.218cm" svg:height="0.111cm" svg:x="23.061cm" svg:y="15.802cm" svg:viewBox="0 0 219 112" draw:points="0,0 181,73 219,112">
              <text:p/>
            </draw:polyline>
            <draw:polyline draw:style-name="gr5" draw:text-style-name="P1" draw:layer="layout" svg:width="0.218cm" svg:height="0.107cm" svg:x="23.023cm" svg:y="14.606cm" svg:viewBox="0 0 219 108" draw:points="219,0 39,69 0,108">
              <text:p/>
            </draw:polyline>
            <draw:polyline draw:style-name="gr5" draw:text-style-name="P1" draw:layer="layout" svg:width="0.111cm" svg:height="0.218cm" svg:x="22.949cm" svg:y="14.675cm" svg:viewBox="0 0 112 219" draw:points="112,0 39,185 0,219">
              <text:p/>
            </draw:polyline>
            <draw:polyline draw:style-name="gr5" draw:text-style-name="P1" draw:layer="layout" svg:width="0.764cm" svg:height="0cm" svg:x="24.768cm" svg:y="15.875cm" svg:viewBox="0 0 765 0" draw:points="0,0 731,0 765,0">
              <text:p/>
            </draw:polyline>
            <draw:polyline draw:style-name="gr5" draw:text-style-name="P1" draw:layer="layout" svg:width="0cm" svg:height="0.799cm" svg:x="25.753cm" svg:y="14.821cm" svg:viewBox="0 0 0 800" draw:points="0,800 0,39 0,0">
              <text:p/>
            </draw:polyline>
            <draw:polyline draw:style-name="gr5" draw:text-style-name="P1" draw:layer="layout" svg:width="0.764cm" svg:height="0cm" svg:x="24.734cm" svg:y="14.606cm" svg:viewBox="0 0 765 0" draw:points="765,0 34,0 0,0">
              <text:p/>
            </draw:polyline>
            <draw:polyline draw:style-name="gr5" draw:text-style-name="P1" draw:layer="layout" svg:width="0cm" svg:height="0.795cm" svg:x="24.514cm" svg:y="14.86cm" svg:viewBox="0 0 0 796" draw:points="0,0 0,761 0,796">
              <text:p/>
            </draw:polyline>
            <draw:polyline draw:style-name="gr5" draw:text-style-name="P1" draw:layer="layout" svg:width="0.111cm" svg:height="0.218cm" svg:x="25.641cm" svg:y="14.641cm" svg:viewBox="0 0 112 219" draw:points="112,219 39,34 0,0">
              <text:p/>
            </draw:polyline>
            <draw:polyline draw:style-name="gr5" draw:text-style-name="P1" draw:layer="layout" svg:width="0.218cm" svg:height="0.107cm" svg:x="25.46cm" svg:y="14.567cm" svg:viewBox="0 0 219 108" draw:points="219,108 39,39 0,0">
              <text:p/>
            </draw:polyline>
            <draw:polyline draw:style-name="gr5" draw:text-style-name="P1" draw:layer="layout" svg:width="0.111cm" svg:height="0.218cm" svg:x="25.641cm" svg:y="15.621cm" svg:viewBox="0 0 112 219" draw:points="112,0 39,181 0,219">
              <text:p/>
            </draw:polyline>
            <draw:polyline draw:style-name="gr5" draw:text-style-name="P1" draw:layer="layout" svg:width="0.218cm" svg:height="0.111cm" svg:x="25.46cm" svg:y="15.802cm" svg:viewBox="0 0 219 112" draw:points="219,0 39,73 0,112">
              <text:p/>
            </draw:polyline>
            <draw:polyline draw:style-name="gr5" draw:text-style-name="P1" draw:layer="layout" svg:width="0.111cm" svg:height="0.218cm" svg:x="24.514cm" svg:y="15.621cm" svg:viewBox="0 0 112 219" draw:points="0,0 73,181 112,219">
              <text:p/>
            </draw:polyline>
            <draw:polyline draw:style-name="gr5" draw:text-style-name="P1" draw:layer="layout" svg:width="0.218cm" svg:height="0.111cm" svg:x="24.587cm" svg:y="15.802cm" svg:viewBox="0 0 219 112" draw:points="0,0 181,73 219,112">
              <text:p/>
            </draw:polyline>
            <draw:polyline draw:style-name="gr5" draw:text-style-name="P1" draw:layer="layout" svg:width="0.214cm" svg:height="0.107cm" svg:x="24.553cm" svg:y="14.606cm" svg:viewBox="0 0 215 108" draw:points="215,0 34,69 0,108">
              <text:p/>
            </draw:polyline>
            <draw:polyline draw:style-name="gr5" draw:text-style-name="P1" draw:layer="layout" svg:width="0.106cm" svg:height="0.218cm" svg:x="24.48cm" svg:y="14.675cm" svg:viewBox="0 0 107 219" draw:points="107,0 34,185 0,219">
              <text:p/>
            </draw:polyline>
            <draw:polyline draw:style-name="gr5" draw:text-style-name="P1" draw:layer="layout" svg:width="0.799cm" svg:height="0cm" svg:x="26.26cm" svg:y="15.875cm" svg:viewBox="0 0 800 0" draw:points="0,0 765,0 800,0">
              <text:p/>
            </draw:polyline>
            <draw:polyline draw:style-name="gr5" draw:text-style-name="P1" draw:layer="layout" svg:width="0cm" svg:height="0.799cm" svg:x="27.279cm" svg:y="14.821cm" svg:viewBox="0 0 0 800" draw:points="0,800 0,39 0,0">
              <text:p/>
            </draw:polyline>
            <draw:polyline draw:style-name="gr5" draw:text-style-name="P1" draw:layer="layout" svg:width="0.799cm" svg:height="0cm" svg:x="26.225cm" svg:y="14.606cm" svg:viewBox="0 0 800 0" draw:points="800,0 34,0 0,0">
              <text:p/>
            </draw:polyline>
            <draw:polyline draw:style-name="gr5" draw:text-style-name="P1" draw:layer="layout" svg:width="0cm" svg:height="0.795cm" svg:x="26.006cm" svg:y="14.86cm" svg:viewBox="0 0 0 796" draw:points="0,0 0,761 0,796">
              <text:p/>
            </draw:polyline>
            <draw:polyline draw:style-name="gr5" draw:text-style-name="P1" draw:layer="layout" svg:width="0.106cm" svg:height="0.218cm" svg:x="27.171cm" svg:y="14.641cm" svg:viewBox="0 0 107 219" draw:points="107,219 34,34 0,0">
              <text:p/>
            </draw:polyline>
            <draw:polyline draw:style-name="gr5" draw:text-style-name="P1" draw:layer="layout" svg:width="0.218cm" svg:height="0.107cm" svg:x="26.986cm" svg:y="14.567cm" svg:viewBox="0 0 219 108" draw:points="219,108 39,39 0,0">
              <text:p/>
            </draw:polyline>
            <draw:polyline draw:style-name="gr5" draw:text-style-name="P1" draw:layer="layout" svg:width="0.106cm" svg:height="0.218cm" svg:x="27.171cm" svg:y="15.621cm" svg:viewBox="0 0 107 219" draw:points="107,0 34,181 0,219">
              <text:p/>
            </draw:polyline>
            <draw:polyline draw:style-name="gr5" draw:text-style-name="P1" draw:layer="layout" svg:width="0.218cm" svg:height="0.111cm" svg:x="26.986cm" svg:y="15.802cm" svg:viewBox="0 0 219 112" draw:points="219,0 39,73 0,112">
              <text:p/>
            </draw:polyline>
            <draw:polyline draw:style-name="gr5" draw:text-style-name="P1" draw:layer="layout" svg:width="0.106cm" svg:height="0.218cm" svg:x="26.006cm" svg:y="15.621cm" svg:viewBox="0 0 107 219" draw:points="0,0 73,181 107,219">
              <text:p/>
            </draw:polyline>
            <draw:polyline draw:style-name="gr5" draw:text-style-name="P1" draw:layer="layout" svg:width="0.218cm" svg:height="0.111cm" svg:x="26.079cm" svg:y="15.802cm" svg:viewBox="0 0 219 112" draw:points="0,0 181,73 219,112">
              <text:p/>
            </draw:polyline>
            <draw:polyline draw:style-name="gr5" draw:text-style-name="P1" draw:layer="layout" svg:width="0.218cm" svg:height="0.107cm" svg:x="26.041cm" svg:y="14.606cm" svg:viewBox="0 0 219 108" draw:points="219,0 39,69 0,108">
              <text:p/>
            </draw:polyline>
            <draw:polyline draw:style-name="gr5" draw:text-style-name="P1" draw:layer="layout" svg:width="0.106cm" svg:height="0.218cm" svg:x="25.972cm" svg:y="14.675cm" svg:viewBox="0 0 107 219" draw:points="107,0 34,185 0,219">
              <text:p/>
            </draw:polyline>
            <draw:polyline draw:style-name="gr5" draw:text-style-name="P1" draw:layer="layout" svg:width="0.799cm" svg:height="0cm" svg:x="3.422cm" svg:y="17.402cm" svg:viewBox="0 0 800 0" draw:points="0,0 761,0 800,0">
              <text:p/>
            </draw:polyline>
            <draw:polyline draw:style-name="gr5" draw:text-style-name="P1" draw:layer="layout" svg:width="0cm" svg:height="0.799cm" svg:x="4.437cm" svg:y="16.348cm" svg:viewBox="0 0 0 800" draw:points="0,800 0,34 0,0">
              <text:p/>
            </draw:polyline>
            <draw:polyline draw:style-name="gr5" draw:text-style-name="P1" draw:layer="layout" svg:width="0.799cm" svg:height="0cm" svg:x="3.383cm" svg:y="16.129cm" svg:viewBox="0 0 800 0" draw:points="800,0 39,0 0,0">
              <text:p/>
            </draw:polyline>
            <draw:polyline draw:style-name="gr5" draw:text-style-name="P1" draw:layer="layout" svg:width="0cm" svg:height="0.799cm" svg:x="3.164cm" svg:y="16.382cm" svg:viewBox="0 0 0 800" draw:points="0,0 0,766 0,800">
              <text:p/>
            </draw:polyline>
            <draw:polyline draw:style-name="gr5" draw:text-style-name="P1" draw:layer="layout" svg:width="0.106cm" svg:height="0.214cm" svg:x="4.329cm" svg:y="16.167cm" svg:viewBox="0 0 107 215" draw:points="107,215 39,34 0,0">
              <text:p/>
            </draw:polyline>
            <draw:polyline draw:style-name="gr5" draw:text-style-name="P1" draw:layer="layout" svg:width="0.218cm" svg:height="0.107cm" svg:x="4.148cm" svg:y="16.094cm" svg:viewBox="0 0 219 108" draw:points="219,108 34,34 0,0">
              <text:p/>
            </draw:polyline>
            <draw:polyline draw:style-name="gr5" draw:text-style-name="P1" draw:layer="layout" svg:width="0.106cm" svg:height="0.214cm" svg:x="4.329cm" svg:y="17.148cm" svg:viewBox="0 0 107 215" draw:points="107,0 39,181 0,215">
              <text:p/>
            </draw:polyline>
            <draw:polyline draw:style-name="gr5" draw:text-style-name="P1" draw:layer="layout" svg:width="0.218cm" svg:height="0.107cm" svg:x="4.148cm" svg:y="17.329cm" svg:viewBox="0 0 219 108" draw:points="219,0 34,73 0,108">
              <text:p/>
            </draw:polyline>
            <draw:polyline draw:style-name="gr5" draw:text-style-name="P1" draw:layer="layout" svg:width="0.145cm" svg:height="0.214cm" svg:x="3.164cm" svg:y="17.148cm" svg:viewBox="0 0 146 215" draw:points="0,0 112,181 146,215">
              <text:p/>
            </draw:polyline>
            <draw:polyline draw:style-name="gr5" draw:text-style-name="P1" draw:layer="layout" svg:width="0.18cm" svg:height="0.107cm" svg:x="3.276cm" svg:y="17.329cm" svg:viewBox="0 0 181 108" draw:points="0,0 146,73 181,108">
              <text:p/>
            </draw:polyline>
            <draw:polyline draw:style-name="gr5" draw:text-style-name="P1" draw:layer="layout" svg:width="0.184cm" svg:height="0.111cm" svg:x="3.237cm" svg:y="16.129cm" svg:viewBox="0 0 185 112" draw:points="185,0 39,73 0,112">
              <text:p/>
            </draw:polyline>
            <draw:polyline draw:style-name="gr5" draw:text-style-name="P1" draw:layer="layout" svg:width="0.145cm" svg:height="0.218cm" svg:x="3.13cm" svg:y="16.202cm" svg:viewBox="0 0 146 219" draw:points="146,0 34,181 0,219">
              <text:p/>
            </draw:polyline>
            <draw:polyline draw:style-name="gr5" draw:text-style-name="P1" draw:layer="layout" svg:width="0.799cm" svg:height="0cm" svg:x="4.948cm" svg:y="17.402cm" svg:viewBox="0 0 800 0" draw:points="0,0 765,0 800,0">
              <text:p/>
            </draw:polyline>
            <draw:polyline draw:style-name="gr5" draw:text-style-name="P1" draw:layer="layout" svg:width="0cm" svg:height="0.799cm" svg:x="5.967cm" svg:y="16.348cm" svg:viewBox="0 0 0 800" draw:points="0,800 0,34 0,0">
              <text:p/>
            </draw:polyline>
            <draw:polyline draw:style-name="gr5" draw:text-style-name="P1" draw:layer="layout" svg:width="0.803cm" svg:height="0cm" svg:x="4.909cm" svg:y="16.129cm" svg:viewBox="0 0 804 0" draw:points="804,0 39,0 0,0">
              <text:p/>
            </draw:polyline>
            <draw:polyline draw:style-name="gr5" draw:text-style-name="P1" draw:layer="layout" svg:width="0cm" svg:height="0.799cm" svg:x="4.695cm" svg:y="16.382cm" svg:viewBox="0 0 0 800" draw:points="0,0 0,766 0,800">
              <text:p/>
            </draw:polyline>
            <draw:polyline draw:style-name="gr5" draw:text-style-name="P1" draw:layer="layout" svg:width="0.111cm" svg:height="0.214cm" svg:x="5.855cm" svg:y="16.167cm" svg:viewBox="0 0 112 215" draw:points="112,215 39,34 0,0">
              <text:p/>
            </draw:polyline>
            <draw:polyline draw:style-name="gr5" draw:text-style-name="P1" draw:layer="layout" svg:width="0.218cm" svg:height="0.107cm" svg:x="5.675cm" svg:y="16.094cm" svg:viewBox="0 0 219 108" draw:points="219,108 39,34 0,0">
              <text:p/>
            </draw:polyline>
            <draw:polyline draw:style-name="gr5" draw:text-style-name="P1" draw:layer="layout" svg:width="0.111cm" svg:height="0.214cm" svg:x="5.855cm" svg:y="17.148cm" svg:viewBox="0 0 112 215" draw:points="112,0 39,181 0,215">
              <text:p/>
            </draw:polyline>
            <draw:polyline draw:style-name="gr5" draw:text-style-name="P1" draw:layer="layout" svg:width="0.218cm" svg:height="0.107cm" svg:x="5.675cm" svg:y="17.329cm" svg:viewBox="0 0 219 108" draw:points="219,0 39,73 0,108">
              <text:p/>
            </draw:polyline>
            <draw:polyline draw:style-name="gr5" draw:text-style-name="P1" draw:layer="layout" svg:width="0.106cm" svg:height="0.214cm" svg:x="4.695cm" svg:y="17.148cm" svg:viewBox="0 0 107 215" draw:points="0,0 73,181 107,215">
              <text:p/>
            </draw:polyline>
            <draw:polyline draw:style-name="gr5" draw:text-style-name="P1" draw:layer="layout" svg:width="0.214cm" svg:height="0.107cm" svg:x="4.768cm" svg:y="17.329cm" svg:viewBox="0 0 215 108" draw:points="0,0 181,73 215,108">
              <text:p/>
            </draw:polyline>
            <draw:polyline draw:style-name="gr5" draw:text-style-name="P1" draw:layer="layout" svg:width="0.218cm" svg:height="0.111cm" svg:x="4.729cm" svg:y="16.129cm" svg:viewBox="0 0 219 112" draw:points="219,0 39,73 0,112">
              <text:p/>
            </draw:polyline>
            <draw:polyline draw:style-name="gr5" draw:text-style-name="P1" draw:layer="layout" svg:width="0.111cm" svg:height="0.218cm" svg:x="4.656cm" svg:y="16.202cm" svg:viewBox="0 0 112 219" draw:points="112,0 39,181 0,219">
              <text:p/>
            </draw:polyline>
            <draw:polyline draw:style-name="gr5" draw:text-style-name="P1" draw:layer="layout" svg:width="0.799cm" svg:height="0cm" svg:x="6.474cm" svg:y="17.402cm" svg:viewBox="0 0 800 0" draw:points="0,0 765,0 800,0">
              <text:p/>
            </draw:polyline>
            <draw:polyline draw:style-name="gr5" draw:text-style-name="P1" draw:layer="layout" svg:width="0cm" svg:height="0.799cm" svg:x="7.493cm" svg:y="16.348cm" svg:viewBox="0 0 0 800" draw:points="0,800 0,34 0,0">
              <text:p/>
            </draw:polyline>
            <draw:polyline draw:style-name="gr5" draw:text-style-name="P1" draw:layer="layout" svg:width="0.799cm" svg:height="0cm" svg:x="6.44cm" svg:y="16.129cm" svg:viewBox="0 0 800 0" draw:points="800,0 34,0 0,0">
              <text:p/>
            </draw:polyline>
            <draw:polyline draw:style-name="gr5" draw:text-style-name="P1" draw:layer="layout" svg:width="0cm" svg:height="0.799cm" svg:x="6.221cm" svg:y="16.382cm" svg:viewBox="0 0 0 800" draw:points="0,0 0,766 0,800">
              <text:p/>
            </draw:polyline>
            <draw:polyline draw:style-name="gr5" draw:text-style-name="P1" draw:layer="layout" svg:width="0.106cm" svg:height="0.214cm" svg:x="7.386cm" svg:y="16.167cm" svg:viewBox="0 0 107 215" draw:points="107,215 34,34 0,0">
              <text:p/>
            </draw:polyline>
            <draw:polyline draw:style-name="gr5" draw:text-style-name="P1" draw:layer="layout" svg:width="0.218cm" svg:height="0.107cm" svg:x="7.201cm" svg:y="16.094cm" svg:viewBox="0 0 219 108" draw:points="219,108 39,34 0,0">
              <text:p/>
            </draw:polyline>
            <draw:polyline draw:style-name="gr5" draw:text-style-name="P1" draw:layer="layout" svg:width="0.106cm" svg:height="0.214cm" svg:x="7.386cm" svg:y="17.148cm" svg:viewBox="0 0 107 215" draw:points="107,0 34,181 0,215">
              <text:p/>
            </draw:polyline>
            <draw:polyline draw:style-name="gr5" draw:text-style-name="P1" draw:layer="layout" svg:width="0.218cm" svg:height="0.107cm" svg:x="7.201cm" svg:y="17.329cm" svg:viewBox="0 0 219 108" draw:points="219,0 39,73 0,108">
              <text:p/>
            </draw:polyline>
            <draw:polyline draw:style-name="gr5" draw:text-style-name="P1" draw:layer="layout" svg:width="0.106cm" svg:height="0.214cm" svg:x="6.221cm" svg:y="17.148cm" svg:viewBox="0 0 107 215" draw:points="0,0 73,181 107,215">
              <text:p/>
            </draw:polyline>
            <draw:polyline draw:style-name="gr5" draw:text-style-name="P1" draw:layer="layout" svg:width="0.218cm" svg:height="0.107cm" svg:x="6.294cm" svg:y="17.329cm" svg:viewBox="0 0 219 108" draw:points="0,0 181,73 219,108">
              <text:p/>
            </draw:polyline>
            <draw:polyline draw:style-name="gr5" draw:text-style-name="P1" draw:layer="layout" svg:width="0.218cm" svg:height="0.111cm" svg:x="6.255cm" svg:y="16.129cm" svg:viewBox="0 0 219 112" draw:points="219,0 39,73 0,112">
              <text:p/>
            </draw:polyline>
            <draw:polyline draw:style-name="gr5" draw:text-style-name="P1" draw:layer="layout" svg:width="0.106cm" svg:height="0.218cm" svg:x="6.186cm" svg:y="16.202cm" svg:viewBox="0 0 107 219" draw:points="107,0 34,181 0,219">
              <text:p/>
            </draw:polyline>
            <draw:polyline draw:style-name="gr5" draw:text-style-name="P1" draw:layer="layout" svg:width="0.799cm" svg:height="0cm" svg:x="8.005cm" svg:y="17.402cm" svg:viewBox="0 0 800 0" draw:points="0,0 761,0 800,0">
              <text:p/>
            </draw:polyline>
            <draw:polyline draw:style-name="gr5" draw:text-style-name="P1" draw:layer="layout" svg:width="0cm" svg:height="0.799cm" svg:x="9.02cm" svg:y="16.348cm" svg:viewBox="0 0 0 800" draw:points="0,800 0,34 0,0">
              <text:p/>
            </draw:polyline>
            <draw:polyline draw:style-name="gr5" draw:text-style-name="P1" draw:layer="layout" svg:width="0.799cm" svg:height="0cm" svg:x="7.966cm" svg:y="16.129cm" svg:viewBox="0 0 800 0" draw:points="800,0 39,0 0,0">
              <text:p/>
            </draw:polyline>
            <draw:polyline draw:style-name="gr5" draw:text-style-name="P1" draw:layer="layout" svg:width="0cm" svg:height="0.799cm" svg:x="7.747cm" svg:y="16.382cm" svg:viewBox="0 0 0 800" draw:points="0,0 0,766 0,800">
              <text:p/>
            </draw:polyline>
            <draw:polyline draw:style-name="gr5" draw:text-style-name="P1" draw:layer="layout" svg:width="0.106cm" svg:height="0.214cm" svg:x="8.912cm" svg:y="16.167cm" svg:viewBox="0 0 107 215" draw:points="107,215 34,34 0,0">
              <text:p/>
            </draw:polyline>
            <draw:polyline draw:style-name="gr5" draw:text-style-name="P1" draw:layer="layout" svg:width="0.214cm" svg:height="0.107cm" svg:x="8.732cm" svg:y="16.094cm" svg:viewBox="0 0 215 108" draw:points="215,108 34,34 0,0">
              <text:p/>
            </draw:polyline>
            <draw:polyline draw:style-name="gr5" draw:text-style-name="P1" draw:layer="layout" svg:width="0.106cm" svg:height="0.214cm" svg:x="8.912cm" svg:y="17.148cm" svg:viewBox="0 0 107 215" draw:points="107,0 34,181 0,215">
              <text:p/>
            </draw:polyline>
            <draw:polyline draw:style-name="gr5" draw:text-style-name="P1" draw:layer="layout" svg:width="0.214cm" svg:height="0.107cm" svg:x="8.732cm" svg:y="17.329cm" svg:viewBox="0 0 215 108" draw:points="215,0 34,73 0,108">
              <text:p/>
            </draw:polyline>
            <draw:polyline draw:style-name="gr5" draw:text-style-name="P1" draw:layer="layout" svg:width="0.111cm" svg:height="0.214cm" svg:x="7.747cm" svg:y="17.148cm" svg:viewBox="0 0 112 215" draw:points="0,0 73,181 112,215">
              <text:p/>
            </draw:polyline>
            <draw:polyline draw:style-name="gr5" draw:text-style-name="P1" draw:layer="layout" svg:width="0.218cm" svg:height="0.107cm" svg:x="7.82cm" svg:y="17.329cm" svg:viewBox="0 0 219 108" draw:points="0,0 185,73 219,108">
              <text:p/>
            </draw:polyline>
            <draw:polyline draw:style-name="gr5" draw:text-style-name="P1" draw:layer="layout" svg:width="0.218cm" svg:height="0.111cm" svg:x="7.786cm" svg:y="16.129cm" svg:viewBox="0 0 219 112" draw:points="219,0 34,73 0,112">
              <text:p/>
            </draw:polyline>
            <draw:polyline draw:style-name="gr5" draw:text-style-name="P1" draw:layer="layout" svg:width="0.106cm" svg:height="0.218cm" svg:x="7.713cm" svg:y="16.202cm" svg:viewBox="0 0 107 219" draw:points="107,0 34,181 0,219">
              <text:p/>
            </draw:polyline>
            <draw:polyline draw:style-name="gr5" draw:text-style-name="P1" draw:layer="layout" svg:width="0.799cm" svg:height="0cm" svg:x="9.531cm" svg:y="17.402cm" svg:viewBox="0 0 800 0" draw:points="0,0 761,0 800,0">
              <text:p/>
            </draw:polyline>
            <draw:polyline draw:style-name="gr5" draw:text-style-name="P1" draw:layer="layout" svg:width="0cm" svg:height="0.799cm" svg:x="10.55cm" svg:y="16.348cm" svg:viewBox="0 0 0 800" draw:points="0,800 0,34 0,0">
              <text:p/>
            </draw:polyline>
            <draw:polyline draw:style-name="gr5" draw:text-style-name="P1" draw:layer="layout" svg:width="0.799cm" svg:height="0cm" svg:x="9.493cm" svg:y="16.129cm" svg:viewBox="0 0 800 0" draw:points="800,0 39,0 0,0">
              <text:p/>
            </draw:polyline>
            <draw:polyline draw:style-name="gr5" draw:text-style-name="P1" draw:layer="layout" svg:width="0cm" svg:height="0.799cm" svg:x="9.278cm" svg:y="16.382cm" svg:viewBox="0 0 0 800" draw:points="0,0 0,766 0,800">
              <text:p/>
            </draw:polyline>
            <draw:polyline draw:style-name="gr5" draw:text-style-name="P1" draw:layer="layout" svg:width="0.111cm" svg:height="0.214cm" svg:x="10.438cm" svg:y="16.167cm" svg:viewBox="0 0 112 215" draw:points="112,215 39,34 0,0">
              <text:p/>
            </draw:polyline>
            <draw:polyline draw:style-name="gr5" draw:text-style-name="P1" draw:layer="layout" svg:width="0.218cm" svg:height="0.107cm" svg:x="10.258cm" svg:y="16.094cm" svg:viewBox="0 0 219 108" draw:points="219,108 34,34 0,0">
              <text:p/>
            </draw:polyline>
            <draw:polyline draw:style-name="gr5" draw:text-style-name="P1" draw:layer="layout" svg:width="0.111cm" svg:height="0.214cm" svg:x="10.438cm" svg:y="17.148cm" svg:viewBox="0 0 112 215" draw:points="112,0 39,181 0,215">
              <text:p/>
            </draw:polyline>
            <draw:polyline draw:style-name="gr5" draw:text-style-name="P1" draw:layer="layout" svg:width="0.218cm" svg:height="0.107cm" svg:x="10.258cm" svg:y="17.329cm" svg:viewBox="0 0 219 108" draw:points="219,0 34,73 0,108">
              <text:p/>
            </draw:polyline>
            <draw:polyline draw:style-name="gr5" draw:text-style-name="P1" draw:layer="layout" svg:width="0.106cm" svg:height="0.214cm" svg:x="9.278cm" svg:y="17.148cm" svg:viewBox="0 0 107 215" draw:points="0,0 73,181 107,215">
              <text:p/>
            </draw:polyline>
            <draw:polyline draw:style-name="gr5" draw:text-style-name="P1" draw:layer="layout" svg:width="0.214cm" svg:height="0.107cm" svg:x="9.351cm" svg:y="17.329cm" svg:viewBox="0 0 215 108" draw:points="0,0 181,73 215,108">
              <text:p/>
            </draw:polyline>
            <draw:polyline draw:style-name="gr5" draw:text-style-name="P1" draw:layer="layout" svg:width="0.218cm" svg:height="0.111cm" svg:x="9.312cm" svg:y="16.129cm" svg:viewBox="0 0 219 112" draw:points="219,0 39,73 0,112">
              <text:p/>
            </draw:polyline>
            <draw:polyline draw:style-name="gr5" draw:text-style-name="P1" draw:layer="layout" svg:width="0.111cm" svg:height="0.218cm" svg:x="9.239cm" svg:y="16.202cm" svg:viewBox="0 0 112 219" draw:points="112,0 39,181 0,219">
              <text:p/>
            </draw:polyline>
            <draw:polyline draw:style-name="gr5" draw:text-style-name="P1" draw:layer="layout" svg:width="0.799cm" svg:height="0cm" svg:x="11.057cm" svg:y="17.402cm" svg:viewBox="0 0 800 0" draw:points="0,0 765,0 800,0">
              <text:p/>
            </draw:polyline>
            <draw:polyline draw:style-name="gr5" draw:text-style-name="P1" draw:layer="layout" svg:width="0cm" svg:height="0.799cm" svg:x="12.076cm" svg:y="16.348cm" svg:viewBox="0 0 0 800" draw:points="0,800 0,34 0,0">
              <text:p/>
            </draw:polyline>
            <draw:polyline draw:style-name="gr5" draw:text-style-name="P1" draw:layer="layout" svg:width="0.799cm" svg:height="0cm" svg:x="11.023cm" svg:y="16.129cm" svg:viewBox="0 0 800 0" draw:points="800,0 34,0 0,0">
              <text:p/>
            </draw:polyline>
            <draw:polyline draw:style-name="gr5" draw:text-style-name="P1" draw:layer="layout" svg:width="0cm" svg:height="0.799cm" svg:x="10.804cm" svg:y="16.382cm" svg:viewBox="0 0 0 800" draw:points="0,0 0,766 0,800">
              <text:p/>
            </draw:polyline>
            <draw:polyline draw:style-name="gr5" draw:text-style-name="P1" draw:layer="layout" svg:width="0.106cm" svg:height="0.214cm" svg:x="11.969cm" svg:y="16.167cm" svg:viewBox="0 0 107 215" draw:points="107,215 34,34 0,0">
              <text:p/>
            </draw:polyline>
            <draw:polyline draw:style-name="gr5" draw:text-style-name="P1" draw:layer="layout" svg:width="0.218cm" svg:height="0.107cm" svg:x="11.784cm" svg:y="16.094cm" svg:viewBox="0 0 219 108" draw:points="219,108 39,34 0,0">
              <text:p/>
            </draw:polyline>
            <draw:polyline draw:style-name="gr5" draw:text-style-name="P1" draw:layer="layout" svg:width="0.106cm" svg:height="0.214cm" svg:x="11.969cm" svg:y="17.148cm" svg:viewBox="0 0 107 215" draw:points="107,0 34,181 0,215">
              <text:p/>
            </draw:polyline>
            <draw:polyline draw:style-name="gr5" draw:text-style-name="P1" draw:layer="layout" svg:width="0.218cm" svg:height="0.107cm" svg:x="11.784cm" svg:y="17.329cm" svg:viewBox="0 0 219 108" draw:points="219,0 39,73 0,108">
              <text:p/>
            </draw:polyline>
            <draw:polyline draw:style-name="gr5" draw:text-style-name="P1" draw:layer="layout" svg:width="0.106cm" svg:height="0.214cm" svg:x="10.804cm" svg:y="17.148cm" svg:viewBox="0 0 107 215" draw:points="0,0 73,181 107,215">
              <text:p/>
            </draw:polyline>
            <draw:polyline draw:style-name="gr5" draw:text-style-name="P1" draw:layer="layout" svg:width="0.218cm" svg:height="0.107cm" svg:x="10.877cm" svg:y="17.329cm" svg:viewBox="0 0 219 108" draw:points="0,0 181,73 219,108">
              <text:p/>
            </draw:polyline>
            <draw:polyline draw:style-name="gr5" draw:text-style-name="P1" draw:layer="layout" svg:width="0.218cm" svg:height="0.111cm" svg:x="10.838cm" svg:y="16.129cm" svg:viewBox="0 0 219 112" draw:points="219,0 39,73 0,112">
              <text:p/>
            </draw:polyline>
            <draw:polyline draw:style-name="gr5" draw:text-style-name="P1" draw:layer="layout" svg:width="0.111cm" svg:height="0.218cm" svg:x="10.765cm" svg:y="16.202cm" svg:viewBox="0 0 112 219" draw:points="112,0 39,181 0,219">
              <text:p/>
            </draw:polyline>
            <draw:polyline draw:style-name="gr5" draw:text-style-name="P1" draw:layer="layout" svg:width="0.803cm" svg:height="0cm" svg:x="12.584cm" svg:y="17.402cm" svg:viewBox="0 0 804 0" draw:points="0,0 765,0 804,0">
              <text:p/>
            </draw:polyline>
            <draw:polyline draw:style-name="gr5" draw:text-style-name="P1" draw:layer="layout" svg:width="0cm" svg:height="0.799cm" svg:x="13.603cm" svg:y="16.348cm" svg:viewBox="0 0 0 800" draw:points="0,800 0,34 0,0">
              <text:p/>
            </draw:polyline>
            <draw:polyline draw:style-name="gr5" draw:text-style-name="P1" draw:layer="layout" svg:width="0.799cm" svg:height="0cm" svg:x="12.549cm" svg:y="16.129cm" svg:viewBox="0 0 800 0" draw:points="800,0 34,0 0,0">
              <text:p/>
            </draw:polyline>
            <draw:polyline draw:style-name="gr5" draw:text-style-name="P1" draw:layer="layout" svg:width="0cm" svg:height="0.799cm" svg:x="12.33cm" svg:y="16.382cm" svg:viewBox="0 0 0 800" draw:points="0,0 0,766 0,800">
              <text:p/>
            </draw:polyline>
            <draw:polyline draw:style-name="gr5" draw:text-style-name="P1" draw:layer="layout" svg:width="0.106cm" svg:height="0.214cm" svg:x="13.495cm" svg:y="16.167cm" svg:viewBox="0 0 107 215" draw:points="107,215 34,34 0,0">
              <text:p/>
            </draw:polyline>
            <draw:polyline draw:style-name="gr5" draw:text-style-name="P1" draw:layer="layout" svg:width="0.214cm" svg:height="0.107cm" svg:x="13.315cm" svg:y="16.094cm" svg:viewBox="0 0 215 108" draw:points="215,108 34,34 0,0">
              <text:p/>
            </draw:polyline>
            <draw:polyline draw:style-name="gr5" draw:text-style-name="P1" draw:layer="layout" svg:width="0.106cm" svg:height="0.214cm" svg:x="13.495cm" svg:y="17.148cm" svg:viewBox="0 0 107 215" draw:points="107,0 34,181 0,215">
              <text:p/>
            </draw:polyline>
            <draw:polyline draw:style-name="gr5" draw:text-style-name="P1" draw:layer="layout" svg:width="0.214cm" svg:height="0.107cm" svg:x="13.315cm" svg:y="17.329cm" svg:viewBox="0 0 215 108" draw:points="215,0 34,73 0,108">
              <text:p/>
            </draw:polyline>
            <draw:polyline draw:style-name="gr5" draw:text-style-name="P1" draw:layer="layout" svg:width="0.111cm" svg:height="0.214cm" svg:x="12.33cm" svg:y="17.148cm" svg:viewBox="0 0 112 215" draw:points="0,0 73,181 112,215">
              <text:p/>
            </draw:polyline>
            <draw:polyline draw:style-name="gr5" draw:text-style-name="P1" draw:layer="layout" svg:width="0.218cm" svg:height="0.107cm" svg:x="12.403cm" svg:y="17.329cm" svg:viewBox="0 0 219 108" draw:points="0,0 181,73 219,108">
              <text:p/>
            </draw:polyline>
            <draw:polyline draw:style-name="gr5" draw:text-style-name="P1" draw:layer="layout" svg:width="0.214cm" svg:height="0.111cm" svg:x="12.369cm" svg:y="16.129cm" svg:viewBox="0 0 215 112" draw:points="215,0 34,73 0,112">
              <text:p/>
            </draw:polyline>
            <draw:polyline draw:style-name="gr5" draw:text-style-name="P1" draw:layer="layout" svg:width="0.106cm" svg:height="0.218cm" svg:x="12.296cm" svg:y="16.202cm" svg:viewBox="0 0 107 219" draw:points="107,0 34,181 0,219">
              <text:p/>
            </draw:polyline>
            <draw:polyline draw:style-name="gr5" draw:text-style-name="P1" draw:layer="layout" svg:width="0.76cm" svg:height="0cm" svg:x="14.114cm" svg:y="17.402cm" svg:viewBox="0 0 761 0" draw:points="0,0 727,0 761,0">
              <text:p/>
            </draw:polyline>
            <draw:polyline draw:style-name="gr5" draw:text-style-name="P1" draw:layer="layout" svg:width="0cm" svg:height="0.799cm" svg:x="15.095cm" svg:y="16.348cm" svg:viewBox="0 0 0 800" draw:points="0,800 0,34 0,0">
              <text:p/>
            </draw:polyline>
            <draw:polyline draw:style-name="gr5" draw:text-style-name="P1" draw:layer="layout" svg:width="0.764cm" svg:height="0cm" svg:x="14.076cm" svg:y="16.129cm" svg:viewBox="0 0 765 0" draw:points="765,0 39,0 0,0">
              <text:p/>
            </draw:polyline>
            <draw:polyline draw:style-name="gr5" draw:text-style-name="P1" draw:layer="layout" svg:width="0cm" svg:height="0.799cm" svg:x="13.861cm" svg:y="16.382cm" svg:viewBox="0 0 0 800" draw:points="0,0 0,766 0,800">
              <text:p/>
            </draw:polyline>
            <draw:polyline draw:style-name="gr5" draw:text-style-name="P1" draw:layer="layout" svg:width="0.106cm" svg:height="0.214cm" svg:x="14.987cm" svg:y="16.167cm" svg:viewBox="0 0 107 215" draw:points="107,215 34,34 0,0">
              <text:p/>
            </draw:polyline>
            <draw:polyline draw:style-name="gr5" draw:text-style-name="P1" draw:layer="layout" svg:width="0.218cm" svg:height="0.107cm" svg:x="14.802cm" svg:y="16.094cm" svg:viewBox="0 0 219 108" draw:points="219,108 39,34 0,0">
              <text:p/>
            </draw:polyline>
            <draw:polyline draw:style-name="gr5" draw:text-style-name="P1" draw:layer="layout" svg:width="0.106cm" svg:height="0.214cm" svg:x="14.987cm" svg:y="17.148cm" svg:viewBox="0 0 107 215" draw:points="107,0 34,181 0,215">
              <text:p/>
            </draw:polyline>
            <draw:polyline draw:style-name="gr5" draw:text-style-name="P1" draw:layer="layout" svg:width="0.218cm" svg:height="0.107cm" svg:x="14.802cm" svg:y="17.329cm" svg:viewBox="0 0 219 108" draw:points="219,0 39,73 0,108">
              <text:p/>
            </draw:polyline>
            <draw:polyline draw:style-name="gr5" draw:text-style-name="P1" draw:layer="layout" svg:width="0.106cm" svg:height="0.214cm" svg:x="13.861cm" svg:y="17.148cm" svg:viewBox="0 0 107 215" draw:points="0,0 69,181 107,215">
              <text:p/>
            </draw:polyline>
            <draw:polyline draw:style-name="gr5" draw:text-style-name="P1" draw:layer="layout" svg:width="0.218cm" svg:height="0.107cm" svg:x="13.929cm" svg:y="17.329cm" svg:viewBox="0 0 219 108" draw:points="0,0 185,73 219,108">
              <text:p/>
            </draw:polyline>
            <draw:polyline draw:style-name="gr5" draw:text-style-name="P1" draw:layer="layout" svg:width="0.218cm" svg:height="0.111cm" svg:x="13.895cm" svg:y="16.129cm" svg:viewBox="0 0 219 112" draw:points="219,0 34,73 0,112">
              <text:p/>
            </draw:polyline>
            <draw:polyline draw:style-name="gr5" draw:text-style-name="P1" draw:layer="layout" svg:width="0.106cm" svg:height="0.218cm" svg:x="13.822cm" svg:y="16.202cm" svg:viewBox="0 0 107 219" draw:points="107,0 39,181 0,219">
              <text:p/>
            </draw:polyline>
            <draw:polyline draw:style-name="gr5" draw:text-style-name="P1" draw:layer="layout" svg:width="0.799cm" svg:height="0cm" svg:x="15.606cm" svg:y="17.402cm" svg:viewBox="0 0 800 0" draw:points="0,0 761,0 800,0">
              <text:p/>
            </draw:polyline>
            <draw:polyline draw:style-name="gr5" draw:text-style-name="P1" draw:layer="layout" svg:width="0cm" svg:height="0.799cm" svg:x="16.621cm" svg:y="16.348cm" svg:viewBox="0 0 0 800" draw:points="0,800 0,34 0,0">
              <text:p/>
            </draw:polyline>
            <draw:polyline draw:style-name="gr5" draw:text-style-name="P1" draw:layer="layout" svg:width="0.799cm" svg:height="0cm" svg:x="15.567cm" svg:y="16.129cm" svg:viewBox="0 0 800 0" draw:points="800,0 39,0 0,0">
              <text:p/>
            </draw:polyline>
            <draw:polyline draw:style-name="gr5" draw:text-style-name="P1" draw:layer="layout" svg:width="0cm" svg:height="0.799cm" svg:x="15.348cm" svg:y="16.382cm" svg:viewBox="0 0 0 800" draw:points="0,0 0,766 0,800">
              <text:p/>
            </draw:polyline>
            <draw:polyline draw:style-name="gr5" draw:text-style-name="P1" draw:layer="layout" svg:width="0.106cm" svg:height="0.214cm" svg:x="16.513cm" svg:y="16.167cm" svg:viewBox="0 0 107 215" draw:points="107,215 39,34 0,0">
              <text:p/>
            </draw:polyline>
            <draw:polyline draw:style-name="gr5" draw:text-style-name="P1" draw:layer="layout" svg:width="0.218cm" svg:height="0.107cm" svg:x="16.333cm" svg:y="16.094cm" svg:viewBox="0 0 219 108" draw:points="219,108 34,34 0,0">
              <text:p/>
            </draw:polyline>
            <draw:polyline draw:style-name="gr5" draw:text-style-name="P1" draw:layer="layout" svg:width="0.106cm" svg:height="0.214cm" svg:x="16.513cm" svg:y="17.148cm" svg:viewBox="0 0 107 215" draw:points="107,0 39,181 0,215">
              <text:p/>
            </draw:polyline>
            <draw:polyline draw:style-name="gr5" draw:text-style-name="P1" draw:layer="layout" svg:width="0.218cm" svg:height="0.107cm" svg:x="16.333cm" svg:y="17.329cm" svg:viewBox="0 0 219 108" draw:points="219,0 34,73 0,108">
              <text:p/>
            </draw:polyline>
            <draw:polyline draw:style-name="gr5" draw:text-style-name="P1" draw:layer="layout" svg:width="0.111cm" svg:height="0.214cm" svg:x="15.348cm" svg:y="17.148cm" svg:viewBox="0 0 112 215" draw:points="0,0 73,181 112,215">
              <text:p/>
            </draw:polyline>
            <draw:polyline draw:style-name="gr5" draw:text-style-name="P1" draw:layer="layout" svg:width="0.218cm" svg:height="0.107cm" svg:x="15.421cm" svg:y="17.329cm" svg:viewBox="0 0 219 108" draw:points="0,0 185,73 219,108">
              <text:p/>
            </draw:polyline>
            <draw:polyline draw:style-name="gr5" draw:text-style-name="P1" draw:layer="layout" svg:width="0.218cm" svg:height="0.111cm" svg:x="15.387cm" svg:y="16.129cm" svg:viewBox="0 0 219 112" draw:points="219,0 34,73 0,112">
              <text:p/>
            </draw:polyline>
            <draw:polyline draw:style-name="gr5" draw:text-style-name="P1" draw:layer="layout" svg:width="0.106cm" svg:height="0.218cm" svg:x="15.314cm" svg:y="16.202cm" svg:viewBox="0 0 107 219" draw:points="107,0 34,181 0,219">
              <text:p/>
            </draw:polyline>
            <draw:polyline draw:style-name="gr5" draw:text-style-name="P1" draw:layer="layout" svg:width="0.799cm" svg:height="0cm" svg:x="17.132cm" svg:y="17.402cm" svg:viewBox="0 0 800 0" draw:points="0,0 765,0 800,0">
              <text:p/>
            </draw:polyline>
            <draw:polyline draw:style-name="gr5" draw:text-style-name="P1" draw:layer="layout" svg:width="0cm" svg:height="0.799cm" svg:x="18.151cm" svg:y="16.348cm" svg:viewBox="0 0 0 800" draw:points="0,800 0,34 0,0">
              <text:p/>
            </draw:polyline>
            <draw:polyline draw:style-name="gr5" draw:text-style-name="P1" draw:layer="layout" svg:width="0.803cm" svg:height="0cm" svg:x="17.094cm" svg:y="16.129cm" svg:viewBox="0 0 804 0" draw:points="804,0 39,0 0,0">
              <text:p/>
            </draw:polyline>
            <draw:polyline draw:style-name="gr5" draw:text-style-name="P1" draw:layer="layout" svg:width="0cm" svg:height="0.799cm" svg:x="16.879cm" svg:y="16.382cm" svg:viewBox="0 0 0 800" draw:points="0,0 0,766 0,800">
              <text:p/>
            </draw:polyline>
            <draw:polyline draw:style-name="gr5" draw:text-style-name="P1" draw:layer="layout" svg:width="0.111cm" svg:height="0.214cm" svg:x="18.04cm" svg:y="16.167cm" svg:viewBox="0 0 112 215" draw:points="112,215 39,34 0,0">
              <text:p/>
            </draw:polyline>
            <draw:polyline draw:style-name="gr5" draw:text-style-name="P1" draw:layer="layout" svg:width="0.218cm" svg:height="0.107cm" svg:x="17.859cm" svg:y="16.094cm" svg:viewBox="0 0 219 108" draw:points="219,108 39,34 0,0">
              <text:p/>
            </draw:polyline>
            <draw:polyline draw:style-name="gr5" draw:text-style-name="P1" draw:layer="layout" svg:width="0.111cm" svg:height="0.214cm" svg:x="18.04cm" svg:y="17.148cm" svg:viewBox="0 0 112 215" draw:points="112,0 39,181 0,215">
              <text:p/>
            </draw:polyline>
            <draw:polyline draw:style-name="gr5" draw:text-style-name="P1" draw:layer="layout" svg:width="0.218cm" svg:height="0.107cm" svg:x="17.859cm" svg:y="17.329cm" svg:viewBox="0 0 219 108" draw:points="219,0 39,73 0,108">
              <text:p/>
            </draw:polyline>
            <draw:polyline draw:style-name="gr5" draw:text-style-name="P1" draw:layer="layout" svg:width="0.106cm" svg:height="0.214cm" svg:x="16.879cm" svg:y="17.148cm" svg:viewBox="0 0 107 215" draw:points="0,0 73,181 107,215">
              <text:p/>
            </draw:polyline>
            <draw:polyline draw:style-name="gr5" draw:text-style-name="P1" draw:layer="layout" svg:width="0.214cm" svg:height="0.107cm" svg:x="16.952cm" svg:y="17.329cm" svg:viewBox="0 0 215 108" draw:points="0,0 181,73 215,108">
              <text:p/>
            </draw:polyline>
            <draw:polyline draw:style-name="gr5" draw:text-style-name="P1" draw:layer="layout" svg:width="0.218cm" svg:height="0.111cm" svg:x="16.913cm" svg:y="16.129cm" svg:viewBox="0 0 219 112" draw:points="219,0 39,73 0,112">
              <text:p/>
            </draw:polyline>
            <draw:polyline draw:style-name="gr5" draw:text-style-name="P1" draw:layer="layout" svg:width="0.111cm" svg:height="0.218cm" svg:x="16.84cm" svg:y="16.202cm" svg:viewBox="0 0 112 219" draw:points="112,0 39,181 0,219">
              <text:p/>
            </draw:polyline>
            <draw:polyline draw:style-name="gr5" draw:text-style-name="P1" draw:layer="layout" svg:width="0.799cm" svg:height="0cm" svg:x="18.659cm" svg:y="17.402cm" svg:viewBox="0 0 800 0" draw:points="0,0 765,0 800,0">
              <text:p/>
            </draw:polyline>
            <draw:polyline draw:style-name="gr5" draw:text-style-name="P1" draw:layer="layout" svg:width="0cm" svg:height="0.799cm" svg:x="19.678cm" svg:y="16.348cm" svg:viewBox="0 0 0 800" draw:points="0,800 0,34 0,0">
              <text:p/>
            </draw:polyline>
            <draw:polyline draw:style-name="gr5" draw:text-style-name="P1" draw:layer="layout" svg:width="0.799cm" svg:height="0cm" svg:x="18.624cm" svg:y="16.129cm" svg:viewBox="0 0 800 0" draw:points="800,0 34,0 0,0">
              <text:p/>
            </draw:polyline>
            <draw:polyline draw:style-name="gr5" draw:text-style-name="P1" draw:layer="layout" svg:width="0cm" svg:height="0.799cm" svg:x="18.405cm" svg:y="16.382cm" svg:viewBox="0 0 0 800" draw:points="0,0 0,766 0,800">
              <text:p/>
            </draw:polyline>
            <draw:polyline draw:style-name="gr5" draw:text-style-name="P1" draw:layer="layout" svg:width="0.106cm" svg:height="0.214cm" svg:x="19.57cm" svg:y="16.167cm" svg:viewBox="0 0 107 215" draw:points="107,215 34,34 0,0">
              <text:p/>
            </draw:polyline>
            <draw:polyline draw:style-name="gr5" draw:text-style-name="P1" draw:layer="layout" svg:width="0.218cm" svg:height="0.107cm" svg:x="19.385cm" svg:y="16.094cm" svg:viewBox="0 0 219 108" draw:points="219,108 39,34 0,0">
              <text:p/>
            </draw:polyline>
            <draw:polyline draw:style-name="gr5" draw:text-style-name="P1" draw:layer="layout" svg:width="0.106cm" svg:height="0.214cm" svg:x="19.57cm" svg:y="17.148cm" svg:viewBox="0 0 107 215" draw:points="107,0 34,181 0,215">
              <text:p/>
            </draw:polyline>
            <draw:polyline draw:style-name="gr5" draw:text-style-name="P1" draw:layer="layout" svg:width="0.218cm" svg:height="0.107cm" svg:x="19.385cm" svg:y="17.329cm" svg:viewBox="0 0 219 108" draw:points="219,0 39,73 0,108">
              <text:p/>
            </draw:polyline>
            <draw:polyline draw:style-name="gr5" draw:text-style-name="P1" draw:layer="layout" svg:width="0.106cm" svg:height="0.214cm" svg:x="18.405cm" svg:y="17.148cm" svg:viewBox="0 0 107 215" draw:points="0,0 73,181 107,215">
              <text:p/>
            </draw:polyline>
            <draw:polyline draw:style-name="gr5" draw:text-style-name="P1" draw:layer="layout" svg:width="0.218cm" svg:height="0.107cm" svg:x="18.478cm" svg:y="17.329cm" svg:viewBox="0 0 219 108" draw:points="0,0 181,73 219,108">
              <text:p/>
            </draw:polyline>
            <draw:polyline draw:style-name="gr5" draw:text-style-name="P1" draw:layer="layout" svg:width="0.218cm" svg:height="0.111cm" svg:x="18.439cm" svg:y="16.129cm" svg:viewBox="0 0 219 112" draw:points="219,0 39,73 0,112">
              <text:p/>
            </draw:polyline>
            <draw:polyline draw:style-name="gr5" draw:text-style-name="P1" draw:layer="layout" svg:width="0.106cm" svg:height="0.218cm" svg:x="18.371cm" svg:y="16.202cm" svg:viewBox="0 0 107 219" draw:points="107,0 34,181 0,219">
              <text:p/>
            </draw:polyline>
            <draw:polyline draw:style-name="gr5" draw:text-style-name="P1" draw:layer="layout" svg:width="0.803cm" svg:height="0cm" svg:x="20.185cm" svg:y="17.402cm" svg:viewBox="0 0 804 0" draw:points="0,0 765,0 804,0">
              <text:p/>
            </draw:polyline>
            <draw:polyline draw:style-name="gr5" draw:text-style-name="P1" draw:layer="layout" svg:width="0cm" svg:height="0.799cm" svg:x="21.204cm" svg:y="16.348cm" svg:viewBox="0 0 0 800" draw:points="0,800 0,34 0,0">
              <text:p/>
            </draw:polyline>
            <draw:polyline draw:style-name="gr5" draw:text-style-name="P1" draw:layer="layout" svg:width="0.799cm" svg:height="0cm" svg:x="20.151cm" svg:y="16.129cm" svg:viewBox="0 0 800 0" draw:points="800,0 34,0 0,0">
              <text:p/>
            </draw:polyline>
            <draw:polyline draw:style-name="gr5" draw:text-style-name="P1" draw:layer="layout" svg:width="0cm" svg:height="0.799cm" svg:x="19.931cm" svg:y="16.382cm" svg:viewBox="0 0 0 800" draw:points="0,0 0,766 0,800">
              <text:p/>
            </draw:polyline>
            <draw:polyline draw:style-name="gr5" draw:text-style-name="P1" draw:layer="layout" svg:width="0.106cm" svg:height="0.214cm" svg:x="21.096cm" svg:y="16.167cm" svg:viewBox="0 0 107 215" draw:points="107,215 34,34 0,0">
              <text:p/>
            </draw:polyline>
            <draw:polyline draw:style-name="gr5" draw:text-style-name="P1" draw:layer="layout" svg:width="0.214cm" svg:height="0.107cm" svg:x="20.916cm" svg:y="16.094cm" svg:viewBox="0 0 215 108" draw:points="215,108 34,34 0,0">
              <text:p/>
            </draw:polyline>
            <draw:polyline draw:style-name="gr5" draw:text-style-name="P1" draw:layer="layout" svg:width="0.106cm" svg:height="0.214cm" svg:x="21.096cm" svg:y="17.148cm" svg:viewBox="0 0 107 215" draw:points="107,0 34,181 0,215">
              <text:p/>
            </draw:polyline>
            <draw:polyline draw:style-name="gr5" draw:text-style-name="P1" draw:layer="layout" svg:width="0.214cm" svg:height="0.107cm" svg:x="20.916cm" svg:y="17.329cm" svg:viewBox="0 0 215 108" draw:points="215,0 34,73 0,108">
              <text:p/>
            </draw:polyline>
            <draw:polyline draw:style-name="gr5" draw:text-style-name="P1" draw:layer="layout" svg:width="0.111cm" svg:height="0.214cm" svg:x="19.931cm" svg:y="17.148cm" svg:viewBox="0 0 112 215" draw:points="0,0 73,181 112,215">
              <text:p/>
            </draw:polyline>
            <draw:polyline draw:style-name="gr5" draw:text-style-name="P1" draw:layer="layout" svg:width="0.218cm" svg:height="0.107cm" svg:x="20.004cm" svg:y="17.329cm" svg:viewBox="0 0 219 108" draw:points="0,0 181,73 219,108">
              <text:p/>
            </draw:polyline>
            <draw:polyline draw:style-name="gr5" draw:text-style-name="P1" draw:layer="layout" svg:width="0.214cm" svg:height="0.111cm" svg:x="19.97cm" svg:y="16.129cm" svg:viewBox="0 0 215 112" draw:points="215,0 34,73 0,112">
              <text:p/>
            </draw:polyline>
            <draw:polyline draw:style-name="gr5" draw:text-style-name="P1" draw:layer="layout" svg:width="0.106cm" svg:height="0.218cm" svg:x="19.897cm" svg:y="16.202cm" svg:viewBox="0 0 107 219" draw:points="107,0 34,181 0,219">
              <text:p/>
            </draw:polyline>
            <draw:polyline draw:style-name="gr5" draw:text-style-name="P1" draw:layer="layout" svg:width="0.799cm" svg:height="0cm" svg:x="21.716cm" svg:y="17.402cm" svg:viewBox="0 0 800 0" draw:points="0,0 761,0 800,0">
              <text:p/>
            </draw:polyline>
            <draw:polyline draw:style-name="gr5" draw:text-style-name="P1" draw:layer="layout" svg:width="0cm" svg:height="0.799cm" svg:x="22.734cm" svg:y="16.348cm" svg:viewBox="0 0 0 800" draw:points="0,800 0,34 0,0">
              <text:p/>
            </draw:polyline>
            <draw:polyline draw:style-name="gr5" draw:text-style-name="P1" draw:layer="layout" svg:width="0.799cm" svg:height="0cm" svg:x="21.677cm" svg:y="16.129cm" svg:viewBox="0 0 800 0" draw:points="800,0 39,0 0,0">
              <text:p/>
            </draw:polyline>
            <draw:polyline draw:style-name="gr5" draw:text-style-name="P1" draw:layer="layout" svg:width="0cm" svg:height="0.799cm" svg:x="21.462cm" svg:y="16.382cm" svg:viewBox="0 0 0 800" draw:points="0,0 0,766 0,800">
              <text:p/>
            </draw:polyline>
            <draw:polyline draw:style-name="gr5" draw:text-style-name="P1" draw:layer="layout" svg:width="0.111cm" svg:height="0.214cm" svg:x="22.623cm" svg:y="16.167cm" svg:viewBox="0 0 112 215" draw:points="112,215 39,34 0,0">
              <text:p/>
            </draw:polyline>
            <draw:polyline draw:style-name="gr5" draw:text-style-name="P1" draw:layer="layout" svg:width="0.218cm" svg:height="0.107cm" svg:x="22.442cm" svg:y="16.094cm" svg:viewBox="0 0 219 108" draw:points="219,108 34,34 0,0">
              <text:p/>
            </draw:polyline>
            <draw:polyline draw:style-name="gr5" draw:text-style-name="P1" draw:layer="layout" svg:width="0.111cm" svg:height="0.214cm" svg:x="22.623cm" svg:y="17.148cm" svg:viewBox="0 0 112 215" draw:points="112,0 39,181 0,215">
              <text:p/>
            </draw:polyline>
            <draw:polyline draw:style-name="gr5" draw:text-style-name="P1" draw:layer="layout" svg:width="0.218cm" svg:height="0.107cm" svg:x="22.442cm" svg:y="17.329cm" svg:viewBox="0 0 219 108" draw:points="219,0 34,73 0,108">
              <text:p/>
            </draw:polyline>
            <draw:polyline draw:style-name="gr5" draw:text-style-name="P1" draw:layer="layout" svg:width="0.106cm" svg:height="0.214cm" svg:x="21.462cm" svg:y="17.148cm" svg:viewBox="0 0 107 215" draw:points="0,0 69,181 107,215">
              <text:p/>
            </draw:polyline>
            <draw:polyline draw:style-name="gr5" draw:text-style-name="P1" draw:layer="layout" svg:width="0.218cm" svg:height="0.107cm" svg:x="21.531cm" svg:y="17.329cm" svg:viewBox="0 0 219 108" draw:points="0,0 185,73 219,108">
              <text:p/>
            </draw:polyline>
            <draw:polyline draw:style-name="gr5" draw:text-style-name="P1" draw:layer="layout" svg:width="0.218cm" svg:height="0.111cm" svg:x="21.496cm" svg:y="16.129cm" svg:viewBox="0 0 219 112" draw:points="219,0 34,73 0,112">
              <text:p/>
            </draw:polyline>
            <draw:polyline draw:style-name="gr5" draw:text-style-name="P1" draw:layer="layout" svg:width="0.106cm" svg:height="0.218cm" svg:x="21.423cm" svg:y="16.202cm" svg:viewBox="0 0 107 219" draw:points="107,0 39,181 0,219">
              <text:p/>
            </draw:polyline>
            <draw:polyline draw:style-name="gr5" draw:text-style-name="P1" draw:layer="layout" svg:width="0.799cm" svg:height="0cm" svg:x="23.242cm" svg:y="17.402cm" svg:viewBox="0 0 800 0" draw:points="0,0 765,0 800,0">
              <text:p/>
            </draw:polyline>
            <draw:polyline draw:style-name="gr5" draw:text-style-name="P1" draw:layer="layout" svg:width="0cm" svg:height="0.799cm" svg:x="24.261cm" svg:y="16.348cm" svg:viewBox="0 0 0 800" draw:points="0,800 0,34 0,0">
              <text:p/>
            </draw:polyline>
            <draw:polyline draw:style-name="gr5" draw:text-style-name="P1" draw:layer="layout" svg:width="0.799cm" svg:height="0cm" svg:x="23.207cm" svg:y="16.129cm" svg:viewBox="0 0 800 0" draw:points="800,0 34,0 0,0">
              <text:p/>
            </draw:polyline>
            <draw:polyline draw:style-name="gr5" draw:text-style-name="P1" draw:layer="layout" svg:width="0cm" svg:height="0.799cm" svg:x="22.988cm" svg:y="16.382cm" svg:viewBox="0 0 0 800" draw:points="0,0 0,766 0,800">
              <text:p/>
            </draw:polyline>
            <draw:polyline draw:style-name="gr5" draw:text-style-name="P1" draw:layer="layout" svg:width="0.106cm" svg:height="0.214cm" svg:x="24.153cm" svg:y="16.167cm" svg:viewBox="0 0 107 215" draw:points="107,215 34,34 0,0">
              <text:p/>
            </draw:polyline>
            <draw:polyline draw:style-name="gr5" draw:text-style-name="P1" draw:layer="layout" svg:width="0.218cm" svg:height="0.107cm" svg:x="23.968cm" svg:y="16.094cm" svg:viewBox="0 0 219 108" draw:points="219,108 39,34 0,0">
              <text:p/>
            </draw:polyline>
            <draw:polyline draw:style-name="gr5" draw:text-style-name="P1" draw:layer="layout" svg:width="0.106cm" svg:height="0.214cm" svg:x="24.153cm" svg:y="17.148cm" svg:viewBox="0 0 107 215" draw:points="107,0 34,181 0,215">
              <text:p/>
            </draw:polyline>
            <draw:polyline draw:style-name="gr5" draw:text-style-name="P1" draw:layer="layout" svg:width="0.218cm" svg:height="0.107cm" svg:x="23.968cm" svg:y="17.329cm" svg:viewBox="0 0 219 108" draw:points="219,0 39,73 0,108">
              <text:p/>
            </draw:polyline>
            <draw:polyline draw:style-name="gr5" draw:text-style-name="P1" draw:layer="layout" svg:width="0.106cm" svg:height="0.214cm" svg:x="22.988cm" svg:y="17.148cm" svg:viewBox="0 0 107 215" draw:points="0,0 73,181 107,215">
              <text:p/>
            </draw:polyline>
            <draw:polyline draw:style-name="gr5" draw:text-style-name="P1" draw:layer="layout" svg:width="0.218cm" svg:height="0.107cm" svg:x="23.061cm" svg:y="17.329cm" svg:viewBox="0 0 219 108" draw:points="0,0 181,73 219,108">
              <text:p/>
            </draw:polyline>
            <draw:polyline draw:style-name="gr5" draw:text-style-name="P1" draw:layer="layout" svg:width="0.218cm" svg:height="0.111cm" svg:x="23.023cm" svg:y="16.129cm" svg:viewBox="0 0 219 112" draw:points="219,0 39,73 0,112">
              <text:p/>
            </draw:polyline>
            <draw:polyline draw:style-name="gr5" draw:text-style-name="P1" draw:layer="layout" svg:width="0.111cm" svg:height="0.218cm" svg:x="22.949cm" svg:y="16.202cm" svg:viewBox="0 0 112 219" draw:points="112,0 39,181 0,219">
              <text:p/>
            </draw:polyline>
            <draw:polyline draw:style-name="gr5" draw:text-style-name="P1" draw:layer="layout" svg:width="0.764cm" svg:height="0cm" svg:x="24.768cm" svg:y="17.402cm" svg:viewBox="0 0 765 0" draw:points="0,0 731,0 765,0">
              <text:p/>
            </draw:polyline>
            <draw:polyline draw:style-name="gr5" draw:text-style-name="P1" draw:layer="layout" svg:width="0cm" svg:height="0.799cm" svg:x="25.753cm" svg:y="16.348cm" svg:viewBox="0 0 0 800" draw:points="0,800 0,34 0,0">
              <text:p/>
            </draw:polyline>
            <draw:polyline draw:style-name="gr5" draw:text-style-name="P1" draw:layer="layout" svg:width="0.764cm" svg:height="0cm" svg:x="24.734cm" svg:y="16.129cm" svg:viewBox="0 0 765 0" draw:points="765,0 34,0 0,0">
              <text:p/>
            </draw:polyline>
            <draw:polyline draw:style-name="gr5" draw:text-style-name="P1" draw:layer="layout" svg:width="0cm" svg:height="0.799cm" svg:x="24.514cm" svg:y="16.382cm" svg:viewBox="0 0 0 800" draw:points="0,0 0,766 0,800">
              <text:p/>
            </draw:polyline>
            <draw:polyline draw:style-name="gr5" draw:text-style-name="P1" draw:layer="layout" svg:width="0.111cm" svg:height="0.214cm" svg:x="25.641cm" svg:y="16.167cm" svg:viewBox="0 0 112 215" draw:points="112,215 39,34 0,0">
              <text:p/>
            </draw:polyline>
            <draw:polyline draw:style-name="gr5" draw:text-style-name="P1" draw:layer="layout" svg:width="0.218cm" svg:height="0.107cm" svg:x="25.46cm" svg:y="16.094cm" svg:viewBox="0 0 219 108" draw:points="219,108 39,34 0,0">
              <text:p/>
            </draw:polyline>
            <draw:polyline draw:style-name="gr5" draw:text-style-name="P1" draw:layer="layout" svg:width="0.111cm" svg:height="0.214cm" svg:x="25.641cm" svg:y="17.148cm" svg:viewBox="0 0 112 215" draw:points="112,0 39,181 0,215">
              <text:p/>
            </draw:polyline>
            <draw:polyline draw:style-name="gr5" draw:text-style-name="P1" draw:layer="layout" svg:width="0.218cm" svg:height="0.107cm" svg:x="25.46cm" svg:y="17.329cm" svg:viewBox="0 0 219 108" draw:points="219,0 39,73 0,108">
              <text:p/>
            </draw:polyline>
            <draw:polyline draw:style-name="gr5" draw:text-style-name="P1" draw:layer="layout" svg:width="0.111cm" svg:height="0.214cm" svg:x="24.514cm" svg:y="17.148cm" svg:viewBox="0 0 112 215" draw:points="0,0 73,181 112,215">
              <text:p/>
            </draw:polyline>
            <draw:polyline draw:style-name="gr5" draw:text-style-name="P1" draw:layer="layout" svg:width="0.218cm" svg:height="0.107cm" svg:x="24.587cm" svg:y="17.329cm" svg:viewBox="0 0 219 108" draw:points="0,0 181,73 219,108">
              <text:p/>
            </draw:polyline>
            <draw:polyline draw:style-name="gr5" draw:text-style-name="P1" draw:layer="layout" svg:width="0.214cm" svg:height="0.111cm" svg:x="24.553cm" svg:y="16.129cm" svg:viewBox="0 0 215 112" draw:points="215,0 34,73 0,112">
              <text:p/>
            </draw:polyline>
            <draw:polyline draw:style-name="gr5" draw:text-style-name="P1" draw:layer="layout" svg:width="0.106cm" svg:height="0.218cm" svg:x="24.48cm" svg:y="16.202cm" svg:viewBox="0 0 107 219" draw:points="107,0 34,181 0,219">
              <text:p/>
            </draw:polyline>
            <draw:polyline draw:style-name="gr5" draw:text-style-name="P1" draw:layer="layout" svg:width="0.799cm" svg:height="0cm" svg:x="26.26cm" svg:y="17.402cm" svg:viewBox="0 0 800 0" draw:points="0,0 765,0 800,0">
              <text:p/>
            </draw:polyline>
            <draw:polyline draw:style-name="gr5" draw:text-style-name="P1" draw:layer="layout" svg:width="0cm" svg:height="0.799cm" svg:x="27.279cm" svg:y="16.348cm" svg:viewBox="0 0 0 800" draw:points="0,800 0,34 0,0">
              <text:p/>
            </draw:polyline>
            <draw:polyline draw:style-name="gr5" draw:text-style-name="P1" draw:layer="layout" svg:width="0.799cm" svg:height="0cm" svg:x="26.225cm" svg:y="16.129cm" svg:viewBox="0 0 800 0" draw:points="800,0 34,0 0,0">
              <text:p/>
            </draw:polyline>
            <draw:polyline draw:style-name="gr5" draw:text-style-name="P1" draw:layer="layout" svg:width="0cm" svg:height="0.799cm" svg:x="26.006cm" svg:y="16.382cm" svg:viewBox="0 0 0 800" draw:points="0,0 0,766 0,800">
              <text:p/>
            </draw:polyline>
            <draw:polyline draw:style-name="gr5" draw:text-style-name="P1" draw:layer="layout" svg:width="0.106cm" svg:height="0.214cm" svg:x="27.171cm" svg:y="16.167cm" svg:viewBox="0 0 107 215" draw:points="107,215 34,34 0,0">
              <text:p/>
            </draw:polyline>
            <draw:polyline draw:style-name="gr5" draw:text-style-name="P1" draw:layer="layout" svg:width="0.218cm" svg:height="0.107cm" svg:x="26.986cm" svg:y="16.094cm" svg:viewBox="0 0 219 108" draw:points="219,108 39,34 0,0">
              <text:p/>
            </draw:polyline>
            <draw:polyline draw:style-name="gr5" draw:text-style-name="P1" draw:layer="layout" svg:width="0.106cm" svg:height="0.214cm" svg:x="27.171cm" svg:y="17.148cm" svg:viewBox="0 0 107 215" draw:points="107,0 34,181 0,215">
              <text:p/>
            </draw:polyline>
            <draw:polyline draw:style-name="gr5" draw:text-style-name="P1" draw:layer="layout" svg:width="0.218cm" svg:height="0.107cm" svg:x="26.986cm" svg:y="17.329cm" svg:viewBox="0 0 219 108" draw:points="219,0 39,73 0,108">
              <text:p/>
            </draw:polyline>
            <draw:polyline draw:style-name="gr5" draw:text-style-name="P1" draw:layer="layout" svg:width="0.106cm" svg:height="0.214cm" svg:x="26.006cm" svg:y="17.148cm" svg:viewBox="0 0 107 215" draw:points="0,0 73,181 107,215">
              <text:p/>
            </draw:polyline>
            <draw:polyline draw:style-name="gr5" draw:text-style-name="P1" draw:layer="layout" svg:width="0.218cm" svg:height="0.107cm" svg:x="26.079cm" svg:y="17.329cm" svg:viewBox="0 0 219 108" draw:points="0,0 181,73 219,108">
              <text:p/>
            </draw:polyline>
            <draw:polyline draw:style-name="gr5" draw:text-style-name="P1" draw:layer="layout" svg:width="0.218cm" svg:height="0.111cm" svg:x="26.041cm" svg:y="16.129cm" svg:viewBox="0 0 219 112" draw:points="219,0 39,73 0,112">
              <text:p/>
            </draw:polyline>
            <draw:polyline draw:style-name="gr5" draw:text-style-name="P1" draw:layer="layout" svg:width="0.106cm" svg:height="0.218cm" svg:x="25.972cm" svg:y="16.202cm" svg:viewBox="0 0 107 219" draw:points="107,0 34,181 0,219">
              <text:p/>
            </draw:polyline>
            <draw:polyline draw:style-name="gr5" draw:text-style-name="P1" draw:layer="layout" svg:width="0.799cm" svg:height="0cm" svg:x="3.422cm" svg:y="18.929cm" svg:viewBox="0 0 800 0" draw:points="0,0 761,0 800,0">
              <text:p/>
            </draw:polyline>
            <draw:polyline draw:style-name="gr5" draw:text-style-name="P1" draw:layer="layout" svg:width="0cm" svg:height="0.795cm" svg:x="4.437cm" svg:y="17.875cm" svg:viewBox="0 0 0 796" draw:points="0,796 0,34 0,0">
              <text:p/>
            </draw:polyline>
            <draw:polyline draw:style-name="gr5" draw:text-style-name="P1" draw:layer="layout" svg:width="0.799cm" svg:height="0cm" svg:x="3.383cm" svg:y="17.656cm" svg:viewBox="0 0 800 0" draw:points="800,0 39,0 0,0">
              <text:p/>
            </draw:polyline>
            <draw:polyline draw:style-name="gr5" draw:text-style-name="P1" draw:layer="layout" svg:width="0cm" svg:height="0.799cm" svg:x="3.164cm" svg:y="17.909cm" svg:viewBox="0 0 0 800" draw:points="0,0 0,761 0,800">
              <text:p/>
            </draw:polyline>
            <draw:polyline draw:style-name="gr5" draw:text-style-name="P1" draw:layer="layout" svg:width="0.106cm" svg:height="0.218cm" svg:x="4.329cm" svg:y="17.69cm" svg:viewBox="0 0 107 219" draw:points="107,219 39,39 0,0">
              <text:p/>
            </draw:polyline>
            <draw:polyline draw:style-name="gr5" draw:text-style-name="P1" draw:layer="layout" svg:width="0.218cm" svg:height="0.107cm" svg:x="4.148cm" svg:y="17.621cm" svg:viewBox="0 0 219 108" draw:points="219,108 34,34 0,0">
              <text:p/>
            </draw:polyline>
            <draw:polyline draw:style-name="gr5" draw:text-style-name="P1" draw:layer="layout" svg:width="0.106cm" svg:height="0.218cm" svg:x="4.329cm" svg:y="18.671cm" svg:viewBox="0 0 107 219" draw:points="107,0 39,185 0,219">
              <text:p/>
            </draw:polyline>
            <draw:polyline draw:style-name="gr5" draw:text-style-name="P1" draw:layer="layout" svg:width="0.218cm" svg:height="0.107cm" svg:x="4.148cm" svg:y="18.856cm" svg:viewBox="0 0 219 108" draw:points="219,0 34,73 0,108">
              <text:p/>
            </draw:polyline>
            <draw:polyline draw:style-name="gr5" draw:text-style-name="P1" draw:layer="layout" svg:width="0.145cm" svg:height="0.218cm" svg:x="3.164cm" svg:y="18.671cm" svg:viewBox="0 0 146 219" draw:points="0,0 112,185 146,219">
              <text:p/>
            </draw:polyline>
            <draw:polyline draw:style-name="gr5" draw:text-style-name="P1" draw:layer="layout" svg:width="0.18cm" svg:height="0.107cm" svg:x="3.276cm" svg:y="18.856cm" svg:viewBox="0 0 181 108" draw:points="0,0 146,73 181,108">
              <text:p/>
            </draw:polyline>
            <draw:polyline draw:style-name="gr5" draw:text-style-name="P1" draw:layer="layout" svg:width="0.184cm" svg:height="0.107cm" svg:x="3.237cm" svg:y="17.656cm" svg:viewBox="0 0 185 108" draw:points="185,0 39,73 0,108">
              <text:p/>
            </draw:polyline>
            <draw:polyline draw:style-name="gr5" draw:text-style-name="P1" draw:layer="layout" svg:width="0.145cm" svg:height="0.218cm" svg:x="3.13cm" svg:y="17.729cm" svg:viewBox="0 0 146 219" draw:points="146,0 34,181 0,219">
              <text:p/>
            </draw:polyline>
            <draw:polyline draw:style-name="gr5" draw:text-style-name="P1" draw:layer="layout" svg:width="0.799cm" svg:height="0cm" svg:x="4.948cm" svg:y="18.929cm" svg:viewBox="0 0 800 0" draw:points="0,0 765,0 800,0">
              <text:p/>
            </draw:polyline>
            <draw:polyline draw:style-name="gr5" draw:text-style-name="P1" draw:layer="layout" svg:width="0cm" svg:height="0.795cm" svg:x="5.967cm" svg:y="17.875cm" svg:viewBox="0 0 0 796" draw:points="0,796 0,34 0,0">
              <text:p/>
            </draw:polyline>
            <draw:polyline draw:style-name="gr5" draw:text-style-name="P1" draw:layer="layout" svg:width="0.803cm" svg:height="0cm" svg:x="4.909cm" svg:y="17.656cm" svg:viewBox="0 0 804 0" draw:points="804,0 39,0 0,0">
              <text:p/>
            </draw:polyline>
            <draw:polyline draw:style-name="gr5" draw:text-style-name="P1" draw:layer="layout" svg:width="0cm" svg:height="0.799cm" svg:x="4.695cm" svg:y="17.909cm" svg:viewBox="0 0 0 800" draw:points="0,0 0,761 0,800">
              <text:p/>
            </draw:polyline>
            <draw:polyline draw:style-name="gr5" draw:text-style-name="P1" draw:layer="layout" svg:width="0.111cm" svg:height="0.218cm" svg:x="5.855cm" svg:y="17.69cm" svg:viewBox="0 0 112 219" draw:points="112,219 39,39 0,0">
              <text:p/>
            </draw:polyline>
            <draw:polyline draw:style-name="gr5" draw:text-style-name="P1" draw:layer="layout" svg:width="0.218cm" svg:height="0.107cm" svg:x="5.675cm" svg:y="17.621cm" svg:viewBox="0 0 219 108" draw:points="219,108 39,34 0,0">
              <text:p/>
            </draw:polyline>
            <draw:polyline draw:style-name="gr5" draw:text-style-name="P1" draw:layer="layout" svg:width="0.111cm" svg:height="0.218cm" svg:x="5.855cm" svg:y="18.671cm" svg:viewBox="0 0 112 219" draw:points="112,0 39,185 0,219">
              <text:p/>
            </draw:polyline>
            <draw:polyline draw:style-name="gr5" draw:text-style-name="P1" draw:layer="layout" svg:width="0.218cm" svg:height="0.107cm" svg:x="5.675cm" svg:y="18.856cm" svg:viewBox="0 0 219 108" draw:points="219,0 39,73 0,108">
              <text:p/>
            </draw:polyline>
            <draw:polyline draw:style-name="gr5" draw:text-style-name="P1" draw:layer="layout" svg:width="0.106cm" svg:height="0.218cm" svg:x="4.695cm" svg:y="18.671cm" svg:viewBox="0 0 107 219" draw:points="0,0 73,185 107,219">
              <text:p/>
            </draw:polyline>
            <draw:polyline draw:style-name="gr5" draw:text-style-name="P1" draw:layer="layout" svg:width="0.214cm" svg:height="0.107cm" svg:x="4.768cm" svg:y="18.856cm" svg:viewBox="0 0 215 108" draw:points="0,0 181,73 215,108">
              <text:p/>
            </draw:polyline>
            <draw:polyline draw:style-name="gr5" draw:text-style-name="P1" draw:layer="layout" svg:width="0.218cm" svg:height="0.107cm" svg:x="4.729cm" svg:y="17.656cm" svg:viewBox="0 0 219 108" draw:points="219,0 39,73 0,108">
              <text:p/>
            </draw:polyline>
            <draw:polyline draw:style-name="gr5" draw:text-style-name="P1" draw:layer="layout" svg:width="0.111cm" svg:height="0.218cm" svg:x="4.656cm" svg:y="17.729cm" svg:viewBox="0 0 112 219" draw:points="112,0 39,181 0,219">
              <text:p/>
            </draw:polyline>
            <draw:polyline draw:style-name="gr5" draw:text-style-name="P1" draw:layer="layout" svg:width="0.799cm" svg:height="0cm" svg:x="6.474cm" svg:y="18.929cm" svg:viewBox="0 0 800 0" draw:points="0,0 765,0 800,0">
              <text:p/>
            </draw:polyline>
            <draw:polyline draw:style-name="gr5" draw:text-style-name="P1" draw:layer="layout" svg:width="0cm" svg:height="0.795cm" svg:x="7.493cm" svg:y="17.875cm" svg:viewBox="0 0 0 796" draw:points="0,796 0,34 0,0">
              <text:p/>
            </draw:polyline>
            <draw:polyline draw:style-name="gr5" draw:text-style-name="P1" draw:layer="layout" svg:width="0.799cm" svg:height="0cm" svg:x="6.44cm" svg:y="17.656cm" svg:viewBox="0 0 800 0" draw:points="800,0 34,0 0,0">
              <text:p/>
            </draw:polyline>
            <draw:polyline draw:style-name="gr5" draw:text-style-name="P1" draw:layer="layout" svg:width="0cm" svg:height="0.799cm" svg:x="6.221cm" svg:y="17.909cm" svg:viewBox="0 0 0 800" draw:points="0,0 0,761 0,800">
              <text:p/>
            </draw:polyline>
            <draw:polyline draw:style-name="gr5" draw:text-style-name="P1" draw:layer="layout" svg:width="0.106cm" svg:height="0.218cm" svg:x="7.386cm" svg:y="17.69cm" svg:viewBox="0 0 107 219" draw:points="107,219 34,39 0,0">
              <text:p/>
            </draw:polyline>
            <draw:polyline draw:style-name="gr5" draw:text-style-name="P1" draw:layer="layout" svg:width="0.218cm" svg:height="0.107cm" svg:x="7.201cm" svg:y="17.621cm" svg:viewBox="0 0 219 108" draw:points="219,108 39,34 0,0">
              <text:p/>
            </draw:polyline>
            <draw:polyline draw:style-name="gr5" draw:text-style-name="P1" draw:layer="layout" svg:width="0.106cm" svg:height="0.218cm" svg:x="7.386cm" svg:y="18.671cm" svg:viewBox="0 0 107 219" draw:points="107,0 34,185 0,219">
              <text:p/>
            </draw:polyline>
            <draw:polyline draw:style-name="gr5" draw:text-style-name="P1" draw:layer="layout" svg:width="0.218cm" svg:height="0.107cm" svg:x="7.201cm" svg:y="18.856cm" svg:viewBox="0 0 219 108" draw:points="219,0 39,73 0,108">
              <text:p/>
            </draw:polyline>
            <draw:polyline draw:style-name="gr5" draw:text-style-name="P1" draw:layer="layout" svg:width="0.106cm" svg:height="0.218cm" svg:x="6.221cm" svg:y="18.671cm" svg:viewBox="0 0 107 219" draw:points="0,0 73,185 107,219">
              <text:p/>
            </draw:polyline>
            <draw:polyline draw:style-name="gr5" draw:text-style-name="P1" draw:layer="layout" svg:width="0.218cm" svg:height="0.107cm" svg:x="6.294cm" svg:y="18.856cm" svg:viewBox="0 0 219 108" draw:points="0,0 181,73 219,108">
              <text:p/>
            </draw:polyline>
            <draw:polyline draw:style-name="gr5" draw:text-style-name="P1" draw:layer="layout" svg:width="0.218cm" svg:height="0.107cm" svg:x="6.255cm" svg:y="17.656cm" svg:viewBox="0 0 219 108" draw:points="219,0 39,73 0,108">
              <text:p/>
            </draw:polyline>
            <draw:polyline draw:style-name="gr5" draw:text-style-name="P1" draw:layer="layout" svg:width="0.106cm" svg:height="0.218cm" svg:x="6.186cm" svg:y="17.729cm" svg:viewBox="0 0 107 219" draw:points="107,0 34,181 0,219">
              <text:p/>
            </draw:polyline>
            <draw:polyline draw:style-name="gr5" draw:text-style-name="P1" draw:layer="layout" svg:width="0.799cm" svg:height="0cm" svg:x="8.005cm" svg:y="18.929cm" svg:viewBox="0 0 800 0" draw:points="0,0 761,0 800,0">
              <text:p/>
            </draw:polyline>
            <draw:polyline draw:style-name="gr5" draw:text-style-name="P1" draw:layer="layout" svg:width="0cm" svg:height="0.795cm" svg:x="9.02cm" svg:y="17.875cm" svg:viewBox="0 0 0 796" draw:points="0,796 0,34 0,0">
              <text:p/>
            </draw:polyline>
            <draw:polyline draw:style-name="gr5" draw:text-style-name="P1" draw:layer="layout" svg:width="0.799cm" svg:height="0cm" svg:x="7.966cm" svg:y="17.656cm" svg:viewBox="0 0 800 0" draw:points="800,0 39,0 0,0">
              <text:p/>
            </draw:polyline>
            <draw:polyline draw:style-name="gr5" draw:text-style-name="P1" draw:layer="layout" svg:width="0cm" svg:height="0.799cm" svg:x="7.747cm" svg:y="17.909cm" svg:viewBox="0 0 0 800" draw:points="0,0 0,761 0,800">
              <text:p/>
            </draw:polyline>
            <draw:polyline draw:style-name="gr5" draw:text-style-name="P1" draw:layer="layout" svg:width="0.106cm" svg:height="0.218cm" svg:x="8.912cm" svg:y="17.69cm" svg:viewBox="0 0 107 219" draw:points="107,219 34,39 0,0">
              <text:p/>
            </draw:polyline>
            <draw:polyline draw:style-name="gr5" draw:text-style-name="P1" draw:layer="layout" svg:width="0.214cm" svg:height="0.107cm" svg:x="8.732cm" svg:y="17.621cm" svg:viewBox="0 0 215 108" draw:points="215,108 34,34 0,0">
              <text:p/>
            </draw:polyline>
            <draw:polyline draw:style-name="gr5" draw:text-style-name="P1" draw:layer="layout" svg:width="0.106cm" svg:height="0.218cm" svg:x="8.912cm" svg:y="18.671cm" svg:viewBox="0 0 107 219" draw:points="107,0 34,185 0,219">
              <text:p/>
            </draw:polyline>
            <draw:polyline draw:style-name="gr5" draw:text-style-name="P1" draw:layer="layout" svg:width="0.214cm" svg:height="0.107cm" svg:x="8.732cm" svg:y="18.856cm" svg:viewBox="0 0 215 108" draw:points="215,0 34,73 0,108">
              <text:p/>
            </draw:polyline>
            <draw:polyline draw:style-name="gr5" draw:text-style-name="P1" draw:layer="layout" svg:width="0.111cm" svg:height="0.218cm" svg:x="7.747cm" svg:y="18.671cm" svg:viewBox="0 0 112 219" draw:points="0,0 73,185 112,219">
              <text:p/>
            </draw:polyline>
            <draw:polyline draw:style-name="gr5" draw:text-style-name="P1" draw:layer="layout" svg:width="0.218cm" svg:height="0.107cm" svg:x="7.82cm" svg:y="18.856cm" svg:viewBox="0 0 219 108" draw:points="0,0 185,73 219,108">
              <text:p/>
            </draw:polyline>
            <draw:polyline draw:style-name="gr5" draw:text-style-name="P1" draw:layer="layout" svg:width="0.218cm" svg:height="0.107cm" svg:x="7.786cm" svg:y="17.656cm" svg:viewBox="0 0 219 108" draw:points="219,0 34,73 0,108">
              <text:p/>
            </draw:polyline>
            <draw:polyline draw:style-name="gr5" draw:text-style-name="P1" draw:layer="layout" svg:width="0.106cm" svg:height="0.218cm" svg:x="7.713cm" svg:y="17.729cm" svg:viewBox="0 0 107 219" draw:points="107,0 34,181 0,219">
              <text:p/>
            </draw:polyline>
            <draw:polyline draw:style-name="gr5" draw:text-style-name="P1" draw:layer="layout" svg:width="0.799cm" svg:height="0cm" svg:x="9.531cm" svg:y="18.929cm" svg:viewBox="0 0 800 0" draw:points="0,0 761,0 800,0">
              <text:p/>
            </draw:polyline>
            <draw:polyline draw:style-name="gr5" draw:text-style-name="P1" draw:layer="layout" svg:width="0cm" svg:height="0.795cm" svg:x="10.55cm" svg:y="17.875cm" svg:viewBox="0 0 0 796" draw:points="0,796 0,34 0,0">
              <text:p/>
            </draw:polyline>
            <draw:polyline draw:style-name="gr5" draw:text-style-name="P1" draw:layer="layout" svg:width="0.799cm" svg:height="0cm" svg:x="9.493cm" svg:y="17.656cm" svg:viewBox="0 0 800 0" draw:points="800,0 39,0 0,0">
              <text:p/>
            </draw:polyline>
            <draw:polyline draw:style-name="gr5" draw:text-style-name="P1" draw:layer="layout" svg:width="0cm" svg:height="0.799cm" svg:x="9.278cm" svg:y="17.909cm" svg:viewBox="0 0 0 800" draw:points="0,0 0,761 0,800">
              <text:p/>
            </draw:polyline>
            <draw:polyline draw:style-name="gr5" draw:text-style-name="P1" draw:layer="layout" svg:width="0.111cm" svg:height="0.218cm" svg:x="10.438cm" svg:y="17.69cm" svg:viewBox="0 0 112 219" draw:points="112,219 39,39 0,0">
              <text:p/>
            </draw:polyline>
            <draw:polyline draw:style-name="gr5" draw:text-style-name="P1" draw:layer="layout" svg:width="0.218cm" svg:height="0.107cm" svg:x="10.258cm" svg:y="17.621cm" svg:viewBox="0 0 219 108" draw:points="219,108 34,34 0,0">
              <text:p/>
            </draw:polyline>
            <draw:polyline draw:style-name="gr5" draw:text-style-name="P1" draw:layer="layout" svg:width="0.111cm" svg:height="0.218cm" svg:x="10.438cm" svg:y="18.671cm" svg:viewBox="0 0 112 219" draw:points="112,0 39,185 0,219">
              <text:p/>
            </draw:polyline>
            <draw:polyline draw:style-name="gr5" draw:text-style-name="P1" draw:layer="layout" svg:width="0.218cm" svg:height="0.107cm" svg:x="10.258cm" svg:y="18.856cm" svg:viewBox="0 0 219 108" draw:points="219,0 34,73 0,108">
              <text:p/>
            </draw:polyline>
            <draw:polyline draw:style-name="gr5" draw:text-style-name="P1" draw:layer="layout" svg:width="0.106cm" svg:height="0.218cm" svg:x="9.278cm" svg:y="18.671cm" svg:viewBox="0 0 107 219" draw:points="0,0 73,185 107,219">
              <text:p/>
            </draw:polyline>
            <draw:polyline draw:style-name="gr5" draw:text-style-name="P1" draw:layer="layout" svg:width="0.214cm" svg:height="0.107cm" svg:x="9.351cm" svg:y="18.856cm" svg:viewBox="0 0 215 108" draw:points="0,0 181,73 215,108">
              <text:p/>
            </draw:polyline>
            <draw:polyline draw:style-name="gr5" draw:text-style-name="P1" draw:layer="layout" svg:width="0.218cm" svg:height="0.107cm" svg:x="9.312cm" svg:y="17.656cm" svg:viewBox="0 0 219 108" draw:points="219,0 39,73 0,108">
              <text:p/>
            </draw:polyline>
            <draw:polyline draw:style-name="gr5" draw:text-style-name="P1" draw:layer="layout" svg:width="0.111cm" svg:height="0.218cm" svg:x="9.239cm" svg:y="17.729cm" svg:viewBox="0 0 112 219" draw:points="112,0 39,181 0,219">
              <text:p/>
            </draw:polyline>
            <draw:polyline draw:style-name="gr5" draw:text-style-name="P1" draw:layer="layout" svg:width="0.799cm" svg:height="0cm" svg:x="11.057cm" svg:y="18.929cm" svg:viewBox="0 0 800 0" draw:points="0,0 765,0 800,0">
              <text:p/>
            </draw:polyline>
            <draw:polyline draw:style-name="gr5" draw:text-style-name="P1" draw:layer="layout" svg:width="0cm" svg:height="0.795cm" svg:x="12.076cm" svg:y="17.875cm" svg:viewBox="0 0 0 796" draw:points="0,796 0,34 0,0">
              <text:p/>
            </draw:polyline>
            <draw:polyline draw:style-name="gr5" draw:text-style-name="P1" draw:layer="layout" svg:width="0.799cm" svg:height="0cm" svg:x="11.023cm" svg:y="17.656cm" svg:viewBox="0 0 800 0" draw:points="800,0 34,0 0,0">
              <text:p/>
            </draw:polyline>
            <draw:polyline draw:style-name="gr5" draw:text-style-name="P1" draw:layer="layout" svg:width="0cm" svg:height="0.799cm" svg:x="10.804cm" svg:y="17.909cm" svg:viewBox="0 0 0 800" draw:points="0,0 0,761 0,800">
              <text:p/>
            </draw:polyline>
            <draw:polyline draw:style-name="gr5" draw:text-style-name="P1" draw:layer="layout" svg:width="0.106cm" svg:height="0.218cm" svg:x="11.969cm" svg:y="17.69cm" svg:viewBox="0 0 107 219" draw:points="107,219 34,39 0,0">
              <text:p/>
            </draw:polyline>
            <draw:polyline draw:style-name="gr5" draw:text-style-name="P1" draw:layer="layout" svg:width="0.218cm" svg:height="0.107cm" svg:x="11.784cm" svg:y="17.621cm" svg:viewBox="0 0 219 108" draw:points="219,108 39,34 0,0">
              <text:p/>
            </draw:polyline>
            <draw:polyline draw:style-name="gr5" draw:text-style-name="P1" draw:layer="layout" svg:width="0.106cm" svg:height="0.218cm" svg:x="11.969cm" svg:y="18.671cm" svg:viewBox="0 0 107 219" draw:points="107,0 34,185 0,219">
              <text:p/>
            </draw:polyline>
            <draw:polyline draw:style-name="gr5" draw:text-style-name="P1" draw:layer="layout" svg:width="0.218cm" svg:height="0.107cm" svg:x="11.784cm" svg:y="18.856cm" svg:viewBox="0 0 219 108" draw:points="219,0 39,73 0,108">
              <text:p/>
            </draw:polyline>
            <draw:polyline draw:style-name="gr5" draw:text-style-name="P1" draw:layer="layout" svg:width="0.106cm" svg:height="0.218cm" svg:x="10.804cm" svg:y="18.671cm" svg:viewBox="0 0 107 219" draw:points="0,0 73,185 107,219">
              <text:p/>
            </draw:polyline>
            <draw:polyline draw:style-name="gr5" draw:text-style-name="P1" draw:layer="layout" svg:width="0.218cm" svg:height="0.107cm" svg:x="10.877cm" svg:y="18.856cm" svg:viewBox="0 0 219 108" draw:points="0,0 181,73 219,108">
              <text:p/>
            </draw:polyline>
            <draw:polyline draw:style-name="gr5" draw:text-style-name="P1" draw:layer="layout" svg:width="0.218cm" svg:height="0.107cm" svg:x="10.838cm" svg:y="17.656cm" svg:viewBox="0 0 219 108" draw:points="219,0 39,73 0,108">
              <text:p/>
            </draw:polyline>
            <draw:polyline draw:style-name="gr5" draw:text-style-name="P1" draw:layer="layout" svg:width="0.111cm" svg:height="0.218cm" svg:x="10.765cm" svg:y="17.729cm" svg:viewBox="0 0 112 219" draw:points="112,0 39,181 0,219">
              <text:p/>
            </draw:polyline>
            <draw:polyline draw:style-name="gr5" draw:text-style-name="P1" draw:layer="layout" svg:width="0.803cm" svg:height="0cm" svg:x="12.584cm" svg:y="18.929cm" svg:viewBox="0 0 804 0" draw:points="0,0 765,0 804,0">
              <text:p/>
            </draw:polyline>
            <draw:polyline draw:style-name="gr5" draw:text-style-name="P1" draw:layer="layout" svg:width="0cm" svg:height="0.795cm" svg:x="13.603cm" svg:y="17.875cm" svg:viewBox="0 0 0 796" draw:points="0,796 0,34 0,0">
              <text:p/>
            </draw:polyline>
            <draw:polyline draw:style-name="gr5" draw:text-style-name="P1" draw:layer="layout" svg:width="0.799cm" svg:height="0cm" svg:x="12.549cm" svg:y="17.656cm" svg:viewBox="0 0 800 0" draw:points="800,0 34,0 0,0">
              <text:p/>
            </draw:polyline>
            <draw:polyline draw:style-name="gr5" draw:text-style-name="P1" draw:layer="layout" svg:width="0cm" svg:height="0.799cm" svg:x="12.33cm" svg:y="17.909cm" svg:viewBox="0 0 0 800" draw:points="0,0 0,761 0,800">
              <text:p/>
            </draw:polyline>
            <draw:polyline draw:style-name="gr5" draw:text-style-name="P1" draw:layer="layout" svg:width="0.106cm" svg:height="0.218cm" svg:x="13.495cm" svg:y="17.69cm" svg:viewBox="0 0 107 219" draw:points="107,219 34,39 0,0">
              <text:p/>
            </draw:polyline>
            <draw:polyline draw:style-name="gr5" draw:text-style-name="P1" draw:layer="layout" svg:width="0.214cm" svg:height="0.107cm" svg:x="13.315cm" svg:y="17.621cm" svg:viewBox="0 0 215 108" draw:points="215,108 34,34 0,0">
              <text:p/>
            </draw:polyline>
            <draw:polyline draw:style-name="gr5" draw:text-style-name="P1" draw:layer="layout" svg:width="0.106cm" svg:height="0.218cm" svg:x="13.495cm" svg:y="18.671cm" svg:viewBox="0 0 107 219" draw:points="107,0 34,185 0,219">
              <text:p/>
            </draw:polyline>
            <draw:polyline draw:style-name="gr5" draw:text-style-name="P1" draw:layer="layout" svg:width="0.214cm" svg:height="0.107cm" svg:x="13.315cm" svg:y="18.856cm" svg:viewBox="0 0 215 108" draw:points="215,0 34,73 0,108">
              <text:p/>
            </draw:polyline>
            <draw:polyline draw:style-name="gr5" draw:text-style-name="P1" draw:layer="layout" svg:width="0.111cm" svg:height="0.218cm" svg:x="12.33cm" svg:y="18.671cm" svg:viewBox="0 0 112 219" draw:points="0,0 73,185 112,219">
              <text:p/>
            </draw:polyline>
            <draw:polyline draw:style-name="gr5" draw:text-style-name="P1" draw:layer="layout" svg:width="0.218cm" svg:height="0.107cm" svg:x="12.403cm" svg:y="18.856cm" svg:viewBox="0 0 219 108" draw:points="0,0 181,73 219,108">
              <text:p/>
            </draw:polyline>
            <draw:polyline draw:style-name="gr5" draw:text-style-name="P1" draw:layer="layout" svg:width="0.214cm" svg:height="0.107cm" svg:x="12.369cm" svg:y="17.656cm" svg:viewBox="0 0 215 108" draw:points="215,0 34,73 0,108">
              <text:p/>
            </draw:polyline>
            <draw:polyline draw:style-name="gr5" draw:text-style-name="P1" draw:layer="layout" svg:width="0.106cm" svg:height="0.218cm" svg:x="12.296cm" svg:y="17.729cm" svg:viewBox="0 0 107 219" draw:points="107,0 34,181 0,219">
              <text:p/>
            </draw:polyline>
            <draw:polyline draw:style-name="gr5" draw:text-style-name="P1" draw:layer="layout" svg:width="0.76cm" svg:height="0cm" svg:x="14.114cm" svg:y="18.929cm" svg:viewBox="0 0 761 0" draw:points="0,0 727,0 761,0">
              <text:p/>
            </draw:polyline>
            <draw:polyline draw:style-name="gr5" draw:text-style-name="P1" draw:layer="layout" svg:width="0cm" svg:height="0.795cm" svg:x="15.095cm" svg:y="17.875cm" svg:viewBox="0 0 0 796" draw:points="0,796 0,34 0,0">
              <text:p/>
            </draw:polyline>
            <draw:polyline draw:style-name="gr5" draw:text-style-name="P1" draw:layer="layout" svg:width="0.764cm" svg:height="0cm" svg:x="14.076cm" svg:y="17.656cm" svg:viewBox="0 0 765 0" draw:points="765,0 39,0 0,0">
              <text:p/>
            </draw:polyline>
            <draw:polyline draw:style-name="gr5" draw:text-style-name="P1" draw:layer="layout" svg:width="0cm" svg:height="0.799cm" svg:x="13.861cm" svg:y="17.909cm" svg:viewBox="0 0 0 800" draw:points="0,0 0,761 0,800">
              <text:p/>
            </draw:polyline>
            <draw:polyline draw:style-name="gr5" draw:text-style-name="P1" draw:layer="layout" svg:width="0.106cm" svg:height="0.218cm" svg:x="14.987cm" svg:y="17.69cm" svg:viewBox="0 0 107 219" draw:points="107,219 34,39 0,0">
              <text:p/>
            </draw:polyline>
            <draw:polyline draw:style-name="gr5" draw:text-style-name="P1" draw:layer="layout" svg:width="0.218cm" svg:height="0.107cm" svg:x="14.802cm" svg:y="17.621cm" svg:viewBox="0 0 219 108" draw:points="219,108 39,34 0,0">
              <text:p/>
            </draw:polyline>
            <draw:polyline draw:style-name="gr5" draw:text-style-name="P1" draw:layer="layout" svg:width="0.106cm" svg:height="0.218cm" svg:x="14.987cm" svg:y="18.671cm" svg:viewBox="0 0 107 219" draw:points="107,0 34,185 0,219">
              <text:p/>
            </draw:polyline>
            <draw:polyline draw:style-name="gr5" draw:text-style-name="P1" draw:layer="layout" svg:width="0.218cm" svg:height="0.107cm" svg:x="14.802cm" svg:y="18.856cm" svg:viewBox="0 0 219 108" draw:points="219,0 39,73 0,108">
              <text:p/>
            </draw:polyline>
            <draw:polyline draw:style-name="gr5" draw:text-style-name="P1" draw:layer="layout" svg:width="0.106cm" svg:height="0.218cm" svg:x="13.861cm" svg:y="18.671cm" svg:viewBox="0 0 107 219" draw:points="0,0 69,185 107,219">
              <text:p/>
            </draw:polyline>
            <draw:polyline draw:style-name="gr5" draw:text-style-name="P1" draw:layer="layout" svg:width="0.218cm" svg:height="0.107cm" svg:x="13.929cm" svg:y="18.856cm" svg:viewBox="0 0 219 108" draw:points="0,0 185,73 219,108">
              <text:p/>
            </draw:polyline>
            <draw:polyline draw:style-name="gr5" draw:text-style-name="P1" draw:layer="layout" svg:width="0.218cm" svg:height="0.107cm" svg:x="13.895cm" svg:y="17.656cm" svg:viewBox="0 0 219 108" draw:points="219,0 34,73 0,108">
              <text:p/>
            </draw:polyline>
            <draw:polyline draw:style-name="gr5" draw:text-style-name="P1" draw:layer="layout" svg:width="0.106cm" svg:height="0.218cm" svg:x="13.822cm" svg:y="17.729cm" svg:viewBox="0 0 107 219" draw:points="107,0 39,181 0,219">
              <text:p/>
            </draw:polyline>
            <draw:polyline draw:style-name="gr5" draw:text-style-name="P1" draw:layer="layout" svg:width="0.799cm" svg:height="0cm" svg:x="15.606cm" svg:y="18.929cm" svg:viewBox="0 0 800 0" draw:points="0,0 761,0 800,0">
              <text:p/>
            </draw:polyline>
            <draw:polyline draw:style-name="gr5" draw:text-style-name="P1" draw:layer="layout" svg:width="0cm" svg:height="0.795cm" svg:x="16.621cm" svg:y="17.875cm" svg:viewBox="0 0 0 796" draw:points="0,796 0,34 0,0">
              <text:p/>
            </draw:polyline>
            <draw:polyline draw:style-name="gr5" draw:text-style-name="P1" draw:layer="layout" svg:width="0.799cm" svg:height="0cm" svg:x="15.567cm" svg:y="17.656cm" svg:viewBox="0 0 800 0" draw:points="800,0 39,0 0,0">
              <text:p/>
            </draw:polyline>
            <draw:polyline draw:style-name="gr5" draw:text-style-name="P1" draw:layer="layout" svg:width="0cm" svg:height="0.799cm" svg:x="15.348cm" svg:y="17.909cm" svg:viewBox="0 0 0 800" draw:points="0,0 0,761 0,800">
              <text:p/>
            </draw:polyline>
            <draw:polyline draw:style-name="gr5" draw:text-style-name="P1" draw:layer="layout" svg:width="0.106cm" svg:height="0.218cm" svg:x="16.513cm" svg:y="17.69cm" svg:viewBox="0 0 107 219" draw:points="107,219 39,39 0,0">
              <text:p/>
            </draw:polyline>
            <draw:polyline draw:style-name="gr5" draw:text-style-name="P1" draw:layer="layout" svg:width="0.218cm" svg:height="0.107cm" svg:x="16.333cm" svg:y="17.621cm" svg:viewBox="0 0 219 108" draw:points="219,108 34,34 0,0">
              <text:p/>
            </draw:polyline>
            <draw:polyline draw:style-name="gr5" draw:text-style-name="P1" draw:layer="layout" svg:width="0.106cm" svg:height="0.218cm" svg:x="16.513cm" svg:y="18.671cm" svg:viewBox="0 0 107 219" draw:points="107,0 39,185 0,219">
              <text:p/>
            </draw:polyline>
            <draw:polyline draw:style-name="gr5" draw:text-style-name="P1" draw:layer="layout" svg:width="0.218cm" svg:height="0.107cm" svg:x="16.333cm" svg:y="18.856cm" svg:viewBox="0 0 219 108" draw:points="219,0 34,73 0,108">
              <text:p/>
            </draw:polyline>
            <draw:polyline draw:style-name="gr5" draw:text-style-name="P1" draw:layer="layout" svg:width="0.111cm" svg:height="0.218cm" svg:x="15.348cm" svg:y="18.671cm" svg:viewBox="0 0 112 219" draw:points="0,0 73,185 112,219">
              <text:p/>
            </draw:polyline>
            <draw:polyline draw:style-name="gr5" draw:text-style-name="P1" draw:layer="layout" svg:width="0.218cm" svg:height="0.107cm" svg:x="15.421cm" svg:y="18.856cm" svg:viewBox="0 0 219 108" draw:points="0,0 185,73 219,108">
              <text:p/>
            </draw:polyline>
            <draw:polyline draw:style-name="gr5" draw:text-style-name="P1" draw:layer="layout" svg:width="0.218cm" svg:height="0.107cm" svg:x="15.387cm" svg:y="17.656cm" svg:viewBox="0 0 219 108" draw:points="219,0 34,73 0,108">
              <text:p/>
            </draw:polyline>
            <draw:polyline draw:style-name="gr5" draw:text-style-name="P1" draw:layer="layout" svg:width="0.106cm" svg:height="0.218cm" svg:x="15.314cm" svg:y="17.729cm" svg:viewBox="0 0 107 219" draw:points="107,0 34,181 0,219">
              <text:p/>
            </draw:polyline>
            <draw:polyline draw:style-name="gr5" draw:text-style-name="P1" draw:layer="layout" svg:width="0.799cm" svg:height="0cm" svg:x="17.132cm" svg:y="18.929cm" svg:viewBox="0 0 800 0" draw:points="0,0 765,0 800,0">
              <text:p/>
            </draw:polyline>
            <draw:polyline draw:style-name="gr5" draw:text-style-name="P1" draw:layer="layout" svg:width="0cm" svg:height="0.795cm" svg:x="18.151cm" svg:y="17.875cm" svg:viewBox="0 0 0 796" draw:points="0,796 0,34 0,0">
              <text:p/>
            </draw:polyline>
            <draw:polyline draw:style-name="gr5" draw:text-style-name="P1" draw:layer="layout" svg:width="0.803cm" svg:height="0cm" svg:x="17.094cm" svg:y="17.656cm" svg:viewBox="0 0 804 0" draw:points="804,0 39,0 0,0">
              <text:p/>
            </draw:polyline>
            <draw:polyline draw:style-name="gr5" draw:text-style-name="P1" draw:layer="layout" svg:width="0cm" svg:height="0.799cm" svg:x="16.879cm" svg:y="17.909cm" svg:viewBox="0 0 0 800" draw:points="0,0 0,761 0,800">
              <text:p/>
            </draw:polyline>
            <draw:polyline draw:style-name="gr5" draw:text-style-name="P1" draw:layer="layout" svg:width="0.111cm" svg:height="0.218cm" svg:x="18.04cm" svg:y="17.69cm" svg:viewBox="0 0 112 219" draw:points="112,219 39,39 0,0">
              <text:p/>
            </draw:polyline>
            <draw:polyline draw:style-name="gr5" draw:text-style-name="P1" draw:layer="layout" svg:width="0.218cm" svg:height="0.107cm" svg:x="17.859cm" svg:y="17.621cm" svg:viewBox="0 0 219 108" draw:points="219,108 39,34 0,0">
              <text:p/>
            </draw:polyline>
            <draw:polyline draw:style-name="gr5" draw:text-style-name="P1" draw:layer="layout" svg:width="0.111cm" svg:height="0.218cm" svg:x="18.04cm" svg:y="18.671cm" svg:viewBox="0 0 112 219" draw:points="112,0 39,185 0,219">
              <text:p/>
            </draw:polyline>
            <draw:polyline draw:style-name="gr5" draw:text-style-name="P1" draw:layer="layout" svg:width="0.218cm" svg:height="0.107cm" svg:x="17.859cm" svg:y="18.856cm" svg:viewBox="0 0 219 108" draw:points="219,0 39,73 0,108">
              <text:p/>
            </draw:polyline>
            <draw:polyline draw:style-name="gr5" draw:text-style-name="P1" draw:layer="layout" svg:width="0.106cm" svg:height="0.218cm" svg:x="16.879cm" svg:y="18.671cm" svg:viewBox="0 0 107 219" draw:points="0,0 73,185 107,219">
              <text:p/>
            </draw:polyline>
            <draw:polyline draw:style-name="gr5" draw:text-style-name="P1" draw:layer="layout" svg:width="0.214cm" svg:height="0.107cm" svg:x="16.952cm" svg:y="18.856cm" svg:viewBox="0 0 215 108" draw:points="0,0 181,73 215,108">
              <text:p/>
            </draw:polyline>
            <draw:polyline draw:style-name="gr5" draw:text-style-name="P1" draw:layer="layout" svg:width="0.218cm" svg:height="0.107cm" svg:x="16.913cm" svg:y="17.656cm" svg:viewBox="0 0 219 108" draw:points="219,0 39,73 0,108">
              <text:p/>
            </draw:polyline>
            <draw:polyline draw:style-name="gr5" draw:text-style-name="P1" draw:layer="layout" svg:width="0.111cm" svg:height="0.218cm" svg:x="16.84cm" svg:y="17.729cm" svg:viewBox="0 0 112 219" draw:points="112,0 39,181 0,219">
              <text:p/>
            </draw:polyline>
            <draw:polyline draw:style-name="gr5" draw:text-style-name="P1" draw:layer="layout" svg:width="0.799cm" svg:height="0cm" svg:x="18.659cm" svg:y="18.929cm" svg:viewBox="0 0 800 0" draw:points="0,0 765,0 800,0">
              <text:p/>
            </draw:polyline>
            <draw:polyline draw:style-name="gr5" draw:text-style-name="P1" draw:layer="layout" svg:width="0cm" svg:height="0.795cm" svg:x="19.678cm" svg:y="17.875cm" svg:viewBox="0 0 0 796" draw:points="0,796 0,34 0,0">
              <text:p/>
            </draw:polyline>
            <draw:polyline draw:style-name="gr5" draw:text-style-name="P1" draw:layer="layout" svg:width="0.799cm" svg:height="0cm" svg:x="18.624cm" svg:y="17.656cm" svg:viewBox="0 0 800 0" draw:points="800,0 34,0 0,0">
              <text:p/>
            </draw:polyline>
            <draw:polyline draw:style-name="gr5" draw:text-style-name="P1" draw:layer="layout" svg:width="0cm" svg:height="0.799cm" svg:x="18.405cm" svg:y="17.909cm" svg:viewBox="0 0 0 800" draw:points="0,0 0,761 0,800">
              <text:p/>
            </draw:polyline>
            <draw:polyline draw:style-name="gr5" draw:text-style-name="P1" draw:layer="layout" svg:width="0.106cm" svg:height="0.218cm" svg:x="19.57cm" svg:y="17.69cm" svg:viewBox="0 0 107 219" draw:points="107,219 34,39 0,0">
              <text:p/>
            </draw:polyline>
            <draw:polyline draw:style-name="gr5" draw:text-style-name="P1" draw:layer="layout" svg:width="0.218cm" svg:height="0.107cm" svg:x="19.385cm" svg:y="17.621cm" svg:viewBox="0 0 219 108" draw:points="219,108 39,34 0,0">
              <text:p/>
            </draw:polyline>
            <draw:polyline draw:style-name="gr5" draw:text-style-name="P1" draw:layer="layout" svg:width="0.106cm" svg:height="0.218cm" svg:x="19.57cm" svg:y="18.671cm" svg:viewBox="0 0 107 219" draw:points="107,0 34,185 0,219">
              <text:p/>
            </draw:polyline>
            <draw:polyline draw:style-name="gr5" draw:text-style-name="P1" draw:layer="layout" svg:width="0.218cm" svg:height="0.107cm" svg:x="19.385cm" svg:y="18.856cm" svg:viewBox="0 0 219 108" draw:points="219,0 39,73 0,108">
              <text:p/>
            </draw:polyline>
            <draw:polyline draw:style-name="gr5" draw:text-style-name="P1" draw:layer="layout" svg:width="0.106cm" svg:height="0.218cm" svg:x="18.405cm" svg:y="18.671cm" svg:viewBox="0 0 107 219" draw:points="0,0 73,185 107,219">
              <text:p/>
            </draw:polyline>
            <draw:polyline draw:style-name="gr5" draw:text-style-name="P1" draw:layer="layout" svg:width="0.218cm" svg:height="0.107cm" svg:x="18.478cm" svg:y="18.856cm" svg:viewBox="0 0 219 108" draw:points="0,0 181,73 219,108">
              <text:p/>
            </draw:polyline>
            <draw:polyline draw:style-name="gr5" draw:text-style-name="P1" draw:layer="layout" svg:width="0.218cm" svg:height="0.107cm" svg:x="18.439cm" svg:y="17.656cm" svg:viewBox="0 0 219 108" draw:points="219,0 39,73 0,108">
              <text:p/>
            </draw:polyline>
            <draw:polyline draw:style-name="gr5" draw:text-style-name="P1" draw:layer="layout" svg:width="0.106cm" svg:height="0.218cm" svg:x="18.371cm" svg:y="17.729cm" svg:viewBox="0 0 107 219" draw:points="107,0 34,181 0,219">
              <text:p/>
            </draw:polyline>
            <draw:polyline draw:style-name="gr5" draw:text-style-name="P1" draw:layer="layout" svg:width="0.803cm" svg:height="0cm" svg:x="20.185cm" svg:y="18.929cm" svg:viewBox="0 0 804 0" draw:points="0,0 765,0 804,0">
              <text:p/>
            </draw:polyline>
            <draw:polyline draw:style-name="gr5" draw:text-style-name="P1" draw:layer="layout" svg:width="0cm" svg:height="0.795cm" svg:x="21.204cm" svg:y="17.875cm" svg:viewBox="0 0 0 796" draw:points="0,796 0,34 0,0">
              <text:p/>
            </draw:polyline>
            <draw:polyline draw:style-name="gr5" draw:text-style-name="P1" draw:layer="layout" svg:width="0.799cm" svg:height="0cm" svg:x="20.151cm" svg:y="17.656cm" svg:viewBox="0 0 800 0" draw:points="800,0 34,0 0,0">
              <text:p/>
            </draw:polyline>
            <draw:polyline draw:style-name="gr5" draw:text-style-name="P1" draw:layer="layout" svg:width="0cm" svg:height="0.799cm" svg:x="19.931cm" svg:y="17.909cm" svg:viewBox="0 0 0 800" draw:points="0,0 0,761 0,800">
              <text:p/>
            </draw:polyline>
            <draw:polyline draw:style-name="gr5" draw:text-style-name="P1" draw:layer="layout" svg:width="0.106cm" svg:height="0.218cm" svg:x="21.096cm" svg:y="17.69cm" svg:viewBox="0 0 107 219" draw:points="107,219 34,39 0,0">
              <text:p/>
            </draw:polyline>
            <draw:polyline draw:style-name="gr5" draw:text-style-name="P1" draw:layer="layout" svg:width="0.214cm" svg:height="0.107cm" svg:x="20.916cm" svg:y="17.621cm" svg:viewBox="0 0 215 108" draw:points="215,108 34,34 0,0">
              <text:p/>
            </draw:polyline>
            <draw:polyline draw:style-name="gr5" draw:text-style-name="P1" draw:layer="layout" svg:width="0.106cm" svg:height="0.218cm" svg:x="21.096cm" svg:y="18.671cm" svg:viewBox="0 0 107 219" draw:points="107,0 34,185 0,219">
              <text:p/>
            </draw:polyline>
            <draw:polyline draw:style-name="gr5" draw:text-style-name="P1" draw:layer="layout" svg:width="0.214cm" svg:height="0.107cm" svg:x="20.916cm" svg:y="18.856cm" svg:viewBox="0 0 215 108" draw:points="215,0 34,73 0,108">
              <text:p/>
            </draw:polyline>
            <draw:polyline draw:style-name="gr5" draw:text-style-name="P1" draw:layer="layout" svg:width="0.111cm" svg:height="0.218cm" svg:x="19.931cm" svg:y="18.671cm" svg:viewBox="0 0 112 219" draw:points="0,0 73,185 112,219">
              <text:p/>
            </draw:polyline>
            <draw:polyline draw:style-name="gr5" draw:text-style-name="P1" draw:layer="layout" svg:width="0.218cm" svg:height="0.107cm" svg:x="20.004cm" svg:y="18.856cm" svg:viewBox="0 0 219 108" draw:points="0,0 181,73 219,108">
              <text:p/>
            </draw:polyline>
            <draw:polyline draw:style-name="gr5" draw:text-style-name="P1" draw:layer="layout" svg:width="0.214cm" svg:height="0.107cm" svg:x="19.97cm" svg:y="17.656cm" svg:viewBox="0 0 215 108" draw:points="215,0 34,73 0,108">
              <text:p/>
            </draw:polyline>
            <draw:polyline draw:style-name="gr5" draw:text-style-name="P1" draw:layer="layout" svg:width="0.106cm" svg:height="0.218cm" svg:x="19.897cm" svg:y="17.729cm" svg:viewBox="0 0 107 219" draw:points="107,0 34,181 0,219">
              <text:p/>
            </draw:polyline>
            <draw:polyline draw:style-name="gr5" draw:text-style-name="P1" draw:layer="layout" svg:width="0.799cm" svg:height="0cm" svg:x="21.716cm" svg:y="18.929cm" svg:viewBox="0 0 800 0" draw:points="0,0 761,0 800,0">
              <text:p/>
            </draw:polyline>
            <draw:polyline draw:style-name="gr5" draw:text-style-name="P1" draw:layer="layout" svg:width="0cm" svg:height="0.795cm" svg:x="22.734cm" svg:y="17.875cm" svg:viewBox="0 0 0 796" draw:points="0,796 0,34 0,0">
              <text:p/>
            </draw:polyline>
            <draw:polyline draw:style-name="gr5" draw:text-style-name="P1" draw:layer="layout" svg:width="0.799cm" svg:height="0cm" svg:x="21.677cm" svg:y="17.656cm" svg:viewBox="0 0 800 0" draw:points="800,0 39,0 0,0">
              <text:p/>
            </draw:polyline>
            <draw:polyline draw:style-name="gr5" draw:text-style-name="P1" draw:layer="layout" svg:width="0cm" svg:height="0.799cm" svg:x="21.462cm" svg:y="17.909cm" svg:viewBox="0 0 0 800" draw:points="0,0 0,761 0,800">
              <text:p/>
            </draw:polyline>
            <draw:polyline draw:style-name="gr5" draw:text-style-name="P1" draw:layer="layout" svg:width="0.111cm" svg:height="0.218cm" svg:x="22.623cm" svg:y="17.69cm" svg:viewBox="0 0 112 219" draw:points="112,219 39,39 0,0">
              <text:p/>
            </draw:polyline>
            <draw:polyline draw:style-name="gr5" draw:text-style-name="P1" draw:layer="layout" svg:width="0.218cm" svg:height="0.107cm" svg:x="22.442cm" svg:y="17.621cm" svg:viewBox="0 0 219 108" draw:points="219,108 34,34 0,0">
              <text:p/>
            </draw:polyline>
            <draw:polyline draw:style-name="gr5" draw:text-style-name="P1" draw:layer="layout" svg:width="0.111cm" svg:height="0.218cm" svg:x="22.623cm" svg:y="18.671cm" svg:viewBox="0 0 112 219" draw:points="112,0 39,185 0,219">
              <text:p/>
            </draw:polyline>
            <draw:polyline draw:style-name="gr5" draw:text-style-name="P1" draw:layer="layout" svg:width="0.218cm" svg:height="0.107cm" svg:x="22.442cm" svg:y="18.856cm" svg:viewBox="0 0 219 108" draw:points="219,0 34,73 0,108">
              <text:p/>
            </draw:polyline>
            <draw:polyline draw:style-name="gr5" draw:text-style-name="P1" draw:layer="layout" svg:width="0.106cm" svg:height="0.218cm" svg:x="21.462cm" svg:y="18.671cm" svg:viewBox="0 0 107 219" draw:points="0,0 69,185 107,219">
              <text:p/>
            </draw:polyline>
            <draw:polyline draw:style-name="gr5" draw:text-style-name="P1" draw:layer="layout" svg:width="0.218cm" svg:height="0.107cm" svg:x="21.531cm" svg:y="18.856cm" svg:viewBox="0 0 219 108" draw:points="0,0 185,73 219,108">
              <text:p/>
            </draw:polyline>
            <draw:polyline draw:style-name="gr5" draw:text-style-name="P1" draw:layer="layout" svg:width="0.218cm" svg:height="0.107cm" svg:x="21.496cm" svg:y="17.656cm" svg:viewBox="0 0 219 108" draw:points="219,0 34,73 0,108">
              <text:p/>
            </draw:polyline>
            <draw:polyline draw:style-name="gr5" draw:text-style-name="P1" draw:layer="layout" svg:width="0.106cm" svg:height="0.218cm" svg:x="21.423cm" svg:y="17.729cm" svg:viewBox="0 0 107 219" draw:points="107,0 39,181 0,219">
              <text:p/>
            </draw:polyline>
            <draw:polyline draw:style-name="gr5" draw:text-style-name="P1" draw:layer="layout" svg:width="0.799cm" svg:height="0cm" svg:x="23.242cm" svg:y="18.929cm" svg:viewBox="0 0 800 0" draw:points="0,0 765,0 800,0">
              <text:p/>
            </draw:polyline>
            <draw:polyline draw:style-name="gr5" draw:text-style-name="P1" draw:layer="layout" svg:width="0cm" svg:height="0.795cm" svg:x="24.261cm" svg:y="17.875cm" svg:viewBox="0 0 0 796" draw:points="0,796 0,34 0,0">
              <text:p/>
            </draw:polyline>
            <draw:polyline draw:style-name="gr5" draw:text-style-name="P1" draw:layer="layout" svg:width="0.799cm" svg:height="0cm" svg:x="23.207cm" svg:y="17.656cm" svg:viewBox="0 0 800 0" draw:points="800,0 34,0 0,0">
              <text:p/>
            </draw:polyline>
            <draw:polyline draw:style-name="gr5" draw:text-style-name="P1" draw:layer="layout" svg:width="0cm" svg:height="0.799cm" svg:x="22.988cm" svg:y="17.909cm" svg:viewBox="0 0 0 800" draw:points="0,0 0,761 0,800">
              <text:p/>
            </draw:polyline>
            <draw:polyline draw:style-name="gr5" draw:text-style-name="P1" draw:layer="layout" svg:width="0.106cm" svg:height="0.218cm" svg:x="24.153cm" svg:y="17.69cm" svg:viewBox="0 0 107 219" draw:points="107,219 34,39 0,0">
              <text:p/>
            </draw:polyline>
            <draw:polyline draw:style-name="gr5" draw:text-style-name="P1" draw:layer="layout" svg:width="0.218cm" svg:height="0.107cm" svg:x="23.968cm" svg:y="17.621cm" svg:viewBox="0 0 219 108" draw:points="219,108 39,34 0,0">
              <text:p/>
            </draw:polyline>
            <draw:polyline draw:style-name="gr5" draw:text-style-name="P1" draw:layer="layout" svg:width="0.106cm" svg:height="0.218cm" svg:x="24.153cm" svg:y="18.671cm" svg:viewBox="0 0 107 219" draw:points="107,0 34,185 0,219">
              <text:p/>
            </draw:polyline>
            <draw:polyline draw:style-name="gr5" draw:text-style-name="P1" draw:layer="layout" svg:width="0.218cm" svg:height="0.107cm" svg:x="23.968cm" svg:y="18.856cm" svg:viewBox="0 0 219 108" draw:points="219,0 39,73 0,108">
              <text:p/>
            </draw:polyline>
            <draw:polyline draw:style-name="gr5" draw:text-style-name="P1" draw:layer="layout" svg:width="0.106cm" svg:height="0.218cm" svg:x="22.988cm" svg:y="18.671cm" svg:viewBox="0 0 107 219" draw:points="0,0 73,185 107,219">
              <text:p/>
            </draw:polyline>
            <draw:polyline draw:style-name="gr5" draw:text-style-name="P1" draw:layer="layout" svg:width="0.218cm" svg:height="0.107cm" svg:x="23.061cm" svg:y="18.856cm" svg:viewBox="0 0 219 108" draw:points="0,0 181,73 219,108">
              <text:p/>
            </draw:polyline>
            <draw:polyline draw:style-name="gr5" draw:text-style-name="P1" draw:layer="layout" svg:width="0.218cm" svg:height="0.107cm" svg:x="23.023cm" svg:y="17.656cm" svg:viewBox="0 0 219 108" draw:points="219,0 39,73 0,108">
              <text:p/>
            </draw:polyline>
            <draw:polyline draw:style-name="gr5" draw:text-style-name="P1" draw:layer="layout" svg:width="0.111cm" svg:height="0.218cm" svg:x="22.949cm" svg:y="17.729cm" svg:viewBox="0 0 112 219" draw:points="112,0 39,181 0,219">
              <text:p/>
            </draw:polyline>
            <draw:polyline draw:style-name="gr5" draw:text-style-name="P1" draw:layer="layout" svg:width="0.764cm" svg:height="0cm" svg:x="24.768cm" svg:y="18.929cm" svg:viewBox="0 0 765 0" draw:points="0,0 731,0 765,0">
              <text:p/>
            </draw:polyline>
            <draw:polyline draw:style-name="gr5" draw:text-style-name="P1" draw:layer="layout" svg:width="0cm" svg:height="0.795cm" svg:x="25.753cm" svg:y="17.875cm" svg:viewBox="0 0 0 796" draw:points="0,796 0,34 0,0">
              <text:p/>
            </draw:polyline>
            <draw:polyline draw:style-name="gr5" draw:text-style-name="P1" draw:layer="layout" svg:width="0.764cm" svg:height="0cm" svg:x="24.734cm" svg:y="17.656cm" svg:viewBox="0 0 765 0" draw:points="765,0 34,0 0,0">
              <text:p/>
            </draw:polyline>
            <draw:polyline draw:style-name="gr5" draw:text-style-name="P1" draw:layer="layout" svg:width="0cm" svg:height="0.799cm" svg:x="24.514cm" svg:y="17.909cm" svg:viewBox="0 0 0 800" draw:points="0,0 0,761 0,800">
              <text:p/>
            </draw:polyline>
            <draw:polyline draw:style-name="gr5" draw:text-style-name="P1" draw:layer="layout" svg:width="0.111cm" svg:height="0.218cm" svg:x="25.641cm" svg:y="17.69cm" svg:viewBox="0 0 112 219" draw:points="112,219 39,39 0,0">
              <text:p/>
            </draw:polyline>
            <draw:polyline draw:style-name="gr5" draw:text-style-name="P1" draw:layer="layout" svg:width="0.218cm" svg:height="0.107cm" svg:x="25.46cm" svg:y="17.621cm" svg:viewBox="0 0 219 108" draw:points="219,108 39,34 0,0">
              <text:p/>
            </draw:polyline>
            <draw:polyline draw:style-name="gr5" draw:text-style-name="P1" draw:layer="layout" svg:width="0.111cm" svg:height="0.218cm" svg:x="25.641cm" svg:y="18.671cm" svg:viewBox="0 0 112 219" draw:points="112,0 39,185 0,219">
              <text:p/>
            </draw:polyline>
            <draw:polyline draw:style-name="gr5" draw:text-style-name="P1" draw:layer="layout" svg:width="0.218cm" svg:height="0.107cm" svg:x="25.46cm" svg:y="18.856cm" svg:viewBox="0 0 219 108" draw:points="219,0 39,73 0,108">
              <text:p/>
            </draw:polyline>
            <draw:polyline draw:style-name="gr5" draw:text-style-name="P1" draw:layer="layout" svg:width="0.111cm" svg:height="0.218cm" svg:x="24.514cm" svg:y="18.671cm" svg:viewBox="0 0 112 219" draw:points="0,0 73,185 112,219">
              <text:p/>
            </draw:polyline>
            <draw:polyline draw:style-name="gr5" draw:text-style-name="P1" draw:layer="layout" svg:width="0.218cm" svg:height="0.107cm" svg:x="24.587cm" svg:y="18.856cm" svg:viewBox="0 0 219 108" draw:points="0,0 181,73 219,108">
              <text:p/>
            </draw:polyline>
            <draw:polyline draw:style-name="gr5" draw:text-style-name="P1" draw:layer="layout" svg:width="0.214cm" svg:height="0.107cm" svg:x="24.553cm" svg:y="17.656cm" svg:viewBox="0 0 215 108" draw:points="215,0 34,73 0,108">
              <text:p/>
            </draw:polyline>
            <draw:polyline draw:style-name="gr5" draw:text-style-name="P1" draw:layer="layout" svg:width="0.106cm" svg:height="0.218cm" svg:x="24.48cm" svg:y="17.729cm" svg:viewBox="0 0 107 219" draw:points="107,0 34,181 0,219">
              <text:p/>
            </draw:polyline>
            <draw:polyline draw:style-name="gr5" draw:text-style-name="P1" draw:layer="layout" svg:width="0.799cm" svg:height="0cm" svg:x="26.26cm" svg:y="18.929cm" svg:viewBox="0 0 800 0" draw:points="0,0 765,0 800,0">
              <text:p/>
            </draw:polyline>
            <draw:polyline draw:style-name="gr5" draw:text-style-name="P1" draw:layer="layout" svg:width="0cm" svg:height="0.795cm" svg:x="27.279cm" svg:y="17.875cm" svg:viewBox="0 0 0 796" draw:points="0,796 0,34 0,0">
              <text:p/>
            </draw:polyline>
            <draw:polyline draw:style-name="gr5" draw:text-style-name="P1" draw:layer="layout" svg:width="0.799cm" svg:height="0cm" svg:x="26.225cm" svg:y="17.656cm" svg:viewBox="0 0 800 0" draw:points="800,0 34,0 0,0">
              <text:p/>
            </draw:polyline>
            <draw:polyline draw:style-name="gr5" draw:text-style-name="P1" draw:layer="layout" svg:width="0cm" svg:height="0.799cm" svg:x="26.006cm" svg:y="17.909cm" svg:viewBox="0 0 0 800" draw:points="0,0 0,761 0,800">
              <text:p/>
            </draw:polyline>
            <draw:polyline draw:style-name="gr5" draw:text-style-name="P1" draw:layer="layout" svg:width="0.106cm" svg:height="0.218cm" svg:x="27.171cm" svg:y="17.69cm" svg:viewBox="0 0 107 219" draw:points="107,219 34,39 0,0">
              <text:p/>
            </draw:polyline>
            <draw:polyline draw:style-name="gr5" draw:text-style-name="P1" draw:layer="layout" svg:width="0.218cm" svg:height="0.107cm" svg:x="26.986cm" svg:y="17.621cm" svg:viewBox="0 0 219 108" draw:points="219,108 39,34 0,0">
              <text:p/>
            </draw:polyline>
            <draw:polyline draw:style-name="gr5" draw:text-style-name="P1" draw:layer="layout" svg:width="0.106cm" svg:height="0.218cm" svg:x="27.171cm" svg:y="18.671cm" svg:viewBox="0 0 107 219" draw:points="107,0 34,185 0,219">
              <text:p/>
            </draw:polyline>
            <draw:polyline draw:style-name="gr5" draw:text-style-name="P1" draw:layer="layout" svg:width="0.218cm" svg:height="0.107cm" svg:x="26.986cm" svg:y="18.856cm" svg:viewBox="0 0 219 108" draw:points="219,0 39,73 0,108">
              <text:p/>
            </draw:polyline>
            <draw:polyline draw:style-name="gr5" draw:text-style-name="P1" draw:layer="layout" svg:width="0.106cm" svg:height="0.218cm" svg:x="26.006cm" svg:y="18.671cm" svg:viewBox="0 0 107 219" draw:points="0,0 73,185 107,219">
              <text:p/>
            </draw:polyline>
            <draw:polyline draw:style-name="gr5" draw:text-style-name="P1" draw:layer="layout" svg:width="0.218cm" svg:height="0.107cm" svg:x="26.079cm" svg:y="18.856cm" svg:viewBox="0 0 219 108" draw:points="0,0 181,73 219,108">
              <text:p/>
            </draw:polyline>
            <draw:polyline draw:style-name="gr5" draw:text-style-name="P1" draw:layer="layout" svg:width="0.218cm" svg:height="0.107cm" svg:x="26.041cm" svg:y="17.656cm" svg:viewBox="0 0 219 108" draw:points="219,0 39,73 0,108">
              <text:p/>
            </draw:polyline>
            <draw:polyline draw:style-name="gr5" draw:text-style-name="P1" draw:layer="layout" svg:width="0.106cm" svg:height="0.218cm" svg:x="25.972cm" svg:y="17.729cm" svg:viewBox="0 0 107 219" draw:points="107,0 34,181 0,219">
              <text:p/>
            </draw:polyline>
            <draw:polyline draw:style-name="gr5" draw:text-style-name="P1" draw:layer="layout" svg:width="0.799cm" svg:height="0cm" svg:x="3.422cm" svg:y="20.451cm" svg:viewBox="0 0 800 0" draw:points="0,0 761,0 800,0">
              <text:p/>
            </draw:polyline>
            <draw:polyline draw:style-name="gr5" draw:text-style-name="P1" draw:layer="layout" svg:width="0cm" svg:height="0.799cm" svg:x="4.437cm" svg:y="19.397cm" svg:viewBox="0 0 0 800" draw:points="0,800 0,39 0,0">
              <text:p/>
            </draw:polyline>
            <draw:polyline draw:style-name="gr5" draw:text-style-name="P1" draw:layer="layout" svg:width="0.799cm" svg:height="0cm" svg:x="3.383cm" svg:y="19.182cm" svg:viewBox="0 0 800 0" draw:points="800,0 39,0 0,0">
              <text:p/>
            </draw:polyline>
            <draw:polyline draw:style-name="gr5" draw:text-style-name="P1" draw:layer="layout" svg:width="0cm" svg:height="0.799cm" svg:x="3.164cm" svg:y="19.436cm" svg:viewBox="0 0 0 800" draw:points="0,0 0,761 0,800">
              <text:p/>
            </draw:polyline>
            <draw:polyline draw:style-name="gr5" draw:text-style-name="P1" draw:layer="layout" svg:width="0.106cm" svg:height="0.218cm" svg:x="4.329cm" svg:y="19.217cm" svg:viewBox="0 0 107 219" draw:points="107,219 39,39 0,0">
              <text:p/>
            </draw:polyline>
            <draw:polyline draw:style-name="gr5" draw:text-style-name="P1" draw:layer="layout" svg:width="0.218cm" svg:height="0.111cm" svg:x="4.148cm" svg:y="19.144cm" svg:viewBox="0 0 219 112" draw:points="219,112 34,39 0,0">
              <text:p/>
            </draw:polyline>
            <draw:polyline draw:style-name="gr5" draw:text-style-name="P1" draw:layer="layout" svg:width="0.106cm" svg:height="0.218cm" svg:x="4.329cm" svg:y="20.197cm" svg:viewBox="0 0 107 219" draw:points="107,0 39,181 0,219">
              <text:p/>
            </draw:polyline>
            <draw:polyline draw:style-name="gr5" draw:text-style-name="P1" draw:layer="layout" svg:width="0.218cm" svg:height="0.111cm" svg:x="4.148cm" svg:y="20.378cm" svg:viewBox="0 0 219 112" draw:points="219,0 34,73 0,112">
              <text:p/>
            </draw:polyline>
            <draw:polyline draw:style-name="gr5" draw:text-style-name="P1" draw:layer="layout" svg:width="0.145cm" svg:height="0.218cm" svg:x="3.164cm" svg:y="20.197cm" svg:viewBox="0 0 146 219" draw:points="0,0 112,181 146,219">
              <text:p/>
            </draw:polyline>
            <draw:polyline draw:style-name="gr5" draw:text-style-name="P1" draw:layer="layout" svg:width="0.18cm" svg:height="0.111cm" svg:x="3.276cm" svg:y="20.378cm" svg:viewBox="0 0 181 112" draw:points="0,0 146,73 181,112">
              <text:p/>
            </draw:polyline>
            <draw:polyline draw:style-name="gr5" draw:text-style-name="P1" draw:layer="layout" svg:width="0.184cm" svg:height="0.107cm" svg:x="3.237cm" svg:y="19.182cm" svg:viewBox="0 0 185 108" draw:points="185,0 39,73 0,108">
              <text:p/>
            </draw:polyline>
            <draw:polyline draw:style-name="gr5" draw:text-style-name="P1" draw:layer="layout" svg:width="0.145cm" svg:height="0.214cm" svg:x="3.13cm" svg:y="19.256cm" svg:viewBox="0 0 146 215" draw:points="146,0 34,181 0,215">
              <text:p/>
            </draw:polyline>
            <draw:polyline draw:style-name="gr5" draw:text-style-name="P1" draw:layer="layout" svg:width="0.799cm" svg:height="0cm" svg:x="4.948cm" svg:y="20.451cm" svg:viewBox="0 0 800 0" draw:points="0,0 765,0 800,0">
              <text:p/>
            </draw:polyline>
            <draw:polyline draw:style-name="gr5" draw:text-style-name="P1" draw:layer="layout" svg:width="0cm" svg:height="0.799cm" svg:x="5.967cm" svg:y="19.397cm" svg:viewBox="0 0 0 800" draw:points="0,800 0,39 0,0">
              <text:p/>
            </draw:polyline>
            <draw:polyline draw:style-name="gr5" draw:text-style-name="P1" draw:layer="layout" svg:width="0.803cm" svg:height="0cm" svg:x="4.909cm" svg:y="19.182cm" svg:viewBox="0 0 804 0" draw:points="804,0 39,0 0,0">
              <text:p/>
            </draw:polyline>
            <draw:polyline draw:style-name="gr5" draw:text-style-name="P1" draw:layer="layout" svg:width="0cm" svg:height="0.799cm" svg:x="4.695cm" svg:y="19.436cm" svg:viewBox="0 0 0 800" draw:points="0,0 0,761 0,800">
              <text:p/>
            </draw:polyline>
            <draw:polyline draw:style-name="gr5" draw:text-style-name="P1" draw:layer="layout" svg:width="0.111cm" svg:height="0.218cm" svg:x="5.855cm" svg:y="19.217cm" svg:viewBox="0 0 112 219" draw:points="112,219 39,39 0,0">
              <text:p/>
            </draw:polyline>
            <draw:polyline draw:style-name="gr5" draw:text-style-name="P1" draw:layer="layout" svg:width="0.218cm" svg:height="0.111cm" svg:x="5.675cm" svg:y="19.144cm" svg:viewBox="0 0 219 112" draw:points="219,112 39,39 0,0">
              <text:p/>
            </draw:polyline>
            <draw:polyline draw:style-name="gr5" draw:text-style-name="P1" draw:layer="layout" svg:width="0.111cm" svg:height="0.218cm" svg:x="5.855cm" svg:y="20.197cm" svg:viewBox="0 0 112 219" draw:points="112,0 39,181 0,219">
              <text:p/>
            </draw:polyline>
            <draw:polyline draw:style-name="gr5" draw:text-style-name="P1" draw:layer="layout" svg:width="0.218cm" svg:height="0.111cm" svg:x="5.675cm" svg:y="20.378cm" svg:viewBox="0 0 219 112" draw:points="219,0 39,73 0,112">
              <text:p/>
            </draw:polyline>
            <draw:polyline draw:style-name="gr5" draw:text-style-name="P1" draw:layer="layout" svg:width="0.106cm" svg:height="0.218cm" svg:x="4.695cm" svg:y="20.197cm" svg:viewBox="0 0 107 219" draw:points="0,0 73,181 107,219">
              <text:p/>
            </draw:polyline>
            <draw:polyline draw:style-name="gr5" draw:text-style-name="P1" draw:layer="layout" svg:width="0.214cm" svg:height="0.111cm" svg:x="4.768cm" svg:y="20.378cm" svg:viewBox="0 0 215 112" draw:points="0,0 181,73 215,112">
              <text:p/>
            </draw:polyline>
            <draw:polyline draw:style-name="gr5" draw:text-style-name="P1" draw:layer="layout" svg:width="0.218cm" svg:height="0.107cm" svg:x="4.729cm" svg:y="19.182cm" svg:viewBox="0 0 219 108" draw:points="219,0 39,73 0,108">
              <text:p/>
            </draw:polyline>
            <draw:polyline draw:style-name="gr5" draw:text-style-name="P1" draw:layer="layout" svg:width="0.111cm" svg:height="0.214cm" svg:x="4.656cm" svg:y="19.256cm" svg:viewBox="0 0 112 215" draw:points="112,0 39,181 0,215">
              <text:p/>
            </draw:polyline>
            <draw:polyline draw:style-name="gr5" draw:text-style-name="P1" draw:layer="layout" svg:width="0.799cm" svg:height="0cm" svg:x="6.474cm" svg:y="20.451cm" svg:viewBox="0 0 800 0" draw:points="0,0 765,0 800,0">
              <text:p/>
            </draw:polyline>
            <draw:polyline draw:style-name="gr5" draw:text-style-name="P1" draw:layer="layout" svg:width="0cm" svg:height="0.799cm" svg:x="7.493cm" svg:y="19.397cm" svg:viewBox="0 0 0 800" draw:points="0,800 0,39 0,0">
              <text:p/>
            </draw:polyline>
            <draw:polyline draw:style-name="gr5" draw:text-style-name="P1" draw:layer="layout" svg:width="0.799cm" svg:height="0cm" svg:x="6.44cm" svg:y="19.182cm" svg:viewBox="0 0 800 0" draw:points="800,0 34,0 0,0">
              <text:p/>
            </draw:polyline>
            <draw:polyline draw:style-name="gr5" draw:text-style-name="P1" draw:layer="layout" svg:width="0cm" svg:height="0.799cm" svg:x="6.221cm" svg:y="19.436cm" svg:viewBox="0 0 0 800" draw:points="0,0 0,761 0,800">
              <text:p/>
            </draw:polyline>
            <draw:polyline draw:style-name="gr5" draw:text-style-name="P1" draw:layer="layout" svg:width="0.106cm" svg:height="0.218cm" svg:x="7.386cm" svg:y="19.217cm" svg:viewBox="0 0 107 219" draw:points="107,219 34,39 0,0">
              <text:p/>
            </draw:polyline>
            <draw:polyline draw:style-name="gr5" draw:text-style-name="P1" draw:layer="layout" svg:width="0.218cm" svg:height="0.111cm" svg:x="7.201cm" svg:y="19.144cm" svg:viewBox="0 0 219 112" draw:points="219,112 39,39 0,0">
              <text:p/>
            </draw:polyline>
            <draw:polyline draw:style-name="gr5" draw:text-style-name="P1" draw:layer="layout" svg:width="0.106cm" svg:height="0.218cm" svg:x="7.386cm" svg:y="20.197cm" svg:viewBox="0 0 107 219" draw:points="107,0 34,181 0,219">
              <text:p/>
            </draw:polyline>
            <draw:polyline draw:style-name="gr5" draw:text-style-name="P1" draw:layer="layout" svg:width="0.218cm" svg:height="0.111cm" svg:x="7.201cm" svg:y="20.378cm" svg:viewBox="0 0 219 112" draw:points="219,0 39,73 0,112">
              <text:p/>
            </draw:polyline>
            <draw:polyline draw:style-name="gr5" draw:text-style-name="P1" draw:layer="layout" svg:width="0.106cm" svg:height="0.218cm" svg:x="6.221cm" svg:y="20.197cm" svg:viewBox="0 0 107 219" draw:points="0,0 73,181 107,219">
              <text:p/>
            </draw:polyline>
            <draw:polyline draw:style-name="gr5" draw:text-style-name="P1" draw:layer="layout" svg:width="0.218cm" svg:height="0.111cm" svg:x="6.294cm" svg:y="20.378cm" svg:viewBox="0 0 219 112" draw:points="0,0 181,73 219,112">
              <text:p/>
            </draw:polyline>
            <draw:polyline draw:style-name="gr5" draw:text-style-name="P1" draw:layer="layout" svg:width="0.218cm" svg:height="0.107cm" svg:x="6.255cm" svg:y="19.182cm" svg:viewBox="0 0 219 108" draw:points="219,0 39,73 0,108">
              <text:p/>
            </draw:polyline>
            <draw:polyline draw:style-name="gr5" draw:text-style-name="P1" draw:layer="layout" svg:width="0.106cm" svg:height="0.214cm" svg:x="6.186cm" svg:y="19.256cm" svg:viewBox="0 0 107 215" draw:points="107,0 34,181 0,215">
              <text:p/>
            </draw:polyline>
            <draw:polyline draw:style-name="gr5" draw:text-style-name="P1" draw:layer="layout" svg:width="0.799cm" svg:height="0cm" svg:x="8.005cm" svg:y="20.451cm" svg:viewBox="0 0 800 0" draw:points="0,0 761,0 800,0">
              <text:p/>
            </draw:polyline>
            <draw:polyline draw:style-name="gr5" draw:text-style-name="P1" draw:layer="layout" svg:width="0cm" svg:height="0.799cm" svg:x="9.02cm" svg:y="19.397cm" svg:viewBox="0 0 0 800" draw:points="0,800 0,39 0,0">
              <text:p/>
            </draw:polyline>
            <draw:polyline draw:style-name="gr5" draw:text-style-name="P1" draw:layer="layout" svg:width="0.799cm" svg:height="0cm" svg:x="7.966cm" svg:y="19.182cm" svg:viewBox="0 0 800 0" draw:points="800,0 39,0 0,0">
              <text:p/>
            </draw:polyline>
            <draw:polyline draw:style-name="gr5" draw:text-style-name="P1" draw:layer="layout" svg:width="0cm" svg:height="0.799cm" svg:x="7.747cm" svg:y="19.436cm" svg:viewBox="0 0 0 800" draw:points="0,0 0,761 0,800">
              <text:p/>
            </draw:polyline>
            <draw:polyline draw:style-name="gr5" draw:text-style-name="P1" draw:layer="layout" svg:width="0.106cm" svg:height="0.218cm" svg:x="8.912cm" svg:y="19.217cm" svg:viewBox="0 0 107 219" draw:points="107,219 34,39 0,0">
              <text:p/>
            </draw:polyline>
            <draw:polyline draw:style-name="gr5" draw:text-style-name="P1" draw:layer="layout" svg:width="0.214cm" svg:height="0.111cm" svg:x="8.732cm" svg:y="19.144cm" svg:viewBox="0 0 215 112" draw:points="215,112 34,39 0,0">
              <text:p/>
            </draw:polyline>
            <draw:polyline draw:style-name="gr5" draw:text-style-name="P1" draw:layer="layout" svg:width="0.106cm" svg:height="0.218cm" svg:x="8.912cm" svg:y="20.197cm" svg:viewBox="0 0 107 219" draw:points="107,0 34,181 0,219">
              <text:p/>
            </draw:polyline>
            <draw:polyline draw:style-name="gr5" draw:text-style-name="P1" draw:layer="layout" svg:width="0.214cm" svg:height="0.111cm" svg:x="8.732cm" svg:y="20.378cm" svg:viewBox="0 0 215 112" draw:points="215,0 34,73 0,112">
              <text:p/>
            </draw:polyline>
            <draw:polyline draw:style-name="gr5" draw:text-style-name="P1" draw:layer="layout" svg:width="0.111cm" svg:height="0.218cm" svg:x="7.747cm" svg:y="20.197cm" svg:viewBox="0 0 112 219" draw:points="0,0 73,181 112,219">
              <text:p/>
            </draw:polyline>
            <draw:polyline draw:style-name="gr5" draw:text-style-name="P1" draw:layer="layout" svg:width="0.218cm" svg:height="0.111cm" svg:x="7.82cm" svg:y="20.378cm" svg:viewBox="0 0 219 112" draw:points="0,0 185,73 219,112">
              <text:p/>
            </draw:polyline>
            <draw:polyline draw:style-name="gr5" draw:text-style-name="P1" draw:layer="layout" svg:width="0.218cm" svg:height="0.107cm" svg:x="7.786cm" svg:y="19.182cm" svg:viewBox="0 0 219 108" draw:points="219,0 34,73 0,108">
              <text:p/>
            </draw:polyline>
            <draw:polyline draw:style-name="gr5" draw:text-style-name="P1" draw:layer="layout" svg:width="0.106cm" svg:height="0.214cm" svg:x="7.713cm" svg:y="19.256cm" svg:viewBox="0 0 107 215" draw:points="107,0 34,181 0,215">
              <text:p/>
            </draw:polyline>
            <draw:polyline draw:style-name="gr5" draw:text-style-name="P1" draw:layer="layout" svg:width="0.799cm" svg:height="0cm" svg:x="9.531cm" svg:y="20.451cm" svg:viewBox="0 0 800 0" draw:points="0,0 761,0 800,0">
              <text:p/>
            </draw:polyline>
            <draw:polyline draw:style-name="gr5" draw:text-style-name="P1" draw:layer="layout" svg:width="0cm" svg:height="0.799cm" svg:x="10.55cm" svg:y="19.397cm" svg:viewBox="0 0 0 800" draw:points="0,800 0,39 0,0">
              <text:p/>
            </draw:polyline>
            <draw:polyline draw:style-name="gr5" draw:text-style-name="P1" draw:layer="layout" svg:width="0.799cm" svg:height="0cm" svg:x="9.493cm" svg:y="19.182cm" svg:viewBox="0 0 800 0" draw:points="800,0 39,0 0,0">
              <text:p/>
            </draw:polyline>
            <draw:polyline draw:style-name="gr5" draw:text-style-name="P1" draw:layer="layout" svg:width="0cm" svg:height="0.799cm" svg:x="9.278cm" svg:y="19.436cm" svg:viewBox="0 0 0 800" draw:points="0,0 0,761 0,800">
              <text:p/>
            </draw:polyline>
            <draw:polyline draw:style-name="gr5" draw:text-style-name="P1" draw:layer="layout" svg:width="0.111cm" svg:height="0.218cm" svg:x="10.438cm" svg:y="19.217cm" svg:viewBox="0 0 112 219" draw:points="112,219 39,39 0,0">
              <text:p/>
            </draw:polyline>
            <draw:polyline draw:style-name="gr5" draw:text-style-name="P1" draw:layer="layout" svg:width="0.218cm" svg:height="0.111cm" svg:x="10.258cm" svg:y="19.144cm" svg:viewBox="0 0 219 112" draw:points="219,112 34,39 0,0">
              <text:p/>
            </draw:polyline>
            <draw:polyline draw:style-name="gr5" draw:text-style-name="P1" draw:layer="layout" svg:width="0.111cm" svg:height="0.218cm" svg:x="10.438cm" svg:y="20.197cm" svg:viewBox="0 0 112 219" draw:points="112,0 39,181 0,219">
              <text:p/>
            </draw:polyline>
            <draw:polyline draw:style-name="gr5" draw:text-style-name="P1" draw:layer="layout" svg:width="0.218cm" svg:height="0.111cm" svg:x="10.258cm" svg:y="20.378cm" svg:viewBox="0 0 219 112" draw:points="219,0 34,73 0,112">
              <text:p/>
            </draw:polyline>
            <draw:polyline draw:style-name="gr5" draw:text-style-name="P1" draw:layer="layout" svg:width="0.106cm" svg:height="0.218cm" svg:x="9.278cm" svg:y="20.197cm" svg:viewBox="0 0 107 219" draw:points="0,0 73,181 107,219">
              <text:p/>
            </draw:polyline>
            <draw:polyline draw:style-name="gr5" draw:text-style-name="P1" draw:layer="layout" svg:width="0.214cm" svg:height="0.111cm" svg:x="9.351cm" svg:y="20.378cm" svg:viewBox="0 0 215 112" draw:points="0,0 181,73 215,112">
              <text:p/>
            </draw:polyline>
            <draw:polyline draw:style-name="gr5" draw:text-style-name="P1" draw:layer="layout" svg:width="0.218cm" svg:height="0.107cm" svg:x="9.312cm" svg:y="19.182cm" svg:viewBox="0 0 219 108" draw:points="219,0 39,73 0,108">
              <text:p/>
            </draw:polyline>
            <draw:polyline draw:style-name="gr5" draw:text-style-name="P1" draw:layer="layout" svg:width="0.111cm" svg:height="0.214cm" svg:x="9.239cm" svg:y="19.256cm" svg:viewBox="0 0 112 215" draw:points="112,0 39,181 0,215">
              <text:p/>
            </draw:polyline>
            <draw:polyline draw:style-name="gr5" draw:text-style-name="P1" draw:layer="layout" svg:width="0.799cm" svg:height="0cm" svg:x="11.057cm" svg:y="20.451cm" svg:viewBox="0 0 800 0" draw:points="0,0 765,0 800,0">
              <text:p/>
            </draw:polyline>
            <draw:polyline draw:style-name="gr5" draw:text-style-name="P1" draw:layer="layout" svg:width="0cm" svg:height="0.799cm" svg:x="12.076cm" svg:y="19.397cm" svg:viewBox="0 0 0 800" draw:points="0,800 0,39 0,0">
              <text:p/>
            </draw:polyline>
            <draw:polyline draw:style-name="gr5" draw:text-style-name="P1" draw:layer="layout" svg:width="0.799cm" svg:height="0cm" svg:x="11.023cm" svg:y="19.182cm" svg:viewBox="0 0 800 0" draw:points="800,0 34,0 0,0">
              <text:p/>
            </draw:polyline>
            <draw:polyline draw:style-name="gr5" draw:text-style-name="P1" draw:layer="layout" svg:width="0cm" svg:height="0.799cm" svg:x="10.804cm" svg:y="19.436cm" svg:viewBox="0 0 0 800" draw:points="0,0 0,761 0,800">
              <text:p/>
            </draw:polyline>
            <draw:polyline draw:style-name="gr5" draw:text-style-name="P1" draw:layer="layout" svg:width="0.106cm" svg:height="0.218cm" svg:x="11.969cm" svg:y="19.217cm" svg:viewBox="0 0 107 219" draw:points="107,219 34,39 0,0">
              <text:p/>
            </draw:polyline>
            <draw:polyline draw:style-name="gr5" draw:text-style-name="P1" draw:layer="layout" svg:width="0.218cm" svg:height="0.111cm" svg:x="11.784cm" svg:y="19.144cm" svg:viewBox="0 0 219 112" draw:points="219,112 39,39 0,0">
              <text:p/>
            </draw:polyline>
            <draw:polyline draw:style-name="gr5" draw:text-style-name="P1" draw:layer="layout" svg:width="0.106cm" svg:height="0.218cm" svg:x="11.969cm" svg:y="20.197cm" svg:viewBox="0 0 107 219" draw:points="107,0 34,181 0,219">
              <text:p/>
            </draw:polyline>
            <draw:polyline draw:style-name="gr5" draw:text-style-name="P1" draw:layer="layout" svg:width="0.218cm" svg:height="0.111cm" svg:x="11.784cm" svg:y="20.378cm" svg:viewBox="0 0 219 112" draw:points="219,0 39,73 0,112">
              <text:p/>
            </draw:polyline>
            <draw:polyline draw:style-name="gr5" draw:text-style-name="P1" draw:layer="layout" svg:width="0.106cm" svg:height="0.218cm" svg:x="10.804cm" svg:y="20.197cm" svg:viewBox="0 0 107 219" draw:points="0,0 73,181 107,219">
              <text:p/>
            </draw:polyline>
            <draw:polyline draw:style-name="gr5" draw:text-style-name="P1" draw:layer="layout" svg:width="0.218cm" svg:height="0.111cm" svg:x="10.877cm" svg:y="20.378cm" svg:viewBox="0 0 219 112" draw:points="0,0 181,73 219,112">
              <text:p/>
            </draw:polyline>
            <draw:polyline draw:style-name="gr5" draw:text-style-name="P1" draw:layer="layout" svg:width="0.218cm" svg:height="0.107cm" svg:x="10.838cm" svg:y="19.182cm" svg:viewBox="0 0 219 108" draw:points="219,0 39,73 0,108">
              <text:p/>
            </draw:polyline>
            <draw:polyline draw:style-name="gr5" draw:text-style-name="P1" draw:layer="layout" svg:width="0.111cm" svg:height="0.214cm" svg:x="10.765cm" svg:y="19.256cm" svg:viewBox="0 0 112 215" draw:points="112,0 39,181 0,215">
              <text:p/>
            </draw:polyline>
            <draw:polyline draw:style-name="gr5" draw:text-style-name="P1" draw:layer="layout" svg:width="0.803cm" svg:height="0cm" svg:x="12.584cm" svg:y="20.451cm" svg:viewBox="0 0 804 0" draw:points="0,0 765,0 804,0">
              <text:p/>
            </draw:polyline>
            <draw:polyline draw:style-name="gr5" draw:text-style-name="P1" draw:layer="layout" svg:width="0cm" svg:height="0.799cm" svg:x="13.603cm" svg:y="19.397cm" svg:viewBox="0 0 0 800" draw:points="0,800 0,39 0,0">
              <text:p/>
            </draw:polyline>
            <draw:polyline draw:style-name="gr5" draw:text-style-name="P1" draw:layer="layout" svg:width="0.799cm" svg:height="0cm" svg:x="12.549cm" svg:y="19.182cm" svg:viewBox="0 0 800 0" draw:points="800,0 34,0 0,0">
              <text:p/>
            </draw:polyline>
            <draw:polyline draw:style-name="gr5" draw:text-style-name="P1" draw:layer="layout" svg:width="0cm" svg:height="0.799cm" svg:x="12.33cm" svg:y="19.436cm" svg:viewBox="0 0 0 800" draw:points="0,0 0,761 0,800">
              <text:p/>
            </draw:polyline>
            <draw:polyline draw:style-name="gr5" draw:text-style-name="P1" draw:layer="layout" svg:width="0.106cm" svg:height="0.218cm" svg:x="13.495cm" svg:y="19.217cm" svg:viewBox="0 0 107 219" draw:points="107,219 34,39 0,0">
              <text:p/>
            </draw:polyline>
            <draw:polyline draw:style-name="gr5" draw:text-style-name="P1" draw:layer="layout" svg:width="0.214cm" svg:height="0.111cm" svg:x="13.315cm" svg:y="19.144cm" svg:viewBox="0 0 215 112" draw:points="215,112 34,39 0,0">
              <text:p/>
            </draw:polyline>
            <draw:polyline draw:style-name="gr5" draw:text-style-name="P1" draw:layer="layout" svg:width="0.106cm" svg:height="0.218cm" svg:x="13.495cm" svg:y="20.197cm" svg:viewBox="0 0 107 219" draw:points="107,0 34,181 0,219">
              <text:p/>
            </draw:polyline>
            <draw:polyline draw:style-name="gr5" draw:text-style-name="P1" draw:layer="layout" svg:width="0.214cm" svg:height="0.111cm" svg:x="13.315cm" svg:y="20.378cm" svg:viewBox="0 0 215 112" draw:points="215,0 34,73 0,112">
              <text:p/>
            </draw:polyline>
            <draw:polyline draw:style-name="gr5" draw:text-style-name="P1" draw:layer="layout" svg:width="0.111cm" svg:height="0.218cm" svg:x="12.33cm" svg:y="20.197cm" svg:viewBox="0 0 112 219" draw:points="0,0 73,181 112,219">
              <text:p/>
            </draw:polyline>
            <draw:polyline draw:style-name="gr5" draw:text-style-name="P1" draw:layer="layout" svg:width="0.218cm" svg:height="0.111cm" svg:x="12.403cm" svg:y="20.378cm" svg:viewBox="0 0 219 112" draw:points="0,0 181,73 219,112">
              <text:p/>
            </draw:polyline>
            <draw:polyline draw:style-name="gr5" draw:text-style-name="P1" draw:layer="layout" svg:width="0.214cm" svg:height="0.107cm" svg:x="12.369cm" svg:y="19.182cm" svg:viewBox="0 0 215 108" draw:points="215,0 34,73 0,108">
              <text:p/>
            </draw:polyline>
            <draw:polyline draw:style-name="gr5" draw:text-style-name="P1" draw:layer="layout" svg:width="0.106cm" svg:height="0.214cm" svg:x="12.296cm" svg:y="19.256cm" svg:viewBox="0 0 107 215" draw:points="107,0 34,181 0,215">
              <text:p/>
            </draw:polyline>
            <draw:polyline draw:style-name="gr5" draw:text-style-name="P1" draw:layer="layout" svg:width="0.76cm" svg:height="0cm" svg:x="14.114cm" svg:y="20.451cm" svg:viewBox="0 0 761 0" draw:points="0,0 727,0 761,0">
              <text:p/>
            </draw:polyline>
            <draw:polyline draw:style-name="gr5" draw:text-style-name="P1" draw:layer="layout" svg:width="0cm" svg:height="0.799cm" svg:x="15.095cm" svg:y="19.397cm" svg:viewBox="0 0 0 800" draw:points="0,800 0,39 0,0">
              <text:p/>
            </draw:polyline>
            <draw:polyline draw:style-name="gr5" draw:text-style-name="P1" draw:layer="layout" svg:width="0.764cm" svg:height="0cm" svg:x="14.076cm" svg:y="19.182cm" svg:viewBox="0 0 765 0" draw:points="765,0 39,0 0,0">
              <text:p/>
            </draw:polyline>
            <draw:polyline draw:style-name="gr5" draw:text-style-name="P1" draw:layer="layout" svg:width="0cm" svg:height="0.799cm" svg:x="13.861cm" svg:y="19.436cm" svg:viewBox="0 0 0 800" draw:points="0,0 0,761 0,800">
              <text:p/>
            </draw:polyline>
            <draw:polyline draw:style-name="gr5" draw:text-style-name="P1" draw:layer="layout" svg:width="0.106cm" svg:height="0.218cm" svg:x="14.987cm" svg:y="19.217cm" svg:viewBox="0 0 107 219" draw:points="107,219 34,39 0,0">
              <text:p/>
            </draw:polyline>
            <draw:polyline draw:style-name="gr5" draw:text-style-name="P1" draw:layer="layout" svg:width="0.218cm" svg:height="0.111cm" svg:x="14.802cm" svg:y="19.144cm" svg:viewBox="0 0 219 112" draw:points="219,112 39,39 0,0">
              <text:p/>
            </draw:polyline>
            <draw:polyline draw:style-name="gr5" draw:text-style-name="P1" draw:layer="layout" svg:width="0.106cm" svg:height="0.218cm" svg:x="14.987cm" svg:y="20.197cm" svg:viewBox="0 0 107 219" draw:points="107,0 34,181 0,219">
              <text:p/>
            </draw:polyline>
            <draw:polyline draw:style-name="gr5" draw:text-style-name="P1" draw:layer="layout" svg:width="0.218cm" svg:height="0.111cm" svg:x="14.802cm" svg:y="20.378cm" svg:viewBox="0 0 219 112" draw:points="219,0 39,73 0,112">
              <text:p/>
            </draw:polyline>
            <draw:polyline draw:style-name="gr5" draw:text-style-name="P1" draw:layer="layout" svg:width="0.106cm" svg:height="0.218cm" svg:x="13.861cm" svg:y="20.197cm" svg:viewBox="0 0 107 219" draw:points="0,0 69,181 107,219">
              <text:p/>
            </draw:polyline>
            <draw:polyline draw:style-name="gr5" draw:text-style-name="P1" draw:layer="layout" svg:width="0.218cm" svg:height="0.111cm" svg:x="13.929cm" svg:y="20.378cm" svg:viewBox="0 0 219 112" draw:points="0,0 185,73 219,112">
              <text:p/>
            </draw:polyline>
            <draw:polyline draw:style-name="gr5" draw:text-style-name="P1" draw:layer="layout" svg:width="0.218cm" svg:height="0.107cm" svg:x="13.895cm" svg:y="19.182cm" svg:viewBox="0 0 219 108" draw:points="219,0 34,73 0,108">
              <text:p/>
            </draw:polyline>
            <draw:polyline draw:style-name="gr5" draw:text-style-name="P1" draw:layer="layout" svg:width="0.106cm" svg:height="0.214cm" svg:x="13.822cm" svg:y="19.256cm" svg:viewBox="0 0 107 215" draw:points="107,0 39,181 0,215">
              <text:p/>
            </draw:polyline>
            <draw:polyline draw:style-name="gr5" draw:text-style-name="P1" draw:layer="layout" svg:width="0.799cm" svg:height="0cm" svg:x="15.606cm" svg:y="20.451cm" svg:viewBox="0 0 800 0" draw:points="0,0 761,0 800,0">
              <text:p/>
            </draw:polyline>
            <draw:polyline draw:style-name="gr5" draw:text-style-name="P1" draw:layer="layout" svg:width="0cm" svg:height="0.799cm" svg:x="16.621cm" svg:y="19.397cm" svg:viewBox="0 0 0 800" draw:points="0,800 0,39 0,0">
              <text:p/>
            </draw:polyline>
            <draw:polyline draw:style-name="gr5" draw:text-style-name="P1" draw:layer="layout" svg:width="0.799cm" svg:height="0cm" svg:x="15.567cm" svg:y="19.182cm" svg:viewBox="0 0 800 0" draw:points="800,0 39,0 0,0">
              <text:p/>
            </draw:polyline>
            <draw:polyline draw:style-name="gr5" draw:text-style-name="P1" draw:layer="layout" svg:width="0cm" svg:height="0.799cm" svg:x="15.348cm" svg:y="19.436cm" svg:viewBox="0 0 0 800" draw:points="0,0 0,761 0,800">
              <text:p/>
            </draw:polyline>
            <draw:polyline draw:style-name="gr5" draw:text-style-name="P1" draw:layer="layout" svg:width="0.106cm" svg:height="0.218cm" svg:x="16.513cm" svg:y="19.217cm" svg:viewBox="0 0 107 219" draw:points="107,219 39,39 0,0">
              <text:p/>
            </draw:polyline>
            <draw:polyline draw:style-name="gr5" draw:text-style-name="P1" draw:layer="layout" svg:width="0.218cm" svg:height="0.111cm" svg:x="16.333cm" svg:y="19.144cm" svg:viewBox="0 0 219 112" draw:points="219,112 34,39 0,0">
              <text:p/>
            </draw:polyline>
            <draw:polyline draw:style-name="gr5" draw:text-style-name="P1" draw:layer="layout" svg:width="0.106cm" svg:height="0.218cm" svg:x="16.513cm" svg:y="20.197cm" svg:viewBox="0 0 107 219" draw:points="107,0 39,181 0,219">
              <text:p/>
            </draw:polyline>
            <draw:polyline draw:style-name="gr5" draw:text-style-name="P1" draw:layer="layout" svg:width="0.218cm" svg:height="0.111cm" svg:x="16.333cm" svg:y="20.378cm" svg:viewBox="0 0 219 112" draw:points="219,0 34,73 0,112">
              <text:p/>
            </draw:polyline>
            <draw:polyline draw:style-name="gr5" draw:text-style-name="P1" draw:layer="layout" svg:width="0.111cm" svg:height="0.218cm" svg:x="15.348cm" svg:y="20.197cm" svg:viewBox="0 0 112 219" draw:points="0,0 73,181 112,219">
              <text:p/>
            </draw:polyline>
            <draw:polyline draw:style-name="gr5" draw:text-style-name="P1" draw:layer="layout" svg:width="0.218cm" svg:height="0.111cm" svg:x="15.421cm" svg:y="20.378cm" svg:viewBox="0 0 219 112" draw:points="0,0 185,73 219,112">
              <text:p/>
            </draw:polyline>
            <draw:polyline draw:style-name="gr5" draw:text-style-name="P1" draw:layer="layout" svg:width="0.218cm" svg:height="0.107cm" svg:x="15.387cm" svg:y="19.182cm" svg:viewBox="0 0 219 108" draw:points="219,0 34,73 0,108">
              <text:p/>
            </draw:polyline>
            <draw:polyline draw:style-name="gr5" draw:text-style-name="P1" draw:layer="layout" svg:width="0.106cm" svg:height="0.214cm" svg:x="15.314cm" svg:y="19.256cm" svg:viewBox="0 0 107 215" draw:points="107,0 34,181 0,215">
              <text:p/>
            </draw:polyline>
            <draw:polyline draw:style-name="gr5" draw:text-style-name="P1" draw:layer="layout" svg:width="0.799cm" svg:height="0cm" svg:x="17.132cm" svg:y="20.451cm" svg:viewBox="0 0 800 0" draw:points="0,0 765,0 800,0">
              <text:p/>
            </draw:polyline>
            <draw:polyline draw:style-name="gr5" draw:text-style-name="P1" draw:layer="layout" svg:width="0cm" svg:height="0.799cm" svg:x="18.151cm" svg:y="19.397cm" svg:viewBox="0 0 0 800" draw:points="0,800 0,39 0,0">
              <text:p/>
            </draw:polyline>
            <draw:polyline draw:style-name="gr5" draw:text-style-name="P1" draw:layer="layout" svg:width="0.803cm" svg:height="0cm" svg:x="17.094cm" svg:y="19.182cm" svg:viewBox="0 0 804 0" draw:points="804,0 39,0 0,0">
              <text:p/>
            </draw:polyline>
            <draw:polyline draw:style-name="gr5" draw:text-style-name="P1" draw:layer="layout" svg:width="0cm" svg:height="0.799cm" svg:x="16.879cm" svg:y="19.436cm" svg:viewBox="0 0 0 800" draw:points="0,0 0,761 0,800">
              <text:p/>
            </draw:polyline>
            <draw:polyline draw:style-name="gr5" draw:text-style-name="P1" draw:layer="layout" svg:width="0.111cm" svg:height="0.218cm" svg:x="18.04cm" svg:y="19.217cm" svg:viewBox="0 0 112 219" draw:points="112,219 39,39 0,0">
              <text:p/>
            </draw:polyline>
            <draw:polyline draw:style-name="gr5" draw:text-style-name="P1" draw:layer="layout" svg:width="0.218cm" svg:height="0.111cm" svg:x="17.859cm" svg:y="19.144cm" svg:viewBox="0 0 219 112" draw:points="219,112 39,39 0,0">
              <text:p/>
            </draw:polyline>
            <draw:polyline draw:style-name="gr5" draw:text-style-name="P1" draw:layer="layout" svg:width="0.111cm" svg:height="0.218cm" svg:x="18.04cm" svg:y="20.197cm" svg:viewBox="0 0 112 219" draw:points="112,0 39,181 0,219">
              <text:p/>
            </draw:polyline>
            <draw:polyline draw:style-name="gr5" draw:text-style-name="P1" draw:layer="layout" svg:width="0.218cm" svg:height="0.111cm" svg:x="17.859cm" svg:y="20.378cm" svg:viewBox="0 0 219 112" draw:points="219,0 39,73 0,112">
              <text:p/>
            </draw:polyline>
            <draw:polyline draw:style-name="gr5" draw:text-style-name="P1" draw:layer="layout" svg:width="0.106cm" svg:height="0.218cm" svg:x="16.879cm" svg:y="20.197cm" svg:viewBox="0 0 107 219" draw:points="0,0 73,181 107,219">
              <text:p/>
            </draw:polyline>
            <draw:polyline draw:style-name="gr5" draw:text-style-name="P1" draw:layer="layout" svg:width="0.214cm" svg:height="0.111cm" svg:x="16.952cm" svg:y="20.378cm" svg:viewBox="0 0 215 112" draw:points="0,0 181,73 215,112">
              <text:p/>
            </draw:polyline>
            <draw:polyline draw:style-name="gr5" draw:text-style-name="P1" draw:layer="layout" svg:width="0.218cm" svg:height="0.107cm" svg:x="16.913cm" svg:y="19.182cm" svg:viewBox="0 0 219 108" draw:points="219,0 39,73 0,108">
              <text:p/>
            </draw:polyline>
            <draw:polyline draw:style-name="gr5" draw:text-style-name="P1" draw:layer="layout" svg:width="0.111cm" svg:height="0.214cm" svg:x="16.84cm" svg:y="19.256cm" svg:viewBox="0 0 112 215" draw:points="112,0 39,181 0,215">
              <text:p/>
            </draw:polyline>
            <draw:polyline draw:style-name="gr5" draw:text-style-name="P1" draw:layer="layout" svg:width="0.799cm" svg:height="0cm" svg:x="18.659cm" svg:y="20.451cm" svg:viewBox="0 0 800 0" draw:points="0,0 765,0 800,0">
              <text:p/>
            </draw:polyline>
            <draw:polyline draw:style-name="gr5" draw:text-style-name="P1" draw:layer="layout" svg:width="0cm" svg:height="0.799cm" svg:x="19.678cm" svg:y="19.397cm" svg:viewBox="0 0 0 800" draw:points="0,800 0,39 0,0">
              <text:p/>
            </draw:polyline>
            <draw:polyline draw:style-name="gr5" draw:text-style-name="P1" draw:layer="layout" svg:width="0.799cm" svg:height="0cm" svg:x="18.624cm" svg:y="19.182cm" svg:viewBox="0 0 800 0" draw:points="800,0 34,0 0,0">
              <text:p/>
            </draw:polyline>
            <draw:polyline draw:style-name="gr5" draw:text-style-name="P1" draw:layer="layout" svg:width="0cm" svg:height="0.799cm" svg:x="18.405cm" svg:y="19.436cm" svg:viewBox="0 0 0 800" draw:points="0,0 0,761 0,800">
              <text:p/>
            </draw:polyline>
            <draw:polyline draw:style-name="gr5" draw:text-style-name="P1" draw:layer="layout" svg:width="0.106cm" svg:height="0.218cm" svg:x="19.57cm" svg:y="19.217cm" svg:viewBox="0 0 107 219" draw:points="107,219 34,39 0,0">
              <text:p/>
            </draw:polyline>
            <draw:polyline draw:style-name="gr5" draw:text-style-name="P1" draw:layer="layout" svg:width="0.218cm" svg:height="0.111cm" svg:x="19.385cm" svg:y="19.144cm" svg:viewBox="0 0 219 112" draw:points="219,112 39,39 0,0">
              <text:p/>
            </draw:polyline>
            <draw:polyline draw:style-name="gr5" draw:text-style-name="P1" draw:layer="layout" svg:width="0.106cm" svg:height="0.218cm" svg:x="19.57cm" svg:y="20.197cm" svg:viewBox="0 0 107 219" draw:points="107,0 34,181 0,219">
              <text:p/>
            </draw:polyline>
            <draw:polyline draw:style-name="gr5" draw:text-style-name="P1" draw:layer="layout" svg:width="0.218cm" svg:height="0.111cm" svg:x="19.385cm" svg:y="20.378cm" svg:viewBox="0 0 219 112" draw:points="219,0 39,73 0,112">
              <text:p/>
            </draw:polyline>
            <draw:polyline draw:style-name="gr5" draw:text-style-name="P1" draw:layer="layout" svg:width="0.106cm" svg:height="0.218cm" svg:x="18.405cm" svg:y="20.197cm" svg:viewBox="0 0 107 219" draw:points="0,0 73,181 107,219">
              <text:p/>
            </draw:polyline>
            <draw:polyline draw:style-name="gr5" draw:text-style-name="P1" draw:layer="layout" svg:width="0.218cm" svg:height="0.111cm" svg:x="18.478cm" svg:y="20.378cm" svg:viewBox="0 0 219 112" draw:points="0,0 181,73 219,112">
              <text:p/>
            </draw:polyline>
            <draw:polyline draw:style-name="gr5" draw:text-style-name="P1" draw:layer="layout" svg:width="0.218cm" svg:height="0.107cm" svg:x="18.439cm" svg:y="19.182cm" svg:viewBox="0 0 219 108" draw:points="219,0 39,73 0,108">
              <text:p/>
            </draw:polyline>
            <draw:polyline draw:style-name="gr5" draw:text-style-name="P1" draw:layer="layout" svg:width="0.106cm" svg:height="0.214cm" svg:x="18.371cm" svg:y="19.256cm" svg:viewBox="0 0 107 215" draw:points="107,0 34,181 0,215">
              <text:p/>
            </draw:polyline>
            <draw:polyline draw:style-name="gr5" draw:text-style-name="P1" draw:layer="layout" svg:width="0.803cm" svg:height="0cm" svg:x="20.185cm" svg:y="20.451cm" svg:viewBox="0 0 804 0" draw:points="0,0 765,0 804,0">
              <text:p/>
            </draw:polyline>
            <draw:polyline draw:style-name="gr5" draw:text-style-name="P1" draw:layer="layout" svg:width="0cm" svg:height="0.799cm" svg:x="21.204cm" svg:y="19.397cm" svg:viewBox="0 0 0 800" draw:points="0,800 0,39 0,0">
              <text:p/>
            </draw:polyline>
            <draw:polyline draw:style-name="gr5" draw:text-style-name="P1" draw:layer="layout" svg:width="0.799cm" svg:height="0cm" svg:x="20.151cm" svg:y="19.182cm" svg:viewBox="0 0 800 0" draw:points="800,0 34,0 0,0">
              <text:p/>
            </draw:polyline>
            <draw:polyline draw:style-name="gr5" draw:text-style-name="P1" draw:layer="layout" svg:width="0cm" svg:height="0.799cm" svg:x="19.931cm" svg:y="19.436cm" svg:viewBox="0 0 0 800" draw:points="0,0 0,761 0,800">
              <text:p/>
            </draw:polyline>
            <draw:polyline draw:style-name="gr5" draw:text-style-name="P1" draw:layer="layout" svg:width="0.106cm" svg:height="0.218cm" svg:x="21.096cm" svg:y="19.217cm" svg:viewBox="0 0 107 219" draw:points="107,219 34,39 0,0">
              <text:p/>
            </draw:polyline>
            <draw:polyline draw:style-name="gr5" draw:text-style-name="P1" draw:layer="layout" svg:width="0.214cm" svg:height="0.111cm" svg:x="20.916cm" svg:y="19.144cm" svg:viewBox="0 0 215 112" draw:points="215,112 34,39 0,0">
              <text:p/>
            </draw:polyline>
            <draw:polyline draw:style-name="gr5" draw:text-style-name="P1" draw:layer="layout" svg:width="0.106cm" svg:height="0.218cm" svg:x="21.096cm" svg:y="20.197cm" svg:viewBox="0 0 107 219" draw:points="107,0 34,181 0,219">
              <text:p/>
            </draw:polyline>
            <draw:polyline draw:style-name="gr5" draw:text-style-name="P1" draw:layer="layout" svg:width="0.214cm" svg:height="0.111cm" svg:x="20.916cm" svg:y="20.378cm" svg:viewBox="0 0 215 112" draw:points="215,0 34,73 0,112">
              <text:p/>
            </draw:polyline>
            <draw:polyline draw:style-name="gr5" draw:text-style-name="P1" draw:layer="layout" svg:width="0.111cm" svg:height="0.218cm" svg:x="19.931cm" svg:y="20.197cm" svg:viewBox="0 0 112 219" draw:points="0,0 73,181 112,219">
              <text:p/>
            </draw:polyline>
            <draw:polyline draw:style-name="gr5" draw:text-style-name="P1" draw:layer="layout" svg:width="0.218cm" svg:height="0.111cm" svg:x="20.004cm" svg:y="20.378cm" svg:viewBox="0 0 219 112" draw:points="0,0 181,73 219,112">
              <text:p/>
            </draw:polyline>
            <draw:polyline draw:style-name="gr5" draw:text-style-name="P1" draw:layer="layout" svg:width="0.214cm" svg:height="0.107cm" svg:x="19.97cm" svg:y="19.182cm" svg:viewBox="0 0 215 108" draw:points="215,0 34,73 0,108">
              <text:p/>
            </draw:polyline>
            <draw:polyline draw:style-name="gr5" draw:text-style-name="P1" draw:layer="layout" svg:width="0.106cm" svg:height="0.214cm" svg:x="19.897cm" svg:y="19.256cm" svg:viewBox="0 0 107 215" draw:points="107,0 34,181 0,215">
              <text:p/>
            </draw:polyline>
            <draw:polyline draw:style-name="gr5" draw:text-style-name="P1" draw:layer="layout" svg:width="0.799cm" svg:height="0cm" svg:x="21.716cm" svg:y="20.451cm" svg:viewBox="0 0 800 0" draw:points="0,0 761,0 800,0">
              <text:p/>
            </draw:polyline>
            <draw:polyline draw:style-name="gr5" draw:text-style-name="P1" draw:layer="layout" svg:width="0cm" svg:height="0.799cm" svg:x="22.734cm" svg:y="19.397cm" svg:viewBox="0 0 0 800" draw:points="0,800 0,39 0,0">
              <text:p/>
            </draw:polyline>
            <draw:polyline draw:style-name="gr5" draw:text-style-name="P1" draw:layer="layout" svg:width="0.799cm" svg:height="0cm" svg:x="21.677cm" svg:y="19.182cm" svg:viewBox="0 0 800 0" draw:points="800,0 39,0 0,0">
              <text:p/>
            </draw:polyline>
            <draw:polyline draw:style-name="gr5" draw:text-style-name="P1" draw:layer="layout" svg:width="0cm" svg:height="0.799cm" svg:x="21.462cm" svg:y="19.436cm" svg:viewBox="0 0 0 800" draw:points="0,0 0,761 0,800">
              <text:p/>
            </draw:polyline>
            <draw:polyline draw:style-name="gr5" draw:text-style-name="P1" draw:layer="layout" svg:width="0.111cm" svg:height="0.218cm" svg:x="22.623cm" svg:y="19.217cm" svg:viewBox="0 0 112 219" draw:points="112,219 39,39 0,0">
              <text:p/>
            </draw:polyline>
            <draw:polyline draw:style-name="gr5" draw:text-style-name="P1" draw:layer="layout" svg:width="0.218cm" svg:height="0.111cm" svg:x="22.442cm" svg:y="19.144cm" svg:viewBox="0 0 219 112" draw:points="219,112 34,39 0,0">
              <text:p/>
            </draw:polyline>
            <draw:polyline draw:style-name="gr5" draw:text-style-name="P1" draw:layer="layout" svg:width="0.111cm" svg:height="0.218cm" svg:x="22.623cm" svg:y="20.197cm" svg:viewBox="0 0 112 219" draw:points="112,0 39,181 0,219">
              <text:p/>
            </draw:polyline>
            <draw:polyline draw:style-name="gr5" draw:text-style-name="P1" draw:layer="layout" svg:width="0.218cm" svg:height="0.111cm" svg:x="22.442cm" svg:y="20.378cm" svg:viewBox="0 0 219 112" draw:points="219,0 34,73 0,112">
              <text:p/>
            </draw:polyline>
            <draw:polyline draw:style-name="gr5" draw:text-style-name="P1" draw:layer="layout" svg:width="0.106cm" svg:height="0.218cm" svg:x="21.462cm" svg:y="20.197cm" svg:viewBox="0 0 107 219" draw:points="0,0 69,181 107,219">
              <text:p/>
            </draw:polyline>
            <draw:polyline draw:style-name="gr5" draw:text-style-name="P1" draw:layer="layout" svg:width="0.218cm" svg:height="0.111cm" svg:x="21.531cm" svg:y="20.378cm" svg:viewBox="0 0 219 112" draw:points="0,0 185,73 219,112">
              <text:p/>
            </draw:polyline>
            <draw:polyline draw:style-name="gr5" draw:text-style-name="P1" draw:layer="layout" svg:width="0.218cm" svg:height="0.107cm" svg:x="21.496cm" svg:y="19.182cm" svg:viewBox="0 0 219 108" draw:points="219,0 34,73 0,108">
              <text:p/>
            </draw:polyline>
            <draw:polyline draw:style-name="gr5" draw:text-style-name="P1" draw:layer="layout" svg:width="0.106cm" svg:height="0.214cm" svg:x="21.423cm" svg:y="19.256cm" svg:viewBox="0 0 107 215" draw:points="107,0 39,181 0,215">
              <text:p/>
            </draw:polyline>
            <draw:polyline draw:style-name="gr5" draw:text-style-name="P1" draw:layer="layout" svg:width="0.799cm" svg:height="0cm" svg:x="23.242cm" svg:y="20.451cm" svg:viewBox="0 0 800 0" draw:points="0,0 765,0 800,0">
              <text:p/>
            </draw:polyline>
            <draw:polyline draw:style-name="gr5" draw:text-style-name="P1" draw:layer="layout" svg:width="0cm" svg:height="0.799cm" svg:x="24.261cm" svg:y="19.397cm" svg:viewBox="0 0 0 800" draw:points="0,800 0,39 0,0">
              <text:p/>
            </draw:polyline>
            <draw:polyline draw:style-name="gr5" draw:text-style-name="P1" draw:layer="layout" svg:width="0.799cm" svg:height="0cm" svg:x="23.207cm" svg:y="19.182cm" svg:viewBox="0 0 800 0" draw:points="800,0 34,0 0,0">
              <text:p/>
            </draw:polyline>
            <draw:polyline draw:style-name="gr5" draw:text-style-name="P1" draw:layer="layout" svg:width="0cm" svg:height="0.799cm" svg:x="22.988cm" svg:y="19.436cm" svg:viewBox="0 0 0 800" draw:points="0,0 0,761 0,800">
              <text:p/>
            </draw:polyline>
            <draw:polyline draw:style-name="gr5" draw:text-style-name="P1" draw:layer="layout" svg:width="0.106cm" svg:height="0.218cm" svg:x="24.153cm" svg:y="19.217cm" svg:viewBox="0 0 107 219" draw:points="107,219 34,39 0,0">
              <text:p/>
            </draw:polyline>
            <draw:polyline draw:style-name="gr5" draw:text-style-name="P1" draw:layer="layout" svg:width="0.218cm" svg:height="0.111cm" svg:x="23.968cm" svg:y="19.144cm" svg:viewBox="0 0 219 112" draw:points="219,112 39,39 0,0">
              <text:p/>
            </draw:polyline>
            <draw:polyline draw:style-name="gr5" draw:text-style-name="P1" draw:layer="layout" svg:width="0.106cm" svg:height="0.218cm" svg:x="24.153cm" svg:y="20.197cm" svg:viewBox="0 0 107 219" draw:points="107,0 34,181 0,219">
              <text:p/>
            </draw:polyline>
            <draw:polyline draw:style-name="gr5" draw:text-style-name="P1" draw:layer="layout" svg:width="0.218cm" svg:height="0.111cm" svg:x="23.968cm" svg:y="20.378cm" svg:viewBox="0 0 219 112" draw:points="219,0 39,73 0,112">
              <text:p/>
            </draw:polyline>
            <draw:polyline draw:style-name="gr5" draw:text-style-name="P1" draw:layer="layout" svg:width="0.106cm" svg:height="0.218cm" svg:x="22.988cm" svg:y="20.197cm" svg:viewBox="0 0 107 219" draw:points="0,0 73,181 107,219">
              <text:p/>
            </draw:polyline>
            <draw:polyline draw:style-name="gr5" draw:text-style-name="P1" draw:layer="layout" svg:width="0.218cm" svg:height="0.111cm" svg:x="23.061cm" svg:y="20.378cm" svg:viewBox="0 0 219 112" draw:points="0,0 181,73 219,112">
              <text:p/>
            </draw:polyline>
            <draw:polyline draw:style-name="gr5" draw:text-style-name="P1" draw:layer="layout" svg:width="0.218cm" svg:height="0.107cm" svg:x="23.023cm" svg:y="19.182cm" svg:viewBox="0 0 219 108" draw:points="219,0 39,73 0,108">
              <text:p/>
            </draw:polyline>
            <draw:polyline draw:style-name="gr5" draw:text-style-name="P1" draw:layer="layout" svg:width="0.111cm" svg:height="0.214cm" svg:x="22.949cm" svg:y="19.256cm" svg:viewBox="0 0 112 215" draw:points="112,0 39,181 0,215">
              <text:p/>
            </draw:polyline>
            <draw:polyline draw:style-name="gr5" draw:text-style-name="P1" draw:layer="layout" svg:width="0.764cm" svg:height="0cm" svg:x="24.768cm" svg:y="20.451cm" svg:viewBox="0 0 765 0" draw:points="0,0 731,0 765,0">
              <text:p/>
            </draw:polyline>
            <draw:polyline draw:style-name="gr5" draw:text-style-name="P1" draw:layer="layout" svg:width="0cm" svg:height="0.799cm" svg:x="25.753cm" svg:y="19.397cm" svg:viewBox="0 0 0 800" draw:points="0,800 0,39 0,0">
              <text:p/>
            </draw:polyline>
            <draw:polyline draw:style-name="gr5" draw:text-style-name="P1" draw:layer="layout" svg:width="0.764cm" svg:height="0cm" svg:x="24.734cm" svg:y="19.182cm" svg:viewBox="0 0 765 0" draw:points="765,0 34,0 0,0">
              <text:p/>
            </draw:polyline>
            <draw:polyline draw:style-name="gr5" draw:text-style-name="P1" draw:layer="layout" svg:width="0cm" svg:height="0.799cm" svg:x="24.514cm" svg:y="19.436cm" svg:viewBox="0 0 0 800" draw:points="0,0 0,761 0,800">
              <text:p/>
            </draw:polyline>
            <draw:polyline draw:style-name="gr5" draw:text-style-name="P1" draw:layer="layout" svg:width="0.111cm" svg:height="0.218cm" svg:x="25.641cm" svg:y="19.217cm" svg:viewBox="0 0 112 219" draw:points="112,219 39,39 0,0">
              <text:p/>
            </draw:polyline>
            <draw:polyline draw:style-name="gr5" draw:text-style-name="P1" draw:layer="layout" svg:width="0.218cm" svg:height="0.111cm" svg:x="25.46cm" svg:y="19.144cm" svg:viewBox="0 0 219 112" draw:points="219,112 39,39 0,0">
              <text:p/>
            </draw:polyline>
            <draw:polyline draw:style-name="gr5" draw:text-style-name="P1" draw:layer="layout" svg:width="0.111cm" svg:height="0.218cm" svg:x="25.641cm" svg:y="20.197cm" svg:viewBox="0 0 112 219" draw:points="112,0 39,181 0,219">
              <text:p/>
            </draw:polyline>
            <draw:polyline draw:style-name="gr5" draw:text-style-name="P1" draw:layer="layout" svg:width="0.218cm" svg:height="0.111cm" svg:x="25.46cm" svg:y="20.378cm" svg:viewBox="0 0 219 112" draw:points="219,0 39,73 0,112">
              <text:p/>
            </draw:polyline>
            <draw:polyline draw:style-name="gr5" draw:text-style-name="P1" draw:layer="layout" svg:width="0.111cm" svg:height="0.218cm" svg:x="24.514cm" svg:y="20.197cm" svg:viewBox="0 0 112 219" draw:points="0,0 73,181 112,219">
              <text:p/>
            </draw:polyline>
            <draw:polyline draw:style-name="gr5" draw:text-style-name="P1" draw:layer="layout" svg:width="0.218cm" svg:height="0.111cm" svg:x="24.587cm" svg:y="20.378cm" svg:viewBox="0 0 219 112" draw:points="0,0 181,73 219,112">
              <text:p/>
            </draw:polyline>
            <draw:polyline draw:style-name="gr5" draw:text-style-name="P1" draw:layer="layout" svg:width="0.214cm" svg:height="0.107cm" svg:x="24.553cm" svg:y="19.182cm" svg:viewBox="0 0 215 108" draw:points="215,0 34,73 0,108">
              <text:p/>
            </draw:polyline>
            <draw:polyline draw:style-name="gr5" draw:text-style-name="P1" draw:layer="layout" svg:width="0.106cm" svg:height="0.214cm" svg:x="24.48cm" svg:y="19.256cm" svg:viewBox="0 0 107 215" draw:points="107,0 34,181 0,215">
              <text:p/>
            </draw:polyline>
            <draw:polyline draw:style-name="gr5" draw:text-style-name="P1" draw:layer="layout" svg:width="0.799cm" svg:height="0cm" svg:x="26.26cm" svg:y="20.451cm" svg:viewBox="0 0 800 0" draw:points="0,0 765,0 800,0">
              <text:p/>
            </draw:polyline>
            <draw:polyline draw:style-name="gr5" draw:text-style-name="P1" draw:layer="layout" svg:width="0cm" svg:height="0.799cm" svg:x="27.279cm" svg:y="19.397cm" svg:viewBox="0 0 0 800" draw:points="0,800 0,39 0,0">
              <text:p/>
            </draw:polyline>
            <draw:polyline draw:style-name="gr5" draw:text-style-name="P1" draw:layer="layout" svg:width="0.799cm" svg:height="0cm" svg:x="26.225cm" svg:y="19.182cm" svg:viewBox="0 0 800 0" draw:points="800,0 34,0 0,0">
              <text:p/>
            </draw:polyline>
            <draw:polyline draw:style-name="gr5" draw:text-style-name="P1" draw:layer="layout" svg:width="0cm" svg:height="0.799cm" svg:x="26.006cm" svg:y="19.436cm" svg:viewBox="0 0 0 800" draw:points="0,0 0,761 0,800">
              <text:p/>
            </draw:polyline>
            <draw:polyline draw:style-name="gr5" draw:text-style-name="P1" draw:layer="layout" svg:width="0.106cm" svg:height="0.218cm" svg:x="27.171cm" svg:y="19.217cm" svg:viewBox="0 0 107 219" draw:points="107,219 34,39 0,0">
              <text:p/>
            </draw:polyline>
            <draw:polyline draw:style-name="gr5" draw:text-style-name="P1" draw:layer="layout" svg:width="0.218cm" svg:height="0.111cm" svg:x="26.986cm" svg:y="19.144cm" svg:viewBox="0 0 219 112" draw:points="219,112 39,39 0,0">
              <text:p/>
            </draw:polyline>
            <draw:polyline draw:style-name="gr5" draw:text-style-name="P1" draw:layer="layout" svg:width="0.106cm" svg:height="0.218cm" svg:x="27.171cm" svg:y="20.197cm" svg:viewBox="0 0 107 219" draw:points="107,0 34,181 0,219">
              <text:p/>
            </draw:polyline>
            <draw:polyline draw:style-name="gr5" draw:text-style-name="P1" draw:layer="layout" svg:width="0.218cm" svg:height="0.111cm" svg:x="26.986cm" svg:y="20.378cm" svg:viewBox="0 0 219 112" draw:points="219,0 39,73 0,112">
              <text:p/>
            </draw:polyline>
            <draw:polyline draw:style-name="gr5" draw:text-style-name="P1" draw:layer="layout" svg:width="0.106cm" svg:height="0.218cm" svg:x="26.006cm" svg:y="20.197cm" svg:viewBox="0 0 107 219" draw:points="0,0 73,181 107,219">
              <text:p/>
            </draw:polyline>
            <draw:polyline draw:style-name="gr5" draw:text-style-name="P1" draw:layer="layout" svg:width="0.218cm" svg:height="0.111cm" svg:x="26.079cm" svg:y="20.378cm" svg:viewBox="0 0 219 112" draw:points="0,0 181,73 219,112">
              <text:p/>
            </draw:polyline>
            <draw:polyline draw:style-name="gr5" draw:text-style-name="P1" draw:layer="layout" svg:width="0.218cm" svg:height="0.107cm" svg:x="26.041cm" svg:y="19.182cm" svg:viewBox="0 0 219 108" draw:points="219,0 39,73 0,108">
              <text:p/>
            </draw:polyline>
            <draw:polyline draw:style-name="gr5" draw:text-style-name="P1" draw:layer="layout" svg:width="0.106cm" svg:height="0.214cm" svg:x="25.972cm" svg:y="19.256cm" svg:viewBox="0 0 107 215" draw:points="107,0 34,181 0,215">
              <text:p/>
            </draw:polyline>
          </draw:g>
          <draw:rect draw:style-name="gr6" draw:text-style-name="P1" draw:layer="layout" svg:width="3.048cm" svg:height="3.048cm" svg:x="27.432cm" svg:y="16.51cm">
            <text:p text:style-name="P1">rtcBoB</text:p>
          </draw:rect>
        </draw:g>
        <draw:frame draw:style-name="gr3" draw:layer="layout" svg:width="6.81cm" svg:height="0.963cm" svg:x="4.719cm" svg:y="21.553cm">
          <draw:text-box>
            <text:p>Import from SolidEdge</text:p>
          </draw:text-box>
        </draw:frame>
      </draw:page>
      <draw:page draw:name="page3" draw:style-name="dp1" draw:master-page-name="Default">
        <draw:g>
          <draw:polyline draw:style-name="gr4" draw:text-style-name="P1" draw:layer="layout" svg:width="14.344cm" svg:height="6.466cm" svg:x="7.894cm" svg:y="6.912cm" svg:viewBox="0 0 14345 6467" draw:points="0,0 14345,0 14345,6467 0,6467 0,0">
            <text:p/>
          </draw:polyline>
          <draw:g>
            <draw:polyline draw:style-name="gr5" draw:text-style-name="P1" draw:layer="layout" svg:width="0.106cm" svg:height="0.218cm" svg:x="22.808cm" svg:y="0.4cm" svg:viewBox="0 0 107 219" draw:points="107,0 34,185 0,219">
              <text:p/>
            </draw:polyline>
            <draw:polyline draw:style-name="gr5" draw:text-style-name="P1" draw:layer="layout" svg:width="0.218cm" svg:height="0.107cm" svg:x="22.623cm" svg:y="0.585cm" svg:viewBox="0 0 219 108" draw:points="219,0 39,69 0,108">
              <text:p/>
            </draw:polyline>
            <draw:polyline draw:style-name="gr5" draw:text-style-name="P1" draw:layer="layout" svg:width="0.218cm" svg:height="0.107cm" svg:x="22.442cm" svg:y="0.546cm" svg:viewBox="0 0 219 108" draw:points="219,108 34,39 0,0">
              <text:p/>
            </draw:polyline>
            <draw:polyline draw:style-name="gr5" draw:text-style-name="P1" draw:layer="layout" svg:width="0.106cm" svg:height="0.218cm" svg:x="22.369cm" svg:y="0.365cm" svg:viewBox="0 0 107 219" draw:points="107,219 39,34 0,0">
              <text:p/>
            </draw:polyline>
            <draw:polyline draw:style-name="gr5" draw:text-style-name="P1" draw:layer="layout" svg:width="0.106cm" svg:height="0.214cm" svg:x="22.408cm" svg:y="0.185cm" svg:viewBox="0 0 107 215" draw:points="0,215 69,34 107,0">
              <text:p/>
            </draw:polyline>
            <draw:polyline draw:style-name="gr5" draw:text-style-name="P1" draw:layer="layout" svg:width="0.218cm" svg:height="0.107cm" svg:x="22.476cm" svg:y="0.112cm" svg:viewBox="0 0 219 108" draw:points="0,108 185,34 219,0">
              <text:p/>
            </draw:polyline>
            <draw:polyline draw:style-name="gr5" draw:text-style-name="P1" draw:layer="layout" svg:width="0.218cm" svg:height="0.107cm" svg:x="22.661cm" svg:y="0.146cm" svg:viewBox="0 0 219 108" draw:points="0,0 181,73 219,108">
              <text:p/>
            </draw:polyline>
            <draw:polyline draw:style-name="gr5" draw:text-style-name="P1" draw:layer="layout" svg:width="0.106cm" svg:height="0.218cm" svg:x="22.842cm" svg:y="0.219cm" svg:viewBox="0 0 107 219" draw:points="0,0 73,181 107,219">
              <text:p/>
            </draw:polyline>
            <draw:polyline draw:style-name="gr5" draw:text-style-name="P1" draw:layer="layout" svg:width="0.111cm" svg:height="0.218cm" svg:x="30.224cm" svg:y="0.4cm" svg:viewBox="0 0 112 219" draw:points="112,0 39,185 0,219">
              <text:p/>
            </draw:polyline>
            <draw:polyline draw:style-name="gr5" draw:text-style-name="P1" draw:layer="layout" svg:width="0.218cm" svg:height="0.107cm" svg:x="30.043cm" svg:y="0.585cm" svg:viewBox="0 0 219 108" draw:points="219,0 39,69 0,108">
              <text:p/>
            </draw:polyline>
            <draw:polyline draw:style-name="gr5" draw:text-style-name="P1" draw:layer="layout" svg:width="0.218cm" svg:height="0.107cm" svg:x="29.863cm" svg:y="0.546cm" svg:viewBox="0 0 219 108" draw:points="219,108 34,39 0,0">
              <text:p/>
            </draw:polyline>
            <draw:polyline draw:style-name="gr5" draw:text-style-name="P1" draw:layer="layout" svg:width="0.106cm" svg:height="0.218cm" svg:x="29.79cm" svg:y="0.365cm" svg:viewBox="0 0 107 219" draw:points="107,219 34,34 0,0">
              <text:p/>
            </draw:polyline>
            <draw:polyline draw:style-name="gr5" draw:text-style-name="P1" draw:layer="layout" svg:width="0.111cm" svg:height="0.214cm" svg:x="29.824cm" svg:y="0.185cm" svg:viewBox="0 0 112 215" draw:points="0,215 73,34 112,0">
              <text:p/>
            </draw:polyline>
            <draw:polyline draw:style-name="gr5" draw:text-style-name="P1" draw:layer="layout" svg:width="0.218cm" svg:height="0.107cm" svg:x="29.897cm" svg:y="0.112cm" svg:viewBox="0 0 219 108" draw:points="0,108 185,34 219,0">
              <text:p/>
            </draw:polyline>
            <draw:polyline draw:style-name="gr5" draw:text-style-name="P1" draw:layer="layout" svg:width="0.214cm" svg:height="0.107cm" svg:x="30.082cm" svg:y="0.146cm" svg:viewBox="0 0 215 108" draw:points="0,0 181,73 215,108">
              <text:p/>
            </draw:polyline>
            <draw:polyline draw:style-name="gr5" draw:text-style-name="P1" draw:layer="layout" svg:width="0.106cm" svg:height="0.218cm" svg:x="30.263cm" svg:y="0.219cm" svg:viewBox="0 0 107 219" draw:points="0,0 73,181 107,219">
              <text:p/>
            </draw:polyline>
            <draw:polyline draw:style-name="gr5" draw:text-style-name="P1" draw:layer="layout" svg:width="0.106cm" svg:height="0.218cm" svg:x="7.966cm" svg:y="0.4cm" svg:viewBox="0 0 107 219" draw:points="107,0 39,185 0,219">
              <text:p/>
            </draw:polyline>
            <draw:polyline draw:style-name="gr5" draw:text-style-name="P1" draw:layer="layout" svg:width="0.218cm" svg:height="0.107cm" svg:x="7.786cm" svg:y="0.585cm" svg:viewBox="0 0 219 108" draw:points="219,0 34,69 0,108">
              <text:p/>
            </draw:polyline>
            <draw:polyline draw:style-name="gr5" draw:text-style-name="P1" draw:layer="layout" svg:width="0.218cm" svg:height="0.107cm" svg:x="7.601cm" svg:y="0.546cm" svg:viewBox="0 0 219 108" draw:points="219,108 39,39 0,0">
              <text:p/>
            </draw:polyline>
            <draw:polyline draw:style-name="gr5" draw:text-style-name="P1" draw:layer="layout" svg:width="0.106cm" svg:height="0.218cm" svg:x="7.532cm" svg:y="0.365cm" svg:viewBox="0 0 107 219" draw:points="107,219 34,34 0,0">
              <text:p/>
            </draw:polyline>
            <draw:polyline draw:style-name="gr5" draw:text-style-name="P1" draw:layer="layout" svg:width="0.106cm" svg:height="0.214cm" svg:x="7.566cm" svg:y="0.185cm" svg:viewBox="0 0 107 215" draw:points="0,215 73,34 107,0">
              <text:p/>
            </draw:polyline>
            <draw:polyline draw:style-name="gr5" draw:text-style-name="P1" draw:layer="layout" svg:width="0.218cm" svg:height="0.107cm" svg:x="7.64cm" svg:y="0.112cm" svg:viewBox="0 0 219 108" draw:points="0,108 181,34 219,0">
              <text:p/>
            </draw:polyline>
            <draw:polyline draw:style-name="gr5" draw:text-style-name="P1" draw:layer="layout" svg:width="0.218cm" svg:height="0.107cm" svg:x="7.82cm" svg:y="0.146cm" svg:viewBox="0 0 219 108" draw:points="0,0 185,73 219,108">
              <text:p/>
            </draw:polyline>
            <draw:polyline draw:style-name="gr5" draw:text-style-name="P1" draw:layer="layout" svg:width="0.106cm" svg:height="0.218cm" svg:x="8.005cm" svg:y="0.219cm" svg:viewBox="0 0 107 219" draw:points="0,0 69,181 107,219">
              <text:p/>
            </draw:polyline>
            <draw:polyline draw:style-name="gr5" draw:text-style-name="P1" draw:layer="layout" svg:width="0.106cm" svg:height="0.218cm" svg:x="15.387cm" svg:y="0.4cm" svg:viewBox="0 0 107 219" draw:points="107,0 34,185 0,219">
              <text:p/>
            </draw:polyline>
            <draw:polyline draw:style-name="gr5" draw:text-style-name="P1" draw:layer="layout" svg:width="0.214cm" svg:height="0.107cm" svg:x="15.206cm" svg:y="0.585cm" svg:viewBox="0 0 215 108" draw:points="215,0 34,69 0,108">
              <text:p/>
            </draw:polyline>
            <draw:polyline draw:style-name="gr5" draw:text-style-name="P1" draw:layer="layout" svg:width="0.218cm" svg:height="0.107cm" svg:x="15.021cm" svg:y="0.546cm" svg:viewBox="0 0 219 108" draw:points="219,108 39,39 0,0">
              <text:p/>
            </draw:polyline>
            <draw:polyline draw:style-name="gr5" draw:text-style-name="P1" draw:layer="layout" svg:width="0.111cm" svg:height="0.218cm" svg:x="14.948cm" svg:y="0.365cm" svg:viewBox="0 0 112 219" draw:points="112,219 39,34 0,0">
              <text:p/>
            </draw:polyline>
            <draw:polyline draw:style-name="gr5" draw:text-style-name="P1" draw:layer="layout" svg:width="0.106cm" svg:height="0.214cm" svg:x="14.987cm" svg:y="0.185cm" svg:viewBox="0 0 107 215" draw:points="0,215 73,34 107,0">
              <text:p/>
            </draw:polyline>
            <draw:polyline draw:style-name="gr5" draw:text-style-name="P1" draw:layer="layout" svg:width="0.214cm" svg:height="0.107cm" svg:x="15.06cm" svg:y="0.112cm" svg:viewBox="0 0 215 108" draw:points="0,108 181,34 215,0">
              <text:p/>
            </draw:polyline>
            <draw:polyline draw:style-name="gr5" draw:text-style-name="P1" draw:layer="layout" svg:width="0.218cm" svg:height="0.107cm" svg:x="15.241cm" svg:y="0.146cm" svg:viewBox="0 0 219 108" draw:points="0,0 181,73 219,108">
              <text:p/>
            </draw:polyline>
            <draw:polyline draw:style-name="gr5" draw:text-style-name="P1" draw:layer="layout" svg:width="0.111cm" svg:height="0.218cm" svg:x="15.421cm" svg:y="0.219cm" svg:viewBox="0 0 112 219" draw:points="0,0 73,181 112,219">
              <text:p/>
            </draw:polyline>
            <draw:polyline draw:style-name="gr5" draw:text-style-name="P1" draw:layer="layout" svg:width="0.111cm" svg:height="0.218cm" svg:x="0.546cm" svg:y="0.4cm" svg:viewBox="0 0 112 219" draw:points="112,0 39,185 0,219">
              <text:p/>
            </draw:polyline>
            <draw:polyline draw:style-name="gr5" draw:text-style-name="P1" draw:layer="layout" svg:width="0.218cm" svg:height="0.107cm" svg:x="0.365cm" svg:y="0.585cm" svg:viewBox="0 0 219 108" draw:points="219,0 34,69 0,108">
              <text:p/>
            </draw:polyline>
            <draw:polyline draw:style-name="gr5" draw:text-style-name="P1" draw:layer="layout" svg:width="0.214cm" svg:height="0.107cm" svg:x="0.185cm" svg:y="0.546cm" svg:viewBox="0 0 215 108" draw:points="215,108 34,39 0,0">
              <text:p/>
            </draw:polyline>
            <draw:polyline draw:style-name="gr5" draw:text-style-name="P1" draw:layer="layout" svg:width="0.106cm" svg:height="0.218cm" svg:x="0.111cm" svg:y="0.365cm" svg:viewBox="0 0 107 219" draw:points="107,219 34,34 0,0">
              <text:p/>
            </draw:polyline>
            <draw:polyline draw:style-name="gr5" draw:text-style-name="P1" draw:layer="layout" svg:width="0.111cm" svg:height="0.214cm" svg:x="0.146cm" svg:y="0.185cm" svg:viewBox="0 0 112 215" draw:points="0,215 73,34 112,0">
              <text:p/>
            </draw:polyline>
            <draw:polyline draw:style-name="gr5" draw:text-style-name="P1" draw:layer="layout" svg:width="0.218cm" svg:height="0.107cm" svg:x="0.219cm" svg:y="0.112cm" svg:viewBox="0 0 219 108" draw:points="0,108 181,34 219,0">
              <text:p/>
            </draw:polyline>
            <draw:polyline draw:style-name="gr5" draw:text-style-name="P1" draw:layer="layout" svg:width="0.218cm" svg:height="0.107cm" svg:x="0.399cm" svg:y="0.146cm" svg:viewBox="0 0 219 108" draw:points="0,0 185,73 219,108">
              <text:p/>
            </draw:polyline>
            <draw:polyline draw:style-name="gr5" draw:text-style-name="P1" draw:layer="layout" svg:width="0.106cm" svg:height="0.218cm" svg:x="0.584cm" svg:y="0.219cm" svg:viewBox="0 0 107 219" draw:points="0,0 73,181 107,219">
              <text:p/>
            </draw:polyline>
            <draw:polyline draw:style-name="gr5" draw:text-style-name="P1" draw:layer="layout" svg:width="0.106cm" svg:height="0.218cm" svg:x="15.387cm" svg:y="22.451cm" svg:viewBox="0 0 107 219" draw:points="107,0 34,181 0,219">
              <text:p/>
            </draw:polyline>
            <draw:polyline draw:style-name="gr5" draw:text-style-name="P1" draw:layer="layout" svg:width="0.214cm" svg:height="0.107cm" svg:x="15.206cm" svg:y="22.632cm" svg:viewBox="0 0 215 108" draw:points="215,0 34,73 0,108">
              <text:p/>
            </draw:polyline>
            <draw:polyline draw:style-name="gr5" draw:text-style-name="P1" draw:layer="layout" svg:width="0.218cm" svg:height="0.107cm" svg:x="15.021cm" svg:y="22.597cm" svg:viewBox="0 0 219 108" draw:points="219,108 39,34 0,0">
              <text:p/>
            </draw:polyline>
            <draw:polyline draw:style-name="gr5" draw:text-style-name="P1" draw:layer="layout" svg:width="0.111cm" svg:height="0.218cm" svg:x="14.948cm" svg:y="22.412cm" svg:viewBox="0 0 112 219" draw:points="112,219 39,39 0,0">
              <text:p/>
            </draw:polyline>
            <draw:polyline draw:style-name="gr5" draw:text-style-name="P1" draw:layer="layout" svg:width="0.106cm" svg:height="0.218cm" svg:x="14.987cm" svg:y="22.232cm" svg:viewBox="0 0 107 219" draw:points="0,219 73,39 107,0">
              <text:p/>
            </draw:polyline>
            <draw:polyline draw:style-name="gr5" draw:text-style-name="P1" draw:layer="layout" svg:width="0.214cm" svg:height="0.111cm" svg:x="15.06cm" svg:y="22.159cm" svg:viewBox="0 0 215 112" draw:points="0,112 181,39 215,0">
              <text:p/>
            </draw:polyline>
            <draw:polyline draw:style-name="gr5" draw:text-style-name="P1" draw:layer="layout" svg:width="0.218cm" svg:height="0.107cm" svg:x="15.241cm" svg:y="22.197cm" svg:viewBox="0 0 219 108" draw:points="0,0 181,73 219,108">
              <text:p/>
            </draw:polyline>
            <draw:polyline draw:style-name="gr5" draw:text-style-name="P1" draw:layer="layout" svg:width="0.111cm" svg:height="0.214cm" svg:x="15.421cm" svg:y="22.271cm" svg:viewBox="0 0 112 215" draw:points="0,0 73,181 112,215">
              <text:p/>
            </draw:polyline>
            <draw:polyline draw:style-name="gr5" draw:text-style-name="P1" draw:layer="layout" svg:width="0.106cm" svg:height="0.218cm" svg:x="22.808cm" svg:y="22.451cm" svg:viewBox="0 0 107 219" draw:points="107,0 34,181 0,219">
              <text:p/>
            </draw:polyline>
            <draw:polyline draw:style-name="gr5" draw:text-style-name="P1" draw:layer="layout" svg:width="0.218cm" svg:height="0.107cm" svg:x="22.623cm" svg:y="22.632cm" svg:viewBox="0 0 219 108" draw:points="219,0 39,73 0,108">
              <text:p/>
            </draw:polyline>
            <draw:polyline draw:style-name="gr5" draw:text-style-name="P1" draw:layer="layout" svg:width="0.218cm" svg:height="0.107cm" svg:x="22.442cm" svg:y="22.597cm" svg:viewBox="0 0 219 108" draw:points="219,108 34,34 0,0">
              <text:p/>
            </draw:polyline>
            <draw:polyline draw:style-name="gr5" draw:text-style-name="P1" draw:layer="layout" svg:width="0.106cm" svg:height="0.218cm" svg:x="22.369cm" svg:y="22.412cm" svg:viewBox="0 0 107 219" draw:points="107,219 39,39 0,0">
              <text:p/>
            </draw:polyline>
            <draw:polyline draw:style-name="gr5" draw:text-style-name="P1" draw:layer="layout" svg:width="0.106cm" svg:height="0.218cm" svg:x="22.408cm" svg:y="22.232cm" svg:viewBox="0 0 107 219" draw:points="0,219 69,39 107,0">
              <text:p/>
            </draw:polyline>
            <draw:polyline draw:style-name="gr5" draw:text-style-name="P1" draw:layer="layout" svg:width="0.218cm" svg:height="0.111cm" svg:x="22.476cm" svg:y="22.159cm" svg:viewBox="0 0 219 112" draw:points="0,112 185,39 219,0">
              <text:p/>
            </draw:polyline>
            <draw:polyline draw:style-name="gr5" draw:text-style-name="P1" draw:layer="layout" svg:width="0.218cm" svg:height="0.107cm" svg:x="22.661cm" svg:y="22.197cm" svg:viewBox="0 0 219 108" draw:points="0,0 181,73 219,108">
              <text:p/>
            </draw:polyline>
            <draw:polyline draw:style-name="gr5" draw:text-style-name="P1" draw:layer="layout" svg:width="0.106cm" svg:height="0.214cm" svg:x="22.842cm" svg:y="22.271cm" svg:viewBox="0 0 107 215" draw:points="0,0 73,181 107,215">
              <text:p/>
            </draw:polyline>
            <draw:polyline draw:style-name="gr5" draw:text-style-name="P1" draw:layer="layout" svg:width="0.111cm" svg:height="0.218cm" svg:x="30.224cm" svg:y="22.451cm" svg:viewBox="0 0 112 219" draw:points="112,0 39,181 0,219">
              <text:p/>
            </draw:polyline>
            <draw:polyline draw:style-name="gr5" draw:text-style-name="P1" draw:layer="layout" svg:width="0.218cm" svg:height="0.107cm" svg:x="30.043cm" svg:y="22.632cm" svg:viewBox="0 0 219 108" draw:points="219,0 39,73 0,108">
              <text:p/>
            </draw:polyline>
            <draw:polyline draw:style-name="gr5" draw:text-style-name="P1" draw:layer="layout" svg:width="0.218cm" svg:height="0.107cm" svg:x="29.863cm" svg:y="22.597cm" svg:viewBox="0 0 219 108" draw:points="219,108 34,34 0,0">
              <text:p/>
            </draw:polyline>
            <draw:polyline draw:style-name="gr5" draw:text-style-name="P1" draw:layer="layout" svg:width="0.106cm" svg:height="0.218cm" svg:x="29.79cm" svg:y="22.412cm" svg:viewBox="0 0 107 219" draw:points="107,219 34,39 0,0">
              <text:p/>
            </draw:polyline>
            <draw:polyline draw:style-name="gr5" draw:text-style-name="P1" draw:layer="layout" svg:width="0.111cm" svg:height="0.218cm" svg:x="29.824cm" svg:y="22.232cm" svg:viewBox="0 0 112 219" draw:points="0,219 73,39 112,0">
              <text:p/>
            </draw:polyline>
            <draw:polyline draw:style-name="gr5" draw:text-style-name="P1" draw:layer="layout" svg:width="0.218cm" svg:height="0.111cm" svg:x="29.897cm" svg:y="22.159cm" svg:viewBox="0 0 219 112" draw:points="0,112 185,39 219,0">
              <text:p/>
            </draw:polyline>
            <draw:polyline draw:style-name="gr5" draw:text-style-name="P1" draw:layer="layout" svg:width="0.214cm" svg:height="0.107cm" svg:x="30.082cm" svg:y="22.197cm" svg:viewBox="0 0 215 108" draw:points="0,0 181,73 215,108">
              <text:p/>
            </draw:polyline>
            <draw:polyline draw:style-name="gr5" draw:text-style-name="P1" draw:layer="layout" svg:width="0.106cm" svg:height="0.214cm" svg:x="30.263cm" svg:y="22.271cm" svg:viewBox="0 0 107 215" draw:points="0,0 73,181 107,215">
              <text:p/>
            </draw:polyline>
            <draw:polyline draw:style-name="gr5" draw:text-style-name="P1" draw:layer="layout" svg:width="0.106cm" svg:height="0.218cm" svg:x="15.387cm" svg:y="22.451cm" svg:viewBox="0 0 107 219" draw:points="107,0 34,181 0,219">
              <text:p/>
            </draw:polyline>
            <draw:polyline draw:style-name="gr5" draw:text-style-name="P1" draw:layer="layout" svg:width="0.214cm" svg:height="0.107cm" svg:x="15.206cm" svg:y="22.632cm" svg:viewBox="0 0 215 108" draw:points="215,0 34,73 0,108">
              <text:p/>
            </draw:polyline>
            <draw:polyline draw:style-name="gr5" draw:text-style-name="P1" draw:layer="layout" svg:width="0.218cm" svg:height="0.107cm" svg:x="15.021cm" svg:y="22.597cm" svg:viewBox="0 0 219 108" draw:points="219,108 39,34 0,0">
              <text:p/>
            </draw:polyline>
            <draw:polyline draw:style-name="gr5" draw:text-style-name="P1" draw:layer="layout" svg:width="0.111cm" svg:height="0.218cm" svg:x="14.948cm" svg:y="22.412cm" svg:viewBox="0 0 112 219" draw:points="112,219 39,39 0,0">
              <text:p/>
            </draw:polyline>
            <draw:polyline draw:style-name="gr5" draw:text-style-name="P1" draw:layer="layout" svg:width="0.106cm" svg:height="0.218cm" svg:x="14.987cm" svg:y="22.232cm" svg:viewBox="0 0 107 219" draw:points="0,219 73,39 107,0">
              <text:p/>
            </draw:polyline>
            <draw:polyline draw:style-name="gr5" draw:text-style-name="P1" draw:layer="layout" svg:width="0.214cm" svg:height="0.111cm" svg:x="15.06cm" svg:y="22.159cm" svg:viewBox="0 0 215 112" draw:points="0,112 181,39 215,0">
              <text:p/>
            </draw:polyline>
            <draw:polyline draw:style-name="gr5" draw:text-style-name="P1" draw:layer="layout" svg:width="0.218cm" svg:height="0.107cm" svg:x="15.241cm" svg:y="22.197cm" svg:viewBox="0 0 219 108" draw:points="0,0 181,73 219,108">
              <text:p/>
            </draw:polyline>
            <draw:polyline draw:style-name="gr5" draw:text-style-name="P1" draw:layer="layout" svg:width="0.111cm" svg:height="0.214cm" svg:x="15.421cm" svg:y="22.271cm" svg:viewBox="0 0 112 215" draw:points="0,0 73,181 112,215">
              <text:p/>
            </draw:polyline>
            <draw:polyline draw:style-name="gr5" draw:text-style-name="P1" draw:layer="layout" svg:width="0.111cm" svg:height="0.218cm" svg:x="0.546cm" svg:y="22.451cm" svg:viewBox="0 0 112 219" draw:points="112,0 39,181 0,219">
              <text:p/>
            </draw:polyline>
            <draw:polyline draw:style-name="gr5" draw:text-style-name="P1" draw:layer="layout" svg:width="0.218cm" svg:height="0.107cm" svg:x="0.365cm" svg:y="22.632cm" svg:viewBox="0 0 219 108" draw:points="219,0 34,73 0,108">
              <text:p/>
            </draw:polyline>
            <draw:polyline draw:style-name="gr5" draw:text-style-name="P1" draw:layer="layout" svg:width="0.214cm" svg:height="0.107cm" svg:x="0.185cm" svg:y="22.597cm" svg:viewBox="0 0 215 108" draw:points="215,108 34,34 0,0">
              <text:p/>
            </draw:polyline>
            <draw:polyline draw:style-name="gr5" draw:text-style-name="P1" draw:layer="layout" svg:width="0.106cm" svg:height="0.218cm" svg:x="0.111cm" svg:y="22.412cm" svg:viewBox="0 0 107 219" draw:points="107,219 34,39 0,0">
              <text:p/>
            </draw:polyline>
            <draw:polyline draw:style-name="gr5" draw:text-style-name="P1" draw:layer="layout" svg:width="0.111cm" svg:height="0.218cm" svg:x="0.146cm" svg:y="22.232cm" svg:viewBox="0 0 112 219" draw:points="0,219 73,39 112,0">
              <text:p/>
            </draw:polyline>
            <draw:polyline draw:style-name="gr5" draw:text-style-name="P1" draw:layer="layout" svg:width="0.218cm" svg:height="0.111cm" svg:x="0.219cm" svg:y="22.159cm" svg:viewBox="0 0 219 112" draw:points="0,112 181,39 219,0">
              <text:p/>
            </draw:polyline>
            <draw:polyline draw:style-name="gr5" draw:text-style-name="P1" draw:layer="layout" svg:width="0.218cm" svg:height="0.107cm" svg:x="0.399cm" svg:y="22.197cm" svg:viewBox="0 0 219 108" draw:points="0,0 185,73 219,108">
              <text:p/>
            </draw:polyline>
            <draw:polyline draw:style-name="gr5" draw:text-style-name="P1" draw:layer="layout" svg:width="0.106cm" svg:height="0.214cm" svg:x="0.584cm" svg:y="22.271cm" svg:viewBox="0 0 107 215" draw:points="0,0 73,181 107,215">
              <text:p/>
            </draw:polyline>
            <draw:polyline draw:style-name="gr5" draw:text-style-name="P1" draw:layer="layout" svg:width="0.111cm" svg:height="0.214cm" svg:x="30.224cm" svg:y="7.776cm" svg:viewBox="0 0 112 215" draw:points="112,0 39,181 0,215">
              <text:p/>
            </draw:polyline>
            <draw:polyline draw:style-name="gr5" draw:text-style-name="P1" draw:layer="layout" svg:width="0.218cm" svg:height="0.107cm" svg:x="30.043cm" svg:y="7.957cm" svg:viewBox="0 0 219 108" draw:points="219,0 39,73 0,108">
              <text:p/>
            </draw:polyline>
            <draw:polyline draw:style-name="gr5" draw:text-style-name="P1" draw:layer="layout" svg:width="0.218cm" svg:height="0.107cm" svg:x="29.863cm" svg:y="7.922cm" svg:viewBox="0 0 219 108" draw:points="219,108 34,34 0,0">
              <text:p/>
            </draw:polyline>
            <draw:polyline draw:style-name="gr5" draw:text-style-name="P1" draw:layer="layout" svg:width="0.106cm" svg:height="0.218cm" svg:x="29.79cm" svg:y="7.737cm" svg:viewBox="0 0 107 219" draw:points="107,219 34,39 0,0">
              <text:p/>
            </draw:polyline>
            <draw:polyline draw:style-name="gr5" draw:text-style-name="P1" draw:layer="layout" svg:width="0.111cm" svg:height="0.218cm" svg:x="29.824cm" svg:y="7.557cm" svg:viewBox="0 0 112 219" draw:points="0,219 73,39 112,0">
              <text:p/>
            </draw:polyline>
            <draw:polyline draw:style-name="gr5" draw:text-style-name="P1" draw:layer="layout" svg:width="0.218cm" svg:height="0.111cm" svg:x="29.897cm" svg:y="7.484cm" svg:viewBox="0 0 219 112" draw:points="0,112 185,39 219,0">
              <text:p/>
            </draw:polyline>
            <draw:polyline draw:style-name="gr5" draw:text-style-name="P1" draw:layer="layout" svg:width="0.214cm" svg:height="0.107cm" svg:x="30.082cm" svg:y="7.522cm" svg:viewBox="0 0 215 108" draw:points="0,0 181,73 215,108">
              <text:p/>
            </draw:polyline>
            <draw:polyline draw:style-name="gr5" draw:text-style-name="P1" draw:layer="layout" svg:width="0.106cm" svg:height="0.214cm" svg:x="30.263cm" svg:y="7.595cm" svg:viewBox="0 0 107 215" draw:points="0,0 73,181 107,215">
              <text:p/>
            </draw:polyline>
            <draw:polyline draw:style-name="gr5" draw:text-style-name="P1" draw:layer="layout" svg:width="0.111cm" svg:height="0.214cm" svg:x="0.546cm" svg:y="7.776cm" svg:viewBox="0 0 112 215" draw:points="112,0 39,181 0,215">
              <text:p/>
            </draw:polyline>
            <draw:polyline draw:style-name="gr5" draw:text-style-name="P1" draw:layer="layout" svg:width="0.218cm" svg:height="0.107cm" svg:x="0.365cm" svg:y="7.957cm" svg:viewBox="0 0 219 108" draw:points="219,0 34,73 0,108">
              <text:p/>
            </draw:polyline>
            <draw:polyline draw:style-name="gr5" draw:text-style-name="P1" draw:layer="layout" svg:width="0.214cm" svg:height="0.107cm" svg:x="0.185cm" svg:y="7.922cm" svg:viewBox="0 0 215 108" draw:points="215,108 34,34 0,0">
              <text:p/>
            </draw:polyline>
            <draw:polyline draw:style-name="gr5" draw:text-style-name="P1" draw:layer="layout" svg:width="0.106cm" svg:height="0.218cm" svg:x="0.111cm" svg:y="7.737cm" svg:viewBox="0 0 107 219" draw:points="107,219 34,39 0,0">
              <text:p/>
            </draw:polyline>
            <draw:polyline draw:style-name="gr5" draw:text-style-name="P1" draw:layer="layout" svg:width="0.111cm" svg:height="0.218cm" svg:x="0.146cm" svg:y="7.557cm" svg:viewBox="0 0 112 219" draw:points="0,219 73,39 112,0">
              <text:p/>
            </draw:polyline>
            <draw:polyline draw:style-name="gr5" draw:text-style-name="P1" draw:layer="layout" svg:width="0.218cm" svg:height="0.111cm" svg:x="0.219cm" svg:y="7.484cm" svg:viewBox="0 0 219 112" draw:points="0,112 181,39 219,0">
              <text:p/>
            </draw:polyline>
            <draw:polyline draw:style-name="gr5" draw:text-style-name="P1" draw:layer="layout" svg:width="0.218cm" svg:height="0.107cm" svg:x="0.399cm" svg:y="7.522cm" svg:viewBox="0 0 219 108" draw:points="0,0 185,73 219,108">
              <text:p/>
            </draw:polyline>
            <draw:polyline draw:style-name="gr5" draw:text-style-name="P1" draw:layer="layout" svg:width="0.106cm" svg:height="0.214cm" svg:x="0.584cm" svg:y="7.595cm" svg:viewBox="0 0 107 215" draw:points="0,0 73,181 107,215">
              <text:p/>
            </draw:polyline>
            <draw:polyline draw:style-name="gr5" draw:text-style-name="P1" draw:layer="layout" svg:width="0.111cm" svg:height="0.214cm" svg:x="30.224cm" svg:y="15.114cm" svg:viewBox="0 0 112 215" draw:points="112,0 39,181 0,215">
              <text:p/>
            </draw:polyline>
            <draw:polyline draw:style-name="gr5" draw:text-style-name="P1" draw:layer="layout" svg:width="0.218cm" svg:height="0.107cm" svg:x="30.043cm" svg:y="15.294cm" svg:viewBox="0 0 219 108" draw:points="219,0 39,73 0,108">
              <text:p/>
            </draw:polyline>
            <draw:polyline draw:style-name="gr5" draw:text-style-name="P1" draw:layer="layout" svg:width="0.218cm" svg:height="0.107cm" svg:x="29.863cm" svg:y="15.26cm" svg:viewBox="0 0 219 108" draw:points="219,108 34,34 0,0">
              <text:p/>
            </draw:polyline>
            <draw:polyline draw:style-name="gr5" draw:text-style-name="P1" draw:layer="layout" svg:width="0.106cm" svg:height="0.218cm" svg:x="29.79cm" svg:y="15.075cm" svg:viewBox="0 0 107 219" draw:points="107,219 34,39 0,0">
              <text:p/>
            </draw:polyline>
            <draw:polyline draw:style-name="gr5" draw:text-style-name="P1" draw:layer="layout" svg:width="0.111cm" svg:height="0.218cm" svg:x="29.824cm" svg:y="14.894cm" svg:viewBox="0 0 112 219" draw:points="0,219 73,39 112,0">
              <text:p/>
            </draw:polyline>
            <draw:polyline draw:style-name="gr5" draw:text-style-name="P1" draw:layer="layout" svg:width="0.218cm" svg:height="0.111cm" svg:x="29.897cm" svg:y="14.821cm" svg:viewBox="0 0 219 112" draw:points="0,112 185,39 219,0">
              <text:p/>
            </draw:polyline>
            <draw:polyline draw:style-name="gr5" draw:text-style-name="P1" draw:layer="layout" svg:width="0.214cm" svg:height="0.107cm" svg:x="30.082cm" svg:y="14.86cm" svg:viewBox="0 0 215 108" draw:points="0,0 181,73 215,108">
              <text:p/>
            </draw:polyline>
            <draw:polyline draw:style-name="gr5" draw:text-style-name="P1" draw:layer="layout" svg:width="0.106cm" svg:height="0.214cm" svg:x="30.263cm" svg:y="14.933cm" svg:viewBox="0 0 107 215" draw:points="0,0 73,181 107,215">
              <text:p/>
            </draw:polyline>
            <draw:polyline draw:style-name="gr5" draw:text-style-name="P1" draw:layer="layout" svg:width="0.111cm" svg:height="0.214cm" svg:x="0.546cm" svg:y="15.114cm" svg:viewBox="0 0 112 215" draw:points="112,0 39,181 0,215">
              <text:p/>
            </draw:polyline>
            <draw:polyline draw:style-name="gr5" draw:text-style-name="P1" draw:layer="layout" svg:width="0.218cm" svg:height="0.107cm" svg:x="0.365cm" svg:y="15.294cm" svg:viewBox="0 0 219 108" draw:points="219,0 34,73 0,108">
              <text:p/>
            </draw:polyline>
            <draw:polyline draw:style-name="gr5" draw:text-style-name="P1" draw:layer="layout" svg:width="0.214cm" svg:height="0.107cm" svg:x="0.185cm" svg:y="15.26cm" svg:viewBox="0 0 215 108" draw:points="215,108 34,34 0,0">
              <text:p/>
            </draw:polyline>
            <draw:polyline draw:style-name="gr5" draw:text-style-name="P1" draw:layer="layout" svg:width="0.106cm" svg:height="0.218cm" svg:x="0.111cm" svg:y="15.075cm" svg:viewBox="0 0 107 219" draw:points="107,219 34,39 0,0">
              <text:p/>
            </draw:polyline>
            <draw:polyline draw:style-name="gr5" draw:text-style-name="P1" draw:layer="layout" svg:width="0.111cm" svg:height="0.218cm" svg:x="0.146cm" svg:y="14.894cm" svg:viewBox="0 0 112 219" draw:points="0,219 73,39 112,0">
              <text:p/>
            </draw:polyline>
            <draw:polyline draw:style-name="gr5" draw:text-style-name="P1" draw:layer="layout" svg:width="0.218cm" svg:height="0.111cm" svg:x="0.219cm" svg:y="14.821cm" svg:viewBox="0 0 219 112" draw:points="0,112 181,39 219,0">
              <text:p/>
            </draw:polyline>
            <draw:polyline draw:style-name="gr5" draw:text-style-name="P1" draw:layer="layout" svg:width="0.218cm" svg:height="0.107cm" svg:x="0.399cm" svg:y="14.86cm" svg:viewBox="0 0 219 108" draw:points="0,0 185,73 219,108">
              <text:p/>
            </draw:polyline>
            <draw:polyline draw:style-name="gr5" draw:text-style-name="P1" draw:layer="layout" svg:width="0.106cm" svg:height="0.214cm" svg:x="0.584cm" svg:y="14.933cm" svg:viewBox="0 0 107 215" draw:points="0,0 73,181 107,215">
              <text:p/>
            </draw:polyline>
            <draw:polyline draw:style-name="gr5" draw:text-style-name="P1" draw:layer="layout" svg:width="0cm" svg:height="0.907cm" svg:x="14.987cm" svg:y="0.8cm" svg:viewBox="0 0 0 908" draw:points="0,0 0,873 0,908">
              <text:p/>
            </draw:polyline>
            <draw:polyline draw:style-name="gr5" draw:text-style-name="P1" draw:layer="layout" svg:width="0cm" svg:height="0.907cm" svg:x="15.494cm" svg:y="0.8cm" svg:viewBox="0 0 0 908" draw:points="0,0 0,873 0,908">
              <text:p/>
            </draw:polyline>
            <draw:polyline draw:style-name="gr5" draw:text-style-name="P1" draw:layer="layout" svg:width="0cm" svg:height="0.907cm" svg:x="22.408cm" svg:y="0.8cm" svg:viewBox="0 0 0 908" draw:points="0,0 0,873 0,908">
              <text:p/>
            </draw:polyline>
            <draw:polyline draw:style-name="gr5" draw:text-style-name="P1" draw:layer="layout" svg:width="0cm" svg:height="0.907cm" svg:x="22.915cm" svg:y="0.8cm" svg:viewBox="0 0 0 908" draw:points="0,0 0,873 0,908">
              <text:p/>
            </draw:polyline>
            <draw:polyline draw:style-name="gr5" draw:text-style-name="P1" draw:layer="layout" svg:width="1.71cm" svg:height="0cm" svg:x="28.005cm" svg:y="7.522cm" svg:viewBox="0 0 1711 0" draw:points="1711,0 39,0 0,0">
              <text:p/>
            </draw:polyline>
            <draw:polyline draw:style-name="gr5" draw:text-style-name="P1" draw:layer="layout" svg:width="1.71cm" svg:height="0cm" svg:x="28.005cm" svg:y="8.03cm" svg:viewBox="0 0 1711 0" draw:points="1711,0 39,0 0,0">
              <text:p/>
            </draw:polyline>
            <draw:polyline draw:style-name="gr5" draw:text-style-name="P1" draw:layer="layout" svg:width="1.71cm" svg:height="0cm" svg:x="28.005cm" svg:y="14.86cm" svg:viewBox="0 0 1711 0" draw:points="1711,0 39,0 0,0">
              <text:p/>
            </draw:polyline>
            <draw:polyline draw:style-name="gr5" draw:text-style-name="P1" draw:layer="layout" svg:width="1.71cm" svg:height="0cm" svg:x="28.005cm" svg:y="15.367cm" svg:viewBox="0 0 1711 0" draw:points="1711,0 39,0 0,0">
              <text:p/>
            </draw:polyline>
            <draw:polyline draw:style-name="gr5" draw:text-style-name="P1" draw:layer="layout" svg:width="0cm" svg:height="0.941cm" svg:x="22.915cm" svg:y="21.144cm" svg:viewBox="0 0 0 942" draw:points="0,942 0,34 0,0">
              <text:p/>
            </draw:polyline>
            <draw:polyline draw:style-name="gr5" draw:text-style-name="P1" draw:layer="layout" svg:width="0cm" svg:height="0.941cm" svg:x="22.408cm" svg:y="21.144cm" svg:viewBox="0 0 0 942" draw:points="0,942 0,34 0,0">
              <text:p/>
            </draw:polyline>
            <draw:polyline draw:style-name="gr5" draw:text-style-name="P1" draw:layer="layout" svg:width="0cm" svg:height="0.941cm" svg:x="15.494cm" svg:y="21.144cm" svg:viewBox="0 0 0 942" draw:points="0,942 0,34 0,0">
              <text:p/>
            </draw:polyline>
            <draw:polyline draw:style-name="gr5" draw:text-style-name="P1" draw:layer="layout" svg:width="0cm" svg:height="0.941cm" svg:x="14.987cm" svg:y="21.144cm" svg:viewBox="0 0 0 942" draw:points="0,942 0,34 0,0">
              <text:p/>
            </draw:polyline>
            <draw:polyline draw:style-name="gr5" draw:text-style-name="P1" draw:layer="layout" svg:width="1.71cm" svg:height="0cm" svg:x="0.765cm" svg:y="14.86cm" svg:viewBox="0 0 1711 0" draw:points="0,0 1672,0 1711,0">
              <text:p/>
            </draw:polyline>
            <draw:polyline draw:style-name="gr5" draw:text-style-name="P1" draw:layer="layout" svg:width="1.71cm" svg:height="0cm" svg:x="0.765cm" svg:y="15.367cm" svg:viewBox="0 0 1711 0" draw:points="0,0 1672,0 1711,0">
              <text:p/>
            </draw:polyline>
            <draw:polyline draw:style-name="gr5" draw:text-style-name="P1" draw:layer="layout" svg:width="1.71cm" svg:height="0cm" svg:x="0.765cm" svg:y="7.522cm" svg:viewBox="0 0 1711 0" draw:points="0,0 1672,0 1711,0">
              <text:p/>
            </draw:polyline>
            <draw:polyline draw:style-name="gr5" draw:text-style-name="P1" draw:layer="layout" svg:width="1.71cm" svg:height="0cm" svg:x="0.765cm" svg:y="8.03cm" svg:viewBox="0 0 1711 0" draw:points="0,0 1672,0 1711,0">
              <text:p/>
            </draw:polyline>
            <draw:polyline draw:style-name="gr5" draw:text-style-name="P1" draw:layer="layout" svg:width="0cm" svg:height="0.907cm" svg:x="8.074cm" svg:y="0.8cm" svg:viewBox="0 0 0 908" draw:points="0,0 0,873 0,908">
              <text:p/>
            </draw:polyline>
            <draw:polyline draw:style-name="gr5" draw:text-style-name="P1" draw:layer="layout" svg:width="0cm" svg:height="0.907cm" svg:x="7.566cm" svg:y="0.8cm" svg:viewBox="0 0 0 908" draw:points="0,0 0,873 0,908">
              <text:p/>
            </draw:polyline>
            <draw:polyline draw:style-name="gr5" draw:text-style-name="P1" draw:layer="layout" svg:width="2.252cm" svg:height="1.526cm" svg:x="0.804cm" svg:y="0.365cm" svg:viewBox="0 0 2253 1527" draw:points="2253,1527 34,34 0,0">
              <text:p/>
            </draw:polyline>
            <draw:polyline draw:style-name="gr5" draw:text-style-name="P1" draw:layer="layout" svg:width="1.998cm" svg:height="1.38cm" svg:x="0.584cm" svg:y="0.839cm" svg:viewBox="0 0 1999 1381" draw:points="0,0 1965,1342 1999,1381">
              <text:p/>
            </draw:polyline>
            <draw:polyline draw:style-name="gr5" draw:text-style-name="P1" draw:layer="layout" svg:width="2.291cm" svg:height="1.526cm" svg:x="27.386cm" svg:y="0.365cm" svg:viewBox="0 0 2292 1527" draw:points="0,1527 2257,34 2292,0">
              <text:p/>
            </draw:polyline>
            <draw:polyline draw:style-name="gr5" draw:text-style-name="P1" draw:layer="layout" svg:width="2.037cm" svg:height="1.38cm" svg:x="27.859cm" svg:y="0.839cm" svg:viewBox="0 0 2038 1381" draw:points="2038,0 39,1342 0,1381">
              <text:p/>
            </draw:polyline>
            <draw:polyline draw:style-name="gr5" draw:text-style-name="P1" draw:layer="layout" svg:width="2.002cm" svg:height="1.38cm" svg:x="0.546cm" svg:y="20.705cm" svg:viewBox="0 0 2003 1381" draw:points="2003,0 39,1346 0,1381">
              <text:p/>
            </draw:polyline>
            <draw:polyline draw:style-name="gr5" draw:text-style-name="P1" draw:layer="layout" svg:width="2.252cm" svg:height="1.487cm" svg:x="0.838cm" svg:y="20.963cm" svg:viewBox="0 0 2253 1488" draw:points="0,1488 2218,34 2253,0">
              <text:p/>
            </draw:polyline>
            <draw:polyline draw:style-name="gr5" draw:text-style-name="P1" draw:layer="layout" svg:width="2.291cm" svg:height="1.487cm" svg:x="27.386cm" svg:y="20.997cm" svg:viewBox="0 0 2292 1488" draw:points="0,0 2257,1454 2292,1488">
              <text:p/>
            </draw:polyline>
            <draw:polyline draw:style-name="gr5" draw:text-style-name="P1" draw:layer="layout" svg:width="2.037cm" svg:height="1.38cm" svg:x="27.859cm" svg:y="20.671cm" svg:viewBox="0 0 2038 1381" draw:points="2038,1381 39,34 0,0">
              <text:p/>
            </draw:polyline>
            <draw:polyline draw:style-name="gr5" draw:text-style-name="P1" draw:layer="layout" svg:width="0.145cm" svg:height="0.287cm" svg:x="14.802cm" svg:y="0.365cm" svg:viewBox="0 0 146 288" draw:points="146,288 39,34 0,0">
              <text:p/>
            </draw:polyline>
            <draw:polyline draw:style-name="gr5" draw:text-style-name="P1" draw:layer="layout" svg:width="0.106cm" svg:height="0.253cm" svg:x="14.841cm" svg:y="0.146cm" svg:viewBox="0 0 107 254" draw:points="0,254 73,39 107,0">
              <text:p/>
            </draw:polyline>
            <draw:polyline draw:style-name="gr5" draw:text-style-name="P1" draw:layer="layout" svg:width="0.253cm" svg:height="0.184cm" svg:x="14.914cm" svg:y="0cm" svg:viewBox="0 0 254 185" draw:points="0,185 219,39 254,0">
              <text:p/>
            </draw:polyline>
            <draw:polyline draw:style-name="gr5" draw:text-style-name="P1" draw:layer="layout" svg:width="0.253cm" svg:height="0cm" svg:x="15.133cm" svg:y="0.039cm" svg:viewBox="0 0 254 0" draw:points="0,0 215,0 254,0">
              <text:p/>
            </draw:polyline>
            <draw:polyline draw:style-name="gr5" draw:text-style-name="P1" draw:layer="layout" svg:width="0.218cm" svg:height="0.18cm" svg:x="15.348cm" svg:y="0.039cm" svg:viewBox="0 0 219 181" draw:points="0,0 185,146 219,181">
              <text:p/>
            </draw:polyline>
            <draw:polyline draw:style-name="gr5" draw:text-style-name="P1" draw:layer="layout" svg:width="0.106cm" svg:height="0.253cm" svg:x="15.533cm" svg:y="0.185cm" svg:viewBox="0 0 107 254" draw:points="0,0 73,215 107,254">
              <text:p/>
            </draw:polyline>
            <draw:polyline draw:style-name="gr5" draw:text-style-name="P1" draw:layer="layout" svg:width="0.111cm" svg:height="0.291cm" svg:x="15.494cm" svg:y="0.4cm" svg:viewBox="0 0 112 292" draw:points="112,0 39,254 0,292">
              <text:p/>
            </draw:polyline>
            <draw:polyline draw:style-name="gr5" draw:text-style-name="P1" draw:layer="layout" svg:width="0.106cm" svg:height="0.287cm" svg:x="22.262cm" svg:y="0.365cm" svg:viewBox="0 0 107 288" draw:points="107,288 34,34 0,0">
              <text:p/>
            </draw:polyline>
            <draw:polyline draw:style-name="gr5" draw:text-style-name="P1" draw:layer="layout" svg:width="0.038cm" svg:height="0.253cm" svg:x="22.296cm" svg:y="0.146cm" svg:viewBox="0 0 39 254" draw:points="0,254 39,39 39,0">
              <text:p/>
            </draw:polyline>
            <draw:polyline draw:style-name="gr5" draw:text-style-name="P1" draw:layer="layout" svg:width="0.253cm" svg:height="0.184cm" svg:x="22.335cm" svg:y="0cm" svg:viewBox="0 0 254 185" draw:points="0,185 215,39 254,0">
              <text:p/>
            </draw:polyline>
            <draw:polyline draw:style-name="gr5" draw:text-style-name="P1" draw:layer="layout" svg:width="0.257cm" svg:height="0cm" svg:x="22.55cm" svg:y="0.039cm" svg:viewBox="0 0 258 0" draw:points="0,0 219,0 258,0">
              <text:p/>
            </draw:polyline>
            <draw:polyline draw:style-name="gr5" draw:text-style-name="P1" draw:layer="layout" svg:width="0.253cm" svg:height="0.18cm" svg:x="22.769cm" svg:y="0.039cm" svg:viewBox="0 0 254 181" draw:points="0,0 219,146 254,181">
              <text:p/>
            </draw:polyline>
            <draw:polyline draw:style-name="gr5" draw:text-style-name="P1" draw:layer="layout" svg:width="0.033cm" svg:height="0.253cm" svg:x="22.988cm" svg:y="0.185cm" svg:viewBox="0 0 34 254" draw:points="0,0 34,215 34,254">
              <text:p/>
            </draw:polyline>
            <draw:polyline draw:style-name="gr5" draw:text-style-name="P1" draw:layer="layout" svg:width="0.106cm" svg:height="0.291cm" svg:x="22.915cm" svg:y="0.4cm" svg:viewBox="0 0 107 292" draw:points="107,0 34,254 0,292">
              <text:p/>
            </draw:polyline>
            <draw:polyline draw:style-name="gr5" draw:text-style-name="P1" draw:layer="layout" svg:width="6.439cm" svg:height="0cm" svg:x="15.748cm" svg:y="1.927cm" svg:viewBox="0 0 6440 0" draw:points="0,0 6402,0 6440,0">
              <text:p/>
            </draw:polyline>
            <draw:polyline draw:style-name="gr5" draw:text-style-name="P1" draw:layer="layout" svg:width="4.148cm" svg:height="0cm" svg:x="23.169cm" svg:y="1.927cm" svg:viewBox="0 0 4149 0" draw:points="0,0 4110,0 4149,0">
              <text:p/>
            </draw:polyline>
            <draw:polyline draw:style-name="gr5" draw:text-style-name="P1" draw:layer="layout" svg:width="0.18cm" svg:height="0.218cm" svg:x="29.717cm" svg:y="0.073cm" svg:viewBox="0 0 181 219" draw:points="0,219 146,39 181,0">
              <text:p/>
            </draw:polyline>
            <draw:polyline draw:style-name="gr5" draw:text-style-name="P1" draw:layer="layout" svg:width="0.253cm" svg:height="0.111cm" svg:x="29.863cm" svg:y="0cm" svg:viewBox="0 0 254 112" draw:points="0,112 219,39 254,0">
              <text:p/>
            </draw:polyline>
            <draw:polyline draw:style-name="gr5" draw:text-style-name="P1" draw:layer="layout" svg:width="0.287cm" svg:height="0.107cm" svg:x="30.082cm" svg:y="0.039cm" svg:viewBox="0 0 288 108" draw:points="0,0 254,73 288,108">
              <text:p/>
            </draw:polyline>
            <draw:polyline draw:style-name="gr5" draw:text-style-name="P1" draw:layer="layout" svg:width="0.145cm" svg:height="0.253cm" svg:x="30.336cm" svg:y="0.112cm" svg:viewBox="0 0 146 254" draw:points="0,0 107,215 146,254">
              <text:p/>
            </draw:polyline>
            <draw:polyline draw:style-name="gr5" draw:text-style-name="P1" draw:layer="layout" svg:width="0cm" svg:height="0.257cm" svg:x="30.443cm" svg:y="0.327cm" svg:viewBox="0 0 0 258" draw:points="0,0 0,219 0,258">
              <text:p/>
            </draw:polyline>
            <draw:polyline draw:style-name="gr5" draw:text-style-name="P1" draw:layer="layout" svg:width="0.18cm" svg:height="0.218cm" svg:x="30.263cm" svg:y="0.546cm" svg:viewBox="0 0 181 219" draw:points="181,0 34,181 0,219">
              <text:p/>
            </draw:polyline>
            <draw:polyline draw:style-name="gr5" draw:text-style-name="P1" draw:layer="layout" svg:width="0.253cm" svg:height="0.111cm" svg:x="30.043cm" svg:y="0.727cm" svg:viewBox="0 0 254 112" draw:points="254,0 39,73 0,112">
              <text:p/>
            </draw:polyline>
            <draw:polyline draw:style-name="gr5" draw:text-style-name="P1" draw:layer="layout" svg:width="0.253cm" svg:height="0.111cm" svg:x="29.863cm" svg:y="7.337cm" svg:viewBox="0 0 254 112" draw:points="0,112 219,39 254,0">
              <text:p/>
            </draw:polyline>
            <draw:polyline draw:style-name="gr5" draw:text-style-name="P1" draw:layer="layout" svg:width="0.253cm" svg:height="0.107cm" svg:x="30.082cm" svg:y="7.376cm" svg:viewBox="0 0 254 108" draw:points="0,0 215,73 254,108">
              <text:p/>
            </draw:polyline>
            <draw:polyline draw:style-name="gr5" draw:text-style-name="P1" draw:layer="layout" svg:width="0.184cm" svg:height="0.214cm" svg:x="30.297cm" svg:y="7.449cm" svg:viewBox="0 0 185 215" draw:points="0,0 146,181 185,215">
              <text:p/>
            </draw:polyline>
            <draw:polyline draw:style-name="gr5" draw:text-style-name="P1" draw:layer="layout" svg:width="0cm" svg:height="0.291cm" svg:x="30.443cm" svg:y="7.63cm" svg:viewBox="0 0 0 292" draw:points="0,0 0,254 0,292">
              <text:p/>
            </draw:polyline>
            <draw:polyline draw:style-name="gr5" draw:text-style-name="P1" draw:layer="layout" svg:width="0.18cm" svg:height="0.218cm" svg:x="30.263cm" svg:y="7.884cm" svg:viewBox="0 0 181 219" draw:points="181,0 34,181 0,219">
              <text:p/>
            </draw:polyline>
            <draw:polyline draw:style-name="gr5" draw:text-style-name="P1" draw:layer="layout" svg:width="0.253cm" svg:height="0.111cm" svg:x="30.043cm" svg:y="8.064cm" svg:viewBox="0 0 254 112" draw:points="254,0 39,73 0,112">
              <text:p/>
            </draw:polyline>
            <draw:polyline draw:style-name="gr5" draw:text-style-name="P1" draw:layer="layout" svg:width="0.257cm" svg:height="0.107cm" svg:x="29.824cm" svg:y="8.03cm" svg:viewBox="0 0 258 108" draw:points="258,108 39,34 0,0">
              <text:p/>
            </draw:polyline>
            <draw:polyline draw:style-name="gr5" draw:text-style-name="P1" draw:layer="layout" svg:width="0cm" svg:height="4.941cm" svg:x="27.79cm" svg:y="2.361cm" svg:viewBox="0 0 0 4942" draw:points="0,0 0,4907 0,4942">
              <text:p/>
            </draw:polyline>
            <draw:polyline draw:style-name="gr5" draw:text-style-name="P1" draw:layer="layout" svg:width="0.253cm" svg:height="0.107cm" svg:x="29.863cm" svg:y="14.714cm" svg:viewBox="0 0 254 108" draw:points="0,108 219,34 254,0">
              <text:p/>
            </draw:polyline>
            <draw:polyline draw:style-name="gr5" draw:text-style-name="P1" draw:layer="layout" svg:width="0.253cm" svg:height="0.111cm" svg:x="30.082cm" svg:y="14.748cm" svg:viewBox="0 0 254 112" draw:points="0,0 215,73 254,112">
              <text:p/>
            </draw:polyline>
            <draw:polyline draw:style-name="gr5" draw:text-style-name="P1" draw:layer="layout" svg:width="0.184cm" svg:height="0.218cm" svg:x="30.297cm" svg:y="14.821cm" svg:viewBox="0 0 185 219" draw:points="0,0 146,181 185,219">
              <text:p/>
            </draw:polyline>
            <draw:polyline draw:style-name="gr5" draw:text-style-name="P1" draw:layer="layout" svg:width="0cm" svg:height="0.257cm" svg:x="30.443cm" svg:y="15.002cm" svg:viewBox="0 0 0 258" draw:points="0,0 0,219 0,258">
              <text:p/>
            </draw:polyline>
            <draw:polyline draw:style-name="gr5" draw:text-style-name="P1" draw:layer="layout" svg:width="0.18cm" svg:height="0.253cm" svg:x="30.263cm" svg:y="15.221cm" svg:viewBox="0 0 181 254" draw:points="181,0 34,219 0,254">
              <text:p/>
            </draw:polyline>
            <draw:polyline draw:style-name="gr5" draw:text-style-name="P1" draw:layer="layout" svg:width="0.253cm" svg:height="0.033cm" svg:x="30.043cm" svg:y="15.441cm" svg:viewBox="0 0 254 34" draw:points="254,0 39,34 0,34">
              <text:p/>
            </draw:polyline>
            <draw:polyline draw:style-name="gr5" draw:text-style-name="P1" draw:layer="layout" svg:width="0.257cm" svg:height="0.107cm" svg:x="29.824cm" svg:y="15.367cm" svg:viewBox="0 0 258 108" draw:points="258,108 39,34 0,0">
              <text:p/>
            </draw:polyline>
            <draw:polyline draw:style-name="gr5" draw:text-style-name="P1" draw:layer="layout" svg:width="0cm" svg:height="6.356cm" svg:x="27.79cm" svg:y="8.284cm" svg:viewBox="0 0 0 6357" draw:points="0,0 0,6323 0,6357">
              <text:p/>
            </draw:polyline>
            <draw:polyline draw:style-name="gr5" draw:text-style-name="P1" draw:layer="layout" svg:width="0cm" svg:height="4.902cm" svg:x="27.39cm" svg:y="15.621cm" svg:viewBox="0 0 0 4903" draw:points="0,0 0,4869 0,4903">
              <text:p/>
            </draw:polyline>
            <draw:polyline draw:style-name="gr5" draw:text-style-name="P1" draw:layer="layout" svg:width="0.253cm" svg:height="0.111cm" svg:x="30.082cm" svg:y="22.086cm" svg:viewBox="0 0 254 112" draw:points="0,0 215,73 254,112">
              <text:p/>
            </draw:polyline>
            <draw:polyline draw:style-name="gr5" draw:text-style-name="P1" draw:layer="layout" svg:width="0.184cm" svg:height="0.218cm" svg:x="30.297cm" svg:y="22.159cm" svg:viewBox="0 0 185 219" draw:points="0,0 146,185 185,219">
              <text:p/>
            </draw:polyline>
            <draw:polyline draw:style-name="gr5" draw:text-style-name="P1" draw:layer="layout" svg:width="0cm" svg:height="0.253cm" svg:x="30.443cm" svg:y="22.344cm" svg:viewBox="0 0 0 254" draw:points="0,0 0,215 0,254">
              <text:p/>
            </draw:polyline>
            <draw:polyline draw:style-name="gr5" draw:text-style-name="P1" draw:layer="layout" svg:width="0.145cm" svg:height="0.253cm" svg:x="30.297cm" svg:y="22.559cm" svg:viewBox="0 0 146 254" draw:points="146,0 39,219 0,254">
              <text:p/>
            </draw:polyline>
            <draw:polyline draw:style-name="gr5" draw:text-style-name="P1" draw:layer="layout" svg:width="0.291cm" svg:height="0.107cm" svg:x="30.043cm" svg:y="22.778cm" svg:viewBox="0 0 292 108" draw:points="292,0 39,73 0,108">
              <text:p/>
            </draw:polyline>
            <draw:polyline draw:style-name="gr5" draw:text-style-name="P1" draw:layer="layout" svg:width="0.257cm" svg:height="0.111cm" svg:x="29.824cm" svg:y="22.739cm" svg:viewBox="0 0 258 112" draw:points="258,112 39,39 0,0">
              <text:p/>
            </draw:polyline>
            <draw:polyline draw:style-name="gr5" draw:text-style-name="P1" draw:layer="layout" svg:width="0.184cm" svg:height="0.218cm" svg:x="29.678cm" svg:y="22.559cm" svg:viewBox="0 0 185 219" draw:points="185,219 39,39 0,0">
              <text:p/>
            </draw:polyline>
            <draw:polyline draw:style-name="gr5" draw:text-style-name="P1" draw:layer="layout" svg:width="0.111cm" svg:height="0.253cm" svg:x="22.949cm" svg:y="22.232cm" svg:viewBox="0 0 112 254" draw:points="0,0 73,219 112,254">
              <text:p/>
            </draw:polyline>
            <draw:polyline draw:style-name="gr5" draw:text-style-name="P1" draw:layer="layout" svg:width="0.033cm" svg:height="0.253cm" svg:x="22.988cm" svg:y="22.451cm" svg:viewBox="0 0 34 254" draw:points="34,0 0,219 0,254">
              <text:p/>
            </draw:polyline>
            <draw:polyline draw:style-name="gr5" draw:text-style-name="P1" draw:layer="layout" svg:width="0.253cm" svg:height="0.18cm" svg:x="22.734cm" svg:y="22.671cm" svg:viewBox="0 0 254 181" draw:points="254,0 34,142 0,181">
              <text:p/>
            </draw:polyline>
            <draw:polyline draw:style-name="gr5" draw:text-style-name="P1" draw:layer="layout" svg:width="0.253cm" svg:height="0cm" svg:x="22.515cm" svg:y="22.812cm" svg:viewBox="0 0 254 0" draw:points="254,0 34,0 0,0">
              <text:p/>
            </draw:polyline>
            <draw:polyline draw:style-name="gr5" draw:text-style-name="P1" draw:layer="layout" svg:width="0.253cm" svg:height="0.18cm" svg:x="22.296cm" svg:y="22.632cm" svg:viewBox="0 0 254 181" draw:points="254,181 39,39 0,0">
              <text:p/>
            </draw:polyline>
            <draw:polyline draw:style-name="gr5" draw:text-style-name="P1" draw:layer="layout" svg:width="0.038cm" svg:height="0.257cm" svg:x="22.296cm" svg:y="22.412cm" svg:viewBox="0 0 39 258" draw:points="39,258 0,39 0,0">
              <text:p/>
            </draw:polyline>
            <draw:polyline draw:style-name="gr5" draw:text-style-name="P1" draw:layer="layout" svg:width="0.111cm" svg:height="0.253cm" svg:x="22.296cm" svg:y="22.197cm" svg:viewBox="0 0 112 254" draw:points="0,254 73,34 112,0">
              <text:p/>
            </draw:polyline>
            <draw:polyline draw:style-name="gr5" draw:text-style-name="P1" draw:layer="layout" svg:width="4.144cm" svg:height="0cm" svg:x="23.134cm" svg:y="20.963cm" svg:viewBox="0 0 4145 0" draw:points="4145,0 34,0 0,0">
              <text:p/>
            </draw:polyline>
            <draw:polyline draw:style-name="gr5" draw:text-style-name="P1" draw:layer="layout" svg:width="0.106cm" svg:height="0.253cm" svg:x="15.533cm" svg:y="22.232cm" svg:viewBox="0 0 107 254" draw:points="0,0 73,219 107,254">
              <text:p/>
            </draw:polyline>
            <draw:polyline draw:style-name="gr5" draw:text-style-name="P1" draw:layer="layout" svg:width="0.111cm" svg:height="0.253cm" svg:x="15.494cm" svg:y="22.451cm" svg:viewBox="0 0 112 254" draw:points="112,0 39,219 0,254">
              <text:p/>
            </draw:polyline>
            <draw:polyline draw:style-name="gr5" draw:text-style-name="P1" draw:layer="layout" svg:width="0.218cm" svg:height="0.18cm" svg:x="15.314cm" svg:y="22.671cm" svg:viewBox="0 0 219 181" draw:points="219,0 34,142 0,181">
              <text:p/>
            </draw:polyline>
            <draw:polyline draw:style-name="gr5" draw:text-style-name="P1" draw:layer="layout" svg:width="0.253cm" svg:height="0cm" svg:x="15.095cm" svg:y="22.812cm" svg:viewBox="0 0 254 0" draw:points="254,0 39,0 0,0">
              <text:p/>
            </draw:polyline>
            <draw:polyline draw:style-name="gr5" draw:text-style-name="P1" draw:layer="layout" svg:width="0.257cm" svg:height="0.18cm" svg:x="14.875cm" svg:y="22.632cm" svg:viewBox="0 0 258 181" draw:points="258,181 39,39 0,0">
              <text:p/>
            </draw:polyline>
            <draw:polyline draw:style-name="gr5" draw:text-style-name="P1" draw:layer="layout" svg:width="0.111cm" svg:height="0.257cm" svg:x="14.802cm" svg:y="22.412cm" svg:viewBox="0 0 112 258" draw:points="112,258 39,39 0,0">
              <text:p/>
            </draw:polyline>
            <draw:polyline draw:style-name="gr5" draw:text-style-name="P1" draw:layer="layout" svg:width="0.145cm" svg:height="0.253cm" svg:x="14.841cm" svg:y="22.197cm" svg:viewBox="0 0 146 254" draw:points="0,254 107,34 146,0">
              <text:p/>
            </draw:polyline>
            <draw:polyline draw:style-name="gr5" draw:text-style-name="P1" draw:layer="layout" svg:width="6.435cm" svg:height="0cm" svg:x="15.714cm" svg:y="20.963cm" svg:viewBox="0 0 6436 0" draw:points="6436,0 34,0 0,0">
              <text:p/>
            </draw:polyline>
            <draw:polyline draw:style-name="gr5" draw:text-style-name="P1" draw:layer="layout" svg:width="11.568cm" svg:height="0cm" svg:x="3.164cm" svg:y="20.963cm" svg:viewBox="0 0 11569 0" draw:points="11569,0 39,0 0,0">
              <text:p/>
            </draw:polyline>
            <draw:polyline draw:style-name="gr5" draw:text-style-name="P1" draw:layer="layout" svg:width="0.18cm" svg:height="0.214cm" svg:x="0.584cm" svg:y="22.597cm" svg:viewBox="0 0 181 215" draw:points="181,0 34,181 0,215">
              <text:p/>
            </draw:polyline>
            <draw:polyline draw:style-name="gr5" draw:text-style-name="P1" draw:layer="layout" svg:width="0.287cm" svg:height="0.107cm" svg:x="0.331cm" svg:y="22.778cm" svg:viewBox="0 0 288 108" draw:points="288,0 34,73 0,108">
              <text:p/>
            </draw:polyline>
            <draw:polyline draw:style-name="gr5" draw:text-style-name="P1" draw:layer="layout" svg:width="0.253cm" svg:height="0.111cm" svg:x="0.111cm" svg:y="22.739cm" svg:viewBox="0 0 254 112" draw:points="254,112 34,39 0,0">
              <text:p/>
            </draw:polyline>
            <draw:polyline draw:style-name="gr5" draw:text-style-name="P1" draw:layer="layout" svg:width="0.145cm" svg:height="0.253cm" svg:x="0cm" svg:y="22.524cm" svg:viewBox="0 0 146 254" draw:points="146,254 39,34 0,0">
              <text:p/>
            </draw:polyline>
            <draw:polyline draw:style-name="gr5" draw:text-style-name="P1" draw:layer="layout" svg:width="0cm" svg:height="0.253cm" svg:x="0.038cm" svg:y="22.305cm" svg:viewBox="0 0 0 254" draw:points="0,254 0,39 0,0">
              <text:p/>
            </draw:polyline>
            <draw:polyline draw:style-name="gr5" draw:text-style-name="P1" draw:layer="layout" svg:width="0.18cm" svg:height="0.218cm" svg:x="0.038cm" svg:y="22.124cm" svg:viewBox="0 0 181 219" draw:points="0,219 146,34 181,0">
              <text:p/>
            </draw:polyline>
            <draw:polyline draw:style-name="gr5" draw:text-style-name="P1" draw:layer="layout" svg:width="0.253cm" svg:height="0.107cm" svg:x="0.185cm" svg:y="22.051cm" svg:viewBox="0 0 254 108" draw:points="0,108 215,34 254,0">
              <text:p/>
            </draw:polyline>
            <draw:polyline draw:style-name="gr5" draw:text-style-name="P1" draw:layer="layout" svg:width="0.253cm" svg:height="0.111cm" svg:x="0.365cm" svg:y="15.402cm" svg:viewBox="0 0 254 112" draw:points="254,0 34,73 0,112">
              <text:p/>
            </draw:polyline>
            <draw:polyline draw:style-name="gr5" draw:text-style-name="P1" draw:layer="layout" svg:width="0.253cm" svg:height="0.033cm" svg:x="0.146cm" svg:y="15.441cm" svg:viewBox="0 0 254 34" draw:points="254,34 39,0 0,0">
              <text:p/>
            </draw:polyline>
            <draw:polyline draw:style-name="gr5" draw:text-style-name="P1" draw:layer="layout" svg:width="0.184cm" svg:height="0.253cm" svg:x="0cm" svg:y="15.187cm" svg:viewBox="0 0 185 254" draw:points="185,254 39,34 0,0">
              <text:p/>
            </draw:polyline>
            <draw:polyline draw:style-name="gr5" draw:text-style-name="P1" draw:layer="layout" svg:width="0cm" svg:height="0.253cm" svg:x="0.038cm" svg:y="14.967cm" svg:viewBox="0 0 0 254" draw:points="0,254 0,34 0,0">
              <text:p/>
            </draw:polyline>
            <draw:polyline draw:style-name="gr5" draw:text-style-name="P1" draw:layer="layout" svg:width="0.18cm" svg:height="0.214cm" svg:x="0.038cm" svg:y="14.787cm" svg:viewBox="0 0 181 215" draw:points="0,215 146,34 181,0">
              <text:p/>
            </draw:polyline>
            <draw:polyline draw:style-name="gr5" draw:text-style-name="P1" draw:layer="layout" svg:width="0.253cm" svg:height="0.107cm" svg:x="0.185cm" svg:y="14.714cm" svg:viewBox="0 0 254 108" draw:points="0,108 215,34 254,0">
              <text:p/>
            </draw:polyline>
            <draw:polyline draw:style-name="gr5" draw:text-style-name="P1" draw:layer="layout" svg:width="0.257cm" svg:height="0.111cm" svg:x="0.399cm" svg:y="14.748cm" svg:viewBox="0 0 258 112" draw:points="0,0 219,73 258,112">
              <text:p/>
            </draw:polyline>
            <draw:polyline draw:style-name="gr5" draw:text-style-name="P1" draw:layer="layout" svg:width="0cm" svg:height="4.902cm" svg:x="2.691cm" svg:y="15.587cm" svg:viewBox="0 0 0 4903" draw:points="0,4903 0,34 0,0">
              <text:p/>
            </draw:polyline>
            <draw:polyline draw:style-name="gr5" draw:text-style-name="P1" draw:layer="layout" svg:width="0.253cm" svg:height="0.111cm" svg:x="0.365cm" svg:y="8.064cm" svg:viewBox="0 0 254 112" draw:points="254,0 34,73 0,112">
              <text:p/>
            </draw:polyline>
            <draw:polyline draw:style-name="gr5" draw:text-style-name="P1" draw:layer="layout" svg:width="0.253cm" svg:height="0.107cm" svg:x="0.146cm" svg:y="8.03cm" svg:viewBox="0 0 254 108" draw:points="254,108 39,34 0,0">
              <text:p/>
            </draw:polyline>
            <draw:polyline draw:style-name="gr5" draw:text-style-name="P1" draw:layer="layout" svg:width="0.184cm" svg:height="0.214cm" svg:x="0cm" svg:y="7.849cm" svg:viewBox="0 0 185 215" draw:points="185,215 39,34 0,0">
              <text:p/>
            </draw:polyline>
            <draw:polyline draw:style-name="gr5" draw:text-style-name="P1" draw:layer="layout" svg:width="0cm" svg:height="0.287cm" svg:x="0.038cm" svg:y="7.595cm" svg:viewBox="0 0 0 288" draw:points="0,288 0,34 0,0">
              <text:p/>
            </draw:polyline>
            <draw:polyline draw:style-name="gr5" draw:text-style-name="P1" draw:layer="layout" svg:width="0.18cm" svg:height="0.218cm" svg:x="0.038cm" svg:y="7.41cm" svg:viewBox="0 0 181 219" draw:points="0,219 146,39 181,0">
              <text:p/>
            </draw:polyline>
            <draw:polyline draw:style-name="gr5" draw:text-style-name="P1" draw:layer="layout" svg:width="0.253cm" svg:height="0.111cm" svg:x="0.185cm" svg:y="7.337cm" svg:viewBox="0 0 254 112" draw:points="0,112 215,39 254,0">
              <text:p/>
            </draw:polyline>
            <draw:polyline draw:style-name="gr5" draw:text-style-name="P1" draw:layer="layout" svg:width="0.257cm" svg:height="0.107cm" svg:x="0.399cm" svg:y="7.376cm" svg:viewBox="0 0 258 108" draw:points="0,0 219,73 258,108">
              <text:p/>
            </draw:polyline>
            <draw:polyline draw:style-name="gr5" draw:text-style-name="P1" draw:layer="layout" svg:width="0cm" svg:height="6.356cm" svg:x="2.691cm" svg:y="8.249cm" svg:viewBox="0 0 0 6357" draw:points="0,6357 0,34 0,0">
              <text:p/>
            </draw:polyline>
            <draw:polyline draw:style-name="gr5" draw:text-style-name="P1" draw:layer="layout" svg:width="0cm" svg:height="4.941cm" svg:x="2.691cm" svg:y="2.327cm" svg:viewBox="0 0 0 4942" draw:points="0,4942 0,34 0,0">
              <text:p/>
            </draw:polyline>
            <draw:polyline draw:style-name="gr5" draw:text-style-name="P1" draw:layer="layout" svg:width="0.253cm" svg:height="0.107cm" svg:x="0.146cm" svg:y="0.692cm" svg:viewBox="0 0 254 108" draw:points="254,108 39,34 0,0">
              <text:p/>
            </draw:polyline>
            <draw:polyline draw:style-name="gr5" draw:text-style-name="P1" draw:layer="layout" svg:width="0.184cm" svg:height="0.214cm" svg:x="0cm" svg:y="0.512cm" svg:viewBox="0 0 185 215" draw:points="185,215 39,34 0,0">
              <text:p/>
            </draw:polyline>
            <draw:polyline draw:style-name="gr5" draw:text-style-name="P1" draw:layer="layout" svg:width="0cm" svg:height="0.253cm" svg:x="0.038cm" svg:y="0.292cm" svg:viewBox="0 0 0 254" draw:points="0,254 0,34 0,0">
              <text:p/>
            </draw:polyline>
            <draw:polyline draw:style-name="gr5" draw:text-style-name="P1" draw:layer="layout" svg:width="0.145cm" svg:height="0.253cm" svg:x="0.038cm" svg:y="0.073cm" svg:viewBox="0 0 146 254" draw:points="0,254 107,39 146,0">
              <text:p/>
            </draw:polyline>
            <draw:polyline draw:style-name="gr5" draw:text-style-name="P1" draw:layer="layout" svg:width="0.253cm" svg:height="0.111cm" svg:x="0.146cm" svg:y="0cm" svg:viewBox="0 0 254 112" draw:points="0,112 219,39 254,0">
              <text:p/>
            </draw:polyline>
            <draw:polyline draw:style-name="gr5" draw:text-style-name="P1" draw:layer="layout" svg:width="0.291cm" svg:height="0.107cm" svg:x="0.365cm" svg:y="0.039cm" svg:viewBox="0 0 292 108" draw:points="0,0 254,73 292,108">
              <text:p/>
            </draw:polyline>
            <draw:polyline draw:style-name="gr5" draw:text-style-name="P1" draw:layer="layout" svg:width="0.184cm" svg:height="0.214cm" svg:x="0.619cm" svg:y="0.112cm" svg:viewBox="0 0 185 215" draw:points="0,0 146,181 185,215">
              <text:p/>
            </draw:polyline>
            <draw:polyline draw:style-name="gr5" draw:text-style-name="P1" draw:layer="layout" svg:width="0.106cm" svg:height="0.287cm" svg:x="7.386cm" svg:y="0.365cm" svg:viewBox="0 0 107 288" draw:points="107,288 34,34 0,0">
              <text:p/>
            </draw:polyline>
            <draw:polyline draw:style-name="gr5" draw:text-style-name="P1" draw:layer="layout" svg:width="0.111cm" svg:height="0.253cm" svg:x="7.42cm" svg:y="0.146cm" svg:viewBox="0 0 112 254" draw:points="0,254 73,39 112,0">
              <text:p/>
            </draw:polyline>
            <draw:polyline draw:style-name="gr5" draw:text-style-name="P1" draw:layer="layout" svg:width="0.253cm" svg:height="0.184cm" svg:x="7.493cm" svg:y="0cm" svg:viewBox="0 0 254 185" draw:points="0,185 219,39 254,0">
              <text:p/>
            </draw:polyline>
            <draw:polyline draw:style-name="gr5" draw:text-style-name="P1" draw:layer="layout" svg:width="0.253cm" svg:height="0cm" svg:x="7.713cm" svg:y="0.039cm" svg:viewBox="0 0 254 0" draw:points="0,0 219,0 254,0">
              <text:p/>
            </draw:polyline>
            <draw:polyline draw:style-name="gr5" draw:text-style-name="P1" draw:layer="layout" svg:width="0.214cm" svg:height="0.18cm" svg:x="7.932cm" svg:y="0.039cm" svg:viewBox="0 0 215 181" draw:points="0,0 181,146 215,181">
              <text:p/>
            </draw:polyline>
            <draw:polyline draw:style-name="gr5" draw:text-style-name="P1" draw:layer="layout" svg:width="0.106cm" svg:height="0.253cm" svg:x="8.112cm" svg:y="0.185cm" svg:viewBox="0 0 107 254" draw:points="0,0 73,215 107,254">
              <text:p/>
            </draw:polyline>
            <draw:polyline draw:style-name="gr5" draw:text-style-name="P1" draw:layer="layout" svg:width="0.111cm" svg:height="0.291cm" svg:x="8.074cm" svg:y="0.4cm" svg:viewBox="0 0 112 292" draw:points="112,0 39,254 0,292">
              <text:p/>
            </draw:polyline>
            <draw:polyline draw:style-name="gr5" draw:text-style-name="P1" draw:layer="layout" svg:width="4.144cm" svg:height="0cm" svg:x="3.203cm" svg:y="1.927cm" svg:viewBox="0 0 4145 0" draw:points="0,0 4110,0 4145,0">
              <text:p/>
            </draw:polyline>
            <draw:polyline draw:style-name="gr5" draw:text-style-name="P1" draw:layer="layout" svg:width="6.435cm" svg:height="0cm" svg:x="8.332cm" svg:y="1.927cm" svg:viewBox="0 0 6436 0" draw:points="0,0 6402,0 6436,0">
              <text:p/>
            </draw:polyline>
            <draw:polyline draw:style-name="gr5" draw:text-style-name="P1" draw:layer="layout" svg:width="0.111cm" svg:height="0.218cm" svg:x="15.494cm" svg:y="1.673cm" svg:viewBox="0 0 112 219" draw:points="0,0 73,181 112,219">
              <text:p/>
            </draw:polyline>
            <draw:polyline draw:style-name="gr5" draw:text-style-name="P1" draw:layer="layout" svg:width="0.218cm" svg:height="0.107cm" svg:x="15.567cm" svg:y="1.854cm" svg:viewBox="0 0 219 108" draw:points="0,0 181,73 219,108">
              <text:p/>
            </draw:polyline>
            <draw:polyline draw:style-name="gr5" draw:text-style-name="P1" draw:layer="layout" svg:width="0.111cm" svg:height="0.218cm" svg:x="14.875cm" svg:y="1.673cm" svg:viewBox="0 0 112 219" draw:points="112,0 39,181 0,219">
              <text:p/>
            </draw:polyline>
            <draw:polyline draw:style-name="gr5" draw:text-style-name="P1" draw:layer="layout" svg:width="0.218cm" svg:height="0.107cm" svg:x="14.695cm" svg:y="1.854cm" svg:viewBox="0 0 219 108" draw:points="219,0 39,73 0,108">
              <text:p/>
            </draw:polyline>
            <draw:polyline draw:style-name="gr5" draw:text-style-name="P1" draw:layer="layout" svg:width="0.072cm" svg:height="0.18cm" svg:x="14.914cm" svg:y="0.619cm" svg:viewBox="0 0 73 181" draw:points="73,181 34,34 0,0">
              <text:p/>
            </draw:polyline>
            <draw:polyline draw:style-name="gr5" draw:text-style-name="P1" draw:layer="layout" svg:width="0.072cm" svg:height="0.184cm" svg:x="15.46cm" svg:y="0.654cm" svg:viewBox="0 0 73 185" draw:points="73,0 34,146 0,185">
              <text:p/>
            </draw:polyline>
            <draw:polyline draw:style-name="gr5" draw:text-style-name="P1" draw:layer="layout" svg:width="0.068cm" svg:height="0.184cm" svg:x="22.881cm" svg:y="0.654cm" svg:viewBox="0 0 69 185" draw:points="69,0 34,146 0,185">
              <text:p/>
            </draw:polyline>
            <draw:polyline draw:style-name="gr5" draw:text-style-name="P1" draw:layer="layout" svg:width="0.106cm" svg:height="0.218cm" svg:x="22.915cm" svg:y="1.673cm" svg:viewBox="0 0 107 219" draw:points="0,0 73,181 107,219">
              <text:p/>
            </draw:polyline>
            <draw:polyline draw:style-name="gr5" draw:text-style-name="P1" draw:layer="layout" svg:width="0.218cm" svg:height="0.107cm" svg:x="22.988cm" svg:y="1.854cm" svg:viewBox="0 0 219 108" draw:points="0,0 181,73 219,108">
              <text:p/>
            </draw:polyline>
            <draw:polyline draw:style-name="gr5" draw:text-style-name="P1" draw:layer="layout" svg:width="0.111cm" svg:height="0.218cm" svg:x="22.296cm" svg:y="1.673cm" svg:viewBox="0 0 112 219" draw:points="112,0 39,181 0,219">
              <text:p/>
            </draw:polyline>
            <draw:polyline draw:style-name="gr5" draw:text-style-name="P1" draw:layer="layout" svg:width="0.218cm" svg:height="0.107cm" svg:x="22.115cm" svg:y="1.854cm" svg:viewBox="0 0 219 108" draw:points="219,0 34,73 0,108">
              <text:p/>
            </draw:polyline>
            <draw:polyline draw:style-name="gr5" draw:text-style-name="P1" draw:layer="layout" svg:width="0.072cm" svg:height="0.18cm" svg:x="22.335cm" svg:y="0.619cm" svg:viewBox="0 0 73 181" draw:points="73,181 34,34 0,0">
              <text:p/>
            </draw:polyline>
            <draw:polyline draw:style-name="gr5" draw:text-style-name="P1" draw:layer="layout" svg:width="0.141cm" svg:height="0.068cm" svg:x="27.244cm" svg:y="1.892cm" svg:viewBox="0 0 142 69" draw:points="142,0 34,34 0,69">
              <text:p/>
            </draw:polyline>
            <draw:polyline draw:style-name="gr5" draw:text-style-name="P1" draw:layer="layout" svg:width="0.145cm" svg:height="0.218cm" svg:x="27.752cm" svg:y="2.18cm" svg:viewBox="0 0 146 219" draw:points="146,0 39,181 0,219">
              <text:p/>
            </draw:polyline>
            <draw:polyline draw:style-name="gr5" draw:text-style-name="P1" draw:layer="layout" svg:width="0.106cm" svg:height="0.145cm" svg:x="29.643cm" svg:y="0.254cm" svg:viewBox="0 0 107 146" draw:points="0,146 73,39 107,0">
              <text:p/>
            </draw:polyline>
            <draw:polyline draw:style-name="gr5" draw:text-style-name="P1" draw:layer="layout" svg:width="0.218cm" svg:height="0.072cm" svg:x="29.863cm" svg:y="0.8cm" svg:viewBox="0 0 219 73" draw:points="219,0 34,39 0,73">
              <text:p/>
            </draw:polyline>
            <draw:polyline draw:style-name="gr5" draw:text-style-name="P1" draw:layer="layout" svg:width="0.218cm" svg:height="0.111cm" svg:x="27.825cm" svg:y="7.41cm" svg:viewBox="0 0 219 112" draw:points="219,112 34,39 0,0">
              <text:p/>
            </draw:polyline>
            <draw:polyline draw:style-name="gr5" draw:text-style-name="P1" draw:layer="layout" svg:width="0.106cm" svg:height="0.218cm" svg:x="27.752cm" svg:y="7.23cm" svg:viewBox="0 0 107 219" draw:points="107,219 39,39 0,0">
              <text:p/>
            </draw:polyline>
            <draw:polyline draw:style-name="gr5" draw:text-style-name="P1" draw:layer="layout" svg:width="0.218cm" svg:height="0.107cm" svg:x="27.825cm" svg:y="8.03cm" svg:viewBox="0 0 219 108" draw:points="219,0 34,73 0,108">
              <text:p/>
            </draw:polyline>
            <draw:polyline draw:style-name="gr5" draw:text-style-name="P1" draw:layer="layout" svg:width="0.106cm" svg:height="0.214cm" svg:x="27.752cm" svg:y="8.103cm" svg:viewBox="0 0 107 215" draw:points="107,0 39,181 0,215">
              <text:p/>
            </draw:polyline>
            <draw:polyline draw:style-name="gr5" draw:text-style-name="P1" draw:layer="layout" svg:width="0.184cm" svg:height="0.072cm" svg:x="29.678cm" svg:y="7.991cm" svg:viewBox="0 0 185 73" draw:points="185,73 39,39 0,0">
              <text:p/>
            </draw:polyline>
            <draw:polyline draw:style-name="gr5" draw:text-style-name="P1" draw:layer="layout" svg:width="0.18cm" svg:height="0.111cm" svg:x="29.717cm" svg:y="7.41cm" svg:viewBox="0 0 181 112" draw:points="0,112 146,39 181,0">
              <text:p/>
            </draw:polyline>
            <draw:polyline draw:style-name="gr5" draw:text-style-name="P1" draw:layer="layout" svg:width="0.106cm" svg:height="0.214cm" svg:x="27.79cm" svg:y="14.606cm" svg:viewBox="0 0 107 215" draw:points="0,0 69,181 107,215">
              <text:p/>
            </draw:polyline>
            <draw:polyline draw:style-name="gr5" draw:text-style-name="P1" draw:layer="layout" svg:width="0.218cm" svg:height="0.107cm" svg:x="27.859cm" svg:y="14.787cm" svg:viewBox="0 0 219 108" draw:points="0,0 185,73 219,108">
              <text:p/>
            </draw:polyline>
            <draw:polyline draw:style-name="gr5" draw:text-style-name="P1" draw:layer="layout" svg:width="0.18cm" svg:height="0.072cm" svg:x="29.717cm" svg:y="14.787cm" svg:viewBox="0 0 181 73" draw:points="0,73 146,34 181,0">
              <text:p/>
            </draw:polyline>
            <draw:polyline draw:style-name="gr5" draw:text-style-name="P1" draw:layer="layout" svg:width="0.184cm" svg:height="0.072cm" svg:x="29.678cm" svg:y="15.329cm" svg:viewBox="0 0 185 73" draw:points="185,73 39,39 0,0">
              <text:p/>
            </draw:polyline>
            <draw:polyline draw:style-name="gr5" draw:text-style-name="P1" draw:layer="layout" svg:width="0.218cm" svg:height="0.107cm" svg:x="27.825cm" svg:y="15.367cm" svg:viewBox="0 0 219 108" draw:points="219,0 34,73 0,108">
              <text:p/>
            </draw:polyline>
            <draw:polyline draw:style-name="gr5" draw:text-style-name="P1" draw:layer="layout" svg:width="0.106cm" svg:height="0.214cm" svg:x="27.752cm" svg:y="15.441cm" svg:viewBox="0 0 107 215" draw:points="107,0 39,181 0,215">
              <text:p/>
            </draw:polyline>
            <draw:polyline draw:style-name="gr5" draw:text-style-name="P1" draw:layer="layout" svg:width="0.218cm" svg:height="0.072cm" svg:x="29.897cm" svg:y="22.051cm" svg:viewBox="0 0 219 73" draw:points="0,0 185,34 219,73">
              <text:p/>
            </draw:polyline>
            <draw:polyline draw:style-name="gr5" draw:text-style-name="P1" draw:layer="layout" svg:width="0.106cm" svg:height="0.184cm" svg:x="29.609cm" svg:y="22.412cm" svg:viewBox="0 0 107 185" draw:points="107,185 34,39 0,0">
              <text:p/>
            </draw:polyline>
            <draw:polyline draw:style-name="gr5" draw:text-style-name="P1" draw:layer="layout" svg:width="0.141cm" svg:height="0.072cm" svg:x="27.244cm" svg:y="20.924cm" svg:viewBox="0 0 142 73" draw:points="142,73 34,39 0,0">
              <text:p/>
            </draw:polyline>
            <draw:polyline draw:style-name="gr5" draw:text-style-name="P1" draw:layer="layout" svg:width="0.145cm" svg:height="0.253cm" svg:x="27.752cm" svg:y="20.451cm" svg:viewBox="0 0 146 254" draw:points="146,254 39,39 0,0">
              <text:p/>
            </draw:polyline>
            <draw:polyline draw:style-name="gr5" draw:text-style-name="P1" draw:layer="layout" svg:width="0.218cm" svg:height="0.107cm" svg:x="22.949cm" svg:y="20.963cm" svg:viewBox="0 0 219 108" draw:points="219,0 39,69 0,108">
              <text:p/>
            </draw:polyline>
            <draw:polyline draw:style-name="gr5" draw:text-style-name="P1" draw:layer="layout" svg:width="0.106cm" svg:height="0.184cm" svg:x="22.881cm" svg:y="21.032cm" svg:viewBox="0 0 107 185" draw:points="107,0 34,146 0,185">
              <text:p/>
            </draw:polyline>
            <draw:polyline draw:style-name="gr5" draw:text-style-name="P1" draw:layer="layout" svg:width="0.111cm" svg:height="0.18cm" svg:x="22.296cm" svg:y="20.997cm" svg:viewBox="0 0 112 181" draw:points="112,181 39,34 0,0">
              <text:p/>
            </draw:polyline>
            <draw:polyline draw:style-name="gr5" draw:text-style-name="P1" draw:layer="layout" svg:width="0.218cm" svg:height="0.107cm" svg:x="22.115cm" svg:y="20.924cm" svg:viewBox="0 0 219 108" draw:points="219,108 34,39 0,0">
              <text:p/>
            </draw:polyline>
            <draw:polyline draw:style-name="gr5" draw:text-style-name="P1" draw:layer="layout" svg:width="0.072cm" svg:height="0.18cm" svg:x="22.369cm" svg:y="22.051cm" svg:viewBox="0 0 73 181" draw:points="0,181 39,34 73,0">
              <text:p/>
            </draw:polyline>
            <draw:polyline draw:style-name="gr5" draw:text-style-name="P1" draw:layer="layout" svg:width="0.072cm" svg:height="0.184cm" svg:x="22.915cm" svg:y="22.086cm" svg:viewBox="0 0 73 185" draw:points="0,0 34,146 73,185">
              <text:p/>
            </draw:polyline>
            <draw:polyline draw:style-name="gr5" draw:text-style-name="P1" draw:layer="layout" svg:width="0.072cm" svg:height="0.184cm" svg:x="15.494cm" svg:y="22.086cm" svg:viewBox="0 0 73 185" draw:points="0,0 39,146 73,185">
              <text:p/>
            </draw:polyline>
            <draw:polyline draw:style-name="gr5" draw:text-style-name="P1" draw:layer="layout" svg:width="0.072cm" svg:height="0.18cm" svg:x="14.948cm" svg:y="22.051cm" svg:viewBox="0 0 73 181" draw:points="0,181 39,34 73,0">
              <text:p/>
            </draw:polyline>
            <draw:polyline draw:style-name="gr5" draw:text-style-name="P1" draw:layer="layout" svg:width="0.111cm" svg:height="0.18cm" svg:x="14.875cm" svg:y="20.997cm" svg:viewBox="0 0 112 181" draw:points="112,181 39,34 0,0">
              <text:p/>
            </draw:polyline>
            <draw:polyline draw:style-name="gr5" draw:text-style-name="P1" draw:layer="layout" svg:width="0.218cm" svg:height="0.107cm" svg:x="14.695cm" svg:y="20.924cm" svg:viewBox="0 0 219 108" draw:points="219,108 39,39 0,0">
              <text:p/>
            </draw:polyline>
            <draw:polyline draw:style-name="gr5" draw:text-style-name="P1" draw:layer="layout" svg:width="0.111cm" svg:height="0.18cm" svg:x="15.494cm" svg:y="20.997cm" svg:viewBox="0 0 112 181" draw:points="0,181 73,34 112,0">
              <text:p/>
            </draw:polyline>
            <draw:polyline draw:style-name="gr5" draw:text-style-name="P1" draw:layer="layout" svg:width="0.218cm" svg:height="0.107cm" svg:x="15.567cm" svg:y="20.924cm" svg:viewBox="0 0 219 108" draw:points="0,108 181,39 219,0">
              <text:p/>
            </draw:polyline>
            <draw:polyline draw:style-name="gr5" draw:text-style-name="P1" draw:layer="layout" svg:width="0.18cm" svg:height="0.068cm" svg:x="3.022cm" svg:y="20.963cm" svg:viewBox="0 0 181 69" draw:points="181,0 34,34 0,69">
              <text:p/>
            </draw:polyline>
            <draw:polyline draw:style-name="gr5" draw:text-style-name="P1" draw:layer="layout" svg:width="0.18cm" svg:height="0.253cm" svg:x="2.549cm" svg:y="20.451cm" svg:viewBox="0 0 181 254" draw:points="0,254 142,39 181,0">
              <text:p/>
            </draw:polyline>
            <draw:polyline draw:style-name="gr5" draw:text-style-name="P1" draw:layer="layout" svg:width="0.218cm" svg:height="0.072cm" svg:x="0.399cm" svg:y="22.012cm" svg:viewBox="0 0 219 73" draw:points="0,73 185,39 219,0">
              <text:p/>
            </draw:polyline>
            <draw:polyline draw:style-name="gr5" draw:text-style-name="P1" draw:layer="layout" svg:width="0.106cm" svg:height="0.18cm" svg:x="0.731cm" svg:y="22.451cm" svg:viewBox="0 0 107 181" draw:points="107,0 34,146 0,181">
              <text:p/>
            </draw:polyline>
            <draw:polyline draw:style-name="gr5" draw:text-style-name="P1" draw:layer="layout" svg:width="0.141cm" svg:height="0.214cm" svg:x="2.549cm" svg:y="14.606cm" svg:viewBox="0 0 142 215" draw:points="142,0 34,181 0,215">
              <text:p/>
            </draw:polyline>
            <draw:polyline draw:style-name="gr5" draw:text-style-name="P1" draw:layer="layout" svg:width="0.18cm" svg:height="0.107cm" svg:x="2.403cm" svg:y="14.787cm" svg:viewBox="0 0 181 108" draw:points="181,0 34,73 0,108">
              <text:p/>
            </draw:polyline>
            <draw:polyline draw:style-name="gr5" draw:text-style-name="P1" draw:layer="layout" svg:width="0.184cm" svg:height="0.107cm" svg:x="2.437cm" svg:y="15.367cm" svg:viewBox="0 0 185 108" draw:points="0,0 146,73 185,108">
              <text:p/>
            </draw:polyline>
            <draw:polyline draw:style-name="gr5" draw:text-style-name="P1" draw:layer="layout" svg:width="0.145cm" svg:height="0.214cm" svg:x="2.584cm" svg:y="15.441cm" svg:viewBox="0 0 146 215" draw:points="0,0 107,181 146,215">
              <text:p/>
            </draw:polyline>
            <draw:polyline draw:style-name="gr5" draw:text-style-name="P1" draw:layer="layout" svg:width="0.184cm" svg:height="0.072cm" svg:x="0.619cm" svg:y="14.821cm" svg:viewBox="0 0 185 73" draw:points="0,0 146,39 185,73">
              <text:p/>
            </draw:polyline>
            <draw:polyline draw:style-name="gr5" draw:text-style-name="P1" draw:layer="layout" svg:width="0.18cm" svg:height="0.072cm" svg:x="0.584cm" svg:y="15.367cm" svg:viewBox="0 0 181 73" draw:points="181,0 34,34 0,73">
              <text:p/>
            </draw:polyline>
            <draw:polyline draw:style-name="gr5" draw:text-style-name="P1" draw:layer="layout" svg:width="0.184cm" svg:height="0.107cm" svg:x="2.437cm" svg:y="8.03cm" svg:viewBox="0 0 185 108" draw:points="0,0 146,73 185,108">
              <text:p/>
            </draw:polyline>
            <draw:polyline draw:style-name="gr5" draw:text-style-name="P1" draw:layer="layout" svg:width="0.145cm" svg:height="0.214cm" svg:x="2.584cm" svg:y="8.103cm" svg:viewBox="0 0 146 215" draw:points="0,0 107,181 146,215">
              <text:p/>
            </draw:polyline>
            <draw:polyline draw:style-name="gr5" draw:text-style-name="P1" draw:layer="layout" svg:width="0.18cm" svg:height="0.072cm" svg:x="0.584cm" svg:y="8.03cm" svg:viewBox="0 0 181 73" draw:points="181,0 34,34 0,73">
              <text:p/>
            </draw:polyline>
            <draw:polyline draw:style-name="gr5" draw:text-style-name="P1" draw:layer="layout" svg:width="0.184cm" svg:height="0.107cm" svg:x="0.619cm" svg:y="7.449cm" svg:viewBox="0 0 185 108" draw:points="0,0 146,73 185,108">
              <text:p/>
            </draw:polyline>
            <draw:polyline draw:style-name="gr5" draw:text-style-name="P1" draw:layer="layout" svg:width="0.184cm" svg:height="0.111cm" svg:x="2.437cm" svg:y="7.41cm" svg:viewBox="0 0 185 112" draw:points="0,112 146,39 185,0">
              <text:p/>
            </draw:polyline>
            <draw:polyline draw:style-name="gr5" draw:text-style-name="P1" draw:layer="layout" svg:width="0.145cm" svg:height="0.218cm" svg:x="2.584cm" svg:y="7.23cm" svg:viewBox="0 0 146 219" draw:points="0,219 107,39 146,0">
              <text:p/>
            </draw:polyline>
            <draw:polyline draw:style-name="gr5" draw:text-style-name="P1" draw:layer="layout" svg:width="0.18cm" svg:height="0.072cm" svg:x="3.022cm" svg:y="1.854cm" svg:viewBox="0 0 181 73" draw:points="181,73 34,39 0,0">
              <text:p/>
            </draw:polyline>
            <draw:polyline draw:style-name="gr5" draw:text-style-name="P1" draw:layer="layout" svg:width="0.18cm" svg:height="0.214cm" svg:x="2.51cm" svg:y="2.146cm" svg:viewBox="0 0 181 215" draw:points="181,215 39,34 0,0">
              <text:p/>
            </draw:polyline>
            <draw:polyline draw:style-name="gr5" draw:text-style-name="P1" draw:layer="layout" svg:width="0.218cm" svg:height="0.072cm" svg:x="0.365cm" svg:y="0.765cm" svg:viewBox="0 0 219 73" draw:points="219,73 34,34 0,0">
              <text:p/>
            </draw:polyline>
            <draw:polyline draw:style-name="gr5" draw:text-style-name="P1" draw:layer="layout" svg:width="0.106cm" svg:height="0.145cm" svg:x="0.765cm" svg:y="0.292cm" svg:viewBox="0 0 107 146" draw:points="0,0 73,108 107,146">
              <text:p/>
            </draw:polyline>
            <draw:polyline draw:style-name="gr5" draw:text-style-name="P1" draw:layer="layout" svg:width="0.111cm" svg:height="0.218cm" svg:x="8.074cm" svg:y="1.673cm" svg:viewBox="0 0 112 219" draw:points="0,0 73,181 112,219">
              <text:p/>
            </draw:polyline>
            <draw:polyline draw:style-name="gr5" draw:text-style-name="P1" draw:layer="layout" svg:width="0.218cm" svg:height="0.107cm" svg:x="8.147cm" svg:y="1.854cm" svg:viewBox="0 0 219 108" draw:points="0,0 185,73 219,108">
              <text:p/>
            </draw:polyline>
            <draw:polyline draw:style-name="gr5" draw:text-style-name="P1" draw:layer="layout" svg:width="0.106cm" svg:height="0.218cm" svg:x="7.459cm" svg:y="1.673cm" svg:viewBox="0 0 107 219" draw:points="107,0 34,181 0,219">
              <text:p/>
            </draw:polyline>
            <draw:polyline draw:style-name="gr5" draw:text-style-name="P1" draw:layer="layout" svg:width="0.218cm" svg:height="0.107cm" svg:x="7.274cm" svg:y="1.854cm" svg:viewBox="0 0 219 108" draw:points="219,0 39,73 0,108">
              <text:p/>
            </draw:polyline>
            <draw:polyline draw:style-name="gr5" draw:text-style-name="P1" draw:layer="layout" svg:width="0.106cm" svg:height="0.18cm" svg:x="7.459cm" svg:y="0.619cm" svg:viewBox="0 0 107 181" draw:points="107,181 34,34 0,0">
              <text:p/>
            </draw:polyline>
            <draw:polyline draw:style-name="gr5" draw:text-style-name="P1" draw:layer="layout" svg:width="0.072cm" svg:height="0.184cm" svg:x="8.039cm" svg:y="0.654cm" svg:viewBox="0 0 73 185" draw:points="73,0 34,146 0,185">
              <text:p/>
            </draw:polyline>
            <draw:polyline draw:style-name="gr5" draw:text-style-name="P1" draw:layer="layout" svg:width="0.799cm" svg:height="0cm" svg:x="3.422cm" svg:y="3.707cm" svg:viewBox="0 0 800 0" draw:points="0,0 761,0 800,0">
              <text:p/>
            </draw:polyline>
            <draw:polyline draw:style-name="gr5" draw:text-style-name="P1" draw:layer="layout" svg:width="0cm" svg:height="0.799cm" svg:x="4.437cm" svg:y="2.654cm" svg:viewBox="0 0 0 800" draw:points="0,800 0,34 0,0">
              <text:p/>
            </draw:polyline>
            <draw:polyline draw:style-name="gr5" draw:text-style-name="P1" draw:layer="layout" svg:width="0.799cm" svg:height="0cm" svg:x="3.383cm" svg:y="2.434cm" svg:viewBox="0 0 800 0" draw:points="800,0 39,0 0,0">
              <text:p/>
            </draw:polyline>
            <draw:polyline draw:style-name="gr5" draw:text-style-name="P1" draw:layer="layout" svg:width="0cm" svg:height="0.799cm" svg:x="3.164cm" svg:y="2.688cm" svg:viewBox="0 0 0 800" draw:points="0,0 0,766 0,800">
              <text:p/>
            </draw:polyline>
            <draw:polyline draw:style-name="gr5" draw:text-style-name="P1" draw:layer="layout" svg:width="0.106cm" svg:height="0.214cm" svg:x="4.329cm" svg:y="2.473cm" svg:viewBox="0 0 107 215" draw:points="107,215 39,34 0,0">
              <text:p/>
            </draw:polyline>
            <draw:polyline draw:style-name="gr5" draw:text-style-name="P1" draw:layer="layout" svg:width="0.218cm" svg:height="0.107cm" svg:x="4.148cm" svg:y="2.4cm" svg:viewBox="0 0 219 108" draw:points="219,108 34,34 0,0">
              <text:p/>
            </draw:polyline>
            <draw:polyline draw:style-name="gr5" draw:text-style-name="P1" draw:layer="layout" svg:width="0.106cm" svg:height="0.214cm" svg:x="4.329cm" svg:y="3.454cm" svg:viewBox="0 0 107 215" draw:points="107,0 39,181 0,215">
              <text:p/>
            </draw:polyline>
            <draw:polyline draw:style-name="gr5" draw:text-style-name="P1" draw:layer="layout" svg:width="0.218cm" svg:height="0.107cm" svg:x="4.148cm" svg:y="3.634cm" svg:viewBox="0 0 219 108" draw:points="219,0 34,73 0,108">
              <text:p/>
            </draw:polyline>
            <draw:polyline draw:style-name="gr5" draw:text-style-name="P1" draw:layer="layout" svg:width="0.145cm" svg:height="0.214cm" svg:x="3.164cm" svg:y="3.454cm" svg:viewBox="0 0 146 215" draw:points="0,0 112,181 146,215">
              <text:p/>
            </draw:polyline>
            <draw:polyline draw:style-name="gr5" draw:text-style-name="P1" draw:layer="layout" svg:width="0.18cm" svg:height="0.107cm" svg:x="3.276cm" svg:y="3.634cm" svg:viewBox="0 0 181 108" draw:points="0,0 146,73 181,108">
              <text:p/>
            </draw:polyline>
            <draw:polyline draw:style-name="gr5" draw:text-style-name="P1" draw:layer="layout" svg:width="0.184cm" svg:height="0.111cm" svg:x="3.237cm" svg:y="2.434cm" svg:viewBox="0 0 185 112" draw:points="185,0 39,73 0,112">
              <text:p/>
            </draw:polyline>
            <draw:polyline draw:style-name="gr5" draw:text-style-name="P1" draw:layer="layout" svg:width="0.145cm" svg:height="0.218cm" svg:x="3.13cm" svg:y="2.507cm" svg:viewBox="0 0 146 219" draw:points="146,0 34,181 0,219">
              <text:p/>
            </draw:polyline>
            <draw:polyline draw:style-name="gr5" draw:text-style-name="P1" draw:layer="layout" svg:width="0.799cm" svg:height="0cm" svg:x="4.948cm" svg:y="3.707cm" svg:viewBox="0 0 800 0" draw:points="0,0 765,0 800,0">
              <text:p/>
            </draw:polyline>
            <draw:polyline draw:style-name="gr5" draw:text-style-name="P1" draw:layer="layout" svg:width="0cm" svg:height="0.799cm" svg:x="5.967cm" svg:y="2.654cm" svg:viewBox="0 0 0 800" draw:points="0,800 0,34 0,0">
              <text:p/>
            </draw:polyline>
            <draw:polyline draw:style-name="gr5" draw:text-style-name="P1" draw:layer="layout" svg:width="0.803cm" svg:height="0cm" svg:x="4.909cm" svg:y="2.434cm" svg:viewBox="0 0 804 0" draw:points="804,0 39,0 0,0">
              <text:p/>
            </draw:polyline>
            <draw:polyline draw:style-name="gr5" draw:text-style-name="P1" draw:layer="layout" svg:width="0cm" svg:height="0.799cm" svg:x="4.695cm" svg:y="2.688cm" svg:viewBox="0 0 0 800" draw:points="0,0 0,766 0,800">
              <text:p/>
            </draw:polyline>
            <draw:polyline draw:style-name="gr5" draw:text-style-name="P1" draw:layer="layout" svg:width="0.111cm" svg:height="0.214cm" svg:x="5.855cm" svg:y="2.473cm" svg:viewBox="0 0 112 215" draw:points="112,215 39,34 0,0">
              <text:p/>
            </draw:polyline>
            <draw:polyline draw:style-name="gr5" draw:text-style-name="P1" draw:layer="layout" svg:width="0.218cm" svg:height="0.107cm" svg:x="5.675cm" svg:y="2.4cm" svg:viewBox="0 0 219 108" draw:points="219,108 39,34 0,0">
              <text:p/>
            </draw:polyline>
            <draw:polyline draw:style-name="gr5" draw:text-style-name="P1" draw:layer="layout" svg:width="0.111cm" svg:height="0.214cm" svg:x="5.855cm" svg:y="3.454cm" svg:viewBox="0 0 112 215" draw:points="112,0 39,181 0,215">
              <text:p/>
            </draw:polyline>
            <draw:polyline draw:style-name="gr5" draw:text-style-name="P1" draw:layer="layout" svg:width="0.218cm" svg:height="0.107cm" svg:x="5.675cm" svg:y="3.634cm" svg:viewBox="0 0 219 108" draw:points="219,0 39,73 0,108">
              <text:p/>
            </draw:polyline>
            <draw:polyline draw:style-name="gr5" draw:text-style-name="P1" draw:layer="layout" svg:width="0.106cm" svg:height="0.214cm" svg:x="4.695cm" svg:y="3.454cm" svg:viewBox="0 0 107 215" draw:points="0,0 73,181 107,215">
              <text:p/>
            </draw:polyline>
            <draw:polyline draw:style-name="gr5" draw:text-style-name="P1" draw:layer="layout" svg:width="0.214cm" svg:height="0.107cm" svg:x="4.768cm" svg:y="3.634cm" svg:viewBox="0 0 215 108" draw:points="0,0 181,73 215,108">
              <text:p/>
            </draw:polyline>
            <draw:polyline draw:style-name="gr5" draw:text-style-name="P1" draw:layer="layout" svg:width="0.218cm" svg:height="0.111cm" svg:x="4.729cm" svg:y="2.434cm" svg:viewBox="0 0 219 112" draw:points="219,0 39,73 0,112">
              <text:p/>
            </draw:polyline>
            <draw:polyline draw:style-name="gr5" draw:text-style-name="P1" draw:layer="layout" svg:width="0.111cm" svg:height="0.218cm" svg:x="4.656cm" svg:y="2.507cm" svg:viewBox="0 0 112 219" draw:points="112,0 39,181 0,219">
              <text:p/>
            </draw:polyline>
            <draw:polyline draw:style-name="gr5" draw:text-style-name="P1" draw:layer="layout" svg:width="0.799cm" svg:height="0cm" svg:x="6.474cm" svg:y="3.707cm" svg:viewBox="0 0 800 0" draw:points="0,0 765,0 800,0">
              <text:p/>
            </draw:polyline>
            <draw:polyline draw:style-name="gr5" draw:text-style-name="P1" draw:layer="layout" svg:width="0cm" svg:height="0.799cm" svg:x="7.493cm" svg:y="2.654cm" svg:viewBox="0 0 0 800" draw:points="0,800 0,34 0,0">
              <text:p/>
            </draw:polyline>
            <draw:polyline draw:style-name="gr5" draw:text-style-name="P1" draw:layer="layout" svg:width="0.799cm" svg:height="0cm" svg:x="6.44cm" svg:y="2.434cm" svg:viewBox="0 0 800 0" draw:points="800,0 34,0 0,0">
              <text:p/>
            </draw:polyline>
            <draw:polyline draw:style-name="gr5" draw:text-style-name="P1" draw:layer="layout" svg:width="0cm" svg:height="0.799cm" svg:x="6.221cm" svg:y="2.688cm" svg:viewBox="0 0 0 800" draw:points="0,0 0,766 0,800">
              <text:p/>
            </draw:polyline>
            <draw:polyline draw:style-name="gr5" draw:text-style-name="P1" draw:layer="layout" svg:width="0.106cm" svg:height="0.214cm" svg:x="7.386cm" svg:y="2.473cm" svg:viewBox="0 0 107 215" draw:points="107,215 34,34 0,0">
              <text:p/>
            </draw:polyline>
            <draw:polyline draw:style-name="gr5" draw:text-style-name="P1" draw:layer="layout" svg:width="0.218cm" svg:height="0.107cm" svg:x="7.201cm" svg:y="2.4cm" svg:viewBox="0 0 219 108" draw:points="219,108 39,34 0,0">
              <text:p/>
            </draw:polyline>
            <draw:polyline draw:style-name="gr5" draw:text-style-name="P1" draw:layer="layout" svg:width="0.106cm" svg:height="0.214cm" svg:x="7.386cm" svg:y="3.454cm" svg:viewBox="0 0 107 215" draw:points="107,0 34,181 0,215">
              <text:p/>
            </draw:polyline>
            <draw:polyline draw:style-name="gr5" draw:text-style-name="P1" draw:layer="layout" svg:width="0.218cm" svg:height="0.107cm" svg:x="7.201cm" svg:y="3.634cm" svg:viewBox="0 0 219 108" draw:points="219,0 39,73 0,108">
              <text:p/>
            </draw:polyline>
            <draw:polyline draw:style-name="gr5" draw:text-style-name="P1" draw:layer="layout" svg:width="0.106cm" svg:height="0.214cm" svg:x="6.221cm" svg:y="3.454cm" svg:viewBox="0 0 107 215" draw:points="0,0 73,181 107,215">
              <text:p/>
            </draw:polyline>
            <draw:polyline draw:style-name="gr5" draw:text-style-name="P1" draw:layer="layout" svg:width="0.218cm" svg:height="0.107cm" svg:x="6.294cm" svg:y="3.634cm" svg:viewBox="0 0 219 108" draw:points="0,0 181,73 219,108">
              <text:p/>
            </draw:polyline>
            <draw:polyline draw:style-name="gr5" draw:text-style-name="P1" draw:layer="layout" svg:width="0.218cm" svg:height="0.111cm" svg:x="6.255cm" svg:y="2.434cm" svg:viewBox="0 0 219 112" draw:points="219,0 39,73 0,112">
              <text:p/>
            </draw:polyline>
            <draw:polyline draw:style-name="gr5" draw:text-style-name="P1" draw:layer="layout" svg:width="0.106cm" svg:height="0.218cm" svg:x="6.186cm" svg:y="2.507cm" svg:viewBox="0 0 107 219" draw:points="107,0 34,181 0,219">
              <text:p/>
            </draw:polyline>
            <draw:polyline draw:style-name="gr5" draw:text-style-name="P1" draw:layer="layout" svg:width="0.799cm" svg:height="0cm" svg:x="8.005cm" svg:y="3.707cm" svg:viewBox="0 0 800 0" draw:points="0,0 761,0 800,0">
              <text:p/>
            </draw:polyline>
            <draw:polyline draw:style-name="gr5" draw:text-style-name="P1" draw:layer="layout" svg:width="0cm" svg:height="0.799cm" svg:x="9.02cm" svg:y="2.654cm" svg:viewBox="0 0 0 800" draw:points="0,800 0,34 0,0">
              <text:p/>
            </draw:polyline>
            <draw:polyline draw:style-name="gr5" draw:text-style-name="P1" draw:layer="layout" svg:width="0.799cm" svg:height="0cm" svg:x="7.966cm" svg:y="2.434cm" svg:viewBox="0 0 800 0" draw:points="800,0 39,0 0,0">
              <text:p/>
            </draw:polyline>
            <draw:polyline draw:style-name="gr5" draw:text-style-name="P1" draw:layer="layout" svg:width="0cm" svg:height="0.799cm" svg:x="7.747cm" svg:y="2.688cm" svg:viewBox="0 0 0 800" draw:points="0,0 0,766 0,800">
              <text:p/>
            </draw:polyline>
            <draw:polyline draw:style-name="gr5" draw:text-style-name="P1" draw:layer="layout" svg:width="0.106cm" svg:height="0.214cm" svg:x="8.912cm" svg:y="2.473cm" svg:viewBox="0 0 107 215" draw:points="107,215 34,34 0,0">
              <text:p/>
            </draw:polyline>
            <draw:polyline draw:style-name="gr5" draw:text-style-name="P1" draw:layer="layout" svg:width="0.214cm" svg:height="0.107cm" svg:x="8.732cm" svg:y="2.4cm" svg:viewBox="0 0 215 108" draw:points="215,108 34,34 0,0">
              <text:p/>
            </draw:polyline>
            <draw:polyline draw:style-name="gr5" draw:text-style-name="P1" draw:layer="layout" svg:width="0.106cm" svg:height="0.214cm" svg:x="8.912cm" svg:y="3.454cm" svg:viewBox="0 0 107 215" draw:points="107,0 34,181 0,215">
              <text:p/>
            </draw:polyline>
            <draw:polyline draw:style-name="gr5" draw:text-style-name="P1" draw:layer="layout" svg:width="0.214cm" svg:height="0.107cm" svg:x="8.732cm" svg:y="3.634cm" svg:viewBox="0 0 215 108" draw:points="215,0 34,73 0,108">
              <text:p/>
            </draw:polyline>
            <draw:polyline draw:style-name="gr5" draw:text-style-name="P1" draw:layer="layout" svg:width="0.111cm" svg:height="0.214cm" svg:x="7.747cm" svg:y="3.454cm" svg:viewBox="0 0 112 215" draw:points="0,0 73,181 112,215">
              <text:p/>
            </draw:polyline>
            <draw:polyline draw:style-name="gr5" draw:text-style-name="P1" draw:layer="layout" svg:width="0.218cm" svg:height="0.107cm" svg:x="7.82cm" svg:y="3.634cm" svg:viewBox="0 0 219 108" draw:points="0,0 185,73 219,108">
              <text:p/>
            </draw:polyline>
            <draw:polyline draw:style-name="gr5" draw:text-style-name="P1" draw:layer="layout" svg:width="0.218cm" svg:height="0.111cm" svg:x="7.786cm" svg:y="2.434cm" svg:viewBox="0 0 219 112" draw:points="219,0 34,73 0,112">
              <text:p/>
            </draw:polyline>
            <draw:polyline draw:style-name="gr5" draw:text-style-name="P1" draw:layer="layout" svg:width="0.106cm" svg:height="0.218cm" svg:x="7.713cm" svg:y="2.507cm" svg:viewBox="0 0 107 219" draw:points="107,0 34,181 0,219">
              <text:p/>
            </draw:polyline>
            <draw:polyline draw:style-name="gr5" draw:text-style-name="P1" draw:layer="layout" svg:width="0.799cm" svg:height="0cm" svg:x="9.531cm" svg:y="3.707cm" svg:viewBox="0 0 800 0" draw:points="0,0 761,0 800,0">
              <text:p/>
            </draw:polyline>
            <draw:polyline draw:style-name="gr5" draw:text-style-name="P1" draw:layer="layout" svg:width="0cm" svg:height="0.799cm" svg:x="10.55cm" svg:y="2.654cm" svg:viewBox="0 0 0 800" draw:points="0,800 0,34 0,0">
              <text:p/>
            </draw:polyline>
            <draw:polyline draw:style-name="gr5" draw:text-style-name="P1" draw:layer="layout" svg:width="0.799cm" svg:height="0cm" svg:x="9.493cm" svg:y="2.434cm" svg:viewBox="0 0 800 0" draw:points="800,0 39,0 0,0">
              <text:p/>
            </draw:polyline>
            <draw:polyline draw:style-name="gr5" draw:text-style-name="P1" draw:layer="layout" svg:width="0cm" svg:height="0.799cm" svg:x="9.278cm" svg:y="2.688cm" svg:viewBox="0 0 0 800" draw:points="0,0 0,766 0,800">
              <text:p/>
            </draw:polyline>
            <draw:polyline draw:style-name="gr5" draw:text-style-name="P1" draw:layer="layout" svg:width="0.111cm" svg:height="0.214cm" svg:x="10.438cm" svg:y="2.473cm" svg:viewBox="0 0 112 215" draw:points="112,215 39,34 0,0">
              <text:p/>
            </draw:polyline>
            <draw:polyline draw:style-name="gr5" draw:text-style-name="P1" draw:layer="layout" svg:width="0.218cm" svg:height="0.107cm" svg:x="10.258cm" svg:y="2.4cm" svg:viewBox="0 0 219 108" draw:points="219,108 34,34 0,0">
              <text:p/>
            </draw:polyline>
            <draw:polyline draw:style-name="gr5" draw:text-style-name="P1" draw:layer="layout" svg:width="0.111cm" svg:height="0.214cm" svg:x="10.438cm" svg:y="3.454cm" svg:viewBox="0 0 112 215" draw:points="112,0 39,181 0,215">
              <text:p/>
            </draw:polyline>
            <draw:polyline draw:style-name="gr5" draw:text-style-name="P1" draw:layer="layout" svg:width="0.218cm" svg:height="0.107cm" svg:x="10.258cm" svg:y="3.634cm" svg:viewBox="0 0 219 108" draw:points="219,0 34,73 0,108">
              <text:p/>
            </draw:polyline>
            <draw:polyline draw:style-name="gr5" draw:text-style-name="P1" draw:layer="layout" svg:width="0.106cm" svg:height="0.214cm" svg:x="9.278cm" svg:y="3.454cm" svg:viewBox="0 0 107 215" draw:points="0,0 73,181 107,215">
              <text:p/>
            </draw:polyline>
            <draw:polyline draw:style-name="gr5" draw:text-style-name="P1" draw:layer="layout" svg:width="0.214cm" svg:height="0.107cm" svg:x="9.351cm" svg:y="3.634cm" svg:viewBox="0 0 215 108" draw:points="0,0 181,73 215,108">
              <text:p/>
            </draw:polyline>
            <draw:polyline draw:style-name="gr5" draw:text-style-name="P1" draw:layer="layout" svg:width="0.218cm" svg:height="0.111cm" svg:x="9.312cm" svg:y="2.434cm" svg:viewBox="0 0 219 112" draw:points="219,0 39,73 0,112">
              <text:p/>
            </draw:polyline>
            <draw:polyline draw:style-name="gr5" draw:text-style-name="P1" draw:layer="layout" svg:width="0.111cm" svg:height="0.218cm" svg:x="9.239cm" svg:y="2.507cm" svg:viewBox="0 0 112 219" draw:points="112,0 39,181 0,219">
              <text:p/>
            </draw:polyline>
            <draw:polyline draw:style-name="gr5" draw:text-style-name="P1" draw:layer="layout" svg:width="0.799cm" svg:height="0cm" svg:x="11.057cm" svg:y="3.707cm" svg:viewBox="0 0 800 0" draw:points="0,0 765,0 800,0">
              <text:p/>
            </draw:polyline>
            <draw:polyline draw:style-name="gr5" draw:text-style-name="P1" draw:layer="layout" svg:width="0cm" svg:height="0.799cm" svg:x="12.076cm" svg:y="2.654cm" svg:viewBox="0 0 0 800" draw:points="0,800 0,34 0,0">
              <text:p/>
            </draw:polyline>
            <draw:polyline draw:style-name="gr5" draw:text-style-name="P1" draw:layer="layout" svg:width="0.799cm" svg:height="0cm" svg:x="11.023cm" svg:y="2.434cm" svg:viewBox="0 0 800 0" draw:points="800,0 34,0 0,0">
              <text:p/>
            </draw:polyline>
            <draw:polyline draw:style-name="gr5" draw:text-style-name="P1" draw:layer="layout" svg:width="0cm" svg:height="0.799cm" svg:x="10.804cm" svg:y="2.688cm" svg:viewBox="0 0 0 800" draw:points="0,0 0,766 0,800">
              <text:p/>
            </draw:polyline>
            <draw:polyline draw:style-name="gr5" draw:text-style-name="P1" draw:layer="layout" svg:width="0.106cm" svg:height="0.214cm" svg:x="11.969cm" svg:y="2.473cm" svg:viewBox="0 0 107 215" draw:points="107,215 34,34 0,0">
              <text:p/>
            </draw:polyline>
            <draw:polyline draw:style-name="gr5" draw:text-style-name="P1" draw:layer="layout" svg:width="0.218cm" svg:height="0.107cm" svg:x="11.784cm" svg:y="2.4cm" svg:viewBox="0 0 219 108" draw:points="219,108 39,34 0,0">
              <text:p/>
            </draw:polyline>
            <draw:polyline draw:style-name="gr5" draw:text-style-name="P1" draw:layer="layout" svg:width="0.106cm" svg:height="0.214cm" svg:x="11.969cm" svg:y="3.454cm" svg:viewBox="0 0 107 215" draw:points="107,0 34,181 0,215">
              <text:p/>
            </draw:polyline>
            <draw:polyline draw:style-name="gr5" draw:text-style-name="P1" draw:layer="layout" svg:width="0.218cm" svg:height="0.107cm" svg:x="11.784cm" svg:y="3.634cm" svg:viewBox="0 0 219 108" draw:points="219,0 39,73 0,108">
              <text:p/>
            </draw:polyline>
            <draw:polyline draw:style-name="gr5" draw:text-style-name="P1" draw:layer="layout" svg:width="0.106cm" svg:height="0.214cm" svg:x="10.804cm" svg:y="3.454cm" svg:viewBox="0 0 107 215" draw:points="0,0 73,181 107,215">
              <text:p/>
            </draw:polyline>
            <draw:polyline draw:style-name="gr5" draw:text-style-name="P1" draw:layer="layout" svg:width="0.218cm" svg:height="0.107cm" svg:x="10.877cm" svg:y="3.634cm" svg:viewBox="0 0 219 108" draw:points="0,0 181,73 219,108">
              <text:p/>
            </draw:polyline>
            <draw:polyline draw:style-name="gr5" draw:text-style-name="P1" draw:layer="layout" svg:width="0.218cm" svg:height="0.111cm" svg:x="10.838cm" svg:y="2.434cm" svg:viewBox="0 0 219 112" draw:points="219,0 39,73 0,112">
              <text:p/>
            </draw:polyline>
            <draw:polyline draw:style-name="gr5" draw:text-style-name="P1" draw:layer="layout" svg:width="0.111cm" svg:height="0.218cm" svg:x="10.765cm" svg:y="2.507cm" svg:viewBox="0 0 112 219" draw:points="112,0 39,181 0,219">
              <text:p/>
            </draw:polyline>
            <draw:polyline draw:style-name="gr5" draw:text-style-name="P1" draw:layer="layout" svg:width="0.803cm" svg:height="0cm" svg:x="12.584cm" svg:y="3.707cm" svg:viewBox="0 0 804 0" draw:points="0,0 765,0 804,0">
              <text:p/>
            </draw:polyline>
            <draw:polyline draw:style-name="gr5" draw:text-style-name="P1" draw:layer="layout" svg:width="0cm" svg:height="0.799cm" svg:x="13.603cm" svg:y="2.654cm" svg:viewBox="0 0 0 800" draw:points="0,800 0,34 0,0">
              <text:p/>
            </draw:polyline>
            <draw:polyline draw:style-name="gr5" draw:text-style-name="P1" draw:layer="layout" svg:width="0.799cm" svg:height="0cm" svg:x="12.549cm" svg:y="2.434cm" svg:viewBox="0 0 800 0" draw:points="800,0 34,0 0,0">
              <text:p/>
            </draw:polyline>
            <draw:polyline draw:style-name="gr5" draw:text-style-name="P1" draw:layer="layout" svg:width="0cm" svg:height="0.799cm" svg:x="12.33cm" svg:y="2.688cm" svg:viewBox="0 0 0 800" draw:points="0,0 0,766 0,800">
              <text:p/>
            </draw:polyline>
            <draw:polyline draw:style-name="gr5" draw:text-style-name="P1" draw:layer="layout" svg:width="0.106cm" svg:height="0.214cm" svg:x="13.495cm" svg:y="2.473cm" svg:viewBox="0 0 107 215" draw:points="107,215 34,34 0,0">
              <text:p/>
            </draw:polyline>
            <draw:polyline draw:style-name="gr5" draw:text-style-name="P1" draw:layer="layout" svg:width="0.214cm" svg:height="0.107cm" svg:x="13.315cm" svg:y="2.4cm" svg:viewBox="0 0 215 108" draw:points="215,108 34,34 0,0">
              <text:p/>
            </draw:polyline>
            <draw:polyline draw:style-name="gr5" draw:text-style-name="P1" draw:layer="layout" svg:width="0.106cm" svg:height="0.214cm" svg:x="13.495cm" svg:y="3.454cm" svg:viewBox="0 0 107 215" draw:points="107,0 34,181 0,215">
              <text:p/>
            </draw:polyline>
            <draw:polyline draw:style-name="gr5" draw:text-style-name="P1" draw:layer="layout" svg:width="0.214cm" svg:height="0.107cm" svg:x="13.315cm" svg:y="3.634cm" svg:viewBox="0 0 215 108" draw:points="215,0 34,73 0,108">
              <text:p/>
            </draw:polyline>
            <draw:polyline draw:style-name="gr5" draw:text-style-name="P1" draw:layer="layout" svg:width="0.111cm" svg:height="0.214cm" svg:x="12.33cm" svg:y="3.454cm" svg:viewBox="0 0 112 215" draw:points="0,0 73,181 112,215">
              <text:p/>
            </draw:polyline>
            <draw:polyline draw:style-name="gr5" draw:text-style-name="P1" draw:layer="layout" svg:width="0.218cm" svg:height="0.107cm" svg:x="12.403cm" svg:y="3.634cm" svg:viewBox="0 0 219 108" draw:points="0,0 181,73 219,108">
              <text:p/>
            </draw:polyline>
            <draw:polyline draw:style-name="gr5" draw:text-style-name="P1" draw:layer="layout" svg:width="0.214cm" svg:height="0.111cm" svg:x="12.369cm" svg:y="2.434cm" svg:viewBox="0 0 215 112" draw:points="215,0 34,73 0,112">
              <text:p/>
            </draw:polyline>
            <draw:polyline draw:style-name="gr5" draw:text-style-name="P1" draw:layer="layout" svg:width="0.106cm" svg:height="0.218cm" svg:x="12.296cm" svg:y="2.507cm" svg:viewBox="0 0 107 219" draw:points="107,0 34,181 0,219">
              <text:p/>
            </draw:polyline>
            <draw:polyline draw:style-name="gr5" draw:text-style-name="P1" draw:layer="layout" svg:width="0.76cm" svg:height="0cm" svg:x="14.114cm" svg:y="3.707cm" svg:viewBox="0 0 761 0" draw:points="0,0 727,0 761,0">
              <text:p/>
            </draw:polyline>
            <draw:polyline draw:style-name="gr5" draw:text-style-name="P1" draw:layer="layout" svg:width="0cm" svg:height="0.799cm" svg:x="15.095cm" svg:y="2.654cm" svg:viewBox="0 0 0 800" draw:points="0,800 0,34 0,0">
              <text:p/>
            </draw:polyline>
            <draw:polyline draw:style-name="gr5" draw:text-style-name="P1" draw:layer="layout" svg:width="0.764cm" svg:height="0cm" svg:x="14.076cm" svg:y="2.434cm" svg:viewBox="0 0 765 0" draw:points="765,0 39,0 0,0">
              <text:p/>
            </draw:polyline>
            <draw:polyline draw:style-name="gr5" draw:text-style-name="P1" draw:layer="layout" svg:width="0cm" svg:height="0.799cm" svg:x="13.861cm" svg:y="2.688cm" svg:viewBox="0 0 0 800" draw:points="0,0 0,766 0,800">
              <text:p/>
            </draw:polyline>
            <draw:polyline draw:style-name="gr5" draw:text-style-name="P1" draw:layer="layout" svg:width="0.106cm" svg:height="0.214cm" svg:x="14.987cm" svg:y="2.473cm" svg:viewBox="0 0 107 215" draw:points="107,215 34,34 0,0">
              <text:p/>
            </draw:polyline>
            <draw:polyline draw:style-name="gr5" draw:text-style-name="P1" draw:layer="layout" svg:width="0.218cm" svg:height="0.107cm" svg:x="14.802cm" svg:y="2.4cm" svg:viewBox="0 0 219 108" draw:points="219,108 39,34 0,0">
              <text:p/>
            </draw:polyline>
            <draw:polyline draw:style-name="gr5" draw:text-style-name="P1" draw:layer="layout" svg:width="0.106cm" svg:height="0.214cm" svg:x="14.987cm" svg:y="3.454cm" svg:viewBox="0 0 107 215" draw:points="107,0 34,181 0,215">
              <text:p/>
            </draw:polyline>
            <draw:polyline draw:style-name="gr5" draw:text-style-name="P1" draw:layer="layout" svg:width="0.218cm" svg:height="0.107cm" svg:x="14.802cm" svg:y="3.634cm" svg:viewBox="0 0 219 108" draw:points="219,0 39,73 0,108">
              <text:p/>
            </draw:polyline>
            <draw:polyline draw:style-name="gr5" draw:text-style-name="P1" draw:layer="layout" svg:width="0.106cm" svg:height="0.214cm" svg:x="13.861cm" svg:y="3.454cm" svg:viewBox="0 0 107 215" draw:points="0,0 69,181 107,215">
              <text:p/>
            </draw:polyline>
            <draw:polyline draw:style-name="gr5" draw:text-style-name="P1" draw:layer="layout" svg:width="0.218cm" svg:height="0.107cm" svg:x="13.929cm" svg:y="3.634cm" svg:viewBox="0 0 219 108" draw:points="0,0 185,73 219,108">
              <text:p/>
            </draw:polyline>
            <draw:polyline draw:style-name="gr5" draw:text-style-name="P1" draw:layer="layout" svg:width="0.218cm" svg:height="0.111cm" svg:x="13.895cm" svg:y="2.434cm" svg:viewBox="0 0 219 112" draw:points="219,0 34,73 0,112">
              <text:p/>
            </draw:polyline>
            <draw:polyline draw:style-name="gr5" draw:text-style-name="P1" draw:layer="layout" svg:width="0.106cm" svg:height="0.218cm" svg:x="13.822cm" svg:y="2.507cm" svg:viewBox="0 0 107 219" draw:points="107,0 39,181 0,219">
              <text:p/>
            </draw:polyline>
            <draw:polyline draw:style-name="gr5" draw:text-style-name="P1" draw:layer="layout" svg:width="0.799cm" svg:height="0cm" svg:x="15.606cm" svg:y="3.707cm" svg:viewBox="0 0 800 0" draw:points="0,0 761,0 800,0">
              <text:p/>
            </draw:polyline>
            <draw:polyline draw:style-name="gr5" draw:text-style-name="P1" draw:layer="layout" svg:width="0cm" svg:height="0.799cm" svg:x="16.621cm" svg:y="2.654cm" svg:viewBox="0 0 0 800" draw:points="0,800 0,34 0,0">
              <text:p/>
            </draw:polyline>
            <draw:polyline draw:style-name="gr5" draw:text-style-name="P1" draw:layer="layout" svg:width="0.799cm" svg:height="0cm" svg:x="15.567cm" svg:y="2.434cm" svg:viewBox="0 0 800 0" draw:points="800,0 39,0 0,0">
              <text:p/>
            </draw:polyline>
            <draw:polyline draw:style-name="gr5" draw:text-style-name="P1" draw:layer="layout" svg:width="0cm" svg:height="0.799cm" svg:x="15.348cm" svg:y="2.688cm" svg:viewBox="0 0 0 800" draw:points="0,0 0,766 0,800">
              <text:p/>
            </draw:polyline>
            <draw:polyline draw:style-name="gr5" draw:text-style-name="P1" draw:layer="layout" svg:width="0.106cm" svg:height="0.214cm" svg:x="16.513cm" svg:y="2.473cm" svg:viewBox="0 0 107 215" draw:points="107,215 39,34 0,0">
              <text:p/>
            </draw:polyline>
            <draw:polyline draw:style-name="gr5" draw:text-style-name="P1" draw:layer="layout" svg:width="0.218cm" svg:height="0.107cm" svg:x="16.333cm" svg:y="2.4cm" svg:viewBox="0 0 219 108" draw:points="219,108 34,34 0,0">
              <text:p/>
            </draw:polyline>
            <draw:polyline draw:style-name="gr5" draw:text-style-name="P1" draw:layer="layout" svg:width="0.106cm" svg:height="0.214cm" svg:x="16.513cm" svg:y="3.454cm" svg:viewBox="0 0 107 215" draw:points="107,0 39,181 0,215">
              <text:p/>
            </draw:polyline>
            <draw:polyline draw:style-name="gr5" draw:text-style-name="P1" draw:layer="layout" svg:width="0.218cm" svg:height="0.107cm" svg:x="16.333cm" svg:y="3.634cm" svg:viewBox="0 0 219 108" draw:points="219,0 34,73 0,108">
              <text:p/>
            </draw:polyline>
            <draw:polyline draw:style-name="gr5" draw:text-style-name="P1" draw:layer="layout" svg:width="0.111cm" svg:height="0.214cm" svg:x="15.348cm" svg:y="3.454cm" svg:viewBox="0 0 112 215" draw:points="0,0 73,181 112,215">
              <text:p/>
            </draw:polyline>
            <draw:polyline draw:style-name="gr5" draw:text-style-name="P1" draw:layer="layout" svg:width="0.218cm" svg:height="0.107cm" svg:x="15.421cm" svg:y="3.634cm" svg:viewBox="0 0 219 108" draw:points="0,0 185,73 219,108">
              <text:p/>
            </draw:polyline>
            <draw:polyline draw:style-name="gr5" draw:text-style-name="P1" draw:layer="layout" svg:width="0.218cm" svg:height="0.111cm" svg:x="15.387cm" svg:y="2.434cm" svg:viewBox="0 0 219 112" draw:points="219,0 34,73 0,112">
              <text:p/>
            </draw:polyline>
            <draw:polyline draw:style-name="gr5" draw:text-style-name="P1" draw:layer="layout" svg:width="0.106cm" svg:height="0.218cm" svg:x="15.314cm" svg:y="2.507cm" svg:viewBox="0 0 107 219" draw:points="107,0 34,181 0,219">
              <text:p/>
            </draw:polyline>
            <draw:polyline draw:style-name="gr5" draw:text-style-name="P1" draw:layer="layout" svg:width="0.799cm" svg:height="0cm" svg:x="17.132cm" svg:y="3.707cm" svg:viewBox="0 0 800 0" draw:points="0,0 765,0 800,0">
              <text:p/>
            </draw:polyline>
            <draw:polyline draw:style-name="gr5" draw:text-style-name="P1" draw:layer="layout" svg:width="0cm" svg:height="0.799cm" svg:x="18.151cm" svg:y="2.654cm" svg:viewBox="0 0 0 800" draw:points="0,800 0,34 0,0">
              <text:p/>
            </draw:polyline>
            <draw:polyline draw:style-name="gr5" draw:text-style-name="P1" draw:layer="layout" svg:width="0.803cm" svg:height="0cm" svg:x="17.094cm" svg:y="2.434cm" svg:viewBox="0 0 804 0" draw:points="804,0 39,0 0,0">
              <text:p/>
            </draw:polyline>
            <draw:polyline draw:style-name="gr5" draw:text-style-name="P1" draw:layer="layout" svg:width="0cm" svg:height="0.799cm" svg:x="16.879cm" svg:y="2.688cm" svg:viewBox="0 0 0 800" draw:points="0,0 0,766 0,800">
              <text:p/>
            </draw:polyline>
            <draw:polyline draw:style-name="gr5" draw:text-style-name="P1" draw:layer="layout" svg:width="0.111cm" svg:height="0.214cm" svg:x="18.04cm" svg:y="2.473cm" svg:viewBox="0 0 112 215" draw:points="112,215 39,34 0,0">
              <text:p/>
            </draw:polyline>
            <draw:polyline draw:style-name="gr5" draw:text-style-name="P1" draw:layer="layout" svg:width="0.218cm" svg:height="0.107cm" svg:x="17.859cm" svg:y="2.4cm" svg:viewBox="0 0 219 108" draw:points="219,108 39,34 0,0">
              <text:p/>
            </draw:polyline>
            <draw:polyline draw:style-name="gr5" draw:text-style-name="P1" draw:layer="layout" svg:width="0.111cm" svg:height="0.214cm" svg:x="18.04cm" svg:y="3.454cm" svg:viewBox="0 0 112 215" draw:points="112,0 39,181 0,215">
              <text:p/>
            </draw:polyline>
            <draw:polyline draw:style-name="gr5" draw:text-style-name="P1" draw:layer="layout" svg:width="0.218cm" svg:height="0.107cm" svg:x="17.859cm" svg:y="3.634cm" svg:viewBox="0 0 219 108" draw:points="219,0 39,73 0,108">
              <text:p/>
            </draw:polyline>
            <draw:polyline draw:style-name="gr5" draw:text-style-name="P1" draw:layer="layout" svg:width="0.106cm" svg:height="0.214cm" svg:x="16.879cm" svg:y="3.454cm" svg:viewBox="0 0 107 215" draw:points="0,0 73,181 107,215">
              <text:p/>
            </draw:polyline>
            <draw:polyline draw:style-name="gr5" draw:text-style-name="P1" draw:layer="layout" svg:width="0.214cm" svg:height="0.107cm" svg:x="16.952cm" svg:y="3.634cm" svg:viewBox="0 0 215 108" draw:points="0,0 181,73 215,108">
              <text:p/>
            </draw:polyline>
            <draw:polyline draw:style-name="gr5" draw:text-style-name="P1" draw:layer="layout" svg:width="0.218cm" svg:height="0.111cm" svg:x="16.913cm" svg:y="2.434cm" svg:viewBox="0 0 219 112" draw:points="219,0 39,73 0,112">
              <text:p/>
            </draw:polyline>
            <draw:polyline draw:style-name="gr5" draw:text-style-name="P1" draw:layer="layout" svg:width="0.111cm" svg:height="0.218cm" svg:x="16.84cm" svg:y="2.507cm" svg:viewBox="0 0 112 219" draw:points="112,0 39,181 0,219">
              <text:p/>
            </draw:polyline>
            <draw:polyline draw:style-name="gr5" draw:text-style-name="P1" draw:layer="layout" svg:width="0.799cm" svg:height="0cm" svg:x="18.659cm" svg:y="3.707cm" svg:viewBox="0 0 800 0" draw:points="0,0 765,0 800,0">
              <text:p/>
            </draw:polyline>
            <draw:polyline draw:style-name="gr5" draw:text-style-name="P1" draw:layer="layout" svg:width="0cm" svg:height="0.799cm" svg:x="19.678cm" svg:y="2.654cm" svg:viewBox="0 0 0 800" draw:points="0,800 0,34 0,0">
              <text:p/>
            </draw:polyline>
            <draw:polyline draw:style-name="gr5" draw:text-style-name="P1" draw:layer="layout" svg:width="0.799cm" svg:height="0cm" svg:x="18.624cm" svg:y="2.434cm" svg:viewBox="0 0 800 0" draw:points="800,0 34,0 0,0">
              <text:p/>
            </draw:polyline>
            <draw:polyline draw:style-name="gr5" draw:text-style-name="P1" draw:layer="layout" svg:width="0cm" svg:height="0.799cm" svg:x="18.405cm" svg:y="2.688cm" svg:viewBox="0 0 0 800" draw:points="0,0 0,766 0,800">
              <text:p/>
            </draw:polyline>
            <draw:polyline draw:style-name="gr5" draw:text-style-name="P1" draw:layer="layout" svg:width="0.106cm" svg:height="0.214cm" svg:x="19.57cm" svg:y="2.473cm" svg:viewBox="0 0 107 215" draw:points="107,215 34,34 0,0">
              <text:p/>
            </draw:polyline>
            <draw:polyline draw:style-name="gr5" draw:text-style-name="P1" draw:layer="layout" svg:width="0.218cm" svg:height="0.107cm" svg:x="19.385cm" svg:y="2.4cm" svg:viewBox="0 0 219 108" draw:points="219,108 39,34 0,0">
              <text:p/>
            </draw:polyline>
            <draw:polyline draw:style-name="gr5" draw:text-style-name="P1" draw:layer="layout" svg:width="0.106cm" svg:height="0.214cm" svg:x="19.57cm" svg:y="3.454cm" svg:viewBox="0 0 107 215" draw:points="107,0 34,181 0,215">
              <text:p/>
            </draw:polyline>
            <draw:polyline draw:style-name="gr5" draw:text-style-name="P1" draw:layer="layout" svg:width="0.218cm" svg:height="0.107cm" svg:x="19.385cm" svg:y="3.634cm" svg:viewBox="0 0 219 108" draw:points="219,0 39,73 0,108">
              <text:p/>
            </draw:polyline>
            <draw:polyline draw:style-name="gr5" draw:text-style-name="P1" draw:layer="layout" svg:width="0.106cm" svg:height="0.214cm" svg:x="18.405cm" svg:y="3.454cm" svg:viewBox="0 0 107 215" draw:points="0,0 73,181 107,215">
              <text:p/>
            </draw:polyline>
            <draw:polyline draw:style-name="gr5" draw:text-style-name="P1" draw:layer="layout" svg:width="0.218cm" svg:height="0.107cm" svg:x="18.478cm" svg:y="3.634cm" svg:viewBox="0 0 219 108" draw:points="0,0 181,73 219,108">
              <text:p/>
            </draw:polyline>
            <draw:polyline draw:style-name="gr5" draw:text-style-name="P1" draw:layer="layout" svg:width="0.218cm" svg:height="0.111cm" svg:x="18.439cm" svg:y="2.434cm" svg:viewBox="0 0 219 112" draw:points="219,0 39,73 0,112">
              <text:p/>
            </draw:polyline>
            <draw:polyline draw:style-name="gr5" draw:text-style-name="P1" draw:layer="layout" svg:width="0.106cm" svg:height="0.218cm" svg:x="18.371cm" svg:y="2.507cm" svg:viewBox="0 0 107 219" draw:points="107,0 34,181 0,219">
              <text:p/>
            </draw:polyline>
            <draw:polyline draw:style-name="gr5" draw:text-style-name="P1" draw:layer="layout" svg:width="0.803cm" svg:height="0cm" svg:x="20.185cm" svg:y="3.707cm" svg:viewBox="0 0 804 0" draw:points="0,0 765,0 804,0">
              <text:p/>
            </draw:polyline>
            <draw:polyline draw:style-name="gr5" draw:text-style-name="P1" draw:layer="layout" svg:width="0cm" svg:height="0.799cm" svg:x="21.204cm" svg:y="2.654cm" svg:viewBox="0 0 0 800" draw:points="0,800 0,34 0,0">
              <text:p/>
            </draw:polyline>
            <draw:polyline draw:style-name="gr5" draw:text-style-name="P1" draw:layer="layout" svg:width="0.799cm" svg:height="0cm" svg:x="20.151cm" svg:y="2.434cm" svg:viewBox="0 0 800 0" draw:points="800,0 34,0 0,0">
              <text:p/>
            </draw:polyline>
            <draw:polyline draw:style-name="gr5" draw:text-style-name="P1" draw:layer="layout" svg:width="0cm" svg:height="0.799cm" svg:x="19.931cm" svg:y="2.688cm" svg:viewBox="0 0 0 800" draw:points="0,0 0,766 0,800">
              <text:p/>
            </draw:polyline>
            <draw:polyline draw:style-name="gr5" draw:text-style-name="P1" draw:layer="layout" svg:width="0.106cm" svg:height="0.214cm" svg:x="21.096cm" svg:y="2.473cm" svg:viewBox="0 0 107 215" draw:points="107,215 34,34 0,0">
              <text:p/>
            </draw:polyline>
            <draw:polyline draw:style-name="gr5" draw:text-style-name="P1" draw:layer="layout" svg:width="0.214cm" svg:height="0.107cm" svg:x="20.916cm" svg:y="2.4cm" svg:viewBox="0 0 215 108" draw:points="215,108 34,34 0,0">
              <text:p/>
            </draw:polyline>
            <draw:polyline draw:style-name="gr5" draw:text-style-name="P1" draw:layer="layout" svg:width="0.106cm" svg:height="0.214cm" svg:x="21.096cm" svg:y="3.454cm" svg:viewBox="0 0 107 215" draw:points="107,0 34,181 0,215">
              <text:p/>
            </draw:polyline>
            <draw:polyline draw:style-name="gr5" draw:text-style-name="P1" draw:layer="layout" svg:width="0.214cm" svg:height="0.107cm" svg:x="20.916cm" svg:y="3.634cm" svg:viewBox="0 0 215 108" draw:points="215,0 34,73 0,108">
              <text:p/>
            </draw:polyline>
            <draw:polyline draw:style-name="gr5" draw:text-style-name="P1" draw:layer="layout" svg:width="0.111cm" svg:height="0.214cm" svg:x="19.931cm" svg:y="3.454cm" svg:viewBox="0 0 112 215" draw:points="0,0 73,181 112,215">
              <text:p/>
            </draw:polyline>
            <draw:polyline draw:style-name="gr5" draw:text-style-name="P1" draw:layer="layout" svg:width="0.218cm" svg:height="0.107cm" svg:x="20.004cm" svg:y="3.634cm" svg:viewBox="0 0 219 108" draw:points="0,0 181,73 219,108">
              <text:p/>
            </draw:polyline>
            <draw:polyline draw:style-name="gr5" draw:text-style-name="P1" draw:layer="layout" svg:width="0.214cm" svg:height="0.111cm" svg:x="19.97cm" svg:y="2.434cm" svg:viewBox="0 0 215 112" draw:points="215,0 34,73 0,112">
              <text:p/>
            </draw:polyline>
            <draw:polyline draw:style-name="gr5" draw:text-style-name="P1" draw:layer="layout" svg:width="0.106cm" svg:height="0.218cm" svg:x="19.897cm" svg:y="2.507cm" svg:viewBox="0 0 107 219" draw:points="107,0 34,181 0,219">
              <text:p/>
            </draw:polyline>
            <draw:polyline draw:style-name="gr5" draw:text-style-name="P1" draw:layer="layout" svg:width="0.799cm" svg:height="0cm" svg:x="21.716cm" svg:y="3.707cm" svg:viewBox="0 0 800 0" draw:points="0,0 761,0 800,0">
              <text:p/>
            </draw:polyline>
            <draw:polyline draw:style-name="gr5" draw:text-style-name="P1" draw:layer="layout" svg:width="0cm" svg:height="0.799cm" svg:x="22.734cm" svg:y="2.654cm" svg:viewBox="0 0 0 800" draw:points="0,800 0,34 0,0">
              <text:p/>
            </draw:polyline>
            <draw:polyline draw:style-name="gr5" draw:text-style-name="P1" draw:layer="layout" svg:width="0.799cm" svg:height="0cm" svg:x="21.677cm" svg:y="2.434cm" svg:viewBox="0 0 800 0" draw:points="800,0 39,0 0,0">
              <text:p/>
            </draw:polyline>
            <draw:polyline draw:style-name="gr5" draw:text-style-name="P1" draw:layer="layout" svg:width="0cm" svg:height="0.799cm" svg:x="21.462cm" svg:y="2.688cm" svg:viewBox="0 0 0 800" draw:points="0,0 0,766 0,800">
              <text:p/>
            </draw:polyline>
            <draw:polyline draw:style-name="gr5" draw:text-style-name="P1" draw:layer="layout" svg:width="0.111cm" svg:height="0.214cm" svg:x="22.623cm" svg:y="2.473cm" svg:viewBox="0 0 112 215" draw:points="112,215 39,34 0,0">
              <text:p/>
            </draw:polyline>
            <draw:polyline draw:style-name="gr5" draw:text-style-name="P1" draw:layer="layout" svg:width="0.218cm" svg:height="0.107cm" svg:x="22.442cm" svg:y="2.4cm" svg:viewBox="0 0 219 108" draw:points="219,108 34,34 0,0">
              <text:p/>
            </draw:polyline>
            <draw:polyline draw:style-name="gr5" draw:text-style-name="P1" draw:layer="layout" svg:width="0.111cm" svg:height="0.214cm" svg:x="22.623cm" svg:y="3.454cm" svg:viewBox="0 0 112 215" draw:points="112,0 39,181 0,215">
              <text:p/>
            </draw:polyline>
            <draw:polyline draw:style-name="gr5" draw:text-style-name="P1" draw:layer="layout" svg:width="0.218cm" svg:height="0.107cm" svg:x="22.442cm" svg:y="3.634cm" svg:viewBox="0 0 219 108" draw:points="219,0 34,73 0,108">
              <text:p/>
            </draw:polyline>
            <draw:polyline draw:style-name="gr5" draw:text-style-name="P1" draw:layer="layout" svg:width="0.106cm" svg:height="0.214cm" svg:x="21.462cm" svg:y="3.454cm" svg:viewBox="0 0 107 215" draw:points="0,0 69,181 107,215">
              <text:p/>
            </draw:polyline>
            <draw:polyline draw:style-name="gr5" draw:text-style-name="P1" draw:layer="layout" svg:width="0.218cm" svg:height="0.107cm" svg:x="21.531cm" svg:y="3.634cm" svg:viewBox="0 0 219 108" draw:points="0,0 185,73 219,108">
              <text:p/>
            </draw:polyline>
            <draw:polyline draw:style-name="gr5" draw:text-style-name="P1" draw:layer="layout" svg:width="0.218cm" svg:height="0.111cm" svg:x="21.496cm" svg:y="2.434cm" svg:viewBox="0 0 219 112" draw:points="219,0 34,73 0,112">
              <text:p/>
            </draw:polyline>
            <draw:polyline draw:style-name="gr5" draw:text-style-name="P1" draw:layer="layout" svg:width="0.106cm" svg:height="0.218cm" svg:x="21.423cm" svg:y="2.507cm" svg:viewBox="0 0 107 219" draw:points="107,0 39,181 0,219">
              <text:p/>
            </draw:polyline>
            <draw:polyline draw:style-name="gr5" draw:text-style-name="P1" draw:layer="layout" svg:width="0.799cm" svg:height="0cm" svg:x="23.242cm" svg:y="3.707cm" svg:viewBox="0 0 800 0" draw:points="0,0 765,0 800,0">
              <text:p/>
            </draw:polyline>
            <draw:polyline draw:style-name="gr5" draw:text-style-name="P1" draw:layer="layout" svg:width="0cm" svg:height="0.799cm" svg:x="24.261cm" svg:y="2.654cm" svg:viewBox="0 0 0 800" draw:points="0,800 0,34 0,0">
              <text:p/>
            </draw:polyline>
            <draw:polyline draw:style-name="gr5" draw:text-style-name="P1" draw:layer="layout" svg:width="0.799cm" svg:height="0cm" svg:x="23.207cm" svg:y="2.434cm" svg:viewBox="0 0 800 0" draw:points="800,0 34,0 0,0">
              <text:p/>
            </draw:polyline>
            <draw:polyline draw:style-name="gr5" draw:text-style-name="P1" draw:layer="layout" svg:width="0cm" svg:height="0.799cm" svg:x="22.988cm" svg:y="2.688cm" svg:viewBox="0 0 0 800" draw:points="0,0 0,766 0,800">
              <text:p/>
            </draw:polyline>
            <draw:polyline draw:style-name="gr5" draw:text-style-name="P1" draw:layer="layout" svg:width="0.106cm" svg:height="0.214cm" svg:x="24.153cm" svg:y="2.473cm" svg:viewBox="0 0 107 215" draw:points="107,215 34,34 0,0">
              <text:p/>
            </draw:polyline>
            <draw:polyline draw:style-name="gr5" draw:text-style-name="P1" draw:layer="layout" svg:width="0.218cm" svg:height="0.107cm" svg:x="23.968cm" svg:y="2.4cm" svg:viewBox="0 0 219 108" draw:points="219,108 39,34 0,0">
              <text:p/>
            </draw:polyline>
            <draw:polyline draw:style-name="gr5" draw:text-style-name="P1" draw:layer="layout" svg:width="0.106cm" svg:height="0.214cm" svg:x="24.153cm" svg:y="3.454cm" svg:viewBox="0 0 107 215" draw:points="107,0 34,181 0,215">
              <text:p/>
            </draw:polyline>
            <draw:polyline draw:style-name="gr5" draw:text-style-name="P1" draw:layer="layout" svg:width="0.218cm" svg:height="0.107cm" svg:x="23.968cm" svg:y="3.634cm" svg:viewBox="0 0 219 108" draw:points="219,0 39,73 0,108">
              <text:p/>
            </draw:polyline>
            <draw:polyline draw:style-name="gr5" draw:text-style-name="P1" draw:layer="layout" svg:width="0.106cm" svg:height="0.214cm" svg:x="22.988cm" svg:y="3.454cm" svg:viewBox="0 0 107 215" draw:points="0,0 73,181 107,215">
              <text:p/>
            </draw:polyline>
            <draw:polyline draw:style-name="gr5" draw:text-style-name="P1" draw:layer="layout" svg:width="0.218cm" svg:height="0.107cm" svg:x="23.061cm" svg:y="3.634cm" svg:viewBox="0 0 219 108" draw:points="0,0 181,73 219,108">
              <text:p/>
            </draw:polyline>
            <draw:polyline draw:style-name="gr5" draw:text-style-name="P1" draw:layer="layout" svg:width="0.218cm" svg:height="0.111cm" svg:x="23.023cm" svg:y="2.434cm" svg:viewBox="0 0 219 112" draw:points="219,0 39,73 0,112">
              <text:p/>
            </draw:polyline>
            <draw:polyline draw:style-name="gr5" draw:text-style-name="P1" draw:layer="layout" svg:width="0.111cm" svg:height="0.218cm" svg:x="22.949cm" svg:y="2.507cm" svg:viewBox="0 0 112 219" draw:points="112,0 39,181 0,219">
              <text:p/>
            </draw:polyline>
            <draw:polyline draw:style-name="gr5" draw:text-style-name="P1" draw:layer="layout" svg:width="0.764cm" svg:height="0cm" svg:x="24.768cm" svg:y="3.707cm" svg:viewBox="0 0 765 0" draw:points="0,0 731,0 765,0">
              <text:p/>
            </draw:polyline>
            <draw:polyline draw:style-name="gr5" draw:text-style-name="P1" draw:layer="layout" svg:width="0cm" svg:height="0.799cm" svg:x="25.753cm" svg:y="2.654cm" svg:viewBox="0 0 0 800" draw:points="0,800 0,34 0,0">
              <text:p/>
            </draw:polyline>
            <draw:polyline draw:style-name="gr5" draw:text-style-name="P1" draw:layer="layout" svg:width="0.764cm" svg:height="0cm" svg:x="24.734cm" svg:y="2.434cm" svg:viewBox="0 0 765 0" draw:points="765,0 34,0 0,0">
              <text:p/>
            </draw:polyline>
            <draw:polyline draw:style-name="gr5" draw:text-style-name="P1" draw:layer="layout" svg:width="0cm" svg:height="0.799cm" svg:x="24.514cm" svg:y="2.688cm" svg:viewBox="0 0 0 800" draw:points="0,0 0,766 0,800">
              <text:p/>
            </draw:polyline>
            <draw:polyline draw:style-name="gr5" draw:text-style-name="P1" draw:layer="layout" svg:width="0.111cm" svg:height="0.214cm" svg:x="25.641cm" svg:y="2.473cm" svg:viewBox="0 0 112 215" draw:points="112,215 39,34 0,0">
              <text:p/>
            </draw:polyline>
            <draw:polyline draw:style-name="gr5" draw:text-style-name="P1" draw:layer="layout" svg:width="0.218cm" svg:height="0.107cm" svg:x="25.46cm" svg:y="2.4cm" svg:viewBox="0 0 219 108" draw:points="219,108 39,34 0,0">
              <text:p/>
            </draw:polyline>
            <draw:polyline draw:style-name="gr5" draw:text-style-name="P1" draw:layer="layout" svg:width="0.111cm" svg:height="0.214cm" svg:x="25.641cm" svg:y="3.454cm" svg:viewBox="0 0 112 215" draw:points="112,0 39,181 0,215">
              <text:p/>
            </draw:polyline>
            <draw:polyline draw:style-name="gr5" draw:text-style-name="P1" draw:layer="layout" svg:width="0.218cm" svg:height="0.107cm" svg:x="25.46cm" svg:y="3.634cm" svg:viewBox="0 0 219 108" draw:points="219,0 39,73 0,108">
              <text:p/>
            </draw:polyline>
            <draw:polyline draw:style-name="gr5" draw:text-style-name="P1" draw:layer="layout" svg:width="0.111cm" svg:height="0.214cm" svg:x="24.514cm" svg:y="3.454cm" svg:viewBox="0 0 112 215" draw:points="0,0 73,181 112,215">
              <text:p/>
            </draw:polyline>
            <draw:polyline draw:style-name="gr5" draw:text-style-name="P1" draw:layer="layout" svg:width="0.218cm" svg:height="0.107cm" svg:x="24.587cm" svg:y="3.634cm" svg:viewBox="0 0 219 108" draw:points="0,0 181,73 219,108">
              <text:p/>
            </draw:polyline>
            <draw:polyline draw:style-name="gr5" draw:text-style-name="P1" draw:layer="layout" svg:width="0.214cm" svg:height="0.111cm" svg:x="24.553cm" svg:y="2.434cm" svg:viewBox="0 0 215 112" draw:points="215,0 34,73 0,112">
              <text:p/>
            </draw:polyline>
            <draw:polyline draw:style-name="gr5" draw:text-style-name="P1" draw:layer="layout" svg:width="0.106cm" svg:height="0.218cm" svg:x="24.48cm" svg:y="2.507cm" svg:viewBox="0 0 107 219" draw:points="107,0 34,181 0,219">
              <text:p/>
            </draw:polyline>
            <draw:polyline draw:style-name="gr5" draw:text-style-name="P1" draw:layer="layout" svg:width="0.799cm" svg:height="0cm" svg:x="26.26cm" svg:y="3.707cm" svg:viewBox="0 0 800 0" draw:points="0,0 765,0 800,0">
              <text:p/>
            </draw:polyline>
            <draw:polyline draw:style-name="gr5" draw:text-style-name="P1" draw:layer="layout" svg:width="0cm" svg:height="0.799cm" svg:x="27.279cm" svg:y="2.654cm" svg:viewBox="0 0 0 800" draw:points="0,800 0,34 0,0">
              <text:p/>
            </draw:polyline>
            <draw:polyline draw:style-name="gr5" draw:text-style-name="P1" draw:layer="layout" svg:width="0.799cm" svg:height="0cm" svg:x="26.225cm" svg:y="2.434cm" svg:viewBox="0 0 800 0" draw:points="800,0 34,0 0,0">
              <text:p/>
            </draw:polyline>
            <draw:polyline draw:style-name="gr5" draw:text-style-name="P1" draw:layer="layout" svg:width="0cm" svg:height="0.799cm" svg:x="26.006cm" svg:y="2.688cm" svg:viewBox="0 0 0 800" draw:points="0,0 0,766 0,800">
              <text:p/>
            </draw:polyline>
            <draw:polyline draw:style-name="gr5" draw:text-style-name="P1" draw:layer="layout" svg:width="0.106cm" svg:height="0.214cm" svg:x="27.171cm" svg:y="2.473cm" svg:viewBox="0 0 107 215" draw:points="107,215 34,34 0,0">
              <text:p/>
            </draw:polyline>
            <draw:polyline draw:style-name="gr5" draw:text-style-name="P1" draw:layer="layout" svg:width="0.218cm" svg:height="0.107cm" svg:x="26.986cm" svg:y="2.4cm" svg:viewBox="0 0 219 108" draw:points="219,108 39,34 0,0">
              <text:p/>
            </draw:polyline>
            <draw:polyline draw:style-name="gr5" draw:text-style-name="P1" draw:layer="layout" svg:width="0.106cm" svg:height="0.214cm" svg:x="27.171cm" svg:y="3.454cm" svg:viewBox="0 0 107 215" draw:points="107,0 34,181 0,215">
              <text:p/>
            </draw:polyline>
            <draw:polyline draw:style-name="gr5" draw:text-style-name="P1" draw:layer="layout" svg:width="0.218cm" svg:height="0.107cm" svg:x="26.986cm" svg:y="3.634cm" svg:viewBox="0 0 219 108" draw:points="219,0 39,73 0,108">
              <text:p/>
            </draw:polyline>
            <draw:polyline draw:style-name="gr5" draw:text-style-name="P1" draw:layer="layout" svg:width="0.106cm" svg:height="0.214cm" svg:x="26.006cm" svg:y="3.454cm" svg:viewBox="0 0 107 215" draw:points="0,0 73,181 107,215">
              <text:p/>
            </draw:polyline>
            <draw:polyline draw:style-name="gr5" draw:text-style-name="P1" draw:layer="layout" svg:width="0.218cm" svg:height="0.107cm" svg:x="26.079cm" svg:y="3.634cm" svg:viewBox="0 0 219 108" draw:points="0,0 181,73 219,108">
              <text:p/>
            </draw:polyline>
            <draw:polyline draw:style-name="gr5" draw:text-style-name="P1" draw:layer="layout" svg:width="0.218cm" svg:height="0.111cm" svg:x="26.041cm" svg:y="2.434cm" svg:viewBox="0 0 219 112" draw:points="219,0 39,73 0,112">
              <text:p/>
            </draw:polyline>
            <draw:polyline draw:style-name="gr5" draw:text-style-name="P1" draw:layer="layout" svg:width="0.106cm" svg:height="0.218cm" svg:x="25.972cm" svg:y="2.507cm" svg:viewBox="0 0 107 219" draw:points="107,0 34,181 0,219">
              <text:p/>
            </draw:polyline>
            <draw:polyline draw:style-name="gr5" draw:text-style-name="P1" draw:layer="layout" svg:width="0.799cm" svg:height="0cm" svg:x="3.422cm" svg:y="5.234cm" svg:viewBox="0 0 800 0" draw:points="0,0 761,0 800,0">
              <text:p/>
            </draw:polyline>
            <draw:polyline draw:style-name="gr5" draw:text-style-name="P1" draw:layer="layout" svg:width="0cm" svg:height="0.795cm" svg:x="4.437cm" svg:y="4.18cm" svg:viewBox="0 0 0 796" draw:points="0,796 0,34 0,0">
              <text:p/>
            </draw:polyline>
            <draw:polyline draw:style-name="gr5" draw:text-style-name="P1" draw:layer="layout" svg:width="0.799cm" svg:height="0cm" svg:x="3.383cm" svg:y="3.961cm" svg:viewBox="0 0 800 0" draw:points="800,0 39,0 0,0">
              <text:p/>
            </draw:polyline>
            <draw:polyline draw:style-name="gr5" draw:text-style-name="P1" draw:layer="layout" svg:width="0cm" svg:height="0.799cm" svg:x="3.164cm" svg:y="4.215cm" svg:viewBox="0 0 0 800" draw:points="0,0 0,761 0,800">
              <text:p/>
            </draw:polyline>
            <draw:polyline draw:style-name="gr5" draw:text-style-name="P1" draw:layer="layout" svg:width="0.106cm" svg:height="0.218cm" svg:x="4.329cm" svg:y="3.995cm" svg:viewBox="0 0 107 219" draw:points="107,219 39,39 0,0">
              <text:p/>
            </draw:polyline>
            <draw:polyline draw:style-name="gr5" draw:text-style-name="P1" draw:layer="layout" svg:width="0.218cm" svg:height="0.107cm" svg:x="4.148cm" svg:y="3.927cm" svg:viewBox="0 0 219 108" draw:points="219,108 34,34 0,0">
              <text:p/>
            </draw:polyline>
            <draw:polyline draw:style-name="gr5" draw:text-style-name="P1" draw:layer="layout" svg:width="0.106cm" svg:height="0.218cm" svg:x="4.329cm" svg:y="4.976cm" svg:viewBox="0 0 107 219" draw:points="107,0 39,185 0,219">
              <text:p/>
            </draw:polyline>
            <draw:polyline draw:style-name="gr5" draw:text-style-name="P1" draw:layer="layout" svg:width="0.218cm" svg:height="0.107cm" svg:x="4.148cm" svg:y="5.161cm" svg:viewBox="0 0 219 108" draw:points="219,0 34,73 0,108">
              <text:p/>
            </draw:polyline>
            <draw:polyline draw:style-name="gr5" draw:text-style-name="P1" draw:layer="layout" svg:width="0.145cm" svg:height="0.218cm" svg:x="3.164cm" svg:y="4.976cm" svg:viewBox="0 0 146 219" draw:points="0,0 112,185 146,219">
              <text:p/>
            </draw:polyline>
            <draw:polyline draw:style-name="gr5" draw:text-style-name="P1" draw:layer="layout" svg:width="0.18cm" svg:height="0.107cm" svg:x="3.276cm" svg:y="5.161cm" svg:viewBox="0 0 181 108" draw:points="0,0 146,73 181,108">
              <text:p/>
            </draw:polyline>
            <draw:polyline draw:style-name="gr5" draw:text-style-name="P1" draw:layer="layout" svg:width="0.184cm" svg:height="0.107cm" svg:x="3.237cm" svg:y="3.961cm" svg:viewBox="0 0 185 108" draw:points="185,0 39,73 0,108">
              <text:p/>
            </draw:polyline>
            <draw:polyline draw:style-name="gr5" draw:text-style-name="P1" draw:layer="layout" svg:width="0.145cm" svg:height="0.218cm" svg:x="3.13cm" svg:y="4.034cm" svg:viewBox="0 0 146 219" draw:points="146,0 34,181 0,219">
              <text:p/>
            </draw:polyline>
            <draw:polyline draw:style-name="gr5" draw:text-style-name="P1" draw:layer="layout" svg:width="0.799cm" svg:height="0cm" svg:x="4.948cm" svg:y="5.234cm" svg:viewBox="0 0 800 0" draw:points="0,0 765,0 800,0">
              <text:p/>
            </draw:polyline>
            <draw:polyline draw:style-name="gr5" draw:text-style-name="P1" draw:layer="layout" svg:width="0cm" svg:height="0.795cm" svg:x="5.967cm" svg:y="4.18cm" svg:viewBox="0 0 0 796" draw:points="0,796 0,34 0,0">
              <text:p/>
            </draw:polyline>
            <draw:polyline draw:style-name="gr5" draw:text-style-name="P1" draw:layer="layout" svg:width="0.803cm" svg:height="0cm" svg:x="4.909cm" svg:y="3.961cm" svg:viewBox="0 0 804 0" draw:points="804,0 39,0 0,0">
              <text:p/>
            </draw:polyline>
            <draw:polyline draw:style-name="gr5" draw:text-style-name="P1" draw:layer="layout" svg:width="0cm" svg:height="0.799cm" svg:x="4.695cm" svg:y="4.215cm" svg:viewBox="0 0 0 800" draw:points="0,0 0,761 0,800">
              <text:p/>
            </draw:polyline>
            <draw:polyline draw:style-name="gr5" draw:text-style-name="P1" draw:layer="layout" svg:width="0.111cm" svg:height="0.218cm" svg:x="5.855cm" svg:y="3.995cm" svg:viewBox="0 0 112 219" draw:points="112,219 39,39 0,0">
              <text:p/>
            </draw:polyline>
            <draw:polyline draw:style-name="gr5" draw:text-style-name="P1" draw:layer="layout" svg:width="0.218cm" svg:height="0.107cm" svg:x="5.675cm" svg:y="3.927cm" svg:viewBox="0 0 219 108" draw:points="219,108 39,34 0,0">
              <text:p/>
            </draw:polyline>
            <draw:polyline draw:style-name="gr5" draw:text-style-name="P1" draw:layer="layout" svg:width="0.111cm" svg:height="0.218cm" svg:x="5.855cm" svg:y="4.976cm" svg:viewBox="0 0 112 219" draw:points="112,0 39,185 0,219">
              <text:p/>
            </draw:polyline>
            <draw:polyline draw:style-name="gr5" draw:text-style-name="P1" draw:layer="layout" svg:width="0.218cm" svg:height="0.107cm" svg:x="5.675cm" svg:y="5.161cm" svg:viewBox="0 0 219 108" draw:points="219,0 39,73 0,108">
              <text:p/>
            </draw:polyline>
            <draw:polyline draw:style-name="gr5" draw:text-style-name="P1" draw:layer="layout" svg:width="0.106cm" svg:height="0.218cm" svg:x="4.695cm" svg:y="4.976cm" svg:viewBox="0 0 107 219" draw:points="0,0 73,185 107,219">
              <text:p/>
            </draw:polyline>
            <draw:polyline draw:style-name="gr5" draw:text-style-name="P1" draw:layer="layout" svg:width="0.214cm" svg:height="0.107cm" svg:x="4.768cm" svg:y="5.161cm" svg:viewBox="0 0 215 108" draw:points="0,0 181,73 215,108">
              <text:p/>
            </draw:polyline>
            <draw:polyline draw:style-name="gr5" draw:text-style-name="P1" draw:layer="layout" svg:width="0.218cm" svg:height="0.107cm" svg:x="4.729cm" svg:y="3.961cm" svg:viewBox="0 0 219 108" draw:points="219,0 39,73 0,108">
              <text:p/>
            </draw:polyline>
            <draw:polyline draw:style-name="gr5" draw:text-style-name="P1" draw:layer="layout" svg:width="0.111cm" svg:height="0.218cm" svg:x="4.656cm" svg:y="4.034cm" svg:viewBox="0 0 112 219" draw:points="112,0 39,181 0,219">
              <text:p/>
            </draw:polyline>
            <draw:polyline draw:style-name="gr5" draw:text-style-name="P1" draw:layer="layout" svg:width="0.799cm" svg:height="0cm" svg:x="6.474cm" svg:y="5.234cm" svg:viewBox="0 0 800 0" draw:points="0,0 765,0 800,0">
              <text:p/>
            </draw:polyline>
            <draw:polyline draw:style-name="gr5" draw:text-style-name="P1" draw:layer="layout" svg:width="0cm" svg:height="0.795cm" svg:x="7.493cm" svg:y="4.18cm" svg:viewBox="0 0 0 796" draw:points="0,796 0,34 0,0">
              <text:p/>
            </draw:polyline>
            <draw:polyline draw:style-name="gr5" draw:text-style-name="P1" draw:layer="layout" svg:width="0.799cm" svg:height="0cm" svg:x="6.44cm" svg:y="3.961cm" svg:viewBox="0 0 800 0" draw:points="800,0 34,0 0,0">
              <text:p/>
            </draw:polyline>
            <draw:polyline draw:style-name="gr5" draw:text-style-name="P1" draw:layer="layout" svg:width="0cm" svg:height="0.799cm" svg:x="6.221cm" svg:y="4.215cm" svg:viewBox="0 0 0 800" draw:points="0,0 0,761 0,800">
              <text:p/>
            </draw:polyline>
            <draw:polyline draw:style-name="gr5" draw:text-style-name="P1" draw:layer="layout" svg:width="0.106cm" svg:height="0.218cm" svg:x="7.386cm" svg:y="3.995cm" svg:viewBox="0 0 107 219" draw:points="107,219 34,39 0,0">
              <text:p/>
            </draw:polyline>
            <draw:polyline draw:style-name="gr5" draw:text-style-name="P1" draw:layer="layout" svg:width="0.218cm" svg:height="0.107cm" svg:x="7.201cm" svg:y="3.927cm" svg:viewBox="0 0 219 108" draw:points="219,108 39,34 0,0">
              <text:p/>
            </draw:polyline>
            <draw:polyline draw:style-name="gr5" draw:text-style-name="P1" draw:layer="layout" svg:width="0.106cm" svg:height="0.218cm" svg:x="7.386cm" svg:y="4.976cm" svg:viewBox="0 0 107 219" draw:points="107,0 34,185 0,219">
              <text:p/>
            </draw:polyline>
            <draw:polyline draw:style-name="gr5" draw:text-style-name="P1" draw:layer="layout" svg:width="0.218cm" svg:height="0.107cm" svg:x="7.201cm" svg:y="5.161cm" svg:viewBox="0 0 219 108" draw:points="219,0 39,73 0,108">
              <text:p/>
            </draw:polyline>
            <draw:polyline draw:style-name="gr5" draw:text-style-name="P1" draw:layer="layout" svg:width="0.106cm" svg:height="0.218cm" svg:x="6.221cm" svg:y="4.976cm" svg:viewBox="0 0 107 219" draw:points="0,0 73,185 107,219">
              <text:p/>
            </draw:polyline>
            <draw:polyline draw:style-name="gr5" draw:text-style-name="P1" draw:layer="layout" svg:width="0.218cm" svg:height="0.107cm" svg:x="6.294cm" svg:y="5.161cm" svg:viewBox="0 0 219 108" draw:points="0,0 181,73 219,108">
              <text:p/>
            </draw:polyline>
            <draw:polyline draw:style-name="gr5" draw:text-style-name="P1" draw:layer="layout" svg:width="0.218cm" svg:height="0.107cm" svg:x="6.255cm" svg:y="3.961cm" svg:viewBox="0 0 219 108" draw:points="219,0 39,73 0,108">
              <text:p/>
            </draw:polyline>
            <draw:polyline draw:style-name="gr5" draw:text-style-name="P1" draw:layer="layout" svg:width="0.106cm" svg:height="0.218cm" svg:x="6.186cm" svg:y="4.034cm" svg:viewBox="0 0 107 219" draw:points="107,0 34,181 0,219">
              <text:p/>
            </draw:polyline>
            <draw:polyline draw:style-name="gr5" draw:text-style-name="P1" draw:layer="layout" svg:width="0.799cm" svg:height="0cm" svg:x="8.005cm" svg:y="5.234cm" svg:viewBox="0 0 800 0" draw:points="0,0 761,0 800,0">
              <text:p/>
            </draw:polyline>
            <draw:polyline draw:style-name="gr5" draw:text-style-name="P1" draw:layer="layout" svg:width="0cm" svg:height="0.795cm" svg:x="9.02cm" svg:y="4.18cm" svg:viewBox="0 0 0 796" draw:points="0,796 0,34 0,0">
              <text:p/>
            </draw:polyline>
            <draw:polyline draw:style-name="gr5" draw:text-style-name="P1" draw:layer="layout" svg:width="0.799cm" svg:height="0cm" svg:x="7.966cm" svg:y="3.961cm" svg:viewBox="0 0 800 0" draw:points="800,0 39,0 0,0">
              <text:p/>
            </draw:polyline>
            <draw:polyline draw:style-name="gr5" draw:text-style-name="P1" draw:layer="layout" svg:width="0cm" svg:height="0.799cm" svg:x="7.747cm" svg:y="4.215cm" svg:viewBox="0 0 0 800" draw:points="0,0 0,761 0,800">
              <text:p/>
            </draw:polyline>
            <draw:polyline draw:style-name="gr5" draw:text-style-name="P1" draw:layer="layout" svg:width="0.106cm" svg:height="0.218cm" svg:x="8.912cm" svg:y="3.995cm" svg:viewBox="0 0 107 219" draw:points="107,219 34,39 0,0">
              <text:p/>
            </draw:polyline>
            <draw:polyline draw:style-name="gr5" draw:text-style-name="P1" draw:layer="layout" svg:width="0.214cm" svg:height="0.107cm" svg:x="8.732cm" svg:y="3.927cm" svg:viewBox="0 0 215 108" draw:points="215,108 34,34 0,0">
              <text:p/>
            </draw:polyline>
            <draw:polyline draw:style-name="gr5" draw:text-style-name="P1" draw:layer="layout" svg:width="0.106cm" svg:height="0.218cm" svg:x="8.912cm" svg:y="4.976cm" svg:viewBox="0 0 107 219" draw:points="107,0 34,185 0,219">
              <text:p/>
            </draw:polyline>
            <draw:polyline draw:style-name="gr5" draw:text-style-name="P1" draw:layer="layout" svg:width="0.214cm" svg:height="0.107cm" svg:x="8.732cm" svg:y="5.161cm" svg:viewBox="0 0 215 108" draw:points="215,0 34,73 0,108">
              <text:p/>
            </draw:polyline>
            <draw:polyline draw:style-name="gr5" draw:text-style-name="P1" draw:layer="layout" svg:width="0.111cm" svg:height="0.218cm" svg:x="7.747cm" svg:y="4.976cm" svg:viewBox="0 0 112 219" draw:points="0,0 73,185 112,219">
              <text:p/>
            </draw:polyline>
            <draw:polyline draw:style-name="gr5" draw:text-style-name="P1" draw:layer="layout" svg:width="0.218cm" svg:height="0.107cm" svg:x="7.82cm" svg:y="5.161cm" svg:viewBox="0 0 219 108" draw:points="0,0 185,73 219,108">
              <text:p/>
            </draw:polyline>
            <draw:polyline draw:style-name="gr5" draw:text-style-name="P1" draw:layer="layout" svg:width="0.218cm" svg:height="0.107cm" svg:x="7.786cm" svg:y="3.961cm" svg:viewBox="0 0 219 108" draw:points="219,0 34,73 0,108">
              <text:p/>
            </draw:polyline>
            <draw:polyline draw:style-name="gr5" draw:text-style-name="P1" draw:layer="layout" svg:width="0.106cm" svg:height="0.218cm" svg:x="7.713cm" svg:y="4.034cm" svg:viewBox="0 0 107 219" draw:points="107,0 34,181 0,219">
              <text:p/>
            </draw:polyline>
            <draw:polyline draw:style-name="gr5" draw:text-style-name="P1" draw:layer="layout" svg:width="0.799cm" svg:height="0cm" svg:x="9.531cm" svg:y="5.234cm" svg:viewBox="0 0 800 0" draw:points="0,0 761,0 800,0">
              <text:p/>
            </draw:polyline>
            <draw:polyline draw:style-name="gr5" draw:text-style-name="P1" draw:layer="layout" svg:width="0cm" svg:height="0.795cm" svg:x="10.55cm" svg:y="4.18cm" svg:viewBox="0 0 0 796" draw:points="0,796 0,34 0,0">
              <text:p/>
            </draw:polyline>
            <draw:polyline draw:style-name="gr5" draw:text-style-name="P1" draw:layer="layout" svg:width="0.799cm" svg:height="0cm" svg:x="9.493cm" svg:y="3.961cm" svg:viewBox="0 0 800 0" draw:points="800,0 39,0 0,0">
              <text:p/>
            </draw:polyline>
            <draw:polyline draw:style-name="gr5" draw:text-style-name="P1" draw:layer="layout" svg:width="0cm" svg:height="0.799cm" svg:x="9.278cm" svg:y="4.215cm" svg:viewBox="0 0 0 800" draw:points="0,0 0,761 0,800">
              <text:p/>
            </draw:polyline>
            <draw:polyline draw:style-name="gr5" draw:text-style-name="P1" draw:layer="layout" svg:width="0.111cm" svg:height="0.218cm" svg:x="10.438cm" svg:y="3.995cm" svg:viewBox="0 0 112 219" draw:points="112,219 39,39 0,0">
              <text:p/>
            </draw:polyline>
            <draw:polyline draw:style-name="gr5" draw:text-style-name="P1" draw:layer="layout" svg:width="0.218cm" svg:height="0.107cm" svg:x="10.258cm" svg:y="3.927cm" svg:viewBox="0 0 219 108" draw:points="219,108 34,34 0,0">
              <text:p/>
            </draw:polyline>
            <draw:polyline draw:style-name="gr5" draw:text-style-name="P1" draw:layer="layout" svg:width="0.111cm" svg:height="0.218cm" svg:x="10.438cm" svg:y="4.976cm" svg:viewBox="0 0 112 219" draw:points="112,0 39,185 0,219">
              <text:p/>
            </draw:polyline>
            <draw:polyline draw:style-name="gr5" draw:text-style-name="P1" draw:layer="layout" svg:width="0.218cm" svg:height="0.107cm" svg:x="10.258cm" svg:y="5.161cm" svg:viewBox="0 0 219 108" draw:points="219,0 34,73 0,108">
              <text:p/>
            </draw:polyline>
            <draw:polyline draw:style-name="gr5" draw:text-style-name="P1" draw:layer="layout" svg:width="0.106cm" svg:height="0.218cm" svg:x="9.278cm" svg:y="4.976cm" svg:viewBox="0 0 107 219" draw:points="0,0 73,185 107,219">
              <text:p/>
            </draw:polyline>
            <draw:polyline draw:style-name="gr5" draw:text-style-name="P1" draw:layer="layout" svg:width="0.214cm" svg:height="0.107cm" svg:x="9.351cm" svg:y="5.161cm" svg:viewBox="0 0 215 108" draw:points="0,0 181,73 215,108">
              <text:p/>
            </draw:polyline>
            <draw:polyline draw:style-name="gr5" draw:text-style-name="P1" draw:layer="layout" svg:width="0.218cm" svg:height="0.107cm" svg:x="9.312cm" svg:y="3.961cm" svg:viewBox="0 0 219 108" draw:points="219,0 39,73 0,108">
              <text:p/>
            </draw:polyline>
            <draw:polyline draw:style-name="gr5" draw:text-style-name="P1" draw:layer="layout" svg:width="0.111cm" svg:height="0.218cm" svg:x="9.239cm" svg:y="4.034cm" svg:viewBox="0 0 112 219" draw:points="112,0 39,181 0,219">
              <text:p/>
            </draw:polyline>
            <draw:polyline draw:style-name="gr5" draw:text-style-name="P1" draw:layer="layout" svg:width="0.799cm" svg:height="0cm" svg:x="11.057cm" svg:y="5.234cm" svg:viewBox="0 0 800 0" draw:points="0,0 765,0 800,0">
              <text:p/>
            </draw:polyline>
            <draw:polyline draw:style-name="gr5" draw:text-style-name="P1" draw:layer="layout" svg:width="0cm" svg:height="0.795cm" svg:x="12.076cm" svg:y="4.18cm" svg:viewBox="0 0 0 796" draw:points="0,796 0,34 0,0">
              <text:p/>
            </draw:polyline>
            <draw:polyline draw:style-name="gr5" draw:text-style-name="P1" draw:layer="layout" svg:width="0.799cm" svg:height="0cm" svg:x="11.023cm" svg:y="3.961cm" svg:viewBox="0 0 800 0" draw:points="800,0 34,0 0,0">
              <text:p/>
            </draw:polyline>
            <draw:polyline draw:style-name="gr5" draw:text-style-name="P1" draw:layer="layout" svg:width="0cm" svg:height="0.799cm" svg:x="10.804cm" svg:y="4.215cm" svg:viewBox="0 0 0 800" draw:points="0,0 0,761 0,800">
              <text:p/>
            </draw:polyline>
            <draw:polyline draw:style-name="gr5" draw:text-style-name="P1" draw:layer="layout" svg:width="0.106cm" svg:height="0.218cm" svg:x="11.969cm" svg:y="3.995cm" svg:viewBox="0 0 107 219" draw:points="107,219 34,39 0,0">
              <text:p/>
            </draw:polyline>
            <draw:polyline draw:style-name="gr5" draw:text-style-name="P1" draw:layer="layout" svg:width="0.218cm" svg:height="0.107cm" svg:x="11.784cm" svg:y="3.927cm" svg:viewBox="0 0 219 108" draw:points="219,108 39,34 0,0">
              <text:p/>
            </draw:polyline>
            <draw:polyline draw:style-name="gr5" draw:text-style-name="P1" draw:layer="layout" svg:width="0.106cm" svg:height="0.218cm" svg:x="11.969cm" svg:y="4.976cm" svg:viewBox="0 0 107 219" draw:points="107,0 34,185 0,219">
              <text:p/>
            </draw:polyline>
            <draw:polyline draw:style-name="gr5" draw:text-style-name="P1" draw:layer="layout" svg:width="0.218cm" svg:height="0.107cm" svg:x="11.784cm" svg:y="5.161cm" svg:viewBox="0 0 219 108" draw:points="219,0 39,73 0,108">
              <text:p/>
            </draw:polyline>
            <draw:polyline draw:style-name="gr5" draw:text-style-name="P1" draw:layer="layout" svg:width="0.106cm" svg:height="0.218cm" svg:x="10.804cm" svg:y="4.976cm" svg:viewBox="0 0 107 219" draw:points="0,0 73,185 107,219">
              <text:p/>
            </draw:polyline>
            <draw:polyline draw:style-name="gr5" draw:text-style-name="P1" draw:layer="layout" svg:width="0.218cm" svg:height="0.107cm" svg:x="10.877cm" svg:y="5.161cm" svg:viewBox="0 0 219 108" draw:points="0,0 181,73 219,108">
              <text:p/>
            </draw:polyline>
            <draw:polyline draw:style-name="gr5" draw:text-style-name="P1" draw:layer="layout" svg:width="0.218cm" svg:height="0.107cm" svg:x="10.838cm" svg:y="3.961cm" svg:viewBox="0 0 219 108" draw:points="219,0 39,73 0,108">
              <text:p/>
            </draw:polyline>
            <draw:polyline draw:style-name="gr5" draw:text-style-name="P1" draw:layer="layout" svg:width="0.111cm" svg:height="0.218cm" svg:x="10.765cm" svg:y="4.034cm" svg:viewBox="0 0 112 219" draw:points="112,0 39,181 0,219">
              <text:p/>
            </draw:polyline>
            <draw:polyline draw:style-name="gr5" draw:text-style-name="P1" draw:layer="layout" svg:width="0.803cm" svg:height="0cm" svg:x="12.584cm" svg:y="5.234cm" svg:viewBox="0 0 804 0" draw:points="0,0 765,0 804,0">
              <text:p/>
            </draw:polyline>
            <draw:polyline draw:style-name="gr5" draw:text-style-name="P1" draw:layer="layout" svg:width="0cm" svg:height="0.795cm" svg:x="13.603cm" svg:y="4.18cm" svg:viewBox="0 0 0 796" draw:points="0,796 0,34 0,0">
              <text:p/>
            </draw:polyline>
            <draw:polyline draw:style-name="gr5" draw:text-style-name="P1" draw:layer="layout" svg:width="0.799cm" svg:height="0cm" svg:x="12.549cm" svg:y="3.961cm" svg:viewBox="0 0 800 0" draw:points="800,0 34,0 0,0">
              <text:p/>
            </draw:polyline>
            <draw:polyline draw:style-name="gr5" draw:text-style-name="P1" draw:layer="layout" svg:width="0cm" svg:height="0.799cm" svg:x="12.33cm" svg:y="4.215cm" svg:viewBox="0 0 0 800" draw:points="0,0 0,761 0,800">
              <text:p/>
            </draw:polyline>
            <draw:polyline draw:style-name="gr5" draw:text-style-name="P1" draw:layer="layout" svg:width="0.106cm" svg:height="0.218cm" svg:x="13.495cm" svg:y="3.995cm" svg:viewBox="0 0 107 219" draw:points="107,219 34,39 0,0">
              <text:p/>
            </draw:polyline>
            <draw:polyline draw:style-name="gr5" draw:text-style-name="P1" draw:layer="layout" svg:width="0.214cm" svg:height="0.107cm" svg:x="13.315cm" svg:y="3.927cm" svg:viewBox="0 0 215 108" draw:points="215,108 34,34 0,0">
              <text:p/>
            </draw:polyline>
            <draw:polyline draw:style-name="gr5" draw:text-style-name="P1" draw:layer="layout" svg:width="0.106cm" svg:height="0.218cm" svg:x="13.495cm" svg:y="4.976cm" svg:viewBox="0 0 107 219" draw:points="107,0 34,185 0,219">
              <text:p/>
            </draw:polyline>
            <draw:polyline draw:style-name="gr5" draw:text-style-name="P1" draw:layer="layout" svg:width="0.214cm" svg:height="0.107cm" svg:x="13.315cm" svg:y="5.161cm" svg:viewBox="0 0 215 108" draw:points="215,0 34,73 0,108">
              <text:p/>
            </draw:polyline>
            <draw:polyline draw:style-name="gr5" draw:text-style-name="P1" draw:layer="layout" svg:width="0.111cm" svg:height="0.218cm" svg:x="12.33cm" svg:y="4.976cm" svg:viewBox="0 0 112 219" draw:points="0,0 73,185 112,219">
              <text:p/>
            </draw:polyline>
            <draw:polyline draw:style-name="gr5" draw:text-style-name="P1" draw:layer="layout" svg:width="0.218cm" svg:height="0.107cm" svg:x="12.403cm" svg:y="5.161cm" svg:viewBox="0 0 219 108" draw:points="0,0 181,73 219,108">
              <text:p/>
            </draw:polyline>
            <draw:polyline draw:style-name="gr5" draw:text-style-name="P1" draw:layer="layout" svg:width="0.214cm" svg:height="0.107cm" svg:x="12.369cm" svg:y="3.961cm" svg:viewBox="0 0 215 108" draw:points="215,0 34,73 0,108">
              <text:p/>
            </draw:polyline>
            <draw:polyline draw:style-name="gr5" draw:text-style-name="P1" draw:layer="layout" svg:width="0.106cm" svg:height="0.218cm" svg:x="12.296cm" svg:y="4.034cm" svg:viewBox="0 0 107 219" draw:points="107,0 34,181 0,219">
              <text:p/>
            </draw:polyline>
            <draw:polyline draw:style-name="gr5" draw:text-style-name="P1" draw:layer="layout" svg:width="0.76cm" svg:height="0cm" svg:x="14.114cm" svg:y="5.234cm" svg:viewBox="0 0 761 0" draw:points="0,0 727,0 761,0">
              <text:p/>
            </draw:polyline>
            <draw:polyline draw:style-name="gr5" draw:text-style-name="P1" draw:layer="layout" svg:width="0cm" svg:height="0.795cm" svg:x="15.095cm" svg:y="4.18cm" svg:viewBox="0 0 0 796" draw:points="0,796 0,34 0,0">
              <text:p/>
            </draw:polyline>
            <draw:polyline draw:style-name="gr5" draw:text-style-name="P1" draw:layer="layout" svg:width="0.764cm" svg:height="0cm" svg:x="14.076cm" svg:y="3.961cm" svg:viewBox="0 0 765 0" draw:points="765,0 39,0 0,0">
              <text:p/>
            </draw:polyline>
            <draw:polyline draw:style-name="gr5" draw:text-style-name="P1" draw:layer="layout" svg:width="0cm" svg:height="0.799cm" svg:x="13.861cm" svg:y="4.215cm" svg:viewBox="0 0 0 800" draw:points="0,0 0,761 0,800">
              <text:p/>
            </draw:polyline>
            <draw:polyline draw:style-name="gr5" draw:text-style-name="P1" draw:layer="layout" svg:width="0.106cm" svg:height="0.218cm" svg:x="14.987cm" svg:y="3.995cm" svg:viewBox="0 0 107 219" draw:points="107,219 34,39 0,0">
              <text:p/>
            </draw:polyline>
            <draw:polyline draw:style-name="gr5" draw:text-style-name="P1" draw:layer="layout" svg:width="0.218cm" svg:height="0.107cm" svg:x="14.802cm" svg:y="3.927cm" svg:viewBox="0 0 219 108" draw:points="219,108 39,34 0,0">
              <text:p/>
            </draw:polyline>
            <draw:polyline draw:style-name="gr5" draw:text-style-name="P1" draw:layer="layout" svg:width="0.106cm" svg:height="0.218cm" svg:x="14.987cm" svg:y="4.976cm" svg:viewBox="0 0 107 219" draw:points="107,0 34,185 0,219">
              <text:p/>
            </draw:polyline>
            <draw:polyline draw:style-name="gr5" draw:text-style-name="P1" draw:layer="layout" svg:width="0.218cm" svg:height="0.107cm" svg:x="14.802cm" svg:y="5.161cm" svg:viewBox="0 0 219 108" draw:points="219,0 39,73 0,108">
              <text:p/>
            </draw:polyline>
            <draw:polyline draw:style-name="gr5" draw:text-style-name="P1" draw:layer="layout" svg:width="0.106cm" svg:height="0.218cm" svg:x="13.861cm" svg:y="4.976cm" svg:viewBox="0 0 107 219" draw:points="0,0 69,185 107,219">
              <text:p/>
            </draw:polyline>
            <draw:polyline draw:style-name="gr5" draw:text-style-name="P1" draw:layer="layout" svg:width="0.218cm" svg:height="0.107cm" svg:x="13.929cm" svg:y="5.161cm" svg:viewBox="0 0 219 108" draw:points="0,0 185,73 219,108">
              <text:p/>
            </draw:polyline>
            <draw:polyline draw:style-name="gr5" draw:text-style-name="P1" draw:layer="layout" svg:width="0.218cm" svg:height="0.107cm" svg:x="13.895cm" svg:y="3.961cm" svg:viewBox="0 0 219 108" draw:points="219,0 34,73 0,108">
              <text:p/>
            </draw:polyline>
            <draw:polyline draw:style-name="gr5" draw:text-style-name="P1" draw:layer="layout" svg:width="0.106cm" svg:height="0.218cm" svg:x="13.822cm" svg:y="4.034cm" svg:viewBox="0 0 107 219" draw:points="107,0 39,181 0,219">
              <text:p/>
            </draw:polyline>
            <draw:polyline draw:style-name="gr5" draw:text-style-name="P1" draw:layer="layout" svg:width="0.799cm" svg:height="0cm" svg:x="15.606cm" svg:y="5.234cm" svg:viewBox="0 0 800 0" draw:points="0,0 761,0 800,0">
              <text:p/>
            </draw:polyline>
            <draw:polyline draw:style-name="gr5" draw:text-style-name="P1" draw:layer="layout" svg:width="0cm" svg:height="0.795cm" svg:x="16.621cm" svg:y="4.18cm" svg:viewBox="0 0 0 796" draw:points="0,796 0,34 0,0">
              <text:p/>
            </draw:polyline>
            <draw:polyline draw:style-name="gr5" draw:text-style-name="P1" draw:layer="layout" svg:width="0.799cm" svg:height="0cm" svg:x="15.567cm" svg:y="3.961cm" svg:viewBox="0 0 800 0" draw:points="800,0 39,0 0,0">
              <text:p/>
            </draw:polyline>
            <draw:polyline draw:style-name="gr5" draw:text-style-name="P1" draw:layer="layout" svg:width="0cm" svg:height="0.799cm" svg:x="15.348cm" svg:y="4.215cm" svg:viewBox="0 0 0 800" draw:points="0,0 0,761 0,800">
              <text:p/>
            </draw:polyline>
            <draw:polyline draw:style-name="gr5" draw:text-style-name="P1" draw:layer="layout" svg:width="0.106cm" svg:height="0.218cm" svg:x="16.513cm" svg:y="3.995cm" svg:viewBox="0 0 107 219" draw:points="107,219 39,39 0,0">
              <text:p/>
            </draw:polyline>
            <draw:polyline draw:style-name="gr5" draw:text-style-name="P1" draw:layer="layout" svg:width="0.218cm" svg:height="0.107cm" svg:x="16.333cm" svg:y="3.927cm" svg:viewBox="0 0 219 108" draw:points="219,108 34,34 0,0">
              <text:p/>
            </draw:polyline>
            <draw:polyline draw:style-name="gr5" draw:text-style-name="P1" draw:layer="layout" svg:width="0.106cm" svg:height="0.218cm" svg:x="16.513cm" svg:y="4.976cm" svg:viewBox="0 0 107 219" draw:points="107,0 39,185 0,219">
              <text:p/>
            </draw:polyline>
            <draw:polyline draw:style-name="gr5" draw:text-style-name="P1" draw:layer="layout" svg:width="0.218cm" svg:height="0.107cm" svg:x="16.333cm" svg:y="5.161cm" svg:viewBox="0 0 219 108" draw:points="219,0 34,73 0,108">
              <text:p/>
            </draw:polyline>
            <draw:polyline draw:style-name="gr5" draw:text-style-name="P1" draw:layer="layout" svg:width="0.111cm" svg:height="0.218cm" svg:x="15.348cm" svg:y="4.976cm" svg:viewBox="0 0 112 219" draw:points="0,0 73,185 112,219">
              <text:p/>
            </draw:polyline>
            <draw:polyline draw:style-name="gr5" draw:text-style-name="P1" draw:layer="layout" svg:width="0.218cm" svg:height="0.107cm" svg:x="15.421cm" svg:y="5.161cm" svg:viewBox="0 0 219 108" draw:points="0,0 185,73 219,108">
              <text:p/>
            </draw:polyline>
            <draw:polyline draw:style-name="gr5" draw:text-style-name="P1" draw:layer="layout" svg:width="0.218cm" svg:height="0.107cm" svg:x="15.387cm" svg:y="3.961cm" svg:viewBox="0 0 219 108" draw:points="219,0 34,73 0,108">
              <text:p/>
            </draw:polyline>
            <draw:polyline draw:style-name="gr5" draw:text-style-name="P1" draw:layer="layout" svg:width="0.106cm" svg:height="0.218cm" svg:x="15.314cm" svg:y="4.034cm" svg:viewBox="0 0 107 219" draw:points="107,0 34,181 0,219">
              <text:p/>
            </draw:polyline>
            <draw:polyline draw:style-name="gr5" draw:text-style-name="P1" draw:layer="layout" svg:width="0.799cm" svg:height="0cm" svg:x="17.132cm" svg:y="5.234cm" svg:viewBox="0 0 800 0" draw:points="0,0 765,0 800,0">
              <text:p/>
            </draw:polyline>
            <draw:polyline draw:style-name="gr5" draw:text-style-name="P1" draw:layer="layout" svg:width="0cm" svg:height="0.795cm" svg:x="18.151cm" svg:y="4.18cm" svg:viewBox="0 0 0 796" draw:points="0,796 0,34 0,0">
              <text:p/>
            </draw:polyline>
            <draw:polyline draw:style-name="gr5" draw:text-style-name="P1" draw:layer="layout" svg:width="0.803cm" svg:height="0cm" svg:x="17.094cm" svg:y="3.961cm" svg:viewBox="0 0 804 0" draw:points="804,0 39,0 0,0">
              <text:p/>
            </draw:polyline>
            <draw:polyline draw:style-name="gr5" draw:text-style-name="P1" draw:layer="layout" svg:width="0cm" svg:height="0.799cm" svg:x="16.879cm" svg:y="4.215cm" svg:viewBox="0 0 0 800" draw:points="0,0 0,761 0,800">
              <text:p/>
            </draw:polyline>
            <draw:polyline draw:style-name="gr5" draw:text-style-name="P1" draw:layer="layout" svg:width="0.111cm" svg:height="0.218cm" svg:x="18.04cm" svg:y="3.995cm" svg:viewBox="0 0 112 219" draw:points="112,219 39,39 0,0">
              <text:p/>
            </draw:polyline>
            <draw:polyline draw:style-name="gr5" draw:text-style-name="P1" draw:layer="layout" svg:width="0.218cm" svg:height="0.107cm" svg:x="17.859cm" svg:y="3.927cm" svg:viewBox="0 0 219 108" draw:points="219,108 39,34 0,0">
              <text:p/>
            </draw:polyline>
            <draw:polyline draw:style-name="gr5" draw:text-style-name="P1" draw:layer="layout" svg:width="0.111cm" svg:height="0.218cm" svg:x="18.04cm" svg:y="4.976cm" svg:viewBox="0 0 112 219" draw:points="112,0 39,185 0,219">
              <text:p/>
            </draw:polyline>
            <draw:polyline draw:style-name="gr5" draw:text-style-name="P1" draw:layer="layout" svg:width="0.218cm" svg:height="0.107cm" svg:x="17.859cm" svg:y="5.161cm" svg:viewBox="0 0 219 108" draw:points="219,0 39,73 0,108">
              <text:p/>
            </draw:polyline>
            <draw:polyline draw:style-name="gr5" draw:text-style-name="P1" draw:layer="layout" svg:width="0.106cm" svg:height="0.218cm" svg:x="16.879cm" svg:y="4.976cm" svg:viewBox="0 0 107 219" draw:points="0,0 73,185 107,219">
              <text:p/>
            </draw:polyline>
            <draw:polyline draw:style-name="gr5" draw:text-style-name="P1" draw:layer="layout" svg:width="0.214cm" svg:height="0.107cm" svg:x="16.952cm" svg:y="5.161cm" svg:viewBox="0 0 215 108" draw:points="0,0 181,73 215,108">
              <text:p/>
            </draw:polyline>
            <draw:polyline draw:style-name="gr5" draw:text-style-name="P1" draw:layer="layout" svg:width="0.218cm" svg:height="0.107cm" svg:x="16.913cm" svg:y="3.961cm" svg:viewBox="0 0 219 108" draw:points="219,0 39,73 0,108">
              <text:p/>
            </draw:polyline>
            <draw:polyline draw:style-name="gr5" draw:text-style-name="P1" draw:layer="layout" svg:width="0.111cm" svg:height="0.218cm" svg:x="16.84cm" svg:y="4.034cm" svg:viewBox="0 0 112 219" draw:points="112,0 39,181 0,219">
              <text:p/>
            </draw:polyline>
            <draw:polyline draw:style-name="gr5" draw:text-style-name="P1" draw:layer="layout" svg:width="0.799cm" svg:height="0cm" svg:x="18.659cm" svg:y="5.234cm" svg:viewBox="0 0 800 0" draw:points="0,0 765,0 800,0">
              <text:p/>
            </draw:polyline>
            <draw:polyline draw:style-name="gr5" draw:text-style-name="P1" draw:layer="layout" svg:width="0cm" svg:height="0.795cm" svg:x="19.678cm" svg:y="4.18cm" svg:viewBox="0 0 0 796" draw:points="0,796 0,34 0,0">
              <text:p/>
            </draw:polyline>
            <draw:polyline draw:style-name="gr5" draw:text-style-name="P1" draw:layer="layout" svg:width="0.799cm" svg:height="0cm" svg:x="18.624cm" svg:y="3.961cm" svg:viewBox="0 0 800 0" draw:points="800,0 34,0 0,0">
              <text:p/>
            </draw:polyline>
            <draw:polyline draw:style-name="gr5" draw:text-style-name="P1" draw:layer="layout" svg:width="0cm" svg:height="0.799cm" svg:x="18.405cm" svg:y="4.215cm" svg:viewBox="0 0 0 800" draw:points="0,0 0,761 0,800">
              <text:p/>
            </draw:polyline>
            <draw:polyline draw:style-name="gr5" draw:text-style-name="P1" draw:layer="layout" svg:width="0.106cm" svg:height="0.218cm" svg:x="19.57cm" svg:y="3.995cm" svg:viewBox="0 0 107 219" draw:points="107,219 34,39 0,0">
              <text:p/>
            </draw:polyline>
            <draw:polyline draw:style-name="gr5" draw:text-style-name="P1" draw:layer="layout" svg:width="0.218cm" svg:height="0.107cm" svg:x="19.385cm" svg:y="3.927cm" svg:viewBox="0 0 219 108" draw:points="219,108 39,34 0,0">
              <text:p/>
            </draw:polyline>
            <draw:polyline draw:style-name="gr5" draw:text-style-name="P1" draw:layer="layout" svg:width="0.106cm" svg:height="0.218cm" svg:x="19.57cm" svg:y="4.976cm" svg:viewBox="0 0 107 219" draw:points="107,0 34,185 0,219">
              <text:p/>
            </draw:polyline>
            <draw:polyline draw:style-name="gr5" draw:text-style-name="P1" draw:layer="layout" svg:width="0.218cm" svg:height="0.107cm" svg:x="19.385cm" svg:y="5.161cm" svg:viewBox="0 0 219 108" draw:points="219,0 39,73 0,108">
              <text:p/>
            </draw:polyline>
            <draw:polyline draw:style-name="gr5" draw:text-style-name="P1" draw:layer="layout" svg:width="0.106cm" svg:height="0.218cm" svg:x="18.405cm" svg:y="4.976cm" svg:viewBox="0 0 107 219" draw:points="0,0 73,185 107,219">
              <text:p/>
            </draw:polyline>
            <draw:polyline draw:style-name="gr5" draw:text-style-name="P1" draw:layer="layout" svg:width="0.218cm" svg:height="0.107cm" svg:x="18.478cm" svg:y="5.161cm" svg:viewBox="0 0 219 108" draw:points="0,0 181,73 219,108">
              <text:p/>
            </draw:polyline>
            <draw:polyline draw:style-name="gr5" draw:text-style-name="P1" draw:layer="layout" svg:width="0.218cm" svg:height="0.107cm" svg:x="18.439cm" svg:y="3.961cm" svg:viewBox="0 0 219 108" draw:points="219,0 39,73 0,108">
              <text:p/>
            </draw:polyline>
            <draw:polyline draw:style-name="gr5" draw:text-style-name="P1" draw:layer="layout" svg:width="0.106cm" svg:height="0.218cm" svg:x="18.371cm" svg:y="4.034cm" svg:viewBox="0 0 107 219" draw:points="107,0 34,181 0,219">
              <text:p/>
            </draw:polyline>
            <draw:polyline draw:style-name="gr5" draw:text-style-name="P1" draw:layer="layout" svg:width="0.803cm" svg:height="0cm" svg:x="20.185cm" svg:y="5.234cm" svg:viewBox="0 0 804 0" draw:points="0,0 765,0 804,0">
              <text:p/>
            </draw:polyline>
            <draw:polyline draw:style-name="gr5" draw:text-style-name="P1" draw:layer="layout" svg:width="0cm" svg:height="0.795cm" svg:x="21.204cm" svg:y="4.18cm" svg:viewBox="0 0 0 796" draw:points="0,796 0,34 0,0">
              <text:p/>
            </draw:polyline>
            <draw:polyline draw:style-name="gr5" draw:text-style-name="P1" draw:layer="layout" svg:width="0.799cm" svg:height="0cm" svg:x="20.151cm" svg:y="3.961cm" svg:viewBox="0 0 800 0" draw:points="800,0 34,0 0,0">
              <text:p/>
            </draw:polyline>
            <draw:polyline draw:style-name="gr5" draw:text-style-name="P1" draw:layer="layout" svg:width="0cm" svg:height="0.799cm" svg:x="19.931cm" svg:y="4.215cm" svg:viewBox="0 0 0 800" draw:points="0,0 0,761 0,800">
              <text:p/>
            </draw:polyline>
            <draw:polyline draw:style-name="gr5" draw:text-style-name="P1" draw:layer="layout" svg:width="0.106cm" svg:height="0.218cm" svg:x="21.096cm" svg:y="3.995cm" svg:viewBox="0 0 107 219" draw:points="107,219 34,39 0,0">
              <text:p/>
            </draw:polyline>
            <draw:polyline draw:style-name="gr5" draw:text-style-name="P1" draw:layer="layout" svg:width="0.214cm" svg:height="0.107cm" svg:x="20.916cm" svg:y="3.927cm" svg:viewBox="0 0 215 108" draw:points="215,108 34,34 0,0">
              <text:p/>
            </draw:polyline>
            <draw:polyline draw:style-name="gr5" draw:text-style-name="P1" draw:layer="layout" svg:width="0.106cm" svg:height="0.218cm" svg:x="21.096cm" svg:y="4.976cm" svg:viewBox="0 0 107 219" draw:points="107,0 34,185 0,219">
              <text:p/>
            </draw:polyline>
            <draw:polyline draw:style-name="gr5" draw:text-style-name="P1" draw:layer="layout" svg:width="0.214cm" svg:height="0.107cm" svg:x="20.916cm" svg:y="5.161cm" svg:viewBox="0 0 215 108" draw:points="215,0 34,73 0,108">
              <text:p/>
            </draw:polyline>
            <draw:polyline draw:style-name="gr5" draw:text-style-name="P1" draw:layer="layout" svg:width="0.111cm" svg:height="0.218cm" svg:x="19.931cm" svg:y="4.976cm" svg:viewBox="0 0 112 219" draw:points="0,0 73,185 112,219">
              <text:p/>
            </draw:polyline>
            <draw:polyline draw:style-name="gr5" draw:text-style-name="P1" draw:layer="layout" svg:width="0.218cm" svg:height="0.107cm" svg:x="20.004cm" svg:y="5.161cm" svg:viewBox="0 0 219 108" draw:points="0,0 181,73 219,108">
              <text:p/>
            </draw:polyline>
            <draw:polyline draw:style-name="gr5" draw:text-style-name="P1" draw:layer="layout" svg:width="0.214cm" svg:height="0.107cm" svg:x="19.97cm" svg:y="3.961cm" svg:viewBox="0 0 215 108" draw:points="215,0 34,73 0,108">
              <text:p/>
            </draw:polyline>
            <draw:polyline draw:style-name="gr5" draw:text-style-name="P1" draw:layer="layout" svg:width="0.106cm" svg:height="0.218cm" svg:x="19.897cm" svg:y="4.034cm" svg:viewBox="0 0 107 219" draw:points="107,0 34,181 0,219">
              <text:p/>
            </draw:polyline>
            <draw:polyline draw:style-name="gr5" draw:text-style-name="P1" draw:layer="layout" svg:width="0.799cm" svg:height="0cm" svg:x="21.716cm" svg:y="5.234cm" svg:viewBox="0 0 800 0" draw:points="0,0 761,0 800,0">
              <text:p/>
            </draw:polyline>
            <draw:polyline draw:style-name="gr5" draw:text-style-name="P1" draw:layer="layout" svg:width="0cm" svg:height="0.795cm" svg:x="22.734cm" svg:y="4.18cm" svg:viewBox="0 0 0 796" draw:points="0,796 0,34 0,0">
              <text:p/>
            </draw:polyline>
            <draw:polyline draw:style-name="gr5" draw:text-style-name="P1" draw:layer="layout" svg:width="0.799cm" svg:height="0cm" svg:x="21.677cm" svg:y="3.961cm" svg:viewBox="0 0 800 0" draw:points="800,0 39,0 0,0">
              <text:p/>
            </draw:polyline>
            <draw:polyline draw:style-name="gr5" draw:text-style-name="P1" draw:layer="layout" svg:width="0cm" svg:height="0.799cm" svg:x="21.462cm" svg:y="4.215cm" svg:viewBox="0 0 0 800" draw:points="0,0 0,761 0,800">
              <text:p/>
            </draw:polyline>
            <draw:polyline draw:style-name="gr5" draw:text-style-name="P1" draw:layer="layout" svg:width="0.111cm" svg:height="0.218cm" svg:x="22.623cm" svg:y="3.995cm" svg:viewBox="0 0 112 219" draw:points="112,219 39,39 0,0">
              <text:p/>
            </draw:polyline>
            <draw:polyline draw:style-name="gr5" draw:text-style-name="P1" draw:layer="layout" svg:width="0.218cm" svg:height="0.107cm" svg:x="22.442cm" svg:y="3.927cm" svg:viewBox="0 0 219 108" draw:points="219,108 34,34 0,0">
              <text:p/>
            </draw:polyline>
            <draw:polyline draw:style-name="gr5" draw:text-style-name="P1" draw:layer="layout" svg:width="0.111cm" svg:height="0.218cm" svg:x="22.623cm" svg:y="4.976cm" svg:viewBox="0 0 112 219" draw:points="112,0 39,185 0,219">
              <text:p/>
            </draw:polyline>
            <draw:polyline draw:style-name="gr5" draw:text-style-name="P1" draw:layer="layout" svg:width="0.218cm" svg:height="0.107cm" svg:x="22.442cm" svg:y="5.161cm" svg:viewBox="0 0 219 108" draw:points="219,0 34,73 0,108">
              <text:p/>
            </draw:polyline>
            <draw:polyline draw:style-name="gr5" draw:text-style-name="P1" draw:layer="layout" svg:width="0.106cm" svg:height="0.218cm" svg:x="21.462cm" svg:y="4.976cm" svg:viewBox="0 0 107 219" draw:points="0,0 69,185 107,219">
              <text:p/>
            </draw:polyline>
            <draw:polyline draw:style-name="gr5" draw:text-style-name="P1" draw:layer="layout" svg:width="0.218cm" svg:height="0.107cm" svg:x="21.531cm" svg:y="5.161cm" svg:viewBox="0 0 219 108" draw:points="0,0 185,73 219,108">
              <text:p/>
            </draw:polyline>
            <draw:polyline draw:style-name="gr5" draw:text-style-name="P1" draw:layer="layout" svg:width="0.218cm" svg:height="0.107cm" svg:x="21.496cm" svg:y="3.961cm" svg:viewBox="0 0 219 108" draw:points="219,0 34,73 0,108">
              <text:p/>
            </draw:polyline>
            <draw:polyline draw:style-name="gr5" draw:text-style-name="P1" draw:layer="layout" svg:width="0.106cm" svg:height="0.218cm" svg:x="21.423cm" svg:y="4.034cm" svg:viewBox="0 0 107 219" draw:points="107,0 39,181 0,219">
              <text:p/>
            </draw:polyline>
            <draw:polyline draw:style-name="gr5" draw:text-style-name="P1" draw:layer="layout" svg:width="0.799cm" svg:height="0cm" svg:x="23.242cm" svg:y="5.234cm" svg:viewBox="0 0 800 0" draw:points="0,0 765,0 800,0">
              <text:p/>
            </draw:polyline>
            <draw:polyline draw:style-name="gr5" draw:text-style-name="P1" draw:layer="layout" svg:width="0cm" svg:height="0.795cm" svg:x="24.261cm" svg:y="4.18cm" svg:viewBox="0 0 0 796" draw:points="0,796 0,34 0,0">
              <text:p/>
            </draw:polyline>
            <draw:polyline draw:style-name="gr5" draw:text-style-name="P1" draw:layer="layout" svg:width="0.799cm" svg:height="0cm" svg:x="23.207cm" svg:y="3.961cm" svg:viewBox="0 0 800 0" draw:points="800,0 34,0 0,0">
              <text:p/>
            </draw:polyline>
            <draw:polyline draw:style-name="gr5" draw:text-style-name="P1" draw:layer="layout" svg:width="0cm" svg:height="0.799cm" svg:x="22.988cm" svg:y="4.215cm" svg:viewBox="0 0 0 800" draw:points="0,0 0,761 0,800">
              <text:p/>
            </draw:polyline>
            <draw:polyline draw:style-name="gr5" draw:text-style-name="P1" draw:layer="layout" svg:width="0.106cm" svg:height="0.218cm" svg:x="24.153cm" svg:y="3.995cm" svg:viewBox="0 0 107 219" draw:points="107,219 34,39 0,0">
              <text:p/>
            </draw:polyline>
            <draw:polyline draw:style-name="gr5" draw:text-style-name="P1" draw:layer="layout" svg:width="0.218cm" svg:height="0.107cm" svg:x="23.968cm" svg:y="3.927cm" svg:viewBox="0 0 219 108" draw:points="219,108 39,34 0,0">
              <text:p/>
            </draw:polyline>
            <draw:polyline draw:style-name="gr5" draw:text-style-name="P1" draw:layer="layout" svg:width="0.106cm" svg:height="0.218cm" svg:x="24.153cm" svg:y="4.976cm" svg:viewBox="0 0 107 219" draw:points="107,0 34,185 0,219">
              <text:p/>
            </draw:polyline>
            <draw:polyline draw:style-name="gr5" draw:text-style-name="P1" draw:layer="layout" svg:width="0.218cm" svg:height="0.107cm" svg:x="23.968cm" svg:y="5.161cm" svg:viewBox="0 0 219 108" draw:points="219,0 39,73 0,108">
              <text:p/>
            </draw:polyline>
            <draw:polyline draw:style-name="gr5" draw:text-style-name="P1" draw:layer="layout" svg:width="0.106cm" svg:height="0.218cm" svg:x="22.988cm" svg:y="4.976cm" svg:viewBox="0 0 107 219" draw:points="0,0 73,185 107,219">
              <text:p/>
            </draw:polyline>
            <draw:polyline draw:style-name="gr5" draw:text-style-name="P1" draw:layer="layout" svg:width="0.218cm" svg:height="0.107cm" svg:x="23.061cm" svg:y="5.161cm" svg:viewBox="0 0 219 108" draw:points="0,0 181,73 219,108">
              <text:p/>
            </draw:polyline>
            <draw:polyline draw:style-name="gr5" draw:text-style-name="P1" draw:layer="layout" svg:width="0.218cm" svg:height="0.107cm" svg:x="23.023cm" svg:y="3.961cm" svg:viewBox="0 0 219 108" draw:points="219,0 39,73 0,108">
              <text:p/>
            </draw:polyline>
            <draw:polyline draw:style-name="gr5" draw:text-style-name="P1" draw:layer="layout" svg:width="0.111cm" svg:height="0.218cm" svg:x="22.949cm" svg:y="4.034cm" svg:viewBox="0 0 112 219" draw:points="112,0 39,181 0,219">
              <text:p/>
            </draw:polyline>
            <draw:polyline draw:style-name="gr5" draw:text-style-name="P1" draw:layer="layout" svg:width="0.764cm" svg:height="0cm" svg:x="24.768cm" svg:y="5.234cm" svg:viewBox="0 0 765 0" draw:points="0,0 731,0 765,0">
              <text:p/>
            </draw:polyline>
            <draw:polyline draw:style-name="gr5" draw:text-style-name="P1" draw:layer="layout" svg:width="0cm" svg:height="0.795cm" svg:x="25.753cm" svg:y="4.18cm" svg:viewBox="0 0 0 796" draw:points="0,796 0,34 0,0">
              <text:p/>
            </draw:polyline>
            <draw:polyline draw:style-name="gr5" draw:text-style-name="P1" draw:layer="layout" svg:width="0.764cm" svg:height="0cm" svg:x="24.734cm" svg:y="3.961cm" svg:viewBox="0 0 765 0" draw:points="765,0 34,0 0,0">
              <text:p/>
            </draw:polyline>
            <draw:polyline draw:style-name="gr5" draw:text-style-name="P1" draw:layer="layout" svg:width="0cm" svg:height="0.799cm" svg:x="24.514cm" svg:y="4.215cm" svg:viewBox="0 0 0 800" draw:points="0,0 0,761 0,800">
              <text:p/>
            </draw:polyline>
            <draw:polyline draw:style-name="gr5" draw:text-style-name="P1" draw:layer="layout" svg:width="0.111cm" svg:height="0.218cm" svg:x="25.641cm" svg:y="3.995cm" svg:viewBox="0 0 112 219" draw:points="112,219 39,39 0,0">
              <text:p/>
            </draw:polyline>
            <draw:polyline draw:style-name="gr5" draw:text-style-name="P1" draw:layer="layout" svg:width="0.218cm" svg:height="0.107cm" svg:x="25.46cm" svg:y="3.927cm" svg:viewBox="0 0 219 108" draw:points="219,108 39,34 0,0">
              <text:p/>
            </draw:polyline>
            <draw:polyline draw:style-name="gr5" draw:text-style-name="P1" draw:layer="layout" svg:width="0.111cm" svg:height="0.218cm" svg:x="25.641cm" svg:y="4.976cm" svg:viewBox="0 0 112 219" draw:points="112,0 39,185 0,219">
              <text:p/>
            </draw:polyline>
            <draw:polyline draw:style-name="gr5" draw:text-style-name="P1" draw:layer="layout" svg:width="0.218cm" svg:height="0.107cm" svg:x="25.46cm" svg:y="5.161cm" svg:viewBox="0 0 219 108" draw:points="219,0 39,73 0,108">
              <text:p/>
            </draw:polyline>
            <draw:polyline draw:style-name="gr5" draw:text-style-name="P1" draw:layer="layout" svg:width="0.111cm" svg:height="0.218cm" svg:x="24.514cm" svg:y="4.976cm" svg:viewBox="0 0 112 219" draw:points="0,0 73,185 112,219">
              <text:p/>
            </draw:polyline>
            <draw:polyline draw:style-name="gr5" draw:text-style-name="P1" draw:layer="layout" svg:width="0.218cm" svg:height="0.107cm" svg:x="24.587cm" svg:y="5.161cm" svg:viewBox="0 0 219 108" draw:points="0,0 181,73 219,108">
              <text:p/>
            </draw:polyline>
            <draw:polyline draw:style-name="gr5" draw:text-style-name="P1" draw:layer="layout" svg:width="0.214cm" svg:height="0.107cm" svg:x="24.553cm" svg:y="3.961cm" svg:viewBox="0 0 215 108" draw:points="215,0 34,73 0,108">
              <text:p/>
            </draw:polyline>
            <draw:polyline draw:style-name="gr5" draw:text-style-name="P1" draw:layer="layout" svg:width="0.106cm" svg:height="0.218cm" svg:x="24.48cm" svg:y="4.034cm" svg:viewBox="0 0 107 219" draw:points="107,0 34,181 0,219">
              <text:p/>
            </draw:polyline>
            <draw:polyline draw:style-name="gr5" draw:text-style-name="P1" draw:layer="layout" svg:width="0.799cm" svg:height="0cm" svg:x="26.26cm" svg:y="5.234cm" svg:viewBox="0 0 800 0" draw:points="0,0 765,0 800,0">
              <text:p/>
            </draw:polyline>
            <draw:polyline draw:style-name="gr5" draw:text-style-name="P1" draw:layer="layout" svg:width="0cm" svg:height="0.795cm" svg:x="27.279cm" svg:y="4.18cm" svg:viewBox="0 0 0 796" draw:points="0,796 0,34 0,0">
              <text:p/>
            </draw:polyline>
            <draw:polyline draw:style-name="gr5" draw:text-style-name="P1" draw:layer="layout" svg:width="0.799cm" svg:height="0cm" svg:x="26.225cm" svg:y="3.961cm" svg:viewBox="0 0 800 0" draw:points="800,0 34,0 0,0">
              <text:p/>
            </draw:polyline>
            <draw:polyline draw:style-name="gr5" draw:text-style-name="P1" draw:layer="layout" svg:width="0cm" svg:height="0.799cm" svg:x="26.006cm" svg:y="4.215cm" svg:viewBox="0 0 0 800" draw:points="0,0 0,761 0,800">
              <text:p/>
            </draw:polyline>
            <draw:polyline draw:style-name="gr5" draw:text-style-name="P1" draw:layer="layout" svg:width="0.106cm" svg:height="0.218cm" svg:x="27.171cm" svg:y="3.995cm" svg:viewBox="0 0 107 219" draw:points="107,219 34,39 0,0">
              <text:p/>
            </draw:polyline>
            <draw:polyline draw:style-name="gr5" draw:text-style-name="P1" draw:layer="layout" svg:width="0.218cm" svg:height="0.107cm" svg:x="26.986cm" svg:y="3.927cm" svg:viewBox="0 0 219 108" draw:points="219,108 39,34 0,0">
              <text:p/>
            </draw:polyline>
            <draw:polyline draw:style-name="gr5" draw:text-style-name="P1" draw:layer="layout" svg:width="0.106cm" svg:height="0.218cm" svg:x="27.171cm" svg:y="4.976cm" svg:viewBox="0 0 107 219" draw:points="107,0 34,185 0,219">
              <text:p/>
            </draw:polyline>
            <draw:polyline draw:style-name="gr5" draw:text-style-name="P1" draw:layer="layout" svg:width="0.218cm" svg:height="0.107cm" svg:x="26.986cm" svg:y="5.161cm" svg:viewBox="0 0 219 108" draw:points="219,0 39,73 0,108">
              <text:p/>
            </draw:polyline>
            <draw:polyline draw:style-name="gr5" draw:text-style-name="P1" draw:layer="layout" svg:width="0.106cm" svg:height="0.218cm" svg:x="26.006cm" svg:y="4.976cm" svg:viewBox="0 0 107 219" draw:points="0,0 73,185 107,219">
              <text:p/>
            </draw:polyline>
            <draw:polyline draw:style-name="gr5" draw:text-style-name="P1" draw:layer="layout" svg:width="0.218cm" svg:height="0.107cm" svg:x="26.079cm" svg:y="5.161cm" svg:viewBox="0 0 219 108" draw:points="0,0 181,73 219,108">
              <text:p/>
            </draw:polyline>
            <draw:polyline draw:style-name="gr5" draw:text-style-name="P1" draw:layer="layout" svg:width="0.218cm" svg:height="0.107cm" svg:x="26.041cm" svg:y="3.961cm" svg:viewBox="0 0 219 108" draw:points="219,0 39,73 0,108">
              <text:p/>
            </draw:polyline>
            <draw:polyline draw:style-name="gr5" draw:text-style-name="P1" draw:layer="layout" svg:width="0.106cm" svg:height="0.218cm" svg:x="25.972cm" svg:y="4.034cm" svg:viewBox="0 0 107 219" draw:points="107,0 34,181 0,219">
              <text:p/>
            </draw:polyline>
            <draw:polyline draw:style-name="gr5" draw:text-style-name="P1" draw:layer="layout" svg:width="0.799cm" svg:height="0cm" svg:x="3.422cm" svg:y="6.757cm" svg:viewBox="0 0 800 0" draw:points="0,0 761,0 800,0">
              <text:p/>
            </draw:polyline>
            <draw:polyline draw:style-name="gr5" draw:text-style-name="P1" draw:layer="layout" svg:width="0cm" svg:height="0.799cm" svg:x="4.437cm" svg:y="5.703cm" svg:viewBox="0 0 0 800" draw:points="0,800 0,39 0,0">
              <text:p/>
            </draw:polyline>
            <draw:polyline draw:style-name="gr5" draw:text-style-name="P1" draw:layer="layout" svg:width="0.799cm" svg:height="0cm" svg:x="3.383cm" svg:y="5.488cm" svg:viewBox="0 0 800 0" draw:points="800,0 39,0 0,0">
              <text:p/>
            </draw:polyline>
            <draw:polyline draw:style-name="gr5" draw:text-style-name="P1" draw:layer="layout" svg:width="0cm" svg:height="0.799cm" svg:x="3.164cm" svg:y="5.742cm" svg:viewBox="0 0 0 800" draw:points="0,0 0,761 0,800">
              <text:p/>
            </draw:polyline>
            <draw:polyline draw:style-name="gr5" draw:text-style-name="P1" draw:layer="layout" svg:width="0.106cm" svg:height="0.218cm" svg:x="4.329cm" svg:y="5.522cm" svg:viewBox="0 0 107 219" draw:points="107,219 39,39 0,0">
              <text:p/>
            </draw:polyline>
            <draw:polyline draw:style-name="gr5" draw:text-style-name="P1" draw:layer="layout" svg:width="0.218cm" svg:height="0.111cm" svg:x="4.148cm" svg:y="5.449cm" svg:viewBox="0 0 219 112" draw:points="219,112 34,39 0,0">
              <text:p/>
            </draw:polyline>
            <draw:polyline draw:style-name="gr5" draw:text-style-name="P1" draw:layer="layout" svg:width="0.106cm" svg:height="0.218cm" svg:x="4.329cm" svg:y="6.503cm" svg:viewBox="0 0 107 219" draw:points="107,0 39,181 0,219">
              <text:p/>
            </draw:polyline>
            <draw:polyline draw:style-name="gr5" draw:text-style-name="P1" draw:layer="layout" svg:width="0.218cm" svg:height="0.111cm" svg:x="4.148cm" svg:y="6.684cm" svg:viewBox="0 0 219 112" draw:points="219,0 34,73 0,112">
              <text:p/>
            </draw:polyline>
            <draw:polyline draw:style-name="gr5" draw:text-style-name="P1" draw:layer="layout" svg:width="0.145cm" svg:height="0.218cm" svg:x="3.164cm" svg:y="6.503cm" svg:viewBox="0 0 146 219" draw:points="0,0 112,181 146,219">
              <text:p/>
            </draw:polyline>
            <draw:polyline draw:style-name="gr5" draw:text-style-name="P1" draw:layer="layout" svg:width="0.18cm" svg:height="0.111cm" svg:x="3.276cm" svg:y="6.684cm" svg:viewBox="0 0 181 112" draw:points="0,0 146,73 181,112">
              <text:p/>
            </draw:polyline>
            <draw:polyline draw:style-name="gr5" draw:text-style-name="P1" draw:layer="layout" svg:width="0.184cm" svg:height="0.107cm" svg:x="3.237cm" svg:y="5.488cm" svg:viewBox="0 0 185 108" draw:points="185,0 39,73 0,108">
              <text:p/>
            </draw:polyline>
            <draw:polyline draw:style-name="gr5" draw:text-style-name="P1" draw:layer="layout" svg:width="0.145cm" svg:height="0.214cm" svg:x="3.13cm" svg:y="5.561cm" svg:viewBox="0 0 146 215" draw:points="146,0 34,181 0,215">
              <text:p/>
            </draw:polyline>
            <draw:polyline draw:style-name="gr5" draw:text-style-name="P1" draw:layer="layout" svg:width="0.799cm" svg:height="0cm" svg:x="4.948cm" svg:y="6.757cm" svg:viewBox="0 0 800 0" draw:points="0,0 765,0 800,0">
              <text:p/>
            </draw:polyline>
            <draw:polyline draw:style-name="gr5" draw:text-style-name="P1" draw:layer="layout" svg:width="0cm" svg:height="0.799cm" svg:x="5.967cm" svg:y="5.703cm" svg:viewBox="0 0 0 800" draw:points="0,800 0,39 0,0">
              <text:p/>
            </draw:polyline>
            <draw:polyline draw:style-name="gr5" draw:text-style-name="P1" draw:layer="layout" svg:width="0.803cm" svg:height="0cm" svg:x="4.909cm" svg:y="5.488cm" svg:viewBox="0 0 804 0" draw:points="804,0 39,0 0,0">
              <text:p/>
            </draw:polyline>
            <draw:polyline draw:style-name="gr5" draw:text-style-name="P1" draw:layer="layout" svg:width="0cm" svg:height="0.799cm" svg:x="4.695cm" svg:y="5.742cm" svg:viewBox="0 0 0 800" draw:points="0,0 0,761 0,800">
              <text:p/>
            </draw:polyline>
            <draw:polyline draw:style-name="gr5" draw:text-style-name="P1" draw:layer="layout" svg:width="0.111cm" svg:height="0.218cm" svg:x="5.855cm" svg:y="5.522cm" svg:viewBox="0 0 112 219" draw:points="112,219 39,39 0,0">
              <text:p/>
            </draw:polyline>
            <draw:polyline draw:style-name="gr5" draw:text-style-name="P1" draw:layer="layout" svg:width="0.218cm" svg:height="0.111cm" svg:x="5.675cm" svg:y="5.449cm" svg:viewBox="0 0 219 112" draw:points="219,112 39,39 0,0">
              <text:p/>
            </draw:polyline>
            <draw:polyline draw:style-name="gr5" draw:text-style-name="P1" draw:layer="layout" svg:width="0.111cm" svg:height="0.218cm" svg:x="5.855cm" svg:y="6.503cm" svg:viewBox="0 0 112 219" draw:points="112,0 39,181 0,219">
              <text:p/>
            </draw:polyline>
            <draw:polyline draw:style-name="gr5" draw:text-style-name="P1" draw:layer="layout" svg:width="0.218cm" svg:height="0.111cm" svg:x="5.675cm" svg:y="6.684cm" svg:viewBox="0 0 219 112" draw:points="219,0 39,73 0,112">
              <text:p/>
            </draw:polyline>
            <draw:polyline draw:style-name="gr5" draw:text-style-name="P1" draw:layer="layout" svg:width="0.106cm" svg:height="0.218cm" svg:x="4.695cm" svg:y="6.503cm" svg:viewBox="0 0 107 219" draw:points="0,0 73,181 107,219">
              <text:p/>
            </draw:polyline>
            <draw:polyline draw:style-name="gr5" draw:text-style-name="P1" draw:layer="layout" svg:width="0.214cm" svg:height="0.111cm" svg:x="4.768cm" svg:y="6.684cm" svg:viewBox="0 0 215 112" draw:points="0,0 181,73 215,112">
              <text:p/>
            </draw:polyline>
            <draw:polyline draw:style-name="gr5" draw:text-style-name="P1" draw:layer="layout" svg:width="0.218cm" svg:height="0.107cm" svg:x="4.729cm" svg:y="5.488cm" svg:viewBox="0 0 219 108" draw:points="219,0 39,73 0,108">
              <text:p/>
            </draw:polyline>
            <draw:polyline draw:style-name="gr5" draw:text-style-name="P1" draw:layer="layout" svg:width="0.111cm" svg:height="0.214cm" svg:x="4.656cm" svg:y="5.561cm" svg:viewBox="0 0 112 215" draw:points="112,0 39,181 0,215">
              <text:p/>
            </draw:polyline>
            <draw:polyline draw:style-name="gr5" draw:text-style-name="P1" draw:layer="layout" svg:width="0.799cm" svg:height="0cm" svg:x="6.474cm" svg:y="6.757cm" svg:viewBox="0 0 800 0" draw:points="0,0 765,0 800,0">
              <text:p/>
            </draw:polyline>
            <draw:polyline draw:style-name="gr5" draw:text-style-name="P1" draw:layer="layout" svg:width="0cm" svg:height="0.799cm" svg:x="7.493cm" svg:y="5.703cm" svg:viewBox="0 0 0 800" draw:points="0,800 0,39 0,0">
              <text:p/>
            </draw:polyline>
            <draw:polyline draw:style-name="gr5" draw:text-style-name="P1" draw:layer="layout" svg:width="0.799cm" svg:height="0cm" svg:x="6.44cm" svg:y="5.488cm" svg:viewBox="0 0 800 0" draw:points="800,0 34,0 0,0">
              <text:p/>
            </draw:polyline>
            <draw:polyline draw:style-name="gr5" draw:text-style-name="P1" draw:layer="layout" svg:width="0cm" svg:height="0.799cm" svg:x="6.221cm" svg:y="5.742cm" svg:viewBox="0 0 0 800" draw:points="0,0 0,761 0,800">
              <text:p/>
            </draw:polyline>
            <draw:polyline draw:style-name="gr5" draw:text-style-name="P1" draw:layer="layout" svg:width="0.106cm" svg:height="0.218cm" svg:x="7.386cm" svg:y="5.522cm" svg:viewBox="0 0 107 219" draw:points="107,219 34,39 0,0">
              <text:p/>
            </draw:polyline>
            <draw:polyline draw:style-name="gr5" draw:text-style-name="P1" draw:layer="layout" svg:width="0.218cm" svg:height="0.111cm" svg:x="7.201cm" svg:y="5.449cm" svg:viewBox="0 0 219 112" draw:points="219,112 39,39 0,0">
              <text:p/>
            </draw:polyline>
            <draw:polyline draw:style-name="gr5" draw:text-style-name="P1" draw:layer="layout" svg:width="0.106cm" svg:height="0.218cm" svg:x="7.386cm" svg:y="6.503cm" svg:viewBox="0 0 107 219" draw:points="107,0 34,181 0,219">
              <text:p/>
            </draw:polyline>
            <draw:polyline draw:style-name="gr5" draw:text-style-name="P1" draw:layer="layout" svg:width="0.218cm" svg:height="0.111cm" svg:x="7.201cm" svg:y="6.684cm" svg:viewBox="0 0 219 112" draw:points="219,0 39,73 0,112">
              <text:p/>
            </draw:polyline>
            <draw:polyline draw:style-name="gr5" draw:text-style-name="P1" draw:layer="layout" svg:width="0.106cm" svg:height="0.218cm" svg:x="6.221cm" svg:y="6.503cm" svg:viewBox="0 0 107 219" draw:points="0,0 73,181 107,219">
              <text:p/>
            </draw:polyline>
            <draw:polyline draw:style-name="gr5" draw:text-style-name="P1" draw:layer="layout" svg:width="0.218cm" svg:height="0.111cm" svg:x="6.294cm" svg:y="6.684cm" svg:viewBox="0 0 219 112" draw:points="0,0 181,73 219,112">
              <text:p/>
            </draw:polyline>
            <draw:polyline draw:style-name="gr5" draw:text-style-name="P1" draw:layer="layout" svg:width="0.218cm" svg:height="0.107cm" svg:x="6.255cm" svg:y="5.488cm" svg:viewBox="0 0 219 108" draw:points="219,0 39,73 0,108">
              <text:p/>
            </draw:polyline>
            <draw:polyline draw:style-name="gr5" draw:text-style-name="P1" draw:layer="layout" svg:width="0.106cm" svg:height="0.214cm" svg:x="6.186cm" svg:y="5.561cm" svg:viewBox="0 0 107 215" draw:points="107,0 34,181 0,215">
              <text:p/>
            </draw:polyline>
            <draw:polyline draw:style-name="gr5" draw:text-style-name="P1" draw:layer="layout" svg:width="0.799cm" svg:height="0cm" svg:x="8.005cm" svg:y="6.757cm" svg:viewBox="0 0 800 0" draw:points="0,0 761,0 800,0">
              <text:p/>
            </draw:polyline>
            <draw:polyline draw:style-name="gr5" draw:text-style-name="P1" draw:layer="layout" svg:width="0cm" svg:height="0.799cm" svg:x="9.02cm" svg:y="5.703cm" svg:viewBox="0 0 0 800" draw:points="0,800 0,39 0,0">
              <text:p/>
            </draw:polyline>
            <draw:polyline draw:style-name="gr5" draw:text-style-name="P1" draw:layer="layout" svg:width="0.799cm" svg:height="0cm" svg:x="7.966cm" svg:y="5.488cm" svg:viewBox="0 0 800 0" draw:points="800,0 39,0 0,0">
              <text:p/>
            </draw:polyline>
            <draw:polyline draw:style-name="gr5" draw:text-style-name="P1" draw:layer="layout" svg:width="0cm" svg:height="0.799cm" svg:x="7.747cm" svg:y="5.742cm" svg:viewBox="0 0 0 800" draw:points="0,0 0,761 0,800">
              <text:p/>
            </draw:polyline>
            <draw:polyline draw:style-name="gr5" draw:text-style-name="P1" draw:layer="layout" svg:width="0.106cm" svg:height="0.218cm" svg:x="8.912cm" svg:y="5.522cm" svg:viewBox="0 0 107 219" draw:points="107,219 34,39 0,0">
              <text:p/>
            </draw:polyline>
            <draw:polyline draw:style-name="gr5" draw:text-style-name="P1" draw:layer="layout" svg:width="0.214cm" svg:height="0.111cm" svg:x="8.732cm" svg:y="5.449cm" svg:viewBox="0 0 215 112" draw:points="215,112 34,39 0,0">
              <text:p/>
            </draw:polyline>
            <draw:polyline draw:style-name="gr5" draw:text-style-name="P1" draw:layer="layout" svg:width="0.106cm" svg:height="0.218cm" svg:x="8.912cm" svg:y="6.503cm" svg:viewBox="0 0 107 219" draw:points="107,0 34,181 0,219">
              <text:p/>
            </draw:polyline>
            <draw:polyline draw:style-name="gr5" draw:text-style-name="P1" draw:layer="layout" svg:width="0.214cm" svg:height="0.111cm" svg:x="8.732cm" svg:y="6.684cm" svg:viewBox="0 0 215 112" draw:points="215,0 34,73 0,112">
              <text:p/>
            </draw:polyline>
            <draw:polyline draw:style-name="gr5" draw:text-style-name="P1" draw:layer="layout" svg:width="0.111cm" svg:height="0.218cm" svg:x="7.747cm" svg:y="6.503cm" svg:viewBox="0 0 112 219" draw:points="0,0 73,181 112,219">
              <text:p/>
            </draw:polyline>
            <draw:polyline draw:style-name="gr5" draw:text-style-name="P1" draw:layer="layout" svg:width="0.218cm" svg:height="0.111cm" svg:x="7.82cm" svg:y="6.684cm" svg:viewBox="0 0 219 112" draw:points="0,0 185,73 219,112">
              <text:p/>
            </draw:polyline>
            <draw:polyline draw:style-name="gr5" draw:text-style-name="P1" draw:layer="layout" svg:width="0.218cm" svg:height="0.107cm" svg:x="7.786cm" svg:y="5.488cm" svg:viewBox="0 0 219 108" draw:points="219,0 34,73 0,108">
              <text:p/>
            </draw:polyline>
            <draw:polyline draw:style-name="gr5" draw:text-style-name="P1" draw:layer="layout" svg:width="0.106cm" svg:height="0.214cm" svg:x="7.713cm" svg:y="5.561cm" svg:viewBox="0 0 107 215" draw:points="107,0 34,181 0,215">
              <text:p/>
            </draw:polyline>
            <draw:polyline draw:style-name="gr5" draw:text-style-name="P1" draw:layer="layout" svg:width="0.799cm" svg:height="0cm" svg:x="9.531cm" svg:y="6.757cm" svg:viewBox="0 0 800 0" draw:points="0,0 761,0 800,0">
              <text:p/>
            </draw:polyline>
            <draw:polyline draw:style-name="gr5" draw:text-style-name="P1" draw:layer="layout" svg:width="0cm" svg:height="0.799cm" svg:x="10.55cm" svg:y="5.703cm" svg:viewBox="0 0 0 800" draw:points="0,800 0,39 0,0">
              <text:p/>
            </draw:polyline>
            <draw:polyline draw:style-name="gr5" draw:text-style-name="P1" draw:layer="layout" svg:width="0.799cm" svg:height="0cm" svg:x="9.493cm" svg:y="5.488cm" svg:viewBox="0 0 800 0" draw:points="800,0 39,0 0,0">
              <text:p/>
            </draw:polyline>
            <draw:polyline draw:style-name="gr5" draw:text-style-name="P1" draw:layer="layout" svg:width="0cm" svg:height="0.799cm" svg:x="9.278cm" svg:y="5.742cm" svg:viewBox="0 0 0 800" draw:points="0,0 0,761 0,800">
              <text:p/>
            </draw:polyline>
            <draw:polyline draw:style-name="gr5" draw:text-style-name="P1" draw:layer="layout" svg:width="0.111cm" svg:height="0.218cm" svg:x="10.438cm" svg:y="5.522cm" svg:viewBox="0 0 112 219" draw:points="112,219 39,39 0,0">
              <text:p/>
            </draw:polyline>
            <draw:polyline draw:style-name="gr5" draw:text-style-name="P1" draw:layer="layout" svg:width="0.218cm" svg:height="0.111cm" svg:x="10.258cm" svg:y="5.449cm" svg:viewBox="0 0 219 112" draw:points="219,112 34,39 0,0">
              <text:p/>
            </draw:polyline>
            <draw:polyline draw:style-name="gr5" draw:text-style-name="P1" draw:layer="layout" svg:width="0.111cm" svg:height="0.218cm" svg:x="10.438cm" svg:y="6.503cm" svg:viewBox="0 0 112 219" draw:points="112,0 39,181 0,219">
              <text:p/>
            </draw:polyline>
            <draw:polyline draw:style-name="gr5" draw:text-style-name="P1" draw:layer="layout" svg:width="0.218cm" svg:height="0.111cm" svg:x="10.258cm" svg:y="6.684cm" svg:viewBox="0 0 219 112" draw:points="219,0 34,73 0,112">
              <text:p/>
            </draw:polyline>
            <draw:polyline draw:style-name="gr5" draw:text-style-name="P1" draw:layer="layout" svg:width="0.106cm" svg:height="0.218cm" svg:x="9.278cm" svg:y="6.503cm" svg:viewBox="0 0 107 219" draw:points="0,0 73,181 107,219">
              <text:p/>
            </draw:polyline>
            <draw:polyline draw:style-name="gr5" draw:text-style-name="P1" draw:layer="layout" svg:width="0.214cm" svg:height="0.111cm" svg:x="9.351cm" svg:y="6.684cm" svg:viewBox="0 0 215 112" draw:points="0,0 181,73 215,112">
              <text:p/>
            </draw:polyline>
            <draw:polyline draw:style-name="gr5" draw:text-style-name="P1" draw:layer="layout" svg:width="0.218cm" svg:height="0.107cm" svg:x="9.312cm" svg:y="5.488cm" svg:viewBox="0 0 219 108" draw:points="219,0 39,73 0,108">
              <text:p/>
            </draw:polyline>
            <draw:polyline draw:style-name="gr5" draw:text-style-name="P1" draw:layer="layout" svg:width="0.111cm" svg:height="0.214cm" svg:x="9.239cm" svg:y="5.561cm" svg:viewBox="0 0 112 215" draw:points="112,0 39,181 0,215">
              <text:p/>
            </draw:polyline>
            <draw:polyline draw:style-name="gr5" draw:text-style-name="P1" draw:layer="layout" svg:width="0.799cm" svg:height="0cm" svg:x="11.057cm" svg:y="6.757cm" svg:viewBox="0 0 800 0" draw:points="0,0 765,0 800,0">
              <text:p/>
            </draw:polyline>
            <draw:polyline draw:style-name="gr5" draw:text-style-name="P1" draw:layer="layout" svg:width="0cm" svg:height="0.799cm" svg:x="12.076cm" svg:y="5.703cm" svg:viewBox="0 0 0 800" draw:points="0,800 0,39 0,0">
              <text:p/>
            </draw:polyline>
            <draw:polyline draw:style-name="gr5" draw:text-style-name="P1" draw:layer="layout" svg:width="0.799cm" svg:height="0cm" svg:x="11.023cm" svg:y="5.488cm" svg:viewBox="0 0 800 0" draw:points="800,0 34,0 0,0">
              <text:p/>
            </draw:polyline>
            <draw:polyline draw:style-name="gr5" draw:text-style-name="P1" draw:layer="layout" svg:width="0cm" svg:height="0.799cm" svg:x="10.804cm" svg:y="5.742cm" svg:viewBox="0 0 0 800" draw:points="0,0 0,761 0,800">
              <text:p/>
            </draw:polyline>
            <draw:polyline draw:style-name="gr5" draw:text-style-name="P1" draw:layer="layout" svg:width="0.106cm" svg:height="0.218cm" svg:x="11.969cm" svg:y="5.522cm" svg:viewBox="0 0 107 219" draw:points="107,219 34,39 0,0">
              <text:p/>
            </draw:polyline>
            <draw:polyline draw:style-name="gr5" draw:text-style-name="P1" draw:layer="layout" svg:width="0.218cm" svg:height="0.111cm" svg:x="11.784cm" svg:y="5.449cm" svg:viewBox="0 0 219 112" draw:points="219,112 39,39 0,0">
              <text:p/>
            </draw:polyline>
            <draw:polyline draw:style-name="gr5" draw:text-style-name="P1" draw:layer="layout" svg:width="0.106cm" svg:height="0.218cm" svg:x="11.969cm" svg:y="6.503cm" svg:viewBox="0 0 107 219" draw:points="107,0 34,181 0,219">
              <text:p/>
            </draw:polyline>
            <draw:polyline draw:style-name="gr5" draw:text-style-name="P1" draw:layer="layout" svg:width="0.218cm" svg:height="0.111cm" svg:x="11.784cm" svg:y="6.684cm" svg:viewBox="0 0 219 112" draw:points="219,0 39,73 0,112">
              <text:p/>
            </draw:polyline>
            <draw:polyline draw:style-name="gr5" draw:text-style-name="P1" draw:layer="layout" svg:width="0.106cm" svg:height="0.218cm" svg:x="10.804cm" svg:y="6.503cm" svg:viewBox="0 0 107 219" draw:points="0,0 73,181 107,219">
              <text:p/>
            </draw:polyline>
            <draw:polyline draw:style-name="gr5" draw:text-style-name="P1" draw:layer="layout" svg:width="0.218cm" svg:height="0.111cm" svg:x="10.877cm" svg:y="6.684cm" svg:viewBox="0 0 219 112" draw:points="0,0 181,73 219,112">
              <text:p/>
            </draw:polyline>
            <draw:polyline draw:style-name="gr5" draw:text-style-name="P1" draw:layer="layout" svg:width="0.218cm" svg:height="0.107cm" svg:x="10.838cm" svg:y="5.488cm" svg:viewBox="0 0 219 108" draw:points="219,0 39,73 0,108">
              <text:p/>
            </draw:polyline>
            <draw:polyline draw:style-name="gr5" draw:text-style-name="P1" draw:layer="layout" svg:width="0.111cm" svg:height="0.214cm" svg:x="10.765cm" svg:y="5.561cm" svg:viewBox="0 0 112 215" draw:points="112,0 39,181 0,215">
              <text:p/>
            </draw:polyline>
            <draw:polyline draw:style-name="gr5" draw:text-style-name="P1" draw:layer="layout" svg:width="0.803cm" svg:height="0cm" svg:x="12.584cm" svg:y="6.757cm" svg:viewBox="0 0 804 0" draw:points="0,0 765,0 804,0">
              <text:p/>
            </draw:polyline>
            <draw:polyline draw:style-name="gr5" draw:text-style-name="P1" draw:layer="layout" svg:width="0cm" svg:height="0.799cm" svg:x="13.603cm" svg:y="5.703cm" svg:viewBox="0 0 0 800" draw:points="0,800 0,39 0,0">
              <text:p/>
            </draw:polyline>
            <draw:polyline draw:style-name="gr5" draw:text-style-name="P1" draw:layer="layout" svg:width="0.799cm" svg:height="0cm" svg:x="12.549cm" svg:y="5.488cm" svg:viewBox="0 0 800 0" draw:points="800,0 34,0 0,0">
              <text:p/>
            </draw:polyline>
            <draw:polyline draw:style-name="gr5" draw:text-style-name="P1" draw:layer="layout" svg:width="0cm" svg:height="0.799cm" svg:x="12.33cm" svg:y="5.742cm" svg:viewBox="0 0 0 800" draw:points="0,0 0,761 0,800">
              <text:p/>
            </draw:polyline>
            <draw:polyline draw:style-name="gr5" draw:text-style-name="P1" draw:layer="layout" svg:width="0.106cm" svg:height="0.218cm" svg:x="13.495cm" svg:y="5.522cm" svg:viewBox="0 0 107 219" draw:points="107,219 34,39 0,0">
              <text:p/>
            </draw:polyline>
            <draw:polyline draw:style-name="gr5" draw:text-style-name="P1" draw:layer="layout" svg:width="0.214cm" svg:height="0.111cm" svg:x="13.315cm" svg:y="5.449cm" svg:viewBox="0 0 215 112" draw:points="215,112 34,39 0,0">
              <text:p/>
            </draw:polyline>
            <draw:polyline draw:style-name="gr5" draw:text-style-name="P1" draw:layer="layout" svg:width="0.106cm" svg:height="0.218cm" svg:x="13.495cm" svg:y="6.503cm" svg:viewBox="0 0 107 219" draw:points="107,0 34,181 0,219">
              <text:p/>
            </draw:polyline>
            <draw:polyline draw:style-name="gr5" draw:text-style-name="P1" draw:layer="layout" svg:width="0.214cm" svg:height="0.111cm" svg:x="13.315cm" svg:y="6.684cm" svg:viewBox="0 0 215 112" draw:points="215,0 34,73 0,112">
              <text:p/>
            </draw:polyline>
            <draw:polyline draw:style-name="gr5" draw:text-style-name="P1" draw:layer="layout" svg:width="0.111cm" svg:height="0.218cm" svg:x="12.33cm" svg:y="6.503cm" svg:viewBox="0 0 112 219" draw:points="0,0 73,181 112,219">
              <text:p/>
            </draw:polyline>
            <draw:polyline draw:style-name="gr5" draw:text-style-name="P1" draw:layer="layout" svg:width="0.218cm" svg:height="0.111cm" svg:x="12.403cm" svg:y="6.684cm" svg:viewBox="0 0 219 112" draw:points="0,0 181,73 219,112">
              <text:p/>
            </draw:polyline>
            <draw:polyline draw:style-name="gr5" draw:text-style-name="P1" draw:layer="layout" svg:width="0.214cm" svg:height="0.107cm" svg:x="12.369cm" svg:y="5.488cm" svg:viewBox="0 0 215 108" draw:points="215,0 34,73 0,108">
              <text:p/>
            </draw:polyline>
            <draw:polyline draw:style-name="gr5" draw:text-style-name="P1" draw:layer="layout" svg:width="0.106cm" svg:height="0.214cm" svg:x="12.296cm" svg:y="5.561cm" svg:viewBox="0 0 107 215" draw:points="107,0 34,181 0,215">
              <text:p/>
            </draw:polyline>
            <draw:polyline draw:style-name="gr5" draw:text-style-name="P1" draw:layer="layout" svg:width="0.76cm" svg:height="0cm" svg:x="14.114cm" svg:y="6.757cm" svg:viewBox="0 0 761 0" draw:points="0,0 727,0 761,0">
              <text:p/>
            </draw:polyline>
            <draw:polyline draw:style-name="gr5" draw:text-style-name="P1" draw:layer="layout" svg:width="0cm" svg:height="0.799cm" svg:x="15.095cm" svg:y="5.703cm" svg:viewBox="0 0 0 800" draw:points="0,800 0,39 0,0">
              <text:p/>
            </draw:polyline>
            <draw:polyline draw:style-name="gr5" draw:text-style-name="P1" draw:layer="layout" svg:width="0.764cm" svg:height="0cm" svg:x="14.076cm" svg:y="5.488cm" svg:viewBox="0 0 765 0" draw:points="765,0 39,0 0,0">
              <text:p/>
            </draw:polyline>
            <draw:polyline draw:style-name="gr5" draw:text-style-name="P1" draw:layer="layout" svg:width="0cm" svg:height="0.799cm" svg:x="13.861cm" svg:y="5.742cm" svg:viewBox="0 0 0 800" draw:points="0,0 0,761 0,800">
              <text:p/>
            </draw:polyline>
            <draw:polyline draw:style-name="gr5" draw:text-style-name="P1" draw:layer="layout" svg:width="0.106cm" svg:height="0.218cm" svg:x="14.987cm" svg:y="5.522cm" svg:viewBox="0 0 107 219" draw:points="107,219 34,39 0,0">
              <text:p/>
            </draw:polyline>
            <draw:polyline draw:style-name="gr5" draw:text-style-name="P1" draw:layer="layout" svg:width="0.218cm" svg:height="0.111cm" svg:x="14.802cm" svg:y="5.449cm" svg:viewBox="0 0 219 112" draw:points="219,112 39,39 0,0">
              <text:p/>
            </draw:polyline>
            <draw:polyline draw:style-name="gr5" draw:text-style-name="P1" draw:layer="layout" svg:width="0.106cm" svg:height="0.218cm" svg:x="14.987cm" svg:y="6.503cm" svg:viewBox="0 0 107 219" draw:points="107,0 34,181 0,219">
              <text:p/>
            </draw:polyline>
            <draw:polyline draw:style-name="gr5" draw:text-style-name="P1" draw:layer="layout" svg:width="0.218cm" svg:height="0.111cm" svg:x="14.802cm" svg:y="6.684cm" svg:viewBox="0 0 219 112" draw:points="219,0 39,73 0,112">
              <text:p/>
            </draw:polyline>
            <draw:polyline draw:style-name="gr5" draw:text-style-name="P1" draw:layer="layout" svg:width="0.106cm" svg:height="0.218cm" svg:x="13.861cm" svg:y="6.503cm" svg:viewBox="0 0 107 219" draw:points="0,0 69,181 107,219">
              <text:p/>
            </draw:polyline>
            <draw:polyline draw:style-name="gr5" draw:text-style-name="P1" draw:layer="layout" svg:width="0.218cm" svg:height="0.111cm" svg:x="13.929cm" svg:y="6.684cm" svg:viewBox="0 0 219 112" draw:points="0,0 185,73 219,112">
              <text:p/>
            </draw:polyline>
            <draw:polyline draw:style-name="gr5" draw:text-style-name="P1" draw:layer="layout" svg:width="0.218cm" svg:height="0.107cm" svg:x="13.895cm" svg:y="5.488cm" svg:viewBox="0 0 219 108" draw:points="219,0 34,73 0,108">
              <text:p/>
            </draw:polyline>
            <draw:polyline draw:style-name="gr5" draw:text-style-name="P1" draw:layer="layout" svg:width="0.106cm" svg:height="0.214cm" svg:x="13.822cm" svg:y="5.561cm" svg:viewBox="0 0 107 215" draw:points="107,0 39,181 0,215">
              <text:p/>
            </draw:polyline>
            <draw:polyline draw:style-name="gr5" draw:text-style-name="P1" draw:layer="layout" svg:width="0.799cm" svg:height="0cm" svg:x="15.606cm" svg:y="6.757cm" svg:viewBox="0 0 800 0" draw:points="0,0 761,0 800,0">
              <text:p/>
            </draw:polyline>
            <draw:polyline draw:style-name="gr5" draw:text-style-name="P1" draw:layer="layout" svg:width="0cm" svg:height="0.799cm" svg:x="16.621cm" svg:y="5.703cm" svg:viewBox="0 0 0 800" draw:points="0,800 0,39 0,0">
              <text:p/>
            </draw:polyline>
            <draw:polyline draw:style-name="gr5" draw:text-style-name="P1" draw:layer="layout" svg:width="0.799cm" svg:height="0cm" svg:x="15.567cm" svg:y="5.488cm" svg:viewBox="0 0 800 0" draw:points="800,0 39,0 0,0">
              <text:p/>
            </draw:polyline>
            <draw:polyline draw:style-name="gr5" draw:text-style-name="P1" draw:layer="layout" svg:width="0cm" svg:height="0.799cm" svg:x="15.348cm" svg:y="5.742cm" svg:viewBox="0 0 0 800" draw:points="0,0 0,761 0,800">
              <text:p/>
            </draw:polyline>
            <draw:polyline draw:style-name="gr5" draw:text-style-name="P1" draw:layer="layout" svg:width="0.106cm" svg:height="0.218cm" svg:x="16.513cm" svg:y="5.522cm" svg:viewBox="0 0 107 219" draw:points="107,219 39,39 0,0">
              <text:p/>
            </draw:polyline>
            <draw:polyline draw:style-name="gr5" draw:text-style-name="P1" draw:layer="layout" svg:width="0.218cm" svg:height="0.111cm" svg:x="16.333cm" svg:y="5.449cm" svg:viewBox="0 0 219 112" draw:points="219,112 34,39 0,0">
              <text:p/>
            </draw:polyline>
            <draw:polyline draw:style-name="gr5" draw:text-style-name="P1" draw:layer="layout" svg:width="0.106cm" svg:height="0.218cm" svg:x="16.513cm" svg:y="6.503cm" svg:viewBox="0 0 107 219" draw:points="107,0 39,181 0,219">
              <text:p/>
            </draw:polyline>
            <draw:polyline draw:style-name="gr5" draw:text-style-name="P1" draw:layer="layout" svg:width="0.218cm" svg:height="0.111cm" svg:x="16.333cm" svg:y="6.684cm" svg:viewBox="0 0 219 112" draw:points="219,0 34,73 0,112">
              <text:p/>
            </draw:polyline>
            <draw:polyline draw:style-name="gr5" draw:text-style-name="P1" draw:layer="layout" svg:width="0.111cm" svg:height="0.218cm" svg:x="15.348cm" svg:y="6.503cm" svg:viewBox="0 0 112 219" draw:points="0,0 73,181 112,219">
              <text:p/>
            </draw:polyline>
            <draw:polyline draw:style-name="gr5" draw:text-style-name="P1" draw:layer="layout" svg:width="0.218cm" svg:height="0.111cm" svg:x="15.421cm" svg:y="6.684cm" svg:viewBox="0 0 219 112" draw:points="0,0 185,73 219,112">
              <text:p/>
            </draw:polyline>
            <draw:polyline draw:style-name="gr5" draw:text-style-name="P1" draw:layer="layout" svg:width="0.218cm" svg:height="0.107cm" svg:x="15.387cm" svg:y="5.488cm" svg:viewBox="0 0 219 108" draw:points="219,0 34,73 0,108">
              <text:p/>
            </draw:polyline>
            <draw:polyline draw:style-name="gr5" draw:text-style-name="P1" draw:layer="layout" svg:width="0.106cm" svg:height="0.214cm" svg:x="15.314cm" svg:y="5.561cm" svg:viewBox="0 0 107 215" draw:points="107,0 34,181 0,215">
              <text:p/>
            </draw:polyline>
            <draw:polyline draw:style-name="gr5" draw:text-style-name="P1" draw:layer="layout" svg:width="0.799cm" svg:height="0cm" svg:x="17.132cm" svg:y="6.757cm" svg:viewBox="0 0 800 0" draw:points="0,0 765,0 800,0">
              <text:p/>
            </draw:polyline>
            <draw:polyline draw:style-name="gr5" draw:text-style-name="P1" draw:layer="layout" svg:width="0cm" svg:height="0.799cm" svg:x="18.151cm" svg:y="5.703cm" svg:viewBox="0 0 0 800" draw:points="0,800 0,39 0,0">
              <text:p/>
            </draw:polyline>
            <draw:polyline draw:style-name="gr5" draw:text-style-name="P1" draw:layer="layout" svg:width="0.803cm" svg:height="0cm" svg:x="17.094cm" svg:y="5.488cm" svg:viewBox="0 0 804 0" draw:points="804,0 39,0 0,0">
              <text:p/>
            </draw:polyline>
            <draw:polyline draw:style-name="gr5" draw:text-style-name="P1" draw:layer="layout" svg:width="0cm" svg:height="0.799cm" svg:x="16.879cm" svg:y="5.742cm" svg:viewBox="0 0 0 800" draw:points="0,0 0,761 0,800">
              <text:p/>
            </draw:polyline>
            <draw:polyline draw:style-name="gr5" draw:text-style-name="P1" draw:layer="layout" svg:width="0.111cm" svg:height="0.218cm" svg:x="18.04cm" svg:y="5.522cm" svg:viewBox="0 0 112 219" draw:points="112,219 39,39 0,0">
              <text:p/>
            </draw:polyline>
            <draw:polyline draw:style-name="gr5" draw:text-style-name="P1" draw:layer="layout" svg:width="0.218cm" svg:height="0.111cm" svg:x="17.859cm" svg:y="5.449cm" svg:viewBox="0 0 219 112" draw:points="219,112 39,39 0,0">
              <text:p/>
            </draw:polyline>
            <draw:polyline draw:style-name="gr5" draw:text-style-name="P1" draw:layer="layout" svg:width="0.111cm" svg:height="0.218cm" svg:x="18.04cm" svg:y="6.503cm" svg:viewBox="0 0 112 219" draw:points="112,0 39,181 0,219">
              <text:p/>
            </draw:polyline>
            <draw:polyline draw:style-name="gr5" draw:text-style-name="P1" draw:layer="layout" svg:width="0.218cm" svg:height="0.111cm" svg:x="17.859cm" svg:y="6.684cm" svg:viewBox="0 0 219 112" draw:points="219,0 39,73 0,112">
              <text:p/>
            </draw:polyline>
            <draw:polyline draw:style-name="gr5" draw:text-style-name="P1" draw:layer="layout" svg:width="0.106cm" svg:height="0.218cm" svg:x="16.879cm" svg:y="6.503cm" svg:viewBox="0 0 107 219" draw:points="0,0 73,181 107,219">
              <text:p/>
            </draw:polyline>
            <draw:polyline draw:style-name="gr5" draw:text-style-name="P1" draw:layer="layout" svg:width="0.214cm" svg:height="0.111cm" svg:x="16.952cm" svg:y="6.684cm" svg:viewBox="0 0 215 112" draw:points="0,0 181,73 215,112">
              <text:p/>
            </draw:polyline>
            <draw:polyline draw:style-name="gr5" draw:text-style-name="P1" draw:layer="layout" svg:width="0.218cm" svg:height="0.107cm" svg:x="16.913cm" svg:y="5.488cm" svg:viewBox="0 0 219 108" draw:points="219,0 39,73 0,108">
              <text:p/>
            </draw:polyline>
            <draw:polyline draw:style-name="gr5" draw:text-style-name="P1" draw:layer="layout" svg:width="0.111cm" svg:height="0.214cm" svg:x="16.84cm" svg:y="5.561cm" svg:viewBox="0 0 112 215" draw:points="112,0 39,181 0,215">
              <text:p/>
            </draw:polyline>
            <draw:polyline draw:style-name="gr5" draw:text-style-name="P1" draw:layer="layout" svg:width="0.799cm" svg:height="0cm" svg:x="18.659cm" svg:y="6.757cm" svg:viewBox="0 0 800 0" draw:points="0,0 765,0 800,0">
              <text:p/>
            </draw:polyline>
            <draw:polyline draw:style-name="gr5" draw:text-style-name="P1" draw:layer="layout" svg:width="0cm" svg:height="0.799cm" svg:x="19.678cm" svg:y="5.703cm" svg:viewBox="0 0 0 800" draw:points="0,800 0,39 0,0">
              <text:p/>
            </draw:polyline>
            <draw:polyline draw:style-name="gr5" draw:text-style-name="P1" draw:layer="layout" svg:width="0.799cm" svg:height="0cm" svg:x="18.624cm" svg:y="5.488cm" svg:viewBox="0 0 800 0" draw:points="800,0 34,0 0,0">
              <text:p/>
            </draw:polyline>
            <draw:polyline draw:style-name="gr5" draw:text-style-name="P1" draw:layer="layout" svg:width="0cm" svg:height="0.799cm" svg:x="18.405cm" svg:y="5.742cm" svg:viewBox="0 0 0 800" draw:points="0,0 0,761 0,800">
              <text:p/>
            </draw:polyline>
            <draw:polyline draw:style-name="gr5" draw:text-style-name="P1" draw:layer="layout" svg:width="0.106cm" svg:height="0.218cm" svg:x="19.57cm" svg:y="5.522cm" svg:viewBox="0 0 107 219" draw:points="107,219 34,39 0,0">
              <text:p/>
            </draw:polyline>
            <draw:polyline draw:style-name="gr5" draw:text-style-name="P1" draw:layer="layout" svg:width="0.218cm" svg:height="0.111cm" svg:x="19.385cm" svg:y="5.449cm" svg:viewBox="0 0 219 112" draw:points="219,112 39,39 0,0">
              <text:p/>
            </draw:polyline>
            <draw:polyline draw:style-name="gr5" draw:text-style-name="P1" draw:layer="layout" svg:width="0.106cm" svg:height="0.218cm" svg:x="19.57cm" svg:y="6.503cm" svg:viewBox="0 0 107 219" draw:points="107,0 34,181 0,219">
              <text:p/>
            </draw:polyline>
            <draw:polyline draw:style-name="gr5" draw:text-style-name="P1" draw:layer="layout" svg:width="0.218cm" svg:height="0.111cm" svg:x="19.385cm" svg:y="6.684cm" svg:viewBox="0 0 219 112" draw:points="219,0 39,73 0,112">
              <text:p/>
            </draw:polyline>
            <draw:polyline draw:style-name="gr5" draw:text-style-name="P1" draw:layer="layout" svg:width="0.106cm" svg:height="0.218cm" svg:x="18.405cm" svg:y="6.503cm" svg:viewBox="0 0 107 219" draw:points="0,0 73,181 107,219">
              <text:p/>
            </draw:polyline>
            <draw:polyline draw:style-name="gr5" draw:text-style-name="P1" draw:layer="layout" svg:width="0.218cm" svg:height="0.111cm" svg:x="18.478cm" svg:y="6.684cm" svg:viewBox="0 0 219 112" draw:points="0,0 181,73 219,112">
              <text:p/>
            </draw:polyline>
            <draw:polyline draw:style-name="gr5" draw:text-style-name="P1" draw:layer="layout" svg:width="0.218cm" svg:height="0.107cm" svg:x="18.439cm" svg:y="5.488cm" svg:viewBox="0 0 219 108" draw:points="219,0 39,73 0,108">
              <text:p/>
            </draw:polyline>
            <draw:polyline draw:style-name="gr5" draw:text-style-name="P1" draw:layer="layout" svg:width="0.106cm" svg:height="0.214cm" svg:x="18.371cm" svg:y="5.561cm" svg:viewBox="0 0 107 215" draw:points="107,0 34,181 0,215">
              <text:p/>
            </draw:polyline>
            <draw:polyline draw:style-name="gr5" draw:text-style-name="P1" draw:layer="layout" svg:width="0.803cm" svg:height="0cm" svg:x="20.185cm" svg:y="6.757cm" svg:viewBox="0 0 804 0" draw:points="0,0 765,0 804,0">
              <text:p/>
            </draw:polyline>
            <draw:polyline draw:style-name="gr5" draw:text-style-name="P1" draw:layer="layout" svg:width="0cm" svg:height="0.799cm" svg:x="21.204cm" svg:y="5.703cm" svg:viewBox="0 0 0 800" draw:points="0,800 0,39 0,0">
              <text:p/>
            </draw:polyline>
            <draw:polyline draw:style-name="gr5" draw:text-style-name="P1" draw:layer="layout" svg:width="0.799cm" svg:height="0cm" svg:x="20.151cm" svg:y="5.488cm" svg:viewBox="0 0 800 0" draw:points="800,0 34,0 0,0">
              <text:p/>
            </draw:polyline>
            <draw:polyline draw:style-name="gr5" draw:text-style-name="P1" draw:layer="layout" svg:width="0cm" svg:height="0.799cm" svg:x="19.931cm" svg:y="5.742cm" svg:viewBox="0 0 0 800" draw:points="0,0 0,761 0,800">
              <text:p/>
            </draw:polyline>
            <draw:polyline draw:style-name="gr5" draw:text-style-name="P1" draw:layer="layout" svg:width="0.106cm" svg:height="0.218cm" svg:x="21.096cm" svg:y="5.522cm" svg:viewBox="0 0 107 219" draw:points="107,219 34,39 0,0">
              <text:p/>
            </draw:polyline>
            <draw:polyline draw:style-name="gr5" draw:text-style-name="P1" draw:layer="layout" svg:width="0.214cm" svg:height="0.111cm" svg:x="20.916cm" svg:y="5.449cm" svg:viewBox="0 0 215 112" draw:points="215,112 34,39 0,0">
              <text:p/>
            </draw:polyline>
            <draw:polyline draw:style-name="gr5" draw:text-style-name="P1" draw:layer="layout" svg:width="0.106cm" svg:height="0.218cm" svg:x="21.096cm" svg:y="6.503cm" svg:viewBox="0 0 107 219" draw:points="107,0 34,181 0,219">
              <text:p/>
            </draw:polyline>
            <draw:polyline draw:style-name="gr5" draw:text-style-name="P1" draw:layer="layout" svg:width="0.214cm" svg:height="0.111cm" svg:x="20.916cm" svg:y="6.684cm" svg:viewBox="0 0 215 112" draw:points="215,0 34,73 0,112">
              <text:p/>
            </draw:polyline>
            <draw:polyline draw:style-name="gr5" draw:text-style-name="P1" draw:layer="layout" svg:width="0.111cm" svg:height="0.218cm" svg:x="19.931cm" svg:y="6.503cm" svg:viewBox="0 0 112 219" draw:points="0,0 73,181 112,219">
              <text:p/>
            </draw:polyline>
            <draw:polyline draw:style-name="gr5" draw:text-style-name="P1" draw:layer="layout" svg:width="0.218cm" svg:height="0.111cm" svg:x="20.004cm" svg:y="6.684cm" svg:viewBox="0 0 219 112" draw:points="0,0 181,73 219,112">
              <text:p/>
            </draw:polyline>
            <draw:polyline draw:style-name="gr5" draw:text-style-name="P1" draw:layer="layout" svg:width="0.214cm" svg:height="0.107cm" svg:x="19.97cm" svg:y="5.488cm" svg:viewBox="0 0 215 108" draw:points="215,0 34,73 0,108">
              <text:p/>
            </draw:polyline>
            <draw:polyline draw:style-name="gr5" draw:text-style-name="P1" draw:layer="layout" svg:width="0.106cm" svg:height="0.214cm" svg:x="19.897cm" svg:y="5.561cm" svg:viewBox="0 0 107 215" draw:points="107,0 34,181 0,215">
              <text:p/>
            </draw:polyline>
            <draw:polyline draw:style-name="gr5" draw:text-style-name="P1" draw:layer="layout" svg:width="0.799cm" svg:height="0cm" svg:x="21.716cm" svg:y="6.757cm" svg:viewBox="0 0 800 0" draw:points="0,0 761,0 800,0">
              <text:p/>
            </draw:polyline>
            <draw:polyline draw:style-name="gr5" draw:text-style-name="P1" draw:layer="layout" svg:width="0cm" svg:height="0.799cm" svg:x="22.734cm" svg:y="5.703cm" svg:viewBox="0 0 0 800" draw:points="0,800 0,39 0,0">
              <text:p/>
            </draw:polyline>
            <draw:polyline draw:style-name="gr5" draw:text-style-name="P1" draw:layer="layout" svg:width="0.799cm" svg:height="0cm" svg:x="21.677cm" svg:y="5.488cm" svg:viewBox="0 0 800 0" draw:points="800,0 39,0 0,0">
              <text:p/>
            </draw:polyline>
            <draw:polyline draw:style-name="gr5" draw:text-style-name="P1" draw:layer="layout" svg:width="0cm" svg:height="0.799cm" svg:x="21.462cm" svg:y="5.742cm" svg:viewBox="0 0 0 800" draw:points="0,0 0,761 0,800">
              <text:p/>
            </draw:polyline>
            <draw:polyline draw:style-name="gr5" draw:text-style-name="P1" draw:layer="layout" svg:width="0.111cm" svg:height="0.218cm" svg:x="22.623cm" svg:y="5.522cm" svg:viewBox="0 0 112 219" draw:points="112,219 39,39 0,0">
              <text:p/>
            </draw:polyline>
            <draw:polyline draw:style-name="gr5" draw:text-style-name="P1" draw:layer="layout" svg:width="0.218cm" svg:height="0.111cm" svg:x="22.442cm" svg:y="5.449cm" svg:viewBox="0 0 219 112" draw:points="219,112 34,39 0,0">
              <text:p/>
            </draw:polyline>
            <draw:polyline draw:style-name="gr5" draw:text-style-name="P1" draw:layer="layout" svg:width="0.111cm" svg:height="0.218cm" svg:x="22.623cm" svg:y="6.503cm" svg:viewBox="0 0 112 219" draw:points="112,0 39,181 0,219">
              <text:p/>
            </draw:polyline>
            <draw:polyline draw:style-name="gr5" draw:text-style-name="P1" draw:layer="layout" svg:width="0.218cm" svg:height="0.111cm" svg:x="22.442cm" svg:y="6.684cm" svg:viewBox="0 0 219 112" draw:points="219,0 34,73 0,112">
              <text:p/>
            </draw:polyline>
            <draw:polyline draw:style-name="gr5" draw:text-style-name="P1" draw:layer="layout" svg:width="0.106cm" svg:height="0.218cm" svg:x="21.462cm" svg:y="6.503cm" svg:viewBox="0 0 107 219" draw:points="0,0 69,181 107,219">
              <text:p/>
            </draw:polyline>
            <draw:polyline draw:style-name="gr5" draw:text-style-name="P1" draw:layer="layout" svg:width="0.218cm" svg:height="0.111cm" svg:x="21.531cm" svg:y="6.684cm" svg:viewBox="0 0 219 112" draw:points="0,0 185,73 219,112">
              <text:p/>
            </draw:polyline>
            <draw:polyline draw:style-name="gr5" draw:text-style-name="P1" draw:layer="layout" svg:width="0.218cm" svg:height="0.107cm" svg:x="21.496cm" svg:y="5.488cm" svg:viewBox="0 0 219 108" draw:points="219,0 34,73 0,108">
              <text:p/>
            </draw:polyline>
            <draw:polyline draw:style-name="gr5" draw:text-style-name="P1" draw:layer="layout" svg:width="0.106cm" svg:height="0.214cm" svg:x="21.423cm" svg:y="5.561cm" svg:viewBox="0 0 107 215" draw:points="107,0 39,181 0,215">
              <text:p/>
            </draw:polyline>
            <draw:polyline draw:style-name="gr5" draw:text-style-name="P1" draw:layer="layout" svg:width="0.799cm" svg:height="0cm" svg:x="23.242cm" svg:y="6.757cm" svg:viewBox="0 0 800 0" draw:points="0,0 765,0 800,0">
              <text:p/>
            </draw:polyline>
            <draw:polyline draw:style-name="gr5" draw:text-style-name="P1" draw:layer="layout" svg:width="0cm" svg:height="0.799cm" svg:x="24.261cm" svg:y="5.703cm" svg:viewBox="0 0 0 800" draw:points="0,800 0,39 0,0">
              <text:p/>
            </draw:polyline>
            <draw:polyline draw:style-name="gr5" draw:text-style-name="P1" draw:layer="layout" svg:width="0.799cm" svg:height="0cm" svg:x="23.207cm" svg:y="5.488cm" svg:viewBox="0 0 800 0" draw:points="800,0 34,0 0,0">
              <text:p/>
            </draw:polyline>
            <draw:polyline draw:style-name="gr5" draw:text-style-name="P1" draw:layer="layout" svg:width="0cm" svg:height="0.799cm" svg:x="22.988cm" svg:y="5.742cm" svg:viewBox="0 0 0 800" draw:points="0,0 0,761 0,800">
              <text:p/>
            </draw:polyline>
            <draw:polyline draw:style-name="gr5" draw:text-style-name="P1" draw:layer="layout" svg:width="0.106cm" svg:height="0.218cm" svg:x="24.153cm" svg:y="5.522cm" svg:viewBox="0 0 107 219" draw:points="107,219 34,39 0,0">
              <text:p/>
            </draw:polyline>
            <draw:polyline draw:style-name="gr5" draw:text-style-name="P1" draw:layer="layout" svg:width="0.218cm" svg:height="0.111cm" svg:x="23.968cm" svg:y="5.449cm" svg:viewBox="0 0 219 112" draw:points="219,112 39,39 0,0">
              <text:p/>
            </draw:polyline>
            <draw:polyline draw:style-name="gr5" draw:text-style-name="P1" draw:layer="layout" svg:width="0.106cm" svg:height="0.218cm" svg:x="24.153cm" svg:y="6.503cm" svg:viewBox="0 0 107 219" draw:points="107,0 34,181 0,219">
              <text:p/>
            </draw:polyline>
            <draw:polyline draw:style-name="gr5" draw:text-style-name="P1" draw:layer="layout" svg:width="0.218cm" svg:height="0.111cm" svg:x="23.968cm" svg:y="6.684cm" svg:viewBox="0 0 219 112" draw:points="219,0 39,73 0,112">
              <text:p/>
            </draw:polyline>
            <draw:polyline draw:style-name="gr5" draw:text-style-name="P1" draw:layer="layout" svg:width="0.106cm" svg:height="0.218cm" svg:x="22.988cm" svg:y="6.503cm" svg:viewBox="0 0 107 219" draw:points="0,0 73,181 107,219">
              <text:p/>
            </draw:polyline>
            <draw:polyline draw:style-name="gr5" draw:text-style-name="P1" draw:layer="layout" svg:width="0.218cm" svg:height="0.111cm" svg:x="23.061cm" svg:y="6.684cm" svg:viewBox="0 0 219 112" draw:points="0,0 181,73 219,112">
              <text:p/>
            </draw:polyline>
            <draw:polyline draw:style-name="gr5" draw:text-style-name="P1" draw:layer="layout" svg:width="0.218cm" svg:height="0.107cm" svg:x="23.023cm" svg:y="5.488cm" svg:viewBox="0 0 219 108" draw:points="219,0 39,73 0,108">
              <text:p/>
            </draw:polyline>
            <draw:polyline draw:style-name="gr5" draw:text-style-name="P1" draw:layer="layout" svg:width="0.111cm" svg:height="0.214cm" svg:x="22.949cm" svg:y="5.561cm" svg:viewBox="0 0 112 215" draw:points="112,0 39,181 0,215">
              <text:p/>
            </draw:polyline>
            <draw:polyline draw:style-name="gr5" draw:text-style-name="P1" draw:layer="layout" svg:width="0.764cm" svg:height="0cm" svg:x="24.768cm" svg:y="6.757cm" svg:viewBox="0 0 765 0" draw:points="0,0 731,0 765,0">
              <text:p/>
            </draw:polyline>
            <draw:polyline draw:style-name="gr5" draw:text-style-name="P1" draw:layer="layout" svg:width="0cm" svg:height="0.799cm" svg:x="25.753cm" svg:y="5.703cm" svg:viewBox="0 0 0 800" draw:points="0,800 0,39 0,0">
              <text:p/>
            </draw:polyline>
            <draw:polyline draw:style-name="gr5" draw:text-style-name="P1" draw:layer="layout" svg:width="0.764cm" svg:height="0cm" svg:x="24.734cm" svg:y="5.488cm" svg:viewBox="0 0 765 0" draw:points="765,0 34,0 0,0">
              <text:p/>
            </draw:polyline>
            <draw:polyline draw:style-name="gr5" draw:text-style-name="P1" draw:layer="layout" svg:width="0cm" svg:height="0.799cm" svg:x="24.514cm" svg:y="5.742cm" svg:viewBox="0 0 0 800" draw:points="0,0 0,761 0,800">
              <text:p/>
            </draw:polyline>
            <draw:polyline draw:style-name="gr5" draw:text-style-name="P1" draw:layer="layout" svg:width="0.111cm" svg:height="0.218cm" svg:x="25.641cm" svg:y="5.522cm" svg:viewBox="0 0 112 219" draw:points="112,219 39,39 0,0">
              <text:p/>
            </draw:polyline>
            <draw:polyline draw:style-name="gr5" draw:text-style-name="P1" draw:layer="layout" svg:width="0.218cm" svg:height="0.111cm" svg:x="25.46cm" svg:y="5.449cm" svg:viewBox="0 0 219 112" draw:points="219,112 39,39 0,0">
              <text:p/>
            </draw:polyline>
            <draw:polyline draw:style-name="gr5" draw:text-style-name="P1" draw:layer="layout" svg:width="0.111cm" svg:height="0.218cm" svg:x="25.641cm" svg:y="6.503cm" svg:viewBox="0 0 112 219" draw:points="112,0 39,181 0,219">
              <text:p/>
            </draw:polyline>
            <draw:polyline draw:style-name="gr5" draw:text-style-name="P1" draw:layer="layout" svg:width="0.218cm" svg:height="0.111cm" svg:x="25.46cm" svg:y="6.684cm" svg:viewBox="0 0 219 112" draw:points="219,0 39,73 0,112">
              <text:p/>
            </draw:polyline>
            <draw:polyline draw:style-name="gr5" draw:text-style-name="P1" draw:layer="layout" svg:width="0.111cm" svg:height="0.218cm" svg:x="24.514cm" svg:y="6.503cm" svg:viewBox="0 0 112 219" draw:points="0,0 73,181 112,219">
              <text:p/>
            </draw:polyline>
            <draw:polyline draw:style-name="gr5" draw:text-style-name="P1" draw:layer="layout" svg:width="0.218cm" svg:height="0.111cm" svg:x="24.587cm" svg:y="6.684cm" svg:viewBox="0 0 219 112" draw:points="0,0 181,73 219,112">
              <text:p/>
            </draw:polyline>
            <draw:polyline draw:style-name="gr5" draw:text-style-name="P1" draw:layer="layout" svg:width="0.214cm" svg:height="0.107cm" svg:x="24.553cm" svg:y="5.488cm" svg:viewBox="0 0 215 108" draw:points="215,0 34,73 0,108">
              <text:p/>
            </draw:polyline>
            <draw:polyline draw:style-name="gr5" draw:text-style-name="P1" draw:layer="layout" svg:width="0.106cm" svg:height="0.214cm" svg:x="24.48cm" svg:y="5.561cm" svg:viewBox="0 0 107 215" draw:points="107,0 34,181 0,215">
              <text:p/>
            </draw:polyline>
            <draw:polyline draw:style-name="gr5" draw:text-style-name="P1" draw:layer="layout" svg:width="0.799cm" svg:height="0cm" svg:x="26.26cm" svg:y="6.757cm" svg:viewBox="0 0 800 0" draw:points="0,0 765,0 800,0">
              <text:p/>
            </draw:polyline>
            <draw:polyline draw:style-name="gr5" draw:text-style-name="P1" draw:layer="layout" svg:width="0cm" svg:height="0.799cm" svg:x="27.279cm" svg:y="5.703cm" svg:viewBox="0 0 0 800" draw:points="0,800 0,39 0,0">
              <text:p/>
            </draw:polyline>
            <draw:polyline draw:style-name="gr5" draw:text-style-name="P1" draw:layer="layout" svg:width="0.799cm" svg:height="0cm" svg:x="26.225cm" svg:y="5.488cm" svg:viewBox="0 0 800 0" draw:points="800,0 34,0 0,0">
              <text:p/>
            </draw:polyline>
            <draw:polyline draw:style-name="gr5" draw:text-style-name="P1" draw:layer="layout" svg:width="0cm" svg:height="0.799cm" svg:x="26.006cm" svg:y="5.742cm" svg:viewBox="0 0 0 800" draw:points="0,0 0,761 0,800">
              <text:p/>
            </draw:polyline>
            <draw:polyline draw:style-name="gr5" draw:text-style-name="P1" draw:layer="layout" svg:width="0.106cm" svg:height="0.218cm" svg:x="27.171cm" svg:y="5.522cm" svg:viewBox="0 0 107 219" draw:points="107,219 34,39 0,0">
              <text:p/>
            </draw:polyline>
            <draw:polyline draw:style-name="gr5" draw:text-style-name="P1" draw:layer="layout" svg:width="0.218cm" svg:height="0.111cm" svg:x="26.986cm" svg:y="5.449cm" svg:viewBox="0 0 219 112" draw:points="219,112 39,39 0,0">
              <text:p/>
            </draw:polyline>
            <draw:polyline draw:style-name="gr5" draw:text-style-name="P1" draw:layer="layout" svg:width="0.106cm" svg:height="0.218cm" svg:x="27.171cm" svg:y="6.503cm" svg:viewBox="0 0 107 219" draw:points="107,0 34,181 0,219">
              <text:p/>
            </draw:polyline>
            <draw:polyline draw:style-name="gr5" draw:text-style-name="P1" draw:layer="layout" svg:width="0.218cm" svg:height="0.111cm" svg:x="26.986cm" svg:y="6.684cm" svg:viewBox="0 0 219 112" draw:points="219,0 39,73 0,112">
              <text:p/>
            </draw:polyline>
            <draw:polyline draw:style-name="gr5" draw:text-style-name="P1" draw:layer="layout" svg:width="0.106cm" svg:height="0.218cm" svg:x="26.006cm" svg:y="6.503cm" svg:viewBox="0 0 107 219" draw:points="0,0 73,181 107,219">
              <text:p/>
            </draw:polyline>
            <draw:polyline draw:style-name="gr5" draw:text-style-name="P1" draw:layer="layout" svg:width="0.218cm" svg:height="0.111cm" svg:x="26.079cm" svg:y="6.684cm" svg:viewBox="0 0 219 112" draw:points="0,0 181,73 219,112">
              <text:p/>
            </draw:polyline>
            <draw:polyline draw:style-name="gr5" draw:text-style-name="P1" draw:layer="layout" svg:width="0.218cm" svg:height="0.107cm" svg:x="26.041cm" svg:y="5.488cm" svg:viewBox="0 0 219 108" draw:points="219,0 39,73 0,108">
              <text:p/>
            </draw:polyline>
            <draw:polyline draw:style-name="gr5" draw:text-style-name="P1" draw:layer="layout" svg:width="0.106cm" svg:height="0.214cm" svg:x="25.972cm" svg:y="5.561cm" svg:viewBox="0 0 107 215" draw:points="107,0 34,181 0,215">
              <text:p/>
            </draw:polyline>
            <draw:polyline draw:style-name="gr5" draw:text-style-name="P1" draw:layer="layout" svg:width="0.799cm" svg:height="0cm" svg:x="3.422cm" svg:y="8.284cm" svg:viewBox="0 0 800 0" draw:points="0,0 761,0 800,0">
              <text:p/>
            </draw:polyline>
            <draw:polyline draw:style-name="gr5" draw:text-style-name="P1" draw:layer="layout" svg:width="0cm" svg:height="0.799cm" svg:x="4.437cm" svg:y="7.23cm" svg:viewBox="0 0 0 800" draw:points="0,800 0,39 0,0">
              <text:p/>
            </draw:polyline>
            <draw:polyline draw:style-name="gr5" draw:text-style-name="P1" draw:layer="layout" svg:width="0.799cm" svg:height="0cm" svg:x="3.383cm" svg:y="7.011cm" svg:viewBox="0 0 800 0" draw:points="800,0 39,0 0,0">
              <text:p/>
            </draw:polyline>
            <draw:polyline draw:style-name="gr5" draw:text-style-name="P1" draw:layer="layout" svg:width="0cm" svg:height="0.795cm" svg:x="3.164cm" svg:y="7.269cm" svg:viewBox="0 0 0 796" draw:points="0,0 0,761 0,796">
              <text:p/>
            </draw:polyline>
            <draw:polyline draw:style-name="gr5" draw:text-style-name="P1" draw:layer="layout" svg:width="0.106cm" svg:height="0.218cm" svg:x="4.329cm" svg:y="7.049cm" svg:viewBox="0 0 107 219" draw:points="107,219 39,34 0,0">
              <text:p/>
            </draw:polyline>
            <draw:polyline draw:style-name="gr5" draw:text-style-name="P1" draw:layer="layout" svg:width="0.218cm" svg:height="0.107cm" svg:x="4.148cm" svg:y="6.976cm" svg:viewBox="0 0 219 108" draw:points="219,108 34,34 0,0">
              <text:p/>
            </draw:polyline>
            <draw:polyline draw:style-name="gr5" draw:text-style-name="P1" draw:layer="layout" svg:width="0.106cm" svg:height="0.218cm" svg:x="4.329cm" svg:y="8.03cm" svg:viewBox="0 0 107 219" draw:points="107,0 39,181 0,219">
              <text:p/>
            </draw:polyline>
            <draw:polyline draw:style-name="gr5" draw:text-style-name="P1" draw:layer="layout" svg:width="0.218cm" svg:height="0.107cm" svg:x="4.148cm" svg:y="8.21cm" svg:viewBox="0 0 219 108" draw:points="219,0 34,73 0,108">
              <text:p/>
            </draw:polyline>
            <draw:polyline draw:style-name="gr5" draw:text-style-name="P1" draw:layer="layout" svg:width="0.145cm" svg:height="0.218cm" svg:x="3.164cm" svg:y="8.03cm" svg:viewBox="0 0 146 219" draw:points="0,0 112,181 146,219">
              <text:p/>
            </draw:polyline>
            <draw:polyline draw:style-name="gr5" draw:text-style-name="P1" draw:layer="layout" svg:width="0.18cm" svg:height="0.107cm" svg:x="3.276cm" svg:y="8.21cm" svg:viewBox="0 0 181 108" draw:points="0,0 146,73 181,108">
              <text:p/>
            </draw:polyline>
            <draw:polyline draw:style-name="gr5" draw:text-style-name="P1" draw:layer="layout" svg:width="0.184cm" svg:height="0.111cm" svg:x="3.237cm" svg:y="7.011cm" svg:viewBox="0 0 185 112" draw:points="185,0 39,73 0,112">
              <text:p/>
            </draw:polyline>
            <draw:polyline draw:style-name="gr5" draw:text-style-name="P1" draw:layer="layout" svg:width="0.145cm" svg:height="0.218cm" svg:x="3.13cm" svg:y="7.084cm" svg:viewBox="0 0 146 219" draw:points="146,0 34,185 0,219">
              <text:p/>
            </draw:polyline>
            <draw:polyline draw:style-name="gr5" draw:text-style-name="P1" draw:layer="layout" svg:width="0.799cm" svg:height="0cm" svg:x="4.948cm" svg:y="8.284cm" svg:viewBox="0 0 800 0" draw:points="0,0 765,0 800,0">
              <text:p/>
            </draw:polyline>
            <draw:polyline draw:style-name="gr5" draw:text-style-name="P1" draw:layer="layout" svg:width="0cm" svg:height="0.799cm" svg:x="5.967cm" svg:y="7.23cm" svg:viewBox="0 0 0 800" draw:points="0,800 0,39 0,0">
              <text:p/>
            </draw:polyline>
            <draw:polyline draw:style-name="gr5" draw:text-style-name="P1" draw:layer="layout" svg:width="0.803cm" svg:height="0cm" svg:x="4.909cm" svg:y="7.011cm" svg:viewBox="0 0 804 0" draw:points="804,0 39,0 0,0">
              <text:p/>
            </draw:polyline>
            <draw:polyline draw:style-name="gr5" draw:text-style-name="P1" draw:layer="layout" svg:width="0cm" svg:height="0.795cm" svg:x="4.695cm" svg:y="7.269cm" svg:viewBox="0 0 0 796" draw:points="0,0 0,761 0,796">
              <text:p/>
            </draw:polyline>
            <draw:polyline draw:style-name="gr5" draw:text-style-name="P1" draw:layer="layout" svg:width="0.111cm" svg:height="0.218cm" svg:x="5.855cm" svg:y="7.049cm" svg:viewBox="0 0 112 219" draw:points="112,219 39,34 0,0">
              <text:p/>
            </draw:polyline>
            <draw:polyline draw:style-name="gr5" draw:text-style-name="P1" draw:layer="layout" svg:width="0.218cm" svg:height="0.107cm" svg:x="5.675cm" svg:y="6.976cm" svg:viewBox="0 0 219 108" draw:points="219,108 39,34 0,0">
              <text:p/>
            </draw:polyline>
            <draw:polyline draw:style-name="gr5" draw:text-style-name="P1" draw:layer="layout" svg:width="0.111cm" svg:height="0.218cm" svg:x="5.855cm" svg:y="8.03cm" svg:viewBox="0 0 112 219" draw:points="112,0 39,181 0,219">
              <text:p/>
            </draw:polyline>
            <draw:polyline draw:style-name="gr5" draw:text-style-name="P1" draw:layer="layout" svg:width="0.218cm" svg:height="0.107cm" svg:x="5.675cm" svg:y="8.21cm" svg:viewBox="0 0 219 108" draw:points="219,0 39,73 0,108">
              <text:p/>
            </draw:polyline>
            <draw:polyline draw:style-name="gr5" draw:text-style-name="P1" draw:layer="layout" svg:width="0.106cm" svg:height="0.218cm" svg:x="4.695cm" svg:y="8.03cm" svg:viewBox="0 0 107 219" draw:points="0,0 73,181 107,219">
              <text:p/>
            </draw:polyline>
            <draw:polyline draw:style-name="gr5" draw:text-style-name="P1" draw:layer="layout" svg:width="0.214cm" svg:height="0.107cm" svg:x="4.768cm" svg:y="8.21cm" svg:viewBox="0 0 215 108" draw:points="0,0 181,73 215,108">
              <text:p/>
            </draw:polyline>
            <draw:polyline draw:style-name="gr5" draw:text-style-name="P1" draw:layer="layout" svg:width="0.218cm" svg:height="0.111cm" svg:x="4.729cm" svg:y="7.011cm" svg:viewBox="0 0 219 112" draw:points="219,0 39,73 0,112">
              <text:p/>
            </draw:polyline>
            <draw:polyline draw:style-name="gr5" draw:text-style-name="P1" draw:layer="layout" svg:width="0.111cm" svg:height="0.218cm" svg:x="4.656cm" svg:y="7.084cm" svg:viewBox="0 0 112 219" draw:points="112,0 39,185 0,219">
              <text:p/>
            </draw:polyline>
            <draw:polyline draw:style-name="gr5" draw:text-style-name="P1" draw:layer="layout" svg:width="0.799cm" svg:height="0cm" svg:x="6.474cm" svg:y="8.284cm" svg:viewBox="0 0 800 0" draw:points="0,0 765,0 800,0">
              <text:p/>
            </draw:polyline>
            <draw:polyline draw:style-name="gr5" draw:text-style-name="P1" draw:layer="layout" svg:width="0cm" svg:height="0.799cm" svg:x="7.493cm" svg:y="7.23cm" svg:viewBox="0 0 0 800" draw:points="0,800 0,39 0,0">
              <text:p/>
            </draw:polyline>
            <draw:polyline draw:style-name="gr5" draw:text-style-name="P1" draw:layer="layout" svg:width="0.799cm" svg:height="0cm" svg:x="6.44cm" svg:y="7.011cm" svg:viewBox="0 0 800 0" draw:points="800,0 34,0 0,0">
              <text:p/>
            </draw:polyline>
            <draw:polyline draw:style-name="gr5" draw:text-style-name="P1" draw:layer="layout" svg:width="0cm" svg:height="0.795cm" svg:x="6.221cm" svg:y="7.269cm" svg:viewBox="0 0 0 796" draw:points="0,0 0,761 0,796">
              <text:p/>
            </draw:polyline>
            <draw:polyline draw:style-name="gr5" draw:text-style-name="P1" draw:layer="layout" svg:width="0.106cm" svg:height="0.218cm" svg:x="7.386cm" svg:y="7.049cm" svg:viewBox="0 0 107 219" draw:points="107,219 34,34 0,0">
              <text:p/>
            </draw:polyline>
            <draw:polyline draw:style-name="gr5" draw:text-style-name="P1" draw:layer="layout" svg:width="0.218cm" svg:height="0.107cm" svg:x="7.201cm" svg:y="6.976cm" svg:viewBox="0 0 219 108" draw:points="219,108 39,34 0,0">
              <text:p/>
            </draw:polyline>
            <draw:polyline draw:style-name="gr5" draw:text-style-name="P1" draw:layer="layout" svg:width="0.106cm" svg:height="0.218cm" svg:x="7.386cm" svg:y="8.03cm" svg:viewBox="0 0 107 219" draw:points="107,0 34,181 0,219">
              <text:p/>
            </draw:polyline>
            <draw:polyline draw:style-name="gr5" draw:text-style-name="P1" draw:layer="layout" svg:width="0.218cm" svg:height="0.107cm" svg:x="7.201cm" svg:y="8.21cm" svg:viewBox="0 0 219 108" draw:points="219,0 39,73 0,108">
              <text:p/>
            </draw:polyline>
            <draw:polyline draw:style-name="gr5" draw:text-style-name="P1" draw:layer="layout" svg:width="0.106cm" svg:height="0.218cm" svg:x="6.221cm" svg:y="8.03cm" svg:viewBox="0 0 107 219" draw:points="0,0 73,181 107,219">
              <text:p/>
            </draw:polyline>
            <draw:polyline draw:style-name="gr5" draw:text-style-name="P1" draw:layer="layout" svg:width="0.218cm" svg:height="0.107cm" svg:x="6.294cm" svg:y="8.21cm" svg:viewBox="0 0 219 108" draw:points="0,0 181,73 219,108">
              <text:p/>
            </draw:polyline>
            <draw:polyline draw:style-name="gr5" draw:text-style-name="P1" draw:layer="layout" svg:width="0.218cm" svg:height="0.111cm" svg:x="6.255cm" svg:y="7.011cm" svg:viewBox="0 0 219 112" draw:points="219,0 39,73 0,112">
              <text:p/>
            </draw:polyline>
            <draw:polyline draw:style-name="gr5" draw:text-style-name="P1" draw:layer="layout" svg:width="0.106cm" svg:height="0.218cm" svg:x="6.186cm" svg:y="7.084cm" svg:viewBox="0 0 107 219" draw:points="107,0 34,185 0,219">
              <text:p/>
            </draw:polyline>
            <draw:polyline draw:style-name="gr5" draw:text-style-name="P1" draw:layer="layout" svg:width="0.799cm" svg:height="0cm" svg:x="8.005cm" svg:y="8.284cm" svg:viewBox="0 0 800 0" draw:points="0,0 761,0 800,0">
              <text:p/>
            </draw:polyline>
            <draw:polyline draw:style-name="gr5" draw:text-style-name="P1" draw:layer="layout" svg:width="0cm" svg:height="0.799cm" svg:x="9.02cm" svg:y="7.23cm" svg:viewBox="0 0 0 800" draw:points="0,800 0,39 0,0">
              <text:p/>
            </draw:polyline>
            <draw:polyline draw:style-name="gr5" draw:text-style-name="P1" draw:layer="layout" svg:width="0.799cm" svg:height="0cm" svg:x="7.966cm" svg:y="7.011cm" svg:viewBox="0 0 800 0" draw:points="800,0 39,0 0,0">
              <text:p/>
            </draw:polyline>
            <draw:polyline draw:style-name="gr5" draw:text-style-name="P1" draw:layer="layout" svg:width="0cm" svg:height="0.795cm" svg:x="7.747cm" svg:y="7.269cm" svg:viewBox="0 0 0 796" draw:points="0,0 0,761 0,796">
              <text:p/>
            </draw:polyline>
            <draw:polyline draw:style-name="gr5" draw:text-style-name="P1" draw:layer="layout" svg:width="0.106cm" svg:height="0.218cm" svg:x="8.912cm" svg:y="7.049cm" svg:viewBox="0 0 107 219" draw:points="107,219 34,34 0,0">
              <text:p/>
            </draw:polyline>
            <draw:polyline draw:style-name="gr5" draw:text-style-name="P1" draw:layer="layout" svg:width="0.214cm" svg:height="0.107cm" svg:x="8.732cm" svg:y="6.976cm" svg:viewBox="0 0 215 108" draw:points="215,108 34,34 0,0">
              <text:p/>
            </draw:polyline>
            <draw:polyline draw:style-name="gr5" draw:text-style-name="P1" draw:layer="layout" svg:width="0.106cm" svg:height="0.218cm" svg:x="8.912cm" svg:y="8.03cm" svg:viewBox="0 0 107 219" draw:points="107,0 34,181 0,219">
              <text:p/>
            </draw:polyline>
            <draw:polyline draw:style-name="gr5" draw:text-style-name="P1" draw:layer="layout" svg:width="0.214cm" svg:height="0.107cm" svg:x="8.732cm" svg:y="8.21cm" svg:viewBox="0 0 215 108" draw:points="215,0 34,73 0,108">
              <text:p/>
            </draw:polyline>
            <draw:polyline draw:style-name="gr5" draw:text-style-name="P1" draw:layer="layout" svg:width="0.111cm" svg:height="0.218cm" svg:x="7.747cm" svg:y="8.03cm" svg:viewBox="0 0 112 219" draw:points="0,0 73,181 112,219">
              <text:p/>
            </draw:polyline>
            <draw:polyline draw:style-name="gr5" draw:text-style-name="P1" draw:layer="layout" svg:width="0.218cm" svg:height="0.107cm" svg:x="7.82cm" svg:y="8.21cm" svg:viewBox="0 0 219 108" draw:points="0,0 185,73 219,108">
              <text:p/>
            </draw:polyline>
            <draw:polyline draw:style-name="gr5" draw:text-style-name="P1" draw:layer="layout" svg:width="0.218cm" svg:height="0.111cm" svg:x="7.786cm" svg:y="7.011cm" svg:viewBox="0 0 219 112" draw:points="219,0 34,73 0,112">
              <text:p/>
            </draw:polyline>
            <draw:polyline draw:style-name="gr5" draw:text-style-name="P1" draw:layer="layout" svg:width="0.106cm" svg:height="0.218cm" svg:x="7.713cm" svg:y="7.084cm" svg:viewBox="0 0 107 219" draw:points="107,0 34,185 0,219">
              <text:p/>
            </draw:polyline>
            <draw:polyline draw:style-name="gr5" draw:text-style-name="P1" draw:layer="layout" svg:width="0.799cm" svg:height="0cm" svg:x="9.531cm" svg:y="8.284cm" svg:viewBox="0 0 800 0" draw:points="0,0 761,0 800,0">
              <text:p/>
            </draw:polyline>
            <draw:polyline draw:style-name="gr5" draw:text-style-name="P1" draw:layer="layout" svg:width="0cm" svg:height="0.799cm" svg:x="10.55cm" svg:y="7.23cm" svg:viewBox="0 0 0 800" draw:points="0,800 0,39 0,0">
              <text:p/>
            </draw:polyline>
            <draw:polyline draw:style-name="gr5" draw:text-style-name="P1" draw:layer="layout" svg:width="0.799cm" svg:height="0cm" svg:x="9.493cm" svg:y="7.011cm" svg:viewBox="0 0 800 0" draw:points="800,0 39,0 0,0">
              <text:p/>
            </draw:polyline>
            <draw:polyline draw:style-name="gr5" draw:text-style-name="P1" draw:layer="layout" svg:width="0cm" svg:height="0.795cm" svg:x="9.278cm" svg:y="7.269cm" svg:viewBox="0 0 0 796" draw:points="0,0 0,761 0,796">
              <text:p/>
            </draw:polyline>
            <draw:polyline draw:style-name="gr5" draw:text-style-name="P1" draw:layer="layout" svg:width="0.111cm" svg:height="0.218cm" svg:x="10.438cm" svg:y="7.049cm" svg:viewBox="0 0 112 219" draw:points="112,219 39,34 0,0">
              <text:p/>
            </draw:polyline>
            <draw:polyline draw:style-name="gr5" draw:text-style-name="P1" draw:layer="layout" svg:width="0.218cm" svg:height="0.107cm" svg:x="10.258cm" svg:y="6.976cm" svg:viewBox="0 0 219 108" draw:points="219,108 34,34 0,0">
              <text:p/>
            </draw:polyline>
            <draw:polyline draw:style-name="gr5" draw:text-style-name="P1" draw:layer="layout" svg:width="0.111cm" svg:height="0.218cm" svg:x="10.438cm" svg:y="8.03cm" svg:viewBox="0 0 112 219" draw:points="112,0 39,181 0,219">
              <text:p/>
            </draw:polyline>
            <draw:polyline draw:style-name="gr5" draw:text-style-name="P1" draw:layer="layout" svg:width="0.218cm" svg:height="0.107cm" svg:x="10.258cm" svg:y="8.21cm" svg:viewBox="0 0 219 108" draw:points="219,0 34,73 0,108">
              <text:p/>
            </draw:polyline>
            <draw:polyline draw:style-name="gr5" draw:text-style-name="P1" draw:layer="layout" svg:width="0.106cm" svg:height="0.218cm" svg:x="9.278cm" svg:y="8.03cm" svg:viewBox="0 0 107 219" draw:points="0,0 73,181 107,219">
              <text:p/>
            </draw:polyline>
            <draw:polyline draw:style-name="gr5" draw:text-style-name="P1" draw:layer="layout" svg:width="0.214cm" svg:height="0.107cm" svg:x="9.351cm" svg:y="8.21cm" svg:viewBox="0 0 215 108" draw:points="0,0 181,73 215,108">
              <text:p/>
            </draw:polyline>
            <draw:polyline draw:style-name="gr5" draw:text-style-name="P1" draw:layer="layout" svg:width="0.218cm" svg:height="0.111cm" svg:x="9.312cm" svg:y="7.011cm" svg:viewBox="0 0 219 112" draw:points="219,0 39,73 0,112">
              <text:p/>
            </draw:polyline>
            <draw:polyline draw:style-name="gr5" draw:text-style-name="P1" draw:layer="layout" svg:width="0.111cm" svg:height="0.218cm" svg:x="9.239cm" svg:y="7.084cm" svg:viewBox="0 0 112 219" draw:points="112,0 39,185 0,219">
              <text:p/>
            </draw:polyline>
            <draw:polyline draw:style-name="gr5" draw:text-style-name="P1" draw:layer="layout" svg:width="0.799cm" svg:height="0cm" svg:x="11.057cm" svg:y="8.284cm" svg:viewBox="0 0 800 0" draw:points="0,0 765,0 800,0">
              <text:p/>
            </draw:polyline>
            <draw:polyline draw:style-name="gr5" draw:text-style-name="P1" draw:layer="layout" svg:width="0cm" svg:height="0.799cm" svg:x="12.076cm" svg:y="7.23cm" svg:viewBox="0 0 0 800" draw:points="0,800 0,39 0,0">
              <text:p/>
            </draw:polyline>
            <draw:polyline draw:style-name="gr5" draw:text-style-name="P1" draw:layer="layout" svg:width="0.799cm" svg:height="0cm" svg:x="11.023cm" svg:y="7.011cm" svg:viewBox="0 0 800 0" draw:points="800,0 34,0 0,0">
              <text:p/>
            </draw:polyline>
            <draw:polyline draw:style-name="gr5" draw:text-style-name="P1" draw:layer="layout" svg:width="0cm" svg:height="0.795cm" svg:x="10.804cm" svg:y="7.269cm" svg:viewBox="0 0 0 796" draw:points="0,0 0,761 0,796">
              <text:p/>
            </draw:polyline>
            <draw:polyline draw:style-name="gr5" draw:text-style-name="P1" draw:layer="layout" svg:width="0.106cm" svg:height="0.218cm" svg:x="11.969cm" svg:y="7.049cm" svg:viewBox="0 0 107 219" draw:points="107,219 34,34 0,0">
              <text:p/>
            </draw:polyline>
            <draw:polyline draw:style-name="gr5" draw:text-style-name="P1" draw:layer="layout" svg:width="0.218cm" svg:height="0.107cm" svg:x="11.784cm" svg:y="6.976cm" svg:viewBox="0 0 219 108" draw:points="219,108 39,34 0,0">
              <text:p/>
            </draw:polyline>
            <draw:polyline draw:style-name="gr5" draw:text-style-name="P1" draw:layer="layout" svg:width="0.106cm" svg:height="0.218cm" svg:x="11.969cm" svg:y="8.03cm" svg:viewBox="0 0 107 219" draw:points="107,0 34,181 0,219">
              <text:p/>
            </draw:polyline>
            <draw:polyline draw:style-name="gr5" draw:text-style-name="P1" draw:layer="layout" svg:width="0.218cm" svg:height="0.107cm" svg:x="11.784cm" svg:y="8.21cm" svg:viewBox="0 0 219 108" draw:points="219,0 39,73 0,108">
              <text:p/>
            </draw:polyline>
            <draw:polyline draw:style-name="gr5" draw:text-style-name="P1" draw:layer="layout" svg:width="0.106cm" svg:height="0.218cm" svg:x="10.804cm" svg:y="8.03cm" svg:viewBox="0 0 107 219" draw:points="0,0 73,181 107,219">
              <text:p/>
            </draw:polyline>
            <draw:polyline draw:style-name="gr5" draw:text-style-name="P1" draw:layer="layout" svg:width="0.218cm" svg:height="0.107cm" svg:x="10.877cm" svg:y="8.21cm" svg:viewBox="0 0 219 108" draw:points="0,0 181,73 219,108">
              <text:p/>
            </draw:polyline>
            <draw:polyline draw:style-name="gr5" draw:text-style-name="P1" draw:layer="layout" svg:width="0.218cm" svg:height="0.111cm" svg:x="10.838cm" svg:y="7.011cm" svg:viewBox="0 0 219 112" draw:points="219,0 39,73 0,112">
              <text:p/>
            </draw:polyline>
            <draw:polyline draw:style-name="gr5" draw:text-style-name="P1" draw:layer="layout" svg:width="0.111cm" svg:height="0.218cm" svg:x="10.765cm" svg:y="7.084cm" svg:viewBox="0 0 112 219" draw:points="112,0 39,185 0,219">
              <text:p/>
            </draw:polyline>
            <draw:polyline draw:style-name="gr5" draw:text-style-name="P1" draw:layer="layout" svg:width="0.803cm" svg:height="0cm" svg:x="12.584cm" svg:y="8.284cm" svg:viewBox="0 0 804 0" draw:points="0,0 765,0 804,0">
              <text:p/>
            </draw:polyline>
            <draw:polyline draw:style-name="gr5" draw:text-style-name="P1" draw:layer="layout" svg:width="0cm" svg:height="0.799cm" svg:x="13.603cm" svg:y="7.23cm" svg:viewBox="0 0 0 800" draw:points="0,800 0,39 0,0">
              <text:p/>
            </draw:polyline>
            <draw:polyline draw:style-name="gr5" draw:text-style-name="P1" draw:layer="layout" svg:width="0.799cm" svg:height="0cm" svg:x="12.549cm" svg:y="7.011cm" svg:viewBox="0 0 800 0" draw:points="800,0 34,0 0,0">
              <text:p/>
            </draw:polyline>
            <draw:polyline draw:style-name="gr5" draw:text-style-name="P1" draw:layer="layout" svg:width="0cm" svg:height="0.795cm" svg:x="12.33cm" svg:y="7.269cm" svg:viewBox="0 0 0 796" draw:points="0,0 0,761 0,796">
              <text:p/>
            </draw:polyline>
            <draw:polyline draw:style-name="gr5" draw:text-style-name="P1" draw:layer="layout" svg:width="0.106cm" svg:height="0.218cm" svg:x="13.495cm" svg:y="7.049cm" svg:viewBox="0 0 107 219" draw:points="107,219 34,34 0,0">
              <text:p/>
            </draw:polyline>
            <draw:polyline draw:style-name="gr5" draw:text-style-name="P1" draw:layer="layout" svg:width="0.214cm" svg:height="0.107cm" svg:x="13.315cm" svg:y="6.976cm" svg:viewBox="0 0 215 108" draw:points="215,108 34,34 0,0">
              <text:p/>
            </draw:polyline>
            <draw:polyline draw:style-name="gr5" draw:text-style-name="P1" draw:layer="layout" svg:width="0.106cm" svg:height="0.218cm" svg:x="13.495cm" svg:y="8.03cm" svg:viewBox="0 0 107 219" draw:points="107,0 34,181 0,219">
              <text:p/>
            </draw:polyline>
            <draw:polyline draw:style-name="gr5" draw:text-style-name="P1" draw:layer="layout" svg:width="0.214cm" svg:height="0.107cm" svg:x="13.315cm" svg:y="8.21cm" svg:viewBox="0 0 215 108" draw:points="215,0 34,73 0,108">
              <text:p/>
            </draw:polyline>
            <draw:polyline draw:style-name="gr5" draw:text-style-name="P1" draw:layer="layout" svg:width="0.111cm" svg:height="0.218cm" svg:x="12.33cm" svg:y="8.03cm" svg:viewBox="0 0 112 219" draw:points="0,0 73,181 112,219">
              <text:p/>
            </draw:polyline>
            <draw:polyline draw:style-name="gr5" draw:text-style-name="P1" draw:layer="layout" svg:width="0.218cm" svg:height="0.107cm" svg:x="12.403cm" svg:y="8.21cm" svg:viewBox="0 0 219 108" draw:points="0,0 181,73 219,108">
              <text:p/>
            </draw:polyline>
            <draw:polyline draw:style-name="gr5" draw:text-style-name="P1" draw:layer="layout" svg:width="0.214cm" svg:height="0.111cm" svg:x="12.369cm" svg:y="7.011cm" svg:viewBox="0 0 215 112" draw:points="215,0 34,73 0,112">
              <text:p/>
            </draw:polyline>
            <draw:polyline draw:style-name="gr5" draw:text-style-name="P1" draw:layer="layout" svg:width="0.106cm" svg:height="0.218cm" svg:x="12.296cm" svg:y="7.084cm" svg:viewBox="0 0 107 219" draw:points="107,0 34,185 0,219">
              <text:p/>
            </draw:polyline>
            <draw:polyline draw:style-name="gr5" draw:text-style-name="P1" draw:layer="layout" svg:width="0.76cm" svg:height="0cm" svg:x="14.114cm" svg:y="8.284cm" svg:viewBox="0 0 761 0" draw:points="0,0 727,0 761,0">
              <text:p/>
            </draw:polyline>
            <draw:polyline draw:style-name="gr5" draw:text-style-name="P1" draw:layer="layout" svg:width="0cm" svg:height="0.799cm" svg:x="15.095cm" svg:y="7.23cm" svg:viewBox="0 0 0 800" draw:points="0,800 0,39 0,0">
              <text:p/>
            </draw:polyline>
            <draw:polyline draw:style-name="gr5" draw:text-style-name="P1" draw:layer="layout" svg:width="0.764cm" svg:height="0cm" svg:x="14.076cm" svg:y="7.011cm" svg:viewBox="0 0 765 0" draw:points="765,0 39,0 0,0">
              <text:p/>
            </draw:polyline>
            <draw:polyline draw:style-name="gr5" draw:text-style-name="P1" draw:layer="layout" svg:width="0cm" svg:height="0.795cm" svg:x="13.861cm" svg:y="7.269cm" svg:viewBox="0 0 0 796" draw:points="0,0 0,761 0,796">
              <text:p/>
            </draw:polyline>
            <draw:polyline draw:style-name="gr5" draw:text-style-name="P1" draw:layer="layout" svg:width="0.106cm" svg:height="0.218cm" svg:x="14.987cm" svg:y="7.049cm" svg:viewBox="0 0 107 219" draw:points="107,219 34,34 0,0">
              <text:p/>
            </draw:polyline>
            <draw:polyline draw:style-name="gr5" draw:text-style-name="P1" draw:layer="layout" svg:width="0.218cm" svg:height="0.107cm" svg:x="14.802cm" svg:y="6.976cm" svg:viewBox="0 0 219 108" draw:points="219,108 39,34 0,0">
              <text:p/>
            </draw:polyline>
            <draw:polyline draw:style-name="gr5" draw:text-style-name="P1" draw:layer="layout" svg:width="0.106cm" svg:height="0.218cm" svg:x="14.987cm" svg:y="8.03cm" svg:viewBox="0 0 107 219" draw:points="107,0 34,181 0,219">
              <text:p/>
            </draw:polyline>
            <draw:polyline draw:style-name="gr5" draw:text-style-name="P1" draw:layer="layout" svg:width="0.218cm" svg:height="0.107cm" svg:x="14.802cm" svg:y="8.21cm" svg:viewBox="0 0 219 108" draw:points="219,0 39,73 0,108">
              <text:p/>
            </draw:polyline>
            <draw:polyline draw:style-name="gr5" draw:text-style-name="P1" draw:layer="layout" svg:width="0.106cm" svg:height="0.218cm" svg:x="13.861cm" svg:y="8.03cm" svg:viewBox="0 0 107 219" draw:points="0,0 69,181 107,219">
              <text:p/>
            </draw:polyline>
            <draw:polyline draw:style-name="gr5" draw:text-style-name="P1" draw:layer="layout" svg:width="0.218cm" svg:height="0.107cm" svg:x="13.929cm" svg:y="8.21cm" svg:viewBox="0 0 219 108" draw:points="0,0 185,73 219,108">
              <text:p/>
            </draw:polyline>
            <draw:polyline draw:style-name="gr5" draw:text-style-name="P1" draw:layer="layout" svg:width="0.218cm" svg:height="0.111cm" svg:x="13.895cm" svg:y="7.011cm" svg:viewBox="0 0 219 112" draw:points="219,0 34,73 0,112">
              <text:p/>
            </draw:polyline>
            <draw:polyline draw:style-name="gr5" draw:text-style-name="P1" draw:layer="layout" svg:width="0.106cm" svg:height="0.218cm" svg:x="13.822cm" svg:y="7.084cm" svg:viewBox="0 0 107 219" draw:points="107,0 39,185 0,219">
              <text:p/>
            </draw:polyline>
            <draw:polyline draw:style-name="gr5" draw:text-style-name="P1" draw:layer="layout" svg:width="0.799cm" svg:height="0cm" svg:x="15.606cm" svg:y="8.284cm" svg:viewBox="0 0 800 0" draw:points="0,0 761,0 800,0">
              <text:p/>
            </draw:polyline>
            <draw:polyline draw:style-name="gr5" draw:text-style-name="P1" draw:layer="layout" svg:width="0cm" svg:height="0.799cm" svg:x="16.621cm" svg:y="7.23cm" svg:viewBox="0 0 0 800" draw:points="0,800 0,39 0,0">
              <text:p/>
            </draw:polyline>
            <draw:polyline draw:style-name="gr5" draw:text-style-name="P1" draw:layer="layout" svg:width="0.799cm" svg:height="0cm" svg:x="15.567cm" svg:y="7.011cm" svg:viewBox="0 0 800 0" draw:points="800,0 39,0 0,0">
              <text:p/>
            </draw:polyline>
            <draw:polyline draw:style-name="gr5" draw:text-style-name="P1" draw:layer="layout" svg:width="0cm" svg:height="0.795cm" svg:x="15.348cm" svg:y="7.269cm" svg:viewBox="0 0 0 796" draw:points="0,0 0,761 0,796">
              <text:p/>
            </draw:polyline>
            <draw:polyline draw:style-name="gr5" draw:text-style-name="P1" draw:layer="layout" svg:width="0.106cm" svg:height="0.218cm" svg:x="16.513cm" svg:y="7.049cm" svg:viewBox="0 0 107 219" draw:points="107,219 39,34 0,0">
              <text:p/>
            </draw:polyline>
            <draw:polyline draw:style-name="gr5" draw:text-style-name="P1" draw:layer="layout" svg:width="0.218cm" svg:height="0.107cm" svg:x="16.333cm" svg:y="6.976cm" svg:viewBox="0 0 219 108" draw:points="219,108 34,34 0,0">
              <text:p/>
            </draw:polyline>
            <draw:polyline draw:style-name="gr5" draw:text-style-name="P1" draw:layer="layout" svg:width="0.106cm" svg:height="0.218cm" svg:x="16.513cm" svg:y="8.03cm" svg:viewBox="0 0 107 219" draw:points="107,0 39,181 0,219">
              <text:p/>
            </draw:polyline>
            <draw:polyline draw:style-name="gr5" draw:text-style-name="P1" draw:layer="layout" svg:width="0.218cm" svg:height="0.107cm" svg:x="16.333cm" svg:y="8.21cm" svg:viewBox="0 0 219 108" draw:points="219,0 34,73 0,108">
              <text:p/>
            </draw:polyline>
            <draw:polyline draw:style-name="gr5" draw:text-style-name="P1" draw:layer="layout" svg:width="0.111cm" svg:height="0.218cm" svg:x="15.348cm" svg:y="8.03cm" svg:viewBox="0 0 112 219" draw:points="0,0 73,181 112,219">
              <text:p/>
            </draw:polyline>
            <draw:polyline draw:style-name="gr5" draw:text-style-name="P1" draw:layer="layout" svg:width="0.218cm" svg:height="0.107cm" svg:x="15.421cm" svg:y="8.21cm" svg:viewBox="0 0 219 108" draw:points="0,0 185,73 219,108">
              <text:p/>
            </draw:polyline>
            <draw:polyline draw:style-name="gr5" draw:text-style-name="P1" draw:layer="layout" svg:width="0.218cm" svg:height="0.111cm" svg:x="15.387cm" svg:y="7.011cm" svg:viewBox="0 0 219 112" draw:points="219,0 34,73 0,112">
              <text:p/>
            </draw:polyline>
            <draw:polyline draw:style-name="gr5" draw:text-style-name="P1" draw:layer="layout" svg:width="0.106cm" svg:height="0.218cm" svg:x="15.314cm" svg:y="7.084cm" svg:viewBox="0 0 107 219" draw:points="107,0 34,185 0,219">
              <text:p/>
            </draw:polyline>
            <draw:polyline draw:style-name="gr5" draw:text-style-name="P1" draw:layer="layout" svg:width="0.799cm" svg:height="0cm" svg:x="17.132cm" svg:y="8.284cm" svg:viewBox="0 0 800 0" draw:points="0,0 765,0 800,0">
              <text:p/>
            </draw:polyline>
            <draw:polyline draw:style-name="gr5" draw:text-style-name="P1" draw:layer="layout" svg:width="0cm" svg:height="0.799cm" svg:x="18.151cm" svg:y="7.23cm" svg:viewBox="0 0 0 800" draw:points="0,800 0,39 0,0">
              <text:p/>
            </draw:polyline>
            <draw:polyline draw:style-name="gr5" draw:text-style-name="P1" draw:layer="layout" svg:width="0.803cm" svg:height="0cm" svg:x="17.094cm" svg:y="7.011cm" svg:viewBox="0 0 804 0" draw:points="804,0 39,0 0,0">
              <text:p/>
            </draw:polyline>
            <draw:polyline draw:style-name="gr5" draw:text-style-name="P1" draw:layer="layout" svg:width="0cm" svg:height="0.795cm" svg:x="16.879cm" svg:y="7.269cm" svg:viewBox="0 0 0 796" draw:points="0,0 0,761 0,796">
              <text:p/>
            </draw:polyline>
            <draw:polyline draw:style-name="gr5" draw:text-style-name="P1" draw:layer="layout" svg:width="0.111cm" svg:height="0.218cm" svg:x="18.04cm" svg:y="7.049cm" svg:viewBox="0 0 112 219" draw:points="112,219 39,34 0,0">
              <text:p/>
            </draw:polyline>
            <draw:polyline draw:style-name="gr5" draw:text-style-name="P1" draw:layer="layout" svg:width="0.218cm" svg:height="0.107cm" svg:x="17.859cm" svg:y="6.976cm" svg:viewBox="0 0 219 108" draw:points="219,108 39,34 0,0">
              <text:p/>
            </draw:polyline>
            <draw:polyline draw:style-name="gr5" draw:text-style-name="P1" draw:layer="layout" svg:width="0.111cm" svg:height="0.218cm" svg:x="18.04cm" svg:y="8.03cm" svg:viewBox="0 0 112 219" draw:points="112,0 39,181 0,219">
              <text:p/>
            </draw:polyline>
            <draw:polyline draw:style-name="gr5" draw:text-style-name="P1" draw:layer="layout" svg:width="0.218cm" svg:height="0.107cm" svg:x="17.859cm" svg:y="8.21cm" svg:viewBox="0 0 219 108" draw:points="219,0 39,73 0,108">
              <text:p/>
            </draw:polyline>
            <draw:polyline draw:style-name="gr5" draw:text-style-name="P1" draw:layer="layout" svg:width="0.106cm" svg:height="0.218cm" svg:x="16.879cm" svg:y="8.03cm" svg:viewBox="0 0 107 219" draw:points="0,0 73,181 107,219">
              <text:p/>
            </draw:polyline>
            <draw:polyline draw:style-name="gr5" draw:text-style-name="P1" draw:layer="layout" svg:width="0.214cm" svg:height="0.107cm" svg:x="16.952cm" svg:y="8.21cm" svg:viewBox="0 0 215 108" draw:points="0,0 181,73 215,108">
              <text:p/>
            </draw:polyline>
            <draw:polyline draw:style-name="gr5" draw:text-style-name="P1" draw:layer="layout" svg:width="0.218cm" svg:height="0.111cm" svg:x="16.913cm" svg:y="7.011cm" svg:viewBox="0 0 219 112" draw:points="219,0 39,73 0,112">
              <text:p/>
            </draw:polyline>
            <draw:polyline draw:style-name="gr5" draw:text-style-name="P1" draw:layer="layout" svg:width="0.111cm" svg:height="0.218cm" svg:x="16.84cm" svg:y="7.084cm" svg:viewBox="0 0 112 219" draw:points="112,0 39,185 0,219">
              <text:p/>
            </draw:polyline>
            <draw:polyline draw:style-name="gr5" draw:text-style-name="P1" draw:layer="layout" svg:width="0.799cm" svg:height="0cm" svg:x="18.659cm" svg:y="8.284cm" svg:viewBox="0 0 800 0" draw:points="0,0 765,0 800,0">
              <text:p/>
            </draw:polyline>
            <draw:polyline draw:style-name="gr5" draw:text-style-name="P1" draw:layer="layout" svg:width="0cm" svg:height="0.799cm" svg:x="19.678cm" svg:y="7.23cm" svg:viewBox="0 0 0 800" draw:points="0,800 0,39 0,0">
              <text:p/>
            </draw:polyline>
            <draw:polyline draw:style-name="gr5" draw:text-style-name="P1" draw:layer="layout" svg:width="0.799cm" svg:height="0cm" svg:x="18.624cm" svg:y="7.011cm" svg:viewBox="0 0 800 0" draw:points="800,0 34,0 0,0">
              <text:p/>
            </draw:polyline>
            <draw:polyline draw:style-name="gr5" draw:text-style-name="P1" draw:layer="layout" svg:width="0cm" svg:height="0.795cm" svg:x="18.405cm" svg:y="7.269cm" svg:viewBox="0 0 0 796" draw:points="0,0 0,761 0,796">
              <text:p/>
            </draw:polyline>
            <draw:polyline draw:style-name="gr5" draw:text-style-name="P1" draw:layer="layout" svg:width="0.106cm" svg:height="0.218cm" svg:x="19.57cm" svg:y="7.049cm" svg:viewBox="0 0 107 219" draw:points="107,219 34,34 0,0">
              <text:p/>
            </draw:polyline>
            <draw:polyline draw:style-name="gr5" draw:text-style-name="P1" draw:layer="layout" svg:width="0.218cm" svg:height="0.107cm" svg:x="19.385cm" svg:y="6.976cm" svg:viewBox="0 0 219 108" draw:points="219,108 39,34 0,0">
              <text:p/>
            </draw:polyline>
            <draw:polyline draw:style-name="gr5" draw:text-style-name="P1" draw:layer="layout" svg:width="0.106cm" svg:height="0.218cm" svg:x="19.57cm" svg:y="8.03cm" svg:viewBox="0 0 107 219" draw:points="107,0 34,181 0,219">
              <text:p/>
            </draw:polyline>
            <draw:polyline draw:style-name="gr5" draw:text-style-name="P1" draw:layer="layout" svg:width="0.218cm" svg:height="0.107cm" svg:x="19.385cm" svg:y="8.21cm" svg:viewBox="0 0 219 108" draw:points="219,0 39,73 0,108">
              <text:p/>
            </draw:polyline>
            <draw:polyline draw:style-name="gr5" draw:text-style-name="P1" draw:layer="layout" svg:width="0.106cm" svg:height="0.218cm" svg:x="18.405cm" svg:y="8.03cm" svg:viewBox="0 0 107 219" draw:points="0,0 73,181 107,219">
              <text:p/>
            </draw:polyline>
            <draw:polyline draw:style-name="gr5" draw:text-style-name="P1" draw:layer="layout" svg:width="0.218cm" svg:height="0.107cm" svg:x="18.478cm" svg:y="8.21cm" svg:viewBox="0 0 219 108" draw:points="0,0 181,73 219,108">
              <text:p/>
            </draw:polyline>
            <draw:polyline draw:style-name="gr5" draw:text-style-name="P1" draw:layer="layout" svg:width="0.218cm" svg:height="0.111cm" svg:x="18.439cm" svg:y="7.011cm" svg:viewBox="0 0 219 112" draw:points="219,0 39,73 0,112">
              <text:p/>
            </draw:polyline>
            <draw:polyline draw:style-name="gr5" draw:text-style-name="P1" draw:layer="layout" svg:width="0.106cm" svg:height="0.218cm" svg:x="18.371cm" svg:y="7.084cm" svg:viewBox="0 0 107 219" draw:points="107,0 34,185 0,219">
              <text:p/>
            </draw:polyline>
            <draw:polyline draw:style-name="gr5" draw:text-style-name="P1" draw:layer="layout" svg:width="0.803cm" svg:height="0cm" svg:x="20.185cm" svg:y="8.284cm" svg:viewBox="0 0 804 0" draw:points="0,0 765,0 804,0">
              <text:p/>
            </draw:polyline>
            <draw:polyline draw:style-name="gr5" draw:text-style-name="P1" draw:layer="layout" svg:width="0cm" svg:height="0.799cm" svg:x="21.204cm" svg:y="7.23cm" svg:viewBox="0 0 0 800" draw:points="0,800 0,39 0,0">
              <text:p/>
            </draw:polyline>
            <draw:polyline draw:style-name="gr5" draw:text-style-name="P1" draw:layer="layout" svg:width="0.799cm" svg:height="0cm" svg:x="20.151cm" svg:y="7.011cm" svg:viewBox="0 0 800 0" draw:points="800,0 34,0 0,0">
              <text:p/>
            </draw:polyline>
            <draw:polyline draw:style-name="gr5" draw:text-style-name="P1" draw:layer="layout" svg:width="0cm" svg:height="0.795cm" svg:x="19.931cm" svg:y="7.269cm" svg:viewBox="0 0 0 796" draw:points="0,0 0,761 0,796">
              <text:p/>
            </draw:polyline>
            <draw:polyline draw:style-name="gr5" draw:text-style-name="P1" draw:layer="layout" svg:width="0.106cm" svg:height="0.218cm" svg:x="21.096cm" svg:y="7.049cm" svg:viewBox="0 0 107 219" draw:points="107,219 34,34 0,0">
              <text:p/>
            </draw:polyline>
            <draw:polyline draw:style-name="gr5" draw:text-style-name="P1" draw:layer="layout" svg:width="0.214cm" svg:height="0.107cm" svg:x="20.916cm" svg:y="6.976cm" svg:viewBox="0 0 215 108" draw:points="215,108 34,34 0,0">
              <text:p/>
            </draw:polyline>
            <draw:polyline draw:style-name="gr5" draw:text-style-name="P1" draw:layer="layout" svg:width="0.106cm" svg:height="0.218cm" svg:x="21.096cm" svg:y="8.03cm" svg:viewBox="0 0 107 219" draw:points="107,0 34,181 0,219">
              <text:p/>
            </draw:polyline>
            <draw:polyline draw:style-name="gr5" draw:text-style-name="P1" draw:layer="layout" svg:width="0.214cm" svg:height="0.107cm" svg:x="20.916cm" svg:y="8.21cm" svg:viewBox="0 0 215 108" draw:points="215,0 34,73 0,108">
              <text:p/>
            </draw:polyline>
            <draw:polyline draw:style-name="gr5" draw:text-style-name="P1" draw:layer="layout" svg:width="0.111cm" svg:height="0.218cm" svg:x="19.931cm" svg:y="8.03cm" svg:viewBox="0 0 112 219" draw:points="0,0 73,181 112,219">
              <text:p/>
            </draw:polyline>
            <draw:polyline draw:style-name="gr5" draw:text-style-name="P1" draw:layer="layout" svg:width="0.218cm" svg:height="0.107cm" svg:x="20.004cm" svg:y="8.21cm" svg:viewBox="0 0 219 108" draw:points="0,0 181,73 219,108">
              <text:p/>
            </draw:polyline>
            <draw:polyline draw:style-name="gr5" draw:text-style-name="P1" draw:layer="layout" svg:width="0.214cm" svg:height="0.111cm" svg:x="19.97cm" svg:y="7.011cm" svg:viewBox="0 0 215 112" draw:points="215,0 34,73 0,112">
              <text:p/>
            </draw:polyline>
            <draw:polyline draw:style-name="gr5" draw:text-style-name="P1" draw:layer="layout" svg:width="0.106cm" svg:height="0.218cm" svg:x="19.897cm" svg:y="7.084cm" svg:viewBox="0 0 107 219" draw:points="107,0 34,185 0,219">
              <text:p/>
            </draw:polyline>
            <draw:polyline draw:style-name="gr5" draw:text-style-name="P1" draw:layer="layout" svg:width="0.799cm" svg:height="0cm" svg:x="21.716cm" svg:y="8.284cm" svg:viewBox="0 0 800 0" draw:points="0,0 761,0 800,0">
              <text:p/>
            </draw:polyline>
            <draw:polyline draw:style-name="gr5" draw:text-style-name="P1" draw:layer="layout" svg:width="0cm" svg:height="0.799cm" svg:x="22.734cm" svg:y="7.23cm" svg:viewBox="0 0 0 800" draw:points="0,800 0,39 0,0">
              <text:p/>
            </draw:polyline>
            <draw:polyline draw:style-name="gr5" draw:text-style-name="P1" draw:layer="layout" svg:width="0.799cm" svg:height="0cm" svg:x="21.677cm" svg:y="7.011cm" svg:viewBox="0 0 800 0" draw:points="800,0 39,0 0,0">
              <text:p/>
            </draw:polyline>
            <draw:polyline draw:style-name="gr5" draw:text-style-name="P1" draw:layer="layout" svg:width="0cm" svg:height="0.795cm" svg:x="21.462cm" svg:y="7.269cm" svg:viewBox="0 0 0 796" draw:points="0,0 0,761 0,796">
              <text:p/>
            </draw:polyline>
            <draw:polyline draw:style-name="gr5" draw:text-style-name="P1" draw:layer="layout" svg:width="0.111cm" svg:height="0.218cm" svg:x="22.623cm" svg:y="7.049cm" svg:viewBox="0 0 112 219" draw:points="112,219 39,34 0,0">
              <text:p/>
            </draw:polyline>
            <draw:polyline draw:style-name="gr5" draw:text-style-name="P1" draw:layer="layout" svg:width="0.218cm" svg:height="0.107cm" svg:x="22.442cm" svg:y="6.976cm" svg:viewBox="0 0 219 108" draw:points="219,108 34,34 0,0">
              <text:p/>
            </draw:polyline>
            <draw:polyline draw:style-name="gr5" draw:text-style-name="P1" draw:layer="layout" svg:width="0.111cm" svg:height="0.218cm" svg:x="22.623cm" svg:y="8.03cm" svg:viewBox="0 0 112 219" draw:points="112,0 39,181 0,219">
              <text:p/>
            </draw:polyline>
            <draw:polyline draw:style-name="gr5" draw:text-style-name="P1" draw:layer="layout" svg:width="0.218cm" svg:height="0.107cm" svg:x="22.442cm" svg:y="8.21cm" svg:viewBox="0 0 219 108" draw:points="219,0 34,73 0,108">
              <text:p/>
            </draw:polyline>
            <draw:polyline draw:style-name="gr5" draw:text-style-name="P1" draw:layer="layout" svg:width="0.106cm" svg:height="0.218cm" svg:x="21.462cm" svg:y="8.03cm" svg:viewBox="0 0 107 219" draw:points="0,0 69,181 107,219">
              <text:p/>
            </draw:polyline>
            <draw:polyline draw:style-name="gr5" draw:text-style-name="P1" draw:layer="layout" svg:width="0.218cm" svg:height="0.107cm" svg:x="21.531cm" svg:y="8.21cm" svg:viewBox="0 0 219 108" draw:points="0,0 185,73 219,108">
              <text:p/>
            </draw:polyline>
            <draw:polyline draw:style-name="gr5" draw:text-style-name="P1" draw:layer="layout" svg:width="0.218cm" svg:height="0.111cm" svg:x="21.496cm" svg:y="7.011cm" svg:viewBox="0 0 219 112" draw:points="219,0 34,73 0,112">
              <text:p/>
            </draw:polyline>
            <draw:polyline draw:style-name="gr5" draw:text-style-name="P1" draw:layer="layout" svg:width="0.106cm" svg:height="0.218cm" svg:x="21.423cm" svg:y="7.084cm" svg:viewBox="0 0 107 219" draw:points="107,0 39,185 0,219">
              <text:p/>
            </draw:polyline>
            <draw:polyline draw:style-name="gr5" draw:text-style-name="P1" draw:layer="layout" svg:width="0.799cm" svg:height="0cm" svg:x="23.242cm" svg:y="8.284cm" svg:viewBox="0 0 800 0" draw:points="0,0 765,0 800,0">
              <text:p/>
            </draw:polyline>
            <draw:polyline draw:style-name="gr5" draw:text-style-name="P1" draw:layer="layout" svg:width="0cm" svg:height="0.799cm" svg:x="24.261cm" svg:y="7.23cm" svg:viewBox="0 0 0 800" draw:points="0,800 0,39 0,0">
              <text:p/>
            </draw:polyline>
            <draw:polyline draw:style-name="gr5" draw:text-style-name="P1" draw:layer="layout" svg:width="0.799cm" svg:height="0cm" svg:x="23.207cm" svg:y="7.011cm" svg:viewBox="0 0 800 0" draw:points="800,0 34,0 0,0">
              <text:p/>
            </draw:polyline>
            <draw:polyline draw:style-name="gr5" draw:text-style-name="P1" draw:layer="layout" svg:width="0cm" svg:height="0.795cm" svg:x="22.988cm" svg:y="7.269cm" svg:viewBox="0 0 0 796" draw:points="0,0 0,761 0,796">
              <text:p/>
            </draw:polyline>
            <draw:polyline draw:style-name="gr5" draw:text-style-name="P1" draw:layer="layout" svg:width="0.106cm" svg:height="0.218cm" svg:x="24.153cm" svg:y="7.049cm" svg:viewBox="0 0 107 219" draw:points="107,219 34,34 0,0">
              <text:p/>
            </draw:polyline>
            <draw:polyline draw:style-name="gr5" draw:text-style-name="P1" draw:layer="layout" svg:width="0.218cm" svg:height="0.107cm" svg:x="23.968cm" svg:y="6.976cm" svg:viewBox="0 0 219 108" draw:points="219,108 39,34 0,0">
              <text:p/>
            </draw:polyline>
            <draw:polyline draw:style-name="gr5" draw:text-style-name="P1" draw:layer="layout" svg:width="0.106cm" svg:height="0.218cm" svg:x="24.153cm" svg:y="8.03cm" svg:viewBox="0 0 107 219" draw:points="107,0 34,181 0,219">
              <text:p/>
            </draw:polyline>
            <draw:polyline draw:style-name="gr5" draw:text-style-name="P1" draw:layer="layout" svg:width="0.218cm" svg:height="0.107cm" svg:x="23.968cm" svg:y="8.21cm" svg:viewBox="0 0 219 108" draw:points="219,0 39,73 0,108">
              <text:p/>
            </draw:polyline>
            <draw:polyline draw:style-name="gr5" draw:text-style-name="P1" draw:layer="layout" svg:width="0.106cm" svg:height="0.218cm" svg:x="22.988cm" svg:y="8.03cm" svg:viewBox="0 0 107 219" draw:points="0,0 73,181 107,219">
              <text:p/>
            </draw:polyline>
            <draw:polyline draw:style-name="gr5" draw:text-style-name="P1" draw:layer="layout" svg:width="0.218cm" svg:height="0.107cm" svg:x="23.061cm" svg:y="8.21cm" svg:viewBox="0 0 219 108" draw:points="0,0 181,73 219,108">
              <text:p/>
            </draw:polyline>
            <draw:polyline draw:style-name="gr5" draw:text-style-name="P1" draw:layer="layout" svg:width="0.218cm" svg:height="0.111cm" svg:x="23.023cm" svg:y="7.011cm" svg:viewBox="0 0 219 112" draw:points="219,0 39,73 0,112">
              <text:p/>
            </draw:polyline>
            <draw:polyline draw:style-name="gr5" draw:text-style-name="P1" draw:layer="layout" svg:width="0.111cm" svg:height="0.218cm" svg:x="22.949cm" svg:y="7.084cm" svg:viewBox="0 0 112 219" draw:points="112,0 39,185 0,219">
              <text:p/>
            </draw:polyline>
            <draw:polyline draw:style-name="gr5" draw:text-style-name="P1" draw:layer="layout" svg:width="0.764cm" svg:height="0cm" svg:x="24.768cm" svg:y="8.284cm" svg:viewBox="0 0 765 0" draw:points="0,0 731,0 765,0">
              <text:p/>
            </draw:polyline>
            <draw:polyline draw:style-name="gr5" draw:text-style-name="P1" draw:layer="layout" svg:width="0cm" svg:height="0.799cm" svg:x="25.753cm" svg:y="7.23cm" svg:viewBox="0 0 0 800" draw:points="0,800 0,39 0,0">
              <text:p/>
            </draw:polyline>
            <draw:polyline draw:style-name="gr5" draw:text-style-name="P1" draw:layer="layout" svg:width="0.764cm" svg:height="0cm" svg:x="24.734cm" svg:y="7.011cm" svg:viewBox="0 0 765 0" draw:points="765,0 34,0 0,0">
              <text:p/>
            </draw:polyline>
            <draw:polyline draw:style-name="gr5" draw:text-style-name="P1" draw:layer="layout" svg:width="0cm" svg:height="0.795cm" svg:x="24.514cm" svg:y="7.269cm" svg:viewBox="0 0 0 796" draw:points="0,0 0,761 0,796">
              <text:p/>
            </draw:polyline>
            <draw:polyline draw:style-name="gr5" draw:text-style-name="P1" draw:layer="layout" svg:width="0.111cm" svg:height="0.218cm" svg:x="25.641cm" svg:y="7.049cm" svg:viewBox="0 0 112 219" draw:points="112,219 39,34 0,0">
              <text:p/>
            </draw:polyline>
            <draw:polyline draw:style-name="gr5" draw:text-style-name="P1" draw:layer="layout" svg:width="0.218cm" svg:height="0.107cm" svg:x="25.46cm" svg:y="6.976cm" svg:viewBox="0 0 219 108" draw:points="219,108 39,34 0,0">
              <text:p/>
            </draw:polyline>
            <draw:polyline draw:style-name="gr5" draw:text-style-name="P1" draw:layer="layout" svg:width="0.111cm" svg:height="0.218cm" svg:x="25.641cm" svg:y="8.03cm" svg:viewBox="0 0 112 219" draw:points="112,0 39,181 0,219">
              <text:p/>
            </draw:polyline>
            <draw:polyline draw:style-name="gr5" draw:text-style-name="P1" draw:layer="layout" svg:width="0.218cm" svg:height="0.107cm" svg:x="25.46cm" svg:y="8.21cm" svg:viewBox="0 0 219 108" draw:points="219,0 39,73 0,108">
              <text:p/>
            </draw:polyline>
            <draw:polyline draw:style-name="gr5" draw:text-style-name="P1" draw:layer="layout" svg:width="0.111cm" svg:height="0.218cm" svg:x="24.514cm" svg:y="8.03cm" svg:viewBox="0 0 112 219" draw:points="0,0 73,181 112,219">
              <text:p/>
            </draw:polyline>
            <draw:polyline draw:style-name="gr5" draw:text-style-name="P1" draw:layer="layout" svg:width="0.218cm" svg:height="0.107cm" svg:x="24.587cm" svg:y="8.21cm" svg:viewBox="0 0 219 108" draw:points="0,0 181,73 219,108">
              <text:p/>
            </draw:polyline>
            <draw:polyline draw:style-name="gr5" draw:text-style-name="P1" draw:layer="layout" svg:width="0.214cm" svg:height="0.111cm" svg:x="24.553cm" svg:y="7.011cm" svg:viewBox="0 0 215 112" draw:points="215,0 34,73 0,112">
              <text:p/>
            </draw:polyline>
            <draw:polyline draw:style-name="gr5" draw:text-style-name="P1" draw:layer="layout" svg:width="0.106cm" svg:height="0.218cm" svg:x="24.48cm" svg:y="7.084cm" svg:viewBox="0 0 107 219" draw:points="107,0 34,185 0,219">
              <text:p/>
            </draw:polyline>
            <draw:polyline draw:style-name="gr5" draw:text-style-name="P1" draw:layer="layout" svg:width="0.799cm" svg:height="0cm" svg:x="26.26cm" svg:y="8.284cm" svg:viewBox="0 0 800 0" draw:points="0,0 765,0 800,0">
              <text:p/>
            </draw:polyline>
            <draw:polyline draw:style-name="gr5" draw:text-style-name="P1" draw:layer="layout" svg:width="0cm" svg:height="0.799cm" svg:x="27.279cm" svg:y="7.23cm" svg:viewBox="0 0 0 800" draw:points="0,800 0,39 0,0">
              <text:p/>
            </draw:polyline>
            <draw:polyline draw:style-name="gr5" draw:text-style-name="P1" draw:layer="layout" svg:width="0.799cm" svg:height="0cm" svg:x="26.225cm" svg:y="7.011cm" svg:viewBox="0 0 800 0" draw:points="800,0 34,0 0,0">
              <text:p/>
            </draw:polyline>
            <draw:polyline draw:style-name="gr5" draw:text-style-name="P1" draw:layer="layout" svg:width="0cm" svg:height="0.795cm" svg:x="26.006cm" svg:y="7.269cm" svg:viewBox="0 0 0 796" draw:points="0,0 0,761 0,796">
              <text:p/>
            </draw:polyline>
            <draw:polyline draw:style-name="gr5" draw:text-style-name="P1" draw:layer="layout" svg:width="0.106cm" svg:height="0.218cm" svg:x="27.171cm" svg:y="7.049cm" svg:viewBox="0 0 107 219" draw:points="107,219 34,34 0,0">
              <text:p/>
            </draw:polyline>
            <draw:polyline draw:style-name="gr5" draw:text-style-name="P1" draw:layer="layout" svg:width="0.218cm" svg:height="0.107cm" svg:x="26.986cm" svg:y="6.976cm" svg:viewBox="0 0 219 108" draw:points="219,108 39,34 0,0">
              <text:p/>
            </draw:polyline>
            <draw:polyline draw:style-name="gr5" draw:text-style-name="P1" draw:layer="layout" svg:width="0.106cm" svg:height="0.218cm" svg:x="27.171cm" svg:y="8.03cm" svg:viewBox="0 0 107 219" draw:points="107,0 34,181 0,219">
              <text:p/>
            </draw:polyline>
            <draw:polyline draw:style-name="gr5" draw:text-style-name="P1" draw:layer="layout" svg:width="0.218cm" svg:height="0.107cm" svg:x="26.986cm" svg:y="8.21cm" svg:viewBox="0 0 219 108" draw:points="219,0 39,73 0,108">
              <text:p/>
            </draw:polyline>
            <draw:polyline draw:style-name="gr5" draw:text-style-name="P1" draw:layer="layout" svg:width="0.106cm" svg:height="0.218cm" svg:x="26.006cm" svg:y="8.03cm" svg:viewBox="0 0 107 219" draw:points="0,0 73,181 107,219">
              <text:p/>
            </draw:polyline>
            <draw:polyline draw:style-name="gr5" draw:text-style-name="P1" draw:layer="layout" svg:width="0.218cm" svg:height="0.107cm" svg:x="26.079cm" svg:y="8.21cm" svg:viewBox="0 0 219 108" draw:points="0,0 181,73 219,108">
              <text:p/>
            </draw:polyline>
            <draw:polyline draw:style-name="gr5" draw:text-style-name="P1" draw:layer="layout" svg:width="0.218cm" svg:height="0.111cm" svg:x="26.041cm" svg:y="7.011cm" svg:viewBox="0 0 219 112" draw:points="219,0 39,73 0,112">
              <text:p/>
            </draw:polyline>
            <draw:polyline draw:style-name="gr5" draw:text-style-name="P1" draw:layer="layout" svg:width="0.106cm" svg:height="0.218cm" svg:x="25.972cm" svg:y="7.084cm" svg:viewBox="0 0 107 219" draw:points="107,0 34,185 0,219">
              <text:p/>
            </draw:polyline>
            <draw:polyline draw:style-name="gr5" draw:text-style-name="P1" draw:layer="layout" svg:width="0.799cm" svg:height="0cm" svg:x="3.422cm" svg:y="9.81cm" svg:viewBox="0 0 800 0" draw:points="0,0 761,0 800,0">
              <text:p/>
            </draw:polyline>
            <draw:polyline draw:style-name="gr5" draw:text-style-name="P1" draw:layer="layout" svg:width="0cm" svg:height="0.799cm" svg:x="4.437cm" svg:y="8.757cm" svg:viewBox="0 0 0 800" draw:points="0,800 0,34 0,0">
              <text:p/>
            </draw:polyline>
            <draw:polyline draw:style-name="gr5" draw:text-style-name="P1" draw:layer="layout" svg:width="0.799cm" svg:height="0cm" svg:x="3.383cm" svg:y="8.537cm" svg:viewBox="0 0 800 0" draw:points="800,0 39,0 0,0">
              <text:p/>
            </draw:polyline>
            <draw:polyline draw:style-name="gr5" draw:text-style-name="P1" draw:layer="layout" svg:width="0cm" svg:height="0.799cm" svg:x="3.164cm" svg:y="8.791cm" svg:viewBox="0 0 0 800" draw:points="0,0 0,766 0,800">
              <text:p/>
            </draw:polyline>
            <draw:polyline draw:style-name="gr5" draw:text-style-name="P1" draw:layer="layout" svg:width="0.106cm" svg:height="0.214cm" svg:x="4.329cm" svg:y="8.576cm" svg:viewBox="0 0 107 215" draw:points="107,215 39,34 0,0">
              <text:p/>
            </draw:polyline>
            <draw:polyline draw:style-name="gr5" draw:text-style-name="P1" draw:layer="layout" svg:width="0.218cm" svg:height="0.107cm" svg:x="4.148cm" svg:y="8.503cm" svg:viewBox="0 0 219 108" draw:points="219,108 34,34 0,0">
              <text:p/>
            </draw:polyline>
            <draw:polyline draw:style-name="gr5" draw:text-style-name="P1" draw:layer="layout" svg:width="0.106cm" svg:height="0.18cm" svg:x="4.329cm" svg:y="9.557cm" svg:viewBox="0 0 107 181" draw:points="107,0 39,142 0,181">
              <text:p/>
            </draw:polyline>
            <draw:polyline draw:style-name="gr5" draw:text-style-name="P1" draw:layer="layout" svg:width="0.218cm" svg:height="0.145cm" svg:x="4.148cm" svg:y="9.699cm" svg:viewBox="0 0 219 146" draw:points="219,0 34,112 0,146">
              <text:p/>
            </draw:polyline>
            <draw:polyline draw:style-name="gr5" draw:text-style-name="P1" draw:layer="layout" svg:width="0.145cm" svg:height="0.18cm" svg:x="3.164cm" svg:y="9.557cm" svg:viewBox="0 0 146 181" draw:points="0,0 112,142 146,181">
              <text:p/>
            </draw:polyline>
            <draw:polyline draw:style-name="gr5" draw:text-style-name="P1" draw:layer="layout" svg:width="0.18cm" svg:height="0.145cm" svg:x="3.276cm" svg:y="9.699cm" svg:viewBox="0 0 181 146" draw:points="0,0 146,112 181,146">
              <text:p/>
            </draw:polyline>
            <draw:polyline draw:style-name="gr5" draw:text-style-name="P1" draw:layer="layout" svg:width="0.184cm" svg:height="0.107cm" svg:x="3.237cm" svg:y="8.537cm" svg:viewBox="0 0 185 108" draw:points="185,0 39,73 0,108">
              <text:p/>
            </draw:polyline>
            <draw:polyline draw:style-name="gr5" draw:text-style-name="P1" draw:layer="layout" svg:width="0.145cm" svg:height="0.218cm" svg:x="3.13cm" svg:y="8.61cm" svg:viewBox="0 0 146 219" draw:points="146,0 34,181 0,219">
              <text:p/>
            </draw:polyline>
            <draw:polyline draw:style-name="gr5" draw:text-style-name="P1" draw:layer="layout" svg:width="0.799cm" svg:height="0cm" svg:x="4.948cm" svg:y="9.81cm" svg:viewBox="0 0 800 0" draw:points="0,0 765,0 800,0">
              <text:p/>
            </draw:polyline>
            <draw:polyline draw:style-name="gr5" draw:text-style-name="P1" draw:layer="layout" svg:width="0cm" svg:height="0.799cm" svg:x="5.967cm" svg:y="8.757cm" svg:viewBox="0 0 0 800" draw:points="0,800 0,34 0,0">
              <text:p/>
            </draw:polyline>
            <draw:polyline draw:style-name="gr5" draw:text-style-name="P1" draw:layer="layout" svg:width="0.803cm" svg:height="0cm" svg:x="4.909cm" svg:y="8.537cm" svg:viewBox="0 0 804 0" draw:points="804,0 39,0 0,0">
              <text:p/>
            </draw:polyline>
            <draw:polyline draw:style-name="gr5" draw:text-style-name="P1" draw:layer="layout" svg:width="0cm" svg:height="0.799cm" svg:x="4.695cm" svg:y="8.791cm" svg:viewBox="0 0 0 800" draw:points="0,0 0,766 0,800">
              <text:p/>
            </draw:polyline>
            <draw:polyline draw:style-name="gr5" draw:text-style-name="P1" draw:layer="layout" svg:width="0.111cm" svg:height="0.214cm" svg:x="5.855cm" svg:y="8.576cm" svg:viewBox="0 0 112 215" draw:points="112,215 39,34 0,0">
              <text:p/>
            </draw:polyline>
            <draw:polyline draw:style-name="gr5" draw:text-style-name="P1" draw:layer="layout" svg:width="0.218cm" svg:height="0.107cm" svg:x="5.675cm" svg:y="8.503cm" svg:viewBox="0 0 219 108" draw:points="219,108 39,34 0,0">
              <text:p/>
            </draw:polyline>
            <draw:polyline draw:style-name="gr5" draw:text-style-name="P1" draw:layer="layout" svg:width="0.111cm" svg:height="0.18cm" svg:x="5.855cm" svg:y="9.557cm" svg:viewBox="0 0 112 181" draw:points="112,0 39,142 0,181">
              <text:p/>
            </draw:polyline>
            <draw:polyline draw:style-name="gr5" draw:text-style-name="P1" draw:layer="layout" svg:width="0.218cm" svg:height="0.145cm" svg:x="5.675cm" svg:y="9.699cm" svg:viewBox="0 0 219 146" draw:points="219,0 39,112 0,146">
              <text:p/>
            </draw:polyline>
            <draw:polyline draw:style-name="gr5" draw:text-style-name="P1" draw:layer="layout" svg:width="0.106cm" svg:height="0.18cm" svg:x="4.695cm" svg:y="9.557cm" svg:viewBox="0 0 107 181" draw:points="0,0 73,142 107,181">
              <text:p/>
            </draw:polyline>
            <draw:polyline draw:style-name="gr5" draw:text-style-name="P1" draw:layer="layout" svg:width="0.214cm" svg:height="0.145cm" svg:x="4.768cm" svg:y="9.699cm" svg:viewBox="0 0 215 146" draw:points="0,0 181,112 215,146">
              <text:p/>
            </draw:polyline>
            <draw:polyline draw:style-name="gr5" draw:text-style-name="P1" draw:layer="layout" svg:width="0.218cm" svg:height="0.107cm" svg:x="4.729cm" svg:y="8.537cm" svg:viewBox="0 0 219 108" draw:points="219,0 39,73 0,108">
              <text:p/>
            </draw:polyline>
            <draw:polyline draw:style-name="gr5" draw:text-style-name="P1" draw:layer="layout" svg:width="0.111cm" svg:height="0.218cm" svg:x="4.656cm" svg:y="8.61cm" svg:viewBox="0 0 112 219" draw:points="112,0 39,181 0,219">
              <text:p/>
            </draw:polyline>
            <draw:polyline draw:style-name="gr5" draw:text-style-name="P1" draw:layer="layout" svg:width="0.799cm" svg:height="0cm" svg:x="6.474cm" svg:y="9.81cm" svg:viewBox="0 0 800 0" draw:points="0,0 765,0 800,0">
              <text:p/>
            </draw:polyline>
            <draw:polyline draw:style-name="gr5" draw:text-style-name="P1" draw:layer="layout" svg:width="0cm" svg:height="0.799cm" svg:x="7.493cm" svg:y="8.757cm" svg:viewBox="0 0 0 800" draw:points="0,800 0,34 0,0">
              <text:p/>
            </draw:polyline>
            <draw:polyline draw:style-name="gr5" draw:text-style-name="P1" draw:layer="layout" svg:width="0.799cm" svg:height="0cm" svg:x="6.44cm" svg:y="8.537cm" svg:viewBox="0 0 800 0" draw:points="800,0 34,0 0,0">
              <text:p/>
            </draw:polyline>
            <draw:polyline draw:style-name="gr5" draw:text-style-name="P1" draw:layer="layout" svg:width="0cm" svg:height="0.799cm" svg:x="6.221cm" svg:y="8.791cm" svg:viewBox="0 0 0 800" draw:points="0,0 0,766 0,800">
              <text:p/>
            </draw:polyline>
            <draw:polyline draw:style-name="gr5" draw:text-style-name="P1" draw:layer="layout" svg:width="0.106cm" svg:height="0.214cm" svg:x="7.386cm" svg:y="8.576cm" svg:viewBox="0 0 107 215" draw:points="107,215 34,34 0,0">
              <text:p/>
            </draw:polyline>
            <draw:polyline draw:style-name="gr5" draw:text-style-name="P1" draw:layer="layout" svg:width="0.218cm" svg:height="0.107cm" svg:x="7.201cm" svg:y="8.503cm" svg:viewBox="0 0 219 108" draw:points="219,108 39,34 0,0">
              <text:p/>
            </draw:polyline>
            <draw:polyline draw:style-name="gr5" draw:text-style-name="P1" draw:layer="layout" svg:width="0.106cm" svg:height="0.18cm" svg:x="7.386cm" svg:y="9.557cm" svg:viewBox="0 0 107 181" draw:points="107,0 34,142 0,181">
              <text:p/>
            </draw:polyline>
            <draw:polyline draw:style-name="gr5" draw:text-style-name="P1" draw:layer="layout" svg:width="0.218cm" svg:height="0.145cm" svg:x="7.201cm" svg:y="9.699cm" svg:viewBox="0 0 219 146" draw:points="219,0 39,112 0,146">
              <text:p/>
            </draw:polyline>
            <draw:polyline draw:style-name="gr5" draw:text-style-name="P1" draw:layer="layout" svg:width="0.106cm" svg:height="0.18cm" svg:x="6.221cm" svg:y="9.557cm" svg:viewBox="0 0 107 181" draw:points="0,0 73,142 107,181">
              <text:p/>
            </draw:polyline>
            <draw:polyline draw:style-name="gr5" draw:text-style-name="P1" draw:layer="layout" svg:width="0.218cm" svg:height="0.145cm" svg:x="6.294cm" svg:y="9.699cm" svg:viewBox="0 0 219 146" draw:points="0,0 181,112 219,146">
              <text:p/>
            </draw:polyline>
            <draw:polyline draw:style-name="gr5" draw:text-style-name="P1" draw:layer="layout" svg:width="0.218cm" svg:height="0.107cm" svg:x="6.255cm" svg:y="8.537cm" svg:viewBox="0 0 219 108" draw:points="219,0 39,73 0,108">
              <text:p/>
            </draw:polyline>
            <draw:polyline draw:style-name="gr5" draw:text-style-name="P1" draw:layer="layout" svg:width="0.106cm" svg:height="0.218cm" svg:x="6.186cm" svg:y="8.61cm" svg:viewBox="0 0 107 219" draw:points="107,0 34,181 0,219">
              <text:p/>
            </draw:polyline>
            <draw:polyline draw:style-name="gr5" draw:text-style-name="P1" draw:layer="layout" svg:width="0.799cm" svg:height="0cm" svg:x="8.005cm" svg:y="9.81cm" svg:viewBox="0 0 800 0" draw:points="0,0 761,0 800,0">
              <text:p/>
            </draw:polyline>
            <draw:polyline draw:style-name="gr5" draw:text-style-name="P1" draw:layer="layout" svg:width="0cm" svg:height="0.799cm" svg:x="9.02cm" svg:y="8.757cm" svg:viewBox="0 0 0 800" draw:points="0,800 0,34 0,0">
              <text:p/>
            </draw:polyline>
            <draw:polyline draw:style-name="gr5" draw:text-style-name="P1" draw:layer="layout" svg:width="0.799cm" svg:height="0cm" svg:x="7.966cm" svg:y="8.537cm" svg:viewBox="0 0 800 0" draw:points="800,0 39,0 0,0">
              <text:p/>
            </draw:polyline>
            <draw:polyline draw:style-name="gr5" draw:text-style-name="P1" draw:layer="layout" svg:width="0cm" svg:height="0.799cm" svg:x="7.747cm" svg:y="8.791cm" svg:viewBox="0 0 0 800" draw:points="0,0 0,766 0,800">
              <text:p/>
            </draw:polyline>
            <draw:polyline draw:style-name="gr5" draw:text-style-name="P1" draw:layer="layout" svg:width="0.106cm" svg:height="0.214cm" svg:x="8.912cm" svg:y="8.576cm" svg:viewBox="0 0 107 215" draw:points="107,215 34,34 0,0">
              <text:p/>
            </draw:polyline>
            <draw:polyline draw:style-name="gr5" draw:text-style-name="P1" draw:layer="layout" svg:width="0.214cm" svg:height="0.107cm" svg:x="8.732cm" svg:y="8.503cm" svg:viewBox="0 0 215 108" draw:points="215,108 34,34 0,0">
              <text:p/>
            </draw:polyline>
            <draw:polyline draw:style-name="gr5" draw:text-style-name="P1" draw:layer="layout" svg:width="0.106cm" svg:height="0.18cm" svg:x="8.912cm" svg:y="9.557cm" svg:viewBox="0 0 107 181" draw:points="107,0 34,142 0,181">
              <text:p/>
            </draw:polyline>
            <draw:polyline draw:style-name="gr5" draw:text-style-name="P1" draw:layer="layout" svg:width="0.214cm" svg:height="0.145cm" svg:x="8.732cm" svg:y="9.699cm" svg:viewBox="0 0 215 146" draw:points="215,0 34,112 0,146">
              <text:p/>
            </draw:polyline>
            <draw:polyline draw:style-name="gr5" draw:text-style-name="P1" draw:layer="layout" svg:width="0.111cm" svg:height="0.18cm" svg:x="7.747cm" svg:y="9.557cm" svg:viewBox="0 0 112 181" draw:points="0,0 73,142 112,181">
              <text:p/>
            </draw:polyline>
            <draw:polyline draw:style-name="gr5" draw:text-style-name="P1" draw:layer="layout" svg:width="0.218cm" svg:height="0.145cm" svg:x="7.82cm" svg:y="9.699cm" svg:viewBox="0 0 219 146" draw:points="0,0 185,112 219,146">
              <text:p/>
            </draw:polyline>
            <draw:polyline draw:style-name="gr5" draw:text-style-name="P1" draw:layer="layout" svg:width="0.218cm" svg:height="0.107cm" svg:x="7.786cm" svg:y="8.537cm" svg:viewBox="0 0 219 108" draw:points="219,0 34,73 0,108">
              <text:p/>
            </draw:polyline>
            <draw:polyline draw:style-name="gr5" draw:text-style-name="P1" draw:layer="layout" svg:width="0.106cm" svg:height="0.218cm" svg:x="7.713cm" svg:y="8.61cm" svg:viewBox="0 0 107 219" draw:points="107,0 34,181 0,219">
              <text:p/>
            </draw:polyline>
            <draw:polyline draw:style-name="gr5" draw:text-style-name="P1" draw:layer="layout" svg:width="0.799cm" svg:height="0cm" svg:x="9.531cm" svg:y="9.81cm" svg:viewBox="0 0 800 0" draw:points="0,0 761,0 800,0">
              <text:p/>
            </draw:polyline>
            <draw:polyline draw:style-name="gr5" draw:text-style-name="P1" draw:layer="layout" svg:width="0cm" svg:height="0.799cm" svg:x="10.55cm" svg:y="8.757cm" svg:viewBox="0 0 0 800" draw:points="0,800 0,34 0,0">
              <text:p/>
            </draw:polyline>
            <draw:polyline draw:style-name="gr5" draw:text-style-name="P1" draw:layer="layout" svg:width="0.799cm" svg:height="0cm" svg:x="9.493cm" svg:y="8.537cm" svg:viewBox="0 0 800 0" draw:points="800,0 39,0 0,0">
              <text:p/>
            </draw:polyline>
            <draw:polyline draw:style-name="gr5" draw:text-style-name="P1" draw:layer="layout" svg:width="0cm" svg:height="0.799cm" svg:x="9.278cm" svg:y="8.791cm" svg:viewBox="0 0 0 800" draw:points="0,0 0,766 0,800">
              <text:p/>
            </draw:polyline>
            <draw:polyline draw:style-name="gr5" draw:text-style-name="P1" draw:layer="layout" svg:width="0.111cm" svg:height="0.214cm" svg:x="10.438cm" svg:y="8.576cm" svg:viewBox="0 0 112 215" draw:points="112,215 39,34 0,0">
              <text:p/>
            </draw:polyline>
            <draw:polyline draw:style-name="gr5" draw:text-style-name="P1" draw:layer="layout" svg:width="0.218cm" svg:height="0.107cm" svg:x="10.258cm" svg:y="8.503cm" svg:viewBox="0 0 219 108" draw:points="219,108 34,34 0,0">
              <text:p/>
            </draw:polyline>
            <draw:polyline draw:style-name="gr5" draw:text-style-name="P1" draw:layer="layout" svg:width="0.111cm" svg:height="0.18cm" svg:x="10.438cm" svg:y="9.557cm" svg:viewBox="0 0 112 181" draw:points="112,0 39,142 0,181">
              <text:p/>
            </draw:polyline>
            <draw:polyline draw:style-name="gr5" draw:text-style-name="P1" draw:layer="layout" svg:width="0.218cm" svg:height="0.145cm" svg:x="10.258cm" svg:y="9.699cm" svg:viewBox="0 0 219 146" draw:points="219,0 34,112 0,146">
              <text:p/>
            </draw:polyline>
            <draw:polyline draw:style-name="gr5" draw:text-style-name="P1" draw:layer="layout" svg:width="0.106cm" svg:height="0.18cm" svg:x="9.278cm" svg:y="9.557cm" svg:viewBox="0 0 107 181" draw:points="0,0 73,142 107,181">
              <text:p/>
            </draw:polyline>
            <draw:polyline draw:style-name="gr5" draw:text-style-name="P1" draw:layer="layout" svg:width="0.214cm" svg:height="0.145cm" svg:x="9.351cm" svg:y="9.699cm" svg:viewBox="0 0 215 146" draw:points="0,0 181,112 215,146">
              <text:p/>
            </draw:polyline>
            <draw:polyline draw:style-name="gr5" draw:text-style-name="P1" draw:layer="layout" svg:width="0.218cm" svg:height="0.107cm" svg:x="9.312cm" svg:y="8.537cm" svg:viewBox="0 0 219 108" draw:points="219,0 39,73 0,108">
              <text:p/>
            </draw:polyline>
            <draw:polyline draw:style-name="gr5" draw:text-style-name="P1" draw:layer="layout" svg:width="0.111cm" svg:height="0.218cm" svg:x="9.239cm" svg:y="8.61cm" svg:viewBox="0 0 112 219" draw:points="112,0 39,181 0,219">
              <text:p/>
            </draw:polyline>
            <draw:polyline draw:style-name="gr5" draw:text-style-name="P1" draw:layer="layout" svg:width="0.799cm" svg:height="0cm" svg:x="11.057cm" svg:y="9.81cm" svg:viewBox="0 0 800 0" draw:points="0,0 765,0 800,0">
              <text:p/>
            </draw:polyline>
            <draw:polyline draw:style-name="gr5" draw:text-style-name="P1" draw:layer="layout" svg:width="0cm" svg:height="0.799cm" svg:x="12.076cm" svg:y="8.757cm" svg:viewBox="0 0 0 800" draw:points="0,800 0,34 0,0">
              <text:p/>
            </draw:polyline>
            <draw:polyline draw:style-name="gr5" draw:text-style-name="P1" draw:layer="layout" svg:width="0.799cm" svg:height="0cm" svg:x="11.023cm" svg:y="8.537cm" svg:viewBox="0 0 800 0" draw:points="800,0 34,0 0,0">
              <text:p/>
            </draw:polyline>
            <draw:polyline draw:style-name="gr5" draw:text-style-name="P1" draw:layer="layout" svg:width="0cm" svg:height="0.799cm" svg:x="10.804cm" svg:y="8.791cm" svg:viewBox="0 0 0 800" draw:points="0,0 0,766 0,800">
              <text:p/>
            </draw:polyline>
            <draw:polyline draw:style-name="gr5" draw:text-style-name="P1" draw:layer="layout" svg:width="0.106cm" svg:height="0.214cm" svg:x="11.969cm" svg:y="8.576cm" svg:viewBox="0 0 107 215" draw:points="107,215 34,34 0,0">
              <text:p/>
            </draw:polyline>
            <draw:polyline draw:style-name="gr5" draw:text-style-name="P1" draw:layer="layout" svg:width="0.218cm" svg:height="0.107cm" svg:x="11.784cm" svg:y="8.503cm" svg:viewBox="0 0 219 108" draw:points="219,108 39,34 0,0">
              <text:p/>
            </draw:polyline>
            <draw:polyline draw:style-name="gr5" draw:text-style-name="P1" draw:layer="layout" svg:width="0.106cm" svg:height="0.18cm" svg:x="11.969cm" svg:y="9.557cm" svg:viewBox="0 0 107 181" draw:points="107,0 34,142 0,181">
              <text:p/>
            </draw:polyline>
            <draw:polyline draw:style-name="gr5" draw:text-style-name="P1" draw:layer="layout" svg:width="0.218cm" svg:height="0.145cm" svg:x="11.784cm" svg:y="9.699cm" svg:viewBox="0 0 219 146" draw:points="219,0 39,112 0,146">
              <text:p/>
            </draw:polyline>
            <draw:polyline draw:style-name="gr5" draw:text-style-name="P1" draw:layer="layout" svg:width="0.106cm" svg:height="0.18cm" svg:x="10.804cm" svg:y="9.557cm" svg:viewBox="0 0 107 181" draw:points="0,0 73,142 107,181">
              <text:p/>
            </draw:polyline>
            <draw:polyline draw:style-name="gr5" draw:text-style-name="P1" draw:layer="layout" svg:width="0.218cm" svg:height="0.145cm" svg:x="10.877cm" svg:y="9.699cm" svg:viewBox="0 0 219 146" draw:points="0,0 181,112 219,146">
              <text:p/>
            </draw:polyline>
            <draw:polyline draw:style-name="gr5" draw:text-style-name="P1" draw:layer="layout" svg:width="0.218cm" svg:height="0.107cm" svg:x="10.838cm" svg:y="8.537cm" svg:viewBox="0 0 219 108" draw:points="219,0 39,73 0,108">
              <text:p/>
            </draw:polyline>
            <draw:polyline draw:style-name="gr5" draw:text-style-name="P1" draw:layer="layout" svg:width="0.111cm" svg:height="0.218cm" svg:x="10.765cm" svg:y="8.61cm" svg:viewBox="0 0 112 219" draw:points="112,0 39,181 0,219">
              <text:p/>
            </draw:polyline>
            <draw:polyline draw:style-name="gr5" draw:text-style-name="P1" draw:layer="layout" svg:width="0.803cm" svg:height="0cm" svg:x="12.584cm" svg:y="9.81cm" svg:viewBox="0 0 804 0" draw:points="0,0 765,0 804,0">
              <text:p/>
            </draw:polyline>
            <draw:polyline draw:style-name="gr5" draw:text-style-name="P1" draw:layer="layout" svg:width="0cm" svg:height="0.799cm" svg:x="13.603cm" svg:y="8.757cm" svg:viewBox="0 0 0 800" draw:points="0,800 0,34 0,0">
              <text:p/>
            </draw:polyline>
            <draw:polyline draw:style-name="gr5" draw:text-style-name="P1" draw:layer="layout" svg:width="0.799cm" svg:height="0cm" svg:x="12.549cm" svg:y="8.537cm" svg:viewBox="0 0 800 0" draw:points="800,0 34,0 0,0">
              <text:p/>
            </draw:polyline>
            <draw:polyline draw:style-name="gr5" draw:text-style-name="P1" draw:layer="layout" svg:width="0cm" svg:height="0.799cm" svg:x="12.33cm" svg:y="8.791cm" svg:viewBox="0 0 0 800" draw:points="0,0 0,766 0,800">
              <text:p/>
            </draw:polyline>
            <draw:polyline draw:style-name="gr5" draw:text-style-name="P1" draw:layer="layout" svg:width="0.106cm" svg:height="0.214cm" svg:x="13.495cm" svg:y="8.576cm" svg:viewBox="0 0 107 215" draw:points="107,215 34,34 0,0">
              <text:p/>
            </draw:polyline>
            <draw:polyline draw:style-name="gr5" draw:text-style-name="P1" draw:layer="layout" svg:width="0.214cm" svg:height="0.107cm" svg:x="13.315cm" svg:y="8.503cm" svg:viewBox="0 0 215 108" draw:points="215,108 34,34 0,0">
              <text:p/>
            </draw:polyline>
            <draw:polyline draw:style-name="gr5" draw:text-style-name="P1" draw:layer="layout" svg:width="0.106cm" svg:height="0.18cm" svg:x="13.495cm" svg:y="9.557cm" svg:viewBox="0 0 107 181" draw:points="107,0 34,142 0,181">
              <text:p/>
            </draw:polyline>
            <draw:polyline draw:style-name="gr5" draw:text-style-name="P1" draw:layer="layout" svg:width="0.214cm" svg:height="0.145cm" svg:x="13.315cm" svg:y="9.699cm" svg:viewBox="0 0 215 146" draw:points="215,0 34,112 0,146">
              <text:p/>
            </draw:polyline>
            <draw:polyline draw:style-name="gr5" draw:text-style-name="P1" draw:layer="layout" svg:width="0.111cm" svg:height="0.18cm" svg:x="12.33cm" svg:y="9.557cm" svg:viewBox="0 0 112 181" draw:points="0,0 73,142 112,181">
              <text:p/>
            </draw:polyline>
            <draw:polyline draw:style-name="gr5" draw:text-style-name="P1" draw:layer="layout" svg:width="0.218cm" svg:height="0.145cm" svg:x="12.403cm" svg:y="9.699cm" svg:viewBox="0 0 219 146" draw:points="0,0 181,112 219,146">
              <text:p/>
            </draw:polyline>
            <draw:polyline draw:style-name="gr5" draw:text-style-name="P1" draw:layer="layout" svg:width="0.214cm" svg:height="0.107cm" svg:x="12.369cm" svg:y="8.537cm" svg:viewBox="0 0 215 108" draw:points="215,0 34,73 0,108">
              <text:p/>
            </draw:polyline>
            <draw:polyline draw:style-name="gr5" draw:text-style-name="P1" draw:layer="layout" svg:width="0.106cm" svg:height="0.218cm" svg:x="12.296cm" svg:y="8.61cm" svg:viewBox="0 0 107 219" draw:points="107,0 34,181 0,219">
              <text:p/>
            </draw:polyline>
            <draw:polyline draw:style-name="gr5" draw:text-style-name="P1" draw:layer="layout" svg:width="0.76cm" svg:height="0cm" svg:x="14.114cm" svg:y="9.81cm" svg:viewBox="0 0 761 0" draw:points="0,0 727,0 761,0">
              <text:p/>
            </draw:polyline>
            <draw:polyline draw:style-name="gr5" draw:text-style-name="P1" draw:layer="layout" svg:width="0cm" svg:height="0.799cm" svg:x="15.095cm" svg:y="8.757cm" svg:viewBox="0 0 0 800" draw:points="0,800 0,34 0,0">
              <text:p/>
            </draw:polyline>
            <draw:polyline draw:style-name="gr5" draw:text-style-name="P1" draw:layer="layout" svg:width="0.764cm" svg:height="0cm" svg:x="14.076cm" svg:y="8.537cm" svg:viewBox="0 0 765 0" draw:points="765,0 39,0 0,0">
              <text:p/>
            </draw:polyline>
            <draw:polyline draw:style-name="gr5" draw:text-style-name="P1" draw:layer="layout" svg:width="0cm" svg:height="0.799cm" svg:x="13.861cm" svg:y="8.791cm" svg:viewBox="0 0 0 800" draw:points="0,0 0,766 0,800">
              <text:p/>
            </draw:polyline>
            <draw:polyline draw:style-name="gr5" draw:text-style-name="P1" draw:layer="layout" svg:width="0.106cm" svg:height="0.214cm" svg:x="14.987cm" svg:y="8.576cm" svg:viewBox="0 0 107 215" draw:points="107,215 34,34 0,0">
              <text:p/>
            </draw:polyline>
            <draw:polyline draw:style-name="gr5" draw:text-style-name="P1" draw:layer="layout" svg:width="0.218cm" svg:height="0.107cm" svg:x="14.802cm" svg:y="8.503cm" svg:viewBox="0 0 219 108" draw:points="219,108 39,34 0,0">
              <text:p/>
            </draw:polyline>
            <draw:polyline draw:style-name="gr5" draw:text-style-name="P1" draw:layer="layout" svg:width="0.106cm" svg:height="0.18cm" svg:x="14.987cm" svg:y="9.557cm" svg:viewBox="0 0 107 181" draw:points="107,0 34,142 0,181">
              <text:p/>
            </draw:polyline>
            <draw:polyline draw:style-name="gr5" draw:text-style-name="P1" draw:layer="layout" svg:width="0.218cm" svg:height="0.145cm" svg:x="14.802cm" svg:y="9.699cm" svg:viewBox="0 0 219 146" draw:points="219,0 39,112 0,146">
              <text:p/>
            </draw:polyline>
            <draw:polyline draw:style-name="gr5" draw:text-style-name="P1" draw:layer="layout" svg:width="0.106cm" svg:height="0.18cm" svg:x="13.861cm" svg:y="9.557cm" svg:viewBox="0 0 107 181" draw:points="0,0 69,142 107,181">
              <text:p/>
            </draw:polyline>
            <draw:polyline draw:style-name="gr5" draw:text-style-name="P1" draw:layer="layout" svg:width="0.218cm" svg:height="0.145cm" svg:x="13.929cm" svg:y="9.699cm" svg:viewBox="0 0 219 146" draw:points="0,0 185,112 219,146">
              <text:p/>
            </draw:polyline>
            <draw:polyline draw:style-name="gr5" draw:text-style-name="P1" draw:layer="layout" svg:width="0.218cm" svg:height="0.107cm" svg:x="13.895cm" svg:y="8.537cm" svg:viewBox="0 0 219 108" draw:points="219,0 34,73 0,108">
              <text:p/>
            </draw:polyline>
            <draw:polyline draw:style-name="gr5" draw:text-style-name="P1" draw:layer="layout" svg:width="0.106cm" svg:height="0.218cm" svg:x="13.822cm" svg:y="8.61cm" svg:viewBox="0 0 107 219" draw:points="107,0 39,181 0,219">
              <text:p/>
            </draw:polyline>
            <draw:polyline draw:style-name="gr5" draw:text-style-name="P1" draw:layer="layout" svg:width="0.799cm" svg:height="0cm" svg:x="15.606cm" svg:y="9.81cm" svg:viewBox="0 0 800 0" draw:points="0,0 761,0 800,0">
              <text:p/>
            </draw:polyline>
            <draw:polyline draw:style-name="gr5" draw:text-style-name="P1" draw:layer="layout" svg:width="0cm" svg:height="0.799cm" svg:x="16.621cm" svg:y="8.757cm" svg:viewBox="0 0 0 800" draw:points="0,800 0,34 0,0">
              <text:p/>
            </draw:polyline>
            <draw:polyline draw:style-name="gr5" draw:text-style-name="P1" draw:layer="layout" svg:width="0.799cm" svg:height="0cm" svg:x="15.567cm" svg:y="8.537cm" svg:viewBox="0 0 800 0" draw:points="800,0 39,0 0,0">
              <text:p/>
            </draw:polyline>
            <draw:polyline draw:style-name="gr5" draw:text-style-name="P1" draw:layer="layout" svg:width="0cm" svg:height="0.799cm" svg:x="15.348cm" svg:y="8.791cm" svg:viewBox="0 0 0 800" draw:points="0,0 0,766 0,800">
              <text:p/>
            </draw:polyline>
            <draw:polyline draw:style-name="gr5" draw:text-style-name="P1" draw:layer="layout" svg:width="0.106cm" svg:height="0.214cm" svg:x="16.513cm" svg:y="8.576cm" svg:viewBox="0 0 107 215" draw:points="107,215 39,34 0,0">
              <text:p/>
            </draw:polyline>
            <draw:polyline draw:style-name="gr5" draw:text-style-name="P1" draw:layer="layout" svg:width="0.218cm" svg:height="0.107cm" svg:x="16.333cm" svg:y="8.503cm" svg:viewBox="0 0 219 108" draw:points="219,108 34,34 0,0">
              <text:p/>
            </draw:polyline>
            <draw:polyline draw:style-name="gr5" draw:text-style-name="P1" draw:layer="layout" svg:width="0.106cm" svg:height="0.18cm" svg:x="16.513cm" svg:y="9.557cm" svg:viewBox="0 0 107 181" draw:points="107,0 39,142 0,181">
              <text:p/>
            </draw:polyline>
            <draw:polyline draw:style-name="gr5" draw:text-style-name="P1" draw:layer="layout" svg:width="0.218cm" svg:height="0.145cm" svg:x="16.333cm" svg:y="9.699cm" svg:viewBox="0 0 219 146" draw:points="219,0 34,112 0,146">
              <text:p/>
            </draw:polyline>
            <draw:polyline draw:style-name="gr5" draw:text-style-name="P1" draw:layer="layout" svg:width="0.111cm" svg:height="0.18cm" svg:x="15.348cm" svg:y="9.557cm" svg:viewBox="0 0 112 181" draw:points="0,0 73,142 112,181">
              <text:p/>
            </draw:polyline>
            <draw:polyline draw:style-name="gr5" draw:text-style-name="P1" draw:layer="layout" svg:width="0.218cm" svg:height="0.145cm" svg:x="15.421cm" svg:y="9.699cm" svg:viewBox="0 0 219 146" draw:points="0,0 185,112 219,146">
              <text:p/>
            </draw:polyline>
            <draw:polyline draw:style-name="gr5" draw:text-style-name="P1" draw:layer="layout" svg:width="0.218cm" svg:height="0.107cm" svg:x="15.387cm" svg:y="8.537cm" svg:viewBox="0 0 219 108" draw:points="219,0 34,73 0,108">
              <text:p/>
            </draw:polyline>
            <draw:polyline draw:style-name="gr5" draw:text-style-name="P1" draw:layer="layout" svg:width="0.106cm" svg:height="0.218cm" svg:x="15.314cm" svg:y="8.61cm" svg:viewBox="0 0 107 219" draw:points="107,0 34,181 0,219">
              <text:p/>
            </draw:polyline>
            <draw:polyline draw:style-name="gr5" draw:text-style-name="P1" draw:layer="layout" svg:width="0.799cm" svg:height="0cm" svg:x="17.132cm" svg:y="9.81cm" svg:viewBox="0 0 800 0" draw:points="0,0 765,0 800,0">
              <text:p/>
            </draw:polyline>
            <draw:polyline draw:style-name="gr5" draw:text-style-name="P1" draw:layer="layout" svg:width="0cm" svg:height="0.799cm" svg:x="18.151cm" svg:y="8.757cm" svg:viewBox="0 0 0 800" draw:points="0,800 0,34 0,0">
              <text:p/>
            </draw:polyline>
            <draw:polyline draw:style-name="gr5" draw:text-style-name="P1" draw:layer="layout" svg:width="0.803cm" svg:height="0cm" svg:x="17.094cm" svg:y="8.537cm" svg:viewBox="0 0 804 0" draw:points="804,0 39,0 0,0">
              <text:p/>
            </draw:polyline>
            <draw:polyline draw:style-name="gr5" draw:text-style-name="P1" draw:layer="layout" svg:width="0cm" svg:height="0.799cm" svg:x="16.879cm" svg:y="8.791cm" svg:viewBox="0 0 0 800" draw:points="0,0 0,766 0,800">
              <text:p/>
            </draw:polyline>
            <draw:polyline draw:style-name="gr5" draw:text-style-name="P1" draw:layer="layout" svg:width="0.111cm" svg:height="0.214cm" svg:x="18.04cm" svg:y="8.576cm" svg:viewBox="0 0 112 215" draw:points="112,215 39,34 0,0">
              <text:p/>
            </draw:polyline>
            <draw:polyline draw:style-name="gr5" draw:text-style-name="P1" draw:layer="layout" svg:width="0.218cm" svg:height="0.107cm" svg:x="17.859cm" svg:y="8.503cm" svg:viewBox="0 0 219 108" draw:points="219,108 39,34 0,0">
              <text:p/>
            </draw:polyline>
            <draw:polyline draw:style-name="gr5" draw:text-style-name="P1" draw:layer="layout" svg:width="0.111cm" svg:height="0.18cm" svg:x="18.04cm" svg:y="9.557cm" svg:viewBox="0 0 112 181" draw:points="112,0 39,142 0,181">
              <text:p/>
            </draw:polyline>
            <draw:polyline draw:style-name="gr5" draw:text-style-name="P1" draw:layer="layout" svg:width="0.218cm" svg:height="0.145cm" svg:x="17.859cm" svg:y="9.699cm" svg:viewBox="0 0 219 146" draw:points="219,0 39,112 0,146">
              <text:p/>
            </draw:polyline>
            <draw:polyline draw:style-name="gr5" draw:text-style-name="P1" draw:layer="layout" svg:width="0.106cm" svg:height="0.18cm" svg:x="16.879cm" svg:y="9.557cm" svg:viewBox="0 0 107 181" draw:points="0,0 73,142 107,181">
              <text:p/>
            </draw:polyline>
            <draw:polyline draw:style-name="gr5" draw:text-style-name="P1" draw:layer="layout" svg:width="0.214cm" svg:height="0.145cm" svg:x="16.952cm" svg:y="9.699cm" svg:viewBox="0 0 215 146" draw:points="0,0 181,112 215,146">
              <text:p/>
            </draw:polyline>
            <draw:polyline draw:style-name="gr5" draw:text-style-name="P1" draw:layer="layout" svg:width="0.218cm" svg:height="0.107cm" svg:x="16.913cm" svg:y="8.537cm" svg:viewBox="0 0 219 108" draw:points="219,0 39,73 0,108">
              <text:p/>
            </draw:polyline>
            <draw:polyline draw:style-name="gr5" draw:text-style-name="P1" draw:layer="layout" svg:width="0.111cm" svg:height="0.218cm" svg:x="16.84cm" svg:y="8.61cm" svg:viewBox="0 0 112 219" draw:points="112,0 39,181 0,219">
              <text:p/>
            </draw:polyline>
            <draw:polyline draw:style-name="gr5" draw:text-style-name="P1" draw:layer="layout" svg:width="0.799cm" svg:height="0cm" svg:x="18.659cm" svg:y="9.81cm" svg:viewBox="0 0 800 0" draw:points="0,0 765,0 800,0">
              <text:p/>
            </draw:polyline>
            <draw:polyline draw:style-name="gr5" draw:text-style-name="P1" draw:layer="layout" svg:width="0cm" svg:height="0.799cm" svg:x="19.678cm" svg:y="8.757cm" svg:viewBox="0 0 0 800" draw:points="0,800 0,34 0,0">
              <text:p/>
            </draw:polyline>
            <draw:polyline draw:style-name="gr5" draw:text-style-name="P1" draw:layer="layout" svg:width="0.799cm" svg:height="0cm" svg:x="18.624cm" svg:y="8.537cm" svg:viewBox="0 0 800 0" draw:points="800,0 34,0 0,0">
              <text:p/>
            </draw:polyline>
            <draw:polyline draw:style-name="gr5" draw:text-style-name="P1" draw:layer="layout" svg:width="0cm" svg:height="0.799cm" svg:x="18.405cm" svg:y="8.791cm" svg:viewBox="0 0 0 800" draw:points="0,0 0,766 0,800">
              <text:p/>
            </draw:polyline>
            <draw:polyline draw:style-name="gr5" draw:text-style-name="P1" draw:layer="layout" svg:width="0.106cm" svg:height="0.214cm" svg:x="19.57cm" svg:y="8.576cm" svg:viewBox="0 0 107 215" draw:points="107,215 34,34 0,0">
              <text:p/>
            </draw:polyline>
            <draw:polyline draw:style-name="gr5" draw:text-style-name="P1" draw:layer="layout" svg:width="0.218cm" svg:height="0.107cm" svg:x="19.385cm" svg:y="8.503cm" svg:viewBox="0 0 219 108" draw:points="219,108 39,34 0,0">
              <text:p/>
            </draw:polyline>
            <draw:polyline draw:style-name="gr5" draw:text-style-name="P1" draw:layer="layout" svg:width="0.106cm" svg:height="0.18cm" svg:x="19.57cm" svg:y="9.557cm" svg:viewBox="0 0 107 181" draw:points="107,0 34,142 0,181">
              <text:p/>
            </draw:polyline>
            <draw:polyline draw:style-name="gr5" draw:text-style-name="P1" draw:layer="layout" svg:width="0.218cm" svg:height="0.145cm" svg:x="19.385cm" svg:y="9.699cm" svg:viewBox="0 0 219 146" draw:points="219,0 39,112 0,146">
              <text:p/>
            </draw:polyline>
            <draw:polyline draw:style-name="gr5" draw:text-style-name="P1" draw:layer="layout" svg:width="0.106cm" svg:height="0.18cm" svg:x="18.405cm" svg:y="9.557cm" svg:viewBox="0 0 107 181" draw:points="0,0 73,142 107,181">
              <text:p/>
            </draw:polyline>
            <draw:polyline draw:style-name="gr5" draw:text-style-name="P1" draw:layer="layout" svg:width="0.218cm" svg:height="0.145cm" svg:x="18.478cm" svg:y="9.699cm" svg:viewBox="0 0 219 146" draw:points="0,0 181,112 219,146">
              <text:p/>
            </draw:polyline>
            <draw:polyline draw:style-name="gr5" draw:text-style-name="P1" draw:layer="layout" svg:width="0.218cm" svg:height="0.107cm" svg:x="18.439cm" svg:y="8.537cm" svg:viewBox="0 0 219 108" draw:points="219,0 39,73 0,108">
              <text:p/>
            </draw:polyline>
            <draw:polyline draw:style-name="gr5" draw:text-style-name="P1" draw:layer="layout" svg:width="0.106cm" svg:height="0.218cm" svg:x="18.371cm" svg:y="8.61cm" svg:viewBox="0 0 107 219" draw:points="107,0 34,181 0,219">
              <text:p/>
            </draw:polyline>
            <draw:polyline draw:style-name="gr5" draw:text-style-name="P1" draw:layer="layout" svg:width="0.803cm" svg:height="0cm" svg:x="20.185cm" svg:y="9.81cm" svg:viewBox="0 0 804 0" draw:points="0,0 765,0 804,0">
              <text:p/>
            </draw:polyline>
            <draw:polyline draw:style-name="gr5" draw:text-style-name="P1" draw:layer="layout" svg:width="0cm" svg:height="0.799cm" svg:x="21.204cm" svg:y="8.757cm" svg:viewBox="0 0 0 800" draw:points="0,800 0,34 0,0">
              <text:p/>
            </draw:polyline>
            <draw:polyline draw:style-name="gr5" draw:text-style-name="P1" draw:layer="layout" svg:width="0.799cm" svg:height="0cm" svg:x="20.151cm" svg:y="8.537cm" svg:viewBox="0 0 800 0" draw:points="800,0 34,0 0,0">
              <text:p/>
            </draw:polyline>
            <draw:polyline draw:style-name="gr5" draw:text-style-name="P1" draw:layer="layout" svg:width="0cm" svg:height="0.799cm" svg:x="19.931cm" svg:y="8.791cm" svg:viewBox="0 0 0 800" draw:points="0,0 0,766 0,800">
              <text:p/>
            </draw:polyline>
            <draw:polyline draw:style-name="gr5" draw:text-style-name="P1" draw:layer="layout" svg:width="0.106cm" svg:height="0.214cm" svg:x="21.096cm" svg:y="8.576cm" svg:viewBox="0 0 107 215" draw:points="107,215 34,34 0,0">
              <text:p/>
            </draw:polyline>
            <draw:polyline draw:style-name="gr5" draw:text-style-name="P1" draw:layer="layout" svg:width="0.214cm" svg:height="0.107cm" svg:x="20.916cm" svg:y="8.503cm" svg:viewBox="0 0 215 108" draw:points="215,108 34,34 0,0">
              <text:p/>
            </draw:polyline>
            <draw:polyline draw:style-name="gr5" draw:text-style-name="P1" draw:layer="layout" svg:width="0.106cm" svg:height="0.18cm" svg:x="21.096cm" svg:y="9.557cm" svg:viewBox="0 0 107 181" draw:points="107,0 34,142 0,181">
              <text:p/>
            </draw:polyline>
            <draw:polyline draw:style-name="gr5" draw:text-style-name="P1" draw:layer="layout" svg:width="0.214cm" svg:height="0.145cm" svg:x="20.916cm" svg:y="9.699cm" svg:viewBox="0 0 215 146" draw:points="215,0 34,112 0,146">
              <text:p/>
            </draw:polyline>
            <draw:polyline draw:style-name="gr5" draw:text-style-name="P1" draw:layer="layout" svg:width="0.111cm" svg:height="0.18cm" svg:x="19.931cm" svg:y="9.557cm" svg:viewBox="0 0 112 181" draw:points="0,0 73,142 112,181">
              <text:p/>
            </draw:polyline>
            <draw:polyline draw:style-name="gr5" draw:text-style-name="P1" draw:layer="layout" svg:width="0.218cm" svg:height="0.145cm" svg:x="20.004cm" svg:y="9.699cm" svg:viewBox="0 0 219 146" draw:points="0,0 181,112 219,146">
              <text:p/>
            </draw:polyline>
            <draw:polyline draw:style-name="gr5" draw:text-style-name="P1" draw:layer="layout" svg:width="0.214cm" svg:height="0.107cm" svg:x="19.97cm" svg:y="8.537cm" svg:viewBox="0 0 215 108" draw:points="215,0 34,73 0,108">
              <text:p/>
            </draw:polyline>
            <draw:polyline draw:style-name="gr5" draw:text-style-name="P1" draw:layer="layout" svg:width="0.106cm" svg:height="0.218cm" svg:x="19.897cm" svg:y="8.61cm" svg:viewBox="0 0 107 219" draw:points="107,0 34,181 0,219">
              <text:p/>
            </draw:polyline>
            <draw:polyline draw:style-name="gr5" draw:text-style-name="P1" draw:layer="layout" svg:width="0.799cm" svg:height="0cm" svg:x="21.716cm" svg:y="9.81cm" svg:viewBox="0 0 800 0" draw:points="0,0 761,0 800,0">
              <text:p/>
            </draw:polyline>
            <draw:polyline draw:style-name="gr5" draw:text-style-name="P1" draw:layer="layout" svg:width="0cm" svg:height="0.799cm" svg:x="22.734cm" svg:y="8.757cm" svg:viewBox="0 0 0 800" draw:points="0,800 0,34 0,0">
              <text:p/>
            </draw:polyline>
            <draw:polyline draw:style-name="gr5" draw:text-style-name="P1" draw:layer="layout" svg:width="0.799cm" svg:height="0cm" svg:x="21.677cm" svg:y="8.537cm" svg:viewBox="0 0 800 0" draw:points="800,0 39,0 0,0">
              <text:p/>
            </draw:polyline>
            <draw:polyline draw:style-name="gr5" draw:text-style-name="P1" draw:layer="layout" svg:width="0cm" svg:height="0.799cm" svg:x="21.462cm" svg:y="8.791cm" svg:viewBox="0 0 0 800" draw:points="0,0 0,766 0,800">
              <text:p/>
            </draw:polyline>
            <draw:polyline draw:style-name="gr5" draw:text-style-name="P1" draw:layer="layout" svg:width="0.111cm" svg:height="0.214cm" svg:x="22.623cm" svg:y="8.576cm" svg:viewBox="0 0 112 215" draw:points="112,215 39,34 0,0">
              <text:p/>
            </draw:polyline>
            <draw:polyline draw:style-name="gr5" draw:text-style-name="P1" draw:layer="layout" svg:width="0.218cm" svg:height="0.107cm" svg:x="22.442cm" svg:y="8.503cm" svg:viewBox="0 0 219 108" draw:points="219,108 34,34 0,0">
              <text:p/>
            </draw:polyline>
            <draw:polyline draw:style-name="gr5" draw:text-style-name="P1" draw:layer="layout" svg:width="0.111cm" svg:height="0.18cm" svg:x="22.623cm" svg:y="9.557cm" svg:viewBox="0 0 112 181" draw:points="112,0 39,142 0,181">
              <text:p/>
            </draw:polyline>
            <draw:polyline draw:style-name="gr5" draw:text-style-name="P1" draw:layer="layout" svg:width="0.218cm" svg:height="0.145cm" svg:x="22.442cm" svg:y="9.699cm" svg:viewBox="0 0 219 146" draw:points="219,0 34,112 0,146">
              <text:p/>
            </draw:polyline>
            <draw:polyline draw:style-name="gr5" draw:text-style-name="P1" draw:layer="layout" svg:width="0.106cm" svg:height="0.18cm" svg:x="21.462cm" svg:y="9.557cm" svg:viewBox="0 0 107 181" draw:points="0,0 69,142 107,181">
              <text:p/>
            </draw:polyline>
            <draw:polyline draw:style-name="gr5" draw:text-style-name="P1" draw:layer="layout" svg:width="0.218cm" svg:height="0.145cm" svg:x="21.531cm" svg:y="9.699cm" svg:viewBox="0 0 219 146" draw:points="0,0 185,112 219,146">
              <text:p/>
            </draw:polyline>
            <draw:polyline draw:style-name="gr5" draw:text-style-name="P1" draw:layer="layout" svg:width="0.218cm" svg:height="0.107cm" svg:x="21.496cm" svg:y="8.537cm" svg:viewBox="0 0 219 108" draw:points="219,0 34,73 0,108">
              <text:p/>
            </draw:polyline>
            <draw:polyline draw:style-name="gr5" draw:text-style-name="P1" draw:layer="layout" svg:width="0.106cm" svg:height="0.218cm" svg:x="21.423cm" svg:y="8.61cm" svg:viewBox="0 0 107 219" draw:points="107,0 39,181 0,219">
              <text:p/>
            </draw:polyline>
            <draw:polyline draw:style-name="gr5" draw:text-style-name="P1" draw:layer="layout" svg:width="0.799cm" svg:height="0cm" svg:x="23.242cm" svg:y="9.81cm" svg:viewBox="0 0 800 0" draw:points="0,0 765,0 800,0">
              <text:p/>
            </draw:polyline>
            <draw:polyline draw:style-name="gr5" draw:text-style-name="P1" draw:layer="layout" svg:width="0cm" svg:height="0.799cm" svg:x="24.261cm" svg:y="8.757cm" svg:viewBox="0 0 0 800" draw:points="0,800 0,34 0,0">
              <text:p/>
            </draw:polyline>
            <draw:polyline draw:style-name="gr5" draw:text-style-name="P1" draw:layer="layout" svg:width="0.799cm" svg:height="0cm" svg:x="23.207cm" svg:y="8.537cm" svg:viewBox="0 0 800 0" draw:points="800,0 34,0 0,0">
              <text:p/>
            </draw:polyline>
            <draw:polyline draw:style-name="gr5" draw:text-style-name="P1" draw:layer="layout" svg:width="0cm" svg:height="0.799cm" svg:x="22.988cm" svg:y="8.791cm" svg:viewBox="0 0 0 800" draw:points="0,0 0,766 0,800">
              <text:p/>
            </draw:polyline>
            <draw:polyline draw:style-name="gr5" draw:text-style-name="P1" draw:layer="layout" svg:width="0.106cm" svg:height="0.214cm" svg:x="24.153cm" svg:y="8.576cm" svg:viewBox="0 0 107 215" draw:points="107,215 34,34 0,0">
              <text:p/>
            </draw:polyline>
            <draw:polyline draw:style-name="gr5" draw:text-style-name="P1" draw:layer="layout" svg:width="0.218cm" svg:height="0.107cm" svg:x="23.968cm" svg:y="8.503cm" svg:viewBox="0 0 219 108" draw:points="219,108 39,34 0,0">
              <text:p/>
            </draw:polyline>
            <draw:polyline draw:style-name="gr5" draw:text-style-name="P1" draw:layer="layout" svg:width="0.106cm" svg:height="0.18cm" svg:x="24.153cm" svg:y="9.557cm" svg:viewBox="0 0 107 181" draw:points="107,0 34,142 0,181">
              <text:p/>
            </draw:polyline>
            <draw:polyline draw:style-name="gr5" draw:text-style-name="P1" draw:layer="layout" svg:width="0.218cm" svg:height="0.145cm" svg:x="23.968cm" svg:y="9.699cm" svg:viewBox="0 0 219 146" draw:points="219,0 39,112 0,146">
              <text:p/>
            </draw:polyline>
            <draw:polyline draw:style-name="gr5" draw:text-style-name="P1" draw:layer="layout" svg:width="0.106cm" svg:height="0.18cm" svg:x="22.988cm" svg:y="9.557cm" svg:viewBox="0 0 107 181" draw:points="0,0 73,142 107,181">
              <text:p/>
            </draw:polyline>
            <draw:polyline draw:style-name="gr5" draw:text-style-name="P1" draw:layer="layout" svg:width="0.218cm" svg:height="0.145cm" svg:x="23.061cm" svg:y="9.699cm" svg:viewBox="0 0 219 146" draw:points="0,0 181,112 219,146">
              <text:p/>
            </draw:polyline>
            <draw:polyline draw:style-name="gr5" draw:text-style-name="P1" draw:layer="layout" svg:width="0.218cm" svg:height="0.107cm" svg:x="23.023cm" svg:y="8.537cm" svg:viewBox="0 0 219 108" draw:points="219,0 39,73 0,108">
              <text:p/>
            </draw:polyline>
            <draw:polyline draw:style-name="gr5" draw:text-style-name="P1" draw:layer="layout" svg:width="0.111cm" svg:height="0.218cm" svg:x="22.949cm" svg:y="8.61cm" svg:viewBox="0 0 112 219" draw:points="112,0 39,181 0,219">
              <text:p/>
            </draw:polyline>
            <draw:polyline draw:style-name="gr5" draw:text-style-name="P1" draw:layer="layout" svg:width="0.764cm" svg:height="0cm" svg:x="24.768cm" svg:y="9.81cm" svg:viewBox="0 0 765 0" draw:points="0,0 731,0 765,0">
              <text:p/>
            </draw:polyline>
            <draw:polyline draw:style-name="gr5" draw:text-style-name="P1" draw:layer="layout" svg:width="0cm" svg:height="0.799cm" svg:x="25.753cm" svg:y="8.757cm" svg:viewBox="0 0 0 800" draw:points="0,800 0,34 0,0">
              <text:p/>
            </draw:polyline>
            <draw:polyline draw:style-name="gr5" draw:text-style-name="P1" draw:layer="layout" svg:width="0.764cm" svg:height="0cm" svg:x="24.734cm" svg:y="8.537cm" svg:viewBox="0 0 765 0" draw:points="765,0 34,0 0,0">
              <text:p/>
            </draw:polyline>
            <draw:polyline draw:style-name="gr5" draw:text-style-name="P1" draw:layer="layout" svg:width="0cm" svg:height="0.799cm" svg:x="24.514cm" svg:y="8.791cm" svg:viewBox="0 0 0 800" draw:points="0,0 0,766 0,800">
              <text:p/>
            </draw:polyline>
            <draw:polyline draw:style-name="gr5" draw:text-style-name="P1" draw:layer="layout" svg:width="0.111cm" svg:height="0.214cm" svg:x="25.641cm" svg:y="8.576cm" svg:viewBox="0 0 112 215" draw:points="112,215 39,34 0,0">
              <text:p/>
            </draw:polyline>
            <draw:polyline draw:style-name="gr5" draw:text-style-name="P1" draw:layer="layout" svg:width="0.218cm" svg:height="0.107cm" svg:x="25.46cm" svg:y="8.503cm" svg:viewBox="0 0 219 108" draw:points="219,108 39,34 0,0">
              <text:p/>
            </draw:polyline>
            <draw:polyline draw:style-name="gr5" draw:text-style-name="P1" draw:layer="layout" svg:width="0.111cm" svg:height="0.18cm" svg:x="25.641cm" svg:y="9.557cm" svg:viewBox="0 0 112 181" draw:points="112,0 39,142 0,181">
              <text:p/>
            </draw:polyline>
            <draw:polyline draw:style-name="gr5" draw:text-style-name="P1" draw:layer="layout" svg:width="0.218cm" svg:height="0.145cm" svg:x="25.46cm" svg:y="9.699cm" svg:viewBox="0 0 219 146" draw:points="219,0 39,112 0,146">
              <text:p/>
            </draw:polyline>
            <draw:polyline draw:style-name="gr5" draw:text-style-name="P1" draw:layer="layout" svg:width="0.111cm" svg:height="0.18cm" svg:x="24.514cm" svg:y="9.557cm" svg:viewBox="0 0 112 181" draw:points="0,0 73,142 112,181">
              <text:p/>
            </draw:polyline>
            <draw:polyline draw:style-name="gr5" draw:text-style-name="P1" draw:layer="layout" svg:width="0.218cm" svg:height="0.145cm" svg:x="24.587cm" svg:y="9.699cm" svg:viewBox="0 0 219 146" draw:points="0,0 181,112 219,146">
              <text:p/>
            </draw:polyline>
            <draw:polyline draw:style-name="gr5" draw:text-style-name="P1" draw:layer="layout" svg:width="0.214cm" svg:height="0.107cm" svg:x="24.553cm" svg:y="8.537cm" svg:viewBox="0 0 215 108" draw:points="215,0 34,73 0,108">
              <text:p/>
            </draw:polyline>
            <draw:polyline draw:style-name="gr5" draw:text-style-name="P1" draw:layer="layout" svg:width="0.106cm" svg:height="0.218cm" svg:x="24.48cm" svg:y="8.61cm" svg:viewBox="0 0 107 219" draw:points="107,0 34,181 0,219">
              <text:p/>
            </draw:polyline>
            <draw:polyline draw:style-name="gr5" draw:text-style-name="P1" draw:layer="layout" svg:width="0.799cm" svg:height="0cm" svg:x="26.26cm" svg:y="9.81cm" svg:viewBox="0 0 800 0" draw:points="0,0 765,0 800,0">
              <text:p/>
            </draw:polyline>
            <draw:polyline draw:style-name="gr5" draw:text-style-name="P1" draw:layer="layout" svg:width="0cm" svg:height="0.799cm" svg:x="27.279cm" svg:y="8.757cm" svg:viewBox="0 0 0 800" draw:points="0,800 0,34 0,0">
              <text:p/>
            </draw:polyline>
            <draw:polyline draw:style-name="gr5" draw:text-style-name="P1" draw:layer="layout" svg:width="0.799cm" svg:height="0cm" svg:x="26.225cm" svg:y="8.537cm" svg:viewBox="0 0 800 0" draw:points="800,0 34,0 0,0">
              <text:p/>
            </draw:polyline>
            <draw:polyline draw:style-name="gr5" draw:text-style-name="P1" draw:layer="layout" svg:width="0cm" svg:height="0.799cm" svg:x="26.006cm" svg:y="8.791cm" svg:viewBox="0 0 0 800" draw:points="0,0 0,766 0,800">
              <text:p/>
            </draw:polyline>
            <draw:polyline draw:style-name="gr5" draw:text-style-name="P1" draw:layer="layout" svg:width="0.106cm" svg:height="0.214cm" svg:x="27.171cm" svg:y="8.576cm" svg:viewBox="0 0 107 215" draw:points="107,215 34,34 0,0">
              <text:p/>
            </draw:polyline>
            <draw:polyline draw:style-name="gr5" draw:text-style-name="P1" draw:layer="layout" svg:width="0.218cm" svg:height="0.107cm" svg:x="26.986cm" svg:y="8.503cm" svg:viewBox="0 0 219 108" draw:points="219,108 39,34 0,0">
              <text:p/>
            </draw:polyline>
            <draw:polyline draw:style-name="gr5" draw:text-style-name="P1" draw:layer="layout" svg:width="0.106cm" svg:height="0.18cm" svg:x="27.171cm" svg:y="9.557cm" svg:viewBox="0 0 107 181" draw:points="107,0 34,142 0,181">
              <text:p/>
            </draw:polyline>
            <draw:polyline draw:style-name="gr5" draw:text-style-name="P1" draw:layer="layout" svg:width="0.218cm" svg:height="0.145cm" svg:x="26.986cm" svg:y="9.699cm" svg:viewBox="0 0 219 146" draw:points="219,0 39,112 0,146">
              <text:p/>
            </draw:polyline>
            <draw:polyline draw:style-name="gr5" draw:text-style-name="P1" draw:layer="layout" svg:width="0.106cm" svg:height="0.18cm" svg:x="26.006cm" svg:y="9.557cm" svg:viewBox="0 0 107 181" draw:points="0,0 73,142 107,181">
              <text:p/>
            </draw:polyline>
            <draw:polyline draw:style-name="gr5" draw:text-style-name="P1" draw:layer="layout" svg:width="0.218cm" svg:height="0.145cm" svg:x="26.079cm" svg:y="9.699cm" svg:viewBox="0 0 219 146" draw:points="0,0 181,112 219,146">
              <text:p/>
            </draw:polyline>
            <draw:polyline draw:style-name="gr5" draw:text-style-name="P1" draw:layer="layout" svg:width="0.218cm" svg:height="0.107cm" svg:x="26.041cm" svg:y="8.537cm" svg:viewBox="0 0 219 108" draw:points="219,0 39,73 0,108">
              <text:p/>
            </draw:polyline>
            <draw:polyline draw:style-name="gr5" draw:text-style-name="P1" draw:layer="layout" svg:width="0.106cm" svg:height="0.218cm" svg:x="25.972cm" svg:y="8.61cm" svg:viewBox="0 0 107 219" draw:points="107,0 34,181 0,219">
              <text:p/>
            </draw:polyline>
            <draw:polyline draw:style-name="gr5" draw:text-style-name="P1" draw:layer="layout" svg:width="0.799cm" svg:height="0cm" svg:x="3.422cm" svg:y="11.299cm" svg:viewBox="0 0 800 0" draw:points="0,0 761,0 800,0">
              <text:p/>
            </draw:polyline>
            <draw:polyline draw:style-name="gr5" draw:text-style-name="P1" draw:layer="layout" svg:width="0cm" svg:height="0.799cm" svg:x="4.437cm" svg:y="10.245cm" svg:viewBox="0 0 0 800" draw:points="0,800 0,39 0,0">
              <text:p/>
            </draw:polyline>
            <draw:polyline draw:style-name="gr5" draw:text-style-name="P1" draw:layer="layout" svg:width="0.799cm" svg:height="0cm" svg:x="3.383cm" svg:y="10.026cm" svg:viewBox="0 0 800 0" draw:points="800,0 39,0 0,0">
              <text:p/>
            </draw:polyline>
            <draw:polyline draw:style-name="gr5" draw:text-style-name="P1" draw:layer="layout" svg:width="0cm" svg:height="0.795cm" svg:x="3.164cm" svg:y="10.284cm" svg:viewBox="0 0 0 796" draw:points="0,0 0,761 0,796">
              <text:p/>
            </draw:polyline>
            <draw:polyline draw:style-name="gr5" draw:text-style-name="P1" draw:layer="layout" svg:width="0.106cm" svg:height="0.184cm" svg:x="4.329cm" svg:y="10.099cm" svg:viewBox="0 0 107 185" draw:points="107,185 39,39 0,0">
              <text:p/>
            </draw:polyline>
            <draw:polyline draw:style-name="gr5" draw:text-style-name="P1" draw:layer="layout" svg:width="0.218cm" svg:height="0.145cm" svg:x="4.148cm" svg:y="9.991cm" svg:viewBox="0 0 219 146" draw:points="219,146 34,34 0,0">
              <text:p/>
            </draw:polyline>
            <draw:polyline draw:style-name="gr5" draw:text-style-name="P1" draw:layer="layout" svg:width="0.106cm" svg:height="0.218cm" svg:x="4.329cm" svg:y="11.045cm" svg:viewBox="0 0 107 219" draw:points="107,0 39,181 0,219">
              <text:p/>
            </draw:polyline>
            <draw:polyline draw:style-name="gr5" draw:text-style-name="P1" draw:layer="layout" svg:width="0.218cm" svg:height="0.107cm" svg:x="4.148cm" svg:y="11.226cm" svg:viewBox="0 0 219 108" draw:points="219,0 34,73 0,108">
              <text:p/>
            </draw:polyline>
            <draw:polyline draw:style-name="gr5" draw:text-style-name="P1" draw:layer="layout" svg:width="0.145cm" svg:height="0.218cm" svg:x="3.164cm" svg:y="11.045cm" svg:viewBox="0 0 146 219" draw:points="0,0 112,181 146,219">
              <text:p/>
            </draw:polyline>
            <draw:polyline draw:style-name="gr5" draw:text-style-name="P1" draw:layer="layout" svg:width="0.18cm" svg:height="0.107cm" svg:x="3.276cm" svg:y="11.226cm" svg:viewBox="0 0 181 108" draw:points="0,0 146,73 181,108">
              <text:p/>
            </draw:polyline>
            <draw:polyline draw:style-name="gr5" draw:text-style-name="P1" draw:layer="layout" svg:width="0.184cm" svg:height="0.145cm" svg:x="3.237cm" svg:y="10.026cm" svg:viewBox="0 0 185 146" draw:points="185,0 39,112 0,146">
              <text:p/>
            </draw:polyline>
            <draw:polyline draw:style-name="gr5" draw:text-style-name="P1" draw:layer="layout" svg:width="0.145cm" svg:height="0.18cm" svg:x="3.13cm" svg:y="10.137cm" svg:viewBox="0 0 146 181" draw:points="146,0 34,146 0,181">
              <text:p/>
            </draw:polyline>
            <draw:polyline draw:style-name="gr5" draw:text-style-name="P1" draw:layer="layout" svg:width="0.799cm" svg:height="0cm" svg:x="4.948cm" svg:y="11.299cm" svg:viewBox="0 0 800 0" draw:points="0,0 765,0 800,0">
              <text:p/>
            </draw:polyline>
            <draw:polyline draw:style-name="gr5" draw:text-style-name="P1" draw:layer="layout" svg:width="0cm" svg:height="0.799cm" svg:x="5.967cm" svg:y="10.245cm" svg:viewBox="0 0 0 800" draw:points="0,800 0,39 0,0">
              <text:p/>
            </draw:polyline>
            <draw:polyline draw:style-name="gr5" draw:text-style-name="P1" draw:layer="layout" svg:width="0.803cm" svg:height="0cm" svg:x="4.909cm" svg:y="10.026cm" svg:viewBox="0 0 804 0" draw:points="804,0 39,0 0,0">
              <text:p/>
            </draw:polyline>
            <draw:polyline draw:style-name="gr5" draw:text-style-name="P1" draw:layer="layout" svg:width="0cm" svg:height="0.795cm" svg:x="4.695cm" svg:y="10.284cm" svg:viewBox="0 0 0 796" draw:points="0,0 0,761 0,796">
              <text:p/>
            </draw:polyline>
            <draw:polyline draw:style-name="gr5" draw:text-style-name="P1" draw:layer="layout" svg:width="0.111cm" svg:height="0.184cm" svg:x="5.855cm" svg:y="10.099cm" svg:viewBox="0 0 112 185" draw:points="112,185 39,39 0,0">
              <text:p/>
            </draw:polyline>
            <draw:polyline draw:style-name="gr5" draw:text-style-name="P1" draw:layer="layout" svg:width="0.218cm" svg:height="0.145cm" svg:x="5.675cm" svg:y="9.991cm" svg:viewBox="0 0 219 146" draw:points="219,146 39,34 0,0">
              <text:p/>
            </draw:polyline>
            <draw:polyline draw:style-name="gr5" draw:text-style-name="P1" draw:layer="layout" svg:width="0.111cm" svg:height="0.218cm" svg:x="5.855cm" svg:y="11.045cm" svg:viewBox="0 0 112 219" draw:points="112,0 39,181 0,219">
              <text:p/>
            </draw:polyline>
            <draw:polyline draw:style-name="gr5" draw:text-style-name="P1" draw:layer="layout" svg:width="0.218cm" svg:height="0.107cm" svg:x="5.675cm" svg:y="11.226cm" svg:viewBox="0 0 219 108" draw:points="219,0 39,73 0,108">
              <text:p/>
            </draw:polyline>
            <draw:polyline draw:style-name="gr5" draw:text-style-name="P1" draw:layer="layout" svg:width="0.106cm" svg:height="0.218cm" svg:x="4.695cm" svg:y="11.045cm" svg:viewBox="0 0 107 219" draw:points="0,0 73,181 107,219">
              <text:p/>
            </draw:polyline>
            <draw:polyline draw:style-name="gr5" draw:text-style-name="P1" draw:layer="layout" svg:width="0.214cm" svg:height="0.107cm" svg:x="4.768cm" svg:y="11.226cm" svg:viewBox="0 0 215 108" draw:points="0,0 181,73 215,108">
              <text:p/>
            </draw:polyline>
            <draw:polyline draw:style-name="gr5" draw:text-style-name="P1" draw:layer="layout" svg:width="0.218cm" svg:height="0.145cm" svg:x="4.729cm" svg:y="10.026cm" svg:viewBox="0 0 219 146" draw:points="219,0 39,112 0,146">
              <text:p/>
            </draw:polyline>
            <draw:polyline draw:style-name="gr5" draw:text-style-name="P1" draw:layer="layout" svg:width="0.111cm" svg:height="0.18cm" svg:x="4.656cm" svg:y="10.137cm" svg:viewBox="0 0 112 181" draw:points="112,0 39,146 0,181">
              <text:p/>
            </draw:polyline>
            <draw:polyline draw:style-name="gr5" draw:text-style-name="P1" draw:layer="layout" svg:width="0.799cm" svg:height="0cm" svg:x="6.474cm" svg:y="11.299cm" svg:viewBox="0 0 800 0" draw:points="0,0 765,0 800,0">
              <text:p/>
            </draw:polyline>
            <draw:polyline draw:style-name="gr5" draw:text-style-name="P1" draw:layer="layout" svg:width="0cm" svg:height="0.799cm" svg:x="7.493cm" svg:y="10.245cm" svg:viewBox="0 0 0 800" draw:points="0,800 0,39 0,0">
              <text:p/>
            </draw:polyline>
            <draw:polyline draw:style-name="gr5" draw:text-style-name="P1" draw:layer="layout" svg:width="0.799cm" svg:height="0cm" svg:x="6.44cm" svg:y="10.026cm" svg:viewBox="0 0 800 0" draw:points="800,0 34,0 0,0">
              <text:p/>
            </draw:polyline>
            <draw:polyline draw:style-name="gr5" draw:text-style-name="P1" draw:layer="layout" svg:width="0cm" svg:height="0.795cm" svg:x="6.221cm" svg:y="10.284cm" svg:viewBox="0 0 0 796" draw:points="0,0 0,761 0,796">
              <text:p/>
            </draw:polyline>
            <draw:polyline draw:style-name="gr5" draw:text-style-name="P1" draw:layer="layout" svg:width="0.106cm" svg:height="0.184cm" svg:x="7.386cm" svg:y="10.099cm" svg:viewBox="0 0 107 185" draw:points="107,185 34,39 0,0">
              <text:p/>
            </draw:polyline>
            <draw:polyline draw:style-name="gr5" draw:text-style-name="P1" draw:layer="layout" svg:width="0.218cm" svg:height="0.145cm" svg:x="7.201cm" svg:y="9.991cm" svg:viewBox="0 0 219 146" draw:points="219,146 39,34 0,0">
              <text:p/>
            </draw:polyline>
            <draw:polyline draw:style-name="gr5" draw:text-style-name="P1" draw:layer="layout" svg:width="0.106cm" svg:height="0.218cm" svg:x="7.386cm" svg:y="11.045cm" svg:viewBox="0 0 107 219" draw:points="107,0 34,181 0,219">
              <text:p/>
            </draw:polyline>
            <draw:polyline draw:style-name="gr5" draw:text-style-name="P1" draw:layer="layout" svg:width="0.218cm" svg:height="0.107cm" svg:x="7.201cm" svg:y="11.226cm" svg:viewBox="0 0 219 108" draw:points="219,0 39,73 0,108">
              <text:p/>
            </draw:polyline>
            <draw:polyline draw:style-name="gr5" draw:text-style-name="P1" draw:layer="layout" svg:width="0.106cm" svg:height="0.218cm" svg:x="6.221cm" svg:y="11.045cm" svg:viewBox="0 0 107 219" draw:points="0,0 73,181 107,219">
              <text:p/>
            </draw:polyline>
            <draw:polyline draw:style-name="gr5" draw:text-style-name="P1" draw:layer="layout" svg:width="0.218cm" svg:height="0.107cm" svg:x="6.294cm" svg:y="11.226cm" svg:viewBox="0 0 219 108" draw:points="0,0 181,73 219,108">
              <text:p/>
            </draw:polyline>
            <draw:polyline draw:style-name="gr5" draw:text-style-name="P1" draw:layer="layout" svg:width="0.218cm" svg:height="0.145cm" svg:x="6.255cm" svg:y="10.026cm" svg:viewBox="0 0 219 146" draw:points="219,0 39,112 0,146">
              <text:p/>
            </draw:polyline>
            <draw:polyline draw:style-name="gr5" draw:text-style-name="P1" draw:layer="layout" svg:width="0.106cm" svg:height="0.18cm" svg:x="6.186cm" svg:y="10.137cm" svg:viewBox="0 0 107 181" draw:points="107,0 34,146 0,181">
              <text:p/>
            </draw:polyline>
            <draw:polyline draw:style-name="gr5" draw:text-style-name="P1" draw:layer="layout" svg:width="0.799cm" svg:height="0cm" svg:x="8.005cm" svg:y="11.299cm" svg:viewBox="0 0 800 0" draw:points="0,0 761,0 800,0">
              <text:p/>
            </draw:polyline>
            <draw:polyline draw:style-name="gr5" draw:text-style-name="P1" draw:layer="layout" svg:width="0cm" svg:height="0.799cm" svg:x="9.02cm" svg:y="10.245cm" svg:viewBox="0 0 0 800" draw:points="0,800 0,39 0,0">
              <text:p/>
            </draw:polyline>
            <draw:polyline draw:style-name="gr5" draw:text-style-name="P1" draw:layer="layout" svg:width="0.799cm" svg:height="0cm" svg:x="7.966cm" svg:y="10.026cm" svg:viewBox="0 0 800 0" draw:points="800,0 39,0 0,0">
              <text:p/>
            </draw:polyline>
            <draw:polyline draw:style-name="gr5" draw:text-style-name="P1" draw:layer="layout" svg:width="0cm" svg:height="0.795cm" svg:x="7.747cm" svg:y="10.284cm" svg:viewBox="0 0 0 796" draw:points="0,0 0,761 0,796">
              <text:p/>
            </draw:polyline>
            <draw:polyline draw:style-name="gr5" draw:text-style-name="P1" draw:layer="layout" svg:width="0.106cm" svg:height="0.184cm" svg:x="8.912cm" svg:y="10.099cm" svg:viewBox="0 0 107 185" draw:points="107,185 34,39 0,0">
              <text:p/>
            </draw:polyline>
            <draw:polyline draw:style-name="gr5" draw:text-style-name="P1" draw:layer="layout" svg:width="0.214cm" svg:height="0.145cm" svg:x="8.732cm" svg:y="9.991cm" svg:viewBox="0 0 215 146" draw:points="215,146 34,34 0,0">
              <text:p/>
            </draw:polyline>
            <draw:polyline draw:style-name="gr5" draw:text-style-name="P1" draw:layer="layout" svg:width="0.106cm" svg:height="0.218cm" svg:x="8.912cm" svg:y="11.045cm" svg:viewBox="0 0 107 219" draw:points="107,0 34,181 0,219">
              <text:p/>
            </draw:polyline>
            <draw:polyline draw:style-name="gr5" draw:text-style-name="P1" draw:layer="layout" svg:width="0.214cm" svg:height="0.107cm" svg:x="8.732cm" svg:y="11.226cm" svg:viewBox="0 0 215 108" draw:points="215,0 34,73 0,108">
              <text:p/>
            </draw:polyline>
            <draw:polyline draw:style-name="gr5" draw:text-style-name="P1" draw:layer="layout" svg:width="0.111cm" svg:height="0.218cm" svg:x="7.747cm" svg:y="11.045cm" svg:viewBox="0 0 112 219" draw:points="0,0 73,181 112,219">
              <text:p/>
            </draw:polyline>
            <draw:polyline draw:style-name="gr5" draw:text-style-name="P1" draw:layer="layout" svg:width="0.218cm" svg:height="0.107cm" svg:x="7.82cm" svg:y="11.226cm" svg:viewBox="0 0 219 108" draw:points="0,0 185,73 219,108">
              <text:p/>
            </draw:polyline>
            <draw:polyline draw:style-name="gr5" draw:text-style-name="P1" draw:layer="layout" svg:width="0.218cm" svg:height="0.145cm" svg:x="7.786cm" svg:y="10.026cm" svg:viewBox="0 0 219 146" draw:points="219,0 34,112 0,146">
              <text:p/>
            </draw:polyline>
            <draw:polyline draw:style-name="gr5" draw:text-style-name="P1" draw:layer="layout" svg:width="0.106cm" svg:height="0.18cm" svg:x="7.713cm" svg:y="10.137cm" svg:viewBox="0 0 107 181" draw:points="107,0 34,146 0,181">
              <text:p/>
            </draw:polyline>
            <draw:polyline draw:style-name="gr5" draw:text-style-name="P1" draw:layer="layout" svg:width="0.799cm" svg:height="0cm" svg:x="9.531cm" svg:y="11.299cm" svg:viewBox="0 0 800 0" draw:points="0,0 761,0 800,0">
              <text:p/>
            </draw:polyline>
            <draw:polyline draw:style-name="gr5" draw:text-style-name="P1" draw:layer="layout" svg:width="0cm" svg:height="0.799cm" svg:x="10.55cm" svg:y="10.245cm" svg:viewBox="0 0 0 800" draw:points="0,800 0,39 0,0">
              <text:p/>
            </draw:polyline>
            <draw:polyline draw:style-name="gr5" draw:text-style-name="P1" draw:layer="layout" svg:width="0.799cm" svg:height="0cm" svg:x="9.493cm" svg:y="10.026cm" svg:viewBox="0 0 800 0" draw:points="800,0 39,0 0,0">
              <text:p/>
            </draw:polyline>
            <draw:polyline draw:style-name="gr5" draw:text-style-name="P1" draw:layer="layout" svg:width="0cm" svg:height="0.795cm" svg:x="9.278cm" svg:y="10.284cm" svg:viewBox="0 0 0 796" draw:points="0,0 0,761 0,796">
              <text:p/>
            </draw:polyline>
            <draw:polyline draw:style-name="gr5" draw:text-style-name="P1" draw:layer="layout" svg:width="0.111cm" svg:height="0.184cm" svg:x="10.438cm" svg:y="10.099cm" svg:viewBox="0 0 112 185" draw:points="112,185 39,39 0,0">
              <text:p/>
            </draw:polyline>
            <draw:polyline draw:style-name="gr5" draw:text-style-name="P1" draw:layer="layout" svg:width="0.218cm" svg:height="0.145cm" svg:x="10.258cm" svg:y="9.991cm" svg:viewBox="0 0 219 146" draw:points="219,146 34,34 0,0">
              <text:p/>
            </draw:polyline>
            <draw:polyline draw:style-name="gr5" draw:text-style-name="P1" draw:layer="layout" svg:width="0.111cm" svg:height="0.218cm" svg:x="10.438cm" svg:y="11.045cm" svg:viewBox="0 0 112 219" draw:points="112,0 39,181 0,219">
              <text:p/>
            </draw:polyline>
            <draw:polyline draw:style-name="gr5" draw:text-style-name="P1" draw:layer="layout" svg:width="0.218cm" svg:height="0.107cm" svg:x="10.258cm" svg:y="11.226cm" svg:viewBox="0 0 219 108" draw:points="219,0 34,73 0,108">
              <text:p/>
            </draw:polyline>
            <draw:polyline draw:style-name="gr5" draw:text-style-name="P1" draw:layer="layout" svg:width="0.106cm" svg:height="0.218cm" svg:x="9.278cm" svg:y="11.045cm" svg:viewBox="0 0 107 219" draw:points="0,0 73,181 107,219">
              <text:p/>
            </draw:polyline>
            <draw:polyline draw:style-name="gr5" draw:text-style-name="P1" draw:layer="layout" svg:width="0.214cm" svg:height="0.107cm" svg:x="9.351cm" svg:y="11.226cm" svg:viewBox="0 0 215 108" draw:points="0,0 181,73 215,108">
              <text:p/>
            </draw:polyline>
            <draw:polyline draw:style-name="gr5" draw:text-style-name="P1" draw:layer="layout" svg:width="0.218cm" svg:height="0.145cm" svg:x="9.312cm" svg:y="10.026cm" svg:viewBox="0 0 219 146" draw:points="219,0 39,112 0,146">
              <text:p/>
            </draw:polyline>
            <draw:polyline draw:style-name="gr5" draw:text-style-name="P1" draw:layer="layout" svg:width="0.111cm" svg:height="0.18cm" svg:x="9.239cm" svg:y="10.137cm" svg:viewBox="0 0 112 181" draw:points="112,0 39,146 0,181">
              <text:p/>
            </draw:polyline>
            <draw:polyline draw:style-name="gr5" draw:text-style-name="P1" draw:layer="layout" svg:width="0.799cm" svg:height="0cm" svg:x="11.057cm" svg:y="11.299cm" svg:viewBox="0 0 800 0" draw:points="0,0 765,0 800,0">
              <text:p/>
            </draw:polyline>
            <draw:polyline draw:style-name="gr5" draw:text-style-name="P1" draw:layer="layout" svg:width="0cm" svg:height="0.799cm" svg:x="12.076cm" svg:y="10.245cm" svg:viewBox="0 0 0 800" draw:points="0,800 0,39 0,0">
              <text:p/>
            </draw:polyline>
            <draw:polyline draw:style-name="gr5" draw:text-style-name="P1" draw:layer="layout" svg:width="0.799cm" svg:height="0cm" svg:x="11.023cm" svg:y="10.026cm" svg:viewBox="0 0 800 0" draw:points="800,0 34,0 0,0">
              <text:p/>
            </draw:polyline>
            <draw:polyline draw:style-name="gr5" draw:text-style-name="P1" draw:layer="layout" svg:width="0cm" svg:height="0.795cm" svg:x="10.804cm" svg:y="10.284cm" svg:viewBox="0 0 0 796" draw:points="0,0 0,761 0,796">
              <text:p/>
            </draw:polyline>
            <draw:polyline draw:style-name="gr5" draw:text-style-name="P1" draw:layer="layout" svg:width="0.106cm" svg:height="0.184cm" svg:x="11.969cm" svg:y="10.099cm" svg:viewBox="0 0 107 185" draw:points="107,185 34,39 0,0">
              <text:p/>
            </draw:polyline>
            <draw:polyline draw:style-name="gr5" draw:text-style-name="P1" draw:layer="layout" svg:width="0.218cm" svg:height="0.145cm" svg:x="11.784cm" svg:y="9.991cm" svg:viewBox="0 0 219 146" draw:points="219,146 39,34 0,0">
              <text:p/>
            </draw:polyline>
            <draw:polyline draw:style-name="gr5" draw:text-style-name="P1" draw:layer="layout" svg:width="0.106cm" svg:height="0.218cm" svg:x="11.969cm" svg:y="11.045cm" svg:viewBox="0 0 107 219" draw:points="107,0 34,181 0,219">
              <text:p/>
            </draw:polyline>
            <draw:polyline draw:style-name="gr5" draw:text-style-name="P1" draw:layer="layout" svg:width="0.218cm" svg:height="0.107cm" svg:x="11.784cm" svg:y="11.226cm" svg:viewBox="0 0 219 108" draw:points="219,0 39,73 0,108">
              <text:p/>
            </draw:polyline>
            <draw:polyline draw:style-name="gr5" draw:text-style-name="P1" draw:layer="layout" svg:width="0.106cm" svg:height="0.218cm" svg:x="10.804cm" svg:y="11.045cm" svg:viewBox="0 0 107 219" draw:points="0,0 73,181 107,219">
              <text:p/>
            </draw:polyline>
            <draw:polyline draw:style-name="gr5" draw:text-style-name="P1" draw:layer="layout" svg:width="0.218cm" svg:height="0.107cm" svg:x="10.877cm" svg:y="11.226cm" svg:viewBox="0 0 219 108" draw:points="0,0 181,73 219,108">
              <text:p/>
            </draw:polyline>
            <draw:polyline draw:style-name="gr5" draw:text-style-name="P1" draw:layer="layout" svg:width="0.218cm" svg:height="0.145cm" svg:x="10.838cm" svg:y="10.026cm" svg:viewBox="0 0 219 146" draw:points="219,0 39,112 0,146">
              <text:p/>
            </draw:polyline>
            <draw:polyline draw:style-name="gr5" draw:text-style-name="P1" draw:layer="layout" svg:width="0.111cm" svg:height="0.18cm" svg:x="10.765cm" svg:y="10.137cm" svg:viewBox="0 0 112 181" draw:points="112,0 39,146 0,181">
              <text:p/>
            </draw:polyline>
            <draw:polyline draw:style-name="gr5" draw:text-style-name="P1" draw:layer="layout" svg:width="0.803cm" svg:height="0cm" svg:x="12.584cm" svg:y="11.299cm" svg:viewBox="0 0 804 0" draw:points="0,0 765,0 804,0">
              <text:p/>
            </draw:polyline>
            <draw:polyline draw:style-name="gr5" draw:text-style-name="P1" draw:layer="layout" svg:width="0cm" svg:height="0.799cm" svg:x="13.603cm" svg:y="10.245cm" svg:viewBox="0 0 0 800" draw:points="0,800 0,39 0,0">
              <text:p/>
            </draw:polyline>
            <draw:polyline draw:style-name="gr5" draw:text-style-name="P1" draw:layer="layout" svg:width="0.799cm" svg:height="0cm" svg:x="12.549cm" svg:y="10.026cm" svg:viewBox="0 0 800 0" draw:points="800,0 34,0 0,0">
              <text:p/>
            </draw:polyline>
            <draw:polyline draw:style-name="gr5" draw:text-style-name="P1" draw:layer="layout" svg:width="0cm" svg:height="0.795cm" svg:x="12.33cm" svg:y="10.284cm" svg:viewBox="0 0 0 796" draw:points="0,0 0,761 0,796">
              <text:p/>
            </draw:polyline>
            <draw:polyline draw:style-name="gr5" draw:text-style-name="P1" draw:layer="layout" svg:width="0.106cm" svg:height="0.184cm" svg:x="13.495cm" svg:y="10.099cm" svg:viewBox="0 0 107 185" draw:points="107,185 34,39 0,0">
              <text:p/>
            </draw:polyline>
            <draw:polyline draw:style-name="gr5" draw:text-style-name="P1" draw:layer="layout" svg:width="0.214cm" svg:height="0.145cm" svg:x="13.315cm" svg:y="9.991cm" svg:viewBox="0 0 215 146" draw:points="215,146 34,34 0,0">
              <text:p/>
            </draw:polyline>
            <draw:polyline draw:style-name="gr5" draw:text-style-name="P1" draw:layer="layout" svg:width="0.106cm" svg:height="0.218cm" svg:x="13.495cm" svg:y="11.045cm" svg:viewBox="0 0 107 219" draw:points="107,0 34,181 0,219">
              <text:p/>
            </draw:polyline>
            <draw:polyline draw:style-name="gr5" draw:text-style-name="P1" draw:layer="layout" svg:width="0.214cm" svg:height="0.107cm" svg:x="13.315cm" svg:y="11.226cm" svg:viewBox="0 0 215 108" draw:points="215,0 34,73 0,108">
              <text:p/>
            </draw:polyline>
            <draw:polyline draw:style-name="gr5" draw:text-style-name="P1" draw:layer="layout" svg:width="0.111cm" svg:height="0.218cm" svg:x="12.33cm" svg:y="11.045cm" svg:viewBox="0 0 112 219" draw:points="0,0 73,181 112,219">
              <text:p/>
            </draw:polyline>
            <draw:polyline draw:style-name="gr5" draw:text-style-name="P1" draw:layer="layout" svg:width="0.218cm" svg:height="0.107cm" svg:x="12.403cm" svg:y="11.226cm" svg:viewBox="0 0 219 108" draw:points="0,0 181,73 219,108">
              <text:p/>
            </draw:polyline>
            <draw:polyline draw:style-name="gr5" draw:text-style-name="P1" draw:layer="layout" svg:width="0.214cm" svg:height="0.145cm" svg:x="12.369cm" svg:y="10.026cm" svg:viewBox="0 0 215 146" draw:points="215,0 34,112 0,146">
              <text:p/>
            </draw:polyline>
            <draw:polyline draw:style-name="gr5" draw:text-style-name="P1" draw:layer="layout" svg:width="0.106cm" svg:height="0.18cm" svg:x="12.296cm" svg:y="10.137cm" svg:viewBox="0 0 107 181" draw:points="107,0 34,146 0,181">
              <text:p/>
            </draw:polyline>
            <draw:polyline draw:style-name="gr5" draw:text-style-name="P1" draw:layer="layout" svg:width="0.76cm" svg:height="0cm" svg:x="14.114cm" svg:y="11.299cm" svg:viewBox="0 0 761 0" draw:points="0,0 727,0 761,0">
              <text:p/>
            </draw:polyline>
            <draw:polyline draw:style-name="gr5" draw:text-style-name="P1" draw:layer="layout" svg:width="0cm" svg:height="0.799cm" svg:x="15.095cm" svg:y="10.245cm" svg:viewBox="0 0 0 800" draw:points="0,800 0,39 0,0">
              <text:p/>
            </draw:polyline>
            <draw:polyline draw:style-name="gr5" draw:text-style-name="P1" draw:layer="layout" svg:width="0.764cm" svg:height="0cm" svg:x="14.076cm" svg:y="10.026cm" svg:viewBox="0 0 765 0" draw:points="765,0 39,0 0,0">
              <text:p/>
            </draw:polyline>
            <draw:polyline draw:style-name="gr5" draw:text-style-name="P1" draw:layer="layout" svg:width="0cm" svg:height="0.795cm" svg:x="13.861cm" svg:y="10.284cm" svg:viewBox="0 0 0 796" draw:points="0,0 0,761 0,796">
              <text:p/>
            </draw:polyline>
            <draw:polyline draw:style-name="gr5" draw:text-style-name="P1" draw:layer="layout" svg:width="0.106cm" svg:height="0.184cm" svg:x="14.987cm" svg:y="10.099cm" svg:viewBox="0 0 107 185" draw:points="107,185 34,39 0,0">
              <text:p/>
            </draw:polyline>
            <draw:polyline draw:style-name="gr5" draw:text-style-name="P1" draw:layer="layout" svg:width="0.218cm" svg:height="0.145cm" svg:x="14.802cm" svg:y="9.991cm" svg:viewBox="0 0 219 146" draw:points="219,146 39,34 0,0">
              <text:p/>
            </draw:polyline>
            <draw:polyline draw:style-name="gr5" draw:text-style-name="P1" draw:layer="layout" svg:width="0.106cm" svg:height="0.218cm" svg:x="14.987cm" svg:y="11.045cm" svg:viewBox="0 0 107 219" draw:points="107,0 34,181 0,219">
              <text:p/>
            </draw:polyline>
            <draw:polyline draw:style-name="gr5" draw:text-style-name="P1" draw:layer="layout" svg:width="0.218cm" svg:height="0.107cm" svg:x="14.802cm" svg:y="11.226cm" svg:viewBox="0 0 219 108" draw:points="219,0 39,73 0,108">
              <text:p/>
            </draw:polyline>
            <draw:polyline draw:style-name="gr5" draw:text-style-name="P1" draw:layer="layout" svg:width="0.106cm" svg:height="0.218cm" svg:x="13.861cm" svg:y="11.045cm" svg:viewBox="0 0 107 219" draw:points="0,0 69,181 107,219">
              <text:p/>
            </draw:polyline>
            <draw:polyline draw:style-name="gr5" draw:text-style-name="P1" draw:layer="layout" svg:width="0.218cm" svg:height="0.107cm" svg:x="13.929cm" svg:y="11.226cm" svg:viewBox="0 0 219 108" draw:points="0,0 185,73 219,108">
              <text:p/>
            </draw:polyline>
            <draw:polyline draw:style-name="gr5" draw:text-style-name="P1" draw:layer="layout" svg:width="0.218cm" svg:height="0.145cm" svg:x="13.895cm" svg:y="10.026cm" svg:viewBox="0 0 219 146" draw:points="219,0 34,112 0,146">
              <text:p/>
            </draw:polyline>
            <draw:polyline draw:style-name="gr5" draw:text-style-name="P1" draw:layer="layout" svg:width="0.106cm" svg:height="0.18cm" svg:x="13.822cm" svg:y="10.137cm" svg:viewBox="0 0 107 181" draw:points="107,0 39,146 0,181">
              <text:p/>
            </draw:polyline>
            <draw:polyline draw:style-name="gr5" draw:text-style-name="P1" draw:layer="layout" svg:width="0.799cm" svg:height="0cm" svg:x="15.606cm" svg:y="11.299cm" svg:viewBox="0 0 800 0" draw:points="0,0 761,0 800,0">
              <text:p/>
            </draw:polyline>
            <draw:polyline draw:style-name="gr5" draw:text-style-name="P1" draw:layer="layout" svg:width="0cm" svg:height="0.799cm" svg:x="16.621cm" svg:y="10.245cm" svg:viewBox="0 0 0 800" draw:points="0,800 0,39 0,0">
              <text:p/>
            </draw:polyline>
            <draw:polyline draw:style-name="gr5" draw:text-style-name="P1" draw:layer="layout" svg:width="0.799cm" svg:height="0cm" svg:x="15.567cm" svg:y="10.026cm" svg:viewBox="0 0 800 0" draw:points="800,0 39,0 0,0">
              <text:p/>
            </draw:polyline>
            <draw:polyline draw:style-name="gr5" draw:text-style-name="P1" draw:layer="layout" svg:width="0cm" svg:height="0.795cm" svg:x="15.348cm" svg:y="10.284cm" svg:viewBox="0 0 0 796" draw:points="0,0 0,761 0,796">
              <text:p/>
            </draw:polyline>
            <draw:polyline draw:style-name="gr5" draw:text-style-name="P1" draw:layer="layout" svg:width="0.106cm" svg:height="0.184cm" svg:x="16.513cm" svg:y="10.099cm" svg:viewBox="0 0 107 185" draw:points="107,185 39,39 0,0">
              <text:p/>
            </draw:polyline>
            <draw:polyline draw:style-name="gr5" draw:text-style-name="P1" draw:layer="layout" svg:width="0.218cm" svg:height="0.145cm" svg:x="16.333cm" svg:y="9.991cm" svg:viewBox="0 0 219 146" draw:points="219,146 34,34 0,0">
              <text:p/>
            </draw:polyline>
            <draw:polyline draw:style-name="gr5" draw:text-style-name="P1" draw:layer="layout" svg:width="0.106cm" svg:height="0.218cm" svg:x="16.513cm" svg:y="11.045cm" svg:viewBox="0 0 107 219" draw:points="107,0 39,181 0,219">
              <text:p/>
            </draw:polyline>
            <draw:polyline draw:style-name="gr5" draw:text-style-name="P1" draw:layer="layout" svg:width="0.218cm" svg:height="0.107cm" svg:x="16.333cm" svg:y="11.226cm" svg:viewBox="0 0 219 108" draw:points="219,0 34,73 0,108">
              <text:p/>
            </draw:polyline>
            <draw:polyline draw:style-name="gr5" draw:text-style-name="P1" draw:layer="layout" svg:width="0.111cm" svg:height="0.218cm" svg:x="15.348cm" svg:y="11.045cm" svg:viewBox="0 0 112 219" draw:points="0,0 73,181 112,219">
              <text:p/>
            </draw:polyline>
            <draw:polyline draw:style-name="gr5" draw:text-style-name="P1" draw:layer="layout" svg:width="0.218cm" svg:height="0.107cm" svg:x="15.421cm" svg:y="11.226cm" svg:viewBox="0 0 219 108" draw:points="0,0 185,73 219,108">
              <text:p/>
            </draw:polyline>
            <draw:polyline draw:style-name="gr5" draw:text-style-name="P1" draw:layer="layout" svg:width="0.218cm" svg:height="0.145cm" svg:x="15.387cm" svg:y="10.026cm" svg:viewBox="0 0 219 146" draw:points="219,0 34,112 0,146">
              <text:p/>
            </draw:polyline>
            <draw:polyline draw:style-name="gr5" draw:text-style-name="P1" draw:layer="layout" svg:width="0.106cm" svg:height="0.18cm" svg:x="15.314cm" svg:y="10.137cm" svg:viewBox="0 0 107 181" draw:points="107,0 34,146 0,181">
              <text:p/>
            </draw:polyline>
            <draw:polyline draw:style-name="gr5" draw:text-style-name="P1" draw:layer="layout" svg:width="0.799cm" svg:height="0cm" svg:x="17.132cm" svg:y="11.299cm" svg:viewBox="0 0 800 0" draw:points="0,0 765,0 800,0">
              <text:p/>
            </draw:polyline>
            <draw:polyline draw:style-name="gr5" draw:text-style-name="P1" draw:layer="layout" svg:width="0cm" svg:height="0.799cm" svg:x="18.151cm" svg:y="10.245cm" svg:viewBox="0 0 0 800" draw:points="0,800 0,39 0,0">
              <text:p/>
            </draw:polyline>
            <draw:polyline draw:style-name="gr5" draw:text-style-name="P1" draw:layer="layout" svg:width="0.803cm" svg:height="0cm" svg:x="17.094cm" svg:y="10.026cm" svg:viewBox="0 0 804 0" draw:points="804,0 39,0 0,0">
              <text:p/>
            </draw:polyline>
            <draw:polyline draw:style-name="gr5" draw:text-style-name="P1" draw:layer="layout" svg:width="0cm" svg:height="0.795cm" svg:x="16.879cm" svg:y="10.284cm" svg:viewBox="0 0 0 796" draw:points="0,0 0,761 0,796">
              <text:p/>
            </draw:polyline>
            <draw:polyline draw:style-name="gr5" draw:text-style-name="P1" draw:layer="layout" svg:width="0.111cm" svg:height="0.184cm" svg:x="18.04cm" svg:y="10.099cm" svg:viewBox="0 0 112 185" draw:points="112,185 39,39 0,0">
              <text:p/>
            </draw:polyline>
            <draw:polyline draw:style-name="gr5" draw:text-style-name="P1" draw:layer="layout" svg:width="0.218cm" svg:height="0.145cm" svg:x="17.859cm" svg:y="9.991cm" svg:viewBox="0 0 219 146" draw:points="219,146 39,34 0,0">
              <text:p/>
            </draw:polyline>
            <draw:polyline draw:style-name="gr5" draw:text-style-name="P1" draw:layer="layout" svg:width="0.111cm" svg:height="0.218cm" svg:x="18.04cm" svg:y="11.045cm" svg:viewBox="0 0 112 219" draw:points="112,0 39,181 0,219">
              <text:p/>
            </draw:polyline>
            <draw:polyline draw:style-name="gr5" draw:text-style-name="P1" draw:layer="layout" svg:width="0.218cm" svg:height="0.107cm" svg:x="17.859cm" svg:y="11.226cm" svg:viewBox="0 0 219 108" draw:points="219,0 39,73 0,108">
              <text:p/>
            </draw:polyline>
            <draw:polyline draw:style-name="gr5" draw:text-style-name="P1" draw:layer="layout" svg:width="0.106cm" svg:height="0.218cm" svg:x="16.879cm" svg:y="11.045cm" svg:viewBox="0 0 107 219" draw:points="0,0 73,181 107,219">
              <text:p/>
            </draw:polyline>
            <draw:polyline draw:style-name="gr5" draw:text-style-name="P1" draw:layer="layout" svg:width="0.214cm" svg:height="0.107cm" svg:x="16.952cm" svg:y="11.226cm" svg:viewBox="0 0 215 108" draw:points="0,0 181,73 215,108">
              <text:p/>
            </draw:polyline>
            <draw:polyline draw:style-name="gr5" draw:text-style-name="P1" draw:layer="layout" svg:width="0.218cm" svg:height="0.145cm" svg:x="16.913cm" svg:y="10.026cm" svg:viewBox="0 0 219 146" draw:points="219,0 39,112 0,146">
              <text:p/>
            </draw:polyline>
            <draw:polyline draw:style-name="gr5" draw:text-style-name="P1" draw:layer="layout" svg:width="0.111cm" svg:height="0.18cm" svg:x="16.84cm" svg:y="10.137cm" svg:viewBox="0 0 112 181" draw:points="112,0 39,146 0,181">
              <text:p/>
            </draw:polyline>
            <draw:polyline draw:style-name="gr5" draw:text-style-name="P1" draw:layer="layout" svg:width="0.799cm" svg:height="0cm" svg:x="18.659cm" svg:y="11.299cm" svg:viewBox="0 0 800 0" draw:points="0,0 765,0 800,0">
              <text:p/>
            </draw:polyline>
            <draw:polyline draw:style-name="gr5" draw:text-style-name="P1" draw:layer="layout" svg:width="0cm" svg:height="0.799cm" svg:x="19.678cm" svg:y="10.245cm" svg:viewBox="0 0 0 800" draw:points="0,800 0,39 0,0">
              <text:p/>
            </draw:polyline>
            <draw:polyline draw:style-name="gr5" draw:text-style-name="P1" draw:layer="layout" svg:width="0.799cm" svg:height="0cm" svg:x="18.624cm" svg:y="10.026cm" svg:viewBox="0 0 800 0" draw:points="800,0 34,0 0,0">
              <text:p/>
            </draw:polyline>
            <draw:polyline draw:style-name="gr5" draw:text-style-name="P1" draw:layer="layout" svg:width="0cm" svg:height="0.795cm" svg:x="18.405cm" svg:y="10.284cm" svg:viewBox="0 0 0 796" draw:points="0,0 0,761 0,796">
              <text:p/>
            </draw:polyline>
            <draw:polyline draw:style-name="gr5" draw:text-style-name="P1" draw:layer="layout" svg:width="0.106cm" svg:height="0.184cm" svg:x="19.57cm" svg:y="10.099cm" svg:viewBox="0 0 107 185" draw:points="107,185 34,39 0,0">
              <text:p/>
            </draw:polyline>
            <draw:polyline draw:style-name="gr5" draw:text-style-name="P1" draw:layer="layout" svg:width="0.218cm" svg:height="0.145cm" svg:x="19.385cm" svg:y="9.991cm" svg:viewBox="0 0 219 146" draw:points="219,146 39,34 0,0">
              <text:p/>
            </draw:polyline>
            <draw:polyline draw:style-name="gr5" draw:text-style-name="P1" draw:layer="layout" svg:width="0.106cm" svg:height="0.218cm" svg:x="19.57cm" svg:y="11.045cm" svg:viewBox="0 0 107 219" draw:points="107,0 34,181 0,219">
              <text:p/>
            </draw:polyline>
            <draw:polyline draw:style-name="gr5" draw:text-style-name="P1" draw:layer="layout" svg:width="0.218cm" svg:height="0.107cm" svg:x="19.385cm" svg:y="11.226cm" svg:viewBox="0 0 219 108" draw:points="219,0 39,73 0,108">
              <text:p/>
            </draw:polyline>
            <draw:polyline draw:style-name="gr5" draw:text-style-name="P1" draw:layer="layout" svg:width="0.106cm" svg:height="0.218cm" svg:x="18.405cm" svg:y="11.045cm" svg:viewBox="0 0 107 219" draw:points="0,0 73,181 107,219">
              <text:p/>
            </draw:polyline>
            <draw:polyline draw:style-name="gr5" draw:text-style-name="P1" draw:layer="layout" svg:width="0.218cm" svg:height="0.107cm" svg:x="18.478cm" svg:y="11.226cm" svg:viewBox="0 0 219 108" draw:points="0,0 181,73 219,108">
              <text:p/>
            </draw:polyline>
            <draw:polyline draw:style-name="gr5" draw:text-style-name="P1" draw:layer="layout" svg:width="0.218cm" svg:height="0.145cm" svg:x="18.439cm" svg:y="10.026cm" svg:viewBox="0 0 219 146" draw:points="219,0 39,112 0,146">
              <text:p/>
            </draw:polyline>
            <draw:polyline draw:style-name="gr5" draw:text-style-name="P1" draw:layer="layout" svg:width="0.106cm" svg:height="0.18cm" svg:x="18.371cm" svg:y="10.137cm" svg:viewBox="0 0 107 181" draw:points="107,0 34,146 0,181">
              <text:p/>
            </draw:polyline>
            <draw:polyline draw:style-name="gr5" draw:text-style-name="P1" draw:layer="layout" svg:width="0.803cm" svg:height="0cm" svg:x="20.185cm" svg:y="11.299cm" svg:viewBox="0 0 804 0" draw:points="0,0 765,0 804,0">
              <text:p/>
            </draw:polyline>
            <draw:polyline draw:style-name="gr5" draw:text-style-name="P1" draw:layer="layout" svg:width="0cm" svg:height="0.799cm" svg:x="21.204cm" svg:y="10.245cm" svg:viewBox="0 0 0 800" draw:points="0,800 0,39 0,0">
              <text:p/>
            </draw:polyline>
            <draw:polyline draw:style-name="gr5" draw:text-style-name="P1" draw:layer="layout" svg:width="0.799cm" svg:height="0cm" svg:x="20.151cm" svg:y="10.026cm" svg:viewBox="0 0 800 0" draw:points="800,0 34,0 0,0">
              <text:p/>
            </draw:polyline>
            <draw:polyline draw:style-name="gr5" draw:text-style-name="P1" draw:layer="layout" svg:width="0cm" svg:height="0.795cm" svg:x="19.931cm" svg:y="10.284cm" svg:viewBox="0 0 0 796" draw:points="0,0 0,761 0,796">
              <text:p/>
            </draw:polyline>
            <draw:polyline draw:style-name="gr5" draw:text-style-name="P1" draw:layer="layout" svg:width="0.106cm" svg:height="0.184cm" svg:x="21.096cm" svg:y="10.099cm" svg:viewBox="0 0 107 185" draw:points="107,185 34,39 0,0">
              <text:p/>
            </draw:polyline>
            <draw:polyline draw:style-name="gr5" draw:text-style-name="P1" draw:layer="layout" svg:width="0.214cm" svg:height="0.145cm" svg:x="20.916cm" svg:y="9.991cm" svg:viewBox="0 0 215 146" draw:points="215,146 34,34 0,0">
              <text:p/>
            </draw:polyline>
            <draw:polyline draw:style-name="gr5" draw:text-style-name="P1" draw:layer="layout" svg:width="0.106cm" svg:height="0.218cm" svg:x="21.096cm" svg:y="11.045cm" svg:viewBox="0 0 107 219" draw:points="107,0 34,181 0,219">
              <text:p/>
            </draw:polyline>
            <draw:polyline draw:style-name="gr5" draw:text-style-name="P1" draw:layer="layout" svg:width="0.214cm" svg:height="0.107cm" svg:x="20.916cm" svg:y="11.226cm" svg:viewBox="0 0 215 108" draw:points="215,0 34,73 0,108">
              <text:p/>
            </draw:polyline>
            <draw:polyline draw:style-name="gr5" draw:text-style-name="P1" draw:layer="layout" svg:width="0.111cm" svg:height="0.218cm" svg:x="19.931cm" svg:y="11.045cm" svg:viewBox="0 0 112 219" draw:points="0,0 73,181 112,219">
              <text:p/>
            </draw:polyline>
            <draw:polyline draw:style-name="gr5" draw:text-style-name="P1" draw:layer="layout" svg:width="0.218cm" svg:height="0.107cm" svg:x="20.004cm" svg:y="11.226cm" svg:viewBox="0 0 219 108" draw:points="0,0 181,73 219,108">
              <text:p/>
            </draw:polyline>
            <draw:polyline draw:style-name="gr5" draw:text-style-name="P1" draw:layer="layout" svg:width="0.214cm" svg:height="0.145cm" svg:x="19.97cm" svg:y="10.026cm" svg:viewBox="0 0 215 146" draw:points="215,0 34,112 0,146">
              <text:p/>
            </draw:polyline>
            <draw:polyline draw:style-name="gr5" draw:text-style-name="P1" draw:layer="layout" svg:width="0.106cm" svg:height="0.18cm" svg:x="19.897cm" svg:y="10.137cm" svg:viewBox="0 0 107 181" draw:points="107,0 34,146 0,181">
              <text:p/>
            </draw:polyline>
            <draw:polyline draw:style-name="gr5" draw:text-style-name="P1" draw:layer="layout" svg:width="0.799cm" svg:height="0cm" svg:x="21.716cm" svg:y="11.299cm" svg:viewBox="0 0 800 0" draw:points="0,0 761,0 800,0">
              <text:p/>
            </draw:polyline>
            <draw:polyline draw:style-name="gr5" draw:text-style-name="P1" draw:layer="layout" svg:width="0cm" svg:height="0.799cm" svg:x="22.734cm" svg:y="10.245cm" svg:viewBox="0 0 0 800" draw:points="0,800 0,39 0,0">
              <text:p/>
            </draw:polyline>
            <draw:polyline draw:style-name="gr5" draw:text-style-name="P1" draw:layer="layout" svg:width="0.799cm" svg:height="0cm" svg:x="21.677cm" svg:y="10.026cm" svg:viewBox="0 0 800 0" draw:points="800,0 39,0 0,0">
              <text:p/>
            </draw:polyline>
            <draw:polyline draw:style-name="gr5" draw:text-style-name="P1" draw:layer="layout" svg:width="0cm" svg:height="0.795cm" svg:x="21.462cm" svg:y="10.284cm" svg:viewBox="0 0 0 796" draw:points="0,0 0,761 0,796">
              <text:p/>
            </draw:polyline>
            <draw:polyline draw:style-name="gr5" draw:text-style-name="P1" draw:layer="layout" svg:width="0.111cm" svg:height="0.184cm" svg:x="22.623cm" svg:y="10.099cm" svg:viewBox="0 0 112 185" draw:points="112,185 39,39 0,0">
              <text:p/>
            </draw:polyline>
            <draw:polyline draw:style-name="gr5" draw:text-style-name="P1" draw:layer="layout" svg:width="0.218cm" svg:height="0.145cm" svg:x="22.442cm" svg:y="9.991cm" svg:viewBox="0 0 219 146" draw:points="219,146 34,34 0,0">
              <text:p/>
            </draw:polyline>
            <draw:polyline draw:style-name="gr5" draw:text-style-name="P1" draw:layer="layout" svg:width="0.111cm" svg:height="0.218cm" svg:x="22.623cm" svg:y="11.045cm" svg:viewBox="0 0 112 219" draw:points="112,0 39,181 0,219">
              <text:p/>
            </draw:polyline>
            <draw:polyline draw:style-name="gr5" draw:text-style-name="P1" draw:layer="layout" svg:width="0.218cm" svg:height="0.107cm" svg:x="22.442cm" svg:y="11.226cm" svg:viewBox="0 0 219 108" draw:points="219,0 34,73 0,108">
              <text:p/>
            </draw:polyline>
            <draw:polyline draw:style-name="gr5" draw:text-style-name="P1" draw:layer="layout" svg:width="0.106cm" svg:height="0.218cm" svg:x="21.462cm" svg:y="11.045cm" svg:viewBox="0 0 107 219" draw:points="0,0 69,181 107,219">
              <text:p/>
            </draw:polyline>
            <draw:polyline draw:style-name="gr5" draw:text-style-name="P1" draw:layer="layout" svg:width="0.218cm" svg:height="0.107cm" svg:x="21.531cm" svg:y="11.226cm" svg:viewBox="0 0 219 108" draw:points="0,0 185,73 219,108">
              <text:p/>
            </draw:polyline>
            <draw:polyline draw:style-name="gr5" draw:text-style-name="P1" draw:layer="layout" svg:width="0.218cm" svg:height="0.145cm" svg:x="21.496cm" svg:y="10.026cm" svg:viewBox="0 0 219 146" draw:points="219,0 34,112 0,146">
              <text:p/>
            </draw:polyline>
            <draw:polyline draw:style-name="gr5" draw:text-style-name="P1" draw:layer="layout" svg:width="0.106cm" svg:height="0.18cm" svg:x="21.423cm" svg:y="10.137cm" svg:viewBox="0 0 107 181" draw:points="107,0 39,146 0,181">
              <text:p/>
            </draw:polyline>
            <draw:polyline draw:style-name="gr5" draw:text-style-name="P1" draw:layer="layout" svg:width="0.799cm" svg:height="0cm" svg:x="23.242cm" svg:y="11.299cm" svg:viewBox="0 0 800 0" draw:points="0,0 765,0 800,0">
              <text:p/>
            </draw:polyline>
            <draw:polyline draw:style-name="gr5" draw:text-style-name="P1" draw:layer="layout" svg:width="0cm" svg:height="0.799cm" svg:x="24.261cm" svg:y="10.245cm" svg:viewBox="0 0 0 800" draw:points="0,800 0,39 0,0">
              <text:p/>
            </draw:polyline>
            <draw:polyline draw:style-name="gr5" draw:text-style-name="P1" draw:layer="layout" svg:width="0.799cm" svg:height="0cm" svg:x="23.207cm" svg:y="10.026cm" svg:viewBox="0 0 800 0" draw:points="800,0 34,0 0,0">
              <text:p/>
            </draw:polyline>
            <draw:polyline draw:style-name="gr5" draw:text-style-name="P1" draw:layer="layout" svg:width="0cm" svg:height="0.795cm" svg:x="22.988cm" svg:y="10.284cm" svg:viewBox="0 0 0 796" draw:points="0,0 0,761 0,796">
              <text:p/>
            </draw:polyline>
            <draw:polyline draw:style-name="gr5" draw:text-style-name="P1" draw:layer="layout" svg:width="0.106cm" svg:height="0.184cm" svg:x="24.153cm" svg:y="10.099cm" svg:viewBox="0 0 107 185" draw:points="107,185 34,39 0,0">
              <text:p/>
            </draw:polyline>
            <draw:polyline draw:style-name="gr5" draw:text-style-name="P1" draw:layer="layout" svg:width="0.218cm" svg:height="0.145cm" svg:x="23.968cm" svg:y="9.991cm" svg:viewBox="0 0 219 146" draw:points="219,146 39,34 0,0">
              <text:p/>
            </draw:polyline>
            <draw:polyline draw:style-name="gr5" draw:text-style-name="P1" draw:layer="layout" svg:width="0.106cm" svg:height="0.218cm" svg:x="24.153cm" svg:y="11.045cm" svg:viewBox="0 0 107 219" draw:points="107,0 34,181 0,219">
              <text:p/>
            </draw:polyline>
            <draw:polyline draw:style-name="gr5" draw:text-style-name="P1" draw:layer="layout" svg:width="0.218cm" svg:height="0.107cm" svg:x="23.968cm" svg:y="11.226cm" svg:viewBox="0 0 219 108" draw:points="219,0 39,73 0,108">
              <text:p/>
            </draw:polyline>
            <draw:polyline draw:style-name="gr5" draw:text-style-name="P1" draw:layer="layout" svg:width="0.106cm" svg:height="0.218cm" svg:x="22.988cm" svg:y="11.045cm" svg:viewBox="0 0 107 219" draw:points="0,0 73,181 107,219">
              <text:p/>
            </draw:polyline>
            <draw:polyline draw:style-name="gr5" draw:text-style-name="P1" draw:layer="layout" svg:width="0.218cm" svg:height="0.107cm" svg:x="23.061cm" svg:y="11.226cm" svg:viewBox="0 0 219 108" draw:points="0,0 181,73 219,108">
              <text:p/>
            </draw:polyline>
            <draw:polyline draw:style-name="gr5" draw:text-style-name="P1" draw:layer="layout" svg:width="0.218cm" svg:height="0.145cm" svg:x="23.023cm" svg:y="10.026cm" svg:viewBox="0 0 219 146" draw:points="219,0 39,112 0,146">
              <text:p/>
            </draw:polyline>
            <draw:polyline draw:style-name="gr5" draw:text-style-name="P1" draw:layer="layout" svg:width="0.111cm" svg:height="0.18cm" svg:x="22.949cm" svg:y="10.137cm" svg:viewBox="0 0 112 181" draw:points="112,0 39,146 0,181">
              <text:p/>
            </draw:polyline>
            <draw:polyline draw:style-name="gr5" draw:text-style-name="P1" draw:layer="layout" svg:width="0.764cm" svg:height="0cm" svg:x="24.768cm" svg:y="11.299cm" svg:viewBox="0 0 765 0" draw:points="0,0 731,0 765,0">
              <text:p/>
            </draw:polyline>
            <draw:polyline draw:style-name="gr5" draw:text-style-name="P1" draw:layer="layout" svg:width="0cm" svg:height="0.799cm" svg:x="25.753cm" svg:y="10.245cm" svg:viewBox="0 0 0 800" draw:points="0,800 0,39 0,0">
              <text:p/>
            </draw:polyline>
            <draw:polyline draw:style-name="gr5" draw:text-style-name="P1" draw:layer="layout" svg:width="0.764cm" svg:height="0cm" svg:x="24.734cm" svg:y="10.026cm" svg:viewBox="0 0 765 0" draw:points="765,0 34,0 0,0">
              <text:p/>
            </draw:polyline>
            <draw:polyline draw:style-name="gr5" draw:text-style-name="P1" draw:layer="layout" svg:width="0cm" svg:height="0.795cm" svg:x="24.514cm" svg:y="10.284cm" svg:viewBox="0 0 0 796" draw:points="0,0 0,761 0,796">
              <text:p/>
            </draw:polyline>
            <draw:polyline draw:style-name="gr5" draw:text-style-name="P1" draw:layer="layout" svg:width="0.111cm" svg:height="0.184cm" svg:x="25.641cm" svg:y="10.099cm" svg:viewBox="0 0 112 185" draw:points="112,185 39,39 0,0">
              <text:p/>
            </draw:polyline>
            <draw:polyline draw:style-name="gr5" draw:text-style-name="P1" draw:layer="layout" svg:width="0.218cm" svg:height="0.145cm" svg:x="25.46cm" svg:y="9.991cm" svg:viewBox="0 0 219 146" draw:points="219,146 39,34 0,0">
              <text:p/>
            </draw:polyline>
            <draw:polyline draw:style-name="gr5" draw:text-style-name="P1" draw:layer="layout" svg:width="0.111cm" svg:height="0.218cm" svg:x="25.641cm" svg:y="11.045cm" svg:viewBox="0 0 112 219" draw:points="112,0 39,181 0,219">
              <text:p/>
            </draw:polyline>
            <draw:polyline draw:style-name="gr5" draw:text-style-name="P1" draw:layer="layout" svg:width="0.218cm" svg:height="0.107cm" svg:x="25.46cm" svg:y="11.226cm" svg:viewBox="0 0 219 108" draw:points="219,0 39,73 0,108">
              <text:p/>
            </draw:polyline>
            <draw:polyline draw:style-name="gr5" draw:text-style-name="P1" draw:layer="layout" svg:width="0.111cm" svg:height="0.218cm" svg:x="24.514cm" svg:y="11.045cm" svg:viewBox="0 0 112 219" draw:points="0,0 73,181 112,219">
              <text:p/>
            </draw:polyline>
            <draw:polyline draw:style-name="gr5" draw:text-style-name="P1" draw:layer="layout" svg:width="0.218cm" svg:height="0.107cm" svg:x="24.587cm" svg:y="11.226cm" svg:viewBox="0 0 219 108" draw:points="0,0 181,73 219,108">
              <text:p/>
            </draw:polyline>
            <draw:polyline draw:style-name="gr5" draw:text-style-name="P1" draw:layer="layout" svg:width="0.214cm" svg:height="0.145cm" svg:x="24.553cm" svg:y="10.026cm" svg:viewBox="0 0 215 146" draw:points="215,0 34,112 0,146">
              <text:p/>
            </draw:polyline>
            <draw:polyline draw:style-name="gr5" draw:text-style-name="P1" draw:layer="layout" svg:width="0.106cm" svg:height="0.18cm" svg:x="24.48cm" svg:y="10.137cm" svg:viewBox="0 0 107 181" draw:points="107,0 34,146 0,181">
              <text:p/>
            </draw:polyline>
            <draw:polyline draw:style-name="gr5" draw:text-style-name="P1" draw:layer="layout" svg:width="0.799cm" svg:height="0cm" svg:x="26.26cm" svg:y="11.299cm" svg:viewBox="0 0 800 0" draw:points="0,0 765,0 800,0">
              <text:p/>
            </draw:polyline>
            <draw:polyline draw:style-name="gr5" draw:text-style-name="P1" draw:layer="layout" svg:width="0cm" svg:height="0.799cm" svg:x="27.279cm" svg:y="10.245cm" svg:viewBox="0 0 0 800" draw:points="0,800 0,39 0,0">
              <text:p/>
            </draw:polyline>
            <draw:polyline draw:style-name="gr5" draw:text-style-name="P1" draw:layer="layout" svg:width="0.799cm" svg:height="0cm" svg:x="26.225cm" svg:y="10.026cm" svg:viewBox="0 0 800 0" draw:points="800,0 34,0 0,0">
              <text:p/>
            </draw:polyline>
            <draw:polyline draw:style-name="gr5" draw:text-style-name="P1" draw:layer="layout" svg:width="0cm" svg:height="0.795cm" svg:x="26.006cm" svg:y="10.284cm" svg:viewBox="0 0 0 796" draw:points="0,0 0,761 0,796">
              <text:p/>
            </draw:polyline>
            <draw:polyline draw:style-name="gr5" draw:text-style-name="P1" draw:layer="layout" svg:width="0.106cm" svg:height="0.184cm" svg:x="27.171cm" svg:y="10.099cm" svg:viewBox="0 0 107 185" draw:points="107,185 34,39 0,0">
              <text:p/>
            </draw:polyline>
            <draw:polyline draw:style-name="gr5" draw:text-style-name="P1" draw:layer="layout" svg:width="0.218cm" svg:height="0.145cm" svg:x="26.986cm" svg:y="9.991cm" svg:viewBox="0 0 219 146" draw:points="219,146 39,34 0,0">
              <text:p/>
            </draw:polyline>
            <draw:polyline draw:style-name="gr5" draw:text-style-name="P1" draw:layer="layout" svg:width="0.106cm" svg:height="0.218cm" svg:x="27.171cm" svg:y="11.045cm" svg:viewBox="0 0 107 219" draw:points="107,0 34,181 0,219">
              <text:p/>
            </draw:polyline>
            <draw:polyline draw:style-name="gr5" draw:text-style-name="P1" draw:layer="layout" svg:width="0.218cm" svg:height="0.107cm" svg:x="26.986cm" svg:y="11.226cm" svg:viewBox="0 0 219 108" draw:points="219,0 39,73 0,108">
              <text:p/>
            </draw:polyline>
            <draw:polyline draw:style-name="gr5" draw:text-style-name="P1" draw:layer="layout" svg:width="0.106cm" svg:height="0.218cm" svg:x="26.006cm" svg:y="11.045cm" svg:viewBox="0 0 107 219" draw:points="0,0 73,181 107,219">
              <text:p/>
            </draw:polyline>
            <draw:polyline draw:style-name="gr5" draw:text-style-name="P1" draw:layer="layout" svg:width="0.218cm" svg:height="0.107cm" svg:x="26.079cm" svg:y="11.226cm" svg:viewBox="0 0 219 108" draw:points="0,0 181,73 219,108">
              <text:p/>
            </draw:polyline>
            <draw:polyline draw:style-name="gr5" draw:text-style-name="P1" draw:layer="layout" svg:width="0.218cm" svg:height="0.145cm" svg:x="26.041cm" svg:y="10.026cm" svg:viewBox="0 0 219 146" draw:points="219,0 39,112 0,146">
              <text:p/>
            </draw:polyline>
            <draw:polyline draw:style-name="gr5" draw:text-style-name="P1" draw:layer="layout" svg:width="0.106cm" svg:height="0.18cm" svg:x="25.972cm" svg:y="10.137cm" svg:viewBox="0 0 107 181" draw:points="107,0 34,146 0,181">
              <text:p/>
            </draw:polyline>
            <draw:polyline draw:style-name="gr5" draw:text-style-name="P1" draw:layer="layout" svg:width="0.799cm" svg:height="0cm" svg:x="3.422cm" svg:y="12.825cm" svg:viewBox="0 0 800 0" draw:points="0,0 761,0 800,0">
              <text:p/>
            </draw:polyline>
            <draw:polyline draw:style-name="gr5" draw:text-style-name="P1" draw:layer="layout" svg:width="0cm" svg:height="0.799cm" svg:x="4.437cm" svg:y="11.772cm" svg:viewBox="0 0 0 800" draw:points="0,800 0,34 0,0">
              <text:p/>
            </draw:polyline>
            <draw:polyline draw:style-name="gr5" draw:text-style-name="P1" draw:layer="layout" svg:width="0.799cm" svg:height="0cm" svg:x="3.383cm" svg:y="11.552cm" svg:viewBox="0 0 800 0" draw:points="800,0 39,0 0,0">
              <text:p/>
            </draw:polyline>
            <draw:polyline draw:style-name="gr5" draw:text-style-name="P1" draw:layer="layout" svg:width="0cm" svg:height="0.799cm" svg:x="3.164cm" svg:y="11.806cm" svg:viewBox="0 0 0 800" draw:points="0,0 0,766 0,800">
              <text:p/>
            </draw:polyline>
            <draw:polyline draw:style-name="gr5" draw:text-style-name="P1" draw:layer="layout" svg:width="0.106cm" svg:height="0.214cm" svg:x="4.329cm" svg:y="11.591cm" svg:viewBox="0 0 107 215" draw:points="107,215 39,34 0,0">
              <text:p/>
            </draw:polyline>
            <draw:polyline draw:style-name="gr5" draw:text-style-name="P1" draw:layer="layout" svg:width="0.218cm" svg:height="0.107cm" svg:x="4.148cm" svg:y="11.518cm" svg:viewBox="0 0 219 108" draw:points="219,108 34,34 0,0">
              <text:p/>
            </draw:polyline>
            <draw:polyline draw:style-name="gr5" draw:text-style-name="P1" draw:layer="layout" svg:width="0.106cm" svg:height="0.214cm" svg:x="4.329cm" svg:y="12.572cm" svg:viewBox="0 0 107 215" draw:points="107,0 39,181 0,215">
              <text:p/>
            </draw:polyline>
            <draw:polyline draw:style-name="gr5" draw:text-style-name="P1" draw:layer="layout" svg:width="0.218cm" svg:height="0.107cm" svg:x="4.148cm" svg:y="12.752cm" svg:viewBox="0 0 219 108" draw:points="219,0 34,73 0,108">
              <text:p/>
            </draw:polyline>
            <draw:polyline draw:style-name="gr5" draw:text-style-name="P1" draw:layer="layout" svg:width="0.145cm" svg:height="0.214cm" svg:x="3.164cm" svg:y="12.572cm" svg:viewBox="0 0 146 215" draw:points="0,0 112,181 146,215">
              <text:p/>
            </draw:polyline>
            <draw:polyline draw:style-name="gr5" draw:text-style-name="P1" draw:layer="layout" svg:width="0.18cm" svg:height="0.107cm" svg:x="3.276cm" svg:y="12.752cm" svg:viewBox="0 0 181 108" draw:points="0,0 146,73 181,108">
              <text:p/>
            </draw:polyline>
            <draw:polyline draw:style-name="gr5" draw:text-style-name="P1" draw:layer="layout" svg:width="0.184cm" svg:height="0.107cm" svg:x="3.237cm" svg:y="11.552cm" svg:viewBox="0 0 185 108" draw:points="185,0 39,73 0,108">
              <text:p/>
            </draw:polyline>
            <draw:polyline draw:style-name="gr5" draw:text-style-name="P1" draw:layer="layout" svg:width="0.145cm" svg:height="0.218cm" svg:x="3.13cm" svg:y="11.626cm" svg:viewBox="0 0 146 219" draw:points="146,0 34,181 0,219">
              <text:p/>
            </draw:polyline>
            <draw:polyline draw:style-name="gr5" draw:text-style-name="P1" draw:layer="layout" svg:width="0.799cm" svg:height="0cm" svg:x="4.948cm" svg:y="12.825cm" svg:viewBox="0 0 800 0" draw:points="0,0 765,0 800,0">
              <text:p/>
            </draw:polyline>
            <draw:polyline draw:style-name="gr5" draw:text-style-name="P1" draw:layer="layout" svg:width="0cm" svg:height="0.799cm" svg:x="5.967cm" svg:y="11.772cm" svg:viewBox="0 0 0 800" draw:points="0,800 0,34 0,0">
              <text:p/>
            </draw:polyline>
            <draw:polyline draw:style-name="gr5" draw:text-style-name="P1" draw:layer="layout" svg:width="0.803cm" svg:height="0cm" svg:x="4.909cm" svg:y="11.552cm" svg:viewBox="0 0 804 0" draw:points="804,0 39,0 0,0">
              <text:p/>
            </draw:polyline>
            <draw:polyline draw:style-name="gr5" draw:text-style-name="P1" draw:layer="layout" svg:width="0cm" svg:height="0.799cm" svg:x="4.695cm" svg:y="11.806cm" svg:viewBox="0 0 0 800" draw:points="0,0 0,766 0,800">
              <text:p/>
            </draw:polyline>
            <draw:polyline draw:style-name="gr5" draw:text-style-name="P1" draw:layer="layout" svg:width="0.111cm" svg:height="0.214cm" svg:x="5.855cm" svg:y="11.591cm" svg:viewBox="0 0 112 215" draw:points="112,215 39,34 0,0">
              <text:p/>
            </draw:polyline>
            <draw:polyline draw:style-name="gr5" draw:text-style-name="P1" draw:layer="layout" svg:width="0.218cm" svg:height="0.107cm" svg:x="5.675cm" svg:y="11.518cm" svg:viewBox="0 0 219 108" draw:points="219,108 39,34 0,0">
              <text:p/>
            </draw:polyline>
            <draw:polyline draw:style-name="gr5" draw:text-style-name="P1" draw:layer="layout" svg:width="0.111cm" svg:height="0.214cm" svg:x="5.855cm" svg:y="12.572cm" svg:viewBox="0 0 112 215" draw:points="112,0 39,181 0,215">
              <text:p/>
            </draw:polyline>
            <draw:polyline draw:style-name="gr5" draw:text-style-name="P1" draw:layer="layout" svg:width="0.218cm" svg:height="0.107cm" svg:x="5.675cm" svg:y="12.752cm" svg:viewBox="0 0 219 108" draw:points="219,0 39,73 0,108">
              <text:p/>
            </draw:polyline>
            <draw:polyline draw:style-name="gr5" draw:text-style-name="P1" draw:layer="layout" svg:width="0.106cm" svg:height="0.214cm" svg:x="4.695cm" svg:y="12.572cm" svg:viewBox="0 0 107 215" draw:points="0,0 73,181 107,215">
              <text:p/>
            </draw:polyline>
            <draw:polyline draw:style-name="gr5" draw:text-style-name="P1" draw:layer="layout" svg:width="0.214cm" svg:height="0.107cm" svg:x="4.768cm" svg:y="12.752cm" svg:viewBox="0 0 215 108" draw:points="0,0 181,73 215,108">
              <text:p/>
            </draw:polyline>
            <draw:polyline draw:style-name="gr5" draw:text-style-name="P1" draw:layer="layout" svg:width="0.218cm" svg:height="0.107cm" svg:x="4.729cm" svg:y="11.552cm" svg:viewBox="0 0 219 108" draw:points="219,0 39,73 0,108">
              <text:p/>
            </draw:polyline>
            <draw:polyline draw:style-name="gr5" draw:text-style-name="P1" draw:layer="layout" svg:width="0.111cm" svg:height="0.218cm" svg:x="4.656cm" svg:y="11.626cm" svg:viewBox="0 0 112 219" draw:points="112,0 39,181 0,219">
              <text:p/>
            </draw:polyline>
            <draw:polyline draw:style-name="gr5" draw:text-style-name="P1" draw:layer="layout" svg:width="0.799cm" svg:height="0cm" svg:x="6.474cm" svg:y="12.825cm" svg:viewBox="0 0 800 0" draw:points="0,0 765,0 800,0">
              <text:p/>
            </draw:polyline>
            <draw:polyline draw:style-name="gr5" draw:text-style-name="P1" draw:layer="layout" svg:width="0cm" svg:height="0.799cm" svg:x="7.493cm" svg:y="11.772cm" svg:viewBox="0 0 0 800" draw:points="0,800 0,34 0,0">
              <text:p/>
            </draw:polyline>
            <draw:polyline draw:style-name="gr5" draw:text-style-name="P1" draw:layer="layout" svg:width="0.799cm" svg:height="0cm" svg:x="6.44cm" svg:y="11.552cm" svg:viewBox="0 0 800 0" draw:points="800,0 34,0 0,0">
              <text:p/>
            </draw:polyline>
            <draw:polyline draw:style-name="gr5" draw:text-style-name="P1" draw:layer="layout" svg:width="0cm" svg:height="0.799cm" svg:x="6.221cm" svg:y="11.806cm" svg:viewBox="0 0 0 800" draw:points="0,0 0,766 0,800">
              <text:p/>
            </draw:polyline>
            <draw:polyline draw:style-name="gr5" draw:text-style-name="P1" draw:layer="layout" svg:width="0.106cm" svg:height="0.214cm" svg:x="7.386cm" svg:y="11.591cm" svg:viewBox="0 0 107 215" draw:points="107,215 34,34 0,0">
              <text:p/>
            </draw:polyline>
            <draw:polyline draw:style-name="gr5" draw:text-style-name="P1" draw:layer="layout" svg:width="0.218cm" svg:height="0.107cm" svg:x="7.201cm" svg:y="11.518cm" svg:viewBox="0 0 219 108" draw:points="219,108 39,34 0,0">
              <text:p/>
            </draw:polyline>
            <draw:polyline draw:style-name="gr5" draw:text-style-name="P1" draw:layer="layout" svg:width="0.106cm" svg:height="0.214cm" svg:x="7.386cm" svg:y="12.572cm" svg:viewBox="0 0 107 215" draw:points="107,0 34,181 0,215">
              <text:p/>
            </draw:polyline>
            <draw:polyline draw:style-name="gr5" draw:text-style-name="P1" draw:layer="layout" svg:width="0.218cm" svg:height="0.107cm" svg:x="7.201cm" svg:y="12.752cm" svg:viewBox="0 0 219 108" draw:points="219,0 39,73 0,108">
              <text:p/>
            </draw:polyline>
            <draw:polyline draw:style-name="gr5" draw:text-style-name="P1" draw:layer="layout" svg:width="0.106cm" svg:height="0.214cm" svg:x="6.221cm" svg:y="12.572cm" svg:viewBox="0 0 107 215" draw:points="0,0 73,181 107,215">
              <text:p/>
            </draw:polyline>
            <draw:polyline draw:style-name="gr5" draw:text-style-name="P1" draw:layer="layout" svg:width="0.218cm" svg:height="0.107cm" svg:x="6.294cm" svg:y="12.752cm" svg:viewBox="0 0 219 108" draw:points="0,0 181,73 219,108">
              <text:p/>
            </draw:polyline>
            <draw:polyline draw:style-name="gr5" draw:text-style-name="P1" draw:layer="layout" svg:width="0.218cm" svg:height="0.107cm" svg:x="6.255cm" svg:y="11.552cm" svg:viewBox="0 0 219 108" draw:points="219,0 39,73 0,108">
              <text:p/>
            </draw:polyline>
            <draw:polyline draw:style-name="gr5" draw:text-style-name="P1" draw:layer="layout" svg:width="0.106cm" svg:height="0.218cm" svg:x="6.186cm" svg:y="11.626cm" svg:viewBox="0 0 107 219" draw:points="107,0 34,181 0,219">
              <text:p/>
            </draw:polyline>
            <draw:polyline draw:style-name="gr5" draw:text-style-name="P1" draw:layer="layout" svg:width="0.799cm" svg:height="0cm" svg:x="8.005cm" svg:y="12.825cm" svg:viewBox="0 0 800 0" draw:points="0,0 761,0 800,0">
              <text:p/>
            </draw:polyline>
            <draw:polyline draw:style-name="gr5" draw:text-style-name="P1" draw:layer="layout" svg:width="0cm" svg:height="0.799cm" svg:x="9.02cm" svg:y="11.772cm" svg:viewBox="0 0 0 800" draw:points="0,800 0,34 0,0">
              <text:p/>
            </draw:polyline>
            <draw:polyline draw:style-name="gr5" draw:text-style-name="P1" draw:layer="layout" svg:width="0.799cm" svg:height="0cm" svg:x="7.966cm" svg:y="11.552cm" svg:viewBox="0 0 800 0" draw:points="800,0 39,0 0,0">
              <text:p/>
            </draw:polyline>
            <draw:polyline draw:style-name="gr5" draw:text-style-name="P1" draw:layer="layout" svg:width="0cm" svg:height="0.799cm" svg:x="7.747cm" svg:y="11.806cm" svg:viewBox="0 0 0 800" draw:points="0,0 0,766 0,800">
              <text:p/>
            </draw:polyline>
            <draw:polyline draw:style-name="gr5" draw:text-style-name="P1" draw:layer="layout" svg:width="0.106cm" svg:height="0.214cm" svg:x="8.912cm" svg:y="11.591cm" svg:viewBox="0 0 107 215" draw:points="107,215 34,34 0,0">
              <text:p/>
            </draw:polyline>
            <draw:polyline draw:style-name="gr5" draw:text-style-name="P1" draw:layer="layout" svg:width="0.214cm" svg:height="0.107cm" svg:x="8.732cm" svg:y="11.518cm" svg:viewBox="0 0 215 108" draw:points="215,108 34,34 0,0">
              <text:p/>
            </draw:polyline>
            <draw:polyline draw:style-name="gr5" draw:text-style-name="P1" draw:layer="layout" svg:width="0.106cm" svg:height="0.214cm" svg:x="8.912cm" svg:y="12.572cm" svg:viewBox="0 0 107 215" draw:points="107,0 34,181 0,215">
              <text:p/>
            </draw:polyline>
            <draw:polyline draw:style-name="gr5" draw:text-style-name="P1" draw:layer="layout" svg:width="0.214cm" svg:height="0.107cm" svg:x="8.732cm" svg:y="12.752cm" svg:viewBox="0 0 215 108" draw:points="215,0 34,73 0,108">
              <text:p/>
            </draw:polyline>
            <draw:polyline draw:style-name="gr5" draw:text-style-name="P1" draw:layer="layout" svg:width="0.111cm" svg:height="0.214cm" svg:x="7.747cm" svg:y="12.572cm" svg:viewBox="0 0 112 215" draw:points="0,0 73,181 112,215">
              <text:p/>
            </draw:polyline>
            <draw:polyline draw:style-name="gr5" draw:text-style-name="P1" draw:layer="layout" svg:width="0.218cm" svg:height="0.107cm" svg:x="7.82cm" svg:y="12.752cm" svg:viewBox="0 0 219 108" draw:points="0,0 185,73 219,108">
              <text:p/>
            </draw:polyline>
            <draw:polyline draw:style-name="gr5" draw:text-style-name="P1" draw:layer="layout" svg:width="0.218cm" svg:height="0.107cm" svg:x="7.786cm" svg:y="11.552cm" svg:viewBox="0 0 219 108" draw:points="219,0 34,73 0,108">
              <text:p/>
            </draw:polyline>
            <draw:polyline draw:style-name="gr5" draw:text-style-name="P1" draw:layer="layout" svg:width="0.106cm" svg:height="0.218cm" svg:x="7.713cm" svg:y="11.626cm" svg:viewBox="0 0 107 219" draw:points="107,0 34,181 0,219">
              <text:p/>
            </draw:polyline>
            <draw:polyline draw:style-name="gr5" draw:text-style-name="P1" draw:layer="layout" svg:width="0.799cm" svg:height="0cm" svg:x="9.531cm" svg:y="12.825cm" svg:viewBox="0 0 800 0" draw:points="0,0 761,0 800,0">
              <text:p/>
            </draw:polyline>
            <draw:polyline draw:style-name="gr5" draw:text-style-name="P1" draw:layer="layout" svg:width="0cm" svg:height="0.799cm" svg:x="10.55cm" svg:y="11.772cm" svg:viewBox="0 0 0 800" draw:points="0,800 0,34 0,0">
              <text:p/>
            </draw:polyline>
            <draw:polyline draw:style-name="gr5" draw:text-style-name="P1" draw:layer="layout" svg:width="0.799cm" svg:height="0cm" svg:x="9.493cm" svg:y="11.552cm" svg:viewBox="0 0 800 0" draw:points="800,0 39,0 0,0">
              <text:p/>
            </draw:polyline>
            <draw:polyline draw:style-name="gr5" draw:text-style-name="P1" draw:layer="layout" svg:width="0cm" svg:height="0.799cm" svg:x="9.278cm" svg:y="11.806cm" svg:viewBox="0 0 0 800" draw:points="0,0 0,766 0,800">
              <text:p/>
            </draw:polyline>
            <draw:polyline draw:style-name="gr5" draw:text-style-name="P1" draw:layer="layout" svg:width="0.111cm" svg:height="0.214cm" svg:x="10.438cm" svg:y="11.591cm" svg:viewBox="0 0 112 215" draw:points="112,215 39,34 0,0">
              <text:p/>
            </draw:polyline>
            <draw:polyline draw:style-name="gr5" draw:text-style-name="P1" draw:layer="layout" svg:width="0.218cm" svg:height="0.107cm" svg:x="10.258cm" svg:y="11.518cm" svg:viewBox="0 0 219 108" draw:points="219,108 34,34 0,0">
              <text:p/>
            </draw:polyline>
            <draw:polyline draw:style-name="gr5" draw:text-style-name="P1" draw:layer="layout" svg:width="0.111cm" svg:height="0.214cm" svg:x="10.438cm" svg:y="12.572cm" svg:viewBox="0 0 112 215" draw:points="112,0 39,181 0,215">
              <text:p/>
            </draw:polyline>
            <draw:polyline draw:style-name="gr5" draw:text-style-name="P1" draw:layer="layout" svg:width="0.218cm" svg:height="0.107cm" svg:x="10.258cm" svg:y="12.752cm" svg:viewBox="0 0 219 108" draw:points="219,0 34,73 0,108">
              <text:p/>
            </draw:polyline>
            <draw:polyline draw:style-name="gr5" draw:text-style-name="P1" draw:layer="layout" svg:width="0.106cm" svg:height="0.214cm" svg:x="9.278cm" svg:y="12.572cm" svg:viewBox="0 0 107 215" draw:points="0,0 73,181 107,215">
              <text:p/>
            </draw:polyline>
            <draw:polyline draw:style-name="gr5" draw:text-style-name="P1" draw:layer="layout" svg:width="0.214cm" svg:height="0.107cm" svg:x="9.351cm" svg:y="12.752cm" svg:viewBox="0 0 215 108" draw:points="0,0 181,73 215,108">
              <text:p/>
            </draw:polyline>
            <draw:polyline draw:style-name="gr5" draw:text-style-name="P1" draw:layer="layout" svg:width="0.218cm" svg:height="0.107cm" svg:x="9.312cm" svg:y="11.552cm" svg:viewBox="0 0 219 108" draw:points="219,0 39,73 0,108">
              <text:p/>
            </draw:polyline>
            <draw:polyline draw:style-name="gr5" draw:text-style-name="P1" draw:layer="layout" svg:width="0.111cm" svg:height="0.218cm" svg:x="9.239cm" svg:y="11.626cm" svg:viewBox="0 0 112 219" draw:points="112,0 39,181 0,219">
              <text:p/>
            </draw:polyline>
            <draw:polyline draw:style-name="gr5" draw:text-style-name="P1" draw:layer="layout" svg:width="0.799cm" svg:height="0cm" svg:x="11.057cm" svg:y="12.825cm" svg:viewBox="0 0 800 0" draw:points="0,0 765,0 800,0">
              <text:p/>
            </draw:polyline>
            <draw:polyline draw:style-name="gr5" draw:text-style-name="P1" draw:layer="layout" svg:width="0cm" svg:height="0.799cm" svg:x="12.076cm" svg:y="11.772cm" svg:viewBox="0 0 0 800" draw:points="0,800 0,34 0,0">
              <text:p/>
            </draw:polyline>
            <draw:polyline draw:style-name="gr5" draw:text-style-name="P1" draw:layer="layout" svg:width="0.799cm" svg:height="0cm" svg:x="11.023cm" svg:y="11.552cm" svg:viewBox="0 0 800 0" draw:points="800,0 34,0 0,0">
              <text:p/>
            </draw:polyline>
            <draw:polyline draw:style-name="gr5" draw:text-style-name="P1" draw:layer="layout" svg:width="0cm" svg:height="0.799cm" svg:x="10.804cm" svg:y="11.806cm" svg:viewBox="0 0 0 800" draw:points="0,0 0,766 0,800">
              <text:p/>
            </draw:polyline>
            <draw:polyline draw:style-name="gr5" draw:text-style-name="P1" draw:layer="layout" svg:width="0.106cm" svg:height="0.214cm" svg:x="11.969cm" svg:y="11.591cm" svg:viewBox="0 0 107 215" draw:points="107,215 34,34 0,0">
              <text:p/>
            </draw:polyline>
            <draw:polyline draw:style-name="gr5" draw:text-style-name="P1" draw:layer="layout" svg:width="0.218cm" svg:height="0.107cm" svg:x="11.784cm" svg:y="11.518cm" svg:viewBox="0 0 219 108" draw:points="219,108 39,34 0,0">
              <text:p/>
            </draw:polyline>
            <draw:polyline draw:style-name="gr5" draw:text-style-name="P1" draw:layer="layout" svg:width="0.106cm" svg:height="0.214cm" svg:x="11.969cm" svg:y="12.572cm" svg:viewBox="0 0 107 215" draw:points="107,0 34,181 0,215">
              <text:p/>
            </draw:polyline>
            <draw:polyline draw:style-name="gr5" draw:text-style-name="P1" draw:layer="layout" svg:width="0.218cm" svg:height="0.107cm" svg:x="11.784cm" svg:y="12.752cm" svg:viewBox="0 0 219 108" draw:points="219,0 39,73 0,108">
              <text:p/>
            </draw:polyline>
            <draw:polyline draw:style-name="gr5" draw:text-style-name="P1" draw:layer="layout" svg:width="0.106cm" svg:height="0.214cm" svg:x="10.804cm" svg:y="12.572cm" svg:viewBox="0 0 107 215" draw:points="0,0 73,181 107,215">
              <text:p/>
            </draw:polyline>
            <draw:polyline draw:style-name="gr5" draw:text-style-name="P1" draw:layer="layout" svg:width="0.218cm" svg:height="0.107cm" svg:x="10.877cm" svg:y="12.752cm" svg:viewBox="0 0 219 108" draw:points="0,0 181,73 219,108">
              <text:p/>
            </draw:polyline>
            <draw:polyline draw:style-name="gr5" draw:text-style-name="P1" draw:layer="layout" svg:width="0.218cm" svg:height="0.107cm" svg:x="10.838cm" svg:y="11.552cm" svg:viewBox="0 0 219 108" draw:points="219,0 39,73 0,108">
              <text:p/>
            </draw:polyline>
            <draw:polyline draw:style-name="gr5" draw:text-style-name="P1" draw:layer="layout" svg:width="0.111cm" svg:height="0.218cm" svg:x="10.765cm" svg:y="11.626cm" svg:viewBox="0 0 112 219" draw:points="112,0 39,181 0,219">
              <text:p/>
            </draw:polyline>
            <draw:polyline draw:style-name="gr5" draw:text-style-name="P1" draw:layer="layout" svg:width="0.803cm" svg:height="0cm" svg:x="12.584cm" svg:y="12.825cm" svg:viewBox="0 0 804 0" draw:points="0,0 765,0 804,0">
              <text:p/>
            </draw:polyline>
            <draw:polyline draw:style-name="gr5" draw:text-style-name="P1" draw:layer="layout" svg:width="0cm" svg:height="0.799cm" svg:x="13.603cm" svg:y="11.772cm" svg:viewBox="0 0 0 800" draw:points="0,800 0,34 0,0">
              <text:p/>
            </draw:polyline>
            <draw:polyline draw:style-name="gr5" draw:text-style-name="P1" draw:layer="layout" svg:width="0.799cm" svg:height="0cm" svg:x="12.549cm" svg:y="11.552cm" svg:viewBox="0 0 800 0" draw:points="800,0 34,0 0,0">
              <text:p/>
            </draw:polyline>
            <draw:polyline draw:style-name="gr5" draw:text-style-name="P1" draw:layer="layout" svg:width="0cm" svg:height="0.799cm" svg:x="12.33cm" svg:y="11.806cm" svg:viewBox="0 0 0 800" draw:points="0,0 0,766 0,800">
              <text:p/>
            </draw:polyline>
            <draw:polyline draw:style-name="gr5" draw:text-style-name="P1" draw:layer="layout" svg:width="0.106cm" svg:height="0.214cm" svg:x="13.495cm" svg:y="11.591cm" svg:viewBox="0 0 107 215" draw:points="107,215 34,34 0,0">
              <text:p/>
            </draw:polyline>
            <draw:polyline draw:style-name="gr5" draw:text-style-name="P1" draw:layer="layout" svg:width="0.214cm" svg:height="0.107cm" svg:x="13.315cm" svg:y="11.518cm" svg:viewBox="0 0 215 108" draw:points="215,108 34,34 0,0">
              <text:p/>
            </draw:polyline>
            <draw:polyline draw:style-name="gr5" draw:text-style-name="P1" draw:layer="layout" svg:width="0.106cm" svg:height="0.214cm" svg:x="13.495cm" svg:y="12.572cm" svg:viewBox="0 0 107 215" draw:points="107,0 34,181 0,215">
              <text:p/>
            </draw:polyline>
            <draw:polyline draw:style-name="gr5" draw:text-style-name="P1" draw:layer="layout" svg:width="0.214cm" svg:height="0.107cm" svg:x="13.315cm" svg:y="12.752cm" svg:viewBox="0 0 215 108" draw:points="215,0 34,73 0,108">
              <text:p/>
            </draw:polyline>
            <draw:polyline draw:style-name="gr5" draw:text-style-name="P1" draw:layer="layout" svg:width="0.111cm" svg:height="0.214cm" svg:x="12.33cm" svg:y="12.572cm" svg:viewBox="0 0 112 215" draw:points="0,0 73,181 112,215">
              <text:p/>
            </draw:polyline>
            <draw:polyline draw:style-name="gr5" draw:text-style-name="P1" draw:layer="layout" svg:width="0.218cm" svg:height="0.107cm" svg:x="12.403cm" svg:y="12.752cm" svg:viewBox="0 0 219 108" draw:points="0,0 181,73 219,108">
              <text:p/>
            </draw:polyline>
            <draw:polyline draw:style-name="gr5" draw:text-style-name="P1" draw:layer="layout" svg:width="0.214cm" svg:height="0.107cm" svg:x="12.369cm" svg:y="11.552cm" svg:viewBox="0 0 215 108" draw:points="215,0 34,73 0,108">
              <text:p/>
            </draw:polyline>
            <draw:polyline draw:style-name="gr5" draw:text-style-name="P1" draw:layer="layout" svg:width="0.106cm" svg:height="0.218cm" svg:x="12.296cm" svg:y="11.626cm" svg:viewBox="0 0 107 219" draw:points="107,0 34,181 0,219">
              <text:p/>
            </draw:polyline>
            <draw:polyline draw:style-name="gr5" draw:text-style-name="P1" draw:layer="layout" svg:width="0.76cm" svg:height="0cm" svg:x="14.114cm" svg:y="12.825cm" svg:viewBox="0 0 761 0" draw:points="0,0 727,0 761,0">
              <text:p/>
            </draw:polyline>
            <draw:polyline draw:style-name="gr5" draw:text-style-name="P1" draw:layer="layout" svg:width="0cm" svg:height="0.799cm" svg:x="15.095cm" svg:y="11.772cm" svg:viewBox="0 0 0 800" draw:points="0,800 0,34 0,0">
              <text:p/>
            </draw:polyline>
            <draw:polyline draw:style-name="gr5" draw:text-style-name="P1" draw:layer="layout" svg:width="0.764cm" svg:height="0cm" svg:x="14.076cm" svg:y="11.552cm" svg:viewBox="0 0 765 0" draw:points="765,0 39,0 0,0">
              <text:p/>
            </draw:polyline>
            <draw:polyline draw:style-name="gr5" draw:text-style-name="P1" draw:layer="layout" svg:width="0cm" svg:height="0.799cm" svg:x="13.861cm" svg:y="11.806cm" svg:viewBox="0 0 0 800" draw:points="0,0 0,766 0,800">
              <text:p/>
            </draw:polyline>
            <draw:polyline draw:style-name="gr5" draw:text-style-name="P1" draw:layer="layout" svg:width="0.106cm" svg:height="0.214cm" svg:x="14.987cm" svg:y="11.591cm" svg:viewBox="0 0 107 215" draw:points="107,215 34,34 0,0">
              <text:p/>
            </draw:polyline>
            <draw:polyline draw:style-name="gr5" draw:text-style-name="P1" draw:layer="layout" svg:width="0.218cm" svg:height="0.107cm" svg:x="14.802cm" svg:y="11.518cm" svg:viewBox="0 0 219 108" draw:points="219,108 39,34 0,0">
              <text:p/>
            </draw:polyline>
            <draw:polyline draw:style-name="gr5" draw:text-style-name="P1" draw:layer="layout" svg:width="0.106cm" svg:height="0.214cm" svg:x="14.987cm" svg:y="12.572cm" svg:viewBox="0 0 107 215" draw:points="107,0 34,181 0,215">
              <text:p/>
            </draw:polyline>
            <draw:polyline draw:style-name="gr5" draw:text-style-name="P1" draw:layer="layout" svg:width="0.218cm" svg:height="0.107cm" svg:x="14.802cm" svg:y="12.752cm" svg:viewBox="0 0 219 108" draw:points="219,0 39,73 0,108">
              <text:p/>
            </draw:polyline>
            <draw:polyline draw:style-name="gr5" draw:text-style-name="P1" draw:layer="layout" svg:width="0.106cm" svg:height="0.214cm" svg:x="13.861cm" svg:y="12.572cm" svg:viewBox="0 0 107 215" draw:points="0,0 69,181 107,215">
              <text:p/>
            </draw:polyline>
            <draw:polyline draw:style-name="gr5" draw:text-style-name="P1" draw:layer="layout" svg:width="0.218cm" svg:height="0.107cm" svg:x="13.929cm" svg:y="12.752cm" svg:viewBox="0 0 219 108" draw:points="0,0 185,73 219,108">
              <text:p/>
            </draw:polyline>
            <draw:polyline draw:style-name="gr5" draw:text-style-name="P1" draw:layer="layout" svg:width="0.218cm" svg:height="0.107cm" svg:x="13.895cm" svg:y="11.552cm" svg:viewBox="0 0 219 108" draw:points="219,0 34,73 0,108">
              <text:p/>
            </draw:polyline>
            <draw:polyline draw:style-name="gr5" draw:text-style-name="P1" draw:layer="layout" svg:width="0.106cm" svg:height="0.218cm" svg:x="13.822cm" svg:y="11.626cm" svg:viewBox="0 0 107 219" draw:points="107,0 39,181 0,219">
              <text:p/>
            </draw:polyline>
            <draw:polyline draw:style-name="gr5" draw:text-style-name="P1" draw:layer="layout" svg:width="0.799cm" svg:height="0cm" svg:x="15.606cm" svg:y="12.825cm" svg:viewBox="0 0 800 0" draw:points="0,0 761,0 800,0">
              <text:p/>
            </draw:polyline>
            <draw:polyline draw:style-name="gr5" draw:text-style-name="P1" draw:layer="layout" svg:width="0cm" svg:height="0.799cm" svg:x="16.621cm" svg:y="11.772cm" svg:viewBox="0 0 0 800" draw:points="0,800 0,34 0,0">
              <text:p/>
            </draw:polyline>
            <draw:polyline draw:style-name="gr5" draw:text-style-name="P1" draw:layer="layout" svg:width="0.799cm" svg:height="0cm" svg:x="15.567cm" svg:y="11.552cm" svg:viewBox="0 0 800 0" draw:points="800,0 39,0 0,0">
              <text:p/>
            </draw:polyline>
            <draw:polyline draw:style-name="gr5" draw:text-style-name="P1" draw:layer="layout" svg:width="0cm" svg:height="0.799cm" svg:x="15.348cm" svg:y="11.806cm" svg:viewBox="0 0 0 800" draw:points="0,0 0,766 0,800">
              <text:p/>
            </draw:polyline>
            <draw:polyline draw:style-name="gr5" draw:text-style-name="P1" draw:layer="layout" svg:width="0.106cm" svg:height="0.214cm" svg:x="16.513cm" svg:y="11.591cm" svg:viewBox="0 0 107 215" draw:points="107,215 39,34 0,0">
              <text:p/>
            </draw:polyline>
            <draw:polyline draw:style-name="gr5" draw:text-style-name="P1" draw:layer="layout" svg:width="0.218cm" svg:height="0.107cm" svg:x="16.333cm" svg:y="11.518cm" svg:viewBox="0 0 219 108" draw:points="219,108 34,34 0,0">
              <text:p/>
            </draw:polyline>
            <draw:polyline draw:style-name="gr5" draw:text-style-name="P1" draw:layer="layout" svg:width="0.106cm" svg:height="0.214cm" svg:x="16.513cm" svg:y="12.572cm" svg:viewBox="0 0 107 215" draw:points="107,0 39,181 0,215">
              <text:p/>
            </draw:polyline>
            <draw:polyline draw:style-name="gr5" draw:text-style-name="P1" draw:layer="layout" svg:width="0.218cm" svg:height="0.107cm" svg:x="16.333cm" svg:y="12.752cm" svg:viewBox="0 0 219 108" draw:points="219,0 34,73 0,108">
              <text:p/>
            </draw:polyline>
            <draw:polyline draw:style-name="gr5" draw:text-style-name="P1" draw:layer="layout" svg:width="0.111cm" svg:height="0.214cm" svg:x="15.348cm" svg:y="12.572cm" svg:viewBox="0 0 112 215" draw:points="0,0 73,181 112,215">
              <text:p/>
            </draw:polyline>
            <draw:polyline draw:style-name="gr5" draw:text-style-name="P1" draw:layer="layout" svg:width="0.218cm" svg:height="0.107cm" svg:x="15.421cm" svg:y="12.752cm" svg:viewBox="0 0 219 108" draw:points="0,0 185,73 219,108">
              <text:p/>
            </draw:polyline>
            <draw:polyline draw:style-name="gr5" draw:text-style-name="P1" draw:layer="layout" svg:width="0.218cm" svg:height="0.107cm" svg:x="15.387cm" svg:y="11.552cm" svg:viewBox="0 0 219 108" draw:points="219,0 34,73 0,108">
              <text:p/>
            </draw:polyline>
            <draw:polyline draw:style-name="gr5" draw:text-style-name="P1" draw:layer="layout" svg:width="0.106cm" svg:height="0.218cm" svg:x="15.314cm" svg:y="11.626cm" svg:viewBox="0 0 107 219" draw:points="107,0 34,181 0,219">
              <text:p/>
            </draw:polyline>
            <draw:polyline draw:style-name="gr5" draw:text-style-name="P1" draw:layer="layout" svg:width="0.799cm" svg:height="0cm" svg:x="17.132cm" svg:y="12.825cm" svg:viewBox="0 0 800 0" draw:points="0,0 765,0 800,0">
              <text:p/>
            </draw:polyline>
            <draw:polyline draw:style-name="gr5" draw:text-style-name="P1" draw:layer="layout" svg:width="0cm" svg:height="0.799cm" svg:x="18.151cm" svg:y="11.772cm" svg:viewBox="0 0 0 800" draw:points="0,800 0,34 0,0">
              <text:p/>
            </draw:polyline>
            <draw:polyline draw:style-name="gr5" draw:text-style-name="P1" draw:layer="layout" svg:width="0.803cm" svg:height="0cm" svg:x="17.094cm" svg:y="11.552cm" svg:viewBox="0 0 804 0" draw:points="804,0 39,0 0,0">
              <text:p/>
            </draw:polyline>
            <draw:polyline draw:style-name="gr5" draw:text-style-name="P1" draw:layer="layout" svg:width="0cm" svg:height="0.799cm" svg:x="16.879cm" svg:y="11.806cm" svg:viewBox="0 0 0 800" draw:points="0,0 0,766 0,800">
              <text:p/>
            </draw:polyline>
            <draw:polyline draw:style-name="gr5" draw:text-style-name="P1" draw:layer="layout" svg:width="0.111cm" svg:height="0.214cm" svg:x="18.04cm" svg:y="11.591cm" svg:viewBox="0 0 112 215" draw:points="112,215 39,34 0,0">
              <text:p/>
            </draw:polyline>
            <draw:polyline draw:style-name="gr5" draw:text-style-name="P1" draw:layer="layout" svg:width="0.218cm" svg:height="0.107cm" svg:x="17.859cm" svg:y="11.518cm" svg:viewBox="0 0 219 108" draw:points="219,108 39,34 0,0">
              <text:p/>
            </draw:polyline>
            <draw:polyline draw:style-name="gr5" draw:text-style-name="P1" draw:layer="layout" svg:width="0.111cm" svg:height="0.214cm" svg:x="18.04cm" svg:y="12.572cm" svg:viewBox="0 0 112 215" draw:points="112,0 39,181 0,215">
              <text:p/>
            </draw:polyline>
            <draw:polyline draw:style-name="gr5" draw:text-style-name="P1" draw:layer="layout" svg:width="0.218cm" svg:height="0.107cm" svg:x="17.859cm" svg:y="12.752cm" svg:viewBox="0 0 219 108" draw:points="219,0 39,73 0,108">
              <text:p/>
            </draw:polyline>
            <draw:polyline draw:style-name="gr5" draw:text-style-name="P1" draw:layer="layout" svg:width="0.106cm" svg:height="0.214cm" svg:x="16.879cm" svg:y="12.572cm" svg:viewBox="0 0 107 215" draw:points="0,0 73,181 107,215">
              <text:p/>
            </draw:polyline>
            <draw:polyline draw:style-name="gr5" draw:text-style-name="P1" draw:layer="layout" svg:width="0.214cm" svg:height="0.107cm" svg:x="16.952cm" svg:y="12.752cm" svg:viewBox="0 0 215 108" draw:points="0,0 181,73 215,108">
              <text:p/>
            </draw:polyline>
            <draw:polyline draw:style-name="gr5" draw:text-style-name="P1" draw:layer="layout" svg:width="0.218cm" svg:height="0.107cm" svg:x="16.913cm" svg:y="11.552cm" svg:viewBox="0 0 219 108" draw:points="219,0 39,73 0,108">
              <text:p/>
            </draw:polyline>
            <draw:polyline draw:style-name="gr5" draw:text-style-name="P1" draw:layer="layout" svg:width="0.111cm" svg:height="0.218cm" svg:x="16.84cm" svg:y="11.626cm" svg:viewBox="0 0 112 219" draw:points="112,0 39,181 0,219">
              <text:p/>
            </draw:polyline>
            <draw:polyline draw:style-name="gr5" draw:text-style-name="P1" draw:layer="layout" svg:width="0.799cm" svg:height="0cm" svg:x="18.659cm" svg:y="12.825cm" svg:viewBox="0 0 800 0" draw:points="0,0 765,0 800,0">
              <text:p/>
            </draw:polyline>
            <draw:polyline draw:style-name="gr5" draw:text-style-name="P1" draw:layer="layout" svg:width="0cm" svg:height="0.799cm" svg:x="19.678cm" svg:y="11.772cm" svg:viewBox="0 0 0 800" draw:points="0,800 0,34 0,0">
              <text:p/>
            </draw:polyline>
            <draw:polyline draw:style-name="gr5" draw:text-style-name="P1" draw:layer="layout" svg:width="0.799cm" svg:height="0cm" svg:x="18.624cm" svg:y="11.552cm" svg:viewBox="0 0 800 0" draw:points="800,0 34,0 0,0">
              <text:p/>
            </draw:polyline>
            <draw:polyline draw:style-name="gr5" draw:text-style-name="P1" draw:layer="layout" svg:width="0cm" svg:height="0.799cm" svg:x="18.405cm" svg:y="11.806cm" svg:viewBox="0 0 0 800" draw:points="0,0 0,766 0,800">
              <text:p/>
            </draw:polyline>
            <draw:polyline draw:style-name="gr5" draw:text-style-name="P1" draw:layer="layout" svg:width="0.106cm" svg:height="0.214cm" svg:x="19.57cm" svg:y="11.591cm" svg:viewBox="0 0 107 215" draw:points="107,215 34,34 0,0">
              <text:p/>
            </draw:polyline>
            <draw:polyline draw:style-name="gr5" draw:text-style-name="P1" draw:layer="layout" svg:width="0.218cm" svg:height="0.107cm" svg:x="19.385cm" svg:y="11.518cm" svg:viewBox="0 0 219 108" draw:points="219,108 39,34 0,0">
              <text:p/>
            </draw:polyline>
            <draw:polyline draw:style-name="gr5" draw:text-style-name="P1" draw:layer="layout" svg:width="0.106cm" svg:height="0.214cm" svg:x="19.57cm" svg:y="12.572cm" svg:viewBox="0 0 107 215" draw:points="107,0 34,181 0,215">
              <text:p/>
            </draw:polyline>
            <draw:polyline draw:style-name="gr5" draw:text-style-name="P1" draw:layer="layout" svg:width="0.218cm" svg:height="0.107cm" svg:x="19.385cm" svg:y="12.752cm" svg:viewBox="0 0 219 108" draw:points="219,0 39,73 0,108">
              <text:p/>
            </draw:polyline>
            <draw:polyline draw:style-name="gr5" draw:text-style-name="P1" draw:layer="layout" svg:width="0.106cm" svg:height="0.214cm" svg:x="18.405cm" svg:y="12.572cm" svg:viewBox="0 0 107 215" draw:points="0,0 73,181 107,215">
              <text:p/>
            </draw:polyline>
            <draw:polyline draw:style-name="gr5" draw:text-style-name="P1" draw:layer="layout" svg:width="0.218cm" svg:height="0.107cm" svg:x="18.478cm" svg:y="12.752cm" svg:viewBox="0 0 219 108" draw:points="0,0 181,73 219,108">
              <text:p/>
            </draw:polyline>
            <draw:polyline draw:style-name="gr5" draw:text-style-name="P1" draw:layer="layout" svg:width="0.218cm" svg:height="0.107cm" svg:x="18.439cm" svg:y="11.552cm" svg:viewBox="0 0 219 108" draw:points="219,0 39,73 0,108">
              <text:p/>
            </draw:polyline>
            <draw:polyline draw:style-name="gr5" draw:text-style-name="P1" draw:layer="layout" svg:width="0.106cm" svg:height="0.218cm" svg:x="18.371cm" svg:y="11.626cm" svg:viewBox="0 0 107 219" draw:points="107,0 34,181 0,219">
              <text:p/>
            </draw:polyline>
            <draw:polyline draw:style-name="gr5" draw:text-style-name="P1" draw:layer="layout" svg:width="0.803cm" svg:height="0cm" svg:x="20.185cm" svg:y="12.825cm" svg:viewBox="0 0 804 0" draw:points="0,0 765,0 804,0">
              <text:p/>
            </draw:polyline>
            <draw:polyline draw:style-name="gr5" draw:text-style-name="P1" draw:layer="layout" svg:width="0cm" svg:height="0.799cm" svg:x="21.204cm" svg:y="11.772cm" svg:viewBox="0 0 0 800" draw:points="0,800 0,34 0,0">
              <text:p/>
            </draw:polyline>
            <draw:polyline draw:style-name="gr5" draw:text-style-name="P1" draw:layer="layout" svg:width="0.799cm" svg:height="0cm" svg:x="20.151cm" svg:y="11.552cm" svg:viewBox="0 0 800 0" draw:points="800,0 34,0 0,0">
              <text:p/>
            </draw:polyline>
            <draw:polyline draw:style-name="gr5" draw:text-style-name="P1" draw:layer="layout" svg:width="0cm" svg:height="0.799cm" svg:x="19.931cm" svg:y="11.806cm" svg:viewBox="0 0 0 800" draw:points="0,0 0,766 0,800">
              <text:p/>
            </draw:polyline>
            <draw:polyline draw:style-name="gr5" draw:text-style-name="P1" draw:layer="layout" svg:width="0.106cm" svg:height="0.214cm" svg:x="21.096cm" svg:y="11.591cm" svg:viewBox="0 0 107 215" draw:points="107,215 34,34 0,0">
              <text:p/>
            </draw:polyline>
            <draw:polyline draw:style-name="gr5" draw:text-style-name="P1" draw:layer="layout" svg:width="0.214cm" svg:height="0.107cm" svg:x="20.916cm" svg:y="11.518cm" svg:viewBox="0 0 215 108" draw:points="215,108 34,34 0,0">
              <text:p/>
            </draw:polyline>
            <draw:polyline draw:style-name="gr5" draw:text-style-name="P1" draw:layer="layout" svg:width="0.106cm" svg:height="0.214cm" svg:x="21.096cm" svg:y="12.572cm" svg:viewBox="0 0 107 215" draw:points="107,0 34,181 0,215">
              <text:p/>
            </draw:polyline>
            <draw:polyline draw:style-name="gr5" draw:text-style-name="P1" draw:layer="layout" svg:width="0.214cm" svg:height="0.107cm" svg:x="20.916cm" svg:y="12.752cm" svg:viewBox="0 0 215 108" draw:points="215,0 34,73 0,108">
              <text:p/>
            </draw:polyline>
            <draw:polyline draw:style-name="gr5" draw:text-style-name="P1" draw:layer="layout" svg:width="0.111cm" svg:height="0.214cm" svg:x="19.931cm" svg:y="12.572cm" svg:viewBox="0 0 112 215" draw:points="0,0 73,181 112,215">
              <text:p/>
            </draw:polyline>
            <draw:polyline draw:style-name="gr5" draw:text-style-name="P1" draw:layer="layout" svg:width="0.218cm" svg:height="0.107cm" svg:x="20.004cm" svg:y="12.752cm" svg:viewBox="0 0 219 108" draw:points="0,0 181,73 219,108">
              <text:p/>
            </draw:polyline>
            <draw:polyline draw:style-name="gr5" draw:text-style-name="P1" draw:layer="layout" svg:width="0.214cm" svg:height="0.107cm" svg:x="19.97cm" svg:y="11.552cm" svg:viewBox="0 0 215 108" draw:points="215,0 34,73 0,108">
              <text:p/>
            </draw:polyline>
            <draw:polyline draw:style-name="gr5" draw:text-style-name="P1" draw:layer="layout" svg:width="0.106cm" svg:height="0.218cm" svg:x="19.897cm" svg:y="11.626cm" svg:viewBox="0 0 107 219" draw:points="107,0 34,181 0,219">
              <text:p/>
            </draw:polyline>
            <draw:polyline draw:style-name="gr5" draw:text-style-name="P1" draw:layer="layout" svg:width="0.799cm" svg:height="0cm" svg:x="21.716cm" svg:y="12.825cm" svg:viewBox="0 0 800 0" draw:points="0,0 761,0 800,0">
              <text:p/>
            </draw:polyline>
            <draw:polyline draw:style-name="gr5" draw:text-style-name="P1" draw:layer="layout" svg:width="0cm" svg:height="0.799cm" svg:x="22.734cm" svg:y="11.772cm" svg:viewBox="0 0 0 800" draw:points="0,800 0,34 0,0">
              <text:p/>
            </draw:polyline>
            <draw:polyline draw:style-name="gr5" draw:text-style-name="P1" draw:layer="layout" svg:width="0.799cm" svg:height="0cm" svg:x="21.677cm" svg:y="11.552cm" svg:viewBox="0 0 800 0" draw:points="800,0 39,0 0,0">
              <text:p/>
            </draw:polyline>
            <draw:polyline draw:style-name="gr5" draw:text-style-name="P1" draw:layer="layout" svg:width="0cm" svg:height="0.799cm" svg:x="21.462cm" svg:y="11.806cm" svg:viewBox="0 0 0 800" draw:points="0,0 0,766 0,800">
              <text:p/>
            </draw:polyline>
            <draw:polyline draw:style-name="gr5" draw:text-style-name="P1" draw:layer="layout" svg:width="0.111cm" svg:height="0.214cm" svg:x="22.623cm" svg:y="11.591cm" svg:viewBox="0 0 112 215" draw:points="112,215 39,34 0,0">
              <text:p/>
            </draw:polyline>
            <draw:polyline draw:style-name="gr5" draw:text-style-name="P1" draw:layer="layout" svg:width="0.218cm" svg:height="0.107cm" svg:x="22.442cm" svg:y="11.518cm" svg:viewBox="0 0 219 108" draw:points="219,108 34,34 0,0">
              <text:p/>
            </draw:polyline>
            <draw:polyline draw:style-name="gr5" draw:text-style-name="P1" draw:layer="layout" svg:width="0.111cm" svg:height="0.214cm" svg:x="22.623cm" svg:y="12.572cm" svg:viewBox="0 0 112 215" draw:points="112,0 39,181 0,215">
              <text:p/>
            </draw:polyline>
            <draw:polyline draw:style-name="gr5" draw:text-style-name="P1" draw:layer="layout" svg:width="0.218cm" svg:height="0.107cm" svg:x="22.442cm" svg:y="12.752cm" svg:viewBox="0 0 219 108" draw:points="219,0 34,73 0,108">
              <text:p/>
            </draw:polyline>
            <draw:polyline draw:style-name="gr5" draw:text-style-name="P1" draw:layer="layout" svg:width="0.106cm" svg:height="0.214cm" svg:x="21.462cm" svg:y="12.572cm" svg:viewBox="0 0 107 215" draw:points="0,0 69,181 107,215">
              <text:p/>
            </draw:polyline>
            <draw:polyline draw:style-name="gr5" draw:text-style-name="P1" draw:layer="layout" svg:width="0.218cm" svg:height="0.107cm" svg:x="21.531cm" svg:y="12.752cm" svg:viewBox="0 0 219 108" draw:points="0,0 185,73 219,108">
              <text:p/>
            </draw:polyline>
            <draw:polyline draw:style-name="gr5" draw:text-style-name="P1" draw:layer="layout" svg:width="0.218cm" svg:height="0.107cm" svg:x="21.496cm" svg:y="11.552cm" svg:viewBox="0 0 219 108" draw:points="219,0 34,73 0,108">
              <text:p/>
            </draw:polyline>
            <draw:polyline draw:style-name="gr5" draw:text-style-name="P1" draw:layer="layout" svg:width="0.106cm" svg:height="0.218cm" svg:x="21.423cm" svg:y="11.626cm" svg:viewBox="0 0 107 219" draw:points="107,0 39,181 0,219">
              <text:p/>
            </draw:polyline>
            <draw:polyline draw:style-name="gr5" draw:text-style-name="P1" draw:layer="layout" svg:width="0.799cm" svg:height="0cm" svg:x="23.242cm" svg:y="12.825cm" svg:viewBox="0 0 800 0" draw:points="0,0 765,0 800,0">
              <text:p/>
            </draw:polyline>
            <draw:polyline draw:style-name="gr5" draw:text-style-name="P1" draw:layer="layout" svg:width="0cm" svg:height="0.799cm" svg:x="24.261cm" svg:y="11.772cm" svg:viewBox="0 0 0 800" draw:points="0,800 0,34 0,0">
              <text:p/>
            </draw:polyline>
            <draw:polyline draw:style-name="gr5" draw:text-style-name="P1" draw:layer="layout" svg:width="0.799cm" svg:height="0cm" svg:x="23.207cm" svg:y="11.552cm" svg:viewBox="0 0 800 0" draw:points="800,0 34,0 0,0">
              <text:p/>
            </draw:polyline>
            <draw:polyline draw:style-name="gr5" draw:text-style-name="P1" draw:layer="layout" svg:width="0cm" svg:height="0.799cm" svg:x="22.988cm" svg:y="11.806cm" svg:viewBox="0 0 0 800" draw:points="0,0 0,766 0,800">
              <text:p/>
            </draw:polyline>
            <draw:polyline draw:style-name="gr5" draw:text-style-name="P1" draw:layer="layout" svg:width="0.106cm" svg:height="0.214cm" svg:x="24.153cm" svg:y="11.591cm" svg:viewBox="0 0 107 215" draw:points="107,215 34,34 0,0">
              <text:p/>
            </draw:polyline>
            <draw:polyline draw:style-name="gr5" draw:text-style-name="P1" draw:layer="layout" svg:width="0.218cm" svg:height="0.107cm" svg:x="23.968cm" svg:y="11.518cm" svg:viewBox="0 0 219 108" draw:points="219,108 39,34 0,0">
              <text:p/>
            </draw:polyline>
            <draw:polyline draw:style-name="gr5" draw:text-style-name="P1" draw:layer="layout" svg:width="0.106cm" svg:height="0.214cm" svg:x="24.153cm" svg:y="12.572cm" svg:viewBox="0 0 107 215" draw:points="107,0 34,181 0,215">
              <text:p/>
            </draw:polyline>
            <draw:polyline draw:style-name="gr5" draw:text-style-name="P1" draw:layer="layout" svg:width="0.218cm" svg:height="0.107cm" svg:x="23.968cm" svg:y="12.752cm" svg:viewBox="0 0 219 108" draw:points="219,0 39,73 0,108">
              <text:p/>
            </draw:polyline>
            <draw:polyline draw:style-name="gr5" draw:text-style-name="P1" draw:layer="layout" svg:width="0.106cm" svg:height="0.214cm" svg:x="22.988cm" svg:y="12.572cm" svg:viewBox="0 0 107 215" draw:points="0,0 73,181 107,215">
              <text:p/>
            </draw:polyline>
            <draw:polyline draw:style-name="gr5" draw:text-style-name="P1" draw:layer="layout" svg:width="0.218cm" svg:height="0.107cm" svg:x="23.061cm" svg:y="12.752cm" svg:viewBox="0 0 219 108" draw:points="0,0 181,73 219,108">
              <text:p/>
            </draw:polyline>
            <draw:polyline draw:style-name="gr5" draw:text-style-name="P1" draw:layer="layout" svg:width="0.218cm" svg:height="0.107cm" svg:x="23.023cm" svg:y="11.552cm" svg:viewBox="0 0 219 108" draw:points="219,0 39,73 0,108">
              <text:p/>
            </draw:polyline>
            <draw:polyline draw:style-name="gr5" draw:text-style-name="P1" draw:layer="layout" svg:width="0.111cm" svg:height="0.218cm" svg:x="22.949cm" svg:y="11.626cm" svg:viewBox="0 0 112 219" draw:points="112,0 39,181 0,219">
              <text:p/>
            </draw:polyline>
            <draw:polyline draw:style-name="gr5" draw:text-style-name="P1" draw:layer="layout" svg:width="0.764cm" svg:height="0cm" svg:x="24.768cm" svg:y="12.825cm" svg:viewBox="0 0 765 0" draw:points="0,0 731,0 765,0">
              <text:p/>
            </draw:polyline>
            <draw:polyline draw:style-name="gr5" draw:text-style-name="P1" draw:layer="layout" svg:width="0cm" svg:height="0.799cm" svg:x="25.753cm" svg:y="11.772cm" svg:viewBox="0 0 0 800" draw:points="0,800 0,34 0,0">
              <text:p/>
            </draw:polyline>
            <draw:polyline draw:style-name="gr5" draw:text-style-name="P1" draw:layer="layout" svg:width="0.764cm" svg:height="0cm" svg:x="24.734cm" svg:y="11.552cm" svg:viewBox="0 0 765 0" draw:points="765,0 34,0 0,0">
              <text:p/>
            </draw:polyline>
            <draw:polyline draw:style-name="gr5" draw:text-style-name="P1" draw:layer="layout" svg:width="0cm" svg:height="0.799cm" svg:x="24.514cm" svg:y="11.806cm" svg:viewBox="0 0 0 800" draw:points="0,0 0,766 0,800">
              <text:p/>
            </draw:polyline>
            <draw:polyline draw:style-name="gr5" draw:text-style-name="P1" draw:layer="layout" svg:width="0.111cm" svg:height="0.214cm" svg:x="25.641cm" svg:y="11.591cm" svg:viewBox="0 0 112 215" draw:points="112,215 39,34 0,0">
              <text:p/>
            </draw:polyline>
            <draw:polyline draw:style-name="gr5" draw:text-style-name="P1" draw:layer="layout" svg:width="0.218cm" svg:height="0.107cm" svg:x="25.46cm" svg:y="11.518cm" svg:viewBox="0 0 219 108" draw:points="219,108 39,34 0,0">
              <text:p/>
            </draw:polyline>
            <draw:polyline draw:style-name="gr5" draw:text-style-name="P1" draw:layer="layout" svg:width="0.111cm" svg:height="0.214cm" svg:x="25.641cm" svg:y="12.572cm" svg:viewBox="0 0 112 215" draw:points="112,0 39,181 0,215">
              <text:p/>
            </draw:polyline>
            <draw:polyline draw:style-name="gr5" draw:text-style-name="P1" draw:layer="layout" svg:width="0.218cm" svg:height="0.107cm" svg:x="25.46cm" svg:y="12.752cm" svg:viewBox="0 0 219 108" draw:points="219,0 39,73 0,108">
              <text:p/>
            </draw:polyline>
            <draw:polyline draw:style-name="gr5" draw:text-style-name="P1" draw:layer="layout" svg:width="0.111cm" svg:height="0.214cm" svg:x="24.514cm" svg:y="12.572cm" svg:viewBox="0 0 112 215" draw:points="0,0 73,181 112,215">
              <text:p/>
            </draw:polyline>
            <draw:polyline draw:style-name="gr5" draw:text-style-name="P1" draw:layer="layout" svg:width="0.218cm" svg:height="0.107cm" svg:x="24.587cm" svg:y="12.752cm" svg:viewBox="0 0 219 108" draw:points="0,0 181,73 219,108">
              <text:p/>
            </draw:polyline>
            <draw:polyline draw:style-name="gr5" draw:text-style-name="P1" draw:layer="layout" svg:width="0.214cm" svg:height="0.107cm" svg:x="24.553cm" svg:y="11.552cm" svg:viewBox="0 0 215 108" draw:points="215,0 34,73 0,108">
              <text:p/>
            </draw:polyline>
            <draw:polyline draw:style-name="gr5" draw:text-style-name="P1" draw:layer="layout" svg:width="0.106cm" svg:height="0.218cm" svg:x="24.48cm" svg:y="11.626cm" svg:viewBox="0 0 107 219" draw:points="107,0 34,181 0,219">
              <text:p/>
            </draw:polyline>
            <draw:polyline draw:style-name="gr5" draw:text-style-name="P1" draw:layer="layout" svg:width="0.799cm" svg:height="0cm" svg:x="26.26cm" svg:y="12.825cm" svg:viewBox="0 0 800 0" draw:points="0,0 765,0 800,0">
              <text:p/>
            </draw:polyline>
            <draw:polyline draw:style-name="gr5" draw:text-style-name="P1" draw:layer="layout" svg:width="0cm" svg:height="0.799cm" svg:x="27.279cm" svg:y="11.772cm" svg:viewBox="0 0 0 800" draw:points="0,800 0,34 0,0">
              <text:p/>
            </draw:polyline>
            <draw:polyline draw:style-name="gr5" draw:text-style-name="P1" draw:layer="layout" svg:width="0.799cm" svg:height="0cm" svg:x="26.225cm" svg:y="11.552cm" svg:viewBox="0 0 800 0" draw:points="800,0 34,0 0,0">
              <text:p/>
            </draw:polyline>
            <draw:polyline draw:style-name="gr5" draw:text-style-name="P1" draw:layer="layout" svg:width="0cm" svg:height="0.799cm" svg:x="26.006cm" svg:y="11.806cm" svg:viewBox="0 0 0 800" draw:points="0,0 0,766 0,800">
              <text:p/>
            </draw:polyline>
            <draw:polyline draw:style-name="gr5" draw:text-style-name="P1" draw:layer="layout" svg:width="0.106cm" svg:height="0.214cm" svg:x="27.171cm" svg:y="11.591cm" svg:viewBox="0 0 107 215" draw:points="107,215 34,34 0,0">
              <text:p/>
            </draw:polyline>
            <draw:polyline draw:style-name="gr5" draw:text-style-name="P1" draw:layer="layout" svg:width="0.218cm" svg:height="0.107cm" svg:x="26.986cm" svg:y="11.518cm" svg:viewBox="0 0 219 108" draw:points="219,108 39,34 0,0">
              <text:p/>
            </draw:polyline>
            <draw:polyline draw:style-name="gr5" draw:text-style-name="P1" draw:layer="layout" svg:width="0.106cm" svg:height="0.214cm" svg:x="27.171cm" svg:y="12.572cm" svg:viewBox="0 0 107 215" draw:points="107,0 34,181 0,215">
              <text:p/>
            </draw:polyline>
            <draw:polyline draw:style-name="gr5" draw:text-style-name="P1" draw:layer="layout" svg:width="0.218cm" svg:height="0.107cm" svg:x="26.986cm" svg:y="12.752cm" svg:viewBox="0 0 219 108" draw:points="219,0 39,73 0,108">
              <text:p/>
            </draw:polyline>
            <draw:polyline draw:style-name="gr5" draw:text-style-name="P1" draw:layer="layout" svg:width="0.106cm" svg:height="0.214cm" svg:x="26.006cm" svg:y="12.572cm" svg:viewBox="0 0 107 215" draw:points="0,0 73,181 107,215">
              <text:p/>
            </draw:polyline>
            <draw:polyline draw:style-name="gr5" draw:text-style-name="P1" draw:layer="layout" svg:width="0.218cm" svg:height="0.107cm" svg:x="26.079cm" svg:y="12.752cm" svg:viewBox="0 0 219 108" draw:points="0,0 181,73 219,108">
              <text:p/>
            </draw:polyline>
            <draw:polyline draw:style-name="gr5" draw:text-style-name="P1" draw:layer="layout" svg:width="0.218cm" svg:height="0.107cm" svg:x="26.041cm" svg:y="11.552cm" svg:viewBox="0 0 219 108" draw:points="219,0 39,73 0,108">
              <text:p/>
            </draw:polyline>
            <draw:polyline draw:style-name="gr5" draw:text-style-name="P1" draw:layer="layout" svg:width="0.106cm" svg:height="0.218cm" svg:x="25.972cm" svg:y="11.626cm" svg:viewBox="0 0 107 219" draw:points="107,0 34,181 0,219">
              <text:p/>
            </draw:polyline>
            <draw:polyline draw:style-name="gr5" draw:text-style-name="P1" draw:layer="layout" svg:width="0.799cm" svg:height="0cm" svg:x="3.422cm" svg:y="14.348cm" svg:viewBox="0 0 800 0" draw:points="0,0 761,0 800,0">
              <text:p/>
            </draw:polyline>
            <draw:polyline draw:style-name="gr5" draw:text-style-name="P1" draw:layer="layout" svg:width="0cm" svg:height="0.795cm" svg:x="4.437cm" svg:y="13.299cm" svg:viewBox="0 0 0 796" draw:points="0,796 0,34 0,0">
              <text:p/>
            </draw:polyline>
            <draw:polyline draw:style-name="gr5" draw:text-style-name="P1" draw:layer="layout" svg:width="0.799cm" svg:height="0cm" svg:x="3.383cm" svg:y="13.079cm" svg:viewBox="0 0 800 0" draw:points="800,0 39,0 0,0">
              <text:p/>
            </draw:polyline>
            <draw:polyline draw:style-name="gr5" draw:text-style-name="P1" draw:layer="layout" svg:width="0cm" svg:height="0.799cm" svg:x="3.164cm" svg:y="13.333cm" svg:viewBox="0 0 0 800" draw:points="0,0 0,761 0,800">
              <text:p/>
            </draw:polyline>
            <draw:polyline draw:style-name="gr5" draw:text-style-name="P1" draw:layer="layout" svg:width="0.106cm" svg:height="0.218cm" svg:x="4.329cm" svg:y="13.114cm" svg:viewBox="0 0 107 219" draw:points="107,219 39,39 0,0">
              <text:p/>
            </draw:polyline>
            <draw:polyline draw:style-name="gr5" draw:text-style-name="P1" draw:layer="layout" svg:width="0.218cm" svg:height="0.111cm" svg:x="4.148cm" svg:y="13.041cm" svg:viewBox="0 0 219 112" draw:points="219,112 34,39 0,0">
              <text:p/>
            </draw:polyline>
            <draw:polyline draw:style-name="gr5" draw:text-style-name="P1" draw:layer="layout" svg:width="0.106cm" svg:height="0.218cm" svg:x="4.329cm" svg:y="14.094cm" svg:viewBox="0 0 107 219" draw:points="107,0 39,185 0,219">
              <text:p/>
            </draw:polyline>
            <draw:polyline draw:style-name="gr5" draw:text-style-name="P1" draw:layer="layout" svg:width="0.218cm" svg:height="0.107cm" svg:x="4.148cm" svg:y="14.279cm" svg:viewBox="0 0 219 108" draw:points="219,0 34,69 0,108">
              <text:p/>
            </draw:polyline>
            <draw:polyline draw:style-name="gr5" draw:text-style-name="P1" draw:layer="layout" svg:width="0.145cm" svg:height="0.218cm" svg:x="3.164cm" svg:y="14.094cm" svg:viewBox="0 0 146 219" draw:points="0,0 112,185 146,219">
              <text:p/>
            </draw:polyline>
            <draw:polyline draw:style-name="gr5" draw:text-style-name="P1" draw:layer="layout" svg:width="0.18cm" svg:height="0.107cm" svg:x="3.276cm" svg:y="14.279cm" svg:viewBox="0 0 181 108" draw:points="0,0 146,69 181,108">
              <text:p/>
            </draw:polyline>
            <draw:polyline draw:style-name="gr5" draw:text-style-name="P1" draw:layer="layout" svg:width="0.184cm" svg:height="0.107cm" svg:x="3.237cm" svg:y="13.079cm" svg:viewBox="0 0 185 108" draw:points="185,0 39,73 0,108">
              <text:p/>
            </draw:polyline>
            <draw:polyline draw:style-name="gr5" draw:text-style-name="P1" draw:layer="layout" svg:width="0.145cm" svg:height="0.214cm" svg:x="3.13cm" svg:y="13.152cm" svg:viewBox="0 0 146 215" draw:points="146,0 34,181 0,215">
              <text:p/>
            </draw:polyline>
            <draw:polyline draw:style-name="gr5" draw:text-style-name="P1" draw:layer="layout" svg:width="0.799cm" svg:height="0cm" svg:x="4.948cm" svg:y="14.348cm" svg:viewBox="0 0 800 0" draw:points="0,0 765,0 800,0">
              <text:p/>
            </draw:polyline>
            <draw:polyline draw:style-name="gr5" draw:text-style-name="P1" draw:layer="layout" svg:width="0cm" svg:height="0.795cm" svg:x="5.967cm" svg:y="13.299cm" svg:viewBox="0 0 0 796" draw:points="0,796 0,34 0,0">
              <text:p/>
            </draw:polyline>
            <draw:polyline draw:style-name="gr5" draw:text-style-name="P1" draw:layer="layout" svg:width="0.803cm" svg:height="0cm" svg:x="4.909cm" svg:y="13.079cm" svg:viewBox="0 0 804 0" draw:points="804,0 39,0 0,0">
              <text:p/>
            </draw:polyline>
            <draw:polyline draw:style-name="gr5" draw:text-style-name="P1" draw:layer="layout" svg:width="0cm" svg:height="0.799cm" svg:x="4.695cm" svg:y="13.333cm" svg:viewBox="0 0 0 800" draw:points="0,0 0,761 0,800">
              <text:p/>
            </draw:polyline>
            <draw:polyline draw:style-name="gr5" draw:text-style-name="P1" draw:layer="layout" svg:width="0.111cm" svg:height="0.218cm" svg:x="5.855cm" svg:y="13.114cm" svg:viewBox="0 0 112 219" draw:points="112,219 39,39 0,0">
              <text:p/>
            </draw:polyline>
            <draw:polyline draw:style-name="gr5" draw:text-style-name="P1" draw:layer="layout" svg:width="0.218cm" svg:height="0.111cm" svg:x="5.675cm" svg:y="13.041cm" svg:viewBox="0 0 219 112" draw:points="219,112 39,39 0,0">
              <text:p/>
            </draw:polyline>
            <draw:polyline draw:style-name="gr5" draw:text-style-name="P1" draw:layer="layout" svg:width="0.111cm" svg:height="0.218cm" svg:x="5.855cm" svg:y="14.094cm" svg:viewBox="0 0 112 219" draw:points="112,0 39,185 0,219">
              <text:p/>
            </draw:polyline>
            <draw:polyline draw:style-name="gr5" draw:text-style-name="P1" draw:layer="layout" svg:width="0.218cm" svg:height="0.107cm" svg:x="5.675cm" svg:y="14.279cm" svg:viewBox="0 0 219 108" draw:points="219,0 39,69 0,108">
              <text:p/>
            </draw:polyline>
            <draw:polyline draw:style-name="gr5" draw:text-style-name="P1" draw:layer="layout" svg:width="0.106cm" svg:height="0.218cm" svg:x="4.695cm" svg:y="14.094cm" svg:viewBox="0 0 107 219" draw:points="0,0 73,185 107,219">
              <text:p/>
            </draw:polyline>
            <draw:polyline draw:style-name="gr5" draw:text-style-name="P1" draw:layer="layout" svg:width="0.214cm" svg:height="0.107cm" svg:x="4.768cm" svg:y="14.279cm" svg:viewBox="0 0 215 108" draw:points="0,0 181,69 215,108">
              <text:p/>
            </draw:polyline>
            <draw:polyline draw:style-name="gr5" draw:text-style-name="P1" draw:layer="layout" svg:width="0.218cm" svg:height="0.107cm" svg:x="4.729cm" svg:y="13.079cm" svg:viewBox="0 0 219 108" draw:points="219,0 39,73 0,108">
              <text:p/>
            </draw:polyline>
            <draw:polyline draw:style-name="gr5" draw:text-style-name="P1" draw:layer="layout" svg:width="0.111cm" svg:height="0.214cm" svg:x="4.656cm" svg:y="13.152cm" svg:viewBox="0 0 112 215" draw:points="112,0 39,181 0,215">
              <text:p/>
            </draw:polyline>
            <draw:polyline draw:style-name="gr5" draw:text-style-name="P1" draw:layer="layout" svg:width="0.799cm" svg:height="0cm" svg:x="6.474cm" svg:y="14.348cm" svg:viewBox="0 0 800 0" draw:points="0,0 765,0 800,0">
              <text:p/>
            </draw:polyline>
            <draw:polyline draw:style-name="gr5" draw:text-style-name="P1" draw:layer="layout" svg:width="0cm" svg:height="0.795cm" svg:x="7.493cm" svg:y="13.299cm" svg:viewBox="0 0 0 796" draw:points="0,796 0,34 0,0">
              <text:p/>
            </draw:polyline>
            <draw:polyline draw:style-name="gr5" draw:text-style-name="P1" draw:layer="layout" svg:width="0.799cm" svg:height="0cm" svg:x="6.44cm" svg:y="13.079cm" svg:viewBox="0 0 800 0" draw:points="800,0 34,0 0,0">
              <text:p/>
            </draw:polyline>
            <draw:polyline draw:style-name="gr5" draw:text-style-name="P1" draw:layer="layout" svg:width="0cm" svg:height="0.799cm" svg:x="6.221cm" svg:y="13.333cm" svg:viewBox="0 0 0 800" draw:points="0,0 0,761 0,800">
              <text:p/>
            </draw:polyline>
            <draw:polyline draw:style-name="gr5" draw:text-style-name="P1" draw:layer="layout" svg:width="0.106cm" svg:height="0.218cm" svg:x="7.386cm" svg:y="13.114cm" svg:viewBox="0 0 107 219" draw:points="107,219 34,39 0,0">
              <text:p/>
            </draw:polyline>
            <draw:polyline draw:style-name="gr5" draw:text-style-name="P1" draw:layer="layout" svg:width="0.218cm" svg:height="0.111cm" svg:x="7.201cm" svg:y="13.041cm" svg:viewBox="0 0 219 112" draw:points="219,112 39,39 0,0">
              <text:p/>
            </draw:polyline>
            <draw:polyline draw:style-name="gr5" draw:text-style-name="P1" draw:layer="layout" svg:width="0.106cm" svg:height="0.218cm" svg:x="7.386cm" svg:y="14.094cm" svg:viewBox="0 0 107 219" draw:points="107,0 34,185 0,219">
              <text:p/>
            </draw:polyline>
            <draw:polyline draw:style-name="gr5" draw:text-style-name="P1" draw:layer="layout" svg:width="0.218cm" svg:height="0.107cm" svg:x="7.201cm" svg:y="14.279cm" svg:viewBox="0 0 219 108" draw:points="219,0 39,69 0,108">
              <text:p/>
            </draw:polyline>
            <draw:polyline draw:style-name="gr5" draw:text-style-name="P1" draw:layer="layout" svg:width="0.106cm" svg:height="0.218cm" svg:x="6.221cm" svg:y="14.094cm" svg:viewBox="0 0 107 219" draw:points="0,0 73,185 107,219">
              <text:p/>
            </draw:polyline>
            <draw:polyline draw:style-name="gr5" draw:text-style-name="P1" draw:layer="layout" svg:width="0.218cm" svg:height="0.107cm" svg:x="6.294cm" svg:y="14.279cm" svg:viewBox="0 0 219 108" draw:points="0,0 181,69 219,108">
              <text:p/>
            </draw:polyline>
            <draw:polyline draw:style-name="gr5" draw:text-style-name="P1" draw:layer="layout" svg:width="0.218cm" svg:height="0.107cm" svg:x="6.255cm" svg:y="13.079cm" svg:viewBox="0 0 219 108" draw:points="219,0 39,73 0,108">
              <text:p/>
            </draw:polyline>
            <draw:polyline draw:style-name="gr5" draw:text-style-name="P1" draw:layer="layout" svg:width="0.106cm" svg:height="0.214cm" svg:x="6.186cm" svg:y="13.152cm" svg:viewBox="0 0 107 215" draw:points="107,0 34,181 0,215">
              <text:p/>
            </draw:polyline>
            <draw:polyline draw:style-name="gr5" draw:text-style-name="P1" draw:layer="layout" svg:width="0.799cm" svg:height="0cm" svg:x="8.005cm" svg:y="14.348cm" svg:viewBox="0 0 800 0" draw:points="0,0 761,0 800,0">
              <text:p/>
            </draw:polyline>
            <draw:polyline draw:style-name="gr5" draw:text-style-name="P1" draw:layer="layout" svg:width="0cm" svg:height="0.795cm" svg:x="9.02cm" svg:y="13.299cm" svg:viewBox="0 0 0 796" draw:points="0,796 0,34 0,0">
              <text:p/>
            </draw:polyline>
            <draw:polyline draw:style-name="gr5" draw:text-style-name="P1" draw:layer="layout" svg:width="0.799cm" svg:height="0cm" svg:x="7.966cm" svg:y="13.079cm" svg:viewBox="0 0 800 0" draw:points="800,0 39,0 0,0">
              <text:p/>
            </draw:polyline>
            <draw:polyline draw:style-name="gr5" draw:text-style-name="P1" draw:layer="layout" svg:width="0cm" svg:height="0.799cm" svg:x="7.747cm" svg:y="13.333cm" svg:viewBox="0 0 0 800" draw:points="0,0 0,761 0,800">
              <text:p/>
            </draw:polyline>
            <draw:polyline draw:style-name="gr5" draw:text-style-name="P1" draw:layer="layout" svg:width="0.106cm" svg:height="0.218cm" svg:x="8.912cm" svg:y="13.114cm" svg:viewBox="0 0 107 219" draw:points="107,219 34,39 0,0">
              <text:p/>
            </draw:polyline>
            <draw:polyline draw:style-name="gr5" draw:text-style-name="P1" draw:layer="layout" svg:width="0.214cm" svg:height="0.111cm" svg:x="8.732cm" svg:y="13.041cm" svg:viewBox="0 0 215 112" draw:points="215,112 34,39 0,0">
              <text:p/>
            </draw:polyline>
            <draw:polyline draw:style-name="gr5" draw:text-style-name="P1" draw:layer="layout" svg:width="0.106cm" svg:height="0.218cm" svg:x="8.912cm" svg:y="14.094cm" svg:viewBox="0 0 107 219" draw:points="107,0 34,185 0,219">
              <text:p/>
            </draw:polyline>
            <draw:polyline draw:style-name="gr5" draw:text-style-name="P1" draw:layer="layout" svg:width="0.214cm" svg:height="0.107cm" svg:x="8.732cm" svg:y="14.279cm" svg:viewBox="0 0 215 108" draw:points="215,0 34,69 0,108">
              <text:p/>
            </draw:polyline>
            <draw:polyline draw:style-name="gr5" draw:text-style-name="P1" draw:layer="layout" svg:width="0.111cm" svg:height="0.218cm" svg:x="7.747cm" svg:y="14.094cm" svg:viewBox="0 0 112 219" draw:points="0,0 73,185 112,219">
              <text:p/>
            </draw:polyline>
            <draw:polyline draw:style-name="gr5" draw:text-style-name="P1" draw:layer="layout" svg:width="0.218cm" svg:height="0.107cm" svg:x="7.82cm" svg:y="14.279cm" svg:viewBox="0 0 219 108" draw:points="0,0 185,69 219,108">
              <text:p/>
            </draw:polyline>
            <draw:polyline draw:style-name="gr5" draw:text-style-name="P1" draw:layer="layout" svg:width="0.218cm" svg:height="0.107cm" svg:x="7.786cm" svg:y="13.079cm" svg:viewBox="0 0 219 108" draw:points="219,0 34,73 0,108">
              <text:p/>
            </draw:polyline>
            <draw:polyline draw:style-name="gr5" draw:text-style-name="P1" draw:layer="layout" svg:width="0.106cm" svg:height="0.214cm" svg:x="7.713cm" svg:y="13.152cm" svg:viewBox="0 0 107 215" draw:points="107,0 34,181 0,215">
              <text:p/>
            </draw:polyline>
            <draw:polyline draw:style-name="gr5" draw:text-style-name="P1" draw:layer="layout" svg:width="0.799cm" svg:height="0cm" svg:x="9.531cm" svg:y="14.348cm" svg:viewBox="0 0 800 0" draw:points="0,0 761,0 800,0">
              <text:p/>
            </draw:polyline>
            <draw:polyline draw:style-name="gr5" draw:text-style-name="P1" draw:layer="layout" svg:width="0cm" svg:height="0.795cm" svg:x="10.55cm" svg:y="13.299cm" svg:viewBox="0 0 0 796" draw:points="0,796 0,34 0,0">
              <text:p/>
            </draw:polyline>
            <draw:polyline draw:style-name="gr5" draw:text-style-name="P1" draw:layer="layout" svg:width="0.799cm" svg:height="0cm" svg:x="9.493cm" svg:y="13.079cm" svg:viewBox="0 0 800 0" draw:points="800,0 39,0 0,0">
              <text:p/>
            </draw:polyline>
            <draw:polyline draw:style-name="gr5" draw:text-style-name="P1" draw:layer="layout" svg:width="0cm" svg:height="0.799cm" svg:x="9.278cm" svg:y="13.333cm" svg:viewBox="0 0 0 800" draw:points="0,0 0,761 0,800">
              <text:p/>
            </draw:polyline>
            <draw:polyline draw:style-name="gr5" draw:text-style-name="P1" draw:layer="layout" svg:width="0.111cm" svg:height="0.218cm" svg:x="10.438cm" svg:y="13.114cm" svg:viewBox="0 0 112 219" draw:points="112,219 39,39 0,0">
              <text:p/>
            </draw:polyline>
            <draw:polyline draw:style-name="gr5" draw:text-style-name="P1" draw:layer="layout" svg:width="0.218cm" svg:height="0.111cm" svg:x="10.258cm" svg:y="13.041cm" svg:viewBox="0 0 219 112" draw:points="219,112 34,39 0,0">
              <text:p/>
            </draw:polyline>
            <draw:polyline draw:style-name="gr5" draw:text-style-name="P1" draw:layer="layout" svg:width="0.111cm" svg:height="0.218cm" svg:x="10.438cm" svg:y="14.094cm" svg:viewBox="0 0 112 219" draw:points="112,0 39,185 0,219">
              <text:p/>
            </draw:polyline>
            <draw:polyline draw:style-name="gr5" draw:text-style-name="P1" draw:layer="layout" svg:width="0.218cm" svg:height="0.107cm" svg:x="10.258cm" svg:y="14.279cm" svg:viewBox="0 0 219 108" draw:points="219,0 34,69 0,108">
              <text:p/>
            </draw:polyline>
            <draw:polyline draw:style-name="gr5" draw:text-style-name="P1" draw:layer="layout" svg:width="0.106cm" svg:height="0.218cm" svg:x="9.278cm" svg:y="14.094cm" svg:viewBox="0 0 107 219" draw:points="0,0 73,185 107,219">
              <text:p/>
            </draw:polyline>
            <draw:polyline draw:style-name="gr5" draw:text-style-name="P1" draw:layer="layout" svg:width="0.214cm" svg:height="0.107cm" svg:x="9.351cm" svg:y="14.279cm" svg:viewBox="0 0 215 108" draw:points="0,0 181,69 215,108">
              <text:p/>
            </draw:polyline>
            <draw:polyline draw:style-name="gr5" draw:text-style-name="P1" draw:layer="layout" svg:width="0.218cm" svg:height="0.107cm" svg:x="9.312cm" svg:y="13.079cm" svg:viewBox="0 0 219 108" draw:points="219,0 39,73 0,108">
              <text:p/>
            </draw:polyline>
            <draw:polyline draw:style-name="gr5" draw:text-style-name="P1" draw:layer="layout" svg:width="0.111cm" svg:height="0.214cm" svg:x="9.239cm" svg:y="13.152cm" svg:viewBox="0 0 112 215" draw:points="112,0 39,181 0,215">
              <text:p/>
            </draw:polyline>
            <draw:polyline draw:style-name="gr5" draw:text-style-name="P1" draw:layer="layout" svg:width="0.799cm" svg:height="0cm" svg:x="11.057cm" svg:y="14.348cm" svg:viewBox="0 0 800 0" draw:points="0,0 765,0 800,0">
              <text:p/>
            </draw:polyline>
            <draw:polyline draw:style-name="gr5" draw:text-style-name="P1" draw:layer="layout" svg:width="0cm" svg:height="0.795cm" svg:x="12.076cm" svg:y="13.299cm" svg:viewBox="0 0 0 796" draw:points="0,796 0,34 0,0">
              <text:p/>
            </draw:polyline>
            <draw:polyline draw:style-name="gr5" draw:text-style-name="P1" draw:layer="layout" svg:width="0.799cm" svg:height="0cm" svg:x="11.023cm" svg:y="13.079cm" svg:viewBox="0 0 800 0" draw:points="800,0 34,0 0,0">
              <text:p/>
            </draw:polyline>
            <draw:polyline draw:style-name="gr5" draw:text-style-name="P1" draw:layer="layout" svg:width="0cm" svg:height="0.799cm" svg:x="10.804cm" svg:y="13.333cm" svg:viewBox="0 0 0 800" draw:points="0,0 0,761 0,800">
              <text:p/>
            </draw:polyline>
            <draw:polyline draw:style-name="gr5" draw:text-style-name="P1" draw:layer="layout" svg:width="0.106cm" svg:height="0.218cm" svg:x="11.969cm" svg:y="13.114cm" svg:viewBox="0 0 107 219" draw:points="107,219 34,39 0,0">
              <text:p/>
            </draw:polyline>
            <draw:polyline draw:style-name="gr5" draw:text-style-name="P1" draw:layer="layout" svg:width="0.218cm" svg:height="0.111cm" svg:x="11.784cm" svg:y="13.041cm" svg:viewBox="0 0 219 112" draw:points="219,112 39,39 0,0">
              <text:p/>
            </draw:polyline>
            <draw:polyline draw:style-name="gr5" draw:text-style-name="P1" draw:layer="layout" svg:width="0.106cm" svg:height="0.218cm" svg:x="11.969cm" svg:y="14.094cm" svg:viewBox="0 0 107 219" draw:points="107,0 34,185 0,219">
              <text:p/>
            </draw:polyline>
            <draw:polyline draw:style-name="gr5" draw:text-style-name="P1" draw:layer="layout" svg:width="0.218cm" svg:height="0.107cm" svg:x="11.784cm" svg:y="14.279cm" svg:viewBox="0 0 219 108" draw:points="219,0 39,69 0,108">
              <text:p/>
            </draw:polyline>
            <draw:polyline draw:style-name="gr5" draw:text-style-name="P1" draw:layer="layout" svg:width="0.106cm" svg:height="0.218cm" svg:x="10.804cm" svg:y="14.094cm" svg:viewBox="0 0 107 219" draw:points="0,0 73,185 107,219">
              <text:p/>
            </draw:polyline>
            <draw:polyline draw:style-name="gr5" draw:text-style-name="P1" draw:layer="layout" svg:width="0.218cm" svg:height="0.107cm" svg:x="10.877cm" svg:y="14.279cm" svg:viewBox="0 0 219 108" draw:points="0,0 181,69 219,108">
              <text:p/>
            </draw:polyline>
            <draw:polyline draw:style-name="gr5" draw:text-style-name="P1" draw:layer="layout" svg:width="0.218cm" svg:height="0.107cm" svg:x="10.838cm" svg:y="13.079cm" svg:viewBox="0 0 219 108" draw:points="219,0 39,73 0,108">
              <text:p/>
            </draw:polyline>
            <draw:polyline draw:style-name="gr5" draw:text-style-name="P1" draw:layer="layout" svg:width="0.111cm" svg:height="0.214cm" svg:x="10.765cm" svg:y="13.152cm" svg:viewBox="0 0 112 215" draw:points="112,0 39,181 0,215">
              <text:p/>
            </draw:polyline>
            <draw:polyline draw:style-name="gr5" draw:text-style-name="P1" draw:layer="layout" svg:width="0.803cm" svg:height="0cm" svg:x="12.584cm" svg:y="14.348cm" svg:viewBox="0 0 804 0" draw:points="0,0 765,0 804,0">
              <text:p/>
            </draw:polyline>
            <draw:polyline draw:style-name="gr5" draw:text-style-name="P1" draw:layer="layout" svg:width="0cm" svg:height="0.795cm" svg:x="13.603cm" svg:y="13.299cm" svg:viewBox="0 0 0 796" draw:points="0,796 0,34 0,0">
              <text:p/>
            </draw:polyline>
            <draw:polyline draw:style-name="gr5" draw:text-style-name="P1" draw:layer="layout" svg:width="0.799cm" svg:height="0cm" svg:x="12.549cm" svg:y="13.079cm" svg:viewBox="0 0 800 0" draw:points="800,0 34,0 0,0">
              <text:p/>
            </draw:polyline>
            <draw:polyline draw:style-name="gr5" draw:text-style-name="P1" draw:layer="layout" svg:width="0cm" svg:height="0.799cm" svg:x="12.33cm" svg:y="13.333cm" svg:viewBox="0 0 0 800" draw:points="0,0 0,761 0,800">
              <text:p/>
            </draw:polyline>
            <draw:polyline draw:style-name="gr5" draw:text-style-name="P1" draw:layer="layout" svg:width="0.106cm" svg:height="0.218cm" svg:x="13.495cm" svg:y="13.114cm" svg:viewBox="0 0 107 219" draw:points="107,219 34,39 0,0">
              <text:p/>
            </draw:polyline>
            <draw:polyline draw:style-name="gr5" draw:text-style-name="P1" draw:layer="layout" svg:width="0.214cm" svg:height="0.111cm" svg:x="13.315cm" svg:y="13.041cm" svg:viewBox="0 0 215 112" draw:points="215,112 34,39 0,0">
              <text:p/>
            </draw:polyline>
            <draw:polyline draw:style-name="gr5" draw:text-style-name="P1" draw:layer="layout" svg:width="0.106cm" svg:height="0.218cm" svg:x="13.495cm" svg:y="14.094cm" svg:viewBox="0 0 107 219" draw:points="107,0 34,185 0,219">
              <text:p/>
            </draw:polyline>
            <draw:polyline draw:style-name="gr5" draw:text-style-name="P1" draw:layer="layout" svg:width="0.214cm" svg:height="0.107cm" svg:x="13.315cm" svg:y="14.279cm" svg:viewBox="0 0 215 108" draw:points="215,0 34,69 0,108">
              <text:p/>
            </draw:polyline>
            <draw:polyline draw:style-name="gr5" draw:text-style-name="P1" draw:layer="layout" svg:width="0.111cm" svg:height="0.218cm" svg:x="12.33cm" svg:y="14.094cm" svg:viewBox="0 0 112 219" draw:points="0,0 73,185 112,219">
              <text:p/>
            </draw:polyline>
            <draw:polyline draw:style-name="gr5" draw:text-style-name="P1" draw:layer="layout" svg:width="0.218cm" svg:height="0.107cm" svg:x="12.403cm" svg:y="14.279cm" svg:viewBox="0 0 219 108" draw:points="0,0 181,69 219,108">
              <text:p/>
            </draw:polyline>
            <draw:polyline draw:style-name="gr5" draw:text-style-name="P1" draw:layer="layout" svg:width="0.214cm" svg:height="0.107cm" svg:x="12.369cm" svg:y="13.079cm" svg:viewBox="0 0 215 108" draw:points="215,0 34,73 0,108">
              <text:p/>
            </draw:polyline>
            <draw:polyline draw:style-name="gr5" draw:text-style-name="P1" draw:layer="layout" svg:width="0.106cm" svg:height="0.214cm" svg:x="12.296cm" svg:y="13.152cm" svg:viewBox="0 0 107 215" draw:points="107,0 34,181 0,215">
              <text:p/>
            </draw:polyline>
            <draw:polyline draw:style-name="gr5" draw:text-style-name="P1" draw:layer="layout" svg:width="0.76cm" svg:height="0cm" svg:x="14.114cm" svg:y="14.348cm" svg:viewBox="0 0 761 0" draw:points="0,0 727,0 761,0">
              <text:p/>
            </draw:polyline>
            <draw:polyline draw:style-name="gr5" draw:text-style-name="P1" draw:layer="layout" svg:width="0cm" svg:height="0.795cm" svg:x="15.095cm" svg:y="13.299cm" svg:viewBox="0 0 0 796" draw:points="0,796 0,34 0,0">
              <text:p/>
            </draw:polyline>
            <draw:polyline draw:style-name="gr5" draw:text-style-name="P1" draw:layer="layout" svg:width="0.764cm" svg:height="0cm" svg:x="14.076cm" svg:y="13.079cm" svg:viewBox="0 0 765 0" draw:points="765,0 39,0 0,0">
              <text:p/>
            </draw:polyline>
            <draw:polyline draw:style-name="gr5" draw:text-style-name="P1" draw:layer="layout" svg:width="0cm" svg:height="0.799cm" svg:x="13.861cm" svg:y="13.333cm" svg:viewBox="0 0 0 800" draw:points="0,0 0,761 0,800">
              <text:p/>
            </draw:polyline>
            <draw:polyline draw:style-name="gr5" draw:text-style-name="P1" draw:layer="layout" svg:width="0.106cm" svg:height="0.218cm" svg:x="14.987cm" svg:y="13.114cm" svg:viewBox="0 0 107 219" draw:points="107,219 34,39 0,0">
              <text:p/>
            </draw:polyline>
            <draw:polyline draw:style-name="gr5" draw:text-style-name="P1" draw:layer="layout" svg:width="0.218cm" svg:height="0.111cm" svg:x="14.802cm" svg:y="13.041cm" svg:viewBox="0 0 219 112" draw:points="219,112 39,39 0,0">
              <text:p/>
            </draw:polyline>
            <draw:polyline draw:style-name="gr5" draw:text-style-name="P1" draw:layer="layout" svg:width="0.106cm" svg:height="0.218cm" svg:x="14.987cm" svg:y="14.094cm" svg:viewBox="0 0 107 219" draw:points="107,0 34,185 0,219">
              <text:p/>
            </draw:polyline>
            <draw:polyline draw:style-name="gr5" draw:text-style-name="P1" draw:layer="layout" svg:width="0.218cm" svg:height="0.107cm" svg:x="14.802cm" svg:y="14.279cm" svg:viewBox="0 0 219 108" draw:points="219,0 39,69 0,108">
              <text:p/>
            </draw:polyline>
            <draw:polyline draw:style-name="gr5" draw:text-style-name="P1" draw:layer="layout" svg:width="0.106cm" svg:height="0.218cm" svg:x="13.861cm" svg:y="14.094cm" svg:viewBox="0 0 107 219" draw:points="0,0 69,185 107,219">
              <text:p/>
            </draw:polyline>
            <draw:polyline draw:style-name="gr5" draw:text-style-name="P1" draw:layer="layout" svg:width="0.218cm" svg:height="0.107cm" svg:x="13.929cm" svg:y="14.279cm" svg:viewBox="0 0 219 108" draw:points="0,0 185,69 219,108">
              <text:p/>
            </draw:polyline>
            <draw:polyline draw:style-name="gr5" draw:text-style-name="P1" draw:layer="layout" svg:width="0.218cm" svg:height="0.107cm" svg:x="13.895cm" svg:y="13.079cm" svg:viewBox="0 0 219 108" draw:points="219,0 34,73 0,108">
              <text:p/>
            </draw:polyline>
            <draw:polyline draw:style-name="gr5" draw:text-style-name="P1" draw:layer="layout" svg:width="0.106cm" svg:height="0.214cm" svg:x="13.822cm" svg:y="13.152cm" svg:viewBox="0 0 107 215" draw:points="107,0 39,181 0,215">
              <text:p/>
            </draw:polyline>
            <draw:polyline draw:style-name="gr5" draw:text-style-name="P1" draw:layer="layout" svg:width="0.799cm" svg:height="0cm" svg:x="15.606cm" svg:y="14.348cm" svg:viewBox="0 0 800 0" draw:points="0,0 761,0 800,0">
              <text:p/>
            </draw:polyline>
            <draw:polyline draw:style-name="gr5" draw:text-style-name="P1" draw:layer="layout" svg:width="0cm" svg:height="0.795cm" svg:x="16.621cm" svg:y="13.299cm" svg:viewBox="0 0 0 796" draw:points="0,796 0,34 0,0">
              <text:p/>
            </draw:polyline>
            <draw:polyline draw:style-name="gr5" draw:text-style-name="P1" draw:layer="layout" svg:width="0.799cm" svg:height="0cm" svg:x="15.567cm" svg:y="13.079cm" svg:viewBox="0 0 800 0" draw:points="800,0 39,0 0,0">
              <text:p/>
            </draw:polyline>
            <draw:polyline draw:style-name="gr5" draw:text-style-name="P1" draw:layer="layout" svg:width="0cm" svg:height="0.799cm" svg:x="15.348cm" svg:y="13.333cm" svg:viewBox="0 0 0 800" draw:points="0,0 0,761 0,800">
              <text:p/>
            </draw:polyline>
            <draw:polyline draw:style-name="gr5" draw:text-style-name="P1" draw:layer="layout" svg:width="0.106cm" svg:height="0.218cm" svg:x="16.513cm" svg:y="13.114cm" svg:viewBox="0 0 107 219" draw:points="107,219 39,39 0,0">
              <text:p/>
            </draw:polyline>
            <draw:polyline draw:style-name="gr5" draw:text-style-name="P1" draw:layer="layout" svg:width="0.218cm" svg:height="0.111cm" svg:x="16.333cm" svg:y="13.041cm" svg:viewBox="0 0 219 112" draw:points="219,112 34,39 0,0">
              <text:p/>
            </draw:polyline>
            <draw:polyline draw:style-name="gr5" draw:text-style-name="P1" draw:layer="layout" svg:width="0.106cm" svg:height="0.218cm" svg:x="16.513cm" svg:y="14.094cm" svg:viewBox="0 0 107 219" draw:points="107,0 39,185 0,219">
              <text:p/>
            </draw:polyline>
            <draw:polyline draw:style-name="gr5" draw:text-style-name="P1" draw:layer="layout" svg:width="0.218cm" svg:height="0.107cm" svg:x="16.333cm" svg:y="14.279cm" svg:viewBox="0 0 219 108" draw:points="219,0 34,69 0,108">
              <text:p/>
            </draw:polyline>
            <draw:polyline draw:style-name="gr5" draw:text-style-name="P1" draw:layer="layout" svg:width="0.111cm" svg:height="0.218cm" svg:x="15.348cm" svg:y="14.094cm" svg:viewBox="0 0 112 219" draw:points="0,0 73,185 112,219">
              <text:p/>
            </draw:polyline>
            <draw:polyline draw:style-name="gr5" draw:text-style-name="P1" draw:layer="layout" svg:width="0.218cm" svg:height="0.107cm" svg:x="15.421cm" svg:y="14.279cm" svg:viewBox="0 0 219 108" draw:points="0,0 185,69 219,108">
              <text:p/>
            </draw:polyline>
            <draw:polyline draw:style-name="gr5" draw:text-style-name="P1" draw:layer="layout" svg:width="0.218cm" svg:height="0.107cm" svg:x="15.387cm" svg:y="13.079cm" svg:viewBox="0 0 219 108" draw:points="219,0 34,73 0,108">
              <text:p/>
            </draw:polyline>
            <draw:polyline draw:style-name="gr5" draw:text-style-name="P1" draw:layer="layout" svg:width="0.106cm" svg:height="0.214cm" svg:x="15.314cm" svg:y="13.152cm" svg:viewBox="0 0 107 215" draw:points="107,0 34,181 0,215">
              <text:p/>
            </draw:polyline>
            <draw:polyline draw:style-name="gr5" draw:text-style-name="P1" draw:layer="layout" svg:width="0.799cm" svg:height="0cm" svg:x="17.132cm" svg:y="14.348cm" svg:viewBox="0 0 800 0" draw:points="0,0 765,0 800,0">
              <text:p/>
            </draw:polyline>
            <draw:polyline draw:style-name="gr5" draw:text-style-name="P1" draw:layer="layout" svg:width="0cm" svg:height="0.795cm" svg:x="18.151cm" svg:y="13.299cm" svg:viewBox="0 0 0 796" draw:points="0,796 0,34 0,0">
              <text:p/>
            </draw:polyline>
            <draw:polyline draw:style-name="gr5" draw:text-style-name="P1" draw:layer="layout" svg:width="0.803cm" svg:height="0cm" svg:x="17.094cm" svg:y="13.079cm" svg:viewBox="0 0 804 0" draw:points="804,0 39,0 0,0">
              <text:p/>
            </draw:polyline>
            <draw:polyline draw:style-name="gr5" draw:text-style-name="P1" draw:layer="layout" svg:width="0cm" svg:height="0.799cm" svg:x="16.879cm" svg:y="13.333cm" svg:viewBox="0 0 0 800" draw:points="0,0 0,761 0,800">
              <text:p/>
            </draw:polyline>
            <draw:polyline draw:style-name="gr5" draw:text-style-name="P1" draw:layer="layout" svg:width="0.111cm" svg:height="0.218cm" svg:x="18.04cm" svg:y="13.114cm" svg:viewBox="0 0 112 219" draw:points="112,219 39,39 0,0">
              <text:p/>
            </draw:polyline>
            <draw:polyline draw:style-name="gr5" draw:text-style-name="P1" draw:layer="layout" svg:width="0.218cm" svg:height="0.111cm" svg:x="17.859cm" svg:y="13.041cm" svg:viewBox="0 0 219 112" draw:points="219,112 39,39 0,0">
              <text:p/>
            </draw:polyline>
            <draw:polyline draw:style-name="gr5" draw:text-style-name="P1" draw:layer="layout" svg:width="0.111cm" svg:height="0.218cm" svg:x="18.04cm" svg:y="14.094cm" svg:viewBox="0 0 112 219" draw:points="112,0 39,185 0,219">
              <text:p/>
            </draw:polyline>
            <draw:polyline draw:style-name="gr5" draw:text-style-name="P1" draw:layer="layout" svg:width="0.218cm" svg:height="0.107cm" svg:x="17.859cm" svg:y="14.279cm" svg:viewBox="0 0 219 108" draw:points="219,0 39,69 0,108">
              <text:p/>
            </draw:polyline>
            <draw:polyline draw:style-name="gr5" draw:text-style-name="P1" draw:layer="layout" svg:width="0.106cm" svg:height="0.218cm" svg:x="16.879cm" svg:y="14.094cm" svg:viewBox="0 0 107 219" draw:points="0,0 73,185 107,219">
              <text:p/>
            </draw:polyline>
            <draw:polyline draw:style-name="gr5" draw:text-style-name="P1" draw:layer="layout" svg:width="0.214cm" svg:height="0.107cm" svg:x="16.952cm" svg:y="14.279cm" svg:viewBox="0 0 215 108" draw:points="0,0 181,69 215,108">
              <text:p/>
            </draw:polyline>
            <draw:polyline draw:style-name="gr5" draw:text-style-name="P1" draw:layer="layout" svg:width="0.218cm" svg:height="0.107cm" svg:x="16.913cm" svg:y="13.079cm" svg:viewBox="0 0 219 108" draw:points="219,0 39,73 0,108">
              <text:p/>
            </draw:polyline>
            <draw:polyline draw:style-name="gr5" draw:text-style-name="P1" draw:layer="layout" svg:width="0.111cm" svg:height="0.214cm" svg:x="16.84cm" svg:y="13.152cm" svg:viewBox="0 0 112 215" draw:points="112,0 39,181 0,215">
              <text:p/>
            </draw:polyline>
            <draw:polyline draw:style-name="gr5" draw:text-style-name="P1" draw:layer="layout" svg:width="0.799cm" svg:height="0cm" svg:x="18.659cm" svg:y="14.348cm" svg:viewBox="0 0 800 0" draw:points="0,0 765,0 800,0">
              <text:p/>
            </draw:polyline>
            <draw:polyline draw:style-name="gr5" draw:text-style-name="P1" draw:layer="layout" svg:width="0cm" svg:height="0.795cm" svg:x="19.678cm" svg:y="13.299cm" svg:viewBox="0 0 0 796" draw:points="0,796 0,34 0,0">
              <text:p/>
            </draw:polyline>
            <draw:polyline draw:style-name="gr5" draw:text-style-name="P1" draw:layer="layout" svg:width="0.799cm" svg:height="0cm" svg:x="18.624cm" svg:y="13.079cm" svg:viewBox="0 0 800 0" draw:points="800,0 34,0 0,0">
              <text:p/>
            </draw:polyline>
            <draw:polyline draw:style-name="gr5" draw:text-style-name="P1" draw:layer="layout" svg:width="0cm" svg:height="0.799cm" svg:x="18.405cm" svg:y="13.333cm" svg:viewBox="0 0 0 800" draw:points="0,0 0,761 0,800">
              <text:p/>
            </draw:polyline>
            <draw:polyline draw:style-name="gr5" draw:text-style-name="P1" draw:layer="layout" svg:width="0.106cm" svg:height="0.218cm" svg:x="19.57cm" svg:y="13.114cm" svg:viewBox="0 0 107 219" draw:points="107,219 34,39 0,0">
              <text:p/>
            </draw:polyline>
            <draw:polyline draw:style-name="gr5" draw:text-style-name="P1" draw:layer="layout" svg:width="0.218cm" svg:height="0.111cm" svg:x="19.385cm" svg:y="13.041cm" svg:viewBox="0 0 219 112" draw:points="219,112 39,39 0,0">
              <text:p/>
            </draw:polyline>
            <draw:polyline draw:style-name="gr5" draw:text-style-name="P1" draw:layer="layout" svg:width="0.106cm" svg:height="0.218cm" svg:x="19.57cm" svg:y="14.094cm" svg:viewBox="0 0 107 219" draw:points="107,0 34,185 0,219">
              <text:p/>
            </draw:polyline>
            <draw:polyline draw:style-name="gr5" draw:text-style-name="P1" draw:layer="layout" svg:width="0.218cm" svg:height="0.107cm" svg:x="19.385cm" svg:y="14.279cm" svg:viewBox="0 0 219 108" draw:points="219,0 39,69 0,108">
              <text:p/>
            </draw:polyline>
            <draw:polyline draw:style-name="gr5" draw:text-style-name="P1" draw:layer="layout" svg:width="0.106cm" svg:height="0.218cm" svg:x="18.405cm" svg:y="14.094cm" svg:viewBox="0 0 107 219" draw:points="0,0 73,185 107,219">
              <text:p/>
            </draw:polyline>
            <draw:polyline draw:style-name="gr5" draw:text-style-name="P1" draw:layer="layout" svg:width="0.218cm" svg:height="0.107cm" svg:x="18.478cm" svg:y="14.279cm" svg:viewBox="0 0 219 108" draw:points="0,0 181,69 219,108">
              <text:p/>
            </draw:polyline>
            <draw:polyline draw:style-name="gr5" draw:text-style-name="P1" draw:layer="layout" svg:width="0.218cm" svg:height="0.107cm" svg:x="18.439cm" svg:y="13.079cm" svg:viewBox="0 0 219 108" draw:points="219,0 39,73 0,108">
              <text:p/>
            </draw:polyline>
            <draw:polyline draw:style-name="gr5" draw:text-style-name="P1" draw:layer="layout" svg:width="0.106cm" svg:height="0.214cm" svg:x="18.371cm" svg:y="13.152cm" svg:viewBox="0 0 107 215" draw:points="107,0 34,181 0,215">
              <text:p/>
            </draw:polyline>
            <draw:polyline draw:style-name="gr5" draw:text-style-name="P1" draw:layer="layout" svg:width="0.803cm" svg:height="0cm" svg:x="20.185cm" svg:y="14.348cm" svg:viewBox="0 0 804 0" draw:points="0,0 765,0 804,0">
              <text:p/>
            </draw:polyline>
            <draw:polyline draw:style-name="gr5" draw:text-style-name="P1" draw:layer="layout" svg:width="0cm" svg:height="0.795cm" svg:x="21.204cm" svg:y="13.299cm" svg:viewBox="0 0 0 796" draw:points="0,796 0,34 0,0">
              <text:p/>
            </draw:polyline>
            <draw:polyline draw:style-name="gr5" draw:text-style-name="P1" draw:layer="layout" svg:width="0.799cm" svg:height="0cm" svg:x="20.151cm" svg:y="13.079cm" svg:viewBox="0 0 800 0" draw:points="800,0 34,0 0,0">
              <text:p/>
            </draw:polyline>
            <draw:polyline draw:style-name="gr5" draw:text-style-name="P1" draw:layer="layout" svg:width="0cm" svg:height="0.799cm" svg:x="19.931cm" svg:y="13.333cm" svg:viewBox="0 0 0 800" draw:points="0,0 0,761 0,800">
              <text:p/>
            </draw:polyline>
            <draw:polyline draw:style-name="gr5" draw:text-style-name="P1" draw:layer="layout" svg:width="0.106cm" svg:height="0.218cm" svg:x="21.096cm" svg:y="13.114cm" svg:viewBox="0 0 107 219" draw:points="107,219 34,39 0,0">
              <text:p/>
            </draw:polyline>
            <draw:polyline draw:style-name="gr5" draw:text-style-name="P1" draw:layer="layout" svg:width="0.214cm" svg:height="0.111cm" svg:x="20.916cm" svg:y="13.041cm" svg:viewBox="0 0 215 112" draw:points="215,112 34,39 0,0">
              <text:p/>
            </draw:polyline>
            <draw:polyline draw:style-name="gr5" draw:text-style-name="P1" draw:layer="layout" svg:width="0.106cm" svg:height="0.218cm" svg:x="21.096cm" svg:y="14.094cm" svg:viewBox="0 0 107 219" draw:points="107,0 34,185 0,219">
              <text:p/>
            </draw:polyline>
            <draw:polyline draw:style-name="gr5" draw:text-style-name="P1" draw:layer="layout" svg:width="0.214cm" svg:height="0.107cm" svg:x="20.916cm" svg:y="14.279cm" svg:viewBox="0 0 215 108" draw:points="215,0 34,69 0,108">
              <text:p/>
            </draw:polyline>
            <draw:polyline draw:style-name="gr5" draw:text-style-name="P1" draw:layer="layout" svg:width="0.111cm" svg:height="0.218cm" svg:x="19.931cm" svg:y="14.094cm" svg:viewBox="0 0 112 219" draw:points="0,0 73,185 112,219">
              <text:p/>
            </draw:polyline>
            <draw:polyline draw:style-name="gr5" draw:text-style-name="P1" draw:layer="layout" svg:width="0.218cm" svg:height="0.107cm" svg:x="20.004cm" svg:y="14.279cm" svg:viewBox="0 0 219 108" draw:points="0,0 181,69 219,108">
              <text:p/>
            </draw:polyline>
            <draw:polyline draw:style-name="gr5" draw:text-style-name="P1" draw:layer="layout" svg:width="0.214cm" svg:height="0.107cm" svg:x="19.97cm" svg:y="13.079cm" svg:viewBox="0 0 215 108" draw:points="215,0 34,73 0,108">
              <text:p/>
            </draw:polyline>
            <draw:polyline draw:style-name="gr5" draw:text-style-name="P1" draw:layer="layout" svg:width="0.106cm" svg:height="0.214cm" svg:x="19.897cm" svg:y="13.152cm" svg:viewBox="0 0 107 215" draw:points="107,0 34,181 0,215">
              <text:p/>
            </draw:polyline>
            <draw:polyline draw:style-name="gr5" draw:text-style-name="P1" draw:layer="layout" svg:width="0.799cm" svg:height="0cm" svg:x="21.716cm" svg:y="14.348cm" svg:viewBox="0 0 800 0" draw:points="0,0 761,0 800,0">
              <text:p/>
            </draw:polyline>
            <draw:polyline draw:style-name="gr5" draw:text-style-name="P1" draw:layer="layout" svg:width="0cm" svg:height="0.795cm" svg:x="22.734cm" svg:y="13.299cm" svg:viewBox="0 0 0 796" draw:points="0,796 0,34 0,0">
              <text:p/>
            </draw:polyline>
            <draw:polyline draw:style-name="gr5" draw:text-style-name="P1" draw:layer="layout" svg:width="0.799cm" svg:height="0cm" svg:x="21.677cm" svg:y="13.079cm" svg:viewBox="0 0 800 0" draw:points="800,0 39,0 0,0">
              <text:p/>
            </draw:polyline>
            <draw:polyline draw:style-name="gr5" draw:text-style-name="P1" draw:layer="layout" svg:width="0cm" svg:height="0.799cm" svg:x="21.462cm" svg:y="13.333cm" svg:viewBox="0 0 0 800" draw:points="0,0 0,761 0,800">
              <text:p/>
            </draw:polyline>
            <draw:polyline draw:style-name="gr5" draw:text-style-name="P1" draw:layer="layout" svg:width="0.111cm" svg:height="0.218cm" svg:x="22.623cm" svg:y="13.114cm" svg:viewBox="0 0 112 219" draw:points="112,219 39,39 0,0">
              <text:p/>
            </draw:polyline>
            <draw:polyline draw:style-name="gr5" draw:text-style-name="P1" draw:layer="layout" svg:width="0.218cm" svg:height="0.111cm" svg:x="22.442cm" svg:y="13.041cm" svg:viewBox="0 0 219 112" draw:points="219,112 34,39 0,0">
              <text:p/>
            </draw:polyline>
            <draw:polyline draw:style-name="gr5" draw:text-style-name="P1" draw:layer="layout" svg:width="0.111cm" svg:height="0.218cm" svg:x="22.623cm" svg:y="14.094cm" svg:viewBox="0 0 112 219" draw:points="112,0 39,185 0,219">
              <text:p/>
            </draw:polyline>
            <draw:polyline draw:style-name="gr5" draw:text-style-name="P1" draw:layer="layout" svg:width="0.218cm" svg:height="0.107cm" svg:x="22.442cm" svg:y="14.279cm" svg:viewBox="0 0 219 108" draw:points="219,0 34,69 0,108">
              <text:p/>
            </draw:polyline>
            <draw:polyline draw:style-name="gr5" draw:text-style-name="P1" draw:layer="layout" svg:width="0.106cm" svg:height="0.218cm" svg:x="21.462cm" svg:y="14.094cm" svg:viewBox="0 0 107 219" draw:points="0,0 69,185 107,219">
              <text:p/>
            </draw:polyline>
            <draw:polyline draw:style-name="gr5" draw:text-style-name="P1" draw:layer="layout" svg:width="0.218cm" svg:height="0.107cm" svg:x="21.531cm" svg:y="14.279cm" svg:viewBox="0 0 219 108" draw:points="0,0 185,69 219,108">
              <text:p/>
            </draw:polyline>
            <draw:polyline draw:style-name="gr5" draw:text-style-name="P1" draw:layer="layout" svg:width="0.218cm" svg:height="0.107cm" svg:x="21.496cm" svg:y="13.079cm" svg:viewBox="0 0 219 108" draw:points="219,0 34,73 0,108">
              <text:p/>
            </draw:polyline>
            <draw:polyline draw:style-name="gr5" draw:text-style-name="P1" draw:layer="layout" svg:width="0.106cm" svg:height="0.214cm" svg:x="21.423cm" svg:y="13.152cm" svg:viewBox="0 0 107 215" draw:points="107,0 39,181 0,215">
              <text:p/>
            </draw:polyline>
            <draw:polyline draw:style-name="gr5" draw:text-style-name="P1" draw:layer="layout" svg:width="0.799cm" svg:height="0cm" svg:x="23.242cm" svg:y="14.348cm" svg:viewBox="0 0 800 0" draw:points="0,0 765,0 800,0">
              <text:p/>
            </draw:polyline>
            <draw:polyline draw:style-name="gr5" draw:text-style-name="P1" draw:layer="layout" svg:width="0cm" svg:height="0.795cm" svg:x="24.261cm" svg:y="13.299cm" svg:viewBox="0 0 0 796" draw:points="0,796 0,34 0,0">
              <text:p/>
            </draw:polyline>
            <draw:polyline draw:style-name="gr5" draw:text-style-name="P1" draw:layer="layout" svg:width="0.799cm" svg:height="0cm" svg:x="23.207cm" svg:y="13.079cm" svg:viewBox="0 0 800 0" draw:points="800,0 34,0 0,0">
              <text:p/>
            </draw:polyline>
            <draw:polyline draw:style-name="gr5" draw:text-style-name="P1" draw:layer="layout" svg:width="0cm" svg:height="0.799cm" svg:x="22.988cm" svg:y="13.333cm" svg:viewBox="0 0 0 800" draw:points="0,0 0,761 0,800">
              <text:p/>
            </draw:polyline>
            <draw:polyline draw:style-name="gr5" draw:text-style-name="P1" draw:layer="layout" svg:width="0.106cm" svg:height="0.218cm" svg:x="24.153cm" svg:y="13.114cm" svg:viewBox="0 0 107 219" draw:points="107,219 34,39 0,0">
              <text:p/>
            </draw:polyline>
            <draw:polyline draw:style-name="gr5" draw:text-style-name="P1" draw:layer="layout" svg:width="0.218cm" svg:height="0.111cm" svg:x="23.968cm" svg:y="13.041cm" svg:viewBox="0 0 219 112" draw:points="219,112 39,39 0,0">
              <text:p/>
            </draw:polyline>
            <draw:polyline draw:style-name="gr5" draw:text-style-name="P1" draw:layer="layout" svg:width="0.106cm" svg:height="0.218cm" svg:x="24.153cm" svg:y="14.094cm" svg:viewBox="0 0 107 219" draw:points="107,0 34,185 0,219">
              <text:p/>
            </draw:polyline>
            <draw:polyline draw:style-name="gr5" draw:text-style-name="P1" draw:layer="layout" svg:width="0.218cm" svg:height="0.107cm" svg:x="23.968cm" svg:y="14.279cm" svg:viewBox="0 0 219 108" draw:points="219,0 39,69 0,108">
              <text:p/>
            </draw:polyline>
            <draw:polyline draw:style-name="gr5" draw:text-style-name="P1" draw:layer="layout" svg:width="0.106cm" svg:height="0.218cm" svg:x="22.988cm" svg:y="14.094cm" svg:viewBox="0 0 107 219" draw:points="0,0 73,185 107,219">
              <text:p/>
            </draw:polyline>
            <draw:polyline draw:style-name="gr5" draw:text-style-name="P1" draw:layer="layout" svg:width="0.218cm" svg:height="0.107cm" svg:x="23.061cm" svg:y="14.279cm" svg:viewBox="0 0 219 108" draw:points="0,0 181,69 219,108">
              <text:p/>
            </draw:polyline>
            <draw:polyline draw:style-name="gr5" draw:text-style-name="P1" draw:layer="layout" svg:width="0.218cm" svg:height="0.107cm" svg:x="23.023cm" svg:y="13.079cm" svg:viewBox="0 0 219 108" draw:points="219,0 39,73 0,108">
              <text:p/>
            </draw:polyline>
            <draw:polyline draw:style-name="gr5" draw:text-style-name="P1" draw:layer="layout" svg:width="0.111cm" svg:height="0.214cm" svg:x="22.949cm" svg:y="13.152cm" svg:viewBox="0 0 112 215" draw:points="112,0 39,181 0,215">
              <text:p/>
            </draw:polyline>
            <draw:polyline draw:style-name="gr5" draw:text-style-name="P1" draw:layer="layout" svg:width="0.764cm" svg:height="0cm" svg:x="24.768cm" svg:y="14.348cm" svg:viewBox="0 0 765 0" draw:points="0,0 731,0 765,0">
              <text:p/>
            </draw:polyline>
            <draw:polyline draw:style-name="gr5" draw:text-style-name="P1" draw:layer="layout" svg:width="0cm" svg:height="0.795cm" svg:x="25.753cm" svg:y="13.299cm" svg:viewBox="0 0 0 796" draw:points="0,796 0,34 0,0">
              <text:p/>
            </draw:polyline>
            <draw:polyline draw:style-name="gr5" draw:text-style-name="P1" draw:layer="layout" svg:width="0.764cm" svg:height="0cm" svg:x="24.734cm" svg:y="13.079cm" svg:viewBox="0 0 765 0" draw:points="765,0 34,0 0,0">
              <text:p/>
            </draw:polyline>
            <draw:polyline draw:style-name="gr5" draw:text-style-name="P1" draw:layer="layout" svg:width="0cm" svg:height="0.799cm" svg:x="24.514cm" svg:y="13.333cm" svg:viewBox="0 0 0 800" draw:points="0,0 0,761 0,800">
              <text:p/>
            </draw:polyline>
            <draw:polyline draw:style-name="gr5" draw:text-style-name="P1" draw:layer="layout" svg:width="0.111cm" svg:height="0.218cm" svg:x="25.641cm" svg:y="13.114cm" svg:viewBox="0 0 112 219" draw:points="112,219 39,39 0,0">
              <text:p/>
            </draw:polyline>
            <draw:polyline draw:style-name="gr5" draw:text-style-name="P1" draw:layer="layout" svg:width="0.218cm" svg:height="0.111cm" svg:x="25.46cm" svg:y="13.041cm" svg:viewBox="0 0 219 112" draw:points="219,112 39,39 0,0">
              <text:p/>
            </draw:polyline>
            <draw:polyline draw:style-name="gr5" draw:text-style-name="P1" draw:layer="layout" svg:width="0.111cm" svg:height="0.218cm" svg:x="25.641cm" svg:y="14.094cm" svg:viewBox="0 0 112 219" draw:points="112,0 39,185 0,219">
              <text:p/>
            </draw:polyline>
            <draw:polyline draw:style-name="gr5" draw:text-style-name="P1" draw:layer="layout" svg:width="0.218cm" svg:height="0.107cm" svg:x="25.46cm" svg:y="14.279cm" svg:viewBox="0 0 219 108" draw:points="219,0 39,69 0,108">
              <text:p/>
            </draw:polyline>
            <draw:polyline draw:style-name="gr5" draw:text-style-name="P1" draw:layer="layout" svg:width="0.111cm" svg:height="0.218cm" svg:x="24.514cm" svg:y="14.094cm" svg:viewBox="0 0 112 219" draw:points="0,0 73,185 112,219">
              <text:p/>
            </draw:polyline>
            <draw:polyline draw:style-name="gr5" draw:text-style-name="P1" draw:layer="layout" svg:width="0.218cm" svg:height="0.107cm" svg:x="24.587cm" svg:y="14.279cm" svg:viewBox="0 0 219 108" draw:points="0,0 181,69 219,108">
              <text:p/>
            </draw:polyline>
            <draw:polyline draw:style-name="gr5" draw:text-style-name="P1" draw:layer="layout" svg:width="0.214cm" svg:height="0.107cm" svg:x="24.553cm" svg:y="13.079cm" svg:viewBox="0 0 215 108" draw:points="215,0 34,73 0,108">
              <text:p/>
            </draw:polyline>
            <draw:polyline draw:style-name="gr5" draw:text-style-name="P1" draw:layer="layout" svg:width="0.106cm" svg:height="0.214cm" svg:x="24.48cm" svg:y="13.152cm" svg:viewBox="0 0 107 215" draw:points="107,0 34,181 0,215">
              <text:p/>
            </draw:polyline>
            <draw:polyline draw:style-name="gr5" draw:text-style-name="P1" draw:layer="layout" svg:width="0.799cm" svg:height="0cm" svg:x="26.26cm" svg:y="14.348cm" svg:viewBox="0 0 800 0" draw:points="0,0 765,0 800,0">
              <text:p/>
            </draw:polyline>
            <draw:polyline draw:style-name="gr5" draw:text-style-name="P1" draw:layer="layout" svg:width="0cm" svg:height="0.795cm" svg:x="27.279cm" svg:y="13.299cm" svg:viewBox="0 0 0 796" draw:points="0,796 0,34 0,0">
              <text:p/>
            </draw:polyline>
            <draw:polyline draw:style-name="gr5" draw:text-style-name="P1" draw:layer="layout" svg:width="0.799cm" svg:height="0cm" svg:x="26.225cm" svg:y="13.079cm" svg:viewBox="0 0 800 0" draw:points="800,0 34,0 0,0">
              <text:p/>
            </draw:polyline>
            <draw:polyline draw:style-name="gr5" draw:text-style-name="P1" draw:layer="layout" svg:width="0cm" svg:height="0.799cm" svg:x="26.006cm" svg:y="13.333cm" svg:viewBox="0 0 0 800" draw:points="0,0 0,761 0,800">
              <text:p/>
            </draw:polyline>
            <draw:polyline draw:style-name="gr5" draw:text-style-name="P1" draw:layer="layout" svg:width="0.106cm" svg:height="0.218cm" svg:x="27.171cm" svg:y="13.114cm" svg:viewBox="0 0 107 219" draw:points="107,219 34,39 0,0">
              <text:p/>
            </draw:polyline>
            <draw:polyline draw:style-name="gr5" draw:text-style-name="P1" draw:layer="layout" svg:width="0.218cm" svg:height="0.111cm" svg:x="26.986cm" svg:y="13.041cm" svg:viewBox="0 0 219 112" draw:points="219,112 39,39 0,0">
              <text:p/>
            </draw:polyline>
            <draw:polyline draw:style-name="gr5" draw:text-style-name="P1" draw:layer="layout" svg:width="0.106cm" svg:height="0.218cm" svg:x="27.171cm" svg:y="14.094cm" svg:viewBox="0 0 107 219" draw:points="107,0 34,185 0,219">
              <text:p/>
            </draw:polyline>
            <draw:polyline draw:style-name="gr5" draw:text-style-name="P1" draw:layer="layout" svg:width="0.218cm" svg:height="0.107cm" svg:x="26.986cm" svg:y="14.279cm" svg:viewBox="0 0 219 108" draw:points="219,0 39,69 0,108">
              <text:p/>
            </draw:polyline>
            <draw:polyline draw:style-name="gr5" draw:text-style-name="P1" draw:layer="layout" svg:width="0.106cm" svg:height="0.218cm" svg:x="26.006cm" svg:y="14.094cm" svg:viewBox="0 0 107 219" draw:points="0,0 73,185 107,219">
              <text:p/>
            </draw:polyline>
            <draw:polyline draw:style-name="gr5" draw:text-style-name="P1" draw:layer="layout" svg:width="0.218cm" svg:height="0.107cm" svg:x="26.079cm" svg:y="14.279cm" svg:viewBox="0 0 219 108" draw:points="0,0 181,69 219,108">
              <text:p/>
            </draw:polyline>
            <draw:polyline draw:style-name="gr5" draw:text-style-name="P1" draw:layer="layout" svg:width="0.218cm" svg:height="0.107cm" svg:x="26.041cm" svg:y="13.079cm" svg:viewBox="0 0 219 108" draw:points="219,0 39,73 0,108">
              <text:p/>
            </draw:polyline>
            <draw:polyline draw:style-name="gr5" draw:text-style-name="P1" draw:layer="layout" svg:width="0.106cm" svg:height="0.214cm" svg:x="25.972cm" svg:y="13.152cm" svg:viewBox="0 0 107 215" draw:points="107,0 34,181 0,215">
              <text:p/>
            </draw:polyline>
            <draw:polyline draw:style-name="gr5" draw:text-style-name="P1" draw:layer="layout" svg:width="0.799cm" svg:height="0cm" svg:x="3.422cm" svg:y="15.875cm" svg:viewBox="0 0 800 0" draw:points="0,0 761,0 800,0">
              <text:p/>
            </draw:polyline>
            <draw:polyline draw:style-name="gr5" draw:text-style-name="P1" draw:layer="layout" svg:width="0cm" svg:height="0.799cm" svg:x="4.437cm" svg:y="14.821cm" svg:viewBox="0 0 0 800" draw:points="0,800 0,39 0,0">
              <text:p/>
            </draw:polyline>
            <draw:polyline draw:style-name="gr5" draw:text-style-name="P1" draw:layer="layout" svg:width="0.799cm" svg:height="0cm" svg:x="3.383cm" svg:y="14.606cm" svg:viewBox="0 0 800 0" draw:points="800,0 39,0 0,0">
              <text:p/>
            </draw:polyline>
            <draw:polyline draw:style-name="gr5" draw:text-style-name="P1" draw:layer="layout" svg:width="0cm" svg:height="0.795cm" svg:x="3.164cm" svg:y="14.86cm" svg:viewBox="0 0 0 796" draw:points="0,0 0,761 0,796">
              <text:p/>
            </draw:polyline>
            <draw:polyline draw:style-name="gr5" draw:text-style-name="P1" draw:layer="layout" svg:width="0.106cm" svg:height="0.218cm" svg:x="4.329cm" svg:y="14.641cm" svg:viewBox="0 0 107 219" draw:points="107,219 39,34 0,0">
              <text:p/>
            </draw:polyline>
            <draw:polyline draw:style-name="gr5" draw:text-style-name="P1" draw:layer="layout" svg:width="0.218cm" svg:height="0.107cm" svg:x="4.148cm" svg:y="14.567cm" svg:viewBox="0 0 219 108" draw:points="219,108 34,39 0,0">
              <text:p/>
            </draw:polyline>
            <draw:polyline draw:style-name="gr5" draw:text-style-name="P1" draw:layer="layout" svg:width="0.106cm" svg:height="0.218cm" svg:x="4.329cm" svg:y="15.621cm" svg:viewBox="0 0 107 219" draw:points="107,0 39,181 0,219">
              <text:p/>
            </draw:polyline>
            <draw:polyline draw:style-name="gr5" draw:text-style-name="P1" draw:layer="layout" svg:width="0.218cm" svg:height="0.111cm" svg:x="4.148cm" svg:y="15.802cm" svg:viewBox="0 0 219 112" draw:points="219,0 34,73 0,112">
              <text:p/>
            </draw:polyline>
            <draw:polyline draw:style-name="gr5" draw:text-style-name="P1" draw:layer="layout" svg:width="0.145cm" svg:height="0.218cm" svg:x="3.164cm" svg:y="15.621cm" svg:viewBox="0 0 146 219" draw:points="0,0 112,181 146,219">
              <text:p/>
            </draw:polyline>
            <draw:polyline draw:style-name="gr5" draw:text-style-name="P1" draw:layer="layout" svg:width="0.18cm" svg:height="0.111cm" svg:x="3.276cm" svg:y="15.802cm" svg:viewBox="0 0 181 112" draw:points="0,0 146,73 181,112">
              <text:p/>
            </draw:polyline>
            <draw:polyline draw:style-name="gr5" draw:text-style-name="P1" draw:layer="layout" svg:width="0.184cm" svg:height="0.107cm" svg:x="3.237cm" svg:y="14.606cm" svg:viewBox="0 0 185 108" draw:points="185,0 39,69 0,108">
              <text:p/>
            </draw:polyline>
            <draw:polyline draw:style-name="gr5" draw:text-style-name="P1" draw:layer="layout" svg:width="0.145cm" svg:height="0.218cm" svg:x="3.13cm" svg:y="14.675cm" svg:viewBox="0 0 146 219" draw:points="146,0 34,185 0,219">
              <text:p/>
            </draw:polyline>
            <draw:polyline draw:style-name="gr5" draw:text-style-name="P1" draw:layer="layout" svg:width="0.799cm" svg:height="0cm" svg:x="4.948cm" svg:y="15.875cm" svg:viewBox="0 0 800 0" draw:points="0,0 765,0 800,0">
              <text:p/>
            </draw:polyline>
            <draw:polyline draw:style-name="gr5" draw:text-style-name="P1" draw:layer="layout" svg:width="0cm" svg:height="0.799cm" svg:x="5.967cm" svg:y="14.821cm" svg:viewBox="0 0 0 800" draw:points="0,800 0,39 0,0">
              <text:p/>
            </draw:polyline>
            <draw:polyline draw:style-name="gr5" draw:text-style-name="P1" draw:layer="layout" svg:width="0.803cm" svg:height="0cm" svg:x="4.909cm" svg:y="14.606cm" svg:viewBox="0 0 804 0" draw:points="804,0 39,0 0,0">
              <text:p/>
            </draw:polyline>
            <draw:polyline draw:style-name="gr5" draw:text-style-name="P1" draw:layer="layout" svg:width="0cm" svg:height="0.795cm" svg:x="4.695cm" svg:y="14.86cm" svg:viewBox="0 0 0 796" draw:points="0,0 0,761 0,796">
              <text:p/>
            </draw:polyline>
            <draw:polyline draw:style-name="gr5" draw:text-style-name="P1" draw:layer="layout" svg:width="0.111cm" svg:height="0.218cm" svg:x="5.855cm" svg:y="14.641cm" svg:viewBox="0 0 112 219" draw:points="112,219 39,34 0,0">
              <text:p/>
            </draw:polyline>
            <draw:polyline draw:style-name="gr5" draw:text-style-name="P1" draw:layer="layout" svg:width="0.218cm" svg:height="0.107cm" svg:x="5.675cm" svg:y="14.567cm" svg:viewBox="0 0 219 108" draw:points="219,108 39,39 0,0">
              <text:p/>
            </draw:polyline>
            <draw:polyline draw:style-name="gr5" draw:text-style-name="P1" draw:layer="layout" svg:width="0.111cm" svg:height="0.218cm" svg:x="5.855cm" svg:y="15.621cm" svg:viewBox="0 0 112 219" draw:points="112,0 39,181 0,219">
              <text:p/>
            </draw:polyline>
            <draw:polyline draw:style-name="gr5" draw:text-style-name="P1" draw:layer="layout" svg:width="0.218cm" svg:height="0.111cm" svg:x="5.675cm" svg:y="15.802cm" svg:viewBox="0 0 219 112" draw:points="219,0 39,73 0,112">
              <text:p/>
            </draw:polyline>
            <draw:polyline draw:style-name="gr5" draw:text-style-name="P1" draw:layer="layout" svg:width="0.106cm" svg:height="0.218cm" svg:x="4.695cm" svg:y="15.621cm" svg:viewBox="0 0 107 219" draw:points="0,0 73,181 107,219">
              <text:p/>
            </draw:polyline>
            <draw:polyline draw:style-name="gr5" draw:text-style-name="P1" draw:layer="layout" svg:width="0.214cm" svg:height="0.111cm" svg:x="4.768cm" svg:y="15.802cm" svg:viewBox="0 0 215 112" draw:points="0,0 181,73 215,112">
              <text:p/>
            </draw:polyline>
            <draw:polyline draw:style-name="gr5" draw:text-style-name="P1" draw:layer="layout" svg:width="0.218cm" svg:height="0.107cm" svg:x="4.729cm" svg:y="14.606cm" svg:viewBox="0 0 219 108" draw:points="219,0 39,69 0,108">
              <text:p/>
            </draw:polyline>
            <draw:polyline draw:style-name="gr5" draw:text-style-name="P1" draw:layer="layout" svg:width="0.111cm" svg:height="0.218cm" svg:x="4.656cm" svg:y="14.675cm" svg:viewBox="0 0 112 219" draw:points="112,0 39,185 0,219">
              <text:p/>
            </draw:polyline>
            <draw:polyline draw:style-name="gr5" draw:text-style-name="P1" draw:layer="layout" svg:width="0.799cm" svg:height="0cm" svg:x="6.474cm" svg:y="15.875cm" svg:viewBox="0 0 800 0" draw:points="0,0 765,0 800,0">
              <text:p/>
            </draw:polyline>
            <draw:polyline draw:style-name="gr5" draw:text-style-name="P1" draw:layer="layout" svg:width="0cm" svg:height="0.799cm" svg:x="7.493cm" svg:y="14.821cm" svg:viewBox="0 0 0 800" draw:points="0,800 0,39 0,0">
              <text:p/>
            </draw:polyline>
            <draw:polyline draw:style-name="gr5" draw:text-style-name="P1" draw:layer="layout" svg:width="0.799cm" svg:height="0cm" svg:x="6.44cm" svg:y="14.606cm" svg:viewBox="0 0 800 0" draw:points="800,0 34,0 0,0">
              <text:p/>
            </draw:polyline>
            <draw:polyline draw:style-name="gr5" draw:text-style-name="P1" draw:layer="layout" svg:width="0cm" svg:height="0.795cm" svg:x="6.221cm" svg:y="14.86cm" svg:viewBox="0 0 0 796" draw:points="0,0 0,761 0,796">
              <text:p/>
            </draw:polyline>
            <draw:polyline draw:style-name="gr5" draw:text-style-name="P1" draw:layer="layout" svg:width="0.106cm" svg:height="0.218cm" svg:x="7.386cm" svg:y="14.641cm" svg:viewBox="0 0 107 219" draw:points="107,219 34,34 0,0">
              <text:p/>
            </draw:polyline>
            <draw:polyline draw:style-name="gr5" draw:text-style-name="P1" draw:layer="layout" svg:width="0.218cm" svg:height="0.107cm" svg:x="7.201cm" svg:y="14.567cm" svg:viewBox="0 0 219 108" draw:points="219,108 39,39 0,0">
              <text:p/>
            </draw:polyline>
            <draw:polyline draw:style-name="gr5" draw:text-style-name="P1" draw:layer="layout" svg:width="0.106cm" svg:height="0.218cm" svg:x="7.386cm" svg:y="15.621cm" svg:viewBox="0 0 107 219" draw:points="107,0 34,181 0,219">
              <text:p/>
            </draw:polyline>
            <draw:polyline draw:style-name="gr5" draw:text-style-name="P1" draw:layer="layout" svg:width="0.218cm" svg:height="0.111cm" svg:x="7.201cm" svg:y="15.802cm" svg:viewBox="0 0 219 112" draw:points="219,0 39,73 0,112">
              <text:p/>
            </draw:polyline>
            <draw:polyline draw:style-name="gr5" draw:text-style-name="P1" draw:layer="layout" svg:width="0.106cm" svg:height="0.218cm" svg:x="6.221cm" svg:y="15.621cm" svg:viewBox="0 0 107 219" draw:points="0,0 73,181 107,219">
              <text:p/>
            </draw:polyline>
            <draw:polyline draw:style-name="gr5" draw:text-style-name="P1" draw:layer="layout" svg:width="0.218cm" svg:height="0.111cm" svg:x="6.294cm" svg:y="15.802cm" svg:viewBox="0 0 219 112" draw:points="0,0 181,73 219,112">
              <text:p/>
            </draw:polyline>
            <draw:polyline draw:style-name="gr5" draw:text-style-name="P1" draw:layer="layout" svg:width="0.218cm" svg:height="0.107cm" svg:x="6.255cm" svg:y="14.606cm" svg:viewBox="0 0 219 108" draw:points="219,0 39,69 0,108">
              <text:p/>
            </draw:polyline>
            <draw:polyline draw:style-name="gr5" draw:text-style-name="P1" draw:layer="layout" svg:width="0.106cm" svg:height="0.218cm" svg:x="6.186cm" svg:y="14.675cm" svg:viewBox="0 0 107 219" draw:points="107,0 34,185 0,219">
              <text:p/>
            </draw:polyline>
            <draw:polyline draw:style-name="gr5" draw:text-style-name="P1" draw:layer="layout" svg:width="0.799cm" svg:height="0cm" svg:x="8.005cm" svg:y="15.875cm" svg:viewBox="0 0 800 0" draw:points="0,0 761,0 800,0">
              <text:p/>
            </draw:polyline>
            <draw:polyline draw:style-name="gr5" draw:text-style-name="P1" draw:layer="layout" svg:width="0cm" svg:height="0.799cm" svg:x="9.02cm" svg:y="14.821cm" svg:viewBox="0 0 0 800" draw:points="0,800 0,39 0,0">
              <text:p/>
            </draw:polyline>
            <draw:polyline draw:style-name="gr5" draw:text-style-name="P1" draw:layer="layout" svg:width="0.799cm" svg:height="0cm" svg:x="7.966cm" svg:y="14.606cm" svg:viewBox="0 0 800 0" draw:points="800,0 39,0 0,0">
              <text:p/>
            </draw:polyline>
            <draw:polyline draw:style-name="gr5" draw:text-style-name="P1" draw:layer="layout" svg:width="0cm" svg:height="0.795cm" svg:x="7.747cm" svg:y="14.86cm" svg:viewBox="0 0 0 796" draw:points="0,0 0,761 0,796">
              <text:p/>
            </draw:polyline>
            <draw:polyline draw:style-name="gr5" draw:text-style-name="P1" draw:layer="layout" svg:width="0.106cm" svg:height="0.218cm" svg:x="8.912cm" svg:y="14.641cm" svg:viewBox="0 0 107 219" draw:points="107,219 34,34 0,0">
              <text:p/>
            </draw:polyline>
            <draw:polyline draw:style-name="gr5" draw:text-style-name="P1" draw:layer="layout" svg:width="0.214cm" svg:height="0.107cm" svg:x="8.732cm" svg:y="14.567cm" svg:viewBox="0 0 215 108" draw:points="215,108 34,39 0,0">
              <text:p/>
            </draw:polyline>
            <draw:polyline draw:style-name="gr5" draw:text-style-name="P1" draw:layer="layout" svg:width="0.106cm" svg:height="0.218cm" svg:x="8.912cm" svg:y="15.621cm" svg:viewBox="0 0 107 219" draw:points="107,0 34,181 0,219">
              <text:p/>
            </draw:polyline>
            <draw:polyline draw:style-name="gr5" draw:text-style-name="P1" draw:layer="layout" svg:width="0.214cm" svg:height="0.111cm" svg:x="8.732cm" svg:y="15.802cm" svg:viewBox="0 0 215 112" draw:points="215,0 34,73 0,112">
              <text:p/>
            </draw:polyline>
            <draw:polyline draw:style-name="gr5" draw:text-style-name="P1" draw:layer="layout" svg:width="0.111cm" svg:height="0.218cm" svg:x="7.747cm" svg:y="15.621cm" svg:viewBox="0 0 112 219" draw:points="0,0 73,181 112,219">
              <text:p/>
            </draw:polyline>
            <draw:polyline draw:style-name="gr5" draw:text-style-name="P1" draw:layer="layout" svg:width="0.218cm" svg:height="0.111cm" svg:x="7.82cm" svg:y="15.802cm" svg:viewBox="0 0 219 112" draw:points="0,0 185,73 219,112">
              <text:p/>
            </draw:polyline>
            <draw:polyline draw:style-name="gr5" draw:text-style-name="P1" draw:layer="layout" svg:width="0.218cm" svg:height="0.107cm" svg:x="7.786cm" svg:y="14.606cm" svg:viewBox="0 0 219 108" draw:points="219,0 34,69 0,108">
              <text:p/>
            </draw:polyline>
            <draw:polyline draw:style-name="gr5" draw:text-style-name="P1" draw:layer="layout" svg:width="0.106cm" svg:height="0.218cm" svg:x="7.713cm" svg:y="14.675cm" svg:viewBox="0 0 107 219" draw:points="107,0 34,185 0,219">
              <text:p/>
            </draw:polyline>
            <draw:polyline draw:style-name="gr5" draw:text-style-name="P1" draw:layer="layout" svg:width="0.799cm" svg:height="0cm" svg:x="9.531cm" svg:y="15.875cm" svg:viewBox="0 0 800 0" draw:points="0,0 761,0 800,0">
              <text:p/>
            </draw:polyline>
            <draw:polyline draw:style-name="gr5" draw:text-style-name="P1" draw:layer="layout" svg:width="0cm" svg:height="0.799cm" svg:x="10.55cm" svg:y="14.821cm" svg:viewBox="0 0 0 800" draw:points="0,800 0,39 0,0">
              <text:p/>
            </draw:polyline>
            <draw:polyline draw:style-name="gr5" draw:text-style-name="P1" draw:layer="layout" svg:width="0.799cm" svg:height="0cm" svg:x="9.493cm" svg:y="14.606cm" svg:viewBox="0 0 800 0" draw:points="800,0 39,0 0,0">
              <text:p/>
            </draw:polyline>
            <draw:polyline draw:style-name="gr5" draw:text-style-name="P1" draw:layer="layout" svg:width="0cm" svg:height="0.795cm" svg:x="9.278cm" svg:y="14.86cm" svg:viewBox="0 0 0 796" draw:points="0,0 0,761 0,796">
              <text:p/>
            </draw:polyline>
            <draw:polyline draw:style-name="gr5" draw:text-style-name="P1" draw:layer="layout" svg:width="0.111cm" svg:height="0.218cm" svg:x="10.438cm" svg:y="14.641cm" svg:viewBox="0 0 112 219" draw:points="112,219 39,34 0,0">
              <text:p/>
            </draw:polyline>
            <draw:polyline draw:style-name="gr5" draw:text-style-name="P1" draw:layer="layout" svg:width="0.218cm" svg:height="0.107cm" svg:x="10.258cm" svg:y="14.567cm" svg:viewBox="0 0 219 108" draw:points="219,108 34,39 0,0">
              <text:p/>
            </draw:polyline>
            <draw:polyline draw:style-name="gr5" draw:text-style-name="P1" draw:layer="layout" svg:width="0.111cm" svg:height="0.218cm" svg:x="10.438cm" svg:y="15.621cm" svg:viewBox="0 0 112 219" draw:points="112,0 39,181 0,219">
              <text:p/>
            </draw:polyline>
            <draw:polyline draw:style-name="gr5" draw:text-style-name="P1" draw:layer="layout" svg:width="0.218cm" svg:height="0.111cm" svg:x="10.258cm" svg:y="15.802cm" svg:viewBox="0 0 219 112" draw:points="219,0 34,73 0,112">
              <text:p/>
            </draw:polyline>
            <draw:polyline draw:style-name="gr5" draw:text-style-name="P1" draw:layer="layout" svg:width="0.106cm" svg:height="0.218cm" svg:x="9.278cm" svg:y="15.621cm" svg:viewBox="0 0 107 219" draw:points="0,0 73,181 107,219">
              <text:p/>
            </draw:polyline>
            <draw:polyline draw:style-name="gr5" draw:text-style-name="P1" draw:layer="layout" svg:width="0.214cm" svg:height="0.111cm" svg:x="9.351cm" svg:y="15.802cm" svg:viewBox="0 0 215 112" draw:points="0,0 181,73 215,112">
              <text:p/>
            </draw:polyline>
            <draw:polyline draw:style-name="gr5" draw:text-style-name="P1" draw:layer="layout" svg:width="0.218cm" svg:height="0.107cm" svg:x="9.312cm" svg:y="14.606cm" svg:viewBox="0 0 219 108" draw:points="219,0 39,69 0,108">
              <text:p/>
            </draw:polyline>
            <draw:polyline draw:style-name="gr5" draw:text-style-name="P1" draw:layer="layout" svg:width="0.111cm" svg:height="0.218cm" svg:x="9.239cm" svg:y="14.675cm" svg:viewBox="0 0 112 219" draw:points="112,0 39,185 0,219">
              <text:p/>
            </draw:polyline>
            <draw:polyline draw:style-name="gr5" draw:text-style-name="P1" draw:layer="layout" svg:width="0.799cm" svg:height="0cm" svg:x="11.057cm" svg:y="15.875cm" svg:viewBox="0 0 800 0" draw:points="0,0 765,0 800,0">
              <text:p/>
            </draw:polyline>
            <draw:polyline draw:style-name="gr5" draw:text-style-name="P1" draw:layer="layout" svg:width="0cm" svg:height="0.799cm" svg:x="12.076cm" svg:y="14.821cm" svg:viewBox="0 0 0 800" draw:points="0,800 0,39 0,0">
              <text:p/>
            </draw:polyline>
            <draw:polyline draw:style-name="gr5" draw:text-style-name="P1" draw:layer="layout" svg:width="0.799cm" svg:height="0cm" svg:x="11.023cm" svg:y="14.606cm" svg:viewBox="0 0 800 0" draw:points="800,0 34,0 0,0">
              <text:p/>
            </draw:polyline>
            <draw:polyline draw:style-name="gr5" draw:text-style-name="P1" draw:layer="layout" svg:width="0cm" svg:height="0.795cm" svg:x="10.804cm" svg:y="14.86cm" svg:viewBox="0 0 0 796" draw:points="0,0 0,761 0,796">
              <text:p/>
            </draw:polyline>
            <draw:polyline draw:style-name="gr5" draw:text-style-name="P1" draw:layer="layout" svg:width="0.106cm" svg:height="0.218cm" svg:x="11.969cm" svg:y="14.641cm" svg:viewBox="0 0 107 219" draw:points="107,219 34,34 0,0">
              <text:p/>
            </draw:polyline>
            <draw:polyline draw:style-name="gr5" draw:text-style-name="P1" draw:layer="layout" svg:width="0.218cm" svg:height="0.107cm" svg:x="11.784cm" svg:y="14.567cm" svg:viewBox="0 0 219 108" draw:points="219,108 39,39 0,0">
              <text:p/>
            </draw:polyline>
            <draw:polyline draw:style-name="gr5" draw:text-style-name="P1" draw:layer="layout" svg:width="0.106cm" svg:height="0.218cm" svg:x="11.969cm" svg:y="15.621cm" svg:viewBox="0 0 107 219" draw:points="107,0 34,181 0,219">
              <text:p/>
            </draw:polyline>
            <draw:polyline draw:style-name="gr5" draw:text-style-name="P1" draw:layer="layout" svg:width="0.218cm" svg:height="0.111cm" svg:x="11.784cm" svg:y="15.802cm" svg:viewBox="0 0 219 112" draw:points="219,0 39,73 0,112">
              <text:p/>
            </draw:polyline>
            <draw:polyline draw:style-name="gr5" draw:text-style-name="P1" draw:layer="layout" svg:width="0.106cm" svg:height="0.218cm" svg:x="10.804cm" svg:y="15.621cm" svg:viewBox="0 0 107 219" draw:points="0,0 73,181 107,219">
              <text:p/>
            </draw:polyline>
            <draw:polyline draw:style-name="gr5" draw:text-style-name="P1" draw:layer="layout" svg:width="0.218cm" svg:height="0.111cm" svg:x="10.877cm" svg:y="15.802cm" svg:viewBox="0 0 219 112" draw:points="0,0 181,73 219,112">
              <text:p/>
            </draw:polyline>
            <draw:polyline draw:style-name="gr5" draw:text-style-name="P1" draw:layer="layout" svg:width="0.218cm" svg:height="0.107cm" svg:x="10.838cm" svg:y="14.606cm" svg:viewBox="0 0 219 108" draw:points="219,0 39,69 0,108">
              <text:p/>
            </draw:polyline>
            <draw:polyline draw:style-name="gr5" draw:text-style-name="P1" draw:layer="layout" svg:width="0.111cm" svg:height="0.218cm" svg:x="10.765cm" svg:y="14.675cm" svg:viewBox="0 0 112 219" draw:points="112,0 39,185 0,219">
              <text:p/>
            </draw:polyline>
            <draw:polyline draw:style-name="gr5" draw:text-style-name="P1" draw:layer="layout" svg:width="0.803cm" svg:height="0cm" svg:x="12.584cm" svg:y="15.875cm" svg:viewBox="0 0 804 0" draw:points="0,0 765,0 804,0">
              <text:p/>
            </draw:polyline>
            <draw:polyline draw:style-name="gr5" draw:text-style-name="P1" draw:layer="layout" svg:width="0cm" svg:height="0.799cm" svg:x="13.603cm" svg:y="14.821cm" svg:viewBox="0 0 0 800" draw:points="0,800 0,39 0,0">
              <text:p/>
            </draw:polyline>
            <draw:polyline draw:style-name="gr5" draw:text-style-name="P1" draw:layer="layout" svg:width="0.799cm" svg:height="0cm" svg:x="12.549cm" svg:y="14.606cm" svg:viewBox="0 0 800 0" draw:points="800,0 34,0 0,0">
              <text:p/>
            </draw:polyline>
            <draw:polyline draw:style-name="gr5" draw:text-style-name="P1" draw:layer="layout" svg:width="0cm" svg:height="0.795cm" svg:x="12.33cm" svg:y="14.86cm" svg:viewBox="0 0 0 796" draw:points="0,0 0,761 0,796">
              <text:p/>
            </draw:polyline>
            <draw:polyline draw:style-name="gr5" draw:text-style-name="P1" draw:layer="layout" svg:width="0.106cm" svg:height="0.218cm" svg:x="13.495cm" svg:y="14.641cm" svg:viewBox="0 0 107 219" draw:points="107,219 34,34 0,0">
              <text:p/>
            </draw:polyline>
            <draw:polyline draw:style-name="gr5" draw:text-style-name="P1" draw:layer="layout" svg:width="0.214cm" svg:height="0.107cm" svg:x="13.315cm" svg:y="14.567cm" svg:viewBox="0 0 215 108" draw:points="215,108 34,39 0,0">
              <text:p/>
            </draw:polyline>
            <draw:polyline draw:style-name="gr5" draw:text-style-name="P1" draw:layer="layout" svg:width="0.106cm" svg:height="0.218cm" svg:x="13.495cm" svg:y="15.621cm" svg:viewBox="0 0 107 219" draw:points="107,0 34,181 0,219">
              <text:p/>
            </draw:polyline>
            <draw:polyline draw:style-name="gr5" draw:text-style-name="P1" draw:layer="layout" svg:width="0.214cm" svg:height="0.111cm" svg:x="13.315cm" svg:y="15.802cm" svg:viewBox="0 0 215 112" draw:points="215,0 34,73 0,112">
              <text:p/>
            </draw:polyline>
            <draw:polyline draw:style-name="gr5" draw:text-style-name="P1" draw:layer="layout" svg:width="0.111cm" svg:height="0.218cm" svg:x="12.33cm" svg:y="15.621cm" svg:viewBox="0 0 112 219" draw:points="0,0 73,181 112,219">
              <text:p/>
            </draw:polyline>
            <draw:polyline draw:style-name="gr5" draw:text-style-name="P1" draw:layer="layout" svg:width="0.218cm" svg:height="0.111cm" svg:x="12.403cm" svg:y="15.802cm" svg:viewBox="0 0 219 112" draw:points="0,0 181,73 219,112">
              <text:p/>
            </draw:polyline>
            <draw:polyline draw:style-name="gr5" draw:text-style-name="P1" draw:layer="layout" svg:width="0.214cm" svg:height="0.107cm" svg:x="12.369cm" svg:y="14.606cm" svg:viewBox="0 0 215 108" draw:points="215,0 34,69 0,108">
              <text:p/>
            </draw:polyline>
            <draw:polyline draw:style-name="gr5" draw:text-style-name="P1" draw:layer="layout" svg:width="0.106cm" svg:height="0.218cm" svg:x="12.296cm" svg:y="14.675cm" svg:viewBox="0 0 107 219" draw:points="107,0 34,185 0,219">
              <text:p/>
            </draw:polyline>
            <draw:polyline draw:style-name="gr5" draw:text-style-name="P1" draw:layer="layout" svg:width="0.76cm" svg:height="0cm" svg:x="14.114cm" svg:y="15.875cm" svg:viewBox="0 0 761 0" draw:points="0,0 727,0 761,0">
              <text:p/>
            </draw:polyline>
            <draw:polyline draw:style-name="gr5" draw:text-style-name="P1" draw:layer="layout" svg:width="0cm" svg:height="0.799cm" svg:x="15.095cm" svg:y="14.821cm" svg:viewBox="0 0 0 800" draw:points="0,800 0,39 0,0">
              <text:p/>
            </draw:polyline>
            <draw:polyline draw:style-name="gr5" draw:text-style-name="P1" draw:layer="layout" svg:width="0.764cm" svg:height="0cm" svg:x="14.076cm" svg:y="14.606cm" svg:viewBox="0 0 765 0" draw:points="765,0 39,0 0,0">
              <text:p/>
            </draw:polyline>
            <draw:polyline draw:style-name="gr5" draw:text-style-name="P1" draw:layer="layout" svg:width="0cm" svg:height="0.795cm" svg:x="13.861cm" svg:y="14.86cm" svg:viewBox="0 0 0 796" draw:points="0,0 0,761 0,796">
              <text:p/>
            </draw:polyline>
            <draw:polyline draw:style-name="gr5" draw:text-style-name="P1" draw:layer="layout" svg:width="0.106cm" svg:height="0.218cm" svg:x="14.987cm" svg:y="14.641cm" svg:viewBox="0 0 107 219" draw:points="107,219 34,34 0,0">
              <text:p/>
            </draw:polyline>
            <draw:polyline draw:style-name="gr5" draw:text-style-name="P1" draw:layer="layout" svg:width="0.218cm" svg:height="0.107cm" svg:x="14.802cm" svg:y="14.567cm" svg:viewBox="0 0 219 108" draw:points="219,108 39,39 0,0">
              <text:p/>
            </draw:polyline>
            <draw:polyline draw:style-name="gr5" draw:text-style-name="P1" draw:layer="layout" svg:width="0.106cm" svg:height="0.218cm" svg:x="14.987cm" svg:y="15.621cm" svg:viewBox="0 0 107 219" draw:points="107,0 34,181 0,219">
              <text:p/>
            </draw:polyline>
            <draw:polyline draw:style-name="gr5" draw:text-style-name="P1" draw:layer="layout" svg:width="0.218cm" svg:height="0.111cm" svg:x="14.802cm" svg:y="15.802cm" svg:viewBox="0 0 219 112" draw:points="219,0 39,73 0,112">
              <text:p/>
            </draw:polyline>
            <draw:polyline draw:style-name="gr5" draw:text-style-name="P1" draw:layer="layout" svg:width="0.106cm" svg:height="0.218cm" svg:x="13.861cm" svg:y="15.621cm" svg:viewBox="0 0 107 219" draw:points="0,0 69,181 107,219">
              <text:p/>
            </draw:polyline>
            <draw:polyline draw:style-name="gr5" draw:text-style-name="P1" draw:layer="layout" svg:width="0.218cm" svg:height="0.111cm" svg:x="13.929cm" svg:y="15.802cm" svg:viewBox="0 0 219 112" draw:points="0,0 185,73 219,112">
              <text:p/>
            </draw:polyline>
            <draw:polyline draw:style-name="gr5" draw:text-style-name="P1" draw:layer="layout" svg:width="0.218cm" svg:height="0.107cm" svg:x="13.895cm" svg:y="14.606cm" svg:viewBox="0 0 219 108" draw:points="219,0 34,69 0,108">
              <text:p/>
            </draw:polyline>
            <draw:polyline draw:style-name="gr5" draw:text-style-name="P1" draw:layer="layout" svg:width="0.106cm" svg:height="0.218cm" svg:x="13.822cm" svg:y="14.675cm" svg:viewBox="0 0 107 219" draw:points="107,0 39,185 0,219">
              <text:p/>
            </draw:polyline>
            <draw:polyline draw:style-name="gr5" draw:text-style-name="P1" draw:layer="layout" svg:width="0.799cm" svg:height="0cm" svg:x="15.606cm" svg:y="15.875cm" svg:viewBox="0 0 800 0" draw:points="0,0 761,0 800,0">
              <text:p/>
            </draw:polyline>
            <draw:polyline draw:style-name="gr5" draw:text-style-name="P1" draw:layer="layout" svg:width="0cm" svg:height="0.799cm" svg:x="16.621cm" svg:y="14.821cm" svg:viewBox="0 0 0 800" draw:points="0,800 0,39 0,0">
              <text:p/>
            </draw:polyline>
            <draw:polyline draw:style-name="gr5" draw:text-style-name="P1" draw:layer="layout" svg:width="0.799cm" svg:height="0cm" svg:x="15.567cm" svg:y="14.606cm" svg:viewBox="0 0 800 0" draw:points="800,0 39,0 0,0">
              <text:p/>
            </draw:polyline>
            <draw:polyline draw:style-name="gr5" draw:text-style-name="P1" draw:layer="layout" svg:width="0cm" svg:height="0.795cm" svg:x="15.348cm" svg:y="14.86cm" svg:viewBox="0 0 0 796" draw:points="0,0 0,761 0,796">
              <text:p/>
            </draw:polyline>
            <draw:polyline draw:style-name="gr5" draw:text-style-name="P1" draw:layer="layout" svg:width="0.106cm" svg:height="0.218cm" svg:x="16.513cm" svg:y="14.641cm" svg:viewBox="0 0 107 219" draw:points="107,219 39,34 0,0">
              <text:p/>
            </draw:polyline>
            <draw:polyline draw:style-name="gr5" draw:text-style-name="P1" draw:layer="layout" svg:width="0.218cm" svg:height="0.107cm" svg:x="16.333cm" svg:y="14.567cm" svg:viewBox="0 0 219 108" draw:points="219,108 34,39 0,0">
              <text:p/>
            </draw:polyline>
            <draw:polyline draw:style-name="gr5" draw:text-style-name="P1" draw:layer="layout" svg:width="0.106cm" svg:height="0.218cm" svg:x="16.513cm" svg:y="15.621cm" svg:viewBox="0 0 107 219" draw:points="107,0 39,181 0,219">
              <text:p/>
            </draw:polyline>
            <draw:polyline draw:style-name="gr5" draw:text-style-name="P1" draw:layer="layout" svg:width="0.218cm" svg:height="0.111cm" svg:x="16.333cm" svg:y="15.802cm" svg:viewBox="0 0 219 112" draw:points="219,0 34,73 0,112">
              <text:p/>
            </draw:polyline>
            <draw:polyline draw:style-name="gr5" draw:text-style-name="P1" draw:layer="layout" svg:width="0.111cm" svg:height="0.218cm" svg:x="15.348cm" svg:y="15.621cm" svg:viewBox="0 0 112 219" draw:points="0,0 73,181 112,219">
              <text:p/>
            </draw:polyline>
            <draw:polyline draw:style-name="gr5" draw:text-style-name="P1" draw:layer="layout" svg:width="0.218cm" svg:height="0.111cm" svg:x="15.421cm" svg:y="15.802cm" svg:viewBox="0 0 219 112" draw:points="0,0 185,73 219,112">
              <text:p/>
            </draw:polyline>
            <draw:polyline draw:style-name="gr5" draw:text-style-name="P1" draw:layer="layout" svg:width="0.218cm" svg:height="0.107cm" svg:x="15.387cm" svg:y="14.606cm" svg:viewBox="0 0 219 108" draw:points="219,0 34,69 0,108">
              <text:p/>
            </draw:polyline>
            <draw:polyline draw:style-name="gr5" draw:text-style-name="P1" draw:layer="layout" svg:width="0.106cm" svg:height="0.218cm" svg:x="15.314cm" svg:y="14.675cm" svg:viewBox="0 0 107 219" draw:points="107,0 34,185 0,219">
              <text:p/>
            </draw:polyline>
            <draw:polyline draw:style-name="gr5" draw:text-style-name="P1" draw:layer="layout" svg:width="0.799cm" svg:height="0cm" svg:x="17.132cm" svg:y="15.875cm" svg:viewBox="0 0 800 0" draw:points="0,0 765,0 800,0">
              <text:p/>
            </draw:polyline>
            <draw:polyline draw:style-name="gr5" draw:text-style-name="P1" draw:layer="layout" svg:width="0cm" svg:height="0.799cm" svg:x="18.151cm" svg:y="14.821cm" svg:viewBox="0 0 0 800" draw:points="0,800 0,39 0,0">
              <text:p/>
            </draw:polyline>
            <draw:polyline draw:style-name="gr5" draw:text-style-name="P1" draw:layer="layout" svg:width="0.803cm" svg:height="0cm" svg:x="17.094cm" svg:y="14.606cm" svg:viewBox="0 0 804 0" draw:points="804,0 39,0 0,0">
              <text:p/>
            </draw:polyline>
            <draw:polyline draw:style-name="gr5" draw:text-style-name="P1" draw:layer="layout" svg:width="0cm" svg:height="0.795cm" svg:x="16.879cm" svg:y="14.86cm" svg:viewBox="0 0 0 796" draw:points="0,0 0,761 0,796">
              <text:p/>
            </draw:polyline>
            <draw:polyline draw:style-name="gr5" draw:text-style-name="P1" draw:layer="layout" svg:width="0.111cm" svg:height="0.218cm" svg:x="18.04cm" svg:y="14.641cm" svg:viewBox="0 0 112 219" draw:points="112,219 39,34 0,0">
              <text:p/>
            </draw:polyline>
            <draw:polyline draw:style-name="gr5" draw:text-style-name="P1" draw:layer="layout" svg:width="0.218cm" svg:height="0.107cm" svg:x="17.859cm" svg:y="14.567cm" svg:viewBox="0 0 219 108" draw:points="219,108 39,39 0,0">
              <text:p/>
            </draw:polyline>
            <draw:polyline draw:style-name="gr5" draw:text-style-name="P1" draw:layer="layout" svg:width="0.111cm" svg:height="0.218cm" svg:x="18.04cm" svg:y="15.621cm" svg:viewBox="0 0 112 219" draw:points="112,0 39,181 0,219">
              <text:p/>
            </draw:polyline>
            <draw:polyline draw:style-name="gr5" draw:text-style-name="P1" draw:layer="layout" svg:width="0.218cm" svg:height="0.111cm" svg:x="17.859cm" svg:y="15.802cm" svg:viewBox="0 0 219 112" draw:points="219,0 39,73 0,112">
              <text:p/>
            </draw:polyline>
            <draw:polyline draw:style-name="gr5" draw:text-style-name="P1" draw:layer="layout" svg:width="0.106cm" svg:height="0.218cm" svg:x="16.879cm" svg:y="15.621cm" svg:viewBox="0 0 107 219" draw:points="0,0 73,181 107,219">
              <text:p/>
            </draw:polyline>
            <draw:polyline draw:style-name="gr5" draw:text-style-name="P1" draw:layer="layout" svg:width="0.214cm" svg:height="0.111cm" svg:x="16.952cm" svg:y="15.802cm" svg:viewBox="0 0 215 112" draw:points="0,0 181,73 215,112">
              <text:p/>
            </draw:polyline>
            <draw:polyline draw:style-name="gr5" draw:text-style-name="P1" draw:layer="layout" svg:width="0.218cm" svg:height="0.107cm" svg:x="16.913cm" svg:y="14.606cm" svg:viewBox="0 0 219 108" draw:points="219,0 39,69 0,108">
              <text:p/>
            </draw:polyline>
            <draw:polyline draw:style-name="gr5" draw:text-style-name="P1" draw:layer="layout" svg:width="0.111cm" svg:height="0.218cm" svg:x="16.84cm" svg:y="14.675cm" svg:viewBox="0 0 112 219" draw:points="112,0 39,185 0,219">
              <text:p/>
            </draw:polyline>
            <draw:polyline draw:style-name="gr5" draw:text-style-name="P1" draw:layer="layout" svg:width="0.799cm" svg:height="0cm" svg:x="18.659cm" svg:y="15.875cm" svg:viewBox="0 0 800 0" draw:points="0,0 765,0 800,0">
              <text:p/>
            </draw:polyline>
            <draw:polyline draw:style-name="gr5" draw:text-style-name="P1" draw:layer="layout" svg:width="0cm" svg:height="0.799cm" svg:x="19.678cm" svg:y="14.821cm" svg:viewBox="0 0 0 800" draw:points="0,800 0,39 0,0">
              <text:p/>
            </draw:polyline>
            <draw:polyline draw:style-name="gr5" draw:text-style-name="P1" draw:layer="layout" svg:width="0.799cm" svg:height="0cm" svg:x="18.624cm" svg:y="14.606cm" svg:viewBox="0 0 800 0" draw:points="800,0 34,0 0,0">
              <text:p/>
            </draw:polyline>
            <draw:polyline draw:style-name="gr5" draw:text-style-name="P1" draw:layer="layout" svg:width="0cm" svg:height="0.795cm" svg:x="18.405cm" svg:y="14.86cm" svg:viewBox="0 0 0 796" draw:points="0,0 0,761 0,796">
              <text:p/>
            </draw:polyline>
            <draw:polyline draw:style-name="gr5" draw:text-style-name="P1" draw:layer="layout" svg:width="0.106cm" svg:height="0.218cm" svg:x="19.57cm" svg:y="14.641cm" svg:viewBox="0 0 107 219" draw:points="107,219 34,34 0,0">
              <text:p/>
            </draw:polyline>
            <draw:polyline draw:style-name="gr5" draw:text-style-name="P1" draw:layer="layout" svg:width="0.218cm" svg:height="0.107cm" svg:x="19.385cm" svg:y="14.567cm" svg:viewBox="0 0 219 108" draw:points="219,108 39,39 0,0">
              <text:p/>
            </draw:polyline>
            <draw:polyline draw:style-name="gr5" draw:text-style-name="P1" draw:layer="layout" svg:width="0.106cm" svg:height="0.218cm" svg:x="19.57cm" svg:y="15.621cm" svg:viewBox="0 0 107 219" draw:points="107,0 34,181 0,219">
              <text:p/>
            </draw:polyline>
            <draw:polyline draw:style-name="gr5" draw:text-style-name="P1" draw:layer="layout" svg:width="0.218cm" svg:height="0.111cm" svg:x="19.385cm" svg:y="15.802cm" svg:viewBox="0 0 219 112" draw:points="219,0 39,73 0,112">
              <text:p/>
            </draw:polyline>
            <draw:polyline draw:style-name="gr5" draw:text-style-name="P1" draw:layer="layout" svg:width="0.106cm" svg:height="0.218cm" svg:x="18.405cm" svg:y="15.621cm" svg:viewBox="0 0 107 219" draw:points="0,0 73,181 107,219">
              <text:p/>
            </draw:polyline>
            <draw:polyline draw:style-name="gr5" draw:text-style-name="P1" draw:layer="layout" svg:width="0.218cm" svg:height="0.111cm" svg:x="18.478cm" svg:y="15.802cm" svg:viewBox="0 0 219 112" draw:points="0,0 181,73 219,112">
              <text:p/>
            </draw:polyline>
            <draw:polyline draw:style-name="gr5" draw:text-style-name="P1" draw:layer="layout" svg:width="0.218cm" svg:height="0.107cm" svg:x="18.439cm" svg:y="14.606cm" svg:viewBox="0 0 219 108" draw:points="219,0 39,69 0,108">
              <text:p/>
            </draw:polyline>
            <draw:polyline draw:style-name="gr5" draw:text-style-name="P1" draw:layer="layout" svg:width="0.106cm" svg:height="0.218cm" svg:x="18.371cm" svg:y="14.675cm" svg:viewBox="0 0 107 219" draw:points="107,0 34,185 0,219">
              <text:p/>
            </draw:polyline>
            <draw:polyline draw:style-name="gr5" draw:text-style-name="P1" draw:layer="layout" svg:width="0.803cm" svg:height="0cm" svg:x="20.185cm" svg:y="15.875cm" svg:viewBox="0 0 804 0" draw:points="0,0 765,0 804,0">
              <text:p/>
            </draw:polyline>
            <draw:polyline draw:style-name="gr5" draw:text-style-name="P1" draw:layer="layout" svg:width="0cm" svg:height="0.799cm" svg:x="21.204cm" svg:y="14.821cm" svg:viewBox="0 0 0 800" draw:points="0,800 0,39 0,0">
              <text:p/>
            </draw:polyline>
            <draw:polyline draw:style-name="gr5" draw:text-style-name="P1" draw:layer="layout" svg:width="0.799cm" svg:height="0cm" svg:x="20.151cm" svg:y="14.606cm" svg:viewBox="0 0 800 0" draw:points="800,0 34,0 0,0">
              <text:p/>
            </draw:polyline>
            <draw:polyline draw:style-name="gr5" draw:text-style-name="P1" draw:layer="layout" svg:width="0cm" svg:height="0.795cm" svg:x="19.931cm" svg:y="14.86cm" svg:viewBox="0 0 0 796" draw:points="0,0 0,761 0,796">
              <text:p/>
            </draw:polyline>
            <draw:polyline draw:style-name="gr5" draw:text-style-name="P1" draw:layer="layout" svg:width="0.106cm" svg:height="0.218cm" svg:x="21.096cm" svg:y="14.641cm" svg:viewBox="0 0 107 219" draw:points="107,219 34,34 0,0">
              <text:p/>
            </draw:polyline>
            <draw:polyline draw:style-name="gr5" draw:text-style-name="P1" draw:layer="layout" svg:width="0.214cm" svg:height="0.107cm" svg:x="20.916cm" svg:y="14.567cm" svg:viewBox="0 0 215 108" draw:points="215,108 34,39 0,0">
              <text:p/>
            </draw:polyline>
            <draw:polyline draw:style-name="gr5" draw:text-style-name="P1" draw:layer="layout" svg:width="0.106cm" svg:height="0.218cm" svg:x="21.096cm" svg:y="15.621cm" svg:viewBox="0 0 107 219" draw:points="107,0 34,181 0,219">
              <text:p/>
            </draw:polyline>
            <draw:polyline draw:style-name="gr5" draw:text-style-name="P1" draw:layer="layout" svg:width="0.214cm" svg:height="0.111cm" svg:x="20.916cm" svg:y="15.802cm" svg:viewBox="0 0 215 112" draw:points="215,0 34,73 0,112">
              <text:p/>
            </draw:polyline>
            <draw:polyline draw:style-name="gr5" draw:text-style-name="P1" draw:layer="layout" svg:width="0.111cm" svg:height="0.218cm" svg:x="19.931cm" svg:y="15.621cm" svg:viewBox="0 0 112 219" draw:points="0,0 73,181 112,219">
              <text:p/>
            </draw:polyline>
            <draw:polyline draw:style-name="gr5" draw:text-style-name="P1" draw:layer="layout" svg:width="0.218cm" svg:height="0.111cm" svg:x="20.004cm" svg:y="15.802cm" svg:viewBox="0 0 219 112" draw:points="0,0 181,73 219,112">
              <text:p/>
            </draw:polyline>
            <draw:polyline draw:style-name="gr5" draw:text-style-name="P1" draw:layer="layout" svg:width="0.214cm" svg:height="0.107cm" svg:x="19.97cm" svg:y="14.606cm" svg:viewBox="0 0 215 108" draw:points="215,0 34,69 0,108">
              <text:p/>
            </draw:polyline>
            <draw:polyline draw:style-name="gr5" draw:text-style-name="P1" draw:layer="layout" svg:width="0.106cm" svg:height="0.218cm" svg:x="19.897cm" svg:y="14.675cm" svg:viewBox="0 0 107 219" draw:points="107,0 34,185 0,219">
              <text:p/>
            </draw:polyline>
            <draw:polyline draw:style-name="gr5" draw:text-style-name="P1" draw:layer="layout" svg:width="0.799cm" svg:height="0cm" svg:x="21.716cm" svg:y="15.875cm" svg:viewBox="0 0 800 0" draw:points="0,0 761,0 800,0">
              <text:p/>
            </draw:polyline>
            <draw:polyline draw:style-name="gr5" draw:text-style-name="P1" draw:layer="layout" svg:width="0cm" svg:height="0.799cm" svg:x="22.734cm" svg:y="14.821cm" svg:viewBox="0 0 0 800" draw:points="0,800 0,39 0,0">
              <text:p/>
            </draw:polyline>
            <draw:polyline draw:style-name="gr5" draw:text-style-name="P1" draw:layer="layout" svg:width="0.799cm" svg:height="0cm" svg:x="21.677cm" svg:y="14.606cm" svg:viewBox="0 0 800 0" draw:points="800,0 39,0 0,0">
              <text:p/>
            </draw:polyline>
            <draw:polyline draw:style-name="gr5" draw:text-style-name="P1" draw:layer="layout" svg:width="0cm" svg:height="0.795cm" svg:x="21.462cm" svg:y="14.86cm" svg:viewBox="0 0 0 796" draw:points="0,0 0,761 0,796">
              <text:p/>
            </draw:polyline>
            <draw:polyline draw:style-name="gr5" draw:text-style-name="P1" draw:layer="layout" svg:width="0.111cm" svg:height="0.218cm" svg:x="22.623cm" svg:y="14.641cm" svg:viewBox="0 0 112 219" draw:points="112,219 39,34 0,0">
              <text:p/>
            </draw:polyline>
            <draw:polyline draw:style-name="gr5" draw:text-style-name="P1" draw:layer="layout" svg:width="0.218cm" svg:height="0.107cm" svg:x="22.442cm" svg:y="14.567cm" svg:viewBox="0 0 219 108" draw:points="219,108 34,39 0,0">
              <text:p/>
            </draw:polyline>
            <draw:polyline draw:style-name="gr5" draw:text-style-name="P1" draw:layer="layout" svg:width="0.111cm" svg:height="0.218cm" svg:x="22.623cm" svg:y="15.621cm" svg:viewBox="0 0 112 219" draw:points="112,0 39,181 0,219">
              <text:p/>
            </draw:polyline>
            <draw:polyline draw:style-name="gr5" draw:text-style-name="P1" draw:layer="layout" svg:width="0.218cm" svg:height="0.111cm" svg:x="22.442cm" svg:y="15.802cm" svg:viewBox="0 0 219 112" draw:points="219,0 34,73 0,112">
              <text:p/>
            </draw:polyline>
            <draw:polyline draw:style-name="gr5" draw:text-style-name="P1" draw:layer="layout" svg:width="0.106cm" svg:height="0.218cm" svg:x="21.462cm" svg:y="15.621cm" svg:viewBox="0 0 107 219" draw:points="0,0 69,181 107,219">
              <text:p/>
            </draw:polyline>
            <draw:polyline draw:style-name="gr5" draw:text-style-name="P1" draw:layer="layout" svg:width="0.218cm" svg:height="0.111cm" svg:x="21.531cm" svg:y="15.802cm" svg:viewBox="0 0 219 112" draw:points="0,0 185,73 219,112">
              <text:p/>
            </draw:polyline>
            <draw:polyline draw:style-name="gr5" draw:text-style-name="P1" draw:layer="layout" svg:width="0.218cm" svg:height="0.107cm" svg:x="21.496cm" svg:y="14.606cm" svg:viewBox="0 0 219 108" draw:points="219,0 34,69 0,108">
              <text:p/>
            </draw:polyline>
            <draw:polyline draw:style-name="gr5" draw:text-style-name="P1" draw:layer="layout" svg:width="0.106cm" svg:height="0.218cm" svg:x="21.423cm" svg:y="14.675cm" svg:viewBox="0 0 107 219" draw:points="107,0 39,185 0,219">
              <text:p/>
            </draw:polyline>
            <draw:polyline draw:style-name="gr5" draw:text-style-name="P1" draw:layer="layout" svg:width="0.799cm" svg:height="0cm" svg:x="23.242cm" svg:y="15.875cm" svg:viewBox="0 0 800 0" draw:points="0,0 765,0 800,0">
              <text:p/>
            </draw:polyline>
            <draw:polyline draw:style-name="gr5" draw:text-style-name="P1" draw:layer="layout" svg:width="0cm" svg:height="0.799cm" svg:x="24.261cm" svg:y="14.821cm" svg:viewBox="0 0 0 800" draw:points="0,800 0,39 0,0">
              <text:p/>
            </draw:polyline>
            <draw:polyline draw:style-name="gr5" draw:text-style-name="P1" draw:layer="layout" svg:width="0.799cm" svg:height="0cm" svg:x="23.207cm" svg:y="14.606cm" svg:viewBox="0 0 800 0" draw:points="800,0 34,0 0,0">
              <text:p/>
            </draw:polyline>
            <draw:polyline draw:style-name="gr5" draw:text-style-name="P1" draw:layer="layout" svg:width="0cm" svg:height="0.795cm" svg:x="22.988cm" svg:y="14.86cm" svg:viewBox="0 0 0 796" draw:points="0,0 0,761 0,796">
              <text:p/>
            </draw:polyline>
            <draw:polyline draw:style-name="gr5" draw:text-style-name="P1" draw:layer="layout" svg:width="0.106cm" svg:height="0.218cm" svg:x="24.153cm" svg:y="14.641cm" svg:viewBox="0 0 107 219" draw:points="107,219 34,34 0,0">
              <text:p/>
            </draw:polyline>
            <draw:polyline draw:style-name="gr5" draw:text-style-name="P1" draw:layer="layout" svg:width="0.218cm" svg:height="0.107cm" svg:x="23.968cm" svg:y="14.567cm" svg:viewBox="0 0 219 108" draw:points="219,108 39,39 0,0">
              <text:p/>
            </draw:polyline>
            <draw:polyline draw:style-name="gr5" draw:text-style-name="P1" draw:layer="layout" svg:width="0.106cm" svg:height="0.218cm" svg:x="24.153cm" svg:y="15.621cm" svg:viewBox="0 0 107 219" draw:points="107,0 34,181 0,219">
              <text:p/>
            </draw:polyline>
            <draw:polyline draw:style-name="gr5" draw:text-style-name="P1" draw:layer="layout" svg:width="0.218cm" svg:height="0.111cm" svg:x="23.968cm" svg:y="15.802cm" svg:viewBox="0 0 219 112" draw:points="219,0 39,73 0,112">
              <text:p/>
            </draw:polyline>
            <draw:polyline draw:style-name="gr5" draw:text-style-name="P1" draw:layer="layout" svg:width="0.106cm" svg:height="0.218cm" svg:x="22.988cm" svg:y="15.621cm" svg:viewBox="0 0 107 219" draw:points="0,0 73,181 107,219">
              <text:p/>
            </draw:polyline>
            <draw:polyline draw:style-name="gr5" draw:text-style-name="P1" draw:layer="layout" svg:width="0.218cm" svg:height="0.111cm" svg:x="23.061cm" svg:y="15.802cm" svg:viewBox="0 0 219 112" draw:points="0,0 181,73 219,112">
              <text:p/>
            </draw:polyline>
            <draw:polyline draw:style-name="gr5" draw:text-style-name="P1" draw:layer="layout" svg:width="0.218cm" svg:height="0.107cm" svg:x="23.023cm" svg:y="14.606cm" svg:viewBox="0 0 219 108" draw:points="219,0 39,69 0,108">
              <text:p/>
            </draw:polyline>
            <draw:polyline draw:style-name="gr5" draw:text-style-name="P1" draw:layer="layout" svg:width="0.111cm" svg:height="0.218cm" svg:x="22.949cm" svg:y="14.675cm" svg:viewBox="0 0 112 219" draw:points="112,0 39,185 0,219">
              <text:p/>
            </draw:polyline>
            <draw:polyline draw:style-name="gr5" draw:text-style-name="P1" draw:layer="layout" svg:width="0.764cm" svg:height="0cm" svg:x="24.768cm" svg:y="15.875cm" svg:viewBox="0 0 765 0" draw:points="0,0 731,0 765,0">
              <text:p/>
            </draw:polyline>
            <draw:polyline draw:style-name="gr5" draw:text-style-name="P1" draw:layer="layout" svg:width="0cm" svg:height="0.799cm" svg:x="25.753cm" svg:y="14.821cm" svg:viewBox="0 0 0 800" draw:points="0,800 0,39 0,0">
              <text:p/>
            </draw:polyline>
            <draw:polyline draw:style-name="gr5" draw:text-style-name="P1" draw:layer="layout" svg:width="0.764cm" svg:height="0cm" svg:x="24.734cm" svg:y="14.606cm" svg:viewBox="0 0 765 0" draw:points="765,0 34,0 0,0">
              <text:p/>
            </draw:polyline>
            <draw:polyline draw:style-name="gr5" draw:text-style-name="P1" draw:layer="layout" svg:width="0cm" svg:height="0.795cm" svg:x="24.514cm" svg:y="14.86cm" svg:viewBox="0 0 0 796" draw:points="0,0 0,761 0,796">
              <text:p/>
            </draw:polyline>
            <draw:polyline draw:style-name="gr5" draw:text-style-name="P1" draw:layer="layout" svg:width="0.111cm" svg:height="0.218cm" svg:x="25.641cm" svg:y="14.641cm" svg:viewBox="0 0 112 219" draw:points="112,219 39,34 0,0">
              <text:p/>
            </draw:polyline>
            <draw:polyline draw:style-name="gr5" draw:text-style-name="P1" draw:layer="layout" svg:width="0.218cm" svg:height="0.107cm" svg:x="25.46cm" svg:y="14.567cm" svg:viewBox="0 0 219 108" draw:points="219,108 39,39 0,0">
              <text:p/>
            </draw:polyline>
            <draw:polyline draw:style-name="gr5" draw:text-style-name="P1" draw:layer="layout" svg:width="0.111cm" svg:height="0.218cm" svg:x="25.641cm" svg:y="15.621cm" svg:viewBox="0 0 112 219" draw:points="112,0 39,181 0,219">
              <text:p/>
            </draw:polyline>
            <draw:polyline draw:style-name="gr5" draw:text-style-name="P1" draw:layer="layout" svg:width="0.218cm" svg:height="0.111cm" svg:x="25.46cm" svg:y="15.802cm" svg:viewBox="0 0 219 112" draw:points="219,0 39,73 0,112">
              <text:p/>
            </draw:polyline>
            <draw:polyline draw:style-name="gr5" draw:text-style-name="P1" draw:layer="layout" svg:width="0.111cm" svg:height="0.218cm" svg:x="24.514cm" svg:y="15.621cm" svg:viewBox="0 0 112 219" draw:points="0,0 73,181 112,219">
              <text:p/>
            </draw:polyline>
            <draw:polyline draw:style-name="gr5" draw:text-style-name="P1" draw:layer="layout" svg:width="0.218cm" svg:height="0.111cm" svg:x="24.587cm" svg:y="15.802cm" svg:viewBox="0 0 219 112" draw:points="0,0 181,73 219,112">
              <text:p/>
            </draw:polyline>
            <draw:polyline draw:style-name="gr5" draw:text-style-name="P1" draw:layer="layout" svg:width="0.214cm" svg:height="0.107cm" svg:x="24.553cm" svg:y="14.606cm" svg:viewBox="0 0 215 108" draw:points="215,0 34,69 0,108">
              <text:p/>
            </draw:polyline>
            <draw:polyline draw:style-name="gr5" draw:text-style-name="P1" draw:layer="layout" svg:width="0.106cm" svg:height="0.218cm" svg:x="24.48cm" svg:y="14.675cm" svg:viewBox="0 0 107 219" draw:points="107,0 34,185 0,219">
              <text:p/>
            </draw:polyline>
            <draw:polyline draw:style-name="gr5" draw:text-style-name="P1" draw:layer="layout" svg:width="0.799cm" svg:height="0cm" svg:x="26.26cm" svg:y="15.875cm" svg:viewBox="0 0 800 0" draw:points="0,0 765,0 800,0">
              <text:p/>
            </draw:polyline>
            <draw:polyline draw:style-name="gr5" draw:text-style-name="P1" draw:layer="layout" svg:width="0cm" svg:height="0.799cm" svg:x="27.279cm" svg:y="14.821cm" svg:viewBox="0 0 0 800" draw:points="0,800 0,39 0,0">
              <text:p/>
            </draw:polyline>
            <draw:polyline draw:style-name="gr5" draw:text-style-name="P1" draw:layer="layout" svg:width="0.799cm" svg:height="0cm" svg:x="26.225cm" svg:y="14.606cm" svg:viewBox="0 0 800 0" draw:points="800,0 34,0 0,0">
              <text:p/>
            </draw:polyline>
            <draw:polyline draw:style-name="gr5" draw:text-style-name="P1" draw:layer="layout" svg:width="0cm" svg:height="0.795cm" svg:x="26.006cm" svg:y="14.86cm" svg:viewBox="0 0 0 796" draw:points="0,0 0,761 0,796">
              <text:p/>
            </draw:polyline>
            <draw:polyline draw:style-name="gr5" draw:text-style-name="P1" draw:layer="layout" svg:width="0.106cm" svg:height="0.218cm" svg:x="27.171cm" svg:y="14.641cm" svg:viewBox="0 0 107 219" draw:points="107,219 34,34 0,0">
              <text:p/>
            </draw:polyline>
            <draw:polyline draw:style-name="gr5" draw:text-style-name="P1" draw:layer="layout" svg:width="0.218cm" svg:height="0.107cm" svg:x="26.986cm" svg:y="14.567cm" svg:viewBox="0 0 219 108" draw:points="219,108 39,39 0,0">
              <text:p/>
            </draw:polyline>
            <draw:polyline draw:style-name="gr5" draw:text-style-name="P1" draw:layer="layout" svg:width="0.106cm" svg:height="0.218cm" svg:x="27.171cm" svg:y="15.621cm" svg:viewBox="0 0 107 219" draw:points="107,0 34,181 0,219">
              <text:p/>
            </draw:polyline>
            <draw:polyline draw:style-name="gr5" draw:text-style-name="P1" draw:layer="layout" svg:width="0.218cm" svg:height="0.111cm" svg:x="26.986cm" svg:y="15.802cm" svg:viewBox="0 0 219 112" draw:points="219,0 39,73 0,112">
              <text:p/>
            </draw:polyline>
            <draw:polyline draw:style-name="gr5" draw:text-style-name="P1" draw:layer="layout" svg:width="0.106cm" svg:height="0.218cm" svg:x="26.006cm" svg:y="15.621cm" svg:viewBox="0 0 107 219" draw:points="0,0 73,181 107,219">
              <text:p/>
            </draw:polyline>
            <draw:polyline draw:style-name="gr5" draw:text-style-name="P1" draw:layer="layout" svg:width="0.218cm" svg:height="0.111cm" svg:x="26.079cm" svg:y="15.802cm" svg:viewBox="0 0 219 112" draw:points="0,0 181,73 219,112">
              <text:p/>
            </draw:polyline>
            <draw:polyline draw:style-name="gr5" draw:text-style-name="P1" draw:layer="layout" svg:width="0.218cm" svg:height="0.107cm" svg:x="26.041cm" svg:y="14.606cm" svg:viewBox="0 0 219 108" draw:points="219,0 39,69 0,108">
              <text:p/>
            </draw:polyline>
            <draw:polyline draw:style-name="gr5" draw:text-style-name="P1" draw:layer="layout" svg:width="0.106cm" svg:height="0.218cm" svg:x="25.972cm" svg:y="14.675cm" svg:viewBox="0 0 107 219" draw:points="107,0 34,185 0,219">
              <text:p/>
            </draw:polyline>
            <draw:polyline draw:style-name="gr5" draw:text-style-name="P1" draw:layer="layout" svg:width="0.799cm" svg:height="0cm" svg:x="3.422cm" svg:y="17.402cm" svg:viewBox="0 0 800 0" draw:points="0,0 761,0 800,0">
              <text:p/>
            </draw:polyline>
            <draw:polyline draw:style-name="gr5" draw:text-style-name="P1" draw:layer="layout" svg:width="0cm" svg:height="0.799cm" svg:x="4.437cm" svg:y="16.348cm" svg:viewBox="0 0 0 800" draw:points="0,800 0,34 0,0">
              <text:p/>
            </draw:polyline>
            <draw:polyline draw:style-name="gr5" draw:text-style-name="P1" draw:layer="layout" svg:width="0.799cm" svg:height="0cm" svg:x="3.383cm" svg:y="16.129cm" svg:viewBox="0 0 800 0" draw:points="800,0 39,0 0,0">
              <text:p/>
            </draw:polyline>
            <draw:polyline draw:style-name="gr5" draw:text-style-name="P1" draw:layer="layout" svg:width="0cm" svg:height="0.799cm" svg:x="3.164cm" svg:y="16.382cm" svg:viewBox="0 0 0 800" draw:points="0,0 0,766 0,800">
              <text:p/>
            </draw:polyline>
            <draw:polyline draw:style-name="gr5" draw:text-style-name="P1" draw:layer="layout" svg:width="0.106cm" svg:height="0.214cm" svg:x="4.329cm" svg:y="16.167cm" svg:viewBox="0 0 107 215" draw:points="107,215 39,34 0,0">
              <text:p/>
            </draw:polyline>
            <draw:polyline draw:style-name="gr5" draw:text-style-name="P1" draw:layer="layout" svg:width="0.218cm" svg:height="0.107cm" svg:x="4.148cm" svg:y="16.094cm" svg:viewBox="0 0 219 108" draw:points="219,108 34,34 0,0">
              <text:p/>
            </draw:polyline>
            <draw:polyline draw:style-name="gr5" draw:text-style-name="P1" draw:layer="layout" svg:width="0.106cm" svg:height="0.214cm" svg:x="4.329cm" svg:y="17.148cm" svg:viewBox="0 0 107 215" draw:points="107,0 39,181 0,215">
              <text:p/>
            </draw:polyline>
            <draw:polyline draw:style-name="gr5" draw:text-style-name="P1" draw:layer="layout" svg:width="0.218cm" svg:height="0.107cm" svg:x="4.148cm" svg:y="17.329cm" svg:viewBox="0 0 219 108" draw:points="219,0 34,73 0,108">
              <text:p/>
            </draw:polyline>
            <draw:polyline draw:style-name="gr5" draw:text-style-name="P1" draw:layer="layout" svg:width="0.145cm" svg:height="0.214cm" svg:x="3.164cm" svg:y="17.148cm" svg:viewBox="0 0 146 215" draw:points="0,0 112,181 146,215">
              <text:p/>
            </draw:polyline>
            <draw:polyline draw:style-name="gr5" draw:text-style-name="P1" draw:layer="layout" svg:width="0.18cm" svg:height="0.107cm" svg:x="3.276cm" svg:y="17.329cm" svg:viewBox="0 0 181 108" draw:points="0,0 146,73 181,108">
              <text:p/>
            </draw:polyline>
            <draw:polyline draw:style-name="gr5" draw:text-style-name="P1" draw:layer="layout" svg:width="0.184cm" svg:height="0.111cm" svg:x="3.237cm" svg:y="16.129cm" svg:viewBox="0 0 185 112" draw:points="185,0 39,73 0,112">
              <text:p/>
            </draw:polyline>
            <draw:polyline draw:style-name="gr5" draw:text-style-name="P1" draw:layer="layout" svg:width="0.145cm" svg:height="0.218cm" svg:x="3.13cm" svg:y="16.202cm" svg:viewBox="0 0 146 219" draw:points="146,0 34,181 0,219">
              <text:p/>
            </draw:polyline>
            <draw:polyline draw:style-name="gr5" draw:text-style-name="P1" draw:layer="layout" svg:width="0.799cm" svg:height="0cm" svg:x="4.948cm" svg:y="17.402cm" svg:viewBox="0 0 800 0" draw:points="0,0 765,0 800,0">
              <text:p/>
            </draw:polyline>
            <draw:polyline draw:style-name="gr5" draw:text-style-name="P1" draw:layer="layout" svg:width="0cm" svg:height="0.799cm" svg:x="5.967cm" svg:y="16.348cm" svg:viewBox="0 0 0 800" draw:points="0,800 0,34 0,0">
              <text:p/>
            </draw:polyline>
            <draw:polyline draw:style-name="gr5" draw:text-style-name="P1" draw:layer="layout" svg:width="0.803cm" svg:height="0cm" svg:x="4.909cm" svg:y="16.129cm" svg:viewBox="0 0 804 0" draw:points="804,0 39,0 0,0">
              <text:p/>
            </draw:polyline>
            <draw:polyline draw:style-name="gr5" draw:text-style-name="P1" draw:layer="layout" svg:width="0cm" svg:height="0.799cm" svg:x="4.695cm" svg:y="16.382cm" svg:viewBox="0 0 0 800" draw:points="0,0 0,766 0,800">
              <text:p/>
            </draw:polyline>
            <draw:polyline draw:style-name="gr5" draw:text-style-name="P1" draw:layer="layout" svg:width="0.111cm" svg:height="0.214cm" svg:x="5.855cm" svg:y="16.167cm" svg:viewBox="0 0 112 215" draw:points="112,215 39,34 0,0">
              <text:p/>
            </draw:polyline>
            <draw:polyline draw:style-name="gr5" draw:text-style-name="P1" draw:layer="layout" svg:width="0.218cm" svg:height="0.107cm" svg:x="5.675cm" svg:y="16.094cm" svg:viewBox="0 0 219 108" draw:points="219,108 39,34 0,0">
              <text:p/>
            </draw:polyline>
            <draw:polyline draw:style-name="gr5" draw:text-style-name="P1" draw:layer="layout" svg:width="0.111cm" svg:height="0.214cm" svg:x="5.855cm" svg:y="17.148cm" svg:viewBox="0 0 112 215" draw:points="112,0 39,181 0,215">
              <text:p/>
            </draw:polyline>
            <draw:polyline draw:style-name="gr5" draw:text-style-name="P1" draw:layer="layout" svg:width="0.218cm" svg:height="0.107cm" svg:x="5.675cm" svg:y="17.329cm" svg:viewBox="0 0 219 108" draw:points="219,0 39,73 0,108">
              <text:p/>
            </draw:polyline>
            <draw:polyline draw:style-name="gr5" draw:text-style-name="P1" draw:layer="layout" svg:width="0.106cm" svg:height="0.214cm" svg:x="4.695cm" svg:y="17.148cm" svg:viewBox="0 0 107 215" draw:points="0,0 73,181 107,215">
              <text:p/>
            </draw:polyline>
            <draw:polyline draw:style-name="gr5" draw:text-style-name="P1" draw:layer="layout" svg:width="0.214cm" svg:height="0.107cm" svg:x="4.768cm" svg:y="17.329cm" svg:viewBox="0 0 215 108" draw:points="0,0 181,73 215,108">
              <text:p/>
            </draw:polyline>
            <draw:polyline draw:style-name="gr5" draw:text-style-name="P1" draw:layer="layout" svg:width="0.218cm" svg:height="0.111cm" svg:x="4.729cm" svg:y="16.129cm" svg:viewBox="0 0 219 112" draw:points="219,0 39,73 0,112">
              <text:p/>
            </draw:polyline>
            <draw:polyline draw:style-name="gr5" draw:text-style-name="P1" draw:layer="layout" svg:width="0.111cm" svg:height="0.218cm" svg:x="4.656cm" svg:y="16.202cm" svg:viewBox="0 0 112 219" draw:points="112,0 39,181 0,219">
              <text:p/>
            </draw:polyline>
            <draw:polyline draw:style-name="gr5" draw:text-style-name="P1" draw:layer="layout" svg:width="0.799cm" svg:height="0cm" svg:x="6.474cm" svg:y="17.402cm" svg:viewBox="0 0 800 0" draw:points="0,0 765,0 800,0">
              <text:p/>
            </draw:polyline>
            <draw:polyline draw:style-name="gr5" draw:text-style-name="P1" draw:layer="layout" svg:width="0cm" svg:height="0.799cm" svg:x="7.493cm" svg:y="16.348cm" svg:viewBox="0 0 0 800" draw:points="0,800 0,34 0,0">
              <text:p/>
            </draw:polyline>
            <draw:polyline draw:style-name="gr5" draw:text-style-name="P1" draw:layer="layout" svg:width="0.799cm" svg:height="0cm" svg:x="6.44cm" svg:y="16.129cm" svg:viewBox="0 0 800 0" draw:points="800,0 34,0 0,0">
              <text:p/>
            </draw:polyline>
            <draw:polyline draw:style-name="gr5" draw:text-style-name="P1" draw:layer="layout" svg:width="0cm" svg:height="0.799cm" svg:x="6.221cm" svg:y="16.382cm" svg:viewBox="0 0 0 800" draw:points="0,0 0,766 0,800">
              <text:p/>
            </draw:polyline>
            <draw:polyline draw:style-name="gr5" draw:text-style-name="P1" draw:layer="layout" svg:width="0.106cm" svg:height="0.214cm" svg:x="7.386cm" svg:y="16.167cm" svg:viewBox="0 0 107 215" draw:points="107,215 34,34 0,0">
              <text:p/>
            </draw:polyline>
            <draw:polyline draw:style-name="gr5" draw:text-style-name="P1" draw:layer="layout" svg:width="0.218cm" svg:height="0.107cm" svg:x="7.201cm" svg:y="16.094cm" svg:viewBox="0 0 219 108" draw:points="219,108 39,34 0,0">
              <text:p/>
            </draw:polyline>
            <draw:polyline draw:style-name="gr5" draw:text-style-name="P1" draw:layer="layout" svg:width="0.106cm" svg:height="0.214cm" svg:x="7.386cm" svg:y="17.148cm" svg:viewBox="0 0 107 215" draw:points="107,0 34,181 0,215">
              <text:p/>
            </draw:polyline>
            <draw:polyline draw:style-name="gr5" draw:text-style-name="P1" draw:layer="layout" svg:width="0.218cm" svg:height="0.107cm" svg:x="7.201cm" svg:y="17.329cm" svg:viewBox="0 0 219 108" draw:points="219,0 39,73 0,108">
              <text:p/>
            </draw:polyline>
            <draw:polyline draw:style-name="gr5" draw:text-style-name="P1" draw:layer="layout" svg:width="0.106cm" svg:height="0.214cm" svg:x="6.221cm" svg:y="17.148cm" svg:viewBox="0 0 107 215" draw:points="0,0 73,181 107,215">
              <text:p/>
            </draw:polyline>
            <draw:polyline draw:style-name="gr5" draw:text-style-name="P1" draw:layer="layout" svg:width="0.218cm" svg:height="0.107cm" svg:x="6.294cm" svg:y="17.329cm" svg:viewBox="0 0 219 108" draw:points="0,0 181,73 219,108">
              <text:p/>
            </draw:polyline>
            <draw:polyline draw:style-name="gr5" draw:text-style-name="P1" draw:layer="layout" svg:width="0.218cm" svg:height="0.111cm" svg:x="6.255cm" svg:y="16.129cm" svg:viewBox="0 0 219 112" draw:points="219,0 39,73 0,112">
              <text:p/>
            </draw:polyline>
            <draw:polyline draw:style-name="gr5" draw:text-style-name="P1" draw:layer="layout" svg:width="0.106cm" svg:height="0.218cm" svg:x="6.186cm" svg:y="16.202cm" svg:viewBox="0 0 107 219" draw:points="107,0 34,181 0,219">
              <text:p/>
            </draw:polyline>
            <draw:polyline draw:style-name="gr5" draw:text-style-name="P1" draw:layer="layout" svg:width="0.799cm" svg:height="0cm" svg:x="8.005cm" svg:y="17.402cm" svg:viewBox="0 0 800 0" draw:points="0,0 761,0 800,0">
              <text:p/>
            </draw:polyline>
            <draw:polyline draw:style-name="gr5" draw:text-style-name="P1" draw:layer="layout" svg:width="0cm" svg:height="0.799cm" svg:x="9.02cm" svg:y="16.348cm" svg:viewBox="0 0 0 800" draw:points="0,800 0,34 0,0">
              <text:p/>
            </draw:polyline>
            <draw:polyline draw:style-name="gr5" draw:text-style-name="P1" draw:layer="layout" svg:width="0.799cm" svg:height="0cm" svg:x="7.966cm" svg:y="16.129cm" svg:viewBox="0 0 800 0" draw:points="800,0 39,0 0,0">
              <text:p/>
            </draw:polyline>
            <draw:polyline draw:style-name="gr5" draw:text-style-name="P1" draw:layer="layout" svg:width="0cm" svg:height="0.799cm" svg:x="7.747cm" svg:y="16.382cm" svg:viewBox="0 0 0 800" draw:points="0,0 0,766 0,800">
              <text:p/>
            </draw:polyline>
            <draw:polyline draw:style-name="gr5" draw:text-style-name="P1" draw:layer="layout" svg:width="0.106cm" svg:height="0.214cm" svg:x="8.912cm" svg:y="16.167cm" svg:viewBox="0 0 107 215" draw:points="107,215 34,34 0,0">
              <text:p/>
            </draw:polyline>
            <draw:polyline draw:style-name="gr5" draw:text-style-name="P1" draw:layer="layout" svg:width="0.214cm" svg:height="0.107cm" svg:x="8.732cm" svg:y="16.094cm" svg:viewBox="0 0 215 108" draw:points="215,108 34,34 0,0">
              <text:p/>
            </draw:polyline>
            <draw:polyline draw:style-name="gr5" draw:text-style-name="P1" draw:layer="layout" svg:width="0.106cm" svg:height="0.214cm" svg:x="8.912cm" svg:y="17.148cm" svg:viewBox="0 0 107 215" draw:points="107,0 34,181 0,215">
              <text:p/>
            </draw:polyline>
            <draw:polyline draw:style-name="gr5" draw:text-style-name="P1" draw:layer="layout" svg:width="0.214cm" svg:height="0.107cm" svg:x="8.732cm" svg:y="17.329cm" svg:viewBox="0 0 215 108" draw:points="215,0 34,73 0,108">
              <text:p/>
            </draw:polyline>
            <draw:polyline draw:style-name="gr5" draw:text-style-name="P1" draw:layer="layout" svg:width="0.111cm" svg:height="0.214cm" svg:x="7.747cm" svg:y="17.148cm" svg:viewBox="0 0 112 215" draw:points="0,0 73,181 112,215">
              <text:p/>
            </draw:polyline>
            <draw:polyline draw:style-name="gr5" draw:text-style-name="P1" draw:layer="layout" svg:width="0.218cm" svg:height="0.107cm" svg:x="7.82cm" svg:y="17.329cm" svg:viewBox="0 0 219 108" draw:points="0,0 185,73 219,108">
              <text:p/>
            </draw:polyline>
            <draw:polyline draw:style-name="gr5" draw:text-style-name="P1" draw:layer="layout" svg:width="0.218cm" svg:height="0.111cm" svg:x="7.786cm" svg:y="16.129cm" svg:viewBox="0 0 219 112" draw:points="219,0 34,73 0,112">
              <text:p/>
            </draw:polyline>
            <draw:polyline draw:style-name="gr5" draw:text-style-name="P1" draw:layer="layout" svg:width="0.106cm" svg:height="0.218cm" svg:x="7.713cm" svg:y="16.202cm" svg:viewBox="0 0 107 219" draw:points="107,0 34,181 0,219">
              <text:p/>
            </draw:polyline>
            <draw:polyline draw:style-name="gr5" draw:text-style-name="P1" draw:layer="layout" svg:width="0.799cm" svg:height="0cm" svg:x="9.531cm" svg:y="17.402cm" svg:viewBox="0 0 800 0" draw:points="0,0 761,0 800,0">
              <text:p/>
            </draw:polyline>
            <draw:polyline draw:style-name="gr5" draw:text-style-name="P1" draw:layer="layout" svg:width="0cm" svg:height="0.799cm" svg:x="10.55cm" svg:y="16.348cm" svg:viewBox="0 0 0 800" draw:points="0,800 0,34 0,0">
              <text:p/>
            </draw:polyline>
            <draw:polyline draw:style-name="gr5" draw:text-style-name="P1" draw:layer="layout" svg:width="0.799cm" svg:height="0cm" svg:x="9.493cm" svg:y="16.129cm" svg:viewBox="0 0 800 0" draw:points="800,0 39,0 0,0">
              <text:p/>
            </draw:polyline>
            <draw:polyline draw:style-name="gr5" draw:text-style-name="P1" draw:layer="layout" svg:width="0cm" svg:height="0.799cm" svg:x="9.278cm" svg:y="16.382cm" svg:viewBox="0 0 0 800" draw:points="0,0 0,766 0,800">
              <text:p/>
            </draw:polyline>
            <draw:polyline draw:style-name="gr5" draw:text-style-name="P1" draw:layer="layout" svg:width="0.111cm" svg:height="0.214cm" svg:x="10.438cm" svg:y="16.167cm" svg:viewBox="0 0 112 215" draw:points="112,215 39,34 0,0">
              <text:p/>
            </draw:polyline>
            <draw:polyline draw:style-name="gr5" draw:text-style-name="P1" draw:layer="layout" svg:width="0.218cm" svg:height="0.107cm" svg:x="10.258cm" svg:y="16.094cm" svg:viewBox="0 0 219 108" draw:points="219,108 34,34 0,0">
              <text:p/>
            </draw:polyline>
            <draw:polyline draw:style-name="gr5" draw:text-style-name="P1" draw:layer="layout" svg:width="0.111cm" svg:height="0.214cm" svg:x="10.438cm" svg:y="17.148cm" svg:viewBox="0 0 112 215" draw:points="112,0 39,181 0,215">
              <text:p/>
            </draw:polyline>
            <draw:polyline draw:style-name="gr5" draw:text-style-name="P1" draw:layer="layout" svg:width="0.218cm" svg:height="0.107cm" svg:x="10.258cm" svg:y="17.329cm" svg:viewBox="0 0 219 108" draw:points="219,0 34,73 0,108">
              <text:p/>
            </draw:polyline>
            <draw:polyline draw:style-name="gr5" draw:text-style-name="P1" draw:layer="layout" svg:width="0.106cm" svg:height="0.214cm" svg:x="9.278cm" svg:y="17.148cm" svg:viewBox="0 0 107 215" draw:points="0,0 73,181 107,215">
              <text:p/>
            </draw:polyline>
            <draw:polyline draw:style-name="gr5" draw:text-style-name="P1" draw:layer="layout" svg:width="0.214cm" svg:height="0.107cm" svg:x="9.351cm" svg:y="17.329cm" svg:viewBox="0 0 215 108" draw:points="0,0 181,73 215,108">
              <text:p/>
            </draw:polyline>
            <draw:polyline draw:style-name="gr5" draw:text-style-name="P1" draw:layer="layout" svg:width="0.218cm" svg:height="0.111cm" svg:x="9.312cm" svg:y="16.129cm" svg:viewBox="0 0 219 112" draw:points="219,0 39,73 0,112">
              <text:p/>
            </draw:polyline>
            <draw:polyline draw:style-name="gr5" draw:text-style-name="P1" draw:layer="layout" svg:width="0.111cm" svg:height="0.218cm" svg:x="9.239cm" svg:y="16.202cm" svg:viewBox="0 0 112 219" draw:points="112,0 39,181 0,219">
              <text:p/>
            </draw:polyline>
            <draw:polyline draw:style-name="gr5" draw:text-style-name="P1" draw:layer="layout" svg:width="0.799cm" svg:height="0cm" svg:x="11.057cm" svg:y="17.402cm" svg:viewBox="0 0 800 0" draw:points="0,0 765,0 800,0">
              <text:p/>
            </draw:polyline>
            <draw:polyline draw:style-name="gr5" draw:text-style-name="P1" draw:layer="layout" svg:width="0cm" svg:height="0.799cm" svg:x="12.076cm" svg:y="16.348cm" svg:viewBox="0 0 0 800" draw:points="0,800 0,34 0,0">
              <text:p/>
            </draw:polyline>
            <draw:polyline draw:style-name="gr5" draw:text-style-name="P1" draw:layer="layout" svg:width="0.799cm" svg:height="0cm" svg:x="11.023cm" svg:y="16.129cm" svg:viewBox="0 0 800 0" draw:points="800,0 34,0 0,0">
              <text:p/>
            </draw:polyline>
            <draw:polyline draw:style-name="gr5" draw:text-style-name="P1" draw:layer="layout" svg:width="0cm" svg:height="0.799cm" svg:x="10.804cm" svg:y="16.382cm" svg:viewBox="0 0 0 800" draw:points="0,0 0,766 0,800">
              <text:p/>
            </draw:polyline>
            <draw:polyline draw:style-name="gr5" draw:text-style-name="P1" draw:layer="layout" svg:width="0.106cm" svg:height="0.214cm" svg:x="11.969cm" svg:y="16.167cm" svg:viewBox="0 0 107 215" draw:points="107,215 34,34 0,0">
              <text:p/>
            </draw:polyline>
            <draw:polyline draw:style-name="gr5" draw:text-style-name="P1" draw:layer="layout" svg:width="0.218cm" svg:height="0.107cm" svg:x="11.784cm" svg:y="16.094cm" svg:viewBox="0 0 219 108" draw:points="219,108 39,34 0,0">
              <text:p/>
            </draw:polyline>
            <draw:polyline draw:style-name="gr5" draw:text-style-name="P1" draw:layer="layout" svg:width="0.106cm" svg:height="0.214cm" svg:x="11.969cm" svg:y="17.148cm" svg:viewBox="0 0 107 215" draw:points="107,0 34,181 0,215">
              <text:p/>
            </draw:polyline>
            <draw:polyline draw:style-name="gr5" draw:text-style-name="P1" draw:layer="layout" svg:width="0.218cm" svg:height="0.107cm" svg:x="11.784cm" svg:y="17.329cm" svg:viewBox="0 0 219 108" draw:points="219,0 39,73 0,108">
              <text:p/>
            </draw:polyline>
            <draw:polyline draw:style-name="gr5" draw:text-style-name="P1" draw:layer="layout" svg:width="0.106cm" svg:height="0.214cm" svg:x="10.804cm" svg:y="17.148cm" svg:viewBox="0 0 107 215" draw:points="0,0 73,181 107,215">
              <text:p/>
            </draw:polyline>
            <draw:polyline draw:style-name="gr5" draw:text-style-name="P1" draw:layer="layout" svg:width="0.218cm" svg:height="0.107cm" svg:x="10.877cm" svg:y="17.329cm" svg:viewBox="0 0 219 108" draw:points="0,0 181,73 219,108">
              <text:p/>
            </draw:polyline>
            <draw:polyline draw:style-name="gr5" draw:text-style-name="P1" draw:layer="layout" svg:width="0.218cm" svg:height="0.111cm" svg:x="10.838cm" svg:y="16.129cm" svg:viewBox="0 0 219 112" draw:points="219,0 39,73 0,112">
              <text:p/>
            </draw:polyline>
            <draw:polyline draw:style-name="gr5" draw:text-style-name="P1" draw:layer="layout" svg:width="0.111cm" svg:height="0.218cm" svg:x="10.765cm" svg:y="16.202cm" svg:viewBox="0 0 112 219" draw:points="112,0 39,181 0,219">
              <text:p/>
            </draw:polyline>
            <draw:polyline draw:style-name="gr5" draw:text-style-name="P1" draw:layer="layout" svg:width="0.803cm" svg:height="0cm" svg:x="12.584cm" svg:y="17.402cm" svg:viewBox="0 0 804 0" draw:points="0,0 765,0 804,0">
              <text:p/>
            </draw:polyline>
            <draw:polyline draw:style-name="gr5" draw:text-style-name="P1" draw:layer="layout" svg:width="0cm" svg:height="0.799cm" svg:x="13.603cm" svg:y="16.348cm" svg:viewBox="0 0 0 800" draw:points="0,800 0,34 0,0">
              <text:p/>
            </draw:polyline>
            <draw:polyline draw:style-name="gr5" draw:text-style-name="P1" draw:layer="layout" svg:width="0.799cm" svg:height="0cm" svg:x="12.549cm" svg:y="16.129cm" svg:viewBox="0 0 800 0" draw:points="800,0 34,0 0,0">
              <text:p/>
            </draw:polyline>
            <draw:polyline draw:style-name="gr5" draw:text-style-name="P1" draw:layer="layout" svg:width="0cm" svg:height="0.799cm" svg:x="12.33cm" svg:y="16.382cm" svg:viewBox="0 0 0 800" draw:points="0,0 0,766 0,800">
              <text:p/>
            </draw:polyline>
            <draw:polyline draw:style-name="gr5" draw:text-style-name="P1" draw:layer="layout" svg:width="0.106cm" svg:height="0.214cm" svg:x="13.495cm" svg:y="16.167cm" svg:viewBox="0 0 107 215" draw:points="107,215 34,34 0,0">
              <text:p/>
            </draw:polyline>
            <draw:polyline draw:style-name="gr5" draw:text-style-name="P1" draw:layer="layout" svg:width="0.214cm" svg:height="0.107cm" svg:x="13.315cm" svg:y="16.094cm" svg:viewBox="0 0 215 108" draw:points="215,108 34,34 0,0">
              <text:p/>
            </draw:polyline>
            <draw:polyline draw:style-name="gr5" draw:text-style-name="P1" draw:layer="layout" svg:width="0.106cm" svg:height="0.214cm" svg:x="13.495cm" svg:y="17.148cm" svg:viewBox="0 0 107 215" draw:points="107,0 34,181 0,215">
              <text:p/>
            </draw:polyline>
            <draw:polyline draw:style-name="gr5" draw:text-style-name="P1" draw:layer="layout" svg:width="0.214cm" svg:height="0.107cm" svg:x="13.315cm" svg:y="17.329cm" svg:viewBox="0 0 215 108" draw:points="215,0 34,73 0,108">
              <text:p/>
            </draw:polyline>
            <draw:polyline draw:style-name="gr5" draw:text-style-name="P1" draw:layer="layout" svg:width="0.111cm" svg:height="0.214cm" svg:x="12.33cm" svg:y="17.148cm" svg:viewBox="0 0 112 215" draw:points="0,0 73,181 112,215">
              <text:p/>
            </draw:polyline>
            <draw:polyline draw:style-name="gr5" draw:text-style-name="P1" draw:layer="layout" svg:width="0.218cm" svg:height="0.107cm" svg:x="12.403cm" svg:y="17.329cm" svg:viewBox="0 0 219 108" draw:points="0,0 181,73 219,108">
              <text:p/>
            </draw:polyline>
            <draw:polyline draw:style-name="gr5" draw:text-style-name="P1" draw:layer="layout" svg:width="0.214cm" svg:height="0.111cm" svg:x="12.369cm" svg:y="16.129cm" svg:viewBox="0 0 215 112" draw:points="215,0 34,73 0,112">
              <text:p/>
            </draw:polyline>
            <draw:polyline draw:style-name="gr5" draw:text-style-name="P1" draw:layer="layout" svg:width="0.106cm" svg:height="0.218cm" svg:x="12.296cm" svg:y="16.202cm" svg:viewBox="0 0 107 219" draw:points="107,0 34,181 0,219">
              <text:p/>
            </draw:polyline>
            <draw:polyline draw:style-name="gr5" draw:text-style-name="P1" draw:layer="layout" svg:width="0.76cm" svg:height="0cm" svg:x="14.114cm" svg:y="17.402cm" svg:viewBox="0 0 761 0" draw:points="0,0 727,0 761,0">
              <text:p/>
            </draw:polyline>
            <draw:polyline draw:style-name="gr5" draw:text-style-name="P1" draw:layer="layout" svg:width="0cm" svg:height="0.799cm" svg:x="15.095cm" svg:y="16.348cm" svg:viewBox="0 0 0 800" draw:points="0,800 0,34 0,0">
              <text:p/>
            </draw:polyline>
            <draw:polyline draw:style-name="gr5" draw:text-style-name="P1" draw:layer="layout" svg:width="0.764cm" svg:height="0cm" svg:x="14.076cm" svg:y="16.129cm" svg:viewBox="0 0 765 0" draw:points="765,0 39,0 0,0">
              <text:p/>
            </draw:polyline>
            <draw:polyline draw:style-name="gr5" draw:text-style-name="P1" draw:layer="layout" svg:width="0cm" svg:height="0.799cm" svg:x="13.861cm" svg:y="16.382cm" svg:viewBox="0 0 0 800" draw:points="0,0 0,766 0,800">
              <text:p/>
            </draw:polyline>
            <draw:polyline draw:style-name="gr5" draw:text-style-name="P1" draw:layer="layout" svg:width="0.106cm" svg:height="0.214cm" svg:x="14.987cm" svg:y="16.167cm" svg:viewBox="0 0 107 215" draw:points="107,215 34,34 0,0">
              <text:p/>
            </draw:polyline>
            <draw:polyline draw:style-name="gr5" draw:text-style-name="P1" draw:layer="layout" svg:width="0.218cm" svg:height="0.107cm" svg:x="14.802cm" svg:y="16.094cm" svg:viewBox="0 0 219 108" draw:points="219,108 39,34 0,0">
              <text:p/>
            </draw:polyline>
            <draw:polyline draw:style-name="gr5" draw:text-style-name="P1" draw:layer="layout" svg:width="0.106cm" svg:height="0.214cm" svg:x="14.987cm" svg:y="17.148cm" svg:viewBox="0 0 107 215" draw:points="107,0 34,181 0,215">
              <text:p/>
            </draw:polyline>
            <draw:polyline draw:style-name="gr5" draw:text-style-name="P1" draw:layer="layout" svg:width="0.218cm" svg:height="0.107cm" svg:x="14.802cm" svg:y="17.329cm" svg:viewBox="0 0 219 108" draw:points="219,0 39,73 0,108">
              <text:p/>
            </draw:polyline>
            <draw:polyline draw:style-name="gr5" draw:text-style-name="P1" draw:layer="layout" svg:width="0.106cm" svg:height="0.214cm" svg:x="13.861cm" svg:y="17.148cm" svg:viewBox="0 0 107 215" draw:points="0,0 69,181 107,215">
              <text:p/>
            </draw:polyline>
            <draw:polyline draw:style-name="gr5" draw:text-style-name="P1" draw:layer="layout" svg:width="0.218cm" svg:height="0.107cm" svg:x="13.929cm" svg:y="17.329cm" svg:viewBox="0 0 219 108" draw:points="0,0 185,73 219,108">
              <text:p/>
            </draw:polyline>
            <draw:polyline draw:style-name="gr5" draw:text-style-name="P1" draw:layer="layout" svg:width="0.218cm" svg:height="0.111cm" svg:x="13.895cm" svg:y="16.129cm" svg:viewBox="0 0 219 112" draw:points="219,0 34,73 0,112">
              <text:p/>
            </draw:polyline>
            <draw:polyline draw:style-name="gr5" draw:text-style-name="P1" draw:layer="layout" svg:width="0.106cm" svg:height="0.218cm" svg:x="13.822cm" svg:y="16.202cm" svg:viewBox="0 0 107 219" draw:points="107,0 39,181 0,219">
              <text:p/>
            </draw:polyline>
            <draw:polyline draw:style-name="gr5" draw:text-style-name="P1" draw:layer="layout" svg:width="0.799cm" svg:height="0cm" svg:x="15.606cm" svg:y="17.402cm" svg:viewBox="0 0 800 0" draw:points="0,0 761,0 800,0">
              <text:p/>
            </draw:polyline>
            <draw:polyline draw:style-name="gr5" draw:text-style-name="P1" draw:layer="layout" svg:width="0cm" svg:height="0.799cm" svg:x="16.621cm" svg:y="16.348cm" svg:viewBox="0 0 0 800" draw:points="0,800 0,34 0,0">
              <text:p/>
            </draw:polyline>
            <draw:polyline draw:style-name="gr5" draw:text-style-name="P1" draw:layer="layout" svg:width="0.799cm" svg:height="0cm" svg:x="15.567cm" svg:y="16.129cm" svg:viewBox="0 0 800 0" draw:points="800,0 39,0 0,0">
              <text:p/>
            </draw:polyline>
            <draw:polyline draw:style-name="gr5" draw:text-style-name="P1" draw:layer="layout" svg:width="0cm" svg:height="0.799cm" svg:x="15.348cm" svg:y="16.382cm" svg:viewBox="0 0 0 800" draw:points="0,0 0,766 0,800">
              <text:p/>
            </draw:polyline>
            <draw:polyline draw:style-name="gr5" draw:text-style-name="P1" draw:layer="layout" svg:width="0.106cm" svg:height="0.214cm" svg:x="16.513cm" svg:y="16.167cm" svg:viewBox="0 0 107 215" draw:points="107,215 39,34 0,0">
              <text:p/>
            </draw:polyline>
            <draw:polyline draw:style-name="gr5" draw:text-style-name="P1" draw:layer="layout" svg:width="0.218cm" svg:height="0.107cm" svg:x="16.333cm" svg:y="16.094cm" svg:viewBox="0 0 219 108" draw:points="219,108 34,34 0,0">
              <text:p/>
            </draw:polyline>
            <draw:polyline draw:style-name="gr5" draw:text-style-name="P1" draw:layer="layout" svg:width="0.106cm" svg:height="0.214cm" svg:x="16.513cm" svg:y="17.148cm" svg:viewBox="0 0 107 215" draw:points="107,0 39,181 0,215">
              <text:p/>
            </draw:polyline>
            <draw:polyline draw:style-name="gr5" draw:text-style-name="P1" draw:layer="layout" svg:width="0.218cm" svg:height="0.107cm" svg:x="16.333cm" svg:y="17.329cm" svg:viewBox="0 0 219 108" draw:points="219,0 34,73 0,108">
              <text:p/>
            </draw:polyline>
            <draw:polyline draw:style-name="gr5" draw:text-style-name="P1" draw:layer="layout" svg:width="0.111cm" svg:height="0.214cm" svg:x="15.348cm" svg:y="17.148cm" svg:viewBox="0 0 112 215" draw:points="0,0 73,181 112,215">
              <text:p/>
            </draw:polyline>
            <draw:polyline draw:style-name="gr5" draw:text-style-name="P1" draw:layer="layout" svg:width="0.218cm" svg:height="0.107cm" svg:x="15.421cm" svg:y="17.329cm" svg:viewBox="0 0 219 108" draw:points="0,0 185,73 219,108">
              <text:p/>
            </draw:polyline>
            <draw:polyline draw:style-name="gr5" draw:text-style-name="P1" draw:layer="layout" svg:width="0.218cm" svg:height="0.111cm" svg:x="15.387cm" svg:y="16.129cm" svg:viewBox="0 0 219 112" draw:points="219,0 34,73 0,112">
              <text:p/>
            </draw:polyline>
            <draw:polyline draw:style-name="gr5" draw:text-style-name="P1" draw:layer="layout" svg:width="0.106cm" svg:height="0.218cm" svg:x="15.314cm" svg:y="16.202cm" svg:viewBox="0 0 107 219" draw:points="107,0 34,181 0,219">
              <text:p/>
            </draw:polyline>
            <draw:polyline draw:style-name="gr5" draw:text-style-name="P1" draw:layer="layout" svg:width="0.799cm" svg:height="0cm" svg:x="17.132cm" svg:y="17.402cm" svg:viewBox="0 0 800 0" draw:points="0,0 765,0 800,0">
              <text:p/>
            </draw:polyline>
            <draw:polyline draw:style-name="gr5" draw:text-style-name="P1" draw:layer="layout" svg:width="0cm" svg:height="0.799cm" svg:x="18.151cm" svg:y="16.348cm" svg:viewBox="0 0 0 800" draw:points="0,800 0,34 0,0">
              <text:p/>
            </draw:polyline>
            <draw:polyline draw:style-name="gr5" draw:text-style-name="P1" draw:layer="layout" svg:width="0.803cm" svg:height="0cm" svg:x="17.094cm" svg:y="16.129cm" svg:viewBox="0 0 804 0" draw:points="804,0 39,0 0,0">
              <text:p/>
            </draw:polyline>
            <draw:polyline draw:style-name="gr5" draw:text-style-name="P1" draw:layer="layout" svg:width="0cm" svg:height="0.799cm" svg:x="16.879cm" svg:y="16.382cm" svg:viewBox="0 0 0 800" draw:points="0,0 0,766 0,800">
              <text:p/>
            </draw:polyline>
            <draw:polyline draw:style-name="gr5" draw:text-style-name="P1" draw:layer="layout" svg:width="0.111cm" svg:height="0.214cm" svg:x="18.04cm" svg:y="16.167cm" svg:viewBox="0 0 112 215" draw:points="112,215 39,34 0,0">
              <text:p/>
            </draw:polyline>
            <draw:polyline draw:style-name="gr5" draw:text-style-name="P1" draw:layer="layout" svg:width="0.218cm" svg:height="0.107cm" svg:x="17.859cm" svg:y="16.094cm" svg:viewBox="0 0 219 108" draw:points="219,108 39,34 0,0">
              <text:p/>
            </draw:polyline>
            <draw:polyline draw:style-name="gr5" draw:text-style-name="P1" draw:layer="layout" svg:width="0.111cm" svg:height="0.214cm" svg:x="18.04cm" svg:y="17.148cm" svg:viewBox="0 0 112 215" draw:points="112,0 39,181 0,215">
              <text:p/>
            </draw:polyline>
            <draw:polyline draw:style-name="gr5" draw:text-style-name="P1" draw:layer="layout" svg:width="0.218cm" svg:height="0.107cm" svg:x="17.859cm" svg:y="17.329cm" svg:viewBox="0 0 219 108" draw:points="219,0 39,73 0,108">
              <text:p/>
            </draw:polyline>
            <draw:polyline draw:style-name="gr5" draw:text-style-name="P1" draw:layer="layout" svg:width="0.106cm" svg:height="0.214cm" svg:x="16.879cm" svg:y="17.148cm" svg:viewBox="0 0 107 215" draw:points="0,0 73,181 107,215">
              <text:p/>
            </draw:polyline>
            <draw:polyline draw:style-name="gr5" draw:text-style-name="P1" draw:layer="layout" svg:width="0.214cm" svg:height="0.107cm" svg:x="16.952cm" svg:y="17.329cm" svg:viewBox="0 0 215 108" draw:points="0,0 181,73 215,108">
              <text:p/>
            </draw:polyline>
            <draw:polyline draw:style-name="gr5" draw:text-style-name="P1" draw:layer="layout" svg:width="0.218cm" svg:height="0.111cm" svg:x="16.913cm" svg:y="16.129cm" svg:viewBox="0 0 219 112" draw:points="219,0 39,73 0,112">
              <text:p/>
            </draw:polyline>
            <draw:polyline draw:style-name="gr5" draw:text-style-name="P1" draw:layer="layout" svg:width="0.111cm" svg:height="0.218cm" svg:x="16.84cm" svg:y="16.202cm" svg:viewBox="0 0 112 219" draw:points="112,0 39,181 0,219">
              <text:p/>
            </draw:polyline>
            <draw:polyline draw:style-name="gr5" draw:text-style-name="P1" draw:layer="layout" svg:width="0.799cm" svg:height="0cm" svg:x="18.659cm" svg:y="17.402cm" svg:viewBox="0 0 800 0" draw:points="0,0 765,0 800,0">
              <text:p/>
            </draw:polyline>
            <draw:polyline draw:style-name="gr5" draw:text-style-name="P1" draw:layer="layout" svg:width="0cm" svg:height="0.799cm" svg:x="19.678cm" svg:y="16.348cm" svg:viewBox="0 0 0 800" draw:points="0,800 0,34 0,0">
              <text:p/>
            </draw:polyline>
            <draw:polyline draw:style-name="gr5" draw:text-style-name="P1" draw:layer="layout" svg:width="0.799cm" svg:height="0cm" svg:x="18.624cm" svg:y="16.129cm" svg:viewBox="0 0 800 0" draw:points="800,0 34,0 0,0">
              <text:p/>
            </draw:polyline>
            <draw:polyline draw:style-name="gr5" draw:text-style-name="P1" draw:layer="layout" svg:width="0cm" svg:height="0.799cm" svg:x="18.405cm" svg:y="16.382cm" svg:viewBox="0 0 0 800" draw:points="0,0 0,766 0,800">
              <text:p/>
            </draw:polyline>
            <draw:polyline draw:style-name="gr5" draw:text-style-name="P1" draw:layer="layout" svg:width="0.106cm" svg:height="0.214cm" svg:x="19.57cm" svg:y="16.167cm" svg:viewBox="0 0 107 215" draw:points="107,215 34,34 0,0">
              <text:p/>
            </draw:polyline>
            <draw:polyline draw:style-name="gr5" draw:text-style-name="P1" draw:layer="layout" svg:width="0.218cm" svg:height="0.107cm" svg:x="19.385cm" svg:y="16.094cm" svg:viewBox="0 0 219 108" draw:points="219,108 39,34 0,0">
              <text:p/>
            </draw:polyline>
            <draw:polyline draw:style-name="gr5" draw:text-style-name="P1" draw:layer="layout" svg:width="0.106cm" svg:height="0.214cm" svg:x="19.57cm" svg:y="17.148cm" svg:viewBox="0 0 107 215" draw:points="107,0 34,181 0,215">
              <text:p/>
            </draw:polyline>
            <draw:polyline draw:style-name="gr5" draw:text-style-name="P1" draw:layer="layout" svg:width="0.218cm" svg:height="0.107cm" svg:x="19.385cm" svg:y="17.329cm" svg:viewBox="0 0 219 108" draw:points="219,0 39,73 0,108">
              <text:p/>
            </draw:polyline>
            <draw:polyline draw:style-name="gr5" draw:text-style-name="P1" draw:layer="layout" svg:width="0.106cm" svg:height="0.214cm" svg:x="18.405cm" svg:y="17.148cm" svg:viewBox="0 0 107 215" draw:points="0,0 73,181 107,215">
              <text:p/>
            </draw:polyline>
            <draw:polyline draw:style-name="gr5" draw:text-style-name="P1" draw:layer="layout" svg:width="0.218cm" svg:height="0.107cm" svg:x="18.478cm" svg:y="17.329cm" svg:viewBox="0 0 219 108" draw:points="0,0 181,73 219,108">
              <text:p/>
            </draw:polyline>
            <draw:polyline draw:style-name="gr5" draw:text-style-name="P1" draw:layer="layout" svg:width="0.218cm" svg:height="0.111cm" svg:x="18.439cm" svg:y="16.129cm" svg:viewBox="0 0 219 112" draw:points="219,0 39,73 0,112">
              <text:p/>
            </draw:polyline>
            <draw:polyline draw:style-name="gr5" draw:text-style-name="P1" draw:layer="layout" svg:width="0.106cm" svg:height="0.218cm" svg:x="18.371cm" svg:y="16.202cm" svg:viewBox="0 0 107 219" draw:points="107,0 34,181 0,219">
              <text:p/>
            </draw:polyline>
            <draw:polyline draw:style-name="gr5" draw:text-style-name="P1" draw:layer="layout" svg:width="0.803cm" svg:height="0cm" svg:x="20.185cm" svg:y="17.402cm" svg:viewBox="0 0 804 0" draw:points="0,0 765,0 804,0">
              <text:p/>
            </draw:polyline>
            <draw:polyline draw:style-name="gr5" draw:text-style-name="P1" draw:layer="layout" svg:width="0cm" svg:height="0.799cm" svg:x="21.204cm" svg:y="16.348cm" svg:viewBox="0 0 0 800" draw:points="0,800 0,34 0,0">
              <text:p/>
            </draw:polyline>
            <draw:polyline draw:style-name="gr5" draw:text-style-name="P1" draw:layer="layout" svg:width="0.799cm" svg:height="0cm" svg:x="20.151cm" svg:y="16.129cm" svg:viewBox="0 0 800 0" draw:points="800,0 34,0 0,0">
              <text:p/>
            </draw:polyline>
            <draw:polyline draw:style-name="gr5" draw:text-style-name="P1" draw:layer="layout" svg:width="0cm" svg:height="0.799cm" svg:x="19.931cm" svg:y="16.382cm" svg:viewBox="0 0 0 800" draw:points="0,0 0,766 0,800">
              <text:p/>
            </draw:polyline>
            <draw:polyline draw:style-name="gr5" draw:text-style-name="P1" draw:layer="layout" svg:width="0.106cm" svg:height="0.214cm" svg:x="21.096cm" svg:y="16.167cm" svg:viewBox="0 0 107 215" draw:points="107,215 34,34 0,0">
              <text:p/>
            </draw:polyline>
            <draw:polyline draw:style-name="gr5" draw:text-style-name="P1" draw:layer="layout" svg:width="0.214cm" svg:height="0.107cm" svg:x="20.916cm" svg:y="16.094cm" svg:viewBox="0 0 215 108" draw:points="215,108 34,34 0,0">
              <text:p/>
            </draw:polyline>
            <draw:polyline draw:style-name="gr5" draw:text-style-name="P1" draw:layer="layout" svg:width="0.106cm" svg:height="0.214cm" svg:x="21.096cm" svg:y="17.148cm" svg:viewBox="0 0 107 215" draw:points="107,0 34,181 0,215">
              <text:p/>
            </draw:polyline>
            <draw:polyline draw:style-name="gr5" draw:text-style-name="P1" draw:layer="layout" svg:width="0.214cm" svg:height="0.107cm" svg:x="20.916cm" svg:y="17.329cm" svg:viewBox="0 0 215 108" draw:points="215,0 34,73 0,108">
              <text:p/>
            </draw:polyline>
            <draw:polyline draw:style-name="gr5" draw:text-style-name="P1" draw:layer="layout" svg:width="0.111cm" svg:height="0.214cm" svg:x="19.931cm" svg:y="17.148cm" svg:viewBox="0 0 112 215" draw:points="0,0 73,181 112,215">
              <text:p/>
            </draw:polyline>
            <draw:polyline draw:style-name="gr5" draw:text-style-name="P1" draw:layer="layout" svg:width="0.218cm" svg:height="0.107cm" svg:x="20.004cm" svg:y="17.329cm" svg:viewBox="0 0 219 108" draw:points="0,0 181,73 219,108">
              <text:p/>
            </draw:polyline>
            <draw:polyline draw:style-name="gr5" draw:text-style-name="P1" draw:layer="layout" svg:width="0.214cm" svg:height="0.111cm" svg:x="19.97cm" svg:y="16.129cm" svg:viewBox="0 0 215 112" draw:points="215,0 34,73 0,112">
              <text:p/>
            </draw:polyline>
            <draw:polyline draw:style-name="gr5" draw:text-style-name="P1" draw:layer="layout" svg:width="0.106cm" svg:height="0.218cm" svg:x="19.897cm" svg:y="16.202cm" svg:viewBox="0 0 107 219" draw:points="107,0 34,181 0,219">
              <text:p/>
            </draw:polyline>
            <draw:polyline draw:style-name="gr5" draw:text-style-name="P1" draw:layer="layout" svg:width="0.799cm" svg:height="0cm" svg:x="21.716cm" svg:y="17.402cm" svg:viewBox="0 0 800 0" draw:points="0,0 761,0 800,0">
              <text:p/>
            </draw:polyline>
            <draw:polyline draw:style-name="gr5" draw:text-style-name="P1" draw:layer="layout" svg:width="0cm" svg:height="0.799cm" svg:x="22.734cm" svg:y="16.348cm" svg:viewBox="0 0 0 800" draw:points="0,800 0,34 0,0">
              <text:p/>
            </draw:polyline>
            <draw:polyline draw:style-name="gr5" draw:text-style-name="P1" draw:layer="layout" svg:width="0.799cm" svg:height="0cm" svg:x="21.677cm" svg:y="16.129cm" svg:viewBox="0 0 800 0" draw:points="800,0 39,0 0,0">
              <text:p/>
            </draw:polyline>
            <draw:polyline draw:style-name="gr5" draw:text-style-name="P1" draw:layer="layout" svg:width="0cm" svg:height="0.799cm" svg:x="21.462cm" svg:y="16.382cm" svg:viewBox="0 0 0 800" draw:points="0,0 0,766 0,800">
              <text:p/>
            </draw:polyline>
            <draw:polyline draw:style-name="gr5" draw:text-style-name="P1" draw:layer="layout" svg:width="0.111cm" svg:height="0.214cm" svg:x="22.623cm" svg:y="16.167cm" svg:viewBox="0 0 112 215" draw:points="112,215 39,34 0,0">
              <text:p/>
            </draw:polyline>
            <draw:polyline draw:style-name="gr5" draw:text-style-name="P1" draw:layer="layout" svg:width="0.218cm" svg:height="0.107cm" svg:x="22.442cm" svg:y="16.094cm" svg:viewBox="0 0 219 108" draw:points="219,108 34,34 0,0">
              <text:p/>
            </draw:polyline>
            <draw:polyline draw:style-name="gr5" draw:text-style-name="P1" draw:layer="layout" svg:width="0.111cm" svg:height="0.214cm" svg:x="22.623cm" svg:y="17.148cm" svg:viewBox="0 0 112 215" draw:points="112,0 39,181 0,215">
              <text:p/>
            </draw:polyline>
            <draw:polyline draw:style-name="gr5" draw:text-style-name="P1" draw:layer="layout" svg:width="0.218cm" svg:height="0.107cm" svg:x="22.442cm" svg:y="17.329cm" svg:viewBox="0 0 219 108" draw:points="219,0 34,73 0,108">
              <text:p/>
            </draw:polyline>
            <draw:polyline draw:style-name="gr5" draw:text-style-name="P1" draw:layer="layout" svg:width="0.106cm" svg:height="0.214cm" svg:x="21.462cm" svg:y="17.148cm" svg:viewBox="0 0 107 215" draw:points="0,0 69,181 107,215">
              <text:p/>
            </draw:polyline>
            <draw:polyline draw:style-name="gr5" draw:text-style-name="P1" draw:layer="layout" svg:width="0.218cm" svg:height="0.107cm" svg:x="21.531cm" svg:y="17.329cm" svg:viewBox="0 0 219 108" draw:points="0,0 185,73 219,108">
              <text:p/>
            </draw:polyline>
            <draw:polyline draw:style-name="gr5" draw:text-style-name="P1" draw:layer="layout" svg:width="0.218cm" svg:height="0.111cm" svg:x="21.496cm" svg:y="16.129cm" svg:viewBox="0 0 219 112" draw:points="219,0 34,73 0,112">
              <text:p/>
            </draw:polyline>
            <draw:polyline draw:style-name="gr5" draw:text-style-name="P1" draw:layer="layout" svg:width="0.106cm" svg:height="0.218cm" svg:x="21.423cm" svg:y="16.202cm" svg:viewBox="0 0 107 219" draw:points="107,0 39,181 0,219">
              <text:p/>
            </draw:polyline>
            <draw:polyline draw:style-name="gr5" draw:text-style-name="P1" draw:layer="layout" svg:width="0.799cm" svg:height="0cm" svg:x="23.242cm" svg:y="17.402cm" svg:viewBox="0 0 800 0" draw:points="0,0 765,0 800,0">
              <text:p/>
            </draw:polyline>
            <draw:polyline draw:style-name="gr5" draw:text-style-name="P1" draw:layer="layout" svg:width="0cm" svg:height="0.799cm" svg:x="24.261cm" svg:y="16.348cm" svg:viewBox="0 0 0 800" draw:points="0,800 0,34 0,0">
              <text:p/>
            </draw:polyline>
            <draw:polyline draw:style-name="gr5" draw:text-style-name="P1" draw:layer="layout" svg:width="0.799cm" svg:height="0cm" svg:x="23.207cm" svg:y="16.129cm" svg:viewBox="0 0 800 0" draw:points="800,0 34,0 0,0">
              <text:p/>
            </draw:polyline>
            <draw:polyline draw:style-name="gr5" draw:text-style-name="P1" draw:layer="layout" svg:width="0cm" svg:height="0.799cm" svg:x="22.988cm" svg:y="16.382cm" svg:viewBox="0 0 0 800" draw:points="0,0 0,766 0,800">
              <text:p/>
            </draw:polyline>
            <draw:polyline draw:style-name="gr5" draw:text-style-name="P1" draw:layer="layout" svg:width="0.106cm" svg:height="0.214cm" svg:x="24.153cm" svg:y="16.167cm" svg:viewBox="0 0 107 215" draw:points="107,215 34,34 0,0">
              <text:p/>
            </draw:polyline>
            <draw:polyline draw:style-name="gr5" draw:text-style-name="P1" draw:layer="layout" svg:width="0.218cm" svg:height="0.107cm" svg:x="23.968cm" svg:y="16.094cm" svg:viewBox="0 0 219 108" draw:points="219,108 39,34 0,0">
              <text:p/>
            </draw:polyline>
            <draw:polyline draw:style-name="gr5" draw:text-style-name="P1" draw:layer="layout" svg:width="0.106cm" svg:height="0.214cm" svg:x="24.153cm" svg:y="17.148cm" svg:viewBox="0 0 107 215" draw:points="107,0 34,181 0,215">
              <text:p/>
            </draw:polyline>
            <draw:polyline draw:style-name="gr5" draw:text-style-name="P1" draw:layer="layout" svg:width="0.218cm" svg:height="0.107cm" svg:x="23.968cm" svg:y="17.329cm" svg:viewBox="0 0 219 108" draw:points="219,0 39,73 0,108">
              <text:p/>
            </draw:polyline>
            <draw:polyline draw:style-name="gr5" draw:text-style-name="P1" draw:layer="layout" svg:width="0.106cm" svg:height="0.214cm" svg:x="22.988cm" svg:y="17.148cm" svg:viewBox="0 0 107 215" draw:points="0,0 73,181 107,215">
              <text:p/>
            </draw:polyline>
            <draw:polyline draw:style-name="gr5" draw:text-style-name="P1" draw:layer="layout" svg:width="0.218cm" svg:height="0.107cm" svg:x="23.061cm" svg:y="17.329cm" svg:viewBox="0 0 219 108" draw:points="0,0 181,73 219,108">
              <text:p/>
            </draw:polyline>
            <draw:polyline draw:style-name="gr5" draw:text-style-name="P1" draw:layer="layout" svg:width="0.218cm" svg:height="0.111cm" svg:x="23.023cm" svg:y="16.129cm" svg:viewBox="0 0 219 112" draw:points="219,0 39,73 0,112">
              <text:p/>
            </draw:polyline>
            <draw:polyline draw:style-name="gr5" draw:text-style-name="P1" draw:layer="layout" svg:width="0.111cm" svg:height="0.218cm" svg:x="22.949cm" svg:y="16.202cm" svg:viewBox="0 0 112 219" draw:points="112,0 39,181 0,219">
              <text:p/>
            </draw:polyline>
            <draw:polyline draw:style-name="gr5" draw:text-style-name="P1" draw:layer="layout" svg:width="0.764cm" svg:height="0cm" svg:x="24.768cm" svg:y="17.402cm" svg:viewBox="0 0 765 0" draw:points="0,0 731,0 765,0">
              <text:p/>
            </draw:polyline>
            <draw:polyline draw:style-name="gr5" draw:text-style-name="P1" draw:layer="layout" svg:width="0cm" svg:height="0.799cm" svg:x="25.753cm" svg:y="16.348cm" svg:viewBox="0 0 0 800" draw:points="0,800 0,34 0,0">
              <text:p/>
            </draw:polyline>
            <draw:polyline draw:style-name="gr5" draw:text-style-name="P1" draw:layer="layout" svg:width="0.764cm" svg:height="0cm" svg:x="24.734cm" svg:y="16.129cm" svg:viewBox="0 0 765 0" draw:points="765,0 34,0 0,0">
              <text:p/>
            </draw:polyline>
            <draw:polyline draw:style-name="gr5" draw:text-style-name="P1" draw:layer="layout" svg:width="0cm" svg:height="0.799cm" svg:x="24.514cm" svg:y="16.382cm" svg:viewBox="0 0 0 800" draw:points="0,0 0,766 0,800">
              <text:p/>
            </draw:polyline>
            <draw:polyline draw:style-name="gr5" draw:text-style-name="P1" draw:layer="layout" svg:width="0.111cm" svg:height="0.214cm" svg:x="25.641cm" svg:y="16.167cm" svg:viewBox="0 0 112 215" draw:points="112,215 39,34 0,0">
              <text:p/>
            </draw:polyline>
            <draw:polyline draw:style-name="gr5" draw:text-style-name="P1" draw:layer="layout" svg:width="0.218cm" svg:height="0.107cm" svg:x="25.46cm" svg:y="16.094cm" svg:viewBox="0 0 219 108" draw:points="219,108 39,34 0,0">
              <text:p/>
            </draw:polyline>
            <draw:polyline draw:style-name="gr5" draw:text-style-name="P1" draw:layer="layout" svg:width="0.111cm" svg:height="0.214cm" svg:x="25.641cm" svg:y="17.148cm" svg:viewBox="0 0 112 215" draw:points="112,0 39,181 0,215">
              <text:p/>
            </draw:polyline>
            <draw:polyline draw:style-name="gr5" draw:text-style-name="P1" draw:layer="layout" svg:width="0.218cm" svg:height="0.107cm" svg:x="25.46cm" svg:y="17.329cm" svg:viewBox="0 0 219 108" draw:points="219,0 39,73 0,108">
              <text:p/>
            </draw:polyline>
            <draw:polyline draw:style-name="gr5" draw:text-style-name="P1" draw:layer="layout" svg:width="0.111cm" svg:height="0.214cm" svg:x="24.514cm" svg:y="17.148cm" svg:viewBox="0 0 112 215" draw:points="0,0 73,181 112,215">
              <text:p/>
            </draw:polyline>
            <draw:polyline draw:style-name="gr5" draw:text-style-name="P1" draw:layer="layout" svg:width="0.218cm" svg:height="0.107cm" svg:x="24.587cm" svg:y="17.329cm" svg:viewBox="0 0 219 108" draw:points="0,0 181,73 219,108">
              <text:p/>
            </draw:polyline>
            <draw:polyline draw:style-name="gr5" draw:text-style-name="P1" draw:layer="layout" svg:width="0.214cm" svg:height="0.111cm" svg:x="24.553cm" svg:y="16.129cm" svg:viewBox="0 0 215 112" draw:points="215,0 34,73 0,112">
              <text:p/>
            </draw:polyline>
            <draw:polyline draw:style-name="gr5" draw:text-style-name="P1" draw:layer="layout" svg:width="0.106cm" svg:height="0.218cm" svg:x="24.48cm" svg:y="16.202cm" svg:viewBox="0 0 107 219" draw:points="107,0 34,181 0,219">
              <text:p/>
            </draw:polyline>
            <draw:polyline draw:style-name="gr5" draw:text-style-name="P1" draw:layer="layout" svg:width="0.799cm" svg:height="0cm" svg:x="26.26cm" svg:y="17.402cm" svg:viewBox="0 0 800 0" draw:points="0,0 765,0 800,0">
              <text:p/>
            </draw:polyline>
            <draw:polyline draw:style-name="gr5" draw:text-style-name="P1" draw:layer="layout" svg:width="0cm" svg:height="0.799cm" svg:x="27.279cm" svg:y="16.348cm" svg:viewBox="0 0 0 800" draw:points="0,800 0,34 0,0">
              <text:p/>
            </draw:polyline>
            <draw:polyline draw:style-name="gr5" draw:text-style-name="P1" draw:layer="layout" svg:width="0.799cm" svg:height="0cm" svg:x="26.225cm" svg:y="16.129cm" svg:viewBox="0 0 800 0" draw:points="800,0 34,0 0,0">
              <text:p/>
            </draw:polyline>
            <draw:polyline draw:style-name="gr5" draw:text-style-name="P1" draw:layer="layout" svg:width="0cm" svg:height="0.799cm" svg:x="26.006cm" svg:y="16.382cm" svg:viewBox="0 0 0 800" draw:points="0,0 0,766 0,800">
              <text:p/>
            </draw:polyline>
            <draw:polyline draw:style-name="gr5" draw:text-style-name="P1" draw:layer="layout" svg:width="0.106cm" svg:height="0.214cm" svg:x="27.171cm" svg:y="16.167cm" svg:viewBox="0 0 107 215" draw:points="107,215 34,34 0,0">
              <text:p/>
            </draw:polyline>
            <draw:polyline draw:style-name="gr5" draw:text-style-name="P1" draw:layer="layout" svg:width="0.218cm" svg:height="0.107cm" svg:x="26.986cm" svg:y="16.094cm" svg:viewBox="0 0 219 108" draw:points="219,108 39,34 0,0">
              <text:p/>
            </draw:polyline>
            <draw:polyline draw:style-name="gr5" draw:text-style-name="P1" draw:layer="layout" svg:width="0.106cm" svg:height="0.214cm" svg:x="27.171cm" svg:y="17.148cm" svg:viewBox="0 0 107 215" draw:points="107,0 34,181 0,215">
              <text:p/>
            </draw:polyline>
            <draw:polyline draw:style-name="gr5" draw:text-style-name="P1" draw:layer="layout" svg:width="0.218cm" svg:height="0.107cm" svg:x="26.986cm" svg:y="17.329cm" svg:viewBox="0 0 219 108" draw:points="219,0 39,73 0,108">
              <text:p/>
            </draw:polyline>
            <draw:polyline draw:style-name="gr5" draw:text-style-name="P1" draw:layer="layout" svg:width="0.106cm" svg:height="0.214cm" svg:x="26.006cm" svg:y="17.148cm" svg:viewBox="0 0 107 215" draw:points="0,0 73,181 107,215">
              <text:p/>
            </draw:polyline>
            <draw:polyline draw:style-name="gr5" draw:text-style-name="P1" draw:layer="layout" svg:width="0.218cm" svg:height="0.107cm" svg:x="26.079cm" svg:y="17.329cm" svg:viewBox="0 0 219 108" draw:points="0,0 181,73 219,108">
              <text:p/>
            </draw:polyline>
            <draw:polyline draw:style-name="gr5" draw:text-style-name="P1" draw:layer="layout" svg:width="0.218cm" svg:height="0.111cm" svg:x="26.041cm" svg:y="16.129cm" svg:viewBox="0 0 219 112" draw:points="219,0 39,73 0,112">
              <text:p/>
            </draw:polyline>
            <draw:polyline draw:style-name="gr5" draw:text-style-name="P1" draw:layer="layout" svg:width="0.106cm" svg:height="0.218cm" svg:x="25.972cm" svg:y="16.202cm" svg:viewBox="0 0 107 219" draw:points="107,0 34,181 0,219">
              <text:p/>
            </draw:polyline>
            <draw:polyline draw:style-name="gr5" draw:text-style-name="P1" draw:layer="layout" svg:width="0.799cm" svg:height="0cm" svg:x="3.422cm" svg:y="18.929cm" svg:viewBox="0 0 800 0" draw:points="0,0 761,0 800,0">
              <text:p/>
            </draw:polyline>
            <draw:polyline draw:style-name="gr5" draw:text-style-name="P1" draw:layer="layout" svg:width="0cm" svg:height="0.795cm" svg:x="4.437cm" svg:y="17.875cm" svg:viewBox="0 0 0 796" draw:points="0,796 0,34 0,0">
              <text:p/>
            </draw:polyline>
            <draw:polyline draw:style-name="gr5" draw:text-style-name="P1" draw:layer="layout" svg:width="0.799cm" svg:height="0cm" svg:x="3.383cm" svg:y="17.656cm" svg:viewBox="0 0 800 0" draw:points="800,0 39,0 0,0">
              <text:p/>
            </draw:polyline>
            <draw:polyline draw:style-name="gr5" draw:text-style-name="P1" draw:layer="layout" svg:width="0cm" svg:height="0.799cm" svg:x="3.164cm" svg:y="17.909cm" svg:viewBox="0 0 0 800" draw:points="0,0 0,761 0,800">
              <text:p/>
            </draw:polyline>
            <draw:polyline draw:style-name="gr5" draw:text-style-name="P1" draw:layer="layout" svg:width="0.106cm" svg:height="0.218cm" svg:x="4.329cm" svg:y="17.69cm" svg:viewBox="0 0 107 219" draw:points="107,219 39,39 0,0">
              <text:p/>
            </draw:polyline>
            <draw:polyline draw:style-name="gr5" draw:text-style-name="P1" draw:layer="layout" svg:width="0.218cm" svg:height="0.107cm" svg:x="4.148cm" svg:y="17.621cm" svg:viewBox="0 0 219 108" draw:points="219,108 34,34 0,0">
              <text:p/>
            </draw:polyline>
            <draw:polyline draw:style-name="gr5" draw:text-style-name="P1" draw:layer="layout" svg:width="0.106cm" svg:height="0.218cm" svg:x="4.329cm" svg:y="18.671cm" svg:viewBox="0 0 107 219" draw:points="107,0 39,185 0,219">
              <text:p/>
            </draw:polyline>
            <draw:polyline draw:style-name="gr5" draw:text-style-name="P1" draw:layer="layout" svg:width="0.218cm" svg:height="0.107cm" svg:x="4.148cm" svg:y="18.856cm" svg:viewBox="0 0 219 108" draw:points="219,0 34,73 0,108">
              <text:p/>
            </draw:polyline>
            <draw:polyline draw:style-name="gr5" draw:text-style-name="P1" draw:layer="layout" svg:width="0.145cm" svg:height="0.218cm" svg:x="3.164cm" svg:y="18.671cm" svg:viewBox="0 0 146 219" draw:points="0,0 112,185 146,219">
              <text:p/>
            </draw:polyline>
            <draw:polyline draw:style-name="gr5" draw:text-style-name="P1" draw:layer="layout" svg:width="0.18cm" svg:height="0.107cm" svg:x="3.276cm" svg:y="18.856cm" svg:viewBox="0 0 181 108" draw:points="0,0 146,73 181,108">
              <text:p/>
            </draw:polyline>
            <draw:polyline draw:style-name="gr5" draw:text-style-name="P1" draw:layer="layout" svg:width="0.184cm" svg:height="0.107cm" svg:x="3.237cm" svg:y="17.656cm" svg:viewBox="0 0 185 108" draw:points="185,0 39,73 0,108">
              <text:p/>
            </draw:polyline>
            <draw:polyline draw:style-name="gr5" draw:text-style-name="P1" draw:layer="layout" svg:width="0.145cm" svg:height="0.218cm" svg:x="3.13cm" svg:y="17.729cm" svg:viewBox="0 0 146 219" draw:points="146,0 34,181 0,219">
              <text:p/>
            </draw:polyline>
            <draw:polyline draw:style-name="gr5" draw:text-style-name="P1" draw:layer="layout" svg:width="0.799cm" svg:height="0cm" svg:x="4.948cm" svg:y="18.929cm" svg:viewBox="0 0 800 0" draw:points="0,0 765,0 800,0">
              <text:p/>
            </draw:polyline>
            <draw:polyline draw:style-name="gr5" draw:text-style-name="P1" draw:layer="layout" svg:width="0cm" svg:height="0.795cm" svg:x="5.967cm" svg:y="17.875cm" svg:viewBox="0 0 0 796" draw:points="0,796 0,34 0,0">
              <text:p/>
            </draw:polyline>
            <draw:polyline draw:style-name="gr5" draw:text-style-name="P1" draw:layer="layout" svg:width="0.803cm" svg:height="0cm" svg:x="4.909cm" svg:y="17.656cm" svg:viewBox="0 0 804 0" draw:points="804,0 39,0 0,0">
              <text:p/>
            </draw:polyline>
            <draw:polyline draw:style-name="gr5" draw:text-style-name="P1" draw:layer="layout" svg:width="0cm" svg:height="0.799cm" svg:x="4.695cm" svg:y="17.909cm" svg:viewBox="0 0 0 800" draw:points="0,0 0,761 0,800">
              <text:p/>
            </draw:polyline>
            <draw:polyline draw:style-name="gr5" draw:text-style-name="P1" draw:layer="layout" svg:width="0.111cm" svg:height="0.218cm" svg:x="5.855cm" svg:y="17.69cm" svg:viewBox="0 0 112 219" draw:points="112,219 39,39 0,0">
              <text:p/>
            </draw:polyline>
            <draw:polyline draw:style-name="gr5" draw:text-style-name="P1" draw:layer="layout" svg:width="0.218cm" svg:height="0.107cm" svg:x="5.675cm" svg:y="17.621cm" svg:viewBox="0 0 219 108" draw:points="219,108 39,34 0,0">
              <text:p/>
            </draw:polyline>
            <draw:polyline draw:style-name="gr5" draw:text-style-name="P1" draw:layer="layout" svg:width="0.111cm" svg:height="0.218cm" svg:x="5.855cm" svg:y="18.671cm" svg:viewBox="0 0 112 219" draw:points="112,0 39,185 0,219">
              <text:p/>
            </draw:polyline>
            <draw:polyline draw:style-name="gr5" draw:text-style-name="P1" draw:layer="layout" svg:width="0.218cm" svg:height="0.107cm" svg:x="5.675cm" svg:y="18.856cm" svg:viewBox="0 0 219 108" draw:points="219,0 39,73 0,108">
              <text:p/>
            </draw:polyline>
            <draw:polyline draw:style-name="gr5" draw:text-style-name="P1" draw:layer="layout" svg:width="0.106cm" svg:height="0.218cm" svg:x="4.695cm" svg:y="18.671cm" svg:viewBox="0 0 107 219" draw:points="0,0 73,185 107,219">
              <text:p/>
            </draw:polyline>
            <draw:polyline draw:style-name="gr5" draw:text-style-name="P1" draw:layer="layout" svg:width="0.214cm" svg:height="0.107cm" svg:x="4.768cm" svg:y="18.856cm" svg:viewBox="0 0 215 108" draw:points="0,0 181,73 215,108">
              <text:p/>
            </draw:polyline>
            <draw:polyline draw:style-name="gr5" draw:text-style-name="P1" draw:layer="layout" svg:width="0.218cm" svg:height="0.107cm" svg:x="4.729cm" svg:y="17.656cm" svg:viewBox="0 0 219 108" draw:points="219,0 39,73 0,108">
              <text:p/>
            </draw:polyline>
            <draw:polyline draw:style-name="gr5" draw:text-style-name="P1" draw:layer="layout" svg:width="0.111cm" svg:height="0.218cm" svg:x="4.656cm" svg:y="17.729cm" svg:viewBox="0 0 112 219" draw:points="112,0 39,181 0,219">
              <text:p/>
            </draw:polyline>
            <draw:polyline draw:style-name="gr5" draw:text-style-name="P1" draw:layer="layout" svg:width="0.799cm" svg:height="0cm" svg:x="6.474cm" svg:y="18.929cm" svg:viewBox="0 0 800 0" draw:points="0,0 765,0 800,0">
              <text:p/>
            </draw:polyline>
            <draw:polyline draw:style-name="gr5" draw:text-style-name="P1" draw:layer="layout" svg:width="0cm" svg:height="0.795cm" svg:x="7.493cm" svg:y="17.875cm" svg:viewBox="0 0 0 796" draw:points="0,796 0,34 0,0">
              <text:p/>
            </draw:polyline>
            <draw:polyline draw:style-name="gr5" draw:text-style-name="P1" draw:layer="layout" svg:width="0.799cm" svg:height="0cm" svg:x="6.44cm" svg:y="17.656cm" svg:viewBox="0 0 800 0" draw:points="800,0 34,0 0,0">
              <text:p/>
            </draw:polyline>
            <draw:polyline draw:style-name="gr5" draw:text-style-name="P1" draw:layer="layout" svg:width="0cm" svg:height="0.799cm" svg:x="6.221cm" svg:y="17.909cm" svg:viewBox="0 0 0 800" draw:points="0,0 0,761 0,800">
              <text:p/>
            </draw:polyline>
            <draw:polyline draw:style-name="gr5" draw:text-style-name="P1" draw:layer="layout" svg:width="0.106cm" svg:height="0.218cm" svg:x="7.386cm" svg:y="17.69cm" svg:viewBox="0 0 107 219" draw:points="107,219 34,39 0,0">
              <text:p/>
            </draw:polyline>
            <draw:polyline draw:style-name="gr5" draw:text-style-name="P1" draw:layer="layout" svg:width="0.218cm" svg:height="0.107cm" svg:x="7.201cm" svg:y="17.621cm" svg:viewBox="0 0 219 108" draw:points="219,108 39,34 0,0">
              <text:p/>
            </draw:polyline>
            <draw:polyline draw:style-name="gr5" draw:text-style-name="P1" draw:layer="layout" svg:width="0.106cm" svg:height="0.218cm" svg:x="7.386cm" svg:y="18.671cm" svg:viewBox="0 0 107 219" draw:points="107,0 34,185 0,219">
              <text:p/>
            </draw:polyline>
            <draw:polyline draw:style-name="gr5" draw:text-style-name="P1" draw:layer="layout" svg:width="0.218cm" svg:height="0.107cm" svg:x="7.201cm" svg:y="18.856cm" svg:viewBox="0 0 219 108" draw:points="219,0 39,73 0,108">
              <text:p/>
            </draw:polyline>
            <draw:polyline draw:style-name="gr5" draw:text-style-name="P1" draw:layer="layout" svg:width="0.106cm" svg:height="0.218cm" svg:x="6.221cm" svg:y="18.671cm" svg:viewBox="0 0 107 219" draw:points="0,0 73,185 107,219">
              <text:p/>
            </draw:polyline>
            <draw:polyline draw:style-name="gr5" draw:text-style-name="P1" draw:layer="layout" svg:width="0.218cm" svg:height="0.107cm" svg:x="6.294cm" svg:y="18.856cm" svg:viewBox="0 0 219 108" draw:points="0,0 181,73 219,108">
              <text:p/>
            </draw:polyline>
            <draw:polyline draw:style-name="gr5" draw:text-style-name="P1" draw:layer="layout" svg:width="0.218cm" svg:height="0.107cm" svg:x="6.255cm" svg:y="17.656cm" svg:viewBox="0 0 219 108" draw:points="219,0 39,73 0,108">
              <text:p/>
            </draw:polyline>
            <draw:polyline draw:style-name="gr5" draw:text-style-name="P1" draw:layer="layout" svg:width="0.106cm" svg:height="0.218cm" svg:x="6.186cm" svg:y="17.729cm" svg:viewBox="0 0 107 219" draw:points="107,0 34,181 0,219">
              <text:p/>
            </draw:polyline>
            <draw:polyline draw:style-name="gr5" draw:text-style-name="P1" draw:layer="layout" svg:width="0.799cm" svg:height="0cm" svg:x="8.005cm" svg:y="18.929cm" svg:viewBox="0 0 800 0" draw:points="0,0 761,0 800,0">
              <text:p/>
            </draw:polyline>
            <draw:polyline draw:style-name="gr5" draw:text-style-name="P1" draw:layer="layout" svg:width="0cm" svg:height="0.795cm" svg:x="9.02cm" svg:y="17.875cm" svg:viewBox="0 0 0 796" draw:points="0,796 0,34 0,0">
              <text:p/>
            </draw:polyline>
            <draw:polyline draw:style-name="gr5" draw:text-style-name="P1" draw:layer="layout" svg:width="0.799cm" svg:height="0cm" svg:x="7.966cm" svg:y="17.656cm" svg:viewBox="0 0 800 0" draw:points="800,0 39,0 0,0">
              <text:p/>
            </draw:polyline>
            <draw:polyline draw:style-name="gr5" draw:text-style-name="P1" draw:layer="layout" svg:width="0cm" svg:height="0.799cm" svg:x="7.747cm" svg:y="17.909cm" svg:viewBox="0 0 0 800" draw:points="0,0 0,761 0,800">
              <text:p/>
            </draw:polyline>
            <draw:polyline draw:style-name="gr5" draw:text-style-name="P1" draw:layer="layout" svg:width="0.106cm" svg:height="0.218cm" svg:x="8.912cm" svg:y="17.69cm" svg:viewBox="0 0 107 219" draw:points="107,219 34,39 0,0">
              <text:p/>
            </draw:polyline>
            <draw:polyline draw:style-name="gr5" draw:text-style-name="P1" draw:layer="layout" svg:width="0.214cm" svg:height="0.107cm" svg:x="8.732cm" svg:y="17.621cm" svg:viewBox="0 0 215 108" draw:points="215,108 34,34 0,0">
              <text:p/>
            </draw:polyline>
            <draw:polyline draw:style-name="gr5" draw:text-style-name="P1" draw:layer="layout" svg:width="0.106cm" svg:height="0.218cm" svg:x="8.912cm" svg:y="18.671cm" svg:viewBox="0 0 107 219" draw:points="107,0 34,185 0,219">
              <text:p/>
            </draw:polyline>
            <draw:polyline draw:style-name="gr5" draw:text-style-name="P1" draw:layer="layout" svg:width="0.214cm" svg:height="0.107cm" svg:x="8.732cm" svg:y="18.856cm" svg:viewBox="0 0 215 108" draw:points="215,0 34,73 0,108">
              <text:p/>
            </draw:polyline>
            <draw:polyline draw:style-name="gr5" draw:text-style-name="P1" draw:layer="layout" svg:width="0.111cm" svg:height="0.218cm" svg:x="7.747cm" svg:y="18.671cm" svg:viewBox="0 0 112 219" draw:points="0,0 73,185 112,219">
              <text:p/>
            </draw:polyline>
            <draw:polyline draw:style-name="gr5" draw:text-style-name="P1" draw:layer="layout" svg:width="0.218cm" svg:height="0.107cm" svg:x="7.82cm" svg:y="18.856cm" svg:viewBox="0 0 219 108" draw:points="0,0 185,73 219,108">
              <text:p/>
            </draw:polyline>
            <draw:polyline draw:style-name="gr5" draw:text-style-name="P1" draw:layer="layout" svg:width="0.218cm" svg:height="0.107cm" svg:x="7.786cm" svg:y="17.656cm" svg:viewBox="0 0 219 108" draw:points="219,0 34,73 0,108">
              <text:p/>
            </draw:polyline>
            <draw:polyline draw:style-name="gr5" draw:text-style-name="P1" draw:layer="layout" svg:width="0.106cm" svg:height="0.218cm" svg:x="7.713cm" svg:y="17.729cm" svg:viewBox="0 0 107 219" draw:points="107,0 34,181 0,219">
              <text:p/>
            </draw:polyline>
            <draw:polyline draw:style-name="gr5" draw:text-style-name="P1" draw:layer="layout" svg:width="0.799cm" svg:height="0cm" svg:x="9.531cm" svg:y="18.929cm" svg:viewBox="0 0 800 0" draw:points="0,0 761,0 800,0">
              <text:p/>
            </draw:polyline>
            <draw:polyline draw:style-name="gr5" draw:text-style-name="P1" draw:layer="layout" svg:width="0cm" svg:height="0.795cm" svg:x="10.55cm" svg:y="17.875cm" svg:viewBox="0 0 0 796" draw:points="0,796 0,34 0,0">
              <text:p/>
            </draw:polyline>
            <draw:polyline draw:style-name="gr5" draw:text-style-name="P1" draw:layer="layout" svg:width="0.799cm" svg:height="0cm" svg:x="9.493cm" svg:y="17.656cm" svg:viewBox="0 0 800 0" draw:points="800,0 39,0 0,0">
              <text:p/>
            </draw:polyline>
            <draw:polyline draw:style-name="gr5" draw:text-style-name="P1" draw:layer="layout" svg:width="0cm" svg:height="0.799cm" svg:x="9.278cm" svg:y="17.909cm" svg:viewBox="0 0 0 800" draw:points="0,0 0,761 0,800">
              <text:p/>
            </draw:polyline>
            <draw:polyline draw:style-name="gr5" draw:text-style-name="P1" draw:layer="layout" svg:width="0.111cm" svg:height="0.218cm" svg:x="10.438cm" svg:y="17.69cm" svg:viewBox="0 0 112 219" draw:points="112,219 39,39 0,0">
              <text:p/>
            </draw:polyline>
            <draw:polyline draw:style-name="gr5" draw:text-style-name="P1" draw:layer="layout" svg:width="0.218cm" svg:height="0.107cm" svg:x="10.258cm" svg:y="17.621cm" svg:viewBox="0 0 219 108" draw:points="219,108 34,34 0,0">
              <text:p/>
            </draw:polyline>
            <draw:polyline draw:style-name="gr5" draw:text-style-name="P1" draw:layer="layout" svg:width="0.111cm" svg:height="0.218cm" svg:x="10.438cm" svg:y="18.671cm" svg:viewBox="0 0 112 219" draw:points="112,0 39,185 0,219">
              <text:p/>
            </draw:polyline>
            <draw:polyline draw:style-name="gr5" draw:text-style-name="P1" draw:layer="layout" svg:width="0.218cm" svg:height="0.107cm" svg:x="10.258cm" svg:y="18.856cm" svg:viewBox="0 0 219 108" draw:points="219,0 34,73 0,108">
              <text:p/>
            </draw:polyline>
            <draw:polyline draw:style-name="gr5" draw:text-style-name="P1" draw:layer="layout" svg:width="0.106cm" svg:height="0.218cm" svg:x="9.278cm" svg:y="18.671cm" svg:viewBox="0 0 107 219" draw:points="0,0 73,185 107,219">
              <text:p/>
            </draw:polyline>
            <draw:polyline draw:style-name="gr5" draw:text-style-name="P1" draw:layer="layout" svg:width="0.214cm" svg:height="0.107cm" svg:x="9.351cm" svg:y="18.856cm" svg:viewBox="0 0 215 108" draw:points="0,0 181,73 215,108">
              <text:p/>
            </draw:polyline>
            <draw:polyline draw:style-name="gr5" draw:text-style-name="P1" draw:layer="layout" svg:width="0.218cm" svg:height="0.107cm" svg:x="9.312cm" svg:y="17.656cm" svg:viewBox="0 0 219 108" draw:points="219,0 39,73 0,108">
              <text:p/>
            </draw:polyline>
            <draw:polyline draw:style-name="gr5" draw:text-style-name="P1" draw:layer="layout" svg:width="0.111cm" svg:height="0.218cm" svg:x="9.239cm" svg:y="17.729cm" svg:viewBox="0 0 112 219" draw:points="112,0 39,181 0,219">
              <text:p/>
            </draw:polyline>
            <draw:polyline draw:style-name="gr5" draw:text-style-name="P1" draw:layer="layout" svg:width="0.799cm" svg:height="0cm" svg:x="11.057cm" svg:y="18.929cm" svg:viewBox="0 0 800 0" draw:points="0,0 765,0 800,0">
              <text:p/>
            </draw:polyline>
            <draw:polyline draw:style-name="gr5" draw:text-style-name="P1" draw:layer="layout" svg:width="0cm" svg:height="0.795cm" svg:x="12.076cm" svg:y="17.875cm" svg:viewBox="0 0 0 796" draw:points="0,796 0,34 0,0">
              <text:p/>
            </draw:polyline>
            <draw:polyline draw:style-name="gr5" draw:text-style-name="P1" draw:layer="layout" svg:width="0.799cm" svg:height="0cm" svg:x="11.023cm" svg:y="17.656cm" svg:viewBox="0 0 800 0" draw:points="800,0 34,0 0,0">
              <text:p/>
            </draw:polyline>
            <draw:polyline draw:style-name="gr5" draw:text-style-name="P1" draw:layer="layout" svg:width="0cm" svg:height="0.799cm" svg:x="10.804cm" svg:y="17.909cm" svg:viewBox="0 0 0 800" draw:points="0,0 0,761 0,800">
              <text:p/>
            </draw:polyline>
            <draw:polyline draw:style-name="gr5" draw:text-style-name="P1" draw:layer="layout" svg:width="0.106cm" svg:height="0.218cm" svg:x="11.969cm" svg:y="17.69cm" svg:viewBox="0 0 107 219" draw:points="107,219 34,39 0,0">
              <text:p/>
            </draw:polyline>
            <draw:polyline draw:style-name="gr5" draw:text-style-name="P1" draw:layer="layout" svg:width="0.218cm" svg:height="0.107cm" svg:x="11.784cm" svg:y="17.621cm" svg:viewBox="0 0 219 108" draw:points="219,108 39,34 0,0">
              <text:p/>
            </draw:polyline>
            <draw:polyline draw:style-name="gr5" draw:text-style-name="P1" draw:layer="layout" svg:width="0.106cm" svg:height="0.218cm" svg:x="11.969cm" svg:y="18.671cm" svg:viewBox="0 0 107 219" draw:points="107,0 34,185 0,219">
              <text:p/>
            </draw:polyline>
            <draw:polyline draw:style-name="gr5" draw:text-style-name="P1" draw:layer="layout" svg:width="0.218cm" svg:height="0.107cm" svg:x="11.784cm" svg:y="18.856cm" svg:viewBox="0 0 219 108" draw:points="219,0 39,73 0,108">
              <text:p/>
            </draw:polyline>
            <draw:polyline draw:style-name="gr5" draw:text-style-name="P1" draw:layer="layout" svg:width="0.106cm" svg:height="0.218cm" svg:x="10.804cm" svg:y="18.671cm" svg:viewBox="0 0 107 219" draw:points="0,0 73,185 107,219">
              <text:p/>
            </draw:polyline>
            <draw:polyline draw:style-name="gr5" draw:text-style-name="P1" draw:layer="layout" svg:width="0.218cm" svg:height="0.107cm" svg:x="10.877cm" svg:y="18.856cm" svg:viewBox="0 0 219 108" draw:points="0,0 181,73 219,108">
              <text:p/>
            </draw:polyline>
            <draw:polyline draw:style-name="gr5" draw:text-style-name="P1" draw:layer="layout" svg:width="0.218cm" svg:height="0.107cm" svg:x="10.838cm" svg:y="17.656cm" svg:viewBox="0 0 219 108" draw:points="219,0 39,73 0,108">
              <text:p/>
            </draw:polyline>
            <draw:polyline draw:style-name="gr5" draw:text-style-name="P1" draw:layer="layout" svg:width="0.111cm" svg:height="0.218cm" svg:x="10.765cm" svg:y="17.729cm" svg:viewBox="0 0 112 219" draw:points="112,0 39,181 0,219">
              <text:p/>
            </draw:polyline>
            <draw:polyline draw:style-name="gr5" draw:text-style-name="P1" draw:layer="layout" svg:width="0.803cm" svg:height="0cm" svg:x="12.584cm" svg:y="18.929cm" svg:viewBox="0 0 804 0" draw:points="0,0 765,0 804,0">
              <text:p/>
            </draw:polyline>
            <draw:polyline draw:style-name="gr5" draw:text-style-name="P1" draw:layer="layout" svg:width="0cm" svg:height="0.795cm" svg:x="13.603cm" svg:y="17.875cm" svg:viewBox="0 0 0 796" draw:points="0,796 0,34 0,0">
              <text:p/>
            </draw:polyline>
            <draw:polyline draw:style-name="gr5" draw:text-style-name="P1" draw:layer="layout" svg:width="0.799cm" svg:height="0cm" svg:x="12.549cm" svg:y="17.656cm" svg:viewBox="0 0 800 0" draw:points="800,0 34,0 0,0">
              <text:p/>
            </draw:polyline>
            <draw:polyline draw:style-name="gr5" draw:text-style-name="P1" draw:layer="layout" svg:width="0cm" svg:height="0.799cm" svg:x="12.33cm" svg:y="17.909cm" svg:viewBox="0 0 0 800" draw:points="0,0 0,761 0,800">
              <text:p/>
            </draw:polyline>
            <draw:polyline draw:style-name="gr5" draw:text-style-name="P1" draw:layer="layout" svg:width="0.106cm" svg:height="0.218cm" svg:x="13.495cm" svg:y="17.69cm" svg:viewBox="0 0 107 219" draw:points="107,219 34,39 0,0">
              <text:p/>
            </draw:polyline>
            <draw:polyline draw:style-name="gr5" draw:text-style-name="P1" draw:layer="layout" svg:width="0.214cm" svg:height="0.107cm" svg:x="13.315cm" svg:y="17.621cm" svg:viewBox="0 0 215 108" draw:points="215,108 34,34 0,0">
              <text:p/>
            </draw:polyline>
            <draw:polyline draw:style-name="gr5" draw:text-style-name="P1" draw:layer="layout" svg:width="0.106cm" svg:height="0.218cm" svg:x="13.495cm" svg:y="18.671cm" svg:viewBox="0 0 107 219" draw:points="107,0 34,185 0,219">
              <text:p/>
            </draw:polyline>
            <draw:polyline draw:style-name="gr5" draw:text-style-name="P1" draw:layer="layout" svg:width="0.214cm" svg:height="0.107cm" svg:x="13.315cm" svg:y="18.856cm" svg:viewBox="0 0 215 108" draw:points="215,0 34,73 0,108">
              <text:p/>
            </draw:polyline>
            <draw:polyline draw:style-name="gr5" draw:text-style-name="P1" draw:layer="layout" svg:width="0.111cm" svg:height="0.218cm" svg:x="12.33cm" svg:y="18.671cm" svg:viewBox="0 0 112 219" draw:points="0,0 73,185 112,219">
              <text:p/>
            </draw:polyline>
            <draw:polyline draw:style-name="gr5" draw:text-style-name="P1" draw:layer="layout" svg:width="0.218cm" svg:height="0.107cm" svg:x="12.403cm" svg:y="18.856cm" svg:viewBox="0 0 219 108" draw:points="0,0 181,73 219,108">
              <text:p/>
            </draw:polyline>
            <draw:polyline draw:style-name="gr5" draw:text-style-name="P1" draw:layer="layout" svg:width="0.214cm" svg:height="0.107cm" svg:x="12.369cm" svg:y="17.656cm" svg:viewBox="0 0 215 108" draw:points="215,0 34,73 0,108">
              <text:p/>
            </draw:polyline>
            <draw:polyline draw:style-name="gr5" draw:text-style-name="P1" draw:layer="layout" svg:width="0.106cm" svg:height="0.218cm" svg:x="12.296cm" svg:y="17.729cm" svg:viewBox="0 0 107 219" draw:points="107,0 34,181 0,219">
              <text:p/>
            </draw:polyline>
            <draw:polyline draw:style-name="gr5" draw:text-style-name="P1" draw:layer="layout" svg:width="0.76cm" svg:height="0cm" svg:x="14.114cm" svg:y="18.929cm" svg:viewBox="0 0 761 0" draw:points="0,0 727,0 761,0">
              <text:p/>
            </draw:polyline>
            <draw:polyline draw:style-name="gr5" draw:text-style-name="P1" draw:layer="layout" svg:width="0cm" svg:height="0.795cm" svg:x="15.095cm" svg:y="17.875cm" svg:viewBox="0 0 0 796" draw:points="0,796 0,34 0,0">
              <text:p/>
            </draw:polyline>
            <draw:polyline draw:style-name="gr5" draw:text-style-name="P1" draw:layer="layout" svg:width="0.764cm" svg:height="0cm" svg:x="14.076cm" svg:y="17.656cm" svg:viewBox="0 0 765 0" draw:points="765,0 39,0 0,0">
              <text:p/>
            </draw:polyline>
            <draw:polyline draw:style-name="gr5" draw:text-style-name="P1" draw:layer="layout" svg:width="0cm" svg:height="0.799cm" svg:x="13.861cm" svg:y="17.909cm" svg:viewBox="0 0 0 800" draw:points="0,0 0,761 0,800">
              <text:p/>
            </draw:polyline>
            <draw:polyline draw:style-name="gr5" draw:text-style-name="P1" draw:layer="layout" svg:width="0.106cm" svg:height="0.218cm" svg:x="14.987cm" svg:y="17.69cm" svg:viewBox="0 0 107 219" draw:points="107,219 34,39 0,0">
              <text:p/>
            </draw:polyline>
            <draw:polyline draw:style-name="gr5" draw:text-style-name="P1" draw:layer="layout" svg:width="0.218cm" svg:height="0.107cm" svg:x="14.802cm" svg:y="17.621cm" svg:viewBox="0 0 219 108" draw:points="219,108 39,34 0,0">
              <text:p/>
            </draw:polyline>
            <draw:polyline draw:style-name="gr5" draw:text-style-name="P1" draw:layer="layout" svg:width="0.106cm" svg:height="0.218cm" svg:x="14.987cm" svg:y="18.671cm" svg:viewBox="0 0 107 219" draw:points="107,0 34,185 0,219">
              <text:p/>
            </draw:polyline>
            <draw:polyline draw:style-name="gr5" draw:text-style-name="P1" draw:layer="layout" svg:width="0.218cm" svg:height="0.107cm" svg:x="14.802cm" svg:y="18.856cm" svg:viewBox="0 0 219 108" draw:points="219,0 39,73 0,108">
              <text:p/>
            </draw:polyline>
            <draw:polyline draw:style-name="gr5" draw:text-style-name="P1" draw:layer="layout" svg:width="0.106cm" svg:height="0.218cm" svg:x="13.861cm" svg:y="18.671cm" svg:viewBox="0 0 107 219" draw:points="0,0 69,185 107,219">
              <text:p/>
            </draw:polyline>
            <draw:polyline draw:style-name="gr5" draw:text-style-name="P1" draw:layer="layout" svg:width="0.218cm" svg:height="0.107cm" svg:x="13.929cm" svg:y="18.856cm" svg:viewBox="0 0 219 108" draw:points="0,0 185,73 219,108">
              <text:p/>
            </draw:polyline>
            <draw:polyline draw:style-name="gr5" draw:text-style-name="P1" draw:layer="layout" svg:width="0.218cm" svg:height="0.107cm" svg:x="13.895cm" svg:y="17.656cm" svg:viewBox="0 0 219 108" draw:points="219,0 34,73 0,108">
              <text:p/>
            </draw:polyline>
            <draw:polyline draw:style-name="gr5" draw:text-style-name="P1" draw:layer="layout" svg:width="0.106cm" svg:height="0.218cm" svg:x="13.822cm" svg:y="17.729cm" svg:viewBox="0 0 107 219" draw:points="107,0 39,181 0,219">
              <text:p/>
            </draw:polyline>
            <draw:polyline draw:style-name="gr5" draw:text-style-name="P1" draw:layer="layout" svg:width="0.799cm" svg:height="0cm" svg:x="15.606cm" svg:y="18.929cm" svg:viewBox="0 0 800 0" draw:points="0,0 761,0 800,0">
              <text:p/>
            </draw:polyline>
            <draw:polyline draw:style-name="gr5" draw:text-style-name="P1" draw:layer="layout" svg:width="0cm" svg:height="0.795cm" svg:x="16.621cm" svg:y="17.875cm" svg:viewBox="0 0 0 796" draw:points="0,796 0,34 0,0">
              <text:p/>
            </draw:polyline>
            <draw:polyline draw:style-name="gr5" draw:text-style-name="P1" draw:layer="layout" svg:width="0.799cm" svg:height="0cm" svg:x="15.567cm" svg:y="17.656cm" svg:viewBox="0 0 800 0" draw:points="800,0 39,0 0,0">
              <text:p/>
            </draw:polyline>
            <draw:polyline draw:style-name="gr5" draw:text-style-name="P1" draw:layer="layout" svg:width="0cm" svg:height="0.799cm" svg:x="15.348cm" svg:y="17.909cm" svg:viewBox="0 0 0 800" draw:points="0,0 0,761 0,800">
              <text:p/>
            </draw:polyline>
            <draw:polyline draw:style-name="gr5" draw:text-style-name="P1" draw:layer="layout" svg:width="0.106cm" svg:height="0.218cm" svg:x="16.513cm" svg:y="17.69cm" svg:viewBox="0 0 107 219" draw:points="107,219 39,39 0,0">
              <text:p/>
            </draw:polyline>
            <draw:polyline draw:style-name="gr5" draw:text-style-name="P1" draw:layer="layout" svg:width="0.218cm" svg:height="0.107cm" svg:x="16.333cm" svg:y="17.621cm" svg:viewBox="0 0 219 108" draw:points="219,108 34,34 0,0">
              <text:p/>
            </draw:polyline>
            <draw:polyline draw:style-name="gr5" draw:text-style-name="P1" draw:layer="layout" svg:width="0.106cm" svg:height="0.218cm" svg:x="16.513cm" svg:y="18.671cm" svg:viewBox="0 0 107 219" draw:points="107,0 39,185 0,219">
              <text:p/>
            </draw:polyline>
            <draw:polyline draw:style-name="gr5" draw:text-style-name="P1" draw:layer="layout" svg:width="0.218cm" svg:height="0.107cm" svg:x="16.333cm" svg:y="18.856cm" svg:viewBox="0 0 219 108" draw:points="219,0 34,73 0,108">
              <text:p/>
            </draw:polyline>
            <draw:polyline draw:style-name="gr5" draw:text-style-name="P1" draw:layer="layout" svg:width="0.111cm" svg:height="0.218cm" svg:x="15.348cm" svg:y="18.671cm" svg:viewBox="0 0 112 219" draw:points="0,0 73,185 112,219">
              <text:p/>
            </draw:polyline>
            <draw:polyline draw:style-name="gr5" draw:text-style-name="P1" draw:layer="layout" svg:width="0.218cm" svg:height="0.107cm" svg:x="15.421cm" svg:y="18.856cm" svg:viewBox="0 0 219 108" draw:points="0,0 185,73 219,108">
              <text:p/>
            </draw:polyline>
            <draw:polyline draw:style-name="gr5" draw:text-style-name="P1" draw:layer="layout" svg:width="0.218cm" svg:height="0.107cm" svg:x="15.387cm" svg:y="17.656cm" svg:viewBox="0 0 219 108" draw:points="219,0 34,73 0,108">
              <text:p/>
            </draw:polyline>
            <draw:polyline draw:style-name="gr5" draw:text-style-name="P1" draw:layer="layout" svg:width="0.106cm" svg:height="0.218cm" svg:x="15.314cm" svg:y="17.729cm" svg:viewBox="0 0 107 219" draw:points="107,0 34,181 0,219">
              <text:p/>
            </draw:polyline>
            <draw:polyline draw:style-name="gr5" draw:text-style-name="P1" draw:layer="layout" svg:width="0.799cm" svg:height="0cm" svg:x="17.132cm" svg:y="18.929cm" svg:viewBox="0 0 800 0" draw:points="0,0 765,0 800,0">
              <text:p/>
            </draw:polyline>
            <draw:polyline draw:style-name="gr5" draw:text-style-name="P1" draw:layer="layout" svg:width="0cm" svg:height="0.795cm" svg:x="18.151cm" svg:y="17.875cm" svg:viewBox="0 0 0 796" draw:points="0,796 0,34 0,0">
              <text:p/>
            </draw:polyline>
            <draw:polyline draw:style-name="gr5" draw:text-style-name="P1" draw:layer="layout" svg:width="0.803cm" svg:height="0cm" svg:x="17.094cm" svg:y="17.656cm" svg:viewBox="0 0 804 0" draw:points="804,0 39,0 0,0">
              <text:p/>
            </draw:polyline>
            <draw:polyline draw:style-name="gr5" draw:text-style-name="P1" draw:layer="layout" svg:width="0cm" svg:height="0.799cm" svg:x="16.879cm" svg:y="17.909cm" svg:viewBox="0 0 0 800" draw:points="0,0 0,761 0,800">
              <text:p/>
            </draw:polyline>
            <draw:polyline draw:style-name="gr5" draw:text-style-name="P1" draw:layer="layout" svg:width="0.111cm" svg:height="0.218cm" svg:x="18.04cm" svg:y="17.69cm" svg:viewBox="0 0 112 219" draw:points="112,219 39,39 0,0">
              <text:p/>
            </draw:polyline>
            <draw:polyline draw:style-name="gr5" draw:text-style-name="P1" draw:layer="layout" svg:width="0.218cm" svg:height="0.107cm" svg:x="17.859cm" svg:y="17.621cm" svg:viewBox="0 0 219 108" draw:points="219,108 39,34 0,0">
              <text:p/>
            </draw:polyline>
            <draw:polyline draw:style-name="gr5" draw:text-style-name="P1" draw:layer="layout" svg:width="0.111cm" svg:height="0.218cm" svg:x="18.04cm" svg:y="18.671cm" svg:viewBox="0 0 112 219" draw:points="112,0 39,185 0,219">
              <text:p/>
            </draw:polyline>
            <draw:polyline draw:style-name="gr5" draw:text-style-name="P1" draw:layer="layout" svg:width="0.218cm" svg:height="0.107cm" svg:x="17.859cm" svg:y="18.856cm" svg:viewBox="0 0 219 108" draw:points="219,0 39,73 0,108">
              <text:p/>
            </draw:polyline>
            <draw:polyline draw:style-name="gr5" draw:text-style-name="P1" draw:layer="layout" svg:width="0.106cm" svg:height="0.218cm" svg:x="16.879cm" svg:y="18.671cm" svg:viewBox="0 0 107 219" draw:points="0,0 73,185 107,219">
              <text:p/>
            </draw:polyline>
            <draw:polyline draw:style-name="gr5" draw:text-style-name="P1" draw:layer="layout" svg:width="0.214cm" svg:height="0.107cm" svg:x="16.952cm" svg:y="18.856cm" svg:viewBox="0 0 215 108" draw:points="0,0 181,73 215,108">
              <text:p/>
            </draw:polyline>
            <draw:polyline draw:style-name="gr5" draw:text-style-name="P1" draw:layer="layout" svg:width="0.218cm" svg:height="0.107cm" svg:x="16.913cm" svg:y="17.656cm" svg:viewBox="0 0 219 108" draw:points="219,0 39,73 0,108">
              <text:p/>
            </draw:polyline>
            <draw:polyline draw:style-name="gr5" draw:text-style-name="P1" draw:layer="layout" svg:width="0.111cm" svg:height="0.218cm" svg:x="16.84cm" svg:y="17.729cm" svg:viewBox="0 0 112 219" draw:points="112,0 39,181 0,219">
              <text:p/>
            </draw:polyline>
            <draw:polyline draw:style-name="gr5" draw:text-style-name="P1" draw:layer="layout" svg:width="0.799cm" svg:height="0cm" svg:x="18.659cm" svg:y="18.929cm" svg:viewBox="0 0 800 0" draw:points="0,0 765,0 800,0">
              <text:p/>
            </draw:polyline>
            <draw:polyline draw:style-name="gr5" draw:text-style-name="P1" draw:layer="layout" svg:width="0cm" svg:height="0.795cm" svg:x="19.678cm" svg:y="17.875cm" svg:viewBox="0 0 0 796" draw:points="0,796 0,34 0,0">
              <text:p/>
            </draw:polyline>
            <draw:polyline draw:style-name="gr5" draw:text-style-name="P1" draw:layer="layout" svg:width="0.799cm" svg:height="0cm" svg:x="18.624cm" svg:y="17.656cm" svg:viewBox="0 0 800 0" draw:points="800,0 34,0 0,0">
              <text:p/>
            </draw:polyline>
            <draw:polyline draw:style-name="gr5" draw:text-style-name="P1" draw:layer="layout" svg:width="0cm" svg:height="0.799cm" svg:x="18.405cm" svg:y="17.909cm" svg:viewBox="0 0 0 800" draw:points="0,0 0,761 0,800">
              <text:p/>
            </draw:polyline>
            <draw:polyline draw:style-name="gr5" draw:text-style-name="P1" draw:layer="layout" svg:width="0.106cm" svg:height="0.218cm" svg:x="19.57cm" svg:y="17.69cm" svg:viewBox="0 0 107 219" draw:points="107,219 34,39 0,0">
              <text:p/>
            </draw:polyline>
            <draw:polyline draw:style-name="gr5" draw:text-style-name="P1" draw:layer="layout" svg:width="0.218cm" svg:height="0.107cm" svg:x="19.385cm" svg:y="17.621cm" svg:viewBox="0 0 219 108" draw:points="219,108 39,34 0,0">
              <text:p/>
            </draw:polyline>
            <draw:polyline draw:style-name="gr5" draw:text-style-name="P1" draw:layer="layout" svg:width="0.106cm" svg:height="0.218cm" svg:x="19.57cm" svg:y="18.671cm" svg:viewBox="0 0 107 219" draw:points="107,0 34,185 0,219">
              <text:p/>
            </draw:polyline>
            <draw:polyline draw:style-name="gr5" draw:text-style-name="P1" draw:layer="layout" svg:width="0.218cm" svg:height="0.107cm" svg:x="19.385cm" svg:y="18.856cm" svg:viewBox="0 0 219 108" draw:points="219,0 39,73 0,108">
              <text:p/>
            </draw:polyline>
            <draw:polyline draw:style-name="gr5" draw:text-style-name="P1" draw:layer="layout" svg:width="0.106cm" svg:height="0.218cm" svg:x="18.405cm" svg:y="18.671cm" svg:viewBox="0 0 107 219" draw:points="0,0 73,185 107,219">
              <text:p/>
            </draw:polyline>
            <draw:polyline draw:style-name="gr5" draw:text-style-name="P1" draw:layer="layout" svg:width="0.218cm" svg:height="0.107cm" svg:x="18.478cm" svg:y="18.856cm" svg:viewBox="0 0 219 108" draw:points="0,0 181,73 219,108">
              <text:p/>
            </draw:polyline>
            <draw:polyline draw:style-name="gr5" draw:text-style-name="P1" draw:layer="layout" svg:width="0.218cm" svg:height="0.107cm" svg:x="18.439cm" svg:y="17.656cm" svg:viewBox="0 0 219 108" draw:points="219,0 39,73 0,108">
              <text:p/>
            </draw:polyline>
            <draw:polyline draw:style-name="gr5" draw:text-style-name="P1" draw:layer="layout" svg:width="0.106cm" svg:height="0.218cm" svg:x="18.371cm" svg:y="17.729cm" svg:viewBox="0 0 107 219" draw:points="107,0 34,181 0,219">
              <text:p/>
            </draw:polyline>
            <draw:polyline draw:style-name="gr5" draw:text-style-name="P1" draw:layer="layout" svg:width="0.803cm" svg:height="0cm" svg:x="20.185cm" svg:y="18.929cm" svg:viewBox="0 0 804 0" draw:points="0,0 765,0 804,0">
              <text:p/>
            </draw:polyline>
            <draw:polyline draw:style-name="gr5" draw:text-style-name="P1" draw:layer="layout" svg:width="0cm" svg:height="0.795cm" svg:x="21.204cm" svg:y="17.875cm" svg:viewBox="0 0 0 796" draw:points="0,796 0,34 0,0">
              <text:p/>
            </draw:polyline>
            <draw:polyline draw:style-name="gr5" draw:text-style-name="P1" draw:layer="layout" svg:width="0.799cm" svg:height="0cm" svg:x="20.151cm" svg:y="17.656cm" svg:viewBox="0 0 800 0" draw:points="800,0 34,0 0,0">
              <text:p/>
            </draw:polyline>
            <draw:polyline draw:style-name="gr5" draw:text-style-name="P1" draw:layer="layout" svg:width="0cm" svg:height="0.799cm" svg:x="19.931cm" svg:y="17.909cm" svg:viewBox="0 0 0 800" draw:points="0,0 0,761 0,800">
              <text:p/>
            </draw:polyline>
            <draw:polyline draw:style-name="gr5" draw:text-style-name="P1" draw:layer="layout" svg:width="0.106cm" svg:height="0.218cm" svg:x="21.096cm" svg:y="17.69cm" svg:viewBox="0 0 107 219" draw:points="107,219 34,39 0,0">
              <text:p/>
            </draw:polyline>
            <draw:polyline draw:style-name="gr5" draw:text-style-name="P1" draw:layer="layout" svg:width="0.214cm" svg:height="0.107cm" svg:x="20.916cm" svg:y="17.621cm" svg:viewBox="0 0 215 108" draw:points="215,108 34,34 0,0">
              <text:p/>
            </draw:polyline>
            <draw:polyline draw:style-name="gr5" draw:text-style-name="P1" draw:layer="layout" svg:width="0.106cm" svg:height="0.218cm" svg:x="21.096cm" svg:y="18.671cm" svg:viewBox="0 0 107 219" draw:points="107,0 34,185 0,219">
              <text:p/>
            </draw:polyline>
            <draw:polyline draw:style-name="gr5" draw:text-style-name="P1" draw:layer="layout" svg:width="0.214cm" svg:height="0.107cm" svg:x="20.916cm" svg:y="18.856cm" svg:viewBox="0 0 215 108" draw:points="215,0 34,73 0,108">
              <text:p/>
            </draw:polyline>
            <draw:polyline draw:style-name="gr5" draw:text-style-name="P1" draw:layer="layout" svg:width="0.111cm" svg:height="0.218cm" svg:x="19.931cm" svg:y="18.671cm" svg:viewBox="0 0 112 219" draw:points="0,0 73,185 112,219">
              <text:p/>
            </draw:polyline>
            <draw:polyline draw:style-name="gr5" draw:text-style-name="P1" draw:layer="layout" svg:width="0.218cm" svg:height="0.107cm" svg:x="20.004cm" svg:y="18.856cm" svg:viewBox="0 0 219 108" draw:points="0,0 181,73 219,108">
              <text:p/>
            </draw:polyline>
            <draw:polyline draw:style-name="gr5" draw:text-style-name="P1" draw:layer="layout" svg:width="0.214cm" svg:height="0.107cm" svg:x="19.97cm" svg:y="17.656cm" svg:viewBox="0 0 215 108" draw:points="215,0 34,73 0,108">
              <text:p/>
            </draw:polyline>
            <draw:polyline draw:style-name="gr5" draw:text-style-name="P1" draw:layer="layout" svg:width="0.106cm" svg:height="0.218cm" svg:x="19.897cm" svg:y="17.729cm" svg:viewBox="0 0 107 219" draw:points="107,0 34,181 0,219">
              <text:p/>
            </draw:polyline>
            <draw:polyline draw:style-name="gr5" draw:text-style-name="P1" draw:layer="layout" svg:width="0.799cm" svg:height="0cm" svg:x="21.716cm" svg:y="18.929cm" svg:viewBox="0 0 800 0" draw:points="0,0 761,0 800,0">
              <text:p/>
            </draw:polyline>
            <draw:polyline draw:style-name="gr5" draw:text-style-name="P1" draw:layer="layout" svg:width="0cm" svg:height="0.795cm" svg:x="22.734cm" svg:y="17.875cm" svg:viewBox="0 0 0 796" draw:points="0,796 0,34 0,0">
              <text:p/>
            </draw:polyline>
            <draw:polyline draw:style-name="gr5" draw:text-style-name="P1" draw:layer="layout" svg:width="0.799cm" svg:height="0cm" svg:x="21.677cm" svg:y="17.656cm" svg:viewBox="0 0 800 0" draw:points="800,0 39,0 0,0">
              <text:p/>
            </draw:polyline>
            <draw:polyline draw:style-name="gr5" draw:text-style-name="P1" draw:layer="layout" svg:width="0cm" svg:height="0.799cm" svg:x="21.462cm" svg:y="17.909cm" svg:viewBox="0 0 0 800" draw:points="0,0 0,761 0,800">
              <text:p/>
            </draw:polyline>
            <draw:polyline draw:style-name="gr5" draw:text-style-name="P1" draw:layer="layout" svg:width="0.111cm" svg:height="0.218cm" svg:x="22.623cm" svg:y="17.69cm" svg:viewBox="0 0 112 219" draw:points="112,219 39,39 0,0">
              <text:p/>
            </draw:polyline>
            <draw:polyline draw:style-name="gr5" draw:text-style-name="P1" draw:layer="layout" svg:width="0.218cm" svg:height="0.107cm" svg:x="22.442cm" svg:y="17.621cm" svg:viewBox="0 0 219 108" draw:points="219,108 34,34 0,0">
              <text:p/>
            </draw:polyline>
            <draw:polyline draw:style-name="gr5" draw:text-style-name="P1" draw:layer="layout" svg:width="0.111cm" svg:height="0.218cm" svg:x="22.623cm" svg:y="18.671cm" svg:viewBox="0 0 112 219" draw:points="112,0 39,185 0,219">
              <text:p/>
            </draw:polyline>
            <draw:polyline draw:style-name="gr5" draw:text-style-name="P1" draw:layer="layout" svg:width="0.218cm" svg:height="0.107cm" svg:x="22.442cm" svg:y="18.856cm" svg:viewBox="0 0 219 108" draw:points="219,0 34,73 0,108">
              <text:p/>
            </draw:polyline>
            <draw:polyline draw:style-name="gr5" draw:text-style-name="P1" draw:layer="layout" svg:width="0.106cm" svg:height="0.218cm" svg:x="21.462cm" svg:y="18.671cm" svg:viewBox="0 0 107 219" draw:points="0,0 69,185 107,219">
              <text:p/>
            </draw:polyline>
            <draw:polyline draw:style-name="gr5" draw:text-style-name="P1" draw:layer="layout" svg:width="0.218cm" svg:height="0.107cm" svg:x="21.531cm" svg:y="18.856cm" svg:viewBox="0 0 219 108" draw:points="0,0 185,73 219,108">
              <text:p/>
            </draw:polyline>
            <draw:polyline draw:style-name="gr5" draw:text-style-name="P1" draw:layer="layout" svg:width="0.218cm" svg:height="0.107cm" svg:x="21.496cm" svg:y="17.656cm" svg:viewBox="0 0 219 108" draw:points="219,0 34,73 0,108">
              <text:p/>
            </draw:polyline>
            <draw:polyline draw:style-name="gr5" draw:text-style-name="P1" draw:layer="layout" svg:width="0.106cm" svg:height="0.218cm" svg:x="21.423cm" svg:y="17.729cm" svg:viewBox="0 0 107 219" draw:points="107,0 39,181 0,219">
              <text:p/>
            </draw:polyline>
            <draw:polyline draw:style-name="gr5" draw:text-style-name="P1" draw:layer="layout" svg:width="0.799cm" svg:height="0cm" svg:x="23.242cm" svg:y="18.929cm" svg:viewBox="0 0 800 0" draw:points="0,0 765,0 800,0">
              <text:p/>
            </draw:polyline>
            <draw:polyline draw:style-name="gr5" draw:text-style-name="P1" draw:layer="layout" svg:width="0cm" svg:height="0.795cm" svg:x="24.261cm" svg:y="17.875cm" svg:viewBox="0 0 0 796" draw:points="0,796 0,34 0,0">
              <text:p/>
            </draw:polyline>
            <draw:polyline draw:style-name="gr5" draw:text-style-name="P1" draw:layer="layout" svg:width="0.799cm" svg:height="0cm" svg:x="23.207cm" svg:y="17.656cm" svg:viewBox="0 0 800 0" draw:points="800,0 34,0 0,0">
              <text:p/>
            </draw:polyline>
            <draw:polyline draw:style-name="gr5" draw:text-style-name="P1" draw:layer="layout" svg:width="0cm" svg:height="0.799cm" svg:x="22.988cm" svg:y="17.909cm" svg:viewBox="0 0 0 800" draw:points="0,0 0,761 0,800">
              <text:p/>
            </draw:polyline>
            <draw:polyline draw:style-name="gr5" draw:text-style-name="P1" draw:layer="layout" svg:width="0.106cm" svg:height="0.218cm" svg:x="24.153cm" svg:y="17.69cm" svg:viewBox="0 0 107 219" draw:points="107,219 34,39 0,0">
              <text:p/>
            </draw:polyline>
            <draw:polyline draw:style-name="gr5" draw:text-style-name="P1" draw:layer="layout" svg:width="0.218cm" svg:height="0.107cm" svg:x="23.968cm" svg:y="17.621cm" svg:viewBox="0 0 219 108" draw:points="219,108 39,34 0,0">
              <text:p/>
            </draw:polyline>
            <draw:polyline draw:style-name="gr5" draw:text-style-name="P1" draw:layer="layout" svg:width="0.106cm" svg:height="0.218cm" svg:x="24.153cm" svg:y="18.671cm" svg:viewBox="0 0 107 219" draw:points="107,0 34,185 0,219">
              <text:p/>
            </draw:polyline>
            <draw:polyline draw:style-name="gr5" draw:text-style-name="P1" draw:layer="layout" svg:width="0.218cm" svg:height="0.107cm" svg:x="23.968cm" svg:y="18.856cm" svg:viewBox="0 0 219 108" draw:points="219,0 39,73 0,108">
              <text:p/>
            </draw:polyline>
            <draw:polyline draw:style-name="gr5" draw:text-style-name="P1" draw:layer="layout" svg:width="0.106cm" svg:height="0.218cm" svg:x="22.988cm" svg:y="18.671cm" svg:viewBox="0 0 107 219" draw:points="0,0 73,185 107,219">
              <text:p/>
            </draw:polyline>
            <draw:polyline draw:style-name="gr5" draw:text-style-name="P1" draw:layer="layout" svg:width="0.218cm" svg:height="0.107cm" svg:x="23.061cm" svg:y="18.856cm" svg:viewBox="0 0 219 108" draw:points="0,0 181,73 219,108">
              <text:p/>
            </draw:polyline>
            <draw:polyline draw:style-name="gr5" draw:text-style-name="P1" draw:layer="layout" svg:width="0.218cm" svg:height="0.107cm" svg:x="23.023cm" svg:y="17.656cm" svg:viewBox="0 0 219 108" draw:points="219,0 39,73 0,108">
              <text:p/>
            </draw:polyline>
            <draw:polyline draw:style-name="gr5" draw:text-style-name="P1" draw:layer="layout" svg:width="0.111cm" svg:height="0.218cm" svg:x="22.949cm" svg:y="17.729cm" svg:viewBox="0 0 112 219" draw:points="112,0 39,181 0,219">
              <text:p/>
            </draw:polyline>
            <draw:polyline draw:style-name="gr5" draw:text-style-name="P1" draw:layer="layout" svg:width="0.764cm" svg:height="0cm" svg:x="24.768cm" svg:y="18.929cm" svg:viewBox="0 0 765 0" draw:points="0,0 731,0 765,0">
              <text:p/>
            </draw:polyline>
            <draw:polyline draw:style-name="gr5" draw:text-style-name="P1" draw:layer="layout" svg:width="0cm" svg:height="0.795cm" svg:x="25.753cm" svg:y="17.875cm" svg:viewBox="0 0 0 796" draw:points="0,796 0,34 0,0">
              <text:p/>
            </draw:polyline>
            <draw:polyline draw:style-name="gr5" draw:text-style-name="P1" draw:layer="layout" svg:width="0.764cm" svg:height="0cm" svg:x="24.734cm" svg:y="17.656cm" svg:viewBox="0 0 765 0" draw:points="765,0 34,0 0,0">
              <text:p/>
            </draw:polyline>
            <draw:polyline draw:style-name="gr5" draw:text-style-name="P1" draw:layer="layout" svg:width="0cm" svg:height="0.799cm" svg:x="24.514cm" svg:y="17.909cm" svg:viewBox="0 0 0 800" draw:points="0,0 0,761 0,800">
              <text:p/>
            </draw:polyline>
            <draw:polyline draw:style-name="gr5" draw:text-style-name="P1" draw:layer="layout" svg:width="0.111cm" svg:height="0.218cm" svg:x="25.641cm" svg:y="17.69cm" svg:viewBox="0 0 112 219" draw:points="112,219 39,39 0,0">
              <text:p/>
            </draw:polyline>
            <draw:polyline draw:style-name="gr5" draw:text-style-name="P1" draw:layer="layout" svg:width="0.218cm" svg:height="0.107cm" svg:x="25.46cm" svg:y="17.621cm" svg:viewBox="0 0 219 108" draw:points="219,108 39,34 0,0">
              <text:p/>
            </draw:polyline>
            <draw:polyline draw:style-name="gr5" draw:text-style-name="P1" draw:layer="layout" svg:width="0.111cm" svg:height="0.218cm" svg:x="25.641cm" svg:y="18.671cm" svg:viewBox="0 0 112 219" draw:points="112,0 39,185 0,219">
              <text:p/>
            </draw:polyline>
            <draw:polyline draw:style-name="gr5" draw:text-style-name="P1" draw:layer="layout" svg:width="0.218cm" svg:height="0.107cm" svg:x="25.46cm" svg:y="18.856cm" svg:viewBox="0 0 219 108" draw:points="219,0 39,73 0,108">
              <text:p/>
            </draw:polyline>
            <draw:polyline draw:style-name="gr5" draw:text-style-name="P1" draw:layer="layout" svg:width="0.111cm" svg:height="0.218cm" svg:x="24.514cm" svg:y="18.671cm" svg:viewBox="0 0 112 219" draw:points="0,0 73,185 112,219">
              <text:p/>
            </draw:polyline>
            <draw:polyline draw:style-name="gr5" draw:text-style-name="P1" draw:layer="layout" svg:width="0.218cm" svg:height="0.107cm" svg:x="24.587cm" svg:y="18.856cm" svg:viewBox="0 0 219 108" draw:points="0,0 181,73 219,108">
              <text:p/>
            </draw:polyline>
            <draw:polyline draw:style-name="gr5" draw:text-style-name="P1" draw:layer="layout" svg:width="0.214cm" svg:height="0.107cm" svg:x="24.553cm" svg:y="17.656cm" svg:viewBox="0 0 215 108" draw:points="215,0 34,73 0,108">
              <text:p/>
            </draw:polyline>
            <draw:polyline draw:style-name="gr5" draw:text-style-name="P1" draw:layer="layout" svg:width="0.106cm" svg:height="0.218cm" svg:x="24.48cm" svg:y="17.729cm" svg:viewBox="0 0 107 219" draw:points="107,0 34,181 0,219">
              <text:p/>
            </draw:polyline>
            <draw:polyline draw:style-name="gr5" draw:text-style-name="P1" draw:layer="layout" svg:width="0.799cm" svg:height="0cm" svg:x="26.26cm" svg:y="18.929cm" svg:viewBox="0 0 800 0" draw:points="0,0 765,0 800,0">
              <text:p/>
            </draw:polyline>
            <draw:polyline draw:style-name="gr5" draw:text-style-name="P1" draw:layer="layout" svg:width="0cm" svg:height="0.795cm" svg:x="27.279cm" svg:y="17.875cm" svg:viewBox="0 0 0 796" draw:points="0,796 0,34 0,0">
              <text:p/>
            </draw:polyline>
            <draw:polyline draw:style-name="gr5" draw:text-style-name="P1" draw:layer="layout" svg:width="0.799cm" svg:height="0cm" svg:x="26.225cm" svg:y="17.656cm" svg:viewBox="0 0 800 0" draw:points="800,0 34,0 0,0">
              <text:p/>
            </draw:polyline>
            <draw:polyline draw:style-name="gr5" draw:text-style-name="P1" draw:layer="layout" svg:width="0cm" svg:height="0.799cm" svg:x="26.006cm" svg:y="17.909cm" svg:viewBox="0 0 0 800" draw:points="0,0 0,761 0,800">
              <text:p/>
            </draw:polyline>
            <draw:polyline draw:style-name="gr5" draw:text-style-name="P1" draw:layer="layout" svg:width="0.106cm" svg:height="0.218cm" svg:x="27.171cm" svg:y="17.69cm" svg:viewBox="0 0 107 219" draw:points="107,219 34,39 0,0">
              <text:p/>
            </draw:polyline>
            <draw:polyline draw:style-name="gr5" draw:text-style-name="P1" draw:layer="layout" svg:width="0.218cm" svg:height="0.107cm" svg:x="26.986cm" svg:y="17.621cm" svg:viewBox="0 0 219 108" draw:points="219,108 39,34 0,0">
              <text:p/>
            </draw:polyline>
            <draw:polyline draw:style-name="gr5" draw:text-style-name="P1" draw:layer="layout" svg:width="0.106cm" svg:height="0.218cm" svg:x="27.171cm" svg:y="18.671cm" svg:viewBox="0 0 107 219" draw:points="107,0 34,185 0,219">
              <text:p/>
            </draw:polyline>
            <draw:polyline draw:style-name="gr5" draw:text-style-name="P1" draw:layer="layout" svg:width="0.218cm" svg:height="0.107cm" svg:x="26.986cm" svg:y="18.856cm" svg:viewBox="0 0 219 108" draw:points="219,0 39,73 0,108">
              <text:p/>
            </draw:polyline>
            <draw:polyline draw:style-name="gr5" draw:text-style-name="P1" draw:layer="layout" svg:width="0.106cm" svg:height="0.218cm" svg:x="26.006cm" svg:y="18.671cm" svg:viewBox="0 0 107 219" draw:points="0,0 73,185 107,219">
              <text:p/>
            </draw:polyline>
            <draw:polyline draw:style-name="gr5" draw:text-style-name="P1" draw:layer="layout" svg:width="0.218cm" svg:height="0.107cm" svg:x="26.079cm" svg:y="18.856cm" svg:viewBox="0 0 219 108" draw:points="0,0 181,73 219,108">
              <text:p/>
            </draw:polyline>
            <draw:polyline draw:style-name="gr5" draw:text-style-name="P1" draw:layer="layout" svg:width="0.218cm" svg:height="0.107cm" svg:x="26.041cm" svg:y="17.656cm" svg:viewBox="0 0 219 108" draw:points="219,0 39,73 0,108">
              <text:p/>
            </draw:polyline>
            <draw:polyline draw:style-name="gr5" draw:text-style-name="P1" draw:layer="layout" svg:width="0.106cm" svg:height="0.218cm" svg:x="25.972cm" svg:y="17.729cm" svg:viewBox="0 0 107 219" draw:points="107,0 34,181 0,219">
              <text:p/>
            </draw:polyline>
            <draw:polyline draw:style-name="gr5" draw:text-style-name="P1" draw:layer="layout" svg:width="0.799cm" svg:height="0cm" svg:x="3.422cm" svg:y="20.451cm" svg:viewBox="0 0 800 0" draw:points="0,0 761,0 800,0">
              <text:p/>
            </draw:polyline>
            <draw:polyline draw:style-name="gr5" draw:text-style-name="P1" draw:layer="layout" svg:width="0cm" svg:height="0.799cm" svg:x="4.437cm" svg:y="19.397cm" svg:viewBox="0 0 0 800" draw:points="0,800 0,39 0,0">
              <text:p/>
            </draw:polyline>
            <draw:polyline draw:style-name="gr5" draw:text-style-name="P1" draw:layer="layout" svg:width="0.799cm" svg:height="0cm" svg:x="3.383cm" svg:y="19.182cm" svg:viewBox="0 0 800 0" draw:points="800,0 39,0 0,0">
              <text:p/>
            </draw:polyline>
            <draw:polyline draw:style-name="gr5" draw:text-style-name="P1" draw:layer="layout" svg:width="0cm" svg:height="0.799cm" svg:x="3.164cm" svg:y="19.436cm" svg:viewBox="0 0 0 800" draw:points="0,0 0,761 0,800">
              <text:p/>
            </draw:polyline>
            <draw:polyline draw:style-name="gr5" draw:text-style-name="P1" draw:layer="layout" svg:width="0.106cm" svg:height="0.218cm" svg:x="4.329cm" svg:y="19.217cm" svg:viewBox="0 0 107 219" draw:points="107,219 39,39 0,0">
              <text:p/>
            </draw:polyline>
            <draw:polyline draw:style-name="gr5" draw:text-style-name="P1" draw:layer="layout" svg:width="0.218cm" svg:height="0.111cm" svg:x="4.148cm" svg:y="19.144cm" svg:viewBox="0 0 219 112" draw:points="219,112 34,39 0,0">
              <text:p/>
            </draw:polyline>
            <draw:polyline draw:style-name="gr5" draw:text-style-name="P1" draw:layer="layout" svg:width="0.106cm" svg:height="0.218cm" svg:x="4.329cm" svg:y="20.197cm" svg:viewBox="0 0 107 219" draw:points="107,0 39,181 0,219">
              <text:p/>
            </draw:polyline>
            <draw:polyline draw:style-name="gr5" draw:text-style-name="P1" draw:layer="layout" svg:width="0.218cm" svg:height="0.111cm" svg:x="4.148cm" svg:y="20.378cm" svg:viewBox="0 0 219 112" draw:points="219,0 34,73 0,112">
              <text:p/>
            </draw:polyline>
            <draw:polyline draw:style-name="gr5" draw:text-style-name="P1" draw:layer="layout" svg:width="0.145cm" svg:height="0.218cm" svg:x="3.164cm" svg:y="20.197cm" svg:viewBox="0 0 146 219" draw:points="0,0 112,181 146,219">
              <text:p/>
            </draw:polyline>
            <draw:polyline draw:style-name="gr5" draw:text-style-name="P1" draw:layer="layout" svg:width="0.18cm" svg:height="0.111cm" svg:x="3.276cm" svg:y="20.378cm" svg:viewBox="0 0 181 112" draw:points="0,0 146,73 181,112">
              <text:p/>
            </draw:polyline>
            <draw:polyline draw:style-name="gr5" draw:text-style-name="P1" draw:layer="layout" svg:width="0.184cm" svg:height="0.107cm" svg:x="3.237cm" svg:y="19.182cm" svg:viewBox="0 0 185 108" draw:points="185,0 39,73 0,108">
              <text:p/>
            </draw:polyline>
            <draw:polyline draw:style-name="gr5" draw:text-style-name="P1" draw:layer="layout" svg:width="0.145cm" svg:height="0.214cm" svg:x="3.13cm" svg:y="19.256cm" svg:viewBox="0 0 146 215" draw:points="146,0 34,181 0,215">
              <text:p/>
            </draw:polyline>
            <draw:polyline draw:style-name="gr5" draw:text-style-name="P1" draw:layer="layout" svg:width="0.799cm" svg:height="0cm" svg:x="4.948cm" svg:y="20.451cm" svg:viewBox="0 0 800 0" draw:points="0,0 765,0 800,0">
              <text:p/>
            </draw:polyline>
            <draw:polyline draw:style-name="gr5" draw:text-style-name="P1" draw:layer="layout" svg:width="0cm" svg:height="0.799cm" svg:x="5.967cm" svg:y="19.397cm" svg:viewBox="0 0 0 800" draw:points="0,800 0,39 0,0">
              <text:p/>
            </draw:polyline>
            <draw:polyline draw:style-name="gr5" draw:text-style-name="P1" draw:layer="layout" svg:width="0.803cm" svg:height="0cm" svg:x="4.909cm" svg:y="19.182cm" svg:viewBox="0 0 804 0" draw:points="804,0 39,0 0,0">
              <text:p/>
            </draw:polyline>
            <draw:polyline draw:style-name="gr5" draw:text-style-name="P1" draw:layer="layout" svg:width="0cm" svg:height="0.799cm" svg:x="4.695cm" svg:y="19.436cm" svg:viewBox="0 0 0 800" draw:points="0,0 0,761 0,800">
              <text:p/>
            </draw:polyline>
            <draw:polyline draw:style-name="gr5" draw:text-style-name="P1" draw:layer="layout" svg:width="0.111cm" svg:height="0.218cm" svg:x="5.855cm" svg:y="19.217cm" svg:viewBox="0 0 112 219" draw:points="112,219 39,39 0,0">
              <text:p/>
            </draw:polyline>
            <draw:polyline draw:style-name="gr5" draw:text-style-name="P1" draw:layer="layout" svg:width="0.218cm" svg:height="0.111cm" svg:x="5.675cm" svg:y="19.144cm" svg:viewBox="0 0 219 112" draw:points="219,112 39,39 0,0">
              <text:p/>
            </draw:polyline>
            <draw:polyline draw:style-name="gr5" draw:text-style-name="P1" draw:layer="layout" svg:width="0.111cm" svg:height="0.218cm" svg:x="5.855cm" svg:y="20.197cm" svg:viewBox="0 0 112 219" draw:points="112,0 39,181 0,219">
              <text:p/>
            </draw:polyline>
            <draw:polyline draw:style-name="gr5" draw:text-style-name="P1" draw:layer="layout" svg:width="0.218cm" svg:height="0.111cm" svg:x="5.675cm" svg:y="20.378cm" svg:viewBox="0 0 219 112" draw:points="219,0 39,73 0,112">
              <text:p/>
            </draw:polyline>
            <draw:polyline draw:style-name="gr5" draw:text-style-name="P1" draw:layer="layout" svg:width="0.106cm" svg:height="0.218cm" svg:x="4.695cm" svg:y="20.197cm" svg:viewBox="0 0 107 219" draw:points="0,0 73,181 107,219">
              <text:p/>
            </draw:polyline>
            <draw:polyline draw:style-name="gr5" draw:text-style-name="P1" draw:layer="layout" svg:width="0.214cm" svg:height="0.111cm" svg:x="4.768cm" svg:y="20.378cm" svg:viewBox="0 0 215 112" draw:points="0,0 181,73 215,112">
              <text:p/>
            </draw:polyline>
            <draw:polyline draw:style-name="gr5" draw:text-style-name="P1" draw:layer="layout" svg:width="0.218cm" svg:height="0.107cm" svg:x="4.729cm" svg:y="19.182cm" svg:viewBox="0 0 219 108" draw:points="219,0 39,73 0,108">
              <text:p/>
            </draw:polyline>
            <draw:polyline draw:style-name="gr5" draw:text-style-name="P1" draw:layer="layout" svg:width="0.111cm" svg:height="0.214cm" svg:x="4.656cm" svg:y="19.256cm" svg:viewBox="0 0 112 215" draw:points="112,0 39,181 0,215">
              <text:p/>
            </draw:polyline>
            <draw:polyline draw:style-name="gr5" draw:text-style-name="P1" draw:layer="layout" svg:width="0.799cm" svg:height="0cm" svg:x="6.474cm" svg:y="20.451cm" svg:viewBox="0 0 800 0" draw:points="0,0 765,0 800,0">
              <text:p/>
            </draw:polyline>
            <draw:polyline draw:style-name="gr5" draw:text-style-name="P1" draw:layer="layout" svg:width="0cm" svg:height="0.799cm" svg:x="7.493cm" svg:y="19.397cm" svg:viewBox="0 0 0 800" draw:points="0,800 0,39 0,0">
              <text:p/>
            </draw:polyline>
            <draw:polyline draw:style-name="gr5" draw:text-style-name="P1" draw:layer="layout" svg:width="0.799cm" svg:height="0cm" svg:x="6.44cm" svg:y="19.182cm" svg:viewBox="0 0 800 0" draw:points="800,0 34,0 0,0">
              <text:p/>
            </draw:polyline>
            <draw:polyline draw:style-name="gr5" draw:text-style-name="P1" draw:layer="layout" svg:width="0cm" svg:height="0.799cm" svg:x="6.221cm" svg:y="19.436cm" svg:viewBox="0 0 0 800" draw:points="0,0 0,761 0,800">
              <text:p/>
            </draw:polyline>
            <draw:polyline draw:style-name="gr5" draw:text-style-name="P1" draw:layer="layout" svg:width="0.106cm" svg:height="0.218cm" svg:x="7.386cm" svg:y="19.217cm" svg:viewBox="0 0 107 219" draw:points="107,219 34,39 0,0">
              <text:p/>
            </draw:polyline>
            <draw:polyline draw:style-name="gr5" draw:text-style-name="P1" draw:layer="layout" svg:width="0.218cm" svg:height="0.111cm" svg:x="7.201cm" svg:y="19.144cm" svg:viewBox="0 0 219 112" draw:points="219,112 39,39 0,0">
              <text:p/>
            </draw:polyline>
            <draw:polyline draw:style-name="gr5" draw:text-style-name="P1" draw:layer="layout" svg:width="0.106cm" svg:height="0.218cm" svg:x="7.386cm" svg:y="20.197cm" svg:viewBox="0 0 107 219" draw:points="107,0 34,181 0,219">
              <text:p/>
            </draw:polyline>
            <draw:polyline draw:style-name="gr5" draw:text-style-name="P1" draw:layer="layout" svg:width="0.218cm" svg:height="0.111cm" svg:x="7.201cm" svg:y="20.378cm" svg:viewBox="0 0 219 112" draw:points="219,0 39,73 0,112">
              <text:p/>
            </draw:polyline>
            <draw:polyline draw:style-name="gr5" draw:text-style-name="P1" draw:layer="layout" svg:width="0.106cm" svg:height="0.218cm" svg:x="6.221cm" svg:y="20.197cm" svg:viewBox="0 0 107 219" draw:points="0,0 73,181 107,219">
              <text:p/>
            </draw:polyline>
            <draw:polyline draw:style-name="gr5" draw:text-style-name="P1" draw:layer="layout" svg:width="0.218cm" svg:height="0.111cm" svg:x="6.294cm" svg:y="20.378cm" svg:viewBox="0 0 219 112" draw:points="0,0 181,73 219,112">
              <text:p/>
            </draw:polyline>
            <draw:polyline draw:style-name="gr5" draw:text-style-name="P1" draw:layer="layout" svg:width="0.218cm" svg:height="0.107cm" svg:x="6.255cm" svg:y="19.182cm" svg:viewBox="0 0 219 108" draw:points="219,0 39,73 0,108">
              <text:p/>
            </draw:polyline>
            <draw:polyline draw:style-name="gr5" draw:text-style-name="P1" draw:layer="layout" svg:width="0.106cm" svg:height="0.214cm" svg:x="6.186cm" svg:y="19.256cm" svg:viewBox="0 0 107 215" draw:points="107,0 34,181 0,215">
              <text:p/>
            </draw:polyline>
            <draw:polyline draw:style-name="gr5" draw:text-style-name="P1" draw:layer="layout" svg:width="0.799cm" svg:height="0cm" svg:x="8.005cm" svg:y="20.451cm" svg:viewBox="0 0 800 0" draw:points="0,0 761,0 800,0">
              <text:p/>
            </draw:polyline>
            <draw:polyline draw:style-name="gr5" draw:text-style-name="P1" draw:layer="layout" svg:width="0cm" svg:height="0.799cm" svg:x="9.02cm" svg:y="19.397cm" svg:viewBox="0 0 0 800" draw:points="0,800 0,39 0,0">
              <text:p/>
            </draw:polyline>
            <draw:polyline draw:style-name="gr5" draw:text-style-name="P1" draw:layer="layout" svg:width="0.799cm" svg:height="0cm" svg:x="7.966cm" svg:y="19.182cm" svg:viewBox="0 0 800 0" draw:points="800,0 39,0 0,0">
              <text:p/>
            </draw:polyline>
            <draw:polyline draw:style-name="gr5" draw:text-style-name="P1" draw:layer="layout" svg:width="0cm" svg:height="0.799cm" svg:x="7.747cm" svg:y="19.436cm" svg:viewBox="0 0 0 800" draw:points="0,0 0,761 0,800">
              <text:p/>
            </draw:polyline>
            <draw:polyline draw:style-name="gr5" draw:text-style-name="P1" draw:layer="layout" svg:width="0.106cm" svg:height="0.218cm" svg:x="8.912cm" svg:y="19.217cm" svg:viewBox="0 0 107 219" draw:points="107,219 34,39 0,0">
              <text:p/>
            </draw:polyline>
            <draw:polyline draw:style-name="gr5" draw:text-style-name="P1" draw:layer="layout" svg:width="0.214cm" svg:height="0.111cm" svg:x="8.732cm" svg:y="19.144cm" svg:viewBox="0 0 215 112" draw:points="215,112 34,39 0,0">
              <text:p/>
            </draw:polyline>
            <draw:polyline draw:style-name="gr5" draw:text-style-name="P1" draw:layer="layout" svg:width="0.106cm" svg:height="0.218cm" svg:x="8.912cm" svg:y="20.197cm" svg:viewBox="0 0 107 219" draw:points="107,0 34,181 0,219">
              <text:p/>
            </draw:polyline>
            <draw:polyline draw:style-name="gr5" draw:text-style-name="P1" draw:layer="layout" svg:width="0.214cm" svg:height="0.111cm" svg:x="8.732cm" svg:y="20.378cm" svg:viewBox="0 0 215 112" draw:points="215,0 34,73 0,112">
              <text:p/>
            </draw:polyline>
            <draw:polyline draw:style-name="gr5" draw:text-style-name="P1" draw:layer="layout" svg:width="0.111cm" svg:height="0.218cm" svg:x="7.747cm" svg:y="20.197cm" svg:viewBox="0 0 112 219" draw:points="0,0 73,181 112,219">
              <text:p/>
            </draw:polyline>
            <draw:polyline draw:style-name="gr5" draw:text-style-name="P1" draw:layer="layout" svg:width="0.218cm" svg:height="0.111cm" svg:x="7.82cm" svg:y="20.378cm" svg:viewBox="0 0 219 112" draw:points="0,0 185,73 219,112">
              <text:p/>
            </draw:polyline>
            <draw:polyline draw:style-name="gr5" draw:text-style-name="P1" draw:layer="layout" svg:width="0.218cm" svg:height="0.107cm" svg:x="7.786cm" svg:y="19.182cm" svg:viewBox="0 0 219 108" draw:points="219,0 34,73 0,108">
              <text:p/>
            </draw:polyline>
            <draw:polyline draw:style-name="gr5" draw:text-style-name="P1" draw:layer="layout" svg:width="0.106cm" svg:height="0.214cm" svg:x="7.713cm" svg:y="19.256cm" svg:viewBox="0 0 107 215" draw:points="107,0 34,181 0,215">
              <text:p/>
            </draw:polyline>
            <draw:polyline draw:style-name="gr5" draw:text-style-name="P1" draw:layer="layout" svg:width="0.799cm" svg:height="0cm" svg:x="9.531cm" svg:y="20.451cm" svg:viewBox="0 0 800 0" draw:points="0,0 761,0 800,0">
              <text:p/>
            </draw:polyline>
            <draw:polyline draw:style-name="gr5" draw:text-style-name="P1" draw:layer="layout" svg:width="0cm" svg:height="0.799cm" svg:x="10.55cm" svg:y="19.397cm" svg:viewBox="0 0 0 800" draw:points="0,800 0,39 0,0">
              <text:p/>
            </draw:polyline>
            <draw:polyline draw:style-name="gr5" draw:text-style-name="P1" draw:layer="layout" svg:width="0.799cm" svg:height="0cm" svg:x="9.493cm" svg:y="19.182cm" svg:viewBox="0 0 800 0" draw:points="800,0 39,0 0,0">
              <text:p/>
            </draw:polyline>
            <draw:polyline draw:style-name="gr5" draw:text-style-name="P1" draw:layer="layout" svg:width="0cm" svg:height="0.799cm" svg:x="9.278cm" svg:y="19.436cm" svg:viewBox="0 0 0 800" draw:points="0,0 0,761 0,800">
              <text:p/>
            </draw:polyline>
            <draw:polyline draw:style-name="gr5" draw:text-style-name="P1" draw:layer="layout" svg:width="0.111cm" svg:height="0.218cm" svg:x="10.438cm" svg:y="19.217cm" svg:viewBox="0 0 112 219" draw:points="112,219 39,39 0,0">
              <text:p/>
            </draw:polyline>
            <draw:polyline draw:style-name="gr5" draw:text-style-name="P1" draw:layer="layout" svg:width="0.218cm" svg:height="0.111cm" svg:x="10.258cm" svg:y="19.144cm" svg:viewBox="0 0 219 112" draw:points="219,112 34,39 0,0">
              <text:p/>
            </draw:polyline>
            <draw:polyline draw:style-name="gr5" draw:text-style-name="P1" draw:layer="layout" svg:width="0.111cm" svg:height="0.218cm" svg:x="10.438cm" svg:y="20.197cm" svg:viewBox="0 0 112 219" draw:points="112,0 39,181 0,219">
              <text:p/>
            </draw:polyline>
            <draw:polyline draw:style-name="gr5" draw:text-style-name="P1" draw:layer="layout" svg:width="0.218cm" svg:height="0.111cm" svg:x="10.258cm" svg:y="20.378cm" svg:viewBox="0 0 219 112" draw:points="219,0 34,73 0,112">
              <text:p/>
            </draw:polyline>
            <draw:polyline draw:style-name="gr5" draw:text-style-name="P1" draw:layer="layout" svg:width="0.106cm" svg:height="0.218cm" svg:x="9.278cm" svg:y="20.197cm" svg:viewBox="0 0 107 219" draw:points="0,0 73,181 107,219">
              <text:p/>
            </draw:polyline>
            <draw:polyline draw:style-name="gr5" draw:text-style-name="P1" draw:layer="layout" svg:width="0.214cm" svg:height="0.111cm" svg:x="9.351cm" svg:y="20.378cm" svg:viewBox="0 0 215 112" draw:points="0,0 181,73 215,112">
              <text:p/>
            </draw:polyline>
            <draw:polyline draw:style-name="gr5" draw:text-style-name="P1" draw:layer="layout" svg:width="0.218cm" svg:height="0.107cm" svg:x="9.312cm" svg:y="19.182cm" svg:viewBox="0 0 219 108" draw:points="219,0 39,73 0,108">
              <text:p/>
            </draw:polyline>
            <draw:polyline draw:style-name="gr5" draw:text-style-name="P1" draw:layer="layout" svg:width="0.111cm" svg:height="0.214cm" svg:x="9.239cm" svg:y="19.256cm" svg:viewBox="0 0 112 215" draw:points="112,0 39,181 0,215">
              <text:p/>
            </draw:polyline>
            <draw:polyline draw:style-name="gr5" draw:text-style-name="P1" draw:layer="layout" svg:width="0.799cm" svg:height="0cm" svg:x="11.057cm" svg:y="20.451cm" svg:viewBox="0 0 800 0" draw:points="0,0 765,0 800,0">
              <text:p/>
            </draw:polyline>
            <draw:polyline draw:style-name="gr5" draw:text-style-name="P1" draw:layer="layout" svg:width="0cm" svg:height="0.799cm" svg:x="12.076cm" svg:y="19.397cm" svg:viewBox="0 0 0 800" draw:points="0,800 0,39 0,0">
              <text:p/>
            </draw:polyline>
            <draw:polyline draw:style-name="gr5" draw:text-style-name="P1" draw:layer="layout" svg:width="0.799cm" svg:height="0cm" svg:x="11.023cm" svg:y="19.182cm" svg:viewBox="0 0 800 0" draw:points="800,0 34,0 0,0">
              <text:p/>
            </draw:polyline>
            <draw:polyline draw:style-name="gr5" draw:text-style-name="P1" draw:layer="layout" svg:width="0cm" svg:height="0.799cm" svg:x="10.804cm" svg:y="19.436cm" svg:viewBox="0 0 0 800" draw:points="0,0 0,761 0,800">
              <text:p/>
            </draw:polyline>
            <draw:polyline draw:style-name="gr5" draw:text-style-name="P1" draw:layer="layout" svg:width="0.106cm" svg:height="0.218cm" svg:x="11.969cm" svg:y="19.217cm" svg:viewBox="0 0 107 219" draw:points="107,219 34,39 0,0">
              <text:p/>
            </draw:polyline>
            <draw:polyline draw:style-name="gr5" draw:text-style-name="P1" draw:layer="layout" svg:width="0.218cm" svg:height="0.111cm" svg:x="11.784cm" svg:y="19.144cm" svg:viewBox="0 0 219 112" draw:points="219,112 39,39 0,0">
              <text:p/>
            </draw:polyline>
            <draw:polyline draw:style-name="gr5" draw:text-style-name="P1" draw:layer="layout" svg:width="0.106cm" svg:height="0.218cm" svg:x="11.969cm" svg:y="20.197cm" svg:viewBox="0 0 107 219" draw:points="107,0 34,181 0,219">
              <text:p/>
            </draw:polyline>
            <draw:polyline draw:style-name="gr5" draw:text-style-name="P1" draw:layer="layout" svg:width="0.218cm" svg:height="0.111cm" svg:x="11.784cm" svg:y="20.378cm" svg:viewBox="0 0 219 112" draw:points="219,0 39,73 0,112">
              <text:p/>
            </draw:polyline>
            <draw:polyline draw:style-name="gr5" draw:text-style-name="P1" draw:layer="layout" svg:width="0.106cm" svg:height="0.218cm" svg:x="10.804cm" svg:y="20.197cm" svg:viewBox="0 0 107 219" draw:points="0,0 73,181 107,219">
              <text:p/>
            </draw:polyline>
            <draw:polyline draw:style-name="gr5" draw:text-style-name="P1" draw:layer="layout" svg:width="0.218cm" svg:height="0.111cm" svg:x="10.877cm" svg:y="20.378cm" svg:viewBox="0 0 219 112" draw:points="0,0 181,73 219,112">
              <text:p/>
            </draw:polyline>
            <draw:polyline draw:style-name="gr5" draw:text-style-name="P1" draw:layer="layout" svg:width="0.218cm" svg:height="0.107cm" svg:x="10.838cm" svg:y="19.182cm" svg:viewBox="0 0 219 108" draw:points="219,0 39,73 0,108">
              <text:p/>
            </draw:polyline>
            <draw:polyline draw:style-name="gr5" draw:text-style-name="P1" draw:layer="layout" svg:width="0.111cm" svg:height="0.214cm" svg:x="10.765cm" svg:y="19.256cm" svg:viewBox="0 0 112 215" draw:points="112,0 39,181 0,215">
              <text:p/>
            </draw:polyline>
            <draw:polyline draw:style-name="gr5" draw:text-style-name="P1" draw:layer="layout" svg:width="0.803cm" svg:height="0cm" svg:x="12.584cm" svg:y="20.451cm" svg:viewBox="0 0 804 0" draw:points="0,0 765,0 804,0">
              <text:p/>
            </draw:polyline>
            <draw:polyline draw:style-name="gr5" draw:text-style-name="P1" draw:layer="layout" svg:width="0cm" svg:height="0.799cm" svg:x="13.603cm" svg:y="19.397cm" svg:viewBox="0 0 0 800" draw:points="0,800 0,39 0,0">
              <text:p/>
            </draw:polyline>
            <draw:polyline draw:style-name="gr5" draw:text-style-name="P1" draw:layer="layout" svg:width="0.799cm" svg:height="0cm" svg:x="12.549cm" svg:y="19.182cm" svg:viewBox="0 0 800 0" draw:points="800,0 34,0 0,0">
              <text:p/>
            </draw:polyline>
            <draw:polyline draw:style-name="gr5" draw:text-style-name="P1" draw:layer="layout" svg:width="0cm" svg:height="0.799cm" svg:x="12.33cm" svg:y="19.436cm" svg:viewBox="0 0 0 800" draw:points="0,0 0,761 0,800">
              <text:p/>
            </draw:polyline>
            <draw:polyline draw:style-name="gr5" draw:text-style-name="P1" draw:layer="layout" svg:width="0.106cm" svg:height="0.218cm" svg:x="13.495cm" svg:y="19.217cm" svg:viewBox="0 0 107 219" draw:points="107,219 34,39 0,0">
              <text:p/>
            </draw:polyline>
            <draw:polyline draw:style-name="gr5" draw:text-style-name="P1" draw:layer="layout" svg:width="0.214cm" svg:height="0.111cm" svg:x="13.315cm" svg:y="19.144cm" svg:viewBox="0 0 215 112" draw:points="215,112 34,39 0,0">
              <text:p/>
            </draw:polyline>
            <draw:polyline draw:style-name="gr5" draw:text-style-name="P1" draw:layer="layout" svg:width="0.106cm" svg:height="0.218cm" svg:x="13.495cm" svg:y="20.197cm" svg:viewBox="0 0 107 219" draw:points="107,0 34,181 0,219">
              <text:p/>
            </draw:polyline>
            <draw:polyline draw:style-name="gr5" draw:text-style-name="P1" draw:layer="layout" svg:width="0.214cm" svg:height="0.111cm" svg:x="13.315cm" svg:y="20.378cm" svg:viewBox="0 0 215 112" draw:points="215,0 34,73 0,112">
              <text:p/>
            </draw:polyline>
            <draw:polyline draw:style-name="gr5" draw:text-style-name="P1" draw:layer="layout" svg:width="0.111cm" svg:height="0.218cm" svg:x="12.33cm" svg:y="20.197cm" svg:viewBox="0 0 112 219" draw:points="0,0 73,181 112,219">
              <text:p/>
            </draw:polyline>
            <draw:polyline draw:style-name="gr5" draw:text-style-name="P1" draw:layer="layout" svg:width="0.218cm" svg:height="0.111cm" svg:x="12.403cm" svg:y="20.378cm" svg:viewBox="0 0 219 112" draw:points="0,0 181,73 219,112">
              <text:p/>
            </draw:polyline>
            <draw:polyline draw:style-name="gr5" draw:text-style-name="P1" draw:layer="layout" svg:width="0.214cm" svg:height="0.107cm" svg:x="12.369cm" svg:y="19.182cm" svg:viewBox="0 0 215 108" draw:points="215,0 34,73 0,108">
              <text:p/>
            </draw:polyline>
            <draw:polyline draw:style-name="gr5" draw:text-style-name="P1" draw:layer="layout" svg:width="0.106cm" svg:height="0.214cm" svg:x="12.296cm" svg:y="19.256cm" svg:viewBox="0 0 107 215" draw:points="107,0 34,181 0,215">
              <text:p/>
            </draw:polyline>
            <draw:polyline draw:style-name="gr5" draw:text-style-name="P1" draw:layer="layout" svg:width="0.76cm" svg:height="0cm" svg:x="14.114cm" svg:y="20.451cm" svg:viewBox="0 0 761 0" draw:points="0,0 727,0 761,0">
              <text:p/>
            </draw:polyline>
            <draw:polyline draw:style-name="gr5" draw:text-style-name="P1" draw:layer="layout" svg:width="0cm" svg:height="0.799cm" svg:x="15.095cm" svg:y="19.397cm" svg:viewBox="0 0 0 800" draw:points="0,800 0,39 0,0">
              <text:p/>
            </draw:polyline>
            <draw:polyline draw:style-name="gr5" draw:text-style-name="P1" draw:layer="layout" svg:width="0.764cm" svg:height="0cm" svg:x="14.076cm" svg:y="19.182cm" svg:viewBox="0 0 765 0" draw:points="765,0 39,0 0,0">
              <text:p/>
            </draw:polyline>
            <draw:polyline draw:style-name="gr5" draw:text-style-name="P1" draw:layer="layout" svg:width="0cm" svg:height="0.799cm" svg:x="13.861cm" svg:y="19.436cm" svg:viewBox="0 0 0 800" draw:points="0,0 0,761 0,800">
              <text:p/>
            </draw:polyline>
            <draw:polyline draw:style-name="gr5" draw:text-style-name="P1" draw:layer="layout" svg:width="0.106cm" svg:height="0.218cm" svg:x="14.987cm" svg:y="19.217cm" svg:viewBox="0 0 107 219" draw:points="107,219 34,39 0,0">
              <text:p/>
            </draw:polyline>
            <draw:polyline draw:style-name="gr5" draw:text-style-name="P1" draw:layer="layout" svg:width="0.218cm" svg:height="0.111cm" svg:x="14.802cm" svg:y="19.144cm" svg:viewBox="0 0 219 112" draw:points="219,112 39,39 0,0">
              <text:p/>
            </draw:polyline>
            <draw:polyline draw:style-name="gr5" draw:text-style-name="P1" draw:layer="layout" svg:width="0.106cm" svg:height="0.218cm" svg:x="14.987cm" svg:y="20.197cm" svg:viewBox="0 0 107 219" draw:points="107,0 34,181 0,219">
              <text:p/>
            </draw:polyline>
            <draw:polyline draw:style-name="gr5" draw:text-style-name="P1" draw:layer="layout" svg:width="0.218cm" svg:height="0.111cm" svg:x="14.802cm" svg:y="20.378cm" svg:viewBox="0 0 219 112" draw:points="219,0 39,73 0,112">
              <text:p/>
            </draw:polyline>
            <draw:polyline draw:style-name="gr5" draw:text-style-name="P1" draw:layer="layout" svg:width="0.106cm" svg:height="0.218cm" svg:x="13.861cm" svg:y="20.197cm" svg:viewBox="0 0 107 219" draw:points="0,0 69,181 107,219">
              <text:p/>
            </draw:polyline>
            <draw:polyline draw:style-name="gr5" draw:text-style-name="P1" draw:layer="layout" svg:width="0.218cm" svg:height="0.111cm" svg:x="13.929cm" svg:y="20.378cm" svg:viewBox="0 0 219 112" draw:points="0,0 185,73 219,112">
              <text:p/>
            </draw:polyline>
            <draw:polyline draw:style-name="gr5" draw:text-style-name="P1" draw:layer="layout" svg:width="0.218cm" svg:height="0.107cm" svg:x="13.895cm" svg:y="19.182cm" svg:viewBox="0 0 219 108" draw:points="219,0 34,73 0,108">
              <text:p/>
            </draw:polyline>
            <draw:polyline draw:style-name="gr5" draw:text-style-name="P1" draw:layer="layout" svg:width="0.106cm" svg:height="0.214cm" svg:x="13.822cm" svg:y="19.256cm" svg:viewBox="0 0 107 215" draw:points="107,0 39,181 0,215">
              <text:p/>
            </draw:polyline>
            <draw:polyline draw:style-name="gr5" draw:text-style-name="P1" draw:layer="layout" svg:width="0.799cm" svg:height="0cm" svg:x="15.606cm" svg:y="20.451cm" svg:viewBox="0 0 800 0" draw:points="0,0 761,0 800,0">
              <text:p/>
            </draw:polyline>
            <draw:polyline draw:style-name="gr5" draw:text-style-name="P1" draw:layer="layout" svg:width="0cm" svg:height="0.799cm" svg:x="16.621cm" svg:y="19.397cm" svg:viewBox="0 0 0 800" draw:points="0,800 0,39 0,0">
              <text:p/>
            </draw:polyline>
            <draw:polyline draw:style-name="gr5" draw:text-style-name="P1" draw:layer="layout" svg:width="0.799cm" svg:height="0cm" svg:x="15.567cm" svg:y="19.182cm" svg:viewBox="0 0 800 0" draw:points="800,0 39,0 0,0">
              <text:p/>
            </draw:polyline>
            <draw:polyline draw:style-name="gr5" draw:text-style-name="P1" draw:layer="layout" svg:width="0cm" svg:height="0.799cm" svg:x="15.348cm" svg:y="19.436cm" svg:viewBox="0 0 0 800" draw:points="0,0 0,761 0,800">
              <text:p/>
            </draw:polyline>
            <draw:polyline draw:style-name="gr5" draw:text-style-name="P1" draw:layer="layout" svg:width="0.106cm" svg:height="0.218cm" svg:x="16.513cm" svg:y="19.217cm" svg:viewBox="0 0 107 219" draw:points="107,219 39,39 0,0">
              <text:p/>
            </draw:polyline>
            <draw:polyline draw:style-name="gr5" draw:text-style-name="P1" draw:layer="layout" svg:width="0.218cm" svg:height="0.111cm" svg:x="16.333cm" svg:y="19.144cm" svg:viewBox="0 0 219 112" draw:points="219,112 34,39 0,0">
              <text:p/>
            </draw:polyline>
            <draw:polyline draw:style-name="gr5" draw:text-style-name="P1" draw:layer="layout" svg:width="0.106cm" svg:height="0.218cm" svg:x="16.513cm" svg:y="20.197cm" svg:viewBox="0 0 107 219" draw:points="107,0 39,181 0,219">
              <text:p/>
            </draw:polyline>
            <draw:polyline draw:style-name="gr5" draw:text-style-name="P1" draw:layer="layout" svg:width="0.218cm" svg:height="0.111cm" svg:x="16.333cm" svg:y="20.378cm" svg:viewBox="0 0 219 112" draw:points="219,0 34,73 0,112">
              <text:p/>
            </draw:polyline>
            <draw:polyline draw:style-name="gr5" draw:text-style-name="P1" draw:layer="layout" svg:width="0.111cm" svg:height="0.218cm" svg:x="15.348cm" svg:y="20.197cm" svg:viewBox="0 0 112 219" draw:points="0,0 73,181 112,219">
              <text:p/>
            </draw:polyline>
            <draw:polyline draw:style-name="gr5" draw:text-style-name="P1" draw:layer="layout" svg:width="0.218cm" svg:height="0.111cm" svg:x="15.421cm" svg:y="20.378cm" svg:viewBox="0 0 219 112" draw:points="0,0 185,73 219,112">
              <text:p/>
            </draw:polyline>
            <draw:polyline draw:style-name="gr5" draw:text-style-name="P1" draw:layer="layout" svg:width="0.218cm" svg:height="0.107cm" svg:x="15.387cm" svg:y="19.182cm" svg:viewBox="0 0 219 108" draw:points="219,0 34,73 0,108">
              <text:p/>
            </draw:polyline>
            <draw:polyline draw:style-name="gr5" draw:text-style-name="P1" draw:layer="layout" svg:width="0.106cm" svg:height="0.214cm" svg:x="15.314cm" svg:y="19.256cm" svg:viewBox="0 0 107 215" draw:points="107,0 34,181 0,215">
              <text:p/>
            </draw:polyline>
            <draw:polyline draw:style-name="gr5" draw:text-style-name="P1" draw:layer="layout" svg:width="0.799cm" svg:height="0cm" svg:x="17.132cm" svg:y="20.451cm" svg:viewBox="0 0 800 0" draw:points="0,0 765,0 800,0">
              <text:p/>
            </draw:polyline>
            <draw:polyline draw:style-name="gr5" draw:text-style-name="P1" draw:layer="layout" svg:width="0cm" svg:height="0.799cm" svg:x="18.151cm" svg:y="19.397cm" svg:viewBox="0 0 0 800" draw:points="0,800 0,39 0,0">
              <text:p/>
            </draw:polyline>
            <draw:polyline draw:style-name="gr5" draw:text-style-name="P1" draw:layer="layout" svg:width="0.803cm" svg:height="0cm" svg:x="17.094cm" svg:y="19.182cm" svg:viewBox="0 0 804 0" draw:points="804,0 39,0 0,0">
              <text:p/>
            </draw:polyline>
            <draw:polyline draw:style-name="gr5" draw:text-style-name="P1" draw:layer="layout" svg:width="0cm" svg:height="0.799cm" svg:x="16.879cm" svg:y="19.436cm" svg:viewBox="0 0 0 800" draw:points="0,0 0,761 0,800">
              <text:p/>
            </draw:polyline>
            <draw:polyline draw:style-name="gr5" draw:text-style-name="P1" draw:layer="layout" svg:width="0.111cm" svg:height="0.218cm" svg:x="18.04cm" svg:y="19.217cm" svg:viewBox="0 0 112 219" draw:points="112,219 39,39 0,0">
              <text:p/>
            </draw:polyline>
            <draw:polyline draw:style-name="gr5" draw:text-style-name="P1" draw:layer="layout" svg:width="0.218cm" svg:height="0.111cm" svg:x="17.859cm" svg:y="19.144cm" svg:viewBox="0 0 219 112" draw:points="219,112 39,39 0,0">
              <text:p/>
            </draw:polyline>
            <draw:polyline draw:style-name="gr5" draw:text-style-name="P1" draw:layer="layout" svg:width="0.111cm" svg:height="0.218cm" svg:x="18.04cm" svg:y="20.197cm" svg:viewBox="0 0 112 219" draw:points="112,0 39,181 0,219">
              <text:p/>
            </draw:polyline>
            <draw:polyline draw:style-name="gr5" draw:text-style-name="P1" draw:layer="layout" svg:width="0.218cm" svg:height="0.111cm" svg:x="17.859cm" svg:y="20.378cm" svg:viewBox="0 0 219 112" draw:points="219,0 39,73 0,112">
              <text:p/>
            </draw:polyline>
            <draw:polyline draw:style-name="gr5" draw:text-style-name="P1" draw:layer="layout" svg:width="0.106cm" svg:height="0.218cm" svg:x="16.879cm" svg:y="20.197cm" svg:viewBox="0 0 107 219" draw:points="0,0 73,181 107,219">
              <text:p/>
            </draw:polyline>
            <draw:polyline draw:style-name="gr5" draw:text-style-name="P1" draw:layer="layout" svg:width="0.214cm" svg:height="0.111cm" svg:x="16.952cm" svg:y="20.378cm" svg:viewBox="0 0 215 112" draw:points="0,0 181,73 215,112">
              <text:p/>
            </draw:polyline>
            <draw:polyline draw:style-name="gr5" draw:text-style-name="P1" draw:layer="layout" svg:width="0.218cm" svg:height="0.107cm" svg:x="16.913cm" svg:y="19.182cm" svg:viewBox="0 0 219 108" draw:points="219,0 39,73 0,108">
              <text:p/>
            </draw:polyline>
            <draw:polyline draw:style-name="gr5" draw:text-style-name="P1" draw:layer="layout" svg:width="0.111cm" svg:height="0.214cm" svg:x="16.84cm" svg:y="19.256cm" svg:viewBox="0 0 112 215" draw:points="112,0 39,181 0,215">
              <text:p/>
            </draw:polyline>
            <draw:polyline draw:style-name="gr5" draw:text-style-name="P1" draw:layer="layout" svg:width="0.799cm" svg:height="0cm" svg:x="18.659cm" svg:y="20.451cm" svg:viewBox="0 0 800 0" draw:points="0,0 765,0 800,0">
              <text:p/>
            </draw:polyline>
            <draw:polyline draw:style-name="gr5" draw:text-style-name="P1" draw:layer="layout" svg:width="0cm" svg:height="0.799cm" svg:x="19.678cm" svg:y="19.397cm" svg:viewBox="0 0 0 800" draw:points="0,800 0,39 0,0">
              <text:p/>
            </draw:polyline>
            <draw:polyline draw:style-name="gr5" draw:text-style-name="P1" draw:layer="layout" svg:width="0.799cm" svg:height="0cm" svg:x="18.624cm" svg:y="19.182cm" svg:viewBox="0 0 800 0" draw:points="800,0 34,0 0,0">
              <text:p/>
            </draw:polyline>
            <draw:polyline draw:style-name="gr5" draw:text-style-name="P1" draw:layer="layout" svg:width="0cm" svg:height="0.799cm" svg:x="18.405cm" svg:y="19.436cm" svg:viewBox="0 0 0 800" draw:points="0,0 0,761 0,800">
              <text:p/>
            </draw:polyline>
            <draw:polyline draw:style-name="gr5" draw:text-style-name="P1" draw:layer="layout" svg:width="0.106cm" svg:height="0.218cm" svg:x="19.57cm" svg:y="19.217cm" svg:viewBox="0 0 107 219" draw:points="107,219 34,39 0,0">
              <text:p/>
            </draw:polyline>
            <draw:polyline draw:style-name="gr5" draw:text-style-name="P1" draw:layer="layout" svg:width="0.218cm" svg:height="0.111cm" svg:x="19.385cm" svg:y="19.144cm" svg:viewBox="0 0 219 112" draw:points="219,112 39,39 0,0">
              <text:p/>
            </draw:polyline>
            <draw:polyline draw:style-name="gr5" draw:text-style-name="P1" draw:layer="layout" svg:width="0.106cm" svg:height="0.218cm" svg:x="19.57cm" svg:y="20.197cm" svg:viewBox="0 0 107 219" draw:points="107,0 34,181 0,219">
              <text:p/>
            </draw:polyline>
            <draw:polyline draw:style-name="gr5" draw:text-style-name="P1" draw:layer="layout" svg:width="0.218cm" svg:height="0.111cm" svg:x="19.385cm" svg:y="20.378cm" svg:viewBox="0 0 219 112" draw:points="219,0 39,73 0,112">
              <text:p/>
            </draw:polyline>
            <draw:polyline draw:style-name="gr5" draw:text-style-name="P1" draw:layer="layout" svg:width="0.106cm" svg:height="0.218cm" svg:x="18.405cm" svg:y="20.197cm" svg:viewBox="0 0 107 219" draw:points="0,0 73,181 107,219">
              <text:p/>
            </draw:polyline>
            <draw:polyline draw:style-name="gr5" draw:text-style-name="P1" draw:layer="layout" svg:width="0.218cm" svg:height="0.111cm" svg:x="18.478cm" svg:y="20.378cm" svg:viewBox="0 0 219 112" draw:points="0,0 181,73 219,112">
              <text:p/>
            </draw:polyline>
            <draw:polyline draw:style-name="gr5" draw:text-style-name="P1" draw:layer="layout" svg:width="0.218cm" svg:height="0.107cm" svg:x="18.439cm" svg:y="19.182cm" svg:viewBox="0 0 219 108" draw:points="219,0 39,73 0,108">
              <text:p/>
            </draw:polyline>
            <draw:polyline draw:style-name="gr5" draw:text-style-name="P1" draw:layer="layout" svg:width="0.106cm" svg:height="0.214cm" svg:x="18.371cm" svg:y="19.256cm" svg:viewBox="0 0 107 215" draw:points="107,0 34,181 0,215">
              <text:p/>
            </draw:polyline>
            <draw:polyline draw:style-name="gr5" draw:text-style-name="P1" draw:layer="layout" svg:width="0.803cm" svg:height="0cm" svg:x="20.185cm" svg:y="20.451cm" svg:viewBox="0 0 804 0" draw:points="0,0 765,0 804,0">
              <text:p/>
            </draw:polyline>
            <draw:polyline draw:style-name="gr5" draw:text-style-name="P1" draw:layer="layout" svg:width="0cm" svg:height="0.799cm" svg:x="21.204cm" svg:y="19.397cm" svg:viewBox="0 0 0 800" draw:points="0,800 0,39 0,0">
              <text:p/>
            </draw:polyline>
            <draw:polyline draw:style-name="gr5" draw:text-style-name="P1" draw:layer="layout" svg:width="0.799cm" svg:height="0cm" svg:x="20.151cm" svg:y="19.182cm" svg:viewBox="0 0 800 0" draw:points="800,0 34,0 0,0">
              <text:p/>
            </draw:polyline>
            <draw:polyline draw:style-name="gr5" draw:text-style-name="P1" draw:layer="layout" svg:width="0cm" svg:height="0.799cm" svg:x="19.931cm" svg:y="19.436cm" svg:viewBox="0 0 0 800" draw:points="0,0 0,761 0,800">
              <text:p/>
            </draw:polyline>
            <draw:polyline draw:style-name="gr5" draw:text-style-name="P1" draw:layer="layout" svg:width="0.106cm" svg:height="0.218cm" svg:x="21.096cm" svg:y="19.217cm" svg:viewBox="0 0 107 219" draw:points="107,219 34,39 0,0">
              <text:p/>
            </draw:polyline>
            <draw:polyline draw:style-name="gr5" draw:text-style-name="P1" draw:layer="layout" svg:width="0.214cm" svg:height="0.111cm" svg:x="20.916cm" svg:y="19.144cm" svg:viewBox="0 0 215 112" draw:points="215,112 34,39 0,0">
              <text:p/>
            </draw:polyline>
            <draw:polyline draw:style-name="gr5" draw:text-style-name="P1" draw:layer="layout" svg:width="0.106cm" svg:height="0.218cm" svg:x="21.096cm" svg:y="20.197cm" svg:viewBox="0 0 107 219" draw:points="107,0 34,181 0,219">
              <text:p/>
            </draw:polyline>
            <draw:polyline draw:style-name="gr5" draw:text-style-name="P1" draw:layer="layout" svg:width="0.214cm" svg:height="0.111cm" svg:x="20.916cm" svg:y="20.378cm" svg:viewBox="0 0 215 112" draw:points="215,0 34,73 0,112">
              <text:p/>
            </draw:polyline>
            <draw:polyline draw:style-name="gr5" draw:text-style-name="P1" draw:layer="layout" svg:width="0.111cm" svg:height="0.218cm" svg:x="19.931cm" svg:y="20.197cm" svg:viewBox="0 0 112 219" draw:points="0,0 73,181 112,219">
              <text:p/>
            </draw:polyline>
            <draw:polyline draw:style-name="gr5" draw:text-style-name="P1" draw:layer="layout" svg:width="0.218cm" svg:height="0.111cm" svg:x="20.004cm" svg:y="20.378cm" svg:viewBox="0 0 219 112" draw:points="0,0 181,73 219,112">
              <text:p/>
            </draw:polyline>
            <draw:polyline draw:style-name="gr5" draw:text-style-name="P1" draw:layer="layout" svg:width="0.214cm" svg:height="0.107cm" svg:x="19.97cm" svg:y="19.182cm" svg:viewBox="0 0 215 108" draw:points="215,0 34,73 0,108">
              <text:p/>
            </draw:polyline>
            <draw:polyline draw:style-name="gr5" draw:text-style-name="P1" draw:layer="layout" svg:width="0.106cm" svg:height="0.214cm" svg:x="19.897cm" svg:y="19.256cm" svg:viewBox="0 0 107 215" draw:points="107,0 34,181 0,215">
              <text:p/>
            </draw:polyline>
            <draw:polyline draw:style-name="gr5" draw:text-style-name="P1" draw:layer="layout" svg:width="0.799cm" svg:height="0cm" svg:x="21.716cm" svg:y="20.451cm" svg:viewBox="0 0 800 0" draw:points="0,0 761,0 800,0">
              <text:p/>
            </draw:polyline>
            <draw:polyline draw:style-name="gr5" draw:text-style-name="P1" draw:layer="layout" svg:width="0cm" svg:height="0.799cm" svg:x="22.734cm" svg:y="19.397cm" svg:viewBox="0 0 0 800" draw:points="0,800 0,39 0,0">
              <text:p/>
            </draw:polyline>
            <draw:polyline draw:style-name="gr5" draw:text-style-name="P1" draw:layer="layout" svg:width="0.799cm" svg:height="0cm" svg:x="21.677cm" svg:y="19.182cm" svg:viewBox="0 0 800 0" draw:points="800,0 39,0 0,0">
              <text:p/>
            </draw:polyline>
            <draw:polyline draw:style-name="gr5" draw:text-style-name="P1" draw:layer="layout" svg:width="0cm" svg:height="0.799cm" svg:x="21.462cm" svg:y="19.436cm" svg:viewBox="0 0 0 800" draw:points="0,0 0,761 0,800">
              <text:p/>
            </draw:polyline>
            <draw:polyline draw:style-name="gr5" draw:text-style-name="P1" draw:layer="layout" svg:width="0.111cm" svg:height="0.218cm" svg:x="22.623cm" svg:y="19.217cm" svg:viewBox="0 0 112 219" draw:points="112,219 39,39 0,0">
              <text:p/>
            </draw:polyline>
            <draw:polyline draw:style-name="gr5" draw:text-style-name="P1" draw:layer="layout" svg:width="0.218cm" svg:height="0.111cm" svg:x="22.442cm" svg:y="19.144cm" svg:viewBox="0 0 219 112" draw:points="219,112 34,39 0,0">
              <text:p/>
            </draw:polyline>
            <draw:polyline draw:style-name="gr5" draw:text-style-name="P1" draw:layer="layout" svg:width="0.111cm" svg:height="0.218cm" svg:x="22.623cm" svg:y="20.197cm" svg:viewBox="0 0 112 219" draw:points="112,0 39,181 0,219">
              <text:p/>
            </draw:polyline>
            <draw:polyline draw:style-name="gr5" draw:text-style-name="P1" draw:layer="layout" svg:width="0.218cm" svg:height="0.111cm" svg:x="22.442cm" svg:y="20.378cm" svg:viewBox="0 0 219 112" draw:points="219,0 34,73 0,112">
              <text:p/>
            </draw:polyline>
            <draw:polyline draw:style-name="gr5" draw:text-style-name="P1" draw:layer="layout" svg:width="0.106cm" svg:height="0.218cm" svg:x="21.462cm" svg:y="20.197cm" svg:viewBox="0 0 107 219" draw:points="0,0 69,181 107,219">
              <text:p/>
            </draw:polyline>
            <draw:polyline draw:style-name="gr5" draw:text-style-name="P1" draw:layer="layout" svg:width="0.218cm" svg:height="0.111cm" svg:x="21.531cm" svg:y="20.378cm" svg:viewBox="0 0 219 112" draw:points="0,0 185,73 219,112">
              <text:p/>
            </draw:polyline>
            <draw:polyline draw:style-name="gr5" draw:text-style-name="P1" draw:layer="layout" svg:width="0.218cm" svg:height="0.107cm" svg:x="21.496cm" svg:y="19.182cm" svg:viewBox="0 0 219 108" draw:points="219,0 34,73 0,108">
              <text:p/>
            </draw:polyline>
            <draw:polyline draw:style-name="gr5" draw:text-style-name="P1" draw:layer="layout" svg:width="0.106cm" svg:height="0.214cm" svg:x="21.423cm" svg:y="19.256cm" svg:viewBox="0 0 107 215" draw:points="107,0 39,181 0,215">
              <text:p/>
            </draw:polyline>
            <draw:polyline draw:style-name="gr5" draw:text-style-name="P1" draw:layer="layout" svg:width="0.799cm" svg:height="0cm" svg:x="23.242cm" svg:y="20.451cm" svg:viewBox="0 0 800 0" draw:points="0,0 765,0 800,0">
              <text:p/>
            </draw:polyline>
            <draw:polyline draw:style-name="gr5" draw:text-style-name="P1" draw:layer="layout" svg:width="0cm" svg:height="0.799cm" svg:x="24.261cm" svg:y="19.397cm" svg:viewBox="0 0 0 800" draw:points="0,800 0,39 0,0">
              <text:p/>
            </draw:polyline>
            <draw:polyline draw:style-name="gr5" draw:text-style-name="P1" draw:layer="layout" svg:width="0.799cm" svg:height="0cm" svg:x="23.207cm" svg:y="19.182cm" svg:viewBox="0 0 800 0" draw:points="800,0 34,0 0,0">
              <text:p/>
            </draw:polyline>
            <draw:polyline draw:style-name="gr5" draw:text-style-name="P1" draw:layer="layout" svg:width="0cm" svg:height="0.799cm" svg:x="22.988cm" svg:y="19.436cm" svg:viewBox="0 0 0 800" draw:points="0,0 0,761 0,800">
              <text:p/>
            </draw:polyline>
            <draw:polyline draw:style-name="gr5" draw:text-style-name="P1" draw:layer="layout" svg:width="0.106cm" svg:height="0.218cm" svg:x="24.153cm" svg:y="19.217cm" svg:viewBox="0 0 107 219" draw:points="107,219 34,39 0,0">
              <text:p/>
            </draw:polyline>
            <draw:polyline draw:style-name="gr5" draw:text-style-name="P1" draw:layer="layout" svg:width="0.218cm" svg:height="0.111cm" svg:x="23.968cm" svg:y="19.144cm" svg:viewBox="0 0 219 112" draw:points="219,112 39,39 0,0">
              <text:p/>
            </draw:polyline>
            <draw:polyline draw:style-name="gr5" draw:text-style-name="P1" draw:layer="layout" svg:width="0.106cm" svg:height="0.218cm" svg:x="24.153cm" svg:y="20.197cm" svg:viewBox="0 0 107 219" draw:points="107,0 34,181 0,219">
              <text:p/>
            </draw:polyline>
            <draw:polyline draw:style-name="gr5" draw:text-style-name="P1" draw:layer="layout" svg:width="0.218cm" svg:height="0.111cm" svg:x="23.968cm" svg:y="20.378cm" svg:viewBox="0 0 219 112" draw:points="219,0 39,73 0,112">
              <text:p/>
            </draw:polyline>
            <draw:polyline draw:style-name="gr5" draw:text-style-name="P1" draw:layer="layout" svg:width="0.106cm" svg:height="0.218cm" svg:x="22.988cm" svg:y="20.197cm" svg:viewBox="0 0 107 219" draw:points="0,0 73,181 107,219">
              <text:p/>
            </draw:polyline>
            <draw:polyline draw:style-name="gr5" draw:text-style-name="P1" draw:layer="layout" svg:width="0.218cm" svg:height="0.111cm" svg:x="23.061cm" svg:y="20.378cm" svg:viewBox="0 0 219 112" draw:points="0,0 181,73 219,112">
              <text:p/>
            </draw:polyline>
            <draw:polyline draw:style-name="gr5" draw:text-style-name="P1" draw:layer="layout" svg:width="0.218cm" svg:height="0.107cm" svg:x="23.023cm" svg:y="19.182cm" svg:viewBox="0 0 219 108" draw:points="219,0 39,73 0,108">
              <text:p/>
            </draw:polyline>
            <draw:polyline draw:style-name="gr5" draw:text-style-name="P1" draw:layer="layout" svg:width="0.111cm" svg:height="0.214cm" svg:x="22.949cm" svg:y="19.256cm" svg:viewBox="0 0 112 215" draw:points="112,0 39,181 0,215">
              <text:p/>
            </draw:polyline>
            <draw:polyline draw:style-name="gr5" draw:text-style-name="P1" draw:layer="layout" svg:width="0.764cm" svg:height="0cm" svg:x="24.768cm" svg:y="20.451cm" svg:viewBox="0 0 765 0" draw:points="0,0 731,0 765,0">
              <text:p/>
            </draw:polyline>
            <draw:polyline draw:style-name="gr5" draw:text-style-name="P1" draw:layer="layout" svg:width="0cm" svg:height="0.799cm" svg:x="25.753cm" svg:y="19.397cm" svg:viewBox="0 0 0 800" draw:points="0,800 0,39 0,0">
              <text:p/>
            </draw:polyline>
            <draw:polyline draw:style-name="gr5" draw:text-style-name="P1" draw:layer="layout" svg:width="0.764cm" svg:height="0cm" svg:x="24.734cm" svg:y="19.182cm" svg:viewBox="0 0 765 0" draw:points="765,0 34,0 0,0">
              <text:p/>
            </draw:polyline>
            <draw:polyline draw:style-name="gr5" draw:text-style-name="P1" draw:layer="layout" svg:width="0cm" svg:height="0.799cm" svg:x="24.514cm" svg:y="19.436cm" svg:viewBox="0 0 0 800" draw:points="0,0 0,761 0,800">
              <text:p/>
            </draw:polyline>
            <draw:polyline draw:style-name="gr5" draw:text-style-name="P1" draw:layer="layout" svg:width="0.111cm" svg:height="0.218cm" svg:x="25.641cm" svg:y="19.217cm" svg:viewBox="0 0 112 219" draw:points="112,219 39,39 0,0">
              <text:p/>
            </draw:polyline>
            <draw:polyline draw:style-name="gr5" draw:text-style-name="P1" draw:layer="layout" svg:width="0.218cm" svg:height="0.111cm" svg:x="25.46cm" svg:y="19.144cm" svg:viewBox="0 0 219 112" draw:points="219,112 39,39 0,0">
              <text:p/>
            </draw:polyline>
            <draw:polyline draw:style-name="gr5" draw:text-style-name="P1" draw:layer="layout" svg:width="0.111cm" svg:height="0.218cm" svg:x="25.641cm" svg:y="20.197cm" svg:viewBox="0 0 112 219" draw:points="112,0 39,181 0,219">
              <text:p/>
            </draw:polyline>
            <draw:polyline draw:style-name="gr5" draw:text-style-name="P1" draw:layer="layout" svg:width="0.218cm" svg:height="0.111cm" svg:x="25.46cm" svg:y="20.378cm" svg:viewBox="0 0 219 112" draw:points="219,0 39,73 0,112">
              <text:p/>
            </draw:polyline>
            <draw:polyline draw:style-name="gr5" draw:text-style-name="P1" draw:layer="layout" svg:width="0.111cm" svg:height="0.218cm" svg:x="24.514cm" svg:y="20.197cm" svg:viewBox="0 0 112 219" draw:points="0,0 73,181 112,219">
              <text:p/>
            </draw:polyline>
            <draw:polyline draw:style-name="gr5" draw:text-style-name="P1" draw:layer="layout" svg:width="0.218cm" svg:height="0.111cm" svg:x="24.587cm" svg:y="20.378cm" svg:viewBox="0 0 219 112" draw:points="0,0 181,73 219,112">
              <text:p/>
            </draw:polyline>
            <draw:polyline draw:style-name="gr5" draw:text-style-name="P1" draw:layer="layout" svg:width="0.214cm" svg:height="0.107cm" svg:x="24.553cm" svg:y="19.182cm" svg:viewBox="0 0 215 108" draw:points="215,0 34,73 0,108">
              <text:p/>
            </draw:polyline>
            <draw:polyline draw:style-name="gr5" draw:text-style-name="P1" draw:layer="layout" svg:width="0.106cm" svg:height="0.214cm" svg:x="24.48cm" svg:y="19.256cm" svg:viewBox="0 0 107 215" draw:points="107,0 34,181 0,215">
              <text:p/>
            </draw:polyline>
            <draw:polyline draw:style-name="gr5" draw:text-style-name="P1" draw:layer="layout" svg:width="0.799cm" svg:height="0cm" svg:x="26.26cm" svg:y="20.451cm" svg:viewBox="0 0 800 0" draw:points="0,0 765,0 800,0">
              <text:p/>
            </draw:polyline>
            <draw:polyline draw:style-name="gr5" draw:text-style-name="P1" draw:layer="layout" svg:width="0cm" svg:height="0.799cm" svg:x="27.279cm" svg:y="19.397cm" svg:viewBox="0 0 0 800" draw:points="0,800 0,39 0,0">
              <text:p/>
            </draw:polyline>
            <draw:polyline draw:style-name="gr5" draw:text-style-name="P1" draw:layer="layout" svg:width="0.799cm" svg:height="0cm" svg:x="26.225cm" svg:y="19.182cm" svg:viewBox="0 0 800 0" draw:points="800,0 34,0 0,0">
              <text:p/>
            </draw:polyline>
            <draw:polyline draw:style-name="gr5" draw:text-style-name="P1" draw:layer="layout" svg:width="0cm" svg:height="0.799cm" svg:x="26.006cm" svg:y="19.436cm" svg:viewBox="0 0 0 800" draw:points="0,0 0,761 0,800">
              <text:p/>
            </draw:polyline>
            <draw:polyline draw:style-name="gr5" draw:text-style-name="P1" draw:layer="layout" svg:width="0.106cm" svg:height="0.218cm" svg:x="27.171cm" svg:y="19.217cm" svg:viewBox="0 0 107 219" draw:points="107,219 34,39 0,0">
              <text:p/>
            </draw:polyline>
            <draw:polyline draw:style-name="gr5" draw:text-style-name="P1" draw:layer="layout" svg:width="0.218cm" svg:height="0.111cm" svg:x="26.986cm" svg:y="19.144cm" svg:viewBox="0 0 219 112" draw:points="219,112 39,39 0,0">
              <text:p/>
            </draw:polyline>
            <draw:polyline draw:style-name="gr5" draw:text-style-name="P1" draw:layer="layout" svg:width="0.106cm" svg:height="0.218cm" svg:x="27.171cm" svg:y="20.197cm" svg:viewBox="0 0 107 219" draw:points="107,0 34,181 0,219">
              <text:p/>
            </draw:polyline>
            <draw:polyline draw:style-name="gr5" draw:text-style-name="P1" draw:layer="layout" svg:width="0.218cm" svg:height="0.111cm" svg:x="26.986cm" svg:y="20.378cm" svg:viewBox="0 0 219 112" draw:points="219,0 39,73 0,112">
              <text:p/>
            </draw:polyline>
            <draw:polyline draw:style-name="gr5" draw:text-style-name="P1" draw:layer="layout" svg:width="0.106cm" svg:height="0.218cm" svg:x="26.006cm" svg:y="20.197cm" svg:viewBox="0 0 107 219" draw:points="0,0 73,181 107,219">
              <text:p/>
            </draw:polyline>
            <draw:polyline draw:style-name="gr5" draw:text-style-name="P1" draw:layer="layout" svg:width="0.218cm" svg:height="0.111cm" svg:x="26.079cm" svg:y="20.378cm" svg:viewBox="0 0 219 112" draw:points="0,0 181,73 219,112">
              <text:p/>
            </draw:polyline>
            <draw:polyline draw:style-name="gr5" draw:text-style-name="P1" draw:layer="layout" svg:width="0.218cm" svg:height="0.107cm" svg:x="26.041cm" svg:y="19.182cm" svg:viewBox="0 0 219 108" draw:points="219,0 39,73 0,108">
              <text:p/>
            </draw:polyline>
            <draw:polyline draw:style-name="gr5" draw:text-style-name="P1" draw:layer="layout" svg:width="0.106cm" svg:height="0.214cm" svg:x="25.972cm" svg:y="19.256cm" svg:viewBox="0 0 107 215" draw:points="107,0 34,181 0,215">
              <text:p/>
            </draw:polyline>
            <draw:line draw:style-name="gr2" draw:text-style-name="P1" draw:layer="layout" svg:x1="27.39cm" svg:y1="15.621cm" svg:x2="27.796cm" svg:y2="15.621cm">
              <text:p/>
            </draw:line>
            <draw:line draw:style-name="gr2" draw:text-style-name="P1" draw:layer="layout" svg:x1="27.39cm" svg:y1="20.524cm" svg:x2="27.83cm" svg:y2="20.524cm">
              <text:p/>
            </draw:line>
          </draw:g>
          <draw:rect draw:style-name="gr2" draw:text-style-name="P1" draw:layer="layout" svg:width="3.048cm" svg:height="3.048cm" svg:x="27.432cm" svg:y="16.51cm">
            <text:p/>
          </draw:rect>
        </draw:g>
        <draw:frame draw:style-name="gr3" draw:layer="layout" svg:width="5.159cm" svg:height="0.963cm" svg:x="4.384cm" svg:y="21.819cm">
          <draw:text-box>
            <text:p>Notch for rtcBo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ool Mahidharia</meta:initial-creator>
    <meta:creation-date>2011-01-11T14:02:17.10</meta:creation-date>
    <dc:date>2011-01-13T17:48:06.87</dc:date>
    <dc:creator>Anool Mahidharia</dc:creator>
    <meta:editing-duration>PT01H30M41S</meta:editing-duration>
    <meta:editing-cycles>10</meta:editing-cycles>
    <meta:generator>OpenOffice.org/3.2$Win32 OpenOffice.org_project/320m18$Build-9502</meta:generator>
    <meta:document-statistic meta:object-count="5688"/>
  </office:meta>
</office:document-meta>
</file>